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12.14pt"/>
    </style:style>
    <style:style style:name="co3" style:family="table-column">
      <style:table-column-properties fo:break-before="auto" style:column-width="45.01pt"/>
    </style:style>
    <style:style style:name="co4" style:family="table-column">
      <style:table-column-properties fo:break-before="auto" style:column-width="24.69pt"/>
    </style:style>
    <style:style style:name="co5" style:family="table-column">
      <style:table-column-properties fo:break-before="auto" style:column-width="75.09pt"/>
    </style:style>
    <style:style style:name="co6" style:family="table-column">
      <style:table-column-properties fo:break-before="auto" style:column-width="76.65pt"/>
    </style:style>
    <style:style style:name="co7" style:family="table-column">
      <style:table-column-properties fo:break-before="auto" style:column-width="99.0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0" number:automatic-order="true" number:format-source="language">
      <number:day/>
      <number:text>.</number:text>
      <number:month/>
      <number:text>.</number:text>
      <number:year/>
    </number:date-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 style:data-style-name="N30"/>
    <style:style style:name="ce2" style:family="table-cell" style:parent-style-name="Default" style:data-style-name="N107"/>
    <style:style style:name="ce3" style:family="table-cell" style:parent-style-name="Default" style:data-style-name="N107"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 style:data-style-name="N107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4.25pt" svg:height="255.23pt" svg:x="1466.22pt" svg:y="41.41pt">
            <draw:object draw:notify-on-update-of-ranges="Sheet1.P4:Sheet1.P4 Sheet1.S4:Sheet1.S4 Sheet1.U4:Sheet1.U4 Sheet1.V4:Sheet1.V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1" table:number-columns-repeated="6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1" table:default-cell-style-name="ce2"/>
        <table:table-column table:style-name="co6" table:default-cell-style-name="ce2"/>
        <table:table-column table:style-name="co1" table:default-cell-style-name="ce2"/>
        <table:table-column table:style-name="co2" table:number-columns-repeated="2" table:default-cell-style-name="ce2"/>
        <table:table-column table:style-name="co7" table:default-cell-style-name="ce2"/>
        <table:table-column table:style-name="co1" table:number-columns-repeated="2" table:default-cell-style-name="ce2"/>
        <table:table-column table:style-name="co1" table:number-columns-repeated="1002" table:default-cell-style-name="Default"/>
        <table:table-row table:style-name="ro1">
          <table:table-cell office:value-type="string" calcext:value-type="string">
            <text:p>Start</text:p>
          </table:table-cell>
          <table:table-cell table:style-name="ce6" office:value-type="string" calcext:value-type="string">
            <text:p>So 8. Sep 16:17:24 CEST 201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nd</text:p>
          </table:table-cell>
          <table:table-cell table:style-name="ce6" office:value-type="string" calcext:value-type="string">
            <text:p>So 8. Sep 16:41:48 CEST 2019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 table:style-name="ce1" office:value-type="string" calcext:value-type="string">
            <text:p>Average</text:p>
          </table:table-cell>
          <table:table-cell table:style-name="ce1" table:number-columns-repeated="4"/>
          <table:table-cell table:style-name="ce3" table:formula="of:=AVERAGE([.F6:.F995])" office:value-type="float" office:value="6.43964646464646" calcext:value-type="float">
            <text:p>6,4</text:p>
          </table:table-cell>
          <table:table-cell table:style-name="ce3" table:formula="of:=AVERAGE([.G6:.G995])" office:value-type="float" office:value="27.0877808080808" calcext:value-type="float">
            <text:p>27,1</text:p>
          </table:table-cell>
          <table:table-cell table:style-name="ce3" table:formula="of:=AVERAGE([.H6:.H995])" office:value-type="float" office:value="87.1160525252526" calcext:value-type="float">
            <text:p>87,1</text:p>
          </table:table-cell>
          <table:table-cell table:style-name="ce3" table:formula="of:=AVERAGE([.I6:.I995])" office:value-type="float" office:value="87.2650646464646" calcext:value-type="float">
            <text:p>87,3</text:p>
          </table:table-cell>
          <table:table-cell table:style-name="ce3" table:formula="of:=AVERAGE([.J6:.J995])" office:value-type="float" office:value="447.220651515152" calcext:value-type="float">
            <text:p>447,2</text:p>
          </table:table-cell>
          <table:table-cell table:style-name="ce3" table:formula="of:=AVERAGE([.K6:.K995])" office:value-type="float" office:value="457.954614141414" calcext:value-type="float">
            <text:p>458,0</text:p>
          </table:table-cell>
          <table:table-cell table:style-name="ce3" table:formula="of:=AVERAGE([.L6:.L995])" office:value-type="float" office:value="10.7339626262626" calcext:value-type="float">
            <text:p>10,7</text:p>
          </table:table-cell>
          <table:table-cell table:style-name="ce3"/>
          <table:table-cell table:style-name="ce3" table:formula="of:=AVERAGE([.N6:.N995])" office:value-type="float" office:value="56.5567989898991" calcext:value-type="float">
            <text:p>56,6</text:p>
          </table:table-cell>
          <table:table-cell table:style-name="ce3" table:formula="of:=AVERAGE([.O6:.O995])" office:value-type="float" office:value="303.398787878788" calcext:value-type="float">
            <text:p>303,4</text:p>
          </table:table-cell>
          <table:table-cell table:style-name="ce3" table:formula="of:=AVERAGE([.P6:.P995])" office:value-type="float" office:value="13.5603828282828" calcext:value-type="float">
            <text:p>13,6</text:p>
          </table:table-cell>
          <table:table-cell table:style-name="ce3" table:formula="of:=AVERAGE([.Q6:.Q995])" office:value-type="float" office:value="289.838405050505" calcext:value-type="float">
            <text:p>289,8</text:p>
          </table:table-cell>
          <table:table-cell table:style-name="ce3" table:formula="of:=AVERAGE([.R6:.R995])" office:value-type="float" office:value="11.311596969697" calcext:value-type="float">
            <text:p>11,3</text:p>
          </table:table-cell>
          <table:table-cell table:style-name="ce3" table:formula="of:=AVERAGE([.S6:.S995])" office:value-type="float" office:value="118.004354545455" calcext:value-type="float">
            <text:p>118,0</text:p>
          </table:table-cell>
          <table:table-cell table:style-name="ce3" table:formula="of:=AVERAGE([.T6:.T995])" office:value-type="float" office:value="7.29341919191919" calcext:value-type="float">
            <text:p>7,3</text:p>
          </table:table-cell>
          <table:table-cell table:style-name="ce3" table:formula="of:=AVERAGE([.U6:.U995])" office:value-type="float" office:value="48.5718414141414" calcext:value-type="float">
            <text:p>48,6</text:p>
          </table:table-cell>
          <table:table-cell table:style-name="ce3" table:formula="of:=AVERAGE([.V6:.V995])" office:value-type="float" office:value="111.950612121212" calcext:value-type="float">
            <text:p>112,0</text:p>
          </table:table-cell>
          <table:table-cell table:style-name="ce1" table:number-columns-repeated="1002"/>
        </table:table-row>
        <table:table-row table:style-name="ro1">
          <table:table-cell table:style-name="ce5" office:value-type="string" calcext:value-type="string">
            <text:p>run</text:p>
          </table:table-cell>
          <table:table-cell table:style-name="ce5" office:value-type="string" calcext:value-type="string">
            <text:p>response_code</text:p>
          </table:table-cell>
          <table:table-cell table:style-name="ce5" office:value-type="string" calcext:value-type="string">
            <text:p>remote_ip</text:p>
          </table:table-cell>
          <table:table-cell table:style-name="ce5" office:value-type="string" calcext:value-type="string">
            <text:p>http_version</text:p>
          </table:table-cell>
          <table:table-cell table:style-name="ce5" office:value-type="string" calcext:value-type="string">
            <text:p>size_download</text:p>
          </table:table-cell>
          <table:table-cell table:style-name="ce9" office:value-type="string" calcext:value-type="string">
            <text:p>time_namelookup</text:p>
          </table:table-cell>
          <table:table-cell table:style-name="ce9" office:value-type="string" calcext:value-type="string">
            <text:p>time_connect</text:p>
          </table:table-cell>
          <table:table-cell table:style-name="ce9" office:value-type="string" calcext:value-type="string">
            <text:p>time_appconnect</text:p>
          </table:table-cell>
          <table:table-cell table:style-name="ce9" office:value-type="string" calcext:value-type="string">
            <text:p>time_pretransfer</text:p>
          </table:table-cell>
          <table:table-cell table:style-name="ce9" office:value-type="string" calcext:value-type="string">
            <text:p>time_starttransfer</text:p>
          </table:table-cell>
          <table:table-cell table:style-name="ce9" office:value-type="string" calcext:value-type="string">
            <text:p>time_total</text:p>
          </table:table-cell>
          <table:table-cell table:style-name="ce9" office:value-type="string" calcext:value-type="string">
            <text:p>transfer</text:p>
          </table:table-cell>
          <table:table-cell table:style-name="ce9"/>
          <table:table-cell table:style-name="ce9" office:value-type="string" calcext:value-type="string">
            <text:p>Lambda other</text:p>
          </table:table-cell>
          <table:table-cell table:style-name="ce5" office:value-type="string" calcext:value-type="string">
            <text:p>@duration</text:p>
          </table:table-cell>
          <table:table-cell table:style-name="ce9" office:value-type="string" calcext:value-type="string">
            <text:p>Node+fn other</text:p>
          </table:table-cell>
          <table:table-cell table:style-name="ce9" office:value-type="string" calcext:value-type="string">
            <text:p>getVectortile</text:p>
          </table:table-cell>
          <table:table-cell table:style-name="ce9" office:value-type="string" calcext:value-type="string">
            <text:p>getVectortile other</text:p>
          </table:table-cell>
          <table:table-cell table:style-name="ce9" office:value-type="string" calcext:value-type="string">
            <text:p>fetchTileFromDatabase</text:p>
          </table:table-cell>
          <table:table-cell table:style-name="ce9" office:value-type="string" calcext:value-type="string">
            <text:p>getVectortilePrepare</text:p>
          </table:table-cell>
          <table:table-cell table:style-name="ce9" office:value-type="string" calcext:value-type="string">
            <text:p>asyncgzip</text:p>
          </table:table-cell>
          <table:table-cell table:style-name="ce9" office:value-type="string" calcext:value-type="string">
            <text:p>putObject</text:p>
          </table:table-cell>
          <table:table-cell table:style-name="ce5" table:number-columns-repeated="100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6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54" calcext:value-type="float">
            <text:p>4,2</text:p>
          </table:table-cell>
          <table:table-cell office:value-type="float" office:value="23.282" calcext:value-type="float">
            <text:p>23,3</text:p>
          </table:table-cell>
          <table:table-cell office:value-type="float" office:value="74.577" calcext:value-type="float">
            <text:p>74,6</text:p>
          </table:table-cell>
          <table:table-cell office:value-type="float" office:value="74.628" calcext:value-type="float">
            <text:p>74,6</text:p>
          </table:table-cell>
          <table:table-cell office:value-type="float" office:value="386.915" calcext:value-type="float">
            <text:p>386,9</text:p>
          </table:table-cell>
          <table:table-cell office:value-type="float" office:value="399.006" calcext:value-type="float">
            <text:p>399,0</text:p>
          </table:table-cell>
          <table:table-cell table:formula="of:=[.K6]-[.J6]" office:value-type="float" office:value="12.091" calcext:value-type="float">
            <text:p>12,1</text:p>
          </table:table-cell>
          <table:table-cell/>
          <table:table-cell table:formula="of:=[.J6]-[.O6]-[.I6]" office:value-type="float" office:value="9.27700000000003" calcext:value-type="float">
            <text:p>9,3</text:p>
          </table:table-cell>
          <table:table-cell table:style-name="Default" office:value-type="float" office:value="303.01" calcext:value-type="float">
            <text:p>303,01</text:p>
          </table:table-cell>
          <table:table-cell table:formula="of:=[.O6]-[.Q6]" office:value-type="float" office:value="16.426" calcext:value-type="float">
            <text:p>16,4</text:p>
          </table:table-cell>
          <table:table-cell office:value-type="float" office:value="286.584" calcext:value-type="float">
            <text:p>286,6</text:p>
          </table:table-cell>
          <table:table-cell table:formula="of:=[.Q6]-[.S6]-[.U6]-[.V6]" office:value-type="float" office:value="1.295" calcext:value-type="float">
            <text:p>1,3</text:p>
          </table:table-cell>
          <table:table-cell office:value-type="float" office:value="107.489" calcext:value-type="float">
            <text:p>107,5</text:p>
          </table:table-cell>
          <table:table-cell office:value-type="float" office:value="0.746" calcext:value-type="float">
            <text:p>0,7</text:p>
          </table:table-cell>
          <table:table-cell office:value-type="float" office:value="53.685" calcext:value-type="float">
            <text:p>53,7</text:p>
          </table:table-cell>
          <table:table-cell office:value-type="float" office:value="124.115" calcext:value-type="float">
            <text:p>124,1</text:p>
          </table:table-cell>
          <table:table-cell table:number-columns-repeated="100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6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61" calcext:value-type="float">
            <text:p>4,2</text:p>
          </table:table-cell>
          <table:table-cell office:value-type="float" office:value="23.409" calcext:value-type="float">
            <text:p>23,4</text:p>
          </table:table-cell>
          <table:table-cell office:value-type="float" office:value="90.735" calcext:value-type="float">
            <text:p>90,7</text:p>
          </table:table-cell>
          <table:table-cell office:value-type="float" office:value="90.919" calcext:value-type="float">
            <text:p>90,9</text:p>
          </table:table-cell>
          <table:table-cell office:value-type="float" office:value="447.796" calcext:value-type="float">
            <text:p>447,8</text:p>
          </table:table-cell>
          <table:table-cell office:value-type="float" office:value="458.885" calcext:value-type="float">
            <text:p>458,9</text:p>
          </table:table-cell>
          <table:table-cell table:formula="of:=[.K7]-[.J7]" office:value-type="float" office:value="11.089" calcext:value-type="float">
            <text:p>11,1</text:p>
          </table:table-cell>
          <table:table-cell/>
          <table:table-cell table:formula="of:=[.J7]-[.O7]-[.I7]" office:value-type="float" office:value="79.877" calcext:value-type="float">
            <text:p>79,9</text:p>
          </table:table-cell>
          <table:table-cell table:style-name="Default" office:value-type="float" office:value="277" calcext:value-type="float">
            <text:p>277</text:p>
          </table:table-cell>
          <table:table-cell table:formula="of:=[.O7]-[.Q7]" office:value-type="float" office:value="9.97300000000001" calcext:value-type="float">
            <text:p>10,0</text:p>
          </table:table-cell>
          <table:table-cell office:value-type="float" office:value="267.027" calcext:value-type="float">
            <text:p>267,0</text:p>
          </table:table-cell>
          <table:table-cell table:formula="of:=[.Q7]-[.S7]-[.U7]-[.V7]" office:value-type="float" office:value="1.41" calcext:value-type="float">
            <text:p>1,4</text:p>
          </table:table-cell>
          <table:table-cell office:value-type="float" office:value="131.957" calcext:value-type="float">
            <text:p>132,0</text:p>
          </table:table-cell>
          <table:table-cell office:value-type="float" office:value="0.778" calcext:value-type="float">
            <text:p>0,8</text:p>
          </table:table-cell>
          <table:table-cell office:value-type="float" office:value="43.214" calcext:value-type="float">
            <text:p>43,2</text:p>
          </table:table-cell>
          <table:table-cell office:value-type="float" office:value="90.446" calcext:value-type="float">
            <text:p>90,4</text:p>
          </table:table-cell>
          <table:table-cell table:number-columns-repeated="100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6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04" calcext:value-type="float">
            <text:p>4,2</text:p>
          </table:table-cell>
          <table:table-cell office:value-type="float" office:value="22.919" calcext:value-type="float">
            <text:p>22,9</text:p>
          </table:table-cell>
          <table:table-cell office:value-type="float" office:value="79.533" calcext:value-type="float">
            <text:p>79,5</text:p>
          </table:table-cell>
          <table:table-cell office:value-type="float" office:value="79.697" calcext:value-type="float">
            <text:p>79,7</text:p>
          </table:table-cell>
          <table:table-cell office:value-type="float" office:value="1069.665" calcext:value-type="float">
            <text:p>1.069,7</text:p>
          </table:table-cell>
          <table:table-cell office:value-type="float" office:value="1083.216" calcext:value-type="float">
            <text:p>1.083,2</text:p>
          </table:table-cell>
          <table:table-cell table:formula="of:=[.K8]-[.J8]" office:value-type="float" office:value="13.5509999999999" calcext:value-type="float">
            <text:p>13,6</text:p>
          </table:table-cell>
          <table:table-cell/>
          <table:table-cell table:formula="of:=[.J8]-[.O8]-[.I8]" office:value-type="float" office:value="721.528" calcext:value-type="float">
            <text:p>721,5</text:p>
          </table:table-cell>
          <table:table-cell table:style-name="Default" office:value-type="float" office:value="268.44" calcext:value-type="float">
            <text:p>268,44</text:p>
          </table:table-cell>
          <table:table-cell table:formula="of:=[.O8]-[.Q8]" office:value-type="float" office:value="12.201" calcext:value-type="float">
            <text:p>12,2</text:p>
          </table:table-cell>
          <table:table-cell office:value-type="float" office:value="256.239" calcext:value-type="float">
            <text:p>256,2</text:p>
          </table:table-cell>
          <table:table-cell table:formula="of:=[.Q8]-[.S8]-[.U8]-[.V8]" office:value-type="float" office:value="1.40299999999995" calcext:value-type="float">
            <text:p>1,4</text:p>
          </table:table-cell>
          <table:table-cell office:value-type="float" office:value="112.665" calcext:value-type="float">
            <text:p>112,7</text:p>
          </table:table-cell>
          <table:table-cell office:value-type="float" office:value="0.771" calcext:value-type="float">
            <text:p>0,8</text:p>
          </table:table-cell>
          <table:table-cell office:value-type="float" office:value="53.698" calcext:value-type="float">
            <text:p>53,7</text:p>
          </table:table-cell>
          <table:table-cell office:value-type="float" office:value="88.473" calcext:value-type="float">
            <text:p>88,5</text:p>
          </table:table-cell>
          <table:table-cell table:number-columns-repeated="100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6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23" calcext:value-type="float">
            <text:p>4,2</text:p>
          </table:table-cell>
          <table:table-cell office:value-type="float" office:value="23.308" calcext:value-type="float">
            <text:p>23,3</text:p>
          </table:table-cell>
          <table:table-cell office:value-type="float" office:value="77.237" calcext:value-type="float">
            <text:p>77,2</text:p>
          </table:table-cell>
          <table:table-cell office:value-type="float" office:value="77.412" calcext:value-type="float">
            <text:p>77,4</text:p>
          </table:table-cell>
          <table:table-cell office:value-type="float" office:value="451.603" calcext:value-type="float">
            <text:p>451,6</text:p>
          </table:table-cell>
          <table:table-cell office:value-type="float" office:value="462.88" calcext:value-type="float">
            <text:p>462,9</text:p>
          </table:table-cell>
          <table:table-cell table:formula="of:=[.K9]-[.J9]" office:value-type="float" office:value="11.277" calcext:value-type="float">
            <text:p>11,3</text:p>
          </table:table-cell>
          <table:table-cell/>
          <table:table-cell table:formula="of:=[.J9]-[.O9]-[.I9]" office:value-type="float" office:value="145.211" calcext:value-type="float">
            <text:p>145,2</text:p>
          </table:table-cell>
          <table:table-cell table:style-name="Default" office:value-type="float" office:value="228.98" calcext:value-type="float">
            <text:p>228,98</text:p>
          </table:table-cell>
          <table:table-cell table:formula="of:=[.O9]-[.Q9]" office:value-type="float" office:value="9.316" calcext:value-type="float">
            <text:p>9,3</text:p>
          </table:table-cell>
          <table:table-cell office:value-type="float" office:value="219.664" calcext:value-type="float">
            <text:p>219,7</text:p>
          </table:table-cell>
          <table:table-cell table:formula="of:=[.Q9]-[.S9]-[.U9]-[.V9]" office:value-type="float" office:value="1.37799999999999" calcext:value-type="float">
            <text:p>1,4</text:p>
          </table:table-cell>
          <table:table-cell office:value-type="float" office:value="111.616" calcext:value-type="float">
            <text:p>111,6</text:p>
          </table:table-cell>
          <table:table-cell office:value-type="float" office:value="0.765" calcext:value-type="float">
            <text:p>0,8</text:p>
          </table:table-cell>
          <table:table-cell office:value-type="float" office:value="54.897" calcext:value-type="float">
            <text:p>54,9</text:p>
          </table:table-cell>
          <table:table-cell office:value-type="float" office:value="51.773" calcext:value-type="float">
            <text:p>51,8</text:p>
          </table:table-cell>
          <table:table-cell table:number-columns-repeated="100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6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91" calcext:value-type="float">
            <text:p>4,2</text:p>
          </table:table-cell>
          <table:table-cell office:value-type="float" office:value="24.035" calcext:value-type="float">
            <text:p>24,0</text:p>
          </table:table-cell>
          <table:table-cell office:value-type="float" office:value="77.908" calcext:value-type="float">
            <text:p>77,9</text:p>
          </table:table-cell>
          <table:table-cell office:value-type="float" office:value="78.016" calcext:value-type="float">
            <text:p>78,0</text:p>
          </table:table-cell>
          <table:table-cell office:value-type="float" office:value="398.141" calcext:value-type="float">
            <text:p>398,1</text:p>
          </table:table-cell>
          <table:table-cell office:value-type="float" office:value="409.866" calcext:value-type="float">
            <text:p>409,9</text:p>
          </table:table-cell>
          <table:table-cell table:formula="of:=[.K10]-[.J10]" office:value-type="float" office:value="11.725" calcext:value-type="float">
            <text:p>11,7</text:p>
          </table:table-cell>
          <table:table-cell/>
          <table:table-cell table:formula="of:=[.J10]-[.O10]-[.I10]" office:value-type="float" office:value="-13.075" calcext:value-type="float">
            <text:p>-13,1</text:p>
          </table:table-cell>
          <table:table-cell table:style-name="Default" office:value-type="float" office:value="333.2" calcext:value-type="float">
            <text:p>333,2</text:p>
          </table:table-cell>
          <table:table-cell table:formula="of:=[.O10]-[.Q10]" office:value-type="float" office:value="13.145" calcext:value-type="float">
            <text:p>13,1</text:p>
          </table:table-cell>
          <table:table-cell office:value-type="float" office:value="320.055" calcext:value-type="float">
            <text:p>320,1</text:p>
          </table:table-cell>
          <table:table-cell table:formula="of:=[.Q10]-[.S10]-[.U10]-[.V10]" office:value-type="float" office:value="1.40900000000002" calcext:value-type="float">
            <text:p>1,4</text:p>
          </table:table-cell>
          <table:table-cell office:value-type="float" office:value="117.039" calcext:value-type="float">
            <text:p>117,0</text:p>
          </table:table-cell>
          <table:table-cell office:value-type="float" office:value="0.772" calcext:value-type="float">
            <text:p>0,8</text:p>
          </table:table-cell>
          <table:table-cell office:value-type="float" office:value="53.917" calcext:value-type="float">
            <text:p>53,9</text:p>
          </table:table-cell>
          <table:table-cell office:value-type="float" office:value="147.69" calcext:value-type="float">
            <text:p>147,7</text:p>
          </table:table-cell>
          <table:table-cell table:number-columns-repeated="100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6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41" calcext:value-type="float">
            <text:p>4,1</text:p>
          </table:table-cell>
          <table:table-cell office:value-type="float" office:value="23.447" calcext:value-type="float">
            <text:p>23,4</text:p>
          </table:table-cell>
          <table:table-cell office:value-type="float" office:value="88.505" calcext:value-type="float">
            <text:p>88,5</text:p>
          </table:table-cell>
          <table:table-cell office:value-type="float" office:value="88.673" calcext:value-type="float">
            <text:p>88,7</text:p>
          </table:table-cell>
          <table:table-cell office:value-type="float" office:value="425.326" calcext:value-type="float">
            <text:p>425,3</text:p>
          </table:table-cell>
          <table:table-cell office:value-type="float" office:value="434.543" calcext:value-type="float">
            <text:p>434,5</text:p>
          </table:table-cell>
          <table:table-cell table:formula="of:=[.K11]-[.J11]" office:value-type="float" office:value="9.21699999999998" calcext:value-type="float">
            <text:p>9,2</text:p>
          </table:table-cell>
          <table:table-cell/>
          <table:table-cell table:formula="of:=[.J11]-[.O11]-[.I11]" office:value-type="float" office:value="32.273" calcext:value-type="float">
            <text:p>32,3</text:p>
          </table:table-cell>
          <table:table-cell table:style-name="Default" office:value-type="float" office:value="304.38" calcext:value-type="float">
            <text:p>304,38</text:p>
          </table:table-cell>
          <table:table-cell table:formula="of:=[.O11]-[.Q11]" office:value-type="float" office:value="18.458" calcext:value-type="float">
            <text:p>18,5</text:p>
          </table:table-cell>
          <table:table-cell office:value-type="float" office:value="285.922" calcext:value-type="float">
            <text:p>285,9</text:p>
          </table:table-cell>
          <table:table-cell table:formula="of:=[.Q11]-[.S11]-[.U11]-[.V11]" office:value-type="float" office:value="1.36000000000001" calcext:value-type="float">
            <text:p>1,4</text:p>
          </table:table-cell>
          <table:table-cell office:value-type="float" office:value="110.533" calcext:value-type="float">
            <text:p>110,5</text:p>
          </table:table-cell>
          <table:table-cell office:value-type="float" office:value="0.738" calcext:value-type="float">
            <text:p>0,7</text:p>
          </table:table-cell>
          <table:table-cell office:value-type="float" office:value="52.278" calcext:value-type="float">
            <text:p>52,3</text:p>
          </table:table-cell>
          <table:table-cell office:value-type="float" office:value="121.751" calcext:value-type="float">
            <text:p>121,8</text:p>
          </table:table-cell>
          <table:table-cell table:number-columns-repeated="100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6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51" calcext:value-type="float">
            <text:p>4,3</text:p>
          </table:table-cell>
          <table:table-cell office:value-type="float" office:value="23.691" calcext:value-type="float">
            <text:p>23,7</text:p>
          </table:table-cell>
          <table:table-cell office:value-type="float" office:value="72.68" calcext:value-type="float">
            <text:p>72,7</text:p>
          </table:table-cell>
          <table:table-cell office:value-type="float" office:value="72.894" calcext:value-type="float">
            <text:p>72,9</text:p>
          </table:table-cell>
          <table:table-cell office:value-type="float" office:value="426.342" calcext:value-type="float">
            <text:p>426,3</text:p>
          </table:table-cell>
          <table:table-cell office:value-type="float" office:value="435.81" calcext:value-type="float">
            <text:p>435,8</text:p>
          </table:table-cell>
          <table:table-cell table:formula="of:=[.K12]-[.J12]" office:value-type="float" office:value="9.46800000000002" calcext:value-type="float">
            <text:p>9,5</text:p>
          </table:table-cell>
          <table:table-cell/>
          <table:table-cell table:formula="of:=[.J12]-[.O12]-[.I12]" office:value-type="float" office:value="34.068" calcext:value-type="float">
            <text:p>34,1</text:p>
          </table:table-cell>
          <table:table-cell table:style-name="Default" office:value-type="float" office:value="319.38" calcext:value-type="float">
            <text:p>319,38</text:p>
          </table:table-cell>
          <table:table-cell table:formula="of:=[.O12]-[.Q12]" office:value-type="float" office:value="12.677" calcext:value-type="float">
            <text:p>12,7</text:p>
          </table:table-cell>
          <table:table-cell office:value-type="float" office:value="306.703" calcext:value-type="float">
            <text:p>306,7</text:p>
          </table:table-cell>
          <table:table-cell table:formula="of:=[.Q12]-[.S12]-[.U12]-[.V12]" office:value-type="float" office:value="1.40799999999997" calcext:value-type="float">
            <text:p>1,4</text:p>
          </table:table-cell>
          <table:table-cell office:value-type="float" office:value="123.007" calcext:value-type="float">
            <text:p>123,0</text:p>
          </table:table-cell>
          <table:table-cell office:value-type="float" office:value="0.765" calcext:value-type="float">
            <text:p>0,8</text:p>
          </table:table-cell>
          <table:table-cell office:value-type="float" office:value="54.589" calcext:value-type="float">
            <text:p>54,6</text:p>
          </table:table-cell>
          <table:table-cell office:value-type="float" office:value="127.699" calcext:value-type="float">
            <text:p>127,7</text:p>
          </table:table-cell>
          <table:table-cell table:number-columns-repeated="100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6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28" calcext:value-type="float">
            <text:p>4,2</text:p>
          </table:table-cell>
          <table:table-cell office:value-type="float" office:value="23.73" calcext:value-type="float">
            <text:p>23,7</text:p>
          </table:table-cell>
          <table:table-cell office:value-type="float" office:value="76.026" calcext:value-type="float">
            <text:p>76,0</text:p>
          </table:table-cell>
          <table:table-cell office:value-type="float" office:value="76.134" calcext:value-type="float">
            <text:p>76,1</text:p>
          </table:table-cell>
          <table:table-cell office:value-type="float" office:value="434.556" calcext:value-type="float">
            <text:p>434,6</text:p>
          </table:table-cell>
          <table:table-cell office:value-type="float" office:value="444.434" calcext:value-type="float">
            <text:p>444,4</text:p>
          </table:table-cell>
          <table:table-cell table:formula="of:=[.K13]-[.J13]" office:value-type="float" office:value="9.87800000000004" calcext:value-type="float">
            <text:p>9,9</text:p>
          </table:table-cell>
          <table:table-cell/>
          <table:table-cell table:formula="of:=[.J13]-[.O13]-[.I13]" office:value-type="float" office:value="107.792" calcext:value-type="float">
            <text:p>107,8</text:p>
          </table:table-cell>
          <table:table-cell table:style-name="Default" office:value-type="float" office:value="250.63" calcext:value-type="float">
            <text:p>250,63</text:p>
          </table:table-cell>
          <table:table-cell table:formula="of:=[.O13]-[.Q13]" office:value-type="float" office:value="9.703" calcext:value-type="float">
            <text:p>9,7</text:p>
          </table:table-cell>
          <table:table-cell office:value-type="float" office:value="240.927" calcext:value-type="float">
            <text:p>240,9</text:p>
          </table:table-cell>
          <table:table-cell table:formula="of:=[.Q13]-[.S13]-[.U13]-[.V13]" office:value-type="float" office:value="1.41799999999999" calcext:value-type="float">
            <text:p>1,4</text:p>
          </table:table-cell>
          <table:table-cell office:value-type="float" office:value="115.446" calcext:value-type="float">
            <text:p>115,4</text:p>
          </table:table-cell>
          <table:table-cell office:value-type="float" office:value="0.77" calcext:value-type="float">
            <text:p>0,8</text:p>
          </table:table-cell>
          <table:table-cell office:value-type="float" office:value="53.363" calcext:value-type="float">
            <text:p>53,4</text:p>
          </table:table-cell>
          <table:table-cell office:value-type="float" office:value="70.7" calcext:value-type="float">
            <text:p>70,7</text:p>
          </table:table-cell>
          <table:table-cell table:number-columns-repeated="100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6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29" calcext:value-type="float">
            <text:p>4,2</text:p>
          </table:table-cell>
          <table:table-cell office:value-type="float" office:value="23.143" calcext:value-type="float">
            <text:p>23,1</text:p>
          </table:table-cell>
          <table:table-cell office:value-type="float" office:value="79.102" calcext:value-type="float">
            <text:p>79,1</text:p>
          </table:table-cell>
          <table:table-cell office:value-type="float" office:value="79.269" calcext:value-type="float">
            <text:p>79,3</text:p>
          </table:table-cell>
          <table:table-cell office:value-type="float" office:value="477.771" calcext:value-type="float">
            <text:p>477,8</text:p>
          </table:table-cell>
          <table:table-cell office:value-type="float" office:value="487.4" calcext:value-type="float">
            <text:p>487,4</text:p>
          </table:table-cell>
          <table:table-cell table:formula="of:=[.K14]-[.J14]" office:value-type="float" office:value="9.62899999999996" calcext:value-type="float">
            <text:p>9,6</text:p>
          </table:table-cell>
          <table:table-cell/>
          <table:table-cell table:formula="of:=[.J14]-[.O14]-[.I14]" office:value-type="float" office:value="66.882" calcext:value-type="float">
            <text:p>66,9</text:p>
          </table:table-cell>
          <table:table-cell table:style-name="Default" office:value-type="float" office:value="331.62" calcext:value-type="float">
            <text:p>331,62</text:p>
          </table:table-cell>
          <table:table-cell table:formula="of:=[.O14]-[.Q14]" office:value-type="float" office:value="3.23700000000002" calcext:value-type="float">
            <text:p>3,2</text:p>
          </table:table-cell>
          <table:table-cell office:value-type="float" office:value="328.383" calcext:value-type="float">
            <text:p>328,4</text:p>
          </table:table-cell>
          <table:table-cell table:formula="of:=[.Q14]-[.S14]-[.U14]-[.V14]" office:value-type="float" office:value="11.15" calcext:value-type="float">
            <text:p>11,2</text:p>
          </table:table-cell>
          <table:table-cell office:value-type="float" office:value="118.523" calcext:value-type="float">
            <text:p>118,5</text:p>
          </table:table-cell>
          <table:table-cell office:value-type="float" office:value="0.803" calcext:value-type="float">
            <text:p>0,8</text:p>
          </table:table-cell>
          <table:table-cell office:value-type="float" office:value="41.869" calcext:value-type="float">
            <text:p>41,9</text:p>
          </table:table-cell>
          <table:table-cell office:value-type="float" office:value="156.841" calcext:value-type="float">
            <text:p>156,8</text:p>
          </table:table-cell>
          <table:table-cell table:number-columns-repeated="100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6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12" calcext:value-type="float">
            <text:p>4,2</text:p>
          </table:table-cell>
          <table:table-cell office:value-type="float" office:value="23.291" calcext:value-type="float">
            <text:p>23,3</text:p>
          </table:table-cell>
          <table:table-cell office:value-type="float" office:value="70.438" calcext:value-type="float">
            <text:p>70,4</text:p>
          </table:table-cell>
          <table:table-cell office:value-type="float" office:value="70.509" calcext:value-type="float">
            <text:p>70,5</text:p>
          </table:table-cell>
          <table:table-cell office:value-type="float" office:value="492.441" calcext:value-type="float">
            <text:p>492,4</text:p>
          </table:table-cell>
          <table:table-cell office:value-type="float" office:value="504.448" calcext:value-type="float">
            <text:p>504,4</text:p>
          </table:table-cell>
          <table:table-cell table:formula="of:=[.K15]-[.J15]" office:value-type="float" office:value="12.007" calcext:value-type="float">
            <text:p>12,0</text:p>
          </table:table-cell>
          <table:table-cell/>
          <table:table-cell table:formula="of:=[.J15]-[.O15]-[.I15]" office:value-type="float" office:value="151.522" calcext:value-type="float">
            <text:p>151,5</text:p>
          </table:table-cell>
          <table:table-cell table:style-name="Default" office:value-type="float" office:value="270.41" calcext:value-type="float">
            <text:p>270,41</text:p>
          </table:table-cell>
          <table:table-cell table:formula="of:=[.O15]-[.Q15]" office:value-type="float" office:value="15.038" calcext:value-type="float">
            <text:p>15,0</text:p>
          </table:table-cell>
          <table:table-cell office:value-type="float" office:value="255.372" calcext:value-type="float">
            <text:p>255,4</text:p>
          </table:table-cell>
          <table:table-cell table:formula="of:=[.Q15]-[.S15]-[.U15]-[.V15]" office:value-type="float" office:value="1.39700000000001" calcext:value-type="float">
            <text:p>1,4</text:p>
          </table:table-cell>
          <table:table-cell office:value-type="float" office:value="115.252" calcext:value-type="float">
            <text:p>115,3</text:p>
          </table:table-cell>
          <table:table-cell office:value-type="float" office:value="0.761" calcext:value-type="float">
            <text:p>0,8</text:p>
          </table:table-cell>
          <table:table-cell office:value-type="float" office:value="53.443" calcext:value-type="float">
            <text:p>53,4</text:p>
          </table:table-cell>
          <table:table-cell office:value-type="float" office:value="85.28" calcext:value-type="float">
            <text:p>85,3</text:p>
          </table:table-cell>
          <table:table-cell table:number-columns-repeated="100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6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42" calcext:value-type="float">
            <text:p>4,1</text:p>
          </table:table-cell>
          <table:table-cell office:value-type="float" office:value="23.135" calcext:value-type="float">
            <text:p>23,1</text:p>
          </table:table-cell>
          <table:table-cell office:value-type="float" office:value="73.131" calcext:value-type="float">
            <text:p>73,1</text:p>
          </table:table-cell>
          <table:table-cell office:value-type="float" office:value="73.262" calcext:value-type="float">
            <text:p>73,3</text:p>
          </table:table-cell>
          <table:table-cell office:value-type="float" office:value="391.633" calcext:value-type="float">
            <text:p>391,6</text:p>
          </table:table-cell>
          <table:table-cell office:value-type="float" office:value="401.241" calcext:value-type="float">
            <text:p>401,2</text:p>
          </table:table-cell>
          <table:table-cell table:formula="of:=[.K16]-[.J16]" office:value-type="float" office:value="9.608" calcext:value-type="float">
            <text:p>9,6</text:p>
          </table:table-cell>
          <table:table-cell/>
          <table:table-cell table:formula="of:=[.J16]-[.O16]-[.I16]" office:value-type="float" office:value="47.421" calcext:value-type="float">
            <text:p>47,4</text:p>
          </table:table-cell>
          <table:table-cell table:style-name="Default" office:value-type="float" office:value="270.95" calcext:value-type="float">
            <text:p>270,95</text:p>
          </table:table-cell>
          <table:table-cell table:formula="of:=[.O16]-[.Q16]" office:value-type="float" office:value="15.095" calcext:value-type="float">
            <text:p>15,1</text:p>
          </table:table-cell>
          <table:table-cell office:value-type="float" office:value="255.855" calcext:value-type="float">
            <text:p>255,9</text:p>
          </table:table-cell>
          <table:table-cell table:formula="of:=[.Q16]-[.S16]-[.U16]-[.V16]" office:value-type="float" office:value="1.39299999999999" calcext:value-type="float">
            <text:p>1,4</text:p>
          </table:table-cell>
          <table:table-cell office:value-type="float" office:value="112.028" calcext:value-type="float">
            <text:p>112,0</text:p>
          </table:table-cell>
          <table:table-cell office:value-type="float" office:value="0.764" calcext:value-type="float">
            <text:p>0,8</text:p>
          </table:table-cell>
          <table:table-cell office:value-type="float" office:value="56.025" calcext:value-type="float">
            <text:p>56,0</text:p>
          </table:table-cell>
          <table:table-cell office:value-type="float" office:value="86.409" calcext:value-type="float">
            <text:p>86,4</text:p>
          </table:table-cell>
          <table:table-cell table:number-columns-repeated="100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6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65" calcext:value-type="float">
            <text:p>4,2</text:p>
          </table:table-cell>
          <table:table-cell office:value-type="float" office:value="23.189" calcext:value-type="float">
            <text:p>23,2</text:p>
          </table:table-cell>
          <table:table-cell office:value-type="float" office:value="74.082" calcext:value-type="float">
            <text:p>74,1</text:p>
          </table:table-cell>
          <table:table-cell office:value-type="float" office:value="74.216" calcext:value-type="float">
            <text:p>74,2</text:p>
          </table:table-cell>
          <table:table-cell office:value-type="float" office:value="393.683" calcext:value-type="float">
            <text:p>393,7</text:p>
          </table:table-cell>
          <table:table-cell office:value-type="float" office:value="402.451" calcext:value-type="float">
            <text:p>402,5</text:p>
          </table:table-cell>
          <table:table-cell table:formula="of:=[.K17]-[.J17]" office:value-type="float" office:value="8.76800000000003" calcext:value-type="float">
            <text:p>8,8</text:p>
          </table:table-cell>
          <table:table-cell/>
          <table:table-cell table:formula="of:=[.J17]-[.O17]-[.I17]" office:value-type="float" office:value="66.897" calcext:value-type="float">
            <text:p>66,9</text:p>
          </table:table-cell>
          <table:table-cell table:style-name="Default" office:value-type="float" office:value="252.57" calcext:value-type="float">
            <text:p>252,57</text:p>
          </table:table-cell>
          <table:table-cell table:formula="of:=[.O17]-[.Q17]" office:value-type="float" office:value="7.09699999999998" calcext:value-type="float">
            <text:p>7,1</text:p>
          </table:table-cell>
          <table:table-cell office:value-type="float" office:value="245.473" calcext:value-type="float">
            <text:p>245,5</text:p>
          </table:table-cell>
          <table:table-cell table:formula="of:=[.Q17]-[.S17]-[.U17]-[.V17]" office:value-type="float" office:value="1.28400000000001" calcext:value-type="float">
            <text:p>1,3</text:p>
          </table:table-cell>
          <table:table-cell office:value-type="float" office:value="118.063" calcext:value-type="float">
            <text:p>118,1</text:p>
          </table:table-cell>
          <table:table-cell office:value-type="float" office:value="0.708" calcext:value-type="float">
            <text:p>0,7</text:p>
          </table:table-cell>
          <table:table-cell office:value-type="float" office:value="52.982" calcext:value-type="float">
            <text:p>53,0</text:p>
          </table:table-cell>
          <table:table-cell office:value-type="float" office:value="73.144" calcext:value-type="float">
            <text:p>73,1</text:p>
          </table:table-cell>
          <table:table-cell table:number-columns-repeated="100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6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6" calcext:value-type="float">
            <text:p>4,2</text:p>
          </table:table-cell>
          <table:table-cell office:value-type="float" office:value="23.274" calcext:value-type="float">
            <text:p>23,3</text:p>
          </table:table-cell>
          <table:table-cell office:value-type="float" office:value="70.756" calcext:value-type="float">
            <text:p>70,8</text:p>
          </table:table-cell>
          <table:table-cell office:value-type="float" office:value="70.814" calcext:value-type="float">
            <text:p>70,8</text:p>
          </table:table-cell>
          <table:table-cell office:value-type="float" office:value="397.977" calcext:value-type="float">
            <text:p>398,0</text:p>
          </table:table-cell>
          <table:table-cell office:value-type="float" office:value="409.882" calcext:value-type="float">
            <text:p>409,9</text:p>
          </table:table-cell>
          <table:table-cell table:formula="of:=[.K18]-[.J18]" office:value-type="float" office:value="11.905" calcext:value-type="float">
            <text:p>11,9</text:p>
          </table:table-cell>
          <table:table-cell/>
          <table:table-cell table:formula="of:=[.J18]-[.O18]-[.I18]" office:value-type="float" office:value="77.753" calcext:value-type="float">
            <text:p>77,8</text:p>
          </table:table-cell>
          <table:table-cell table:style-name="Default" office:value-type="float" office:value="249.41" calcext:value-type="float">
            <text:p>249,41</text:p>
          </table:table-cell>
          <table:table-cell table:formula="of:=[.O18]-[.Q18]" office:value-type="float" office:value="14.21" calcext:value-type="float">
            <text:p>14,2</text:p>
          </table:table-cell>
          <table:table-cell office:value-type="float" office:value="235.2" calcext:value-type="float">
            <text:p>235,2</text:p>
          </table:table-cell>
          <table:table-cell table:formula="of:=[.Q18]-[.S18]-[.U18]-[.V18]" office:value-type="float" office:value="1.41499999999998" calcext:value-type="float">
            <text:p>1,4</text:p>
          </table:table-cell>
          <table:table-cell office:value-type="float" office:value="123.941" calcext:value-type="float">
            <text:p>123,9</text:p>
          </table:table-cell>
          <table:table-cell office:value-type="float" office:value="0.789" calcext:value-type="float">
            <text:p>0,8</text:p>
          </table:table-cell>
          <table:table-cell office:value-type="float" office:value="43.846" calcext:value-type="float">
            <text:p>43,8</text:p>
          </table:table-cell>
          <table:table-cell office:value-type="float" office:value="65.998" calcext:value-type="float">
            <text:p>66,0</text:p>
          </table:table-cell>
          <table:table-cell table:number-columns-repeated="100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6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27" calcext:value-type="float">
            <text:p>4,2</text:p>
          </table:table-cell>
          <table:table-cell office:value-type="float" office:value="23.416" calcext:value-type="float">
            <text:p>23,4</text:p>
          </table:table-cell>
          <table:table-cell office:value-type="float" office:value="91.748" calcext:value-type="float">
            <text:p>91,7</text:p>
          </table:table-cell>
          <table:table-cell office:value-type="float" office:value="91.899" calcext:value-type="float">
            <text:p>91,9</text:p>
          </table:table-cell>
          <table:table-cell office:value-type="float" office:value="539.141" calcext:value-type="float">
            <text:p>539,1</text:p>
          </table:table-cell>
          <table:table-cell office:value-type="float" office:value="547.98" calcext:value-type="float">
            <text:p>548,0</text:p>
          </table:table-cell>
          <table:table-cell table:formula="of:=[.K19]-[.J19]" office:value-type="float" office:value="8.83900000000006" calcext:value-type="float">
            <text:p>8,8</text:p>
          </table:table-cell>
          <table:table-cell/>
          <table:table-cell table:formula="of:=[.J19]-[.O19]-[.I19]" office:value-type="float" office:value="157.532" calcext:value-type="float">
            <text:p>157,5</text:p>
          </table:table-cell>
          <table:table-cell table:style-name="Default" office:value-type="float" office:value="289.71" calcext:value-type="float">
            <text:p>289,71</text:p>
          </table:table-cell>
          <table:table-cell table:formula="of:=[.O19]-[.Q19]" office:value-type="float" office:value="12.234" calcext:value-type="float">
            <text:p>12,2</text:p>
          </table:table-cell>
          <table:table-cell office:value-type="float" office:value="277.476" calcext:value-type="float">
            <text:p>277,5</text:p>
          </table:table-cell>
          <table:table-cell table:formula="of:=[.Q19]-[.S19]-[.U19]-[.V19]" office:value-type="float" office:value="4.724" calcext:value-type="float">
            <text:p>4,7</text:p>
          </table:table-cell>
          <table:table-cell office:value-type="float" office:value="124.556" calcext:value-type="float">
            <text:p>124,6</text:p>
          </table:table-cell>
          <table:table-cell office:value-type="float" office:value="0.754" calcext:value-type="float">
            <text:p>0,8</text:p>
          </table:table-cell>
          <table:table-cell office:value-type="float" office:value="40.323" calcext:value-type="float">
            <text:p>40,3</text:p>
          </table:table-cell>
          <table:table-cell office:value-type="float" office:value="107.873" calcext:value-type="float">
            <text:p>107,9</text:p>
          </table:table-cell>
          <table:table-cell table:number-columns-repeated="100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6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42" calcext:value-type="float">
            <text:p>4,1</text:p>
          </table:table-cell>
          <table:table-cell office:value-type="float" office:value="23.275" calcext:value-type="float">
            <text:p>23,3</text:p>
          </table:table-cell>
          <table:table-cell office:value-type="float" office:value="218.789" calcext:value-type="float">
            <text:p>218,8</text:p>
          </table:table-cell>
          <table:table-cell office:value-type="float" office:value="218.843" calcext:value-type="float">
            <text:p>218,8</text:p>
          </table:table-cell>
          <table:table-cell office:value-type="float" office:value="574.096" calcext:value-type="float">
            <text:p>574,1</text:p>
          </table:table-cell>
          <table:table-cell office:value-type="float" office:value="584.054" calcext:value-type="float">
            <text:p>584,1</text:p>
          </table:table-cell>
          <table:table-cell table:formula="of:=[.K20]-[.J20]" office:value-type="float" office:value="9.95799999999997" calcext:value-type="float">
            <text:p>10,0</text:p>
          </table:table-cell>
          <table:table-cell/>
          <table:table-cell table:formula="of:=[.J20]-[.O20]-[.I20]" office:value-type="float" office:value="66.993" calcext:value-type="float">
            <text:p>67,0</text:p>
          </table:table-cell>
          <table:table-cell table:style-name="Default" office:value-type="float" office:value="288.26" calcext:value-type="float">
            <text:p>288,26</text:p>
          </table:table-cell>
          <table:table-cell table:formula="of:=[.O20]-[.Q20]" office:value-type="float" office:value="14.272" calcext:value-type="float">
            <text:p>14,3</text:p>
          </table:table-cell>
          <table:table-cell office:value-type="float" office:value="273.988" calcext:value-type="float">
            <text:p>274,0</text:p>
          </table:table-cell>
          <table:table-cell table:formula="of:=[.Q20]-[.S20]-[.U20]-[.V20]" office:value-type="float" office:value="1.379" calcext:value-type="float">
            <text:p>1,4</text:p>
          </table:table-cell>
          <table:table-cell office:value-type="float" office:value="113.01" calcext:value-type="float">
            <text:p>113,0</text:p>
          </table:table-cell>
          <table:table-cell office:value-type="float" office:value="0.778" calcext:value-type="float">
            <text:p>0,8</text:p>
          </table:table-cell>
          <table:table-cell office:value-type="float" office:value="53.485" calcext:value-type="float">
            <text:p>53,5</text:p>
          </table:table-cell>
          <table:table-cell office:value-type="float" office:value="106.114" calcext:value-type="float">
            <text:p>106,1</text:p>
          </table:table-cell>
          <table:table-cell table:number-columns-repeated="100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6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26" calcext:value-type="float">
            <text:p>4,2</text:p>
          </table:table-cell>
          <table:table-cell office:value-type="float" office:value="23.367" calcext:value-type="float">
            <text:p>23,4</text:p>
          </table:table-cell>
          <table:table-cell office:value-type="float" office:value="74.885" calcext:value-type="float">
            <text:p>74,9</text:p>
          </table:table-cell>
          <table:table-cell office:value-type="float" office:value="75.011" calcext:value-type="float">
            <text:p>75,0</text:p>
          </table:table-cell>
          <table:table-cell office:value-type="float" office:value="466.716" calcext:value-type="float">
            <text:p>466,7</text:p>
          </table:table-cell>
          <table:table-cell office:value-type="float" office:value="477.173" calcext:value-type="float">
            <text:p>477,2</text:p>
          </table:table-cell>
          <table:table-cell table:formula="of:=[.K21]-[.J21]" office:value-type="float" office:value="10.457" calcext:value-type="float">
            <text:p>10,5</text:p>
          </table:table-cell>
          <table:table-cell/>
          <table:table-cell table:formula="of:=[.J21]-[.O21]-[.I21]" office:value-type="float" office:value="118.455" calcext:value-type="float">
            <text:p>118,5</text:p>
          </table:table-cell>
          <table:table-cell table:style-name="Default" office:value-type="float" office:value="273.25" calcext:value-type="float">
            <text:p>273,25</text:p>
          </table:table-cell>
          <table:table-cell table:formula="of:=[.O21]-[.Q21]" office:value-type="float" office:value="8.28300000000002" calcext:value-type="float">
            <text:p>8,3</text:p>
          </table:table-cell>
          <table:table-cell office:value-type="float" office:value="264.967" calcext:value-type="float">
            <text:p>265,0</text:p>
          </table:table-cell>
          <table:table-cell table:formula="of:=[.Q21]-[.S21]-[.U21]-[.V21]" office:value-type="float" office:value="1.44499999999999" calcext:value-type="float">
            <text:p>1,4</text:p>
          </table:table-cell>
          <table:table-cell office:value-type="float" office:value="122.231" calcext:value-type="float">
            <text:p>122,2</text:p>
          </table:table-cell>
          <table:table-cell office:value-type="float" office:value="0.81" calcext:value-type="float">
            <text:p>0,8</text:p>
          </table:table-cell>
          <table:table-cell office:value-type="float" office:value="49.459" calcext:value-type="float">
            <text:p>49,5</text:p>
          </table:table-cell>
          <table:table-cell office:value-type="float" office:value="91.832" calcext:value-type="float">
            <text:p>91,8</text:p>
          </table:table-cell>
          <table:table-cell table:number-columns-repeated="100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6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37" calcext:value-type="float">
            <text:p>4,2</text:p>
          </table:table-cell>
          <table:table-cell office:value-type="float" office:value="23.328" calcext:value-type="float">
            <text:p>23,3</text:p>
          </table:table-cell>
          <table:table-cell office:value-type="float" office:value="70.784" calcext:value-type="float">
            <text:p>70,8</text:p>
          </table:table-cell>
          <table:table-cell office:value-type="float" office:value="70.845" calcext:value-type="float">
            <text:p>70,8</text:p>
          </table:table-cell>
          <table:table-cell office:value-type="float" office:value="558.315" calcext:value-type="float">
            <text:p>558,3</text:p>
          </table:table-cell>
          <table:table-cell office:value-type="float" office:value="568.465" calcext:value-type="float">
            <text:p>568,5</text:p>
          </table:table-cell>
          <table:table-cell table:formula="of:=[.K22]-[.J22]" office:value-type="float" office:value="10.15" calcext:value-type="float">
            <text:p>10,2</text:p>
          </table:table-cell>
          <table:table-cell/>
          <table:table-cell table:formula="of:=[.J22]-[.O22]-[.I22]" office:value-type="float" office:value="189" calcext:value-type="float">
            <text:p>189,0</text:p>
          </table:table-cell>
          <table:table-cell table:style-name="Default" office:value-type="float" office:value="298.47" calcext:value-type="float">
            <text:p>298,47</text:p>
          </table:table-cell>
          <table:table-cell table:formula="of:=[.O22]-[.Q22]" office:value-type="float" office:value="11.0170000000001" calcext:value-type="float">
            <text:p>11,0</text:p>
          </table:table-cell>
          <table:table-cell office:value-type="float" office:value="287.453" calcext:value-type="float">
            <text:p>287,5</text:p>
          </table:table-cell>
          <table:table-cell table:formula="of:=[.Q22]-[.S22]-[.U22]-[.V22]" office:value-type="float" office:value="5.39799999999998" calcext:value-type="float">
            <text:p>5,4</text:p>
          </table:table-cell>
          <table:table-cell office:value-type="float" office:value="131.962" calcext:value-type="float">
            <text:p>132,0</text:p>
          </table:table-cell>
          <table:table-cell office:value-type="float" office:value="0.793" calcext:value-type="float">
            <text:p>0,8</text:p>
          </table:table-cell>
          <table:table-cell office:value-type="float" office:value="40.239" calcext:value-type="float">
            <text:p>40,2</text:p>
          </table:table-cell>
          <table:table-cell office:value-type="float" office:value="109.854" calcext:value-type="float">
            <text:p>109,9</text:p>
          </table:table-cell>
          <table:table-cell table:number-columns-repeated="100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6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7" calcext:value-type="float">
            <text:p>4,2</text:p>
          </table:table-cell>
          <table:table-cell office:value-type="float" office:value="23.425" calcext:value-type="float">
            <text:p>23,4</text:p>
          </table:table-cell>
          <table:table-cell office:value-type="float" office:value="76.47" calcext:value-type="float">
            <text:p>76,5</text:p>
          </table:table-cell>
          <table:table-cell office:value-type="float" office:value="76.683" calcext:value-type="float">
            <text:p>76,7</text:p>
          </table:table-cell>
          <table:table-cell office:value-type="float" office:value="550.362" calcext:value-type="float">
            <text:p>550,4</text:p>
          </table:table-cell>
          <table:table-cell office:value-type="float" office:value="560.148" calcext:value-type="float">
            <text:p>560,1</text:p>
          </table:table-cell>
          <table:table-cell table:formula="of:=[.K23]-[.J23]" office:value-type="float" office:value="9.78600000000006" calcext:value-type="float">
            <text:p>9,8</text:p>
          </table:table-cell>
          <table:table-cell/>
          <table:table-cell table:formula="of:=[.J23]-[.O23]-[.I23]" office:value-type="float" office:value="202.969" calcext:value-type="float">
            <text:p>203,0</text:p>
          </table:table-cell>
          <table:table-cell table:style-name="Default" office:value-type="float" office:value="270.71" calcext:value-type="float">
            <text:p>270,71</text:p>
          </table:table-cell>
          <table:table-cell table:formula="of:=[.O23]-[.Q23]" office:value-type="float" office:value="15.362" calcext:value-type="float">
            <text:p>15,4</text:p>
          </table:table-cell>
          <table:table-cell office:value-type="float" office:value="255.348" calcext:value-type="float">
            <text:p>255,3</text:p>
          </table:table-cell>
          <table:table-cell table:formula="of:=[.Q23]-[.S23]-[.U23]-[.V23]" office:value-type="float" office:value="1.39400000000001" calcext:value-type="float">
            <text:p>1,4</text:p>
          </table:table-cell>
          <table:table-cell office:value-type="float" office:value="118.586" calcext:value-type="float">
            <text:p>118,6</text:p>
          </table:table-cell>
          <table:table-cell office:value-type="float" office:value="0.766" calcext:value-type="float">
            <text:p>0,8</text:p>
          </table:table-cell>
          <table:table-cell office:value-type="float" office:value="50.735" calcext:value-type="float">
            <text:p>50,7</text:p>
          </table:table-cell>
          <table:table-cell office:value-type="float" office:value="84.633" calcext:value-type="float">
            <text:p>84,6</text:p>
          </table:table-cell>
          <table:table-cell table:number-columns-repeated="100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6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25" calcext:value-type="float">
            <text:p>4,2</text:p>
          </table:table-cell>
          <table:table-cell office:value-type="float" office:value="23.196" calcext:value-type="float">
            <text:p>23,2</text:p>
          </table:table-cell>
          <table:table-cell office:value-type="float" office:value="72.49" calcext:value-type="float">
            <text:p>72,5</text:p>
          </table:table-cell>
          <table:table-cell office:value-type="float" office:value="72.596" calcext:value-type="float">
            <text:p>72,6</text:p>
          </table:table-cell>
          <table:table-cell office:value-type="float" office:value="431.49" calcext:value-type="float">
            <text:p>431,5</text:p>
          </table:table-cell>
          <table:table-cell office:value-type="float" office:value="443.063" calcext:value-type="float">
            <text:p>443,1</text:p>
          </table:table-cell>
          <table:table-cell table:formula="of:=[.K24]-[.J24]" office:value-type="float" office:value="11.573" calcext:value-type="float">
            <text:p>11,6</text:p>
          </table:table-cell>
          <table:table-cell/>
          <table:table-cell table:formula="of:=[.J24]-[.O24]-[.I24]" office:value-type="float" office:value="104.804" calcext:value-type="float">
            <text:p>104,8</text:p>
          </table:table-cell>
          <table:table-cell table:style-name="Default" office:value-type="float" office:value="254.09" calcext:value-type="float">
            <text:p>254,09</text:p>
          </table:table-cell>
          <table:table-cell table:formula="of:=[.O24]-[.Q24]" office:value-type="float" office:value="12.551" calcext:value-type="float">
            <text:p>12,6</text:p>
          </table:table-cell>
          <table:table-cell office:value-type="float" office:value="241.539" calcext:value-type="float">
            <text:p>241,5</text:p>
          </table:table-cell>
          <table:table-cell table:formula="of:=[.Q24]-[.S24]-[.U24]-[.V24]" office:value-type="float" office:value="1.39599999999999" calcext:value-type="float">
            <text:p>1,4</text:p>
          </table:table-cell>
          <table:table-cell office:value-type="float" office:value="120.349" calcext:value-type="float">
            <text:p>120,3</text:p>
          </table:table-cell>
          <table:table-cell office:value-type="float" office:value="0.769" calcext:value-type="float">
            <text:p>0,8</text:p>
          </table:table-cell>
          <table:table-cell office:value-type="float" office:value="52.276" calcext:value-type="float">
            <text:p>52,3</text:p>
          </table:table-cell>
          <table:table-cell office:value-type="float" office:value="67.518" calcext:value-type="float">
            <text:p>67,5</text:p>
          </table:table-cell>
          <table:table-cell table:number-columns-repeated="100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6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32" calcext:value-type="float">
            <text:p>4,2</text:p>
          </table:table-cell>
          <table:table-cell office:value-type="float" office:value="23.491" calcext:value-type="float">
            <text:p>23,5</text:p>
          </table:table-cell>
          <table:table-cell office:value-type="float" office:value="76.642" calcext:value-type="float">
            <text:p>76,6</text:p>
          </table:table-cell>
          <table:table-cell office:value-type="float" office:value="76.757" calcext:value-type="float">
            <text:p>76,8</text:p>
          </table:table-cell>
          <table:table-cell office:value-type="float" office:value="377.014" calcext:value-type="float">
            <text:p>377,0</text:p>
          </table:table-cell>
          <table:table-cell office:value-type="float" office:value="388.667" calcext:value-type="float">
            <text:p>388,7</text:p>
          </table:table-cell>
          <table:table-cell table:formula="of:=[.K25]-[.J25]" office:value-type="float" office:value="11.653" calcext:value-type="float">
            <text:p>11,7</text:p>
          </table:table-cell>
          <table:table-cell/>
          <table:table-cell table:formula="of:=[.J25]-[.O25]-[.I25]" office:value-type="float" office:value="-12.183" calcext:value-type="float">
            <text:p>-12,2</text:p>
          </table:table-cell>
          <table:table-cell table:style-name="Default" office:value-type="float" office:value="312.44" calcext:value-type="float">
            <text:p>312,44</text:p>
          </table:table-cell>
          <table:table-cell table:formula="of:=[.O25]-[.Q25]" office:value-type="float" office:value="16.056" calcext:value-type="float">
            <text:p>16,1</text:p>
          </table:table-cell>
          <table:table-cell office:value-type="float" office:value="296.384" calcext:value-type="float">
            <text:p>296,4</text:p>
          </table:table-cell>
          <table:table-cell table:formula="of:=[.Q25]-[.S25]-[.U25]-[.V25]" office:value-type="float" office:value="14.128" calcext:value-type="float">
            <text:p>14,1</text:p>
          </table:table-cell>
          <table:table-cell office:value-type="float" office:value="117.595" calcext:value-type="float">
            <text:p>117,6</text:p>
          </table:table-cell>
          <table:table-cell office:value-type="float" office:value="0.756" calcext:value-type="float">
            <text:p>0,8</text:p>
          </table:table-cell>
          <table:table-cell office:value-type="float" office:value="40.286" calcext:value-type="float">
            <text:p>40,3</text:p>
          </table:table-cell>
          <table:table-cell office:value-type="float" office:value="124.375" calcext:value-type="float">
            <text:p>124,4</text:p>
          </table:table-cell>
          <table:table-cell table:number-columns-repeated="100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6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29" calcext:value-type="float">
            <text:p>4,2</text:p>
          </table:table-cell>
          <table:table-cell office:value-type="float" office:value="23.052" calcext:value-type="float">
            <text:p>23,1</text:p>
          </table:table-cell>
          <table:table-cell office:value-type="float" office:value="80.825" calcext:value-type="float">
            <text:p>80,8</text:p>
          </table:table-cell>
          <table:table-cell office:value-type="float" office:value="81.01" calcext:value-type="float">
            <text:p>81,0</text:p>
          </table:table-cell>
          <table:table-cell office:value-type="float" office:value="419.808" calcext:value-type="float">
            <text:p>419,8</text:p>
          </table:table-cell>
          <table:table-cell office:value-type="float" office:value="431.411" calcext:value-type="float">
            <text:p>431,4</text:p>
          </table:table-cell>
          <table:table-cell table:formula="of:=[.K26]-[.J26]" office:value-type="float" office:value="11.603" calcext:value-type="float">
            <text:p>11,6</text:p>
          </table:table-cell>
          <table:table-cell/>
          <table:table-cell table:formula="of:=[.J26]-[.O26]-[.I26]" office:value-type="float" office:value="74.208" calcext:value-type="float">
            <text:p>74,2</text:p>
          </table:table-cell>
          <table:table-cell table:style-name="Default" office:value-type="float" office:value="264.59" calcext:value-type="float">
            <text:p>264,59</text:p>
          </table:table-cell>
          <table:table-cell table:formula="of:=[.O26]-[.Q26]" office:value-type="float" office:value="8.67499999999998" calcext:value-type="float">
            <text:p>8,7</text:p>
          </table:table-cell>
          <table:table-cell office:value-type="float" office:value="255.915" calcext:value-type="float">
            <text:p>255,9</text:p>
          </table:table-cell>
          <table:table-cell table:formula="of:=[.Q26]-[.S26]-[.U26]-[.V26]" office:value-type="float" office:value="1.38799999999999" calcext:value-type="float">
            <text:p>1,4</text:p>
          </table:table-cell>
          <table:table-cell office:value-type="float" office:value="107.871" calcext:value-type="float">
            <text:p>107,9</text:p>
          </table:table-cell>
          <table:table-cell office:value-type="float" office:value="0.751" calcext:value-type="float">
            <text:p>0,8</text:p>
          </table:table-cell>
          <table:table-cell office:value-type="float" office:value="54.725" calcext:value-type="float">
            <text:p>54,7</text:p>
          </table:table-cell>
          <table:table-cell office:value-type="float" office:value="91.931" calcext:value-type="float">
            <text:p>91,9</text:p>
          </table:table-cell>
          <table:table-cell table:number-columns-repeated="100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6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22" calcext:value-type="float">
            <text:p>4,2</text:p>
          </table:table-cell>
          <table:table-cell office:value-type="float" office:value="23.221" calcext:value-type="float">
            <text:p>23,2</text:p>
          </table:table-cell>
          <table:table-cell office:value-type="float" office:value="72.935" calcext:value-type="float">
            <text:p>72,9</text:p>
          </table:table-cell>
          <table:table-cell office:value-type="float" office:value="73.039" calcext:value-type="float">
            <text:p>73,0</text:p>
          </table:table-cell>
          <table:table-cell office:value-type="float" office:value="395.504" calcext:value-type="float">
            <text:p>395,5</text:p>
          </table:table-cell>
          <table:table-cell office:value-type="float" office:value="405.875" calcext:value-type="float">
            <text:p>405,9</text:p>
          </table:table-cell>
          <table:table-cell table:formula="of:=[.K27]-[.J27]" office:value-type="float" office:value="10.371" calcext:value-type="float">
            <text:p>10,4</text:p>
          </table:table-cell>
          <table:table-cell/>
          <table:table-cell table:formula="of:=[.J27]-[.O27]-[.I27]" office:value-type="float" office:value="29.325" calcext:value-type="float">
            <text:p>29,3</text:p>
          </table:table-cell>
          <table:table-cell table:style-name="Default" office:value-type="float" office:value="293.14" calcext:value-type="float">
            <text:p>293,14</text:p>
          </table:table-cell>
          <table:table-cell table:formula="of:=[.O27]-[.Q27]" office:value-type="float" office:value="10.875" calcext:value-type="float">
            <text:p>10,9</text:p>
          </table:table-cell>
          <table:table-cell office:value-type="float" office:value="282.265" calcext:value-type="float">
            <text:p>282,3</text:p>
          </table:table-cell>
          <table:table-cell table:formula="of:=[.Q27]-[.S27]-[.U27]-[.V27]" office:value-type="float" office:value="1.40499999999997" calcext:value-type="float">
            <text:p>1,4</text:p>
          </table:table-cell>
          <table:table-cell office:value-type="float" office:value="119.153" calcext:value-type="float">
            <text:p>119,2</text:p>
          </table:table-cell>
          <table:table-cell office:value-type="float" office:value="0.789" calcext:value-type="float">
            <text:p>0,8</text:p>
          </table:table-cell>
          <table:table-cell office:value-type="float" office:value="51.973" calcext:value-type="float">
            <text:p>52,0</text:p>
          </table:table-cell>
          <table:table-cell office:value-type="float" office:value="109.734" calcext:value-type="float">
            <text:p>109,7</text:p>
          </table:table-cell>
          <table:table-cell table:number-columns-repeated="100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6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34" calcext:value-type="float">
            <text:p>4,1</text:p>
          </table:table-cell>
          <table:table-cell office:value-type="float" office:value="23.183" calcext:value-type="float">
            <text:p>23,2</text:p>
          </table:table-cell>
          <table:table-cell office:value-type="float" office:value="69.636" calcext:value-type="float">
            <text:p>69,6</text:p>
          </table:table-cell>
          <table:table-cell office:value-type="float" office:value="69.689" calcext:value-type="float">
            <text:p>69,7</text:p>
          </table:table-cell>
          <table:table-cell office:value-type="float" office:value="389.814" calcext:value-type="float">
            <text:p>389,8</text:p>
          </table:table-cell>
          <table:table-cell office:value-type="float" office:value="400.487" calcext:value-type="float">
            <text:p>400,5</text:p>
          </table:table-cell>
          <table:table-cell table:formula="of:=[.K28]-[.J28]" office:value-type="float" office:value="10.673" calcext:value-type="float">
            <text:p>10,7</text:p>
          </table:table-cell>
          <table:table-cell/>
          <table:table-cell table:formula="of:=[.J28]-[.O28]-[.I28]" office:value-type="float" office:value="67.185" calcext:value-type="float">
            <text:p>67,2</text:p>
          </table:table-cell>
          <table:table-cell table:style-name="Default" office:value-type="float" office:value="252.94" calcext:value-type="float">
            <text:p>252,94</text:p>
          </table:table-cell>
          <table:table-cell table:formula="of:=[.O28]-[.Q28]" office:value-type="float" office:value="18.964" calcext:value-type="float">
            <text:p>19,0</text:p>
          </table:table-cell>
          <table:table-cell office:value-type="float" office:value="233.976" calcext:value-type="float">
            <text:p>234,0</text:p>
          </table:table-cell>
          <table:table-cell table:formula="of:=[.Q28]-[.S28]-[.U28]-[.V28]" office:value-type="float" office:value="1.40900000000001" calcext:value-type="float">
            <text:p>1,4</text:p>
          </table:table-cell>
          <table:table-cell office:value-type="float" office:value="116.707" calcext:value-type="float">
            <text:p>116,7</text:p>
          </table:table-cell>
          <table:table-cell office:value-type="float" office:value="0.763" calcext:value-type="float">
            <text:p>0,8</text:p>
          </table:table-cell>
          <table:table-cell office:value-type="float" office:value="54.528" calcext:value-type="float">
            <text:p>54,5</text:p>
          </table:table-cell>
          <table:table-cell office:value-type="float" office:value="61.332" calcext:value-type="float">
            <text:p>61,3</text:p>
          </table:table-cell>
          <table:table-cell table:number-columns-repeated="100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6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27" calcext:value-type="float">
            <text:p>4,3</text:p>
          </table:table-cell>
          <table:table-cell office:value-type="float" office:value="23.527" calcext:value-type="float">
            <text:p>23,5</text:p>
          </table:table-cell>
          <table:table-cell office:value-type="float" office:value="91.107" calcext:value-type="float">
            <text:p>91,1</text:p>
          </table:table-cell>
          <table:table-cell office:value-type="float" office:value="91.284" calcext:value-type="float">
            <text:p>91,3</text:p>
          </table:table-cell>
          <table:table-cell office:value-type="float" office:value="433.228" calcext:value-type="float">
            <text:p>433,2</text:p>
          </table:table-cell>
          <table:table-cell office:value-type="float" office:value="442.253" calcext:value-type="float">
            <text:p>442,3</text:p>
          </table:table-cell>
          <table:table-cell table:formula="of:=[.K29]-[.J29]" office:value-type="float" office:value="9.02499999999998" calcext:value-type="float">
            <text:p>9,0</text:p>
          </table:table-cell>
          <table:table-cell/>
          <table:table-cell table:formula="of:=[.J29]-[.O29]-[.I29]" office:value-type="float" office:value="83.864" calcext:value-type="float">
            <text:p>83,9</text:p>
          </table:table-cell>
          <table:table-cell table:style-name="Default" office:value-type="float" office:value="258.08" calcext:value-type="float">
            <text:p>258,08</text:p>
          </table:table-cell>
          <table:table-cell table:formula="of:=[.O29]-[.Q29]" office:value-type="float" office:value="6.142" calcext:value-type="float">
            <text:p>6,1</text:p>
          </table:table-cell>
          <table:table-cell office:value-type="float" office:value="251.938" calcext:value-type="float">
            <text:p>251,9</text:p>
          </table:table-cell>
          <table:table-cell table:formula="of:=[.Q29]-[.S29]-[.U29]-[.V29]" office:value-type="float" office:value="18.321" calcext:value-type="float">
            <text:p>18,3</text:p>
          </table:table-cell>
          <table:table-cell office:value-type="float" office:value="117.11" calcext:value-type="float">
            <text:p>117,1</text:p>
          </table:table-cell>
          <table:table-cell office:value-type="float" office:value="0.771" calcext:value-type="float">
            <text:p>0,8</text:p>
          </table:table-cell>
          <table:table-cell office:value-type="float" office:value="42.438" calcext:value-type="float">
            <text:p>42,4</text:p>
          </table:table-cell>
          <table:table-cell office:value-type="float" office:value="74.069" calcext:value-type="float">
            <text:p>74,1</text:p>
          </table:table-cell>
          <table:table-cell table:number-columns-repeated="100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6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48" calcext:value-type="float">
            <text:p>4,1</text:p>
          </table:table-cell>
          <table:table-cell office:value-type="float" office:value="23.172" calcext:value-type="float">
            <text:p>23,2</text:p>
          </table:table-cell>
          <table:table-cell office:value-type="float" office:value="75.691" calcext:value-type="float">
            <text:p>75,7</text:p>
          </table:table-cell>
          <table:table-cell office:value-type="float" office:value="75.804" calcext:value-type="float">
            <text:p>75,8</text:p>
          </table:table-cell>
          <table:table-cell office:value-type="float" office:value="408.953" calcext:value-type="float">
            <text:p>409,0</text:p>
          </table:table-cell>
          <table:table-cell office:value-type="float" office:value="419.629" calcext:value-type="float">
            <text:p>419,6</text:p>
          </table:table-cell>
          <table:table-cell table:formula="of:=[.K30]-[.J30]" office:value-type="float" office:value="10.676" calcext:value-type="float">
            <text:p>10,7</text:p>
          </table:table-cell>
          <table:table-cell/>
          <table:table-cell table:formula="of:=[.J30]-[.O30]-[.I30]" office:value-type="float" office:value="43.379" calcext:value-type="float">
            <text:p>43,4</text:p>
          </table:table-cell>
          <table:table-cell table:style-name="Default" office:value-type="float" office:value="289.77" calcext:value-type="float">
            <text:p>289,77</text:p>
          </table:table-cell>
          <table:table-cell table:formula="of:=[.O30]-[.Q30]" office:value-type="float" office:value="18.15" calcext:value-type="float">
            <text:p>18,2</text:p>
          </table:table-cell>
          <table:table-cell office:value-type="float" office:value="271.62" calcext:value-type="float">
            <text:p>271,6</text:p>
          </table:table-cell>
          <table:table-cell table:formula="of:=[.Q30]-[.S30]-[.U30]-[.V30]" office:value-type="float" office:value="1.44100000000003" calcext:value-type="float">
            <text:p>1,4</text:p>
          </table:table-cell>
          <table:table-cell office:value-type="float" office:value="124.657" calcext:value-type="float">
            <text:p>124,7</text:p>
          </table:table-cell>
          <table:table-cell office:value-type="float" office:value="0.79" calcext:value-type="float">
            <text:p>0,8</text:p>
          </table:table-cell>
          <table:table-cell office:value-type="float" office:value="43.236" calcext:value-type="float">
            <text:p>43,2</text:p>
          </table:table-cell>
          <table:table-cell office:value-type="float" office:value="102.286" calcext:value-type="float">
            <text:p>102,3</text:p>
          </table:table-cell>
          <table:table-cell table:number-columns-repeated="100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6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71" calcext:value-type="float">
            <text:p>4,2</text:p>
          </table:table-cell>
          <table:table-cell office:value-type="float" office:value="23.19" calcext:value-type="float">
            <text:p>23,2</text:p>
          </table:table-cell>
          <table:table-cell office:value-type="float" office:value="75.187" calcext:value-type="float">
            <text:p>75,2</text:p>
          </table:table-cell>
          <table:table-cell office:value-type="float" office:value="75.266" calcext:value-type="float">
            <text:p>75,3</text:p>
          </table:table-cell>
          <table:table-cell office:value-type="float" office:value="465.955" calcext:value-type="float">
            <text:p>466,0</text:p>
          </table:table-cell>
          <table:table-cell office:value-type="float" office:value="475.153" calcext:value-type="float">
            <text:p>475,2</text:p>
          </table:table-cell>
          <table:table-cell table:formula="of:=[.K31]-[.J31]" office:value-type="float" office:value="9.19800000000004" calcext:value-type="float">
            <text:p>9,2</text:p>
          </table:table-cell>
          <table:table-cell/>
          <table:table-cell table:formula="of:=[.J31]-[.O31]-[.I31]" office:value-type="float" office:value="122.009" calcext:value-type="float">
            <text:p>122,0</text:p>
          </table:table-cell>
          <table:table-cell table:style-name="Default" office:value-type="float" office:value="268.68" calcext:value-type="float">
            <text:p>268,68</text:p>
          </table:table-cell>
          <table:table-cell table:formula="of:=[.O31]-[.Q31]" office:value-type="float" office:value="8.02199999999999" calcext:value-type="float">
            <text:p>8,0</text:p>
          </table:table-cell>
          <table:table-cell office:value-type="float" office:value="260.658" calcext:value-type="float">
            <text:p>260,7</text:p>
          </table:table-cell>
          <table:table-cell table:formula="of:=[.Q31]-[.S31]-[.U31]-[.V31]" office:value-type="float" office:value="1.40900000000003" calcext:value-type="float">
            <text:p>1,4</text:p>
          </table:table-cell>
          <table:table-cell office:value-type="float" office:value="112.443" calcext:value-type="float">
            <text:p>112,4</text:p>
          </table:table-cell>
          <table:table-cell office:value-type="float" office:value="0.781" calcext:value-type="float">
            <text:p>0,8</text:p>
          </table:table-cell>
          <table:table-cell office:value-type="float" office:value="54.148" calcext:value-type="float">
            <text:p>54,1</text:p>
          </table:table-cell>
          <table:table-cell office:value-type="float" office:value="92.658" calcext:value-type="float">
            <text:p>92,7</text:p>
          </table:table-cell>
          <table:table-cell table:number-columns-repeated="100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6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95" calcext:value-type="float">
            <text:p>4,3</text:p>
          </table:table-cell>
          <table:table-cell office:value-type="float" office:value="23.576" calcext:value-type="float">
            <text:p>23,6</text:p>
          </table:table-cell>
          <table:table-cell office:value-type="float" office:value="82.369" calcext:value-type="float">
            <text:p>82,4</text:p>
          </table:table-cell>
          <table:table-cell office:value-type="float" office:value="82.439" calcext:value-type="float">
            <text:p>82,4</text:p>
          </table:table-cell>
          <table:table-cell office:value-type="float" office:value="504.309" calcext:value-type="float">
            <text:p>504,3</text:p>
          </table:table-cell>
          <table:table-cell office:value-type="float" office:value="514.198" calcext:value-type="float">
            <text:p>514,2</text:p>
          </table:table-cell>
          <table:table-cell table:formula="of:=[.K32]-[.J32]" office:value-type="float" office:value="9.88899999999995" calcext:value-type="float">
            <text:p>9,9</text:p>
          </table:table-cell>
          <table:table-cell/>
          <table:table-cell table:formula="of:=[.J32]-[.O32]-[.I32]" office:value-type="float" office:value="131.79" calcext:value-type="float">
            <text:p>131,8</text:p>
          </table:table-cell>
          <table:table-cell table:style-name="Default" office:value-type="float" office:value="290.08" calcext:value-type="float">
            <text:p>290,08</text:p>
          </table:table-cell>
          <table:table-cell table:formula="of:=[.O32]-[.Q32]" office:value-type="float" office:value="13.314" calcext:value-type="float">
            <text:p>13,3</text:p>
          </table:table-cell>
          <table:table-cell office:value-type="float" office:value="276.766" calcext:value-type="float">
            <text:p>276,8</text:p>
          </table:table-cell>
          <table:table-cell table:formula="of:=[.Q32]-[.S32]-[.U32]-[.V32]" office:value-type="float" office:value="1.37900000000003" calcext:value-type="float">
            <text:p>1,4</text:p>
          </table:table-cell>
          <table:table-cell office:value-type="float" office:value="114.402" calcext:value-type="float">
            <text:p>114,4</text:p>
          </table:table-cell>
          <table:table-cell office:value-type="float" office:value="0.752" calcext:value-type="float">
            <text:p>0,8</text:p>
          </table:table-cell>
          <table:table-cell office:value-type="float" office:value="53.547" calcext:value-type="float">
            <text:p>53,5</text:p>
          </table:table-cell>
          <table:table-cell office:value-type="float" office:value="107.438" calcext:value-type="float">
            <text:p>107,4</text:p>
          </table:table-cell>
          <table:table-cell table:number-columns-repeated="100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6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56" calcext:value-type="float">
            <text:p>4,4</text:p>
          </table:table-cell>
          <table:table-cell office:value-type="float" office:value="24.079" calcext:value-type="float">
            <text:p>24,1</text:p>
          </table:table-cell>
          <table:table-cell office:value-type="float" office:value="74.634" calcext:value-type="float">
            <text:p>74,6</text:p>
          </table:table-cell>
          <table:table-cell office:value-type="float" office:value="74.699" calcext:value-type="float">
            <text:p>74,7</text:p>
          </table:table-cell>
          <table:table-cell office:value-type="float" office:value="424.084" calcext:value-type="float">
            <text:p>424,1</text:p>
          </table:table-cell>
          <table:table-cell office:value-type="float" office:value="435.405" calcext:value-type="float">
            <text:p>435,4</text:p>
          </table:table-cell>
          <table:table-cell table:formula="of:=[.K33]-[.J33]" office:value-type="float" office:value="11.321" calcext:value-type="float">
            <text:p>11,3</text:p>
          </table:table-cell>
          <table:table-cell/>
          <table:table-cell table:formula="of:=[.J33]-[.O33]-[.I33]" office:value-type="float" office:value="44.555" calcext:value-type="float">
            <text:p>44,6</text:p>
          </table:table-cell>
          <table:table-cell table:style-name="Default" office:value-type="float" office:value="304.83" calcext:value-type="float">
            <text:p>304,83</text:p>
          </table:table-cell>
          <table:table-cell table:formula="of:=[.O33]-[.Q33]" office:value-type="float" office:value="16.978" calcext:value-type="float">
            <text:p>17,0</text:p>
          </table:table-cell>
          <table:table-cell office:value-type="float" office:value="287.852" calcext:value-type="float">
            <text:p>287,9</text:p>
          </table:table-cell>
          <table:table-cell table:formula="of:=[.Q33]-[.S33]-[.U33]-[.V33]" office:value-type="float" office:value="1.41499999999998" calcext:value-type="float">
            <text:p>1,4</text:p>
          </table:table-cell>
          <table:table-cell office:value-type="float" office:value="113.546" calcext:value-type="float">
            <text:p>113,5</text:p>
          </table:table-cell>
          <table:table-cell office:value-type="float" office:value="0.787" calcext:value-type="float">
            <text:p>0,8</text:p>
          </table:table-cell>
          <table:table-cell office:value-type="float" office:value="49.263" calcext:value-type="float">
            <text:p>49,3</text:p>
          </table:table-cell>
          <table:table-cell office:value-type="float" office:value="123.628" calcext:value-type="float">
            <text:p>123,6</text:p>
          </table:table-cell>
          <table:table-cell table:number-columns-repeated="100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6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13" calcext:value-type="float">
            <text:p>4,3</text:p>
          </table:table-cell>
          <table:table-cell office:value-type="float" office:value="23.504" calcext:value-type="float">
            <text:p>23,5</text:p>
          </table:table-cell>
          <table:table-cell office:value-type="float" office:value="88.791" calcext:value-type="float">
            <text:p>88,8</text:p>
          </table:table-cell>
          <table:table-cell office:value-type="float" office:value="88.979" calcext:value-type="float">
            <text:p>89,0</text:p>
          </table:table-cell>
          <table:table-cell office:value-type="float" office:value="463.636" calcext:value-type="float">
            <text:p>463,6</text:p>
          </table:table-cell>
          <table:table-cell office:value-type="float" office:value="473.474" calcext:value-type="float">
            <text:p>473,5</text:p>
          </table:table-cell>
          <table:table-cell table:formula="of:=[.K34]-[.J34]" office:value-type="float" office:value="9.83799999999997" calcext:value-type="float">
            <text:p>9,8</text:p>
          </table:table-cell>
          <table:table-cell/>
          <table:table-cell table:formula="of:=[.J34]-[.O34]-[.I34]" office:value-type="float" office:value="106.737" calcext:value-type="float">
            <text:p>106,7</text:p>
          </table:table-cell>
          <table:table-cell table:style-name="Default" office:value-type="float" office:value="267.92" calcext:value-type="float">
            <text:p>267,92</text:p>
          </table:table-cell>
          <table:table-cell table:formula="of:=[.O34]-[.Q34]" office:value-type="float" office:value="15.879" calcext:value-type="float">
            <text:p>15,9</text:p>
          </table:table-cell>
          <table:table-cell office:value-type="float" office:value="252.041" calcext:value-type="float">
            <text:p>252,0</text:p>
          </table:table-cell>
          <table:table-cell table:formula="of:=[.Q34]-[.S34]-[.U34]-[.V34]" office:value-type="float" office:value="1.40899999999998" calcext:value-type="float">
            <text:p>1,4</text:p>
          </table:table-cell>
          <table:table-cell office:value-type="float" office:value="112.206" calcext:value-type="float">
            <text:p>112,2</text:p>
          </table:table-cell>
          <table:table-cell office:value-type="float" office:value="0.794" calcext:value-type="float">
            <text:p>0,8</text:p>
          </table:table-cell>
          <table:table-cell office:value-type="float" office:value="53.646" calcext:value-type="float">
            <text:p>53,6</text:p>
          </table:table-cell>
          <table:table-cell office:value-type="float" office:value="84.78" calcext:value-type="float">
            <text:p>84,8</text:p>
          </table:table-cell>
          <table:table-cell table:number-columns-repeated="100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6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92" calcext:value-type="float">
            <text:p>4,3</text:p>
          </table:table-cell>
          <table:table-cell office:value-type="float" office:value="23.983" calcext:value-type="float">
            <text:p>24,0</text:p>
          </table:table-cell>
          <table:table-cell office:value-type="float" office:value="92.203" calcext:value-type="float">
            <text:p>92,2</text:p>
          </table:table-cell>
          <table:table-cell office:value-type="float" office:value="92.371" calcext:value-type="float">
            <text:p>92,4</text:p>
          </table:table-cell>
          <table:table-cell office:value-type="float" office:value="414.604" calcext:value-type="float">
            <text:p>414,6</text:p>
          </table:table-cell>
          <table:table-cell office:value-type="float" office:value="426.624" calcext:value-type="float">
            <text:p>426,6</text:p>
          </table:table-cell>
          <table:table-cell table:formula="of:=[.K35]-[.J35]" office:value-type="float" office:value="12.02" calcext:value-type="float">
            <text:p>12,0</text:p>
          </table:table-cell>
          <table:table-cell/>
          <table:table-cell table:formula="of:=[.J35]-[.O35]-[.I35]" office:value-type="float" office:value="-15.517" calcext:value-type="float">
            <text:p>-15,5</text:p>
          </table:table-cell>
          <table:table-cell table:style-name="Default" office:value-type="float" office:value="337.75" calcext:value-type="float">
            <text:p>337,75</text:p>
          </table:table-cell>
          <table:table-cell table:formula="of:=[.O35]-[.Q35]" office:value-type="float" office:value="20.617" calcext:value-type="float">
            <text:p>20,6</text:p>
          </table:table-cell>
          <table:table-cell office:value-type="float" office:value="317.133" calcext:value-type="float">
            <text:p>317,1</text:p>
          </table:table-cell>
          <table:table-cell table:formula="of:=[.Q35]-[.S35]-[.U35]-[.V35]" office:value-type="float" office:value="1.52899999999997" calcext:value-type="float">
            <text:p>1,5</text:p>
          </table:table-cell>
          <table:table-cell office:value-type="float" office:value="123.167" calcext:value-type="float">
            <text:p>123,2</text:p>
          </table:table-cell>
          <table:table-cell office:value-type="float" office:value="0.851" calcext:value-type="float">
            <text:p>0,9</text:p>
          </table:table-cell>
          <table:table-cell office:value-type="float" office:value="52.465" calcext:value-type="float">
            <text:p>52,5</text:p>
          </table:table-cell>
          <table:table-cell office:value-type="float" office:value="139.972" calcext:value-type="float">
            <text:p>140,0</text:p>
          </table:table-cell>
          <table:table-cell table:number-columns-repeated="100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6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34" calcext:value-type="float">
            <text:p>4,2</text:p>
          </table:table-cell>
          <table:table-cell office:value-type="float" office:value="23.138" calcext:value-type="float">
            <text:p>23,1</text:p>
          </table:table-cell>
          <table:table-cell office:value-type="float" office:value="75.16" calcext:value-type="float">
            <text:p>75,2</text:p>
          </table:table-cell>
          <table:table-cell office:value-type="float" office:value="75.392" calcext:value-type="float">
            <text:p>75,4</text:p>
          </table:table-cell>
          <table:table-cell office:value-type="float" office:value="404.803" calcext:value-type="float">
            <text:p>404,8</text:p>
          </table:table-cell>
          <table:table-cell office:value-type="float" office:value="415.449" calcext:value-type="float">
            <text:p>415,4</text:p>
          </table:table-cell>
          <table:table-cell table:formula="of:=[.K36]-[.J36]" office:value-type="float" office:value="10.646" calcext:value-type="float">
            <text:p>10,6</text:p>
          </table:table-cell>
          <table:table-cell/>
          <table:table-cell table:formula="of:=[.J36]-[.O36]-[.I36]" office:value-type="float" office:value="59.621" calcext:value-type="float">
            <text:p>59,6</text:p>
          </table:table-cell>
          <table:table-cell table:style-name="Default" office:value-type="float" office:value="269.79" calcext:value-type="float">
            <text:p>269,79</text:p>
          </table:table-cell>
          <table:table-cell table:formula="of:=[.O36]-[.Q36]" office:value-type="float" office:value="8.738" calcext:value-type="float">
            <text:p>8,7</text:p>
          </table:table-cell>
          <table:table-cell office:value-type="float" office:value="261.052" calcext:value-type="float">
            <text:p>261,1</text:p>
          </table:table-cell>
          <table:table-cell table:formula="of:=[.Q36]-[.S36]-[.U36]-[.V36]" office:value-type="float" office:value="9.43700000000004" calcext:value-type="float">
            <text:p>9,4</text:p>
          </table:table-cell>
          <table:table-cell office:value-type="float" office:value="116.198" calcext:value-type="float">
            <text:p>116,2</text:p>
          </table:table-cell>
          <table:table-cell office:value-type="float" office:value="8.828" calcext:value-type="float">
            <text:p>8,8</text:p>
          </table:table-cell>
          <table:table-cell office:value-type="float" office:value="43.763" calcext:value-type="float">
            <text:p>43,8</text:p>
          </table:table-cell>
          <table:table-cell office:value-type="float" office:value="91.654" calcext:value-type="float">
            <text:p>91,7</text:p>
          </table:table-cell>
          <table:table-cell table:number-columns-repeated="100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6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19" calcext:value-type="float">
            <text:p>4,3</text:p>
          </table:table-cell>
          <table:table-cell office:value-type="float" office:value="23.605" calcext:value-type="float">
            <text:p>23,6</text:p>
          </table:table-cell>
          <table:table-cell office:value-type="float" office:value="86.041" calcext:value-type="float">
            <text:p>86,0</text:p>
          </table:table-cell>
          <table:table-cell office:value-type="float" office:value="86.16" calcext:value-type="float">
            <text:p>86,2</text:p>
          </table:table-cell>
          <table:table-cell office:value-type="float" office:value="431.375" calcext:value-type="float">
            <text:p>431,4</text:p>
          </table:table-cell>
          <table:table-cell office:value-type="float" office:value="441.827" calcext:value-type="float">
            <text:p>441,8</text:p>
          </table:table-cell>
          <table:table-cell table:formula="of:=[.K37]-[.J37]" office:value-type="float" office:value="10.452" calcext:value-type="float">
            <text:p>10,5</text:p>
          </table:table-cell>
          <table:table-cell/>
          <table:table-cell table:formula="of:=[.J37]-[.O37]-[.I37]" office:value-type="float" office:value="91.375" calcext:value-type="float">
            <text:p>91,4</text:p>
          </table:table-cell>
          <table:table-cell table:style-name="Default" office:value-type="float" office:value="253.84" calcext:value-type="float">
            <text:p>253,84</text:p>
          </table:table-cell>
          <table:table-cell table:formula="of:=[.O37]-[.Q37]" office:value-type="float" office:value="12.834" calcext:value-type="float">
            <text:p>12,8</text:p>
          </table:table-cell>
          <table:table-cell office:value-type="float" office:value="241.006" calcext:value-type="float">
            <text:p>241,0</text:p>
          </table:table-cell>
          <table:table-cell table:formula="of:=[.Q37]-[.S37]-[.U37]-[.V37]" office:value-type="float" office:value="1.459" calcext:value-type="float">
            <text:p>1,5</text:p>
          </table:table-cell>
          <table:table-cell office:value-type="float" office:value="120.737" calcext:value-type="float">
            <text:p>120,7</text:p>
          </table:table-cell>
          <table:table-cell office:value-type="float" office:value="0.814" calcext:value-type="float">
            <text:p>0,8</text:p>
          </table:table-cell>
          <table:table-cell office:value-type="float" office:value="51.376" calcext:value-type="float">
            <text:p>51,4</text:p>
          </table:table-cell>
          <table:table-cell office:value-type="float" office:value="67.434" calcext:value-type="float">
            <text:p>67,4</text:p>
          </table:table-cell>
          <table:table-cell table:number-columns-repeated="100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6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4" calcext:value-type="float">
            <text:p>4,2</text:p>
          </table:table-cell>
          <table:table-cell office:value-type="float" office:value="23.442" calcext:value-type="float">
            <text:p>23,4</text:p>
          </table:table-cell>
          <table:table-cell office:value-type="float" office:value="81.006" calcext:value-type="float">
            <text:p>81,0</text:p>
          </table:table-cell>
          <table:table-cell office:value-type="float" office:value="81.176" calcext:value-type="float">
            <text:p>81,2</text:p>
          </table:table-cell>
          <table:table-cell office:value-type="float" office:value="425.023" calcext:value-type="float">
            <text:p>425,0</text:p>
          </table:table-cell>
          <table:table-cell office:value-type="float" office:value="434.093" calcext:value-type="float">
            <text:p>434,1</text:p>
          </table:table-cell>
          <table:table-cell table:formula="of:=[.K38]-[.J38]" office:value-type="float" office:value="9.06999999999999" calcext:value-type="float">
            <text:p>9,1</text:p>
          </table:table-cell>
          <table:table-cell/>
          <table:table-cell table:formula="of:=[.J38]-[.O38]-[.I38]" office:value-type="float" office:value="96.117" calcext:value-type="float">
            <text:p>96,1</text:p>
          </table:table-cell>
          <table:table-cell table:style-name="Default" office:value-type="float" office:value="247.73" calcext:value-type="float">
            <text:p>247,73</text:p>
          </table:table-cell>
          <table:table-cell table:formula="of:=[.O38]-[.Q38]" office:value-type="float" office:value="13.595" calcext:value-type="float">
            <text:p>13,6</text:p>
          </table:table-cell>
          <table:table-cell office:value-type="float" office:value="234.135" calcext:value-type="float">
            <text:p>234,1</text:p>
          </table:table-cell>
          <table:table-cell table:formula="of:=[.Q38]-[.S38]-[.U38]-[.V38]" office:value-type="float" office:value="7.97399999999999" calcext:value-type="float">
            <text:p>8,0</text:p>
          </table:table-cell>
          <table:table-cell office:value-type="float" office:value="118.996" calcext:value-type="float">
            <text:p>119,0</text:p>
          </table:table-cell>
          <table:table-cell office:value-type="float" office:value="0.771" calcext:value-type="float">
            <text:p>0,8</text:p>
          </table:table-cell>
          <table:table-cell office:value-type="float" office:value="40.23" calcext:value-type="float">
            <text:p>40,2</text:p>
          </table:table-cell>
          <table:table-cell office:value-type="float" office:value="66.935" calcext:value-type="float">
            <text:p>66,9</text:p>
          </table:table-cell>
          <table:table-cell table:number-columns-repeated="100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6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18" calcext:value-type="float">
            <text:p>4,2</text:p>
          </table:table-cell>
          <table:table-cell office:value-type="float" office:value="23.262" calcext:value-type="float">
            <text:p>23,3</text:p>
          </table:table-cell>
          <table:table-cell office:value-type="float" office:value="75.151" calcext:value-type="float">
            <text:p>75,2</text:p>
          </table:table-cell>
          <table:table-cell office:value-type="float" office:value="75.225" calcext:value-type="float">
            <text:p>75,2</text:p>
          </table:table-cell>
          <table:table-cell office:value-type="float" office:value="425.102" calcext:value-type="float">
            <text:p>425,1</text:p>
          </table:table-cell>
          <table:table-cell office:value-type="float" office:value="435.655" calcext:value-type="float">
            <text:p>435,7</text:p>
          </table:table-cell>
          <table:table-cell table:formula="of:=[.K39]-[.J39]" office:value-type="float" office:value="10.553" calcext:value-type="float">
            <text:p>10,6</text:p>
          </table:table-cell>
          <table:table-cell/>
          <table:table-cell table:formula="of:=[.J39]-[.O39]-[.I39]" office:value-type="float" office:value="29.457" calcext:value-type="float">
            <text:p>29,5</text:p>
          </table:table-cell>
          <table:table-cell table:style-name="Default" office:value-type="float" office:value="320.42" calcext:value-type="float">
            <text:p>320,42</text:p>
          </table:table-cell>
          <table:table-cell table:formula="of:=[.O39]-[.Q39]" office:value-type="float" office:value="21.026" calcext:value-type="float">
            <text:p>21,0</text:p>
          </table:table-cell>
          <table:table-cell office:value-type="float" office:value="299.394" calcext:value-type="float">
            <text:p>299,4</text:p>
          </table:table-cell>
          <table:table-cell table:formula="of:=[.Q39]-[.S39]-[.U39]-[.V39]" office:value-type="float" office:value="1.43400000000003" calcext:value-type="float">
            <text:p>1,4</text:p>
          </table:table-cell>
          <table:table-cell office:value-type="float" office:value="137.599" calcext:value-type="float">
            <text:p>137,6</text:p>
          </table:table-cell>
          <table:table-cell office:value-type="float" office:value="0.782" calcext:value-type="float">
            <text:p>0,8</text:p>
          </table:table-cell>
          <table:table-cell office:value-type="float" office:value="41.237" calcext:value-type="float">
            <text:p>41,2</text:p>
          </table:table-cell>
          <table:table-cell office:value-type="float" office:value="119.124" calcext:value-type="float">
            <text:p>119,1</text:p>
          </table:table-cell>
          <table:table-cell table:number-columns-repeated="100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6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19" calcext:value-type="float">
            <text:p>4,1</text:p>
          </table:table-cell>
          <table:table-cell office:value-type="float" office:value="23.197" calcext:value-type="float">
            <text:p>23,2</text:p>
          </table:table-cell>
          <table:table-cell office:value-type="float" office:value="70.618" calcext:value-type="float">
            <text:p>70,6</text:p>
          </table:table-cell>
          <table:table-cell office:value-type="float" office:value="70.675" calcext:value-type="float">
            <text:p>70,7</text:p>
          </table:table-cell>
          <table:table-cell office:value-type="float" office:value="621.508" calcext:value-type="float">
            <text:p>621,5</text:p>
          </table:table-cell>
          <table:table-cell office:value-type="float" office:value="631.483" calcext:value-type="float">
            <text:p>631,5</text:p>
          </table:table-cell>
          <table:table-cell table:formula="of:=[.K40]-[.J40]" office:value-type="float" office:value="9.97499999999991" calcext:value-type="float">
            <text:p>10,0</text:p>
          </table:table-cell>
          <table:table-cell/>
          <table:table-cell table:formula="of:=[.J40]-[.O40]-[.I40]" office:value-type="float" office:value="265.383" calcext:value-type="float">
            <text:p>265,4</text:p>
          </table:table-cell>
          <table:table-cell table:style-name="Default" office:value-type="float" office:value="285.45" calcext:value-type="float">
            <text:p>285,45</text:p>
          </table:table-cell>
          <table:table-cell table:formula="of:=[.O40]-[.Q40]" office:value-type="float" office:value="2.24899999999997" calcext:value-type="float">
            <text:p>2,2</text:p>
          </table:table-cell>
          <table:table-cell office:value-type="float" office:value="283.201" calcext:value-type="float">
            <text:p>283,2</text:p>
          </table:table-cell>
          <table:table-cell table:formula="of:=[.Q40]-[.S40]-[.U40]-[.V40]" office:value-type="float" office:value="1.42500000000001" calcext:value-type="float">
            <text:p>1,4</text:p>
          </table:table-cell>
          <table:table-cell office:value-type="float" office:value="111.264" calcext:value-type="float">
            <text:p>111,3</text:p>
          </table:table-cell>
          <table:table-cell office:value-type="float" office:value="0.788" calcext:value-type="float">
            <text:p>0,8</text:p>
          </table:table-cell>
          <table:table-cell office:value-type="float" office:value="52.255" calcext:value-type="float">
            <text:p>52,3</text:p>
          </table:table-cell>
          <table:table-cell office:value-type="float" office:value="118.257" calcext:value-type="float">
            <text:p>118,3</text:p>
          </table:table-cell>
          <table:table-cell table:number-columns-repeated="100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6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04" calcext:value-type="float">
            <text:p>4,3</text:p>
          </table:table-cell>
          <table:table-cell office:value-type="float" office:value="23.854" calcext:value-type="float">
            <text:p>23,9</text:p>
          </table:table-cell>
          <table:table-cell office:value-type="float" office:value="78.364" calcext:value-type="float">
            <text:p>78,4</text:p>
          </table:table-cell>
          <table:table-cell office:value-type="float" office:value="78.462" calcext:value-type="float">
            <text:p>78,5</text:p>
          </table:table-cell>
          <table:table-cell office:value-type="float" office:value="430.57" calcext:value-type="float">
            <text:p>430,6</text:p>
          </table:table-cell>
          <table:table-cell office:value-type="float" office:value="442.487" calcext:value-type="float">
            <text:p>442,5</text:p>
          </table:table-cell>
          <table:table-cell table:formula="of:=[.K41]-[.J41]" office:value-type="float" office:value="11.917" calcext:value-type="float">
            <text:p>11,9</text:p>
          </table:table-cell>
          <table:table-cell/>
          <table:table-cell table:formula="of:=[.J41]-[.O41]-[.I41]" office:value-type="float" office:value="75.988" calcext:value-type="float">
            <text:p>76,0</text:p>
          </table:table-cell>
          <table:table-cell table:style-name="Default" office:value-type="float" office:value="276.12" calcext:value-type="float">
            <text:p>276,12</text:p>
          </table:table-cell>
          <table:table-cell table:formula="of:=[.O41]-[.Q41]" office:value-type="float" office:value="15.746" calcext:value-type="float">
            <text:p>15,7</text:p>
          </table:table-cell>
          <table:table-cell office:value-type="float" office:value="260.374" calcext:value-type="float">
            <text:p>260,4</text:p>
          </table:table-cell>
          <table:table-cell table:formula="of:=[.Q41]-[.S41]-[.U41]-[.V41]" office:value-type="float" office:value="1.396" calcext:value-type="float">
            <text:p>1,4</text:p>
          </table:table-cell>
          <table:table-cell office:value-type="float" office:value="123.194" calcext:value-type="float">
            <text:p>123,2</text:p>
          </table:table-cell>
          <table:table-cell office:value-type="float" office:value="0.757" calcext:value-type="float">
            <text:p>0,8</text:p>
          </table:table-cell>
          <table:table-cell office:value-type="float" office:value="51.483" calcext:value-type="float">
            <text:p>51,5</text:p>
          </table:table-cell>
          <table:table-cell office:value-type="float" office:value="84.301" calcext:value-type="float">
            <text:p>84,3</text:p>
          </table:table-cell>
          <table:table-cell table:number-columns-repeated="100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6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6" calcext:value-type="float">
            <text:p>4,4</text:p>
          </table:table-cell>
          <table:table-cell office:value-type="float" office:value="23.689" calcext:value-type="float">
            <text:p>23,7</text:p>
          </table:table-cell>
          <table:table-cell office:value-type="float" office:value="72.901" calcext:value-type="float">
            <text:p>72,9</text:p>
          </table:table-cell>
          <table:table-cell office:value-type="float" office:value="73.078" calcext:value-type="float">
            <text:p>73,1</text:p>
          </table:table-cell>
          <table:table-cell office:value-type="float" office:value="402.839" calcext:value-type="float">
            <text:p>402,8</text:p>
          </table:table-cell>
          <table:table-cell office:value-type="float" office:value="413.215" calcext:value-type="float">
            <text:p>413,2</text:p>
          </table:table-cell>
          <table:table-cell table:formula="of:=[.K42]-[.J42]" office:value-type="float" office:value="10.376" calcext:value-type="float">
            <text:p>10,4</text:p>
          </table:table-cell>
          <table:table-cell/>
          <table:table-cell table:formula="of:=[.J42]-[.O42]-[.I42]" office:value-type="float" office:value="14.061" calcext:value-type="float">
            <text:p>14,1</text:p>
          </table:table-cell>
          <table:table-cell table:style-name="Default" office:value-type="float" office:value="315.7" calcext:value-type="float">
            <text:p>315,7</text:p>
          </table:table-cell>
          <table:table-cell table:formula="of:=[.O42]-[.Q42]" office:value-type="float" office:value="20.063" calcext:value-type="float">
            <text:p>20,1</text:p>
          </table:table-cell>
          <table:table-cell office:value-type="float" office:value="295.637" calcext:value-type="float">
            <text:p>295,6</text:p>
          </table:table-cell>
          <table:table-cell table:formula="of:=[.Q42]-[.S42]-[.U42]-[.V42]" office:value-type="float" office:value="1.41999999999999" calcext:value-type="float">
            <text:p>1,4</text:p>
          </table:table-cell>
          <table:table-cell office:value-type="float" office:value="133.449" calcext:value-type="float">
            <text:p>133,4</text:p>
          </table:table-cell>
          <table:table-cell office:value-type="float" office:value="0.789" calcext:value-type="float">
            <text:p>0,8</text:p>
          </table:table-cell>
          <table:table-cell office:value-type="float" office:value="40.584" calcext:value-type="float">
            <text:p>40,6</text:p>
          </table:table-cell>
          <table:table-cell office:value-type="float" office:value="120.184" calcext:value-type="float">
            <text:p>120,2</text:p>
          </table:table-cell>
          <table:table-cell table:number-columns-repeated="100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6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71" calcext:value-type="float">
            <text:p>4,3</text:p>
          </table:table-cell>
          <table:table-cell office:value-type="float" office:value="23.423" calcext:value-type="float">
            <text:p>23,4</text:p>
          </table:table-cell>
          <table:table-cell office:value-type="float" office:value="71.814" calcext:value-type="float">
            <text:p>71,8</text:p>
          </table:table-cell>
          <table:table-cell office:value-type="float" office:value="71.873" calcext:value-type="float">
            <text:p>71,9</text:p>
          </table:table-cell>
          <table:table-cell office:value-type="float" office:value="760.871" calcext:value-type="float">
            <text:p>760,9</text:p>
          </table:table-cell>
          <table:table-cell office:value-type="float" office:value="769.708" calcext:value-type="float">
            <text:p>769,7</text:p>
          </table:table-cell>
          <table:table-cell table:formula="of:=[.K43]-[.J43]" office:value-type="float" office:value="8.83699999999999" calcext:value-type="float">
            <text:p>8,8</text:p>
          </table:table-cell>
          <table:table-cell/>
          <table:table-cell table:formula="of:=[.J43]-[.O43]-[.I43]" office:value-type="float" office:value="443.448" calcext:value-type="float">
            <text:p>443,4</text:p>
          </table:table-cell>
          <table:table-cell table:style-name="Default" office:value-type="float" office:value="245.55" calcext:value-type="float">
            <text:p>245,55</text:p>
          </table:table-cell>
          <table:table-cell table:formula="of:=[.O43]-[.Q43]" office:value-type="float" office:value="17.171" calcext:value-type="float">
            <text:p>17,2</text:p>
          </table:table-cell>
          <table:table-cell office:value-type="float" office:value="228.379" calcext:value-type="float">
            <text:p>228,4</text:p>
          </table:table-cell>
          <table:table-cell table:formula="of:=[.Q43]-[.S43]-[.U43]-[.V43]" office:value-type="float" office:value="5.14299999999997" calcext:value-type="float">
            <text:p>5,1</text:p>
          </table:table-cell>
          <table:table-cell office:value-type="float" office:value="105.516" calcext:value-type="float">
            <text:p>105,5</text:p>
          </table:table-cell>
          <table:table-cell office:value-type="float" office:value="0.843" calcext:value-type="float">
            <text:p>0,8</text:p>
          </table:table-cell>
          <table:table-cell office:value-type="float" office:value="54.773" calcext:value-type="float">
            <text:p>54,8</text:p>
          </table:table-cell>
          <table:table-cell office:value-type="float" office:value="62.947" calcext:value-type="float">
            <text:p>62,9</text:p>
          </table:table-cell>
          <table:table-cell table:number-columns-repeated="100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6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28.361" calcext:value-type="float">
            <text:p>28,4</text:p>
          </table:table-cell>
          <table:table-cell office:value-type="float" office:value="47.107" calcext:value-type="float">
            <text:p>47,1</text:p>
          </table:table-cell>
          <table:table-cell office:value-type="float" office:value="97.298" calcext:value-type="float">
            <text:p>97,3</text:p>
          </table:table-cell>
          <table:table-cell office:value-type="float" office:value="97.369" calcext:value-type="float">
            <text:p>97,4</text:p>
          </table:table-cell>
          <table:table-cell office:value-type="float" office:value="459.443" calcext:value-type="float">
            <text:p>459,4</text:p>
          </table:table-cell>
          <table:table-cell office:value-type="float" office:value="471.288" calcext:value-type="float">
            <text:p>471,3</text:p>
          </table:table-cell>
          <table:table-cell table:formula="of:=[.K44]-[.J44]" office:value-type="float" office:value="11.845" calcext:value-type="float">
            <text:p>11,8</text:p>
          </table:table-cell>
          <table:table-cell/>
          <table:table-cell table:formula="of:=[.J44]-[.O44]-[.I44]" office:value-type="float" office:value="63.674" calcext:value-type="float">
            <text:p>63,7</text:p>
          </table:table-cell>
          <table:table-cell table:style-name="Default" office:value-type="float" office:value="298.4" calcext:value-type="float">
            <text:p>298,4</text:p>
          </table:table-cell>
          <table:table-cell table:formula="of:=[.O44]-[.Q44]" office:value-type="float" office:value="3.45799999999997" calcext:value-type="float">
            <text:p>3,5</text:p>
          </table:table-cell>
          <table:table-cell office:value-type="float" office:value="294.942" calcext:value-type="float">
            <text:p>294,9</text:p>
          </table:table-cell>
          <table:table-cell table:formula="of:=[.Q44]-[.S44]-[.U44]-[.V44]" office:value-type="float" office:value="18.128" calcext:value-type="float">
            <text:p>18,1</text:p>
          </table:table-cell>
          <table:table-cell office:value-type="float" office:value="118.589" calcext:value-type="float">
            <text:p>118,6</text:p>
          </table:table-cell>
          <table:table-cell office:value-type="float" office:value="0.775" calcext:value-type="float">
            <text:p>0,8</text:p>
          </table:table-cell>
          <table:table-cell office:value-type="float" office:value="41.721" calcext:value-type="float">
            <text:p>41,7</text:p>
          </table:table-cell>
          <table:table-cell office:value-type="float" office:value="116.504" calcext:value-type="float">
            <text:p>116,5</text:p>
          </table:table-cell>
          <table:table-cell table:number-columns-repeated="100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225.78.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60.561" calcext:value-type="float">
            <text:p>60,6</text:p>
          </table:table-cell>
          <table:table-cell office:value-type="float" office:value="87.074" calcext:value-type="float">
            <text:p>87,1</text:p>
          </table:table-cell>
          <table:table-cell office:value-type="float" office:value="170.736" calcext:value-type="float">
            <text:p>170,7</text:p>
          </table:table-cell>
          <table:table-cell office:value-type="float" office:value="170.839" calcext:value-type="float">
            <text:p>170,8</text:p>
          </table:table-cell>
          <table:table-cell office:value-type="float" office:value="501.718" calcext:value-type="float">
            <text:p>501,7</text:p>
          </table:table-cell>
          <table:table-cell office:value-type="float" office:value="515.676" calcext:value-type="float">
            <text:p>515,7</text:p>
          </table:table-cell>
          <table:table-cell table:formula="of:=[.K45]-[.J45]" office:value-type="float" office:value="13.958" calcext:value-type="float">
            <text:p>14,0</text:p>
          </table:table-cell>
          <table:table-cell/>
          <table:table-cell table:formula="of:=[.J45]-[.O45]-[.I45]" office:value-type="float" office:value="3.25900000000001" calcext:value-type="float">
            <text:p>3,3</text:p>
          </table:table-cell>
          <table:table-cell table:style-name="Default" office:value-type="float" office:value="327.62" calcext:value-type="float">
            <text:p>327,62</text:p>
          </table:table-cell>
          <table:table-cell table:formula="of:=[.O45]-[.Q45]" office:value-type="float" office:value="18.948" calcext:value-type="float">
            <text:p>18,9</text:p>
          </table:table-cell>
          <table:table-cell office:value-type="float" office:value="308.672" calcext:value-type="float">
            <text:p>308,7</text:p>
          </table:table-cell>
          <table:table-cell table:formula="of:=[.Q45]-[.S45]-[.U45]-[.V45]" office:value-type="float" office:value="1.40900000000002" calcext:value-type="float">
            <text:p>1,4</text:p>
          </table:table-cell>
          <table:table-cell office:value-type="float" office:value="118.341" calcext:value-type="float">
            <text:p>118,3</text:p>
          </table:table-cell>
          <table:table-cell office:value-type="float" office:value="0.779" calcext:value-type="float">
            <text:p>0,8</text:p>
          </table:table-cell>
          <table:table-cell office:value-type="float" office:value="46.745" calcext:value-type="float">
            <text:p>46,7</text:p>
          </table:table-cell>
          <table:table-cell office:value-type="float" office:value="142.177" calcext:value-type="float">
            <text:p>142,2</text:p>
          </table:table-cell>
          <table:table-cell table:number-columns-repeated="100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225.78.94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44" calcext:value-type="float">
            <text:p>4,2</text:p>
          </table:table-cell>
          <table:table-cell office:value-type="float" office:value="30.414" calcext:value-type="float">
            <text:p>30,4</text:p>
          </table:table-cell>
          <table:table-cell office:value-type="float" office:value="98.513" calcext:value-type="float">
            <text:p>98,5</text:p>
          </table:table-cell>
          <table:table-cell office:value-type="float" office:value="98.682" calcext:value-type="float">
            <text:p>98,7</text:p>
          </table:table-cell>
          <table:table-cell office:value-type="float" office:value="426.731" calcext:value-type="float">
            <text:p>426,7</text:p>
          </table:table-cell>
          <table:table-cell office:value-type="float" office:value="440.806" calcext:value-type="float">
            <text:p>440,8</text:p>
          </table:table-cell>
          <table:table-cell table:formula="of:=[.K46]-[.J46]" office:value-type="float" office:value="14.075" calcext:value-type="float">
            <text:p>14,1</text:p>
          </table:table-cell>
          <table:table-cell/>
          <table:table-cell table:formula="of:=[.J46]-[.O46]-[.I46]" office:value-type="float" office:value="72.399" calcext:value-type="float">
            <text:p>72,4</text:p>
          </table:table-cell>
          <table:table-cell table:style-name="Default" office:value-type="float" office:value="255.65" calcext:value-type="float">
            <text:p>255,65</text:p>
          </table:table-cell>
          <table:table-cell table:formula="of:=[.O46]-[.Q46]" office:value-type="float" office:value="15.967" calcext:value-type="float">
            <text:p>16,0</text:p>
          </table:table-cell>
          <table:table-cell office:value-type="float" office:value="239.683" calcext:value-type="float">
            <text:p>239,7</text:p>
          </table:table-cell>
          <table:table-cell table:formula="of:=[.Q46]-[.S46]-[.U46]-[.V46]" office:value-type="float" office:value="1.467" calcext:value-type="float">
            <text:p>1,5</text:p>
          </table:table-cell>
          <table:table-cell office:value-type="float" office:value="117.246" calcext:value-type="float">
            <text:p>117,2</text:p>
          </table:table-cell>
          <table:table-cell office:value-type="float" office:value="0.821" calcext:value-type="float">
            <text:p>0,8</text:p>
          </table:table-cell>
          <table:table-cell office:value-type="float" office:value="56.657" calcext:value-type="float">
            <text:p>56,7</text:p>
          </table:table-cell>
          <table:table-cell office:value-type="float" office:value="64.313" calcext:value-type="float">
            <text:p>64,3</text:p>
          </table:table-cell>
          <table:table-cell table:number-columns-repeated="100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225.78.94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53" calcext:value-type="float">
            <text:p>4,2</text:p>
          </table:table-cell>
          <table:table-cell office:value-type="float" office:value="30.334" calcext:value-type="float">
            <text:p>30,3</text:p>
          </table:table-cell>
          <table:table-cell office:value-type="float" office:value="101.532" calcext:value-type="float">
            <text:p>101,5</text:p>
          </table:table-cell>
          <table:table-cell office:value-type="float" office:value="101.753" calcext:value-type="float">
            <text:p>101,8</text:p>
          </table:table-cell>
          <table:table-cell office:value-type="float" office:value="429.045" calcext:value-type="float">
            <text:p>429,0</text:p>
          </table:table-cell>
          <table:table-cell office:value-type="float" office:value="443.41" calcext:value-type="float">
            <text:p>443,4</text:p>
          </table:table-cell>
          <table:table-cell table:formula="of:=[.K47]-[.J47]" office:value-type="float" office:value="14.365" calcext:value-type="float">
            <text:p>14,4</text:p>
          </table:table-cell>
          <table:table-cell/>
          <table:table-cell table:formula="of:=[.J47]-[.O47]-[.I47]" office:value-type="float" office:value="54.322" calcext:value-type="float">
            <text:p>54,3</text:p>
          </table:table-cell>
          <table:table-cell table:style-name="Default" office:value-type="float" office:value="272.97" calcext:value-type="float">
            <text:p>272,97</text:p>
          </table:table-cell>
          <table:table-cell table:formula="of:=[.O47]-[.Q47]" office:value-type="float" office:value="14.988" calcext:value-type="float">
            <text:p>15,0</text:p>
          </table:table-cell>
          <table:table-cell office:value-type="float" office:value="257.982" calcext:value-type="float">
            <text:p>258,0</text:p>
          </table:table-cell>
          <table:table-cell table:formula="of:=[.Q47]-[.S47]-[.U47]-[.V47]" office:value-type="float" office:value="1.38400000000001" calcext:value-type="float">
            <text:p>1,4</text:p>
          </table:table-cell>
          <table:table-cell office:value-type="float" office:value="114.516" calcext:value-type="float">
            <text:p>114,5</text:p>
          </table:table-cell>
          <table:table-cell office:value-type="float" office:value="0.786" calcext:value-type="float">
            <text:p>0,8</text:p>
          </table:table-cell>
          <table:table-cell office:value-type="float" office:value="57.262" calcext:value-type="float">
            <text:p>57,3</text:p>
          </table:table-cell>
          <table:table-cell office:value-type="float" office:value="84.82" calcext:value-type="float">
            <text:p>84,8</text:p>
          </table:table-cell>
          <table:table-cell table:number-columns-repeated="100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225.78.94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01" calcext:value-type="float">
            <text:p>4,2</text:p>
          </table:table-cell>
          <table:table-cell office:value-type="float" office:value="30.272" calcext:value-type="float">
            <text:p>30,3</text:p>
          </table:table-cell>
          <table:table-cell office:value-type="float" office:value="93.357" calcext:value-type="float">
            <text:p>93,4</text:p>
          </table:table-cell>
          <table:table-cell office:value-type="float" office:value="93.411" calcext:value-type="float">
            <text:p>93,4</text:p>
          </table:table-cell>
          <table:table-cell office:value-type="float" office:value="421.47" calcext:value-type="float">
            <text:p>421,5</text:p>
          </table:table-cell>
          <table:table-cell office:value-type="float" office:value="434.065" calcext:value-type="float">
            <text:p>434,1</text:p>
          </table:table-cell>
          <table:table-cell table:formula="of:=[.K48]-[.J48]" office:value-type="float" office:value="12.595" calcext:value-type="float">
            <text:p>12,6</text:p>
          </table:table-cell>
          <table:table-cell/>
          <table:table-cell table:formula="of:=[.J48]-[.O48]-[.I48]" office:value-type="float" office:value="9.54900000000004" calcext:value-type="float">
            <text:p>9,5</text:p>
          </table:table-cell>
          <table:table-cell table:style-name="Default" office:value-type="float" office:value="318.51" calcext:value-type="float">
            <text:p>318,51</text:p>
          </table:table-cell>
          <table:table-cell table:formula="of:=[.O48]-[.Q48]" office:value-type="float" office:value="12.082" calcext:value-type="float">
            <text:p>12,1</text:p>
          </table:table-cell>
          <table:table-cell office:value-type="float" office:value="306.428" calcext:value-type="float">
            <text:p>306,4</text:p>
          </table:table-cell>
          <table:table-cell table:formula="of:=[.Q48]-[.S48]-[.U48]-[.V48]" office:value-type="float" office:value="1.41099999999997" calcext:value-type="float">
            <text:p>1,4</text:p>
          </table:table-cell>
          <table:table-cell office:value-type="float" office:value="121.639" calcext:value-type="float">
            <text:p>121,6</text:p>
          </table:table-cell>
          <table:table-cell office:value-type="float" office:value="0.77" calcext:value-type="float">
            <text:p>0,8</text:p>
          </table:table-cell>
          <table:table-cell office:value-type="float" office:value="55.36" calcext:value-type="float">
            <text:p>55,4</text:p>
          </table:table-cell>
          <table:table-cell office:value-type="float" office:value="128.018" calcext:value-type="float">
            <text:p>128,0</text:p>
          </table:table-cell>
          <table:table-cell table:number-columns-repeated="100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225.78.94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47" calcext:value-type="float">
            <text:p>4,2</text:p>
          </table:table-cell>
          <table:table-cell office:value-type="float" office:value="30.752" calcext:value-type="float">
            <text:p>30,8</text:p>
          </table:table-cell>
          <table:table-cell office:value-type="float" office:value="103.787" calcext:value-type="float">
            <text:p>103,8</text:p>
          </table:table-cell>
          <table:table-cell office:value-type="float" office:value="103.921" calcext:value-type="float">
            <text:p>103,9</text:p>
          </table:table-cell>
          <table:table-cell office:value-type="float" office:value="438.612" calcext:value-type="float">
            <text:p>438,6</text:p>
          </table:table-cell>
          <table:table-cell office:value-type="float" office:value="451.192" calcext:value-type="float">
            <text:p>451,2</text:p>
          </table:table-cell>
          <table:table-cell table:formula="of:=[.K49]-[.J49]" office:value-type="float" office:value="12.58" calcext:value-type="float">
            <text:p>12,6</text:p>
          </table:table-cell>
          <table:table-cell/>
          <table:table-cell table:formula="of:=[.J49]-[.O49]-[.I49]" office:value-type="float" office:value="-105.909" calcext:value-type="float">
            <text:p>-105,9</text:p>
          </table:table-cell>
          <table:table-cell table:style-name="Default" office:value-type="float" office:value="440.6" calcext:value-type="float">
            <text:p>440,6</text:p>
          </table:table-cell>
          <table:table-cell table:formula="of:=[.O49]-[.Q49]" office:value-type="float" office:value="16.473" calcext:value-type="float">
            <text:p>16,5</text:p>
          </table:table-cell>
          <table:table-cell office:value-type="float" office:value="424.127" calcext:value-type="float">
            <text:p>424,1</text:p>
          </table:table-cell>
          <table:table-cell table:formula="of:=[.Q49]-[.S49]-[.U49]-[.V49]" office:value-type="float" office:value="3.875" calcext:value-type="float">
            <text:p>3,9</text:p>
          </table:table-cell>
          <table:table-cell office:value-type="float" office:value="195.938" calcext:value-type="float">
            <text:p>195,9</text:p>
          </table:table-cell>
          <table:table-cell office:value-type="float" office:value="0.783" calcext:value-type="float">
            <text:p>0,8</text:p>
          </table:table-cell>
          <table:table-cell office:value-type="float" office:value="40.353" calcext:value-type="float">
            <text:p>40,4</text:p>
          </table:table-cell>
          <table:table-cell office:value-type="float" office:value="183.961" calcext:value-type="float">
            <text:p>184,0</text:p>
          </table:table-cell>
          <table:table-cell table:number-columns-repeated="100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225.78.94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2" calcext:value-type="float">
            <text:p>4,2</text:p>
          </table:table-cell>
          <table:table-cell office:value-type="float" office:value="30.914" calcext:value-type="float">
            <text:p>30,9</text:p>
          </table:table-cell>
          <table:table-cell office:value-type="float" office:value="98.969" calcext:value-type="float">
            <text:p>99,0</text:p>
          </table:table-cell>
          <table:table-cell office:value-type="float" office:value="99.024" calcext:value-type="float">
            <text:p>99,0</text:p>
          </table:table-cell>
          <table:table-cell office:value-type="float" office:value="547.564" calcext:value-type="float">
            <text:p>547,6</text:p>
          </table:table-cell>
          <table:table-cell office:value-type="float" office:value="560.524" calcext:value-type="float">
            <text:p>560,5</text:p>
          </table:table-cell>
          <table:table-cell table:formula="of:=[.K50]-[.J50]" office:value-type="float" office:value="12.96" calcext:value-type="float">
            <text:p>13,0</text:p>
          </table:table-cell>
          <table:table-cell/>
          <table:table-cell table:formula="of:=[.J50]-[.O50]-[.I50]" office:value-type="float" office:value="102.89" calcext:value-type="float">
            <text:p>102,9</text:p>
          </table:table-cell>
          <table:table-cell table:style-name="Default" office:value-type="float" office:value="345.65" calcext:value-type="float">
            <text:p>345,65</text:p>
          </table:table-cell>
          <table:table-cell table:formula="of:=[.O50]-[.Q50]" office:value-type="float" office:value="2.178" calcext:value-type="float">
            <text:p>2,2</text:p>
          </table:table-cell>
          <table:table-cell office:value-type="float" office:value="343.472" calcext:value-type="float">
            <text:p>343,5</text:p>
          </table:table-cell>
          <table:table-cell table:formula="of:=[.Q50]-[.S50]-[.U50]-[.V50]" office:value-type="float" office:value="4.551" calcext:value-type="float">
            <text:p>4,6</text:p>
          </table:table-cell>
          <table:table-cell office:value-type="float" office:value="102.431" calcext:value-type="float">
            <text:p>102,4</text:p>
          </table:table-cell>
          <table:table-cell office:value-type="float" office:value="3.921" calcext:value-type="float">
            <text:p>3,9</text:p>
          </table:table-cell>
          <table:table-cell office:value-type="float" office:value="117.243" calcext:value-type="float">
            <text:p>117,2</text:p>
          </table:table-cell>
          <table:table-cell office:value-type="float" office:value="119.247" calcext:value-type="float">
            <text:p>119,2</text:p>
          </table:table-cell>
          <table:table-cell table:number-columns-repeated="100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225.78.94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33" calcext:value-type="float">
            <text:p>4,1</text:p>
          </table:table-cell>
          <table:table-cell office:value-type="float" office:value="31.526" calcext:value-type="float">
            <text:p>31,5</text:p>
          </table:table-cell>
          <table:table-cell office:value-type="float" office:value="114.158" calcext:value-type="float">
            <text:p>114,2</text:p>
          </table:table-cell>
          <table:table-cell office:value-type="float" office:value="114.324" calcext:value-type="float">
            <text:p>114,3</text:p>
          </table:table-cell>
          <table:table-cell office:value-type="float" office:value="568.916" calcext:value-type="float">
            <text:p>568,9</text:p>
          </table:table-cell>
          <table:table-cell office:value-type="float" office:value="585.503" calcext:value-type="float">
            <text:p>585,5</text:p>
          </table:table-cell>
          <table:table-cell table:formula="of:=[.K51]-[.J51]" office:value-type="float" office:value="16.587" calcext:value-type="float">
            <text:p>16,6</text:p>
          </table:table-cell>
          <table:table-cell/>
          <table:table-cell table:formula="of:=[.J51]-[.O51]-[.I51]" office:value-type="float" office:value="190.082" calcext:value-type="float">
            <text:p>190,1</text:p>
          </table:table-cell>
          <table:table-cell table:style-name="Default" office:value-type="float" office:value="264.51" calcext:value-type="float">
            <text:p>264,51</text:p>
          </table:table-cell>
          <table:table-cell table:formula="of:=[.O51]-[.Q51]" office:value-type="float" office:value="9.66299999999998" calcext:value-type="float">
            <text:p>9,7</text:p>
          </table:table-cell>
          <table:table-cell office:value-type="float" office:value="254.847" calcext:value-type="float">
            <text:p>254,8</text:p>
          </table:table-cell>
          <table:table-cell table:formula="of:=[.Q51]-[.S51]-[.U51]-[.V51]" office:value-type="float" office:value="3.33499999999999" calcext:value-type="float">
            <text:p>3,3</text:p>
          </table:table-cell>
          <table:table-cell office:value-type="float" office:value="121.467" calcext:value-type="float">
            <text:p>121,5</text:p>
          </table:table-cell>
          <table:table-cell office:value-type="float" office:value="2.732" calcext:value-type="float">
            <text:p>2,7</text:p>
          </table:table-cell>
          <table:table-cell office:value-type="float" office:value="38.525" calcext:value-type="float">
            <text:p>38,5</text:p>
          </table:table-cell>
          <table:table-cell office:value-type="float" office:value="91.52" calcext:value-type="float">
            <text:p>91,5</text:p>
          </table:table-cell>
          <table:table-cell table:number-columns-repeated="100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225.78.94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39" calcext:value-type="float">
            <text:p>4,2</text:p>
          </table:table-cell>
          <table:table-cell office:value-type="float" office:value="30.358" calcext:value-type="float">
            <text:p>30,4</text:p>
          </table:table-cell>
          <table:table-cell office:value-type="float" office:value="100.903" calcext:value-type="float">
            <text:p>100,9</text:p>
          </table:table-cell>
          <table:table-cell office:value-type="float" office:value="101.122" calcext:value-type="float">
            <text:p>101,1</text:p>
          </table:table-cell>
          <table:table-cell office:value-type="float" office:value="568.287" calcext:value-type="float">
            <text:p>568,3</text:p>
          </table:table-cell>
          <table:table-cell office:value-type="float" office:value="581.018" calcext:value-type="float">
            <text:p>581,0</text:p>
          </table:table-cell>
          <table:table-cell table:formula="of:=[.K52]-[.J52]" office:value-type="float" office:value="12.731" calcext:value-type="float">
            <text:p>12,7</text:p>
          </table:table-cell>
          <table:table-cell/>
          <table:table-cell table:formula="of:=[.J52]-[.O52]-[.I52]" office:value-type="float" office:value="-14.385" calcext:value-type="float">
            <text:p>-14,4</text:p>
          </table:table-cell>
          <table:table-cell table:style-name="Default" office:value-type="float" office:value="481.55" calcext:value-type="float">
            <text:p>481,55</text:p>
          </table:table-cell>
          <table:table-cell table:formula="of:=[.O52]-[.Q52]" office:value-type="float" office:value="9.59700000000004" calcext:value-type="float">
            <text:p>9,6</text:p>
          </table:table-cell>
          <table:table-cell office:value-type="float" office:value="471.953" calcext:value-type="float">
            <text:p>472,0</text:p>
          </table:table-cell>
          <table:table-cell table:formula="of:=[.Q52]-[.S52]-[.U52]-[.V52]" office:value-type="float" office:value="39.739" calcext:value-type="float">
            <text:p>39,7</text:p>
          </table:table-cell>
          <table:table-cell office:value-type="float" office:value="300.106" calcext:value-type="float">
            <text:p>300,1</text:p>
          </table:table-cell>
          <table:table-cell office:value-type="float" office:value="1.346" calcext:value-type="float">
            <text:p>1,3</text:p>
          </table:table-cell>
          <table:table-cell office:value-type="float" office:value="40.11" calcext:value-type="float">
            <text:p>40,1</text:p>
          </table:table-cell>
          <table:table-cell office:value-type="float" office:value="91.998" calcext:value-type="float">
            <text:p>92,0</text:p>
          </table:table-cell>
          <table:table-cell table:number-columns-repeated="100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225.78.94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37" calcext:value-type="float">
            <text:p>4,1</text:p>
          </table:table-cell>
          <table:table-cell office:value-type="float" office:value="30.338" calcext:value-type="float">
            <text:p>30,3</text:p>
          </table:table-cell>
          <table:table-cell office:value-type="float" office:value="101.76" calcext:value-type="float">
            <text:p>101,8</text:p>
          </table:table-cell>
          <table:table-cell office:value-type="float" office:value="101.938" calcext:value-type="float">
            <text:p>101,9</text:p>
          </table:table-cell>
          <table:table-cell office:value-type="float" office:value="428.971" calcext:value-type="float">
            <text:p>429,0</text:p>
          </table:table-cell>
          <table:table-cell office:value-type="float" office:value="443.026" calcext:value-type="float">
            <text:p>443,0</text:p>
          </table:table-cell>
          <table:table-cell table:formula="of:=[.K53]-[.J53]" office:value-type="float" office:value="14.055" calcext:value-type="float">
            <text:p>14,1</text:p>
          </table:table-cell>
          <table:table-cell/>
          <table:table-cell table:formula="of:=[.J53]-[.O53]-[.I53]" office:value-type="float" office:value="55.983" calcext:value-type="float">
            <text:p>56,0</text:p>
          </table:table-cell>
          <table:table-cell table:style-name="Default" office:value-type="float" office:value="271.05" calcext:value-type="float">
            <text:p>271,05</text:p>
          </table:table-cell>
          <table:table-cell table:formula="of:=[.O53]-[.Q53]" office:value-type="float" office:value="17.366" calcext:value-type="float">
            <text:p>17,4</text:p>
          </table:table-cell>
          <table:table-cell office:value-type="float" office:value="253.684" calcext:value-type="float">
            <text:p>253,7</text:p>
          </table:table-cell>
          <table:table-cell table:formula="of:=[.Q53]-[.S53]-[.U53]-[.V53]" office:value-type="float" office:value="10.946" calcext:value-type="float">
            <text:p>10,9</text:p>
          </table:table-cell>
          <table:table-cell office:value-type="float" office:value="106.112" calcext:value-type="float">
            <text:p>106,1</text:p>
          </table:table-cell>
          <table:table-cell office:value-type="float" office:value="10.332" calcext:value-type="float">
            <text:p>10,3</text:p>
          </table:table-cell>
          <table:table-cell office:value-type="float" office:value="53.991" calcext:value-type="float">
            <text:p>54,0</text:p>
          </table:table-cell>
          <table:table-cell office:value-type="float" office:value="82.635" calcext:value-type="float">
            <text:p>82,6</text:p>
          </table:table-cell>
          <table:table-cell table:number-columns-repeated="100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225.78.94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06" calcext:value-type="float">
            <text:p>4,1</text:p>
          </table:table-cell>
          <table:table-cell office:value-type="float" office:value="31.161" calcext:value-type="float">
            <text:p>31,2</text:p>
          </table:table-cell>
          <table:table-cell office:value-type="float" office:value="101.157" calcext:value-type="float">
            <text:p>101,2</text:p>
          </table:table-cell>
          <table:table-cell office:value-type="float" office:value="101.35" calcext:value-type="float">
            <text:p>101,4</text:p>
          </table:table-cell>
          <table:table-cell office:value-type="float" office:value="487.098" calcext:value-type="float">
            <text:p>487,1</text:p>
          </table:table-cell>
          <table:table-cell office:value-type="float" office:value="503.23" calcext:value-type="float">
            <text:p>503,2</text:p>
          </table:table-cell>
          <table:table-cell table:formula="of:=[.K54]-[.J54]" office:value-type="float" office:value="16.132" calcext:value-type="float">
            <text:p>16,1</text:p>
          </table:table-cell>
          <table:table-cell/>
          <table:table-cell table:formula="of:=[.J54]-[.O54]-[.I54]" office:value-type="float" office:value="69.548" calcext:value-type="float">
            <text:p>69,5</text:p>
          </table:table-cell>
          <table:table-cell table:style-name="Default" office:value-type="float" office:value="316.2" calcext:value-type="float">
            <text:p>316,2</text:p>
          </table:table-cell>
          <table:table-cell table:formula="of:=[.O54]-[.Q54]" office:value-type="float" office:value="14.523" calcext:value-type="float">
            <text:p>14,5</text:p>
          </table:table-cell>
          <table:table-cell office:value-type="float" office:value="301.677" calcext:value-type="float">
            <text:p>301,7</text:p>
          </table:table-cell>
          <table:table-cell table:formula="of:=[.Q54]-[.S54]-[.U54]-[.V54]" office:value-type="float" office:value="16.077" calcext:value-type="float">
            <text:p>16,1</text:p>
          </table:table-cell>
          <table:table-cell office:value-type="float" office:value="111.125" calcext:value-type="float">
            <text:p>111,1</text:p>
          </table:table-cell>
          <table:table-cell office:value-type="float" office:value="15.447" calcext:value-type="float">
            <text:p>15,4</text:p>
          </table:table-cell>
          <table:table-cell office:value-type="float" office:value="48.92" calcext:value-type="float">
            <text:p>48,9</text:p>
          </table:table-cell>
          <table:table-cell office:value-type="float" office:value="125.555" calcext:value-type="float">
            <text:p>125,6</text:p>
          </table:table-cell>
          <table:table-cell table:number-columns-repeated="100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225.78.94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48" calcext:value-type="float">
            <text:p>4,1</text:p>
          </table:table-cell>
          <table:table-cell office:value-type="float" office:value="30.714" calcext:value-type="float">
            <text:p>30,7</text:p>
          </table:table-cell>
          <table:table-cell office:value-type="float" office:value="102.481" calcext:value-type="float">
            <text:p>102,5</text:p>
          </table:table-cell>
          <table:table-cell office:value-type="float" office:value="102.743" calcext:value-type="float">
            <text:p>102,7</text:p>
          </table:table-cell>
          <table:table-cell office:value-type="float" office:value="469.286" calcext:value-type="float">
            <text:p>469,3</text:p>
          </table:table-cell>
          <table:table-cell office:value-type="float" office:value="483.991" calcext:value-type="float">
            <text:p>484,0</text:p>
          </table:table-cell>
          <table:table-cell table:formula="of:=[.K55]-[.J55]" office:value-type="float" office:value="14.705" calcext:value-type="float">
            <text:p>14,7</text:p>
          </table:table-cell>
          <table:table-cell/>
          <table:table-cell table:formula="of:=[.J55]-[.O55]-[.I55]" office:value-type="float" office:value="116.193" calcext:value-type="float">
            <text:p>116,2</text:p>
          </table:table-cell>
          <table:table-cell table:style-name="Default" office:value-type="float" office:value="250.35" calcext:value-type="float">
            <text:p>250,35</text:p>
          </table:table-cell>
          <table:table-cell table:formula="of:=[.O55]-[.Q55]" office:value-type="float" office:value="14.417" calcext:value-type="float">
            <text:p>14,4</text:p>
          </table:table-cell>
          <table:table-cell office:value-type="float" office:value="235.933" calcext:value-type="float">
            <text:p>235,9</text:p>
          </table:table-cell>
          <table:table-cell table:formula="of:=[.Q55]-[.S55]-[.U55]-[.V55]" office:value-type="float" office:value="10.561" calcext:value-type="float">
            <text:p>10,6</text:p>
          </table:table-cell>
          <table:table-cell office:value-type="float" office:value="106.394" calcext:value-type="float">
            <text:p>106,4</text:p>
          </table:table-cell>
          <table:table-cell office:value-type="float" office:value="9.945" calcext:value-type="float">
            <text:p>9,9</text:p>
          </table:table-cell>
          <table:table-cell office:value-type="float" office:value="53.326" calcext:value-type="float">
            <text:p>53,3</text:p>
          </table:table-cell>
          <table:table-cell office:value-type="float" office:value="65.652" calcext:value-type="float">
            <text:p>65,7</text:p>
          </table:table-cell>
          <table:table-cell table:number-columns-repeated="100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225.78.94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25" calcext:value-type="float">
            <text:p>4,2</text:p>
          </table:table-cell>
          <table:table-cell office:value-type="float" office:value="30.469" calcext:value-type="float">
            <text:p>30,5</text:p>
          </table:table-cell>
          <table:table-cell office:value-type="float" office:value="96.783" calcext:value-type="float">
            <text:p>96,8</text:p>
          </table:table-cell>
          <table:table-cell office:value-type="float" office:value="96.881" calcext:value-type="float">
            <text:p>96,9</text:p>
          </table:table-cell>
          <table:table-cell office:value-type="float" office:value="451.258" calcext:value-type="float">
            <text:p>451,3</text:p>
          </table:table-cell>
          <table:table-cell office:value-type="float" office:value="465.433" calcext:value-type="float">
            <text:p>465,4</text:p>
          </table:table-cell>
          <table:table-cell table:formula="of:=[.K56]-[.J56]" office:value-type="float" office:value="14.175" calcext:value-type="float">
            <text:p>14,2</text:p>
          </table:table-cell>
          <table:table-cell/>
          <table:table-cell table:formula="of:=[.J56]-[.O56]-[.I56]" office:value-type="float" office:value="6.13699999999997" calcext:value-type="float">
            <text:p>6,1</text:p>
          </table:table-cell>
          <table:table-cell table:style-name="Default" office:value-type="float" office:value="348.24" calcext:value-type="float">
            <text:p>348,24</text:p>
          </table:table-cell>
          <table:table-cell table:formula="of:=[.O56]-[.Q56]" office:value-type="float" office:value="18.353" calcext:value-type="float">
            <text:p>18,4</text:p>
          </table:table-cell>
          <table:table-cell office:value-type="float" office:value="329.887" calcext:value-type="float">
            <text:p>329,9</text:p>
          </table:table-cell>
          <table:table-cell table:formula="of:=[.Q56]-[.S56]-[.U56]-[.V56]" office:value-type="float" office:value="25.303" calcext:value-type="float">
            <text:p>25,3</text:p>
          </table:table-cell>
          <table:table-cell office:value-type="float" office:value="174.494" calcext:value-type="float">
            <text:p>174,5</text:p>
          </table:table-cell>
          <table:table-cell office:value-type="float" office:value="20.082" calcext:value-type="float">
            <text:p>20,1</text:p>
          </table:table-cell>
          <table:table-cell office:value-type="float" office:value="40.31" calcext:value-type="float">
            <text:p>40,3</text:p>
          </table:table-cell>
          <table:table-cell office:value-type="float" office:value="89.78" calcext:value-type="float">
            <text:p>89,8</text:p>
          </table:table-cell>
          <table:table-cell table:number-columns-repeated="100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225.78.94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28" calcext:value-type="float">
            <text:p>4,2</text:p>
          </table:table-cell>
          <table:table-cell office:value-type="float" office:value="30.232" calcext:value-type="float">
            <text:p>30,2</text:p>
          </table:table-cell>
          <table:table-cell office:value-type="float" office:value="96.875" calcext:value-type="float">
            <text:p>96,9</text:p>
          </table:table-cell>
          <table:table-cell office:value-type="float" office:value="97.046" calcext:value-type="float">
            <text:p>97,0</text:p>
          </table:table-cell>
          <table:table-cell office:value-type="float" office:value="486.955" calcext:value-type="float">
            <text:p>487,0</text:p>
          </table:table-cell>
          <table:table-cell office:value-type="float" office:value="502.499" calcext:value-type="float">
            <text:p>502,5</text:p>
          </table:table-cell>
          <table:table-cell table:formula="of:=[.K57]-[.J57]" office:value-type="float" office:value="15.544" calcext:value-type="float">
            <text:p>15,5</text:p>
          </table:table-cell>
          <table:table-cell/>
          <table:table-cell table:formula="of:=[.J57]-[.O57]-[.I57]" office:value-type="float" office:value="55.199" calcext:value-type="float">
            <text:p>55,2</text:p>
          </table:table-cell>
          <table:table-cell table:style-name="Default" office:value-type="float" office:value="334.71" calcext:value-type="float">
            <text:p>334,71</text:p>
          </table:table-cell>
          <table:table-cell table:formula="of:=[.O57]-[.Q57]" office:value-type="float" office:value="95.795" calcext:value-type="float">
            <text:p>95,8</text:p>
          </table:table-cell>
          <table:table-cell office:value-type="float" office:value="238.915" calcext:value-type="float">
            <text:p>238,9</text:p>
          </table:table-cell>
          <table:table-cell table:formula="of:=[.Q57]-[.S57]-[.U57]-[.V57]" office:value-type="float" office:value="11.114" calcext:value-type="float">
            <text:p>11,1</text:p>
          </table:table-cell>
          <table:table-cell office:value-type="float" office:value="121.111" calcext:value-type="float">
            <text:p>121,1</text:p>
          </table:table-cell>
          <table:table-cell office:value-type="float" office:value="10.57" calcext:value-type="float">
            <text:p>10,6</text:p>
          </table:table-cell>
          <table:table-cell office:value-type="float" office:value="38.439" calcext:value-type="float">
            <text:p>38,4</text:p>
          </table:table-cell>
          <table:table-cell office:value-type="float" office:value="68.251" calcext:value-type="float">
            <text:p>68,3</text:p>
          </table:table-cell>
          <table:table-cell table:number-columns-repeated="100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225.78.94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33" calcext:value-type="float">
            <text:p>4,2</text:p>
          </table:table-cell>
          <table:table-cell office:value-type="float" office:value="29.977" calcext:value-type="float">
            <text:p>30,0</text:p>
          </table:table-cell>
          <table:table-cell office:value-type="float" office:value="100.945" calcext:value-type="float">
            <text:p>100,9</text:p>
          </table:table-cell>
          <table:table-cell office:value-type="float" office:value="101.127" calcext:value-type="float">
            <text:p>101,1</text:p>
          </table:table-cell>
          <table:table-cell office:value-type="float" office:value="448.111" calcext:value-type="float">
            <text:p>448,1</text:p>
          </table:table-cell>
          <table:table-cell office:value-type="float" office:value="462.195" calcext:value-type="float">
            <text:p>462,2</text:p>
          </table:table-cell>
          <table:table-cell table:formula="of:=[.K58]-[.J58]" office:value-type="float" office:value="14.084" calcext:value-type="float">
            <text:p>14,1</text:p>
          </table:table-cell>
          <table:table-cell/>
          <table:table-cell table:formula="of:=[.J58]-[.O58]-[.I58]" office:value-type="float" office:value="72.344" calcext:value-type="float">
            <text:p>72,3</text:p>
          </table:table-cell>
          <table:table-cell table:style-name="Default" office:value-type="float" office:value="274.64" calcext:value-type="float">
            <text:p>274,64</text:p>
          </table:table-cell>
          <table:table-cell table:formula="of:=[.O58]-[.Q58]" office:value-type="float" office:value="3.42199999999997" calcext:value-type="float">
            <text:p>3,4</text:p>
          </table:table-cell>
          <table:table-cell office:value-type="float" office:value="271.218" calcext:value-type="float">
            <text:p>271,2</text:p>
          </table:table-cell>
          <table:table-cell table:formula="of:=[.Q58]-[.S58]-[.U58]-[.V58]" office:value-type="float" office:value="34.028" calcext:value-type="float">
            <text:p>34,0</text:p>
          </table:table-cell>
          <table:table-cell office:value-type="float" office:value="103.309" calcext:value-type="float">
            <text:p>103,3</text:p>
          </table:table-cell>
          <table:table-cell office:value-type="float" office:value="13.984" calcext:value-type="float">
            <text:p>14,0</text:p>
          </table:table-cell>
          <table:table-cell office:value-type="float" office:value="36.758" calcext:value-type="float">
            <text:p>36,8</text:p>
          </table:table-cell>
          <table:table-cell office:value-type="float" office:value="97.123" calcext:value-type="float">
            <text:p>97,1</text:p>
          </table:table-cell>
          <table:table-cell table:number-columns-repeated="100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225.78.94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31" calcext:value-type="float">
            <text:p>4,2</text:p>
          </table:table-cell>
          <table:table-cell office:value-type="float" office:value="31.259" calcext:value-type="float">
            <text:p>31,3</text:p>
          </table:table-cell>
          <table:table-cell office:value-type="float" office:value="104.48" calcext:value-type="float">
            <text:p>104,5</text:p>
          </table:table-cell>
          <table:table-cell office:value-type="float" office:value="104.647" calcext:value-type="float">
            <text:p>104,6</text:p>
          </table:table-cell>
          <table:table-cell office:value-type="float" office:value="466.841" calcext:value-type="float">
            <text:p>466,8</text:p>
          </table:table-cell>
          <table:table-cell office:value-type="float" office:value="481.672" calcext:value-type="float">
            <text:p>481,7</text:p>
          </table:table-cell>
          <table:table-cell table:formula="of:=[.K59]-[.J59]" office:value-type="float" office:value="14.831" calcext:value-type="float">
            <text:p>14,8</text:p>
          </table:table-cell>
          <table:table-cell/>
          <table:table-cell table:formula="of:=[.J59]-[.O59]-[.I59]" office:value-type="float" office:value="92.544" calcext:value-type="float">
            <text:p>92,5</text:p>
          </table:table-cell>
          <table:table-cell table:style-name="Default" office:value-type="float" office:value="269.65" calcext:value-type="float">
            <text:p>269,65</text:p>
          </table:table-cell>
          <table:table-cell table:formula="of:=[.O59]-[.Q59]" office:value-type="float" office:value="2.125" calcext:value-type="float">
            <text:p>2,1</text:p>
          </table:table-cell>
          <table:table-cell office:value-type="float" office:value="267.525" calcext:value-type="float">
            <text:p>267,5</text:p>
          </table:table-cell>
          <table:table-cell table:formula="of:=[.Q59]-[.S59]-[.U59]-[.V59]" office:value-type="float" office:value="8.25599999999997" calcext:value-type="float">
            <text:p>8,3</text:p>
          </table:table-cell>
          <table:table-cell office:value-type="float" office:value="105.159" calcext:value-type="float">
            <text:p>105,2</text:p>
          </table:table-cell>
          <table:table-cell office:value-type="float" office:value="7.658" calcext:value-type="float">
            <text:p>7,7</text:p>
          </table:table-cell>
          <table:table-cell office:value-type="float" office:value="54.609" calcext:value-type="float">
            <text:p>54,6</text:p>
          </table:table-cell>
          <table:table-cell office:value-type="float" office:value="99.501" calcext:value-type="float">
            <text:p>99,5</text:p>
          </table:table-cell>
          <table:table-cell table:number-columns-repeated="100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225.78.94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49" calcext:value-type="float">
            <text:p>4,1</text:p>
          </table:table-cell>
          <table:table-cell office:value-type="float" office:value="30.912" calcext:value-type="float">
            <text:p>30,9</text:p>
          </table:table-cell>
          <table:table-cell office:value-type="float" office:value="100.842" calcext:value-type="float">
            <text:p>100,8</text:p>
          </table:table-cell>
          <table:table-cell office:value-type="float" office:value="100.895" calcext:value-type="float">
            <text:p>100,9</text:p>
          </table:table-cell>
          <table:table-cell office:value-type="float" office:value="466.417" calcext:value-type="float">
            <text:p>466,4</text:p>
          </table:table-cell>
          <table:table-cell office:value-type="float" office:value="479.991" calcext:value-type="float">
            <text:p>480,0</text:p>
          </table:table-cell>
          <table:table-cell table:formula="of:=[.K60]-[.J60]" office:value-type="float" office:value="13.574" calcext:value-type="float">
            <text:p>13,6</text:p>
          </table:table-cell>
          <table:table-cell/>
          <table:table-cell table:formula="of:=[.J60]-[.O60]-[.I60]" office:value-type="float" office:value="52.042" calcext:value-type="float">
            <text:p>52,0</text:p>
          </table:table-cell>
          <table:table-cell table:style-name="Default" office:value-type="float" office:value="313.48" calcext:value-type="float">
            <text:p>313,48</text:p>
          </table:table-cell>
          <table:table-cell table:formula="of:=[.O60]-[.Q60]" office:value-type="float" office:value="19.624" calcext:value-type="float">
            <text:p>19,6</text:p>
          </table:table-cell>
          <table:table-cell office:value-type="float" office:value="293.856" calcext:value-type="float">
            <text:p>293,9</text:p>
          </table:table-cell>
          <table:table-cell table:formula="of:=[.Q60]-[.S60]-[.U60]-[.V60]" office:value-type="float" office:value="18.638" calcext:value-type="float">
            <text:p>18,6</text:p>
          </table:table-cell>
          <table:table-cell office:value-type="float" office:value="114.138" calcext:value-type="float">
            <text:p>114,1</text:p>
          </table:table-cell>
          <table:table-cell office:value-type="float" office:value="12.55" calcext:value-type="float">
            <text:p>12,6</text:p>
          </table:table-cell>
          <table:table-cell office:value-type="float" office:value="40.33" calcext:value-type="float">
            <text:p>40,3</text:p>
          </table:table-cell>
          <table:table-cell office:value-type="float" office:value="120.75" calcext:value-type="float">
            <text:p>120,8</text:p>
          </table:table-cell>
          <table:table-cell table:number-columns-repeated="100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225.78.94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87" calcext:value-type="float">
            <text:p>4,2</text:p>
          </table:table-cell>
          <table:table-cell office:value-type="float" office:value="31.139" calcext:value-type="float">
            <text:p>31,1</text:p>
          </table:table-cell>
          <table:table-cell office:value-type="float" office:value="100.299" calcext:value-type="float">
            <text:p>100,3</text:p>
          </table:table-cell>
          <table:table-cell office:value-type="float" office:value="100.546" calcext:value-type="float">
            <text:p>100,5</text:p>
          </table:table-cell>
          <table:table-cell office:value-type="float" office:value="469.227" calcext:value-type="float">
            <text:p>469,2</text:p>
          </table:table-cell>
          <table:table-cell office:value-type="float" office:value="481.949" calcext:value-type="float">
            <text:p>481,9</text:p>
          </table:table-cell>
          <table:table-cell table:formula="of:=[.K61]-[.J61]" office:value-type="float" office:value="12.722" calcext:value-type="float">
            <text:p>12,7</text:p>
          </table:table-cell>
          <table:table-cell/>
          <table:table-cell table:formula="of:=[.J61]-[.O61]-[.I61]" office:value-type="float" office:value="94.371" calcext:value-type="float">
            <text:p>94,4</text:p>
          </table:table-cell>
          <table:table-cell table:style-name="Default" office:value-type="float" office:value="274.31" calcext:value-type="float">
            <text:p>274,31</text:p>
          </table:table-cell>
          <table:table-cell table:formula="of:=[.O61]-[.Q61]" office:value-type="float" office:value="6.839" calcext:value-type="float">
            <text:p>6,8</text:p>
          </table:table-cell>
          <table:table-cell office:value-type="float" office:value="267.471" calcext:value-type="float">
            <text:p>267,5</text:p>
          </table:table-cell>
          <table:table-cell table:formula="of:=[.Q61]-[.S61]-[.U61]-[.V61]" office:value-type="float" office:value="14.142" calcext:value-type="float">
            <text:p>14,1</text:p>
          </table:table-cell>
          <table:table-cell office:value-type="float" office:value="132.853" calcext:value-type="float">
            <text:p>132,9</text:p>
          </table:table-cell>
          <table:table-cell office:value-type="float" office:value="13.585" calcext:value-type="float">
            <text:p>13,6</text:p>
          </table:table-cell>
          <table:table-cell office:value-type="float" office:value="47.167" calcext:value-type="float">
            <text:p>47,2</text:p>
          </table:table-cell>
          <table:table-cell office:value-type="float" office:value="73.309" calcext:value-type="float">
            <text:p>73,3</text:p>
          </table:table-cell>
          <table:table-cell table:number-columns-repeated="100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225.78.94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75" calcext:value-type="float">
            <text:p>4,2</text:p>
          </table:table-cell>
          <table:table-cell office:value-type="float" office:value="31.318" calcext:value-type="float">
            <text:p>31,3</text:p>
          </table:table-cell>
          <table:table-cell office:value-type="float" office:value="104.808" calcext:value-type="float">
            <text:p>104,8</text:p>
          </table:table-cell>
          <table:table-cell office:value-type="float" office:value="105.019" calcext:value-type="float">
            <text:p>105,0</text:p>
          </table:table-cell>
          <table:table-cell office:value-type="float" office:value="429.314" calcext:value-type="float">
            <text:p>429,3</text:p>
          </table:table-cell>
          <table:table-cell office:value-type="float" office:value="442.415" calcext:value-type="float">
            <text:p>442,4</text:p>
          </table:table-cell>
          <table:table-cell table:formula="of:=[.K62]-[.J62]" office:value-type="float" office:value="13.101" calcext:value-type="float">
            <text:p>13,1</text:p>
          </table:table-cell>
          <table:table-cell/>
          <table:table-cell table:formula="of:=[.J62]-[.O62]-[.I62]" office:value-type="float" office:value="56.185" calcext:value-type="float">
            <text:p>56,2</text:p>
          </table:table-cell>
          <table:table-cell table:style-name="Default" office:value-type="float" office:value="268.11" calcext:value-type="float">
            <text:p>268,11</text:p>
          </table:table-cell>
          <table:table-cell table:formula="of:=[.O62]-[.Q62]" office:value-type="float" office:value="12.53" calcext:value-type="float">
            <text:p>12,5</text:p>
          </table:table-cell>
          <table:table-cell office:value-type="float" office:value="255.58" calcext:value-type="float">
            <text:p>255,6</text:p>
          </table:table-cell>
          <table:table-cell table:formula="of:=[.Q62]-[.S62]-[.U62]-[.V62]" office:value-type="float" office:value="7.97100000000002" calcext:value-type="float">
            <text:p>8,0</text:p>
          </table:table-cell>
          <table:table-cell office:value-type="float" office:value="104.066" calcext:value-type="float">
            <text:p>104,1</text:p>
          </table:table-cell>
          <table:table-cell office:value-type="float" office:value="7.361" calcext:value-type="float">
            <text:p>7,4</text:p>
          </table:table-cell>
          <table:table-cell office:value-type="float" office:value="55.726" calcext:value-type="float">
            <text:p>55,7</text:p>
          </table:table-cell>
          <table:table-cell office:value-type="float" office:value="87.817" calcext:value-type="float">
            <text:p>87,8</text:p>
          </table:table-cell>
          <table:table-cell table:number-columns-repeated="100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225.78.94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25" calcext:value-type="float">
            <text:p>4,2</text:p>
          </table:table-cell>
          <table:table-cell office:value-type="float" office:value="30.144" calcext:value-type="float">
            <text:p>30,1</text:p>
          </table:table-cell>
          <table:table-cell office:value-type="float" office:value="102.243" calcext:value-type="float">
            <text:p>102,2</text:p>
          </table:table-cell>
          <table:table-cell office:value-type="float" office:value="102.41" calcext:value-type="float">
            <text:p>102,4</text:p>
          </table:table-cell>
          <table:table-cell office:value-type="float" office:value="426.837" calcext:value-type="float">
            <text:p>426,8</text:p>
          </table:table-cell>
          <table:table-cell office:value-type="float" office:value="440.271" calcext:value-type="float">
            <text:p>440,3</text:p>
          </table:table-cell>
          <table:table-cell table:formula="of:=[.K63]-[.J63]" office:value-type="float" office:value="13.434" calcext:value-type="float">
            <text:p>13,4</text:p>
          </table:table-cell>
          <table:table-cell/>
          <table:table-cell table:formula="of:=[.J63]-[.O63]-[.I63]" office:value-type="float" office:value="74.567" calcext:value-type="float">
            <text:p>74,6</text:p>
          </table:table-cell>
          <table:table-cell table:style-name="Default" office:value-type="float" office:value="249.86" calcext:value-type="float">
            <text:p>249,86</text:p>
          </table:table-cell>
          <table:table-cell table:formula="of:=[.O63]-[.Q63]" office:value-type="float" office:value="13.808" calcext:value-type="float">
            <text:p>13,8</text:p>
          </table:table-cell>
          <table:table-cell office:value-type="float" office:value="236.052" calcext:value-type="float">
            <text:p>236,1</text:p>
          </table:table-cell>
          <table:table-cell table:formula="of:=[.Q63]-[.S63]-[.U63]-[.V63]" office:value-type="float" office:value="9.64599999999999" calcext:value-type="float">
            <text:p>9,6</text:p>
          </table:table-cell>
          <table:table-cell office:value-type="float" office:value="103.02" calcext:value-type="float">
            <text:p>103,0</text:p>
          </table:table-cell>
          <table:table-cell office:value-type="float" office:value="9.045" calcext:value-type="float">
            <text:p>9,0</text:p>
          </table:table-cell>
          <table:table-cell office:value-type="float" office:value="56.369" calcext:value-type="float">
            <text:p>56,4</text:p>
          </table:table-cell>
          <table:table-cell office:value-type="float" office:value="67.017" calcext:value-type="float">
            <text:p>67,0</text:p>
          </table:table-cell>
          <table:table-cell table:number-columns-repeated="100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225.78.94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78" calcext:value-type="float">
            <text:p>4,3</text:p>
          </table:table-cell>
          <table:table-cell office:value-type="float" office:value="30.443" calcext:value-type="float">
            <text:p>30,4</text:p>
          </table:table-cell>
          <table:table-cell office:value-type="float" office:value="263.185" calcext:value-type="float">
            <text:p>263,2</text:p>
          </table:table-cell>
          <table:table-cell office:value-type="float" office:value="263.352" calcext:value-type="float">
            <text:p>263,4</text:p>
          </table:table-cell>
          <table:table-cell office:value-type="float" office:value="580.4" calcext:value-type="float">
            <text:p>580,4</text:p>
          </table:table-cell>
          <table:table-cell office:value-type="float" office:value="594.818" calcext:value-type="float">
            <text:p>594,8</text:p>
          </table:table-cell>
          <table:table-cell table:formula="of:=[.K64]-[.J64]" office:value-type="float" office:value="14.418" calcext:value-type="float">
            <text:p>14,4</text:p>
          </table:table-cell>
          <table:table-cell/>
          <table:table-cell table:formula="of:=[.J64]-[.O64]-[.I64]" office:value-type="float" office:value="45.818" calcext:value-type="float">
            <text:p>45,8</text:p>
          </table:table-cell>
          <table:table-cell table:style-name="Default" office:value-type="float" office:value="271.23" calcext:value-type="float">
            <text:p>271,23</text:p>
          </table:table-cell>
          <table:table-cell table:formula="of:=[.O64]-[.Q64]" office:value-type="float" office:value="2.53100000000001" calcext:value-type="float">
            <text:p>2,5</text:p>
          </table:table-cell>
          <table:table-cell office:value-type="float" office:value="268.699" calcext:value-type="float">
            <text:p>268,7</text:p>
          </table:table-cell>
          <table:table-cell table:formula="of:=[.Q64]-[.S64]-[.U64]-[.V64]" office:value-type="float" office:value="10.962" calcext:value-type="float">
            <text:p>11,0</text:p>
          </table:table-cell>
          <table:table-cell office:value-type="float" office:value="107.923" calcext:value-type="float">
            <text:p>107,9</text:p>
          </table:table-cell>
          <table:table-cell office:value-type="float" office:value="10.318" calcext:value-type="float">
            <text:p>10,3</text:p>
          </table:table-cell>
          <table:table-cell office:value-type="float" office:value="51.998" calcext:value-type="float">
            <text:p>52,0</text:p>
          </table:table-cell>
          <table:table-cell office:value-type="float" office:value="97.816" calcext:value-type="float">
            <text:p>97,8</text:p>
          </table:table-cell>
          <table:table-cell table:number-columns-repeated="100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225.78.94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31" calcext:value-type="float">
            <text:p>4,2</text:p>
          </table:table-cell>
          <table:table-cell office:value-type="float" office:value="30.592" calcext:value-type="float">
            <text:p>30,6</text:p>
          </table:table-cell>
          <table:table-cell office:value-type="float" office:value="104.018" calcext:value-type="float">
            <text:p>104,0</text:p>
          </table:table-cell>
          <table:table-cell office:value-type="float" office:value="104.198" calcext:value-type="float">
            <text:p>104,2</text:p>
          </table:table-cell>
          <table:table-cell office:value-type="float" office:value="488.082" calcext:value-type="float">
            <text:p>488,1</text:p>
          </table:table-cell>
          <table:table-cell office:value-type="float" office:value="502.842" calcext:value-type="float">
            <text:p>502,8</text:p>
          </table:table-cell>
          <table:table-cell table:formula="of:=[.K65]-[.J65]" office:value-type="float" office:value="14.76" calcext:value-type="float">
            <text:p>14,8</text:p>
          </table:table-cell>
          <table:table-cell/>
          <table:table-cell table:formula="of:=[.J65]-[.O65]-[.I65]" office:value-type="float" office:value="73.224" calcext:value-type="float">
            <text:p>73,2</text:p>
          </table:table-cell>
          <table:table-cell table:style-name="Default" office:value-type="float" office:value="310.66" calcext:value-type="float">
            <text:p>310,66</text:p>
          </table:table-cell>
          <table:table-cell table:formula="of:=[.O65]-[.Q65]" office:value-type="float" office:value="3.65000000000003" calcext:value-type="float">
            <text:p>3,7</text:p>
          </table:table-cell>
          <table:table-cell office:value-type="float" office:value="307.01" calcext:value-type="float">
            <text:p>307,0</text:p>
          </table:table-cell>
          <table:table-cell table:formula="of:=[.Q65]-[.S65]-[.U65]-[.V65]" office:value-type="float" office:value="10.338" calcext:value-type="float">
            <text:p>10,3</text:p>
          </table:table-cell>
          <table:table-cell office:value-type="float" office:value="104.662" calcext:value-type="float">
            <text:p>104,7</text:p>
          </table:table-cell>
          <table:table-cell office:value-type="float" office:value="9.747" calcext:value-type="float">
            <text:p>9,7</text:p>
          </table:table-cell>
          <table:table-cell office:value-type="float" office:value="55.072" calcext:value-type="float">
            <text:p>55,1</text:p>
          </table:table-cell>
          <table:table-cell office:value-type="float" office:value="136.938" calcext:value-type="float">
            <text:p>136,9</text:p>
          </table:table-cell>
          <table:table-cell table:number-columns-repeated="100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225.78.94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16" calcext:value-type="float">
            <text:p>4,2</text:p>
          </table:table-cell>
          <table:table-cell office:value-type="float" office:value="31.067" calcext:value-type="float">
            <text:p>31,1</text:p>
          </table:table-cell>
          <table:table-cell office:value-type="float" office:value="108.914" calcext:value-type="float">
            <text:p>108,9</text:p>
          </table:table-cell>
          <table:table-cell office:value-type="float" office:value="109.095" calcext:value-type="float">
            <text:p>109,1</text:p>
          </table:table-cell>
          <table:table-cell office:value-type="float" office:value="423.55" calcext:value-type="float">
            <text:p>423,6</text:p>
          </table:table-cell>
          <table:table-cell office:value-type="float" office:value="437.834" calcext:value-type="float">
            <text:p>437,8</text:p>
          </table:table-cell>
          <table:table-cell table:formula="of:=[.K66]-[.J66]" office:value-type="float" office:value="14.284" calcext:value-type="float">
            <text:p>14,3</text:p>
          </table:table-cell>
          <table:table-cell/>
          <table:table-cell table:formula="of:=[.J66]-[.O66]-[.I66]" office:value-type="float" office:value="40.945" calcext:value-type="float">
            <text:p>40,9</text:p>
          </table:table-cell>
          <table:table-cell table:style-name="Default" office:value-type="float" office:value="273.51" calcext:value-type="float">
            <text:p>273,51</text:p>
          </table:table-cell>
          <table:table-cell table:formula="of:=[.O66]-[.Q66]" office:value-type="float" office:value="11.693" calcext:value-type="float">
            <text:p>11,7</text:p>
          </table:table-cell>
          <table:table-cell office:value-type="float" office:value="261.817" calcext:value-type="float">
            <text:p>261,8</text:p>
          </table:table-cell>
          <table:table-cell table:formula="of:=[.Q66]-[.S66]-[.U66]-[.V66]" office:value-type="float" office:value="32.507" calcext:value-type="float">
            <text:p>32,5</text:p>
          </table:table-cell>
          <table:table-cell office:value-type="float" office:value="103.062" calcext:value-type="float">
            <text:p>103,1</text:p>
          </table:table-cell>
          <table:table-cell office:value-type="float" office:value="12.477" calcext:value-type="float">
            <text:p>12,5</text:p>
          </table:table-cell>
          <table:table-cell office:value-type="float" office:value="37.039" calcext:value-type="float">
            <text:p>37,0</text:p>
          </table:table-cell>
          <table:table-cell office:value-type="float" office:value="89.209" calcext:value-type="float">
            <text:p>89,2</text:p>
          </table:table-cell>
          <table:table-cell table:number-columns-repeated="1002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225.78.94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46" calcext:value-type="float">
            <text:p>4,1</text:p>
          </table:table-cell>
          <table:table-cell office:value-type="float" office:value="30.731" calcext:value-type="float">
            <text:p>30,7</text:p>
          </table:table-cell>
          <table:table-cell office:value-type="float" office:value="113.994" calcext:value-type="float">
            <text:p>114,0</text:p>
          </table:table-cell>
          <table:table-cell office:value-type="float" office:value="114.164" calcext:value-type="float">
            <text:p>114,2</text:p>
          </table:table-cell>
          <table:table-cell office:value-type="float" office:value="489.273" calcext:value-type="float">
            <text:p>489,3</text:p>
          </table:table-cell>
          <table:table-cell office:value-type="float" office:value="503.487" calcext:value-type="float">
            <text:p>503,5</text:p>
          </table:table-cell>
          <table:table-cell table:formula="of:=[.K67]-[.J67]" office:value-type="float" office:value="14.214" calcext:value-type="float">
            <text:p>14,2</text:p>
          </table:table-cell>
          <table:table-cell/>
          <table:table-cell table:formula="of:=[.J67]-[.O67]-[.I67]" office:value-type="float" office:value="104.639" calcext:value-type="float">
            <text:p>104,6</text:p>
          </table:table-cell>
          <table:table-cell table:style-name="Default" office:value-type="float" office:value="270.47" calcext:value-type="float">
            <text:p>270,47</text:p>
          </table:table-cell>
          <table:table-cell table:formula="of:=[.O67]-[.Q67]" office:value-type="float" office:value="11.375" calcext:value-type="float">
            <text:p>11,4</text:p>
          </table:table-cell>
          <table:table-cell office:value-type="float" office:value="259.095" calcext:value-type="float">
            <text:p>259,1</text:p>
          </table:table-cell>
          <table:table-cell table:formula="of:=[.Q67]-[.S67]-[.U67]-[.V67]" office:value-type="float" office:value="10.109" calcext:value-type="float">
            <text:p>10,1</text:p>
          </table:table-cell>
          <table:table-cell office:value-type="float" office:value="105.497" calcext:value-type="float">
            <text:p>105,5</text:p>
          </table:table-cell>
          <table:table-cell office:value-type="float" office:value="9.452" calcext:value-type="float">
            <text:p>9,5</text:p>
          </table:table-cell>
          <table:table-cell office:value-type="float" office:value="54.259" calcext:value-type="float">
            <text:p>54,3</text:p>
          </table:table-cell>
          <table:table-cell office:value-type="float" office:value="89.23" calcext:value-type="float">
            <text:p>89,2</text:p>
          </table:table-cell>
          <table:table-cell table:number-columns-repeated="100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225.78.94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35" calcext:value-type="float">
            <text:p>4,2</text:p>
          </table:table-cell>
          <table:table-cell office:value-type="float" office:value="30.373" calcext:value-type="float">
            <text:p>30,4</text:p>
          </table:table-cell>
          <table:table-cell office:value-type="float" office:value="98.634" calcext:value-type="float">
            <text:p>98,6</text:p>
          </table:table-cell>
          <table:table-cell office:value-type="float" office:value="98.8" calcext:value-type="float">
            <text:p>98,8</text:p>
          </table:table-cell>
          <table:table-cell office:value-type="float" office:value="425.336" calcext:value-type="float">
            <text:p>425,3</text:p>
          </table:table-cell>
          <table:table-cell office:value-type="float" office:value="441.105" calcext:value-type="float">
            <text:p>441,1</text:p>
          </table:table-cell>
          <table:table-cell table:formula="of:=[.K68]-[.J68]" office:value-type="float" office:value="15.769" calcext:value-type="float">
            <text:p>15,8</text:p>
          </table:table-cell>
          <table:table-cell/>
          <table:table-cell table:formula="of:=[.J68]-[.O68]-[.I68]" office:value-type="float" office:value="40.686" calcext:value-type="float">
            <text:p>40,7</text:p>
          </table:table-cell>
          <table:table-cell table:style-name="Default" office:value-type="float" office:value="285.85" calcext:value-type="float">
            <text:p>285,85</text:p>
          </table:table-cell>
          <table:table-cell table:formula="of:=[.O68]-[.Q68]" office:value-type="float" office:value="8.94800000000004" calcext:value-type="float">
            <text:p>8,9</text:p>
          </table:table-cell>
          <table:table-cell office:value-type="float" office:value="276.902" calcext:value-type="float">
            <text:p>276,9</text:p>
          </table:table-cell>
          <table:table-cell table:formula="of:=[.Q68]-[.S68]-[.U68]-[.V68]" office:value-type="float" office:value="5.52699999999999" calcext:value-type="float">
            <text:p>5,5</text:p>
          </table:table-cell>
          <table:table-cell office:value-type="float" office:value="106.328" calcext:value-type="float">
            <text:p>106,3</text:p>
          </table:table-cell>
          <table:table-cell office:value-type="float" office:value="4.934" calcext:value-type="float">
            <text:p>4,9</text:p>
          </table:table-cell>
          <table:table-cell office:value-type="float" office:value="53.333" calcext:value-type="float">
            <text:p>53,3</text:p>
          </table:table-cell>
          <table:table-cell office:value-type="float" office:value="111.714" calcext:value-type="float">
            <text:p>111,7</text:p>
          </table:table-cell>
          <table:table-cell table:number-columns-repeated="100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225.78.94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74" calcext:value-type="float">
            <text:p>4,3</text:p>
          </table:table-cell>
          <table:table-cell office:value-type="float" office:value="30.537" calcext:value-type="float">
            <text:p>30,5</text:p>
          </table:table-cell>
          <table:table-cell office:value-type="float" office:value="106.959" calcext:value-type="float">
            <text:p>107,0</text:p>
          </table:table-cell>
          <table:table-cell office:value-type="float" office:value="107.144" calcext:value-type="float">
            <text:p>107,1</text:p>
          </table:table-cell>
          <table:table-cell office:value-type="float" office:value="460.633" calcext:value-type="float">
            <text:p>460,6</text:p>
          </table:table-cell>
          <table:table-cell office:value-type="float" office:value="472.695" calcext:value-type="float">
            <text:p>472,7</text:p>
          </table:table-cell>
          <table:table-cell table:formula="of:=[.K69]-[.J69]" office:value-type="float" office:value="12.062" calcext:value-type="float">
            <text:p>12,1</text:p>
          </table:table-cell>
          <table:table-cell/>
          <table:table-cell table:formula="of:=[.J69]-[.O69]-[.I69]" office:value-type="float" office:value="-15.291" calcext:value-type="float">
            <text:p>-15,3</text:p>
          </table:table-cell>
          <table:table-cell table:style-name="Default" office:value-type="float" office:value="368.78" calcext:value-type="float">
            <text:p>368,78</text:p>
          </table:table-cell>
          <table:table-cell table:formula="of:=[.O69]-[.Q69]" office:value-type="float" office:value="60.109" calcext:value-type="float">
            <text:p>60,1</text:p>
          </table:table-cell>
          <table:table-cell office:value-type="float" office:value="308.671" calcext:value-type="float">
            <text:p>308,7</text:p>
          </table:table-cell>
          <table:table-cell table:formula="of:=[.Q69]-[.S69]-[.U69]-[.V69]" office:value-type="float" office:value="60.837" calcext:value-type="float">
            <text:p>60,8</text:p>
          </table:table-cell>
          <table:table-cell office:value-type="float" office:value="114.682" calcext:value-type="float">
            <text:p>114,7</text:p>
          </table:table-cell>
          <table:table-cell office:value-type="float" office:value="60.23" calcext:value-type="float">
            <text:p>60,2</text:p>
          </table:table-cell>
          <table:table-cell office:value-type="float" office:value="44.757" calcext:value-type="float">
            <text:p>44,8</text:p>
          </table:table-cell>
          <table:table-cell office:value-type="float" office:value="88.395" calcext:value-type="float">
            <text:p>88,4</text:p>
          </table:table-cell>
          <table:table-cell table:number-columns-repeated="100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225.78.94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6" calcext:value-type="float">
            <text:p>4,4</text:p>
          </table:table-cell>
          <table:table-cell office:value-type="float" office:value="30.694" calcext:value-type="float">
            <text:p>30,7</text:p>
          </table:table-cell>
          <table:table-cell office:value-type="float" office:value="113.716" calcext:value-type="float">
            <text:p>113,7</text:p>
          </table:table-cell>
          <table:table-cell office:value-type="float" office:value="113.886" calcext:value-type="float">
            <text:p>113,9</text:p>
          </table:table-cell>
          <table:table-cell office:value-type="float" office:value="537.445" calcext:value-type="float">
            <text:p>537,4</text:p>
          </table:table-cell>
          <table:table-cell office:value-type="float" office:value="551.668" calcext:value-type="float">
            <text:p>551,7</text:p>
          </table:table-cell>
          <table:table-cell table:formula="of:=[.K70]-[.J70]" office:value-type="float" office:value="14.223" calcext:value-type="float">
            <text:p>14,2</text:p>
          </table:table-cell>
          <table:table-cell/>
          <table:table-cell table:formula="of:=[.J70]-[.O70]-[.I70]" office:value-type="float" office:value="150.859" calcext:value-type="float">
            <text:p>150,9</text:p>
          </table:table-cell>
          <table:table-cell table:style-name="Default" office:value-type="float" office:value="272.7" calcext:value-type="float">
            <text:p>272,7</text:p>
          </table:table-cell>
          <table:table-cell table:formula="of:=[.O70]-[.Q70]" office:value-type="float" office:value="12.286" calcext:value-type="float">
            <text:p>12,3</text:p>
          </table:table-cell>
          <table:table-cell office:value-type="float" office:value="260.414" calcext:value-type="float">
            <text:p>260,4</text:p>
          </table:table-cell>
          <table:table-cell table:formula="of:=[.Q70]-[.S70]-[.U70]-[.V70]" office:value-type="float" office:value="12.316" calcext:value-type="float">
            <text:p>12,3</text:p>
          </table:table-cell>
          <table:table-cell office:value-type="float" office:value="106.432" calcext:value-type="float">
            <text:p>106,4</text:p>
          </table:table-cell>
          <table:table-cell office:value-type="float" office:value="11.685" calcext:value-type="float">
            <text:p>11,7</text:p>
          </table:table-cell>
          <table:table-cell office:value-type="float" office:value="53.718" calcext:value-type="float">
            <text:p>53,7</text:p>
          </table:table-cell>
          <table:table-cell office:value-type="float" office:value="87.948" calcext:value-type="float">
            <text:p>87,9</text:p>
          </table:table-cell>
          <table:table-cell table:number-columns-repeated="100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225.78.94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18" calcext:value-type="float">
            <text:p>4,2</text:p>
          </table:table-cell>
          <table:table-cell office:value-type="float" office:value="31.014" calcext:value-type="float">
            <text:p>31,0</text:p>
          </table:table-cell>
          <table:table-cell office:value-type="float" office:value="105.885" calcext:value-type="float">
            <text:p>105,9</text:p>
          </table:table-cell>
          <table:table-cell office:value-type="float" office:value="106.063" calcext:value-type="float">
            <text:p>106,1</text:p>
          </table:table-cell>
          <table:table-cell office:value-type="float" office:value="464.522" calcext:value-type="float">
            <text:p>464,5</text:p>
          </table:table-cell>
          <table:table-cell office:value-type="float" office:value="479.45" calcext:value-type="float">
            <text:p>479,5</text:p>
          </table:table-cell>
          <table:table-cell table:formula="of:=[.K71]-[.J71]" office:value-type="float" office:value="14.928" calcext:value-type="float">
            <text:p>14,9</text:p>
          </table:table-cell>
          <table:table-cell/>
          <table:table-cell table:formula="of:=[.J71]-[.O71]-[.I71]" office:value-type="float" office:value="91.779" calcext:value-type="float">
            <text:p>91,8</text:p>
          </table:table-cell>
          <table:table-cell table:style-name="Default" office:value-type="float" office:value="266.68" calcext:value-type="float">
            <text:p>266,68</text:p>
          </table:table-cell>
          <table:table-cell table:formula="of:=[.O71]-[.Q71]" office:value-type="float" office:value="12.78" calcext:value-type="float">
            <text:p>12,8</text:p>
          </table:table-cell>
          <table:table-cell office:value-type="float" office:value="253.9" calcext:value-type="float">
            <text:p>253,9</text:p>
          </table:table-cell>
          <table:table-cell table:formula="of:=[.Q71]-[.S71]-[.U71]-[.V71]" office:value-type="float" office:value="6.95499999999998" calcext:value-type="float">
            <text:p>7,0</text:p>
          </table:table-cell>
          <table:table-cell office:value-type="float" office:value="106.135" calcext:value-type="float">
            <text:p>106,1</text:p>
          </table:table-cell>
          <table:table-cell office:value-type="float" office:value="6.34" calcext:value-type="float">
            <text:p>6,3</text:p>
          </table:table-cell>
          <table:table-cell office:value-type="float" office:value="53.56" calcext:value-type="float">
            <text:p>53,6</text:p>
          </table:table-cell>
          <table:table-cell office:value-type="float" office:value="87.25" calcext:value-type="float">
            <text:p>87,3</text:p>
          </table:table-cell>
          <table:table-cell table:number-columns-repeated="100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225.78.94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03" calcext:value-type="float">
            <text:p>4,3</text:p>
          </table:table-cell>
          <table:table-cell office:value-type="float" office:value="31.044" calcext:value-type="float">
            <text:p>31,0</text:p>
          </table:table-cell>
          <table:table-cell office:value-type="float" office:value="98.829" calcext:value-type="float">
            <text:p>98,8</text:p>
          </table:table-cell>
          <table:table-cell office:value-type="float" office:value="98.996" calcext:value-type="float">
            <text:p>99,0</text:p>
          </table:table-cell>
          <table:table-cell office:value-type="float" office:value="467.736" calcext:value-type="float">
            <text:p>467,7</text:p>
          </table:table-cell>
          <table:table-cell office:value-type="float" office:value="483.71" calcext:value-type="float">
            <text:p>483,7</text:p>
          </table:table-cell>
          <table:table-cell table:formula="of:=[.K72]-[.J72]" office:value-type="float" office:value="15.974" calcext:value-type="float">
            <text:p>16,0</text:p>
          </table:table-cell>
          <table:table-cell/>
          <table:table-cell table:formula="of:=[.J72]-[.O72]-[.I72]" office:value-type="float" office:value="17.74" calcext:value-type="float">
            <text:p>17,7</text:p>
          </table:table-cell>
          <table:table-cell table:style-name="Default" office:value-type="float" office:value="351" calcext:value-type="float">
            <text:p>351</text:p>
          </table:table-cell>
          <table:table-cell table:formula="of:=[.O72]-[.Q72]" office:value-type="float" office:value="18.137" calcext:value-type="float">
            <text:p>18,1</text:p>
          </table:table-cell>
          <table:table-cell office:value-type="float" office:value="332.863" calcext:value-type="float">
            <text:p>332,9</text:p>
          </table:table-cell>
          <table:table-cell table:formula="of:=[.Q72]-[.S72]-[.U72]-[.V72]" office:value-type="float" office:value="10.676" calcext:value-type="float">
            <text:p>10,7</text:p>
          </table:table-cell>
          <table:table-cell office:value-type="float" office:value="109.496" calcext:value-type="float">
            <text:p>109,5</text:p>
          </table:table-cell>
          <table:table-cell office:value-type="float" office:value="10.042" calcext:value-type="float">
            <text:p>10,0</text:p>
          </table:table-cell>
          <table:table-cell office:value-type="float" office:value="50.599" calcext:value-type="float">
            <text:p>50,6</text:p>
          </table:table-cell>
          <table:table-cell office:value-type="float" office:value="162.092" calcext:value-type="float">
            <text:p>162,1</text:p>
          </table:table-cell>
          <table:table-cell table:number-columns-repeated="100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225.78.94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46" calcext:value-type="float">
            <text:p>4,1</text:p>
          </table:table-cell>
          <table:table-cell office:value-type="float" office:value="31.175" calcext:value-type="float">
            <text:p>31,2</text:p>
          </table:table-cell>
          <table:table-cell office:value-type="float" office:value="100.56" calcext:value-type="float">
            <text:p>100,6</text:p>
          </table:table-cell>
          <table:table-cell office:value-type="float" office:value="100.728" calcext:value-type="float">
            <text:p>100,7</text:p>
          </table:table-cell>
          <table:table-cell office:value-type="float" office:value="488.705" calcext:value-type="float">
            <text:p>488,7</text:p>
          </table:table-cell>
          <table:table-cell office:value-type="float" office:value="502.184" calcext:value-type="float">
            <text:p>502,2</text:p>
          </table:table-cell>
          <table:table-cell table:formula="of:=[.K73]-[.J73]" office:value-type="float" office:value="13.479" calcext:value-type="float">
            <text:p>13,5</text:p>
          </table:table-cell>
          <table:table-cell/>
          <table:table-cell table:formula="of:=[.J73]-[.O73]-[.I73]" office:value-type="float" office:value="115.847" calcext:value-type="float">
            <text:p>115,8</text:p>
          </table:table-cell>
          <table:table-cell table:style-name="Default" office:value-type="float" office:value="272.13" calcext:value-type="float">
            <text:p>272,13</text:p>
          </table:table-cell>
          <table:table-cell table:formula="of:=[.O73]-[.Q73]" office:value-type="float" office:value="11.371" calcext:value-type="float">
            <text:p>11,4</text:p>
          </table:table-cell>
          <table:table-cell office:value-type="float" office:value="260.759" calcext:value-type="float">
            <text:p>260,8</text:p>
          </table:table-cell>
          <table:table-cell table:formula="of:=[.Q73]-[.S73]-[.U73]-[.V73]" office:value-type="float" office:value="31.369" calcext:value-type="float">
            <text:p>31,4</text:p>
          </table:table-cell>
          <table:table-cell office:value-type="float" office:value="102.297" calcext:value-type="float">
            <text:p>102,3</text:p>
          </table:table-cell>
          <table:table-cell office:value-type="float" office:value="12.155" calcext:value-type="float">
            <text:p>12,2</text:p>
          </table:table-cell>
          <table:table-cell office:value-type="float" office:value="37.884" calcext:value-type="float">
            <text:p>37,9</text:p>
          </table:table-cell>
          <table:table-cell office:value-type="float" office:value="89.209" calcext:value-type="float">
            <text:p>89,2</text:p>
          </table:table-cell>
          <table:table-cell table:number-columns-repeated="1002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225.78.94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47" calcext:value-type="float">
            <text:p>4,2</text:p>
          </table:table-cell>
          <table:table-cell office:value-type="float" office:value="30.888" calcext:value-type="float">
            <text:p>30,9</text:p>
          </table:table-cell>
          <table:table-cell office:value-type="float" office:value="102.075" calcext:value-type="float">
            <text:p>102,1</text:p>
          </table:table-cell>
          <table:table-cell office:value-type="float" office:value="102.243" calcext:value-type="float">
            <text:p>102,2</text:p>
          </table:table-cell>
          <table:table-cell office:value-type="float" office:value="461.629" calcext:value-type="float">
            <text:p>461,6</text:p>
          </table:table-cell>
          <table:table-cell office:value-type="float" office:value="476.349" calcext:value-type="float">
            <text:p>476,3</text:p>
          </table:table-cell>
          <table:table-cell table:formula="of:=[.K74]-[.J74]" office:value-type="float" office:value="14.72" calcext:value-type="float">
            <text:p>14,7</text:p>
          </table:table-cell>
          <table:table-cell/>
          <table:table-cell table:formula="of:=[.J74]-[.O74]-[.I74]" office:value-type="float" office:value="28.126" calcext:value-type="float">
            <text:p>28,1</text:p>
          </table:table-cell>
          <table:table-cell table:style-name="Default" office:value-type="float" office:value="331.26" calcext:value-type="float">
            <text:p>331,26</text:p>
          </table:table-cell>
          <table:table-cell table:formula="of:=[.O74]-[.Q74]" office:value-type="float" office:value="12.274" calcext:value-type="float">
            <text:p>12,3</text:p>
          </table:table-cell>
          <table:table-cell office:value-type="float" office:value="318.986" calcext:value-type="float">
            <text:p>319,0</text:p>
          </table:table-cell>
          <table:table-cell table:formula="of:=[.Q74]-[.S74]-[.U74]-[.V74]" office:value-type="float" office:value="10.693" calcext:value-type="float">
            <text:p>10,7</text:p>
          </table:table-cell>
          <table:table-cell office:value-type="float" office:value="107.462" calcext:value-type="float">
            <text:p>107,5</text:p>
          </table:table-cell>
          <table:table-cell office:value-type="float" office:value="10.078" calcext:value-type="float">
            <text:p>10,1</text:p>
          </table:table-cell>
          <table:table-cell office:value-type="float" office:value="52.533" calcext:value-type="float">
            <text:p>52,5</text:p>
          </table:table-cell>
          <table:table-cell office:value-type="float" office:value="148.298" calcext:value-type="float">
            <text:p>148,3</text:p>
          </table:table-cell>
          <table:table-cell table:number-columns-repeated="100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225.78.94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46" calcext:value-type="float">
            <text:p>4,1</text:p>
          </table:table-cell>
          <table:table-cell office:value-type="float" office:value="30.593" calcext:value-type="float">
            <text:p>30,6</text:p>
          </table:table-cell>
          <table:table-cell office:value-type="float" office:value="98.152" calcext:value-type="float">
            <text:p>98,2</text:p>
          </table:table-cell>
          <table:table-cell office:value-type="float" office:value="98.324" calcext:value-type="float">
            <text:p>98,3</text:p>
          </table:table-cell>
          <table:table-cell office:value-type="float" office:value="472.306" calcext:value-type="float">
            <text:p>472,3</text:p>
          </table:table-cell>
          <table:table-cell office:value-type="float" office:value="486.289" calcext:value-type="float">
            <text:p>486,3</text:p>
          </table:table-cell>
          <table:table-cell table:formula="of:=[.K75]-[.J75]" office:value-type="float" office:value="13.983" calcext:value-type="float">
            <text:p>14,0</text:p>
          </table:table-cell>
          <table:table-cell/>
          <table:table-cell table:formula="of:=[.J75]-[.O75]-[.I75]" office:value-type="float" office:value="103.252" calcext:value-type="float">
            <text:p>103,3</text:p>
          </table:table-cell>
          <table:table-cell table:style-name="Default" office:value-type="float" office:value="270.73" calcext:value-type="float">
            <text:p>270,73</text:p>
          </table:table-cell>
          <table:table-cell table:formula="of:=[.O75]-[.Q75]" office:value-type="float" office:value="10.594" calcext:value-type="float">
            <text:p>10,6</text:p>
          </table:table-cell>
          <table:table-cell office:value-type="float" office:value="260.136" calcext:value-type="float">
            <text:p>260,1</text:p>
          </table:table-cell>
          <table:table-cell table:formula="of:=[.Q75]-[.S75]-[.U75]-[.V75]" office:value-type="float" office:value="10.347" calcext:value-type="float">
            <text:p>10,3</text:p>
          </table:table-cell>
          <table:table-cell office:value-type="float" office:value="106.917" calcext:value-type="float">
            <text:p>106,9</text:p>
          </table:table-cell>
          <table:table-cell office:value-type="float" office:value="9.737" calcext:value-type="float">
            <text:p>9,7</text:p>
          </table:table-cell>
          <table:table-cell office:value-type="float" office:value="53.161" calcext:value-type="float">
            <text:p>53,2</text:p>
          </table:table-cell>
          <table:table-cell office:value-type="float" office:value="89.711" calcext:value-type="float">
            <text:p>89,7</text:p>
          </table:table-cell>
          <table:table-cell table:number-columns-repeated="100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225.78.94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34" calcext:value-type="float">
            <text:p>4,2</text:p>
          </table:table-cell>
          <table:table-cell office:value-type="float" office:value="30.638" calcext:value-type="float">
            <text:p>30,6</text:p>
          </table:table-cell>
          <table:table-cell office:value-type="float" office:value="101.843" calcext:value-type="float">
            <text:p>101,8</text:p>
          </table:table-cell>
          <table:table-cell office:value-type="float" office:value="102.01" calcext:value-type="float">
            <text:p>102,0</text:p>
          </table:table-cell>
          <table:table-cell office:value-type="float" office:value="454.701" calcext:value-type="float">
            <text:p>454,7</text:p>
          </table:table-cell>
          <table:table-cell office:value-type="float" office:value="467.981" calcext:value-type="float">
            <text:p>468,0</text:p>
          </table:table-cell>
          <table:table-cell table:formula="of:=[.K76]-[.J76]" office:value-type="float" office:value="13.28" calcext:value-type="float">
            <text:p>13,3</text:p>
          </table:table-cell>
          <table:table-cell/>
          <table:table-cell table:formula="of:=[.J76]-[.O76]-[.I76]" office:value-type="float" office:value="80.371" calcext:value-type="float">
            <text:p>80,4</text:p>
          </table:table-cell>
          <table:table-cell table:style-name="Default" office:value-type="float" office:value="272.32" calcext:value-type="float">
            <text:p>272,32</text:p>
          </table:table-cell>
          <table:table-cell table:formula="of:=[.O76]-[.Q76]" office:value-type="float" office:value="9.49000000000001" calcext:value-type="float">
            <text:p>9,5</text:p>
          </table:table-cell>
          <table:table-cell office:value-type="float" office:value="262.83" calcext:value-type="float">
            <text:p>262,8</text:p>
          </table:table-cell>
          <table:table-cell table:formula="of:=[.Q76]-[.S76]-[.U76]-[.V76]" office:value-type="float" office:value="11.95" calcext:value-type="float">
            <text:p>12,0</text:p>
          </table:table-cell>
          <table:table-cell office:value-type="float" office:value="104.605" calcext:value-type="float">
            <text:p>104,6</text:p>
          </table:table-cell>
          <table:table-cell office:value-type="float" office:value="11.342" calcext:value-type="float">
            <text:p>11,3</text:p>
          </table:table-cell>
          <table:table-cell office:value-type="float" office:value="55.462" calcext:value-type="float">
            <text:p>55,5</text:p>
          </table:table-cell>
          <table:table-cell office:value-type="float" office:value="90.813" calcext:value-type="float">
            <text:p>90,8</text:p>
          </table:table-cell>
          <table:table-cell table:number-columns-repeated="100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225.78.94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92" calcext:value-type="float">
            <text:p>4,2</text:p>
          </table:table-cell>
          <table:table-cell office:value-type="float" office:value="30.793" calcext:value-type="float">
            <text:p>30,8</text:p>
          </table:table-cell>
          <table:table-cell office:value-type="float" office:value="119.077" calcext:value-type="float">
            <text:p>119,1</text:p>
          </table:table-cell>
          <table:table-cell office:value-type="float" office:value="119.256" calcext:value-type="float">
            <text:p>119,3</text:p>
          </table:table-cell>
          <table:table-cell office:value-type="float" office:value="421.423" calcext:value-type="float">
            <text:p>421,4</text:p>
          </table:table-cell>
          <table:table-cell office:value-type="float" office:value="437.564" calcext:value-type="float">
            <text:p>437,6</text:p>
          </table:table-cell>
          <table:table-cell table:formula="of:=[.K77]-[.J77]" office:value-type="float" office:value="16.141" calcext:value-type="float">
            <text:p>16,1</text:p>
          </table:table-cell>
          <table:table-cell/>
          <table:table-cell table:formula="of:=[.J77]-[.O77]-[.I77]" office:value-type="float" office:value="-28.383" calcext:value-type="float">
            <text:p>-28,4</text:p>
          </table:table-cell>
          <table:table-cell table:style-name="Default" office:value-type="float" office:value="330.55" calcext:value-type="float">
            <text:p>330,55</text:p>
          </table:table-cell>
          <table:table-cell table:formula="of:=[.O77]-[.Q77]" office:value-type="float" office:value="5.423" calcext:value-type="float">
            <text:p>5,4</text:p>
          </table:table-cell>
          <table:table-cell office:value-type="float" office:value="325.127" calcext:value-type="float">
            <text:p>325,1</text:p>
          </table:table-cell>
          <table:table-cell table:formula="of:=[.Q77]-[.S77]-[.U77]-[.V77]" office:value-type="float" office:value="10.14" calcext:value-type="float">
            <text:p>10,1</text:p>
          </table:table-cell>
          <table:table-cell office:value-type="float" office:value="106.529" calcext:value-type="float">
            <text:p>106,5</text:p>
          </table:table-cell>
          <table:table-cell office:value-type="float" office:value="9.525" calcext:value-type="float">
            <text:p>9,5</text:p>
          </table:table-cell>
          <table:table-cell office:value-type="float" office:value="53.564" calcext:value-type="float">
            <text:p>53,6</text:p>
          </table:table-cell>
          <table:table-cell office:value-type="float" office:value="154.894" calcext:value-type="float">
            <text:p>154,9</text:p>
          </table:table-cell>
          <table:table-cell table:number-columns-repeated="100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225.78.94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12" calcext:value-type="float">
            <text:p>4,1</text:p>
          </table:table-cell>
          <table:table-cell office:value-type="float" office:value="30.894" calcext:value-type="float">
            <text:p>30,9</text:p>
          </table:table-cell>
          <table:table-cell office:value-type="float" office:value="102.093" calcext:value-type="float">
            <text:p>102,1</text:p>
          </table:table-cell>
          <table:table-cell office:value-type="float" office:value="102.26" calcext:value-type="float">
            <text:p>102,3</text:p>
          </table:table-cell>
          <table:table-cell office:value-type="float" office:value="504.811" calcext:value-type="float">
            <text:p>504,8</text:p>
          </table:table-cell>
          <table:table-cell office:value-type="float" office:value="520.637" calcext:value-type="float">
            <text:p>520,6</text:p>
          </table:table-cell>
          <table:table-cell table:formula="of:=[.K78]-[.J78]" office:value-type="float" office:value="15.826" calcext:value-type="float">
            <text:p>15,8</text:p>
          </table:table-cell>
          <table:table-cell/>
          <table:table-cell table:formula="of:=[.J78]-[.O78]-[.I78]" office:value-type="float" office:value="150.691" calcext:value-type="float">
            <text:p>150,7</text:p>
          </table:table-cell>
          <table:table-cell table:style-name="Default" office:value-type="float" office:value="251.86" calcext:value-type="float">
            <text:p>251,86</text:p>
          </table:table-cell>
          <table:table-cell table:formula="of:=[.O78]-[.Q78]" office:value-type="float" office:value="13.794" calcext:value-type="float">
            <text:p>13,8</text:p>
          </table:table-cell>
          <table:table-cell office:value-type="float" office:value="238.066" calcext:value-type="float">
            <text:p>238,1</text:p>
          </table:table-cell>
          <table:table-cell table:formula="of:=[.Q78]-[.S78]-[.U78]-[.V78]" office:value-type="float" office:value="11.696" calcext:value-type="float">
            <text:p>11,7</text:p>
          </table:table-cell>
          <table:table-cell office:value-type="float" office:value="116.092" calcext:value-type="float">
            <text:p>116,1</text:p>
          </table:table-cell>
          <table:table-cell office:value-type="float" office:value="11.171" calcext:value-type="float">
            <text:p>11,2</text:p>
          </table:table-cell>
          <table:table-cell office:value-type="float" office:value="43.964" calcext:value-type="float">
            <text:p>44,0</text:p>
          </table:table-cell>
          <table:table-cell office:value-type="float" office:value="66.314" calcext:value-type="float">
            <text:p>66,3</text:p>
          </table:table-cell>
          <table:table-cell table:number-columns-repeated="100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225.78.94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47" calcext:value-type="float">
            <text:p>4,1</text:p>
          </table:table-cell>
          <table:table-cell office:value-type="float" office:value="31.047" calcext:value-type="float">
            <text:p>31,0</text:p>
          </table:table-cell>
          <table:table-cell office:value-type="float" office:value="112.919" calcext:value-type="float">
            <text:p>112,9</text:p>
          </table:table-cell>
          <table:table-cell office:value-type="float" office:value="113.131" calcext:value-type="float">
            <text:p>113,1</text:p>
          </table:table-cell>
          <table:table-cell office:value-type="float" office:value="432.025" calcext:value-type="float">
            <text:p>432,0</text:p>
          </table:table-cell>
          <table:table-cell office:value-type="float" office:value="446.233" calcext:value-type="float">
            <text:p>446,2</text:p>
          </table:table-cell>
          <table:table-cell table:formula="of:=[.K79]-[.J79]" office:value-type="float" office:value="14.208" calcext:value-type="float">
            <text:p>14,2</text:p>
          </table:table-cell>
          <table:table-cell/>
          <table:table-cell table:formula="of:=[.J79]-[.O79]-[.I79]" office:value-type="float" office:value="3.22399999999996" calcext:value-type="float">
            <text:p>3,2</text:p>
          </table:table-cell>
          <table:table-cell table:style-name="Default" office:value-type="float" office:value="315.67" calcext:value-type="float">
            <text:p>315,67</text:p>
          </table:table-cell>
          <table:table-cell table:formula="of:=[.O79]-[.Q79]" office:value-type="float" office:value="9.74400000000003" calcext:value-type="float">
            <text:p>9,7</text:p>
          </table:table-cell>
          <table:table-cell office:value-type="float" office:value="305.926" calcext:value-type="float">
            <text:p>305,9</text:p>
          </table:table-cell>
          <table:table-cell table:formula="of:=[.Q79]-[.S79]-[.U79]-[.V79]" office:value-type="float" office:value="16.747" calcext:value-type="float">
            <text:p>16,7</text:p>
          </table:table-cell>
          <table:table-cell office:value-type="float" office:value="118.24" calcext:value-type="float">
            <text:p>118,2</text:p>
          </table:table-cell>
          <table:table-cell office:value-type="float" office:value="15.224" calcext:value-type="float">
            <text:p>15,2</text:p>
          </table:table-cell>
          <table:table-cell office:value-type="float" office:value="40.327" calcext:value-type="float">
            <text:p>40,3</text:p>
          </table:table-cell>
          <table:table-cell office:value-type="float" office:value="130.612" calcext:value-type="float">
            <text:p>130,6</text:p>
          </table:table-cell>
          <table:table-cell table:number-columns-repeated="100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225.78.94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3" calcext:value-type="float">
            <text:p>4,3</text:p>
          </table:table-cell>
          <table:table-cell office:value-type="float" office:value="30.855" calcext:value-type="float">
            <text:p>30,9</text:p>
          </table:table-cell>
          <table:table-cell office:value-type="float" office:value="102.774" calcext:value-type="float">
            <text:p>102,8</text:p>
          </table:table-cell>
          <table:table-cell office:value-type="float" office:value="102.942" calcext:value-type="float">
            <text:p>102,9</text:p>
          </table:table-cell>
          <table:table-cell office:value-type="float" office:value="417.175" calcext:value-type="float">
            <text:p>417,2</text:p>
          </table:table-cell>
          <table:table-cell office:value-type="float" office:value="431.608" calcext:value-type="float">
            <text:p>431,6</text:p>
          </table:table-cell>
          <table:table-cell table:formula="of:=[.K80]-[.J80]" office:value-type="float" office:value="14.433" calcext:value-type="float">
            <text:p>14,4</text:p>
          </table:table-cell>
          <table:table-cell/>
          <table:table-cell table:formula="of:=[.J80]-[.O80]-[.I80]" office:value-type="float" office:value="33.933" calcext:value-type="float">
            <text:p>33,9</text:p>
          </table:table-cell>
          <table:table-cell table:style-name="Default" office:value-type="float" office:value="280.3" calcext:value-type="float">
            <text:p>280,3</text:p>
          </table:table-cell>
          <table:table-cell table:formula="of:=[.O80]-[.Q80]" office:value-type="float" office:value="17.174" calcext:value-type="float">
            <text:p>17,2</text:p>
          </table:table-cell>
          <table:table-cell office:value-type="float" office:value="263.126" calcext:value-type="float">
            <text:p>263,1</text:p>
          </table:table-cell>
          <table:table-cell table:formula="of:=[.Q80]-[.S80]-[.U80]-[.V80]" office:value-type="float" office:value="29.363" calcext:value-type="float">
            <text:p>29,4</text:p>
          </table:table-cell>
          <table:table-cell office:value-type="float" office:value="109.941" calcext:value-type="float">
            <text:p>109,9</text:p>
          </table:table-cell>
          <table:table-cell office:value-type="float" office:value="19.075" calcext:value-type="float">
            <text:p>19,1</text:p>
          </table:table-cell>
          <table:table-cell office:value-type="float" office:value="40.387" calcext:value-type="float">
            <text:p>40,4</text:p>
          </table:table-cell>
          <table:table-cell office:value-type="float" office:value="83.435" calcext:value-type="float">
            <text:p>83,4</text:p>
          </table:table-cell>
          <table:table-cell table:number-columns-repeated="1002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225.78.94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02" calcext:value-type="float">
            <text:p>4,2</text:p>
          </table:table-cell>
          <table:table-cell office:value-type="float" office:value="30.294" calcext:value-type="float">
            <text:p>30,3</text:p>
          </table:table-cell>
          <table:table-cell office:value-type="float" office:value="103.572" calcext:value-type="float">
            <text:p>103,6</text:p>
          </table:table-cell>
          <table:table-cell office:value-type="float" office:value="103.737" calcext:value-type="float">
            <text:p>103,7</text:p>
          </table:table-cell>
          <table:table-cell office:value-type="float" office:value="426.171" calcext:value-type="float">
            <text:p>426,2</text:p>
          </table:table-cell>
          <table:table-cell office:value-type="float" office:value="440.547" calcext:value-type="float">
            <text:p>440,5</text:p>
          </table:table-cell>
          <table:table-cell table:formula="of:=[.K81]-[.J81]" office:value-type="float" office:value="14.376" calcext:value-type="float">
            <text:p>14,4</text:p>
          </table:table-cell>
          <table:table-cell/>
          <table:table-cell table:formula="of:=[.J81]-[.O81]-[.I81]" office:value-type="float" office:value="91.414" calcext:value-type="float">
            <text:p>91,4</text:p>
          </table:table-cell>
          <table:table-cell table:style-name="Default" office:value-type="float" office:value="231.02" calcext:value-type="float">
            <text:p>231,02</text:p>
          </table:table-cell>
          <table:table-cell table:formula="of:=[.O81]-[.Q81]" office:value-type="float" office:value="9.351" calcext:value-type="float">
            <text:p>9,4</text:p>
          </table:table-cell>
          <table:table-cell office:value-type="float" office:value="221.669" calcext:value-type="float">
            <text:p>221,7</text:p>
          </table:table-cell>
          <table:table-cell table:formula="of:=[.Q81]-[.S81]-[.U81]-[.V81]" office:value-type="float" office:value="10.6" calcext:value-type="float">
            <text:p>10,6</text:p>
          </table:table-cell>
          <table:table-cell office:value-type="float" office:value="101.832" calcext:value-type="float">
            <text:p>101,8</text:p>
          </table:table-cell>
          <table:table-cell office:value-type="float" office:value="10.034" calcext:value-type="float">
            <text:p>10,0</text:p>
          </table:table-cell>
          <table:table-cell office:value-type="float" office:value="38.213" calcext:value-type="float">
            <text:p>38,2</text:p>
          </table:table-cell>
          <table:table-cell office:value-type="float" office:value="71.024" calcext:value-type="float">
            <text:p>71,0</text:p>
          </table:table-cell>
          <table:table-cell table:number-columns-repeated="1002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225.78.94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37" calcext:value-type="float">
            <text:p>4,2</text:p>
          </table:table-cell>
          <table:table-cell office:value-type="float" office:value="30.39" calcext:value-type="float">
            <text:p>30,4</text:p>
          </table:table-cell>
          <table:table-cell office:value-type="float" office:value="97.914" calcext:value-type="float">
            <text:p>97,9</text:p>
          </table:table-cell>
          <table:table-cell office:value-type="float" office:value="98.083" calcext:value-type="float">
            <text:p>98,1</text:p>
          </table:table-cell>
          <table:table-cell office:value-type="float" office:value="412.028" calcext:value-type="float">
            <text:p>412,0</text:p>
          </table:table-cell>
          <table:table-cell office:value-type="float" office:value="426.471" calcext:value-type="float">
            <text:p>426,5</text:p>
          </table:table-cell>
          <table:table-cell table:formula="of:=[.K82]-[.J82]" office:value-type="float" office:value="14.443" calcext:value-type="float">
            <text:p>14,4</text:p>
          </table:table-cell>
          <table:table-cell/>
          <table:table-cell table:formula="of:=[.J82]-[.O82]-[.I82]" office:value-type="float" office:value="49.105" calcext:value-type="float">
            <text:p>49,1</text:p>
          </table:table-cell>
          <table:table-cell table:style-name="Default" office:value-type="float" office:value="264.84" calcext:value-type="float">
            <text:p>264,84</text:p>
          </table:table-cell>
          <table:table-cell table:formula="of:=[.O82]-[.Q82]" office:value-type="float" office:value="12.757" calcext:value-type="float">
            <text:p>12,8</text:p>
          </table:table-cell>
          <table:table-cell office:value-type="float" office:value="252.083" calcext:value-type="float">
            <text:p>252,1</text:p>
          </table:table-cell>
          <table:table-cell table:formula="of:=[.Q82]-[.S82]-[.U82]-[.V82]" office:value-type="float" office:value="4.71799999999999" calcext:value-type="float">
            <text:p>4,7</text:p>
          </table:table-cell>
          <table:table-cell office:value-type="float" office:value="105.588" calcext:value-type="float">
            <text:p>105,6</text:p>
          </table:table-cell>
          <table:table-cell office:value-type="float" office:value="4.155" calcext:value-type="float">
            <text:p>4,2</text:p>
          </table:table-cell>
          <table:table-cell office:value-type="float" office:value="54.276" calcext:value-type="float">
            <text:p>54,3</text:p>
          </table:table-cell>
          <table:table-cell office:value-type="float" office:value="87.501" calcext:value-type="float">
            <text:p>87,5</text:p>
          </table:table-cell>
          <table:table-cell table:number-columns-repeated="100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225.78.94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25" calcext:value-type="float">
            <text:p>4,2</text:p>
          </table:table-cell>
          <table:table-cell office:value-type="float" office:value="31.421" calcext:value-type="float">
            <text:p>31,4</text:p>
          </table:table-cell>
          <table:table-cell office:value-type="float" office:value="100.544" calcext:value-type="float">
            <text:p>100,5</text:p>
          </table:table-cell>
          <table:table-cell office:value-type="float" office:value="100.713" calcext:value-type="float">
            <text:p>100,7</text:p>
          </table:table-cell>
          <table:table-cell office:value-type="float" office:value="468.961" calcext:value-type="float">
            <text:p>469,0</text:p>
          </table:table-cell>
          <table:table-cell office:value-type="float" office:value="483.675" calcext:value-type="float">
            <text:p>483,7</text:p>
          </table:table-cell>
          <table:table-cell table:formula="of:=[.K83]-[.J83]" office:value-type="float" office:value="14.714" calcext:value-type="float">
            <text:p>14,7</text:p>
          </table:table-cell>
          <table:table-cell/>
          <table:table-cell table:formula="of:=[.J83]-[.O83]-[.I83]" office:value-type="float" office:value="124.198" calcext:value-type="float">
            <text:p>124,2</text:p>
          </table:table-cell>
          <table:table-cell table:style-name="Default" office:value-type="float" office:value="244.05" calcext:value-type="float">
            <text:p>244,05</text:p>
          </table:table-cell>
          <table:table-cell table:formula="of:=[.O83]-[.Q83]" office:value-type="float" office:value="13.202" calcext:value-type="float">
            <text:p>13,2</text:p>
          </table:table-cell>
          <table:table-cell office:value-type="float" office:value="230.848" calcext:value-type="float">
            <text:p>230,8</text:p>
          </table:table-cell>
          <table:table-cell table:formula="of:=[.Q83]-[.S83]-[.U83]-[.V83]" office:value-type="float" office:value="3.91500000000001" calcext:value-type="float">
            <text:p>3,9</text:p>
          </table:table-cell>
          <table:table-cell office:value-type="float" office:value="116.122" calcext:value-type="float">
            <text:p>116,1</text:p>
          </table:table-cell>
          <table:table-cell office:value-type="float" office:value="3.352" calcext:value-type="float">
            <text:p>3,4</text:p>
          </table:table-cell>
          <table:table-cell office:value-type="float" office:value="43.838" calcext:value-type="float">
            <text:p>43,8</text:p>
          </table:table-cell>
          <table:table-cell office:value-type="float" office:value="66.973" calcext:value-type="float">
            <text:p>67,0</text:p>
          </table:table-cell>
          <table:table-cell table:number-columns-repeated="1002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225.78.94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37" calcext:value-type="float">
            <text:p>4,2</text:p>
          </table:table-cell>
          <table:table-cell office:value-type="float" office:value="30.701" calcext:value-type="float">
            <text:p>30,7</text:p>
          </table:table-cell>
          <table:table-cell office:value-type="float" office:value="102.387" calcext:value-type="float">
            <text:p>102,4</text:p>
          </table:table-cell>
          <table:table-cell office:value-type="float" office:value="102.556" calcext:value-type="float">
            <text:p>102,6</text:p>
          </table:table-cell>
          <table:table-cell office:value-type="float" office:value="451.489" calcext:value-type="float">
            <text:p>451,5</text:p>
          </table:table-cell>
          <table:table-cell office:value-type="float" office:value="465.854" calcext:value-type="float">
            <text:p>465,9</text:p>
          </table:table-cell>
          <table:table-cell table:formula="of:=[.K84]-[.J84]" office:value-type="float" office:value="14.365" calcext:value-type="float">
            <text:p>14,4</text:p>
          </table:table-cell>
          <table:table-cell/>
          <table:table-cell table:formula="of:=[.J84]-[.O84]-[.I84]" office:value-type="float" office:value="28.993" calcext:value-type="float">
            <text:p>29,0</text:p>
          </table:table-cell>
          <table:table-cell table:style-name="Default" office:value-type="float" office:value="319.94" calcext:value-type="float">
            <text:p>319,94</text:p>
          </table:table-cell>
          <table:table-cell table:formula="of:=[.O84]-[.Q84]" office:value-type="float" office:value="2.91300000000001" calcext:value-type="float">
            <text:p>2,9</text:p>
          </table:table-cell>
          <table:table-cell office:value-type="float" office:value="317.027" calcext:value-type="float">
            <text:p>317,0</text:p>
          </table:table-cell>
          <table:table-cell table:formula="of:=[.Q84]-[.S84]-[.U84]-[.V84]" office:value-type="float" office:value="19.478" calcext:value-type="float">
            <text:p>19,5</text:p>
          </table:table-cell>
          <table:table-cell office:value-type="float" office:value="103.624" calcext:value-type="float">
            <text:p>103,6</text:p>
          </table:table-cell>
          <table:table-cell office:value-type="float" office:value="18.821" calcext:value-type="float">
            <text:p>18,8</text:p>
          </table:table-cell>
          <table:table-cell office:value-type="float" office:value="56.164" calcext:value-type="float">
            <text:p>56,2</text:p>
          </table:table-cell>
          <table:table-cell office:value-type="float" office:value="137.761" calcext:value-type="float">
            <text:p>137,8</text:p>
          </table:table-cell>
          <table:table-cell table:number-columns-repeated="100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225.78.94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56" calcext:value-type="float">
            <text:p>4,2</text:p>
          </table:table-cell>
          <table:table-cell office:value-type="float" office:value="30.78" calcext:value-type="float">
            <text:p>30,8</text:p>
          </table:table-cell>
          <table:table-cell office:value-type="float" office:value="101.119" calcext:value-type="float">
            <text:p>101,1</text:p>
          </table:table-cell>
          <table:table-cell office:value-type="float" office:value="101.298" calcext:value-type="float">
            <text:p>101,3</text:p>
          </table:table-cell>
          <table:table-cell office:value-type="float" office:value="457.878" calcext:value-type="float">
            <text:p>457,9</text:p>
          </table:table-cell>
          <table:table-cell office:value-type="float" office:value="473.979" calcext:value-type="float">
            <text:p>474,0</text:p>
          </table:table-cell>
          <table:table-cell table:formula="of:=[.K85]-[.J85]" office:value-type="float" office:value="16.101" calcext:value-type="float">
            <text:p>16,1</text:p>
          </table:table-cell>
          <table:table-cell/>
          <table:table-cell table:formula="of:=[.J85]-[.O85]-[.I85]" office:value-type="float" office:value="44.75" calcext:value-type="float">
            <text:p>44,8</text:p>
          </table:table-cell>
          <table:table-cell table:style-name="Default" office:value-type="float" office:value="311.83" calcext:value-type="float">
            <text:p>311,83</text:p>
          </table:table-cell>
          <table:table-cell table:formula="of:=[.O85]-[.Q85]" office:value-type="float" office:value="14.396" calcext:value-type="float">
            <text:p>14,4</text:p>
          </table:table-cell>
          <table:table-cell office:value-type="float" office:value="297.434" calcext:value-type="float">
            <text:p>297,4</text:p>
          </table:table-cell>
          <table:table-cell table:formula="of:=[.Q85]-[.S85]-[.U85]-[.V85]" office:value-type="float" office:value="11.627" calcext:value-type="float">
            <text:p>11,6</text:p>
          </table:table-cell>
          <table:table-cell office:value-type="float" office:value="107.754" calcext:value-type="float">
            <text:p>107,8</text:p>
          </table:table-cell>
          <table:table-cell office:value-type="float" office:value="11.002" calcext:value-type="float">
            <text:p>11,0</text:p>
          </table:table-cell>
          <table:table-cell office:value-type="float" office:value="52.261" calcext:value-type="float">
            <text:p>52,3</text:p>
          </table:table-cell>
          <table:table-cell office:value-type="float" office:value="125.792" calcext:value-type="float">
            <text:p>125,8</text:p>
          </table:table-cell>
          <table:table-cell table:number-columns-repeated="1002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225.78.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60.553" calcext:value-type="float">
            <text:p>60,6</text:p>
          </table:table-cell>
          <table:table-cell office:value-type="float" office:value="87.381" calcext:value-type="float">
            <text:p>87,4</text:p>
          </table:table-cell>
          <table:table-cell office:value-type="float" office:value="167.748" calcext:value-type="float">
            <text:p>167,7</text:p>
          </table:table-cell>
          <table:table-cell office:value-type="float" office:value="167.827" calcext:value-type="float">
            <text:p>167,8</text:p>
          </table:table-cell>
          <table:table-cell office:value-type="float" office:value="483.93" calcext:value-type="float">
            <text:p>483,9</text:p>
          </table:table-cell>
          <table:table-cell office:value-type="float" office:value="498.917" calcext:value-type="float">
            <text:p>498,9</text:p>
          </table:table-cell>
          <table:table-cell table:formula="of:=[.K86]-[.J86]" office:value-type="float" office:value="14.987" calcext:value-type="float">
            <text:p>15,0</text:p>
          </table:table-cell>
          <table:table-cell/>
          <table:table-cell table:formula="of:=[.J86]-[.O86]-[.I86]" office:value-type="float" office:value="4.63299999999998" calcext:value-type="float">
            <text:p>4,6</text:p>
          </table:table-cell>
          <table:table-cell table:style-name="Default" office:value-type="float" office:value="311.47" calcext:value-type="float">
            <text:p>311,47</text:p>
          </table:table-cell>
          <table:table-cell table:formula="of:=[.O86]-[.Q86]" office:value-type="float" office:value="2.79900000000003" calcext:value-type="float">
            <text:p>2,8</text:p>
          </table:table-cell>
          <table:table-cell office:value-type="float" office:value="308.671" calcext:value-type="float">
            <text:p>308,7</text:p>
          </table:table-cell>
          <table:table-cell table:formula="of:=[.Q86]-[.S86]-[.U86]-[.V86]" office:value-type="float" office:value="10.252" calcext:value-type="float">
            <text:p>10,3</text:p>
          </table:table-cell>
          <table:table-cell office:value-type="float" office:value="118.543" calcext:value-type="float">
            <text:p>118,5</text:p>
          </table:table-cell>
          <table:table-cell office:value-type="float" office:value="9.623" calcext:value-type="float">
            <text:p>9,6</text:p>
          </table:table-cell>
          <table:table-cell office:value-type="float" office:value="41.524" calcext:value-type="float">
            <text:p>41,5</text:p>
          </table:table-cell>
          <table:table-cell office:value-type="float" office:value="138.352" calcext:value-type="float">
            <text:p>138,4</text:p>
          </table:table-cell>
          <table:table-cell table:number-columns-repeated="1002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225.78.94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81" calcext:value-type="float">
            <text:p>4,2</text:p>
          </table:table-cell>
          <table:table-cell office:value-type="float" office:value="30.454" calcext:value-type="float">
            <text:p>30,5</text:p>
          </table:table-cell>
          <table:table-cell office:value-type="float" office:value="99.434" calcext:value-type="float">
            <text:p>99,4</text:p>
          </table:table-cell>
          <table:table-cell office:value-type="float" office:value="99.568" calcext:value-type="float">
            <text:p>99,6</text:p>
          </table:table-cell>
          <table:table-cell office:value-type="float" office:value="440.944" calcext:value-type="float">
            <text:p>440,9</text:p>
          </table:table-cell>
          <table:table-cell office:value-type="float" office:value="453.344" calcext:value-type="float">
            <text:p>453,3</text:p>
          </table:table-cell>
          <table:table-cell table:formula="of:=[.K87]-[.J87]" office:value-type="float" office:value="12.4" calcext:value-type="float">
            <text:p>12,4</text:p>
          </table:table-cell>
          <table:table-cell/>
          <table:table-cell table:formula="of:=[.J87]-[.O87]-[.I87]" office:value-type="float" office:value="60.476" calcext:value-type="float">
            <text:p>60,5</text:p>
          </table:table-cell>
          <table:table-cell table:style-name="Default" office:value-type="float" office:value="280.9" calcext:value-type="float">
            <text:p>280,9</text:p>
          </table:table-cell>
          <table:table-cell table:formula="of:=[.O87]-[.Q87]" office:value-type="float" office:value="6.51299999999998" calcext:value-type="float">
            <text:p>6,5</text:p>
          </table:table-cell>
          <table:table-cell office:value-type="float" office:value="274.387" calcext:value-type="float">
            <text:p>274,4</text:p>
          </table:table-cell>
          <table:table-cell table:formula="of:=[.Q87]-[.S87]-[.U87]-[.V87]" office:value-type="float" office:value="2.08900000000001" calcext:value-type="float">
            <text:p>2,1</text:p>
          </table:table-cell>
          <table:table-cell office:value-type="float" office:value="120.262" calcext:value-type="float">
            <text:p>120,3</text:p>
          </table:table-cell>
          <table:table-cell office:value-type="float" office:value="1.5" calcext:value-type="float">
            <text:p>1,5</text:p>
          </table:table-cell>
          <table:table-cell office:value-type="float" office:value="38.391" calcext:value-type="float">
            <text:p>38,4</text:p>
          </table:table-cell>
          <table:table-cell office:value-type="float" office:value="113.645" calcext:value-type="float">
            <text:p>113,6</text:p>
          </table:table-cell>
          <table:table-cell table:number-columns-repeated="1002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225.78.94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39" calcext:value-type="float">
            <text:p>4,2</text:p>
          </table:table-cell>
          <table:table-cell office:value-type="float" office:value="30.325" calcext:value-type="float">
            <text:p>30,3</text:p>
          </table:table-cell>
          <table:table-cell office:value-type="float" office:value="99.544" calcext:value-type="float">
            <text:p>99,5</text:p>
          </table:table-cell>
          <table:table-cell office:value-type="float" office:value="99.73" calcext:value-type="float">
            <text:p>99,7</text:p>
          </table:table-cell>
          <table:table-cell office:value-type="float" office:value="491.755" calcext:value-type="float">
            <text:p>491,8</text:p>
          </table:table-cell>
          <table:table-cell office:value-type="float" office:value="506.328" calcext:value-type="float">
            <text:p>506,3</text:p>
          </table:table-cell>
          <table:table-cell table:formula="of:=[.K88]-[.J88]" office:value-type="float" office:value="14.573" calcext:value-type="float">
            <text:p>14,6</text:p>
          </table:table-cell>
          <table:table-cell/>
          <table:table-cell table:formula="of:=[.J88]-[.O88]-[.I88]" office:value-type="float" office:value="43.585" calcext:value-type="float">
            <text:p>43,6</text:p>
          </table:table-cell>
          <table:table-cell table:style-name="Default" office:value-type="float" office:value="348.44" calcext:value-type="float">
            <text:p>348,44</text:p>
          </table:table-cell>
          <table:table-cell table:formula="of:=[.O88]-[.Q88]" office:value-type="float" office:value="18.965" calcext:value-type="float">
            <text:p>19,0</text:p>
          </table:table-cell>
          <table:table-cell office:value-type="float" office:value="329.475" calcext:value-type="float">
            <text:p>329,5</text:p>
          </table:table-cell>
          <table:table-cell table:formula="of:=[.Q88]-[.S88]-[.U88]-[.V88]" office:value-type="float" office:value="8.29900000000004" calcext:value-type="float">
            <text:p>8,3</text:p>
          </table:table-cell>
          <table:table-cell office:value-type="float" office:value="107.488" calcext:value-type="float">
            <text:p>107,5</text:p>
          </table:table-cell>
          <table:table-cell office:value-type="float" office:value="7.657" calcext:value-type="float">
            <text:p>7,7</text:p>
          </table:table-cell>
          <table:table-cell office:value-type="float" office:value="52.23" calcext:value-type="float">
            <text:p>52,2</text:p>
          </table:table-cell>
          <table:table-cell office:value-type="float" office:value="161.458" calcext:value-type="float">
            <text:p>161,5</text:p>
          </table:table-cell>
          <table:table-cell table:number-columns-repeated="1002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225.78.94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59" calcext:value-type="float">
            <text:p>4,2</text:p>
          </table:table-cell>
          <table:table-cell office:value-type="float" office:value="30.321" calcext:value-type="float">
            <text:p>30,3</text:p>
          </table:table-cell>
          <table:table-cell office:value-type="float" office:value="98.608" calcext:value-type="float">
            <text:p>98,6</text:p>
          </table:table-cell>
          <table:table-cell office:value-type="float" office:value="98.748" calcext:value-type="float">
            <text:p>98,7</text:p>
          </table:table-cell>
          <table:table-cell office:value-type="float" office:value="565.718" calcext:value-type="float">
            <text:p>565,7</text:p>
          </table:table-cell>
          <table:table-cell office:value-type="float" office:value="579.741" calcext:value-type="float">
            <text:p>579,7</text:p>
          </table:table-cell>
          <table:table-cell table:formula="of:=[.K89]-[.J89]" office:value-type="float" office:value="14.023" calcext:value-type="float">
            <text:p>14,0</text:p>
          </table:table-cell>
          <table:table-cell/>
          <table:table-cell table:formula="of:=[.J89]-[.O89]-[.I89]" office:value-type="float" office:value="182.34" calcext:value-type="float">
            <text:p>182,3</text:p>
          </table:table-cell>
          <table:table-cell table:style-name="Default" office:value-type="float" office:value="284.63" calcext:value-type="float">
            <text:p>284,63</text:p>
          </table:table-cell>
          <table:table-cell table:formula="of:=[.O89]-[.Q89]" office:value-type="float" office:value="15.975" calcext:value-type="float">
            <text:p>16,0</text:p>
          </table:table-cell>
          <table:table-cell office:value-type="float" office:value="268.655" calcext:value-type="float">
            <text:p>268,7</text:p>
          </table:table-cell>
          <table:table-cell table:formula="of:=[.Q89]-[.S89]-[.U89]-[.V89]" office:value-type="float" office:value="3.93599999999998" calcext:value-type="float">
            <text:p>3,9</text:p>
          </table:table-cell>
          <table:table-cell office:value-type="float" office:value="124.95" calcext:value-type="float">
            <text:p>125,0</text:p>
          </table:table-cell>
          <table:table-cell office:value-type="float" office:value="3.394" calcext:value-type="float">
            <text:p>3,4</text:p>
          </table:table-cell>
          <table:table-cell office:value-type="float" office:value="54.406" calcext:value-type="float">
            <text:p>54,4</text:p>
          </table:table-cell>
          <table:table-cell office:value-type="float" office:value="85.363" calcext:value-type="float">
            <text:p>85,4</text:p>
          </table:table-cell>
          <table:table-cell table:number-columns-repeated="100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225.78.94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21" calcext:value-type="float">
            <text:p>4,1</text:p>
          </table:table-cell>
          <table:table-cell office:value-type="float" office:value="30.55" calcext:value-type="float">
            <text:p>30,6</text:p>
          </table:table-cell>
          <table:table-cell office:value-type="float" office:value="97.631" calcext:value-type="float">
            <text:p>97,6</text:p>
          </table:table-cell>
          <table:table-cell office:value-type="float" office:value="97.855" calcext:value-type="float">
            <text:p>97,9</text:p>
          </table:table-cell>
          <table:table-cell office:value-type="float" office:value="769.167" calcext:value-type="float">
            <text:p>769,2</text:p>
          </table:table-cell>
          <table:table-cell office:value-type="float" office:value="782.05" calcext:value-type="float">
            <text:p>782,1</text:p>
          </table:table-cell>
          <table:table-cell table:formula="of:=[.K90]-[.J90]" office:value-type="float" office:value="12.8829999999999" calcext:value-type="float">
            <text:p>12,9</text:p>
          </table:table-cell>
          <table:table-cell/>
          <table:table-cell table:formula="of:=[.J90]-[.O90]-[.I90]" office:value-type="float" office:value="380.142" calcext:value-type="float">
            <text:p>380,1</text:p>
          </table:table-cell>
          <table:table-cell table:style-name="Default" office:value-type="float" office:value="291.17" calcext:value-type="float">
            <text:p>291,17</text:p>
          </table:table-cell>
          <table:table-cell table:formula="of:=[.O90]-[.Q90]" office:value-type="float" office:value="17.785" calcext:value-type="float">
            <text:p>17,8</text:p>
          </table:table-cell>
          <table:table-cell office:value-type="float" office:value="273.385" calcext:value-type="float">
            <text:p>273,4</text:p>
          </table:table-cell>
          <table:table-cell table:formula="of:=[.Q90]-[.S90]-[.U90]-[.V90]" office:value-type="float" office:value="11.237" calcext:value-type="float">
            <text:p>11,2</text:p>
          </table:table-cell>
          <table:table-cell office:value-type="float" office:value="116.504" calcext:value-type="float">
            <text:p>116,5</text:p>
          </table:table-cell>
          <table:table-cell office:value-type="float" office:value="10.668" calcext:value-type="float">
            <text:p>10,7</text:p>
          </table:table-cell>
          <table:table-cell office:value-type="float" office:value="42.963" calcext:value-type="float">
            <text:p>43,0</text:p>
          </table:table-cell>
          <table:table-cell office:value-type="float" office:value="102.681" calcext:value-type="float">
            <text:p>102,7</text:p>
          </table:table-cell>
          <table:table-cell table:number-columns-repeated="1002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225.78.94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55" calcext:value-type="float">
            <text:p>4,2</text:p>
          </table:table-cell>
          <table:table-cell office:value-type="float" office:value="30.527" calcext:value-type="float">
            <text:p>30,5</text:p>
          </table:table-cell>
          <table:table-cell office:value-type="float" office:value="100.067" calcext:value-type="float">
            <text:p>100,1</text:p>
          </table:table-cell>
          <table:table-cell office:value-type="float" office:value="100.135" calcext:value-type="float">
            <text:p>100,1</text:p>
          </table:table-cell>
          <table:table-cell office:value-type="float" office:value="505.253" calcext:value-type="float">
            <text:p>505,3</text:p>
          </table:table-cell>
          <table:table-cell office:value-type="float" office:value="521.318" calcext:value-type="float">
            <text:p>521,3</text:p>
          </table:table-cell>
          <table:table-cell table:formula="of:=[.K91]-[.J91]" office:value-type="float" office:value="16.065" calcext:value-type="float">
            <text:p>16,1</text:p>
          </table:table-cell>
          <table:table-cell/>
          <table:table-cell table:formula="of:=[.J91]-[.O91]-[.I91]" office:value-type="float" office:value="83.378" calcext:value-type="float">
            <text:p>83,4</text:p>
          </table:table-cell>
          <table:table-cell table:style-name="Default" office:value-type="float" office:value="321.74" calcext:value-type="float">
            <text:p>321,74</text:p>
          </table:table-cell>
          <table:table-cell table:formula="of:=[.O91]-[.Q91]" office:value-type="float" office:value="18.025" calcext:value-type="float">
            <text:p>18,0</text:p>
          </table:table-cell>
          <table:table-cell office:value-type="float" office:value="303.715" calcext:value-type="float">
            <text:p>303,7</text:p>
          </table:table-cell>
          <table:table-cell table:formula="of:=[.Q91]-[.S91]-[.U91]-[.V91]" office:value-type="float" office:value="1.97999999999996" calcext:value-type="float">
            <text:p>2,0</text:p>
          </table:table-cell>
          <table:table-cell office:value-type="float" office:value="105.328" calcext:value-type="float">
            <text:p>105,3</text:p>
          </table:table-cell>
          <table:table-cell office:value-type="float" office:value="1.355" calcext:value-type="float">
            <text:p>1,4</text:p>
          </table:table-cell>
          <table:table-cell office:value-type="float" office:value="53.922" calcext:value-type="float">
            <text:p>53,9</text:p>
          </table:table-cell>
          <table:table-cell office:value-type="float" office:value="142.485" calcext:value-type="float">
            <text:p>142,5</text:p>
          </table:table-cell>
          <table:table-cell table:number-columns-repeated="1002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225.78.94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41" calcext:value-type="float">
            <text:p>4,2</text:p>
          </table:table-cell>
          <table:table-cell office:value-type="float" office:value="31.018" calcext:value-type="float">
            <text:p>31,0</text:p>
          </table:table-cell>
          <table:table-cell office:value-type="float" office:value="101.333" calcext:value-type="float">
            <text:p>101,3</text:p>
          </table:table-cell>
          <table:table-cell office:value-type="float" office:value="101.501" calcext:value-type="float">
            <text:p>101,5</text:p>
          </table:table-cell>
          <table:table-cell office:value-type="float" office:value="429.711" calcext:value-type="float">
            <text:p>429,7</text:p>
          </table:table-cell>
          <table:table-cell office:value-type="float" office:value="442.551" calcext:value-type="float">
            <text:p>442,6</text:p>
          </table:table-cell>
          <table:table-cell table:formula="of:=[.K92]-[.J92]" office:value-type="float" office:value="12.84" calcext:value-type="float">
            <text:p>12,8</text:p>
          </table:table-cell>
          <table:table-cell/>
          <table:table-cell table:formula="of:=[.J92]-[.O92]-[.I92]" office:value-type="float" office:value="44.18" calcext:value-type="float">
            <text:p>44,2</text:p>
          </table:table-cell>
          <table:table-cell table:style-name="Default" office:value-type="float" office:value="284.03" calcext:value-type="float">
            <text:p>284,03</text:p>
          </table:table-cell>
          <table:table-cell table:formula="of:=[.O92]-[.Q92]" office:value-type="float" office:value="7.964" calcext:value-type="float">
            <text:p>8,0</text:p>
          </table:table-cell>
          <table:table-cell office:value-type="float" office:value="276.066" calcext:value-type="float">
            <text:p>276,1</text:p>
          </table:table-cell>
          <table:table-cell table:formula="of:=[.Q92]-[.S92]-[.U92]-[.V92]" office:value-type="float" office:value="22.994" calcext:value-type="float">
            <text:p>23,0</text:p>
          </table:table-cell>
          <table:table-cell office:value-type="float" office:value="103.223" calcext:value-type="float">
            <text:p>103,2</text:p>
          </table:table-cell>
          <table:table-cell office:value-type="float" office:value="2.848" calcext:value-type="float">
            <text:p>2,8</text:p>
          </table:table-cell>
          <table:table-cell office:value-type="float" office:value="36.778" calcext:value-type="float">
            <text:p>36,8</text:p>
          </table:table-cell>
          <table:table-cell office:value-type="float" office:value="113.071" calcext:value-type="float">
            <text:p>113,1</text:p>
          </table:table-cell>
          <table:table-cell table:number-columns-repeated="1002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225.78.94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34" calcext:value-type="float">
            <text:p>4,2</text:p>
          </table:table-cell>
          <table:table-cell office:value-type="float" office:value="31.298" calcext:value-type="float">
            <text:p>31,3</text:p>
          </table:table-cell>
          <table:table-cell office:value-type="float" office:value="100.981" calcext:value-type="float">
            <text:p>101,0</text:p>
          </table:table-cell>
          <table:table-cell office:value-type="float" office:value="101.152" calcext:value-type="float">
            <text:p>101,2</text:p>
          </table:table-cell>
          <table:table-cell office:value-type="float" office:value="467.959" calcext:value-type="float">
            <text:p>468,0</text:p>
          </table:table-cell>
          <table:table-cell office:value-type="float" office:value="484.256" calcext:value-type="float">
            <text:p>484,3</text:p>
          </table:table-cell>
          <table:table-cell table:formula="of:=[.K93]-[.J93]" office:value-type="float" office:value="16.297" calcext:value-type="float">
            <text:p>16,3</text:p>
          </table:table-cell>
          <table:table-cell/>
          <table:table-cell table:formula="of:=[.J93]-[.O93]-[.I93]" office:value-type="float" office:value="93.887" calcext:value-type="float">
            <text:p>93,9</text:p>
          </table:table-cell>
          <table:table-cell table:style-name="Default" office:value-type="float" office:value="272.92" calcext:value-type="float">
            <text:p>272,92</text:p>
          </table:table-cell>
          <table:table-cell table:formula="of:=[.O93]-[.Q93]" office:value-type="float" office:value="5.13200000000001" calcext:value-type="float">
            <text:p>5,1</text:p>
          </table:table-cell>
          <table:table-cell office:value-type="float" office:value="267.788" calcext:value-type="float">
            <text:p>267,8</text:p>
          </table:table-cell>
          <table:table-cell table:formula="of:=[.Q93]-[.S93]-[.U93]-[.V93]" office:value-type="float" office:value="12.837" calcext:value-type="float">
            <text:p>12,8</text:p>
          </table:table-cell>
          <table:table-cell office:value-type="float" office:value="113.68" calcext:value-type="float">
            <text:p>113,7</text:p>
          </table:table-cell>
          <table:table-cell office:value-type="float" office:value="12.217" calcext:value-type="float">
            <text:p>12,2</text:p>
          </table:table-cell>
          <table:table-cell office:value-type="float" office:value="45.97" calcext:value-type="float">
            <text:p>46,0</text:p>
          </table:table-cell>
          <table:table-cell office:value-type="float" office:value="95.301" calcext:value-type="float">
            <text:p>95,3</text:p>
          </table:table-cell>
          <table:table-cell table:number-columns-repeated="1002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225.78.94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29" calcext:value-type="float">
            <text:p>4,2</text:p>
          </table:table-cell>
          <table:table-cell office:value-type="float" office:value="30.521" calcext:value-type="float">
            <text:p>30,5</text:p>
          </table:table-cell>
          <table:table-cell office:value-type="float" office:value="97.843" calcext:value-type="float">
            <text:p>97,8</text:p>
          </table:table-cell>
          <table:table-cell office:value-type="float" office:value="98.012" calcext:value-type="float">
            <text:p>98,0</text:p>
          </table:table-cell>
          <table:table-cell office:value-type="float" office:value="424.657" calcext:value-type="float">
            <text:p>424,7</text:p>
          </table:table-cell>
          <table:table-cell office:value-type="float" office:value="438.907" calcext:value-type="float">
            <text:p>438,9</text:p>
          </table:table-cell>
          <table:table-cell table:formula="of:=[.K94]-[.J94]" office:value-type="float" office:value="14.25" calcext:value-type="float">
            <text:p>14,3</text:p>
          </table:table-cell>
          <table:table-cell/>
          <table:table-cell table:formula="of:=[.J94]-[.O94]-[.I94]" office:value-type="float" office:value="83.995" calcext:value-type="float">
            <text:p>84,0</text:p>
          </table:table-cell>
          <table:table-cell table:style-name="Default" office:value-type="float" office:value="242.65" calcext:value-type="float">
            <text:p>242,65</text:p>
          </table:table-cell>
          <table:table-cell table:formula="of:=[.O94]-[.Q94]" office:value-type="float" office:value="17.118" calcext:value-type="float">
            <text:p>17,1</text:p>
          </table:table-cell>
          <table:table-cell office:value-type="float" office:value="225.532" calcext:value-type="float">
            <text:p>225,5</text:p>
          </table:table-cell>
          <table:table-cell table:formula="of:=[.Q94]-[.S94]-[.U94]-[.V94]" office:value-type="float" office:value="2.599" calcext:value-type="float">
            <text:p>2,6</text:p>
          </table:table-cell>
          <table:table-cell office:value-type="float" office:value="103.784" calcext:value-type="float">
            <text:p>103,8</text:p>
          </table:table-cell>
          <table:table-cell office:value-type="float" office:value="1.965" calcext:value-type="float">
            <text:p>2,0</text:p>
          </table:table-cell>
          <table:table-cell office:value-type="float" office:value="55.931" calcext:value-type="float">
            <text:p>55,9</text:p>
          </table:table-cell>
          <table:table-cell office:value-type="float" office:value="63.218" calcext:value-type="float">
            <text:p>63,2</text:p>
          </table:table-cell>
          <table:table-cell table:number-columns-repeated="100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225.78.94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72" calcext:value-type="float">
            <text:p>4,2</text:p>
          </table:table-cell>
          <table:table-cell office:value-type="float" office:value="30.365" calcext:value-type="float">
            <text:p>30,4</text:p>
          </table:table-cell>
          <table:table-cell office:value-type="float" office:value="98.256" calcext:value-type="float">
            <text:p>98,3</text:p>
          </table:table-cell>
          <table:table-cell office:value-type="float" office:value="98.319" calcext:value-type="float">
            <text:p>98,3</text:p>
          </table:table-cell>
          <table:table-cell office:value-type="float" office:value="428.437" calcext:value-type="float">
            <text:p>428,4</text:p>
          </table:table-cell>
          <table:table-cell office:value-type="float" office:value="442.648" calcext:value-type="float">
            <text:p>442,6</text:p>
          </table:table-cell>
          <table:table-cell table:formula="of:=[.K95]-[.J95]" office:value-type="float" office:value="14.211" calcext:value-type="float">
            <text:p>14,2</text:p>
          </table:table-cell>
          <table:table-cell/>
          <table:table-cell table:formula="of:=[.J95]-[.O95]-[.I95]" office:value-type="float" office:value="91.568" calcext:value-type="float">
            <text:p>91,6</text:p>
          </table:table-cell>
          <table:table-cell table:style-name="Default" office:value-type="float" office:value="238.55" calcext:value-type="float">
            <text:p>238,55</text:p>
          </table:table-cell>
          <table:table-cell table:formula="of:=[.O95]-[.Q95]" office:value-type="float" office:value="13.23" calcext:value-type="float">
            <text:p>13,2</text:p>
          </table:table-cell>
          <table:table-cell office:value-type="float" office:value="225.32" calcext:value-type="float">
            <text:p>225,3</text:p>
          </table:table-cell>
          <table:table-cell table:formula="of:=[.Q95]-[.S95]-[.U95]-[.V95]" office:value-type="float" office:value="37.757" calcext:value-type="float">
            <text:p>37,8</text:p>
          </table:table-cell>
          <table:table-cell office:value-type="float" office:value="103.464" calcext:value-type="float">
            <text:p>103,5</text:p>
          </table:table-cell>
          <table:table-cell office:value-type="float" office:value="17.616" calcext:value-type="float">
            <text:p>17,6</text:p>
          </table:table-cell>
          <table:table-cell office:value-type="float" office:value="36.033" calcext:value-type="float">
            <text:p>36,0</text:p>
          </table:table-cell>
          <table:table-cell office:value-type="float" office:value="48.066" calcext:value-type="float">
            <text:p>48,1</text:p>
          </table:table-cell>
          <table:table-cell table:number-columns-repeated="1002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225.78.94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27" calcext:value-type="float">
            <text:p>4,2</text:p>
          </table:table-cell>
          <table:table-cell office:value-type="float" office:value="31.085" calcext:value-type="float">
            <text:p>31,1</text:p>
          </table:table-cell>
          <table:table-cell office:value-type="float" office:value="109.552" calcext:value-type="float">
            <text:p>109,6</text:p>
          </table:table-cell>
          <table:table-cell office:value-type="float" office:value="109.728" calcext:value-type="float">
            <text:p>109,7</text:p>
          </table:table-cell>
          <table:table-cell office:value-type="float" office:value="572.168" calcext:value-type="float">
            <text:p>572,2</text:p>
          </table:table-cell>
          <table:table-cell office:value-type="float" office:value="586.427" calcext:value-type="float">
            <text:p>586,4</text:p>
          </table:table-cell>
          <table:table-cell table:formula="of:=[.K96]-[.J96]" office:value-type="float" office:value="14.259" calcext:value-type="float">
            <text:p>14,3</text:p>
          </table:table-cell>
          <table:table-cell/>
          <table:table-cell table:formula="of:=[.J96]-[.O96]-[.I96]" office:value-type="float" office:value="189.5" calcext:value-type="float">
            <text:p>189,5</text:p>
          </table:table-cell>
          <table:table-cell table:style-name="Default" office:value-type="float" office:value="272.94" calcext:value-type="float">
            <text:p>272,94</text:p>
          </table:table-cell>
          <table:table-cell table:formula="of:=[.O96]-[.Q96]" office:value-type="float" office:value="12.434" calcext:value-type="float">
            <text:p>12,4</text:p>
          </table:table-cell>
          <table:table-cell office:value-type="float" office:value="260.506" calcext:value-type="float">
            <text:p>260,5</text:p>
          </table:table-cell>
          <table:table-cell table:formula="of:=[.Q96]-[.S96]-[.U96]-[.V96]" office:value-type="float" office:value="13.033" calcext:value-type="float">
            <text:p>13,0</text:p>
          </table:table-cell>
          <table:table-cell office:value-type="float" office:value="107.012" calcext:value-type="float">
            <text:p>107,0</text:p>
          </table:table-cell>
          <table:table-cell office:value-type="float" office:value="12.449" calcext:value-type="float">
            <text:p>12,4</text:p>
          </table:table-cell>
          <table:table-cell office:value-type="float" office:value="52.561" calcext:value-type="float">
            <text:p>52,6</text:p>
          </table:table-cell>
          <table:table-cell office:value-type="float" office:value="87.9" calcext:value-type="float">
            <text:p>87,9</text:p>
          </table:table-cell>
          <table:table-cell table:number-columns-repeated="1002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225.78.94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49" calcext:value-type="float">
            <text:p>4,2</text:p>
          </table:table-cell>
          <table:table-cell office:value-type="float" office:value="30.792" calcext:value-type="float">
            <text:p>30,8</text:p>
          </table:table-cell>
          <table:table-cell office:value-type="float" office:value="103.35" calcext:value-type="float">
            <text:p>103,4</text:p>
          </table:table-cell>
          <table:table-cell office:value-type="float" office:value="103.517" calcext:value-type="float">
            <text:p>103,5</text:p>
          </table:table-cell>
          <table:table-cell office:value-type="float" office:value="450.119" calcext:value-type="float">
            <text:p>450,1</text:p>
          </table:table-cell>
          <table:table-cell office:value-type="float" office:value="464.238" calcext:value-type="float">
            <text:p>464,2</text:p>
          </table:table-cell>
          <table:table-cell table:formula="of:=[.K97]-[.J97]" office:value-type="float" office:value="14.119" calcext:value-type="float">
            <text:p>14,1</text:p>
          </table:table-cell>
          <table:table-cell/>
          <table:table-cell table:formula="of:=[.J97]-[.O97]-[.I97]" office:value-type="float" office:value="-0.347999999999956" calcext:value-type="float">
            <text:p>-0,3</text:p>
          </table:table-cell>
          <table:table-cell table:style-name="Default" office:value-type="float" office:value="346.95" calcext:value-type="float">
            <text:p>346,95</text:p>
          </table:table-cell>
          <table:table-cell table:formula="of:=[.O97]-[.Q97]" office:value-type="float" office:value="11.72" calcext:value-type="float">
            <text:p>11,7</text:p>
          </table:table-cell>
          <table:table-cell office:value-type="float" office:value="335.23" calcext:value-type="float">
            <text:p>335,2</text:p>
          </table:table-cell>
          <table:table-cell table:formula="of:=[.Q97]-[.S97]-[.U97]-[.V97]" office:value-type="float" office:value="6.76300000000003" calcext:value-type="float">
            <text:p>6,8</text:p>
          </table:table-cell>
          <table:table-cell office:value-type="float" office:value="200.029" calcext:value-type="float">
            <text:p>200,0</text:p>
          </table:table-cell>
          <table:table-cell office:value-type="float" office:value="6.156" calcext:value-type="float">
            <text:p>6,2</text:p>
          </table:table-cell>
          <table:table-cell office:value-type="float" office:value="40.052" calcext:value-type="float">
            <text:p>40,1</text:p>
          </table:table-cell>
          <table:table-cell office:value-type="float" office:value="88.386" calcext:value-type="float">
            <text:p>88,4</text:p>
          </table:table-cell>
          <table:table-cell table:number-columns-repeated="1002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225.78.94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33" calcext:value-type="float">
            <text:p>4,3</text:p>
          </table:table-cell>
          <table:table-cell office:value-type="float" office:value="30.996" calcext:value-type="float">
            <text:p>31,0</text:p>
          </table:table-cell>
          <table:table-cell office:value-type="float" office:value="114.436" calcext:value-type="float">
            <text:p>114,4</text:p>
          </table:table-cell>
          <table:table-cell office:value-type="float" office:value="114.628" calcext:value-type="float">
            <text:p>114,6</text:p>
          </table:table-cell>
          <table:table-cell office:value-type="float" office:value="474.664" calcext:value-type="float">
            <text:p>474,7</text:p>
          </table:table-cell>
          <table:table-cell office:value-type="float" office:value="487.559" calcext:value-type="float">
            <text:p>487,6</text:p>
          </table:table-cell>
          <table:table-cell table:formula="of:=[.K98]-[.J98]" office:value-type="float" office:value="12.895" calcext:value-type="float">
            <text:p>12,9</text:p>
          </table:table-cell>
          <table:table-cell/>
          <table:table-cell table:formula="of:=[.J98]-[.O98]-[.I98]" office:value-type="float" office:value="114.246" calcext:value-type="float">
            <text:p>114,2</text:p>
          </table:table-cell>
          <table:table-cell table:style-name="Default" office:value-type="float" office:value="245.79" calcext:value-type="float">
            <text:p>245,79</text:p>
          </table:table-cell>
          <table:table-cell table:formula="of:=[.O98]-[.Q98]" office:value-type="float" office:value="12.185" calcext:value-type="float">
            <text:p>12,2</text:p>
          </table:table-cell>
          <table:table-cell office:value-type="float" office:value="233.605" calcext:value-type="float">
            <text:p>233,6</text:p>
          </table:table-cell>
          <table:table-cell table:formula="of:=[.Q98]-[.S98]-[.U98]-[.V98]" office:value-type="float" office:value="5.217" calcext:value-type="float">
            <text:p>5,2</text:p>
          </table:table-cell>
          <table:table-cell office:value-type="float" office:value="102.672" calcext:value-type="float">
            <text:p>102,7</text:p>
          </table:table-cell>
          <table:table-cell office:value-type="float" office:value="4.633" calcext:value-type="float">
            <text:p>4,6</text:p>
          </table:table-cell>
          <table:table-cell office:value-type="float" office:value="37.333" calcext:value-type="float">
            <text:p>37,3</text:p>
          </table:table-cell>
          <table:table-cell office:value-type="float" office:value="88.383" calcext:value-type="float">
            <text:p>88,4</text:p>
          </table:table-cell>
          <table:table-cell table:number-columns-repeated="1002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225.78.94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42" calcext:value-type="float">
            <text:p>4,3</text:p>
          </table:table-cell>
          <table:table-cell office:value-type="float" office:value="30.681" calcext:value-type="float">
            <text:p>30,7</text:p>
          </table:table-cell>
          <table:table-cell office:value-type="float" office:value="99.486" calcext:value-type="float">
            <text:p>99,5</text:p>
          </table:table-cell>
          <table:table-cell office:value-type="float" office:value="99.55" calcext:value-type="float">
            <text:p>99,6</text:p>
          </table:table-cell>
          <table:table-cell office:value-type="float" office:value="473.305" calcext:value-type="float">
            <text:p>473,3</text:p>
          </table:table-cell>
          <table:table-cell office:value-type="float" office:value="485.962" calcext:value-type="float">
            <text:p>486,0</text:p>
          </table:table-cell>
          <table:table-cell table:formula="of:=[.K99]-[.J99]" office:value-type="float" office:value="12.657" calcext:value-type="float">
            <text:p>12,7</text:p>
          </table:table-cell>
          <table:table-cell/>
          <table:table-cell table:formula="of:=[.J99]-[.O99]-[.I99]" office:value-type="float" office:value="65.845" calcext:value-type="float">
            <text:p>65,8</text:p>
          </table:table-cell>
          <table:table-cell table:style-name="Default" office:value-type="float" office:value="307.91" calcext:value-type="float">
            <text:p>307,91</text:p>
          </table:table-cell>
          <table:table-cell table:formula="of:=[.O99]-[.Q99]" office:value-type="float" office:value="9.67100000000005" calcext:value-type="float">
            <text:p>9,7</text:p>
          </table:table-cell>
          <table:table-cell office:value-type="float" office:value="298.239" calcext:value-type="float">
            <text:p>298,2</text:p>
          </table:table-cell>
          <table:table-cell table:formula="of:=[.Q99]-[.S99]-[.U99]-[.V99]" office:value-type="float" office:value="7.77399999999997" calcext:value-type="float">
            <text:p>7,8</text:p>
          </table:table-cell>
          <table:table-cell office:value-type="float" office:value="103.208" calcext:value-type="float">
            <text:p>103,2</text:p>
          </table:table-cell>
          <table:table-cell office:value-type="float" office:value="7.139" calcext:value-type="float">
            <text:p>7,1</text:p>
          </table:table-cell>
          <table:table-cell office:value-type="float" office:value="56.522" calcext:value-type="float">
            <text:p>56,5</text:p>
          </table:table-cell>
          <table:table-cell office:value-type="float" office:value="130.735" calcext:value-type="float">
            <text:p>130,7</text:p>
          </table:table-cell>
          <table:table-cell table:number-columns-repeated="1002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225.78.94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32" calcext:value-type="float">
            <text:p>4,3</text:p>
          </table:table-cell>
          <table:table-cell office:value-type="float" office:value="31.537" calcext:value-type="float">
            <text:p>31,5</text:p>
          </table:table-cell>
          <table:table-cell office:value-type="float" office:value="114.575" calcext:value-type="float">
            <text:p>114,6</text:p>
          </table:table-cell>
          <table:table-cell office:value-type="float" office:value="114.742" calcext:value-type="float">
            <text:p>114,7</text:p>
          </table:table-cell>
          <table:table-cell office:value-type="float" office:value="499.499" calcext:value-type="float">
            <text:p>499,5</text:p>
          </table:table-cell>
          <table:table-cell office:value-type="float" office:value="514.373" calcext:value-type="float">
            <text:p>514,4</text:p>
          </table:table-cell>
          <table:table-cell table:formula="of:=[.K100]-[.J100]" office:value-type="float" office:value="14.874" calcext:value-type="float">
            <text:p>14,9</text:p>
          </table:table-cell>
          <table:table-cell/>
          <table:table-cell table:formula="of:=[.J100]-[.O100]-[.I100]" office:value-type="float" office:value="130.467" calcext:value-type="float">
            <text:p>130,5</text:p>
          </table:table-cell>
          <table:table-cell table:style-name="Default" office:value-type="float" office:value="254.29" calcext:value-type="float">
            <text:p>254,29</text:p>
          </table:table-cell>
          <table:table-cell table:formula="of:=[.O100]-[.Q100]" office:value-type="float" office:value="18.235" calcext:value-type="float">
            <text:p>18,2</text:p>
          </table:table-cell>
          <table:table-cell office:value-type="float" office:value="236.055" calcext:value-type="float">
            <text:p>236,1</text:p>
          </table:table-cell>
          <table:table-cell table:formula="of:=[.Q100]-[.S100]-[.U100]-[.V100]" office:value-type="float" office:value="14.508" calcext:value-type="float">
            <text:p>14,5</text:p>
          </table:table-cell>
          <table:table-cell office:value-type="float" office:value="104.332" calcext:value-type="float">
            <text:p>104,3</text:p>
          </table:table-cell>
          <table:table-cell office:value-type="float" office:value="13.867" calcext:value-type="float">
            <text:p>13,9</text:p>
          </table:table-cell>
          <table:table-cell office:value-type="float" office:value="55.011" calcext:value-type="float">
            <text:p>55,0</text:p>
          </table:table-cell>
          <table:table-cell office:value-type="float" office:value="62.204" calcext:value-type="float">
            <text:p>62,2</text:p>
          </table:table-cell>
          <table:table-cell table:number-columns-repeated="1002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225.78.94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42" calcext:value-type="float">
            <text:p>4,1</text:p>
          </table:table-cell>
          <table:table-cell office:value-type="float" office:value="30.664" calcext:value-type="float">
            <text:p>30,7</text:p>
          </table:table-cell>
          <table:table-cell office:value-type="float" office:value="99.797" calcext:value-type="float">
            <text:p>99,8</text:p>
          </table:table-cell>
          <table:table-cell office:value-type="float" office:value="99.964" calcext:value-type="float">
            <text:p>100,0</text:p>
          </table:table-cell>
          <table:table-cell office:value-type="float" office:value="428.984" calcext:value-type="float">
            <text:p>429,0</text:p>
          </table:table-cell>
          <table:table-cell office:value-type="float" office:value="442.646" calcext:value-type="float">
            <text:p>442,6</text:p>
          </table:table-cell>
          <table:table-cell table:formula="of:=[.K101]-[.J101]" office:value-type="float" office:value="13.662" calcext:value-type="float">
            <text:p>13,7</text:p>
          </table:table-cell>
          <table:table-cell/>
          <table:table-cell table:formula="of:=[.J101]-[.O101]-[.I101]" office:value-type="float" office:value="32.17" calcext:value-type="float">
            <text:p>32,2</text:p>
          </table:table-cell>
          <table:table-cell table:style-name="Default" office:value-type="float" office:value="296.85" calcext:value-type="float">
            <text:p>296,85</text:p>
          </table:table-cell>
          <table:table-cell table:formula="of:=[.O101]-[.Q101]" office:value-type="float" office:value="2.37400000000002" calcext:value-type="float">
            <text:p>2,4</text:p>
          </table:table-cell>
          <table:table-cell office:value-type="float" office:value="294.476" calcext:value-type="float">
            <text:p>294,5</text:p>
          </table:table-cell>
          <table:table-cell table:formula="of:=[.Q101]-[.S101]-[.U101]-[.V101]" office:value-type="float" office:value="22.14" calcext:value-type="float">
            <text:p>22,1</text:p>
          </table:table-cell>
          <table:table-cell office:value-type="float" office:value="114.3" calcext:value-type="float">
            <text:p>114,3</text:p>
          </table:table-cell>
          <table:table-cell office:value-type="float" office:value="16.584" calcext:value-type="float">
            <text:p>16,6</text:p>
          </table:table-cell>
          <table:table-cell office:value-type="float" office:value="40.382" calcext:value-type="float">
            <text:p>40,4</text:p>
          </table:table-cell>
          <table:table-cell office:value-type="float" office:value="117.654" calcext:value-type="float">
            <text:p>117,7</text:p>
          </table:table-cell>
          <table:table-cell table:number-columns-repeated="1002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225.78.94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36" calcext:value-type="float">
            <text:p>4,3</text:p>
          </table:table-cell>
          <table:table-cell office:value-type="float" office:value="31.507" calcext:value-type="float">
            <text:p>31,5</text:p>
          </table:table-cell>
          <table:table-cell office:value-type="float" office:value="112.338" calcext:value-type="float">
            <text:p>112,3</text:p>
          </table:table-cell>
          <table:table-cell office:value-type="float" office:value="112.455" calcext:value-type="float">
            <text:p>112,5</text:p>
          </table:table-cell>
          <table:table-cell office:value-type="float" office:value="480.403" calcext:value-type="float">
            <text:p>480,4</text:p>
          </table:table-cell>
          <table:table-cell office:value-type="float" office:value="491.514" calcext:value-type="float">
            <text:p>491,5</text:p>
          </table:table-cell>
          <table:table-cell table:formula="of:=[.K102]-[.J102]" office:value-type="float" office:value="11.111" calcext:value-type="float">
            <text:p>11,1</text:p>
          </table:table-cell>
          <table:table-cell/>
          <table:table-cell table:formula="of:=[.J102]-[.O102]-[.I102]" office:value-type="float" office:value="93.468" calcext:value-type="float">
            <text:p>93,5</text:p>
          </table:table-cell>
          <table:table-cell table:style-name="Default" office:value-type="float" office:value="274.48" calcext:value-type="float">
            <text:p>274,48</text:p>
          </table:table-cell>
          <table:table-cell table:formula="of:=[.O102]-[.Q102]" office:value-type="float" office:value="18.89" calcext:value-type="float">
            <text:p>18,9</text:p>
          </table:table-cell>
          <table:table-cell office:value-type="float" office:value="255.59" calcext:value-type="float">
            <text:p>255,6</text:p>
          </table:table-cell>
          <table:table-cell table:formula="of:=[.Q102]-[.S102]-[.U102]-[.V102]" office:value-type="float" office:value="13.995" calcext:value-type="float">
            <text:p>14,0</text:p>
          </table:table-cell>
          <table:table-cell office:value-type="float" office:value="105.069" calcext:value-type="float">
            <text:p>105,1</text:p>
          </table:table-cell>
          <table:table-cell office:value-type="float" office:value="13.429" calcext:value-type="float">
            <text:p>13,4</text:p>
          </table:table-cell>
          <table:table-cell office:value-type="float" office:value="54.904" calcext:value-type="float">
            <text:p>54,9</text:p>
          </table:table-cell>
          <table:table-cell office:value-type="float" office:value="81.622" calcext:value-type="float">
            <text:p>81,6</text:p>
          </table:table-cell>
          <table:table-cell table:number-columns-repeated="1002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225.78.94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56" calcext:value-type="float">
            <text:p>4,2</text:p>
          </table:table-cell>
          <table:table-cell office:value-type="float" office:value="31.036" calcext:value-type="float">
            <text:p>31,0</text:p>
          </table:table-cell>
          <table:table-cell office:value-type="float" office:value="98.26" calcext:value-type="float">
            <text:p>98,3</text:p>
          </table:table-cell>
          <table:table-cell office:value-type="float" office:value="98.397" calcext:value-type="float">
            <text:p>98,4</text:p>
          </table:table-cell>
          <table:table-cell office:value-type="float" office:value="450.178" calcext:value-type="float">
            <text:p>450,2</text:p>
          </table:table-cell>
          <table:table-cell office:value-type="float" office:value="464.653" calcext:value-type="float">
            <text:p>464,7</text:p>
          </table:table-cell>
          <table:table-cell table:formula="of:=[.K103]-[.J103]" office:value-type="float" office:value="14.475" calcext:value-type="float">
            <text:p>14,5</text:p>
          </table:table-cell>
          <table:table-cell/>
          <table:table-cell table:formula="of:=[.J103]-[.O103]-[.I103]" office:value-type="float" office:value="22.881" calcext:value-type="float">
            <text:p>22,9</text:p>
          </table:table-cell>
          <table:table-cell table:style-name="Default" office:value-type="float" office:value="328.9" calcext:value-type="float">
            <text:p>328,9</text:p>
          </table:table-cell>
          <table:table-cell table:formula="of:=[.O103]-[.Q103]" office:value-type="float" office:value="18.026" calcext:value-type="float">
            <text:p>18,0</text:p>
          </table:table-cell>
          <table:table-cell office:value-type="float" office:value="310.874" calcext:value-type="float">
            <text:p>310,9</text:p>
          </table:table-cell>
          <table:table-cell table:formula="of:=[.Q103]-[.S103]-[.U103]-[.V103]" office:value-type="float" office:value="8.78300000000002" calcext:value-type="float">
            <text:p>8,8</text:p>
          </table:table-cell>
          <table:table-cell office:value-type="float" office:value="106.04" calcext:value-type="float">
            <text:p>106,0</text:p>
          </table:table-cell>
          <table:table-cell office:value-type="float" office:value="8.192" calcext:value-type="float">
            <text:p>8,2</text:p>
          </table:table-cell>
          <table:table-cell office:value-type="float" office:value="53.647" calcext:value-type="float">
            <text:p>53,6</text:p>
          </table:table-cell>
          <table:table-cell office:value-type="float" office:value="142.404" calcext:value-type="float">
            <text:p>142,4</text:p>
          </table:table-cell>
          <table:table-cell table:number-columns-repeated="1002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225.78.94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9" calcext:value-type="float">
            <text:p>4,2</text:p>
          </table:table-cell>
          <table:table-cell office:value-type="float" office:value="30.826" calcext:value-type="float">
            <text:p>30,8</text:p>
          </table:table-cell>
          <table:table-cell office:value-type="float" office:value="97.929" calcext:value-type="float">
            <text:p>97,9</text:p>
          </table:table-cell>
          <table:table-cell office:value-type="float" office:value="98.097" calcext:value-type="float">
            <text:p>98,1</text:p>
          </table:table-cell>
          <table:table-cell office:value-type="float" office:value="407.365" calcext:value-type="float">
            <text:p>407,4</text:p>
          </table:table-cell>
          <table:table-cell office:value-type="float" office:value="421.7" calcext:value-type="float">
            <text:p>421,7</text:p>
          </table:table-cell>
          <table:table-cell table:formula="of:=[.K104]-[.J104]" office:value-type="float" office:value="14.335" calcext:value-type="float">
            <text:p>14,3</text:p>
          </table:table-cell>
          <table:table-cell/>
          <table:table-cell table:formula="of:=[.J104]-[.O104]-[.I104]" office:value-type="float" office:value="35.078" calcext:value-type="float">
            <text:p>35,1</text:p>
          </table:table-cell>
          <table:table-cell table:style-name="Default" office:value-type="float" office:value="274.19" calcext:value-type="float">
            <text:p>274,19</text:p>
          </table:table-cell>
          <table:table-cell table:formula="of:=[.O104]-[.Q104]" office:value-type="float" office:value="16.278" calcext:value-type="float">
            <text:p>16,3</text:p>
          </table:table-cell>
          <table:table-cell office:value-type="float" office:value="257.912" calcext:value-type="float">
            <text:p>257,9</text:p>
          </table:table-cell>
          <table:table-cell table:formula="of:=[.Q104]-[.S104]-[.U104]-[.V104]" office:value-type="float" office:value="13.212" calcext:value-type="float">
            <text:p>13,2</text:p>
          </table:table-cell>
          <table:table-cell office:value-type="float" office:value="117.204" calcext:value-type="float">
            <text:p>117,2</text:p>
          </table:table-cell>
          <table:table-cell office:value-type="float" office:value="12.598" calcext:value-type="float">
            <text:p>12,6</text:p>
          </table:table-cell>
          <table:table-cell office:value-type="float" office:value="42.892" calcext:value-type="float">
            <text:p>42,9</text:p>
          </table:table-cell>
          <table:table-cell office:value-type="float" office:value="84.604" calcext:value-type="float">
            <text:p>84,6</text:p>
          </table:table-cell>
          <table:table-cell table:number-columns-repeated="100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225.78.94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29" calcext:value-type="float">
            <text:p>4,2</text:p>
          </table:table-cell>
          <table:table-cell office:value-type="float" office:value="31.045" calcext:value-type="float">
            <text:p>31,0</text:p>
          </table:table-cell>
          <table:table-cell office:value-type="float" office:value="100.849" calcext:value-type="float">
            <text:p>100,8</text:p>
          </table:table-cell>
          <table:table-cell office:value-type="float" office:value="101.014" calcext:value-type="float">
            <text:p>101,0</text:p>
          </table:table-cell>
          <table:table-cell office:value-type="float" office:value="468.538" calcext:value-type="float">
            <text:p>468,5</text:p>
          </table:table-cell>
          <table:table-cell office:value-type="float" office:value="483.113" calcext:value-type="float">
            <text:p>483,1</text:p>
          </table:table-cell>
          <table:table-cell table:formula="of:=[.K105]-[.J105]" office:value-type="float" office:value="14.575" calcext:value-type="float">
            <text:p>14,6</text:p>
          </table:table-cell>
          <table:table-cell/>
          <table:table-cell table:formula="of:=[.J105]-[.O105]-[.I105]" office:value-type="float" office:value="89.284" calcext:value-type="float">
            <text:p>89,3</text:p>
          </table:table-cell>
          <table:table-cell table:style-name="Default" office:value-type="float" office:value="278.24" calcext:value-type="float">
            <text:p>278,24</text:p>
          </table:table-cell>
          <table:table-cell table:formula="of:=[.O105]-[.Q105]" office:value-type="float" office:value="10.024" calcext:value-type="float">
            <text:p>10,0</text:p>
          </table:table-cell>
          <table:table-cell office:value-type="float" office:value="268.216" calcext:value-type="float">
            <text:p>268,2</text:p>
          </table:table-cell>
          <table:table-cell table:formula="of:=[.Q105]-[.S105]-[.U105]-[.V105]" office:value-type="float" office:value="17.956" calcext:value-type="float">
            <text:p>18,0</text:p>
          </table:table-cell>
          <table:table-cell office:value-type="float" office:value="107.543" calcext:value-type="float">
            <text:p>107,5</text:p>
          </table:table-cell>
          <table:table-cell office:value-type="float" office:value="17.387" calcext:value-type="float">
            <text:p>17,4</text:p>
          </table:table-cell>
          <table:table-cell office:value-type="float" office:value="52.523" calcext:value-type="float">
            <text:p>52,5</text:p>
          </table:table-cell>
          <table:table-cell office:value-type="float" office:value="90.194" calcext:value-type="float">
            <text:p>90,2</text:p>
          </table:table-cell>
          <table:table-cell table:number-columns-repeated="100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225.78.94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26" calcext:value-type="float">
            <text:p>4,2</text:p>
          </table:table-cell>
          <table:table-cell office:value-type="float" office:value="30.294" calcext:value-type="float">
            <text:p>30,3</text:p>
          </table:table-cell>
          <table:table-cell office:value-type="float" office:value="100.341" calcext:value-type="float">
            <text:p>100,3</text:p>
          </table:table-cell>
          <table:table-cell office:value-type="float" office:value="100.553" calcext:value-type="float">
            <text:p>100,6</text:p>
          </table:table-cell>
          <table:table-cell office:value-type="float" office:value="468.761" calcext:value-type="float">
            <text:p>468,8</text:p>
          </table:table-cell>
          <table:table-cell office:value-type="float" office:value="481.68" calcext:value-type="float">
            <text:p>481,7</text:p>
          </table:table-cell>
          <table:table-cell table:formula="of:=[.K106]-[.J106]" office:value-type="float" office:value="12.919" calcext:value-type="float">
            <text:p>12,9</text:p>
          </table:table-cell>
          <table:table-cell/>
          <table:table-cell table:formula="of:=[.J106]-[.O106]-[.I106]" office:value-type="float" office:value="55.6180000000001" calcext:value-type="float">
            <text:p>55,6</text:p>
          </table:table-cell>
          <table:table-cell table:style-name="Default" office:value-type="float" office:value="312.59" calcext:value-type="float">
            <text:p>312,59</text:p>
          </table:table-cell>
          <table:table-cell table:formula="of:=[.O106]-[.Q106]" office:value-type="float" office:value="5.40199999999999" calcext:value-type="float">
            <text:p>5,4</text:p>
          </table:table-cell>
          <table:table-cell office:value-type="float" office:value="307.188" calcext:value-type="float">
            <text:p>307,2</text:p>
          </table:table-cell>
          <table:table-cell table:formula="of:=[.Q106]-[.S106]-[.U106]-[.V106]" office:value-type="float" office:value="12.196" calcext:value-type="float">
            <text:p>12,2</text:p>
          </table:table-cell>
          <table:table-cell office:value-type="float" office:value="103.59" calcext:value-type="float">
            <text:p>103,6</text:p>
          </table:table-cell>
          <table:table-cell office:value-type="float" office:value="11.615" calcext:value-type="float">
            <text:p>11,6</text:p>
          </table:table-cell>
          <table:table-cell office:value-type="float" office:value="56.181" calcext:value-type="float">
            <text:p>56,2</text:p>
          </table:table-cell>
          <table:table-cell office:value-type="float" office:value="135.221" calcext:value-type="float">
            <text:p>135,2</text:p>
          </table:table-cell>
          <table:table-cell table:number-columns-repeated="1002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225.78.94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26" calcext:value-type="float">
            <text:p>4,2</text:p>
          </table:table-cell>
          <table:table-cell office:value-type="float" office:value="30.269" calcext:value-type="float">
            <text:p>30,3</text:p>
          </table:table-cell>
          <table:table-cell office:value-type="float" office:value="98.364" calcext:value-type="float">
            <text:p>98,4</text:p>
          </table:table-cell>
          <table:table-cell office:value-type="float" office:value="98.416" calcext:value-type="float">
            <text:p>98,4</text:p>
          </table:table-cell>
          <table:table-cell office:value-type="float" office:value="474.222" calcext:value-type="float">
            <text:p>474,2</text:p>
          </table:table-cell>
          <table:table-cell office:value-type="float" office:value="486.635" calcext:value-type="float">
            <text:p>486,6</text:p>
          </table:table-cell>
          <table:table-cell table:formula="of:=[.K107]-[.J107]" office:value-type="float" office:value="12.413" calcext:value-type="float">
            <text:p>12,4</text:p>
          </table:table-cell>
          <table:table-cell/>
          <table:table-cell table:formula="of:=[.J107]-[.O107]-[.I107]" office:value-type="float" office:value="102.266" calcext:value-type="float">
            <text:p>102,3</text:p>
          </table:table-cell>
          <table:table-cell table:style-name="Default" office:value-type="float" office:value="273.54" calcext:value-type="float">
            <text:p>273,54</text:p>
          </table:table-cell>
          <table:table-cell table:formula="of:=[.O107]-[.Q107]" office:value-type="float" office:value="13.795" calcext:value-type="float">
            <text:p>13,8</text:p>
          </table:table-cell>
          <table:table-cell office:value-type="float" office:value="259.745" calcext:value-type="float">
            <text:p>259,7</text:p>
          </table:table-cell>
          <table:table-cell table:formula="of:=[.Q107]-[.S107]-[.U107]-[.V107]" office:value-type="float" office:value="13.41" calcext:value-type="float">
            <text:p>13,4</text:p>
          </table:table-cell>
          <table:table-cell office:value-type="float" office:value="107.5" calcext:value-type="float">
            <text:p>107,5</text:p>
          </table:table-cell>
          <table:table-cell office:value-type="float" office:value="12.828" calcext:value-type="float">
            <text:p>12,8</text:p>
          </table:table-cell>
          <table:table-cell office:value-type="float" office:value="52.275" calcext:value-type="float">
            <text:p>52,3</text:p>
          </table:table-cell>
          <table:table-cell office:value-type="float" office:value="86.56" calcext:value-type="float">
            <text:p>86,6</text:p>
          </table:table-cell>
          <table:table-cell table:number-columns-repeated="1002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225.78.94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17" calcext:value-type="float">
            <text:p>4,2</text:p>
          </table:table-cell>
          <table:table-cell office:value-type="float" office:value="30.741" calcext:value-type="float">
            <text:p>30,7</text:p>
          </table:table-cell>
          <table:table-cell office:value-type="float" office:value="100.633" calcext:value-type="float">
            <text:p>100,6</text:p>
          </table:table-cell>
          <table:table-cell office:value-type="float" office:value="100.861" calcext:value-type="float">
            <text:p>100,9</text:p>
          </table:table-cell>
          <table:table-cell office:value-type="float" office:value="433.883" calcext:value-type="float">
            <text:p>433,9</text:p>
          </table:table-cell>
          <table:table-cell office:value-type="float" office:value="446.49" calcext:value-type="float">
            <text:p>446,5</text:p>
          </table:table-cell>
          <table:table-cell table:formula="of:=[.K108]-[.J108]" office:value-type="float" office:value="12.607" calcext:value-type="float">
            <text:p>12,6</text:p>
          </table:table-cell>
          <table:table-cell/>
          <table:table-cell table:formula="of:=[.J108]-[.O108]-[.I108]" office:value-type="float" office:value="24.102" calcext:value-type="float">
            <text:p>24,1</text:p>
          </table:table-cell>
          <table:table-cell table:style-name="Default" office:value-type="float" office:value="308.92" calcext:value-type="float">
            <text:p>308,92</text:p>
          </table:table-cell>
          <table:table-cell table:formula="of:=[.O108]-[.Q108]" office:value-type="float" office:value="17.029" calcext:value-type="float">
            <text:p>17,0</text:p>
          </table:table-cell>
          <table:table-cell office:value-type="float" office:value="291.891" calcext:value-type="float">
            <text:p>291,9</text:p>
          </table:table-cell>
          <table:table-cell table:formula="of:=[.Q108]-[.S108]-[.U108]-[.V108]" office:value-type="float" office:value="8.669" calcext:value-type="float">
            <text:p>8,7</text:p>
          </table:table-cell>
          <table:table-cell office:value-type="float" office:value="117.049" calcext:value-type="float">
            <text:p>117,0</text:p>
          </table:table-cell>
          <table:table-cell office:value-type="float" office:value="8.079" calcext:value-type="float">
            <text:p>8,1</text:p>
          </table:table-cell>
          <table:table-cell office:value-type="float" office:value="42.621" calcext:value-type="float">
            <text:p>42,6</text:p>
          </table:table-cell>
          <table:table-cell office:value-type="float" office:value="123.552" calcext:value-type="float">
            <text:p>123,6</text:p>
          </table:table-cell>
          <table:table-cell table:number-columns-repeated="1002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225.78.94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15" calcext:value-type="float">
            <text:p>4,3</text:p>
          </table:table-cell>
          <table:table-cell office:value-type="float" office:value="30.545" calcext:value-type="float">
            <text:p>30,5</text:p>
          </table:table-cell>
          <table:table-cell office:value-type="float" office:value="113.094" calcext:value-type="float">
            <text:p>113,1</text:p>
          </table:table-cell>
          <table:table-cell office:value-type="float" office:value="113.278" calcext:value-type="float">
            <text:p>113,3</text:p>
          </table:table-cell>
          <table:table-cell office:value-type="float" office:value="432.163" calcext:value-type="float">
            <text:p>432,2</text:p>
          </table:table-cell>
          <table:table-cell office:value-type="float" office:value="447.947" calcext:value-type="float">
            <text:p>447,9</text:p>
          </table:table-cell>
          <table:table-cell table:formula="of:=[.K109]-[.J109]" office:value-type="float" office:value="15.784" calcext:value-type="float">
            <text:p>15,8</text:p>
          </table:table-cell>
          <table:table-cell/>
          <table:table-cell table:formula="of:=[.J109]-[.O109]-[.I109]" office:value-type="float" office:value="85.585" calcext:value-type="float">
            <text:p>85,6</text:p>
          </table:table-cell>
          <table:table-cell table:style-name="Default" office:value-type="float" office:value="233.3" calcext:value-type="float">
            <text:p>233,3</text:p>
          </table:table-cell>
          <table:table-cell table:formula="of:=[.O109]-[.Q109]" office:value-type="float" office:value="11.611" calcext:value-type="float">
            <text:p>11,6</text:p>
          </table:table-cell>
          <table:table-cell office:value-type="float" office:value="221.689" calcext:value-type="float">
            <text:p>221,7</text:p>
          </table:table-cell>
          <table:table-cell table:formula="of:=[.Q109]-[.S109]-[.U109]-[.V109]" office:value-type="float" office:value="12.032" calcext:value-type="float">
            <text:p>12,0</text:p>
          </table:table-cell>
          <table:table-cell office:value-type="float" office:value="104.371" calcext:value-type="float">
            <text:p>104,4</text:p>
          </table:table-cell>
          <table:table-cell office:value-type="float" office:value="11.499" calcext:value-type="float">
            <text:p>11,5</text:p>
          </table:table-cell>
          <table:table-cell office:value-type="float" office:value="55.325" calcext:value-type="float">
            <text:p>55,3</text:p>
          </table:table-cell>
          <table:table-cell office:value-type="float" office:value="49.961" calcext:value-type="float">
            <text:p>50,0</text:p>
          </table:table-cell>
          <table:table-cell table:number-columns-repeated="1002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225.78.94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36" calcext:value-type="float">
            <text:p>4,3</text:p>
          </table:table-cell>
          <table:table-cell office:value-type="float" office:value="31.306" calcext:value-type="float">
            <text:p>31,3</text:p>
          </table:table-cell>
          <table:table-cell office:value-type="float" office:value="114.74" calcext:value-type="float">
            <text:p>114,7</text:p>
          </table:table-cell>
          <table:table-cell office:value-type="float" office:value="114.919" calcext:value-type="float">
            <text:p>114,9</text:p>
          </table:table-cell>
          <table:table-cell office:value-type="float" office:value="453.375" calcext:value-type="float">
            <text:p>453,4</text:p>
          </table:table-cell>
          <table:table-cell office:value-type="float" office:value="468.338" calcext:value-type="float">
            <text:p>468,3</text:p>
          </table:table-cell>
          <table:table-cell table:formula="of:=[.K110]-[.J110]" office:value-type="float" office:value="14.963" calcext:value-type="float">
            <text:p>15,0</text:p>
          </table:table-cell>
          <table:table-cell/>
          <table:table-cell table:formula="of:=[.J110]-[.O110]-[.I110]" office:value-type="float" office:value="67.336" calcext:value-type="float">
            <text:p>67,3</text:p>
          </table:table-cell>
          <table:table-cell table:style-name="Default" office:value-type="float" office:value="271.12" calcext:value-type="float">
            <text:p>271,12</text:p>
          </table:table-cell>
          <table:table-cell table:formula="of:=[.O110]-[.Q110]" office:value-type="float" office:value="14.417" calcext:value-type="float">
            <text:p>14,4</text:p>
          </table:table-cell>
          <table:table-cell office:value-type="float" office:value="256.703" calcext:value-type="float">
            <text:p>256,7</text:p>
          </table:table-cell>
          <table:table-cell table:formula="of:=[.Q110]-[.S110]-[.U110]-[.V110]" office:value-type="float" office:value="10.708" calcext:value-type="float">
            <text:p>10,7</text:p>
          </table:table-cell>
          <table:table-cell office:value-type="float" office:value="104.368" calcext:value-type="float">
            <text:p>104,4</text:p>
          </table:table-cell>
          <table:table-cell office:value-type="float" office:value="10.09" calcext:value-type="float">
            <text:p>10,1</text:p>
          </table:table-cell>
          <table:table-cell office:value-type="float" office:value="55.435" calcext:value-type="float">
            <text:p>55,4</text:p>
          </table:table-cell>
          <table:table-cell office:value-type="float" office:value="86.192" calcext:value-type="float">
            <text:p>86,2</text:p>
          </table:table-cell>
          <table:table-cell table:number-columns-repeated="1002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225.78.94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97" calcext:value-type="float">
            <text:p>4,2</text:p>
          </table:table-cell>
          <table:table-cell office:value-type="float" office:value="30.768" calcext:value-type="float">
            <text:p>30,8</text:p>
          </table:table-cell>
          <table:table-cell office:value-type="float" office:value="104.08" calcext:value-type="float">
            <text:p>104,1</text:p>
          </table:table-cell>
          <table:table-cell office:value-type="float" office:value="104.201" calcext:value-type="float">
            <text:p>104,2</text:p>
          </table:table-cell>
          <table:table-cell office:value-type="float" office:value="460.271" calcext:value-type="float">
            <text:p>460,3</text:p>
          </table:table-cell>
          <table:table-cell office:value-type="float" office:value="473.361" calcext:value-type="float">
            <text:p>473,4</text:p>
          </table:table-cell>
          <table:table-cell table:formula="of:=[.K111]-[.J111]" office:value-type="float" office:value="13.09" calcext:value-type="float">
            <text:p>13,1</text:p>
          </table:table-cell>
          <table:table-cell/>
          <table:table-cell table:formula="of:=[.J111]-[.O111]-[.I111]" office:value-type="float" office:value="95.49" calcext:value-type="float">
            <text:p>95,5</text:p>
          </table:table-cell>
          <table:table-cell table:style-name="Default" office:value-type="float" office:value="260.58" calcext:value-type="float">
            <text:p>260,58</text:p>
          </table:table-cell>
          <table:table-cell table:formula="of:=[.O111]-[.Q111]" office:value-type="float" office:value="2.20699999999999" calcext:value-type="float">
            <text:p>2,2</text:p>
          </table:table-cell>
          <table:table-cell office:value-type="float" office:value="258.373" calcext:value-type="float">
            <text:p>258,4</text:p>
          </table:table-cell>
          <table:table-cell table:formula="of:=[.Q111]-[.S111]-[.U111]-[.V111]" office:value-type="float" office:value="19.791" calcext:value-type="float">
            <text:p>19,8</text:p>
          </table:table-cell>
          <table:table-cell office:value-type="float" office:value="117.042" calcext:value-type="float">
            <text:p>117,0</text:p>
          </table:table-cell>
          <table:table-cell office:value-type="float" office:value="19.135" calcext:value-type="float">
            <text:p>19,1</text:p>
          </table:table-cell>
          <table:table-cell office:value-type="float" office:value="42.514" calcext:value-type="float">
            <text:p>42,5</text:p>
          </table:table-cell>
          <table:table-cell office:value-type="float" office:value="79.026" calcext:value-type="float">
            <text:p>79,0</text:p>
          </table:table-cell>
          <table:table-cell table:number-columns-repeated="1002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225.78.94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15" calcext:value-type="float">
            <text:p>4,2</text:p>
          </table:table-cell>
          <table:table-cell office:value-type="float" office:value="30.749" calcext:value-type="float">
            <text:p>30,7</text:p>
          </table:table-cell>
          <table:table-cell office:value-type="float" office:value="101.536" calcext:value-type="float">
            <text:p>101,5</text:p>
          </table:table-cell>
          <table:table-cell office:value-type="float" office:value="101.733" calcext:value-type="float">
            <text:p>101,7</text:p>
          </table:table-cell>
          <table:table-cell office:value-type="float" office:value="416.005" calcext:value-type="float">
            <text:p>416,0</text:p>
          </table:table-cell>
          <table:table-cell office:value-type="float" office:value="429.355" calcext:value-type="float">
            <text:p>429,4</text:p>
          </table:table-cell>
          <table:table-cell table:formula="of:=[.K112]-[.J112]" office:value-type="float" office:value="13.35" calcext:value-type="float">
            <text:p>13,4</text:p>
          </table:table-cell>
          <table:table-cell/>
          <table:table-cell table:formula="of:=[.J112]-[.O112]-[.I112]" office:value-type="float" office:value="67.102" calcext:value-type="float">
            <text:p>67,1</text:p>
          </table:table-cell>
          <table:table-cell table:style-name="Default" office:value-type="float" office:value="247.17" calcext:value-type="float">
            <text:p>247,17</text:p>
          </table:table-cell>
          <table:table-cell table:formula="of:=[.O112]-[.Q112]" office:value-type="float" office:value="13.003" calcext:value-type="float">
            <text:p>13,0</text:p>
          </table:table-cell>
          <table:table-cell office:value-type="float" office:value="234.167" calcext:value-type="float">
            <text:p>234,2</text:p>
          </table:table-cell>
          <table:table-cell table:formula="of:=[.Q112]-[.S112]-[.U112]-[.V112]" office:value-type="float" office:value="7.46600000000001" calcext:value-type="float">
            <text:p>7,5</text:p>
          </table:table-cell>
          <table:table-cell office:value-type="float" office:value="104.249" calcext:value-type="float">
            <text:p>104,2</text:p>
          </table:table-cell>
          <table:table-cell office:value-type="float" office:value="6.877" calcext:value-type="float">
            <text:p>6,9</text:p>
          </table:table-cell>
          <table:table-cell office:value-type="float" office:value="55.056" calcext:value-type="float">
            <text:p>55,1</text:p>
          </table:table-cell>
          <table:table-cell office:value-type="float" office:value="67.396" calcext:value-type="float">
            <text:p>67,4</text:p>
          </table:table-cell>
          <table:table-cell table:number-columns-repeated="1002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225.78.94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15" calcext:value-type="float">
            <text:p>4,3</text:p>
          </table:table-cell>
          <table:table-cell office:value-type="float" office:value="31.105" calcext:value-type="float">
            <text:p>31,1</text:p>
          </table:table-cell>
          <table:table-cell office:value-type="float" office:value="118.655" calcext:value-type="float">
            <text:p>118,7</text:p>
          </table:table-cell>
          <table:table-cell office:value-type="float" office:value="118.824" calcext:value-type="float">
            <text:p>118,8</text:p>
          </table:table-cell>
          <table:table-cell office:value-type="float" office:value="436.53" calcext:value-type="float">
            <text:p>436,5</text:p>
          </table:table-cell>
          <table:table-cell office:value-type="float" office:value="450.496" calcext:value-type="float">
            <text:p>450,5</text:p>
          </table:table-cell>
          <table:table-cell table:formula="of:=[.K113]-[.J113]" office:value-type="float" office:value="13.966" calcext:value-type="float">
            <text:p>14,0</text:p>
          </table:table-cell>
          <table:table-cell/>
          <table:table-cell table:formula="of:=[.J113]-[.O113]-[.I113]" office:value-type="float" office:value="57.466" calcext:value-type="float">
            <text:p>57,5</text:p>
          </table:table-cell>
          <table:table-cell table:style-name="Default" office:value-type="float" office:value="260.24" calcext:value-type="float">
            <text:p>260,24</text:p>
          </table:table-cell>
          <table:table-cell table:formula="of:=[.O113]-[.Q113]" office:value-type="float" office:value="11.823" calcext:value-type="float">
            <text:p>11,8</text:p>
          </table:table-cell>
          <table:table-cell office:value-type="float" office:value="248.417" calcext:value-type="float">
            <text:p>248,4</text:p>
          </table:table-cell>
          <table:table-cell table:formula="of:=[.Q113]-[.S113]-[.U113]-[.V113]" office:value-type="float" office:value="20.053" calcext:value-type="float">
            <text:p>20,1</text:p>
          </table:table-cell>
          <table:table-cell office:value-type="float" office:value="105.718" calcext:value-type="float">
            <text:p>105,7</text:p>
          </table:table-cell>
          <table:table-cell office:value-type="float" office:value="19.394" calcext:value-type="float">
            <text:p>19,4</text:p>
          </table:table-cell>
          <table:table-cell office:value-type="float" office:value="54.379" calcext:value-type="float">
            <text:p>54,4</text:p>
          </table:table-cell>
          <table:table-cell office:value-type="float" office:value="68.267" calcext:value-type="float">
            <text:p>68,3</text:p>
          </table:table-cell>
          <table:table-cell table:number-columns-repeated="100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225.78.94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99" calcext:value-type="float">
            <text:p>4,2</text:p>
          </table:table-cell>
          <table:table-cell office:value-type="float" office:value="34.64" calcext:value-type="float">
            <text:p>34,6</text:p>
          </table:table-cell>
          <table:table-cell office:value-type="float" office:value="101.63" calcext:value-type="float">
            <text:p>101,6</text:p>
          </table:table-cell>
          <table:table-cell office:value-type="float" office:value="101.69" calcext:value-type="float">
            <text:p>101,7</text:p>
          </table:table-cell>
          <table:table-cell office:value-type="float" office:value="467.53" calcext:value-type="float">
            <text:p>467,5</text:p>
          </table:table-cell>
          <table:table-cell office:value-type="float" office:value="477.622" calcext:value-type="float">
            <text:p>477,6</text:p>
          </table:table-cell>
          <table:table-cell table:formula="of:=[.K114]-[.J114]" office:value-type="float" office:value="10.092" calcext:value-type="float">
            <text:p>10,1</text:p>
          </table:table-cell>
          <table:table-cell/>
          <table:table-cell table:formula="of:=[.J114]-[.O114]-[.I114]" office:value-type="float" office:value="69.2" calcext:value-type="float">
            <text:p>69,2</text:p>
          </table:table-cell>
          <table:table-cell table:style-name="Default" office:value-type="float" office:value="296.64" calcext:value-type="float">
            <text:p>296,64</text:p>
          </table:table-cell>
          <table:table-cell table:formula="of:=[.O114]-[.Q114]" office:value-type="float" office:value="14.127" calcext:value-type="float">
            <text:p>14,1</text:p>
          </table:table-cell>
          <table:table-cell office:value-type="float" office:value="282.513" calcext:value-type="float">
            <text:p>282,5</text:p>
          </table:table-cell>
          <table:table-cell table:formula="of:=[.Q114]-[.S114]-[.U114]-[.V114]" office:value-type="float" office:value="16.006" calcext:value-type="float">
            <text:p>16,0</text:p>
          </table:table-cell>
          <table:table-cell office:value-type="float" office:value="133.498" calcext:value-type="float">
            <text:p>133,5</text:p>
          </table:table-cell>
          <table:table-cell office:value-type="float" office:value="15.302" calcext:value-type="float">
            <text:p>15,3</text:p>
          </table:table-cell>
          <table:table-cell office:value-type="float" office:value="46.49" calcext:value-type="float">
            <text:p>46,5</text:p>
          </table:table-cell>
          <table:table-cell office:value-type="float" office:value="86.519" calcext:value-type="float">
            <text:p>86,5</text:p>
          </table:table-cell>
          <table:table-cell table:number-columns-repeated="100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225.78.94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87" calcext:value-type="float">
            <text:p>4,3</text:p>
          </table:table-cell>
          <table:table-cell office:value-type="float" office:value="30.598" calcext:value-type="float">
            <text:p>30,6</text:p>
          </table:table-cell>
          <table:table-cell office:value-type="float" office:value="112.99" calcext:value-type="float">
            <text:p>113,0</text:p>
          </table:table-cell>
          <table:table-cell office:value-type="float" office:value="113.157" calcext:value-type="float">
            <text:p>113,2</text:p>
          </table:table-cell>
          <table:table-cell office:value-type="float" office:value="480.623" calcext:value-type="float">
            <text:p>480,6</text:p>
          </table:table-cell>
          <table:table-cell office:value-type="float" office:value="493.625" calcext:value-type="float">
            <text:p>493,6</text:p>
          </table:table-cell>
          <table:table-cell table:formula="of:=[.K115]-[.J115]" office:value-type="float" office:value="13.002" calcext:value-type="float">
            <text:p>13,0</text:p>
          </table:table-cell>
          <table:table-cell/>
          <table:table-cell table:formula="of:=[.J115]-[.O115]-[.I115]" office:value-type="float" office:value="57.606" calcext:value-type="float">
            <text:p>57,6</text:p>
          </table:table-cell>
          <table:table-cell table:style-name="Default" office:value-type="float" office:value="309.86" calcext:value-type="float">
            <text:p>309,86</text:p>
          </table:table-cell>
          <table:table-cell table:formula="of:=[.O115]-[.Q115]" office:value-type="float" office:value="10.983" calcext:value-type="float">
            <text:p>11,0</text:p>
          </table:table-cell>
          <table:table-cell office:value-type="float" office:value="298.877" calcext:value-type="float">
            <text:p>298,9</text:p>
          </table:table-cell>
          <table:table-cell table:formula="of:=[.Q115]-[.S115]-[.U115]-[.V115]" office:value-type="float" office:value="9.267" calcext:value-type="float">
            <text:p>9,3</text:p>
          </table:table-cell>
          <table:table-cell office:value-type="float" office:value="109.852" calcext:value-type="float">
            <text:p>109,9</text:p>
          </table:table-cell>
          <table:table-cell office:value-type="float" office:value="8.645" calcext:value-type="float">
            <text:p>8,6</text:p>
          </table:table-cell>
          <table:table-cell office:value-type="float" office:value="50.184" calcext:value-type="float">
            <text:p>50,2</text:p>
          </table:table-cell>
          <table:table-cell office:value-type="float" office:value="129.574" calcext:value-type="float">
            <text:p>129,6</text:p>
          </table:table-cell>
          <table:table-cell table:number-columns-repeated="100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225.78.94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3" calcext:value-type="float">
            <text:p>4,3</text:p>
          </table:table-cell>
          <table:table-cell office:value-type="float" office:value="31.073" calcext:value-type="float">
            <text:p>31,1</text:p>
          </table:table-cell>
          <table:table-cell office:value-type="float" office:value="114.327" calcext:value-type="float">
            <text:p>114,3</text:p>
          </table:table-cell>
          <table:table-cell office:value-type="float" office:value="114.663" calcext:value-type="float">
            <text:p>114,7</text:p>
          </table:table-cell>
          <table:table-cell office:value-type="float" office:value="437.451" calcext:value-type="float">
            <text:p>437,5</text:p>
          </table:table-cell>
          <table:table-cell office:value-type="float" office:value="453.042" calcext:value-type="float">
            <text:p>453,0</text:p>
          </table:table-cell>
          <table:table-cell table:formula="of:=[.K116]-[.J116]" office:value-type="float" office:value="15.591" calcext:value-type="float">
            <text:p>15,6</text:p>
          </table:table-cell>
          <table:table-cell/>
          <table:table-cell table:formula="of:=[.J116]-[.O116]-[.I116]" office:value-type="float" office:value="32.628" calcext:value-type="float">
            <text:p>32,6</text:p>
          </table:table-cell>
          <table:table-cell table:style-name="Default" office:value-type="float" office:value="290.16" calcext:value-type="float">
            <text:p>290,16</text:p>
          </table:table-cell>
          <table:table-cell table:formula="of:=[.O116]-[.Q116]" office:value-type="float" office:value="10.448" calcext:value-type="float">
            <text:p>10,4</text:p>
          </table:table-cell>
          <table:table-cell office:value-type="float" office:value="279.712" calcext:value-type="float">
            <text:p>279,7</text:p>
          </table:table-cell>
          <table:table-cell table:formula="of:=[.Q116]-[.S116]-[.U116]-[.V116]" office:value-type="float" office:value="11.239" calcext:value-type="float">
            <text:p>11,2</text:p>
          </table:table-cell>
          <table:table-cell office:value-type="float" office:value="138.492" calcext:value-type="float">
            <text:p>138,5</text:p>
          </table:table-cell>
          <table:table-cell office:value-type="float" office:value="9.796" calcext:value-type="float">
            <text:p>9,8</text:p>
          </table:table-cell>
          <table:table-cell office:value-type="float" office:value="40.333" calcext:value-type="float">
            <text:p>40,3</text:p>
          </table:table-cell>
          <table:table-cell office:value-type="float" office:value="89.648" calcext:value-type="float">
            <text:p>89,6</text:p>
          </table:table-cell>
          <table:table-cell table:number-columns-repeated="100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225.78.94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19" calcext:value-type="float">
            <text:p>4,2</text:p>
          </table:table-cell>
          <table:table-cell office:value-type="float" office:value="30.957" calcext:value-type="float">
            <text:p>31,0</text:p>
          </table:table-cell>
          <table:table-cell office:value-type="float" office:value="113.273" calcext:value-type="float">
            <text:p>113,3</text:p>
          </table:table-cell>
          <table:table-cell office:value-type="float" office:value="113.442" calcext:value-type="float">
            <text:p>113,4</text:p>
          </table:table-cell>
          <table:table-cell office:value-type="float" office:value="466.279" calcext:value-type="float">
            <text:p>466,3</text:p>
          </table:table-cell>
          <table:table-cell office:value-type="float" office:value="480.273" calcext:value-type="float">
            <text:p>480,3</text:p>
          </table:table-cell>
          <table:table-cell table:formula="of:=[.K117]-[.J117]" office:value-type="float" office:value="13.994" calcext:value-type="float">
            <text:p>14,0</text:p>
          </table:table-cell>
          <table:table-cell/>
          <table:table-cell table:formula="of:=[.J117]-[.O117]-[.I117]" office:value-type="float" office:value="40.577" calcext:value-type="float">
            <text:p>40,6</text:p>
          </table:table-cell>
          <table:table-cell table:style-name="Default" office:value-type="float" office:value="312.26" calcext:value-type="float">
            <text:p>312,26</text:p>
          </table:table-cell>
          <table:table-cell table:formula="of:=[.O117]-[.Q117]" office:value-type="float" office:value="2.15899999999999" calcext:value-type="float">
            <text:p>2,2</text:p>
          </table:table-cell>
          <table:table-cell office:value-type="float" office:value="310.101" calcext:value-type="float">
            <text:p>310,1</text:p>
          </table:table-cell>
          <table:table-cell table:formula="of:=[.Q117]-[.S117]-[.U117]-[.V117]" office:value-type="float" office:value="30.263" calcext:value-type="float">
            <text:p>30,3</text:p>
          </table:table-cell>
          <table:table-cell office:value-type="float" office:value="103.662" calcext:value-type="float">
            <text:p>103,7</text:p>
          </table:table-cell>
          <table:table-cell office:value-type="float" office:value="10.106" calcext:value-type="float">
            <text:p>10,1</text:p>
          </table:table-cell>
          <table:table-cell office:value-type="float" office:value="36.342" calcext:value-type="float">
            <text:p>36,3</text:p>
          </table:table-cell>
          <table:table-cell office:value-type="float" office:value="139.834" calcext:value-type="float">
            <text:p>139,8</text:p>
          </table:table-cell>
          <table:table-cell table:number-columns-repeated="1002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225.78.94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23" calcext:value-type="float">
            <text:p>4,2</text:p>
          </table:table-cell>
          <table:table-cell office:value-type="float" office:value="31.29" calcext:value-type="float">
            <text:p>31,3</text:p>
          </table:table-cell>
          <table:table-cell office:value-type="float" office:value="97.466" calcext:value-type="float">
            <text:p>97,5</text:p>
          </table:table-cell>
          <table:table-cell office:value-type="float" office:value="97.644" calcext:value-type="float">
            <text:p>97,6</text:p>
          </table:table-cell>
          <table:table-cell office:value-type="float" office:value="449.709" calcext:value-type="float">
            <text:p>449,7</text:p>
          </table:table-cell>
          <table:table-cell office:value-type="float" office:value="463.97" calcext:value-type="float">
            <text:p>464,0</text:p>
          </table:table-cell>
          <table:table-cell table:formula="of:=[.K118]-[.J118]" office:value-type="float" office:value="14.261" calcext:value-type="float">
            <text:p>14,3</text:p>
          </table:table-cell>
          <table:table-cell/>
          <table:table-cell table:formula="of:=[.J118]-[.O118]-[.I118]" office:value-type="float" office:value="59.765" calcext:value-type="float">
            <text:p>59,8</text:p>
          </table:table-cell>
          <table:table-cell table:style-name="Default" office:value-type="float" office:value="292.3" calcext:value-type="float">
            <text:p>292,3</text:p>
          </table:table-cell>
          <table:table-cell table:formula="of:=[.O118]-[.Q118]" office:value-type="float" office:value="7.27199999999999" calcext:value-type="float">
            <text:p>7,3</text:p>
          </table:table-cell>
          <table:table-cell office:value-type="float" office:value="285.028" calcext:value-type="float">
            <text:p>285,0</text:p>
          </table:table-cell>
          <table:table-cell table:formula="of:=[.Q118]-[.S118]-[.U118]-[.V118]" office:value-type="float" office:value="31.851" calcext:value-type="float">
            <text:p>31,9</text:p>
          </table:table-cell>
          <table:table-cell office:value-type="float" office:value="105.056" calcext:value-type="float">
            <text:p>105,1</text:p>
          </table:table-cell>
          <table:table-cell office:value-type="float" office:value="11.594" calcext:value-type="float">
            <text:p>11,6</text:p>
          </table:table-cell>
          <table:table-cell office:value-type="float" office:value="34.59" calcext:value-type="float">
            <text:p>34,6</text:p>
          </table:table-cell>
          <table:table-cell office:value-type="float" office:value="113.531" calcext:value-type="float">
            <text:p>113,5</text:p>
          </table:table-cell>
          <table:table-cell table:number-columns-repeated="1002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225.78.94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27" calcext:value-type="float">
            <text:p>4,2</text:p>
          </table:table-cell>
          <table:table-cell office:value-type="float" office:value="31.251" calcext:value-type="float">
            <text:p>31,3</text:p>
          </table:table-cell>
          <table:table-cell office:value-type="float" office:value="103.448" calcext:value-type="float">
            <text:p>103,4</text:p>
          </table:table-cell>
          <table:table-cell office:value-type="float" office:value="103.628" calcext:value-type="float">
            <text:p>103,6</text:p>
          </table:table-cell>
          <table:table-cell office:value-type="float" office:value="1905.129" calcext:value-type="float">
            <text:p>1.905,1</text:p>
          </table:table-cell>
          <table:table-cell office:value-type="float" office:value="1920.077" calcext:value-type="float">
            <text:p>1.920,1</text:p>
          </table:table-cell>
          <table:table-cell table:formula="of:=[.K119]-[.J119]" office:value-type="float" office:value="14.9480000000001" calcext:value-type="float">
            <text:p>14,9</text:p>
          </table:table-cell>
          <table:table-cell/>
          <table:table-cell table:formula="of:=[.J119]-[.O119]-[.I119]" office:value-type="float" office:value="1555.591" calcext:value-type="float">
            <text:p>1.555,6</text:p>
          </table:table-cell>
          <table:table-cell table:style-name="Default" office:value-type="float" office:value="245.91" calcext:value-type="float">
            <text:p>245,91</text:p>
          </table:table-cell>
          <table:table-cell table:formula="of:=[.O119]-[.Q119]" office:value-type="float" office:value="12.288" calcext:value-type="float">
            <text:p>12,3</text:p>
          </table:table-cell>
          <table:table-cell office:value-type="float" office:value="233.622" calcext:value-type="float">
            <text:p>233,6</text:p>
          </table:table-cell>
          <table:table-cell table:formula="of:=[.Q119]-[.S119]-[.U119]-[.V119]" office:value-type="float" office:value="5.90100000000001" calcext:value-type="float">
            <text:p>5,9</text:p>
          </table:table-cell>
          <table:table-cell office:value-type="float" office:value="115.398" calcext:value-type="float">
            <text:p>115,4</text:p>
          </table:table-cell>
          <table:table-cell office:value-type="float" office:value="5.356" calcext:value-type="float">
            <text:p>5,4</text:p>
          </table:table-cell>
          <table:table-cell office:value-type="float" office:value="44.301" calcext:value-type="float">
            <text:p>44,3</text:p>
          </table:table-cell>
          <table:table-cell office:value-type="float" office:value="68.022" calcext:value-type="float">
            <text:p>68,0</text:p>
          </table:table-cell>
          <table:table-cell table:number-columns-repeated="1002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225.78.94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06" calcext:value-type="float">
            <text:p>4,2</text:p>
          </table:table-cell>
          <table:table-cell office:value-type="float" office:value="31.214" calcext:value-type="float">
            <text:p>31,2</text:p>
          </table:table-cell>
          <table:table-cell office:value-type="float" office:value="113.547" calcext:value-type="float">
            <text:p>113,5</text:p>
          </table:table-cell>
          <table:table-cell office:value-type="float" office:value="113.715" calcext:value-type="float">
            <text:p>113,7</text:p>
          </table:table-cell>
          <table:table-cell office:value-type="float" office:value="429.344" calcext:value-type="float">
            <text:p>429,3</text:p>
          </table:table-cell>
          <table:table-cell office:value-type="float" office:value="443.642" calcext:value-type="float">
            <text:p>443,6</text:p>
          </table:table-cell>
          <table:table-cell table:formula="of:=[.K120]-[.J120]" office:value-type="float" office:value="14.298" calcext:value-type="float">
            <text:p>14,3</text:p>
          </table:table-cell>
          <table:table-cell/>
          <table:table-cell table:formula="of:=[.J120]-[.O120]-[.I120]" office:value-type="float" office:value="60.479" calcext:value-type="float">
            <text:p>60,5</text:p>
          </table:table-cell>
          <table:table-cell table:style-name="Default" office:value-type="float" office:value="255.15" calcext:value-type="float">
            <text:p>255,15</text:p>
          </table:table-cell>
          <table:table-cell table:formula="of:=[.O120]-[.Q120]" office:value-type="float" office:value="12.269" calcext:value-type="float">
            <text:p>12,3</text:p>
          </table:table-cell>
          <table:table-cell office:value-type="float" office:value="242.881" calcext:value-type="float">
            <text:p>242,9</text:p>
          </table:table-cell>
          <table:table-cell table:formula="of:=[.Q120]-[.S120]-[.U120]-[.V120]" office:value-type="float" office:value="15.306" calcext:value-type="float">
            <text:p>15,3</text:p>
          </table:table-cell>
          <table:table-cell office:value-type="float" office:value="105.335" calcext:value-type="float">
            <text:p>105,3</text:p>
          </table:table-cell>
          <table:table-cell office:value-type="float" office:value="14.629" calcext:value-type="float">
            <text:p>14,6</text:p>
          </table:table-cell>
          <table:table-cell office:value-type="float" office:value="54.171" calcext:value-type="float">
            <text:p>54,2</text:p>
          </table:table-cell>
          <table:table-cell office:value-type="float" office:value="68.069" calcext:value-type="float">
            <text:p>68,1</text:p>
          </table:table-cell>
          <table:table-cell table:number-columns-repeated="1002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225.78.94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4" calcext:value-type="float">
            <text:p>4,1</text:p>
          </table:table-cell>
          <table:table-cell office:value-type="float" office:value="30.944" calcext:value-type="float">
            <text:p>30,9</text:p>
          </table:table-cell>
          <table:table-cell office:value-type="float" office:value="113.114" calcext:value-type="float">
            <text:p>113,1</text:p>
          </table:table-cell>
          <table:table-cell office:value-type="float" office:value="113.281" calcext:value-type="float">
            <text:p>113,3</text:p>
          </table:table-cell>
          <table:table-cell office:value-type="float" office:value="449.627" calcext:value-type="float">
            <text:p>449,6</text:p>
          </table:table-cell>
          <table:table-cell office:value-type="float" office:value="464.098" calcext:value-type="float">
            <text:p>464,1</text:p>
          </table:table-cell>
          <table:table-cell table:formula="of:=[.K121]-[.J121]" office:value-type="float" office:value="14.471" calcext:value-type="float">
            <text:p>14,5</text:p>
          </table:table-cell>
          <table:table-cell/>
          <table:table-cell table:formula="of:=[.J121]-[.O121]-[.I121]" office:value-type="float" office:value="-21.744" calcext:value-type="float">
            <text:p>-21,7</text:p>
          </table:table-cell>
          <table:table-cell table:style-name="Default" office:value-type="float" office:value="358.09" calcext:value-type="float">
            <text:p>358,09</text:p>
          </table:table-cell>
          <table:table-cell table:formula="of:=[.O121]-[.Q121]" office:value-type="float" office:value="45.369" calcext:value-type="float">
            <text:p>45,4</text:p>
          </table:table-cell>
          <table:table-cell office:value-type="float" office:value="312.721" calcext:value-type="float">
            <text:p>312,7</text:p>
          </table:table-cell>
          <table:table-cell table:formula="of:=[.Q121]-[.S121]-[.U121]-[.V121]" office:value-type="float" office:value="40.611" calcext:value-type="float">
            <text:p>40,6</text:p>
          </table:table-cell>
          <table:table-cell office:value-type="float" office:value="122.942" calcext:value-type="float">
            <text:p>122,9</text:p>
          </table:table-cell>
          <table:table-cell office:value-type="float" office:value="20.326" calcext:value-type="float">
            <text:p>20,3</text:p>
          </table:table-cell>
          <table:table-cell office:value-type="float" office:value="36.547" calcext:value-type="float">
            <text:p>36,5</text:p>
          </table:table-cell>
          <table:table-cell office:value-type="float" office:value="112.621" calcext:value-type="float">
            <text:p>112,6</text:p>
          </table:table-cell>
          <table:table-cell table:number-columns-repeated="1002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225.78.94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28" calcext:value-type="float">
            <text:p>4,2</text:p>
          </table:table-cell>
          <table:table-cell office:value-type="float" office:value="30.538" calcext:value-type="float">
            <text:p>30,5</text:p>
          </table:table-cell>
          <table:table-cell office:value-type="float" office:value="99.02" calcext:value-type="float">
            <text:p>99,0</text:p>
          </table:table-cell>
          <table:table-cell office:value-type="float" office:value="99.198" calcext:value-type="float">
            <text:p>99,2</text:p>
          </table:table-cell>
          <table:table-cell office:value-type="float" office:value="408.278" calcext:value-type="float">
            <text:p>408,3</text:p>
          </table:table-cell>
          <table:table-cell office:value-type="float" office:value="421.157" calcext:value-type="float">
            <text:p>421,2</text:p>
          </table:table-cell>
          <table:table-cell table:formula="of:=[.K122]-[.J122]" office:value-type="float" office:value="12.879" calcext:value-type="float">
            <text:p>12,9</text:p>
          </table:table-cell>
          <table:table-cell/>
          <table:table-cell table:formula="of:=[.J122]-[.O122]-[.I122]" office:value-type="float" office:value="-64.1999999999999" calcext:value-type="float">
            <text:p>-64,2</text:p>
          </table:table-cell>
          <table:table-cell table:style-name="Default" office:value-type="float" office:value="373.28" calcext:value-type="float">
            <text:p>373,28</text:p>
          </table:table-cell>
          <table:table-cell table:formula="of:=[.O122]-[.Q122]" office:value-type="float" office:value="8.74799999999999" calcext:value-type="float">
            <text:p>8,7</text:p>
          </table:table-cell>
          <table:table-cell office:value-type="float" office:value="364.532" calcext:value-type="float">
            <text:p>364,5</text:p>
          </table:table-cell>
          <table:table-cell table:formula="of:=[.Q122]-[.S122]-[.U122]-[.V122]" office:value-type="float" office:value="32.917" calcext:value-type="float">
            <text:p>32,9</text:p>
          </table:table-cell>
          <table:table-cell office:value-type="float" office:value="105.63" calcext:value-type="float">
            <text:p>105,6</text:p>
          </table:table-cell>
          <table:table-cell office:value-type="float" office:value="12.435" calcext:value-type="float">
            <text:p>12,4</text:p>
          </table:table-cell>
          <table:table-cell office:value-type="float" office:value="114.132" calcext:value-type="float">
            <text:p>114,1</text:p>
          </table:table-cell>
          <table:table-cell office:value-type="float" office:value="111.853" calcext:value-type="float">
            <text:p>111,9</text:p>
          </table:table-cell>
          <table:table-cell table:number-columns-repeated="1002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225.78.94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24" calcext:value-type="float">
            <text:p>4,1</text:p>
          </table:table-cell>
          <table:table-cell office:value-type="float" office:value="30.836" calcext:value-type="float">
            <text:p>30,8</text:p>
          </table:table-cell>
          <table:table-cell office:value-type="float" office:value="96.589" calcext:value-type="float">
            <text:p>96,6</text:p>
          </table:table-cell>
          <table:table-cell office:value-type="float" office:value="96.765" calcext:value-type="float">
            <text:p>96,8</text:p>
          </table:table-cell>
          <table:table-cell office:value-type="float" office:value="513.186" calcext:value-type="float">
            <text:p>513,2</text:p>
          </table:table-cell>
          <table:table-cell office:value-type="float" office:value="527.476" calcext:value-type="float">
            <text:p>527,5</text:p>
          </table:table-cell>
          <table:table-cell table:formula="of:=[.K123]-[.J123]" office:value-type="float" office:value="14.29" calcext:value-type="float">
            <text:p>14,3</text:p>
          </table:table-cell>
          <table:table-cell/>
          <table:table-cell table:formula="of:=[.J123]-[.O123]-[.I123]" office:value-type="float" office:value="110.591" calcext:value-type="float">
            <text:p>110,6</text:p>
          </table:table-cell>
          <table:table-cell table:style-name="Default" office:value-type="float" office:value="305.83" calcext:value-type="float">
            <text:p>305,83</text:p>
          </table:table-cell>
          <table:table-cell table:formula="of:=[.O123]-[.Q123]" office:value-type="float" office:value="11.564" calcext:value-type="float">
            <text:p>11,6</text:p>
          </table:table-cell>
          <table:table-cell office:value-type="float" office:value="294.266" calcext:value-type="float">
            <text:p>294,3</text:p>
          </table:table-cell>
          <table:table-cell table:formula="of:=[.Q123]-[.S123]-[.U123]-[.V123]" office:value-type="float" office:value="9.84800000000001" calcext:value-type="float">
            <text:p>9,8</text:p>
          </table:table-cell>
          <table:table-cell office:value-type="float" office:value="135.109" calcext:value-type="float">
            <text:p>135,1</text:p>
          </table:table-cell>
          <table:table-cell office:value-type="float" office:value="5.14" calcext:value-type="float">
            <text:p>5,1</text:p>
          </table:table-cell>
          <table:table-cell office:value-type="float" office:value="40.39" calcext:value-type="float">
            <text:p>40,4</text:p>
          </table:table-cell>
          <table:table-cell office:value-type="float" office:value="108.919" calcext:value-type="float">
            <text:p>108,9</text:p>
          </table:table-cell>
          <table:table-cell table:number-columns-repeated="1002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225.78.94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29" calcext:value-type="float">
            <text:p>4,3</text:p>
          </table:table-cell>
          <table:table-cell office:value-type="float" office:value="30.869" calcext:value-type="float">
            <text:p>30,9</text:p>
          </table:table-cell>
          <table:table-cell office:value-type="float" office:value="112.283" calcext:value-type="float">
            <text:p>112,3</text:p>
          </table:table-cell>
          <table:table-cell office:value-type="float" office:value="112.456" calcext:value-type="float">
            <text:p>112,5</text:p>
          </table:table-cell>
          <table:table-cell office:value-type="float" office:value="576.719" calcext:value-type="float">
            <text:p>576,7</text:p>
          </table:table-cell>
          <table:table-cell office:value-type="float" office:value="591.133" calcext:value-type="float">
            <text:p>591,1</text:p>
          </table:table-cell>
          <table:table-cell table:formula="of:=[.K124]-[.J124]" office:value-type="float" office:value="14.414" calcext:value-type="float">
            <text:p>14,4</text:p>
          </table:table-cell>
          <table:table-cell/>
          <table:table-cell table:formula="of:=[.J124]-[.O124]-[.I124]" office:value-type="float" office:value="204.233" calcext:value-type="float">
            <text:p>204,2</text:p>
          </table:table-cell>
          <table:table-cell table:style-name="Default" office:value-type="float" office:value="260.03" calcext:value-type="float">
            <text:p>260,03</text:p>
          </table:table-cell>
          <table:table-cell table:formula="of:=[.O124]-[.Q124]" office:value-type="float" office:value="2.262" calcext:value-type="float">
            <text:p>2,3</text:p>
          </table:table-cell>
          <table:table-cell office:value-type="float" office:value="257.768" calcext:value-type="float">
            <text:p>257,8</text:p>
          </table:table-cell>
          <table:table-cell table:formula="of:=[.Q124]-[.S124]-[.U124]-[.V124]" office:value-type="float" office:value="37.67" calcext:value-type="float">
            <text:p>37,7</text:p>
          </table:table-cell>
          <table:table-cell office:value-type="float" office:value="103.684" calcext:value-type="float">
            <text:p>103,7</text:p>
          </table:table-cell>
          <table:table-cell office:value-type="float" office:value="17.449" calcext:value-type="float">
            <text:p>17,4</text:p>
          </table:table-cell>
          <table:table-cell office:value-type="float" office:value="36.296" calcext:value-type="float">
            <text:p>36,3</text:p>
          </table:table-cell>
          <table:table-cell office:value-type="float" office:value="80.118" calcext:value-type="float">
            <text:p>80,1</text:p>
          </table:table-cell>
          <table:table-cell table:number-columns-repeated="1002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60.574" calcext:value-type="float">
            <text:p>60,6</text:p>
          </table:table-cell>
          <table:table-cell office:value-type="float" office:value="79.603" calcext:value-type="float">
            <text:p>79,6</text:p>
          </table:table-cell>
          <table:table-cell office:value-type="float" office:value="159.48" calcext:value-type="float">
            <text:p>159,5</text:p>
          </table:table-cell>
          <table:table-cell office:value-type="float" office:value="159.643" calcext:value-type="float">
            <text:p>159,6</text:p>
          </table:table-cell>
          <table:table-cell office:value-type="float" office:value="535.914" calcext:value-type="float">
            <text:p>535,9</text:p>
          </table:table-cell>
          <table:table-cell office:value-type="float" office:value="545.769" calcext:value-type="float">
            <text:p>545,8</text:p>
          </table:table-cell>
          <table:table-cell table:formula="of:=[.K125]-[.J125]" office:value-type="float" office:value="9.85500000000002" calcext:value-type="float">
            <text:p>9,9</text:p>
          </table:table-cell>
          <table:table-cell/>
          <table:table-cell table:formula="of:=[.J125]-[.O125]-[.I125]" office:value-type="float" office:value="89.811" calcext:value-type="float">
            <text:p>89,8</text:p>
          </table:table-cell>
          <table:table-cell table:style-name="Default" office:value-type="float" office:value="286.46" calcext:value-type="float">
            <text:p>286,46</text:p>
          </table:table-cell>
          <table:table-cell table:formula="of:=[.O125]-[.Q125]" office:value-type="float" office:value="6.35299999999995" calcext:value-type="float">
            <text:p>6,4</text:p>
          </table:table-cell>
          <table:table-cell office:value-type="float" office:value="280.107" calcext:value-type="float">
            <text:p>280,1</text:p>
          </table:table-cell>
          <table:table-cell table:formula="of:=[.Q125]-[.S125]-[.U125]-[.V125]" office:value-type="float" office:value="6.29300000000002" calcext:value-type="float">
            <text:p>6,3</text:p>
          </table:table-cell>
          <table:table-cell office:value-type="float" office:value="105.161" calcext:value-type="float">
            <text:p>105,2</text:p>
          </table:table-cell>
          <table:table-cell office:value-type="float" office:value="5.663" calcext:value-type="float">
            <text:p>5,7</text:p>
          </table:table-cell>
          <table:table-cell office:value-type="float" office:value="54.563" calcext:value-type="float">
            <text:p>54,6</text:p>
          </table:table-cell>
          <table:table-cell office:value-type="float" office:value="114.09" calcext:value-type="float">
            <text:p>114,1</text:p>
          </table:table-cell>
          <table:table-cell table:number-columns-repeated="1002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9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33" calcext:value-type="float">
            <text:p>4,1</text:p>
          </table:table-cell>
          <table:table-cell office:value-type="float" office:value="23.337" calcext:value-type="float">
            <text:p>23,3</text:p>
          </table:table-cell>
          <table:table-cell office:value-type="float" office:value="72.137" calcext:value-type="float">
            <text:p>72,1</text:p>
          </table:table-cell>
          <table:table-cell office:value-type="float" office:value="72.229" calcext:value-type="float">
            <text:p>72,2</text:p>
          </table:table-cell>
          <table:table-cell office:value-type="float" office:value="386.265" calcext:value-type="float">
            <text:p>386,3</text:p>
          </table:table-cell>
          <table:table-cell office:value-type="float" office:value="395.967" calcext:value-type="float">
            <text:p>396,0</text:p>
          </table:table-cell>
          <table:table-cell table:formula="of:=[.K126]-[.J126]" office:value-type="float" office:value="9.702" calcext:value-type="float">
            <text:p>9,7</text:p>
          </table:table-cell>
          <table:table-cell/>
          <table:table-cell table:formula="of:=[.J126]-[.O126]-[.I126]" office:value-type="float" office:value="50.656" calcext:value-type="float">
            <text:p>50,7</text:p>
          </table:table-cell>
          <table:table-cell table:style-name="Default" office:value-type="float" office:value="263.38" calcext:value-type="float">
            <text:p>263,38</text:p>
          </table:table-cell>
          <table:table-cell table:formula="of:=[.O126]-[.Q126]" office:value-type="float" office:value="14.591" calcext:value-type="float">
            <text:p>14,6</text:p>
          </table:table-cell>
          <table:table-cell office:value-type="float" office:value="248.789" calcext:value-type="float">
            <text:p>248,8</text:p>
          </table:table-cell>
          <table:table-cell table:formula="of:=[.Q126]-[.S126]-[.U126]-[.V126]" office:value-type="float" office:value="3.179" calcext:value-type="float">
            <text:p>3,2</text:p>
          </table:table-cell>
          <table:table-cell office:value-type="float" office:value="106.57" calcext:value-type="float">
            <text:p>106,6</text:p>
          </table:table-cell>
          <table:table-cell office:value-type="float" office:value="2.585" calcext:value-type="float">
            <text:p>2,6</text:p>
          </table:table-cell>
          <table:table-cell office:value-type="float" office:value="53.635" calcext:value-type="float">
            <text:p>53,6</text:p>
          </table:table-cell>
          <table:table-cell office:value-type="float" office:value="85.405" calcext:value-type="float">
            <text:p>85,4</text:p>
          </table:table-cell>
          <table:table-cell table:number-columns-repeated="1002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9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18" calcext:value-type="float">
            <text:p>4,3</text:p>
          </table:table-cell>
          <table:table-cell office:value-type="float" office:value="23.695" calcext:value-type="float">
            <text:p>23,7</text:p>
          </table:table-cell>
          <table:table-cell office:value-type="float" office:value="90.853" calcext:value-type="float">
            <text:p>90,9</text:p>
          </table:table-cell>
          <table:table-cell office:value-type="float" office:value="91.025" calcext:value-type="float">
            <text:p>91,0</text:p>
          </table:table-cell>
          <table:table-cell office:value-type="float" office:value="385.874" calcext:value-type="float">
            <text:p>385,9</text:p>
          </table:table-cell>
          <table:table-cell office:value-type="float" office:value="395.561" calcext:value-type="float">
            <text:p>395,6</text:p>
          </table:table-cell>
          <table:table-cell table:formula="of:=[.K127]-[.J127]" office:value-type="float" office:value="9.68699999999996" calcext:value-type="float">
            <text:p>9,7</text:p>
          </table:table-cell>
          <table:table-cell/>
          <table:table-cell table:formula="of:=[.J127]-[.O127]-[.I127]" office:value-type="float" office:value="49.199" calcext:value-type="float">
            <text:p>49,2</text:p>
          </table:table-cell>
          <table:table-cell table:style-name="Default" office:value-type="float" office:value="245.65" calcext:value-type="float">
            <text:p>245,65</text:p>
          </table:table-cell>
          <table:table-cell table:formula="of:=[.O127]-[.Q127]" office:value-type="float" office:value="4.21299999999999" calcext:value-type="float">
            <text:p>4,2</text:p>
          </table:table-cell>
          <table:table-cell office:value-type="float" office:value="241.437" calcext:value-type="float">
            <text:p>241,4</text:p>
          </table:table-cell>
          <table:table-cell table:formula="of:=[.Q127]-[.S127]-[.U127]-[.V127]" office:value-type="float" office:value="5.422" calcext:value-type="float">
            <text:p>5,4</text:p>
          </table:table-cell>
          <table:table-cell office:value-type="float" office:value="106.514" calcext:value-type="float">
            <text:p>106,5</text:p>
          </table:table-cell>
          <table:table-cell office:value-type="float" office:value="4.843" calcext:value-type="float">
            <text:p>4,8</text:p>
          </table:table-cell>
          <table:table-cell office:value-type="float" office:value="52.815" calcext:value-type="float">
            <text:p>52,8</text:p>
          </table:table-cell>
          <table:table-cell office:value-type="float" office:value="76.686" calcext:value-type="float">
            <text:p>76,7</text:p>
          </table:table-cell>
          <table:table-cell table:number-columns-repeated="1002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9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49" calcext:value-type="float">
            <text:p>4,3</text:p>
          </table:table-cell>
          <table:table-cell office:value-type="float" office:value="28.227" calcext:value-type="float">
            <text:p>28,2</text:p>
          </table:table-cell>
          <table:table-cell office:value-type="float" office:value="94.884" calcext:value-type="float">
            <text:p>94,9</text:p>
          </table:table-cell>
          <table:table-cell office:value-type="float" office:value="95.12" calcext:value-type="float">
            <text:p>95,1</text:p>
          </table:table-cell>
          <table:table-cell office:value-type="float" office:value="453.392" calcext:value-type="float">
            <text:p>453,4</text:p>
          </table:table-cell>
          <table:table-cell office:value-type="float" office:value="462.404" calcext:value-type="float">
            <text:p>462,4</text:p>
          </table:table-cell>
          <table:table-cell table:formula="of:=[.K128]-[.J128]" office:value-type="float" office:value="9.012" calcext:value-type="float">
            <text:p>9,0</text:p>
          </table:table-cell>
          <table:table-cell/>
          <table:table-cell table:formula="of:=[.J128]-[.O128]-[.I128]" office:value-type="float" office:value="24.602" calcext:value-type="float">
            <text:p>24,6</text:p>
          </table:table-cell>
          <table:table-cell table:style-name="Default" office:value-type="float" office:value="333.67" calcext:value-type="float">
            <text:p>333,67</text:p>
          </table:table-cell>
          <table:table-cell table:formula="of:=[.O128]-[.Q128]" office:value-type="float" office:value="12.893" calcext:value-type="float">
            <text:p>12,9</text:p>
          </table:table-cell>
          <table:table-cell office:value-type="float" office:value="320.777" calcext:value-type="float">
            <text:p>320,8</text:p>
          </table:table-cell>
          <table:table-cell table:formula="of:=[.Q128]-[.S128]-[.U128]-[.V128]" office:value-type="float" office:value="13.525" calcext:value-type="float">
            <text:p>13,5</text:p>
          </table:table-cell>
          <table:table-cell office:value-type="float" office:value="107.432" calcext:value-type="float">
            <text:p>107,4</text:p>
          </table:table-cell>
          <table:table-cell office:value-type="float" office:value="12.875" calcext:value-type="float">
            <text:p>12,9</text:p>
          </table:table-cell>
          <table:table-cell office:value-type="float" office:value="52.659" calcext:value-type="float">
            <text:p>52,7</text:p>
          </table:table-cell>
          <table:table-cell office:value-type="float" office:value="147.161" calcext:value-type="float">
            <text:p>147,2</text:p>
          </table:table-cell>
          <table:table-cell table:number-columns-repeated="1002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9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31" calcext:value-type="float">
            <text:p>4,2</text:p>
          </table:table-cell>
          <table:table-cell office:value-type="float" office:value="23.573" calcext:value-type="float">
            <text:p>23,6</text:p>
          </table:table-cell>
          <table:table-cell office:value-type="float" office:value="91.209" calcext:value-type="float">
            <text:p>91,2</text:p>
          </table:table-cell>
          <table:table-cell office:value-type="float" office:value="91.387" calcext:value-type="float">
            <text:p>91,4</text:p>
          </table:table-cell>
          <table:table-cell office:value-type="float" office:value="433.388" calcext:value-type="float">
            <text:p>433,4</text:p>
          </table:table-cell>
          <table:table-cell office:value-type="float" office:value="442.659" calcext:value-type="float">
            <text:p>442,7</text:p>
          </table:table-cell>
          <table:table-cell table:formula="of:=[.K129]-[.J129]" office:value-type="float" office:value="9.27100000000002" calcext:value-type="float">
            <text:p>9,3</text:p>
          </table:table-cell>
          <table:table-cell/>
          <table:table-cell table:formula="of:=[.J129]-[.O129]-[.I129]" office:value-type="float" office:value="76.251" calcext:value-type="float">
            <text:p>76,3</text:p>
          </table:table-cell>
          <table:table-cell table:style-name="Default" office:value-type="float" office:value="265.75" calcext:value-type="float">
            <text:p>265,75</text:p>
          </table:table-cell>
          <table:table-cell table:formula="of:=[.O129]-[.Q129]" office:value-type="float" office:value="16.569" calcext:value-type="float">
            <text:p>16,6</text:p>
          </table:table-cell>
          <table:table-cell office:value-type="float" office:value="249.181" calcext:value-type="float">
            <text:p>249,2</text:p>
          </table:table-cell>
          <table:table-cell table:formula="of:=[.Q129]-[.S129]-[.U129]-[.V129]" office:value-type="float" office:value="5.52300000000001" calcext:value-type="float">
            <text:p>5,5</text:p>
          </table:table-cell>
          <table:table-cell office:value-type="float" office:value="104.305" calcext:value-type="float">
            <text:p>104,3</text:p>
          </table:table-cell>
          <table:table-cell office:value-type="float" office:value="4.965" calcext:value-type="float">
            <text:p>5,0</text:p>
          </table:table-cell>
          <table:table-cell office:value-type="float" office:value="55.425" calcext:value-type="float">
            <text:p>55,4</text:p>
          </table:table-cell>
          <table:table-cell office:value-type="float" office:value="83.928" calcext:value-type="float">
            <text:p>83,9</text:p>
          </table:table-cell>
          <table:table-cell table:number-columns-repeated="1002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9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23" calcext:value-type="float">
            <text:p>4,2</text:p>
          </table:table-cell>
          <table:table-cell office:value-type="float" office:value="23.522" calcext:value-type="float">
            <text:p>23,5</text:p>
          </table:table-cell>
          <table:table-cell office:value-type="float" office:value="73.223" calcext:value-type="float">
            <text:p>73,2</text:p>
          </table:table-cell>
          <table:table-cell office:value-type="float" office:value="73.346" calcext:value-type="float">
            <text:p>73,3</text:p>
          </table:table-cell>
          <table:table-cell office:value-type="float" office:value="440.244" calcext:value-type="float">
            <text:p>440,2</text:p>
          </table:table-cell>
          <table:table-cell office:value-type="float" office:value="449.501" calcext:value-type="float">
            <text:p>449,5</text:p>
          </table:table-cell>
          <table:table-cell table:formula="of:=[.K130]-[.J130]" office:value-type="float" office:value="9.25699999999995" calcext:value-type="float">
            <text:p>9,3</text:p>
          </table:table-cell>
          <table:table-cell/>
          <table:table-cell table:formula="of:=[.J130]-[.O130]-[.I130]" office:value-type="float" office:value="64.088" calcext:value-type="float">
            <text:p>64,1</text:p>
          </table:table-cell>
          <table:table-cell table:style-name="Default" office:value-type="float" office:value="302.81" calcext:value-type="float">
            <text:p>302,81</text:p>
          </table:table-cell>
          <table:table-cell table:formula="of:=[.O130]-[.Q130]" office:value-type="float" office:value="6.505" calcext:value-type="float">
            <text:p>6,5</text:p>
          </table:table-cell>
          <table:table-cell office:value-type="float" office:value="296.305" calcext:value-type="float">
            <text:p>296,3</text:p>
          </table:table-cell>
          <table:table-cell table:formula="of:=[.Q130]-[.S130]-[.U130]-[.V130]" office:value-type="float" office:value="3.10499999999999" calcext:value-type="float">
            <text:p>3,1</text:p>
          </table:table-cell>
          <table:table-cell office:value-type="float" office:value="106.001" calcext:value-type="float">
            <text:p>106,0</text:p>
          </table:table-cell>
          <table:table-cell office:value-type="float" office:value="2.459" calcext:value-type="float">
            <text:p>2,5</text:p>
          </table:table-cell>
          <table:table-cell office:value-type="float" office:value="53.768" calcext:value-type="float">
            <text:p>53,8</text:p>
          </table:table-cell>
          <table:table-cell office:value-type="float" office:value="133.431" calcext:value-type="float">
            <text:p>133,4</text:p>
          </table:table-cell>
          <table:table-cell table:number-columns-repeated="1002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9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48" calcext:value-type="float">
            <text:p>4,1</text:p>
          </table:table-cell>
          <table:table-cell office:value-type="float" office:value="23.472" calcext:value-type="float">
            <text:p>23,5</text:p>
          </table:table-cell>
          <table:table-cell office:value-type="float" office:value="73.449" calcext:value-type="float">
            <text:p>73,4</text:p>
          </table:table-cell>
          <table:table-cell office:value-type="float" office:value="73.581" calcext:value-type="float">
            <text:p>73,6</text:p>
          </table:table-cell>
          <table:table-cell office:value-type="float" office:value="397.916" calcext:value-type="float">
            <text:p>397,9</text:p>
          </table:table-cell>
          <table:table-cell office:value-type="float" office:value="408.633" calcext:value-type="float">
            <text:p>408,6</text:p>
          </table:table-cell>
          <table:table-cell table:formula="of:=[.K131]-[.J131]" office:value-type="float" office:value="10.717" calcext:value-type="float">
            <text:p>10,7</text:p>
          </table:table-cell>
          <table:table-cell/>
          <table:table-cell table:formula="of:=[.J131]-[.O131]-[.I131]" office:value-type="float" office:value="80.625" calcext:value-type="float">
            <text:p>80,6</text:p>
          </table:table-cell>
          <table:table-cell table:style-name="Default" office:value-type="float" office:value="243.71" calcext:value-type="float">
            <text:p>243,71</text:p>
          </table:table-cell>
          <table:table-cell table:formula="of:=[.O131]-[.Q131]" office:value-type="float" office:value="14.979" calcext:value-type="float">
            <text:p>15,0</text:p>
          </table:table-cell>
          <table:table-cell office:value-type="float" office:value="228.731" calcext:value-type="float">
            <text:p>228,7</text:p>
          </table:table-cell>
          <table:table-cell table:formula="of:=[.Q131]-[.S131]-[.U131]-[.V131]" office:value-type="float" office:value="3.98900000000002" calcext:value-type="float">
            <text:p>4,0</text:p>
          </table:table-cell>
          <table:table-cell office:value-type="float" office:value="108.939" calcext:value-type="float">
            <text:p>108,9</text:p>
          </table:table-cell>
          <table:table-cell office:value-type="float" office:value="3.402" calcext:value-type="float">
            <text:p>3,4</text:p>
          </table:table-cell>
          <table:table-cell office:value-type="float" office:value="50.605" calcext:value-type="float">
            <text:p>50,6</text:p>
          </table:table-cell>
          <table:table-cell office:value-type="float" office:value="65.198" calcext:value-type="float">
            <text:p>65,2</text:p>
          </table:table-cell>
          <table:table-cell table:number-columns-repeated="1002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9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28" calcext:value-type="float">
            <text:p>4,3</text:p>
          </table:table-cell>
          <table:table-cell office:value-type="float" office:value="24.087" calcext:value-type="float">
            <text:p>24,1</text:p>
          </table:table-cell>
          <table:table-cell office:value-type="float" office:value="90.069" calcext:value-type="float">
            <text:p>90,1</text:p>
          </table:table-cell>
          <table:table-cell office:value-type="float" office:value="90.235" calcext:value-type="float">
            <text:p>90,2</text:p>
          </table:table-cell>
          <table:table-cell office:value-type="float" office:value="458.129" calcext:value-type="float">
            <text:p>458,1</text:p>
          </table:table-cell>
          <table:table-cell office:value-type="float" office:value="467.828" calcext:value-type="float">
            <text:p>467,8</text:p>
          </table:table-cell>
          <table:table-cell table:formula="of:=[.K132]-[.J132]" office:value-type="float" office:value="9.69899999999996" calcext:value-type="float">
            <text:p>9,7</text:p>
          </table:table-cell>
          <table:table-cell/>
          <table:table-cell table:formula="of:=[.J132]-[.O132]-[.I132]" office:value-type="float" office:value="103.914" calcext:value-type="float">
            <text:p>103,9</text:p>
          </table:table-cell>
          <table:table-cell table:style-name="Default" office:value-type="float" office:value="263.98" calcext:value-type="float">
            <text:p>263,98</text:p>
          </table:table-cell>
          <table:table-cell table:formula="of:=[.O132]-[.Q132]" office:value-type="float" office:value="16.148" calcext:value-type="float">
            <text:p>16,1</text:p>
          </table:table-cell>
          <table:table-cell office:value-type="float" office:value="247.832" calcext:value-type="float">
            <text:p>247,8</text:p>
          </table:table-cell>
          <table:table-cell table:formula="of:=[.Q132]-[.S132]-[.U132]-[.V132]" office:value-type="float" office:value="23.305" calcext:value-type="float">
            <text:p>23,3</text:p>
          </table:table-cell>
          <table:table-cell office:value-type="float" office:value="104.052" calcext:value-type="float">
            <text:p>104,1</text:p>
          </table:table-cell>
          <table:table-cell office:value-type="float" office:value="3.238" calcext:value-type="float">
            <text:p>3,2</text:p>
          </table:table-cell>
          <table:table-cell office:value-type="float" office:value="36.028" calcext:value-type="float">
            <text:p>36,0</text:p>
          </table:table-cell>
          <table:table-cell office:value-type="float" office:value="84.447" calcext:value-type="float">
            <text:p>84,4</text:p>
          </table:table-cell>
          <table:table-cell table:number-columns-repeated="100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9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16" calcext:value-type="float">
            <text:p>4,3</text:p>
          </table:table-cell>
          <table:table-cell office:value-type="float" office:value="23.536" calcext:value-type="float">
            <text:p>23,5</text:p>
          </table:table-cell>
          <table:table-cell office:value-type="float" office:value="91.759" calcext:value-type="float">
            <text:p>91,8</text:p>
          </table:table-cell>
          <table:table-cell office:value-type="float" office:value="91.937" calcext:value-type="float">
            <text:p>91,9</text:p>
          </table:table-cell>
          <table:table-cell office:value-type="float" office:value="474.082" calcext:value-type="float">
            <text:p>474,1</text:p>
          </table:table-cell>
          <table:table-cell office:value-type="float" office:value="485.903" calcext:value-type="float">
            <text:p>485,9</text:p>
          </table:table-cell>
          <table:table-cell table:formula="of:=[.K133]-[.J133]" office:value-type="float" office:value="11.821" calcext:value-type="float">
            <text:p>11,8</text:p>
          </table:table-cell>
          <table:table-cell/>
          <table:table-cell table:formula="of:=[.J133]-[.O133]-[.I133]" office:value-type="float" office:value="112.685" calcext:value-type="float">
            <text:p>112,7</text:p>
          </table:table-cell>
          <table:table-cell table:style-name="Default" office:value-type="float" office:value="269.46" calcext:value-type="float">
            <text:p>269,46</text:p>
          </table:table-cell>
          <table:table-cell table:formula="of:=[.O133]-[.Q133]" office:value-type="float" office:value="8.70099999999997" calcext:value-type="float">
            <text:p>8,7</text:p>
          </table:table-cell>
          <table:table-cell office:value-type="float" office:value="260.759" calcext:value-type="float">
            <text:p>260,8</text:p>
          </table:table-cell>
          <table:table-cell table:formula="of:=[.Q133]-[.S133]-[.U133]-[.V133]" office:value-type="float" office:value="20.935" calcext:value-type="float">
            <text:p>20,9</text:p>
          </table:table-cell>
          <table:table-cell office:value-type="float" office:value="114.86" calcext:value-type="float">
            <text:p>114,9</text:p>
          </table:table-cell>
          <table:table-cell office:value-type="float" office:value="0.791" calcext:value-type="float">
            <text:p>0,8</text:p>
          </table:table-cell>
          <table:table-cell office:value-type="float" office:value="32.676" calcext:value-type="float">
            <text:p>32,7</text:p>
          </table:table-cell>
          <table:table-cell office:value-type="float" office:value="92.288" calcext:value-type="float">
            <text:p>92,3</text:p>
          </table:table-cell>
          <table:table-cell table:number-columns-repeated="1002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9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25" calcext:value-type="float">
            <text:p>4,2</text:p>
          </table:table-cell>
          <table:table-cell office:value-type="float" office:value="23.278" calcext:value-type="float">
            <text:p>23,3</text:p>
          </table:table-cell>
          <table:table-cell office:value-type="float" office:value="75.137" calcext:value-type="float">
            <text:p>75,1</text:p>
          </table:table-cell>
          <table:table-cell office:value-type="float" office:value="75.246" calcext:value-type="float">
            <text:p>75,2</text:p>
          </table:table-cell>
          <table:table-cell office:value-type="float" office:value="418.698" calcext:value-type="float">
            <text:p>418,7</text:p>
          </table:table-cell>
          <table:table-cell office:value-type="float" office:value="430.136" calcext:value-type="float">
            <text:p>430,1</text:p>
          </table:table-cell>
          <table:table-cell table:formula="of:=[.K134]-[.J134]" office:value-type="float" office:value="11.438" calcext:value-type="float">
            <text:p>11,4</text:p>
          </table:table-cell>
          <table:table-cell/>
          <table:table-cell table:formula="of:=[.J134]-[.O134]-[.I134]" office:value-type="float" office:value="82.262" calcext:value-type="float">
            <text:p>82,3</text:p>
          </table:table-cell>
          <table:table-cell table:style-name="Default" office:value-type="float" office:value="261.19" calcext:value-type="float">
            <text:p>261,19</text:p>
          </table:table-cell>
          <table:table-cell table:formula="of:=[.O134]-[.Q134]" office:value-type="float" office:value="9.411" calcext:value-type="float">
            <text:p>9,4</text:p>
          </table:table-cell>
          <table:table-cell office:value-type="float" office:value="251.779" calcext:value-type="float">
            <text:p>251,8</text:p>
          </table:table-cell>
          <table:table-cell table:formula="of:=[.Q134]-[.S134]-[.U134]-[.V134]" office:value-type="float" office:value="1.336" calcext:value-type="float">
            <text:p>1,3</text:p>
          </table:table-cell>
          <table:table-cell office:value-type="float" office:value="104.578" calcext:value-type="float">
            <text:p>104,6</text:p>
          </table:table-cell>
          <table:table-cell office:value-type="float" office:value="0.756" calcext:value-type="float">
            <text:p>0,8</text:p>
          </table:table-cell>
          <table:table-cell office:value-type="float" office:value="54.487" calcext:value-type="float">
            <text:p>54,5</text:p>
          </table:table-cell>
          <table:table-cell office:value-type="float" office:value="91.378" calcext:value-type="float">
            <text:p>91,4</text:p>
          </table:table-cell>
          <table:table-cell table:number-columns-repeated="1002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9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42" calcext:value-type="float">
            <text:p>4,2</text:p>
          </table:table-cell>
          <table:table-cell office:value-type="float" office:value="23.344" calcext:value-type="float">
            <text:p>23,3</text:p>
          </table:table-cell>
          <table:table-cell office:value-type="float" office:value="73.088" calcext:value-type="float">
            <text:p>73,1</text:p>
          </table:table-cell>
          <table:table-cell office:value-type="float" office:value="73.259" calcext:value-type="float">
            <text:p>73,3</text:p>
          </table:table-cell>
          <table:table-cell office:value-type="float" office:value="402.495" calcext:value-type="float">
            <text:p>402,5</text:p>
          </table:table-cell>
          <table:table-cell office:value-type="float" office:value="414.764" calcext:value-type="float">
            <text:p>414,8</text:p>
          </table:table-cell>
          <table:table-cell table:formula="of:=[.K135]-[.J135]" office:value-type="float" office:value="12.269" calcext:value-type="float">
            <text:p>12,3</text:p>
          </table:table-cell>
          <table:table-cell/>
          <table:table-cell table:formula="of:=[.J135]-[.O135]-[.I135]" office:value-type="float" office:value="54.876" calcext:value-type="float">
            <text:p>54,9</text:p>
          </table:table-cell>
          <table:table-cell table:style-name="Default" office:value-type="float" office:value="274.36" calcext:value-type="float">
            <text:p>274,36</text:p>
          </table:table-cell>
          <table:table-cell table:formula="of:=[.O135]-[.Q135]" office:value-type="float" office:value="17.505" calcext:value-type="float">
            <text:p>17,5</text:p>
          </table:table-cell>
          <table:table-cell office:value-type="float" office:value="256.855" calcext:value-type="float">
            <text:p>256,9</text:p>
          </table:table-cell>
          <table:table-cell table:formula="of:=[.Q135]-[.S135]-[.U135]-[.V135]" office:value-type="float" office:value="12.759" calcext:value-type="float">
            <text:p>12,8</text:p>
          </table:table-cell>
          <table:table-cell office:value-type="float" office:value="106.135" calcext:value-type="float">
            <text:p>106,1</text:p>
          </table:table-cell>
          <table:table-cell office:value-type="float" office:value="0.833" calcext:value-type="float">
            <text:p>0,8</text:p>
          </table:table-cell>
          <table:table-cell office:value-type="float" office:value="54.176" calcext:value-type="float">
            <text:p>54,2</text:p>
          </table:table-cell>
          <table:table-cell office:value-type="float" office:value="83.785" calcext:value-type="float">
            <text:p>83,8</text:p>
          </table:table-cell>
          <table:table-cell table:number-columns-repeated="100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9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37" calcext:value-type="float">
            <text:p>4,3</text:p>
          </table:table-cell>
          <table:table-cell office:value-type="float" office:value="23.511" calcext:value-type="float">
            <text:p>23,5</text:p>
          </table:table-cell>
          <table:table-cell office:value-type="float" office:value="75.655" calcext:value-type="float">
            <text:p>75,7</text:p>
          </table:table-cell>
          <table:table-cell office:value-type="float" office:value="75.738" calcext:value-type="float">
            <text:p>75,7</text:p>
          </table:table-cell>
          <table:table-cell office:value-type="float" office:value="419.388" calcext:value-type="float">
            <text:p>419,4</text:p>
          </table:table-cell>
          <table:table-cell office:value-type="float" office:value="431.44" calcext:value-type="float">
            <text:p>431,4</text:p>
          </table:table-cell>
          <table:table-cell table:formula="of:=[.K136]-[.J136]" office:value-type="float" office:value="12.052" calcext:value-type="float">
            <text:p>12,1</text:p>
          </table:table-cell>
          <table:table-cell/>
          <table:table-cell table:formula="of:=[.J136]-[.O136]-[.I136]" office:value-type="float" office:value="32" calcext:value-type="float">
            <text:p>32,0</text:p>
          </table:table-cell>
          <table:table-cell table:style-name="Default" office:value-type="float" office:value="311.65" calcext:value-type="float">
            <text:p>311,65</text:p>
          </table:table-cell>
          <table:table-cell table:formula="of:=[.O136]-[.Q136]" office:value-type="float" office:value="20.912" calcext:value-type="float">
            <text:p>20,9</text:p>
          </table:table-cell>
          <table:table-cell office:value-type="float" office:value="290.738" calcext:value-type="float">
            <text:p>290,7</text:p>
          </table:table-cell>
          <table:table-cell table:formula="of:=[.Q136]-[.S136]-[.U136]-[.V136]" office:value-type="float" office:value="10.064" calcext:value-type="float">
            <text:p>10,1</text:p>
          </table:table-cell>
          <table:table-cell office:value-type="float" office:value="104.555" calcext:value-type="float">
            <text:p>104,6</text:p>
          </table:table-cell>
          <table:table-cell office:value-type="float" office:value="0.829" calcext:value-type="float">
            <text:p>0,8</text:p>
          </table:table-cell>
          <table:table-cell office:value-type="float" office:value="55.47" calcext:value-type="float">
            <text:p>55,5</text:p>
          </table:table-cell>
          <table:table-cell office:value-type="float" office:value="120.649" calcext:value-type="float">
            <text:p>120,6</text:p>
          </table:table-cell>
          <table:table-cell table:number-columns-repeated="1002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9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34" calcext:value-type="float">
            <text:p>4,2</text:p>
          </table:table-cell>
          <table:table-cell office:value-type="float" office:value="23.663" calcext:value-type="float">
            <text:p>23,7</text:p>
          </table:table-cell>
          <table:table-cell office:value-type="float" office:value="75.563" calcext:value-type="float">
            <text:p>75,6</text:p>
          </table:table-cell>
          <table:table-cell office:value-type="float" office:value="75.73" calcext:value-type="float">
            <text:p>75,7</text:p>
          </table:table-cell>
          <table:table-cell office:value-type="float" office:value="574.564" calcext:value-type="float">
            <text:p>574,6</text:p>
          </table:table-cell>
          <table:table-cell office:value-type="float" office:value="584.492" calcext:value-type="float">
            <text:p>584,5</text:p>
          </table:table-cell>
          <table:table-cell table:formula="of:=[.K137]-[.J137]" office:value-type="float" office:value="9.928" calcext:value-type="float">
            <text:p>9,9</text:p>
          </table:table-cell>
          <table:table-cell/>
          <table:table-cell table:formula="of:=[.J137]-[.O137]-[.I137]" office:value-type="float" office:value="148.824" calcext:value-type="float">
            <text:p>148,8</text:p>
          </table:table-cell>
          <table:table-cell table:style-name="Default" office:value-type="float" office:value="350.01" calcext:value-type="float">
            <text:p>350,01</text:p>
          </table:table-cell>
          <table:table-cell table:formula="of:=[.O137]-[.Q137]" office:value-type="float" office:value="56.917" calcext:value-type="float">
            <text:p>56,9</text:p>
          </table:table-cell>
          <table:table-cell office:value-type="float" office:value="293.093" calcext:value-type="float">
            <text:p>293,1</text:p>
          </table:table-cell>
          <table:table-cell table:formula="of:=[.Q137]-[.S137]-[.U137]-[.V137]" office:value-type="float" office:value="22.557" calcext:value-type="float">
            <text:p>22,6</text:p>
          </table:table-cell>
          <table:table-cell office:value-type="float" office:value="117.059" calcext:value-type="float">
            <text:p>117,1</text:p>
          </table:table-cell>
          <table:table-cell office:value-type="float" office:value="19.488" calcext:value-type="float">
            <text:p>19,5</text:p>
          </table:table-cell>
          <table:table-cell office:value-type="float" office:value="40.278" calcext:value-type="float">
            <text:p>40,3</text:p>
          </table:table-cell>
          <table:table-cell office:value-type="float" office:value="113.199" calcext:value-type="float">
            <text:p>113,2</text:p>
          </table:table-cell>
          <table:table-cell table:number-columns-repeated="1002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9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22" calcext:value-type="float">
            <text:p>4,2</text:p>
          </table:table-cell>
          <table:table-cell office:value-type="float" office:value="23.559" calcext:value-type="float">
            <text:p>23,6</text:p>
          </table:table-cell>
          <table:table-cell office:value-type="float" office:value="75.843" calcext:value-type="float">
            <text:p>75,8</text:p>
          </table:table-cell>
          <table:table-cell office:value-type="float" office:value="75.923" calcext:value-type="float">
            <text:p>75,9</text:p>
          </table:table-cell>
          <table:table-cell office:value-type="float" office:value="498.753" calcext:value-type="float">
            <text:p>498,8</text:p>
          </table:table-cell>
          <table:table-cell office:value-type="float" office:value="508.848" calcext:value-type="float">
            <text:p>508,8</text:p>
          </table:table-cell>
          <table:table-cell table:formula="of:=[.K138]-[.J138]" office:value-type="float" office:value="10.095" calcext:value-type="float">
            <text:p>10,1</text:p>
          </table:table-cell>
          <table:table-cell/>
          <table:table-cell table:formula="of:=[.J138]-[.O138]-[.I138]" office:value-type="float" office:value="-71.77" calcext:value-type="float">
            <text:p>-71,8</text:p>
          </table:table-cell>
          <table:table-cell table:style-name="Default" office:value-type="float" office:value="494.6" calcext:value-type="float">
            <text:p>494,6</text:p>
          </table:table-cell>
          <table:table-cell table:formula="of:=[.O138]-[.Q138]" office:value-type="float" office:value="42.341" calcext:value-type="float">
            <text:p>42,3</text:p>
          </table:table-cell>
          <table:table-cell office:value-type="float" office:value="452.259" calcext:value-type="float">
            <text:p>452,3</text:p>
          </table:table-cell>
          <table:table-cell table:formula="of:=[.Q138]-[.S138]-[.U138]-[.V138]" office:value-type="float" office:value="39.816" calcext:value-type="float">
            <text:p>39,8</text:p>
          </table:table-cell>
          <table:table-cell office:value-type="float" office:value="231.635" calcext:value-type="float">
            <text:p>231,6</text:p>
          </table:table-cell>
          <table:table-cell office:value-type="float" office:value="0.793" calcext:value-type="float">
            <text:p>0,8</text:p>
          </table:table-cell>
          <table:table-cell office:value-type="float" office:value="39.96" calcext:value-type="float">
            <text:p>40,0</text:p>
          </table:table-cell>
          <table:table-cell office:value-type="float" office:value="140.848" calcext:value-type="float">
            <text:p>140,8</text:p>
          </table:table-cell>
          <table:table-cell table:number-columns-repeated="1002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9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64" calcext:value-type="float">
            <text:p>4,2</text:p>
          </table:table-cell>
          <table:table-cell office:value-type="float" office:value="23.697" calcext:value-type="float">
            <text:p>23,7</text:p>
          </table:table-cell>
          <table:table-cell office:value-type="float" office:value="107.821" calcext:value-type="float">
            <text:p>107,8</text:p>
          </table:table-cell>
          <table:table-cell office:value-type="float" office:value="107.988" calcext:value-type="float">
            <text:p>108,0</text:p>
          </table:table-cell>
          <table:table-cell office:value-type="float" office:value="429.025" calcext:value-type="float">
            <text:p>429,0</text:p>
          </table:table-cell>
          <table:table-cell office:value-type="float" office:value="438.39" calcext:value-type="float">
            <text:p>438,4</text:p>
          </table:table-cell>
          <table:table-cell table:formula="of:=[.K139]-[.J139]" office:value-type="float" office:value="9.36500000000001" calcext:value-type="float">
            <text:p>9,4</text:p>
          </table:table-cell>
          <table:table-cell/>
          <table:table-cell table:formula="of:=[.J139]-[.O139]-[.I139]" office:value-type="float" office:value="-16.603" calcext:value-type="float">
            <text:p>-16,6</text:p>
          </table:table-cell>
          <table:table-cell table:style-name="Default" office:value-type="float" office:value="337.64" calcext:value-type="float">
            <text:p>337,64</text:p>
          </table:table-cell>
          <table:table-cell table:formula="of:=[.O139]-[.Q139]" office:value-type="float" office:value="3.67500000000001" calcext:value-type="float">
            <text:p>3,7</text:p>
          </table:table-cell>
          <table:table-cell office:value-type="float" office:value="333.965" calcext:value-type="float">
            <text:p>334,0</text:p>
          </table:table-cell>
          <table:table-cell table:formula="of:=[.Q139]-[.S139]-[.U139]-[.V139]" office:value-type="float" office:value="1.37099999999998" calcext:value-type="float">
            <text:p>1,4</text:p>
          </table:table-cell>
          <table:table-cell office:value-type="float" office:value="134.295" calcext:value-type="float">
            <text:p>134,3</text:p>
          </table:table-cell>
          <table:table-cell office:value-type="float" office:value="0.784" calcext:value-type="float">
            <text:p>0,8</text:p>
          </table:table-cell>
          <table:table-cell office:value-type="float" office:value="41.399" calcext:value-type="float">
            <text:p>41,4</text:p>
          </table:table-cell>
          <table:table-cell office:value-type="float" office:value="156.9" calcext:value-type="float">
            <text:p>156,9</text:p>
          </table:table-cell>
          <table:table-cell table:number-columns-repeated="1002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9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15" calcext:value-type="float">
            <text:p>4,1</text:p>
          </table:table-cell>
          <table:table-cell office:value-type="float" office:value="23.351" calcext:value-type="float">
            <text:p>23,4</text:p>
          </table:table-cell>
          <table:table-cell office:value-type="float" office:value="75.311" calcext:value-type="float">
            <text:p>75,3</text:p>
          </table:table-cell>
          <table:table-cell office:value-type="float" office:value="75.374" calcext:value-type="float">
            <text:p>75,4</text:p>
          </table:table-cell>
          <table:table-cell office:value-type="float" office:value="1164.268" calcext:value-type="float">
            <text:p>1.164,3</text:p>
          </table:table-cell>
          <table:table-cell office:value-type="float" office:value="1174.041" calcext:value-type="float">
            <text:p>1.174,0</text:p>
          </table:table-cell>
          <table:table-cell table:formula="of:=[.K140]-[.J140]" office:value-type="float" office:value="9.77299999999991" calcext:value-type="float">
            <text:p>9,8</text:p>
          </table:table-cell>
          <table:table-cell/>
          <table:table-cell table:formula="of:=[.J140]-[.O140]-[.I140]" office:value-type="float" office:value="844.604" calcext:value-type="float">
            <text:p>844,6</text:p>
          </table:table-cell>
          <table:table-cell table:style-name="Default" office:value-type="float" office:value="244.29" calcext:value-type="float">
            <text:p>244,29</text:p>
          </table:table-cell>
          <table:table-cell table:formula="of:=[.O140]-[.Q140]" office:value-type="float" office:value="16.184" calcext:value-type="float">
            <text:p>16,2</text:p>
          </table:table-cell>
          <table:table-cell office:value-type="float" office:value="228.106" calcext:value-type="float">
            <text:p>228,1</text:p>
          </table:table-cell>
          <table:table-cell table:formula="of:=[.Q140]-[.S140]-[.U140]-[.V140]" office:value-type="float" office:value="3.19999999999999" calcext:value-type="float">
            <text:p>3,2</text:p>
          </table:table-cell>
          <table:table-cell office:value-type="float" office:value="120.581" calcext:value-type="float">
            <text:p>120,6</text:p>
          </table:table-cell>
          <table:table-cell office:value-type="float" office:value="0.771" calcext:value-type="float">
            <text:p>0,8</text:p>
          </table:table-cell>
          <table:table-cell office:value-type="float" office:value="40.325" calcext:value-type="float">
            <text:p>40,3</text:p>
          </table:table-cell>
          <table:table-cell office:value-type="float" office:value="64" calcext:value-type="float">
            <text:p>64,0</text:p>
          </table:table-cell>
          <table:table-cell table:number-columns-repeated="1002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9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54" calcext:value-type="float">
            <text:p>4,2</text:p>
          </table:table-cell>
          <table:table-cell office:value-type="float" office:value="23.135" calcext:value-type="float">
            <text:p>23,1</text:p>
          </table:table-cell>
          <table:table-cell office:value-type="float" office:value="72.36" calcext:value-type="float">
            <text:p>72,4</text:p>
          </table:table-cell>
          <table:table-cell office:value-type="float" office:value="72.57" calcext:value-type="float">
            <text:p>72,6</text:p>
          </table:table-cell>
          <table:table-cell office:value-type="float" office:value="431.388" calcext:value-type="float">
            <text:p>431,4</text:p>
          </table:table-cell>
          <table:table-cell office:value-type="float" office:value="443.003" calcext:value-type="float">
            <text:p>443,0</text:p>
          </table:table-cell>
          <table:table-cell table:formula="of:=[.K141]-[.J141]" office:value-type="float" office:value="11.615" calcext:value-type="float">
            <text:p>11,6</text:p>
          </table:table-cell>
          <table:table-cell/>
          <table:table-cell table:formula="of:=[.J141]-[.O141]-[.I141]" office:value-type="float" office:value="117.208" calcext:value-type="float">
            <text:p>117,2</text:p>
          </table:table-cell>
          <table:table-cell table:style-name="Default" office:value-type="float" office:value="241.61" calcext:value-type="float">
            <text:p>241,61</text:p>
          </table:table-cell>
          <table:table-cell table:formula="of:=[.O141]-[.Q141]" office:value-type="float" office:value="10.521" calcext:value-type="float">
            <text:p>10,5</text:p>
          </table:table-cell>
          <table:table-cell office:value-type="float" office:value="231.089" calcext:value-type="float">
            <text:p>231,1</text:p>
          </table:table-cell>
          <table:table-cell table:formula="of:=[.Q141]-[.S141]-[.U141]-[.V141]" office:value-type="float" office:value="1.396" calcext:value-type="float">
            <text:p>1,4</text:p>
          </table:table-cell>
          <table:table-cell office:value-type="float" office:value="119.71" calcext:value-type="float">
            <text:p>119,7</text:p>
          </table:table-cell>
          <table:table-cell office:value-type="float" office:value="0.792" calcext:value-type="float">
            <text:p>0,8</text:p>
          </table:table-cell>
          <table:table-cell office:value-type="float" office:value="40.033" calcext:value-type="float">
            <text:p>40,0</text:p>
          </table:table-cell>
          <table:table-cell office:value-type="float" office:value="69.95" calcext:value-type="float">
            <text:p>70,0</text:p>
          </table:table-cell>
          <table:table-cell table:number-columns-repeated="1002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9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19" calcext:value-type="float">
            <text:p>4,2</text:p>
          </table:table-cell>
          <table:table-cell office:value-type="float" office:value="23.313" calcext:value-type="float">
            <text:p>23,3</text:p>
          </table:table-cell>
          <table:table-cell office:value-type="float" office:value="89.033" calcext:value-type="float">
            <text:p>89,0</text:p>
          </table:table-cell>
          <table:table-cell office:value-type="float" office:value="89.204" calcext:value-type="float">
            <text:p>89,2</text:p>
          </table:table-cell>
          <table:table-cell office:value-type="float" office:value="414.744" calcext:value-type="float">
            <text:p>414,7</text:p>
          </table:table-cell>
          <table:table-cell office:value-type="float" office:value="424.542" calcext:value-type="float">
            <text:p>424,5</text:p>
          </table:table-cell>
          <table:table-cell table:formula="of:=[.K142]-[.J142]" office:value-type="float" office:value="9.79799999999995" calcext:value-type="float">
            <text:p>9,8</text:p>
          </table:table-cell>
          <table:table-cell/>
          <table:table-cell table:formula="of:=[.J142]-[.O142]-[.I142]" office:value-type="float" office:value="-9.51999999999997" calcext:value-type="float">
            <text:p>-9,5</text:p>
          </table:table-cell>
          <table:table-cell table:style-name="Default" office:value-type="float" office:value="335.06" calcext:value-type="float">
            <text:p>335,06</text:p>
          </table:table-cell>
          <table:table-cell table:formula="of:=[.O142]-[.Q142]" office:value-type="float" office:value="2.38900000000001" calcext:value-type="float">
            <text:p>2,4</text:p>
          </table:table-cell>
          <table:table-cell office:value-type="float" office:value="332.671" calcext:value-type="float">
            <text:p>332,7</text:p>
          </table:table-cell>
          <table:table-cell table:formula="of:=[.Q142]-[.S142]-[.U142]-[.V142]" office:value-type="float" office:value="9.55299999999997" calcext:value-type="float">
            <text:p>9,6</text:p>
          </table:table-cell>
          <table:table-cell office:value-type="float" office:value="124.836" calcext:value-type="float">
            <text:p>124,8</text:p>
          </table:table-cell>
          <table:table-cell office:value-type="float" office:value="0.78" calcext:value-type="float">
            <text:p>0,8</text:p>
          </table:table-cell>
          <table:table-cell office:value-type="float" office:value="40.303" calcext:value-type="float">
            <text:p>40,3</text:p>
          </table:table-cell>
          <table:table-cell office:value-type="float" office:value="157.979" calcext:value-type="float">
            <text:p>158,0</text:p>
          </table:table-cell>
          <table:table-cell table:number-columns-repeated="1002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9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26" calcext:value-type="float">
            <text:p>4,2</text:p>
          </table:table-cell>
          <table:table-cell office:value-type="float" office:value="23.367" calcext:value-type="float">
            <text:p>23,4</text:p>
          </table:table-cell>
          <table:table-cell office:value-type="float" office:value="73.064" calcext:value-type="float">
            <text:p>73,1</text:p>
          </table:table-cell>
          <table:table-cell office:value-type="float" office:value="73.213" calcext:value-type="float">
            <text:p>73,2</text:p>
          </table:table-cell>
          <table:table-cell office:value-type="float" office:value="432.157" calcext:value-type="float">
            <text:p>432,2</text:p>
          </table:table-cell>
          <table:table-cell office:value-type="float" office:value="441.782" calcext:value-type="float">
            <text:p>441,8</text:p>
          </table:table-cell>
          <table:table-cell table:formula="of:=[.K143]-[.J143]" office:value-type="float" office:value="9.625" calcext:value-type="float">
            <text:p>9,6</text:p>
          </table:table-cell>
          <table:table-cell/>
          <table:table-cell table:formula="of:=[.J143]-[.O143]-[.I143]" office:value-type="float" office:value="-4.52600000000004" calcext:value-type="float">
            <text:p>-4,5</text:p>
          </table:table-cell>
          <table:table-cell table:style-name="Default" office:value-type="float" office:value="363.47" calcext:value-type="float">
            <text:p>363,47</text:p>
          </table:table-cell>
          <table:table-cell table:formula="of:=[.O143]-[.Q143]" office:value-type="float" office:value="7.42200000000003" calcext:value-type="float">
            <text:p>7,4</text:p>
          </table:table-cell>
          <table:table-cell office:value-type="float" office:value="356.048" calcext:value-type="float">
            <text:p>356,0</text:p>
          </table:table-cell>
          <table:table-cell table:formula="of:=[.Q143]-[.S143]-[.U143]-[.V143]" office:value-type="float" office:value="1.39399999999998" calcext:value-type="float">
            <text:p>1,4</text:p>
          </table:table-cell>
          <table:table-cell office:value-type="float" office:value="161.735" calcext:value-type="float">
            <text:p>161,7</text:p>
          </table:table-cell>
          <table:table-cell office:value-type="float" office:value="0.765" calcext:value-type="float">
            <text:p>0,8</text:p>
          </table:table-cell>
          <table:table-cell office:value-type="float" office:value="59.703" calcext:value-type="float">
            <text:p>59,7</text:p>
          </table:table-cell>
          <table:table-cell office:value-type="float" office:value="133.216" calcext:value-type="float">
            <text:p>133,2</text:p>
          </table:table-cell>
          <table:table-cell table:number-columns-repeated="1002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9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55" calcext:value-type="float">
            <text:p>4,2</text:p>
          </table:table-cell>
          <table:table-cell office:value-type="float" office:value="23.639" calcext:value-type="float">
            <text:p>23,6</text:p>
          </table:table-cell>
          <table:table-cell office:value-type="float" office:value="72.613" calcext:value-type="float">
            <text:p>72,6</text:p>
          </table:table-cell>
          <table:table-cell office:value-type="float" office:value="72.778" calcext:value-type="float">
            <text:p>72,8</text:p>
          </table:table-cell>
          <table:table-cell office:value-type="float" office:value="424.773" calcext:value-type="float">
            <text:p>424,8</text:p>
          </table:table-cell>
          <table:table-cell office:value-type="float" office:value="434.125" calcext:value-type="float">
            <text:p>434,1</text:p>
          </table:table-cell>
          <table:table-cell table:formula="of:=[.K144]-[.J144]" office:value-type="float" office:value="9.35199999999998" calcext:value-type="float">
            <text:p>9,4</text:p>
          </table:table-cell>
          <table:table-cell/>
          <table:table-cell table:formula="of:=[.J144]-[.O144]-[.I144]" office:value-type="float" office:value="55.225" calcext:value-type="float">
            <text:p>55,2</text:p>
          </table:table-cell>
          <table:table-cell table:style-name="Default" office:value-type="float" office:value="296.77" calcext:value-type="float">
            <text:p>296,77</text:p>
          </table:table-cell>
          <table:table-cell table:formula="of:=[.O144]-[.Q144]" office:value-type="float" office:value="17.999" calcext:value-type="float">
            <text:p>18,0</text:p>
          </table:table-cell>
          <table:table-cell office:value-type="float" office:value="278.771" calcext:value-type="float">
            <text:p>278,8</text:p>
          </table:table-cell>
          <table:table-cell table:formula="of:=[.Q144]-[.S144]-[.U144]-[.V144]" office:value-type="float" office:value="16.403" calcext:value-type="float">
            <text:p>16,4</text:p>
          </table:table-cell>
          <table:table-cell office:value-type="float" office:value="118.425" calcext:value-type="float">
            <text:p>118,4</text:p>
          </table:table-cell>
          <table:table-cell office:value-type="float" office:value="0.77" calcext:value-type="float">
            <text:p>0,8</text:p>
          </table:table-cell>
          <table:table-cell office:value-type="float" office:value="41.966" calcext:value-type="float">
            <text:p>42,0</text:p>
          </table:table-cell>
          <table:table-cell office:value-type="float" office:value="101.977" calcext:value-type="float">
            <text:p>102,0</text:p>
          </table:table-cell>
          <table:table-cell table:number-columns-repeated="1002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9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1" calcext:value-type="float">
            <text:p>4,1</text:p>
          </table:table-cell>
          <table:table-cell office:value-type="float" office:value="23.619" calcext:value-type="float">
            <text:p>23,6</text:p>
          </table:table-cell>
          <table:table-cell office:value-type="float" office:value="70.583" calcext:value-type="float">
            <text:p>70,6</text:p>
          </table:table-cell>
          <table:table-cell office:value-type="float" office:value="70.654" calcext:value-type="float">
            <text:p>70,7</text:p>
          </table:table-cell>
          <table:table-cell office:value-type="float" office:value="389.757" calcext:value-type="float">
            <text:p>389,8</text:p>
          </table:table-cell>
          <table:table-cell office:value-type="float" office:value="399.504" calcext:value-type="float">
            <text:p>399,5</text:p>
          </table:table-cell>
          <table:table-cell table:formula="of:=[.K145]-[.J145]" office:value-type="float" office:value="9.74700000000001" calcext:value-type="float">
            <text:p>9,7</text:p>
          </table:table-cell>
          <table:table-cell/>
          <table:table-cell table:formula="of:=[.J145]-[.O145]-[.I145]" office:value-type="float" office:value="67.883" calcext:value-type="float">
            <text:p>67,9</text:p>
          </table:table-cell>
          <table:table-cell table:style-name="Default" office:value-type="float" office:value="251.22" calcext:value-type="float">
            <text:p>251,22</text:p>
          </table:table-cell>
          <table:table-cell table:formula="of:=[.O145]-[.Q145]" office:value-type="float" office:value="19.887" calcext:value-type="float">
            <text:p>19,9</text:p>
          </table:table-cell>
          <table:table-cell office:value-type="float" office:value="231.333" calcext:value-type="float">
            <text:p>231,3</text:p>
          </table:table-cell>
          <table:table-cell table:formula="of:=[.Q145]-[.S145]-[.U145]-[.V145]" office:value-type="float" office:value="10.259" calcext:value-type="float">
            <text:p>10,3</text:p>
          </table:table-cell>
          <table:table-cell office:value-type="float" office:value="116.005" calcext:value-type="float">
            <text:p>116,0</text:p>
          </table:table-cell>
          <table:table-cell office:value-type="float" office:value="0.805" calcext:value-type="float">
            <text:p>0,8</text:p>
          </table:table-cell>
          <table:table-cell office:value-type="float" office:value="44.208" calcext:value-type="float">
            <text:p>44,2</text:p>
          </table:table-cell>
          <table:table-cell office:value-type="float" office:value="60.861" calcext:value-type="float">
            <text:p>60,9</text:p>
          </table:table-cell>
          <table:table-cell table:number-columns-repeated="1002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9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25" calcext:value-type="float">
            <text:p>4,2</text:p>
          </table:table-cell>
          <table:table-cell office:value-type="float" office:value="23.378" calcext:value-type="float">
            <text:p>23,4</text:p>
          </table:table-cell>
          <table:table-cell office:value-type="float" office:value="91.477" calcext:value-type="float">
            <text:p>91,5</text:p>
          </table:table-cell>
          <table:table-cell office:value-type="float" office:value="91.578" calcext:value-type="float">
            <text:p>91,6</text:p>
          </table:table-cell>
          <table:table-cell office:value-type="float" office:value="427.606" calcext:value-type="float">
            <text:p>427,6</text:p>
          </table:table-cell>
          <table:table-cell office:value-type="float" office:value="436.961" calcext:value-type="float">
            <text:p>437,0</text:p>
          </table:table-cell>
          <table:table-cell table:formula="of:=[.K146]-[.J146]" office:value-type="float" office:value="9.35500000000002" calcext:value-type="float">
            <text:p>9,4</text:p>
          </table:table-cell>
          <table:table-cell/>
          <table:table-cell table:formula="of:=[.J146]-[.O146]-[.I146]" office:value-type="float" office:value="23.478" calcext:value-type="float">
            <text:p>23,5</text:p>
          </table:table-cell>
          <table:table-cell table:style-name="Default" office:value-type="float" office:value="312.55" calcext:value-type="float">
            <text:p>312,55</text:p>
          </table:table-cell>
          <table:table-cell table:formula="of:=[.O146]-[.Q146]" office:value-type="float" office:value="8.726" calcext:value-type="float">
            <text:p>8,7</text:p>
          </table:table-cell>
          <table:table-cell office:value-type="float" office:value="303.824" calcext:value-type="float">
            <text:p>303,8</text:p>
          </table:table-cell>
          <table:table-cell table:formula="of:=[.Q146]-[.S146]-[.U146]-[.V146]" office:value-type="float" office:value="1.40200000000004" calcext:value-type="float">
            <text:p>1,4</text:p>
          </table:table-cell>
          <table:table-cell office:value-type="float" office:value="117.145" calcext:value-type="float">
            <text:p>117,1</text:p>
          </table:table-cell>
          <table:table-cell office:value-type="float" office:value="0.786" calcext:value-type="float">
            <text:p>0,8</text:p>
          </table:table-cell>
          <table:table-cell office:value-type="float" office:value="53.493" calcext:value-type="float">
            <text:p>53,5</text:p>
          </table:table-cell>
          <table:table-cell office:value-type="float" office:value="131.784" calcext:value-type="float">
            <text:p>131,8</text:p>
          </table:table-cell>
          <table:table-cell table:number-columns-repeated="1002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9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" calcext:value-type="float">
            <text:p>4,3</text:p>
          </table:table-cell>
          <table:table-cell office:value-type="float" office:value="23.962" calcext:value-type="float">
            <text:p>24,0</text:p>
          </table:table-cell>
          <table:table-cell office:value-type="float" office:value="90.107" calcext:value-type="float">
            <text:p>90,1</text:p>
          </table:table-cell>
          <table:table-cell office:value-type="float" office:value="90.262" calcext:value-type="float">
            <text:p>90,3</text:p>
          </table:table-cell>
          <table:table-cell office:value-type="float" office:value="432.542" calcext:value-type="float">
            <text:p>432,5</text:p>
          </table:table-cell>
          <table:table-cell office:value-type="float" office:value="443.399" calcext:value-type="float">
            <text:p>443,4</text:p>
          </table:table-cell>
          <table:table-cell table:formula="of:=[.K147]-[.J147]" office:value-type="float" office:value="10.857" calcext:value-type="float">
            <text:p>10,9</text:p>
          </table:table-cell>
          <table:table-cell/>
          <table:table-cell table:formula="of:=[.J147]-[.O147]-[.I147]" office:value-type="float" office:value="48.49" calcext:value-type="float">
            <text:p>48,5</text:p>
          </table:table-cell>
          <table:table-cell table:style-name="Default" office:value-type="float" office:value="293.79" calcext:value-type="float">
            <text:p>293,79</text:p>
          </table:table-cell>
          <table:table-cell table:formula="of:=[.O147]-[.Q147]" office:value-type="float" office:value="18.296" calcext:value-type="float">
            <text:p>18,3</text:p>
          </table:table-cell>
          <table:table-cell office:value-type="float" office:value="275.494" calcext:value-type="float">
            <text:p>275,5</text:p>
          </table:table-cell>
          <table:table-cell table:formula="of:=[.Q147]-[.S147]-[.U147]-[.V147]" office:value-type="float" office:value="1.40000000000003" calcext:value-type="float">
            <text:p>1,4</text:p>
          </table:table-cell>
          <table:table-cell office:value-type="float" office:value="118.041" calcext:value-type="float">
            <text:p>118,0</text:p>
          </table:table-cell>
          <table:table-cell office:value-type="float" office:value="0.784" calcext:value-type="float">
            <text:p>0,8</text:p>
          </table:table-cell>
          <table:table-cell office:value-type="float" office:value="53.762" calcext:value-type="float">
            <text:p>53,8</text:p>
          </table:table-cell>
          <table:table-cell office:value-type="float" office:value="102.291" calcext:value-type="float">
            <text:p>102,3</text:p>
          </table:table-cell>
          <table:table-cell table:number-columns-repeated="1002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9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24" calcext:value-type="float">
            <text:p>4,3</text:p>
          </table:table-cell>
          <table:table-cell office:value-type="float" office:value="23.174" calcext:value-type="float">
            <text:p>23,2</text:p>
          </table:table-cell>
          <table:table-cell office:value-type="float" office:value="78.068" calcext:value-type="float">
            <text:p>78,1</text:p>
          </table:table-cell>
          <table:table-cell office:value-type="float" office:value="78.261" calcext:value-type="float">
            <text:p>78,3</text:p>
          </table:table-cell>
          <table:table-cell office:value-type="float" office:value="407.283" calcext:value-type="float">
            <text:p>407,3</text:p>
          </table:table-cell>
          <table:table-cell office:value-type="float" office:value="417.83" calcext:value-type="float">
            <text:p>417,8</text:p>
          </table:table-cell>
          <table:table-cell table:formula="of:=[.K148]-[.J148]" office:value-type="float" office:value="10.547" calcext:value-type="float">
            <text:p>10,5</text:p>
          </table:table-cell>
          <table:table-cell/>
          <table:table-cell table:formula="of:=[.J148]-[.O148]-[.I148]" office:value-type="float" office:value="64.272" calcext:value-type="float">
            <text:p>64,3</text:p>
          </table:table-cell>
          <table:table-cell table:style-name="Default" office:value-type="float" office:value="264.75" calcext:value-type="float">
            <text:p>264,75</text:p>
          </table:table-cell>
          <table:table-cell table:formula="of:=[.O148]-[.Q148]" office:value-type="float" office:value="8.483" calcext:value-type="float">
            <text:p>8,5</text:p>
          </table:table-cell>
          <table:table-cell office:value-type="float" office:value="256.267" calcext:value-type="float">
            <text:p>256,3</text:p>
          </table:table-cell>
          <table:table-cell table:formula="of:=[.Q148]-[.S148]-[.U148]-[.V148]" office:value-type="float" office:value="1.366" calcext:value-type="float">
            <text:p>1,4</text:p>
          </table:table-cell>
          <table:table-cell office:value-type="float" office:value="110.059" calcext:value-type="float">
            <text:p>110,1</text:p>
          </table:table-cell>
          <table:table-cell office:value-type="float" office:value="0.779" calcext:value-type="float">
            <text:p>0,8</text:p>
          </table:table-cell>
          <table:table-cell office:value-type="float" office:value="53.31" calcext:value-type="float">
            <text:p>53,3</text:p>
          </table:table-cell>
          <table:table-cell office:value-type="float" office:value="91.532" calcext:value-type="float">
            <text:p>91,5</text:p>
          </table:table-cell>
          <table:table-cell table:number-columns-repeated="1002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9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32" calcext:value-type="float">
            <text:p>4,2</text:p>
          </table:table-cell>
          <table:table-cell office:value-type="float" office:value="23.646" calcext:value-type="float">
            <text:p>23,6</text:p>
          </table:table-cell>
          <table:table-cell office:value-type="float" office:value="81.397" calcext:value-type="float">
            <text:p>81,4</text:p>
          </table:table-cell>
          <table:table-cell office:value-type="float" office:value="81.551" calcext:value-type="float">
            <text:p>81,6</text:p>
          </table:table-cell>
          <table:table-cell office:value-type="float" office:value="462.88" calcext:value-type="float">
            <text:p>462,9</text:p>
          </table:table-cell>
          <table:table-cell office:value-type="float" office:value="472.468" calcext:value-type="float">
            <text:p>472,5</text:p>
          </table:table-cell>
          <table:table-cell table:formula="of:=[.K149]-[.J149]" office:value-type="float" office:value="9.58800000000002" calcext:value-type="float">
            <text:p>9,6</text:p>
          </table:table-cell>
          <table:table-cell/>
          <table:table-cell table:formula="of:=[.J149]-[.O149]-[.I149]" office:value-type="float" office:value="63.009" calcext:value-type="float">
            <text:p>63,0</text:p>
          </table:table-cell>
          <table:table-cell table:style-name="Default" office:value-type="float" office:value="318.32" calcext:value-type="float">
            <text:p>318,32</text:p>
          </table:table-cell>
          <table:table-cell table:formula="of:=[.O149]-[.Q149]" office:value-type="float" office:value="11.892" calcext:value-type="float">
            <text:p>11,9</text:p>
          </table:table-cell>
          <table:table-cell office:value-type="float" office:value="306.428" calcext:value-type="float">
            <text:p>306,4</text:p>
          </table:table-cell>
          <table:table-cell table:formula="of:=[.Q149]-[.S149]-[.U149]-[.V149]" office:value-type="float" office:value="1.41299999999998" calcext:value-type="float">
            <text:p>1,4</text:p>
          </table:table-cell>
          <table:table-cell office:value-type="float" office:value="132.071" calcext:value-type="float">
            <text:p>132,1</text:p>
          </table:table-cell>
          <table:table-cell office:value-type="float" office:value="0.788" calcext:value-type="float">
            <text:p>0,8</text:p>
          </table:table-cell>
          <table:table-cell office:value-type="float" office:value="44.471" calcext:value-type="float">
            <text:p>44,5</text:p>
          </table:table-cell>
          <table:table-cell office:value-type="float" office:value="128.473" calcext:value-type="float">
            <text:p>128,5</text:p>
          </table:table-cell>
          <table:table-cell table:number-columns-repeated="100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9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34" calcext:value-type="float">
            <text:p>4,2</text:p>
          </table:table-cell>
          <table:table-cell office:value-type="float" office:value="23.355" calcext:value-type="float">
            <text:p>23,4</text:p>
          </table:table-cell>
          <table:table-cell office:value-type="float" office:value="76.013" calcext:value-type="float">
            <text:p>76,0</text:p>
          </table:table-cell>
          <table:table-cell office:value-type="float" office:value="76.184" calcext:value-type="float">
            <text:p>76,2</text:p>
          </table:table-cell>
          <table:table-cell office:value-type="float" office:value="380.422" calcext:value-type="float">
            <text:p>380,4</text:p>
          </table:table-cell>
          <table:table-cell office:value-type="float" office:value="390.178" calcext:value-type="float">
            <text:p>390,2</text:p>
          </table:table-cell>
          <table:table-cell table:formula="of:=[.K150]-[.J150]" office:value-type="float" office:value="9.75599999999997" calcext:value-type="float">
            <text:p>9,8</text:p>
          </table:table-cell>
          <table:table-cell/>
          <table:table-cell table:formula="of:=[.J150]-[.O150]-[.I150]" office:value-type="float" office:value="-9.83199999999997" calcext:value-type="float">
            <text:p>-9,8</text:p>
          </table:table-cell>
          <table:table-cell table:style-name="Default" office:value-type="float" office:value="314.07" calcext:value-type="float">
            <text:p>314,07</text:p>
          </table:table-cell>
          <table:table-cell table:formula="of:=[.O150]-[.Q150]" office:value-type="float" office:value="5.45999999999998" calcext:value-type="float">
            <text:p>5,5</text:p>
          </table:table-cell>
          <table:table-cell office:value-type="float" office:value="308.61" calcext:value-type="float">
            <text:p>308,6</text:p>
          </table:table-cell>
          <table:table-cell table:formula="of:=[.Q150]-[.S150]-[.U150]-[.V150]" office:value-type="float" office:value="1.43900000000002" calcext:value-type="float">
            <text:p>1,4</text:p>
          </table:table-cell>
          <table:table-cell office:value-type="float" office:value="131.921" calcext:value-type="float">
            <text:p>131,9</text:p>
          </table:table-cell>
          <table:table-cell office:value-type="float" office:value="0.873" calcext:value-type="float">
            <text:p>0,9</text:p>
          </table:table-cell>
          <table:table-cell office:value-type="float" office:value="40.128" calcext:value-type="float">
            <text:p>40,1</text:p>
          </table:table-cell>
          <table:table-cell office:value-type="float" office:value="135.122" calcext:value-type="float">
            <text:p>135,1</text:p>
          </table:table-cell>
          <table:table-cell table:number-columns-repeated="1002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9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38" calcext:value-type="float">
            <text:p>4,3</text:p>
          </table:table-cell>
          <table:table-cell office:value-type="float" office:value="23.392" calcext:value-type="float">
            <text:p>23,4</text:p>
          </table:table-cell>
          <table:table-cell office:value-type="float" office:value="90.578" calcext:value-type="float">
            <text:p>90,6</text:p>
          </table:table-cell>
          <table:table-cell office:value-type="float" office:value="90.678" calcext:value-type="float">
            <text:p>90,7</text:p>
          </table:table-cell>
          <table:table-cell office:value-type="float" office:value="414.751" calcext:value-type="float">
            <text:p>414,8</text:p>
          </table:table-cell>
          <table:table-cell office:value-type="float" office:value="426.209" calcext:value-type="float">
            <text:p>426,2</text:p>
          </table:table-cell>
          <table:table-cell table:formula="of:=[.K151]-[.J151]" office:value-type="float" office:value="11.458" calcext:value-type="float">
            <text:p>11,5</text:p>
          </table:table-cell>
          <table:table-cell/>
          <table:table-cell table:formula="of:=[.J151]-[.O151]-[.I151]" office:value-type="float" office:value="-4.84700000000004" calcext:value-type="float">
            <text:p>-4,8</text:p>
          </table:table-cell>
          <table:table-cell table:style-name="Default" office:value-type="float" office:value="328.92" calcext:value-type="float">
            <text:p>328,92</text:p>
          </table:table-cell>
          <table:table-cell table:formula="of:=[.O151]-[.Q151]" office:value-type="float" office:value="17.451" calcext:value-type="float">
            <text:p>17,5</text:p>
          </table:table-cell>
          <table:table-cell office:value-type="float" office:value="311.469" calcext:value-type="float">
            <text:p>311,5</text:p>
          </table:table-cell>
          <table:table-cell table:formula="of:=[.Q151]-[.S151]-[.U151]-[.V151]" office:value-type="float" office:value="8.15600000000001" calcext:value-type="float">
            <text:p>8,2</text:p>
          </table:table-cell>
          <table:table-cell office:value-type="float" office:value="105.282" calcext:value-type="float">
            <text:p>105,3</text:p>
          </table:table-cell>
          <table:table-cell office:value-type="float" office:value="0.779" calcext:value-type="float">
            <text:p>0,8</text:p>
          </table:table-cell>
          <table:table-cell office:value-type="float" office:value="54.696" calcext:value-type="float">
            <text:p>54,7</text:p>
          </table:table-cell>
          <table:table-cell office:value-type="float" office:value="143.335" calcext:value-type="float">
            <text:p>143,3</text:p>
          </table:table-cell>
          <table:table-cell table:number-columns-repeated="1002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9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29" calcext:value-type="float">
            <text:p>4,3</text:p>
          </table:table-cell>
          <table:table-cell office:value-type="float" office:value="23.41" calcext:value-type="float">
            <text:p>23,4</text:p>
          </table:table-cell>
          <table:table-cell office:value-type="float" office:value="87.8" calcext:value-type="float">
            <text:p>87,8</text:p>
          </table:table-cell>
          <table:table-cell office:value-type="float" office:value="87.873" calcext:value-type="float">
            <text:p>87,9</text:p>
          </table:table-cell>
          <table:table-cell office:value-type="float" office:value="471.613" calcext:value-type="float">
            <text:p>471,6</text:p>
          </table:table-cell>
          <table:table-cell office:value-type="float" office:value="483.619" calcext:value-type="float">
            <text:p>483,6</text:p>
          </table:table-cell>
          <table:table-cell table:formula="of:=[.K152]-[.J152]" office:value-type="float" office:value="12.006" calcext:value-type="float">
            <text:p>12,0</text:p>
          </table:table-cell>
          <table:table-cell/>
          <table:table-cell table:formula="of:=[.J152]-[.O152]-[.I152]" office:value-type="float" office:value="50.96" calcext:value-type="float">
            <text:p>51,0</text:p>
          </table:table-cell>
          <table:table-cell table:style-name="Default" office:value-type="float" office:value="332.78" calcext:value-type="float">
            <text:p>332,78</text:p>
          </table:table-cell>
          <table:table-cell table:formula="of:=[.O152]-[.Q152]" office:value-type="float" office:value="75.784" calcext:value-type="float">
            <text:p>75,8</text:p>
          </table:table-cell>
          <table:table-cell office:value-type="float" office:value="256.996" calcext:value-type="float">
            <text:p>257,0</text:p>
          </table:table-cell>
          <table:table-cell table:formula="of:=[.Q152]-[.S152]-[.U152]-[.V152]" office:value-type="float" office:value="1.41499999999998" calcext:value-type="float">
            <text:p>1,4</text:p>
          </table:table-cell>
          <table:table-cell office:value-type="float" office:value="117.936" calcext:value-type="float">
            <text:p>117,9</text:p>
          </table:table-cell>
          <table:table-cell office:value-type="float" office:value="0.785" calcext:value-type="float">
            <text:p>0,8</text:p>
          </table:table-cell>
          <table:table-cell office:value-type="float" office:value="51.416" calcext:value-type="float">
            <text:p>51,4</text:p>
          </table:table-cell>
          <table:table-cell office:value-type="float" office:value="86.229" calcext:value-type="float">
            <text:p>86,2</text:p>
          </table:table-cell>
          <table:table-cell table:number-columns-repeated="1002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9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14" calcext:value-type="float">
            <text:p>4,3</text:p>
          </table:table-cell>
          <table:table-cell office:value-type="float" office:value="24.092" calcext:value-type="float">
            <text:p>24,1</text:p>
          </table:table-cell>
          <table:table-cell office:value-type="float" office:value="91.446" calcext:value-type="float">
            <text:p>91,4</text:p>
          </table:table-cell>
          <table:table-cell office:value-type="float" office:value="91.621" calcext:value-type="float">
            <text:p>91,6</text:p>
          </table:table-cell>
          <table:table-cell office:value-type="float" office:value="412.95" calcext:value-type="float">
            <text:p>413,0</text:p>
          </table:table-cell>
          <table:table-cell office:value-type="float" office:value="422.232" calcext:value-type="float">
            <text:p>422,2</text:p>
          </table:table-cell>
          <table:table-cell table:formula="of:=[.K153]-[.J153]" office:value-type="float" office:value="9.28200000000004" calcext:value-type="float">
            <text:p>9,3</text:p>
          </table:table-cell>
          <table:table-cell/>
          <table:table-cell table:formula="of:=[.J153]-[.O153]-[.I153]" office:value-type="float" office:value="59.219" calcext:value-type="float">
            <text:p>59,2</text:p>
          </table:table-cell>
          <table:table-cell table:style-name="Default" office:value-type="float" office:value="262.11" calcext:value-type="float">
            <text:p>262,11</text:p>
          </table:table-cell>
          <table:table-cell table:formula="of:=[.O153]-[.Q153]" office:value-type="float" office:value="15.626" calcext:value-type="float">
            <text:p>15,6</text:p>
          </table:table-cell>
          <table:table-cell office:value-type="float" office:value="246.484" calcext:value-type="float">
            <text:p>246,5</text:p>
          </table:table-cell>
          <table:table-cell table:formula="of:=[.Q153]-[.S153]-[.U153]-[.V153]" office:value-type="float" office:value="1.36899999999999" calcext:value-type="float">
            <text:p>1,4</text:p>
          </table:table-cell>
          <table:table-cell office:value-type="float" office:value="105.724" calcext:value-type="float">
            <text:p>105,7</text:p>
          </table:table-cell>
          <table:table-cell office:value-type="float" office:value="0.772" calcext:value-type="float">
            <text:p>0,8</text:p>
          </table:table-cell>
          <table:table-cell office:value-type="float" office:value="54.628" calcext:value-type="float">
            <text:p>54,6</text:p>
          </table:table-cell>
          <table:table-cell office:value-type="float" office:value="84.763" calcext:value-type="float">
            <text:p>84,8</text:p>
          </table:table-cell>
          <table:table-cell table:number-columns-repeated="1002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9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83" calcext:value-type="float">
            <text:p>4,3</text:p>
          </table:table-cell>
          <table:table-cell office:value-type="float" office:value="23.753" calcext:value-type="float">
            <text:p>23,8</text:p>
          </table:table-cell>
          <table:table-cell office:value-type="float" office:value="92.446" calcext:value-type="float">
            <text:p>92,4</text:p>
          </table:table-cell>
          <table:table-cell office:value-type="float" office:value="92.648" calcext:value-type="float">
            <text:p>92,6</text:p>
          </table:table-cell>
          <table:table-cell office:value-type="float" office:value="482.356" calcext:value-type="float">
            <text:p>482,4</text:p>
          </table:table-cell>
          <table:table-cell office:value-type="float" office:value="490.975" calcext:value-type="float">
            <text:p>491,0</text:p>
          </table:table-cell>
          <table:table-cell table:formula="of:=[.K154]-[.J154]" office:value-type="float" office:value="8.61900000000003" calcext:value-type="float">
            <text:p>8,6</text:p>
          </table:table-cell>
          <table:table-cell/>
          <table:table-cell table:formula="of:=[.J154]-[.O154]-[.I154]" office:value-type="float" office:value="88.688" calcext:value-type="float">
            <text:p>88,7</text:p>
          </table:table-cell>
          <table:table-cell table:style-name="Default" office:value-type="float" office:value="301.02" calcext:value-type="float">
            <text:p>301,02</text:p>
          </table:table-cell>
          <table:table-cell table:formula="of:=[.O154]-[.Q154]" office:value-type="float" office:value="16.785" calcext:value-type="float">
            <text:p>16,8</text:p>
          </table:table-cell>
          <table:table-cell office:value-type="float" office:value="284.235" calcext:value-type="float">
            <text:p>284,2</text:p>
          </table:table-cell>
          <table:table-cell table:formula="of:=[.Q154]-[.S154]-[.U154]-[.V154]" office:value-type="float" office:value="1.32600000000001" calcext:value-type="float">
            <text:p>1,3</text:p>
          </table:table-cell>
          <table:table-cell office:value-type="float" office:value="117.377" calcext:value-type="float">
            <text:p>117,4</text:p>
          </table:table-cell>
          <table:table-cell office:value-type="float" office:value="0.772" calcext:value-type="float">
            <text:p>0,8</text:p>
          </table:table-cell>
          <table:table-cell office:value-type="float" office:value="41.816" calcext:value-type="float">
            <text:p>41,8</text:p>
          </table:table-cell>
          <table:table-cell office:value-type="float" office:value="123.716" calcext:value-type="float">
            <text:p>123,7</text:p>
          </table:table-cell>
          <table:table-cell table:number-columns-repeated="1002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9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22" calcext:value-type="float">
            <text:p>4,3</text:p>
          </table:table-cell>
          <table:table-cell office:value-type="float" office:value="24.043" calcext:value-type="float">
            <text:p>24,0</text:p>
          </table:table-cell>
          <table:table-cell office:value-type="float" office:value="91.534" calcext:value-type="float">
            <text:p>91,5</text:p>
          </table:table-cell>
          <table:table-cell office:value-type="float" office:value="91.646" calcext:value-type="float">
            <text:p>91,6</text:p>
          </table:table-cell>
          <table:table-cell office:value-type="float" office:value="387.353" calcext:value-type="float">
            <text:p>387,4</text:p>
          </table:table-cell>
          <table:table-cell office:value-type="float" office:value="397.915" calcext:value-type="float">
            <text:p>397,9</text:p>
          </table:table-cell>
          <table:table-cell table:formula="of:=[.K155]-[.J155]" office:value-type="float" office:value="10.562" calcext:value-type="float">
            <text:p>10,6</text:p>
          </table:table-cell>
          <table:table-cell/>
          <table:table-cell table:formula="of:=[.J155]-[.O155]-[.I155]" office:value-type="float" office:value="-36.393" calcext:value-type="float">
            <text:p>-36,4</text:p>
          </table:table-cell>
          <table:table-cell table:style-name="Default" office:value-type="float" office:value="332.1" calcext:value-type="float">
            <text:p>332,1</text:p>
          </table:table-cell>
          <table:table-cell table:formula="of:=[.O155]-[.Q155]" office:value-type="float" office:value="2.21700000000004" calcext:value-type="float">
            <text:p>2,2</text:p>
          </table:table-cell>
          <table:table-cell office:value-type="float" office:value="329.883" calcext:value-type="float">
            <text:p>329,9</text:p>
          </table:table-cell>
          <table:table-cell table:formula="of:=[.Q155]-[.S155]-[.U155]-[.V155]" office:value-type="float" office:value="1.51899999999998" calcext:value-type="float">
            <text:p>1,5</text:p>
          </table:table-cell>
          <table:table-cell office:value-type="float" office:value="119.519" calcext:value-type="float">
            <text:p>119,5</text:p>
          </table:table-cell>
          <table:table-cell office:value-type="float" office:value="0.752" calcext:value-type="float">
            <text:p>0,8</text:p>
          </table:table-cell>
          <table:table-cell office:value-type="float" office:value="49.814" calcext:value-type="float">
            <text:p>49,8</text:p>
          </table:table-cell>
          <table:table-cell office:value-type="float" office:value="159.031" calcext:value-type="float">
            <text:p>159,0</text:p>
          </table:table-cell>
          <table:table-cell table:number-columns-repeated="100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9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03" calcext:value-type="float">
            <text:p>4,3</text:p>
          </table:table-cell>
          <table:table-cell office:value-type="float" office:value="23.757" calcext:value-type="float">
            <text:p>23,8</text:p>
          </table:table-cell>
          <table:table-cell office:value-type="float" office:value="89.274" calcext:value-type="float">
            <text:p>89,3</text:p>
          </table:table-cell>
          <table:table-cell office:value-type="float" office:value="89.445" calcext:value-type="float">
            <text:p>89,4</text:p>
          </table:table-cell>
          <table:table-cell office:value-type="float" office:value="419.049" calcext:value-type="float">
            <text:p>419,0</text:p>
          </table:table-cell>
          <table:table-cell office:value-type="float" office:value="428.909" calcext:value-type="float">
            <text:p>428,9</text:p>
          </table:table-cell>
          <table:table-cell table:formula="of:=[.K156]-[.J156]" office:value-type="float" office:value="9.86000000000001" calcext:value-type="float">
            <text:p>9,9</text:p>
          </table:table-cell>
          <table:table-cell/>
          <table:table-cell table:formula="of:=[.J156]-[.O156]-[.I156]" office:value-type="float" office:value="9.79399999999998" calcext:value-type="float">
            <text:p>9,8</text:p>
          </table:table-cell>
          <table:table-cell table:style-name="Default" office:value-type="float" office:value="319.81" calcext:value-type="float">
            <text:p>319,81</text:p>
          </table:table-cell>
          <table:table-cell table:formula="of:=[.O156]-[.Q156]" office:value-type="float" office:value="14.244" calcext:value-type="float">
            <text:p>14,2</text:p>
          </table:table-cell>
          <table:table-cell office:value-type="float" office:value="305.566" calcext:value-type="float">
            <text:p>305,6</text:p>
          </table:table-cell>
          <table:table-cell table:formula="of:=[.Q156]-[.S156]-[.U156]-[.V156]" office:value-type="float" office:value="1.33199999999998" calcext:value-type="float">
            <text:p>1,3</text:p>
          </table:table-cell>
          <table:table-cell office:value-type="float" office:value="123.81" calcext:value-type="float">
            <text:p>123,8</text:p>
          </table:table-cell>
          <table:table-cell office:value-type="float" office:value="0.765" calcext:value-type="float">
            <text:p>0,8</text:p>
          </table:table-cell>
          <table:table-cell office:value-type="float" office:value="54.041" calcext:value-type="float">
            <text:p>54,0</text:p>
          </table:table-cell>
          <table:table-cell office:value-type="float" office:value="126.383" calcext:value-type="float">
            <text:p>126,4</text:p>
          </table:table-cell>
          <table:table-cell table:number-columns-repeated="1002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9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59" calcext:value-type="float">
            <text:p>4,4</text:p>
          </table:table-cell>
          <table:table-cell office:value-type="float" office:value="23.637" calcext:value-type="float">
            <text:p>23,6</text:p>
          </table:table-cell>
          <table:table-cell office:value-type="float" office:value="78.468" calcext:value-type="float">
            <text:p>78,5</text:p>
          </table:table-cell>
          <table:table-cell office:value-type="float" office:value="78.688" calcext:value-type="float">
            <text:p>78,7</text:p>
          </table:table-cell>
          <table:table-cell office:value-type="float" office:value="440.054" calcext:value-type="float">
            <text:p>440,1</text:p>
          </table:table-cell>
          <table:table-cell office:value-type="float" office:value="449.597" calcext:value-type="float">
            <text:p>449,6</text:p>
          </table:table-cell>
          <table:table-cell table:formula="of:=[.K157]-[.J157]" office:value-type="float" office:value="9.54300000000001" calcext:value-type="float">
            <text:p>9,5</text:p>
          </table:table-cell>
          <table:table-cell/>
          <table:table-cell table:formula="of:=[.J157]-[.O157]-[.I157]" office:value-type="float" office:value="-230.014" calcext:value-type="float">
            <text:p>-230,0</text:p>
          </table:table-cell>
          <table:table-cell table:style-name="Default" office:value-type="float" office:value="591.38" calcext:value-type="float">
            <text:p>591,38</text:p>
          </table:table-cell>
          <table:table-cell table:formula="of:=[.O157]-[.Q157]" office:value-type="float" office:value="2.85000000000002" calcext:value-type="float">
            <text:p>2,9</text:p>
          </table:table-cell>
          <table:table-cell office:value-type="float" office:value="588.53" calcext:value-type="float">
            <text:p>588,5</text:p>
          </table:table-cell>
          <table:table-cell table:formula="of:=[.Q157]-[.S157]-[.U157]-[.V157]" office:value-type="float" office:value="10.656" calcext:value-type="float">
            <text:p>10,7</text:p>
          </table:table-cell>
          <table:table-cell office:value-type="float" office:value="107.032" calcext:value-type="float">
            <text:p>107,0</text:p>
          </table:table-cell>
          <table:table-cell office:value-type="float" office:value="0.824" calcext:value-type="float">
            <text:p>0,8</text:p>
          </table:table-cell>
          <table:table-cell office:value-type="float" office:value="52.851" calcext:value-type="float">
            <text:p>52,9</text:p>
          </table:table-cell>
          <table:table-cell office:value-type="float" office:value="417.991" calcext:value-type="float">
            <text:p>418,0</text:p>
          </table:table-cell>
          <table:table-cell table:number-columns-repeated="1002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9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44" calcext:value-type="float">
            <text:p>4,3</text:p>
          </table:table-cell>
          <table:table-cell office:value-type="float" office:value="23.971" calcext:value-type="float">
            <text:p>24,0</text:p>
          </table:table-cell>
          <table:table-cell office:value-type="float" office:value="86.508" calcext:value-type="float">
            <text:p>86,5</text:p>
          </table:table-cell>
          <table:table-cell office:value-type="float" office:value="86.664" calcext:value-type="float">
            <text:p>86,7</text:p>
          </table:table-cell>
          <table:table-cell office:value-type="float" office:value="441.953" calcext:value-type="float">
            <text:p>442,0</text:p>
          </table:table-cell>
          <table:table-cell office:value-type="float" office:value="451.05" calcext:value-type="float">
            <text:p>451,1</text:p>
          </table:table-cell>
          <table:table-cell table:formula="of:=[.K158]-[.J158]" office:value-type="float" office:value="9.09700000000004" calcext:value-type="float">
            <text:p>9,1</text:p>
          </table:table-cell>
          <table:table-cell/>
          <table:table-cell table:formula="of:=[.J158]-[.O158]-[.I158]" office:value-type="float" office:value="88.369" calcext:value-type="float">
            <text:p>88,4</text:p>
          </table:table-cell>
          <table:table-cell table:style-name="Default" office:value-type="float" office:value="266.92" calcext:value-type="float">
            <text:p>266,92</text:p>
          </table:table-cell>
          <table:table-cell table:formula="of:=[.O158]-[.Q158]" office:value-type="float" office:value="11.654" calcext:value-type="float">
            <text:p>11,7</text:p>
          </table:table-cell>
          <table:table-cell office:value-type="float" office:value="255.266" calcext:value-type="float">
            <text:p>255,3</text:p>
          </table:table-cell>
          <table:table-cell table:formula="of:=[.Q158]-[.S158]-[.U158]-[.V158]" office:value-type="float" office:value="1.29500000000002" calcext:value-type="float">
            <text:p>1,3</text:p>
          </table:table-cell>
          <table:table-cell office:value-type="float" office:value="123.437" calcext:value-type="float">
            <text:p>123,4</text:p>
          </table:table-cell>
          <table:table-cell office:value-type="float" office:value="0.752" calcext:value-type="float">
            <text:p>0,8</text:p>
          </table:table-cell>
          <table:table-cell office:value-type="float" office:value="41.623" calcext:value-type="float">
            <text:p>41,6</text:p>
          </table:table-cell>
          <table:table-cell office:value-type="float" office:value="88.911" calcext:value-type="float">
            <text:p>88,9</text:p>
          </table:table-cell>
          <table:table-cell table:number-columns-repeated="1002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9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16" calcext:value-type="float">
            <text:p>4,2</text:p>
          </table:table-cell>
          <table:table-cell office:value-type="float" office:value="23.553" calcext:value-type="float">
            <text:p>23,6</text:p>
          </table:table-cell>
          <table:table-cell office:value-type="float" office:value="89.52" calcext:value-type="float">
            <text:p>89,5</text:p>
          </table:table-cell>
          <table:table-cell office:value-type="float" office:value="89.694" calcext:value-type="float">
            <text:p>89,7</text:p>
          </table:table-cell>
          <table:table-cell office:value-type="float" office:value="405.18" calcext:value-type="float">
            <text:p>405,2</text:p>
          </table:table-cell>
          <table:table-cell office:value-type="float" office:value="415.904" calcext:value-type="float">
            <text:p>415,9</text:p>
          </table:table-cell>
          <table:table-cell table:formula="of:=[.K159]-[.J159]" office:value-type="float" office:value="10.724" calcext:value-type="float">
            <text:p>10,7</text:p>
          </table:table-cell>
          <table:table-cell/>
          <table:table-cell table:formula="of:=[.J159]-[.O159]-[.I159]" office:value-type="float" office:value="65.786" calcext:value-type="float">
            <text:p>65,8</text:p>
          </table:table-cell>
          <table:table-cell table:style-name="Default" office:value-type="float" office:value="249.7" calcext:value-type="float">
            <text:p>249,7</text:p>
          </table:table-cell>
          <table:table-cell table:formula="of:=[.O159]-[.Q159]" office:value-type="float" office:value="13.897" calcext:value-type="float">
            <text:p>13,9</text:p>
          </table:table-cell>
          <table:table-cell office:value-type="float" office:value="235.803" calcext:value-type="float">
            <text:p>235,8</text:p>
          </table:table-cell>
          <table:table-cell table:formula="of:=[.Q159]-[.S159]-[.U159]-[.V159]" office:value-type="float" office:value="1.423" calcext:value-type="float">
            <text:p>1,4</text:p>
          </table:table-cell>
          <table:table-cell office:value-type="float" office:value="114.135" calcext:value-type="float">
            <text:p>114,1</text:p>
          </table:table-cell>
          <table:table-cell office:value-type="float" office:value="0.798" calcext:value-type="float">
            <text:p>0,8</text:p>
          </table:table-cell>
          <table:table-cell office:value-type="float" office:value="54.044" calcext:value-type="float">
            <text:p>54,0</text:p>
          </table:table-cell>
          <table:table-cell office:value-type="float" office:value="66.201" calcext:value-type="float">
            <text:p>66,2</text:p>
          </table:table-cell>
          <table:table-cell table:number-columns-repeated="1002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9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29" calcext:value-type="float">
            <text:p>4,2</text:p>
          </table:table-cell>
          <table:table-cell office:value-type="float" office:value="23.211" calcext:value-type="float">
            <text:p>23,2</text:p>
          </table:table-cell>
          <table:table-cell office:value-type="float" office:value="78.889" calcext:value-type="float">
            <text:p>78,9</text:p>
          </table:table-cell>
          <table:table-cell office:value-type="float" office:value="79.022" calcext:value-type="float">
            <text:p>79,0</text:p>
          </table:table-cell>
          <table:table-cell office:value-type="float" office:value="403.544" calcext:value-type="float">
            <text:p>403,5</text:p>
          </table:table-cell>
          <table:table-cell office:value-type="float" office:value="413.3" calcext:value-type="float">
            <text:p>413,3</text:p>
          </table:table-cell>
          <table:table-cell table:formula="of:=[.K160]-[.J160]" office:value-type="float" office:value="9.75600000000003" calcext:value-type="float">
            <text:p>9,8</text:p>
          </table:table-cell>
          <table:table-cell/>
          <table:table-cell table:formula="of:=[.J160]-[.O160]-[.I160]" office:value-type="float" office:value="40.822" calcext:value-type="float">
            <text:p>40,8</text:p>
          </table:table-cell>
          <table:table-cell table:style-name="Default" office:value-type="float" office:value="283.7" calcext:value-type="float">
            <text:p>283,7</text:p>
          </table:table-cell>
          <table:table-cell table:formula="of:=[.O160]-[.Q160]" office:value-type="float" office:value="4.68200000000002" calcext:value-type="float">
            <text:p>4,7</text:p>
          </table:table-cell>
          <table:table-cell office:value-type="float" office:value="279.018" calcext:value-type="float">
            <text:p>279,0</text:p>
          </table:table-cell>
          <table:table-cell table:formula="of:=[.Q160]-[.S160]-[.U160]-[.V160]" office:value-type="float" office:value="1.24199999999996" calcext:value-type="float">
            <text:p>1,2</text:p>
          </table:table-cell>
          <table:table-cell office:value-type="float" office:value="112.526" calcext:value-type="float">
            <text:p>112,5</text:p>
          </table:table-cell>
          <table:table-cell office:value-type="float" office:value="0.709" calcext:value-type="float">
            <text:p>0,7</text:p>
          </table:table-cell>
          <table:table-cell office:value-type="float" office:value="49.195" calcext:value-type="float">
            <text:p>49,2</text:p>
          </table:table-cell>
          <table:table-cell office:value-type="float" office:value="116.055" calcext:value-type="float">
            <text:p>116,1</text:p>
          </table:table-cell>
          <table:table-cell table:number-columns-repeated="1002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9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53" calcext:value-type="float">
            <text:p>4,2</text:p>
          </table:table-cell>
          <table:table-cell office:value-type="float" office:value="23.083" calcext:value-type="float">
            <text:p>23,1</text:p>
          </table:table-cell>
          <table:table-cell office:value-type="float" office:value="74.063" calcext:value-type="float">
            <text:p>74,1</text:p>
          </table:table-cell>
          <table:table-cell office:value-type="float" office:value="74.175" calcext:value-type="float">
            <text:p>74,2</text:p>
          </table:table-cell>
          <table:table-cell office:value-type="float" office:value="425.945" calcext:value-type="float">
            <text:p>425,9</text:p>
          </table:table-cell>
          <table:table-cell office:value-type="float" office:value="435.386" calcext:value-type="float">
            <text:p>435,4</text:p>
          </table:table-cell>
          <table:table-cell table:formula="of:=[.K161]-[.J161]" office:value-type="float" office:value="9.44100000000003" calcext:value-type="float">
            <text:p>9,4</text:p>
          </table:table-cell>
          <table:table-cell/>
          <table:table-cell table:formula="of:=[.J161]-[.O161]-[.I161]" office:value-type="float" office:value="56.47" calcext:value-type="float">
            <text:p>56,5</text:p>
          </table:table-cell>
          <table:table-cell table:style-name="Default" office:value-type="float" office:value="295.3" calcext:value-type="float">
            <text:p>295,3</text:p>
          </table:table-cell>
          <table:table-cell table:formula="of:=[.O161]-[.Q161]" office:value-type="float" office:value="20.374" calcext:value-type="float">
            <text:p>20,4</text:p>
          </table:table-cell>
          <table:table-cell office:value-type="float" office:value="274.926" calcext:value-type="float">
            <text:p>274,9</text:p>
          </table:table-cell>
          <table:table-cell table:formula="of:=[.Q161]-[.S161]-[.U161]-[.V161]" office:value-type="float" office:value="4.02199999999999" calcext:value-type="float">
            <text:p>4,0</text:p>
          </table:table-cell>
          <table:table-cell office:value-type="float" office:value="130.498" calcext:value-type="float">
            <text:p>130,5</text:p>
          </table:table-cell>
          <table:table-cell office:value-type="float" office:value="0.754" calcext:value-type="float">
            <text:p>0,8</text:p>
          </table:table-cell>
          <table:table-cell office:value-type="float" office:value="40.281" calcext:value-type="float">
            <text:p>40,3</text:p>
          </table:table-cell>
          <table:table-cell office:value-type="float" office:value="100.125" calcext:value-type="float">
            <text:p>100,1</text:p>
          </table:table-cell>
          <table:table-cell table:number-columns-repeated="1002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9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24" calcext:value-type="float">
            <text:p>4,2</text:p>
          </table:table-cell>
          <table:table-cell office:value-type="float" office:value="23.606" calcext:value-type="float">
            <text:p>23,6</text:p>
          </table:table-cell>
          <table:table-cell office:value-type="float" office:value="82.561" calcext:value-type="float">
            <text:p>82,6</text:p>
          </table:table-cell>
          <table:table-cell office:value-type="float" office:value="82.739" calcext:value-type="float">
            <text:p>82,7</text:p>
          </table:table-cell>
          <table:table-cell office:value-type="float" office:value="379.94" calcext:value-type="float">
            <text:p>379,9</text:p>
          </table:table-cell>
          <table:table-cell office:value-type="float" office:value="389.775" calcext:value-type="float">
            <text:p>389,8</text:p>
          </table:table-cell>
          <table:table-cell table:formula="of:=[.K162]-[.J162]" office:value-type="float" office:value="9.83499999999998" calcext:value-type="float">
            <text:p>9,8</text:p>
          </table:table-cell>
          <table:table-cell/>
          <table:table-cell table:formula="of:=[.J162]-[.O162]-[.I162]" office:value-type="float" office:value="45.331" calcext:value-type="float">
            <text:p>45,3</text:p>
          </table:table-cell>
          <table:table-cell table:style-name="Default" office:value-type="float" office:value="251.87" calcext:value-type="float">
            <text:p>251,87</text:p>
          </table:table-cell>
          <table:table-cell table:formula="of:=[.O162]-[.Q162]" office:value-type="float" office:value="16.323" calcext:value-type="float">
            <text:p>16,3</text:p>
          </table:table-cell>
          <table:table-cell office:value-type="float" office:value="235.547" calcext:value-type="float">
            <text:p>235,5</text:p>
          </table:table-cell>
          <table:table-cell table:formula="of:=[.Q162]-[.S162]-[.U162]-[.V162]" office:value-type="float" office:value="1.30499999999999" calcext:value-type="float">
            <text:p>1,3</text:p>
          </table:table-cell>
          <table:table-cell office:value-type="float" office:value="116.989" calcext:value-type="float">
            <text:p>117,0</text:p>
          </table:table-cell>
          <table:table-cell office:value-type="float" office:value="0.768" calcext:value-type="float">
            <text:p>0,8</text:p>
          </table:table-cell>
          <table:table-cell office:value-type="float" office:value="52.536" calcext:value-type="float">
            <text:p>52,5</text:p>
          </table:table-cell>
          <table:table-cell office:value-type="float" office:value="64.717" calcext:value-type="float">
            <text:p>64,7</text:p>
          </table:table-cell>
          <table:table-cell table:number-columns-repeated="1002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9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69" calcext:value-type="float">
            <text:p>4,3</text:p>
          </table:table-cell>
          <table:table-cell office:value-type="float" office:value="23.235" calcext:value-type="float">
            <text:p>23,2</text:p>
          </table:table-cell>
          <table:table-cell office:value-type="float" office:value="77.273" calcext:value-type="float">
            <text:p>77,3</text:p>
          </table:table-cell>
          <table:table-cell office:value-type="float" office:value="77.387" calcext:value-type="float">
            <text:p>77,4</text:p>
          </table:table-cell>
          <table:table-cell office:value-type="float" office:value="412.105" calcext:value-type="float">
            <text:p>412,1</text:p>
          </table:table-cell>
          <table:table-cell office:value-type="float" office:value="421.069" calcext:value-type="float">
            <text:p>421,1</text:p>
          </table:table-cell>
          <table:table-cell table:formula="of:=[.K163]-[.J163]" office:value-type="float" office:value="8.964" calcext:value-type="float">
            <text:p>9,0</text:p>
          </table:table-cell>
          <table:table-cell/>
          <table:table-cell table:formula="of:=[.J163]-[.O163]-[.I163]" office:value-type="float" office:value="21.308" calcext:value-type="float">
            <text:p>21,3</text:p>
          </table:table-cell>
          <table:table-cell table:style-name="Default" office:value-type="float" office:value="313.41" calcext:value-type="float">
            <text:p>313,41</text:p>
          </table:table-cell>
          <table:table-cell table:formula="of:=[.O163]-[.Q163]" office:value-type="float" office:value="20.247" calcext:value-type="float">
            <text:p>20,2</text:p>
          </table:table-cell>
          <table:table-cell office:value-type="float" office:value="293.163" calcext:value-type="float">
            <text:p>293,2</text:p>
          </table:table-cell>
          <table:table-cell table:formula="of:=[.Q163]-[.S163]-[.U163]-[.V163]" office:value-type="float" office:value="12.728" calcext:value-type="float">
            <text:p>12,7</text:p>
          </table:table-cell>
          <table:table-cell office:value-type="float" office:value="113.541" calcext:value-type="float">
            <text:p>113,5</text:p>
          </table:table-cell>
          <table:table-cell office:value-type="float" office:value="0.822" calcext:value-type="float">
            <text:p>0,8</text:p>
          </table:table-cell>
          <table:table-cell office:value-type="float" office:value="46.75" calcext:value-type="float">
            <text:p>46,8</text:p>
          </table:table-cell>
          <table:table-cell office:value-type="float" office:value="120.144" calcext:value-type="float">
            <text:p>120,1</text:p>
          </table:table-cell>
          <table:table-cell table:number-columns-repeated="1002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9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15" calcext:value-type="float">
            <text:p>4,3</text:p>
          </table:table-cell>
          <table:table-cell office:value-type="float" office:value="23.702" calcext:value-type="float">
            <text:p>23,7</text:p>
          </table:table-cell>
          <table:table-cell office:value-type="float" office:value="88.759" calcext:value-type="float">
            <text:p>88,8</text:p>
          </table:table-cell>
          <table:table-cell office:value-type="float" office:value="89.005" calcext:value-type="float">
            <text:p>89,0</text:p>
          </table:table-cell>
          <table:table-cell office:value-type="float" office:value="561.408" calcext:value-type="float">
            <text:p>561,4</text:p>
          </table:table-cell>
          <table:table-cell office:value-type="float" office:value="571.973" calcext:value-type="float">
            <text:p>572,0</text:p>
          </table:table-cell>
          <table:table-cell table:formula="of:=[.K164]-[.J164]" office:value-type="float" office:value="10.5649999999999" calcext:value-type="float">
            <text:p>10,6</text:p>
          </table:table-cell>
          <table:table-cell/>
          <table:table-cell table:formula="of:=[.J164]-[.O164]-[.I164]" office:value-type="float" office:value="162.263" calcext:value-type="float">
            <text:p>162,3</text:p>
          </table:table-cell>
          <table:table-cell table:style-name="Default" office:value-type="float" office:value="310.14" calcext:value-type="float">
            <text:p>310,14</text:p>
          </table:table-cell>
          <table:table-cell table:formula="of:=[.O164]-[.Q164]" office:value-type="float" office:value="13.533" calcext:value-type="float">
            <text:p>13,5</text:p>
          </table:table-cell>
          <table:table-cell office:value-type="float" office:value="296.607" calcext:value-type="float">
            <text:p>296,6</text:p>
          </table:table-cell>
          <table:table-cell table:formula="of:=[.Q164]-[.S164]-[.U164]-[.V164]" office:value-type="float" office:value="5.59" calcext:value-type="float">
            <text:p>5,6</text:p>
          </table:table-cell>
          <table:table-cell office:value-type="float" office:value="124.016" calcext:value-type="float">
            <text:p>124,0</text:p>
          </table:table-cell>
          <table:table-cell office:value-type="float" office:value="0.762" calcext:value-type="float">
            <text:p>0,8</text:p>
          </table:table-cell>
          <table:table-cell office:value-type="float" office:value="40.5" calcext:value-type="float">
            <text:p>40,5</text:p>
          </table:table-cell>
          <table:table-cell office:value-type="float" office:value="126.501" calcext:value-type="float">
            <text:p>126,5</text:p>
          </table:table-cell>
          <table:table-cell table:number-columns-repeated="1002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9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22" calcext:value-type="float">
            <text:p>4,3</text:p>
          </table:table-cell>
          <table:table-cell office:value-type="float" office:value="23.578" calcext:value-type="float">
            <text:p>23,6</text:p>
          </table:table-cell>
          <table:table-cell office:value-type="float" office:value="88.656" calcext:value-type="float">
            <text:p>88,7</text:p>
          </table:table-cell>
          <table:table-cell office:value-type="float" office:value="88.843" calcext:value-type="float">
            <text:p>88,8</text:p>
          </table:table-cell>
          <table:table-cell office:value-type="float" office:value="501.023" calcext:value-type="float">
            <text:p>501,0</text:p>
          </table:table-cell>
          <table:table-cell office:value-type="float" office:value="509.931" calcext:value-type="float">
            <text:p>509,9</text:p>
          </table:table-cell>
          <table:table-cell table:formula="of:=[.K165]-[.J165]" office:value-type="float" office:value="8.90799999999996" calcext:value-type="float">
            <text:p>8,9</text:p>
          </table:table-cell>
          <table:table-cell/>
          <table:table-cell table:formula="of:=[.J165]-[.O165]-[.I165]" office:value-type="float" office:value="121.37" calcext:value-type="float">
            <text:p>121,4</text:p>
          </table:table-cell>
          <table:table-cell table:style-name="Default" office:value-type="float" office:value="290.81" calcext:value-type="float">
            <text:p>290,81</text:p>
          </table:table-cell>
          <table:table-cell table:formula="of:=[.O165]-[.Q165]" office:value-type="float" office:value="18.797" calcext:value-type="float">
            <text:p>18,8</text:p>
          </table:table-cell>
          <table:table-cell office:value-type="float" office:value="272.013" calcext:value-type="float">
            <text:p>272,0</text:p>
          </table:table-cell>
          <table:table-cell table:formula="of:=[.Q165]-[.S165]-[.U165]-[.V165]" office:value-type="float" office:value="10.598" calcext:value-type="float">
            <text:p>10,6</text:p>
          </table:table-cell>
          <table:table-cell office:value-type="float" office:value="115.416" calcext:value-type="float">
            <text:p>115,4</text:p>
          </table:table-cell>
          <table:table-cell office:value-type="float" office:value="0.76" calcext:value-type="float">
            <text:p>0,8</text:p>
          </table:table-cell>
          <table:table-cell office:value-type="float" office:value="44.827" calcext:value-type="float">
            <text:p>44,8</text:p>
          </table:table-cell>
          <table:table-cell office:value-type="float" office:value="101.172" calcext:value-type="float">
            <text:p>101,2</text:p>
          </table:table-cell>
          <table:table-cell table:number-columns-repeated="1002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225.78.94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60.749" calcext:value-type="float">
            <text:p>60,7</text:p>
          </table:table-cell>
          <table:table-cell office:value-type="float" office:value="87.22" calcext:value-type="float">
            <text:p>87,2</text:p>
          </table:table-cell>
          <table:table-cell office:value-type="float" office:value="158.796" calcext:value-type="float">
            <text:p>158,8</text:p>
          </table:table-cell>
          <table:table-cell office:value-type="float" office:value="158.912" calcext:value-type="float">
            <text:p>158,9</text:p>
          </table:table-cell>
          <table:table-cell office:value-type="float" office:value="536.925" calcext:value-type="float">
            <text:p>536,9</text:p>
          </table:table-cell>
          <table:table-cell office:value-type="float" office:value="552.721" calcext:value-type="float">
            <text:p>552,7</text:p>
          </table:table-cell>
          <table:table-cell table:formula="of:=[.K166]-[.J166]" office:value-type="float" office:value="15.7960000000001" calcext:value-type="float">
            <text:p>15,8</text:p>
          </table:table-cell>
          <table:table-cell/>
          <table:table-cell table:formula="of:=[.J166]-[.O166]-[.I166]" office:value-type="float" office:value="100.563" calcext:value-type="float">
            <text:p>100,6</text:p>
          </table:table-cell>
          <table:table-cell table:style-name="Default" office:value-type="float" office:value="277.45" calcext:value-type="float">
            <text:p>277,45</text:p>
          </table:table-cell>
          <table:table-cell table:formula="of:=[.O166]-[.Q166]" office:value-type="float" office:value="16.397" calcext:value-type="float">
            <text:p>16,4</text:p>
          </table:table-cell>
          <table:table-cell office:value-type="float" office:value="261.053" calcext:value-type="float">
            <text:p>261,1</text:p>
          </table:table-cell>
          <table:table-cell table:formula="of:=[.Q166]-[.S166]-[.U166]-[.V166]" office:value-type="float" office:value="1.41499999999999" calcext:value-type="float">
            <text:p>1,4</text:p>
          </table:table-cell>
          <table:table-cell office:value-type="float" office:value="121.083" calcext:value-type="float">
            <text:p>121,1</text:p>
          </table:table-cell>
          <table:table-cell office:value-type="float" office:value="0.784" calcext:value-type="float">
            <text:p>0,8</text:p>
          </table:table-cell>
          <table:table-cell office:value-type="float" office:value="54.625" calcext:value-type="float">
            <text:p>54,6</text:p>
          </table:table-cell>
          <table:table-cell office:value-type="float" office:value="83.93" calcext:value-type="float">
            <text:p>83,9</text:p>
          </table:table-cell>
          <table:table-cell table:number-columns-repeated="1002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225.78.19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63" calcext:value-type="float">
            <text:p>4,4</text:p>
          </table:table-cell>
          <table:table-cell office:value-type="float" office:value="31.308" calcext:value-type="float">
            <text:p>31,3</text:p>
          </table:table-cell>
          <table:table-cell office:value-type="float" office:value="112.761" calcext:value-type="float">
            <text:p>112,8</text:p>
          </table:table-cell>
          <table:table-cell office:value-type="float" office:value="112.939" calcext:value-type="float">
            <text:p>112,9</text:p>
          </table:table-cell>
          <table:table-cell office:value-type="float" office:value="490.908" calcext:value-type="float">
            <text:p>490,9</text:p>
          </table:table-cell>
          <table:table-cell office:value-type="float" office:value="505.623" calcext:value-type="float">
            <text:p>505,6</text:p>
          </table:table-cell>
          <table:table-cell table:formula="of:=[.K167]-[.J167]" office:value-type="float" office:value="14.715" calcext:value-type="float">
            <text:p>14,7</text:p>
          </table:table-cell>
          <table:table-cell/>
          <table:table-cell table:formula="of:=[.J167]-[.O167]-[.I167]" office:value-type="float" office:value="91.499" calcext:value-type="float">
            <text:p>91,5</text:p>
          </table:table-cell>
          <table:table-cell table:style-name="Default" office:value-type="float" office:value="286.47" calcext:value-type="float">
            <text:p>286,47</text:p>
          </table:table-cell>
          <table:table-cell table:formula="of:=[.O167]-[.Q167]" office:value-type="float" office:value="17.636" calcext:value-type="float">
            <text:p>17,6</text:p>
          </table:table-cell>
          <table:table-cell office:value-type="float" office:value="268.834" calcext:value-type="float">
            <text:p>268,8</text:p>
          </table:table-cell>
          <table:table-cell table:formula="of:=[.Q167]-[.S167]-[.U167]-[.V167]" office:value-type="float" office:value="1.38099999999999" calcext:value-type="float">
            <text:p>1,4</text:p>
          </table:table-cell>
          <table:table-cell office:value-type="float" office:value="110.937" calcext:value-type="float">
            <text:p>110,9</text:p>
          </table:table-cell>
          <table:table-cell office:value-type="float" office:value="0.76" calcext:value-type="float">
            <text:p>0,8</text:p>
          </table:table-cell>
          <table:table-cell office:value-type="float" office:value="54.002" calcext:value-type="float">
            <text:p>54,0</text:p>
          </table:table-cell>
          <table:table-cell office:value-type="float" office:value="102.514" calcext:value-type="float">
            <text:p>102,5</text:p>
          </table:table-cell>
          <table:table-cell table:number-columns-repeated="1002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225.78.19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09" calcext:value-type="float">
            <text:p>4,2</text:p>
          </table:table-cell>
          <table:table-cell office:value-type="float" office:value="30.212" calcext:value-type="float">
            <text:p>30,2</text:p>
          </table:table-cell>
          <table:table-cell office:value-type="float" office:value="100.742" calcext:value-type="float">
            <text:p>100,7</text:p>
          </table:table-cell>
          <table:table-cell office:value-type="float" office:value="100.886" calcext:value-type="float">
            <text:p>100,9</text:p>
          </table:table-cell>
          <table:table-cell office:value-type="float" office:value="459.778" calcext:value-type="float">
            <text:p>459,8</text:p>
          </table:table-cell>
          <table:table-cell office:value-type="float" office:value="473.87" calcext:value-type="float">
            <text:p>473,9</text:p>
          </table:table-cell>
          <table:table-cell table:formula="of:=[.K168]-[.J168]" office:value-type="float" office:value="14.092" calcext:value-type="float">
            <text:p>14,1</text:p>
          </table:table-cell>
          <table:table-cell/>
          <table:table-cell table:formula="of:=[.J168]-[.O168]-[.I168]" office:value-type="float" office:value="115.702" calcext:value-type="float">
            <text:p>115,7</text:p>
          </table:table-cell>
          <table:table-cell table:style-name="Default" office:value-type="float" office:value="243.19" calcext:value-type="float">
            <text:p>243,19</text:p>
          </table:table-cell>
          <table:table-cell table:formula="of:=[.O168]-[.Q168]" office:value-type="float" office:value="14.895" calcext:value-type="float">
            <text:p>14,9</text:p>
          </table:table-cell>
          <table:table-cell office:value-type="float" office:value="228.295" calcext:value-type="float">
            <text:p>228,3</text:p>
          </table:table-cell>
          <table:table-cell table:formula="of:=[.Q168]-[.S168]-[.U168]-[.V168]" office:value-type="float" office:value="20.914" calcext:value-type="float">
            <text:p>20,9</text:p>
          </table:table-cell>
          <table:table-cell office:value-type="float" office:value="105.283" calcext:value-type="float">
            <text:p>105,3</text:p>
          </table:table-cell>
          <table:table-cell office:value-type="float" office:value="0.762" calcext:value-type="float">
            <text:p>0,8</text:p>
          </table:table-cell>
          <table:table-cell office:value-type="float" office:value="35.924" calcext:value-type="float">
            <text:p>35,9</text:p>
          </table:table-cell>
          <table:table-cell office:value-type="float" office:value="66.174" calcext:value-type="float">
            <text:p>66,2</text:p>
          </table:table-cell>
          <table:table-cell table:number-columns-repeated="1002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225.78.19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33" calcext:value-type="float">
            <text:p>4,3</text:p>
          </table:table-cell>
          <table:table-cell office:value-type="float" office:value="30.369" calcext:value-type="float">
            <text:p>30,4</text:p>
          </table:table-cell>
          <table:table-cell office:value-type="float" office:value="105.711" calcext:value-type="float">
            <text:p>105,7</text:p>
          </table:table-cell>
          <table:table-cell office:value-type="float" office:value="105.868" calcext:value-type="float">
            <text:p>105,9</text:p>
          </table:table-cell>
          <table:table-cell office:value-type="float" office:value="554.587" calcext:value-type="float">
            <text:p>554,6</text:p>
          </table:table-cell>
          <table:table-cell office:value-type="float" office:value="567.43" calcext:value-type="float">
            <text:p>567,4</text:p>
          </table:table-cell>
          <table:table-cell table:formula="of:=[.K169]-[.J169]" office:value-type="float" office:value="12.843" calcext:value-type="float">
            <text:p>12,8</text:p>
          </table:table-cell>
          <table:table-cell/>
          <table:table-cell table:formula="of:=[.J169]-[.O169]-[.I169]" office:value-type="float" office:value="182.559" calcext:value-type="float">
            <text:p>182,6</text:p>
          </table:table-cell>
          <table:table-cell table:style-name="Default" office:value-type="float" office:value="266.16" calcext:value-type="float">
            <text:p>266,16</text:p>
          </table:table-cell>
          <table:table-cell table:formula="of:=[.O169]-[.Q169]" office:value-type="float" office:value="4.15800000000002" calcext:value-type="float">
            <text:p>4,2</text:p>
          </table:table-cell>
          <table:table-cell office:value-type="float" office:value="262.002" calcext:value-type="float">
            <text:p>262,0</text:p>
          </table:table-cell>
          <table:table-cell table:formula="of:=[.Q169]-[.S169]-[.U169]-[.V169]" office:value-type="float" office:value="1.364" calcext:value-type="float">
            <text:p>1,4</text:p>
          </table:table-cell>
          <table:table-cell office:value-type="float" office:value="114.941" calcext:value-type="float">
            <text:p>114,9</text:p>
          </table:table-cell>
          <table:table-cell office:value-type="float" office:value="0.781" calcext:value-type="float">
            <text:p>0,8</text:p>
          </table:table-cell>
          <table:table-cell office:value-type="float" office:value="49.69" calcext:value-type="float">
            <text:p>49,7</text:p>
          </table:table-cell>
          <table:table-cell office:value-type="float" office:value="96.007" calcext:value-type="float">
            <text:p>96,0</text:p>
          </table:table-cell>
          <table:table-cell table:number-columns-repeated="1002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225.78.19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2" calcext:value-type="float">
            <text:p>4,3</text:p>
          </table:table-cell>
          <table:table-cell office:value-type="float" office:value="30.19" calcext:value-type="float">
            <text:p>30,2</text:p>
          </table:table-cell>
          <table:table-cell office:value-type="float" office:value="109.788" calcext:value-type="float">
            <text:p>109,8</text:p>
          </table:table-cell>
          <table:table-cell office:value-type="float" office:value="109.975" calcext:value-type="float">
            <text:p>110,0</text:p>
          </table:table-cell>
          <table:table-cell office:value-type="float" office:value="437.004" calcext:value-type="float">
            <text:p>437,0</text:p>
          </table:table-cell>
          <table:table-cell office:value-type="float" office:value="452.151" calcext:value-type="float">
            <text:p>452,2</text:p>
          </table:table-cell>
          <table:table-cell table:formula="of:=[.K170]-[.J170]" office:value-type="float" office:value="15.147" calcext:value-type="float">
            <text:p>15,1</text:p>
          </table:table-cell>
          <table:table-cell/>
          <table:table-cell table:formula="of:=[.J170]-[.O170]-[.I170]" office:value-type="float" office:value="40.269" calcext:value-type="float">
            <text:p>40,3</text:p>
          </table:table-cell>
          <table:table-cell table:style-name="Default" office:value-type="float" office:value="286.76" calcext:value-type="float">
            <text:p>286,76</text:p>
          </table:table-cell>
          <table:table-cell table:formula="of:=[.O170]-[.Q170]" office:value-type="float" office:value="10.4" calcext:value-type="float">
            <text:p>10,4</text:p>
          </table:table-cell>
          <table:table-cell office:value-type="float" office:value="276.36" calcext:value-type="float">
            <text:p>276,4</text:p>
          </table:table-cell>
          <table:table-cell table:formula="of:=[.Q170]-[.S170]-[.U170]-[.V170]" office:value-type="float" office:value="1.39100000000001" calcext:value-type="float">
            <text:p>1,4</text:p>
          </table:table-cell>
          <table:table-cell office:value-type="float" office:value="109.615" calcext:value-type="float">
            <text:p>109,6</text:p>
          </table:table-cell>
          <table:table-cell office:value-type="float" office:value="0.776" calcext:value-type="float">
            <text:p>0,8</text:p>
          </table:table-cell>
          <table:table-cell office:value-type="float" office:value="55.16" calcext:value-type="float">
            <text:p>55,2</text:p>
          </table:table-cell>
          <table:table-cell office:value-type="float" office:value="110.194" calcext:value-type="float">
            <text:p>110,2</text:p>
          </table:table-cell>
          <table:table-cell table:number-columns-repeated="1002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225.78.19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34" calcext:value-type="float">
            <text:p>4,3</text:p>
          </table:table-cell>
          <table:table-cell office:value-type="float" office:value="30.715" calcext:value-type="float">
            <text:p>30,7</text:p>
          </table:table-cell>
          <table:table-cell office:value-type="float" office:value="112.16" calcext:value-type="float">
            <text:p>112,2</text:p>
          </table:table-cell>
          <table:table-cell office:value-type="float" office:value="112.331" calcext:value-type="float">
            <text:p>112,3</text:p>
          </table:table-cell>
          <table:table-cell office:value-type="float" office:value="456.313" calcext:value-type="float">
            <text:p>456,3</text:p>
          </table:table-cell>
          <table:table-cell office:value-type="float" office:value="469.054" calcext:value-type="float">
            <text:p>469,1</text:p>
          </table:table-cell>
          <table:table-cell table:formula="of:=[.K171]-[.J171]" office:value-type="float" office:value="12.741" calcext:value-type="float">
            <text:p>12,7</text:p>
          </table:table-cell>
          <table:table-cell/>
          <table:table-cell table:formula="of:=[.J171]-[.O171]-[.I171]" office:value-type="float" office:value="53.332" calcext:value-type="float">
            <text:p>53,3</text:p>
          </table:table-cell>
          <table:table-cell table:style-name="Default" office:value-type="float" office:value="290.65" calcext:value-type="float">
            <text:p>290,65</text:p>
          </table:table-cell>
          <table:table-cell table:formula="of:=[.O171]-[.Q171]" office:value-type="float" office:value="11.767" calcext:value-type="float">
            <text:p>11,8</text:p>
          </table:table-cell>
          <table:table-cell office:value-type="float" office:value="278.883" calcext:value-type="float">
            <text:p>278,9</text:p>
          </table:table-cell>
          <table:table-cell table:formula="of:=[.Q171]-[.S171]-[.U171]-[.V171]" office:value-type="float" office:value="1.39499999999998" calcext:value-type="float">
            <text:p>1,4</text:p>
          </table:table-cell>
          <table:table-cell office:value-type="float" office:value="121.083" calcext:value-type="float">
            <text:p>121,1</text:p>
          </table:table-cell>
          <table:table-cell office:value-type="float" office:value="0.794" calcext:value-type="float">
            <text:p>0,8</text:p>
          </table:table-cell>
          <table:table-cell office:value-type="float" office:value="67.748" calcext:value-type="float">
            <text:p>67,7</text:p>
          </table:table-cell>
          <table:table-cell office:value-type="float" office:value="88.657" calcext:value-type="float">
            <text:p>88,7</text:p>
          </table:table-cell>
          <table:table-cell table:number-columns-repeated="1002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225.78.19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5" calcext:value-type="float">
            <text:p>4,3</text:p>
          </table:table-cell>
          <table:table-cell office:value-type="float" office:value="31.31" calcext:value-type="float">
            <text:p>31,3</text:p>
          </table:table-cell>
          <table:table-cell office:value-type="float" office:value="112.882" calcext:value-type="float">
            <text:p>112,9</text:p>
          </table:table-cell>
          <table:table-cell office:value-type="float" office:value="112.996" calcext:value-type="float">
            <text:p>113,0</text:p>
          </table:table-cell>
          <table:table-cell office:value-type="float" office:value="465.173" calcext:value-type="float">
            <text:p>465,2</text:p>
          </table:table-cell>
          <table:table-cell office:value-type="float" office:value="480.107" calcext:value-type="float">
            <text:p>480,1</text:p>
          </table:table-cell>
          <table:table-cell table:formula="of:=[.K172]-[.J172]" office:value-type="float" office:value="14.934" calcext:value-type="float">
            <text:p>14,9</text:p>
          </table:table-cell>
          <table:table-cell/>
          <table:table-cell table:formula="of:=[.J172]-[.O172]-[.I172]" office:value-type="float" office:value="107.827" calcext:value-type="float">
            <text:p>107,8</text:p>
          </table:table-cell>
          <table:table-cell table:style-name="Default" office:value-type="float" office:value="244.35" calcext:value-type="float">
            <text:p>244,35</text:p>
          </table:table-cell>
          <table:table-cell table:formula="of:=[.O172]-[.Q172]" office:value-type="float" office:value="2.97200000000001" calcext:value-type="float">
            <text:p>3,0</text:p>
          </table:table-cell>
          <table:table-cell office:value-type="float" office:value="241.378" calcext:value-type="float">
            <text:p>241,4</text:p>
          </table:table-cell>
          <table:table-cell table:formula="of:=[.Q172]-[.S172]-[.U172]-[.V172]" office:value-type="float" office:value="1.369" calcext:value-type="float">
            <text:p>1,4</text:p>
          </table:table-cell>
          <table:table-cell office:value-type="float" office:value="106.955" calcext:value-type="float">
            <text:p>107,0</text:p>
          </table:table-cell>
          <table:table-cell office:value-type="float" office:value="0.765" calcext:value-type="float">
            <text:p>0,8</text:p>
          </table:table-cell>
          <table:table-cell office:value-type="float" office:value="55.36" calcext:value-type="float">
            <text:p>55,4</text:p>
          </table:table-cell>
          <table:table-cell office:value-type="float" office:value="77.694" calcext:value-type="float">
            <text:p>77,7</text:p>
          </table:table-cell>
          <table:table-cell table:number-columns-repeated="1002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225.78.19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31" calcext:value-type="float">
            <text:p>4,2</text:p>
          </table:table-cell>
          <table:table-cell office:value-type="float" office:value="31.134" calcext:value-type="float">
            <text:p>31,1</text:p>
          </table:table-cell>
          <table:table-cell office:value-type="float" office:value="97.155" calcext:value-type="float">
            <text:p>97,2</text:p>
          </table:table-cell>
          <table:table-cell office:value-type="float" office:value="97.379" calcext:value-type="float">
            <text:p>97,4</text:p>
          </table:table-cell>
          <table:table-cell office:value-type="float" office:value="459.462" calcext:value-type="float">
            <text:p>459,5</text:p>
          </table:table-cell>
          <table:table-cell office:value-type="float" office:value="474.031" calcext:value-type="float">
            <text:p>474,0</text:p>
          </table:table-cell>
          <table:table-cell table:formula="of:=[.K173]-[.J173]" office:value-type="float" office:value="14.569" calcext:value-type="float">
            <text:p>14,6</text:p>
          </table:table-cell>
          <table:table-cell/>
          <table:table-cell table:formula="of:=[.J173]-[.O173]-[.I173]" office:value-type="float" office:value="92.513" calcext:value-type="float">
            <text:p>92,5</text:p>
          </table:table-cell>
          <table:table-cell table:style-name="Default" office:value-type="float" office:value="269.57" calcext:value-type="float">
            <text:p>269,57</text:p>
          </table:table-cell>
          <table:table-cell table:formula="of:=[.O173]-[.Q173]" office:value-type="float" office:value="2.19599999999997" calcext:value-type="float">
            <text:p>2,2</text:p>
          </table:table-cell>
          <table:table-cell office:value-type="float" office:value="267.374" calcext:value-type="float">
            <text:p>267,4</text:p>
          </table:table-cell>
          <table:table-cell table:formula="of:=[.Q173]-[.S173]-[.U173]-[.V173]" office:value-type="float" office:value="1.35900000000001" calcext:value-type="float">
            <text:p>1,4</text:p>
          </table:table-cell>
          <table:table-cell office:value-type="float" office:value="124.989" calcext:value-type="float">
            <text:p>125,0</text:p>
          </table:table-cell>
          <table:table-cell office:value-type="float" office:value="0.778" calcext:value-type="float">
            <text:p>0,8</text:p>
          </table:table-cell>
          <table:table-cell office:value-type="float" office:value="43.239" calcext:value-type="float">
            <text:p>43,2</text:p>
          </table:table-cell>
          <table:table-cell office:value-type="float" office:value="97.787" calcext:value-type="float">
            <text:p>97,8</text:p>
          </table:table-cell>
          <table:table-cell table:number-columns-repeated="1002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225.78.19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26" calcext:value-type="float">
            <text:p>4,3</text:p>
          </table:table-cell>
          <table:table-cell office:value-type="float" office:value="31.286" calcext:value-type="float">
            <text:p>31,3</text:p>
          </table:table-cell>
          <table:table-cell office:value-type="float" office:value="113.618" calcext:value-type="float">
            <text:p>113,6</text:p>
          </table:table-cell>
          <table:table-cell office:value-type="float" office:value="113.765" calcext:value-type="float">
            <text:p>113,8</text:p>
          </table:table-cell>
          <table:table-cell office:value-type="float" office:value="457.453" calcext:value-type="float">
            <text:p>457,5</text:p>
          </table:table-cell>
          <table:table-cell office:value-type="float" office:value="472.47" calcext:value-type="float">
            <text:p>472,5</text:p>
          </table:table-cell>
          <table:table-cell table:formula="of:=[.K174]-[.J174]" office:value-type="float" office:value="15.0170000000001" calcext:value-type="float">
            <text:p>15,0</text:p>
          </table:table-cell>
          <table:table-cell/>
          <table:table-cell table:formula="of:=[.J174]-[.O174]-[.I174]" office:value-type="float" office:value="57.548" calcext:value-type="float">
            <text:p>57,5</text:p>
          </table:table-cell>
          <table:table-cell table:style-name="Default" office:value-type="float" office:value="286.14" calcext:value-type="float">
            <text:p>286,14</text:p>
          </table:table-cell>
          <table:table-cell table:formula="of:=[.O174]-[.Q174]" office:value-type="float" office:value="12.942" calcext:value-type="float">
            <text:p>12,9</text:p>
          </table:table-cell>
          <table:table-cell office:value-type="float" office:value="273.198" calcext:value-type="float">
            <text:p>273,2</text:p>
          </table:table-cell>
          <table:table-cell table:formula="of:=[.Q174]-[.S174]-[.U174]-[.V174]" office:value-type="float" office:value="1.40499999999997" calcext:value-type="float">
            <text:p>1,4</text:p>
          </table:table-cell>
          <table:table-cell office:value-type="float" office:value="157.286" calcext:value-type="float">
            <text:p>157,3</text:p>
          </table:table-cell>
          <table:table-cell office:value-type="float" office:value="0.786" calcext:value-type="float">
            <text:p>0,8</text:p>
          </table:table-cell>
          <table:table-cell office:value-type="float" office:value="46.893" calcext:value-type="float">
            <text:p>46,9</text:p>
          </table:table-cell>
          <table:table-cell office:value-type="float" office:value="67.614" calcext:value-type="float">
            <text:p>67,6</text:p>
          </table:table-cell>
          <table:table-cell table:number-columns-repeated="1002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225.78.19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61" calcext:value-type="float">
            <text:p>4,2</text:p>
          </table:table-cell>
          <table:table-cell office:value-type="float" office:value="31.436" calcext:value-type="float">
            <text:p>31,4</text:p>
          </table:table-cell>
          <table:table-cell office:value-type="float" office:value="97.148" calcext:value-type="float">
            <text:p>97,1</text:p>
          </table:table-cell>
          <table:table-cell office:value-type="float" office:value="97.321" calcext:value-type="float">
            <text:p>97,3</text:p>
          </table:table-cell>
          <table:table-cell office:value-type="float" office:value="408.941" calcext:value-type="float">
            <text:p>408,9</text:p>
          </table:table-cell>
          <table:table-cell office:value-type="float" office:value="423.771" calcext:value-type="float">
            <text:p>423,8</text:p>
          </table:table-cell>
          <table:table-cell table:formula="of:=[.K175]-[.J175]" office:value-type="float" office:value="14.83" calcext:value-type="float">
            <text:p>14,8</text:p>
          </table:table-cell>
          <table:table-cell/>
          <table:table-cell table:formula="of:=[.J175]-[.O175]-[.I175]" office:value-type="float" office:value="55.61" calcext:value-type="float">
            <text:p>55,6</text:p>
          </table:table-cell>
          <table:table-cell table:style-name="Default" office:value-type="float" office:value="256.01" calcext:value-type="float">
            <text:p>256,01</text:p>
          </table:table-cell>
          <table:table-cell table:formula="of:=[.O175]-[.Q175]" office:value-type="float" office:value="11.279" calcext:value-type="float">
            <text:p>11,3</text:p>
          </table:table-cell>
          <table:table-cell office:value-type="float" office:value="244.731" calcext:value-type="float">
            <text:p>244,7</text:p>
          </table:table-cell>
          <table:table-cell table:formula="of:=[.Q175]-[.S175]-[.U175]-[.V175]" office:value-type="float" office:value="1.327" calcext:value-type="float">
            <text:p>1,3</text:p>
          </table:table-cell>
          <table:table-cell office:value-type="float" office:value="117.534" calcext:value-type="float">
            <text:p>117,5</text:p>
          </table:table-cell>
          <table:table-cell office:value-type="float" office:value="0.762" calcext:value-type="float">
            <text:p>0,8</text:p>
          </table:table-cell>
          <table:table-cell office:value-type="float" office:value="56.66" calcext:value-type="float">
            <text:p>56,7</text:p>
          </table:table-cell>
          <table:table-cell office:value-type="float" office:value="69.21" calcext:value-type="float">
            <text:p>69,2</text:p>
          </table:table-cell>
          <table:table-cell table:number-columns-repeated="1002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225.78.19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3" calcext:value-type="float">
            <text:p>4,3</text:p>
          </table:table-cell>
          <table:table-cell office:value-type="float" office:value="31.053" calcext:value-type="float">
            <text:p>31,1</text:p>
          </table:table-cell>
          <table:table-cell office:value-type="float" office:value="96.8" calcext:value-type="float">
            <text:p>96,8</text:p>
          </table:table-cell>
          <table:table-cell office:value-type="float" office:value="97.054" calcext:value-type="float">
            <text:p>97,1</text:p>
          </table:table-cell>
          <table:table-cell office:value-type="float" office:value="378.008" calcext:value-type="float">
            <text:p>378,0</text:p>
          </table:table-cell>
          <table:table-cell office:value-type="float" office:value="391.892" calcext:value-type="float">
            <text:p>391,9</text:p>
          </table:table-cell>
          <table:table-cell table:formula="of:=[.K176]-[.J176]" office:value-type="float" office:value="13.884" calcext:value-type="float">
            <text:p>13,9</text:p>
          </table:table-cell>
          <table:table-cell/>
          <table:table-cell table:formula="of:=[.J176]-[.O176]-[.I176]" office:value-type="float" office:value="6.58399999999998" calcext:value-type="float">
            <text:p>6,6</text:p>
          </table:table-cell>
          <table:table-cell table:style-name="Default" office:value-type="float" office:value="274.37" calcext:value-type="float">
            <text:p>274,37</text:p>
          </table:table-cell>
          <table:table-cell table:formula="of:=[.O176]-[.Q176]" office:value-type="float" office:value="9.01800000000003" calcext:value-type="float">
            <text:p>9,0</text:p>
          </table:table-cell>
          <table:table-cell office:value-type="float" office:value="265.352" calcext:value-type="float">
            <text:p>265,4</text:p>
          </table:table-cell>
          <table:table-cell table:formula="of:=[.Q176]-[.S176]-[.U176]-[.V176]" office:value-type="float" office:value="13.778" calcext:value-type="float">
            <text:p>13,8</text:p>
          </table:table-cell>
          <table:table-cell office:value-type="float" office:value="119.845" calcext:value-type="float">
            <text:p>119,8</text:p>
          </table:table-cell>
          <table:table-cell office:value-type="float" office:value="0.758" calcext:value-type="float">
            <text:p>0,8</text:p>
          </table:table-cell>
          <table:table-cell office:value-type="float" office:value="40.272" calcext:value-type="float">
            <text:p>40,3</text:p>
          </table:table-cell>
          <table:table-cell office:value-type="float" office:value="91.457" calcext:value-type="float">
            <text:p>91,5</text:p>
          </table:table-cell>
          <table:table-cell table:number-columns-repeated="1002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225.78.19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15" calcext:value-type="float">
            <text:p>4,3</text:p>
          </table:table-cell>
          <table:table-cell office:value-type="float" office:value="30.381" calcext:value-type="float">
            <text:p>30,4</text:p>
          </table:table-cell>
          <table:table-cell office:value-type="float" office:value="109.444" calcext:value-type="float">
            <text:p>109,4</text:p>
          </table:table-cell>
          <table:table-cell office:value-type="float" office:value="109.599" calcext:value-type="float">
            <text:p>109,6</text:p>
          </table:table-cell>
          <table:table-cell office:value-type="float" office:value="536.899" calcext:value-type="float">
            <text:p>536,9</text:p>
          </table:table-cell>
          <table:table-cell office:value-type="float" office:value="550.891" calcext:value-type="float">
            <text:p>550,9</text:p>
          </table:table-cell>
          <table:table-cell table:formula="of:=[.K177]-[.J177]" office:value-type="float" office:value="13.992" calcext:value-type="float">
            <text:p>14,0</text:p>
          </table:table-cell>
          <table:table-cell/>
          <table:table-cell table:formula="of:=[.J177]-[.O177]-[.I177]" office:value-type="float" office:value="159.88" calcext:value-type="float">
            <text:p>159,9</text:p>
          </table:table-cell>
          <table:table-cell table:style-name="Default" office:value-type="float" office:value="267.42" calcext:value-type="float">
            <text:p>267,42</text:p>
          </table:table-cell>
          <table:table-cell table:formula="of:=[.O177]-[.Q177]" office:value-type="float" office:value="18.349" calcext:value-type="float">
            <text:p>18,3</text:p>
          </table:table-cell>
          <table:table-cell office:value-type="float" office:value="249.071" calcext:value-type="float">
            <text:p>249,1</text:p>
          </table:table-cell>
          <table:table-cell table:formula="of:=[.Q177]-[.S177]-[.U177]-[.V177]" office:value-type="float" office:value="1.36" calcext:value-type="float">
            <text:p>1,4</text:p>
          </table:table-cell>
          <table:table-cell office:value-type="float" office:value="114.483" calcext:value-type="float">
            <text:p>114,5</text:p>
          </table:table-cell>
          <table:table-cell office:value-type="float" office:value="0.763" calcext:value-type="float">
            <text:p>0,8</text:p>
          </table:table-cell>
          <table:table-cell office:value-type="float" office:value="51.154" calcext:value-type="float">
            <text:p>51,2</text:p>
          </table:table-cell>
          <table:table-cell office:value-type="float" office:value="82.074" calcext:value-type="float">
            <text:p>82,1</text:p>
          </table:table-cell>
          <table:table-cell table:number-columns-repeated="1002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225.78.19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73" calcext:value-type="float">
            <text:p>4,2</text:p>
          </table:table-cell>
          <table:table-cell office:value-type="float" office:value="30.778" calcext:value-type="float">
            <text:p>30,8</text:p>
          </table:table-cell>
          <table:table-cell office:value-type="float" office:value="101.827" calcext:value-type="float">
            <text:p>101,8</text:p>
          </table:table-cell>
          <table:table-cell office:value-type="float" office:value="102.053" calcext:value-type="float">
            <text:p>102,1</text:p>
          </table:table-cell>
          <table:table-cell office:value-type="float" office:value="435.286" calcext:value-type="float">
            <text:p>435,3</text:p>
          </table:table-cell>
          <table:table-cell office:value-type="float" office:value="447.869" calcext:value-type="float">
            <text:p>447,9</text:p>
          </table:table-cell>
          <table:table-cell table:formula="of:=[.K178]-[.J178]" office:value-type="float" office:value="12.583" calcext:value-type="float">
            <text:p>12,6</text:p>
          </table:table-cell>
          <table:table-cell/>
          <table:table-cell table:formula="of:=[.J178]-[.O178]-[.I178]" office:value-type="float" office:value="56.223" calcext:value-type="float">
            <text:p>56,2</text:p>
          </table:table-cell>
          <table:table-cell table:style-name="Default" office:value-type="float" office:value="277.01" calcext:value-type="float">
            <text:p>277,01</text:p>
          </table:table-cell>
          <table:table-cell table:formula="of:=[.O178]-[.Q178]" office:value-type="float" office:value="15.148" calcext:value-type="float">
            <text:p>15,1</text:p>
          </table:table-cell>
          <table:table-cell office:value-type="float" office:value="261.862" calcext:value-type="float">
            <text:p>261,9</text:p>
          </table:table-cell>
          <table:table-cell table:formula="of:=[.Q178]-[.S178]-[.U178]-[.V178]" office:value-type="float" office:value="1.39000000000003" calcext:value-type="float">
            <text:p>1,4</text:p>
          </table:table-cell>
          <table:table-cell office:value-type="float" office:value="131.762" calcext:value-type="float">
            <text:p>131,8</text:p>
          </table:table-cell>
          <table:table-cell office:value-type="float" office:value="0.795" calcext:value-type="float">
            <text:p>0,8</text:p>
          </table:table-cell>
          <table:table-cell office:value-type="float" office:value="43.711" calcext:value-type="float">
            <text:p>43,7</text:p>
          </table:table-cell>
          <table:table-cell office:value-type="float" office:value="84.999" calcext:value-type="float">
            <text:p>85,0</text:p>
          </table:table-cell>
          <table:table-cell table:number-columns-repeated="1002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225.78.19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43" calcext:value-type="float">
            <text:p>4,2</text:p>
          </table:table-cell>
          <table:table-cell office:value-type="float" office:value="30.768" calcext:value-type="float">
            <text:p>30,8</text:p>
          </table:table-cell>
          <table:table-cell office:value-type="float" office:value="106.911" calcext:value-type="float">
            <text:p>106,9</text:p>
          </table:table-cell>
          <table:table-cell office:value-type="float" office:value="107.038" calcext:value-type="float">
            <text:p>107,0</text:p>
          </table:table-cell>
          <table:table-cell office:value-type="float" office:value="422.18" calcext:value-type="float">
            <text:p>422,2</text:p>
          </table:table-cell>
          <table:table-cell office:value-type="float" office:value="438.194" calcext:value-type="float">
            <text:p>438,2</text:p>
          </table:table-cell>
          <table:table-cell table:formula="of:=[.K179]-[.J179]" office:value-type="float" office:value="16.014" calcext:value-type="float">
            <text:p>16,0</text:p>
          </table:table-cell>
          <table:table-cell/>
          <table:table-cell table:formula="of:=[.J179]-[.O179]-[.I179]" office:value-type="float" office:value="50.602" calcext:value-type="float">
            <text:p>50,6</text:p>
          </table:table-cell>
          <table:table-cell table:style-name="Default" office:value-type="float" office:value="264.54" calcext:value-type="float">
            <text:p>264,54</text:p>
          </table:table-cell>
          <table:table-cell table:formula="of:=[.O179]-[.Q179]" office:value-type="float" office:value="10.559" calcext:value-type="float">
            <text:p>10,6</text:p>
          </table:table-cell>
          <table:table-cell office:value-type="float" office:value="253.981" calcext:value-type="float">
            <text:p>254,0</text:p>
          </table:table-cell>
          <table:table-cell table:formula="of:=[.Q179]-[.S179]-[.U179]-[.V179]" office:value-type="float" office:value="1.34" calcext:value-type="float">
            <text:p>1,3</text:p>
          </table:table-cell>
          <table:table-cell office:value-type="float" office:value="112.159" calcext:value-type="float">
            <text:p>112,2</text:p>
          </table:table-cell>
          <table:table-cell office:value-type="float" office:value="0.768" calcext:value-type="float">
            <text:p>0,8</text:p>
          </table:table-cell>
          <table:table-cell office:value-type="float" office:value="50.834" calcext:value-type="float">
            <text:p>50,8</text:p>
          </table:table-cell>
          <table:table-cell office:value-type="float" office:value="89.648" calcext:value-type="float">
            <text:p>89,6</text:p>
          </table:table-cell>
          <table:table-cell table:number-columns-repeated="1002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225.78.19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16" calcext:value-type="float">
            <text:p>4,2</text:p>
          </table:table-cell>
          <table:table-cell office:value-type="float" office:value="31.113" calcext:value-type="float">
            <text:p>31,1</text:p>
          </table:table-cell>
          <table:table-cell office:value-type="float" office:value="98.156" calcext:value-type="float">
            <text:p>98,2</text:p>
          </table:table-cell>
          <table:table-cell office:value-type="float" office:value="98.227" calcext:value-type="float">
            <text:p>98,2</text:p>
          </table:table-cell>
          <table:table-cell office:value-type="float" office:value="507.439" calcext:value-type="float">
            <text:p>507,4</text:p>
          </table:table-cell>
          <table:table-cell office:value-type="float" office:value="522.353" calcext:value-type="float">
            <text:p>522,4</text:p>
          </table:table-cell>
          <table:table-cell table:formula="of:=[.K180]-[.J180]" office:value-type="float" office:value="14.9139999999999" calcext:value-type="float">
            <text:p>14,9</text:p>
          </table:table-cell>
          <table:table-cell/>
          <table:table-cell table:formula="of:=[.J180]-[.O180]-[.I180]" office:value-type="float" office:value="74.642" calcext:value-type="float">
            <text:p>74,6</text:p>
          </table:table-cell>
          <table:table-cell table:style-name="Default" office:value-type="float" office:value="334.57" calcext:value-type="float">
            <text:p>334,57</text:p>
          </table:table-cell>
          <table:table-cell table:formula="of:=[.O180]-[.Q180]" office:value-type="float" office:value="18.781" calcext:value-type="float">
            <text:p>18,8</text:p>
          </table:table-cell>
          <table:table-cell office:value-type="float" office:value="315.789" calcext:value-type="float">
            <text:p>315,8</text:p>
          </table:table-cell>
          <table:table-cell table:formula="of:=[.Q180]-[.S180]-[.U180]-[.V180]" office:value-type="float" office:value="1.35499999999996" calcext:value-type="float">
            <text:p>1,4</text:p>
          </table:table-cell>
          <table:table-cell office:value-type="float" office:value="119.843" calcext:value-type="float">
            <text:p>119,8</text:p>
          </table:table-cell>
          <table:table-cell office:value-type="float" office:value="0.791" calcext:value-type="float">
            <text:p>0,8</text:p>
          </table:table-cell>
          <table:table-cell office:value-type="float" office:value="52.561" calcext:value-type="float">
            <text:p>52,6</text:p>
          </table:table-cell>
          <table:table-cell office:value-type="float" office:value="142.03" calcext:value-type="float">
            <text:p>142,0</text:p>
          </table:table-cell>
          <table:table-cell table:number-columns-repeated="1002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225.78.19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31" calcext:value-type="float">
            <text:p>4,1</text:p>
          </table:table-cell>
          <table:table-cell office:value-type="float" office:value="30.653" calcext:value-type="float">
            <text:p>30,7</text:p>
          </table:table-cell>
          <table:table-cell office:value-type="float" office:value="95.376" calcext:value-type="float">
            <text:p>95,4</text:p>
          </table:table-cell>
          <table:table-cell office:value-type="float" office:value="95.448" calcext:value-type="float">
            <text:p>95,4</text:p>
          </table:table-cell>
          <table:table-cell office:value-type="float" office:value="467.111" calcext:value-type="float">
            <text:p>467,1</text:p>
          </table:table-cell>
          <table:table-cell office:value-type="float" office:value="481.652" calcext:value-type="float">
            <text:p>481,7</text:p>
          </table:table-cell>
          <table:table-cell table:formula="of:=[.K181]-[.J181]" office:value-type="float" office:value="14.541" calcext:value-type="float">
            <text:p>14,5</text:p>
          </table:table-cell>
          <table:table-cell/>
          <table:table-cell table:formula="of:=[.J181]-[.O181]-[.I181]" office:value-type="float" office:value="64.553" calcext:value-type="float">
            <text:p>64,6</text:p>
          </table:table-cell>
          <table:table-cell table:style-name="Default" office:value-type="float" office:value="307.11" calcext:value-type="float">
            <text:p>307,11</text:p>
          </table:table-cell>
          <table:table-cell table:formula="of:=[.O181]-[.Q181]" office:value-type="float" office:value="8.73000000000002" calcext:value-type="float">
            <text:p>8,7</text:p>
          </table:table-cell>
          <table:table-cell office:value-type="float" office:value="298.38" calcext:value-type="float">
            <text:p>298,4</text:p>
          </table:table-cell>
          <table:table-cell table:formula="of:=[.Q181]-[.S181]-[.U181]-[.V181]" office:value-type="float" office:value="1.33000000000001" calcext:value-type="float">
            <text:p>1,3</text:p>
          </table:table-cell>
          <table:table-cell office:value-type="float" office:value="119.681" calcext:value-type="float">
            <text:p>119,7</text:p>
          </table:table-cell>
          <table:table-cell office:value-type="float" office:value="0.753" calcext:value-type="float">
            <text:p>0,8</text:p>
          </table:table-cell>
          <table:table-cell office:value-type="float" office:value="45.899" calcext:value-type="float">
            <text:p>45,9</text:p>
          </table:table-cell>
          <table:table-cell office:value-type="float" office:value="131.47" calcext:value-type="float">
            <text:p>131,5</text:p>
          </table:table-cell>
          <table:table-cell table:number-columns-repeated="1002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225.78.19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82" calcext:value-type="float">
            <text:p>4,3</text:p>
          </table:table-cell>
          <table:table-cell office:value-type="float" office:value="31.472" calcext:value-type="float">
            <text:p>31,5</text:p>
          </table:table-cell>
          <table:table-cell office:value-type="float" office:value="116.291" calcext:value-type="float">
            <text:p>116,3</text:p>
          </table:table-cell>
          <table:table-cell office:value-type="float" office:value="116.467" calcext:value-type="float">
            <text:p>116,5</text:p>
          </table:table-cell>
          <table:table-cell office:value-type="float" office:value="478.645" calcext:value-type="float">
            <text:p>478,6</text:p>
          </table:table-cell>
          <table:table-cell office:value-type="float" office:value="493.037" calcext:value-type="float">
            <text:p>493,0</text:p>
          </table:table-cell>
          <table:table-cell table:formula="of:=[.K182]-[.J182]" office:value-type="float" office:value="14.392" calcext:value-type="float">
            <text:p>14,4</text:p>
          </table:table-cell>
          <table:table-cell/>
          <table:table-cell table:formula="of:=[.J182]-[.O182]-[.I182]" office:value-type="float" office:value="60.088" calcext:value-type="float">
            <text:p>60,1</text:p>
          </table:table-cell>
          <table:table-cell table:style-name="Default" office:value-type="float" office:value="302.09" calcext:value-type="float">
            <text:p>302,09</text:p>
          </table:table-cell>
          <table:table-cell table:formula="of:=[.O182]-[.Q182]" office:value-type="float" office:value="16.836" calcext:value-type="float">
            <text:p>16,8</text:p>
          </table:table-cell>
          <table:table-cell office:value-type="float" office:value="285.254" calcext:value-type="float">
            <text:p>285,3</text:p>
          </table:table-cell>
          <table:table-cell table:formula="of:=[.Q182]-[.S182]-[.U182]-[.V182]" office:value-type="float" office:value="1.42700000000002" calcext:value-type="float">
            <text:p>1,4</text:p>
          </table:table-cell>
          <table:table-cell office:value-type="float" office:value="106.049" calcext:value-type="float">
            <text:p>106,0</text:p>
          </table:table-cell>
          <table:table-cell office:value-type="float" office:value="0.772" calcext:value-type="float">
            <text:p>0,8</text:p>
          </table:table-cell>
          <table:table-cell office:value-type="float" office:value="54.16" calcext:value-type="float">
            <text:p>54,2</text:p>
          </table:table-cell>
          <table:table-cell office:value-type="float" office:value="123.618" calcext:value-type="float">
            <text:p>123,6</text:p>
          </table:table-cell>
          <table:table-cell table:number-columns-repeated="1002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225.78.19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96" calcext:value-type="float">
            <text:p>4,3</text:p>
          </table:table-cell>
          <table:table-cell office:value-type="float" office:value="30.972" calcext:value-type="float">
            <text:p>31,0</text:p>
          </table:table-cell>
          <table:table-cell office:value-type="float" office:value="107.025" calcext:value-type="float">
            <text:p>107,0</text:p>
          </table:table-cell>
          <table:table-cell office:value-type="float" office:value="107.244" calcext:value-type="float">
            <text:p>107,2</text:p>
          </table:table-cell>
          <table:table-cell office:value-type="float" office:value="455.694" calcext:value-type="float">
            <text:p>455,7</text:p>
          </table:table-cell>
          <table:table-cell office:value-type="float" office:value="468.759" calcext:value-type="float">
            <text:p>468,8</text:p>
          </table:table-cell>
          <table:table-cell table:formula="of:=[.K183]-[.J183]" office:value-type="float" office:value="13.065" calcext:value-type="float">
            <text:p>13,1</text:p>
          </table:table-cell>
          <table:table-cell/>
          <table:table-cell table:formula="of:=[.J183]-[.O183]-[.I183]" office:value-type="float" office:value="60.27" calcext:value-type="float">
            <text:p>60,3</text:p>
          </table:table-cell>
          <table:table-cell table:style-name="Default" office:value-type="float" office:value="288.18" calcext:value-type="float">
            <text:p>288,18</text:p>
          </table:table-cell>
          <table:table-cell table:formula="of:=[.O183]-[.Q183]" office:value-type="float" office:value="10.319" calcext:value-type="float">
            <text:p>10,3</text:p>
          </table:table-cell>
          <table:table-cell office:value-type="float" office:value="277.861" calcext:value-type="float">
            <text:p>277,9</text:p>
          </table:table-cell>
          <table:table-cell table:formula="of:=[.Q183]-[.S183]-[.U183]-[.V183]" office:value-type="float" office:value="1.33200000000001" calcext:value-type="float">
            <text:p>1,3</text:p>
          </table:table-cell>
          <table:table-cell office:value-type="float" office:value="112.693" calcext:value-type="float">
            <text:p>112,7</text:p>
          </table:table-cell>
          <table:table-cell office:value-type="float" office:value="0.772" calcext:value-type="float">
            <text:p>0,8</text:p>
          </table:table-cell>
          <table:table-cell office:value-type="float" office:value="53.718" calcext:value-type="float">
            <text:p>53,7</text:p>
          </table:table-cell>
          <table:table-cell office:value-type="float" office:value="110.118" calcext:value-type="float">
            <text:p>110,1</text:p>
          </table:table-cell>
          <table:table-cell table:number-columns-repeated="1002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225.78.19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25" calcext:value-type="float">
            <text:p>4,1</text:p>
          </table:table-cell>
          <table:table-cell office:value-type="float" office:value="30.717" calcext:value-type="float">
            <text:p>30,7</text:p>
          </table:table-cell>
          <table:table-cell office:value-type="float" office:value="97.254" calcext:value-type="float">
            <text:p>97,3</text:p>
          </table:table-cell>
          <table:table-cell office:value-type="float" office:value="97.313" calcext:value-type="float">
            <text:p>97,3</text:p>
          </table:table-cell>
          <table:table-cell office:value-type="float" office:value="421.916" calcext:value-type="float">
            <text:p>421,9</text:p>
          </table:table-cell>
          <table:table-cell office:value-type="float" office:value="433.046" calcext:value-type="float">
            <text:p>433,0</text:p>
          </table:table-cell>
          <table:table-cell table:formula="of:=[.K184]-[.J184]" office:value-type="float" office:value="11.13" calcext:value-type="float">
            <text:p>11,1</text:p>
          </table:table-cell>
          <table:table-cell/>
          <table:table-cell table:formula="of:=[.J184]-[.O184]-[.I184]" office:value-type="float" office:value="82.093" calcext:value-type="float">
            <text:p>82,1</text:p>
          </table:table-cell>
          <table:table-cell table:style-name="Default" office:value-type="float" office:value="242.51" calcext:value-type="float">
            <text:p>242,51</text:p>
          </table:table-cell>
          <table:table-cell table:formula="of:=[.O184]-[.Q184]" office:value-type="float" office:value="8.02699999999999" calcext:value-type="float">
            <text:p>8,0</text:p>
          </table:table-cell>
          <table:table-cell office:value-type="float" office:value="234.483" calcext:value-type="float">
            <text:p>234,5</text:p>
          </table:table-cell>
          <table:table-cell table:formula="of:=[.Q184]-[.S184]-[.U184]-[.V184]" office:value-type="float" office:value="1.435" calcext:value-type="float">
            <text:p>1,4</text:p>
          </table:table-cell>
          <table:table-cell office:value-type="float" office:value="116.712" calcext:value-type="float">
            <text:p>116,7</text:p>
          </table:table-cell>
          <table:table-cell office:value-type="float" office:value="0.837" calcext:value-type="float">
            <text:p>0,8</text:p>
          </table:table-cell>
          <table:table-cell office:value-type="float" office:value="44.056" calcext:value-type="float">
            <text:p>44,1</text:p>
          </table:table-cell>
          <table:table-cell office:value-type="float" office:value="72.28" calcext:value-type="float">
            <text:p>72,3</text:p>
          </table:table-cell>
          <table:table-cell table:number-columns-repeated="1002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225.78.19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08" calcext:value-type="float">
            <text:p>4,2</text:p>
          </table:table-cell>
          <table:table-cell office:value-type="float" office:value="30.494" calcext:value-type="float">
            <text:p>30,5</text:p>
          </table:table-cell>
          <table:table-cell office:value-type="float" office:value="109.48" calcext:value-type="float">
            <text:p>109,5</text:p>
          </table:table-cell>
          <table:table-cell office:value-type="float" office:value="109.557" calcext:value-type="float">
            <text:p>109,6</text:p>
          </table:table-cell>
          <table:table-cell office:value-type="float" office:value="490.448" calcext:value-type="float">
            <text:p>490,4</text:p>
          </table:table-cell>
          <table:table-cell office:value-type="float" office:value="505.108" calcext:value-type="float">
            <text:p>505,1</text:p>
          </table:table-cell>
          <table:table-cell table:formula="of:=[.K185]-[.J185]" office:value-type="float" office:value="14.66" calcext:value-type="float">
            <text:p>14,7</text:p>
          </table:table-cell>
          <table:table-cell/>
          <table:table-cell table:formula="of:=[.J185]-[.O185]-[.I185]" office:value-type="float" office:value="125.281" calcext:value-type="float">
            <text:p>125,3</text:p>
          </table:table-cell>
          <table:table-cell table:style-name="Default" office:value-type="float" office:value="255.61" calcext:value-type="float">
            <text:p>255,61</text:p>
          </table:table-cell>
          <table:table-cell table:formula="of:=[.O185]-[.Q185]" office:value-type="float" office:value="11.124" calcext:value-type="float">
            <text:p>11,1</text:p>
          </table:table-cell>
          <table:table-cell office:value-type="float" office:value="244.486" calcext:value-type="float">
            <text:p>244,5</text:p>
          </table:table-cell>
          <table:table-cell table:formula="of:=[.Q185]-[.S185]-[.U185]-[.V185]" office:value-type="float" office:value="1.366" calcext:value-type="float">
            <text:p>1,4</text:p>
          </table:table-cell>
          <table:table-cell office:value-type="float" office:value="131.301" calcext:value-type="float">
            <text:p>131,3</text:p>
          </table:table-cell>
          <table:table-cell office:value-type="float" office:value="0.767" calcext:value-type="float">
            <text:p>0,8</text:p>
          </table:table-cell>
          <table:table-cell office:value-type="float" office:value="42.892" calcext:value-type="float">
            <text:p>42,9</text:p>
          </table:table-cell>
          <table:table-cell office:value-type="float" office:value="68.927" calcext:value-type="float">
            <text:p>68,9</text:p>
          </table:table-cell>
          <table:table-cell table:number-columns-repeated="1002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225.78.19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5" calcext:value-type="float">
            <text:p>4,2</text:p>
          </table:table-cell>
          <table:table-cell office:value-type="float" office:value="30.119" calcext:value-type="float">
            <text:p>30,1</text:p>
          </table:table-cell>
          <table:table-cell office:value-type="float" office:value="94.344" calcext:value-type="float">
            <text:p>94,3</text:p>
          </table:table-cell>
          <table:table-cell office:value-type="float" office:value="94.411" calcext:value-type="float">
            <text:p>94,4</text:p>
          </table:table-cell>
          <table:table-cell office:value-type="float" office:value="438.236" calcext:value-type="float">
            <text:p>438,2</text:p>
          </table:table-cell>
          <table:table-cell office:value-type="float" office:value="448.525" calcext:value-type="float">
            <text:p>448,5</text:p>
          </table:table-cell>
          <table:table-cell table:formula="of:=[.K186]-[.J186]" office:value-type="float" office:value="10.289" calcext:value-type="float">
            <text:p>10,3</text:p>
          </table:table-cell>
          <table:table-cell/>
          <table:table-cell table:formula="of:=[.J186]-[.O186]-[.I186]" office:value-type="float" office:value="20.165" calcext:value-type="float">
            <text:p>20,2</text:p>
          </table:table-cell>
          <table:table-cell table:style-name="Default" office:value-type="float" office:value="323.66" calcext:value-type="float">
            <text:p>323,66</text:p>
          </table:table-cell>
          <table:table-cell table:formula="of:=[.O186]-[.Q186]" office:value-type="float" office:value="3.125" calcext:value-type="float">
            <text:p>3,1</text:p>
          </table:table-cell>
          <table:table-cell office:value-type="float" office:value="320.535" calcext:value-type="float">
            <text:p>320,5</text:p>
          </table:table-cell>
          <table:table-cell table:formula="of:=[.Q186]-[.S186]-[.U186]-[.V186]" office:value-type="float" office:value="1.38200000000003" calcext:value-type="float">
            <text:p>1,4</text:p>
          </table:table-cell>
          <table:table-cell office:value-type="float" office:value="106.663" calcext:value-type="float">
            <text:p>106,7</text:p>
          </table:table-cell>
          <table:table-cell office:value-type="float" office:value="0.786" calcext:value-type="float">
            <text:p>0,8</text:p>
          </table:table-cell>
          <table:table-cell office:value-type="float" office:value="54.665" calcext:value-type="float">
            <text:p>54,7</text:p>
          </table:table-cell>
          <table:table-cell office:value-type="float" office:value="157.825" calcext:value-type="float">
            <text:p>157,8</text:p>
          </table:table-cell>
          <table:table-cell table:number-columns-repeated="1002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225.78.19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25" calcext:value-type="float">
            <text:p>4,2</text:p>
          </table:table-cell>
          <table:table-cell office:value-type="float" office:value="30.616" calcext:value-type="float">
            <text:p>30,6</text:p>
          </table:table-cell>
          <table:table-cell office:value-type="float" office:value="97.108" calcext:value-type="float">
            <text:p>97,1</text:p>
          </table:table-cell>
          <table:table-cell office:value-type="float" office:value="97.276" calcext:value-type="float">
            <text:p>97,3</text:p>
          </table:table-cell>
          <table:table-cell office:value-type="float" office:value="429.595" calcext:value-type="float">
            <text:p>429,6</text:p>
          </table:table-cell>
          <table:table-cell office:value-type="float" office:value="442.908" calcext:value-type="float">
            <text:p>442,9</text:p>
          </table:table-cell>
          <table:table-cell table:formula="of:=[.K187]-[.J187]" office:value-type="float" office:value="13.313" calcext:value-type="float">
            <text:p>13,3</text:p>
          </table:table-cell>
          <table:table-cell/>
          <table:table-cell table:formula="of:=[.J187]-[.O187]-[.I187]" office:value-type="float" office:value="24.309" calcext:value-type="float">
            <text:p>24,3</text:p>
          </table:table-cell>
          <table:table-cell table:style-name="Default" office:value-type="float" office:value="308.01" calcext:value-type="float">
            <text:p>308,01</text:p>
          </table:table-cell>
          <table:table-cell table:formula="of:=[.O187]-[.Q187]" office:value-type="float" office:value="12.763" calcext:value-type="float">
            <text:p>12,8</text:p>
          </table:table-cell>
          <table:table-cell office:value-type="float" office:value="295.247" calcext:value-type="float">
            <text:p>295,2</text:p>
          </table:table-cell>
          <table:table-cell table:formula="of:=[.Q187]-[.S187]-[.U187]-[.V187]" office:value-type="float" office:value="7.44" calcext:value-type="float">
            <text:p>7,4</text:p>
          </table:table-cell>
          <table:table-cell office:value-type="float" office:value="116.47" calcext:value-type="float">
            <text:p>116,5</text:p>
          </table:table-cell>
          <table:table-cell office:value-type="float" office:value="0.787" calcext:value-type="float">
            <text:p>0,8</text:p>
          </table:table-cell>
          <table:table-cell office:value-type="float" office:value="43.753" calcext:value-type="float">
            <text:p>43,8</text:p>
          </table:table-cell>
          <table:table-cell office:value-type="float" office:value="127.584" calcext:value-type="float">
            <text:p>127,6</text:p>
          </table:table-cell>
          <table:table-cell table:number-columns-repeated="1002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225.78.19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71" calcext:value-type="float">
            <text:p>4,3</text:p>
          </table:table-cell>
          <table:table-cell office:value-type="float" office:value="31.702" calcext:value-type="float">
            <text:p>31,7</text:p>
          </table:table-cell>
          <table:table-cell office:value-type="float" office:value="101.545" calcext:value-type="float">
            <text:p>101,5</text:p>
          </table:table-cell>
          <table:table-cell office:value-type="float" office:value="101.765" calcext:value-type="float">
            <text:p>101,8</text:p>
          </table:table-cell>
          <table:table-cell office:value-type="float" office:value="504.263" calcext:value-type="float">
            <text:p>504,3</text:p>
          </table:table-cell>
          <table:table-cell office:value-type="float" office:value="519.296" calcext:value-type="float">
            <text:p>519,3</text:p>
          </table:table-cell>
          <table:table-cell table:formula="of:=[.K188]-[.J188]" office:value-type="float" office:value="15.0330000000001" calcext:value-type="float">
            <text:p>15,0</text:p>
          </table:table-cell>
          <table:table-cell/>
          <table:table-cell table:formula="of:=[.J188]-[.O188]-[.I188]" office:value-type="float" office:value="109.308" calcext:value-type="float">
            <text:p>109,3</text:p>
          </table:table-cell>
          <table:table-cell table:style-name="Default" office:value-type="float" office:value="293.19" calcext:value-type="float">
            <text:p>293,19</text:p>
          </table:table-cell>
          <table:table-cell table:formula="of:=[.O188]-[.Q188]" office:value-type="float" office:value="9.79399999999998" calcext:value-type="float">
            <text:p>9,8</text:p>
          </table:table-cell>
          <table:table-cell office:value-type="float" office:value="283.396" calcext:value-type="float">
            <text:p>283,4</text:p>
          </table:table-cell>
          <table:table-cell table:formula="of:=[.Q188]-[.S188]-[.U188]-[.V188]" office:value-type="float" office:value="32.833" calcext:value-type="float">
            <text:p>32,8</text:p>
          </table:table-cell>
          <table:table-cell office:value-type="float" office:value="120.026" calcext:value-type="float">
            <text:p>120,0</text:p>
          </table:table-cell>
          <table:table-cell office:value-type="float" office:value="12.95" calcext:value-type="float">
            <text:p>13,0</text:p>
          </table:table-cell>
          <table:table-cell office:value-type="float" office:value="40.121" calcext:value-type="float">
            <text:p>40,1</text:p>
          </table:table-cell>
          <table:table-cell office:value-type="float" office:value="90.416" calcext:value-type="float">
            <text:p>90,4</text:p>
          </table:table-cell>
          <table:table-cell table:number-columns-repeated="1002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225.78.19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18" calcext:value-type="float">
            <text:p>4,1</text:p>
          </table:table-cell>
          <table:table-cell office:value-type="float" office:value="30.735" calcext:value-type="float">
            <text:p>30,7</text:p>
          </table:table-cell>
          <table:table-cell office:value-type="float" office:value="99.876" calcext:value-type="float">
            <text:p>99,9</text:p>
          </table:table-cell>
          <table:table-cell office:value-type="float" office:value="100.121" calcext:value-type="float">
            <text:p>100,1</text:p>
          </table:table-cell>
          <table:table-cell office:value-type="float" office:value="427.689" calcext:value-type="float">
            <text:p>427,7</text:p>
          </table:table-cell>
          <table:table-cell office:value-type="float" office:value="440.179" calcext:value-type="float">
            <text:p>440,2</text:p>
          </table:table-cell>
          <table:table-cell table:formula="of:=[.K189]-[.J189]" office:value-type="float" office:value="12.49" calcext:value-type="float">
            <text:p>12,5</text:p>
          </table:table-cell>
          <table:table-cell/>
          <table:table-cell table:formula="of:=[.J189]-[.O189]-[.I189]" office:value-type="float" office:value="-10.862" calcext:value-type="float">
            <text:p>-10,9</text:p>
          </table:table-cell>
          <table:table-cell table:style-name="Default" office:value-type="float" office:value="338.43" calcext:value-type="float">
            <text:p>338,43</text:p>
          </table:table-cell>
          <table:table-cell table:formula="of:=[.O189]-[.Q189]" office:value-type="float" office:value="12.689" calcext:value-type="float">
            <text:p>12,7</text:p>
          </table:table-cell>
          <table:table-cell office:value-type="float" office:value="325.741" calcext:value-type="float">
            <text:p>325,7</text:p>
          </table:table-cell>
          <table:table-cell table:formula="of:=[.Q189]-[.S189]-[.U189]-[.V189]" office:value-type="float" office:value="1.35000000000002" calcext:value-type="float">
            <text:p>1,4</text:p>
          </table:table-cell>
          <table:table-cell office:value-type="float" office:value="124.931" calcext:value-type="float">
            <text:p>124,9</text:p>
          </table:table-cell>
          <table:table-cell office:value-type="float" office:value="0.798" calcext:value-type="float">
            <text:p>0,8</text:p>
          </table:table-cell>
          <table:table-cell office:value-type="float" office:value="51.665" calcext:value-type="float">
            <text:p>51,7</text:p>
          </table:table-cell>
          <table:table-cell office:value-type="float" office:value="147.795" calcext:value-type="float">
            <text:p>147,8</text:p>
          </table:table-cell>
          <table:table-cell table:number-columns-repeated="1002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225.78.19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32" calcext:value-type="float">
            <text:p>4,2</text:p>
          </table:table-cell>
          <table:table-cell office:value-type="float" office:value="31.02" calcext:value-type="float">
            <text:p>31,0</text:p>
          </table:table-cell>
          <table:table-cell office:value-type="float" office:value="104.25" calcext:value-type="float">
            <text:p>104,3</text:p>
          </table:table-cell>
          <table:table-cell office:value-type="float" office:value="104.419" calcext:value-type="float">
            <text:p>104,4</text:p>
          </table:table-cell>
          <table:table-cell office:value-type="float" office:value="470.446" calcext:value-type="float">
            <text:p>470,4</text:p>
          </table:table-cell>
          <table:table-cell office:value-type="float" office:value="483.248" calcext:value-type="float">
            <text:p>483,2</text:p>
          </table:table-cell>
          <table:table-cell table:formula="of:=[.K190]-[.J190]" office:value-type="float" office:value="12.802" calcext:value-type="float">
            <text:p>12,8</text:p>
          </table:table-cell>
          <table:table-cell/>
          <table:table-cell table:formula="of:=[.J190]-[.O190]-[.I190]" office:value-type="float" office:value="100.467" calcext:value-type="float">
            <text:p>100,5</text:p>
          </table:table-cell>
          <table:table-cell table:style-name="Default" office:value-type="float" office:value="265.56" calcext:value-type="float">
            <text:p>265,56</text:p>
          </table:table-cell>
          <table:table-cell table:formula="of:=[.O190]-[.Q190]" office:value-type="float" office:value="15.096" calcext:value-type="float">
            <text:p>15,1</text:p>
          </table:table-cell>
          <table:table-cell office:value-type="float" office:value="250.464" calcext:value-type="float">
            <text:p>250,5</text:p>
          </table:table-cell>
          <table:table-cell table:formula="of:=[.Q190]-[.S190]-[.U190]-[.V190]" office:value-type="float" office:value="1.40599999999999" calcext:value-type="float">
            <text:p>1,4</text:p>
          </table:table-cell>
          <table:table-cell office:value-type="float" office:value="107.428" calcext:value-type="float">
            <text:p>107,4</text:p>
          </table:table-cell>
          <table:table-cell office:value-type="float" office:value="0.802" calcext:value-type="float">
            <text:p>0,8</text:p>
          </table:table-cell>
          <table:table-cell office:value-type="float" office:value="56.394" calcext:value-type="float">
            <text:p>56,4</text:p>
          </table:table-cell>
          <table:table-cell office:value-type="float" office:value="85.236" calcext:value-type="float">
            <text:p>85,2</text:p>
          </table:table-cell>
          <table:table-cell table:number-columns-repeated="1002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225.78.19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54" calcext:value-type="float">
            <text:p>4,2</text:p>
          </table:table-cell>
          <table:table-cell office:value-type="float" office:value="30.769" calcext:value-type="float">
            <text:p>30,8</text:p>
          </table:table-cell>
          <table:table-cell office:value-type="float" office:value="100.509" calcext:value-type="float">
            <text:p>100,5</text:p>
          </table:table-cell>
          <table:table-cell office:value-type="float" office:value="100.702" calcext:value-type="float">
            <text:p>100,7</text:p>
          </table:table-cell>
          <table:table-cell office:value-type="float" office:value="512.447" calcext:value-type="float">
            <text:p>512,4</text:p>
          </table:table-cell>
          <table:table-cell office:value-type="float" office:value="526.972" calcext:value-type="float">
            <text:p>527,0</text:p>
          </table:table-cell>
          <table:table-cell table:formula="of:=[.K191]-[.J191]" office:value-type="float" office:value="14.525" calcext:value-type="float">
            <text:p>14,5</text:p>
          </table:table-cell>
          <table:table-cell/>
          <table:table-cell table:formula="of:=[.J191]-[.O191]-[.I191]" office:value-type="float" office:value="141.875" calcext:value-type="float">
            <text:p>141,9</text:p>
          </table:table-cell>
          <table:table-cell table:style-name="Default" office:value-type="float" office:value="269.87" calcext:value-type="float">
            <text:p>269,87</text:p>
          </table:table-cell>
          <table:table-cell table:formula="of:=[.O191]-[.Q191]" office:value-type="float" office:value="2.762" calcext:value-type="float">
            <text:p>2,8</text:p>
          </table:table-cell>
          <table:table-cell office:value-type="float" office:value="267.108" calcext:value-type="float">
            <text:p>267,1</text:p>
          </table:table-cell>
          <table:table-cell table:formula="of:=[.Q191]-[.S191]-[.U191]-[.V191]" office:value-type="float" office:value="20.886" calcext:value-type="float">
            <text:p>20,9</text:p>
          </table:table-cell>
          <table:table-cell office:value-type="float" office:value="111.445" calcext:value-type="float">
            <text:p>111,4</text:p>
          </table:table-cell>
          <table:table-cell office:value-type="float" office:value="0.763" calcext:value-type="float">
            <text:p>0,8</text:p>
          </table:table-cell>
          <table:table-cell office:value-type="float" office:value="35.892" calcext:value-type="float">
            <text:p>35,9</text:p>
          </table:table-cell>
          <table:table-cell office:value-type="float" office:value="98.885" calcext:value-type="float">
            <text:p>98,9</text:p>
          </table:table-cell>
          <table:table-cell table:number-columns-repeated="1002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225.78.19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2" calcext:value-type="float">
            <text:p>4,2</text:p>
          </table:table-cell>
          <table:table-cell office:value-type="float" office:value="30.226" calcext:value-type="float">
            <text:p>30,2</text:p>
          </table:table-cell>
          <table:table-cell office:value-type="float" office:value="103.44" calcext:value-type="float">
            <text:p>103,4</text:p>
          </table:table-cell>
          <table:table-cell office:value-type="float" office:value="103.619" calcext:value-type="float">
            <text:p>103,6</text:p>
          </table:table-cell>
          <table:table-cell office:value-type="float" office:value="649.521" calcext:value-type="float">
            <text:p>649,5</text:p>
          </table:table-cell>
          <table:table-cell office:value-type="float" office:value="662.234" calcext:value-type="float">
            <text:p>662,2</text:p>
          </table:table-cell>
          <table:table-cell table:formula="of:=[.K192]-[.J192]" office:value-type="float" office:value="12.7130000000001" calcext:value-type="float">
            <text:p>12,7</text:p>
          </table:table-cell>
          <table:table-cell/>
          <table:table-cell table:formula="of:=[.J192]-[.O192]-[.I192]" office:value-type="float" office:value="225.652" calcext:value-type="float">
            <text:p>225,7</text:p>
          </table:table-cell>
          <table:table-cell table:style-name="Default" office:value-type="float" office:value="320.25" calcext:value-type="float">
            <text:p>320,25</text:p>
          </table:table-cell>
          <table:table-cell table:formula="of:=[.O192]-[.Q192]" office:value-type="float" office:value="18.495" calcext:value-type="float">
            <text:p>18,5</text:p>
          </table:table-cell>
          <table:table-cell office:value-type="float" office:value="301.755" calcext:value-type="float">
            <text:p>301,8</text:p>
          </table:table-cell>
          <table:table-cell table:formula="of:=[.Q192]-[.S192]-[.U192]-[.V192]" office:value-type="float" office:value="1.35099999999998" calcext:value-type="float">
            <text:p>1,4</text:p>
          </table:table-cell>
          <table:table-cell office:value-type="float" office:value="121.716" calcext:value-type="float">
            <text:p>121,7</text:p>
          </table:table-cell>
          <table:table-cell office:value-type="float" office:value="0.752" calcext:value-type="float">
            <text:p>0,8</text:p>
          </table:table-cell>
          <table:table-cell office:value-type="float" office:value="56.577" calcext:value-type="float">
            <text:p>56,6</text:p>
          </table:table-cell>
          <table:table-cell office:value-type="float" office:value="122.111" calcext:value-type="float">
            <text:p>122,1</text:p>
          </table:table-cell>
          <table:table-cell table:number-columns-repeated="1002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225.78.19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77" calcext:value-type="float">
            <text:p>4,2</text:p>
          </table:table-cell>
          <table:table-cell office:value-type="float" office:value="30.788" calcext:value-type="float">
            <text:p>30,8</text:p>
          </table:table-cell>
          <table:table-cell office:value-type="float" office:value="94.885" calcext:value-type="float">
            <text:p>94,9</text:p>
          </table:table-cell>
          <table:table-cell office:value-type="float" office:value="95.048" calcext:value-type="float">
            <text:p>95,0</text:p>
          </table:table-cell>
          <table:table-cell office:value-type="float" office:value="452.341" calcext:value-type="float">
            <text:p>452,3</text:p>
          </table:table-cell>
          <table:table-cell office:value-type="float" office:value="466.889" calcext:value-type="float">
            <text:p>466,9</text:p>
          </table:table-cell>
          <table:table-cell table:formula="of:=[.K193]-[.J193]" office:value-type="float" office:value="14.548" calcext:value-type="float">
            <text:p>14,5</text:p>
          </table:table-cell>
          <table:table-cell/>
          <table:table-cell table:formula="of:=[.J193]-[.O193]-[.I193]" office:value-type="float" office:value="55.423" calcext:value-type="float">
            <text:p>55,4</text:p>
          </table:table-cell>
          <table:table-cell table:style-name="Default" office:value-type="float" office:value="301.87" calcext:value-type="float">
            <text:p>301,87</text:p>
          </table:table-cell>
          <table:table-cell table:formula="of:=[.O193]-[.Q193]" office:value-type="float" office:value="2.38" calcext:value-type="float">
            <text:p>2,4</text:p>
          </table:table-cell>
          <table:table-cell office:value-type="float" office:value="299.49" calcext:value-type="float">
            <text:p>299,5</text:p>
          </table:table-cell>
          <table:table-cell table:formula="of:=[.Q193]-[.S193]-[.U193]-[.V193]" office:value-type="float" office:value="1.35899999999999" calcext:value-type="float">
            <text:p>1,4</text:p>
          </table:table-cell>
          <table:table-cell office:value-type="float" office:value="124.312" calcext:value-type="float">
            <text:p>124,3</text:p>
          </table:table-cell>
          <table:table-cell office:value-type="float" office:value="0.729" calcext:value-type="float">
            <text:p>0,7</text:p>
          </table:table-cell>
          <table:table-cell office:value-type="float" office:value="54.529" calcext:value-type="float">
            <text:p>54,5</text:p>
          </table:table-cell>
          <table:table-cell office:value-type="float" office:value="119.29" calcext:value-type="float">
            <text:p>119,3</text:p>
          </table:table-cell>
          <table:table-cell table:number-columns-repeated="1002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225.78.19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81" calcext:value-type="float">
            <text:p>4,2</text:p>
          </table:table-cell>
          <table:table-cell office:value-type="float" office:value="31.566" calcext:value-type="float">
            <text:p>31,6</text:p>
          </table:table-cell>
          <table:table-cell office:value-type="float" office:value="101.887" calcext:value-type="float">
            <text:p>101,9</text:p>
          </table:table-cell>
          <table:table-cell office:value-type="float" office:value="102.141" calcext:value-type="float">
            <text:p>102,1</text:p>
          </table:table-cell>
          <table:table-cell office:value-type="float" office:value="420.166" calcext:value-type="float">
            <text:p>420,2</text:p>
          </table:table-cell>
          <table:table-cell office:value-type="float" office:value="435.111" calcext:value-type="float">
            <text:p>435,1</text:p>
          </table:table-cell>
          <table:table-cell table:formula="of:=[.K194]-[.J194]" office:value-type="float" office:value="14.945" calcext:value-type="float">
            <text:p>14,9</text:p>
          </table:table-cell>
          <table:table-cell/>
          <table:table-cell table:formula="of:=[.J194]-[.O194]-[.I194]" office:value-type="float" office:value="-9.20500000000003" calcext:value-type="float">
            <text:p>-9,2</text:p>
          </table:table-cell>
          <table:table-cell table:style-name="Default" office:value-type="float" office:value="327.23" calcext:value-type="float">
            <text:p>327,23</text:p>
          </table:table-cell>
          <table:table-cell table:formula="of:=[.O194]-[.Q194]" office:value-type="float" office:value="18.46" calcext:value-type="float">
            <text:p>18,5</text:p>
          </table:table-cell>
          <table:table-cell office:value-type="float" office:value="308.77" calcext:value-type="float">
            <text:p>308,8</text:p>
          </table:table-cell>
          <table:table-cell table:formula="of:=[.Q194]-[.S194]-[.U194]-[.V194]" office:value-type="float" office:value="1.37399999999997" calcext:value-type="float">
            <text:p>1,4</text:p>
          </table:table-cell>
          <table:table-cell office:value-type="float" office:value="111.259" calcext:value-type="float">
            <text:p>111,3</text:p>
          </table:table-cell>
          <table:table-cell office:value-type="float" office:value="0.765" calcext:value-type="float">
            <text:p>0,8</text:p>
          </table:table-cell>
          <table:table-cell office:value-type="float" office:value="54.427" calcext:value-type="float">
            <text:p>54,4</text:p>
          </table:table-cell>
          <table:table-cell office:value-type="float" office:value="141.71" calcext:value-type="float">
            <text:p>141,7</text:p>
          </table:table-cell>
          <table:table-cell table:number-columns-repeated="1002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225.78.19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52" calcext:value-type="float">
            <text:p>4,2</text:p>
          </table:table-cell>
          <table:table-cell office:value-type="float" office:value="31.11" calcext:value-type="float">
            <text:p>31,1</text:p>
          </table:table-cell>
          <table:table-cell office:value-type="float" office:value="97.19" calcext:value-type="float">
            <text:p>97,2</text:p>
          </table:table-cell>
          <table:table-cell office:value-type="float" office:value="97.263" calcext:value-type="float">
            <text:p>97,3</text:p>
          </table:table-cell>
          <table:table-cell office:value-type="float" office:value="450.26" calcext:value-type="float">
            <text:p>450,3</text:p>
          </table:table-cell>
          <table:table-cell office:value-type="float" office:value="464.975" calcext:value-type="float">
            <text:p>465,0</text:p>
          </table:table-cell>
          <table:table-cell table:formula="of:=[.K195]-[.J195]" office:value-type="float" office:value="14.715" calcext:value-type="float">
            <text:p>14,7</text:p>
          </table:table-cell>
          <table:table-cell/>
          <table:table-cell table:formula="of:=[.J195]-[.O195]-[.I195]" office:value-type="float" office:value="41.817" calcext:value-type="float">
            <text:p>41,8</text:p>
          </table:table-cell>
          <table:table-cell table:style-name="Default" office:value-type="float" office:value="311.18" calcext:value-type="float">
            <text:p>311,18</text:p>
          </table:table-cell>
          <table:table-cell table:formula="of:=[.O195]-[.Q195]" office:value-type="float" office:value="14.281" calcext:value-type="float">
            <text:p>14,3</text:p>
          </table:table-cell>
          <table:table-cell office:value-type="float" office:value="296.899" calcext:value-type="float">
            <text:p>296,9</text:p>
          </table:table-cell>
          <table:table-cell table:formula="of:=[.Q195]-[.S195]-[.U195]-[.V195]" office:value-type="float" office:value="1.32300000000001" calcext:value-type="float">
            <text:p>1,3</text:p>
          </table:table-cell>
          <table:table-cell office:value-type="float" office:value="112.333" calcext:value-type="float">
            <text:p>112,3</text:p>
          </table:table-cell>
          <table:table-cell office:value-type="float" office:value="0.774" calcext:value-type="float">
            <text:p>0,8</text:p>
          </table:table-cell>
          <table:table-cell office:value-type="float" office:value="36.956" calcext:value-type="float">
            <text:p>37,0</text:p>
          </table:table-cell>
          <table:table-cell office:value-type="float" office:value="146.287" calcext:value-type="float">
            <text:p>146,3</text:p>
          </table:table-cell>
          <table:table-cell table:number-columns-repeated="1002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225.78.19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94" calcext:value-type="float">
            <text:p>4,2</text:p>
          </table:table-cell>
          <table:table-cell office:value-type="float" office:value="30.574" calcext:value-type="float">
            <text:p>30,6</text:p>
          </table:table-cell>
          <table:table-cell office:value-type="float" office:value="98.523" calcext:value-type="float">
            <text:p>98,5</text:p>
          </table:table-cell>
          <table:table-cell office:value-type="float" office:value="98.704" calcext:value-type="float">
            <text:p>98,7</text:p>
          </table:table-cell>
          <table:table-cell office:value-type="float" office:value="511.699" calcext:value-type="float">
            <text:p>511,7</text:p>
          </table:table-cell>
          <table:table-cell office:value-type="float" office:value="525.706" calcext:value-type="float">
            <text:p>525,7</text:p>
          </table:table-cell>
          <table:table-cell table:formula="of:=[.K196]-[.J196]" office:value-type="float" office:value="14.007" calcext:value-type="float">
            <text:p>14,0</text:p>
          </table:table-cell>
          <table:table-cell/>
          <table:table-cell table:formula="of:=[.J196]-[.O196]-[.I196]" office:value-type="float" office:value="133.615" calcext:value-type="float">
            <text:p>133,6</text:p>
          </table:table-cell>
          <table:table-cell table:style-name="Default" office:value-type="float" office:value="279.38" calcext:value-type="float">
            <text:p>279,38</text:p>
          </table:table-cell>
          <table:table-cell table:formula="of:=[.O196]-[.Q196]" office:value-type="float" office:value="15.181" calcext:value-type="float">
            <text:p>15,2</text:p>
          </table:table-cell>
          <table:table-cell office:value-type="float" office:value="264.199" calcext:value-type="float">
            <text:p>264,2</text:p>
          </table:table-cell>
          <table:table-cell table:formula="of:=[.Q196]-[.S196]-[.U196]-[.V196]" office:value-type="float" office:value="1.38800000000002" calcext:value-type="float">
            <text:p>1,4</text:p>
          </table:table-cell>
          <table:table-cell office:value-type="float" office:value="141.212" calcext:value-type="float">
            <text:p>141,2</text:p>
          </table:table-cell>
          <table:table-cell office:value-type="float" office:value="0.777" calcext:value-type="float">
            <text:p>0,8</text:p>
          </table:table-cell>
          <table:table-cell office:value-type="float" office:value="55.911" calcext:value-type="float">
            <text:p>55,9</text:p>
          </table:table-cell>
          <table:table-cell office:value-type="float" office:value="65.688" calcext:value-type="float">
            <text:p>65,7</text:p>
          </table:table-cell>
          <table:table-cell table:number-columns-repeated="1002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225.78.19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49" calcext:value-type="float">
            <text:p>4,1</text:p>
          </table:table-cell>
          <table:table-cell office:value-type="float" office:value="30.372" calcext:value-type="float">
            <text:p>30,4</text:p>
          </table:table-cell>
          <table:table-cell office:value-type="float" office:value="95.209" calcext:value-type="float">
            <text:p>95,2</text:p>
          </table:table-cell>
          <table:table-cell office:value-type="float" office:value="95.269" calcext:value-type="float">
            <text:p>95,3</text:p>
          </table:table-cell>
          <table:table-cell office:value-type="float" office:value="444.759" calcext:value-type="float">
            <text:p>444,8</text:p>
          </table:table-cell>
          <table:table-cell office:value-type="float" office:value="458.632" calcext:value-type="float">
            <text:p>458,6</text:p>
          </table:table-cell>
          <table:table-cell table:formula="of:=[.K197]-[.J197]" office:value-type="float" office:value="13.873" calcext:value-type="float">
            <text:p>13,9</text:p>
          </table:table-cell>
          <table:table-cell/>
          <table:table-cell table:formula="of:=[.J197]-[.O197]-[.I197]" office:value-type="float" office:value="53.82" calcext:value-type="float">
            <text:p>53,8</text:p>
          </table:table-cell>
          <table:table-cell table:style-name="Default" office:value-type="float" office:value="295.67" calcext:value-type="float">
            <text:p>295,67</text:p>
          </table:table-cell>
          <table:table-cell table:formula="of:=[.O197]-[.Q197]" office:value-type="float" office:value="7.66500000000002" calcext:value-type="float">
            <text:p>7,7</text:p>
          </table:table-cell>
          <table:table-cell office:value-type="float" office:value="288.005" calcext:value-type="float">
            <text:p>288,0</text:p>
          </table:table-cell>
          <table:table-cell table:formula="of:=[.Q197]-[.S197]-[.U197]-[.V197]" office:value-type="float" office:value="1.39399999999998" calcext:value-type="float">
            <text:p>1,4</text:p>
          </table:table-cell>
          <table:table-cell office:value-type="float" office:value="118.581" calcext:value-type="float">
            <text:p>118,6</text:p>
          </table:table-cell>
          <table:table-cell office:value-type="float" office:value="0.777" calcext:value-type="float">
            <text:p>0,8</text:p>
          </table:table-cell>
          <table:table-cell office:value-type="float" office:value="54.87" calcext:value-type="float">
            <text:p>54,9</text:p>
          </table:table-cell>
          <table:table-cell office:value-type="float" office:value="113.16" calcext:value-type="float">
            <text:p>113,2</text:p>
          </table:table-cell>
          <table:table-cell table:number-columns-repeated="1002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225.78.19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26" calcext:value-type="float">
            <text:p>4,2</text:p>
          </table:table-cell>
          <table:table-cell office:value-type="float" office:value="30.859" calcext:value-type="float">
            <text:p>30,9</text:p>
          </table:table-cell>
          <table:table-cell office:value-type="float" office:value="104.124" calcext:value-type="float">
            <text:p>104,1</text:p>
          </table:table-cell>
          <table:table-cell office:value-type="float" office:value="104.32" calcext:value-type="float">
            <text:p>104,3</text:p>
          </table:table-cell>
          <table:table-cell office:value-type="float" office:value="528.916" calcext:value-type="float">
            <text:p>528,9</text:p>
          </table:table-cell>
          <table:table-cell office:value-type="float" office:value="544.986" calcext:value-type="float">
            <text:p>545,0</text:p>
          </table:table-cell>
          <table:table-cell table:formula="of:=[.K198]-[.J198]" office:value-type="float" office:value="16.0699999999999" calcext:value-type="float">
            <text:p>16,1</text:p>
          </table:table-cell>
          <table:table-cell/>
          <table:table-cell table:formula="of:=[.J198]-[.O198]-[.I198]" office:value-type="float" office:value="154.406" calcext:value-type="float">
            <text:p>154,4</text:p>
          </table:table-cell>
          <table:table-cell table:style-name="Default" office:value-type="float" office:value="270.19" calcext:value-type="float">
            <text:p>270,19</text:p>
          </table:table-cell>
          <table:table-cell table:formula="of:=[.O198]-[.Q198]" office:value-type="float" office:value="4.846" calcext:value-type="float">
            <text:p>4,8</text:p>
          </table:table-cell>
          <table:table-cell office:value-type="float" office:value="265.344" calcext:value-type="float">
            <text:p>265,3</text:p>
          </table:table-cell>
          <table:table-cell table:formula="of:=[.Q198]-[.S198]-[.U198]-[.V198]" office:value-type="float" office:value="9.71100000000001" calcext:value-type="float">
            <text:p>9,7</text:p>
          </table:table-cell>
          <table:table-cell office:value-type="float" office:value="115.431" calcext:value-type="float">
            <text:p>115,4</text:p>
          </table:table-cell>
          <table:table-cell office:value-type="float" office:value="0.77" calcext:value-type="float">
            <text:p>0,8</text:p>
          </table:table-cell>
          <table:table-cell office:value-type="float" office:value="44.925" calcext:value-type="float">
            <text:p>44,9</text:p>
          </table:table-cell>
          <table:table-cell office:value-type="float" office:value="95.277" calcext:value-type="float">
            <text:p>95,3</text:p>
          </table:table-cell>
          <table:table-cell table:number-columns-repeated="1002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225.78.19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61" calcext:value-type="float">
            <text:p>4,3</text:p>
          </table:table-cell>
          <table:table-cell office:value-type="float" office:value="31.214" calcext:value-type="float">
            <text:p>31,2</text:p>
          </table:table-cell>
          <table:table-cell office:value-type="float" office:value="95.517" calcext:value-type="float">
            <text:p>95,5</text:p>
          </table:table-cell>
          <table:table-cell office:value-type="float" office:value="95.574" calcext:value-type="float">
            <text:p>95,6</text:p>
          </table:table-cell>
          <table:table-cell office:value-type="float" office:value="428.289" calcext:value-type="float">
            <text:p>428,3</text:p>
          </table:table-cell>
          <table:table-cell office:value-type="float" office:value="443.219" calcext:value-type="float">
            <text:p>443,2</text:p>
          </table:table-cell>
          <table:table-cell table:formula="of:=[.K199]-[.J199]" office:value-type="float" office:value="14.93" calcext:value-type="float">
            <text:p>14,9</text:p>
          </table:table-cell>
          <table:table-cell/>
          <table:table-cell table:formula="of:=[.J199]-[.O199]-[.I199]" office:value-type="float" office:value="-1.51500000000003" calcext:value-type="float">
            <text:p>-1,5</text:p>
          </table:table-cell>
          <table:table-cell table:style-name="Default" office:value-type="float" office:value="334.23" calcext:value-type="float">
            <text:p>334,23</text:p>
          </table:table-cell>
          <table:table-cell table:formula="of:=[.O199]-[.Q199]" office:value-type="float" office:value="21.302" calcext:value-type="float">
            <text:p>21,3</text:p>
          </table:table-cell>
          <table:table-cell office:value-type="float" office:value="312.928" calcext:value-type="float">
            <text:p>312,9</text:p>
          </table:table-cell>
          <table:table-cell table:formula="of:=[.Q199]-[.S199]-[.U199]-[.V199]" office:value-type="float" office:value="15.219" calcext:value-type="float">
            <text:p>15,2</text:p>
          </table:table-cell>
          <table:table-cell office:value-type="float" office:value="157.57" calcext:value-type="float">
            <text:p>157,6</text:p>
          </table:table-cell>
          <table:table-cell office:value-type="float" office:value="0.825" calcext:value-type="float">
            <text:p>0,8</text:p>
          </table:table-cell>
          <table:table-cell office:value-type="float" office:value="42.641" calcext:value-type="float">
            <text:p>42,6</text:p>
          </table:table-cell>
          <table:table-cell office:value-type="float" office:value="97.498" calcext:value-type="float">
            <text:p>97,5</text:p>
          </table:table-cell>
          <table:table-cell table:number-columns-repeated="1002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225.78.19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25" calcext:value-type="float">
            <text:p>4,2</text:p>
          </table:table-cell>
          <table:table-cell office:value-type="float" office:value="31.12" calcext:value-type="float">
            <text:p>31,1</text:p>
          </table:table-cell>
          <table:table-cell office:value-type="float" office:value="99.175" calcext:value-type="float">
            <text:p>99,2</text:p>
          </table:table-cell>
          <table:table-cell office:value-type="float" office:value="99.354" calcext:value-type="float">
            <text:p>99,4</text:p>
          </table:table-cell>
          <table:table-cell office:value-type="float" office:value="430.811" calcext:value-type="float">
            <text:p>430,8</text:p>
          </table:table-cell>
          <table:table-cell office:value-type="float" office:value="445.706" calcext:value-type="float">
            <text:p>445,7</text:p>
          </table:table-cell>
          <table:table-cell table:formula="of:=[.K200]-[.J200]" office:value-type="float" office:value="14.895" calcext:value-type="float">
            <text:p>14,9</text:p>
          </table:table-cell>
          <table:table-cell/>
          <table:table-cell table:formula="of:=[.J200]-[.O200]-[.I200]" office:value-type="float" office:value="79.667" calcext:value-type="float">
            <text:p>79,7</text:p>
          </table:table-cell>
          <table:table-cell table:style-name="Default" office:value-type="float" office:value="251.79" calcext:value-type="float">
            <text:p>251,79</text:p>
          </table:table-cell>
          <table:table-cell table:formula="of:=[.O200]-[.Q200]" office:value-type="float" office:value="12.37" calcext:value-type="float">
            <text:p>12,4</text:p>
          </table:table-cell>
          <table:table-cell office:value-type="float" office:value="239.42" calcext:value-type="float">
            <text:p>239,4</text:p>
          </table:table-cell>
          <table:table-cell table:formula="of:=[.Q200]-[.S200]-[.U200]-[.V200]" office:value-type="float" office:value="7.32199999999999" calcext:value-type="float">
            <text:p>7,3</text:p>
          </table:table-cell>
          <table:table-cell office:value-type="float" office:value="123.959" calcext:value-type="float">
            <text:p>124,0</text:p>
          </table:table-cell>
          <table:table-cell office:value-type="float" office:value="0.795" calcext:value-type="float">
            <text:p>0,8</text:p>
          </table:table-cell>
          <table:table-cell office:value-type="float" office:value="40.25" calcext:value-type="float">
            <text:p>40,3</text:p>
          </table:table-cell>
          <table:table-cell office:value-type="float" office:value="67.889" calcext:value-type="float">
            <text:p>67,9</text:p>
          </table:table-cell>
          <table:table-cell table:number-columns-repeated="1002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225.78.19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16" calcext:value-type="float">
            <text:p>4,1</text:p>
          </table:table-cell>
          <table:table-cell office:value-type="float" office:value="31.005" calcext:value-type="float">
            <text:p>31,0</text:p>
          </table:table-cell>
          <table:table-cell office:value-type="float" office:value="104.552" calcext:value-type="float">
            <text:p>104,6</text:p>
          </table:table-cell>
          <table:table-cell office:value-type="float" office:value="104.624" calcext:value-type="float">
            <text:p>104,6</text:p>
          </table:table-cell>
          <table:table-cell office:value-type="float" office:value="471.024" calcext:value-type="float">
            <text:p>471,0</text:p>
          </table:table-cell>
          <table:table-cell office:value-type="float" office:value="485.239" calcext:value-type="float">
            <text:p>485,2</text:p>
          </table:table-cell>
          <table:table-cell table:formula="of:=[.K201]-[.J201]" office:value-type="float" office:value="14.215" calcext:value-type="float">
            <text:p>14,2</text:p>
          </table:table-cell>
          <table:table-cell/>
          <table:table-cell table:formula="of:=[.J201]-[.O201]-[.I201]" office:value-type="float" office:value="53.41" calcext:value-type="float">
            <text:p>53,4</text:p>
          </table:table-cell>
          <table:table-cell table:style-name="Default" office:value-type="float" office:value="312.99" calcext:value-type="float">
            <text:p>312,99</text:p>
          </table:table-cell>
          <table:table-cell table:formula="of:=[.O201]-[.Q201]" office:value-type="float" office:value="10.472" calcext:value-type="float">
            <text:p>10,5</text:p>
          </table:table-cell>
          <table:table-cell office:value-type="float" office:value="302.518" calcext:value-type="float">
            <text:p>302,5</text:p>
          </table:table-cell>
          <table:table-cell table:formula="of:=[.Q201]-[.S201]-[.U201]-[.V201]" office:value-type="float" office:value="1.36299999999997" calcext:value-type="float">
            <text:p>1,4</text:p>
          </table:table-cell>
          <table:table-cell office:value-type="float" office:value="129.846" calcext:value-type="float">
            <text:p>129,8</text:p>
          </table:table-cell>
          <table:table-cell office:value-type="float" office:value="0.795" calcext:value-type="float">
            <text:p>0,8</text:p>
          </table:table-cell>
          <table:table-cell office:value-type="float" office:value="41.215" calcext:value-type="float">
            <text:p>41,2</text:p>
          </table:table-cell>
          <table:table-cell office:value-type="float" office:value="130.094" calcext:value-type="float">
            <text:p>130,1</text:p>
          </table:table-cell>
          <table:table-cell table:number-columns-repeated="1002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225.78.19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" calcext:value-type="float">
            <text:p>4,2</text:p>
          </table:table-cell>
          <table:table-cell office:value-type="float" office:value="30.955" calcext:value-type="float">
            <text:p>31,0</text:p>
          </table:table-cell>
          <table:table-cell office:value-type="float" office:value="96.318" calcext:value-type="float">
            <text:p>96,3</text:p>
          </table:table-cell>
          <table:table-cell office:value-type="float" office:value="96.493" calcext:value-type="float">
            <text:p>96,5</text:p>
          </table:table-cell>
          <table:table-cell office:value-type="float" office:value="408.456" calcext:value-type="float">
            <text:p>408,5</text:p>
          </table:table-cell>
          <table:table-cell office:value-type="float" office:value="421.362" calcext:value-type="float">
            <text:p>421,4</text:p>
          </table:table-cell>
          <table:table-cell table:formula="of:=[.K202]-[.J202]" office:value-type="float" office:value="12.906" calcext:value-type="float">
            <text:p>12,9</text:p>
          </table:table-cell>
          <table:table-cell/>
          <table:table-cell table:formula="of:=[.J202]-[.O202]-[.I202]" office:value-type="float" office:value="-11.877" calcext:value-type="float">
            <text:p>-11,9</text:p>
          </table:table-cell>
          <table:table-cell table:style-name="Default" office:value-type="float" office:value="323.84" calcext:value-type="float">
            <text:p>323,84</text:p>
          </table:table-cell>
          <table:table-cell table:formula="of:=[.O202]-[.Q202]" office:value-type="float" office:value="9.69199999999995" calcext:value-type="float">
            <text:p>9,7</text:p>
          </table:table-cell>
          <table:table-cell office:value-type="float" office:value="314.148" calcext:value-type="float">
            <text:p>314,1</text:p>
          </table:table-cell>
          <table:table-cell table:formula="of:=[.Q202]-[.S202]-[.U202]-[.V202]" office:value-type="float" office:value="1.39200000000002" calcext:value-type="float">
            <text:p>1,4</text:p>
          </table:table-cell>
          <table:table-cell office:value-type="float" office:value="112.696" calcext:value-type="float">
            <text:p>112,7</text:p>
          </table:table-cell>
          <table:table-cell office:value-type="float" office:value="0.76" calcext:value-type="float">
            <text:p>0,8</text:p>
          </table:table-cell>
          <table:table-cell office:value-type="float" office:value="49.37" calcext:value-type="float">
            <text:p>49,4</text:p>
          </table:table-cell>
          <table:table-cell office:value-type="float" office:value="150.69" calcext:value-type="float">
            <text:p>150,7</text:p>
          </table:table-cell>
          <table:table-cell table:number-columns-repeated="1002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225.78.19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03" calcext:value-type="float">
            <text:p>4,2</text:p>
          </table:table-cell>
          <table:table-cell office:value-type="float" office:value="30.394" calcext:value-type="float">
            <text:p>30,4</text:p>
          </table:table-cell>
          <table:table-cell office:value-type="float" office:value="97.746" calcext:value-type="float">
            <text:p>97,7</text:p>
          </table:table-cell>
          <table:table-cell office:value-type="float" office:value="97.912" calcext:value-type="float">
            <text:p>97,9</text:p>
          </table:table-cell>
          <table:table-cell office:value-type="float" office:value="394.418" calcext:value-type="float">
            <text:p>394,4</text:p>
          </table:table-cell>
          <table:table-cell office:value-type="float" office:value="407.124" calcext:value-type="float">
            <text:p>407,1</text:p>
          </table:table-cell>
          <table:table-cell table:formula="of:=[.K203]-[.J203]" office:value-type="float" office:value="12.706" calcext:value-type="float">
            <text:p>12,7</text:p>
          </table:table-cell>
          <table:table-cell/>
          <table:table-cell table:formula="of:=[.J203]-[.O203]-[.I203]" office:value-type="float" office:value="0.486000000000018" calcext:value-type="float">
            <text:p>0,5</text:p>
          </table:table-cell>
          <table:table-cell table:style-name="Default" office:value-type="float" office:value="296.02" calcext:value-type="float">
            <text:p>296,02</text:p>
          </table:table-cell>
          <table:table-cell table:formula="of:=[.O203]-[.Q203]" office:value-type="float" office:value="7.84299999999996" calcext:value-type="float">
            <text:p>7,8</text:p>
          </table:table-cell>
          <table:table-cell office:value-type="float" office:value="288.177" calcext:value-type="float">
            <text:p>288,2</text:p>
          </table:table-cell>
          <table:table-cell table:formula="of:=[.Q203]-[.S203]-[.U203]-[.V203]" office:value-type="float" office:value="1.34700000000001" calcext:value-type="float">
            <text:p>1,3</text:p>
          </table:table-cell>
          <table:table-cell office:value-type="float" office:value="128.08" calcext:value-type="float">
            <text:p>128,1</text:p>
          </table:table-cell>
          <table:table-cell office:value-type="float" office:value="0.761" calcext:value-type="float">
            <text:p>0,8</text:p>
          </table:table-cell>
          <table:table-cell office:value-type="float" office:value="45.941" calcext:value-type="float">
            <text:p>45,9</text:p>
          </table:table-cell>
          <table:table-cell office:value-type="float" office:value="112.809" calcext:value-type="float">
            <text:p>112,8</text:p>
          </table:table-cell>
          <table:table-cell table:number-columns-repeated="1002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225.78.19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27" calcext:value-type="float">
            <text:p>4,2</text:p>
          </table:table-cell>
          <table:table-cell office:value-type="float" office:value="30.484" calcext:value-type="float">
            <text:p>30,5</text:p>
          </table:table-cell>
          <table:table-cell office:value-type="float" office:value="103.449" calcext:value-type="float">
            <text:p>103,4</text:p>
          </table:table-cell>
          <table:table-cell office:value-type="float" office:value="103.616" calcext:value-type="float">
            <text:p>103,6</text:p>
          </table:table-cell>
          <table:table-cell office:value-type="float" office:value="431.256" calcext:value-type="float">
            <text:p>431,3</text:p>
          </table:table-cell>
          <table:table-cell office:value-type="float" office:value="445.397" calcext:value-type="float">
            <text:p>445,4</text:p>
          </table:table-cell>
          <table:table-cell table:formula="of:=[.K204]-[.J204]" office:value-type="float" office:value="14.141" calcext:value-type="float">
            <text:p>14,1</text:p>
          </table:table-cell>
          <table:table-cell/>
          <table:table-cell table:formula="of:=[.J204]-[.O204]-[.I204]" office:value-type="float" office:value="25" calcext:value-type="float">
            <text:p>25,0</text:p>
          </table:table-cell>
          <table:table-cell table:style-name="Default" office:value-type="float" office:value="302.64" calcext:value-type="float">
            <text:p>302,64</text:p>
          </table:table-cell>
          <table:table-cell table:formula="of:=[.O204]-[.Q204]" office:value-type="float" office:value="19.666" calcext:value-type="float">
            <text:p>19,7</text:p>
          </table:table-cell>
          <table:table-cell office:value-type="float" office:value="282.974" calcext:value-type="float">
            <text:p>283,0</text:p>
          </table:table-cell>
          <table:table-cell table:formula="of:=[.Q204]-[.S204]-[.U204]-[.V204]" office:value-type="float" office:value="1.37199999999999" calcext:value-type="float">
            <text:p>1,4</text:p>
          </table:table-cell>
          <table:table-cell office:value-type="float" office:value="106.208" calcext:value-type="float">
            <text:p>106,2</text:p>
          </table:table-cell>
          <table:table-cell office:value-type="float" office:value="0.758" calcext:value-type="float">
            <text:p>0,8</text:p>
          </table:table-cell>
          <table:table-cell office:value-type="float" office:value="54.271" calcext:value-type="float">
            <text:p>54,3</text:p>
          </table:table-cell>
          <table:table-cell office:value-type="float" office:value="121.123" calcext:value-type="float">
            <text:p>121,1</text:p>
          </table:table-cell>
          <table:table-cell table:number-columns-repeated="1002"/>
        </table:table-row>
        <table:table-row table:style-name="ro1">
          <table:table-cell table:number-columns-repeated="2" office:value-type="float" office:value="200" calcext:value-type="float">
            <text:p>200</text:p>
          </table:table-cell>
          <table:table-cell office:value-type="string" calcext:value-type="string">
            <text:p>13.225.78.19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27" calcext:value-type="float">
            <text:p>4,2</text:p>
          </table:table-cell>
          <table:table-cell office:value-type="float" office:value="30.391" calcext:value-type="float">
            <text:p>30,4</text:p>
          </table:table-cell>
          <table:table-cell office:value-type="float" office:value="112.046" calcext:value-type="float">
            <text:p>112,0</text:p>
          </table:table-cell>
          <table:table-cell office:value-type="float" office:value="112.216" calcext:value-type="float">
            <text:p>112,2</text:p>
          </table:table-cell>
          <table:table-cell office:value-type="float" office:value="430.855" calcext:value-type="float">
            <text:p>430,9</text:p>
          </table:table-cell>
          <table:table-cell office:value-type="float" office:value="445.107" calcext:value-type="float">
            <text:p>445,1</text:p>
          </table:table-cell>
          <table:table-cell table:formula="of:=[.K205]-[.J205]" office:value-type="float" office:value="14.252" calcext:value-type="float">
            <text:p>14,3</text:p>
          </table:table-cell>
          <table:table-cell/>
          <table:table-cell table:formula="of:=[.J205]-[.O205]-[.I205]" office:value-type="float" office:value="34.069" calcext:value-type="float">
            <text:p>34,1</text:p>
          </table:table-cell>
          <table:table-cell table:style-name="Default" office:value-type="float" office:value="284.57" calcext:value-type="float">
            <text:p>284,57</text:p>
          </table:table-cell>
          <table:table-cell table:formula="of:=[.O205]-[.Q205]" office:value-type="float" office:value="4.303" calcext:value-type="float">
            <text:p>4,3</text:p>
          </table:table-cell>
          <table:table-cell office:value-type="float" office:value="280.267" calcext:value-type="float">
            <text:p>280,3</text:p>
          </table:table-cell>
          <table:table-cell table:formula="of:=[.Q205]-[.S205]-[.U205]-[.V205]" office:value-type="float" office:value="1.429" calcext:value-type="float">
            <text:p>1,4</text:p>
          </table:table-cell>
          <table:table-cell office:value-type="float" office:value="120.426" calcext:value-type="float">
            <text:p>120,4</text:p>
          </table:table-cell>
          <table:table-cell office:value-type="float" office:value="0.801" calcext:value-type="float">
            <text:p>0,8</text:p>
          </table:table-cell>
          <table:table-cell office:value-type="float" office:value="42.62" calcext:value-type="float">
            <text:p>42,6</text:p>
          </table:table-cell>
          <table:table-cell office:value-type="float" office:value="115.792" calcext:value-type="float">
            <text:p>115,8</text:p>
          </table:table-cell>
          <table:table-cell table:number-columns-repeated="1002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225.78.19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53" calcext:value-type="float">
            <text:p>4,4</text:p>
          </table:table-cell>
          <table:table-cell office:value-type="float" office:value="31.175" calcext:value-type="float">
            <text:p>31,2</text:p>
          </table:table-cell>
          <table:table-cell office:value-type="float" office:value="111.849" calcext:value-type="float">
            <text:p>111,8</text:p>
          </table:table-cell>
          <table:table-cell office:value-type="float" office:value="111.956" calcext:value-type="float">
            <text:p>112,0</text:p>
          </table:table-cell>
          <table:table-cell office:value-type="float" office:value="480.445" calcext:value-type="float">
            <text:p>480,4</text:p>
          </table:table-cell>
          <table:table-cell office:value-type="float" office:value="494.663" calcext:value-type="float">
            <text:p>494,7</text:p>
          </table:table-cell>
          <table:table-cell table:formula="of:=[.K206]-[.J206]" office:value-type="float" office:value="14.218" calcext:value-type="float">
            <text:p>14,2</text:p>
          </table:table-cell>
          <table:table-cell/>
          <table:table-cell table:formula="of:=[.J206]-[.O206]-[.I206]" office:value-type="float" office:value="66.379" calcext:value-type="float">
            <text:p>66,4</text:p>
          </table:table-cell>
          <table:table-cell table:style-name="Default" office:value-type="float" office:value="302.11" calcext:value-type="float">
            <text:p>302,11</text:p>
          </table:table-cell>
          <table:table-cell table:formula="of:=[.O206]-[.Q206]" office:value-type="float" office:value="6.38800000000003" calcext:value-type="float">
            <text:p>6,4</text:p>
          </table:table-cell>
          <table:table-cell office:value-type="float" office:value="295.722" calcext:value-type="float">
            <text:p>295,7</text:p>
          </table:table-cell>
          <table:table-cell table:formula="of:=[.Q206]-[.S206]-[.U206]-[.V206]" office:value-type="float" office:value="1.46899999999997" calcext:value-type="float">
            <text:p>1,5</text:p>
          </table:table-cell>
          <table:table-cell office:value-type="float" office:value="106.858" calcext:value-type="float">
            <text:p>106,9</text:p>
          </table:table-cell>
          <table:table-cell office:value-type="float" office:value="0.807" calcext:value-type="float">
            <text:p>0,8</text:p>
          </table:table-cell>
          <table:table-cell office:value-type="float" office:value="53.633" calcext:value-type="float">
            <text:p>53,6</text:p>
          </table:table-cell>
          <table:table-cell office:value-type="float" office:value="133.762" calcext:value-type="float">
            <text:p>133,8</text:p>
          </table:table-cell>
          <table:table-cell table:number-columns-repeated="1002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6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60.626" calcext:value-type="float">
            <text:p>60,6</text:p>
          </table:table-cell>
          <table:table-cell office:value-type="float" office:value="80.299" calcext:value-type="float">
            <text:p>80,3</text:p>
          </table:table-cell>
          <table:table-cell office:value-type="float" office:value="147.172" calcext:value-type="float">
            <text:p>147,2</text:p>
          </table:table-cell>
          <table:table-cell office:value-type="float" office:value="147.339" calcext:value-type="float">
            <text:p>147,3</text:p>
          </table:table-cell>
          <table:table-cell office:value-type="float" office:value="454.469" calcext:value-type="float">
            <text:p>454,5</text:p>
          </table:table-cell>
          <table:table-cell office:value-type="float" office:value="465.408" calcext:value-type="float">
            <text:p>465,4</text:p>
          </table:table-cell>
          <table:table-cell table:formula="of:=[.K207]-[.J207]" office:value-type="float" office:value="10.939" calcext:value-type="float">
            <text:p>10,9</text:p>
          </table:table-cell>
          <table:table-cell/>
          <table:table-cell table:formula="of:=[.J207]-[.O207]-[.I207]" office:value-type="float" office:value="61.38" calcext:value-type="float">
            <text:p>61,4</text:p>
          </table:table-cell>
          <table:table-cell table:style-name="Default" office:value-type="float" office:value="245.75" calcext:value-type="float">
            <text:p>245,75</text:p>
          </table:table-cell>
          <table:table-cell table:formula="of:=[.O207]-[.Q207]" office:value-type="float" office:value="13.142" calcext:value-type="float">
            <text:p>13,1</text:p>
          </table:table-cell>
          <table:table-cell office:value-type="float" office:value="232.608" calcext:value-type="float">
            <text:p>232,6</text:p>
          </table:table-cell>
          <table:table-cell table:formula="of:=[.Q207]-[.S207]-[.U207]-[.V207]" office:value-type="float" office:value="1.354" calcext:value-type="float">
            <text:p>1,4</text:p>
          </table:table-cell>
          <table:table-cell office:value-type="float" office:value="113.426" calcext:value-type="float">
            <text:p>113,4</text:p>
          </table:table-cell>
          <table:table-cell office:value-type="float" office:value="0.779" calcext:value-type="float">
            <text:p>0,8</text:p>
          </table:table-cell>
          <table:table-cell office:value-type="float" office:value="50.637" calcext:value-type="float">
            <text:p>50,6</text:p>
          </table:table-cell>
          <table:table-cell office:value-type="float" office:value="67.191" calcext:value-type="float">
            <text:p>67,2</text:p>
          </table:table-cell>
          <table:table-cell table:number-columns-repeated="1002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41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41" calcext:value-type="float">
            <text:p>4,1</text:p>
          </table:table-cell>
          <table:table-cell office:value-type="float" office:value="23.135" calcext:value-type="float">
            <text:p>23,1</text:p>
          </table:table-cell>
          <table:table-cell office:value-type="float" office:value="89.765" calcext:value-type="float">
            <text:p>89,8</text:p>
          </table:table-cell>
          <table:table-cell office:value-type="float" office:value="89.932" calcext:value-type="float">
            <text:p>89,9</text:p>
          </table:table-cell>
          <table:table-cell office:value-type="float" office:value="502.559" calcext:value-type="float">
            <text:p>502,6</text:p>
          </table:table-cell>
          <table:table-cell office:value-type="float" office:value="513.878" calcext:value-type="float">
            <text:p>513,9</text:p>
          </table:table-cell>
          <table:table-cell table:formula="of:=[.K208]-[.J208]" office:value-type="float" office:value="11.319" calcext:value-type="float">
            <text:p>11,3</text:p>
          </table:table-cell>
          <table:table-cell/>
          <table:table-cell table:formula="of:=[.J208]-[.O208]-[.I208]" office:value-type="float" office:value="170.287" calcext:value-type="float">
            <text:p>170,3</text:p>
          </table:table-cell>
          <table:table-cell table:style-name="Default" office:value-type="float" office:value="242.34" calcext:value-type="float">
            <text:p>242,34</text:p>
          </table:table-cell>
          <table:table-cell table:formula="of:=[.O208]-[.Q208]" office:value-type="float" office:value="10.258" calcext:value-type="float">
            <text:p>10,3</text:p>
          </table:table-cell>
          <table:table-cell office:value-type="float" office:value="232.082" calcext:value-type="float">
            <text:p>232,1</text:p>
          </table:table-cell>
          <table:table-cell table:formula="of:=[.Q208]-[.S208]-[.U208]-[.V208]" office:value-type="float" office:value="1.29899999999999" calcext:value-type="float">
            <text:p>1,3</text:p>
          </table:table-cell>
          <table:table-cell office:value-type="float" office:value="103.709" calcext:value-type="float">
            <text:p>103,7</text:p>
          </table:table-cell>
          <table:table-cell office:value-type="float" office:value="0.752" calcext:value-type="float">
            <text:p>0,8</text:p>
          </table:table-cell>
          <table:table-cell office:value-type="float" office:value="36.86" calcext:value-type="float">
            <text:p>36,9</text:p>
          </table:table-cell>
          <table:table-cell office:value-type="float" office:value="90.214" calcext:value-type="float">
            <text:p>90,2</text:p>
          </table:table-cell>
          <table:table-cell table:number-columns-repeated="1002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41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2" calcext:value-type="float">
            <text:p>4,2</text:p>
          </table:table-cell>
          <table:table-cell office:value-type="float" office:value="23.363" calcext:value-type="float">
            <text:p>23,4</text:p>
          </table:table-cell>
          <table:table-cell office:value-type="float" office:value="79.118" calcext:value-type="float">
            <text:p>79,1</text:p>
          </table:table-cell>
          <table:table-cell office:value-type="float" office:value="79.285" calcext:value-type="float">
            <text:p>79,3</text:p>
          </table:table-cell>
          <table:table-cell office:value-type="float" office:value="420.879" calcext:value-type="float">
            <text:p>420,9</text:p>
          </table:table-cell>
          <table:table-cell office:value-type="float" office:value="430.878" calcext:value-type="float">
            <text:p>430,9</text:p>
          </table:table-cell>
          <table:table-cell table:formula="of:=[.K209]-[.J209]" office:value-type="float" office:value="9.99899999999997" calcext:value-type="float">
            <text:p>10,0</text:p>
          </table:table-cell>
          <table:table-cell/>
          <table:table-cell table:formula="of:=[.J209]-[.O209]-[.I209]" office:value-type="float" office:value="61.214" calcext:value-type="float">
            <text:p>61,2</text:p>
          </table:table-cell>
          <table:table-cell table:style-name="Default" office:value-type="float" office:value="280.38" calcext:value-type="float">
            <text:p>280,38</text:p>
          </table:table-cell>
          <table:table-cell table:formula="of:=[.O209]-[.Q209]" office:value-type="float" office:value="12.886" calcext:value-type="float">
            <text:p>12,9</text:p>
          </table:table-cell>
          <table:table-cell office:value-type="float" office:value="267.494" calcext:value-type="float">
            <text:p>267,5</text:p>
          </table:table-cell>
          <table:table-cell table:formula="of:=[.Q209]-[.S209]-[.U209]-[.V209]" office:value-type="float" office:value="5.61400000000003" calcext:value-type="float">
            <text:p>5,6</text:p>
          </table:table-cell>
          <table:table-cell office:value-type="float" office:value="133.595" calcext:value-type="float">
            <text:p>133,6</text:p>
          </table:table-cell>
          <table:table-cell office:value-type="float" office:value="0.781" calcext:value-type="float">
            <text:p>0,8</text:p>
          </table:table-cell>
          <table:table-cell office:value-type="float" office:value="40.342" calcext:value-type="float">
            <text:p>40,3</text:p>
          </table:table-cell>
          <table:table-cell office:value-type="float" office:value="87.943" calcext:value-type="float">
            <text:p>87,9</text:p>
          </table:table-cell>
          <table:table-cell table:number-columns-repeated="1002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41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77" calcext:value-type="float">
            <text:p>4,3</text:p>
          </table:table-cell>
          <table:table-cell office:value-type="float" office:value="23.372" calcext:value-type="float">
            <text:p>23,4</text:p>
          </table:table-cell>
          <table:table-cell office:value-type="float" office:value="91.117" calcext:value-type="float">
            <text:p>91,1</text:p>
          </table:table-cell>
          <table:table-cell office:value-type="float" office:value="91.3" calcext:value-type="float">
            <text:p>91,3</text:p>
          </table:table-cell>
          <table:table-cell office:value-type="float" office:value="423.261" calcext:value-type="float">
            <text:p>423,3</text:p>
          </table:table-cell>
          <table:table-cell office:value-type="float" office:value="432.22" calcext:value-type="float">
            <text:p>432,2</text:p>
          </table:table-cell>
          <table:table-cell table:formula="of:=[.K210]-[.J210]" office:value-type="float" office:value="8.959" calcext:value-type="float">
            <text:p>9,0</text:p>
          </table:table-cell>
          <table:table-cell/>
          <table:table-cell table:formula="of:=[.J210]-[.O210]-[.I210]" office:value-type="float" office:value="29.841" calcext:value-type="float">
            <text:p>29,8</text:p>
          </table:table-cell>
          <table:table-cell table:style-name="Default" office:value-type="float" office:value="302.12" calcext:value-type="float">
            <text:p>302,12</text:p>
          </table:table-cell>
          <table:table-cell table:formula="of:=[.O210]-[.Q210]" office:value-type="float" office:value="13.256" calcext:value-type="float">
            <text:p>13,3</text:p>
          </table:table-cell>
          <table:table-cell office:value-type="float" office:value="288.864" calcext:value-type="float">
            <text:p>288,9</text:p>
          </table:table-cell>
          <table:table-cell table:formula="of:=[.Q210]-[.S210]-[.U210]-[.V210]" office:value-type="float" office:value="1.36599999999999" calcext:value-type="float">
            <text:p>1,4</text:p>
          </table:table-cell>
          <table:table-cell office:value-type="float" office:value="105.357" calcext:value-type="float">
            <text:p>105,4</text:p>
          </table:table-cell>
          <table:table-cell office:value-type="float" office:value="0.723" calcext:value-type="float">
            <text:p>0,7</text:p>
          </table:table-cell>
          <table:table-cell office:value-type="float" office:value="55.086" calcext:value-type="float">
            <text:p>55,1</text:p>
          </table:table-cell>
          <table:table-cell office:value-type="float" office:value="127.055" calcext:value-type="float">
            <text:p>127,1</text:p>
          </table:table-cell>
          <table:table-cell table:number-columns-repeated="1002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41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91" calcext:value-type="float">
            <text:p>4,2</text:p>
          </table:table-cell>
          <table:table-cell office:value-type="float" office:value="23.509" calcext:value-type="float">
            <text:p>23,5</text:p>
          </table:table-cell>
          <table:table-cell office:value-type="float" office:value="72.94" calcext:value-type="float">
            <text:p>72,9</text:p>
          </table:table-cell>
          <table:table-cell office:value-type="float" office:value="72.997" calcext:value-type="float">
            <text:p>73,0</text:p>
          </table:table-cell>
          <table:table-cell office:value-type="float" office:value="457.441" calcext:value-type="float">
            <text:p>457,4</text:p>
          </table:table-cell>
          <table:table-cell office:value-type="float" office:value="467.36" calcext:value-type="float">
            <text:p>467,4</text:p>
          </table:table-cell>
          <table:table-cell table:formula="of:=[.K211]-[.J211]" office:value-type="float" office:value="9.91900000000004" calcext:value-type="float">
            <text:p>9,9</text:p>
          </table:table-cell>
          <table:table-cell/>
          <table:table-cell table:formula="of:=[.J211]-[.O211]-[.I211]" office:value-type="float" office:value="104.524" calcext:value-type="float">
            <text:p>104,5</text:p>
          </table:table-cell>
          <table:table-cell table:style-name="Default" office:value-type="float" office:value="279.92" calcext:value-type="float">
            <text:p>279,92</text:p>
          </table:table-cell>
          <table:table-cell table:formula="of:=[.O211]-[.Q211]" office:value-type="float" office:value="13.685" calcext:value-type="float">
            <text:p>13,7</text:p>
          </table:table-cell>
          <table:table-cell office:value-type="float" office:value="266.235" calcext:value-type="float">
            <text:p>266,2</text:p>
          </table:table-cell>
          <table:table-cell table:formula="of:=[.Q211]-[.S211]-[.U211]-[.V211]" office:value-type="float" office:value="1.318" calcext:value-type="float">
            <text:p>1,3</text:p>
          </table:table-cell>
          <table:table-cell office:value-type="float" office:value="128.389" calcext:value-type="float">
            <text:p>128,4</text:p>
          </table:table-cell>
          <table:table-cell office:value-type="float" office:value="0.754" calcext:value-type="float">
            <text:p>0,8</text:p>
          </table:table-cell>
          <table:table-cell office:value-type="float" office:value="49.908" calcext:value-type="float">
            <text:p>49,9</text:p>
          </table:table-cell>
          <table:table-cell office:value-type="float" office:value="86.62" calcext:value-type="float">
            <text:p>86,6</text:p>
          </table:table-cell>
          <table:table-cell table:number-columns-repeated="1002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41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46" calcext:value-type="float">
            <text:p>4,1</text:p>
          </table:table-cell>
          <table:table-cell office:value-type="float" office:value="23.38" calcext:value-type="float">
            <text:p>23,4</text:p>
          </table:table-cell>
          <table:table-cell office:value-type="float" office:value="73.109" calcext:value-type="float">
            <text:p>73,1</text:p>
          </table:table-cell>
          <table:table-cell office:value-type="float" office:value="73.165" calcext:value-type="float">
            <text:p>73,2</text:p>
          </table:table-cell>
          <table:table-cell office:value-type="float" office:value="445.093" calcext:value-type="float">
            <text:p>445,1</text:p>
          </table:table-cell>
          <table:table-cell office:value-type="float" office:value="454.69" calcext:value-type="float">
            <text:p>454,7</text:p>
          </table:table-cell>
          <table:table-cell table:formula="of:=[.K212]-[.J212]" office:value-type="float" office:value="9.59699999999998" calcext:value-type="float">
            <text:p>9,6</text:p>
          </table:table-cell>
          <table:table-cell/>
          <table:table-cell table:formula="of:=[.J212]-[.O212]-[.I212]" office:value-type="float" office:value="112.238" calcext:value-type="float">
            <text:p>112,2</text:p>
          </table:table-cell>
          <table:table-cell table:style-name="Default" office:value-type="float" office:value="259.69" calcext:value-type="float">
            <text:p>259,69</text:p>
          </table:table-cell>
          <table:table-cell table:formula="of:=[.O212]-[.Q212]" office:value-type="float" office:value="13.64" calcext:value-type="float">
            <text:p>13,6</text:p>
          </table:table-cell>
          <table:table-cell office:value-type="float" office:value="246.05" calcext:value-type="float">
            <text:p>246,1</text:p>
          </table:table-cell>
          <table:table-cell table:formula="of:=[.Q212]-[.S212]-[.U212]-[.V212]" office:value-type="float" office:value="21.049" calcext:value-type="float">
            <text:p>21,0</text:p>
          </table:table-cell>
          <table:table-cell office:value-type="float" office:value="121.717" calcext:value-type="float">
            <text:p>121,7</text:p>
          </table:table-cell>
          <table:table-cell office:value-type="float" office:value="0.76" calcext:value-type="float">
            <text:p>0,8</text:p>
          </table:table-cell>
          <table:table-cell office:value-type="float" office:value="36.527" calcext:value-type="float">
            <text:p>36,5</text:p>
          </table:table-cell>
          <table:table-cell office:value-type="float" office:value="66.757" calcext:value-type="float">
            <text:p>66,8</text:p>
          </table:table-cell>
          <table:table-cell table:number-columns-repeated="1002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41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57" calcext:value-type="float">
            <text:p>4,2</text:p>
          </table:table-cell>
          <table:table-cell office:value-type="float" office:value="23.916" calcext:value-type="float">
            <text:p>23,9</text:p>
          </table:table-cell>
          <table:table-cell office:value-type="float" office:value="72.449" calcext:value-type="float">
            <text:p>72,4</text:p>
          </table:table-cell>
          <table:table-cell office:value-type="float" office:value="72.615" calcext:value-type="float">
            <text:p>72,6</text:p>
          </table:table-cell>
          <table:table-cell office:value-type="float" office:value="396.338" calcext:value-type="float">
            <text:p>396,3</text:p>
          </table:table-cell>
          <table:table-cell office:value-type="float" office:value="406.758" calcext:value-type="float">
            <text:p>406,8</text:p>
          </table:table-cell>
          <table:table-cell table:formula="of:=[.K213]-[.J213]" office:value-type="float" office:value="10.42" calcext:value-type="float">
            <text:p>10,4</text:p>
          </table:table-cell>
          <table:table-cell/>
          <table:table-cell table:formula="of:=[.J213]-[.O213]-[.I213]" office:value-type="float" office:value="14.423" calcext:value-type="float">
            <text:p>14,4</text:p>
          </table:table-cell>
          <table:table-cell table:style-name="Default" office:value-type="float" office:value="309.3" calcext:value-type="float">
            <text:p>309,3</text:p>
          </table:table-cell>
          <table:table-cell table:formula="of:=[.O213]-[.Q213]" office:value-type="float" office:value="2.16700000000003" calcext:value-type="float">
            <text:p>2,2</text:p>
          </table:table-cell>
          <table:table-cell office:value-type="float" office:value="307.133" calcext:value-type="float">
            <text:p>307,1</text:p>
          </table:table-cell>
          <table:table-cell table:formula="of:=[.Q213]-[.S213]-[.U213]-[.V213]" office:value-type="float" office:value="8.52199999999998" calcext:value-type="float">
            <text:p>8,5</text:p>
          </table:table-cell>
          <table:table-cell office:value-type="float" office:value="125.221" calcext:value-type="float">
            <text:p>125,2</text:p>
          </table:table-cell>
          <table:table-cell office:value-type="float" office:value="0.762" calcext:value-type="float">
            <text:p>0,8</text:p>
          </table:table-cell>
          <table:table-cell office:value-type="float" office:value="54.655" calcext:value-type="float">
            <text:p>54,7</text:p>
          </table:table-cell>
          <table:table-cell office:value-type="float" office:value="118.735" calcext:value-type="float">
            <text:p>118,7</text:p>
          </table:table-cell>
          <table:table-cell table:number-columns-repeated="1002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41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88" calcext:value-type="float">
            <text:p>4,3</text:p>
          </table:table-cell>
          <table:table-cell office:value-type="float" office:value="23.654" calcext:value-type="float">
            <text:p>23,7</text:p>
          </table:table-cell>
          <table:table-cell office:value-type="float" office:value="84.322" calcext:value-type="float">
            <text:p>84,3</text:p>
          </table:table-cell>
          <table:table-cell office:value-type="float" office:value="84.383" calcext:value-type="float">
            <text:p>84,4</text:p>
          </table:table-cell>
          <table:table-cell office:value-type="float" office:value="504.927" calcext:value-type="float">
            <text:p>504,9</text:p>
          </table:table-cell>
          <table:table-cell office:value-type="float" office:value="517.066" calcext:value-type="float">
            <text:p>517,1</text:p>
          </table:table-cell>
          <table:table-cell table:formula="of:=[.K214]-[.J214]" office:value-type="float" office:value="12.139" calcext:value-type="float">
            <text:p>12,1</text:p>
          </table:table-cell>
          <table:table-cell/>
          <table:table-cell table:formula="of:=[.J214]-[.O214]-[.I214]" office:value-type="float" office:value="130.874" calcext:value-type="float">
            <text:p>130,9</text:p>
          </table:table-cell>
          <table:table-cell table:style-name="Default" office:value-type="float" office:value="289.67" calcext:value-type="float">
            <text:p>289,67</text:p>
          </table:table-cell>
          <table:table-cell table:formula="of:=[.O214]-[.Q214]" office:value-type="float" office:value="17.359" calcext:value-type="float">
            <text:p>17,4</text:p>
          </table:table-cell>
          <table:table-cell office:value-type="float" office:value="272.311" calcext:value-type="float">
            <text:p>272,3</text:p>
          </table:table-cell>
          <table:table-cell table:formula="of:=[.Q214]-[.S214]-[.U214]-[.V214]" office:value-type="float" office:value="8.81399999999998" calcext:value-type="float">
            <text:p>8,8</text:p>
          </table:table-cell>
          <table:table-cell office:value-type="float" office:value="114.446" calcext:value-type="float">
            <text:p>114,4</text:p>
          </table:table-cell>
          <table:table-cell office:value-type="float" office:value="0.785" calcext:value-type="float">
            <text:p>0,8</text:p>
          </table:table-cell>
          <table:table-cell office:value-type="float" office:value="45.751" calcext:value-type="float">
            <text:p>45,8</text:p>
          </table:table-cell>
          <table:table-cell office:value-type="float" office:value="103.3" calcext:value-type="float">
            <text:p>103,3</text:p>
          </table:table-cell>
          <table:table-cell table:number-columns-repeated="1002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41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84" calcext:value-type="float">
            <text:p>4,2</text:p>
          </table:table-cell>
          <table:table-cell office:value-type="float" office:value="23.4" calcext:value-type="float">
            <text:p>23,4</text:p>
          </table:table-cell>
          <table:table-cell office:value-type="float" office:value="70.162" calcext:value-type="float">
            <text:p>70,2</text:p>
          </table:table-cell>
          <table:table-cell office:value-type="float" office:value="70.271" calcext:value-type="float">
            <text:p>70,3</text:p>
          </table:table-cell>
          <table:table-cell office:value-type="float" office:value="399.717" calcext:value-type="float">
            <text:p>399,7</text:p>
          </table:table-cell>
          <table:table-cell office:value-type="float" office:value="411.229" calcext:value-type="float">
            <text:p>411,2</text:p>
          </table:table-cell>
          <table:table-cell table:formula="of:=[.K215]-[.J215]" office:value-type="float" office:value="11.512" calcext:value-type="float">
            <text:p>11,5</text:p>
          </table:table-cell>
          <table:table-cell/>
          <table:table-cell table:formula="of:=[.J215]-[.O215]-[.I215]" office:value-type="float" office:value="25.656" calcext:value-type="float">
            <text:p>25,7</text:p>
          </table:table-cell>
          <table:table-cell table:style-name="Default" office:value-type="float" office:value="303.79" calcext:value-type="float">
            <text:p>303,79</text:p>
          </table:table-cell>
          <table:table-cell table:formula="of:=[.O215]-[.Q215]" office:value-type="float" office:value="15.312" calcext:value-type="float">
            <text:p>15,3</text:p>
          </table:table-cell>
          <table:table-cell office:value-type="float" office:value="288.478" calcext:value-type="float">
            <text:p>288,5</text:p>
          </table:table-cell>
          <table:table-cell table:formula="of:=[.Q215]-[.S215]-[.U215]-[.V215]" office:value-type="float" office:value="2.85900000000002" calcext:value-type="float">
            <text:p>2,9</text:p>
          </table:table-cell>
          <table:table-cell office:value-type="float" office:value="104.847" calcext:value-type="float">
            <text:p>104,8</text:p>
          </table:table-cell>
          <table:table-cell office:value-type="float" office:value="0.754" calcext:value-type="float">
            <text:p>0,8</text:p>
          </table:table-cell>
          <table:table-cell office:value-type="float" office:value="55.228" calcext:value-type="float">
            <text:p>55,2</text:p>
          </table:table-cell>
          <table:table-cell office:value-type="float" office:value="125.544" calcext:value-type="float">
            <text:p>125,5</text:p>
          </table:table-cell>
          <table:table-cell table:number-columns-repeated="1002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41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22" calcext:value-type="float">
            <text:p>4,2</text:p>
          </table:table-cell>
          <table:table-cell office:value-type="float" office:value="23.395" calcext:value-type="float">
            <text:p>23,4</text:p>
          </table:table-cell>
          <table:table-cell office:value-type="float" office:value="80.168" calcext:value-type="float">
            <text:p>80,2</text:p>
          </table:table-cell>
          <table:table-cell office:value-type="float" office:value="80.221" calcext:value-type="float">
            <text:p>80,2</text:p>
          </table:table-cell>
          <table:table-cell office:value-type="float" office:value="438.616" calcext:value-type="float">
            <text:p>438,6</text:p>
          </table:table-cell>
          <table:table-cell office:value-type="float" office:value="449.607" calcext:value-type="float">
            <text:p>449,6</text:p>
          </table:table-cell>
          <table:table-cell table:formula="of:=[.K216]-[.J216]" office:value-type="float" office:value="10.991" calcext:value-type="float">
            <text:p>11,0</text:p>
          </table:table-cell>
          <table:table-cell/>
          <table:table-cell table:formula="of:=[.J216]-[.O216]-[.I216]" office:value-type="float" office:value="-42.715" calcext:value-type="float">
            <text:p>-42,7</text:p>
          </table:table-cell>
          <table:table-cell table:style-name="Default" office:value-type="float" office:value="401.11" calcext:value-type="float">
            <text:p>401,11</text:p>
          </table:table-cell>
          <table:table-cell table:formula="of:=[.O216]-[.Q216]" office:value-type="float" office:value="5.666" calcext:value-type="float">
            <text:p>5,7</text:p>
          </table:table-cell>
          <table:table-cell office:value-type="float" office:value="395.444" calcext:value-type="float">
            <text:p>395,4</text:p>
          </table:table-cell>
          <table:table-cell table:formula="of:=[.Q216]-[.S216]-[.U216]-[.V216]" office:value-type="float" office:value="1.36100000000002" calcext:value-type="float">
            <text:p>1,4</text:p>
          </table:table-cell>
          <table:table-cell office:value-type="float" office:value="239.529" calcext:value-type="float">
            <text:p>239,5</text:p>
          </table:table-cell>
          <table:table-cell office:value-type="float" office:value="0.716" calcext:value-type="float">
            <text:p>0,7</text:p>
          </table:table-cell>
          <table:table-cell office:value-type="float" office:value="40.413" calcext:value-type="float">
            <text:p>40,4</text:p>
          </table:table-cell>
          <table:table-cell office:value-type="float" office:value="114.141" calcext:value-type="float">
            <text:p>114,1</text:p>
          </table:table-cell>
          <table:table-cell table:number-columns-repeated="1002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41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8" calcext:value-type="float">
            <text:p>4,2</text:p>
          </table:table-cell>
          <table:table-cell office:value-type="float" office:value="23.409" calcext:value-type="float">
            <text:p>23,4</text:p>
          </table:table-cell>
          <table:table-cell office:value-type="float" office:value="77.584" calcext:value-type="float">
            <text:p>77,6</text:p>
          </table:table-cell>
          <table:table-cell office:value-type="float" office:value="77.751" calcext:value-type="float">
            <text:p>77,8</text:p>
          </table:table-cell>
          <table:table-cell office:value-type="float" office:value="368.438" calcext:value-type="float">
            <text:p>368,4</text:p>
          </table:table-cell>
          <table:table-cell office:value-type="float" office:value="378.318" calcext:value-type="float">
            <text:p>378,3</text:p>
          </table:table-cell>
          <table:table-cell table:formula="of:=[.K217]-[.J217]" office:value-type="float" office:value="9.88" calcext:value-type="float">
            <text:p>9,9</text:p>
          </table:table-cell>
          <table:table-cell/>
          <table:table-cell table:formula="of:=[.J217]-[.O217]-[.I217]" office:value-type="float" office:value="-4.57300000000001" calcext:value-type="float">
            <text:p>-4,6</text:p>
          </table:table-cell>
          <table:table-cell table:style-name="Default" office:value-type="float" office:value="295.26" calcext:value-type="float">
            <text:p>295,26</text:p>
          </table:table-cell>
          <table:table-cell table:formula="of:=[.O217]-[.Q217]" office:value-type="float" office:value="17.641" calcext:value-type="float">
            <text:p>17,6</text:p>
          </table:table-cell>
          <table:table-cell office:value-type="float" office:value="277.619" calcext:value-type="float">
            <text:p>277,6</text:p>
          </table:table-cell>
          <table:table-cell table:formula="of:=[.Q217]-[.S217]-[.U217]-[.V217]" office:value-type="float" office:value="1.35100000000003" calcext:value-type="float">
            <text:p>1,4</text:p>
          </table:table-cell>
          <table:table-cell office:value-type="float" office:value="115.499" calcext:value-type="float">
            <text:p>115,5</text:p>
          </table:table-cell>
          <table:table-cell office:value-type="float" office:value="0.764" calcext:value-type="float">
            <text:p>0,8</text:p>
          </table:table-cell>
          <table:table-cell office:value-type="float" office:value="37.735" calcext:value-type="float">
            <text:p>37,7</text:p>
          </table:table-cell>
          <table:table-cell office:value-type="float" office:value="123.034" calcext:value-type="float">
            <text:p>123,0</text:p>
          </table:table-cell>
          <table:table-cell table:number-columns-repeated="1002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41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36" calcext:value-type="float">
            <text:p>4,1</text:p>
          </table:table-cell>
          <table:table-cell office:value-type="float" office:value="23.857" calcext:value-type="float">
            <text:p>23,9</text:p>
          </table:table-cell>
          <table:table-cell office:value-type="float" office:value="71.976" calcext:value-type="float">
            <text:p>72,0</text:p>
          </table:table-cell>
          <table:table-cell office:value-type="float" office:value="72.048" calcext:value-type="float">
            <text:p>72,0</text:p>
          </table:table-cell>
          <table:table-cell office:value-type="float" office:value="434.383" calcext:value-type="float">
            <text:p>434,4</text:p>
          </table:table-cell>
          <table:table-cell office:value-type="float" office:value="447.36" calcext:value-type="float">
            <text:p>447,4</text:p>
          </table:table-cell>
          <table:table-cell table:formula="of:=[.K218]-[.J218]" office:value-type="float" office:value="12.977" calcext:value-type="float">
            <text:p>13,0</text:p>
          </table:table-cell>
          <table:table-cell/>
          <table:table-cell table:formula="of:=[.J218]-[.O218]-[.I218]" office:value-type="float" office:value="38.375" calcext:value-type="float">
            <text:p>38,4</text:p>
          </table:table-cell>
          <table:table-cell table:style-name="Default" office:value-type="float" office:value="323.96" calcext:value-type="float">
            <text:p>323,96</text:p>
          </table:table-cell>
          <table:table-cell table:formula="of:=[.O218]-[.Q218]" office:value-type="float" office:value="19.429" calcext:value-type="float">
            <text:p>19,4</text:p>
          </table:table-cell>
          <table:table-cell office:value-type="float" office:value="304.531" calcext:value-type="float">
            <text:p>304,5</text:p>
          </table:table-cell>
          <table:table-cell table:formula="of:=[.Q218]-[.S218]-[.U218]-[.V218]" office:value-type="float" office:value="1.33699999999999" calcext:value-type="float">
            <text:p>1,3</text:p>
          </table:table-cell>
          <table:table-cell office:value-type="float" office:value="105.274" calcext:value-type="float">
            <text:p>105,3</text:p>
          </table:table-cell>
          <table:table-cell office:value-type="float" office:value="0.753" calcext:value-type="float">
            <text:p>0,8</text:p>
          </table:table-cell>
          <table:table-cell office:value-type="float" office:value="37.227" calcext:value-type="float">
            <text:p>37,2</text:p>
          </table:table-cell>
          <table:table-cell office:value-type="float" office:value="160.693" calcext:value-type="float">
            <text:p>160,7</text:p>
          </table:table-cell>
          <table:table-cell table:number-columns-repeated="1002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41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42" calcext:value-type="float">
            <text:p>4,1</text:p>
          </table:table-cell>
          <table:table-cell office:value-type="float" office:value="23.489" calcext:value-type="float">
            <text:p>23,5</text:p>
          </table:table-cell>
          <table:table-cell office:value-type="float" office:value="74.629" calcext:value-type="float">
            <text:p>74,6</text:p>
          </table:table-cell>
          <table:table-cell office:value-type="float" office:value="74.839" calcext:value-type="float">
            <text:p>74,8</text:p>
          </table:table-cell>
          <table:table-cell office:value-type="float" office:value="399.572" calcext:value-type="float">
            <text:p>399,6</text:p>
          </table:table-cell>
          <table:table-cell office:value-type="float" office:value="409.775" calcext:value-type="float">
            <text:p>409,8</text:p>
          </table:table-cell>
          <table:table-cell table:formula="of:=[.K219]-[.J219]" office:value-type="float" office:value="10.203" calcext:value-type="float">
            <text:p>10,2</text:p>
          </table:table-cell>
          <table:table-cell/>
          <table:table-cell table:formula="of:=[.J219]-[.O219]-[.I219]" office:value-type="float" office:value="7.33300000000003" calcext:value-type="float">
            <text:p>7,3</text:p>
          </table:table-cell>
          <table:table-cell table:style-name="Default" office:value-type="float" office:value="317.4" calcext:value-type="float">
            <text:p>317,4</text:p>
          </table:table-cell>
          <table:table-cell table:formula="of:=[.O219]-[.Q219]" office:value-type="float" office:value="8.495" calcext:value-type="float">
            <text:p>8,5</text:p>
          </table:table-cell>
          <table:table-cell office:value-type="float" office:value="308.905" calcext:value-type="float">
            <text:p>308,9</text:p>
          </table:table-cell>
          <table:table-cell table:formula="of:=[.Q219]-[.S219]-[.U219]-[.V219]" office:value-type="float" office:value="1.45499999999998" calcext:value-type="float">
            <text:p>1,5</text:p>
          </table:table-cell>
          <table:table-cell office:value-type="float" office:value="137.927" calcext:value-type="float">
            <text:p>137,9</text:p>
          </table:table-cell>
          <table:table-cell office:value-type="float" office:value="0.811" calcext:value-type="float">
            <text:p>0,8</text:p>
          </table:table-cell>
          <table:table-cell office:value-type="float" office:value="37.939" calcext:value-type="float">
            <text:p>37,9</text:p>
          </table:table-cell>
          <table:table-cell office:value-type="float" office:value="131.584" calcext:value-type="float">
            <text:p>131,6</text:p>
          </table:table-cell>
          <table:table-cell table:number-columns-repeated="1002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41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06" calcext:value-type="float">
            <text:p>4,3</text:p>
          </table:table-cell>
          <table:table-cell office:value-type="float" office:value="23.765" calcext:value-type="float">
            <text:p>23,8</text:p>
          </table:table-cell>
          <table:table-cell office:value-type="float" office:value="77.582" calcext:value-type="float">
            <text:p>77,6</text:p>
          </table:table-cell>
          <table:table-cell office:value-type="float" office:value="77.703" calcext:value-type="float">
            <text:p>77,7</text:p>
          </table:table-cell>
          <table:table-cell office:value-type="float" office:value="455.015" calcext:value-type="float">
            <text:p>455,0</text:p>
          </table:table-cell>
          <table:table-cell office:value-type="float" office:value="464.54" calcext:value-type="float">
            <text:p>464,5</text:p>
          </table:table-cell>
          <table:table-cell table:formula="of:=[.K220]-[.J220]" office:value-type="float" office:value="9.52500000000003" calcext:value-type="float">
            <text:p>9,5</text:p>
          </table:table-cell>
          <table:table-cell/>
          <table:table-cell table:formula="of:=[.J220]-[.O220]-[.I220]" office:value-type="float" office:value="68.062" calcext:value-type="float">
            <text:p>68,1</text:p>
          </table:table-cell>
          <table:table-cell table:style-name="Default" office:value-type="float" office:value="309.25" calcext:value-type="float">
            <text:p>309,25</text:p>
          </table:table-cell>
          <table:table-cell table:formula="of:=[.O220]-[.Q220]" office:value-type="float" office:value="10.129" calcext:value-type="float">
            <text:p>10,1</text:p>
          </table:table-cell>
          <table:table-cell office:value-type="float" office:value="299.121" calcext:value-type="float">
            <text:p>299,1</text:p>
          </table:table-cell>
          <table:table-cell table:formula="of:=[.Q220]-[.S220]-[.U220]-[.V220]" office:value-type="float" office:value="8.49099999999999" calcext:value-type="float">
            <text:p>8,5</text:p>
          </table:table-cell>
          <table:table-cell office:value-type="float" office:value="115.171" calcext:value-type="float">
            <text:p>115,2</text:p>
          </table:table-cell>
          <table:table-cell office:value-type="float" office:value="0.838" calcext:value-type="float">
            <text:p>0,8</text:p>
          </table:table-cell>
          <table:table-cell office:value-type="float" office:value="45.079" calcext:value-type="float">
            <text:p>45,1</text:p>
          </table:table-cell>
          <table:table-cell office:value-type="float" office:value="130.38" calcext:value-type="float">
            <text:p>130,4</text:p>
          </table:table-cell>
          <table:table-cell table:number-columns-repeated="1002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41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32" calcext:value-type="float">
            <text:p>4,1</text:p>
          </table:table-cell>
          <table:table-cell office:value-type="float" office:value="23.48" calcext:value-type="float">
            <text:p>23,5</text:p>
          </table:table-cell>
          <table:table-cell office:value-type="float" office:value="74.289" calcext:value-type="float">
            <text:p>74,3</text:p>
          </table:table-cell>
          <table:table-cell office:value-type="float" office:value="74.343" calcext:value-type="float">
            <text:p>74,3</text:p>
          </table:table-cell>
          <table:table-cell office:value-type="float" office:value="439.322" calcext:value-type="float">
            <text:p>439,3</text:p>
          </table:table-cell>
          <table:table-cell office:value-type="float" office:value="449.296" calcext:value-type="float">
            <text:p>449,3</text:p>
          </table:table-cell>
          <table:table-cell table:formula="of:=[.K221]-[.J221]" office:value-type="float" office:value="9.97399999999999" calcext:value-type="float">
            <text:p>10,0</text:p>
          </table:table-cell>
          <table:table-cell/>
          <table:table-cell table:formula="of:=[.J221]-[.O221]-[.I221]" office:value-type="float" office:value="54.719" calcext:value-type="float">
            <text:p>54,7</text:p>
          </table:table-cell>
          <table:table-cell table:style-name="Default" office:value-type="float" office:value="310.26" calcext:value-type="float">
            <text:p>310,26</text:p>
          </table:table-cell>
          <table:table-cell table:formula="of:=[.O221]-[.Q221]" office:value-type="float" office:value="9.55700000000002" calcext:value-type="float">
            <text:p>9,6</text:p>
          </table:table-cell>
          <table:table-cell office:value-type="float" office:value="300.703" calcext:value-type="float">
            <text:p>300,7</text:p>
          </table:table-cell>
          <table:table-cell table:formula="of:=[.Q221]-[.S221]-[.U221]-[.V221]" office:value-type="float" office:value="9.89099999999999" calcext:value-type="float">
            <text:p>9,9</text:p>
          </table:table-cell>
          <table:table-cell office:value-type="float" office:value="115.638" calcext:value-type="float">
            <text:p>115,6</text:p>
          </table:table-cell>
          <table:table-cell office:value-type="float" office:value="9.258" calcext:value-type="float">
            <text:p>9,3</text:p>
          </table:table-cell>
          <table:table-cell office:value-type="float" office:value="44.218" calcext:value-type="float">
            <text:p>44,2</text:p>
          </table:table-cell>
          <table:table-cell office:value-type="float" office:value="130.956" calcext:value-type="float">
            <text:p>131,0</text:p>
          </table:table-cell>
          <table:table-cell table:number-columns-repeated="1002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41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94" calcext:value-type="float">
            <text:p>4,2</text:p>
          </table:table-cell>
          <table:table-cell office:value-type="float" office:value="23.178" calcext:value-type="float">
            <text:p>23,2</text:p>
          </table:table-cell>
          <table:table-cell office:value-type="float" office:value="81.749" calcext:value-type="float">
            <text:p>81,7</text:p>
          </table:table-cell>
          <table:table-cell office:value-type="float" office:value="81.833" calcext:value-type="float">
            <text:p>81,8</text:p>
          </table:table-cell>
          <table:table-cell office:value-type="float" office:value="437.003" calcext:value-type="float">
            <text:p>437,0</text:p>
          </table:table-cell>
          <table:table-cell office:value-type="float" office:value="445.919" calcext:value-type="float">
            <text:p>445,9</text:p>
          </table:table-cell>
          <table:table-cell table:formula="of:=[.K222]-[.J222]" office:value-type="float" office:value="8.916" calcext:value-type="float">
            <text:p>8,9</text:p>
          </table:table-cell>
          <table:table-cell/>
          <table:table-cell table:formula="of:=[.J222]-[.O222]-[.I222]" office:value-type="float" office:value="72.06" calcext:value-type="float">
            <text:p>72,1</text:p>
          </table:table-cell>
          <table:table-cell table:style-name="Default" office:value-type="float" office:value="283.11" calcext:value-type="float">
            <text:p>283,11</text:p>
          </table:table-cell>
          <table:table-cell table:formula="of:=[.O222]-[.Q222]" office:value-type="float" office:value="14.654" calcext:value-type="float">
            <text:p>14,7</text:p>
          </table:table-cell>
          <table:table-cell office:value-type="float" office:value="268.456" calcext:value-type="float">
            <text:p>268,5</text:p>
          </table:table-cell>
          <table:table-cell table:formula="of:=[.Q222]-[.S222]-[.U222]-[.V222]" office:value-type="float" office:value="2.64099999999999" calcext:value-type="float">
            <text:p>2,6</text:p>
          </table:table-cell>
          <table:table-cell office:value-type="float" office:value="121.098" calcext:value-type="float">
            <text:p>121,1</text:p>
          </table:table-cell>
          <table:table-cell office:value-type="float" office:value="1.015" calcext:value-type="float">
            <text:p>1,0</text:p>
          </table:table-cell>
          <table:table-cell office:value-type="float" office:value="39.139" calcext:value-type="float">
            <text:p>39,1</text:p>
          </table:table-cell>
          <table:table-cell office:value-type="float" office:value="105.578" calcext:value-type="float">
            <text:p>105,6</text:p>
          </table:table-cell>
          <table:table-cell table:number-columns-repeated="1002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41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39" calcext:value-type="float">
            <text:p>4,2</text:p>
          </table:table-cell>
          <table:table-cell office:value-type="float" office:value="23.693" calcext:value-type="float">
            <text:p>23,7</text:p>
          </table:table-cell>
          <table:table-cell office:value-type="float" office:value="71.138" calcext:value-type="float">
            <text:p>71,1</text:p>
          </table:table-cell>
          <table:table-cell office:value-type="float" office:value="71.194" calcext:value-type="float">
            <text:p>71,2</text:p>
          </table:table-cell>
          <table:table-cell office:value-type="float" office:value="421.592" calcext:value-type="float">
            <text:p>421,6</text:p>
          </table:table-cell>
          <table:table-cell office:value-type="float" office:value="431.732" calcext:value-type="float">
            <text:p>431,7</text:p>
          </table:table-cell>
          <table:table-cell table:formula="of:=[.K223]-[.J223]" office:value-type="float" office:value="10.14" calcext:value-type="float">
            <text:p>10,1</text:p>
          </table:table-cell>
          <table:table-cell/>
          <table:table-cell table:formula="of:=[.J223]-[.O223]-[.I223]" office:value-type="float" office:value="-128.522" calcext:value-type="float">
            <text:p>-128,5</text:p>
          </table:table-cell>
          <table:table-cell table:style-name="Default" office:value-type="float" office:value="478.92" calcext:value-type="float">
            <text:p>478,92</text:p>
          </table:table-cell>
          <table:table-cell table:formula="of:=[.O223]-[.Q223]" office:value-type="float" office:value="8.41200000000003" calcext:value-type="float">
            <text:p>8,4</text:p>
          </table:table-cell>
          <table:table-cell office:value-type="float" office:value="470.508" calcext:value-type="float">
            <text:p>470,5</text:p>
          </table:table-cell>
          <table:table-cell table:formula="of:=[.Q223]-[.S223]-[.U223]-[.V223]" office:value-type="float" office:value="37.782" calcext:value-type="float">
            <text:p>37,8</text:p>
          </table:table-cell>
          <table:table-cell office:value-type="float" office:value="319.467" calcext:value-type="float">
            <text:p>319,5</text:p>
          </table:table-cell>
          <table:table-cell office:value-type="float" office:value="17.747" calcext:value-type="float">
            <text:p>17,7</text:p>
          </table:table-cell>
          <table:table-cell office:value-type="float" office:value="40.117" calcext:value-type="float">
            <text:p>40,1</text:p>
          </table:table-cell>
          <table:table-cell office:value-type="float" office:value="73.142" calcext:value-type="float">
            <text:p>73,1</text:p>
          </table:table-cell>
          <table:table-cell table:number-columns-repeated="1002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41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35" calcext:value-type="float">
            <text:p>4,1</text:p>
          </table:table-cell>
          <table:table-cell office:value-type="float" office:value="23.289" calcext:value-type="float">
            <text:p>23,3</text:p>
          </table:table-cell>
          <table:table-cell office:value-type="float" office:value="72.112" calcext:value-type="float">
            <text:p>72,1</text:p>
          </table:table-cell>
          <table:table-cell office:value-type="float" office:value="72.199" calcext:value-type="float">
            <text:p>72,2</text:p>
          </table:table-cell>
          <table:table-cell office:value-type="float" office:value="401.711" calcext:value-type="float">
            <text:p>401,7</text:p>
          </table:table-cell>
          <table:table-cell office:value-type="float" office:value="412.46" calcext:value-type="float">
            <text:p>412,5</text:p>
          </table:table-cell>
          <table:table-cell table:formula="of:=[.K224]-[.J224]" office:value-type="float" office:value="10.749" calcext:value-type="float">
            <text:p>10,7</text:p>
          </table:table-cell>
          <table:table-cell/>
          <table:table-cell table:formula="of:=[.J224]-[.O224]-[.I224]" office:value-type="float" office:value="82.982" calcext:value-type="float">
            <text:p>83,0</text:p>
          </table:table-cell>
          <table:table-cell table:style-name="Default" office:value-type="float" office:value="246.53" calcext:value-type="float">
            <text:p>246,53</text:p>
          </table:table-cell>
          <table:table-cell table:formula="of:=[.O224]-[.Q224]" office:value-type="float" office:value="11.415" calcext:value-type="float">
            <text:p>11,4</text:p>
          </table:table-cell>
          <table:table-cell office:value-type="float" office:value="235.115" calcext:value-type="float">
            <text:p>235,1</text:p>
          </table:table-cell>
          <table:table-cell table:formula="of:=[.Q224]-[.S224]-[.U224]-[.V224]" office:value-type="float" office:value="6.498" calcext:value-type="float">
            <text:p>6,5</text:p>
          </table:table-cell>
          <table:table-cell office:value-type="float" office:value="107.658" calcext:value-type="float">
            <text:p>107,7</text:p>
          </table:table-cell>
          <table:table-cell office:value-type="float" office:value="5.869" calcext:value-type="float">
            <text:p>5,9</text:p>
          </table:table-cell>
          <table:table-cell office:value-type="float" office:value="52.422" calcext:value-type="float">
            <text:p>52,4</text:p>
          </table:table-cell>
          <table:table-cell office:value-type="float" office:value="68.537" calcext:value-type="float">
            <text:p>68,5</text:p>
          </table:table-cell>
          <table:table-cell table:number-columns-repeated="1002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41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46" calcext:value-type="float">
            <text:p>4,1</text:p>
          </table:table-cell>
          <table:table-cell office:value-type="float" office:value="23.515" calcext:value-type="float">
            <text:p>23,5</text:p>
          </table:table-cell>
          <table:table-cell office:value-type="float" office:value="89.067" calcext:value-type="float">
            <text:p>89,1</text:p>
          </table:table-cell>
          <table:table-cell office:value-type="float" office:value="89.235" calcext:value-type="float">
            <text:p>89,2</text:p>
          </table:table-cell>
          <table:table-cell office:value-type="float" office:value="556.918" calcext:value-type="float">
            <text:p>556,9</text:p>
          </table:table-cell>
          <table:table-cell office:value-type="float" office:value="568.285" calcext:value-type="float">
            <text:p>568,3</text:p>
          </table:table-cell>
          <table:table-cell table:formula="of:=[.K225]-[.J225]" office:value-type="float" office:value="11.367" calcext:value-type="float">
            <text:p>11,4</text:p>
          </table:table-cell>
          <table:table-cell/>
          <table:table-cell table:formula="of:=[.J225]-[.O225]-[.I225]" office:value-type="float" office:value="183.013" calcext:value-type="float">
            <text:p>183,0</text:p>
          </table:table-cell>
          <table:table-cell table:style-name="Default" office:value-type="float" office:value="284.67" calcext:value-type="float">
            <text:p>284,67</text:p>
          </table:table-cell>
          <table:table-cell table:formula="of:=[.O225]-[.Q225]" office:value-type="float" office:value="18.118" calcext:value-type="float">
            <text:p>18,1</text:p>
          </table:table-cell>
          <table:table-cell office:value-type="float" office:value="266.552" calcext:value-type="float">
            <text:p>266,6</text:p>
          </table:table-cell>
          <table:table-cell table:formula="of:=[.Q225]-[.S225]-[.U225]-[.V225]" office:value-type="float" office:value="4.60300000000002" calcext:value-type="float">
            <text:p>4,6</text:p>
          </table:table-cell>
          <table:table-cell office:value-type="float" office:value="103.63" calcext:value-type="float">
            <text:p>103,6</text:p>
          </table:table-cell>
          <table:table-cell office:value-type="float" office:value="3.938" calcext:value-type="float">
            <text:p>3,9</text:p>
          </table:table-cell>
          <table:table-cell office:value-type="float" office:value="55.729" calcext:value-type="float">
            <text:p>55,7</text:p>
          </table:table-cell>
          <table:table-cell office:value-type="float" office:value="102.59" calcext:value-type="float">
            <text:p>102,6</text:p>
          </table:table-cell>
          <table:table-cell table:number-columns-repeated="1002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41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42" calcext:value-type="float">
            <text:p>4,1</text:p>
          </table:table-cell>
          <table:table-cell office:value-type="float" office:value="23.103" calcext:value-type="float">
            <text:p>23,1</text:p>
          </table:table-cell>
          <table:table-cell office:value-type="float" office:value="72.73" calcext:value-type="float">
            <text:p>72,7</text:p>
          </table:table-cell>
          <table:table-cell office:value-type="float" office:value="72.951" calcext:value-type="float">
            <text:p>73,0</text:p>
          </table:table-cell>
          <table:table-cell office:value-type="float" office:value="430.745" calcext:value-type="float">
            <text:p>430,7</text:p>
          </table:table-cell>
          <table:table-cell office:value-type="float" office:value="439.284" calcext:value-type="float">
            <text:p>439,3</text:p>
          </table:table-cell>
          <table:table-cell table:formula="of:=[.K226]-[.J226]" office:value-type="float" office:value="8.53899999999999" calcext:value-type="float">
            <text:p>8,5</text:p>
          </table:table-cell>
          <table:table-cell/>
          <table:table-cell table:formula="of:=[.J226]-[.O226]-[.I226]" office:value-type="float" office:value="56.164" calcext:value-type="float">
            <text:p>56,2</text:p>
          </table:table-cell>
          <table:table-cell table:style-name="Default" office:value-type="float" office:value="301.63" calcext:value-type="float">
            <text:p>301,63</text:p>
          </table:table-cell>
          <table:table-cell table:formula="of:=[.O226]-[.Q226]" office:value-type="float" office:value="17.997" calcext:value-type="float">
            <text:p>18,0</text:p>
          </table:table-cell>
          <table:table-cell office:value-type="float" office:value="283.633" calcext:value-type="float">
            <text:p>283,6</text:p>
          </table:table-cell>
          <table:table-cell table:formula="of:=[.Q226]-[.S226]-[.U226]-[.V226]" office:value-type="float" office:value="29.756" calcext:value-type="float">
            <text:p>29,8</text:p>
          </table:table-cell>
          <table:table-cell office:value-type="float" office:value="111.355" calcext:value-type="float">
            <text:p>111,4</text:p>
          </table:table-cell>
          <table:table-cell office:value-type="float" office:value="1.387" calcext:value-type="float">
            <text:p>1,4</text:p>
          </table:table-cell>
          <table:table-cell office:value-type="float" office:value="40.362" calcext:value-type="float">
            <text:p>40,4</text:p>
          </table:table-cell>
          <table:table-cell office:value-type="float" office:value="102.16" calcext:value-type="float">
            <text:p>102,2</text:p>
          </table:table-cell>
          <table:table-cell table:number-columns-repeated="1002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41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63" calcext:value-type="float">
            <text:p>4,2</text:p>
          </table:table-cell>
          <table:table-cell office:value-type="float" office:value="23.364" calcext:value-type="float">
            <text:p>23,4</text:p>
          </table:table-cell>
          <table:table-cell office:value-type="float" office:value="73.308" calcext:value-type="float">
            <text:p>73,3</text:p>
          </table:table-cell>
          <table:table-cell office:value-type="float" office:value="73.383" calcext:value-type="float">
            <text:p>73,4</text:p>
          </table:table-cell>
          <table:table-cell office:value-type="float" office:value="408.32" calcext:value-type="float">
            <text:p>408,3</text:p>
          </table:table-cell>
          <table:table-cell office:value-type="float" office:value="419.069" calcext:value-type="float">
            <text:p>419,1</text:p>
          </table:table-cell>
          <table:table-cell table:formula="of:=[.K227]-[.J227]" office:value-type="float" office:value="10.749" calcext:value-type="float">
            <text:p>10,7</text:p>
          </table:table-cell>
          <table:table-cell/>
          <table:table-cell table:formula="of:=[.J227]-[.O227]-[.I227]" office:value-type="float" office:value="31.447" calcext:value-type="float">
            <text:p>31,4</text:p>
          </table:table-cell>
          <table:table-cell table:style-name="Default" office:value-type="float" office:value="303.49" calcext:value-type="float">
            <text:p>303,49</text:p>
          </table:table-cell>
          <table:table-cell table:formula="of:=[.O227]-[.Q227]" office:value-type="float" office:value="21.261" calcext:value-type="float">
            <text:p>21,3</text:p>
          </table:table-cell>
          <table:table-cell office:value-type="float" office:value="282.229" calcext:value-type="float">
            <text:p>282,2</text:p>
          </table:table-cell>
          <table:table-cell table:formula="of:=[.Q227]-[.S227]-[.U227]-[.V227]" office:value-type="float" office:value="2.39199999999998" calcext:value-type="float">
            <text:p>2,4</text:p>
          </table:table-cell>
          <table:table-cell office:value-type="float" office:value="105.792" calcext:value-type="float">
            <text:p>105,8</text:p>
          </table:table-cell>
          <table:table-cell office:value-type="float" office:value="1.753" calcext:value-type="float">
            <text:p>1,8</text:p>
          </table:table-cell>
          <table:table-cell office:value-type="float" office:value="54.281" calcext:value-type="float">
            <text:p>54,3</text:p>
          </table:table-cell>
          <table:table-cell office:value-type="float" office:value="119.764" calcext:value-type="float">
            <text:p>119,8</text:p>
          </table:table-cell>
          <table:table-cell table:number-columns-repeated="1002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41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32" calcext:value-type="float">
            <text:p>4,3</text:p>
          </table:table-cell>
          <table:table-cell office:value-type="float" office:value="23.442" calcext:value-type="float">
            <text:p>23,4</text:p>
          </table:table-cell>
          <table:table-cell office:value-type="float" office:value="88.447" calcext:value-type="float">
            <text:p>88,4</text:p>
          </table:table-cell>
          <table:table-cell office:value-type="float" office:value="88.617" calcext:value-type="float">
            <text:p>88,6</text:p>
          </table:table-cell>
          <table:table-cell office:value-type="float" office:value="415.824" calcext:value-type="float">
            <text:p>415,8</text:p>
          </table:table-cell>
          <table:table-cell office:value-type="float" office:value="425.524" calcext:value-type="float">
            <text:p>425,5</text:p>
          </table:table-cell>
          <table:table-cell table:formula="of:=[.K228]-[.J228]" office:value-type="float" office:value="9.69999999999999" calcext:value-type="float">
            <text:p>9,7</text:p>
          </table:table-cell>
          <table:table-cell/>
          <table:table-cell table:formula="of:=[.J228]-[.O228]-[.I228]" office:value-type="float" office:value="10.187" calcext:value-type="float">
            <text:p>10,2</text:p>
          </table:table-cell>
          <table:table-cell table:style-name="Default" office:value-type="float" office:value="317.02" calcext:value-type="float">
            <text:p>317,02</text:p>
          </table:table-cell>
          <table:table-cell table:formula="of:=[.O228]-[.Q228]" office:value-type="float" office:value="44.058" calcext:value-type="float">
            <text:p>44,1</text:p>
          </table:table-cell>
          <table:table-cell office:value-type="float" office:value="272.962" calcext:value-type="float">
            <text:p>273,0</text:p>
          </table:table-cell>
          <table:table-cell table:formula="of:=[.Q228]-[.S228]-[.U228]-[.V228]" office:value-type="float" office:value="36.55" calcext:value-type="float">
            <text:p>36,6</text:p>
          </table:table-cell>
          <table:table-cell office:value-type="float" office:value="102.959" calcext:value-type="float">
            <text:p>103,0</text:p>
          </table:table-cell>
          <table:table-cell office:value-type="float" office:value="16.291" calcext:value-type="float">
            <text:p>16,3</text:p>
          </table:table-cell>
          <table:table-cell office:value-type="float" office:value="36.888" calcext:value-type="float">
            <text:p>36,9</text:p>
          </table:table-cell>
          <table:table-cell office:value-type="float" office:value="96.565" calcext:value-type="float">
            <text:p>96,6</text:p>
          </table:table-cell>
          <table:table-cell table:number-columns-repeated="1002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41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88" calcext:value-type="float">
            <text:p>4,2</text:p>
          </table:table-cell>
          <table:table-cell office:value-type="float" office:value="23.339" calcext:value-type="float">
            <text:p>23,3</text:p>
          </table:table-cell>
          <table:table-cell office:value-type="float" office:value="75.424" calcext:value-type="float">
            <text:p>75,4</text:p>
          </table:table-cell>
          <table:table-cell office:value-type="float" office:value="75.591" calcext:value-type="float">
            <text:p>75,6</text:p>
          </table:table-cell>
          <table:table-cell office:value-type="float" office:value="438.76" calcext:value-type="float">
            <text:p>438,8</text:p>
          </table:table-cell>
          <table:table-cell office:value-type="float" office:value="447.396" calcext:value-type="float">
            <text:p>447,4</text:p>
          </table:table-cell>
          <table:table-cell table:formula="of:=[.K229]-[.J229]" office:value-type="float" office:value="8.63600000000002" calcext:value-type="float">
            <text:p>8,6</text:p>
          </table:table-cell>
          <table:table-cell/>
          <table:table-cell table:formula="of:=[.J229]-[.O229]-[.I229]" office:value-type="float" office:value="93.629" calcext:value-type="float">
            <text:p>93,6</text:p>
          </table:table-cell>
          <table:table-cell table:style-name="Default" office:value-type="float" office:value="269.54" calcext:value-type="float">
            <text:p>269,54</text:p>
          </table:table-cell>
          <table:table-cell table:formula="of:=[.O229]-[.Q229]" office:value-type="float" office:value="12.031" calcext:value-type="float">
            <text:p>12,0</text:p>
          </table:table-cell>
          <table:table-cell office:value-type="float" office:value="257.509" calcext:value-type="float">
            <text:p>257,5</text:p>
          </table:table-cell>
          <table:table-cell table:formula="of:=[.Q229]-[.S229]-[.U229]-[.V229]" office:value-type="float" office:value="9.13900000000001" calcext:value-type="float">
            <text:p>9,1</text:p>
          </table:table-cell>
          <table:table-cell office:value-type="float" office:value="102.535" calcext:value-type="float">
            <text:p>102,5</text:p>
          </table:table-cell>
          <table:table-cell office:value-type="float" office:value="8.489" calcext:value-type="float">
            <text:p>8,5</text:p>
          </table:table-cell>
          <table:table-cell office:value-type="float" office:value="37.526" calcext:value-type="float">
            <text:p>37,5</text:p>
          </table:table-cell>
          <table:table-cell office:value-type="float" office:value="108.309" calcext:value-type="float">
            <text:p>108,3</text:p>
          </table:table-cell>
          <table:table-cell table:number-columns-repeated="1002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41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54" calcext:value-type="float">
            <text:p>4,2</text:p>
          </table:table-cell>
          <table:table-cell office:value-type="float" office:value="23.267" calcext:value-type="float">
            <text:p>23,3</text:p>
          </table:table-cell>
          <table:table-cell office:value-type="float" office:value="74.888" calcext:value-type="float">
            <text:p>74,9</text:p>
          </table:table-cell>
          <table:table-cell office:value-type="float" office:value="74.936" calcext:value-type="float">
            <text:p>74,9</text:p>
          </table:table-cell>
          <table:table-cell office:value-type="float" office:value="399.295" calcext:value-type="float">
            <text:p>399,3</text:p>
          </table:table-cell>
          <table:table-cell office:value-type="float" office:value="408.335" calcext:value-type="float">
            <text:p>408,3</text:p>
          </table:table-cell>
          <table:table-cell table:formula="of:=[.K230]-[.J230]" office:value-type="float" office:value="9.03999999999996" calcext:value-type="float">
            <text:p>9,0</text:p>
          </table:table-cell>
          <table:table-cell/>
          <table:table-cell table:formula="of:=[.J230]-[.O230]-[.I230]" office:value-type="float" office:value="33.659" calcext:value-type="float">
            <text:p>33,7</text:p>
          </table:table-cell>
          <table:table-cell table:style-name="Default" office:value-type="float" office:value="290.7" calcext:value-type="float">
            <text:p>290,7</text:p>
          </table:table-cell>
          <table:table-cell table:formula="of:=[.O230]-[.Q230]" office:value-type="float" office:value="14.738" calcext:value-type="float">
            <text:p>14,7</text:p>
          </table:table-cell>
          <table:table-cell office:value-type="float" office:value="275.962" calcext:value-type="float">
            <text:p>276,0</text:p>
          </table:table-cell>
          <table:table-cell table:formula="of:=[.Q230]-[.S230]-[.U230]-[.V230]" office:value-type="float" office:value="16.466" calcext:value-type="float">
            <text:p>16,5</text:p>
          </table:table-cell>
          <table:table-cell office:value-type="float" office:value="113.666" calcext:value-type="float">
            <text:p>113,7</text:p>
          </table:table-cell>
          <table:table-cell office:value-type="float" office:value="9.876" calcext:value-type="float">
            <text:p>9,9</text:p>
          </table:table-cell>
          <table:table-cell office:value-type="float" office:value="40.409" calcext:value-type="float">
            <text:p>40,4</text:p>
          </table:table-cell>
          <table:table-cell office:value-type="float" office:value="105.421" calcext:value-type="float">
            <text:p>105,4</text:p>
          </table:table-cell>
          <table:table-cell table:number-columns-repeated="1002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41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2" calcext:value-type="float">
            <text:p>4,3</text:p>
          </table:table-cell>
          <table:table-cell office:value-type="float" office:value="23.143" calcext:value-type="float">
            <text:p>23,1</text:p>
          </table:table-cell>
          <table:table-cell office:value-type="float" office:value="93.418" calcext:value-type="float">
            <text:p>93,4</text:p>
          </table:table-cell>
          <table:table-cell office:value-type="float" office:value="93.587" calcext:value-type="float">
            <text:p>93,6</text:p>
          </table:table-cell>
          <table:table-cell office:value-type="float" office:value="400.859" calcext:value-type="float">
            <text:p>400,9</text:p>
          </table:table-cell>
          <table:table-cell office:value-type="float" office:value="410.829" calcext:value-type="float">
            <text:p>410,8</text:p>
          </table:table-cell>
          <table:table-cell table:formula="of:=[.K231]-[.J231]" office:value-type="float" office:value="9.97000000000003" calcext:value-type="float">
            <text:p>10,0</text:p>
          </table:table-cell>
          <table:table-cell/>
          <table:table-cell table:formula="of:=[.J231]-[.O231]-[.I231]" office:value-type="float" office:value="11.072" calcext:value-type="float">
            <text:p>11,1</text:p>
          </table:table-cell>
          <table:table-cell table:style-name="Default" office:value-type="float" office:value="296.2" calcext:value-type="float">
            <text:p>296,2</text:p>
          </table:table-cell>
          <table:table-cell table:formula="of:=[.O231]-[.Q231]" office:value-type="float" office:value="10.096" calcext:value-type="float">
            <text:p>10,1</text:p>
          </table:table-cell>
          <table:table-cell office:value-type="float" office:value="286.104" calcext:value-type="float">
            <text:p>286,1</text:p>
          </table:table-cell>
          <table:table-cell table:formula="of:=[.Q231]-[.S231]-[.U231]-[.V231]" office:value-type="float" office:value="15.931" calcext:value-type="float">
            <text:p>15,9</text:p>
          </table:table-cell>
          <table:table-cell office:value-type="float" office:value="104.28" calcext:value-type="float">
            <text:p>104,3</text:p>
          </table:table-cell>
          <table:table-cell office:value-type="float" office:value="15.285" calcext:value-type="float">
            <text:p>15,3</text:p>
          </table:table-cell>
          <table:table-cell office:value-type="float" office:value="55.014" calcext:value-type="float">
            <text:p>55,0</text:p>
          </table:table-cell>
          <table:table-cell office:value-type="float" office:value="110.879" calcext:value-type="float">
            <text:p>110,9</text:p>
          </table:table-cell>
          <table:table-cell table:number-columns-repeated="1002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41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08" calcext:value-type="float">
            <text:p>4,1</text:p>
          </table:table-cell>
          <table:table-cell office:value-type="float" office:value="23.061" calcext:value-type="float">
            <text:p>23,1</text:p>
          </table:table-cell>
          <table:table-cell office:value-type="float" office:value="72.768" calcext:value-type="float">
            <text:p>72,8</text:p>
          </table:table-cell>
          <table:table-cell office:value-type="float" office:value="72.894" calcext:value-type="float">
            <text:p>72,9</text:p>
          </table:table-cell>
          <table:table-cell office:value-type="float" office:value="391.87" calcext:value-type="float">
            <text:p>391,9</text:p>
          </table:table-cell>
          <table:table-cell office:value-type="float" office:value="401.108" calcext:value-type="float">
            <text:p>401,1</text:p>
          </table:table-cell>
          <table:table-cell table:formula="of:=[.K232]-[.J232]" office:value-type="float" office:value="9.238" calcext:value-type="float">
            <text:p>9,2</text:p>
          </table:table-cell>
          <table:table-cell/>
          <table:table-cell table:formula="of:=[.J232]-[.O232]-[.I232]" office:value-type="float" office:value="54.096" calcext:value-type="float">
            <text:p>54,1</text:p>
          </table:table-cell>
          <table:table-cell table:style-name="Default" office:value-type="float" office:value="264.88" calcext:value-type="float">
            <text:p>264,88</text:p>
          </table:table-cell>
          <table:table-cell table:formula="of:=[.O232]-[.Q232]" office:value-type="float" office:value="10.325" calcext:value-type="float">
            <text:p>10,3</text:p>
          </table:table-cell>
          <table:table-cell office:value-type="float" office:value="254.555" calcext:value-type="float">
            <text:p>254,6</text:p>
          </table:table-cell>
          <table:table-cell table:formula="of:=[.Q232]-[.S232]-[.U232]-[.V232]" office:value-type="float" office:value="24.294" calcext:value-type="float">
            <text:p>24,3</text:p>
          </table:table-cell>
          <table:table-cell office:value-type="float" office:value="122.379" calcext:value-type="float">
            <text:p>122,4</text:p>
          </table:table-cell>
          <table:table-cell office:value-type="float" office:value="4.155" calcext:value-type="float">
            <text:p>4,2</text:p>
          </table:table-cell>
          <table:table-cell office:value-type="float" office:value="37.23" calcext:value-type="float">
            <text:p>37,2</text:p>
          </table:table-cell>
          <table:table-cell office:value-type="float" office:value="70.652" calcext:value-type="float">
            <text:p>70,7</text:p>
          </table:table-cell>
          <table:table-cell table:number-columns-repeated="1002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41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93" calcext:value-type="float">
            <text:p>4,2</text:p>
          </table:table-cell>
          <table:table-cell office:value-type="float" office:value="23.83" calcext:value-type="float">
            <text:p>23,8</text:p>
          </table:table-cell>
          <table:table-cell office:value-type="float" office:value="74.642" calcext:value-type="float">
            <text:p>74,6</text:p>
          </table:table-cell>
          <table:table-cell office:value-type="float" office:value="74.695" calcext:value-type="float">
            <text:p>74,7</text:p>
          </table:table-cell>
          <table:table-cell office:value-type="float" office:value="441.396" calcext:value-type="float">
            <text:p>441,4</text:p>
          </table:table-cell>
          <table:table-cell office:value-type="float" office:value="451.557" calcext:value-type="float">
            <text:p>451,6</text:p>
          </table:table-cell>
          <table:table-cell table:formula="of:=[.K233]-[.J233]" office:value-type="float" office:value="10.161" calcext:value-type="float">
            <text:p>10,2</text:p>
          </table:table-cell>
          <table:table-cell/>
          <table:table-cell table:formula="of:=[.J233]-[.O233]-[.I233]" office:value-type="float" office:value="2.041" calcext:value-type="float">
            <text:p>2,0</text:p>
          </table:table-cell>
          <table:table-cell table:style-name="Default" office:value-type="float" office:value="364.66" calcext:value-type="float">
            <text:p>364,66</text:p>
          </table:table-cell>
          <table:table-cell table:formula="of:=[.O233]-[.Q233]" office:value-type="float" office:value="6.149" calcext:value-type="float">
            <text:p>6,1</text:p>
          </table:table-cell>
          <table:table-cell office:value-type="float" office:value="358.511" calcext:value-type="float">
            <text:p>358,5</text:p>
          </table:table-cell>
          <table:table-cell table:formula="of:=[.Q233]-[.S233]-[.U233]-[.V233]" office:value-type="float" office:value="4.55100000000004" calcext:value-type="float">
            <text:p>4,6</text:p>
          </table:table-cell>
          <table:table-cell office:value-type="float" office:value="105.426" calcext:value-type="float">
            <text:p>105,4</text:p>
          </table:table-cell>
          <table:table-cell office:value-type="float" office:value="3.944" calcext:value-type="float">
            <text:p>3,9</text:p>
          </table:table-cell>
          <table:table-cell office:value-type="float" office:value="54.367" calcext:value-type="float">
            <text:p>54,4</text:p>
          </table:table-cell>
          <table:table-cell office:value-type="float" office:value="194.167" calcext:value-type="float">
            <text:p>194,2</text:p>
          </table:table-cell>
          <table:table-cell table:number-columns-repeated="1002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41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85" calcext:value-type="float">
            <text:p>4,3</text:p>
          </table:table-cell>
          <table:table-cell office:value-type="float" office:value="23.656" calcext:value-type="float">
            <text:p>23,7</text:p>
          </table:table-cell>
          <table:table-cell office:value-type="float" office:value="93.401" calcext:value-type="float">
            <text:p>93,4</text:p>
          </table:table-cell>
          <table:table-cell office:value-type="float" office:value="93.545" calcext:value-type="float">
            <text:p>93,5</text:p>
          </table:table-cell>
          <table:table-cell office:value-type="float" office:value="399.931" calcext:value-type="float">
            <text:p>399,9</text:p>
          </table:table-cell>
          <table:table-cell office:value-type="float" office:value="409.954" calcext:value-type="float">
            <text:p>410,0</text:p>
          </table:table-cell>
          <table:table-cell table:formula="of:=[.K234]-[.J234]" office:value-type="float" office:value="10.023" calcext:value-type="float">
            <text:p>10,0</text:p>
          </table:table-cell>
          <table:table-cell/>
          <table:table-cell table:formula="of:=[.J234]-[.O234]-[.I234]" office:value-type="float" office:value="34.446" calcext:value-type="float">
            <text:p>34,4</text:p>
          </table:table-cell>
          <table:table-cell table:style-name="Default" office:value-type="float" office:value="271.94" calcext:value-type="float">
            <text:p>271,94</text:p>
          </table:table-cell>
          <table:table-cell table:formula="of:=[.O234]-[.Q234]" office:value-type="float" office:value="17.715" calcext:value-type="float">
            <text:p>17,7</text:p>
          </table:table-cell>
          <table:table-cell office:value-type="float" office:value="254.225" calcext:value-type="float">
            <text:p>254,2</text:p>
          </table:table-cell>
          <table:table-cell table:formula="of:=[.Q234]-[.S234]-[.U234]-[.V234]" office:value-type="float" office:value="14.51" calcext:value-type="float">
            <text:p>14,5</text:p>
          </table:table-cell>
          <table:table-cell office:value-type="float" office:value="116.99" calcext:value-type="float">
            <text:p>117,0</text:p>
          </table:table-cell>
          <table:table-cell office:value-type="float" office:value="11.254" calcext:value-type="float">
            <text:p>11,3</text:p>
          </table:table-cell>
          <table:table-cell office:value-type="float" office:value="40.387" calcext:value-type="float">
            <text:p>40,4</text:p>
          </table:table-cell>
          <table:table-cell office:value-type="float" office:value="82.338" calcext:value-type="float">
            <text:p>82,3</text:p>
          </table:table-cell>
          <table:table-cell table:number-columns-repeated="1002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41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09" calcext:value-type="float">
            <text:p>4,3</text:p>
          </table:table-cell>
          <table:table-cell office:value-type="float" office:value="23.672" calcext:value-type="float">
            <text:p>23,7</text:p>
          </table:table-cell>
          <table:table-cell office:value-type="float" office:value="91.902" calcext:value-type="float">
            <text:p>91,9</text:p>
          </table:table-cell>
          <table:table-cell office:value-type="float" office:value="92.085" calcext:value-type="float">
            <text:p>92,1</text:p>
          </table:table-cell>
          <table:table-cell office:value-type="float" office:value="409.141" calcext:value-type="float">
            <text:p>409,1</text:p>
          </table:table-cell>
          <table:table-cell office:value-type="float" office:value="420.078" calcext:value-type="float">
            <text:p>420,1</text:p>
          </table:table-cell>
          <table:table-cell table:formula="of:=[.K235]-[.J235]" office:value-type="float" office:value="10.937" calcext:value-type="float">
            <text:p>10,9</text:p>
          </table:table-cell>
          <table:table-cell/>
          <table:table-cell table:formula="of:=[.J235]-[.O235]-[.I235]" office:value-type="float" office:value="66.046" calcext:value-type="float">
            <text:p>66,0</text:p>
          </table:table-cell>
          <table:table-cell table:style-name="Default" office:value-type="float" office:value="251.01" calcext:value-type="float">
            <text:p>251,01</text:p>
          </table:table-cell>
          <table:table-cell table:formula="of:=[.O235]-[.Q235]" office:value-type="float" office:value="12.108" calcext:value-type="float">
            <text:p>12,1</text:p>
          </table:table-cell>
          <table:table-cell office:value-type="float" office:value="238.902" calcext:value-type="float">
            <text:p>238,9</text:p>
          </table:table-cell>
          <table:table-cell table:formula="of:=[.Q235]-[.S235]-[.U235]-[.V235]" office:value-type="float" office:value="10.921" calcext:value-type="float">
            <text:p>10,9</text:p>
          </table:table-cell>
          <table:table-cell office:value-type="float" office:value="107.103" calcext:value-type="float">
            <text:p>107,1</text:p>
          </table:table-cell>
          <table:table-cell office:value-type="float" office:value="10.301" calcext:value-type="float">
            <text:p>10,3</text:p>
          </table:table-cell>
          <table:table-cell office:value-type="float" office:value="52.981" calcext:value-type="float">
            <text:p>53,0</text:p>
          </table:table-cell>
          <table:table-cell office:value-type="float" office:value="67.897" calcext:value-type="float">
            <text:p>67,9</text:p>
          </table:table-cell>
          <table:table-cell table:number-columns-repeated="1002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41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26" calcext:value-type="float">
            <text:p>4,2</text:p>
          </table:table-cell>
          <table:table-cell office:value-type="float" office:value="23.681" calcext:value-type="float">
            <text:p>23,7</text:p>
          </table:table-cell>
          <table:table-cell office:value-type="float" office:value="77.548" calcext:value-type="float">
            <text:p>77,5</text:p>
          </table:table-cell>
          <table:table-cell office:value-type="float" office:value="77.713" calcext:value-type="float">
            <text:p>77,7</text:p>
          </table:table-cell>
          <table:table-cell office:value-type="float" office:value="388.711" calcext:value-type="float">
            <text:p>388,7</text:p>
          </table:table-cell>
          <table:table-cell office:value-type="float" office:value="398.757" calcext:value-type="float">
            <text:p>398,8</text:p>
          </table:table-cell>
          <table:table-cell table:formula="of:=[.K236]-[.J236]" office:value-type="float" office:value="10.046" calcext:value-type="float">
            <text:p>10,0</text:p>
          </table:table-cell>
          <table:table-cell/>
          <table:table-cell table:formula="of:=[.J236]-[.O236]-[.I236]" office:value-type="float" office:value="-11.732" calcext:value-type="float">
            <text:p>-11,7</text:p>
          </table:table-cell>
          <table:table-cell table:style-name="Default" office:value-type="float" office:value="322.73" calcext:value-type="float">
            <text:p>322,73</text:p>
          </table:table-cell>
          <table:table-cell table:formula="of:=[.O236]-[.Q236]" office:value-type="float" office:value="9.22700000000003" calcext:value-type="float">
            <text:p>9,2</text:p>
          </table:table-cell>
          <table:table-cell office:value-type="float" office:value="313.503" calcext:value-type="float">
            <text:p>313,5</text:p>
          </table:table-cell>
          <table:table-cell table:formula="of:=[.Q236]-[.S236]-[.U236]-[.V236]" office:value-type="float" office:value="2.584" calcext:value-type="float">
            <text:p>2,6</text:p>
          </table:table-cell>
          <table:table-cell office:value-type="float" office:value="103.725" calcext:value-type="float">
            <text:p>103,7</text:p>
          </table:table-cell>
          <table:table-cell office:value-type="float" office:value="1.959" calcext:value-type="float">
            <text:p>2,0</text:p>
          </table:table-cell>
          <table:table-cell office:value-type="float" office:value="56.034" calcext:value-type="float">
            <text:p>56,0</text:p>
          </table:table-cell>
          <table:table-cell office:value-type="float" office:value="151.16" calcext:value-type="float">
            <text:p>151,2</text:p>
          </table:table-cell>
          <table:table-cell table:number-columns-repeated="1002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41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33" calcext:value-type="float">
            <text:p>4,2</text:p>
          </table:table-cell>
          <table:table-cell office:value-type="float" office:value="23.239" calcext:value-type="float">
            <text:p>23,2</text:p>
          </table:table-cell>
          <table:table-cell office:value-type="float" office:value="76.065" calcext:value-type="float">
            <text:p>76,1</text:p>
          </table:table-cell>
          <table:table-cell office:value-type="float" office:value="76.231" calcext:value-type="float">
            <text:p>76,2</text:p>
          </table:table-cell>
          <table:table-cell office:value-type="float" office:value="380.955" calcext:value-type="float">
            <text:p>381,0</text:p>
          </table:table-cell>
          <table:table-cell office:value-type="float" office:value="390.768" calcext:value-type="float">
            <text:p>390,8</text:p>
          </table:table-cell>
          <table:table-cell table:formula="of:=[.K237]-[.J237]" office:value-type="float" office:value="9.81299999999999" calcext:value-type="float">
            <text:p>9,8</text:p>
          </table:table-cell>
          <table:table-cell/>
          <table:table-cell table:formula="of:=[.J237]-[.O237]-[.I237]" office:value-type="float" office:value="-106.296" calcext:value-type="float">
            <text:p>-106,3</text:p>
          </table:table-cell>
          <table:table-cell table:style-name="Default" office:value-type="float" office:value="411.02" calcext:value-type="float">
            <text:p>411,02</text:p>
          </table:table-cell>
          <table:table-cell table:formula="of:=[.O237]-[.Q237]" office:value-type="float" office:value="10.718" calcext:value-type="float">
            <text:p>10,7</text:p>
          </table:table-cell>
          <table:table-cell office:value-type="float" office:value="400.302" calcext:value-type="float">
            <text:p>400,3</text:p>
          </table:table-cell>
          <table:table-cell table:formula="of:=[.Q237]-[.S237]-[.U237]-[.V237]" office:value-type="float" office:value="11" calcext:value-type="float">
            <text:p>11,0</text:p>
          </table:table-cell>
          <table:table-cell office:value-type="float" office:value="120.72" calcext:value-type="float">
            <text:p>120,7</text:p>
          </table:table-cell>
          <table:table-cell office:value-type="float" office:value="10.289" calcext:value-type="float">
            <text:p>10,3</text:p>
          </table:table-cell>
          <table:table-cell office:value-type="float" office:value="118.853" calcext:value-type="float">
            <text:p>118,9</text:p>
          </table:table-cell>
          <table:table-cell office:value-type="float" office:value="149.729" calcext:value-type="float">
            <text:p>149,7</text:p>
          </table:table-cell>
          <table:table-cell table:number-columns-repeated="1002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41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35" calcext:value-type="float">
            <text:p>4,2</text:p>
          </table:table-cell>
          <table:table-cell office:value-type="float" office:value="23.135" calcext:value-type="float">
            <text:p>23,1</text:p>
          </table:table-cell>
          <table:table-cell office:value-type="float" office:value="75.504" calcext:value-type="float">
            <text:p>75,5</text:p>
          </table:table-cell>
          <table:table-cell office:value-type="float" office:value="75.675" calcext:value-type="float">
            <text:p>75,7</text:p>
          </table:table-cell>
          <table:table-cell office:value-type="float" office:value="469.62" calcext:value-type="float">
            <text:p>469,6</text:p>
          </table:table-cell>
          <table:table-cell office:value-type="float" office:value="479.278" calcext:value-type="float">
            <text:p>479,3</text:p>
          </table:table-cell>
          <table:table-cell table:formula="of:=[.K238]-[.J238]" office:value-type="float" office:value="9.65800000000002" calcext:value-type="float">
            <text:p>9,7</text:p>
          </table:table-cell>
          <table:table-cell/>
          <table:table-cell table:formula="of:=[.J238]-[.O238]-[.I238]" office:value-type="float" office:value="45.885" calcext:value-type="float">
            <text:p>45,9</text:p>
          </table:table-cell>
          <table:table-cell table:style-name="Default" office:value-type="float" office:value="348.06" calcext:value-type="float">
            <text:p>348,06</text:p>
          </table:table-cell>
          <table:table-cell table:formula="of:=[.O238]-[.Q238]" office:value-type="float" office:value="4.05400000000003" calcext:value-type="float">
            <text:p>4,1</text:p>
          </table:table-cell>
          <table:table-cell office:value-type="float" office:value="344.006" calcext:value-type="float">
            <text:p>344,0</text:p>
          </table:table-cell>
          <table:table-cell table:formula="of:=[.Q238]-[.S238]-[.U238]-[.V238]" office:value-type="float" office:value="7.42099999999999" calcext:value-type="float">
            <text:p>7,4</text:p>
          </table:table-cell>
          <table:table-cell office:value-type="float" office:value="106.421" calcext:value-type="float">
            <text:p>106,4</text:p>
          </table:table-cell>
          <table:table-cell office:value-type="float" office:value="6.808" calcext:value-type="float">
            <text:p>6,8</text:p>
          </table:table-cell>
          <table:table-cell office:value-type="float" office:value="53.387" calcext:value-type="float">
            <text:p>53,4</text:p>
          </table:table-cell>
          <table:table-cell office:value-type="float" office:value="176.777" calcext:value-type="float">
            <text:p>176,8</text:p>
          </table:table-cell>
          <table:table-cell table:number-columns-repeated="1002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41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48" calcext:value-type="float">
            <text:p>4,2</text:p>
          </table:table-cell>
          <table:table-cell office:value-type="float" office:value="23.707" calcext:value-type="float">
            <text:p>23,7</text:p>
          </table:table-cell>
          <table:table-cell office:value-type="float" office:value="78.607" calcext:value-type="float">
            <text:p>78,6</text:p>
          </table:table-cell>
          <table:table-cell office:value-type="float" office:value="78.789" calcext:value-type="float">
            <text:p>78,8</text:p>
          </table:table-cell>
          <table:table-cell office:value-type="float" office:value="400.41" calcext:value-type="float">
            <text:p>400,4</text:p>
          </table:table-cell>
          <table:table-cell office:value-type="float" office:value="409.866" calcext:value-type="float">
            <text:p>409,9</text:p>
          </table:table-cell>
          <table:table-cell table:formula="of:=[.K239]-[.J239]" office:value-type="float" office:value="9.45599999999996" calcext:value-type="float">
            <text:p>9,5</text:p>
          </table:table-cell>
          <table:table-cell/>
          <table:table-cell table:formula="of:=[.J239]-[.O239]-[.I239]" office:value-type="float" office:value="-9.479" calcext:value-type="float">
            <text:p>-9,5</text:p>
          </table:table-cell>
          <table:table-cell table:style-name="Default" office:value-type="float" office:value="331.1" calcext:value-type="float">
            <text:p>331,1</text:p>
          </table:table-cell>
          <table:table-cell table:formula="of:=[.O239]-[.Q239]" office:value-type="float" office:value="10.252" calcext:value-type="float">
            <text:p>10,3</text:p>
          </table:table-cell>
          <table:table-cell office:value-type="float" office:value="320.848" calcext:value-type="float">
            <text:p>320,8</text:p>
          </table:table-cell>
          <table:table-cell table:formula="of:=[.Q239]-[.S239]-[.U239]-[.V239]" office:value-type="float" office:value="31.006" calcext:value-type="float">
            <text:p>31,0</text:p>
          </table:table-cell>
          <table:table-cell office:value-type="float" office:value="108.109" calcext:value-type="float">
            <text:p>108,1</text:p>
          </table:table-cell>
          <table:table-cell office:value-type="float" office:value="30.385" calcext:value-type="float">
            <text:p>30,4</text:p>
          </table:table-cell>
          <table:table-cell office:value-type="float" office:value="51.956" calcext:value-type="float">
            <text:p>52,0</text:p>
          </table:table-cell>
          <table:table-cell office:value-type="float" office:value="129.777" calcext:value-type="float">
            <text:p>129,8</text:p>
          </table:table-cell>
          <table:table-cell table:number-columns-repeated="1002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41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33" calcext:value-type="float">
            <text:p>4,2</text:p>
          </table:table-cell>
          <table:table-cell office:value-type="float" office:value="23.972" calcext:value-type="float">
            <text:p>24,0</text:p>
          </table:table-cell>
          <table:table-cell office:value-type="float" office:value="75.625" calcext:value-type="float">
            <text:p>75,6</text:p>
          </table:table-cell>
          <table:table-cell office:value-type="float" office:value="75.79" calcext:value-type="float">
            <text:p>75,8</text:p>
          </table:table-cell>
          <table:table-cell office:value-type="float" office:value="372.324" calcext:value-type="float">
            <text:p>372,3</text:p>
          </table:table-cell>
          <table:table-cell office:value-type="float" office:value="382.324" calcext:value-type="float">
            <text:p>382,3</text:p>
          </table:table-cell>
          <table:table-cell table:formula="of:=[.K240]-[.J240]" office:value-type="float" office:value="10" calcext:value-type="float">
            <text:p>10,0</text:p>
          </table:table-cell>
          <table:table-cell/>
          <table:table-cell table:formula="of:=[.J240]-[.O240]-[.I240]" office:value-type="float" office:value="-11.926" calcext:value-type="float">
            <text:p>-11,9</text:p>
          </table:table-cell>
          <table:table-cell table:style-name="Default" office:value-type="float" office:value="308.46" calcext:value-type="float">
            <text:p>308,46</text:p>
          </table:table-cell>
          <table:table-cell table:formula="of:=[.O240]-[.Q240]" office:value-type="float" office:value="8.23599999999999" calcext:value-type="float">
            <text:p>8,2</text:p>
          </table:table-cell>
          <table:table-cell office:value-type="float" office:value="300.224" calcext:value-type="float">
            <text:p>300,2</text:p>
          </table:table-cell>
          <table:table-cell table:formula="of:=[.Q240]-[.S240]-[.U240]-[.V240]" office:value-type="float" office:value="8.03599999999997" calcext:value-type="float">
            <text:p>8,0</text:p>
          </table:table-cell>
          <table:table-cell office:value-type="float" office:value="102.524" calcext:value-type="float">
            <text:p>102,5</text:p>
          </table:table-cell>
          <table:table-cell office:value-type="float" office:value="7.445" calcext:value-type="float">
            <text:p>7,4</text:p>
          </table:table-cell>
          <table:table-cell office:value-type="float" office:value="37.461" calcext:value-type="float">
            <text:p>37,5</text:p>
          </table:table-cell>
          <table:table-cell office:value-type="float" office:value="152.203" calcext:value-type="float">
            <text:p>152,2</text:p>
          </table:table-cell>
          <table:table-cell table:number-columns-repeated="1002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41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28" calcext:value-type="float">
            <text:p>4,3</text:p>
          </table:table-cell>
          <table:table-cell office:value-type="float" office:value="23.572" calcext:value-type="float">
            <text:p>23,6</text:p>
          </table:table-cell>
          <table:table-cell office:value-type="float" office:value="91.746" calcext:value-type="float">
            <text:p>91,7</text:p>
          </table:table-cell>
          <table:table-cell office:value-type="float" office:value="91.914" calcext:value-type="float">
            <text:p>91,9</text:p>
          </table:table-cell>
          <table:table-cell office:value-type="float" office:value="474.574" calcext:value-type="float">
            <text:p>474,6</text:p>
          </table:table-cell>
          <table:table-cell office:value-type="float" office:value="484.001" calcext:value-type="float">
            <text:p>484,0</text:p>
          </table:table-cell>
          <table:table-cell table:formula="of:=[.K241]-[.J241]" office:value-type="float" office:value="9.42699999999996" calcext:value-type="float">
            <text:p>9,4</text:p>
          </table:table-cell>
          <table:table-cell/>
          <table:table-cell table:formula="of:=[.J241]-[.O241]-[.I241]" office:value-type="float" office:value="119.98" calcext:value-type="float">
            <text:p>120,0</text:p>
          </table:table-cell>
          <table:table-cell table:style-name="Default" office:value-type="float" office:value="262.68" calcext:value-type="float">
            <text:p>262,68</text:p>
          </table:table-cell>
          <table:table-cell table:formula="of:=[.O241]-[.Q241]" office:value-type="float" office:value="3.75799999999998" calcext:value-type="float">
            <text:p>3,8</text:p>
          </table:table-cell>
          <table:table-cell office:value-type="float" office:value="258.922" calcext:value-type="float">
            <text:p>258,9</text:p>
          </table:table-cell>
          <table:table-cell table:formula="of:=[.Q241]-[.S241]-[.U241]-[.V241]" office:value-type="float" office:value="9.87700000000002" calcext:value-type="float">
            <text:p>9,9</text:p>
          </table:table-cell>
          <table:table-cell office:value-type="float" office:value="112.399" calcext:value-type="float">
            <text:p>112,4</text:p>
          </table:table-cell>
          <table:table-cell office:value-type="float" office:value="2.402" calcext:value-type="float">
            <text:p>2,4</text:p>
          </table:table-cell>
          <table:table-cell office:value-type="float" office:value="40.345" calcext:value-type="float">
            <text:p>40,3</text:p>
          </table:table-cell>
          <table:table-cell office:value-type="float" office:value="96.301" calcext:value-type="float">
            <text:p>96,3</text:p>
          </table:table-cell>
          <table:table-cell table:number-columns-repeated="1002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41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84" calcext:value-type="float">
            <text:p>4,3</text:p>
          </table:table-cell>
          <table:table-cell office:value-type="float" office:value="23.916" calcext:value-type="float">
            <text:p>23,9</text:p>
          </table:table-cell>
          <table:table-cell office:value-type="float" office:value="87.815" calcext:value-type="float">
            <text:p>87,8</text:p>
          </table:table-cell>
          <table:table-cell office:value-type="float" office:value="87.982" calcext:value-type="float">
            <text:p>88,0</text:p>
          </table:table-cell>
          <table:table-cell office:value-type="float" office:value="403.452" calcext:value-type="float">
            <text:p>403,5</text:p>
          </table:table-cell>
          <table:table-cell office:value-type="float" office:value="413.578" calcext:value-type="float">
            <text:p>413,6</text:p>
          </table:table-cell>
          <table:table-cell table:formula="of:=[.K242]-[.J242]" office:value-type="float" office:value="10.126" calcext:value-type="float">
            <text:p>10,1</text:p>
          </table:table-cell>
          <table:table-cell/>
          <table:table-cell table:formula="of:=[.J242]-[.O242]-[.I242]" office:value-type="float" office:value="31.67" calcext:value-type="float">
            <text:p>31,7</text:p>
          </table:table-cell>
          <table:table-cell table:style-name="Default" office:value-type="float" office:value="283.8" calcext:value-type="float">
            <text:p>283,8</text:p>
          </table:table-cell>
          <table:table-cell table:formula="of:=[.O242]-[.Q242]" office:value-type="float" office:value="6.30900000000003" calcext:value-type="float">
            <text:p>6,3</text:p>
          </table:table-cell>
          <table:table-cell office:value-type="float" office:value="277.491" calcext:value-type="float">
            <text:p>277,5</text:p>
          </table:table-cell>
          <table:table-cell table:formula="of:=[.Q242]-[.S242]-[.U242]-[.V242]" office:value-type="float" office:value="22.893" calcext:value-type="float">
            <text:p>22,9</text:p>
          </table:table-cell>
          <table:table-cell office:value-type="float" office:value="105.337" calcext:value-type="float">
            <text:p>105,3</text:p>
          </table:table-cell>
          <table:table-cell office:value-type="float" office:value="2.581" calcext:value-type="float">
            <text:p>2,6</text:p>
          </table:table-cell>
          <table:table-cell office:value-type="float" office:value="54.497" calcext:value-type="float">
            <text:p>54,5</text:p>
          </table:table-cell>
          <table:table-cell office:value-type="float" office:value="94.764" calcext:value-type="float">
            <text:p>94,8</text:p>
          </table:table-cell>
          <table:table-cell table:number-columns-repeated="1002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41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52" calcext:value-type="float">
            <text:p>4,3</text:p>
          </table:table-cell>
          <table:table-cell office:value-type="float" office:value="23.299" calcext:value-type="float">
            <text:p>23,3</text:p>
          </table:table-cell>
          <table:table-cell office:value-type="float" office:value="78.461" calcext:value-type="float">
            <text:p>78,5</text:p>
          </table:table-cell>
          <table:table-cell office:value-type="float" office:value="78.537" calcext:value-type="float">
            <text:p>78,5</text:p>
          </table:table-cell>
          <table:table-cell office:value-type="float" office:value="505.967" calcext:value-type="float">
            <text:p>506,0</text:p>
          </table:table-cell>
          <table:table-cell office:value-type="float" office:value="516.441" calcext:value-type="float">
            <text:p>516,4</text:p>
          </table:table-cell>
          <table:table-cell table:formula="of:=[.K243]-[.J243]" office:value-type="float" office:value="10.474" calcext:value-type="float">
            <text:p>10,5</text:p>
          </table:table-cell>
          <table:table-cell/>
          <table:table-cell table:formula="of:=[.J243]-[.O243]-[.I243]" office:value-type="float" office:value="127.06" calcext:value-type="float">
            <text:p>127,1</text:p>
          </table:table-cell>
          <table:table-cell table:style-name="Default" office:value-type="float" office:value="300.37" calcext:value-type="float">
            <text:p>300,37</text:p>
          </table:table-cell>
          <table:table-cell table:formula="of:=[.O243]-[.Q243]" office:value-type="float" office:value="3.66800000000001" calcext:value-type="float">
            <text:p>3,7</text:p>
          </table:table-cell>
          <table:table-cell office:value-type="float" office:value="296.702" calcext:value-type="float">
            <text:p>296,7</text:p>
          </table:table-cell>
          <table:table-cell table:formula="of:=[.Q243]-[.S243]-[.U243]-[.V243]" office:value-type="float" office:value="39.49" calcext:value-type="float">
            <text:p>39,5</text:p>
          </table:table-cell>
          <table:table-cell office:value-type="float" office:value="103.067" calcext:value-type="float">
            <text:p>103,1</text:p>
          </table:table-cell>
          <table:table-cell office:value-type="float" office:value="19.376" calcext:value-type="float">
            <text:p>19,4</text:p>
          </table:table-cell>
          <table:table-cell office:value-type="float" office:value="36.906" calcext:value-type="float">
            <text:p>36,9</text:p>
          </table:table-cell>
          <table:table-cell office:value-type="float" office:value="117.239" calcext:value-type="float">
            <text:p>117,2</text:p>
          </table:table-cell>
          <table:table-cell table:number-columns-repeated="1002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41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02" calcext:value-type="float">
            <text:p>4,3</text:p>
          </table:table-cell>
          <table:table-cell office:value-type="float" office:value="23.755" calcext:value-type="float">
            <text:p>23,8</text:p>
          </table:table-cell>
          <table:table-cell office:value-type="float" office:value="81.817" calcext:value-type="float">
            <text:p>81,8</text:p>
          </table:table-cell>
          <table:table-cell office:value-type="float" office:value="81.962" calcext:value-type="float">
            <text:p>82,0</text:p>
          </table:table-cell>
          <table:table-cell office:value-type="float" office:value="390.828" calcext:value-type="float">
            <text:p>390,8</text:p>
          </table:table-cell>
          <table:table-cell office:value-type="float" office:value="400.938" calcext:value-type="float">
            <text:p>400,9</text:p>
          </table:table-cell>
          <table:table-cell table:formula="of:=[.K244]-[.J244]" office:value-type="float" office:value="10.11" calcext:value-type="float">
            <text:p>10,1</text:p>
          </table:table-cell>
          <table:table-cell/>
          <table:table-cell table:formula="of:=[.J244]-[.O244]-[.I244]" office:value-type="float" office:value="75.756" calcext:value-type="float">
            <text:p>75,8</text:p>
          </table:table-cell>
          <table:table-cell table:style-name="Default" office:value-type="float" office:value="233.11" calcext:value-type="float">
            <text:p>233,11</text:p>
          </table:table-cell>
          <table:table-cell table:formula="of:=[.O244]-[.Q244]" office:value-type="float" office:value="3.81500000000003" calcext:value-type="float">
            <text:p>3,8</text:p>
          </table:table-cell>
          <table:table-cell office:value-type="float" office:value="229.295" calcext:value-type="float">
            <text:p>229,3</text:p>
          </table:table-cell>
          <table:table-cell table:formula="of:=[.Q244]-[.S244]-[.U244]-[.V244]" office:value-type="float" office:value="11.993" calcext:value-type="float">
            <text:p>12,0</text:p>
          </table:table-cell>
          <table:table-cell office:value-type="float" office:value="101.669" calcext:value-type="float">
            <text:p>101,7</text:p>
          </table:table-cell>
          <table:table-cell office:value-type="float" office:value="11.309" calcext:value-type="float">
            <text:p>11,3</text:p>
          </table:table-cell>
          <table:table-cell office:value-type="float" office:value="38.292" calcext:value-type="float">
            <text:p>38,3</text:p>
          </table:table-cell>
          <table:table-cell office:value-type="float" office:value="77.341" calcext:value-type="float">
            <text:p>77,3</text:p>
          </table:table-cell>
          <table:table-cell table:number-columns-repeated="1002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41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06" calcext:value-type="float">
            <text:p>4,2</text:p>
          </table:table-cell>
          <table:table-cell office:value-type="float" office:value="23.589" calcext:value-type="float">
            <text:p>23,6</text:p>
          </table:table-cell>
          <table:table-cell office:value-type="float" office:value="77.212" calcext:value-type="float">
            <text:p>77,2</text:p>
          </table:table-cell>
          <table:table-cell office:value-type="float" office:value="77.389" calcext:value-type="float">
            <text:p>77,4</text:p>
          </table:table-cell>
          <table:table-cell office:value-type="float" office:value="397.836" calcext:value-type="float">
            <text:p>397,8</text:p>
          </table:table-cell>
          <table:table-cell office:value-type="float" office:value="407.686" calcext:value-type="float">
            <text:p>407,7</text:p>
          </table:table-cell>
          <table:table-cell table:formula="of:=[.K245]-[.J245]" office:value-type="float" office:value="9.84999999999997" calcext:value-type="float">
            <text:p>9,8</text:p>
          </table:table-cell>
          <table:table-cell/>
          <table:table-cell table:formula="of:=[.J245]-[.O245]-[.I245]" office:value-type="float" office:value="53.967" calcext:value-type="float">
            <text:p>54,0</text:p>
          </table:table-cell>
          <table:table-cell table:style-name="Default" office:value-type="float" office:value="266.48" calcext:value-type="float">
            <text:p>266,48</text:p>
          </table:table-cell>
          <table:table-cell table:formula="of:=[.O245]-[.Q245]" office:value-type="float" office:value="12.422" calcext:value-type="float">
            <text:p>12,4</text:p>
          </table:table-cell>
          <table:table-cell office:value-type="float" office:value="254.058" calcext:value-type="float">
            <text:p>254,1</text:p>
          </table:table-cell>
          <table:table-cell table:formula="of:=[.Q245]-[.S245]-[.U245]-[.V245]" office:value-type="float" office:value="12.092" calcext:value-type="float">
            <text:p>12,1</text:p>
          </table:table-cell>
          <table:table-cell office:value-type="float" office:value="113.872" calcext:value-type="float">
            <text:p>113,9</text:p>
          </table:table-cell>
          <table:table-cell office:value-type="float" office:value="5.703" calcext:value-type="float">
            <text:p>5,7</text:p>
          </table:table-cell>
          <table:table-cell office:value-type="float" office:value="40.308" calcext:value-type="float">
            <text:p>40,3</text:p>
          </table:table-cell>
          <table:table-cell office:value-type="float" office:value="87.786" calcext:value-type="float">
            <text:p>87,8</text:p>
          </table:table-cell>
          <table:table-cell table:number-columns-repeated="1002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41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22" calcext:value-type="float">
            <text:p>4,1</text:p>
          </table:table-cell>
          <table:table-cell office:value-type="float" office:value="23.07" calcext:value-type="float">
            <text:p>23,1</text:p>
          </table:table-cell>
          <table:table-cell office:value-type="float" office:value="72.709" calcext:value-type="float">
            <text:p>72,7</text:p>
          </table:table-cell>
          <table:table-cell office:value-type="float" office:value="72.769" calcext:value-type="float">
            <text:p>72,8</text:p>
          </table:table-cell>
          <table:table-cell office:value-type="float" office:value="456.07" calcext:value-type="float">
            <text:p>456,1</text:p>
          </table:table-cell>
          <table:table-cell office:value-type="float" office:value="466.273" calcext:value-type="float">
            <text:p>466,3</text:p>
          </table:table-cell>
          <table:table-cell table:formula="of:=[.K246]-[.J246]" office:value-type="float" office:value="10.203" calcext:value-type="float">
            <text:p>10,2</text:p>
          </table:table-cell>
          <table:table-cell/>
          <table:table-cell table:formula="of:=[.J246]-[.O246]-[.I246]" office:value-type="float" office:value="119.761" calcext:value-type="float">
            <text:p>119,8</text:p>
          </table:table-cell>
          <table:table-cell table:style-name="Default" office:value-type="float" office:value="263.54" calcext:value-type="float">
            <text:p>263,54</text:p>
          </table:table-cell>
          <table:table-cell table:formula="of:=[.O246]-[.Q246]" office:value-type="float" office:value="5.61200000000002" calcext:value-type="float">
            <text:p>5,6</text:p>
          </table:table-cell>
          <table:table-cell office:value-type="float" office:value="257.928" calcext:value-type="float">
            <text:p>257,9</text:p>
          </table:table-cell>
          <table:table-cell table:formula="of:=[.Q246]-[.S246]-[.U246]-[.V246]" office:value-type="float" office:value="3.34099999999999" calcext:value-type="float">
            <text:p>3,3</text:p>
          </table:table-cell>
          <table:table-cell office:value-type="float" office:value="106.935" calcext:value-type="float">
            <text:p>106,9</text:p>
          </table:table-cell>
          <table:table-cell office:value-type="float" office:value="2.774" calcext:value-type="float">
            <text:p>2,8</text:p>
          </table:table-cell>
          <table:table-cell office:value-type="float" office:value="53.116" calcext:value-type="float">
            <text:p>53,1</text:p>
          </table:table-cell>
          <table:table-cell office:value-type="float" office:value="94.536" calcext:value-type="float">
            <text:p>94,5</text:p>
          </table:table-cell>
          <table:table-cell table:number-columns-repeated="1002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41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26" calcext:value-type="float">
            <text:p>4,1</text:p>
          </table:table-cell>
          <table:table-cell office:value-type="float" office:value="24.056" calcext:value-type="float">
            <text:p>24,1</text:p>
          </table:table-cell>
          <table:table-cell office:value-type="float" office:value="79.771" calcext:value-type="float">
            <text:p>79,8</text:p>
          </table:table-cell>
          <table:table-cell office:value-type="float" office:value="79.938" calcext:value-type="float">
            <text:p>79,9</text:p>
          </table:table-cell>
          <table:table-cell office:value-type="float" office:value="493.223" calcext:value-type="float">
            <text:p>493,2</text:p>
          </table:table-cell>
          <table:table-cell office:value-type="float" office:value="502.617" calcext:value-type="float">
            <text:p>502,6</text:p>
          </table:table-cell>
          <table:table-cell table:formula="of:=[.K247]-[.J247]" office:value-type="float" office:value="9.39400000000001" calcext:value-type="float">
            <text:p>9,4</text:p>
          </table:table-cell>
          <table:table-cell/>
          <table:table-cell table:formula="of:=[.J247]-[.O247]-[.I247]" office:value-type="float" office:value="151.115" calcext:value-type="float">
            <text:p>151,1</text:p>
          </table:table-cell>
          <table:table-cell table:style-name="Default" office:value-type="float" office:value="262.17" calcext:value-type="float">
            <text:p>262,17</text:p>
          </table:table-cell>
          <table:table-cell table:formula="of:=[.O247]-[.Q247]" office:value-type="float" office:value="11.453" calcext:value-type="float">
            <text:p>11,5</text:p>
          </table:table-cell>
          <table:table-cell office:value-type="float" office:value="250.717" calcext:value-type="float">
            <text:p>250,7</text:p>
          </table:table-cell>
          <table:table-cell table:formula="of:=[.Q247]-[.S247]-[.U247]-[.V247]" office:value-type="float" office:value="2.36200000000002" calcext:value-type="float">
            <text:p>2,4</text:p>
          </table:table-cell>
          <table:table-cell office:value-type="float" office:value="106.654" calcext:value-type="float">
            <text:p>106,7</text:p>
          </table:table-cell>
          <table:table-cell office:value-type="float" office:value="1.787" calcext:value-type="float">
            <text:p>1,8</text:p>
          </table:table-cell>
          <table:table-cell office:value-type="float" office:value="52.985" calcext:value-type="float">
            <text:p>53,0</text:p>
          </table:table-cell>
          <table:table-cell office:value-type="float" office:value="88.716" calcext:value-type="float">
            <text:p>88,7</text:p>
          </table:table-cell>
          <table:table-cell table:number-columns-repeated="1002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41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35" calcext:value-type="float">
            <text:p>4,2</text:p>
          </table:table-cell>
          <table:table-cell office:value-type="float" office:value="23.437" calcext:value-type="float">
            <text:p>23,4</text:p>
          </table:table-cell>
          <table:table-cell office:value-type="float" office:value="88.937" calcext:value-type="float">
            <text:p>88,9</text:p>
          </table:table-cell>
          <table:table-cell office:value-type="float" office:value="89.127" calcext:value-type="float">
            <text:p>89,1</text:p>
          </table:table-cell>
          <table:table-cell office:value-type="float" office:value="391.615" calcext:value-type="float">
            <text:p>391,6</text:p>
          </table:table-cell>
          <table:table-cell office:value-type="float" office:value="403.597" calcext:value-type="float">
            <text:p>403,6</text:p>
          </table:table-cell>
          <table:table-cell table:formula="of:=[.K248]-[.J248]" office:value-type="float" office:value="11.982" calcext:value-type="float">
            <text:p>12,0</text:p>
          </table:table-cell>
          <table:table-cell/>
          <table:table-cell table:formula="of:=[.J248]-[.O248]-[.I248]" office:value-type="float" office:value="49.708" calcext:value-type="float">
            <text:p>49,7</text:p>
          </table:table-cell>
          <table:table-cell table:style-name="Default" office:value-type="float" office:value="252.78" calcext:value-type="float">
            <text:p>252,78</text:p>
          </table:table-cell>
          <table:table-cell table:formula="of:=[.O248]-[.Q248]" office:value-type="float" office:value="10.426" calcext:value-type="float">
            <text:p>10,4</text:p>
          </table:table-cell>
          <table:table-cell office:value-type="float" office:value="242.354" calcext:value-type="float">
            <text:p>242,4</text:p>
          </table:table-cell>
          <table:table-cell table:formula="of:=[.Q248]-[.S248]-[.U248]-[.V248]" office:value-type="float" office:value="12.674" calcext:value-type="float">
            <text:p>12,7</text:p>
          </table:table-cell>
          <table:table-cell office:value-type="float" office:value="105.052" calcext:value-type="float">
            <text:p>105,1</text:p>
          </table:table-cell>
          <table:table-cell office:value-type="float" office:value="12.021" calcext:value-type="float">
            <text:p>12,0</text:p>
          </table:table-cell>
          <table:table-cell office:value-type="float" office:value="54.67" calcext:value-type="float">
            <text:p>54,7</text:p>
          </table:table-cell>
          <table:table-cell office:value-type="float" office:value="69.958" calcext:value-type="float">
            <text:p>70,0</text:p>
          </table:table-cell>
          <table:table-cell table:number-columns-repeated="1002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9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60.316" calcext:value-type="float">
            <text:p>60,3</text:p>
          </table:table-cell>
          <table:table-cell office:value-type="float" office:value="79.169" calcext:value-type="float">
            <text:p>79,2</text:p>
          </table:table-cell>
          <table:table-cell office:value-type="float" office:value="129.066" calcext:value-type="float">
            <text:p>129,1</text:p>
          </table:table-cell>
          <table:table-cell office:value-type="float" office:value="129.118" calcext:value-type="float">
            <text:p>129,1</text:p>
          </table:table-cell>
          <table:table-cell office:value-type="float" office:value="456.544" calcext:value-type="float">
            <text:p>456,5</text:p>
          </table:table-cell>
          <table:table-cell office:value-type="float" office:value="466.207" calcext:value-type="float">
            <text:p>466,2</text:p>
          </table:table-cell>
          <table:table-cell table:formula="of:=[.K249]-[.J249]" office:value-type="float" office:value="9.66300000000001" calcext:value-type="float">
            <text:p>9,7</text:p>
          </table:table-cell>
          <table:table-cell/>
          <table:table-cell table:formula="of:=[.J249]-[.O249]-[.I249]" office:value-type="float" office:value="-48.684" calcext:value-type="float">
            <text:p>-48,7</text:p>
          </table:table-cell>
          <table:table-cell table:style-name="Default" office:value-type="float" office:value="376.11" calcext:value-type="float">
            <text:p>376,11</text:p>
          </table:table-cell>
          <table:table-cell table:formula="of:=[.O249]-[.Q249]" office:value-type="float" office:value="45.742" calcext:value-type="float">
            <text:p>45,7</text:p>
          </table:table-cell>
          <table:table-cell office:value-type="float" office:value="330.368" calcext:value-type="float">
            <text:p>330,4</text:p>
          </table:table-cell>
          <table:table-cell table:formula="of:=[.Q249]-[.S249]-[.U249]-[.V249]" office:value-type="float" office:value="20.521" calcext:value-type="float">
            <text:p>20,5</text:p>
          </table:table-cell>
          <table:table-cell office:value-type="float" office:value="199.446" calcext:value-type="float">
            <text:p>199,4</text:p>
          </table:table-cell>
          <table:table-cell office:value-type="float" office:value="19.962" calcext:value-type="float">
            <text:p>20,0</text:p>
          </table:table-cell>
          <table:table-cell office:value-type="float" office:value="40.001" calcext:value-type="float">
            <text:p>40,0</text:p>
          </table:table-cell>
          <table:table-cell office:value-type="float" office:value="70.4" calcext:value-type="float">
            <text:p>70,4</text:p>
          </table:table-cell>
          <table:table-cell table:number-columns-repeated="1002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6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24" calcext:value-type="float">
            <text:p>4,3</text:p>
          </table:table-cell>
          <table:table-cell office:value-type="float" office:value="23.967" calcext:value-type="float">
            <text:p>24,0</text:p>
          </table:table-cell>
          <table:table-cell office:value-type="float" office:value="89.185" calcext:value-type="float">
            <text:p>89,2</text:p>
          </table:table-cell>
          <table:table-cell office:value-type="float" office:value="89.357" calcext:value-type="float">
            <text:p>89,4</text:p>
          </table:table-cell>
          <table:table-cell office:value-type="float" office:value="421.172" calcext:value-type="float">
            <text:p>421,2</text:p>
          </table:table-cell>
          <table:table-cell office:value-type="float" office:value="431.058" calcext:value-type="float">
            <text:p>431,1</text:p>
          </table:table-cell>
          <table:table-cell table:formula="of:=[.K250]-[.J250]" office:value-type="float" office:value="9.88599999999997" calcext:value-type="float">
            <text:p>9,9</text:p>
          </table:table-cell>
          <table:table-cell/>
          <table:table-cell table:formula="of:=[.J250]-[.O250]-[.I250]" office:value-type="float" office:value="-14.115" calcext:value-type="float">
            <text:p>-14,1</text:p>
          </table:table-cell>
          <table:table-cell table:style-name="Default" office:value-type="float" office:value="345.93" calcext:value-type="float">
            <text:p>345,93</text:p>
          </table:table-cell>
          <table:table-cell table:formula="of:=[.O250]-[.Q250]" office:value-type="float" office:value="90.966" calcext:value-type="float">
            <text:p>91,0</text:p>
          </table:table-cell>
          <table:table-cell office:value-type="float" office:value="254.964" calcext:value-type="float">
            <text:p>255,0</text:p>
          </table:table-cell>
          <table:table-cell table:formula="of:=[.Q250]-[.S250]-[.U250]-[.V250]" office:value-type="float" office:value="2.01899999999999" calcext:value-type="float">
            <text:p>2,0</text:p>
          </table:table-cell>
          <table:table-cell office:value-type="float" office:value="102.862" calcext:value-type="float">
            <text:p>102,9</text:p>
          </table:table-cell>
          <table:table-cell office:value-type="float" office:value="1.381" calcext:value-type="float">
            <text:p>1,4</text:p>
          </table:table-cell>
          <table:table-cell office:value-type="float" office:value="37.174" calcext:value-type="float">
            <text:p>37,2</text:p>
          </table:table-cell>
          <table:table-cell office:value-type="float" office:value="112.909" calcext:value-type="float">
            <text:p>112,9</text:p>
          </table:table-cell>
          <table:table-cell table:number-columns-repeated="1002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6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95" calcext:value-type="float">
            <text:p>4,4</text:p>
          </table:table-cell>
          <table:table-cell office:value-type="float" office:value="23.455" calcext:value-type="float">
            <text:p>23,5</text:p>
          </table:table-cell>
          <table:table-cell office:value-type="float" office:value="76.096" calcext:value-type="float">
            <text:p>76,1</text:p>
          </table:table-cell>
          <table:table-cell office:value-type="float" office:value="76.279" calcext:value-type="float">
            <text:p>76,3</text:p>
          </table:table-cell>
          <table:table-cell office:value-type="float" office:value="659.501" calcext:value-type="float">
            <text:p>659,5</text:p>
          </table:table-cell>
          <table:table-cell office:value-type="float" office:value="669.642" calcext:value-type="float">
            <text:p>669,6</text:p>
          </table:table-cell>
          <table:table-cell table:formula="of:=[.K251]-[.J251]" office:value-type="float" office:value="10.1410000000001" calcext:value-type="float">
            <text:p>10,1</text:p>
          </table:table-cell>
          <table:table-cell/>
          <table:table-cell table:formula="of:=[.J251]-[.O251]-[.I251]" office:value-type="float" office:value="318.972" calcext:value-type="float">
            <text:p>319,0</text:p>
          </table:table-cell>
          <table:table-cell table:style-name="Default" office:value-type="float" office:value="264.25" calcext:value-type="float">
            <text:p>264,25</text:p>
          </table:table-cell>
          <table:table-cell table:formula="of:=[.O251]-[.Q251]" office:value-type="float" office:value="15.993" calcext:value-type="float">
            <text:p>16,0</text:p>
          </table:table-cell>
          <table:table-cell office:value-type="float" office:value="248.257" calcext:value-type="float">
            <text:p>248,3</text:p>
          </table:table-cell>
          <table:table-cell table:formula="of:=[.Q251]-[.S251]-[.U251]-[.V251]" office:value-type="float" office:value="23.589" calcext:value-type="float">
            <text:p>23,6</text:p>
          </table:table-cell>
          <table:table-cell office:value-type="float" office:value="102.936" calcext:value-type="float">
            <text:p>102,9</text:p>
          </table:table-cell>
          <table:table-cell office:value-type="float" office:value="3.458" calcext:value-type="float">
            <text:p>3,5</text:p>
          </table:table-cell>
          <table:table-cell office:value-type="float" office:value="37.159" calcext:value-type="float">
            <text:p>37,2</text:p>
          </table:table-cell>
          <table:table-cell office:value-type="float" office:value="84.573" calcext:value-type="float">
            <text:p>84,6</text:p>
          </table:table-cell>
          <table:table-cell table:number-columns-repeated="1002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6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01" calcext:value-type="float">
            <text:p>4,2</text:p>
          </table:table-cell>
          <table:table-cell office:value-type="float" office:value="23.39" calcext:value-type="float">
            <text:p>23,4</text:p>
          </table:table-cell>
          <table:table-cell office:value-type="float" office:value="76.456" calcext:value-type="float">
            <text:p>76,5</text:p>
          </table:table-cell>
          <table:table-cell office:value-type="float" office:value="76.665" calcext:value-type="float">
            <text:p>76,7</text:p>
          </table:table-cell>
          <table:table-cell office:value-type="float" office:value="460.535" calcext:value-type="float">
            <text:p>460,5</text:p>
          </table:table-cell>
          <table:table-cell office:value-type="float" office:value="470.168" calcext:value-type="float">
            <text:p>470,2</text:p>
          </table:table-cell>
          <table:table-cell table:formula="of:=[.K252]-[.J252]" office:value-type="float" office:value="9.63299999999998" calcext:value-type="float">
            <text:p>9,6</text:p>
          </table:table-cell>
          <table:table-cell/>
          <table:table-cell table:formula="of:=[.J252]-[.O252]-[.I252]" office:value-type="float" office:value="81.24" calcext:value-type="float">
            <text:p>81,2</text:p>
          </table:table-cell>
          <table:table-cell table:style-name="Default" office:value-type="float" office:value="302.63" calcext:value-type="float">
            <text:p>302,63</text:p>
          </table:table-cell>
          <table:table-cell table:formula="of:=[.O252]-[.Q252]" office:value-type="float" office:value="18.893" calcext:value-type="float">
            <text:p>18,9</text:p>
          </table:table-cell>
          <table:table-cell office:value-type="float" office:value="283.737" calcext:value-type="float">
            <text:p>283,7</text:p>
          </table:table-cell>
          <table:table-cell table:formula="of:=[.Q252]-[.S252]-[.U252]-[.V252]" office:value-type="float" office:value="2.30700000000003" calcext:value-type="float">
            <text:p>2,3</text:p>
          </table:table-cell>
          <table:table-cell office:value-type="float" office:value="123.664" calcext:value-type="float">
            <text:p>123,7</text:p>
          </table:table-cell>
          <table:table-cell office:value-type="float" office:value="1.423" calcext:value-type="float">
            <text:p>1,4</text:p>
          </table:table-cell>
          <table:table-cell office:value-type="float" office:value="55.771" calcext:value-type="float">
            <text:p>55,8</text:p>
          </table:table-cell>
          <table:table-cell office:value-type="float" office:value="101.995" calcext:value-type="float">
            <text:p>102,0</text:p>
          </table:table-cell>
          <table:table-cell table:number-columns-repeated="1002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6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54" calcext:value-type="float">
            <text:p>4,2</text:p>
          </table:table-cell>
          <table:table-cell office:value-type="float" office:value="23.406" calcext:value-type="float">
            <text:p>23,4</text:p>
          </table:table-cell>
          <table:table-cell office:value-type="float" office:value="88.946" calcext:value-type="float">
            <text:p>88,9</text:p>
          </table:table-cell>
          <table:table-cell office:value-type="float" office:value="89.129" calcext:value-type="float">
            <text:p>89,1</text:p>
          </table:table-cell>
          <table:table-cell office:value-type="float" office:value="408.836" calcext:value-type="float">
            <text:p>408,8</text:p>
          </table:table-cell>
          <table:table-cell office:value-type="float" office:value="418.797" calcext:value-type="float">
            <text:p>418,8</text:p>
          </table:table-cell>
          <table:table-cell table:formula="of:=[.K253]-[.J253]" office:value-type="float" office:value="9.96100000000001" calcext:value-type="float">
            <text:p>10,0</text:p>
          </table:table-cell>
          <table:table-cell/>
          <table:table-cell table:formula="of:=[.J253]-[.O253]-[.I253]" office:value-type="float" office:value="-0.322999999999965" calcext:value-type="float">
            <text:p>-0,3</text:p>
          </table:table-cell>
          <table:table-cell table:style-name="Default" office:value-type="float" office:value="320.03" calcext:value-type="float">
            <text:p>320,03</text:p>
          </table:table-cell>
          <table:table-cell table:formula="of:=[.O253]-[.Q253]" office:value-type="float" office:value="16.385" calcext:value-type="float">
            <text:p>16,4</text:p>
          </table:table-cell>
          <table:table-cell office:value-type="float" office:value="303.645" calcext:value-type="float">
            <text:p>303,6</text:p>
          </table:table-cell>
          <table:table-cell table:formula="of:=[.Q253]-[.S253]-[.U253]-[.V253]" office:value-type="float" office:value="19.846" calcext:value-type="float">
            <text:p>19,8</text:p>
          </table:table-cell>
          <table:table-cell office:value-type="float" office:value="113.296" calcext:value-type="float">
            <text:p>113,3</text:p>
          </table:table-cell>
          <table:table-cell office:value-type="float" office:value="19.29" calcext:value-type="float">
            <text:p>19,3</text:p>
          </table:table-cell>
          <table:table-cell office:value-type="float" office:value="46.652" calcext:value-type="float">
            <text:p>46,7</text:p>
          </table:table-cell>
          <table:table-cell office:value-type="float" office:value="123.851" calcext:value-type="float">
            <text:p>123,9</text:p>
          </table:table-cell>
          <table:table-cell table:number-columns-repeated="1002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6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08" calcext:value-type="float">
            <text:p>4,1</text:p>
          </table:table-cell>
          <table:table-cell office:value-type="float" office:value="23.204" calcext:value-type="float">
            <text:p>23,2</text:p>
          </table:table-cell>
          <table:table-cell office:value-type="float" office:value="88.694" calcext:value-type="float">
            <text:p>88,7</text:p>
          </table:table-cell>
          <table:table-cell office:value-type="float" office:value="88.886" calcext:value-type="float">
            <text:p>88,9</text:p>
          </table:table-cell>
          <table:table-cell office:value-type="float" office:value="452.863" calcext:value-type="float">
            <text:p>452,9</text:p>
          </table:table-cell>
          <table:table-cell office:value-type="float" office:value="462.713" calcext:value-type="float">
            <text:p>462,7</text:p>
          </table:table-cell>
          <table:table-cell table:formula="of:=[.K254]-[.J254]" office:value-type="float" office:value="9.85000000000002" calcext:value-type="float">
            <text:p>9,9</text:p>
          </table:table-cell>
          <table:table-cell/>
          <table:table-cell table:formula="of:=[.J254]-[.O254]-[.I254]" office:value-type="float" office:value="55.287" calcext:value-type="float">
            <text:p>55,3</text:p>
          </table:table-cell>
          <table:table-cell table:style-name="Default" office:value-type="float" office:value="308.69" calcext:value-type="float">
            <text:p>308,69</text:p>
          </table:table-cell>
          <table:table-cell table:formula="of:=[.O254]-[.Q254]" office:value-type="float" office:value="4.363" calcext:value-type="float">
            <text:p>4,4</text:p>
          </table:table-cell>
          <table:table-cell office:value-type="float" office:value="304.327" calcext:value-type="float">
            <text:p>304,3</text:p>
          </table:table-cell>
          <table:table-cell table:formula="of:=[.Q254]-[.S254]-[.U254]-[.V254]" office:value-type="float" office:value="8.40100000000001" calcext:value-type="float">
            <text:p>8,4</text:p>
          </table:table-cell>
          <table:table-cell office:value-type="float" office:value="118.498" calcext:value-type="float">
            <text:p>118,5</text:p>
          </table:table-cell>
          <table:table-cell office:value-type="float" office:value="7.833" calcext:value-type="float">
            <text:p>7,8</text:p>
          </table:table-cell>
          <table:table-cell office:value-type="float" office:value="41.535" calcext:value-type="float">
            <text:p>41,5</text:p>
          </table:table-cell>
          <table:table-cell office:value-type="float" office:value="135.893" calcext:value-type="float">
            <text:p>135,9</text:p>
          </table:table-cell>
          <table:table-cell table:number-columns-repeated="1002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6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7" calcext:value-type="float">
            <text:p>4,3</text:p>
          </table:table-cell>
          <table:table-cell office:value-type="float" office:value="23.517" calcext:value-type="float">
            <text:p>23,5</text:p>
          </table:table-cell>
          <table:table-cell office:value-type="float" office:value="86.212" calcext:value-type="float">
            <text:p>86,2</text:p>
          </table:table-cell>
          <table:table-cell office:value-type="float" office:value="86.323" calcext:value-type="float">
            <text:p>86,3</text:p>
          </table:table-cell>
          <table:table-cell office:value-type="float" office:value="440.576" calcext:value-type="float">
            <text:p>440,6</text:p>
          </table:table-cell>
          <table:table-cell office:value-type="float" office:value="449.691" calcext:value-type="float">
            <text:p>449,7</text:p>
          </table:table-cell>
          <table:table-cell table:formula="of:=[.K255]-[.J255]" office:value-type="float" office:value="9.11499999999995" calcext:value-type="float">
            <text:p>9,1</text:p>
          </table:table-cell>
          <table:table-cell/>
          <table:table-cell table:formula="of:=[.J255]-[.O255]-[.I255]" office:value-type="float" office:value="9.783" calcext:value-type="float">
            <text:p>9,8</text:p>
          </table:table-cell>
          <table:table-cell table:style-name="Default" office:value-type="float" office:value="344.47" calcext:value-type="float">
            <text:p>344,47</text:p>
          </table:table-cell>
          <table:table-cell table:formula="of:=[.O255]-[.Q255]" office:value-type="float" office:value="16.227" calcext:value-type="float">
            <text:p>16,2</text:p>
          </table:table-cell>
          <table:table-cell office:value-type="float" office:value="328.243" calcext:value-type="float">
            <text:p>328,2</text:p>
          </table:table-cell>
          <table:table-cell table:formula="of:=[.Q255]-[.S255]-[.U255]-[.V255]" office:value-type="float" office:value="4.726" calcext:value-type="float">
            <text:p>4,7</text:p>
          </table:table-cell>
          <table:table-cell office:value-type="float" office:value="104.232" calcext:value-type="float">
            <text:p>104,2</text:p>
          </table:table-cell>
          <table:table-cell office:value-type="float" office:value="4.088" calcext:value-type="float">
            <text:p>4,1</text:p>
          </table:table-cell>
          <table:table-cell office:value-type="float" office:value="55.094" calcext:value-type="float">
            <text:p>55,1</text:p>
          </table:table-cell>
          <table:table-cell office:value-type="float" office:value="164.191" calcext:value-type="float">
            <text:p>164,2</text:p>
          </table:table-cell>
          <table:table-cell table:number-columns-repeated="1002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6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2" calcext:value-type="float">
            <text:p>4,1</text:p>
          </table:table-cell>
          <table:table-cell office:value-type="float" office:value="23.117" calcext:value-type="float">
            <text:p>23,1</text:p>
          </table:table-cell>
          <table:table-cell office:value-type="float" office:value="73.687" calcext:value-type="float">
            <text:p>73,7</text:p>
          </table:table-cell>
          <table:table-cell office:value-type="float" office:value="73.741" calcext:value-type="float">
            <text:p>73,7</text:p>
          </table:table-cell>
          <table:table-cell office:value-type="float" office:value="454.957" calcext:value-type="float">
            <text:p>455,0</text:p>
          </table:table-cell>
          <table:table-cell office:value-type="float" office:value="464.143" calcext:value-type="float">
            <text:p>464,1</text:p>
          </table:table-cell>
          <table:table-cell table:formula="of:=[.K256]-[.J256]" office:value-type="float" office:value="9.18599999999998" calcext:value-type="float">
            <text:p>9,2</text:p>
          </table:table-cell>
          <table:table-cell/>
          <table:table-cell table:formula="of:=[.J256]-[.O256]-[.I256]" office:value-type="float" office:value="-145.154" calcext:value-type="float">
            <text:p>-145,2</text:p>
          </table:table-cell>
          <table:table-cell table:style-name="Default" office:value-type="float" office:value="526.37" calcext:value-type="float">
            <text:p>526,37</text:p>
          </table:table-cell>
          <table:table-cell table:formula="of:=[.O256]-[.Q256]" office:value-type="float" office:value="14.213" calcext:value-type="float">
            <text:p>14,2</text:p>
          </table:table-cell>
          <table:table-cell office:value-type="float" office:value="512.157" calcext:value-type="float">
            <text:p>512,2</text:p>
          </table:table-cell>
          <table:table-cell table:formula="of:=[.Q256]-[.S256]-[.U256]-[.V256]" office:value-type="float" office:value="5.68700000000001" calcext:value-type="float">
            <text:p>5,7</text:p>
          </table:table-cell>
          <table:table-cell office:value-type="float" office:value="109.432" calcext:value-type="float">
            <text:p>109,4</text:p>
          </table:table-cell>
          <table:table-cell office:value-type="float" office:value="5.078" calcext:value-type="float">
            <text:p>5,1</text:p>
          </table:table-cell>
          <table:table-cell office:value-type="float" office:value="50.851" calcext:value-type="float">
            <text:p>50,9</text:p>
          </table:table-cell>
          <table:table-cell office:value-type="float" office:value="346.187" calcext:value-type="float">
            <text:p>346,2</text:p>
          </table:table-cell>
          <table:table-cell table:number-columns-repeated="1002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6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65" calcext:value-type="float">
            <text:p>4,2</text:p>
          </table:table-cell>
          <table:table-cell office:value-type="float" office:value="22.923" calcext:value-type="float">
            <text:p>22,9</text:p>
          </table:table-cell>
          <table:table-cell office:value-type="float" office:value="71.498" calcext:value-type="float">
            <text:p>71,5</text:p>
          </table:table-cell>
          <table:table-cell office:value-type="float" office:value="71.555" calcext:value-type="float">
            <text:p>71,6</text:p>
          </table:table-cell>
          <table:table-cell office:value-type="float" office:value="467.16" calcext:value-type="float">
            <text:p>467,2</text:p>
          </table:table-cell>
          <table:table-cell office:value-type="float" office:value="476.918" calcext:value-type="float">
            <text:p>476,9</text:p>
          </table:table-cell>
          <table:table-cell table:formula="of:=[.K257]-[.J257]" office:value-type="float" office:value="9.75799999999998" calcext:value-type="float">
            <text:p>9,8</text:p>
          </table:table-cell>
          <table:table-cell/>
          <table:table-cell table:formula="of:=[.J257]-[.O257]-[.I257]" office:value-type="float" office:value="55.575" calcext:value-type="float">
            <text:p>55,6</text:p>
          </table:table-cell>
          <table:table-cell table:style-name="Default" office:value-type="float" office:value="340.03" calcext:value-type="float">
            <text:p>340,03</text:p>
          </table:table-cell>
          <table:table-cell table:formula="of:=[.O257]-[.Q257]" office:value-type="float" office:value="10.321" calcext:value-type="float">
            <text:p>10,3</text:p>
          </table:table-cell>
          <table:table-cell office:value-type="float" office:value="329.709" calcext:value-type="float">
            <text:p>329,7</text:p>
          </table:table-cell>
          <table:table-cell table:formula="of:=[.Q257]-[.S257]-[.U257]-[.V257]" office:value-type="float" office:value="19.923" calcext:value-type="float">
            <text:p>19,9</text:p>
          </table:table-cell>
          <table:table-cell office:value-type="float" office:value="121.599" calcext:value-type="float">
            <text:p>121,6</text:p>
          </table:table-cell>
          <table:table-cell office:value-type="float" office:value="19.288" calcext:value-type="float">
            <text:p>19,3</text:p>
          </table:table-cell>
          <table:table-cell office:value-type="float" office:value="38.431" calcext:value-type="float">
            <text:p>38,4</text:p>
          </table:table-cell>
          <table:table-cell office:value-type="float" office:value="149.756" calcext:value-type="float">
            <text:p>149,8</text:p>
          </table:table-cell>
          <table:table-cell table:number-columns-repeated="1002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6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38" calcext:value-type="float">
            <text:p>4,3</text:p>
          </table:table-cell>
          <table:table-cell office:value-type="float" office:value="23.17" calcext:value-type="float">
            <text:p>23,2</text:p>
          </table:table-cell>
          <table:table-cell office:value-type="float" office:value="89.967" calcext:value-type="float">
            <text:p>90,0</text:p>
          </table:table-cell>
          <table:table-cell office:value-type="float" office:value="90.138" calcext:value-type="float">
            <text:p>90,1</text:p>
          </table:table-cell>
          <table:table-cell office:value-type="float" office:value="475.416" calcext:value-type="float">
            <text:p>475,4</text:p>
          </table:table-cell>
          <table:table-cell office:value-type="float" office:value="484.317" calcext:value-type="float">
            <text:p>484,3</text:p>
          </table:table-cell>
          <table:table-cell table:formula="of:=[.K258]-[.J258]" office:value-type="float" office:value="8.90100000000001" calcext:value-type="float">
            <text:p>8,9</text:p>
          </table:table-cell>
          <table:table-cell/>
          <table:table-cell table:formula="of:=[.J258]-[.O258]-[.I258]" office:value-type="float" office:value="59.918" calcext:value-type="float">
            <text:p>59,9</text:p>
          </table:table-cell>
          <table:table-cell table:style-name="Default" office:value-type="float" office:value="325.36" calcext:value-type="float">
            <text:p>325,36</text:p>
          </table:table-cell>
          <table:table-cell table:formula="of:=[.O258]-[.Q258]" office:value-type="float" office:value="2.24400000000003" calcext:value-type="float">
            <text:p>2,2</text:p>
          </table:table-cell>
          <table:table-cell office:value-type="float" office:value="323.116" calcext:value-type="float">
            <text:p>323,1</text:p>
          </table:table-cell>
          <table:table-cell table:formula="of:=[.Q258]-[.S258]-[.U258]-[.V258]" office:value-type="float" office:value="5.37999999999997" calcext:value-type="float">
            <text:p>5,4</text:p>
          </table:table-cell>
          <table:table-cell office:value-type="float" office:value="107.793" calcext:value-type="float">
            <text:p>107,8</text:p>
          </table:table-cell>
          <table:table-cell office:value-type="float" office:value="4.726" calcext:value-type="float">
            <text:p>4,7</text:p>
          </table:table-cell>
          <table:table-cell office:value-type="float" office:value="52.018" calcext:value-type="float">
            <text:p>52,0</text:p>
          </table:table-cell>
          <table:table-cell office:value-type="float" office:value="157.925" calcext:value-type="float">
            <text:p>157,9</text:p>
          </table:table-cell>
          <table:table-cell table:number-columns-repeated="1002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6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56" calcext:value-type="float">
            <text:p>4,2</text:p>
          </table:table-cell>
          <table:table-cell office:value-type="float" office:value="23.539" calcext:value-type="float">
            <text:p>23,5</text:p>
          </table:table-cell>
          <table:table-cell office:value-type="float" office:value="75.926" calcext:value-type="float">
            <text:p>75,9</text:p>
          </table:table-cell>
          <table:table-cell office:value-type="float" office:value="76.094" calcext:value-type="float">
            <text:p>76,1</text:p>
          </table:table-cell>
          <table:table-cell office:value-type="float" office:value="398.632" calcext:value-type="float">
            <text:p>398,6</text:p>
          </table:table-cell>
          <table:table-cell office:value-type="float" office:value="407.964" calcext:value-type="float">
            <text:p>408,0</text:p>
          </table:table-cell>
          <table:table-cell table:formula="of:=[.K259]-[.J259]" office:value-type="float" office:value="9.33199999999999" calcext:value-type="float">
            <text:p>9,3</text:p>
          </table:table-cell>
          <table:table-cell/>
          <table:table-cell table:formula="of:=[.J259]-[.O259]-[.I259]" office:value-type="float" office:value="31.128" calcext:value-type="float">
            <text:p>31,1</text:p>
          </table:table-cell>
          <table:table-cell table:style-name="Default" office:value-type="float" office:value="291.41" calcext:value-type="float">
            <text:p>291,41</text:p>
          </table:table-cell>
          <table:table-cell table:formula="of:=[.O259]-[.Q259]" office:value-type="float" office:value="9.20500000000004" calcext:value-type="float">
            <text:p>9,2</text:p>
          </table:table-cell>
          <table:table-cell office:value-type="float" office:value="282.205" calcext:value-type="float">
            <text:p>282,2</text:p>
          </table:table-cell>
          <table:table-cell table:formula="of:=[.Q259]-[.S259]-[.U259]-[.V259]" office:value-type="float" office:value="11.324" calcext:value-type="float">
            <text:p>11,3</text:p>
          </table:table-cell>
          <table:table-cell office:value-type="float" office:value="105.237" calcext:value-type="float">
            <text:p>105,2</text:p>
          </table:table-cell>
          <table:table-cell office:value-type="float" office:value="10.697" calcext:value-type="float">
            <text:p>10,7</text:p>
          </table:table-cell>
          <table:table-cell office:value-type="float" office:value="54.576" calcext:value-type="float">
            <text:p>54,6</text:p>
          </table:table-cell>
          <table:table-cell office:value-type="float" office:value="111.068" calcext:value-type="float">
            <text:p>111,1</text:p>
          </table:table-cell>
          <table:table-cell table:number-columns-repeated="1002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6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26" calcext:value-type="float">
            <text:p>4,3</text:p>
          </table:table-cell>
          <table:table-cell office:value-type="float" office:value="23.916" calcext:value-type="float">
            <text:p>23,9</text:p>
          </table:table-cell>
          <table:table-cell office:value-type="float" office:value="85.4" calcext:value-type="float">
            <text:p>85,4</text:p>
          </table:table-cell>
          <table:table-cell office:value-type="float" office:value="85.614" calcext:value-type="float">
            <text:p>85,6</text:p>
          </table:table-cell>
          <table:table-cell office:value-type="float" office:value="406.57" calcext:value-type="float">
            <text:p>406,6</text:p>
          </table:table-cell>
          <table:table-cell office:value-type="float" office:value="416.775" calcext:value-type="float">
            <text:p>416,8</text:p>
          </table:table-cell>
          <table:table-cell table:formula="of:=[.K260]-[.J260]" office:value-type="float" office:value="10.205" calcext:value-type="float">
            <text:p>10,2</text:p>
          </table:table-cell>
          <table:table-cell/>
          <table:table-cell table:formula="of:=[.J260]-[.O260]-[.I260]" office:value-type="float" office:value="72.306" calcext:value-type="float">
            <text:p>72,3</text:p>
          </table:table-cell>
          <table:table-cell table:style-name="Default" office:value-type="float" office:value="248.65" calcext:value-type="float">
            <text:p>248,65</text:p>
          </table:table-cell>
          <table:table-cell table:formula="of:=[.O260]-[.Q260]" office:value-type="float" office:value="2.23099999999999" calcext:value-type="float">
            <text:p>2,2</text:p>
          </table:table-cell>
          <table:table-cell office:value-type="float" office:value="246.419" calcext:value-type="float">
            <text:p>246,4</text:p>
          </table:table-cell>
          <table:table-cell table:formula="of:=[.Q260]-[.S260]-[.U260]-[.V260]" office:value-type="float" office:value="7.25800000000002" calcext:value-type="float">
            <text:p>7,3</text:p>
          </table:table-cell>
          <table:table-cell office:value-type="float" office:value="103.291" calcext:value-type="float">
            <text:p>103,3</text:p>
          </table:table-cell>
          <table:table-cell office:value-type="float" office:value="6.61" calcext:value-type="float">
            <text:p>6,6</text:p>
          </table:table-cell>
          <table:table-cell office:value-type="float" office:value="56.13" calcext:value-type="float">
            <text:p>56,1</text:p>
          </table:table-cell>
          <table:table-cell office:value-type="float" office:value="79.74" calcext:value-type="float">
            <text:p>79,7</text:p>
          </table:table-cell>
          <table:table-cell table:number-columns-repeated="1002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6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51" calcext:value-type="float">
            <text:p>4,4</text:p>
          </table:table-cell>
          <table:table-cell office:value-type="float" office:value="23.701" calcext:value-type="float">
            <text:p>23,7</text:p>
          </table:table-cell>
          <table:table-cell office:value-type="float" office:value="89.122" calcext:value-type="float">
            <text:p>89,1</text:p>
          </table:table-cell>
          <table:table-cell office:value-type="float" office:value="89.263" calcext:value-type="float">
            <text:p>89,3</text:p>
          </table:table-cell>
          <table:table-cell office:value-type="float" office:value="454.661" calcext:value-type="float">
            <text:p>454,7</text:p>
          </table:table-cell>
          <table:table-cell office:value-type="float" office:value="466.214" calcext:value-type="float">
            <text:p>466,2</text:p>
          </table:table-cell>
          <table:table-cell table:formula="of:=[.K261]-[.J261]" office:value-type="float" office:value="11.553" calcext:value-type="float">
            <text:p>11,6</text:p>
          </table:table-cell>
          <table:table-cell/>
          <table:table-cell table:formula="of:=[.J261]-[.O261]-[.I261]" office:value-type="float" office:value="56.158" calcext:value-type="float">
            <text:p>56,2</text:p>
          </table:table-cell>
          <table:table-cell table:style-name="Default" office:value-type="float" office:value="309.24" calcext:value-type="float">
            <text:p>309,24</text:p>
          </table:table-cell>
          <table:table-cell table:formula="of:=[.O261]-[.Q261]" office:value-type="float" office:value="10.287" calcext:value-type="float">
            <text:p>10,3</text:p>
          </table:table-cell>
          <table:table-cell office:value-type="float" office:value="298.953" calcext:value-type="float">
            <text:p>299,0</text:p>
          </table:table-cell>
          <table:table-cell table:formula="of:=[.Q261]-[.S261]-[.U261]-[.V261]" office:value-type="float" office:value="9.03199999999998" calcext:value-type="float">
            <text:p>9,0</text:p>
          </table:table-cell>
          <table:table-cell office:value-type="float" office:value="121.725" calcext:value-type="float">
            <text:p>121,7</text:p>
          </table:table-cell>
          <table:table-cell office:value-type="float" office:value="8.462" calcext:value-type="float">
            <text:p>8,5</text:p>
          </table:table-cell>
          <table:table-cell office:value-type="float" office:value="38.247" calcext:value-type="float">
            <text:p>38,2</text:p>
          </table:table-cell>
          <table:table-cell office:value-type="float" office:value="129.949" calcext:value-type="float">
            <text:p>129,9</text:p>
          </table:table-cell>
          <table:table-cell table:number-columns-repeated="1002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6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77" calcext:value-type="float">
            <text:p>4,2</text:p>
          </table:table-cell>
          <table:table-cell office:value-type="float" office:value="23.402" calcext:value-type="float">
            <text:p>23,4</text:p>
          </table:table-cell>
          <table:table-cell office:value-type="float" office:value="74.908" calcext:value-type="float">
            <text:p>74,9</text:p>
          </table:table-cell>
          <table:table-cell office:value-type="float" office:value="75.022" calcext:value-type="float">
            <text:p>75,0</text:p>
          </table:table-cell>
          <table:table-cell office:value-type="float" office:value="430.58" calcext:value-type="float">
            <text:p>430,6</text:p>
          </table:table-cell>
          <table:table-cell office:value-type="float" office:value="441.186" calcext:value-type="float">
            <text:p>441,2</text:p>
          </table:table-cell>
          <table:table-cell table:formula="of:=[.K262]-[.J262]" office:value-type="float" office:value="10.606" calcext:value-type="float">
            <text:p>10,6</text:p>
          </table:table-cell>
          <table:table-cell/>
          <table:table-cell table:formula="of:=[.J262]-[.O262]-[.I262]" office:value-type="float" office:value="16.138" calcext:value-type="float">
            <text:p>16,1</text:p>
          </table:table-cell>
          <table:table-cell table:style-name="Default" office:value-type="float" office:value="339.42" calcext:value-type="float">
            <text:p>339,42</text:p>
          </table:table-cell>
          <table:table-cell table:formula="of:=[.O262]-[.Q262]" office:value-type="float" office:value="17.764" calcext:value-type="float">
            <text:p>17,8</text:p>
          </table:table-cell>
          <table:table-cell office:value-type="float" office:value="321.656" calcext:value-type="float">
            <text:p>321,7</text:p>
          </table:table-cell>
          <table:table-cell table:formula="of:=[.Q262]-[.S262]-[.U262]-[.V262]" office:value-type="float" office:value="19.442" calcext:value-type="float">
            <text:p>19,4</text:p>
          </table:table-cell>
          <table:table-cell office:value-type="float" office:value="130.473" calcext:value-type="float">
            <text:p>130,5</text:p>
          </table:table-cell>
          <table:table-cell office:value-type="float" office:value="18.269" calcext:value-type="float">
            <text:p>18,3</text:p>
          </table:table-cell>
          <table:table-cell office:value-type="float" office:value="49.231" calcext:value-type="float">
            <text:p>49,2</text:p>
          </table:table-cell>
          <table:table-cell office:value-type="float" office:value="122.51" calcext:value-type="float">
            <text:p>122,5</text:p>
          </table:table-cell>
          <table:table-cell table:number-columns-repeated="1002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6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28" calcext:value-type="float">
            <text:p>4,1</text:p>
          </table:table-cell>
          <table:table-cell office:value-type="float" office:value="23.25" calcext:value-type="float">
            <text:p>23,3</text:p>
          </table:table-cell>
          <table:table-cell office:value-type="float" office:value="75.292" calcext:value-type="float">
            <text:p>75,3</text:p>
          </table:table-cell>
          <table:table-cell office:value-type="float" office:value="75.402" calcext:value-type="float">
            <text:p>75,4</text:p>
          </table:table-cell>
          <table:table-cell office:value-type="float" office:value="424.003" calcext:value-type="float">
            <text:p>424,0</text:p>
          </table:table-cell>
          <table:table-cell office:value-type="float" office:value="433.369" calcext:value-type="float">
            <text:p>433,4</text:p>
          </table:table-cell>
          <table:table-cell table:formula="of:=[.K263]-[.J263]" office:value-type="float" office:value="9.36600000000004" calcext:value-type="float">
            <text:p>9,4</text:p>
          </table:table-cell>
          <table:table-cell/>
          <table:table-cell table:formula="of:=[.J263]-[.O263]-[.I263]" office:value-type="float" office:value="70.941" calcext:value-type="float">
            <text:p>70,9</text:p>
          </table:table-cell>
          <table:table-cell table:style-name="Default" office:value-type="float" office:value="277.66" calcext:value-type="float">
            <text:p>277,66</text:p>
          </table:table-cell>
          <table:table-cell table:formula="of:=[.O263]-[.Q263]" office:value-type="float" office:value="15.0940000000001" calcext:value-type="float">
            <text:p>15,1</text:p>
          </table:table-cell>
          <table:table-cell office:value-type="float" office:value="262.566" calcext:value-type="float">
            <text:p>262,6</text:p>
          </table:table-cell>
          <table:table-cell table:formula="of:=[.Q263]-[.S263]-[.U263]-[.V263]" office:value-type="float" office:value="17.891" calcext:value-type="float">
            <text:p>17,9</text:p>
          </table:table-cell>
          <table:table-cell office:value-type="float" office:value="104.004" calcext:value-type="float">
            <text:p>104,0</text:p>
          </table:table-cell>
          <table:table-cell office:value-type="float" office:value="17.232" calcext:value-type="float">
            <text:p>17,2</text:p>
          </table:table-cell>
          <table:table-cell office:value-type="float" office:value="55.403" calcext:value-type="float">
            <text:p>55,4</text:p>
          </table:table-cell>
          <table:table-cell office:value-type="float" office:value="85.268" calcext:value-type="float">
            <text:p>85,3</text:p>
          </table:table-cell>
          <table:table-cell table:number-columns-repeated="1002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6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48" calcext:value-type="float">
            <text:p>4,1</text:p>
          </table:table-cell>
          <table:table-cell office:value-type="float" office:value="23.201" calcext:value-type="float">
            <text:p>23,2</text:p>
          </table:table-cell>
          <table:table-cell office:value-type="float" office:value="74.995" calcext:value-type="float">
            <text:p>75,0</text:p>
          </table:table-cell>
          <table:table-cell office:value-type="float" office:value="75.161" calcext:value-type="float">
            <text:p>75,2</text:p>
          </table:table-cell>
          <table:table-cell office:value-type="float" office:value="408.815" calcext:value-type="float">
            <text:p>408,8</text:p>
          </table:table-cell>
          <table:table-cell office:value-type="float" office:value="418.987" calcext:value-type="float">
            <text:p>419,0</text:p>
          </table:table-cell>
          <table:table-cell table:formula="of:=[.K264]-[.J264]" office:value-type="float" office:value="10.172" calcext:value-type="float">
            <text:p>10,2</text:p>
          </table:table-cell>
          <table:table-cell/>
          <table:table-cell table:formula="of:=[.J264]-[.O264]-[.I264]" office:value-type="float" office:value="78.934" calcext:value-type="float">
            <text:p>78,9</text:p>
          </table:table-cell>
          <table:table-cell table:style-name="Default" office:value-type="float" office:value="254.72" calcext:value-type="float">
            <text:p>254,72</text:p>
          </table:table-cell>
          <table:table-cell table:formula="of:=[.O264]-[.Q264]" office:value-type="float" office:value="14.776" calcext:value-type="float">
            <text:p>14,8</text:p>
          </table:table-cell>
          <table:table-cell office:value-type="float" office:value="239.944" calcext:value-type="float">
            <text:p>239,9</text:p>
          </table:table-cell>
          <table:table-cell table:formula="of:=[.Q264]-[.S264]-[.U264]-[.V264]" office:value-type="float" office:value="14.579" calcext:value-type="float">
            <text:p>14,6</text:p>
          </table:table-cell>
          <table:table-cell office:value-type="float" office:value="104.981" calcext:value-type="float">
            <text:p>105,0</text:p>
          </table:table-cell>
          <table:table-cell office:value-type="float" office:value="13.911" calcext:value-type="float">
            <text:p>13,9</text:p>
          </table:table-cell>
          <table:table-cell office:value-type="float" office:value="54.739" calcext:value-type="float">
            <text:p>54,7</text:p>
          </table:table-cell>
          <table:table-cell office:value-type="float" office:value="65.645" calcext:value-type="float">
            <text:p>65,6</text:p>
          </table:table-cell>
          <table:table-cell table:number-columns-repeated="1002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6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13" calcext:value-type="float">
            <text:p>4,3</text:p>
          </table:table-cell>
          <table:table-cell office:value-type="float" office:value="23.625" calcext:value-type="float">
            <text:p>23,6</text:p>
          </table:table-cell>
          <table:table-cell office:value-type="float" office:value="87.916" calcext:value-type="float">
            <text:p>87,9</text:p>
          </table:table-cell>
          <table:table-cell office:value-type="float" office:value="88.084" calcext:value-type="float">
            <text:p>88,1</text:p>
          </table:table-cell>
          <table:table-cell office:value-type="float" office:value="419.078" calcext:value-type="float">
            <text:p>419,1</text:p>
          </table:table-cell>
          <table:table-cell office:value-type="float" office:value="428.516" calcext:value-type="float">
            <text:p>428,5</text:p>
          </table:table-cell>
          <table:table-cell table:formula="of:=[.K265]-[.J265]" office:value-type="float" office:value="9.43800000000005" calcext:value-type="float">
            <text:p>9,4</text:p>
          </table:table-cell>
          <table:table-cell/>
          <table:table-cell table:formula="of:=[.J265]-[.O265]-[.I265]" office:value-type="float" office:value="77.054" calcext:value-type="float">
            <text:p>77,1</text:p>
          </table:table-cell>
          <table:table-cell table:style-name="Default" office:value-type="float" office:value="253.94" calcext:value-type="float">
            <text:p>253,94</text:p>
          </table:table-cell>
          <table:table-cell table:formula="of:=[.O265]-[.Q265]" office:value-type="float" office:value="16.805" calcext:value-type="float">
            <text:p>16,8</text:p>
          </table:table-cell>
          <table:table-cell office:value-type="float" office:value="237.135" calcext:value-type="float">
            <text:p>237,1</text:p>
          </table:table-cell>
          <table:table-cell table:formula="of:=[.Q265]-[.S265]-[.U265]-[.V265]" office:value-type="float" office:value="14.165" calcext:value-type="float">
            <text:p>14,2</text:p>
          </table:table-cell>
          <table:table-cell office:value-type="float" office:value="101.289" calcext:value-type="float">
            <text:p>101,3</text:p>
          </table:table-cell>
          <table:table-cell office:value-type="float" office:value="13.54" calcext:value-type="float">
            <text:p>13,5</text:p>
          </table:table-cell>
          <table:table-cell office:value-type="float" office:value="38.418" calcext:value-type="float">
            <text:p>38,4</text:p>
          </table:table-cell>
          <table:table-cell office:value-type="float" office:value="83.263" calcext:value-type="float">
            <text:p>83,3</text:p>
          </table:table-cell>
          <table:table-cell table:number-columns-repeated="1002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6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3" calcext:value-type="float">
            <text:p>4,3</text:p>
          </table:table-cell>
          <table:table-cell office:value-type="float" office:value="23.576" calcext:value-type="float">
            <text:p>23,6</text:p>
          </table:table-cell>
          <table:table-cell office:value-type="float" office:value="90.232" calcext:value-type="float">
            <text:p>90,2</text:p>
          </table:table-cell>
          <table:table-cell office:value-type="float" office:value="90.411" calcext:value-type="float">
            <text:p>90,4</text:p>
          </table:table-cell>
          <table:table-cell office:value-type="float" office:value="466.154" calcext:value-type="float">
            <text:p>466,2</text:p>
          </table:table-cell>
          <table:table-cell office:value-type="float" office:value="476.263" calcext:value-type="float">
            <text:p>476,3</text:p>
          </table:table-cell>
          <table:table-cell table:formula="of:=[.K266]-[.J266]" office:value-type="float" office:value="10.109" calcext:value-type="float">
            <text:p>10,1</text:p>
          </table:table-cell>
          <table:table-cell/>
          <table:table-cell table:formula="of:=[.J266]-[.O266]-[.I266]" office:value-type="float" office:value="109.283" calcext:value-type="float">
            <text:p>109,3</text:p>
          </table:table-cell>
          <table:table-cell table:style-name="Default" office:value-type="float" office:value="266.46" calcext:value-type="float">
            <text:p>266,46</text:p>
          </table:table-cell>
          <table:table-cell table:formula="of:=[.O266]-[.Q266]" office:value-type="float" office:value="2.12199999999996" calcext:value-type="float">
            <text:p>2,1</text:p>
          </table:table-cell>
          <table:table-cell office:value-type="float" office:value="264.338" calcext:value-type="float">
            <text:p>264,3</text:p>
          </table:table-cell>
          <table:table-cell table:formula="of:=[.Q266]-[.S266]-[.U266]-[.V266]" office:value-type="float" office:value="4.91600000000003" calcext:value-type="float">
            <text:p>4,9</text:p>
          </table:table-cell>
          <table:table-cell office:value-type="float" office:value="104.701" calcext:value-type="float">
            <text:p>104,7</text:p>
          </table:table-cell>
          <table:table-cell office:value-type="float" office:value="4.299" calcext:value-type="float">
            <text:p>4,3</text:p>
          </table:table-cell>
          <table:table-cell office:value-type="float" office:value="55.079" calcext:value-type="float">
            <text:p>55,1</text:p>
          </table:table-cell>
          <table:table-cell office:value-type="float" office:value="99.642" calcext:value-type="float">
            <text:p>99,6</text:p>
          </table:table-cell>
          <table:table-cell table:number-columns-repeated="1002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6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35" calcext:value-type="float">
            <text:p>4,2</text:p>
          </table:table-cell>
          <table:table-cell office:value-type="float" office:value="23.343" calcext:value-type="float">
            <text:p>23,3</text:p>
          </table:table-cell>
          <table:table-cell office:value-type="float" office:value="89.319" calcext:value-type="float">
            <text:p>89,3</text:p>
          </table:table-cell>
          <table:table-cell office:value-type="float" office:value="89.51" calcext:value-type="float">
            <text:p>89,5</text:p>
          </table:table-cell>
          <table:table-cell office:value-type="float" office:value="432.912" calcext:value-type="float">
            <text:p>432,9</text:p>
          </table:table-cell>
          <table:table-cell office:value-type="float" office:value="441.734" calcext:value-type="float">
            <text:p>441,7</text:p>
          </table:table-cell>
          <table:table-cell table:formula="of:=[.K267]-[.J267]" office:value-type="float" office:value="8.822" calcext:value-type="float">
            <text:p>8,8</text:p>
          </table:table-cell>
          <table:table-cell/>
          <table:table-cell table:formula="of:=[.J267]-[.O267]-[.I267]" office:value-type="float" office:value="-14.7580000000001" calcext:value-type="float">
            <text:p>-14,8</text:p>
          </table:table-cell>
          <table:table-cell table:style-name="Default" office:value-type="float" office:value="358.16" calcext:value-type="float">
            <text:p>358,16</text:p>
          </table:table-cell>
          <table:table-cell table:formula="of:=[.O267]-[.Q267]" office:value-type="float" office:value="9.10000000000002" calcext:value-type="float">
            <text:p>9,1</text:p>
          </table:table-cell>
          <table:table-cell office:value-type="float" office:value="349.06" calcext:value-type="float">
            <text:p>349,1</text:p>
          </table:table-cell>
          <table:table-cell table:formula="of:=[.Q267]-[.S267]-[.U267]-[.V267]" office:value-type="float" office:value="18.183" calcext:value-type="float">
            <text:p>18,2</text:p>
          </table:table-cell>
          <table:table-cell office:value-type="float" office:value="107.121" calcext:value-type="float">
            <text:p>107,1</text:p>
          </table:table-cell>
          <table:table-cell office:value-type="float" office:value="17.484" calcext:value-type="float">
            <text:p>17,5</text:p>
          </table:table-cell>
          <table:table-cell office:value-type="float" office:value="52.57" calcext:value-type="float">
            <text:p>52,6</text:p>
          </table:table-cell>
          <table:table-cell office:value-type="float" office:value="171.186" calcext:value-type="float">
            <text:p>171,2</text:p>
          </table:table-cell>
          <table:table-cell table:number-columns-repeated="1002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6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89" calcext:value-type="float">
            <text:p>4,3</text:p>
          </table:table-cell>
          <table:table-cell office:value-type="float" office:value="23.815" calcext:value-type="float">
            <text:p>23,8</text:p>
          </table:table-cell>
          <table:table-cell office:value-type="float" office:value="91.306" calcext:value-type="float">
            <text:p>91,3</text:p>
          </table:table-cell>
          <table:table-cell office:value-type="float" office:value="91.472" calcext:value-type="float">
            <text:p>91,5</text:p>
          </table:table-cell>
          <table:table-cell office:value-type="float" office:value="424.169" calcext:value-type="float">
            <text:p>424,2</text:p>
          </table:table-cell>
          <table:table-cell office:value-type="float" office:value="434.159" calcext:value-type="float">
            <text:p>434,2</text:p>
          </table:table-cell>
          <table:table-cell table:formula="of:=[.K268]-[.J268]" office:value-type="float" office:value="9.99000000000001" calcext:value-type="float">
            <text:p>10,0</text:p>
          </table:table-cell>
          <table:table-cell/>
          <table:table-cell table:formula="of:=[.J268]-[.O268]-[.I268]" office:value-type="float" office:value="37.317" calcext:value-type="float">
            <text:p>37,3</text:p>
          </table:table-cell>
          <table:table-cell table:style-name="Default" office:value-type="float" office:value="295.38" calcext:value-type="float">
            <text:p>295,38</text:p>
          </table:table-cell>
          <table:table-cell table:formula="of:=[.O268]-[.Q268]" office:value-type="float" office:value="9.65100000000001" calcext:value-type="float">
            <text:p>9,7</text:p>
          </table:table-cell>
          <table:table-cell office:value-type="float" office:value="285.729" calcext:value-type="float">
            <text:p>285,7</text:p>
          </table:table-cell>
          <table:table-cell table:formula="of:=[.Q268]-[.S268]-[.U268]-[.V268]" office:value-type="float" office:value="14.439" calcext:value-type="float">
            <text:p>14,4</text:p>
          </table:table-cell>
          <table:table-cell office:value-type="float" office:value="101.965" calcext:value-type="float">
            <text:p>102,0</text:p>
          </table:table-cell>
          <table:table-cell office:value-type="float" office:value="13.815" calcext:value-type="float">
            <text:p>13,8</text:p>
          </table:table-cell>
          <table:table-cell office:value-type="float" office:value="38.043" calcext:value-type="float">
            <text:p>38,0</text:p>
          </table:table-cell>
          <table:table-cell office:value-type="float" office:value="131.282" calcext:value-type="float">
            <text:p>131,3</text:p>
          </table:table-cell>
          <table:table-cell table:number-columns-repeated="1002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6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25" calcext:value-type="float">
            <text:p>4,2</text:p>
          </table:table-cell>
          <table:table-cell office:value-type="float" office:value="23.217" calcext:value-type="float">
            <text:p>23,2</text:p>
          </table:table-cell>
          <table:table-cell office:value-type="float" office:value="89.282" calcext:value-type="float">
            <text:p>89,3</text:p>
          </table:table-cell>
          <table:table-cell office:value-type="float" office:value="89.459" calcext:value-type="float">
            <text:p>89,5</text:p>
          </table:table-cell>
          <table:table-cell office:value-type="float" office:value="390.261" calcext:value-type="float">
            <text:p>390,3</text:p>
          </table:table-cell>
          <table:table-cell office:value-type="float" office:value="399.932" calcext:value-type="float">
            <text:p>399,9</text:p>
          </table:table-cell>
          <table:table-cell table:formula="of:=[.K269]-[.J269]" office:value-type="float" office:value="9.67099999999999" calcext:value-type="float">
            <text:p>9,7</text:p>
          </table:table-cell>
          <table:table-cell/>
          <table:table-cell table:formula="of:=[.J269]-[.O269]-[.I269]" office:value-type="float" office:value="-32.438" calcext:value-type="float">
            <text:p>-32,4</text:p>
          </table:table-cell>
          <table:table-cell table:style-name="Default" office:value-type="float" office:value="333.24" calcext:value-type="float">
            <text:p>333,24</text:p>
          </table:table-cell>
          <table:table-cell table:formula="of:=[.O269]-[.Q269]" office:value-type="float" office:value="13.897" calcext:value-type="float">
            <text:p>13,9</text:p>
          </table:table-cell>
          <table:table-cell office:value-type="float" office:value="319.343" calcext:value-type="float">
            <text:p>319,3</text:p>
          </table:table-cell>
          <table:table-cell table:formula="of:=[.Q269]-[.S269]-[.U269]-[.V269]" office:value-type="float" office:value="13.091" calcext:value-type="float">
            <text:p>13,1</text:p>
          </table:table-cell>
          <table:table-cell office:value-type="float" office:value="107.258" calcext:value-type="float">
            <text:p>107,3</text:p>
          </table:table-cell>
          <table:table-cell office:value-type="float" office:value="12.452" calcext:value-type="float">
            <text:p>12,5</text:p>
          </table:table-cell>
          <table:table-cell office:value-type="float" office:value="72.673" calcext:value-type="float">
            <text:p>72,7</text:p>
          </table:table-cell>
          <table:table-cell office:value-type="float" office:value="126.321" calcext:value-type="float">
            <text:p>126,3</text:p>
          </table:table-cell>
          <table:table-cell table:number-columns-repeated="1002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6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83" calcext:value-type="float">
            <text:p>4,3</text:p>
          </table:table-cell>
          <table:table-cell office:value-type="float" office:value="23.608" calcext:value-type="float">
            <text:p>23,6</text:p>
          </table:table-cell>
          <table:table-cell office:value-type="float" office:value="86.704" calcext:value-type="float">
            <text:p>86,7</text:p>
          </table:table-cell>
          <table:table-cell office:value-type="float" office:value="86.833" calcext:value-type="float">
            <text:p>86,8</text:p>
          </table:table-cell>
          <table:table-cell office:value-type="float" office:value="400.743" calcext:value-type="float">
            <text:p>400,7</text:p>
          </table:table-cell>
          <table:table-cell office:value-type="float" office:value="411.252" calcext:value-type="float">
            <text:p>411,3</text:p>
          </table:table-cell>
          <table:table-cell table:formula="of:=[.K270]-[.J270]" office:value-type="float" office:value="10.509" calcext:value-type="float">
            <text:p>10,5</text:p>
          </table:table-cell>
          <table:table-cell/>
          <table:table-cell table:formula="of:=[.J270]-[.O270]-[.I270]" office:value-type="float" office:value="10.35" calcext:value-type="float">
            <text:p>10,4</text:p>
          </table:table-cell>
          <table:table-cell table:style-name="Default" office:value-type="float" office:value="303.56" calcext:value-type="float">
            <text:p>303,56</text:p>
          </table:table-cell>
          <table:table-cell table:formula="of:=[.O270]-[.Q270]" office:value-type="float" office:value="19.278" calcext:value-type="float">
            <text:p>19,3</text:p>
          </table:table-cell>
          <table:table-cell office:value-type="float" office:value="284.282" calcext:value-type="float">
            <text:p>284,3</text:p>
          </table:table-cell>
          <table:table-cell table:formula="of:=[.Q270]-[.S270]-[.U270]-[.V270]" office:value-type="float" office:value="3.41499999999999" calcext:value-type="float">
            <text:p>3,4</text:p>
          </table:table-cell>
          <table:table-cell office:value-type="float" office:value="120.003" calcext:value-type="float">
            <text:p>120,0</text:p>
          </table:table-cell>
          <table:table-cell office:value-type="float" office:value="2.781" calcext:value-type="float">
            <text:p>2,8</text:p>
          </table:table-cell>
          <table:table-cell office:value-type="float" office:value="40.062" calcext:value-type="float">
            <text:p>40,1</text:p>
          </table:table-cell>
          <table:table-cell office:value-type="float" office:value="120.802" calcext:value-type="float">
            <text:p>120,8</text:p>
          </table:table-cell>
          <table:table-cell table:number-columns-repeated="1002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6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31" calcext:value-type="float">
            <text:p>4,2</text:p>
          </table:table-cell>
          <table:table-cell office:value-type="float" office:value="23.296" calcext:value-type="float">
            <text:p>23,3</text:p>
          </table:table-cell>
          <table:table-cell office:value-type="float" office:value="73.66" calcext:value-type="float">
            <text:p>73,7</text:p>
          </table:table-cell>
          <table:table-cell office:value-type="float" office:value="73.854" calcext:value-type="float">
            <text:p>73,9</text:p>
          </table:table-cell>
          <table:table-cell office:value-type="float" office:value="402.19" calcext:value-type="float">
            <text:p>402,2</text:p>
          </table:table-cell>
          <table:table-cell office:value-type="float" office:value="411.69" calcext:value-type="float">
            <text:p>411,7</text:p>
          </table:table-cell>
          <table:table-cell table:formula="of:=[.K271]-[.J271]" office:value-type="float" office:value="9.5" calcext:value-type="float">
            <text:p>9,5</text:p>
          </table:table-cell>
          <table:table-cell/>
          <table:table-cell table:formula="of:=[.J271]-[.O271]-[.I271]" office:value-type="float" office:value="82.926" calcext:value-type="float">
            <text:p>82,9</text:p>
          </table:table-cell>
          <table:table-cell table:style-name="Default" office:value-type="float" office:value="245.41" calcext:value-type="float">
            <text:p>245,41</text:p>
          </table:table-cell>
          <table:table-cell table:formula="of:=[.O271]-[.Q271]" office:value-type="float" office:value="12.482" calcext:value-type="float">
            <text:p>12,5</text:p>
          </table:table-cell>
          <table:table-cell office:value-type="float" office:value="232.928" calcext:value-type="float">
            <text:p>232,9</text:p>
          </table:table-cell>
          <table:table-cell table:formula="of:=[.Q271]-[.S271]-[.U271]-[.V271]" office:value-type="float" office:value="5.71299999999999" calcext:value-type="float">
            <text:p>5,7</text:p>
          </table:table-cell>
          <table:table-cell office:value-type="float" office:value="105.892" calcext:value-type="float">
            <text:p>105,9</text:p>
          </table:table-cell>
          <table:table-cell office:value-type="float" office:value="5.081" calcext:value-type="float">
            <text:p>5,1</text:p>
          </table:table-cell>
          <table:table-cell office:value-type="float" office:value="53.795" calcext:value-type="float">
            <text:p>53,8</text:p>
          </table:table-cell>
          <table:table-cell office:value-type="float" office:value="67.528" calcext:value-type="float">
            <text:p>67,5</text:p>
          </table:table-cell>
          <table:table-cell table:number-columns-repeated="1002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6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09" calcext:value-type="float">
            <text:p>4,3</text:p>
          </table:table-cell>
          <table:table-cell office:value-type="float" office:value="23.728" calcext:value-type="float">
            <text:p>23,7</text:p>
          </table:table-cell>
          <table:table-cell office:value-type="float" office:value="87.481" calcext:value-type="float">
            <text:p>87,5</text:p>
          </table:table-cell>
          <table:table-cell office:value-type="float" office:value="87.551" calcext:value-type="float">
            <text:p>87,6</text:p>
          </table:table-cell>
          <table:table-cell office:value-type="float" office:value="408.037" calcext:value-type="float">
            <text:p>408,0</text:p>
          </table:table-cell>
          <table:table-cell office:value-type="float" office:value="417.915" calcext:value-type="float">
            <text:p>417,9</text:p>
          </table:table-cell>
          <table:table-cell table:formula="of:=[.K272]-[.J272]" office:value-type="float" office:value="9.87800000000004" calcext:value-type="float">
            <text:p>9,9</text:p>
          </table:table-cell>
          <table:table-cell/>
          <table:table-cell table:formula="of:=[.J272]-[.O272]-[.I272]" office:value-type="float" office:value="40.406" calcext:value-type="float">
            <text:p>40,4</text:p>
          </table:table-cell>
          <table:table-cell table:style-name="Default" office:value-type="float" office:value="280.08" calcext:value-type="float">
            <text:p>280,08</text:p>
          </table:table-cell>
          <table:table-cell table:formula="of:=[.O272]-[.Q272]" office:value-type="float" office:value="10.188" calcext:value-type="float">
            <text:p>10,2</text:p>
          </table:table-cell>
          <table:table-cell office:value-type="float" office:value="269.892" calcext:value-type="float">
            <text:p>269,9</text:p>
          </table:table-cell>
          <table:table-cell table:formula="of:=[.Q272]-[.S272]-[.U272]-[.V272]" office:value-type="float" office:value="20.05" calcext:value-type="float">
            <text:p>20,1</text:p>
          </table:table-cell>
          <table:table-cell office:value-type="float" office:value="105.369" calcext:value-type="float">
            <text:p>105,4</text:p>
          </table:table-cell>
          <table:table-cell office:value-type="float" office:value="19.398" calcext:value-type="float">
            <text:p>19,4</text:p>
          </table:table-cell>
          <table:table-cell office:value-type="float" office:value="54.363" calcext:value-type="float">
            <text:p>54,4</text:p>
          </table:table-cell>
          <table:table-cell office:value-type="float" office:value="90.11" calcext:value-type="float">
            <text:p>90,1</text:p>
          </table:table-cell>
          <table:table-cell table:number-columns-repeated="1002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6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28" calcext:value-type="float">
            <text:p>4,3</text:p>
          </table:table-cell>
          <table:table-cell office:value-type="float" office:value="23.591" calcext:value-type="float">
            <text:p>23,6</text:p>
          </table:table-cell>
          <table:table-cell office:value-type="float" office:value="97.543" calcext:value-type="float">
            <text:p>97,5</text:p>
          </table:table-cell>
          <table:table-cell office:value-type="float" office:value="97.709" calcext:value-type="float">
            <text:p>97,7</text:p>
          </table:table-cell>
          <table:table-cell office:value-type="float" office:value="414.038" calcext:value-type="float">
            <text:p>414,0</text:p>
          </table:table-cell>
          <table:table-cell office:value-type="float" office:value="424.399" calcext:value-type="float">
            <text:p>424,4</text:p>
          </table:table-cell>
          <table:table-cell table:formula="of:=[.K273]-[.J273]" office:value-type="float" office:value="10.361" calcext:value-type="float">
            <text:p>10,4</text:p>
          </table:table-cell>
          <table:table-cell/>
          <table:table-cell table:formula="of:=[.J273]-[.O273]-[.I273]" office:value-type="float" office:value="-4.84100000000001" calcext:value-type="float">
            <text:p>-4,8</text:p>
          </table:table-cell>
          <table:table-cell table:style-name="Default" office:value-type="float" office:value="321.17" calcext:value-type="float">
            <text:p>321,17</text:p>
          </table:table-cell>
          <table:table-cell table:formula="of:=[.O273]-[.Q273]" office:value-type="float" office:value="2.62800000000004" calcext:value-type="float">
            <text:p>2,6</text:p>
          </table:table-cell>
          <table:table-cell office:value-type="float" office:value="318.542" calcext:value-type="float">
            <text:p>318,5</text:p>
          </table:table-cell>
          <table:table-cell table:formula="of:=[.Q273]-[.S273]-[.U273]-[.V273]" office:value-type="float" office:value="50.38" calcext:value-type="float">
            <text:p>50,4</text:p>
          </table:table-cell>
          <table:table-cell office:value-type="float" office:value="108.902" calcext:value-type="float">
            <text:p>108,9</text:p>
          </table:table-cell>
          <table:table-cell office:value-type="float" office:value="19.62" calcext:value-type="float">
            <text:p>19,6</text:p>
          </table:table-cell>
          <table:table-cell office:value-type="float" office:value="40.439" calcext:value-type="float">
            <text:p>40,4</text:p>
          </table:table-cell>
          <table:table-cell office:value-type="float" office:value="118.821" calcext:value-type="float">
            <text:p>118,8</text:p>
          </table:table-cell>
          <table:table-cell table:number-columns-repeated="1002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6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18" calcext:value-type="float">
            <text:p>4,1</text:p>
          </table:table-cell>
          <table:table-cell office:value-type="float" office:value="23.179" calcext:value-type="float">
            <text:p>23,2</text:p>
          </table:table-cell>
          <table:table-cell office:value-type="float" office:value="73.176" calcext:value-type="float">
            <text:p>73,2</text:p>
          </table:table-cell>
          <table:table-cell office:value-type="float" office:value="73.307" calcext:value-type="float">
            <text:p>73,3</text:p>
          </table:table-cell>
          <table:table-cell office:value-type="float" office:value="399.526" calcext:value-type="float">
            <text:p>399,5</text:p>
          </table:table-cell>
          <table:table-cell office:value-type="float" office:value="408.984" calcext:value-type="float">
            <text:p>409,0</text:p>
          </table:table-cell>
          <table:table-cell table:formula="of:=[.K274]-[.J274]" office:value-type="float" office:value="9.45799999999997" calcext:value-type="float">
            <text:p>9,5</text:p>
          </table:table-cell>
          <table:table-cell/>
          <table:table-cell table:formula="of:=[.J274]-[.O274]-[.I274]" office:value-type="float" office:value="45.319" calcext:value-type="float">
            <text:p>45,3</text:p>
          </table:table-cell>
          <table:table-cell table:style-name="Default" office:value-type="float" office:value="280.9" calcext:value-type="float">
            <text:p>280,9</text:p>
          </table:table-cell>
          <table:table-cell table:formula="of:=[.O274]-[.Q274]" office:value-type="float" office:value="2.34999999999997" calcext:value-type="float">
            <text:p>2,3</text:p>
          </table:table-cell>
          <table:table-cell office:value-type="float" office:value="278.55" calcext:value-type="float">
            <text:p>278,6</text:p>
          </table:table-cell>
          <table:table-cell table:formula="of:=[.Q274]-[.S274]-[.U274]-[.V274]" office:value-type="float" office:value="20.336" calcext:value-type="float">
            <text:p>20,3</text:p>
          </table:table-cell>
          <table:table-cell office:value-type="float" office:value="108.02" calcext:value-type="float">
            <text:p>108,0</text:p>
          </table:table-cell>
          <table:table-cell office:value-type="float" office:value="1.331" calcext:value-type="float">
            <text:p>1,3</text:p>
          </table:table-cell>
          <table:table-cell office:value-type="float" office:value="52.219" calcext:value-type="float">
            <text:p>52,2</text:p>
          </table:table-cell>
          <table:table-cell office:value-type="float" office:value="97.975" calcext:value-type="float">
            <text:p>98,0</text:p>
          </table:table-cell>
          <table:table-cell table:number-columns-repeated="1002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6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42" calcext:value-type="float">
            <text:p>4,1</text:p>
          </table:table-cell>
          <table:table-cell office:value-type="float" office:value="23.192" calcext:value-type="float">
            <text:p>23,2</text:p>
          </table:table-cell>
          <table:table-cell office:value-type="float" office:value="73.394" calcext:value-type="float">
            <text:p>73,4</text:p>
          </table:table-cell>
          <table:table-cell office:value-type="float" office:value="73.564" calcext:value-type="float">
            <text:p>73,6</text:p>
          </table:table-cell>
          <table:table-cell office:value-type="float" office:value="432.033" calcext:value-type="float">
            <text:p>432,0</text:p>
          </table:table-cell>
          <table:table-cell office:value-type="float" office:value="442.093" calcext:value-type="float">
            <text:p>442,1</text:p>
          </table:table-cell>
          <table:table-cell table:formula="of:=[.K275]-[.J275]" office:value-type="float" office:value="10.06" calcext:value-type="float">
            <text:p>10,1</text:p>
          </table:table-cell>
          <table:table-cell/>
          <table:table-cell table:formula="of:=[.J275]-[.O275]-[.I275]" office:value-type="float" office:value="41.339" calcext:value-type="float">
            <text:p>41,3</text:p>
          </table:table-cell>
          <table:table-cell table:style-name="Default" office:value-type="float" office:value="317.13" calcext:value-type="float">
            <text:p>317,13</text:p>
          </table:table-cell>
          <table:table-cell table:formula="of:=[.O275]-[.Q275]" office:value-type="float" office:value="5" calcext:value-type="float">
            <text:p>5,0</text:p>
          </table:table-cell>
          <table:table-cell office:value-type="float" office:value="312.13" calcext:value-type="float">
            <text:p>312,1</text:p>
          </table:table-cell>
          <table:table-cell table:formula="of:=[.Q275]-[.S275]-[.U275]-[.V275]" office:value-type="float" office:value="17.144" calcext:value-type="float">
            <text:p>17,1</text:p>
          </table:table-cell>
          <table:table-cell office:value-type="float" office:value="104.478" calcext:value-type="float">
            <text:p>104,5</text:p>
          </table:table-cell>
          <table:table-cell office:value-type="float" office:value="16.485" calcext:value-type="float">
            <text:p>16,5</text:p>
          </table:table-cell>
          <table:table-cell office:value-type="float" office:value="55.235" calcext:value-type="float">
            <text:p>55,2</text:p>
          </table:table-cell>
          <table:table-cell office:value-type="float" office:value="135.273" calcext:value-type="float">
            <text:p>135,3</text:p>
          </table:table-cell>
          <table:table-cell table:number-columns-repeated="1002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6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12" calcext:value-type="float">
            <text:p>4,3</text:p>
          </table:table-cell>
          <table:table-cell office:value-type="float" office:value="23.521" calcext:value-type="float">
            <text:p>23,5</text:p>
          </table:table-cell>
          <table:table-cell office:value-type="float" office:value="89.241" calcext:value-type="float">
            <text:p>89,2</text:p>
          </table:table-cell>
          <table:table-cell office:value-type="float" office:value="89.409" calcext:value-type="float">
            <text:p>89,4</text:p>
          </table:table-cell>
          <table:table-cell office:value-type="float" office:value="442.552" calcext:value-type="float">
            <text:p>442,6</text:p>
          </table:table-cell>
          <table:table-cell office:value-type="float" office:value="452.861" calcext:value-type="float">
            <text:p>452,9</text:p>
          </table:table-cell>
          <table:table-cell table:formula="of:=[.K276]-[.J276]" office:value-type="float" office:value="10.309" calcext:value-type="float">
            <text:p>10,3</text:p>
          </table:table-cell>
          <table:table-cell/>
          <table:table-cell table:formula="of:=[.J276]-[.O276]-[.I276]" office:value-type="float" office:value="61.123" calcext:value-type="float">
            <text:p>61,1</text:p>
          </table:table-cell>
          <table:table-cell table:style-name="Default" office:value-type="float" office:value="292.02" calcext:value-type="float">
            <text:p>292,02</text:p>
          </table:table-cell>
          <table:table-cell table:formula="of:=[.O276]-[.Q276]" office:value-type="float" office:value="4.05199999999996" calcext:value-type="float">
            <text:p>4,1</text:p>
          </table:table-cell>
          <table:table-cell office:value-type="float" office:value="287.968" calcext:value-type="float">
            <text:p>288,0</text:p>
          </table:table-cell>
          <table:table-cell table:formula="of:=[.Q276]-[.S276]-[.U276]-[.V276]" office:value-type="float" office:value="12.02" calcext:value-type="float">
            <text:p>12,0</text:p>
          </table:table-cell>
          <table:table-cell office:value-type="float" office:value="107.337" calcext:value-type="float">
            <text:p>107,3</text:p>
          </table:table-cell>
          <table:table-cell office:value-type="float" office:value="11.354" calcext:value-type="float">
            <text:p>11,4</text:p>
          </table:table-cell>
          <table:table-cell office:value-type="float" office:value="52.646" calcext:value-type="float">
            <text:p>52,6</text:p>
          </table:table-cell>
          <table:table-cell office:value-type="float" office:value="115.965" calcext:value-type="float">
            <text:p>116,0</text:p>
          </table:table-cell>
          <table:table-cell table:number-columns-repeated="1002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6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41" calcext:value-type="float">
            <text:p>4,2</text:p>
          </table:table-cell>
          <table:table-cell office:value-type="float" office:value="23.435" calcext:value-type="float">
            <text:p>23,4</text:p>
          </table:table-cell>
          <table:table-cell office:value-type="float" office:value="79.553" calcext:value-type="float">
            <text:p>79,6</text:p>
          </table:table-cell>
          <table:table-cell office:value-type="float" office:value="79.651" calcext:value-type="float">
            <text:p>79,7</text:p>
          </table:table-cell>
          <table:table-cell office:value-type="float" office:value="498.43" calcext:value-type="float">
            <text:p>498,4</text:p>
          </table:table-cell>
          <table:table-cell office:value-type="float" office:value="508.729" calcext:value-type="float">
            <text:p>508,7</text:p>
          </table:table-cell>
          <table:table-cell table:formula="of:=[.K277]-[.J277]" office:value-type="float" office:value="10.299" calcext:value-type="float">
            <text:p>10,3</text:p>
          </table:table-cell>
          <table:table-cell/>
          <table:table-cell table:formula="of:=[.J277]-[.O277]-[.I277]" office:value-type="float" office:value="130.089" calcext:value-type="float">
            <text:p>130,1</text:p>
          </table:table-cell>
          <table:table-cell table:style-name="Default" office:value-type="float" office:value="288.69" calcext:value-type="float">
            <text:p>288,69</text:p>
          </table:table-cell>
          <table:table-cell table:formula="of:=[.O277]-[.Q277]" office:value-type="float" office:value="16.155" calcext:value-type="float">
            <text:p>16,2</text:p>
          </table:table-cell>
          <table:table-cell office:value-type="float" office:value="272.535" calcext:value-type="float">
            <text:p>272,5</text:p>
          </table:table-cell>
          <table:table-cell table:formula="of:=[.Q277]-[.S277]-[.U277]-[.V277]" office:value-type="float" office:value="20.348" calcext:value-type="float">
            <text:p>20,3</text:p>
          </table:table-cell>
          <table:table-cell office:value-type="float" office:value="110.711" calcext:value-type="float">
            <text:p>110,7</text:p>
          </table:table-cell>
          <table:table-cell office:value-type="float" office:value="19.701" calcext:value-type="float">
            <text:p>19,7</text:p>
          </table:table-cell>
          <table:table-cell office:value-type="float" office:value="49.335" calcext:value-type="float">
            <text:p>49,3</text:p>
          </table:table-cell>
          <table:table-cell office:value-type="float" office:value="92.141" calcext:value-type="float">
            <text:p>92,1</text:p>
          </table:table-cell>
          <table:table-cell table:number-columns-repeated="1002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6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27" calcext:value-type="float">
            <text:p>4,3</text:p>
          </table:table-cell>
          <table:table-cell office:value-type="float" office:value="23.512" calcext:value-type="float">
            <text:p>23,5</text:p>
          </table:table-cell>
          <table:table-cell office:value-type="float" office:value="89.485" calcext:value-type="float">
            <text:p>89,5</text:p>
          </table:table-cell>
          <table:table-cell office:value-type="float" office:value="89.652" calcext:value-type="float">
            <text:p>89,7</text:p>
          </table:table-cell>
          <table:table-cell office:value-type="float" office:value="441.585" calcext:value-type="float">
            <text:p>441,6</text:p>
          </table:table-cell>
          <table:table-cell office:value-type="float" office:value="451.051" calcext:value-type="float">
            <text:p>451,1</text:p>
          </table:table-cell>
          <table:table-cell table:formula="of:=[.K278]-[.J278]" office:value-type="float" office:value="9.46600000000001" calcext:value-type="float">
            <text:p>9,5</text:p>
          </table:table-cell>
          <table:table-cell/>
          <table:table-cell table:formula="of:=[.J278]-[.O278]-[.I278]" office:value-type="float" office:value="-2.11700000000003" calcext:value-type="float">
            <text:p>-2,1</text:p>
          </table:table-cell>
          <table:table-cell table:style-name="Default" office:value-type="float" office:value="354.05" calcext:value-type="float">
            <text:p>354,05</text:p>
          </table:table-cell>
          <table:table-cell table:formula="of:=[.O278]-[.Q278]" office:value-type="float" office:value="66.547" calcext:value-type="float">
            <text:p>66,5</text:p>
          </table:table-cell>
          <table:table-cell office:value-type="float" office:value="287.503" calcext:value-type="float">
            <text:p>287,5</text:p>
          </table:table-cell>
          <table:table-cell table:formula="of:=[.Q278]-[.S278]-[.U278]-[.V278]" office:value-type="float" office:value="10.321" calcext:value-type="float">
            <text:p>10,3</text:p>
          </table:table-cell>
          <table:table-cell office:value-type="float" office:value="110.793" calcext:value-type="float">
            <text:p>110,8</text:p>
          </table:table-cell>
          <table:table-cell office:value-type="float" office:value="9.612" calcext:value-type="float">
            <text:p>9,6</text:p>
          </table:table-cell>
          <table:table-cell office:value-type="float" office:value="49.179" calcext:value-type="float">
            <text:p>49,2</text:p>
          </table:table-cell>
          <table:table-cell office:value-type="float" office:value="117.21" calcext:value-type="float">
            <text:p>117,2</text:p>
          </table:table-cell>
          <table:table-cell table:number-columns-repeated="1002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6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25" calcext:value-type="float">
            <text:p>4,2</text:p>
          </table:table-cell>
          <table:table-cell office:value-type="float" office:value="23.946" calcext:value-type="float">
            <text:p>23,9</text:p>
          </table:table-cell>
          <table:table-cell office:value-type="float" office:value="73.368" calcext:value-type="float">
            <text:p>73,4</text:p>
          </table:table-cell>
          <table:table-cell office:value-type="float" office:value="73.484" calcext:value-type="float">
            <text:p>73,5</text:p>
          </table:table-cell>
          <table:table-cell office:value-type="float" office:value="462.908" calcext:value-type="float">
            <text:p>462,9</text:p>
          </table:table-cell>
          <table:table-cell office:value-type="float" office:value="473.159" calcext:value-type="float">
            <text:p>473,2</text:p>
          </table:table-cell>
          <table:table-cell table:formula="of:=[.K279]-[.J279]" office:value-type="float" office:value="10.251" calcext:value-type="float">
            <text:p>10,3</text:p>
          </table:table-cell>
          <table:table-cell/>
          <table:table-cell table:formula="of:=[.J279]-[.O279]-[.I279]" office:value-type="float" office:value="140.064" calcext:value-type="float">
            <text:p>140,1</text:p>
          </table:table-cell>
          <table:table-cell table:style-name="Default" office:value-type="float" office:value="249.36" calcext:value-type="float">
            <text:p>249,36</text:p>
          </table:table-cell>
          <table:table-cell table:formula="of:=[.O279]-[.Q279]" office:value-type="float" office:value="11.247" calcext:value-type="float">
            <text:p>11,2</text:p>
          </table:table-cell>
          <table:table-cell office:value-type="float" office:value="238.113" calcext:value-type="float">
            <text:p>238,1</text:p>
          </table:table-cell>
          <table:table-cell table:formula="of:=[.Q279]-[.S279]-[.U279]-[.V279]" office:value-type="float" office:value="28.654" calcext:value-type="float">
            <text:p>28,7</text:p>
          </table:table-cell>
          <table:table-cell office:value-type="float" office:value="102.325" calcext:value-type="float">
            <text:p>102,3</text:p>
          </table:table-cell>
          <table:table-cell office:value-type="float" office:value="8.517" calcext:value-type="float">
            <text:p>8,5</text:p>
          </table:table-cell>
          <table:table-cell office:value-type="float" office:value="37.187" calcext:value-type="float">
            <text:p>37,2</text:p>
          </table:table-cell>
          <table:table-cell office:value-type="float" office:value="69.947" calcext:value-type="float">
            <text:p>69,9</text:p>
          </table:table-cell>
          <table:table-cell table:number-columns-repeated="1002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6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83" calcext:value-type="float">
            <text:p>4,2</text:p>
          </table:table-cell>
          <table:table-cell office:value-type="float" office:value="23.575" calcext:value-type="float">
            <text:p>23,6</text:p>
          </table:table-cell>
          <table:table-cell office:value-type="float" office:value="72.926" calcext:value-type="float">
            <text:p>72,9</text:p>
          </table:table-cell>
          <table:table-cell office:value-type="float" office:value="73.017" calcext:value-type="float">
            <text:p>73,0</text:p>
          </table:table-cell>
          <table:table-cell office:value-type="float" office:value="385.399" calcext:value-type="float">
            <text:p>385,4</text:p>
          </table:table-cell>
          <table:table-cell office:value-type="float" office:value="394.56" calcext:value-type="float">
            <text:p>394,6</text:p>
          </table:table-cell>
          <table:table-cell table:formula="of:=[.K280]-[.J280]" office:value-type="float" office:value="9.161" calcext:value-type="float">
            <text:p>9,2</text:p>
          </table:table-cell>
          <table:table-cell/>
          <table:table-cell table:formula="of:=[.J280]-[.O280]-[.I280]" office:value-type="float" office:value="18.562" calcext:value-type="float">
            <text:p>18,6</text:p>
          </table:table-cell>
          <table:table-cell table:style-name="Default" office:value-type="float" office:value="293.82" calcext:value-type="float">
            <text:p>293,82</text:p>
          </table:table-cell>
          <table:table-cell table:formula="of:=[.O280]-[.Q280]" office:value-type="float" office:value="5.673" calcext:value-type="float">
            <text:p>5,7</text:p>
          </table:table-cell>
          <table:table-cell office:value-type="float" office:value="288.147" calcext:value-type="float">
            <text:p>288,1</text:p>
          </table:table-cell>
          <table:table-cell table:formula="of:=[.Q280]-[.S280]-[.U280]-[.V280]" office:value-type="float" office:value="13.24" calcext:value-type="float">
            <text:p>13,2</text:p>
          </table:table-cell>
          <table:table-cell office:value-type="float" office:value="108.323" calcext:value-type="float">
            <text:p>108,3</text:p>
          </table:table-cell>
          <table:table-cell office:value-type="float" office:value="12.624" calcext:value-type="float">
            <text:p>12,6</text:p>
          </table:table-cell>
          <table:table-cell office:value-type="float" office:value="51.774" calcext:value-type="float">
            <text:p>51,8</text:p>
          </table:table-cell>
          <table:table-cell office:value-type="float" office:value="114.81" calcext:value-type="float">
            <text:p>114,8</text:p>
          </table:table-cell>
          <table:table-cell table:number-columns-repeated="1002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6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25" calcext:value-type="float">
            <text:p>4,2</text:p>
          </table:table-cell>
          <table:table-cell office:value-type="float" office:value="23.358" calcext:value-type="float">
            <text:p>23,4</text:p>
          </table:table-cell>
          <table:table-cell office:value-type="float" office:value="88.151" calcext:value-type="float">
            <text:p>88,2</text:p>
          </table:table-cell>
          <table:table-cell office:value-type="float" office:value="88.33" calcext:value-type="float">
            <text:p>88,3</text:p>
          </table:table-cell>
          <table:table-cell office:value-type="float" office:value="412.51" calcext:value-type="float">
            <text:p>412,5</text:p>
          </table:table-cell>
          <table:table-cell office:value-type="float" office:value="422.107" calcext:value-type="float">
            <text:p>422,1</text:p>
          </table:table-cell>
          <table:table-cell table:formula="of:=[.K281]-[.J281]" office:value-type="float" office:value="9.59700000000004" calcext:value-type="float">
            <text:p>9,6</text:p>
          </table:table-cell>
          <table:table-cell/>
          <table:table-cell table:formula="of:=[.J281]-[.O281]-[.I281]" office:value-type="float" office:value="38.15" calcext:value-type="float">
            <text:p>38,2</text:p>
          </table:table-cell>
          <table:table-cell table:style-name="Default" office:value-type="float" office:value="286.03" calcext:value-type="float">
            <text:p>286,03</text:p>
          </table:table-cell>
          <table:table-cell table:formula="of:=[.O281]-[.Q281]" office:value-type="float" office:value="14.285" calcext:value-type="float">
            <text:p>14,3</text:p>
          </table:table-cell>
          <table:table-cell office:value-type="float" office:value="271.745" calcext:value-type="float">
            <text:p>271,7</text:p>
          </table:table-cell>
          <table:table-cell table:formula="of:=[.Q281]-[.S281]-[.U281]-[.V281]" office:value-type="float" office:value="5.53800000000003" calcext:value-type="float">
            <text:p>5,5</text:p>
          </table:table-cell>
          <table:table-cell office:value-type="float" office:value="105.71" calcext:value-type="float">
            <text:p>105,7</text:p>
          </table:table-cell>
          <table:table-cell office:value-type="float" office:value="4.92" calcext:value-type="float">
            <text:p>4,9</text:p>
          </table:table-cell>
          <table:table-cell office:value-type="float" office:value="54.293" calcext:value-type="float">
            <text:p>54,3</text:p>
          </table:table-cell>
          <table:table-cell office:value-type="float" office:value="106.204" calcext:value-type="float">
            <text:p>106,2</text:p>
          </table:table-cell>
          <table:table-cell table:number-columns-repeated="1002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6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35" calcext:value-type="float">
            <text:p>4,2</text:p>
          </table:table-cell>
          <table:table-cell office:value-type="float" office:value="23.284" calcext:value-type="float">
            <text:p>23,3</text:p>
          </table:table-cell>
          <table:table-cell office:value-type="float" office:value="76.251" calcext:value-type="float">
            <text:p>76,3</text:p>
          </table:table-cell>
          <table:table-cell office:value-type="float" office:value="76.419" calcext:value-type="float">
            <text:p>76,4</text:p>
          </table:table-cell>
          <table:table-cell office:value-type="float" office:value="396.113" calcext:value-type="float">
            <text:p>396,1</text:p>
          </table:table-cell>
          <table:table-cell office:value-type="float" office:value="407.775" calcext:value-type="float">
            <text:p>407,8</text:p>
          </table:table-cell>
          <table:table-cell table:formula="of:=[.K282]-[.J282]" office:value-type="float" office:value="11.662" calcext:value-type="float">
            <text:p>11,7</text:p>
          </table:table-cell>
          <table:table-cell/>
          <table:table-cell table:formula="of:=[.J282]-[.O282]-[.I282]" office:value-type="float" office:value="63.734" calcext:value-type="float">
            <text:p>63,7</text:p>
          </table:table-cell>
          <table:table-cell table:style-name="Default" office:value-type="float" office:value="255.96" calcext:value-type="float">
            <text:p>255,96</text:p>
          </table:table-cell>
          <table:table-cell table:formula="of:=[.O282]-[.Q282]" office:value-type="float" office:value="10.814" calcext:value-type="float">
            <text:p>10,8</text:p>
          </table:table-cell>
          <table:table-cell office:value-type="float" office:value="245.146" calcext:value-type="float">
            <text:p>245,1</text:p>
          </table:table-cell>
          <table:table-cell table:formula="of:=[.Q282]-[.S282]-[.U282]-[.V282]" office:value-type="float" office:value="15.819" calcext:value-type="float">
            <text:p>15,8</text:p>
          </table:table-cell>
          <table:table-cell office:value-type="float" office:value="103.163" calcext:value-type="float">
            <text:p>103,2</text:p>
          </table:table-cell>
          <table:table-cell office:value-type="float" office:value="15.263" calcext:value-type="float">
            <text:p>15,3</text:p>
          </table:table-cell>
          <table:table-cell office:value-type="float" office:value="36.788" calcext:value-type="float">
            <text:p>36,8</text:p>
          </table:table-cell>
          <table:table-cell office:value-type="float" office:value="89.376" calcext:value-type="float">
            <text:p>89,4</text:p>
          </table:table-cell>
          <table:table-cell table:number-columns-repeated="1002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6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39" calcext:value-type="float">
            <text:p>4,2</text:p>
          </table:table-cell>
          <table:table-cell office:value-type="float" office:value="23.798" calcext:value-type="float">
            <text:p>23,8</text:p>
          </table:table-cell>
          <table:table-cell office:value-type="float" office:value="73.263" calcext:value-type="float">
            <text:p>73,3</text:p>
          </table:table-cell>
          <table:table-cell office:value-type="float" office:value="73.371" calcext:value-type="float">
            <text:p>73,4</text:p>
          </table:table-cell>
          <table:table-cell office:value-type="float" office:value="411.798" calcext:value-type="float">
            <text:p>411,8</text:p>
          </table:table-cell>
          <table:table-cell office:value-type="float" office:value="421.469" calcext:value-type="float">
            <text:p>421,5</text:p>
          </table:table-cell>
          <table:table-cell table:formula="of:=[.K283]-[.J283]" office:value-type="float" office:value="9.67099999999999" calcext:value-type="float">
            <text:p>9,7</text:p>
          </table:table-cell>
          <table:table-cell/>
          <table:table-cell table:formula="of:=[.J283]-[.O283]-[.I283]" office:value-type="float" office:value="46.077" calcext:value-type="float">
            <text:p>46,1</text:p>
          </table:table-cell>
          <table:table-cell table:style-name="Default" office:value-type="float" office:value="292.35" calcext:value-type="float">
            <text:p>292,35</text:p>
          </table:table-cell>
          <table:table-cell table:formula="of:=[.O283]-[.Q283]" office:value-type="float" office:value="19.508" calcext:value-type="float">
            <text:p>19,5</text:p>
          </table:table-cell>
          <table:table-cell office:value-type="float" office:value="272.842" calcext:value-type="float">
            <text:p>272,8</text:p>
          </table:table-cell>
          <table:table-cell table:formula="of:=[.Q283]-[.S283]-[.U283]-[.V283]" office:value-type="float" office:value="12.275" calcext:value-type="float">
            <text:p>12,3</text:p>
          </table:table-cell>
          <table:table-cell office:value-type="float" office:value="115.861" calcext:value-type="float">
            <text:p>115,9</text:p>
          </table:table-cell>
          <table:table-cell office:value-type="float" office:value="11.59" calcext:value-type="float">
            <text:p>11,6</text:p>
          </table:table-cell>
          <table:table-cell office:value-type="float" office:value="43.983" calcext:value-type="float">
            <text:p>44,0</text:p>
          </table:table-cell>
          <table:table-cell office:value-type="float" office:value="100.723" calcext:value-type="float">
            <text:p>100,7</text:p>
          </table:table-cell>
          <table:table-cell table:number-columns-repeated="1002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6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32" calcext:value-type="float">
            <text:p>4,2</text:p>
          </table:table-cell>
          <table:table-cell office:value-type="float" office:value="23.221" calcext:value-type="float">
            <text:p>23,2</text:p>
          </table:table-cell>
          <table:table-cell office:value-type="float" office:value="73.117" calcext:value-type="float">
            <text:p>73,1</text:p>
          </table:table-cell>
          <table:table-cell office:value-type="float" office:value="73.252" calcext:value-type="float">
            <text:p>73,3</text:p>
          </table:table-cell>
          <table:table-cell office:value-type="float" office:value="499.707" calcext:value-type="float">
            <text:p>499,7</text:p>
          </table:table-cell>
          <table:table-cell office:value-type="float" office:value="509.564" calcext:value-type="float">
            <text:p>509,6</text:p>
          </table:table-cell>
          <table:table-cell table:formula="of:=[.K284]-[.J284]" office:value-type="float" office:value="9.85700000000003" calcext:value-type="float">
            <text:p>9,9</text:p>
          </table:table-cell>
          <table:table-cell/>
          <table:table-cell table:formula="of:=[.J284]-[.O284]-[.I284]" office:value-type="float" office:value="163.035" calcext:value-type="float">
            <text:p>163,0</text:p>
          </table:table-cell>
          <table:table-cell table:style-name="Default" office:value-type="float" office:value="263.42" calcext:value-type="float">
            <text:p>263,42</text:p>
          </table:table-cell>
          <table:table-cell table:formula="of:=[.O284]-[.Q284]" office:value-type="float" office:value="5.12600000000003" calcext:value-type="float">
            <text:p>5,1</text:p>
          </table:table-cell>
          <table:table-cell office:value-type="float" office:value="258.294" calcext:value-type="float">
            <text:p>258,3</text:p>
          </table:table-cell>
          <table:table-cell table:formula="of:=[.Q284]-[.S284]-[.U284]-[.V284]" office:value-type="float" office:value="3.52199999999999" calcext:value-type="float">
            <text:p>3,5</text:p>
          </table:table-cell>
          <table:table-cell office:value-type="float" office:value="113.397" calcext:value-type="float">
            <text:p>113,4</text:p>
          </table:table-cell>
          <table:table-cell office:value-type="float" office:value="2.866" calcext:value-type="float">
            <text:p>2,9</text:p>
          </table:table-cell>
          <table:table-cell office:value-type="float" office:value="46.402" calcext:value-type="float">
            <text:p>46,4</text:p>
          </table:table-cell>
          <table:table-cell office:value-type="float" office:value="94.973" calcext:value-type="float">
            <text:p>95,0</text:p>
          </table:table-cell>
          <table:table-cell table:number-columns-repeated="1002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6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29" calcext:value-type="float">
            <text:p>4,1</text:p>
          </table:table-cell>
          <table:table-cell office:value-type="float" office:value="23.612" calcext:value-type="float">
            <text:p>23,6</text:p>
          </table:table-cell>
          <table:table-cell office:value-type="float" office:value="72.851" calcext:value-type="float">
            <text:p>72,9</text:p>
          </table:table-cell>
          <table:table-cell office:value-type="float" office:value="72.942" calcext:value-type="float">
            <text:p>72,9</text:p>
          </table:table-cell>
          <table:table-cell office:value-type="float" office:value="492.34" calcext:value-type="float">
            <text:p>492,3</text:p>
          </table:table-cell>
          <table:table-cell office:value-type="float" office:value="502.327" calcext:value-type="float">
            <text:p>502,3</text:p>
          </table:table-cell>
          <table:table-cell table:formula="of:=[.K285]-[.J285]" office:value-type="float" office:value="9.98700000000002" calcext:value-type="float">
            <text:p>10,0</text:p>
          </table:table-cell>
          <table:table-cell/>
          <table:table-cell table:formula="of:=[.J285]-[.O285]-[.I285]" office:value-type="float" office:value="106.238" calcext:value-type="float">
            <text:p>106,2</text:p>
          </table:table-cell>
          <table:table-cell table:style-name="Default" office:value-type="float" office:value="313.16" calcext:value-type="float">
            <text:p>313,16</text:p>
          </table:table-cell>
          <table:table-cell table:formula="of:=[.O285]-[.Q285]" office:value-type="float" office:value="11.423" calcext:value-type="float">
            <text:p>11,4</text:p>
          </table:table-cell>
          <table:table-cell office:value-type="float" office:value="301.737" calcext:value-type="float">
            <text:p>301,7</text:p>
          </table:table-cell>
          <table:table-cell table:formula="of:=[.Q285]-[.S285]-[.U285]-[.V285]" office:value-type="float" office:value="12.597" calcext:value-type="float">
            <text:p>12,6</text:p>
          </table:table-cell>
          <table:table-cell office:value-type="float" office:value="104.829" calcext:value-type="float">
            <text:p>104,8</text:p>
          </table:table-cell>
          <table:table-cell office:value-type="float" office:value="11.966" calcext:value-type="float">
            <text:p>12,0</text:p>
          </table:table-cell>
          <table:table-cell office:value-type="float" office:value="54.912" calcext:value-type="float">
            <text:p>54,9</text:p>
          </table:table-cell>
          <table:table-cell office:value-type="float" office:value="129.399" calcext:value-type="float">
            <text:p>129,4</text:p>
          </table:table-cell>
          <table:table-cell table:number-columns-repeated="1002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6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18" calcext:value-type="float">
            <text:p>4,3</text:p>
          </table:table-cell>
          <table:table-cell office:value-type="float" office:value="23.705" calcext:value-type="float">
            <text:p>23,7</text:p>
          </table:table-cell>
          <table:table-cell office:value-type="float" office:value="88.994" calcext:value-type="float">
            <text:p>89,0</text:p>
          </table:table-cell>
          <table:table-cell office:value-type="float" office:value="89.159" calcext:value-type="float">
            <text:p>89,2</text:p>
          </table:table-cell>
          <table:table-cell office:value-type="float" office:value="459.666" calcext:value-type="float">
            <text:p>459,7</text:p>
          </table:table-cell>
          <table:table-cell office:value-type="float" office:value="470.722" calcext:value-type="float">
            <text:p>470,7</text:p>
          </table:table-cell>
          <table:table-cell table:formula="of:=[.K286]-[.J286]" office:value-type="float" office:value="11.056" calcext:value-type="float">
            <text:p>11,1</text:p>
          </table:table-cell>
          <table:table-cell/>
          <table:table-cell table:formula="of:=[.J286]-[.O286]-[.I286]" office:value-type="float" office:value="71.287" calcext:value-type="float">
            <text:p>71,3</text:p>
          </table:table-cell>
          <table:table-cell table:style-name="Default" office:value-type="float" office:value="299.22" calcext:value-type="float">
            <text:p>299,22</text:p>
          </table:table-cell>
          <table:table-cell table:formula="of:=[.O286]-[.Q286]" office:value-type="float" office:value="12.966" calcext:value-type="float">
            <text:p>13,0</text:p>
          </table:table-cell>
          <table:table-cell office:value-type="float" office:value="286.254" calcext:value-type="float">
            <text:p>286,3</text:p>
          </table:table-cell>
          <table:table-cell table:formula="of:=[.Q286]-[.S286]-[.U286]-[.V286]" office:value-type="float" office:value="18.96" calcext:value-type="float">
            <text:p>19,0</text:p>
          </table:table-cell>
          <table:table-cell office:value-type="float" office:value="103.266" calcext:value-type="float">
            <text:p>103,3</text:p>
          </table:table-cell>
          <table:table-cell office:value-type="float" office:value="18.284" calcext:value-type="float">
            <text:p>18,3</text:p>
          </table:table-cell>
          <table:table-cell office:value-type="float" office:value="56.404" calcext:value-type="float">
            <text:p>56,4</text:p>
          </table:table-cell>
          <table:table-cell office:value-type="float" office:value="107.624" calcext:value-type="float">
            <text:p>107,6</text:p>
          </table:table-cell>
          <table:table-cell table:number-columns-repeated="1002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6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07" calcext:value-type="float">
            <text:p>4,3</text:p>
          </table:table-cell>
          <table:table-cell office:value-type="float" office:value="23.702" calcext:value-type="float">
            <text:p>23,7</text:p>
          </table:table-cell>
          <table:table-cell office:value-type="float" office:value="89.91" calcext:value-type="float">
            <text:p>89,9</text:p>
          </table:table-cell>
          <table:table-cell office:value-type="float" office:value="90.084" calcext:value-type="float">
            <text:p>90,1</text:p>
          </table:table-cell>
          <table:table-cell office:value-type="float" office:value="471.505" calcext:value-type="float">
            <text:p>471,5</text:p>
          </table:table-cell>
          <table:table-cell office:value-type="float" office:value="482.076" calcext:value-type="float">
            <text:p>482,1</text:p>
          </table:table-cell>
          <table:table-cell table:formula="of:=[.K287]-[.J287]" office:value-type="float" office:value="10.571" calcext:value-type="float">
            <text:p>10,6</text:p>
          </table:table-cell>
          <table:table-cell/>
          <table:table-cell table:formula="of:=[.J287]-[.O287]-[.I287]" office:value-type="float" office:value="35.811" calcext:value-type="float">
            <text:p>35,8</text:p>
          </table:table-cell>
          <table:table-cell table:style-name="Default" office:value-type="float" office:value="345.61" calcext:value-type="float">
            <text:p>345,61</text:p>
          </table:table-cell>
          <table:table-cell table:formula="of:=[.O287]-[.Q287]" office:value-type="float" office:value="2.41399999999999" calcext:value-type="float">
            <text:p>2,4</text:p>
          </table:table-cell>
          <table:table-cell office:value-type="float" office:value="343.196" calcext:value-type="float">
            <text:p>343,2</text:p>
          </table:table-cell>
          <table:table-cell table:formula="of:=[.Q287]-[.S287]-[.U287]-[.V287]" office:value-type="float" office:value="10.945" calcext:value-type="float">
            <text:p>10,9</text:p>
          </table:table-cell>
          <table:table-cell office:value-type="float" office:value="113.849" calcext:value-type="float">
            <text:p>113,8</text:p>
          </table:table-cell>
          <table:table-cell office:value-type="float" office:value="5.152" calcext:value-type="float">
            <text:p>5,2</text:p>
          </table:table-cell>
          <table:table-cell office:value-type="float" office:value="40.286" calcext:value-type="float">
            <text:p>40,3</text:p>
          </table:table-cell>
          <table:table-cell office:value-type="float" office:value="178.116" calcext:value-type="float">
            <text:p>178,1</text:p>
          </table:table-cell>
          <table:table-cell table:number-columns-repeated="1002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6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46" calcext:value-type="float">
            <text:p>4,3</text:p>
          </table:table-cell>
          <table:table-cell office:value-type="float" office:value="23.185" calcext:value-type="float">
            <text:p>23,2</text:p>
          </table:table-cell>
          <table:table-cell office:value-type="float" office:value="77.509" calcext:value-type="float">
            <text:p>77,5</text:p>
          </table:table-cell>
          <table:table-cell office:value-type="float" office:value="77.655" calcext:value-type="float">
            <text:p>77,7</text:p>
          </table:table-cell>
          <table:table-cell office:value-type="float" office:value="402.904" calcext:value-type="float">
            <text:p>402,9</text:p>
          </table:table-cell>
          <table:table-cell office:value-type="float" office:value="413.899" calcext:value-type="float">
            <text:p>413,9</text:p>
          </table:table-cell>
          <table:table-cell table:formula="of:=[.K288]-[.J288]" office:value-type="float" office:value="10.995" calcext:value-type="float">
            <text:p>11,0</text:p>
          </table:table-cell>
          <table:table-cell/>
          <table:table-cell table:formula="of:=[.J288]-[.O288]-[.I288]" office:value-type="float" office:value="29.399" calcext:value-type="float">
            <text:p>29,4</text:p>
          </table:table-cell>
          <table:table-cell table:style-name="Default" office:value-type="float" office:value="295.85" calcext:value-type="float">
            <text:p>295,85</text:p>
          </table:table-cell>
          <table:table-cell table:formula="of:=[.O288]-[.Q288]" office:value-type="float" office:value="8.71000000000004" calcext:value-type="float">
            <text:p>8,7</text:p>
          </table:table-cell>
          <table:table-cell office:value-type="float" office:value="287.14" calcext:value-type="float">
            <text:p>287,1</text:p>
          </table:table-cell>
          <table:table-cell table:formula="of:=[.Q288]-[.S288]-[.U288]-[.V288]" office:value-type="float" office:value="21.297" calcext:value-type="float">
            <text:p>21,3</text:p>
          </table:table-cell>
          <table:table-cell office:value-type="float" office:value="113.899" calcext:value-type="float">
            <text:p>113,9</text:p>
          </table:table-cell>
          <table:table-cell office:value-type="float" office:value="15.229" calcext:value-type="float">
            <text:p>15,2</text:p>
          </table:table-cell>
          <table:table-cell office:value-type="float" office:value="40.217" calcext:value-type="float">
            <text:p>40,2</text:p>
          </table:table-cell>
          <table:table-cell office:value-type="float" office:value="111.727" calcext:value-type="float">
            <text:p>111,7</text:p>
          </table:table-cell>
          <table:table-cell table:number-columns-repeated="1002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6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04" calcext:value-type="float">
            <text:p>4,2</text:p>
          </table:table-cell>
          <table:table-cell office:value-type="float" office:value="23.306" calcext:value-type="float">
            <text:p>23,3</text:p>
          </table:table-cell>
          <table:table-cell office:value-type="float" office:value="74.634" calcext:value-type="float">
            <text:p>74,6</text:p>
          </table:table-cell>
          <table:table-cell office:value-type="float" office:value="74.744" calcext:value-type="float">
            <text:p>74,7</text:p>
          </table:table-cell>
          <table:table-cell office:value-type="float" office:value="515.226" calcext:value-type="float">
            <text:p>515,2</text:p>
          </table:table-cell>
          <table:table-cell office:value-type="float" office:value="525.614" calcext:value-type="float">
            <text:p>525,6</text:p>
          </table:table-cell>
          <table:table-cell table:formula="of:=[.K289]-[.J289]" office:value-type="float" office:value="10.388" calcext:value-type="float">
            <text:p>10,4</text:p>
          </table:table-cell>
          <table:table-cell/>
          <table:table-cell table:formula="of:=[.J289]-[.O289]-[.I289]" office:value-type="float" office:value="161.502" calcext:value-type="float">
            <text:p>161,5</text:p>
          </table:table-cell>
          <table:table-cell table:style-name="Default" office:value-type="float" office:value="278.98" calcext:value-type="float">
            <text:p>278,98</text:p>
          </table:table-cell>
          <table:table-cell table:formula="of:=[.O289]-[.Q289]" office:value-type="float" office:value="17.145" calcext:value-type="float">
            <text:p>17,1</text:p>
          </table:table-cell>
          <table:table-cell office:value-type="float" office:value="261.835" calcext:value-type="float">
            <text:p>261,8</text:p>
          </table:table-cell>
          <table:table-cell table:formula="of:=[.Q289]-[.S289]-[.U289]-[.V289]" office:value-type="float" office:value="18.498" calcext:value-type="float">
            <text:p>18,5</text:p>
          </table:table-cell>
          <table:table-cell office:value-type="float" office:value="103.938" calcext:value-type="float">
            <text:p>103,9</text:p>
          </table:table-cell>
          <table:table-cell office:value-type="float" office:value="17.896" calcext:value-type="float">
            <text:p>17,9</text:p>
          </table:table-cell>
          <table:table-cell office:value-type="float" office:value="55.782" calcext:value-type="float">
            <text:p>55,8</text:p>
          </table:table-cell>
          <table:table-cell office:value-type="float" office:value="83.617" calcext:value-type="float">
            <text:p>83,6</text:p>
          </table:table-cell>
          <table:table-cell table:number-columns-repeated="1002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60.617" calcext:value-type="float">
            <text:p>60,6</text:p>
          </table:table-cell>
          <table:table-cell office:value-type="float" office:value="79.908" calcext:value-type="float">
            <text:p>79,9</text:p>
          </table:table-cell>
          <table:table-cell office:value-type="float" office:value="145.909" calcext:value-type="float">
            <text:p>145,9</text:p>
          </table:table-cell>
          <table:table-cell office:value-type="float" office:value="146.09" calcext:value-type="float">
            <text:p>146,1</text:p>
          </table:table-cell>
          <table:table-cell office:value-type="float" office:value="570.68" calcext:value-type="float">
            <text:p>570,7</text:p>
          </table:table-cell>
          <table:table-cell office:value-type="float" office:value="581.531" calcext:value-type="float">
            <text:p>581,5</text:p>
          </table:table-cell>
          <table:table-cell table:formula="of:=[.K290]-[.J290]" office:value-type="float" office:value="10.851" calcext:value-type="float">
            <text:p>10,9</text:p>
          </table:table-cell>
          <table:table-cell/>
          <table:table-cell table:formula="of:=[.J290]-[.O290]-[.I290]" office:value-type="float" office:value="163.64" calcext:value-type="float">
            <text:p>163,6</text:p>
          </table:table-cell>
          <table:table-cell table:style-name="Default" office:value-type="float" office:value="260.95" calcext:value-type="float">
            <text:p>260,95</text:p>
          </table:table-cell>
          <table:table-cell table:formula="of:=[.O290]-[.Q290]" office:value-type="float" office:value="11.103" calcext:value-type="float">
            <text:p>11,1</text:p>
          </table:table-cell>
          <table:table-cell office:value-type="float" office:value="249.847" calcext:value-type="float">
            <text:p>249,8</text:p>
          </table:table-cell>
          <table:table-cell table:formula="of:=[.Q290]-[.S290]-[.U290]-[.V290]" office:value-type="float" office:value="20.431" calcext:value-type="float">
            <text:p>20,4</text:p>
          </table:table-cell>
          <table:table-cell office:value-type="float" office:value="107.259" calcext:value-type="float">
            <text:p>107,3</text:p>
          </table:table-cell>
          <table:table-cell office:value-type="float" office:value="19.825" calcext:value-type="float">
            <text:p>19,8</text:p>
          </table:table-cell>
          <table:table-cell office:value-type="float" office:value="52.544" calcext:value-type="float">
            <text:p>52,5</text:p>
          </table:table-cell>
          <table:table-cell office:value-type="float" office:value="69.613" calcext:value-type="float">
            <text:p>69,6</text:p>
          </table:table-cell>
          <table:table-cell table:number-columns-repeated="1002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9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97" calcext:value-type="float">
            <text:p>4,3</text:p>
          </table:table-cell>
          <table:table-cell office:value-type="float" office:value="23.794" calcext:value-type="float">
            <text:p>23,8</text:p>
          </table:table-cell>
          <table:table-cell office:value-type="float" office:value="87.497" calcext:value-type="float">
            <text:p>87,5</text:p>
          </table:table-cell>
          <table:table-cell office:value-type="float" office:value="87.551" calcext:value-type="float">
            <text:p>87,6</text:p>
          </table:table-cell>
          <table:table-cell office:value-type="float" office:value="467.136" calcext:value-type="float">
            <text:p>467,1</text:p>
          </table:table-cell>
          <table:table-cell office:value-type="float" office:value="476.29" calcext:value-type="float">
            <text:p>476,3</text:p>
          </table:table-cell>
          <table:table-cell table:formula="of:=[.K291]-[.J291]" office:value-type="float" office:value="9.154" calcext:value-type="float">
            <text:p>9,2</text:p>
          </table:table-cell>
          <table:table-cell/>
          <table:table-cell table:formula="of:=[.J291]-[.O291]-[.I291]" office:value-type="float" office:value="128.305" calcext:value-type="float">
            <text:p>128,3</text:p>
          </table:table-cell>
          <table:table-cell table:style-name="Default" office:value-type="float" office:value="251.28" calcext:value-type="float">
            <text:p>251,28</text:p>
          </table:table-cell>
          <table:table-cell table:formula="of:=[.O291]-[.Q291]" office:value-type="float" office:value="7.477" calcext:value-type="float">
            <text:p>7,5</text:p>
          </table:table-cell>
          <table:table-cell office:value-type="float" office:value="243.803" calcext:value-type="float">
            <text:p>243,8</text:p>
          </table:table-cell>
          <table:table-cell table:formula="of:=[.Q291]-[.S291]-[.U291]-[.V291]" office:value-type="float" office:value="10.478" calcext:value-type="float">
            <text:p>10,5</text:p>
          </table:table-cell>
          <table:table-cell office:value-type="float" office:value="102.584" calcext:value-type="float">
            <text:p>102,6</text:p>
          </table:table-cell>
          <table:table-cell office:value-type="float" office:value="9.858" calcext:value-type="float">
            <text:p>9,9</text:p>
          </table:table-cell>
          <table:table-cell office:value-type="float" office:value="37.398" calcext:value-type="float">
            <text:p>37,4</text:p>
          </table:table-cell>
          <table:table-cell office:value-type="float" office:value="93.343" calcext:value-type="float">
            <text:p>93,3</text:p>
          </table:table-cell>
          <table:table-cell table:number-columns-repeated="1002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9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39" calcext:value-type="float">
            <text:p>4,2</text:p>
          </table:table-cell>
          <table:table-cell office:value-type="float" office:value="23.786" calcext:value-type="float">
            <text:p>23,8</text:p>
          </table:table-cell>
          <table:table-cell office:value-type="float" office:value="94.775" calcext:value-type="float">
            <text:p>94,8</text:p>
          </table:table-cell>
          <table:table-cell office:value-type="float" office:value="94.952" calcext:value-type="float">
            <text:p>95,0</text:p>
          </table:table-cell>
          <table:table-cell office:value-type="float" office:value="407.651" calcext:value-type="float">
            <text:p>407,7</text:p>
          </table:table-cell>
          <table:table-cell office:value-type="float" office:value="417.569" calcext:value-type="float">
            <text:p>417,6</text:p>
          </table:table-cell>
          <table:table-cell table:formula="of:=[.K292]-[.J292]" office:value-type="float" office:value="9.91800000000001" calcext:value-type="float">
            <text:p>9,9</text:p>
          </table:table-cell>
          <table:table-cell/>
          <table:table-cell table:formula="of:=[.J292]-[.O292]-[.I292]" office:value-type="float" office:value="43.939" calcext:value-type="float">
            <text:p>43,9</text:p>
          </table:table-cell>
          <table:table-cell table:style-name="Default" office:value-type="float" office:value="268.76" calcext:value-type="float">
            <text:p>268,76</text:p>
          </table:table-cell>
          <table:table-cell table:formula="of:=[.O292]-[.Q292]" office:value-type="float" office:value="9.67000000000002" calcext:value-type="float">
            <text:p>9,7</text:p>
          </table:table-cell>
          <table:table-cell office:value-type="float" office:value="259.09" calcext:value-type="float">
            <text:p>259,1</text:p>
          </table:table-cell>
          <table:table-cell table:formula="of:=[.Q292]-[.S292]-[.U292]-[.V292]" office:value-type="float" office:value="8.51099999999997" calcext:value-type="float">
            <text:p>8,5</text:p>
          </table:table-cell>
          <table:table-cell office:value-type="float" office:value="105.257" calcext:value-type="float">
            <text:p>105,3</text:p>
          </table:table-cell>
          <table:table-cell office:value-type="float" office:value="7.93" calcext:value-type="float">
            <text:p>7,9</text:p>
          </table:table-cell>
          <table:table-cell office:value-type="float" office:value="54.47" calcext:value-type="float">
            <text:p>54,5</text:p>
          </table:table-cell>
          <table:table-cell office:value-type="float" office:value="90.852" calcext:value-type="float">
            <text:p>90,9</text:p>
          </table:table-cell>
          <table:table-cell table:number-columns-repeated="1002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9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35" calcext:value-type="float">
            <text:p>4,2</text:p>
          </table:table-cell>
          <table:table-cell office:value-type="float" office:value="23.539" calcext:value-type="float">
            <text:p>23,5</text:p>
          </table:table-cell>
          <table:table-cell office:value-type="float" office:value="88.771" calcext:value-type="float">
            <text:p>88,8</text:p>
          </table:table-cell>
          <table:table-cell office:value-type="float" office:value="88.966" calcext:value-type="float">
            <text:p>89,0</text:p>
          </table:table-cell>
          <table:table-cell office:value-type="float" office:value="451.531" calcext:value-type="float">
            <text:p>451,5</text:p>
          </table:table-cell>
          <table:table-cell office:value-type="float" office:value="460.816" calcext:value-type="float">
            <text:p>460,8</text:p>
          </table:table-cell>
          <table:table-cell table:formula="of:=[.K293]-[.J293]" office:value-type="float" office:value="9.28499999999997" calcext:value-type="float">
            <text:p>9,3</text:p>
          </table:table-cell>
          <table:table-cell/>
          <table:table-cell table:formula="of:=[.J293]-[.O293]-[.I293]" office:value-type="float" office:value="81.635" calcext:value-type="float">
            <text:p>81,6</text:p>
          </table:table-cell>
          <table:table-cell table:style-name="Default" office:value-type="float" office:value="280.93" calcext:value-type="float">
            <text:p>280,93</text:p>
          </table:table-cell>
          <table:table-cell table:formula="of:=[.O293]-[.Q293]" office:value-type="float" office:value="15.335" calcext:value-type="float">
            <text:p>15,3</text:p>
          </table:table-cell>
          <table:table-cell office:value-type="float" office:value="265.595" calcext:value-type="float">
            <text:p>265,6</text:p>
          </table:table-cell>
          <table:table-cell table:formula="of:=[.Q293]-[.S293]-[.U293]-[.V293]" office:value-type="float" office:value="1.95100000000002" calcext:value-type="float">
            <text:p>2,0</text:p>
          </table:table-cell>
          <table:table-cell office:value-type="float" office:value="122.55" calcext:value-type="float">
            <text:p>122,6</text:p>
          </table:table-cell>
          <table:table-cell office:value-type="float" office:value="1.31" calcext:value-type="float">
            <text:p>1,3</text:p>
          </table:table-cell>
          <table:table-cell office:value-type="float" office:value="55.982" calcext:value-type="float">
            <text:p>56,0</text:p>
          </table:table-cell>
          <table:table-cell office:value-type="float" office:value="85.112" calcext:value-type="float">
            <text:p>85,1</text:p>
          </table:table-cell>
          <table:table-cell table:number-columns-repeated="1002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9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7" calcext:value-type="float">
            <text:p>4,3</text:p>
          </table:table-cell>
          <table:table-cell office:value-type="float" office:value="23.887" calcext:value-type="float">
            <text:p>23,9</text:p>
          </table:table-cell>
          <table:table-cell office:value-type="float" office:value="85.173" calcext:value-type="float">
            <text:p>85,2</text:p>
          </table:table-cell>
          <table:table-cell office:value-type="float" office:value="85.249" calcext:value-type="float">
            <text:p>85,2</text:p>
          </table:table-cell>
          <table:table-cell office:value-type="float" office:value="470.251" calcext:value-type="float">
            <text:p>470,3</text:p>
          </table:table-cell>
          <table:table-cell office:value-type="float" office:value="479.91" calcext:value-type="float">
            <text:p>479,9</text:p>
          </table:table-cell>
          <table:table-cell table:formula="of:=[.K294]-[.J294]" office:value-type="float" office:value="9.65900000000005" calcext:value-type="float">
            <text:p>9,7</text:p>
          </table:table-cell>
          <table:table-cell/>
          <table:table-cell table:formula="of:=[.J294]-[.O294]-[.I294]" office:value-type="float" office:value="98.942" calcext:value-type="float">
            <text:p>98,9</text:p>
          </table:table-cell>
          <table:table-cell table:style-name="Default" office:value-type="float" office:value="286.06" calcext:value-type="float">
            <text:p>286,06</text:p>
          </table:table-cell>
          <table:table-cell table:formula="of:=[.O294]-[.Q294]" office:value-type="float" office:value="4.34399999999999" calcext:value-type="float">
            <text:p>4,3</text:p>
          </table:table-cell>
          <table:table-cell office:value-type="float" office:value="281.716" calcext:value-type="float">
            <text:p>281,7</text:p>
          </table:table-cell>
          <table:table-cell table:formula="of:=[.Q294]-[.S294]-[.U294]-[.V294]" office:value-type="float" office:value="6.10900000000001" calcext:value-type="float">
            <text:p>6,1</text:p>
          </table:table-cell>
          <table:table-cell office:value-type="float" office:value="107.107" calcext:value-type="float">
            <text:p>107,1</text:p>
          </table:table-cell>
          <table:table-cell office:value-type="float" office:value="5.49" calcext:value-type="float">
            <text:p>5,5</text:p>
          </table:table-cell>
          <table:table-cell office:value-type="float" office:value="52.656" calcext:value-type="float">
            <text:p>52,7</text:p>
          </table:table-cell>
          <table:table-cell office:value-type="float" office:value="115.844" calcext:value-type="float">
            <text:p>115,8</text:p>
          </table:table-cell>
          <table:table-cell table:number-columns-repeated="1002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9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28" calcext:value-type="float">
            <text:p>4,3</text:p>
          </table:table-cell>
          <table:table-cell office:value-type="float" office:value="23.462" calcext:value-type="float">
            <text:p>23,5</text:p>
          </table:table-cell>
          <table:table-cell office:value-type="float" office:value="86.775" calcext:value-type="float">
            <text:p>86,8</text:p>
          </table:table-cell>
          <table:table-cell office:value-type="float" office:value="86.951" calcext:value-type="float">
            <text:p>87,0</text:p>
          </table:table-cell>
          <table:table-cell office:value-type="float" office:value="499.297" calcext:value-type="float">
            <text:p>499,3</text:p>
          </table:table-cell>
          <table:table-cell office:value-type="float" office:value="507.864" calcext:value-type="float">
            <text:p>507,9</text:p>
          </table:table-cell>
          <table:table-cell table:formula="of:=[.K295]-[.J295]" office:value-type="float" office:value="8.56699999999995" calcext:value-type="float">
            <text:p>8,6</text:p>
          </table:table-cell>
          <table:table-cell/>
          <table:table-cell table:formula="of:=[.J295]-[.O295]-[.I295]" office:value-type="float" office:value="51.8260000000001" calcext:value-type="float">
            <text:p>51,8</text:p>
          </table:table-cell>
          <table:table-cell table:style-name="Default" office:value-type="float" office:value="360.52" calcext:value-type="float">
            <text:p>360,52</text:p>
          </table:table-cell>
          <table:table-cell table:formula="of:=[.O295]-[.Q295]" office:value-type="float" office:value="16.722" calcext:value-type="float">
            <text:p>16,7</text:p>
          </table:table-cell>
          <table:table-cell office:value-type="float" office:value="343.798" calcext:value-type="float">
            <text:p>343,8</text:p>
          </table:table-cell>
          <table:table-cell table:formula="of:=[.Q295]-[.S295]-[.U295]-[.V295]" office:value-type="float" office:value="20.985" calcext:value-type="float">
            <text:p>21,0</text:p>
          </table:table-cell>
          <table:table-cell office:value-type="float" office:value="103.143" calcext:value-type="float">
            <text:p>103,1</text:p>
          </table:table-cell>
          <table:table-cell office:value-type="float" office:value="19.817" calcext:value-type="float">
            <text:p>19,8</text:p>
          </table:table-cell>
          <table:table-cell office:value-type="float" office:value="56.337" calcext:value-type="float">
            <text:p>56,3</text:p>
          </table:table-cell>
          <table:table-cell office:value-type="float" office:value="163.333" calcext:value-type="float">
            <text:p>163,3</text:p>
          </table:table-cell>
          <table:table-cell table:number-columns-repeated="1002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9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17" calcext:value-type="float">
            <text:p>4,2</text:p>
          </table:table-cell>
          <table:table-cell office:value-type="float" office:value="23.171" calcext:value-type="float">
            <text:p>23,2</text:p>
          </table:table-cell>
          <table:table-cell office:value-type="float" office:value="76.529" calcext:value-type="float">
            <text:p>76,5</text:p>
          </table:table-cell>
          <table:table-cell office:value-type="float" office:value="76.652" calcext:value-type="float">
            <text:p>76,7</text:p>
          </table:table-cell>
          <table:table-cell office:value-type="float" office:value="382.533" calcext:value-type="float">
            <text:p>382,5</text:p>
          </table:table-cell>
          <table:table-cell office:value-type="float" office:value="390.603" calcext:value-type="float">
            <text:p>390,6</text:p>
          </table:table-cell>
          <table:table-cell table:formula="of:=[.K296]-[.J296]" office:value-type="float" office:value="8.06999999999999" calcext:value-type="float">
            <text:p>8,1</text:p>
          </table:table-cell>
          <table:table-cell/>
          <table:table-cell table:formula="of:=[.J296]-[.O296]-[.I296]" office:value-type="float" office:value="11.711" calcext:value-type="float">
            <text:p>11,7</text:p>
          </table:table-cell>
          <table:table-cell table:style-name="Default" office:value-type="float" office:value="294.17" calcext:value-type="float">
            <text:p>294,17</text:p>
          </table:table-cell>
          <table:table-cell table:formula="of:=[.O296]-[.Q296]" office:value-type="float" office:value="4.75999999999999" calcext:value-type="float">
            <text:p>4,8</text:p>
          </table:table-cell>
          <table:table-cell office:value-type="float" office:value="289.41" calcext:value-type="float">
            <text:p>289,4</text:p>
          </table:table-cell>
          <table:table-cell table:formula="of:=[.Q296]-[.S296]-[.U296]-[.V296]" office:value-type="float" office:value="18.113" calcext:value-type="float">
            <text:p>18,1</text:p>
          </table:table-cell>
          <table:table-cell office:value-type="float" office:value="115.507" calcext:value-type="float">
            <text:p>115,5</text:p>
          </table:table-cell>
          <table:table-cell office:value-type="float" office:value="13.531" calcext:value-type="float">
            <text:p>13,5</text:p>
          </table:table-cell>
          <table:table-cell office:value-type="float" office:value="40.283" calcext:value-type="float">
            <text:p>40,3</text:p>
          </table:table-cell>
          <table:table-cell office:value-type="float" office:value="115.507" calcext:value-type="float">
            <text:p>115,5</text:p>
          </table:table-cell>
          <table:table-cell table:number-columns-repeated="1002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9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09" calcext:value-type="float">
            <text:p>4,3</text:p>
          </table:table-cell>
          <table:table-cell office:value-type="float" office:value="23.724" calcext:value-type="float">
            <text:p>23,7</text:p>
          </table:table-cell>
          <table:table-cell office:value-type="float" office:value="82.798" calcext:value-type="float">
            <text:p>82,8</text:p>
          </table:table-cell>
          <table:table-cell office:value-type="float" office:value="82.912" calcext:value-type="float">
            <text:p>82,9</text:p>
          </table:table-cell>
          <table:table-cell office:value-type="float" office:value="419.58" calcext:value-type="float">
            <text:p>419,6</text:p>
          </table:table-cell>
          <table:table-cell office:value-type="float" office:value="429.37" calcext:value-type="float">
            <text:p>429,4</text:p>
          </table:table-cell>
          <table:table-cell table:formula="of:=[.K297]-[.J297]" office:value-type="float" office:value="9.79000000000002" calcext:value-type="float">
            <text:p>9,8</text:p>
          </table:table-cell>
          <table:table-cell/>
          <table:table-cell table:formula="of:=[.J297]-[.O297]-[.I297]" office:value-type="float" office:value="59.628" calcext:value-type="float">
            <text:p>59,6</text:p>
          </table:table-cell>
          <table:table-cell table:style-name="Default" office:value-type="float" office:value="277.04" calcext:value-type="float">
            <text:p>277,04</text:p>
          </table:table-cell>
          <table:table-cell table:formula="of:=[.O297]-[.Q297]" office:value-type="float" office:value="11.49" calcext:value-type="float">
            <text:p>11,5</text:p>
          </table:table-cell>
          <table:table-cell office:value-type="float" office:value="265.55" calcext:value-type="float">
            <text:p>265,6</text:p>
          </table:table-cell>
          <table:table-cell table:formula="of:=[.Q297]-[.S297]-[.U297]-[.V297]" office:value-type="float" office:value="16.666" calcext:value-type="float">
            <text:p>16,7</text:p>
          </table:table-cell>
          <table:table-cell office:value-type="float" office:value="105.168" calcext:value-type="float">
            <text:p>105,2</text:p>
          </table:table-cell>
          <table:table-cell office:value-type="float" office:value="16.117" calcext:value-type="float">
            <text:p>16,1</text:p>
          </table:table-cell>
          <table:table-cell office:value-type="float" office:value="54.361" calcext:value-type="float">
            <text:p>54,4</text:p>
          </table:table-cell>
          <table:table-cell office:value-type="float" office:value="89.355" calcext:value-type="float">
            <text:p>89,4</text:p>
          </table:table-cell>
          <table:table-cell table:number-columns-repeated="1002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9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17" calcext:value-type="float">
            <text:p>4,2</text:p>
          </table:table-cell>
          <table:table-cell office:value-type="float" office:value="23.513" calcext:value-type="float">
            <text:p>23,5</text:p>
          </table:table-cell>
          <table:table-cell office:value-type="float" office:value="76.793" calcext:value-type="float">
            <text:p>76,8</text:p>
          </table:table-cell>
          <table:table-cell office:value-type="float" office:value="76.999" calcext:value-type="float">
            <text:p>77,0</text:p>
          </table:table-cell>
          <table:table-cell office:value-type="float" office:value="391.36" calcext:value-type="float">
            <text:p>391,4</text:p>
          </table:table-cell>
          <table:table-cell office:value-type="float" office:value="400.832" calcext:value-type="float">
            <text:p>400,8</text:p>
          </table:table-cell>
          <table:table-cell table:formula="of:=[.K298]-[.J298]" office:value-type="float" office:value="9.47199999999998" calcext:value-type="float">
            <text:p>9,5</text:p>
          </table:table-cell>
          <table:table-cell/>
          <table:table-cell table:formula="of:=[.J298]-[.O298]-[.I298]" office:value-type="float" office:value="35.211" calcext:value-type="float">
            <text:p>35,2</text:p>
          </table:table-cell>
          <table:table-cell table:style-name="Default" office:value-type="float" office:value="279.15" calcext:value-type="float">
            <text:p>279,15</text:p>
          </table:table-cell>
          <table:table-cell table:formula="of:=[.O298]-[.Q298]" office:value-type="float" office:value="13.699" calcext:value-type="float">
            <text:p>13,7</text:p>
          </table:table-cell>
          <table:table-cell office:value-type="float" office:value="265.451" calcext:value-type="float">
            <text:p>265,5</text:p>
          </table:table-cell>
          <table:table-cell table:formula="of:=[.Q298]-[.S298]-[.U298]-[.V298]" office:value-type="float" office:value="18.895" calcext:value-type="float">
            <text:p>18,9</text:p>
          </table:table-cell>
          <table:table-cell office:value-type="float" office:value="108.855" calcext:value-type="float">
            <text:p>108,9</text:p>
          </table:table-cell>
          <table:table-cell office:value-type="float" office:value="18.259" calcext:value-type="float">
            <text:p>18,3</text:p>
          </table:table-cell>
          <table:table-cell office:value-type="float" office:value="51.173" calcext:value-type="float">
            <text:p>51,2</text:p>
          </table:table-cell>
          <table:table-cell office:value-type="float" office:value="86.528" calcext:value-type="float">
            <text:p>86,5</text:p>
          </table:table-cell>
          <table:table-cell table:number-columns-repeated="1002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9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88" calcext:value-type="float">
            <text:p>4,3</text:p>
          </table:table-cell>
          <table:table-cell office:value-type="float" office:value="23.793" calcext:value-type="float">
            <text:p>23,8</text:p>
          </table:table-cell>
          <table:table-cell office:value-type="float" office:value="87.897" calcext:value-type="float">
            <text:p>87,9</text:p>
          </table:table-cell>
          <table:table-cell office:value-type="float" office:value="88.122" calcext:value-type="float">
            <text:p>88,1</text:p>
          </table:table-cell>
          <table:table-cell office:value-type="float" office:value="390.627" calcext:value-type="float">
            <text:p>390,6</text:p>
          </table:table-cell>
          <table:table-cell office:value-type="float" office:value="402.182" calcext:value-type="float">
            <text:p>402,2</text:p>
          </table:table-cell>
          <table:table-cell table:formula="of:=[.K299]-[.J299]" office:value-type="float" office:value="11.555" calcext:value-type="float">
            <text:p>11,6</text:p>
          </table:table-cell>
          <table:table-cell/>
          <table:table-cell table:formula="of:=[.J299]-[.O299]-[.I299]" office:value-type="float" office:value="2.58499999999999" calcext:value-type="float">
            <text:p>2,6</text:p>
          </table:table-cell>
          <table:table-cell table:style-name="Default" office:value-type="float" office:value="299.92" calcext:value-type="float">
            <text:p>299,92</text:p>
          </table:table-cell>
          <table:table-cell table:formula="of:=[.O299]-[.Q299]" office:value-type="float" office:value="2.17400000000003" calcext:value-type="float">
            <text:p>2,2</text:p>
          </table:table-cell>
          <table:table-cell office:value-type="float" office:value="297.746" calcext:value-type="float">
            <text:p>297,7</text:p>
          </table:table-cell>
          <table:table-cell table:formula="of:=[.Q299]-[.S299]-[.U299]-[.V299]" office:value-type="float" office:value="19.055" calcext:value-type="float">
            <text:p>19,1</text:p>
          </table:table-cell>
          <table:table-cell office:value-type="float" office:value="104.771" calcext:value-type="float">
            <text:p>104,8</text:p>
          </table:table-cell>
          <table:table-cell office:value-type="float" office:value="18.378" calcext:value-type="float">
            <text:p>18,4</text:p>
          </table:table-cell>
          <table:table-cell office:value-type="float" office:value="55.185" calcext:value-type="float">
            <text:p>55,2</text:p>
          </table:table-cell>
          <table:table-cell office:value-type="float" office:value="118.735" calcext:value-type="float">
            <text:p>118,7</text:p>
          </table:table-cell>
          <table:table-cell table:number-columns-repeated="1002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9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28" calcext:value-type="float">
            <text:p>4,2</text:p>
          </table:table-cell>
          <table:table-cell office:value-type="float" office:value="23.159" calcext:value-type="float">
            <text:p>23,2</text:p>
          </table:table-cell>
          <table:table-cell office:value-type="float" office:value="78.161" calcext:value-type="float">
            <text:p>78,2</text:p>
          </table:table-cell>
          <table:table-cell office:value-type="float" office:value="78.279" calcext:value-type="float">
            <text:p>78,3</text:p>
          </table:table-cell>
          <table:table-cell office:value-type="float" office:value="397.543" calcext:value-type="float">
            <text:p>397,5</text:p>
          </table:table-cell>
          <table:table-cell office:value-type="float" office:value="408.162" calcext:value-type="float">
            <text:p>408,2</text:p>
          </table:table-cell>
          <table:table-cell table:formula="of:=[.K300]-[.J300]" office:value-type="float" office:value="10.619" calcext:value-type="float">
            <text:p>10,6</text:p>
          </table:table-cell>
          <table:table-cell/>
          <table:table-cell table:formula="of:=[.J300]-[.O300]-[.I300]" office:value-type="float" office:value="59.524" calcext:value-type="float">
            <text:p>59,5</text:p>
          </table:table-cell>
          <table:table-cell table:style-name="Default" office:value-type="float" office:value="259.74" calcext:value-type="float">
            <text:p>259,74</text:p>
          </table:table-cell>
          <table:table-cell table:formula="of:=[.O300]-[.Q300]" office:value-type="float" office:value="5.37300000000002" calcext:value-type="float">
            <text:p>5,4</text:p>
          </table:table-cell>
          <table:table-cell office:value-type="float" office:value="254.367" calcext:value-type="float">
            <text:p>254,4</text:p>
          </table:table-cell>
          <table:table-cell table:formula="of:=[.Q300]-[.S300]-[.U300]-[.V300]" office:value-type="float" office:value="19.77" calcext:value-type="float">
            <text:p>19,8</text:p>
          </table:table-cell>
          <table:table-cell office:value-type="float" office:value="106.485" calcext:value-type="float">
            <text:p>106,5</text:p>
          </table:table-cell>
          <table:table-cell office:value-type="float" office:value="19.1" calcext:value-type="float">
            <text:p>19,1</text:p>
          </table:table-cell>
          <table:table-cell office:value-type="float" office:value="53.503" calcext:value-type="float">
            <text:p>53,5</text:p>
          </table:table-cell>
          <table:table-cell office:value-type="float" office:value="74.609" calcext:value-type="float">
            <text:p>74,6</text:p>
          </table:table-cell>
          <table:table-cell table:number-columns-repeated="1002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9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81" calcext:value-type="float">
            <text:p>4,3</text:p>
          </table:table-cell>
          <table:table-cell office:value-type="float" office:value="23.742" calcext:value-type="float">
            <text:p>23,7</text:p>
          </table:table-cell>
          <table:table-cell office:value-type="float" office:value="92.132" calcext:value-type="float">
            <text:p>92,1</text:p>
          </table:table-cell>
          <table:table-cell office:value-type="float" office:value="92.3" calcext:value-type="float">
            <text:p>92,3</text:p>
          </table:table-cell>
          <table:table-cell office:value-type="float" office:value="408.485" calcext:value-type="float">
            <text:p>408,5</text:p>
          </table:table-cell>
          <table:table-cell office:value-type="float" office:value="419.292" calcext:value-type="float">
            <text:p>419,3</text:p>
          </table:table-cell>
          <table:table-cell table:formula="of:=[.K301]-[.J301]" office:value-type="float" office:value="10.807" calcext:value-type="float">
            <text:p>10,8</text:p>
          </table:table-cell>
          <table:table-cell/>
          <table:table-cell table:formula="of:=[.J301]-[.O301]-[.I301]" office:value-type="float" office:value="48.665" calcext:value-type="float">
            <text:p>48,7</text:p>
          </table:table-cell>
          <table:table-cell table:style-name="Default" office:value-type="float" office:value="267.52" calcext:value-type="float">
            <text:p>267,52</text:p>
          </table:table-cell>
          <table:table-cell table:formula="of:=[.O301]-[.Q301]" office:value-type="float" office:value="15.987" calcext:value-type="float">
            <text:p>16,0</text:p>
          </table:table-cell>
          <table:table-cell office:value-type="float" office:value="251.533" calcext:value-type="float">
            <text:p>251,5</text:p>
          </table:table-cell>
          <table:table-cell table:formula="of:=[.Q301]-[.S301]-[.U301]-[.V301]" office:value-type="float" office:value="7.218" calcext:value-type="float">
            <text:p>7,2</text:p>
          </table:table-cell>
          <table:table-cell office:value-type="float" office:value="102.718" calcext:value-type="float">
            <text:p>102,7</text:p>
          </table:table-cell>
          <table:table-cell office:value-type="float" office:value="6.585" calcext:value-type="float">
            <text:p>6,6</text:p>
          </table:table-cell>
          <table:table-cell office:value-type="float" office:value="37.199" calcext:value-type="float">
            <text:p>37,2</text:p>
          </table:table-cell>
          <table:table-cell office:value-type="float" office:value="104.398" calcext:value-type="float">
            <text:p>104,4</text:p>
          </table:table-cell>
          <table:table-cell table:number-columns-repeated="1002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9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33" calcext:value-type="float">
            <text:p>4,1</text:p>
          </table:table-cell>
          <table:table-cell office:value-type="float" office:value="23.029" calcext:value-type="float">
            <text:p>23,0</text:p>
          </table:table-cell>
          <table:table-cell office:value-type="float" office:value="70.87" calcext:value-type="float">
            <text:p>70,9</text:p>
          </table:table-cell>
          <table:table-cell office:value-type="float" office:value="70.924" calcext:value-type="float">
            <text:p>70,9</text:p>
          </table:table-cell>
          <table:table-cell office:value-type="float" office:value="454.773" calcext:value-type="float">
            <text:p>454,8</text:p>
          </table:table-cell>
          <table:table-cell office:value-type="float" office:value="463.326" calcext:value-type="float">
            <text:p>463,3</text:p>
          </table:table-cell>
          <table:table-cell table:formula="of:=[.K302]-[.J302]" office:value-type="float" office:value="8.553" calcext:value-type="float">
            <text:p>8,6</text:p>
          </table:table-cell>
          <table:table-cell/>
          <table:table-cell table:formula="of:=[.J302]-[.O302]-[.I302]" office:value-type="float" office:value="119.529" calcext:value-type="float">
            <text:p>119,5</text:p>
          </table:table-cell>
          <table:table-cell table:style-name="Default" office:value-type="float" office:value="264.32" calcext:value-type="float">
            <text:p>264,32</text:p>
          </table:table-cell>
          <table:table-cell table:formula="of:=[.O302]-[.Q302]" office:value-type="float" office:value="2.14699999999999" calcext:value-type="float">
            <text:p>2,1</text:p>
          </table:table-cell>
          <table:table-cell office:value-type="float" office:value="262.173" calcext:value-type="float">
            <text:p>262,2</text:p>
          </table:table-cell>
          <table:table-cell table:formula="of:=[.Q302]-[.S302]-[.U302]-[.V302]" office:value-type="float" office:value="2.82899999999999" calcext:value-type="float">
            <text:p>2,8</text:p>
          </table:table-cell>
          <table:table-cell office:value-type="float" office:value="107.026" calcext:value-type="float">
            <text:p>107,0</text:p>
          </table:table-cell>
          <table:table-cell office:value-type="float" office:value="2.212" calcext:value-type="float">
            <text:p>2,2</text:p>
          </table:table-cell>
          <table:table-cell office:value-type="float" office:value="53.11" calcext:value-type="float">
            <text:p>53,1</text:p>
          </table:table-cell>
          <table:table-cell office:value-type="float" office:value="99.208" calcext:value-type="float">
            <text:p>99,2</text:p>
          </table:table-cell>
          <table:table-cell table:number-columns-repeated="1002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9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27" calcext:value-type="float">
            <text:p>4,2</text:p>
          </table:table-cell>
          <table:table-cell office:value-type="float" office:value="23.169" calcext:value-type="float">
            <text:p>23,2</text:p>
          </table:table-cell>
          <table:table-cell office:value-type="float" office:value="73.276" calcext:value-type="float">
            <text:p>73,3</text:p>
          </table:table-cell>
          <table:table-cell office:value-type="float" office:value="73.343" calcext:value-type="float">
            <text:p>73,3</text:p>
          </table:table-cell>
          <table:table-cell office:value-type="float" office:value="371.908" calcext:value-type="float">
            <text:p>371,9</text:p>
          </table:table-cell>
          <table:table-cell office:value-type="float" office:value="381.752" calcext:value-type="float">
            <text:p>381,8</text:p>
          </table:table-cell>
          <table:table-cell table:formula="of:=[.K303]-[.J303]" office:value-type="float" office:value="9.84399999999999" calcext:value-type="float">
            <text:p>9,8</text:p>
          </table:table-cell>
          <table:table-cell/>
          <table:table-cell table:formula="of:=[.J303]-[.O303]-[.I303]" office:value-type="float" office:value="22.205" calcext:value-type="float">
            <text:p>22,2</text:p>
          </table:table-cell>
          <table:table-cell table:style-name="Default" office:value-type="float" office:value="276.36" calcext:value-type="float">
            <text:p>276,36</text:p>
          </table:table-cell>
          <table:table-cell table:formula="of:=[.O303]-[.Q303]" office:value-type="float" office:value="10.051" calcext:value-type="float">
            <text:p>10,1</text:p>
          </table:table-cell>
          <table:table-cell office:value-type="float" office:value="266.309" calcext:value-type="float">
            <text:p>266,3</text:p>
          </table:table-cell>
          <table:table-cell table:formula="of:=[.Q303]-[.S303]-[.U303]-[.V303]" office:value-type="float" office:value="16.2" calcext:value-type="float">
            <text:p>16,2</text:p>
          </table:table-cell>
          <table:table-cell office:value-type="float" office:value="106.072" calcext:value-type="float">
            <text:p>106,1</text:p>
          </table:table-cell>
          <table:table-cell office:value-type="float" office:value="15.62" calcext:value-type="float">
            <text:p>15,6</text:p>
          </table:table-cell>
          <table:table-cell office:value-type="float" office:value="53.528" calcext:value-type="float">
            <text:p>53,5</text:p>
          </table:table-cell>
          <table:table-cell office:value-type="float" office:value="90.509" calcext:value-type="float">
            <text:p>90,5</text:p>
          </table:table-cell>
          <table:table-cell table:number-columns-repeated="1002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9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27" calcext:value-type="float">
            <text:p>4,2</text:p>
          </table:table-cell>
          <table:table-cell office:value-type="float" office:value="23.348" calcext:value-type="float">
            <text:p>23,3</text:p>
          </table:table-cell>
          <table:table-cell office:value-type="float" office:value="72.431" calcext:value-type="float">
            <text:p>72,4</text:p>
          </table:table-cell>
          <table:table-cell office:value-type="float" office:value="72.536" calcext:value-type="float">
            <text:p>72,5</text:p>
          </table:table-cell>
          <table:table-cell office:value-type="float" office:value="492.007" calcext:value-type="float">
            <text:p>492,0</text:p>
          </table:table-cell>
          <table:table-cell office:value-type="float" office:value="504.158" calcext:value-type="float">
            <text:p>504,2</text:p>
          </table:table-cell>
          <table:table-cell table:formula="of:=[.K304]-[.J304]" office:value-type="float" office:value="12.151" calcext:value-type="float">
            <text:p>12,2</text:p>
          </table:table-cell>
          <table:table-cell/>
          <table:table-cell table:formula="of:=[.J304]-[.O304]-[.I304]" office:value-type="float" office:value="65.721" calcext:value-type="float">
            <text:p>65,7</text:p>
          </table:table-cell>
          <table:table-cell table:style-name="Default" office:value-type="float" office:value="353.75" calcext:value-type="float">
            <text:p>353,75</text:p>
          </table:table-cell>
          <table:table-cell table:formula="of:=[.O304]-[.Q304]" office:value-type="float" office:value="18.569" calcext:value-type="float">
            <text:p>18,6</text:p>
          </table:table-cell>
          <table:table-cell office:value-type="float" office:value="335.181" calcext:value-type="float">
            <text:p>335,2</text:p>
          </table:table-cell>
          <table:table-cell table:formula="of:=[.Q304]-[.S304]-[.U304]-[.V304]" office:value-type="float" office:value="13.612" calcext:value-type="float">
            <text:p>13,6</text:p>
          </table:table-cell>
          <table:table-cell office:value-type="float" office:value="106.439" calcext:value-type="float">
            <text:p>106,4</text:p>
          </table:table-cell>
          <table:table-cell office:value-type="float" office:value="13.018" calcext:value-type="float">
            <text:p>13,0</text:p>
          </table:table-cell>
          <table:table-cell office:value-type="float" office:value="53.509" calcext:value-type="float">
            <text:p>53,5</text:p>
          </table:table-cell>
          <table:table-cell office:value-type="float" office:value="161.621" calcext:value-type="float">
            <text:p>161,6</text:p>
          </table:table-cell>
          <table:table-cell table:number-columns-repeated="1002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9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23" calcext:value-type="float">
            <text:p>4,2</text:p>
          </table:table-cell>
          <table:table-cell office:value-type="float" office:value="23.618" calcext:value-type="float">
            <text:p>23,6</text:p>
          </table:table-cell>
          <table:table-cell office:value-type="float" office:value="77.349" calcext:value-type="float">
            <text:p>77,3</text:p>
          </table:table-cell>
          <table:table-cell office:value-type="float" office:value="77.517" calcext:value-type="float">
            <text:p>77,5</text:p>
          </table:table-cell>
          <table:table-cell office:value-type="float" office:value="438.61" calcext:value-type="float">
            <text:p>438,6</text:p>
          </table:table-cell>
          <table:table-cell office:value-type="float" office:value="448.848" calcext:value-type="float">
            <text:p>448,8</text:p>
          </table:table-cell>
          <table:table-cell table:formula="of:=[.K305]-[.J305]" office:value-type="float" office:value="10.238" calcext:value-type="float">
            <text:p>10,2</text:p>
          </table:table-cell>
          <table:table-cell/>
          <table:table-cell table:formula="of:=[.J305]-[.O305]-[.I305]" office:value-type="float" office:value="50.733" calcext:value-type="float">
            <text:p>50,7</text:p>
          </table:table-cell>
          <table:table-cell table:style-name="Default" office:value-type="float" office:value="310.36" calcext:value-type="float">
            <text:p>310,36</text:p>
          </table:table-cell>
          <table:table-cell table:formula="of:=[.O305]-[.Q305]" office:value-type="float" office:value="15.955" calcext:value-type="float">
            <text:p>16,0</text:p>
          </table:table-cell>
          <table:table-cell office:value-type="float" office:value="294.405" calcext:value-type="float">
            <text:p>294,4</text:p>
          </table:table-cell>
          <table:table-cell table:formula="of:=[.Q305]-[.S305]-[.U305]-[.V305]" office:value-type="float" office:value="1.39699999999999" calcext:value-type="float">
            <text:p>1,4</text:p>
          </table:table-cell>
          <table:table-cell office:value-type="float" office:value="115.318" calcext:value-type="float">
            <text:p>115,3</text:p>
          </table:table-cell>
          <table:table-cell office:value-type="float" office:value="0.775" calcext:value-type="float">
            <text:p>0,8</text:p>
          </table:table-cell>
          <table:table-cell office:value-type="float" office:value="53.562" calcext:value-type="float">
            <text:p>53,6</text:p>
          </table:table-cell>
          <table:table-cell office:value-type="float" office:value="124.128" calcext:value-type="float">
            <text:p>124,1</text:p>
          </table:table-cell>
          <table:table-cell table:number-columns-repeated="1002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9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26" calcext:value-type="float">
            <text:p>4,3</text:p>
          </table:table-cell>
          <table:table-cell office:value-type="float" office:value="23.315" calcext:value-type="float">
            <text:p>23,3</text:p>
          </table:table-cell>
          <table:table-cell office:value-type="float" office:value="79.599" calcext:value-type="float">
            <text:p>79,6</text:p>
          </table:table-cell>
          <table:table-cell office:value-type="float" office:value="79.683" calcext:value-type="float">
            <text:p>79,7</text:p>
          </table:table-cell>
          <table:table-cell office:value-type="float" office:value="370.439" calcext:value-type="float">
            <text:p>370,4</text:p>
          </table:table-cell>
          <table:table-cell office:value-type="float" office:value="380.141" calcext:value-type="float">
            <text:p>380,1</text:p>
          </table:table-cell>
          <table:table-cell table:formula="of:=[.K306]-[.J306]" office:value-type="float" office:value="9.702" calcext:value-type="float">
            <text:p>9,7</text:p>
          </table:table-cell>
          <table:table-cell/>
          <table:table-cell table:formula="of:=[.J306]-[.O306]-[.I306]" office:value-type="float" office:value="15.076" calcext:value-type="float">
            <text:p>15,1</text:p>
          </table:table-cell>
          <table:table-cell table:style-name="Default" office:value-type="float" office:value="275.68" calcext:value-type="float">
            <text:p>275,68</text:p>
          </table:table-cell>
          <table:table-cell table:formula="of:=[.O306]-[.Q306]" office:value-type="float" office:value="20.37" calcext:value-type="float">
            <text:p>20,4</text:p>
          </table:table-cell>
          <table:table-cell office:value-type="float" office:value="255.31" calcext:value-type="float">
            <text:p>255,3</text:p>
          </table:table-cell>
          <table:table-cell table:formula="of:=[.Q306]-[.S306]-[.U306]-[.V306]" office:value-type="float" office:value="14.488" calcext:value-type="float">
            <text:p>14,5</text:p>
          </table:table-cell>
          <table:table-cell office:value-type="float" office:value="107.456" calcext:value-type="float">
            <text:p>107,5</text:p>
          </table:table-cell>
          <table:table-cell office:value-type="float" office:value="0.82" calcext:value-type="float">
            <text:p>0,8</text:p>
          </table:table-cell>
          <table:table-cell office:value-type="float" office:value="52.745" calcext:value-type="float">
            <text:p>52,7</text:p>
          </table:table-cell>
          <table:table-cell office:value-type="float" office:value="80.621" calcext:value-type="float">
            <text:p>80,6</text:p>
          </table:table-cell>
          <table:table-cell table:number-columns-repeated="1002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9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18" calcext:value-type="float">
            <text:p>4,3</text:p>
          </table:table-cell>
          <table:table-cell office:value-type="float" office:value="23.421" calcext:value-type="float">
            <text:p>23,4</text:p>
          </table:table-cell>
          <table:table-cell office:value-type="float" office:value="88.472" calcext:value-type="float">
            <text:p>88,5</text:p>
          </table:table-cell>
          <table:table-cell office:value-type="float" office:value="88.641" calcext:value-type="float">
            <text:p>88,6</text:p>
          </table:table-cell>
          <table:table-cell office:value-type="float" office:value="386.858" calcext:value-type="float">
            <text:p>386,9</text:p>
          </table:table-cell>
          <table:table-cell office:value-type="float" office:value="396.064" calcext:value-type="float">
            <text:p>396,1</text:p>
          </table:table-cell>
          <table:table-cell table:formula="of:=[.K307]-[.J307]" office:value-type="float" office:value="9.20600000000002" calcext:value-type="float">
            <text:p>9,2</text:p>
          </table:table-cell>
          <table:table-cell/>
          <table:table-cell table:formula="of:=[.J307]-[.O307]-[.I307]" office:value-type="float" office:value="53.847" calcext:value-type="float">
            <text:p>53,8</text:p>
          </table:table-cell>
          <table:table-cell table:style-name="Default" office:value-type="float" office:value="244.37" calcext:value-type="float">
            <text:p>244,37</text:p>
          </table:table-cell>
          <table:table-cell table:formula="of:=[.O307]-[.Q307]" office:value-type="float" office:value="16.473" calcext:value-type="float">
            <text:p>16,5</text:p>
          </table:table-cell>
          <table:table-cell office:value-type="float" office:value="227.897" calcext:value-type="float">
            <text:p>227,9</text:p>
          </table:table-cell>
          <table:table-cell table:formula="of:=[.Q307]-[.S307]-[.U307]-[.V307]" office:value-type="float" office:value="1.422" calcext:value-type="float">
            <text:p>1,4</text:p>
          </table:table-cell>
          <table:table-cell office:value-type="float" office:value="104.362" calcext:value-type="float">
            <text:p>104,4</text:p>
          </table:table-cell>
          <table:table-cell office:value-type="float" office:value="0.789" calcext:value-type="float">
            <text:p>0,8</text:p>
          </table:table-cell>
          <table:table-cell office:value-type="float" office:value="57.054" calcext:value-type="float">
            <text:p>57,1</text:p>
          </table:table-cell>
          <table:table-cell office:value-type="float" office:value="65.059" calcext:value-type="float">
            <text:p>65,1</text:p>
          </table:table-cell>
          <table:table-cell table:number-columns-repeated="1002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9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19" calcext:value-type="float">
            <text:p>4,2</text:p>
          </table:table-cell>
          <table:table-cell office:value-type="float" office:value="23.445" calcext:value-type="float">
            <text:p>23,4</text:p>
          </table:table-cell>
          <table:table-cell office:value-type="float" office:value="88.513" calcext:value-type="float">
            <text:p>88,5</text:p>
          </table:table-cell>
          <table:table-cell office:value-type="float" office:value="88.696" calcext:value-type="float">
            <text:p>88,7</text:p>
          </table:table-cell>
          <table:table-cell office:value-type="float" office:value="413.987" calcext:value-type="float">
            <text:p>414,0</text:p>
          </table:table-cell>
          <table:table-cell office:value-type="float" office:value="424.76" calcext:value-type="float">
            <text:p>424,8</text:p>
          </table:table-cell>
          <table:table-cell table:formula="of:=[.K308]-[.J308]" office:value-type="float" office:value="10.773" calcext:value-type="float">
            <text:p>10,8</text:p>
          </table:table-cell>
          <table:table-cell/>
          <table:table-cell table:formula="of:=[.J308]-[.O308]-[.I308]" office:value-type="float" office:value="-87.7989999999999" calcext:value-type="float">
            <text:p>-87,8</text:p>
          </table:table-cell>
          <table:table-cell table:style-name="Default" office:value-type="float" office:value="413.09" calcext:value-type="float">
            <text:p>413,09</text:p>
          </table:table-cell>
          <table:table-cell table:formula="of:=[.O308]-[.Q308]" office:value-type="float" office:value="49.722" calcext:value-type="float">
            <text:p>49,7</text:p>
          </table:table-cell>
          <table:table-cell office:value-type="float" office:value="363.368" calcext:value-type="float">
            <text:p>363,4</text:p>
          </table:table-cell>
          <table:table-cell table:formula="of:=[.Q308]-[.S308]-[.U308]-[.V308]" office:value-type="float" office:value="39.191" calcext:value-type="float">
            <text:p>39,2</text:p>
          </table:table-cell>
          <table:table-cell office:value-type="float" office:value="123.12" calcext:value-type="float">
            <text:p>123,1</text:p>
          </table:table-cell>
          <table:table-cell office:value-type="float" office:value="18.786" calcext:value-type="float">
            <text:p>18,8</text:p>
          </table:table-cell>
          <table:table-cell office:value-type="float" office:value="56.842" calcext:value-type="float">
            <text:p>56,8</text:p>
          </table:table-cell>
          <table:table-cell office:value-type="float" office:value="144.215" calcext:value-type="float">
            <text:p>144,2</text:p>
          </table:table-cell>
          <table:table-cell table:number-columns-repeated="1002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9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35" calcext:value-type="float">
            <text:p>4,2</text:p>
          </table:table-cell>
          <table:table-cell office:value-type="float" office:value="23.418" calcext:value-type="float">
            <text:p>23,4</text:p>
          </table:table-cell>
          <table:table-cell office:value-type="float" office:value="74.07" calcext:value-type="float">
            <text:p>74,1</text:p>
          </table:table-cell>
          <table:table-cell office:value-type="float" office:value="74.182" calcext:value-type="float">
            <text:p>74,2</text:p>
          </table:table-cell>
          <table:table-cell office:value-type="float" office:value="390.404" calcext:value-type="float">
            <text:p>390,4</text:p>
          </table:table-cell>
          <table:table-cell office:value-type="float" office:value="400.37" calcext:value-type="float">
            <text:p>400,4</text:p>
          </table:table-cell>
          <table:table-cell table:formula="of:=[.K309]-[.J309]" office:value-type="float" office:value="9.96600000000001" calcext:value-type="float">
            <text:p>10,0</text:p>
          </table:table-cell>
          <table:table-cell/>
          <table:table-cell table:formula="of:=[.J309]-[.O309]-[.I309]" office:value-type="float" office:value="-173.058" calcext:value-type="float">
            <text:p>-173,1</text:p>
          </table:table-cell>
          <table:table-cell table:style-name="Default" office:value-type="float" office:value="489.28" calcext:value-type="float">
            <text:p>489,28</text:p>
          </table:table-cell>
          <table:table-cell table:formula="of:=[.O309]-[.Q309]" office:value-type="float" office:value="61.44" calcext:value-type="float">
            <text:p>61,4</text:p>
          </table:table-cell>
          <table:table-cell office:value-type="float" office:value="427.84" calcext:value-type="float">
            <text:p>427,8</text:p>
          </table:table-cell>
          <table:table-cell table:formula="of:=[.Q309]-[.S309]-[.U309]-[.V309]" office:value-type="float" office:value="7.83499999999995" calcext:value-type="float">
            <text:p>7,8</text:p>
          </table:table-cell>
          <table:table-cell office:value-type="float" office:value="220.127" calcext:value-type="float">
            <text:p>220,1</text:p>
          </table:table-cell>
          <table:table-cell office:value-type="float" office:value="7.097" calcext:value-type="float">
            <text:p>7,1</text:p>
          </table:table-cell>
          <table:table-cell office:value-type="float" office:value="59.622" calcext:value-type="float">
            <text:p>59,6</text:p>
          </table:table-cell>
          <table:table-cell office:value-type="float" office:value="140.256" calcext:value-type="float">
            <text:p>140,3</text:p>
          </table:table-cell>
          <table:table-cell table:number-columns-repeated="1002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9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35" calcext:value-type="float">
            <text:p>4,2</text:p>
          </table:table-cell>
          <table:table-cell office:value-type="float" office:value="23.593" calcext:value-type="float">
            <text:p>23,6</text:p>
          </table:table-cell>
          <table:table-cell office:value-type="float" office:value="73.068" calcext:value-type="float">
            <text:p>73,1</text:p>
          </table:table-cell>
          <table:table-cell office:value-type="float" office:value="73.192" calcext:value-type="float">
            <text:p>73,2</text:p>
          </table:table-cell>
          <table:table-cell office:value-type="float" office:value="392.718" calcext:value-type="float">
            <text:p>392,7</text:p>
          </table:table-cell>
          <table:table-cell office:value-type="float" office:value="403.018" calcext:value-type="float">
            <text:p>403,0</text:p>
          </table:table-cell>
          <table:table-cell table:formula="of:=[.K310]-[.J310]" office:value-type="float" office:value="10.3" calcext:value-type="float">
            <text:p>10,3</text:p>
          </table:table-cell>
          <table:table-cell/>
          <table:table-cell table:formula="of:=[.J310]-[.O310]-[.I310]" office:value-type="float" office:value="21.286" calcext:value-type="float">
            <text:p>21,3</text:p>
          </table:table-cell>
          <table:table-cell table:style-name="Default" office:value-type="float" office:value="298.24" calcext:value-type="float">
            <text:p>298,24</text:p>
          </table:table-cell>
          <table:table-cell table:formula="of:=[.O310]-[.Q310]" office:value-type="float" office:value="13.153" calcext:value-type="float">
            <text:p>13,2</text:p>
          </table:table-cell>
          <table:table-cell office:value-type="float" office:value="285.087" calcext:value-type="float">
            <text:p>285,1</text:p>
          </table:table-cell>
          <table:table-cell table:formula="of:=[.Q310]-[.S310]-[.U310]-[.V310]" office:value-type="float" office:value="17.736" calcext:value-type="float">
            <text:p>17,7</text:p>
          </table:table-cell>
          <table:table-cell office:value-type="float" office:value="106.364" calcext:value-type="float">
            <text:p>106,4</text:p>
          </table:table-cell>
          <table:table-cell office:value-type="float" office:value="17.064" calcext:value-type="float">
            <text:p>17,1</text:p>
          </table:table-cell>
          <table:table-cell office:value-type="float" office:value="53.675" calcext:value-type="float">
            <text:p>53,7</text:p>
          </table:table-cell>
          <table:table-cell office:value-type="float" office:value="107.312" calcext:value-type="float">
            <text:p>107,3</text:p>
          </table:table-cell>
          <table:table-cell table:number-columns-repeated="1002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9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34" calcext:value-type="float">
            <text:p>4,2</text:p>
          </table:table-cell>
          <table:table-cell office:value-type="float" office:value="23.996" calcext:value-type="float">
            <text:p>24,0</text:p>
          </table:table-cell>
          <table:table-cell office:value-type="float" office:value="76.746" calcext:value-type="float">
            <text:p>76,7</text:p>
          </table:table-cell>
          <table:table-cell office:value-type="float" office:value="76.888" calcext:value-type="float">
            <text:p>76,9</text:p>
          </table:table-cell>
          <table:table-cell office:value-type="float" office:value="399.797" calcext:value-type="float">
            <text:p>399,8</text:p>
          </table:table-cell>
          <table:table-cell office:value-type="float" office:value="408.781" calcext:value-type="float">
            <text:p>408,8</text:p>
          </table:table-cell>
          <table:table-cell table:formula="of:=[.K311]-[.J311]" office:value-type="float" office:value="8.98399999999998" calcext:value-type="float">
            <text:p>9,0</text:p>
          </table:table-cell>
          <table:table-cell/>
          <table:table-cell table:formula="of:=[.J311]-[.O311]-[.I311]" office:value-type="float" office:value="52.259" calcext:value-type="float">
            <text:p>52,3</text:p>
          </table:table-cell>
          <table:table-cell table:style-name="Default" office:value-type="float" office:value="270.65" calcext:value-type="float">
            <text:p>270,65</text:p>
          </table:table-cell>
          <table:table-cell table:formula="of:=[.O311]-[.Q311]" office:value-type="float" office:value="10.887" calcext:value-type="float">
            <text:p>10,9</text:p>
          </table:table-cell>
          <table:table-cell office:value-type="float" office:value="259.763" calcext:value-type="float">
            <text:p>259,8</text:p>
          </table:table-cell>
          <table:table-cell table:formula="of:=[.Q311]-[.S311]-[.U311]-[.V311]" office:value-type="float" office:value="10.39" calcext:value-type="float">
            <text:p>10,4</text:p>
          </table:table-cell>
          <table:table-cell office:value-type="float" office:value="119.801" calcext:value-type="float">
            <text:p>119,8</text:p>
          </table:table-cell>
          <table:table-cell office:value-type="float" office:value="9.751" calcext:value-type="float">
            <text:p>9,8</text:p>
          </table:table-cell>
          <table:table-cell office:value-type="float" office:value="40.259" calcext:value-type="float">
            <text:p>40,3</text:p>
          </table:table-cell>
          <table:table-cell office:value-type="float" office:value="89.313" calcext:value-type="float">
            <text:p>89,3</text:p>
          </table:table-cell>
          <table:table-cell table:number-columns-repeated="1002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9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17" calcext:value-type="float">
            <text:p>4,3</text:p>
          </table:table-cell>
          <table:table-cell office:value-type="float" office:value="23.43" calcext:value-type="float">
            <text:p>23,4</text:p>
          </table:table-cell>
          <table:table-cell office:value-type="float" office:value="90.053" calcext:value-type="float">
            <text:p>90,1</text:p>
          </table:table-cell>
          <table:table-cell office:value-type="float" office:value="90.232" calcext:value-type="float">
            <text:p>90,2</text:p>
          </table:table-cell>
          <table:table-cell office:value-type="float" office:value="410.438" calcext:value-type="float">
            <text:p>410,4</text:p>
          </table:table-cell>
          <table:table-cell office:value-type="float" office:value="420.613" calcext:value-type="float">
            <text:p>420,6</text:p>
          </table:table-cell>
          <table:table-cell table:formula="of:=[.K312]-[.J312]" office:value-type="float" office:value="10.175" calcext:value-type="float">
            <text:p>10,2</text:p>
          </table:table-cell>
          <table:table-cell/>
          <table:table-cell table:formula="of:=[.J312]-[.O312]-[.I312]" office:value-type="float" office:value="-85.224" calcext:value-type="float">
            <text:p>-85,2</text:p>
          </table:table-cell>
          <table:table-cell table:style-name="Default" office:value-type="float" office:value="405.43" calcext:value-type="float">
            <text:p>405,43</text:p>
          </table:table-cell>
          <table:table-cell table:formula="of:=[.O312]-[.Q312]" office:value-type="float" office:value="19.712" calcext:value-type="float">
            <text:p>19,7</text:p>
          </table:table-cell>
          <table:table-cell office:value-type="float" office:value="385.718" calcext:value-type="float">
            <text:p>385,7</text:p>
          </table:table-cell>
          <table:table-cell table:formula="of:=[.Q312]-[.S312]-[.U312]-[.V312]" office:value-type="float" office:value="20.439" calcext:value-type="float">
            <text:p>20,4</text:p>
          </table:table-cell>
          <table:table-cell office:value-type="float" office:value="204.393" calcext:value-type="float">
            <text:p>204,4</text:p>
          </table:table-cell>
          <table:table-cell office:value-type="float" office:value="4.585" calcext:value-type="float">
            <text:p>4,6</text:p>
          </table:table-cell>
          <table:table-cell office:value-type="float" office:value="40.366" calcext:value-type="float">
            <text:p>40,4</text:p>
          </table:table-cell>
          <table:table-cell office:value-type="float" office:value="120.52" calcext:value-type="float">
            <text:p>120,5</text:p>
          </table:table-cell>
          <table:table-cell table:number-columns-repeated="1002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9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95" calcext:value-type="float">
            <text:p>4,2</text:p>
          </table:table-cell>
          <table:table-cell office:value-type="float" office:value="23.479" calcext:value-type="float">
            <text:p>23,5</text:p>
          </table:table-cell>
          <table:table-cell office:value-type="float" office:value="90.529" calcext:value-type="float">
            <text:p>90,5</text:p>
          </table:table-cell>
          <table:table-cell office:value-type="float" office:value="90.702" calcext:value-type="float">
            <text:p>90,7</text:p>
          </table:table-cell>
          <table:table-cell office:value-type="float" office:value="458.053" calcext:value-type="float">
            <text:p>458,1</text:p>
          </table:table-cell>
          <table:table-cell office:value-type="float" office:value="467.154" calcext:value-type="float">
            <text:p>467,2</text:p>
          </table:table-cell>
          <table:table-cell table:formula="of:=[.K313]-[.J313]" office:value-type="float" office:value="9.101" calcext:value-type="float">
            <text:p>9,1</text:p>
          </table:table-cell>
          <table:table-cell/>
          <table:table-cell table:formula="of:=[.J313]-[.O313]-[.I313]" office:value-type="float" office:value="56.361" calcext:value-type="float">
            <text:p>56,4</text:p>
          </table:table-cell>
          <table:table-cell table:style-name="Default" office:value-type="float" office:value="310.99" calcext:value-type="float">
            <text:p>310,99</text:p>
          </table:table-cell>
          <table:table-cell table:formula="of:=[.O313]-[.Q313]" office:value-type="float" office:value="13.825" calcext:value-type="float">
            <text:p>13,8</text:p>
          </table:table-cell>
          <table:table-cell office:value-type="float" office:value="297.165" calcext:value-type="float">
            <text:p>297,2</text:p>
          </table:table-cell>
          <table:table-cell table:formula="of:=[.Q313]-[.S313]-[.U313]-[.V313]" office:value-type="float" office:value="10.89" calcext:value-type="float">
            <text:p>10,9</text:p>
          </table:table-cell>
          <table:table-cell office:value-type="float" office:value="103.982" calcext:value-type="float">
            <text:p>104,0</text:p>
          </table:table-cell>
          <table:table-cell office:value-type="float" office:value="10.276" calcext:value-type="float">
            <text:p>10,3</text:p>
          </table:table-cell>
          <table:table-cell office:value-type="float" office:value="55.729" calcext:value-type="float">
            <text:p>55,7</text:p>
          </table:table-cell>
          <table:table-cell office:value-type="float" office:value="126.564" calcext:value-type="float">
            <text:p>126,6</text:p>
          </table:table-cell>
          <table:table-cell table:number-columns-repeated="1002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9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21" calcext:value-type="float">
            <text:p>4,2</text:p>
          </table:table-cell>
          <table:table-cell office:value-type="float" office:value="23.627" calcext:value-type="float">
            <text:p>23,6</text:p>
          </table:table-cell>
          <table:table-cell office:value-type="float" office:value="75.221" calcext:value-type="float">
            <text:p>75,2</text:p>
          </table:table-cell>
          <table:table-cell office:value-type="float" office:value="75.454" calcext:value-type="float">
            <text:p>75,5</text:p>
          </table:table-cell>
          <table:table-cell office:value-type="float" office:value="453.122" calcext:value-type="float">
            <text:p>453,1</text:p>
          </table:table-cell>
          <table:table-cell office:value-type="float" office:value="462.48" calcext:value-type="float">
            <text:p>462,5</text:p>
          </table:table-cell>
          <table:table-cell table:formula="of:=[.K314]-[.J314]" office:value-type="float" office:value="9.358" calcext:value-type="float">
            <text:p>9,4</text:p>
          </table:table-cell>
          <table:table-cell/>
          <table:table-cell table:formula="of:=[.J314]-[.O314]-[.I314]" office:value-type="float" office:value="-8.63199999999999" calcext:value-type="float">
            <text:p>-8,6</text:p>
          </table:table-cell>
          <table:table-cell table:style-name="Default" office:value-type="float" office:value="386.3" calcext:value-type="float">
            <text:p>386,3</text:p>
          </table:table-cell>
          <table:table-cell table:formula="of:=[.O314]-[.Q314]" office:value-type="float" office:value="16.283" calcext:value-type="float">
            <text:p>16,3</text:p>
          </table:table-cell>
          <table:table-cell office:value-type="float" office:value="370.017" calcext:value-type="float">
            <text:p>370,0</text:p>
          </table:table-cell>
          <table:table-cell table:formula="of:=[.Q314]-[.S314]-[.U314]-[.V314]" office:value-type="float" office:value="25.231" calcext:value-type="float">
            <text:p>25,2</text:p>
          </table:table-cell>
          <table:table-cell office:value-type="float" office:value="103.909" calcext:value-type="float">
            <text:p>103,9</text:p>
          </table:table-cell>
          <table:table-cell office:value-type="float" office:value="5.046" calcext:value-type="float">
            <text:p>5,0</text:p>
          </table:table-cell>
          <table:table-cell office:value-type="float" office:value="36.084" calcext:value-type="float">
            <text:p>36,1</text:p>
          </table:table-cell>
          <table:table-cell office:value-type="float" office:value="204.793" calcext:value-type="float">
            <text:p>204,8</text:p>
          </table:table-cell>
          <table:table-cell table:number-columns-repeated="1002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9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29" calcext:value-type="float">
            <text:p>4,2</text:p>
          </table:table-cell>
          <table:table-cell office:value-type="float" office:value="23.381" calcext:value-type="float">
            <text:p>23,4</text:p>
          </table:table-cell>
          <table:table-cell office:value-type="float" office:value="77.28" calcext:value-type="float">
            <text:p>77,3</text:p>
          </table:table-cell>
          <table:table-cell office:value-type="float" office:value="77.428" calcext:value-type="float">
            <text:p>77,4</text:p>
          </table:table-cell>
          <table:table-cell office:value-type="float" office:value="401.573" calcext:value-type="float">
            <text:p>401,6</text:p>
          </table:table-cell>
          <table:table-cell office:value-type="float" office:value="410.792" calcext:value-type="float">
            <text:p>410,8</text:p>
          </table:table-cell>
          <table:table-cell table:formula="of:=[.K315]-[.J315]" office:value-type="float" office:value="9.21899999999999" calcext:value-type="float">
            <text:p>9,2</text:p>
          </table:table-cell>
          <table:table-cell/>
          <table:table-cell table:formula="of:=[.J315]-[.O315]-[.I315]" office:value-type="float" office:value="47.655" calcext:value-type="float">
            <text:p>47,7</text:p>
          </table:table-cell>
          <table:table-cell table:style-name="Default" office:value-type="float" office:value="276.49" calcext:value-type="float">
            <text:p>276,49</text:p>
          </table:table-cell>
          <table:table-cell table:formula="of:=[.O315]-[.Q315]" office:value-type="float" office:value="13.376" calcext:value-type="float">
            <text:p>13,4</text:p>
          </table:table-cell>
          <table:table-cell office:value-type="float" office:value="263.114" calcext:value-type="float">
            <text:p>263,1</text:p>
          </table:table-cell>
          <table:table-cell table:formula="of:=[.Q315]-[.S315]-[.U315]-[.V315]" office:value-type="float" office:value="16.713" calcext:value-type="float">
            <text:p>16,7</text:p>
          </table:table-cell>
          <table:table-cell office:value-type="float" office:value="106.238" calcext:value-type="float">
            <text:p>106,2</text:p>
          </table:table-cell>
          <table:table-cell office:value-type="float" office:value="16.12" calcext:value-type="float">
            <text:p>16,1</text:p>
          </table:table-cell>
          <table:table-cell office:value-type="float" office:value="53.455" calcext:value-type="float">
            <text:p>53,5</text:p>
          </table:table-cell>
          <table:table-cell office:value-type="float" office:value="86.708" calcext:value-type="float">
            <text:p>86,7</text:p>
          </table:table-cell>
          <table:table-cell table:number-columns-repeated="1002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9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2" calcext:value-type="float">
            <text:p>4,1</text:p>
          </table:table-cell>
          <table:table-cell office:value-type="float" office:value="23.485" calcext:value-type="float">
            <text:p>23,5</text:p>
          </table:table-cell>
          <table:table-cell office:value-type="float" office:value="72.729" calcext:value-type="float">
            <text:p>72,7</text:p>
          </table:table-cell>
          <table:table-cell office:value-type="float" office:value="72.867" calcext:value-type="float">
            <text:p>72,9</text:p>
          </table:table-cell>
          <table:table-cell office:value-type="float" office:value="673.057" calcext:value-type="float">
            <text:p>673,1</text:p>
          </table:table-cell>
          <table:table-cell office:value-type="float" office:value="684.215" calcext:value-type="float">
            <text:p>684,2</text:p>
          </table:table-cell>
          <table:table-cell table:formula="of:=[.K316]-[.J316]" office:value-type="float" office:value="11.158" calcext:value-type="float">
            <text:p>11,2</text:p>
          </table:table-cell>
          <table:table-cell/>
          <table:table-cell table:formula="of:=[.J316]-[.O316]-[.I316]" office:value-type="float" office:value="245.79" calcext:value-type="float">
            <text:p>245,8</text:p>
          </table:table-cell>
          <table:table-cell table:style-name="Default" office:value-type="float" office:value="354.4" calcext:value-type="float">
            <text:p>354,4</text:p>
          </table:table-cell>
          <table:table-cell table:formula="of:=[.O316]-[.Q316]" office:value-type="float" office:value="9.94499999999999" calcext:value-type="float">
            <text:p>9,9</text:p>
          </table:table-cell>
          <table:table-cell office:value-type="float" office:value="344.455" calcext:value-type="float">
            <text:p>344,5</text:p>
          </table:table-cell>
          <table:table-cell table:formula="of:=[.Q316]-[.S316]-[.U316]-[.V316]" office:value-type="float" office:value="14.733" calcext:value-type="float">
            <text:p>14,7</text:p>
          </table:table-cell>
          <table:table-cell office:value-type="float" office:value="118.96" calcext:value-type="float">
            <text:p>119,0</text:p>
          </table:table-cell>
          <table:table-cell office:value-type="float" office:value="14.07" calcext:value-type="float">
            <text:p>14,1</text:p>
          </table:table-cell>
          <table:table-cell office:value-type="float" office:value="40.486" calcext:value-type="float">
            <text:p>40,5</text:p>
          </table:table-cell>
          <table:table-cell office:value-type="float" office:value="170.276" calcext:value-type="float">
            <text:p>170,3</text:p>
          </table:table-cell>
          <table:table-cell table:number-columns-repeated="1002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9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2" calcext:value-type="float">
            <text:p>4,1</text:p>
          </table:table-cell>
          <table:table-cell office:value-type="float" office:value="23.114" calcext:value-type="float">
            <text:p>23,1</text:p>
          </table:table-cell>
          <table:table-cell office:value-type="float" office:value="75.978" calcext:value-type="float">
            <text:p>76,0</text:p>
          </table:table-cell>
          <table:table-cell office:value-type="float" office:value="76.04" calcext:value-type="float">
            <text:p>76,0</text:p>
          </table:table-cell>
          <table:table-cell office:value-type="float" office:value="1053.905" calcext:value-type="float">
            <text:p>1.053,9</text:p>
          </table:table-cell>
          <table:table-cell office:value-type="float" office:value="1062.893" calcext:value-type="float">
            <text:p>1.062,9</text:p>
          </table:table-cell>
          <table:table-cell table:formula="of:=[.K317]-[.J317]" office:value-type="float" office:value="8.98800000000006" calcext:value-type="float">
            <text:p>9,0</text:p>
          </table:table-cell>
          <table:table-cell/>
          <table:table-cell table:formula="of:=[.J317]-[.O317]-[.I317]" office:value-type="float" office:value="686.835" calcext:value-type="float">
            <text:p>686,8</text:p>
          </table:table-cell>
          <table:table-cell table:style-name="Default" office:value-type="float" office:value="291.03" calcext:value-type="float">
            <text:p>291,03</text:p>
          </table:table-cell>
          <table:table-cell table:formula="of:=[.O317]-[.Q317]" office:value-type="float" office:value="13.03" calcext:value-type="float">
            <text:p>13,0</text:p>
          </table:table-cell>
          <table:table-cell office:value-type="float" office:value="278" calcext:value-type="float">
            <text:p>278,0</text:p>
          </table:table-cell>
          <table:table-cell table:formula="of:=[.Q317]-[.S317]-[.U317]-[.V317]" office:value-type="float" office:value="10.944" calcext:value-type="float">
            <text:p>10,9</text:p>
          </table:table-cell>
          <table:table-cell office:value-type="float" office:value="132.241" calcext:value-type="float">
            <text:p>132,2</text:p>
          </table:table-cell>
          <table:table-cell office:value-type="float" office:value="10.34" calcext:value-type="float">
            <text:p>10,3</text:p>
          </table:table-cell>
          <table:table-cell office:value-type="float" office:value="47.811" calcext:value-type="float">
            <text:p>47,8</text:p>
          </table:table-cell>
          <table:table-cell office:value-type="float" office:value="87.004" calcext:value-type="float">
            <text:p>87,0</text:p>
          </table:table-cell>
          <table:table-cell table:number-columns-repeated="1002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9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31" calcext:value-type="float">
            <text:p>4,2</text:p>
          </table:table-cell>
          <table:table-cell office:value-type="float" office:value="23.534" calcext:value-type="float">
            <text:p>23,5</text:p>
          </table:table-cell>
          <table:table-cell office:value-type="float" office:value="88.74" calcext:value-type="float">
            <text:p>88,7</text:p>
          </table:table-cell>
          <table:table-cell office:value-type="float" office:value="88.929" calcext:value-type="float">
            <text:p>88,9</text:p>
          </table:table-cell>
          <table:table-cell office:value-type="float" office:value="426.375" calcext:value-type="float">
            <text:p>426,4</text:p>
          </table:table-cell>
          <table:table-cell office:value-type="float" office:value="435.756" calcext:value-type="float">
            <text:p>435,8</text:p>
          </table:table-cell>
          <table:table-cell table:formula="of:=[.K318]-[.J318]" office:value-type="float" office:value="9.38099999999997" calcext:value-type="float">
            <text:p>9,4</text:p>
          </table:table-cell>
          <table:table-cell/>
          <table:table-cell table:formula="of:=[.J318]-[.O318]-[.I318]" office:value-type="float" office:value="2.10600000000002" calcext:value-type="float">
            <text:p>2,1</text:p>
          </table:table-cell>
          <table:table-cell table:style-name="Default" office:value-type="float" office:value="335.34" calcext:value-type="float">
            <text:p>335,34</text:p>
          </table:table-cell>
          <table:table-cell table:formula="of:=[.O318]-[.Q318]" office:value-type="float" office:value="13.128" calcext:value-type="float">
            <text:p>13,1</text:p>
          </table:table-cell>
          <table:table-cell office:value-type="float" office:value="322.212" calcext:value-type="float">
            <text:p>322,2</text:p>
          </table:table-cell>
          <table:table-cell table:formula="of:=[.Q318]-[.S318]-[.U318]-[.V318]" office:value-type="float" office:value="14.755" calcext:value-type="float">
            <text:p>14,8</text:p>
          </table:table-cell>
          <table:table-cell office:value-type="float" office:value="106.864" calcext:value-type="float">
            <text:p>106,9</text:p>
          </table:table-cell>
          <table:table-cell office:value-type="float" office:value="14.086" calcext:value-type="float">
            <text:p>14,1</text:p>
          </table:table-cell>
          <table:table-cell office:value-type="float" office:value="53.196" calcext:value-type="float">
            <text:p>53,2</text:p>
          </table:table-cell>
          <table:table-cell office:value-type="float" office:value="147.397" calcext:value-type="float">
            <text:p>147,4</text:p>
          </table:table-cell>
          <table:table-cell table:number-columns-repeated="1002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9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35" calcext:value-type="float">
            <text:p>4,2</text:p>
          </table:table-cell>
          <table:table-cell office:value-type="float" office:value="23.356" calcext:value-type="float">
            <text:p>23,4</text:p>
          </table:table-cell>
          <table:table-cell office:value-type="float" office:value="78.416" calcext:value-type="float">
            <text:p>78,4</text:p>
          </table:table-cell>
          <table:table-cell office:value-type="float" office:value="78.582" calcext:value-type="float">
            <text:p>78,6</text:p>
          </table:table-cell>
          <table:table-cell office:value-type="float" office:value="372.866" calcext:value-type="float">
            <text:p>372,9</text:p>
          </table:table-cell>
          <table:table-cell office:value-type="float" office:value="383.636" calcext:value-type="float">
            <text:p>383,6</text:p>
          </table:table-cell>
          <table:table-cell table:formula="of:=[.K319]-[.J319]" office:value-type="float" office:value="10.77" calcext:value-type="float">
            <text:p>10,8</text:p>
          </table:table-cell>
          <table:table-cell/>
          <table:table-cell table:formula="of:=[.J319]-[.O319]-[.I319]" office:value-type="float" office:value="32.024" calcext:value-type="float">
            <text:p>32,0</text:p>
          </table:table-cell>
          <table:table-cell table:style-name="Default" office:value-type="float" office:value="262.26" calcext:value-type="float">
            <text:p>262,26</text:p>
          </table:table-cell>
          <table:table-cell table:formula="of:=[.O319]-[.Q319]" office:value-type="float" office:value="13.816" calcext:value-type="float">
            <text:p>13,8</text:p>
          </table:table-cell>
          <table:table-cell office:value-type="float" office:value="248.444" calcext:value-type="float">
            <text:p>248,4</text:p>
          </table:table-cell>
          <table:table-cell table:formula="of:=[.Q319]-[.S319]-[.U319]-[.V319]" office:value-type="float" office:value="2.00999999999999" calcext:value-type="float">
            <text:p>2,0</text:p>
          </table:table-cell>
          <table:table-cell office:value-type="float" office:value="113.392" calcext:value-type="float">
            <text:p>113,4</text:p>
          </table:table-cell>
          <table:table-cell office:value-type="float" office:value="1.385" calcext:value-type="float">
            <text:p>1,4</text:p>
          </table:table-cell>
          <table:table-cell office:value-type="float" office:value="46.442" calcext:value-type="float">
            <text:p>46,4</text:p>
          </table:table-cell>
          <table:table-cell office:value-type="float" office:value="86.6" calcext:value-type="float">
            <text:p>86,6</text:p>
          </table:table-cell>
          <table:table-cell table:number-columns-repeated="1002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9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28" calcext:value-type="float">
            <text:p>4,2</text:p>
          </table:table-cell>
          <table:table-cell office:value-type="float" office:value="23.518" calcext:value-type="float">
            <text:p>23,5</text:p>
          </table:table-cell>
          <table:table-cell office:value-type="float" office:value="73.053" calcext:value-type="float">
            <text:p>73,1</text:p>
          </table:table-cell>
          <table:table-cell office:value-type="float" office:value="73.165" calcext:value-type="float">
            <text:p>73,2</text:p>
          </table:table-cell>
          <table:table-cell office:value-type="float" office:value="492.865" calcext:value-type="float">
            <text:p>492,9</text:p>
          </table:table-cell>
          <table:table-cell office:value-type="float" office:value="502.285" calcext:value-type="float">
            <text:p>502,3</text:p>
          </table:table-cell>
          <table:table-cell table:formula="of:=[.K320]-[.J320]" office:value-type="float" office:value="9.42000000000002" calcext:value-type="float">
            <text:p>9,4</text:p>
          </table:table-cell>
          <table:table-cell/>
          <table:table-cell table:formula="of:=[.J320]-[.O320]-[.I320]" office:value-type="float" office:value="114.56" calcext:value-type="float">
            <text:p>114,6</text:p>
          </table:table-cell>
          <table:table-cell table:style-name="Default" office:value-type="float" office:value="305.14" calcext:value-type="float">
            <text:p>305,14</text:p>
          </table:table-cell>
          <table:table-cell table:formula="of:=[.O320]-[.Q320]" office:value-type="float" office:value="2.78100000000001" calcext:value-type="float">
            <text:p>2,8</text:p>
          </table:table-cell>
          <table:table-cell office:value-type="float" office:value="302.359" calcext:value-type="float">
            <text:p>302,4</text:p>
          </table:table-cell>
          <table:table-cell table:formula="of:=[.Q320]-[.S320]-[.U320]-[.V320]" office:value-type="float" office:value="24.332" calcext:value-type="float">
            <text:p>24,3</text:p>
          </table:table-cell>
          <table:table-cell office:value-type="float" office:value="105.313" calcext:value-type="float">
            <text:p>105,3</text:p>
          </table:table-cell>
          <table:table-cell office:value-type="float" office:value="4.14" calcext:value-type="float">
            <text:p>4,1</text:p>
          </table:table-cell>
          <table:table-cell office:value-type="float" office:value="34.47" calcext:value-type="float">
            <text:p>34,5</text:p>
          </table:table-cell>
          <table:table-cell office:value-type="float" office:value="138.244" calcext:value-type="float">
            <text:p>138,2</text:p>
          </table:table-cell>
          <table:table-cell table:number-columns-repeated="1002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9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28" calcext:value-type="float">
            <text:p>4,2</text:p>
          </table:table-cell>
          <table:table-cell office:value-type="float" office:value="23.748" calcext:value-type="float">
            <text:p>23,7</text:p>
          </table:table-cell>
          <table:table-cell office:value-type="float" office:value="88.743" calcext:value-type="float">
            <text:p>88,7</text:p>
          </table:table-cell>
          <table:table-cell office:value-type="float" office:value="88.913" calcext:value-type="float">
            <text:p>88,9</text:p>
          </table:table-cell>
          <table:table-cell office:value-type="float" office:value="411.727" calcext:value-type="float">
            <text:p>411,7</text:p>
          </table:table-cell>
          <table:table-cell office:value-type="float" office:value="420.69" calcext:value-type="float">
            <text:p>420,7</text:p>
          </table:table-cell>
          <table:table-cell table:formula="of:=[.K321]-[.J321]" office:value-type="float" office:value="8.96300000000002" calcext:value-type="float">
            <text:p>9,0</text:p>
          </table:table-cell>
          <table:table-cell/>
          <table:table-cell table:formula="of:=[.J321]-[.O321]-[.I321]" office:value-type="float" office:value="66.974" calcext:value-type="float">
            <text:p>67,0</text:p>
          </table:table-cell>
          <table:table-cell table:style-name="Default" office:value-type="float" office:value="255.84" calcext:value-type="float">
            <text:p>255,84</text:p>
          </table:table-cell>
          <table:table-cell table:formula="of:=[.O321]-[.Q321]" office:value-type="float" office:value="14.172" calcext:value-type="float">
            <text:p>14,2</text:p>
          </table:table-cell>
          <table:table-cell office:value-type="float" office:value="241.668" calcext:value-type="float">
            <text:p>241,7</text:p>
          </table:table-cell>
          <table:table-cell table:formula="of:=[.Q321]-[.S321]-[.U321]-[.V321]" office:value-type="float" office:value="15.671" calcext:value-type="float">
            <text:p>15,7</text:p>
          </table:table-cell>
          <table:table-cell office:value-type="float" office:value="106.566" calcext:value-type="float">
            <text:p>106,6</text:p>
          </table:table-cell>
          <table:table-cell office:value-type="float" office:value="15.07" calcext:value-type="float">
            <text:p>15,1</text:p>
          </table:table-cell>
          <table:table-cell office:value-type="float" office:value="53.491" calcext:value-type="float">
            <text:p>53,5</text:p>
          </table:table-cell>
          <table:table-cell office:value-type="float" office:value="65.94" calcext:value-type="float">
            <text:p>65,9</text:p>
          </table:table-cell>
          <table:table-cell table:number-columns-repeated="1002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9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36" calcext:value-type="float">
            <text:p>4,1</text:p>
          </table:table-cell>
          <table:table-cell office:value-type="float" office:value="23.559" calcext:value-type="float">
            <text:p>23,6</text:p>
          </table:table-cell>
          <table:table-cell office:value-type="float" office:value="74.5" calcext:value-type="float">
            <text:p>74,5</text:p>
          </table:table-cell>
          <table:table-cell office:value-type="float" office:value="74.665" calcext:value-type="float">
            <text:p>74,7</text:p>
          </table:table-cell>
          <table:table-cell office:value-type="float" office:value="581.259" calcext:value-type="float">
            <text:p>581,3</text:p>
          </table:table-cell>
          <table:table-cell office:value-type="float" office:value="591.265" calcext:value-type="float">
            <text:p>591,3</text:p>
          </table:table-cell>
          <table:table-cell table:formula="of:=[.K322]-[.J322]" office:value-type="float" office:value="10.006" calcext:value-type="float">
            <text:p>10,0</text:p>
          </table:table-cell>
          <table:table-cell/>
          <table:table-cell table:formula="of:=[.J322]-[.O322]-[.I322]" office:value-type="float" office:value="248.344" calcext:value-type="float">
            <text:p>248,3</text:p>
          </table:table-cell>
          <table:table-cell table:style-name="Default" office:value-type="float" office:value="258.25" calcext:value-type="float">
            <text:p>258,25</text:p>
          </table:table-cell>
          <table:table-cell table:formula="of:=[.O322]-[.Q322]" office:value-type="float" office:value="9.80199999999999" calcext:value-type="float">
            <text:p>9,8</text:p>
          </table:table-cell>
          <table:table-cell office:value-type="float" office:value="248.448" calcext:value-type="float">
            <text:p>248,4</text:p>
          </table:table-cell>
          <table:table-cell table:formula="of:=[.Q322]-[.S322]-[.U322]-[.V322]" office:value-type="float" office:value="18.09" calcext:value-type="float">
            <text:p>18,1</text:p>
          </table:table-cell>
          <table:table-cell office:value-type="float" office:value="103.781" calcext:value-type="float">
            <text:p>103,8</text:p>
          </table:table-cell>
          <table:table-cell office:value-type="float" office:value="17.436" calcext:value-type="float">
            <text:p>17,4</text:p>
          </table:table-cell>
          <table:table-cell office:value-type="float" office:value="55.851" calcext:value-type="float">
            <text:p>55,9</text:p>
          </table:table-cell>
          <table:table-cell office:value-type="float" office:value="70.726" calcext:value-type="float">
            <text:p>70,7</text:p>
          </table:table-cell>
          <table:table-cell table:number-columns-repeated="1002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9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28" calcext:value-type="float">
            <text:p>4,2</text:p>
          </table:table-cell>
          <table:table-cell office:value-type="float" office:value="23.342" calcext:value-type="float">
            <text:p>23,3</text:p>
          </table:table-cell>
          <table:table-cell office:value-type="float" office:value="78.874" calcext:value-type="float">
            <text:p>78,9</text:p>
          </table:table-cell>
          <table:table-cell office:value-type="float" office:value="79.055" calcext:value-type="float">
            <text:p>79,1</text:p>
          </table:table-cell>
          <table:table-cell office:value-type="float" office:value="365.366" calcext:value-type="float">
            <text:p>365,4</text:p>
          </table:table-cell>
          <table:table-cell office:value-type="float" office:value="375.025" calcext:value-type="float">
            <text:p>375,0</text:p>
          </table:table-cell>
          <table:table-cell table:formula="of:=[.K323]-[.J323]" office:value-type="float" office:value="9.65899999999999" calcext:value-type="float">
            <text:p>9,7</text:p>
          </table:table-cell>
          <table:table-cell/>
          <table:table-cell table:formula="of:=[.J323]-[.O323]-[.I323]" office:value-type="float" office:value="10.551" calcext:value-type="float">
            <text:p>10,6</text:p>
          </table:table-cell>
          <table:table-cell table:style-name="Default" office:value-type="float" office:value="275.76" calcext:value-type="float">
            <text:p>275,76</text:p>
          </table:table-cell>
          <table:table-cell table:formula="of:=[.O323]-[.Q323]" office:value-type="float" office:value="5.09399999999999" calcext:value-type="float">
            <text:p>5,1</text:p>
          </table:table-cell>
          <table:table-cell office:value-type="float" office:value="270.666" calcext:value-type="float">
            <text:p>270,7</text:p>
          </table:table-cell>
          <table:table-cell table:formula="of:=[.Q323]-[.S323]-[.U323]-[.V323]" office:value-type="float" office:value="15.415" calcext:value-type="float">
            <text:p>15,4</text:p>
          </table:table-cell>
          <table:table-cell office:value-type="float" office:value="107.394" calcext:value-type="float">
            <text:p>107,4</text:p>
          </table:table-cell>
          <table:table-cell office:value-type="float" office:value="14.773" calcext:value-type="float">
            <text:p>14,8</text:p>
          </table:table-cell>
          <table:table-cell office:value-type="float" office:value="52.637" calcext:value-type="float">
            <text:p>52,6</text:p>
          </table:table-cell>
          <table:table-cell office:value-type="float" office:value="95.22" calcext:value-type="float">
            <text:p>95,2</text:p>
          </table:table-cell>
          <table:table-cell table:number-columns-repeated="1002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9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22" calcext:value-type="float">
            <text:p>4,2</text:p>
          </table:table-cell>
          <table:table-cell office:value-type="float" office:value="23.056" calcext:value-type="float">
            <text:p>23,1</text:p>
          </table:table-cell>
          <table:table-cell office:value-type="float" office:value="73.597" calcext:value-type="float">
            <text:p>73,6</text:p>
          </table:table-cell>
          <table:table-cell office:value-type="float" office:value="73.768" calcext:value-type="float">
            <text:p>73,8</text:p>
          </table:table-cell>
          <table:table-cell office:value-type="float" office:value="461.149" calcext:value-type="float">
            <text:p>461,1</text:p>
          </table:table-cell>
          <table:table-cell office:value-type="float" office:value="471.069" calcext:value-type="float">
            <text:p>471,1</text:p>
          </table:table-cell>
          <table:table-cell table:formula="of:=[.K324]-[.J324]" office:value-type="float" office:value="9.92000000000002" calcext:value-type="float">
            <text:p>9,9</text:p>
          </table:table-cell>
          <table:table-cell/>
          <table:table-cell table:formula="of:=[.J324]-[.O324]-[.I324]" office:value-type="float" office:value="117.481" calcext:value-type="float">
            <text:p>117,5</text:p>
          </table:table-cell>
          <table:table-cell table:style-name="Default" office:value-type="float" office:value="269.9" calcext:value-type="float">
            <text:p>269,9</text:p>
          </table:table-cell>
          <table:table-cell table:formula="of:=[.O324]-[.Q324]" office:value-type="float" office:value="6.94099999999997" calcext:value-type="float">
            <text:p>6,9</text:p>
          </table:table-cell>
          <table:table-cell office:value-type="float" office:value="262.959" calcext:value-type="float">
            <text:p>263,0</text:p>
          </table:table-cell>
          <table:table-cell table:formula="of:=[.Q324]-[.S324]-[.U324]-[.V324]" office:value-type="float" office:value="10.141" calcext:value-type="float">
            <text:p>10,1</text:p>
          </table:table-cell>
          <table:table-cell office:value-type="float" office:value="117.998" calcext:value-type="float">
            <text:p>118,0</text:p>
          </table:table-cell>
          <table:table-cell office:value-type="float" office:value="9.535" calcext:value-type="float">
            <text:p>9,5</text:p>
          </table:table-cell>
          <table:table-cell office:value-type="float" office:value="41.451" calcext:value-type="float">
            <text:p>41,5</text:p>
          </table:table-cell>
          <table:table-cell office:value-type="float" office:value="93.369" calcext:value-type="float">
            <text:p>93,4</text:p>
          </table:table-cell>
          <table:table-cell table:number-columns-repeated="1002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9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66" calcext:value-type="float">
            <text:p>4,3</text:p>
          </table:table-cell>
          <table:table-cell office:value-type="float" office:value="23.718" calcext:value-type="float">
            <text:p>23,7</text:p>
          </table:table-cell>
          <table:table-cell office:value-type="float" office:value="74.432" calcext:value-type="float">
            <text:p>74,4</text:p>
          </table:table-cell>
          <table:table-cell office:value-type="float" office:value="74.612" calcext:value-type="float">
            <text:p>74,6</text:p>
          </table:table-cell>
          <table:table-cell office:value-type="float" office:value="442.907" calcext:value-type="float">
            <text:p>442,9</text:p>
          </table:table-cell>
          <table:table-cell office:value-type="float" office:value="452.091" calcext:value-type="float">
            <text:p>452,1</text:p>
          </table:table-cell>
          <table:table-cell table:formula="of:=[.K325]-[.J325]" office:value-type="float" office:value="9.18400000000003" calcext:value-type="float">
            <text:p>9,2</text:p>
          </table:table-cell>
          <table:table-cell/>
          <table:table-cell table:formula="of:=[.J325]-[.O325]-[.I325]" office:value-type="float" office:value="86.805" calcext:value-type="float">
            <text:p>86,8</text:p>
          </table:table-cell>
          <table:table-cell table:style-name="Default" office:value-type="float" office:value="281.49" calcext:value-type="float">
            <text:p>281,49</text:p>
          </table:table-cell>
          <table:table-cell table:formula="of:=[.O325]-[.Q325]" office:value-type="float" office:value="2.12200000000001" calcext:value-type="float">
            <text:p>2,1</text:p>
          </table:table-cell>
          <table:table-cell office:value-type="float" office:value="279.368" calcext:value-type="float">
            <text:p>279,4</text:p>
          </table:table-cell>
          <table:table-cell table:formula="of:=[.Q325]-[.S325]-[.U325]-[.V325]" office:value-type="float" office:value="19.756" calcext:value-type="float">
            <text:p>19,8</text:p>
          </table:table-cell>
          <table:table-cell office:value-type="float" office:value="108.036" calcext:value-type="float">
            <text:p>108,0</text:p>
          </table:table-cell>
          <table:table-cell office:value-type="float" office:value="19.151" calcext:value-type="float">
            <text:p>19,2</text:p>
          </table:table-cell>
          <table:table-cell office:value-type="float" office:value="51.868" calcext:value-type="float">
            <text:p>51,9</text:p>
          </table:table-cell>
          <table:table-cell office:value-type="float" office:value="99.708" calcext:value-type="float">
            <text:p>99,7</text:p>
          </table:table-cell>
          <table:table-cell table:number-columns-repeated="1002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9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35" calcext:value-type="float">
            <text:p>4,3</text:p>
          </table:table-cell>
          <table:table-cell office:value-type="float" office:value="23.635" calcext:value-type="float">
            <text:p>23,6</text:p>
          </table:table-cell>
          <table:table-cell office:value-type="float" office:value="73.68" calcext:value-type="float">
            <text:p>73,7</text:p>
          </table:table-cell>
          <table:table-cell office:value-type="float" office:value="73.849" calcext:value-type="float">
            <text:p>73,8</text:p>
          </table:table-cell>
          <table:table-cell office:value-type="float" office:value="376.887" calcext:value-type="float">
            <text:p>376,9</text:p>
          </table:table-cell>
          <table:table-cell office:value-type="float" office:value="386.951" calcext:value-type="float">
            <text:p>387,0</text:p>
          </table:table-cell>
          <table:table-cell table:formula="of:=[.K326]-[.J326]" office:value-type="float" office:value="10.064" calcext:value-type="float">
            <text:p>10,1</text:p>
          </table:table-cell>
          <table:table-cell/>
          <table:table-cell table:formula="of:=[.J326]-[.O326]-[.I326]" office:value-type="float" office:value="-30.942" calcext:value-type="float">
            <text:p>-30,9</text:p>
          </table:table-cell>
          <table:table-cell table:style-name="Default" office:value-type="float" office:value="333.98" calcext:value-type="float">
            <text:p>333,98</text:p>
          </table:table-cell>
          <table:table-cell table:formula="of:=[.O326]-[.Q326]" office:value-type="float" office:value="10.116" calcext:value-type="float">
            <text:p>10,1</text:p>
          </table:table-cell>
          <table:table-cell office:value-type="float" office:value="323.864" calcext:value-type="float">
            <text:p>323,9</text:p>
          </table:table-cell>
          <table:table-cell table:formula="of:=[.Q326]-[.S326]-[.U326]-[.V326]" office:value-type="float" office:value="13.268" calcext:value-type="float">
            <text:p>13,3</text:p>
          </table:table-cell>
          <table:table-cell office:value-type="float" office:value="168.196" calcext:value-type="float">
            <text:p>168,2</text:p>
          </table:table-cell>
          <table:table-cell office:value-type="float" office:value="12.632" calcext:value-type="float">
            <text:p>12,6</text:p>
          </table:table-cell>
          <table:table-cell office:value-type="float" office:value="51.883" calcext:value-type="float">
            <text:p>51,9</text:p>
          </table:table-cell>
          <table:table-cell office:value-type="float" office:value="90.517" calcext:value-type="float">
            <text:p>90,5</text:p>
          </table:table-cell>
          <table:table-cell table:number-columns-repeated="1002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9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3" calcext:value-type="float">
            <text:p>4,2</text:p>
          </table:table-cell>
          <table:table-cell office:value-type="float" office:value="23.996" calcext:value-type="float">
            <text:p>24,0</text:p>
          </table:table-cell>
          <table:table-cell office:value-type="float" office:value="76.342" calcext:value-type="float">
            <text:p>76,3</text:p>
          </table:table-cell>
          <table:table-cell office:value-type="float" office:value="76.51" calcext:value-type="float">
            <text:p>76,5</text:p>
          </table:table-cell>
          <table:table-cell office:value-type="float" office:value="433.215" calcext:value-type="float">
            <text:p>433,2</text:p>
          </table:table-cell>
          <table:table-cell office:value-type="float" office:value="443.064" calcext:value-type="float">
            <text:p>443,1</text:p>
          </table:table-cell>
          <table:table-cell table:formula="of:=[.K327]-[.J327]" office:value-type="float" office:value="9.84900000000005" calcext:value-type="float">
            <text:p>9,8</text:p>
          </table:table-cell>
          <table:table-cell/>
          <table:table-cell table:formula="of:=[.J327]-[.O327]-[.I327]" office:value-type="float" office:value="33.965" calcext:value-type="float">
            <text:p>34,0</text:p>
          </table:table-cell>
          <table:table-cell table:style-name="Default" office:value-type="float" office:value="322.74" calcext:value-type="float">
            <text:p>322,74</text:p>
          </table:table-cell>
          <table:table-cell table:formula="of:=[.O327]-[.Q327]" office:value-type="float" office:value="5.01400000000001" calcext:value-type="float">
            <text:p>5,0</text:p>
          </table:table-cell>
          <table:table-cell office:value-type="float" office:value="317.726" calcext:value-type="float">
            <text:p>317,7</text:p>
          </table:table-cell>
          <table:table-cell table:formula="of:=[.Q327]-[.S327]-[.U327]-[.V327]" office:value-type="float" office:value="2.28099999999998" calcext:value-type="float">
            <text:p>2,3</text:p>
          </table:table-cell>
          <table:table-cell office:value-type="float" office:value="113.586" calcext:value-type="float">
            <text:p>113,6</text:p>
          </table:table-cell>
          <table:table-cell office:value-type="float" office:value="1.522" calcext:value-type="float">
            <text:p>1,5</text:p>
          </table:table-cell>
          <table:table-cell office:value-type="float" office:value="46.476" calcext:value-type="float">
            <text:p>46,5</text:p>
          </table:table-cell>
          <table:table-cell office:value-type="float" office:value="155.383" calcext:value-type="float">
            <text:p>155,4</text:p>
          </table:table-cell>
          <table:table-cell table:number-columns-repeated="1002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9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33" calcext:value-type="float">
            <text:p>4,2</text:p>
          </table:table-cell>
          <table:table-cell office:value-type="float" office:value="23.725" calcext:value-type="float">
            <text:p>23,7</text:p>
          </table:table-cell>
          <table:table-cell office:value-type="float" office:value="77.186" calcext:value-type="float">
            <text:p>77,2</text:p>
          </table:table-cell>
          <table:table-cell office:value-type="float" office:value="77.358" calcext:value-type="float">
            <text:p>77,4</text:p>
          </table:table-cell>
          <table:table-cell office:value-type="float" office:value="453.845" calcext:value-type="float">
            <text:p>453,8</text:p>
          </table:table-cell>
          <table:table-cell office:value-type="float" office:value="463.206" calcext:value-type="float">
            <text:p>463,2</text:p>
          </table:table-cell>
          <table:table-cell table:formula="of:=[.K328]-[.J328]" office:value-type="float" office:value="9.36099999999999" calcext:value-type="float">
            <text:p>9,4</text:p>
          </table:table-cell>
          <table:table-cell/>
          <table:table-cell table:formula="of:=[.J328]-[.O328]-[.I328]" office:value-type="float" office:value="134.517" calcext:value-type="float">
            <text:p>134,5</text:p>
          </table:table-cell>
          <table:table-cell table:style-name="Default" office:value-type="float" office:value="241.97" calcext:value-type="float">
            <text:p>241,97</text:p>
          </table:table-cell>
          <table:table-cell table:formula="of:=[.O328]-[.Q328]" office:value-type="float" office:value="11.135" calcext:value-type="float">
            <text:p>11,1</text:p>
          </table:table-cell>
          <table:table-cell office:value-type="float" office:value="230.835" calcext:value-type="float">
            <text:p>230,8</text:p>
          </table:table-cell>
          <table:table-cell table:formula="of:=[.Q328]-[.S328]-[.U328]-[.V328]" office:value-type="float" office:value="1.92600000000002" calcext:value-type="float">
            <text:p>1,9</text:p>
          </table:table-cell>
          <table:table-cell office:value-type="float" office:value="104.943" calcext:value-type="float">
            <text:p>104,9</text:p>
          </table:table-cell>
          <table:table-cell office:value-type="float" office:value="1.353" calcext:value-type="float">
            <text:p>1,4</text:p>
          </table:table-cell>
          <table:table-cell office:value-type="float" office:value="54.699" calcext:value-type="float">
            <text:p>54,7</text:p>
          </table:table-cell>
          <table:table-cell office:value-type="float" office:value="69.267" calcext:value-type="float">
            <text:p>69,3</text:p>
          </table:table-cell>
          <table:table-cell table:number-columns-repeated="1002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9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39" calcext:value-type="float">
            <text:p>4,2</text:p>
          </table:table-cell>
          <table:table-cell office:value-type="float" office:value="23.785" calcext:value-type="float">
            <text:p>23,8</text:p>
          </table:table-cell>
          <table:table-cell office:value-type="float" office:value="78.151" calcext:value-type="float">
            <text:p>78,2</text:p>
          </table:table-cell>
          <table:table-cell office:value-type="float" office:value="78.318" calcext:value-type="float">
            <text:p>78,3</text:p>
          </table:table-cell>
          <table:table-cell office:value-type="float" office:value="440.851" calcext:value-type="float">
            <text:p>440,9</text:p>
          </table:table-cell>
          <table:table-cell office:value-type="float" office:value="450.932" calcext:value-type="float">
            <text:p>450,9</text:p>
          </table:table-cell>
          <table:table-cell table:formula="of:=[.K329]-[.J329]" office:value-type="float" office:value="10.081" calcext:value-type="float">
            <text:p>10,1</text:p>
          </table:table-cell>
          <table:table-cell/>
          <table:table-cell table:formula="of:=[.J329]-[.O329]-[.I329]" office:value-type="float" office:value="72.513" calcext:value-type="float">
            <text:p>72,5</text:p>
          </table:table-cell>
          <table:table-cell table:style-name="Default" office:value-type="float" office:value="290.02" calcext:value-type="float">
            <text:p>290,02</text:p>
          </table:table-cell>
          <table:table-cell table:formula="of:=[.O329]-[.Q329]" office:value-type="float" office:value="2.16899999999998" calcext:value-type="float">
            <text:p>2,2</text:p>
          </table:table-cell>
          <table:table-cell office:value-type="float" office:value="287.851" calcext:value-type="float">
            <text:p>287,9</text:p>
          </table:table-cell>
          <table:table-cell table:formula="of:=[.Q329]-[.S329]-[.U329]-[.V329]" office:value-type="float" office:value="9.54299999999999" calcext:value-type="float">
            <text:p>9,5</text:p>
          </table:table-cell>
          <table:table-cell office:value-type="float" office:value="107.15" calcext:value-type="float">
            <text:p>107,2</text:p>
          </table:table-cell>
          <table:table-cell office:value-type="float" office:value="8.958" calcext:value-type="float">
            <text:p>9,0</text:p>
          </table:table-cell>
          <table:table-cell office:value-type="float" office:value="52.825" calcext:value-type="float">
            <text:p>52,8</text:p>
          </table:table-cell>
          <table:table-cell office:value-type="float" office:value="118.333" calcext:value-type="float">
            <text:p>118,3</text:p>
          </table:table-cell>
          <table:table-cell table:number-columns-repeated="1002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9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91" calcext:value-type="float">
            <text:p>4,2</text:p>
          </table:table-cell>
          <table:table-cell office:value-type="float" office:value="23.643" calcext:value-type="float">
            <text:p>23,6</text:p>
          </table:table-cell>
          <table:table-cell office:value-type="float" office:value="78.155" calcext:value-type="float">
            <text:p>78,2</text:p>
          </table:table-cell>
          <table:table-cell office:value-type="float" office:value="78.281" calcext:value-type="float">
            <text:p>78,3</text:p>
          </table:table-cell>
          <table:table-cell office:value-type="float" office:value="410.953" calcext:value-type="float">
            <text:p>411,0</text:p>
          </table:table-cell>
          <table:table-cell office:value-type="float" office:value="421.707" calcext:value-type="float">
            <text:p>421,7</text:p>
          </table:table-cell>
          <table:table-cell table:formula="of:=[.K330]-[.J330]" office:value-type="float" office:value="10.754" calcext:value-type="float">
            <text:p>10,8</text:p>
          </table:table-cell>
          <table:table-cell/>
          <table:table-cell table:formula="of:=[.J330]-[.O330]-[.I330]" office:value-type="float" office:value="31.2519999999999" calcext:value-type="float">
            <text:p>31,3</text:p>
          </table:table-cell>
          <table:table-cell table:style-name="Default" office:value-type="float" office:value="301.42" calcext:value-type="float">
            <text:p>301,42</text:p>
          </table:table-cell>
          <table:table-cell table:formula="of:=[.O330]-[.Q330]" office:value-type="float" office:value="5.17099999999999" calcext:value-type="float">
            <text:p>5,2</text:p>
          </table:table-cell>
          <table:table-cell office:value-type="float" office:value="296.249" calcext:value-type="float">
            <text:p>296,2</text:p>
          </table:table-cell>
          <table:table-cell table:formula="of:=[.Q330]-[.S330]-[.U330]-[.V330]" office:value-type="float" office:value="1.97900000000004" calcext:value-type="float">
            <text:p>2,0</text:p>
          </table:table-cell>
          <table:table-cell office:value-type="float" office:value="106.078" calcext:value-type="float">
            <text:p>106,1</text:p>
          </table:table-cell>
          <table:table-cell office:value-type="float" office:value="1.354" calcext:value-type="float">
            <text:p>1,4</text:p>
          </table:table-cell>
          <table:table-cell office:value-type="float" office:value="53.129" calcext:value-type="float">
            <text:p>53,1</text:p>
          </table:table-cell>
          <table:table-cell office:value-type="float" office:value="135.063" calcext:value-type="float">
            <text:p>135,1</text:p>
          </table:table-cell>
          <table:table-cell table:number-columns-repeated="1002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32.8.15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60.556" calcext:value-type="float">
            <text:p>60,6</text:p>
          </table:table-cell>
          <table:table-cell office:value-type="float" office:value="80.33" calcext:value-type="float">
            <text:p>80,3</text:p>
          </table:table-cell>
          <table:table-cell office:value-type="float" office:value="150.609" calcext:value-type="float">
            <text:p>150,6</text:p>
          </table:table-cell>
          <table:table-cell office:value-type="float" office:value="150.787" calcext:value-type="float">
            <text:p>150,8</text:p>
          </table:table-cell>
          <table:table-cell office:value-type="float" office:value="475.535" calcext:value-type="float">
            <text:p>475,5</text:p>
          </table:table-cell>
          <table:table-cell office:value-type="float" office:value="485.493" calcext:value-type="float">
            <text:p>485,5</text:p>
          </table:table-cell>
          <table:table-cell table:formula="of:=[.K331]-[.J331]" office:value-type="float" office:value="9.95799999999997" calcext:value-type="float">
            <text:p>10,0</text:p>
          </table:table-cell>
          <table:table-cell/>
          <table:table-cell table:formula="of:=[.J331]-[.O331]-[.I331]" office:value-type="float" office:value="46.758" calcext:value-type="float">
            <text:p>46,8</text:p>
          </table:table-cell>
          <table:table-cell table:style-name="Default" office:value-type="float" office:value="277.99" calcext:value-type="float">
            <text:p>277,99</text:p>
          </table:table-cell>
          <table:table-cell table:formula="of:=[.O331]-[.Q331]" office:value-type="float" office:value="20.419" calcext:value-type="float">
            <text:p>20,4</text:p>
          </table:table-cell>
          <table:table-cell office:value-type="float" office:value="257.571" calcext:value-type="float">
            <text:p>257,6</text:p>
          </table:table-cell>
          <table:table-cell table:formula="of:=[.Q331]-[.S331]-[.U331]-[.V331]" office:value-type="float" office:value="18.001" calcext:value-type="float">
            <text:p>18,0</text:p>
          </table:table-cell>
          <table:table-cell office:value-type="float" office:value="102.921" calcext:value-type="float">
            <text:p>102,9</text:p>
          </table:table-cell>
          <table:table-cell office:value-type="float" office:value="17.404" calcext:value-type="float">
            <text:p>17,4</text:p>
          </table:table-cell>
          <table:table-cell office:value-type="float" office:value="56.555" calcext:value-type="float">
            <text:p>56,6</text:p>
          </table:table-cell>
          <table:table-cell office:value-type="float" office:value="80.094" calcext:value-type="float">
            <text:p>80,1</text:p>
          </table:table-cell>
          <table:table-cell table:number-columns-repeated="1002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32.8.174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26" calcext:value-type="float">
            <text:p>4,2</text:p>
          </table:table-cell>
          <table:table-cell office:value-type="float" office:value="23.581" calcext:value-type="float">
            <text:p>23,6</text:p>
          </table:table-cell>
          <table:table-cell office:value-type="float" office:value="76.27" calcext:value-type="float">
            <text:p>76,3</text:p>
          </table:table-cell>
          <table:table-cell office:value-type="float" office:value="76.417" calcext:value-type="float">
            <text:p>76,4</text:p>
          </table:table-cell>
          <table:table-cell office:value-type="float" office:value="434.273" calcext:value-type="float">
            <text:p>434,3</text:p>
          </table:table-cell>
          <table:table-cell office:value-type="float" office:value="443.778" calcext:value-type="float">
            <text:p>443,8</text:p>
          </table:table-cell>
          <table:table-cell table:formula="of:=[.K332]-[.J332]" office:value-type="float" office:value="9.505" calcext:value-type="float">
            <text:p>9,5</text:p>
          </table:table-cell>
          <table:table-cell/>
          <table:table-cell table:formula="of:=[.J332]-[.O332]-[.I332]" office:value-type="float" office:value="-3.83399999999997" calcext:value-type="float">
            <text:p>-3,8</text:p>
          </table:table-cell>
          <table:table-cell table:style-name="Default" office:value-type="float" office:value="361.69" calcext:value-type="float">
            <text:p>361,69</text:p>
          </table:table-cell>
          <table:table-cell table:formula="of:=[.O332]-[.Q332]" office:value-type="float" office:value="5.726" calcext:value-type="float">
            <text:p>5,7</text:p>
          </table:table-cell>
          <table:table-cell office:value-type="float" office:value="355.964" calcext:value-type="float">
            <text:p>356,0</text:p>
          </table:table-cell>
          <table:table-cell table:formula="of:=[.Q332]-[.S332]-[.U332]-[.V332]" office:value-type="float" office:value="20.49" calcext:value-type="float">
            <text:p>20,5</text:p>
          </table:table-cell>
          <table:table-cell office:value-type="float" office:value="104.911" calcext:value-type="float">
            <text:p>104,9</text:p>
          </table:table-cell>
          <table:table-cell office:value-type="float" office:value="1.488" calcext:value-type="float">
            <text:p>1,5</text:p>
          </table:table-cell>
          <table:table-cell office:value-type="float" office:value="55.067" calcext:value-type="float">
            <text:p>55,1</text:p>
          </table:table-cell>
          <table:table-cell office:value-type="float" office:value="175.496" calcext:value-type="float">
            <text:p>175,5</text:p>
          </table:table-cell>
          <table:table-cell table:number-columns-repeated="1002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32.8.174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6" calcext:value-type="float">
            <text:p>4,2</text:p>
          </table:table-cell>
          <table:table-cell office:value-type="float" office:value="23.875" calcext:value-type="float">
            <text:p>23,9</text:p>
          </table:table-cell>
          <table:table-cell office:value-type="float" office:value="78.068" calcext:value-type="float">
            <text:p>78,1</text:p>
          </table:table-cell>
          <table:table-cell office:value-type="float" office:value="78.19" calcext:value-type="float">
            <text:p>78,2</text:p>
          </table:table-cell>
          <table:table-cell office:value-type="float" office:value="417.654" calcext:value-type="float">
            <text:p>417,7</text:p>
          </table:table-cell>
          <table:table-cell office:value-type="float" office:value="427.041" calcext:value-type="float">
            <text:p>427,0</text:p>
          </table:table-cell>
          <table:table-cell table:formula="of:=[.K333]-[.J333]" office:value-type="float" office:value="9.387" calcext:value-type="float">
            <text:p>9,4</text:p>
          </table:table-cell>
          <table:table-cell/>
          <table:table-cell table:formula="of:=[.J333]-[.O333]-[.I333]" office:value-type="float" office:value="77.314" calcext:value-type="float">
            <text:p>77,3</text:p>
          </table:table-cell>
          <table:table-cell table:style-name="Default" office:value-type="float" office:value="262.15" calcext:value-type="float">
            <text:p>262,15</text:p>
          </table:table-cell>
          <table:table-cell table:formula="of:=[.O333]-[.Q333]" office:value-type="float" office:value="12.226" calcext:value-type="float">
            <text:p>12,2</text:p>
          </table:table-cell>
          <table:table-cell office:value-type="float" office:value="249.924" calcext:value-type="float">
            <text:p>249,9</text:p>
          </table:table-cell>
          <table:table-cell table:formula="of:=[.Q333]-[.S333]-[.U333]-[.V333]" office:value-type="float" office:value="1.93900000000002" calcext:value-type="float">
            <text:p>1,9</text:p>
          </table:table-cell>
          <table:table-cell office:value-type="float" office:value="106.67" calcext:value-type="float">
            <text:p>106,7</text:p>
          </table:table-cell>
          <table:table-cell office:value-type="float" office:value="1.342" calcext:value-type="float">
            <text:p>1,3</text:p>
          </table:table-cell>
          <table:table-cell office:value-type="float" office:value="53.26" calcext:value-type="float">
            <text:p>53,3</text:p>
          </table:table-cell>
          <table:table-cell office:value-type="float" office:value="88.055" calcext:value-type="float">
            <text:p>88,1</text:p>
          </table:table-cell>
          <table:table-cell table:number-columns-repeated="1002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32.8.174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28" calcext:value-type="float">
            <text:p>4,2</text:p>
          </table:table-cell>
          <table:table-cell office:value-type="float" office:value="23.858" calcext:value-type="float">
            <text:p>23,9</text:p>
          </table:table-cell>
          <table:table-cell office:value-type="float" office:value="75.854" calcext:value-type="float">
            <text:p>75,9</text:p>
          </table:table-cell>
          <table:table-cell office:value-type="float" office:value="75.995" calcext:value-type="float">
            <text:p>76,0</text:p>
          </table:table-cell>
          <table:table-cell office:value-type="float" office:value="1099.272" calcext:value-type="float">
            <text:p>1.099,3</text:p>
          </table:table-cell>
          <table:table-cell office:value-type="float" office:value="1109.182" calcext:value-type="float">
            <text:p>1.109,2</text:p>
          </table:table-cell>
          <table:table-cell table:formula="of:=[.K334]-[.J334]" office:value-type="float" office:value="9.91000000000008" calcext:value-type="float">
            <text:p>9,9</text:p>
          </table:table-cell>
          <table:table-cell/>
          <table:table-cell table:formula="of:=[.J334]-[.O334]-[.I334]" office:value-type="float" office:value="752.177" calcext:value-type="float">
            <text:p>752,2</text:p>
          </table:table-cell>
          <table:table-cell table:style-name="Default" office:value-type="float" office:value="271.1" calcext:value-type="float">
            <text:p>271,1</text:p>
          </table:table-cell>
          <table:table-cell table:formula="of:=[.O334]-[.Q334]" office:value-type="float" office:value="14.837" calcext:value-type="float">
            <text:p>14,8</text:p>
          </table:table-cell>
          <table:table-cell office:value-type="float" office:value="256.263" calcext:value-type="float">
            <text:p>256,3</text:p>
          </table:table-cell>
          <table:table-cell table:formula="of:=[.Q334]-[.S334]-[.U334]-[.V334]" office:value-type="float" office:value="10.85" calcext:value-type="float">
            <text:p>10,9</text:p>
          </table:table-cell>
          <table:table-cell office:value-type="float" office:value="106.764" calcext:value-type="float">
            <text:p>106,8</text:p>
          </table:table-cell>
          <table:table-cell office:value-type="float" office:value="10.194" calcext:value-type="float">
            <text:p>10,2</text:p>
          </table:table-cell>
          <table:table-cell office:value-type="float" office:value="53.281" calcext:value-type="float">
            <text:p>53,3</text:p>
          </table:table-cell>
          <table:table-cell office:value-type="float" office:value="85.368" calcext:value-type="float">
            <text:p>85,4</text:p>
          </table:table-cell>
          <table:table-cell table:number-columns-repeated="1002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32.8.174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35" calcext:value-type="float">
            <text:p>4,2</text:p>
          </table:table-cell>
          <table:table-cell office:value-type="float" office:value="23.332" calcext:value-type="float">
            <text:p>23,3</text:p>
          </table:table-cell>
          <table:table-cell office:value-type="float" office:value="75.368" calcext:value-type="float">
            <text:p>75,4</text:p>
          </table:table-cell>
          <table:table-cell office:value-type="float" office:value="75.491" calcext:value-type="float">
            <text:p>75,5</text:p>
          </table:table-cell>
          <table:table-cell office:value-type="float" office:value="408.754" calcext:value-type="float">
            <text:p>408,8</text:p>
          </table:table-cell>
          <table:table-cell office:value-type="float" office:value="418.408" calcext:value-type="float">
            <text:p>418,4</text:p>
          </table:table-cell>
          <table:table-cell table:formula="of:=[.K335]-[.J335]" office:value-type="float" office:value="9.654" calcext:value-type="float">
            <text:p>9,7</text:p>
          </table:table-cell>
          <table:table-cell/>
          <table:table-cell table:formula="of:=[.J335]-[.O335]-[.I335]" office:value-type="float" office:value="15.473" calcext:value-type="float">
            <text:p>15,5</text:p>
          </table:table-cell>
          <table:table-cell table:style-name="Default" office:value-type="float" office:value="317.79" calcext:value-type="float">
            <text:p>317,79</text:p>
          </table:table-cell>
          <table:table-cell table:formula="of:=[.O335]-[.Q335]" office:value-type="float" office:value="2.37700000000001" calcext:value-type="float">
            <text:p>2,4</text:p>
          </table:table-cell>
          <table:table-cell office:value-type="float" office:value="315.413" calcext:value-type="float">
            <text:p>315,4</text:p>
          </table:table-cell>
          <table:table-cell table:formula="of:=[.Q335]-[.S335]-[.U335]-[.V335]" office:value-type="float" office:value="17.369" calcext:value-type="float">
            <text:p>17,4</text:p>
          </table:table-cell>
          <table:table-cell office:value-type="float" office:value="107.322" calcext:value-type="float">
            <text:p>107,3</text:p>
          </table:table-cell>
          <table:table-cell office:value-type="float" office:value="16.764" calcext:value-type="float">
            <text:p>16,8</text:p>
          </table:table-cell>
          <table:table-cell office:value-type="float" office:value="52.643" calcext:value-type="float">
            <text:p>52,6</text:p>
          </table:table-cell>
          <table:table-cell office:value-type="float" office:value="138.079" calcext:value-type="float">
            <text:p>138,1</text:p>
          </table:table-cell>
          <table:table-cell table:number-columns-repeated="1002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32.8.174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28" calcext:value-type="float">
            <text:p>4,2</text:p>
          </table:table-cell>
          <table:table-cell office:value-type="float" office:value="23.995" calcext:value-type="float">
            <text:p>24,0</text:p>
          </table:table-cell>
          <table:table-cell office:value-type="float" office:value="75.79" calcext:value-type="float">
            <text:p>75,8</text:p>
          </table:table-cell>
          <table:table-cell office:value-type="float" office:value="75.914" calcext:value-type="float">
            <text:p>75,9</text:p>
          </table:table-cell>
          <table:table-cell office:value-type="float" office:value="461.502" calcext:value-type="float">
            <text:p>461,5</text:p>
          </table:table-cell>
          <table:table-cell office:value-type="float" office:value="470.825" calcext:value-type="float">
            <text:p>470,8</text:p>
          </table:table-cell>
          <table:table-cell table:formula="of:=[.K336]-[.J336]" office:value-type="float" office:value="9.32299999999998" calcext:value-type="float">
            <text:p>9,3</text:p>
          </table:table-cell>
          <table:table-cell/>
          <table:table-cell table:formula="of:=[.J336]-[.O336]-[.I336]" office:value-type="float" office:value="103.838" calcext:value-type="float">
            <text:p>103,8</text:p>
          </table:table-cell>
          <table:table-cell table:style-name="Default" office:value-type="float" office:value="281.75" calcext:value-type="float">
            <text:p>281,75</text:p>
          </table:table-cell>
          <table:table-cell table:formula="of:=[.O336]-[.Q336]" office:value-type="float" office:value="4.84899999999999" calcext:value-type="float">
            <text:p>4,8</text:p>
          </table:table-cell>
          <table:table-cell office:value-type="float" office:value="276.901" calcext:value-type="float">
            <text:p>276,9</text:p>
          </table:table-cell>
          <table:table-cell table:formula="of:=[.Q336]-[.S336]-[.U336]-[.V336]" office:value-type="float" office:value="21.559" calcext:value-type="float">
            <text:p>21,6</text:p>
          </table:table-cell>
          <table:table-cell office:value-type="float" office:value="102.896" calcext:value-type="float">
            <text:p>102,9</text:p>
          </table:table-cell>
          <table:table-cell office:value-type="float" office:value="1.438" calcext:value-type="float">
            <text:p>1,4</text:p>
          </table:table-cell>
          <table:table-cell office:value-type="float" office:value="36.908" calcext:value-type="float">
            <text:p>36,9</text:p>
          </table:table-cell>
          <table:table-cell office:value-type="float" office:value="115.538" calcext:value-type="float">
            <text:p>115,5</text:p>
          </table:table-cell>
          <table:table-cell table:number-columns-repeated="1002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32.8.174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88" calcext:value-type="float">
            <text:p>4,2</text:p>
          </table:table-cell>
          <table:table-cell office:value-type="float" office:value="23.744" calcext:value-type="float">
            <text:p>23,7</text:p>
          </table:table-cell>
          <table:table-cell office:value-type="float" office:value="74.94" calcext:value-type="float">
            <text:p>74,9</text:p>
          </table:table-cell>
          <table:table-cell office:value-type="float" office:value="75.075" calcext:value-type="float">
            <text:p>75,1</text:p>
          </table:table-cell>
          <table:table-cell office:value-type="float" office:value="428.83" calcext:value-type="float">
            <text:p>428,8</text:p>
          </table:table-cell>
          <table:table-cell office:value-type="float" office:value="440.053" calcext:value-type="float">
            <text:p>440,1</text:p>
          </table:table-cell>
          <table:table-cell table:formula="of:=[.K337]-[.J337]" office:value-type="float" office:value="11.223" calcext:value-type="float">
            <text:p>11,2</text:p>
          </table:table-cell>
          <table:table-cell/>
          <table:table-cell table:formula="of:=[.J337]-[.O337]-[.I337]" office:value-type="float" office:value="84.505" calcext:value-type="float">
            <text:p>84,5</text:p>
          </table:table-cell>
          <table:table-cell table:style-name="Default" office:value-type="float" office:value="269.25" calcext:value-type="float">
            <text:p>269,25</text:p>
          </table:table-cell>
          <table:table-cell table:formula="of:=[.O337]-[.Q337]" office:value-type="float" office:value="16.752" calcext:value-type="float">
            <text:p>16,8</text:p>
          </table:table-cell>
          <table:table-cell office:value-type="float" office:value="252.498" calcext:value-type="float">
            <text:p>252,5</text:p>
          </table:table-cell>
          <table:table-cell table:formula="of:=[.Q337]-[.S337]-[.U337]-[.V337]" office:value-type="float" office:value="9.54399999999998" calcext:value-type="float">
            <text:p>9,5</text:p>
          </table:table-cell>
          <table:table-cell office:value-type="float" office:value="114.75" calcext:value-type="float">
            <text:p>114,8</text:p>
          </table:table-cell>
          <table:table-cell office:value-type="float" office:value="8.904" calcext:value-type="float">
            <text:p>8,9</text:p>
          </table:table-cell>
          <table:table-cell office:value-type="float" office:value="44.966" calcext:value-type="float">
            <text:p>45,0</text:p>
          </table:table-cell>
          <table:table-cell office:value-type="float" office:value="83.238" calcext:value-type="float">
            <text:p>83,2</text:p>
          </table:table-cell>
          <table:table-cell table:number-columns-repeated="1002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32.8.174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22" calcext:value-type="float">
            <text:p>4,1</text:p>
          </table:table-cell>
          <table:table-cell office:value-type="float" office:value="23.313" calcext:value-type="float">
            <text:p>23,3</text:p>
          </table:table-cell>
          <table:table-cell office:value-type="float" office:value="74.278" calcext:value-type="float">
            <text:p>74,3</text:p>
          </table:table-cell>
          <table:table-cell office:value-type="float" office:value="74.448" calcext:value-type="float">
            <text:p>74,4</text:p>
          </table:table-cell>
          <table:table-cell office:value-type="float" office:value="412.369" calcext:value-type="float">
            <text:p>412,4</text:p>
          </table:table-cell>
          <table:table-cell office:value-type="float" office:value="422.365" calcext:value-type="float">
            <text:p>422,4</text:p>
          </table:table-cell>
          <table:table-cell table:formula="of:=[.K338]-[.J338]" office:value-type="float" office:value="9.99599999999998" calcext:value-type="float">
            <text:p>10,0</text:p>
          </table:table-cell>
          <table:table-cell/>
          <table:table-cell table:formula="of:=[.J338]-[.O338]-[.I338]" office:value-type="float" office:value="31.941" calcext:value-type="float">
            <text:p>31,9</text:p>
          </table:table-cell>
          <table:table-cell table:style-name="Default" office:value-type="float" office:value="305.98" calcext:value-type="float">
            <text:p>305,98</text:p>
          </table:table-cell>
          <table:table-cell table:formula="of:=[.O338]-[.Q338]" office:value-type="float" office:value="15.588" calcext:value-type="float">
            <text:p>15,6</text:p>
          </table:table-cell>
          <table:table-cell office:value-type="float" office:value="290.392" calcext:value-type="float">
            <text:p>290,4</text:p>
          </table:table-cell>
          <table:table-cell table:formula="of:=[.Q338]-[.S338]-[.U338]-[.V338]" office:value-type="float" office:value="5.85499999999999" calcext:value-type="float">
            <text:p>5,9</text:p>
          </table:table-cell>
          <table:table-cell office:value-type="float" office:value="108.893" calcext:value-type="float">
            <text:p>108,9</text:p>
          </table:table-cell>
          <table:table-cell office:value-type="float" office:value="5.271" calcext:value-type="float">
            <text:p>5,3</text:p>
          </table:table-cell>
          <table:table-cell office:value-type="float" office:value="50.556" calcext:value-type="float">
            <text:p>50,6</text:p>
          </table:table-cell>
          <table:table-cell office:value-type="float" office:value="125.088" calcext:value-type="float">
            <text:p>125,1</text:p>
          </table:table-cell>
          <table:table-cell table:number-columns-repeated="1002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32.8.174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35" calcext:value-type="float">
            <text:p>4,2</text:p>
          </table:table-cell>
          <table:table-cell office:value-type="float" office:value="23.522" calcext:value-type="float">
            <text:p>23,5</text:p>
          </table:table-cell>
          <table:table-cell office:value-type="float" office:value="79.458" calcext:value-type="float">
            <text:p>79,5</text:p>
          </table:table-cell>
          <table:table-cell office:value-type="float" office:value="79.627" calcext:value-type="float">
            <text:p>79,6</text:p>
          </table:table-cell>
          <table:table-cell office:value-type="float" office:value="434.031" calcext:value-type="float">
            <text:p>434,0</text:p>
          </table:table-cell>
          <table:table-cell office:value-type="float" office:value="443.084" calcext:value-type="float">
            <text:p>443,1</text:p>
          </table:table-cell>
          <table:table-cell table:formula="of:=[.K339]-[.J339]" office:value-type="float" office:value="9.053" calcext:value-type="float">
            <text:p>9,1</text:p>
          </table:table-cell>
          <table:table-cell/>
          <table:table-cell table:formula="of:=[.J339]-[.O339]-[.I339]" office:value-type="float" office:value="19.984" calcext:value-type="float">
            <text:p>20,0</text:p>
          </table:table-cell>
          <table:table-cell table:style-name="Default" office:value-type="float" office:value="334.42" calcext:value-type="float">
            <text:p>334,42</text:p>
          </table:table-cell>
          <table:table-cell table:formula="of:=[.O339]-[.Q339]" office:value-type="float" office:value="42.42" calcext:value-type="float">
            <text:p>42,4</text:p>
          </table:table-cell>
          <table:table-cell office:value-type="float" office:value="292" calcext:value-type="float">
            <text:p>292,0</text:p>
          </table:table-cell>
          <table:table-cell table:formula="of:=[.Q339]-[.S339]-[.U339]-[.V339]" office:value-type="float" office:value="12.58" calcext:value-type="float">
            <text:p>12,6</text:p>
          </table:table-cell>
          <table:table-cell office:value-type="float" office:value="106.768" calcext:value-type="float">
            <text:p>106,8</text:p>
          </table:table-cell>
          <table:table-cell office:value-type="float" office:value="11.886" calcext:value-type="float">
            <text:p>11,9</text:p>
          </table:table-cell>
          <table:table-cell office:value-type="float" office:value="53.237" calcext:value-type="float">
            <text:p>53,2</text:p>
          </table:table-cell>
          <table:table-cell office:value-type="float" office:value="119.415" calcext:value-type="float">
            <text:p>119,4</text:p>
          </table:table-cell>
          <table:table-cell table:number-columns-repeated="1002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32.8.174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34" calcext:value-type="float">
            <text:p>4,2</text:p>
          </table:table-cell>
          <table:table-cell office:value-type="float" office:value="23.777" calcext:value-type="float">
            <text:p>23,8</text:p>
          </table:table-cell>
          <table:table-cell office:value-type="float" office:value="79.49" calcext:value-type="float">
            <text:p>79,5</text:p>
          </table:table-cell>
          <table:table-cell office:value-type="float" office:value="79.658" calcext:value-type="float">
            <text:p>79,7</text:p>
          </table:table-cell>
          <table:table-cell office:value-type="float" office:value="372.663" calcext:value-type="float">
            <text:p>372,7</text:p>
          </table:table-cell>
          <table:table-cell office:value-type="float" office:value="381.864" calcext:value-type="float">
            <text:p>381,9</text:p>
          </table:table-cell>
          <table:table-cell table:formula="of:=[.K340]-[.J340]" office:value-type="float" office:value="9.20099999999997" calcext:value-type="float">
            <text:p>9,2</text:p>
          </table:table-cell>
          <table:table-cell/>
          <table:table-cell table:formula="of:=[.J340]-[.O340]-[.I340]" office:value-type="float" office:value="21.025" calcext:value-type="float">
            <text:p>21,0</text:p>
          </table:table-cell>
          <table:table-cell table:style-name="Default" office:value-type="float" office:value="271.98" calcext:value-type="float">
            <text:p>271,98</text:p>
          </table:table-cell>
          <table:table-cell table:formula="of:=[.O340]-[.Q340]" office:value-type="float" office:value="14.947" calcext:value-type="float">
            <text:p>14,9</text:p>
          </table:table-cell>
          <table:table-cell office:value-type="float" office:value="257.033" calcext:value-type="float">
            <text:p>257,0</text:p>
          </table:table-cell>
          <table:table-cell table:formula="of:=[.Q340]-[.S340]-[.U340]-[.V340]" office:value-type="float" office:value="11.912" calcext:value-type="float">
            <text:p>11,9</text:p>
          </table:table-cell>
          <table:table-cell office:value-type="float" office:value="104.439" calcext:value-type="float">
            <text:p>104,4</text:p>
          </table:table-cell>
          <table:table-cell office:value-type="float" office:value="11.239" calcext:value-type="float">
            <text:p>11,2</text:p>
          </table:table-cell>
          <table:table-cell office:value-type="float" office:value="55.113" calcext:value-type="float">
            <text:p>55,1</text:p>
          </table:table-cell>
          <table:table-cell office:value-type="float" office:value="85.569" calcext:value-type="float">
            <text:p>85,6</text:p>
          </table:table-cell>
          <table:table-cell table:number-columns-repeated="1002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32.8.174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31" calcext:value-type="float">
            <text:p>4,2</text:p>
          </table:table-cell>
          <table:table-cell office:value-type="float" office:value="23.743" calcext:value-type="float">
            <text:p>23,7</text:p>
          </table:table-cell>
          <table:table-cell office:value-type="float" office:value="75.157" calcext:value-type="float">
            <text:p>75,2</text:p>
          </table:table-cell>
          <table:table-cell office:value-type="float" office:value="75.367" calcext:value-type="float">
            <text:p>75,4</text:p>
          </table:table-cell>
          <table:table-cell office:value-type="float" office:value="378.305" calcext:value-type="float">
            <text:p>378,3</text:p>
          </table:table-cell>
          <table:table-cell office:value-type="float" office:value="391.142" calcext:value-type="float">
            <text:p>391,1</text:p>
          </table:table-cell>
          <table:table-cell table:formula="of:=[.K341]-[.J341]" office:value-type="float" office:value="12.837" calcext:value-type="float">
            <text:p>12,8</text:p>
          </table:table-cell>
          <table:table-cell/>
          <table:table-cell table:formula="of:=[.J341]-[.O341]-[.I341]" office:value-type="float" office:value="28.458" calcext:value-type="float">
            <text:p>28,5</text:p>
          </table:table-cell>
          <table:table-cell table:style-name="Default" office:value-type="float" office:value="274.48" calcext:value-type="float">
            <text:p>274,48</text:p>
          </table:table-cell>
          <table:table-cell table:formula="of:=[.O341]-[.Q341]" office:value-type="float" office:value="8.71700000000004" calcext:value-type="float">
            <text:p>8,7</text:p>
          </table:table-cell>
          <table:table-cell office:value-type="float" office:value="265.763" calcext:value-type="float">
            <text:p>265,8</text:p>
          </table:table-cell>
          <table:table-cell table:formula="of:=[.Q341]-[.S341]-[.U341]-[.V341]" office:value-type="float" office:value="14.341" calcext:value-type="float">
            <text:p>14,3</text:p>
          </table:table-cell>
          <table:table-cell office:value-type="float" office:value="113.85" calcext:value-type="float">
            <text:p>113,9</text:p>
          </table:table-cell>
          <table:table-cell office:value-type="float" office:value="13.693" calcext:value-type="float">
            <text:p>13,7</text:p>
          </table:table-cell>
          <table:table-cell office:value-type="float" office:value="46.24" calcext:value-type="float">
            <text:p>46,2</text:p>
          </table:table-cell>
          <table:table-cell office:value-type="float" office:value="91.332" calcext:value-type="float">
            <text:p>91,3</text:p>
          </table:table-cell>
          <table:table-cell table:number-columns-repeated="1002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32.8.174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93" calcext:value-type="float">
            <text:p>4,2</text:p>
          </table:table-cell>
          <table:table-cell office:value-type="float" office:value="23.448" calcext:value-type="float">
            <text:p>23,4</text:p>
          </table:table-cell>
          <table:table-cell office:value-type="float" office:value="78.342" calcext:value-type="float">
            <text:p>78,3</text:p>
          </table:table-cell>
          <table:table-cell office:value-type="float" office:value="78.442" calcext:value-type="float">
            <text:p>78,4</text:p>
          </table:table-cell>
          <table:table-cell office:value-type="float" office:value="432.206" calcext:value-type="float">
            <text:p>432,2</text:p>
          </table:table-cell>
          <table:table-cell office:value-type="float" office:value="442.239" calcext:value-type="float">
            <text:p>442,2</text:p>
          </table:table-cell>
          <table:table-cell table:formula="of:=[.K342]-[.J342]" office:value-type="float" office:value="10.033" calcext:value-type="float">
            <text:p>10,0</text:p>
          </table:table-cell>
          <table:table-cell/>
          <table:table-cell table:formula="of:=[.J342]-[.O342]-[.I342]" office:value-type="float" office:value="46.654" calcext:value-type="float">
            <text:p>46,7</text:p>
          </table:table-cell>
          <table:table-cell table:style-name="Default" office:value-type="float" office:value="307.11" calcext:value-type="float">
            <text:p>307,11</text:p>
          </table:table-cell>
          <table:table-cell table:formula="of:=[.O342]-[.Q342]" office:value-type="float" office:value="16.544" calcext:value-type="float">
            <text:p>16,5</text:p>
          </table:table-cell>
          <table:table-cell office:value-type="float" office:value="290.566" calcext:value-type="float">
            <text:p>290,6</text:p>
          </table:table-cell>
          <table:table-cell table:formula="of:=[.Q342]-[.S342]-[.U342]-[.V342]" office:value-type="float" office:value="6.89899999999997" calcext:value-type="float">
            <text:p>6,9</text:p>
          </table:table-cell>
          <table:table-cell office:value-type="float" office:value="160.291" calcext:value-type="float">
            <text:p>160,3</text:p>
          </table:table-cell>
          <table:table-cell office:value-type="float" office:value="6.304" calcext:value-type="float">
            <text:p>6,3</text:p>
          </table:table-cell>
          <table:table-cell office:value-type="float" office:value="39.726" calcext:value-type="float">
            <text:p>39,7</text:p>
          </table:table-cell>
          <table:table-cell office:value-type="float" office:value="83.65" calcext:value-type="float">
            <text:p>83,7</text:p>
          </table:table-cell>
          <table:table-cell table:number-columns-repeated="1002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32.8.174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25" calcext:value-type="float">
            <text:p>4,2</text:p>
          </table:table-cell>
          <table:table-cell office:value-type="float" office:value="23.648" calcext:value-type="float">
            <text:p>23,6</text:p>
          </table:table-cell>
          <table:table-cell office:value-type="float" office:value="74.842" calcext:value-type="float">
            <text:p>74,8</text:p>
          </table:table-cell>
          <table:table-cell office:value-type="float" office:value="74.965" calcext:value-type="float">
            <text:p>75,0</text:p>
          </table:table-cell>
          <table:table-cell office:value-type="float" office:value="451.732" calcext:value-type="float">
            <text:p>451,7</text:p>
          </table:table-cell>
          <table:table-cell office:value-type="float" office:value="461.474" calcext:value-type="float">
            <text:p>461,5</text:p>
          </table:table-cell>
          <table:table-cell table:formula="of:=[.K343]-[.J343]" office:value-type="float" office:value="9.74199999999996" calcext:value-type="float">
            <text:p>9,7</text:p>
          </table:table-cell>
          <table:table-cell/>
          <table:table-cell table:formula="of:=[.J343]-[.O343]-[.I343]" office:value-type="float" office:value="100.407" calcext:value-type="float">
            <text:p>100,4</text:p>
          </table:table-cell>
          <table:table-cell table:style-name="Default" office:value-type="float" office:value="276.36" calcext:value-type="float">
            <text:p>276,36</text:p>
          </table:table-cell>
          <table:table-cell table:formula="of:=[.O343]-[.Q343]" office:value-type="float" office:value="12.432" calcext:value-type="float">
            <text:p>12,4</text:p>
          </table:table-cell>
          <table:table-cell office:value-type="float" office:value="263.928" calcext:value-type="float">
            <text:p>263,9</text:p>
          </table:table-cell>
          <table:table-cell table:formula="of:=[.Q343]-[.S343]-[.U343]-[.V343]" office:value-type="float" office:value="16.232" calcext:value-type="float">
            <text:p>16,2</text:p>
          </table:table-cell>
          <table:table-cell office:value-type="float" office:value="108.463" calcext:value-type="float">
            <text:p>108,5</text:p>
          </table:table-cell>
          <table:table-cell office:value-type="float" office:value="15.595" calcext:value-type="float">
            <text:p>15,6</text:p>
          </table:table-cell>
          <table:table-cell office:value-type="float" office:value="51.578" calcext:value-type="float">
            <text:p>51,6</text:p>
          </table:table-cell>
          <table:table-cell office:value-type="float" office:value="87.655" calcext:value-type="float">
            <text:p>87,7</text:p>
          </table:table-cell>
          <table:table-cell table:number-columns-repeated="1002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32.8.174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27" calcext:value-type="float">
            <text:p>4,2</text:p>
          </table:table-cell>
          <table:table-cell office:value-type="float" office:value="24.109" calcext:value-type="float">
            <text:p>24,1</text:p>
          </table:table-cell>
          <table:table-cell office:value-type="float" office:value="75.923" calcext:value-type="float">
            <text:p>75,9</text:p>
          </table:table-cell>
          <table:table-cell office:value-type="float" office:value="76.042" calcext:value-type="float">
            <text:p>76,0</text:p>
          </table:table-cell>
          <table:table-cell office:value-type="float" office:value="453.938" calcext:value-type="float">
            <text:p>453,9</text:p>
          </table:table-cell>
          <table:table-cell office:value-type="float" office:value="465.049" calcext:value-type="float">
            <text:p>465,0</text:p>
          </table:table-cell>
          <table:table-cell table:formula="of:=[.K344]-[.J344]" office:value-type="float" office:value="11.111" calcext:value-type="float">
            <text:p>11,1</text:p>
          </table:table-cell>
          <table:table-cell/>
          <table:table-cell table:formula="of:=[.J344]-[.O344]-[.I344]" office:value-type="float" office:value="58.616" calcext:value-type="float">
            <text:p>58,6</text:p>
          </table:table-cell>
          <table:table-cell table:style-name="Default" office:value-type="float" office:value="319.28" calcext:value-type="float">
            <text:p>319,28</text:p>
          </table:table-cell>
          <table:table-cell table:formula="of:=[.O344]-[.Q344]" office:value-type="float" office:value="8.99599999999998" calcext:value-type="float">
            <text:p>9,0</text:p>
          </table:table-cell>
          <table:table-cell office:value-type="float" office:value="310.284" calcext:value-type="float">
            <text:p>310,3</text:p>
          </table:table-cell>
          <table:table-cell table:formula="of:=[.Q344]-[.S344]-[.U344]-[.V344]" office:value-type="float" office:value="18.73" calcext:value-type="float">
            <text:p>18,7</text:p>
          </table:table-cell>
          <table:table-cell office:value-type="float" office:value="107.186" calcext:value-type="float">
            <text:p>107,2</text:p>
          </table:table-cell>
          <table:table-cell office:value-type="float" office:value="18.029" calcext:value-type="float">
            <text:p>18,0</text:p>
          </table:table-cell>
          <table:table-cell office:value-type="float" office:value="52.506" calcext:value-type="float">
            <text:p>52,5</text:p>
          </table:table-cell>
          <table:table-cell office:value-type="float" office:value="131.862" calcext:value-type="float">
            <text:p>131,9</text:p>
          </table:table-cell>
          <table:table-cell table:number-columns-repeated="1002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32.8.174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25" calcext:value-type="float">
            <text:p>4,2</text:p>
          </table:table-cell>
          <table:table-cell office:value-type="float" office:value="23.704" calcext:value-type="float">
            <text:p>23,7</text:p>
          </table:table-cell>
          <table:table-cell office:value-type="float" office:value="77.019" calcext:value-type="float">
            <text:p>77,0</text:p>
          </table:table-cell>
          <table:table-cell office:value-type="float" office:value="77.187" calcext:value-type="float">
            <text:p>77,2</text:p>
          </table:table-cell>
          <table:table-cell office:value-type="float" office:value="429.835" calcext:value-type="float">
            <text:p>429,8</text:p>
          </table:table-cell>
          <table:table-cell office:value-type="float" office:value="439.178" calcext:value-type="float">
            <text:p>439,2</text:p>
          </table:table-cell>
          <table:table-cell table:formula="of:=[.K345]-[.J345]" office:value-type="float" office:value="9.34300000000002" calcext:value-type="float">
            <text:p>9,3</text:p>
          </table:table-cell>
          <table:table-cell/>
          <table:table-cell table:formula="of:=[.J345]-[.O345]-[.I345]" office:value-type="float" office:value="31.928" calcext:value-type="float">
            <text:p>31,9</text:p>
          </table:table-cell>
          <table:table-cell table:style-name="Default" office:value-type="float" office:value="320.72" calcext:value-type="float">
            <text:p>320,72</text:p>
          </table:table-cell>
          <table:table-cell table:formula="of:=[.O345]-[.Q345]" office:value-type="float" office:value="18.497" calcext:value-type="float">
            <text:p>18,5</text:p>
          </table:table-cell>
          <table:table-cell office:value-type="float" office:value="302.223" calcext:value-type="float">
            <text:p>302,2</text:p>
          </table:table-cell>
          <table:table-cell table:formula="of:=[.Q345]-[.S345]-[.U345]-[.V345]" office:value-type="float" office:value="20.286" calcext:value-type="float">
            <text:p>20,3</text:p>
          </table:table-cell>
          <table:table-cell office:value-type="float" office:value="121.389" calcext:value-type="float">
            <text:p>121,4</text:p>
          </table:table-cell>
          <table:table-cell office:value-type="float" office:value="1.317" calcext:value-type="float">
            <text:p>1,3</text:p>
          </table:table-cell>
          <table:table-cell office:value-type="float" office:value="38.827" calcext:value-type="float">
            <text:p>38,8</text:p>
          </table:table-cell>
          <table:table-cell office:value-type="float" office:value="121.721" calcext:value-type="float">
            <text:p>121,7</text:p>
          </table:table-cell>
          <table:table-cell table:number-columns-repeated="1002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32.8.174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23" calcext:value-type="float">
            <text:p>4,2</text:p>
          </table:table-cell>
          <table:table-cell office:value-type="float" office:value="23.858" calcext:value-type="float">
            <text:p>23,9</text:p>
          </table:table-cell>
          <table:table-cell office:value-type="float" office:value="74.071" calcext:value-type="float">
            <text:p>74,1</text:p>
          </table:table-cell>
          <table:table-cell office:value-type="float" office:value="74.178" calcext:value-type="float">
            <text:p>74,2</text:p>
          </table:table-cell>
          <table:table-cell office:value-type="float" office:value="373.086" calcext:value-type="float">
            <text:p>373,1</text:p>
          </table:table-cell>
          <table:table-cell office:value-type="float" office:value="383.323" calcext:value-type="float">
            <text:p>383,3</text:p>
          </table:table-cell>
          <table:table-cell table:formula="of:=[.K346]-[.J346]" office:value-type="float" office:value="10.237" calcext:value-type="float">
            <text:p>10,2</text:p>
          </table:table-cell>
          <table:table-cell/>
          <table:table-cell table:formula="of:=[.J346]-[.O346]-[.I346]" office:value-type="float" office:value="36.058" calcext:value-type="float">
            <text:p>36,1</text:p>
          </table:table-cell>
          <table:table-cell table:style-name="Default" office:value-type="float" office:value="262.85" calcext:value-type="float">
            <text:p>262,85</text:p>
          </table:table-cell>
          <table:table-cell table:formula="of:=[.O346]-[.Q346]" office:value-type="float" office:value="19.188" calcext:value-type="float">
            <text:p>19,2</text:p>
          </table:table-cell>
          <table:table-cell office:value-type="float" office:value="243.662" calcext:value-type="float">
            <text:p>243,7</text:p>
          </table:table-cell>
          <table:table-cell table:formula="of:=[.Q346]-[.S346]-[.U346]-[.V346]" office:value-type="float" office:value="2.696" calcext:value-type="float">
            <text:p>2,7</text:p>
          </table:table-cell>
          <table:table-cell office:value-type="float" office:value="107.496" calcext:value-type="float">
            <text:p>107,5</text:p>
          </table:table-cell>
          <table:table-cell office:value-type="float" office:value="2.061" calcext:value-type="float">
            <text:p>2,1</text:p>
          </table:table-cell>
          <table:table-cell office:value-type="float" office:value="52.626" calcext:value-type="float">
            <text:p>52,6</text:p>
          </table:table-cell>
          <table:table-cell office:value-type="float" office:value="80.844" calcext:value-type="float">
            <text:p>80,8</text:p>
          </table:table-cell>
          <table:table-cell table:number-columns-repeated="1002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32.8.174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24" calcext:value-type="float">
            <text:p>4,2</text:p>
          </table:table-cell>
          <table:table-cell office:value-type="float" office:value="23.199" calcext:value-type="float">
            <text:p>23,2</text:p>
          </table:table-cell>
          <table:table-cell office:value-type="float" office:value="74.751" calcext:value-type="float">
            <text:p>74,8</text:p>
          </table:table-cell>
          <table:table-cell office:value-type="float" office:value="74.887" calcext:value-type="float">
            <text:p>74,9</text:p>
          </table:table-cell>
          <table:table-cell office:value-type="float" office:value="452.737" calcext:value-type="float">
            <text:p>452,7</text:p>
          </table:table-cell>
          <table:table-cell office:value-type="float" office:value="462.266" calcext:value-type="float">
            <text:p>462,3</text:p>
          </table:table-cell>
          <table:table-cell table:formula="of:=[.K347]-[.J347]" office:value-type="float" office:value="9.529" calcext:value-type="float">
            <text:p>9,5</text:p>
          </table:table-cell>
          <table:table-cell/>
          <table:table-cell table:formula="of:=[.J347]-[.O347]-[.I347]" office:value-type="float" office:value="102.26" calcext:value-type="float">
            <text:p>102,3</text:p>
          </table:table-cell>
          <table:table-cell table:style-name="Default" office:value-type="float" office:value="275.59" calcext:value-type="float">
            <text:p>275,59</text:p>
          </table:table-cell>
          <table:table-cell table:formula="of:=[.O347]-[.Q347]" office:value-type="float" office:value="7.58599999999996" calcext:value-type="float">
            <text:p>7,6</text:p>
          </table:table-cell>
          <table:table-cell office:value-type="float" office:value="268.004" calcext:value-type="float">
            <text:p>268,0</text:p>
          </table:table-cell>
          <table:table-cell table:formula="of:=[.Q347]-[.S347]-[.U347]-[.V347]" office:value-type="float" office:value="15.521" calcext:value-type="float">
            <text:p>15,5</text:p>
          </table:table-cell>
          <table:table-cell office:value-type="float" office:value="104.276" calcext:value-type="float">
            <text:p>104,3</text:p>
          </table:table-cell>
          <table:table-cell office:value-type="float" office:value="14.896" calcext:value-type="float">
            <text:p>14,9</text:p>
          </table:table-cell>
          <table:table-cell office:value-type="float" office:value="55.515" calcext:value-type="float">
            <text:p>55,5</text:p>
          </table:table-cell>
          <table:table-cell office:value-type="float" office:value="92.692" calcext:value-type="float">
            <text:p>92,7</text:p>
          </table:table-cell>
          <table:table-cell table:number-columns-repeated="1002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32.8.174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46" calcext:value-type="float">
            <text:p>4,1</text:p>
          </table:table-cell>
          <table:table-cell office:value-type="float" office:value="23.773" calcext:value-type="float">
            <text:p>23,8</text:p>
          </table:table-cell>
          <table:table-cell office:value-type="float" office:value="77.541" calcext:value-type="float">
            <text:p>77,5</text:p>
          </table:table-cell>
          <table:table-cell office:value-type="float" office:value="77.626" calcext:value-type="float">
            <text:p>77,6</text:p>
          </table:table-cell>
          <table:table-cell office:value-type="float" office:value="436.954" calcext:value-type="float">
            <text:p>437,0</text:p>
          </table:table-cell>
          <table:table-cell office:value-type="float" office:value="446.946" calcext:value-type="float">
            <text:p>446,9</text:p>
          </table:table-cell>
          <table:table-cell table:formula="of:=[.K348]-[.J348]" office:value-type="float" office:value="9.99200000000002" calcext:value-type="float">
            <text:p>10,0</text:p>
          </table:table-cell>
          <table:table-cell/>
          <table:table-cell table:formula="of:=[.J348]-[.O348]-[.I348]" office:value-type="float" office:value="48.618" calcext:value-type="float">
            <text:p>48,6</text:p>
          </table:table-cell>
          <table:table-cell table:style-name="Default" office:value-type="float" office:value="310.71" calcext:value-type="float">
            <text:p>310,71</text:p>
          </table:table-cell>
          <table:table-cell table:formula="of:=[.O348]-[.Q348]" office:value-type="float" office:value="10.379" calcext:value-type="float">
            <text:p>10,4</text:p>
          </table:table-cell>
          <table:table-cell office:value-type="float" office:value="300.331" calcext:value-type="float">
            <text:p>300,3</text:p>
          </table:table-cell>
          <table:table-cell table:formula="of:=[.Q348]-[.S348]-[.U348]-[.V348]" office:value-type="float" office:value="11.047" calcext:value-type="float">
            <text:p>11,0</text:p>
          </table:table-cell>
          <table:table-cell office:value-type="float" office:value="114.92" calcext:value-type="float">
            <text:p>114,9</text:p>
          </table:table-cell>
          <table:table-cell office:value-type="float" office:value="10.408" calcext:value-type="float">
            <text:p>10,4</text:p>
          </table:table-cell>
          <table:table-cell office:value-type="float" office:value="44.477" calcext:value-type="float">
            <text:p>44,5</text:p>
          </table:table-cell>
          <table:table-cell office:value-type="float" office:value="129.887" calcext:value-type="float">
            <text:p>129,9</text:p>
          </table:table-cell>
          <table:table-cell table:number-columns-repeated="1002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32.8.174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57" calcext:value-type="float">
            <text:p>4,3</text:p>
          </table:table-cell>
          <table:table-cell office:value-type="float" office:value="23.807" calcext:value-type="float">
            <text:p>23,8</text:p>
          </table:table-cell>
          <table:table-cell office:value-type="float" office:value="89.526" calcext:value-type="float">
            <text:p>89,5</text:p>
          </table:table-cell>
          <table:table-cell office:value-type="float" office:value="89.692" calcext:value-type="float">
            <text:p>89,7</text:p>
          </table:table-cell>
          <table:table-cell office:value-type="float" office:value="480.675" calcext:value-type="float">
            <text:p>480,7</text:p>
          </table:table-cell>
          <table:table-cell office:value-type="float" office:value="492.198" calcext:value-type="float">
            <text:p>492,2</text:p>
          </table:table-cell>
          <table:table-cell table:formula="of:=[.K349]-[.J349]" office:value-type="float" office:value="11.523" calcext:value-type="float">
            <text:p>11,5</text:p>
          </table:table-cell>
          <table:table-cell/>
          <table:table-cell table:formula="of:=[.J349]-[.O349]-[.I349]" office:value-type="float" office:value="53.263" calcext:value-type="float">
            <text:p>53,3</text:p>
          </table:table-cell>
          <table:table-cell table:style-name="Default" office:value-type="float" office:value="337.72" calcext:value-type="float">
            <text:p>337,72</text:p>
          </table:table-cell>
          <table:table-cell table:formula="of:=[.O349]-[.Q349]" office:value-type="float" office:value="6.72200000000004" calcext:value-type="float">
            <text:p>6,7</text:p>
          </table:table-cell>
          <table:table-cell office:value-type="float" office:value="330.998" calcext:value-type="float">
            <text:p>331,0</text:p>
          </table:table-cell>
          <table:table-cell table:formula="of:=[.Q349]-[.S349]-[.U349]-[.V349]" office:value-type="float" office:value="23.751" calcext:value-type="float">
            <text:p>23,8</text:p>
          </table:table-cell>
          <table:table-cell office:value-type="float" office:value="113.264" calcext:value-type="float">
            <text:p>113,3</text:p>
          </table:table-cell>
          <table:table-cell office:value-type="float" office:value="16.724" calcext:value-type="float">
            <text:p>16,7</text:p>
          </table:table-cell>
          <table:table-cell office:value-type="float" office:value="40.459" calcext:value-type="float">
            <text:p>40,5</text:p>
          </table:table-cell>
          <table:table-cell office:value-type="float" office:value="153.524" calcext:value-type="float">
            <text:p>153,5</text:p>
          </table:table-cell>
          <table:table-cell table:number-columns-repeated="1002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32.8.174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26" calcext:value-type="float">
            <text:p>4,2</text:p>
          </table:table-cell>
          <table:table-cell office:value-type="float" office:value="23.646" calcext:value-type="float">
            <text:p>23,6</text:p>
          </table:table-cell>
          <table:table-cell office:value-type="float" office:value="73.769" calcext:value-type="float">
            <text:p>73,8</text:p>
          </table:table-cell>
          <table:table-cell office:value-type="float" office:value="73.817" calcext:value-type="float">
            <text:p>73,8</text:p>
          </table:table-cell>
          <table:table-cell office:value-type="float" office:value="399.114" calcext:value-type="float">
            <text:p>399,1</text:p>
          </table:table-cell>
          <table:table-cell office:value-type="float" office:value="409.968" calcext:value-type="float">
            <text:p>410,0</text:p>
          </table:table-cell>
          <table:table-cell table:formula="of:=[.K350]-[.J350]" office:value-type="float" office:value="10.854" calcext:value-type="float">
            <text:p>10,9</text:p>
          </table:table-cell>
          <table:table-cell/>
          <table:table-cell table:formula="of:=[.J350]-[.O350]-[.I350]" office:value-type="float" office:value="62.057" calcext:value-type="float">
            <text:p>62,1</text:p>
          </table:table-cell>
          <table:table-cell table:style-name="Default" office:value-type="float" office:value="263.24" calcext:value-type="float">
            <text:p>263,24</text:p>
          </table:table-cell>
          <table:table-cell table:formula="of:=[.O350]-[.Q350]" office:value-type="float" office:value="13.362" calcext:value-type="float">
            <text:p>13,4</text:p>
          </table:table-cell>
          <table:table-cell office:value-type="float" office:value="249.878" calcext:value-type="float">
            <text:p>249,9</text:p>
          </table:table-cell>
          <table:table-cell table:formula="of:=[.Q350]-[.S350]-[.U350]-[.V350]" office:value-type="float" office:value="2.419" calcext:value-type="float">
            <text:p>2,4</text:p>
          </table:table-cell>
          <table:table-cell office:value-type="float" office:value="121.2" calcext:value-type="float">
            <text:p>121,2</text:p>
          </table:table-cell>
          <table:table-cell office:value-type="float" office:value="1.819" calcext:value-type="float">
            <text:p>1,8</text:p>
          </table:table-cell>
          <table:table-cell office:value-type="float" office:value="38.798" calcext:value-type="float">
            <text:p>38,8</text:p>
          </table:table-cell>
          <table:table-cell office:value-type="float" office:value="87.461" calcext:value-type="float">
            <text:p>87,5</text:p>
          </table:table-cell>
          <table:table-cell table:number-columns-repeated="1002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32.8.174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93" calcext:value-type="float">
            <text:p>4,3</text:p>
          </table:table-cell>
          <table:table-cell office:value-type="float" office:value="23.702" calcext:value-type="float">
            <text:p>23,7</text:p>
          </table:table-cell>
          <table:table-cell office:value-type="float" office:value="89.366" calcext:value-type="float">
            <text:p>89,4</text:p>
          </table:table-cell>
          <table:table-cell office:value-type="float" office:value="89.499" calcext:value-type="float">
            <text:p>89,5</text:p>
          </table:table-cell>
          <table:table-cell office:value-type="float" office:value="481.294" calcext:value-type="float">
            <text:p>481,3</text:p>
          </table:table-cell>
          <table:table-cell office:value-type="float" office:value="491.22" calcext:value-type="float">
            <text:p>491,2</text:p>
          </table:table-cell>
          <table:table-cell table:formula="of:=[.K351]-[.J351]" office:value-type="float" office:value="9.92600000000004" calcext:value-type="float">
            <text:p>9,9</text:p>
          </table:table-cell>
          <table:table-cell/>
          <table:table-cell table:formula="of:=[.J351]-[.O351]-[.I351]" office:value-type="float" office:value="125.795" calcext:value-type="float">
            <text:p>125,8</text:p>
          </table:table-cell>
          <table:table-cell table:style-name="Default" office:value-type="float" office:value="266" calcext:value-type="float">
            <text:p>266</text:p>
          </table:table-cell>
          <table:table-cell table:formula="of:=[.O351]-[.Q351]" office:value-type="float" office:value="16.009" calcext:value-type="float">
            <text:p>16,0</text:p>
          </table:table-cell>
          <table:table-cell office:value-type="float" office:value="249.991" calcext:value-type="float">
            <text:p>250,0</text:p>
          </table:table-cell>
          <table:table-cell table:formula="of:=[.Q351]-[.S351]-[.U351]-[.V351]" office:value-type="float" office:value="6.08799999999999" calcext:value-type="float">
            <text:p>6,1</text:p>
          </table:table-cell>
          <table:table-cell office:value-type="float" office:value="112.652" calcext:value-type="float">
            <text:p>112,7</text:p>
          </table:table-cell>
          <table:table-cell office:value-type="float" office:value="5.454" calcext:value-type="float">
            <text:p>5,5</text:p>
          </table:table-cell>
          <table:table-cell office:value-type="float" office:value="47.139" calcext:value-type="float">
            <text:p>47,1</text:p>
          </table:table-cell>
          <table:table-cell office:value-type="float" office:value="84.112" calcext:value-type="float">
            <text:p>84,1</text:p>
          </table:table-cell>
          <table:table-cell table:number-columns-repeated="1002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32.8.174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94" calcext:value-type="float">
            <text:p>4,2</text:p>
          </table:table-cell>
          <table:table-cell office:value-type="float" office:value="23.901" calcext:value-type="float">
            <text:p>23,9</text:p>
          </table:table-cell>
          <table:table-cell office:value-type="float" office:value="76.034" calcext:value-type="float">
            <text:p>76,0</text:p>
          </table:table-cell>
          <table:table-cell office:value-type="float" office:value="76.204" calcext:value-type="float">
            <text:p>76,2</text:p>
          </table:table-cell>
          <table:table-cell office:value-type="float" office:value="751.65" calcext:value-type="float">
            <text:p>751,7</text:p>
          </table:table-cell>
          <table:table-cell office:value-type="float" office:value="763.625" calcext:value-type="float">
            <text:p>763,6</text:p>
          </table:table-cell>
          <table:table-cell table:formula="of:=[.K352]-[.J352]" office:value-type="float" office:value="11.975" calcext:value-type="float">
            <text:p>12,0</text:p>
          </table:table-cell>
          <table:table-cell/>
          <table:table-cell table:formula="of:=[.J352]-[.O352]-[.I352]" office:value-type="float" office:value="356.986" calcext:value-type="float">
            <text:p>357,0</text:p>
          </table:table-cell>
          <table:table-cell table:style-name="Default" office:value-type="float" office:value="318.46" calcext:value-type="float">
            <text:p>318,46</text:p>
          </table:table-cell>
          <table:table-cell table:formula="of:=[.O352]-[.Q352]" office:value-type="float" office:value="52.456" calcext:value-type="float">
            <text:p>52,5</text:p>
          </table:table-cell>
          <table:table-cell office:value-type="float" office:value="266.004" calcext:value-type="float">
            <text:p>266,0</text:p>
          </table:table-cell>
          <table:table-cell table:formula="of:=[.Q352]-[.S352]-[.U352]-[.V352]" office:value-type="float" office:value="18.363" calcext:value-type="float">
            <text:p>18,4</text:p>
          </table:table-cell>
          <table:table-cell office:value-type="float" office:value="105.969" calcext:value-type="float">
            <text:p>106,0</text:p>
          </table:table-cell>
          <table:table-cell office:value-type="float" office:value="17.699" calcext:value-type="float">
            <text:p>17,7</text:p>
          </table:table-cell>
          <table:table-cell office:value-type="float" office:value="54.045" calcext:value-type="float">
            <text:p>54,0</text:p>
          </table:table-cell>
          <table:table-cell office:value-type="float" office:value="87.627" calcext:value-type="float">
            <text:p>87,6</text:p>
          </table:table-cell>
          <table:table-cell table:number-columns-repeated="1002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32.8.174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27" calcext:value-type="float">
            <text:p>4,3</text:p>
          </table:table-cell>
          <table:table-cell office:value-type="float" office:value="24.123" calcext:value-type="float">
            <text:p>24,1</text:p>
          </table:table-cell>
          <table:table-cell office:value-type="float" office:value="91.441" calcext:value-type="float">
            <text:p>91,4</text:p>
          </table:table-cell>
          <table:table-cell office:value-type="float" office:value="91.622" calcext:value-type="float">
            <text:p>91,6</text:p>
          </table:table-cell>
          <table:table-cell office:value-type="float" office:value="443.423" calcext:value-type="float">
            <text:p>443,4</text:p>
          </table:table-cell>
          <table:table-cell office:value-type="float" office:value="453.63" calcext:value-type="float">
            <text:p>453,6</text:p>
          </table:table-cell>
          <table:table-cell table:formula="of:=[.K353]-[.J353]" office:value-type="float" office:value="10.207" calcext:value-type="float">
            <text:p>10,2</text:p>
          </table:table-cell>
          <table:table-cell/>
          <table:table-cell table:formula="of:=[.J353]-[.O353]-[.I353]" office:value-type="float" office:value="72.571" calcext:value-type="float">
            <text:p>72,6</text:p>
          </table:table-cell>
          <table:table-cell table:style-name="Default" office:value-type="float" office:value="279.23" calcext:value-type="float">
            <text:p>279,23</text:p>
          </table:table-cell>
          <table:table-cell table:formula="of:=[.O353]-[.Q353]" office:value-type="float" office:value="10.713" calcext:value-type="float">
            <text:p>10,7</text:p>
          </table:table-cell>
          <table:table-cell office:value-type="float" office:value="268.517" calcext:value-type="float">
            <text:p>268,5</text:p>
          </table:table-cell>
          <table:table-cell table:formula="of:=[.Q353]-[.S353]-[.U353]-[.V353]" office:value-type="float" office:value="18.927" calcext:value-type="float">
            <text:p>18,9</text:p>
          </table:table-cell>
          <table:table-cell office:value-type="float" office:value="116.063" calcext:value-type="float">
            <text:p>116,1</text:p>
          </table:table-cell>
          <table:table-cell office:value-type="float" office:value="18.218" calcext:value-type="float">
            <text:p>18,2</text:p>
          </table:table-cell>
          <table:table-cell office:value-type="float" office:value="43.939" calcext:value-type="float">
            <text:p>43,9</text:p>
          </table:table-cell>
          <table:table-cell office:value-type="float" office:value="89.588" calcext:value-type="float">
            <text:p>89,6</text:p>
          </table:table-cell>
          <table:table-cell table:number-columns-repeated="1002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32.8.174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52" calcext:value-type="float">
            <text:p>4,2</text:p>
          </table:table-cell>
          <table:table-cell office:value-type="float" office:value="23.413" calcext:value-type="float">
            <text:p>23,4</text:p>
          </table:table-cell>
          <table:table-cell office:value-type="float" office:value="76.252" calcext:value-type="float">
            <text:p>76,3</text:p>
          </table:table-cell>
          <table:table-cell office:value-type="float" office:value="76.434" calcext:value-type="float">
            <text:p>76,4</text:p>
          </table:table-cell>
          <table:table-cell office:value-type="float" office:value="466.185" calcext:value-type="float">
            <text:p>466,2</text:p>
          </table:table-cell>
          <table:table-cell office:value-type="float" office:value="476.214" calcext:value-type="float">
            <text:p>476,2</text:p>
          </table:table-cell>
          <table:table-cell table:formula="of:=[.K354]-[.J354]" office:value-type="float" office:value="10.029" calcext:value-type="float">
            <text:p>10,0</text:p>
          </table:table-cell>
          <table:table-cell/>
          <table:table-cell table:formula="of:=[.J354]-[.O354]-[.I354]" office:value-type="float" office:value="72.501" calcext:value-type="float">
            <text:p>72,5</text:p>
          </table:table-cell>
          <table:table-cell table:style-name="Default" office:value-type="float" office:value="317.25" calcext:value-type="float">
            <text:p>317,25</text:p>
          </table:table-cell>
          <table:table-cell table:formula="of:=[.O354]-[.Q354]" office:value-type="float" office:value="2.23899999999998" calcext:value-type="float">
            <text:p>2,2</text:p>
          </table:table-cell>
          <table:table-cell office:value-type="float" office:value="315.011" calcext:value-type="float">
            <text:p>315,0</text:p>
          </table:table-cell>
          <table:table-cell table:formula="of:=[.Q354]-[.S354]-[.U354]-[.V354]" office:value-type="float" office:value="16.873" calcext:value-type="float">
            <text:p>16,9</text:p>
          </table:table-cell>
          <table:table-cell office:value-type="float" office:value="106.071" calcext:value-type="float">
            <text:p>106,1</text:p>
          </table:table-cell>
          <table:table-cell office:value-type="float" office:value="16.197" calcext:value-type="float">
            <text:p>16,2</text:p>
          </table:table-cell>
          <table:table-cell office:value-type="float" office:value="54.037" calcext:value-type="float">
            <text:p>54,0</text:p>
          </table:table-cell>
          <table:table-cell office:value-type="float" office:value="138.03" calcext:value-type="float">
            <text:p>138,0</text:p>
          </table:table-cell>
          <table:table-cell table:number-columns-repeated="1002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32.8.174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93" calcext:value-type="float">
            <text:p>4,2</text:p>
          </table:table-cell>
          <table:table-cell office:value-type="float" office:value="23.978" calcext:value-type="float">
            <text:p>24,0</text:p>
          </table:table-cell>
          <table:table-cell office:value-type="float" office:value="94.491" calcext:value-type="float">
            <text:p>94,5</text:p>
          </table:table-cell>
          <table:table-cell office:value-type="float" office:value="94.658" calcext:value-type="float">
            <text:p>94,7</text:p>
          </table:table-cell>
          <table:table-cell office:value-type="float" office:value="480.514" calcext:value-type="float">
            <text:p>480,5</text:p>
          </table:table-cell>
          <table:table-cell office:value-type="float" office:value="489.468" calcext:value-type="float">
            <text:p>489,5</text:p>
          </table:table-cell>
          <table:table-cell table:formula="of:=[.K355]-[.J355]" office:value-type="float" office:value="8.95400000000001" calcext:value-type="float">
            <text:p>9,0</text:p>
          </table:table-cell>
          <table:table-cell/>
          <table:table-cell table:formula="of:=[.J355]-[.O355]-[.I355]" office:value-type="float" office:value="33.206" calcext:value-type="float">
            <text:p>33,2</text:p>
          </table:table-cell>
          <table:table-cell table:style-name="Default" office:value-type="float" office:value="352.65" calcext:value-type="float">
            <text:p>352,65</text:p>
          </table:table-cell>
          <table:table-cell table:formula="of:=[.O355]-[.Q355]" office:value-type="float" office:value="14.704" calcext:value-type="float">
            <text:p>14,7</text:p>
          </table:table-cell>
          <table:table-cell office:value-type="float" office:value="337.946" calcext:value-type="float">
            <text:p>337,9</text:p>
          </table:table-cell>
          <table:table-cell table:formula="of:=[.Q355]-[.S355]-[.U355]-[.V355]" office:value-type="float" office:value="23.375" calcext:value-type="float">
            <text:p>23,4</text:p>
          </table:table-cell>
          <table:table-cell office:value-type="float" office:value="108.101" calcext:value-type="float">
            <text:p>108,1</text:p>
          </table:table-cell>
          <table:table-cell office:value-type="float" office:value="11.198" calcext:value-type="float">
            <text:p>11,2</text:p>
          </table:table-cell>
          <table:table-cell office:value-type="float" office:value="40.277" calcext:value-type="float">
            <text:p>40,3</text:p>
          </table:table-cell>
          <table:table-cell office:value-type="float" office:value="166.193" calcext:value-type="float">
            <text:p>166,2</text:p>
          </table:table-cell>
          <table:table-cell table:number-columns-repeated="1002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32.8.174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34" calcext:value-type="float">
            <text:p>4,2</text:p>
          </table:table-cell>
          <table:table-cell office:value-type="float" office:value="23.619" calcext:value-type="float">
            <text:p>23,6</text:p>
          </table:table-cell>
          <table:table-cell office:value-type="float" office:value="75.289" calcext:value-type="float">
            <text:p>75,3</text:p>
          </table:table-cell>
          <table:table-cell office:value-type="float" office:value="75.454" calcext:value-type="float">
            <text:p>75,5</text:p>
          </table:table-cell>
          <table:table-cell office:value-type="float" office:value="405.442" calcext:value-type="float">
            <text:p>405,4</text:p>
          </table:table-cell>
          <table:table-cell office:value-type="float" office:value="416.833" calcext:value-type="float">
            <text:p>416,8</text:p>
          </table:table-cell>
          <table:table-cell table:formula="of:=[.K356]-[.J356]" office:value-type="float" office:value="11.391" calcext:value-type="float">
            <text:p>11,4</text:p>
          </table:table-cell>
          <table:table-cell/>
          <table:table-cell table:formula="of:=[.J356]-[.O356]-[.I356]" office:value-type="float" office:value="66.668" calcext:value-type="float">
            <text:p>66,7</text:p>
          </table:table-cell>
          <table:table-cell table:style-name="Default" office:value-type="float" office:value="263.32" calcext:value-type="float">
            <text:p>263,32</text:p>
          </table:table-cell>
          <table:table-cell table:formula="of:=[.O356]-[.Q356]" office:value-type="float" office:value="3.79699999999997" calcext:value-type="float">
            <text:p>3,8</text:p>
          </table:table-cell>
          <table:table-cell office:value-type="float" office:value="259.523" calcext:value-type="float">
            <text:p>259,5</text:p>
          </table:table-cell>
          <table:table-cell table:formula="of:=[.Q356]-[.S356]-[.U356]-[.V356]" office:value-type="float" office:value="3.57899999999999" calcext:value-type="float">
            <text:p>3,6</text:p>
          </table:table-cell>
          <table:table-cell office:value-type="float" office:value="117.896" calcext:value-type="float">
            <text:p>117,9</text:p>
          </table:table-cell>
          <table:table-cell office:value-type="float" office:value="2.95" calcext:value-type="float">
            <text:p>3,0</text:p>
          </table:table-cell>
          <table:table-cell office:value-type="float" office:value="41.651" calcext:value-type="float">
            <text:p>41,7</text:p>
          </table:table-cell>
          <table:table-cell office:value-type="float" office:value="96.397" calcext:value-type="float">
            <text:p>96,4</text:p>
          </table:table-cell>
          <table:table-cell table:number-columns-repeated="1002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32.8.174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44" calcext:value-type="float">
            <text:p>4,1</text:p>
          </table:table-cell>
          <table:table-cell office:value-type="float" office:value="23.716" calcext:value-type="float">
            <text:p>23,7</text:p>
          </table:table-cell>
          <table:table-cell office:value-type="float" office:value="77.067" calcext:value-type="float">
            <text:p>77,1</text:p>
          </table:table-cell>
          <table:table-cell office:value-type="float" office:value="77.161" calcext:value-type="float">
            <text:p>77,2</text:p>
          </table:table-cell>
          <table:table-cell office:value-type="float" office:value="442.31" calcext:value-type="float">
            <text:p>442,3</text:p>
          </table:table-cell>
          <table:table-cell office:value-type="float" office:value="452.121" calcext:value-type="float">
            <text:p>452,1</text:p>
          </table:table-cell>
          <table:table-cell table:formula="of:=[.K357]-[.J357]" office:value-type="float" office:value="9.81099999999998" calcext:value-type="float">
            <text:p>9,8</text:p>
          </table:table-cell>
          <table:table-cell/>
          <table:table-cell table:formula="of:=[.J357]-[.O357]-[.I357]" office:value-type="float" office:value="81.489" calcext:value-type="float">
            <text:p>81,5</text:p>
          </table:table-cell>
          <table:table-cell table:style-name="Default" office:value-type="float" office:value="283.66" calcext:value-type="float">
            <text:p>283,66</text:p>
          </table:table-cell>
          <table:table-cell table:formula="of:=[.O357]-[.Q357]" office:value-type="float" office:value="19.499" calcext:value-type="float">
            <text:p>19,5</text:p>
          </table:table-cell>
          <table:table-cell office:value-type="float" office:value="264.161" calcext:value-type="float">
            <text:p>264,2</text:p>
          </table:table-cell>
          <table:table-cell table:formula="of:=[.Q357]-[.S357]-[.U357]-[.V357]" office:value-type="float" office:value="3.28499999999998" calcext:value-type="float">
            <text:p>3,3</text:p>
          </table:table-cell>
          <table:table-cell office:value-type="float" office:value="103.016" calcext:value-type="float">
            <text:p>103,0</text:p>
          </table:table-cell>
          <table:table-cell office:value-type="float" office:value="2.656" calcext:value-type="float">
            <text:p>2,7</text:p>
          </table:table-cell>
          <table:table-cell office:value-type="float" office:value="37.015" calcext:value-type="float">
            <text:p>37,0</text:p>
          </table:table-cell>
          <table:table-cell office:value-type="float" office:value="120.845" calcext:value-type="float">
            <text:p>120,8</text:p>
          </table:table-cell>
          <table:table-cell table:number-columns-repeated="1002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32.8.174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34" calcext:value-type="float">
            <text:p>4,3</text:p>
          </table:table-cell>
          <table:table-cell office:value-type="float" office:value="24.153" calcext:value-type="float">
            <text:p>24,2</text:p>
          </table:table-cell>
          <table:table-cell office:value-type="float" office:value="92.656" calcext:value-type="float">
            <text:p>92,7</text:p>
          </table:table-cell>
          <table:table-cell office:value-type="float" office:value="92.892" calcext:value-type="float">
            <text:p>92,9</text:p>
          </table:table-cell>
          <table:table-cell office:value-type="float" office:value="423.451" calcext:value-type="float">
            <text:p>423,5</text:p>
          </table:table-cell>
          <table:table-cell office:value-type="float" office:value="432.527" calcext:value-type="float">
            <text:p>432,5</text:p>
          </table:table-cell>
          <table:table-cell table:formula="of:=[.K358]-[.J358]" office:value-type="float" office:value="9.07599999999997" calcext:value-type="float">
            <text:p>9,1</text:p>
          </table:table-cell>
          <table:table-cell/>
          <table:table-cell table:formula="of:=[.J358]-[.O358]-[.I358]" office:value-type="float" office:value="75.629" calcext:value-type="float">
            <text:p>75,6</text:p>
          </table:table-cell>
          <table:table-cell table:style-name="Default" office:value-type="float" office:value="254.93" calcext:value-type="float">
            <text:p>254,93</text:p>
          </table:table-cell>
          <table:table-cell table:formula="of:=[.O358]-[.Q358]" office:value-type="float" office:value="16.327" calcext:value-type="float">
            <text:p>16,3</text:p>
          </table:table-cell>
          <table:table-cell office:value-type="float" office:value="238.603" calcext:value-type="float">
            <text:p>238,6</text:p>
          </table:table-cell>
          <table:table-cell table:formula="of:=[.Q358]-[.S358]-[.U358]-[.V358]" office:value-type="float" office:value="14.646" calcext:value-type="float">
            <text:p>14,6</text:p>
          </table:table-cell>
          <table:table-cell office:value-type="float" office:value="103.983" calcext:value-type="float">
            <text:p>104,0</text:p>
          </table:table-cell>
          <table:table-cell office:value-type="float" office:value="13.994" calcext:value-type="float">
            <text:p>14,0</text:p>
          </table:table-cell>
          <table:table-cell office:value-type="float" office:value="55.657" calcext:value-type="float">
            <text:p>55,7</text:p>
          </table:table-cell>
          <table:table-cell office:value-type="float" office:value="64.317" calcext:value-type="float">
            <text:p>64,3</text:p>
          </table:table-cell>
          <table:table-cell table:number-columns-repeated="1002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32.8.174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42" calcext:value-type="float">
            <text:p>4,2</text:p>
          </table:table-cell>
          <table:table-cell office:value-type="float" office:value="23.147" calcext:value-type="float">
            <text:p>23,1</text:p>
          </table:table-cell>
          <table:table-cell office:value-type="float" office:value="73.282" calcext:value-type="float">
            <text:p>73,3</text:p>
          </table:table-cell>
          <table:table-cell office:value-type="float" office:value="73.448" calcext:value-type="float">
            <text:p>73,4</text:p>
          </table:table-cell>
          <table:table-cell office:value-type="float" office:value="391.883" calcext:value-type="float">
            <text:p>391,9</text:p>
          </table:table-cell>
          <table:table-cell office:value-type="float" office:value="401.509" calcext:value-type="float">
            <text:p>401,5</text:p>
          </table:table-cell>
          <table:table-cell table:formula="of:=[.K359]-[.J359]" office:value-type="float" office:value="9.62600000000003" calcext:value-type="float">
            <text:p>9,6</text:p>
          </table:table-cell>
          <table:table-cell/>
          <table:table-cell table:formula="of:=[.J359]-[.O359]-[.I359]" office:value-type="float" office:value="76.415" calcext:value-type="float">
            <text:p>76,4</text:p>
          </table:table-cell>
          <table:table-cell table:style-name="Default" office:value-type="float" office:value="242.02" calcext:value-type="float">
            <text:p>242,02</text:p>
          </table:table-cell>
          <table:table-cell table:formula="of:=[.O359]-[.Q359]" office:value-type="float" office:value="11.671" calcext:value-type="float">
            <text:p>11,7</text:p>
          </table:table-cell>
          <table:table-cell office:value-type="float" office:value="230.349" calcext:value-type="float">
            <text:p>230,3</text:p>
          </table:table-cell>
          <table:table-cell table:formula="of:=[.Q359]-[.S359]-[.U359]-[.V359]" office:value-type="float" office:value="1.95599999999999" calcext:value-type="float">
            <text:p>2,0</text:p>
          </table:table-cell>
          <table:table-cell office:value-type="float" office:value="105.324" calcext:value-type="float">
            <text:p>105,3</text:p>
          </table:table-cell>
          <table:table-cell office:value-type="float" office:value="1.332" calcext:value-type="float">
            <text:p>1,3</text:p>
          </table:table-cell>
          <table:table-cell office:value-type="float" office:value="54.301" calcext:value-type="float">
            <text:p>54,3</text:p>
          </table:table-cell>
          <table:table-cell office:value-type="float" office:value="68.768" calcext:value-type="float">
            <text:p>68,8</text:p>
          </table:table-cell>
          <table:table-cell table:number-columns-repeated="1002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32.8.174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29" calcext:value-type="float">
            <text:p>4,2</text:p>
          </table:table-cell>
          <table:table-cell office:value-type="float" office:value="23.801" calcext:value-type="float">
            <text:p>23,8</text:p>
          </table:table-cell>
          <table:table-cell office:value-type="float" office:value="76.37" calcext:value-type="float">
            <text:p>76,4</text:p>
          </table:table-cell>
          <table:table-cell office:value-type="float" office:value="76.551" calcext:value-type="float">
            <text:p>76,6</text:p>
          </table:table-cell>
          <table:table-cell office:value-type="float" office:value="446.297" calcext:value-type="float">
            <text:p>446,3</text:p>
          </table:table-cell>
          <table:table-cell office:value-type="float" office:value="456.519" calcext:value-type="float">
            <text:p>456,5</text:p>
          </table:table-cell>
          <table:table-cell table:formula="of:=[.K360]-[.J360]" office:value-type="float" office:value="10.222" calcext:value-type="float">
            <text:p>10,2</text:p>
          </table:table-cell>
          <table:table-cell/>
          <table:table-cell table:formula="of:=[.J360]-[.O360]-[.I360]" office:value-type="float" office:value="79.276" calcext:value-type="float">
            <text:p>79,3</text:p>
          </table:table-cell>
          <table:table-cell table:style-name="Default" office:value-type="float" office:value="290.47" calcext:value-type="float">
            <text:p>290,47</text:p>
          </table:table-cell>
          <table:table-cell table:formula="of:=[.O360]-[.Q360]" office:value-type="float" office:value="11.146" calcext:value-type="float">
            <text:p>11,1</text:p>
          </table:table-cell>
          <table:table-cell office:value-type="float" office:value="279.324" calcext:value-type="float">
            <text:p>279,3</text:p>
          </table:table-cell>
          <table:table-cell table:formula="of:=[.Q360]-[.S360]-[.U360]-[.V360]" office:value-type="float" office:value="10.057" calcext:value-type="float">
            <text:p>10,1</text:p>
          </table:table-cell>
          <table:table-cell office:value-type="float" office:value="109.478" calcext:value-type="float">
            <text:p>109,5</text:p>
          </table:table-cell>
          <table:table-cell office:value-type="float" office:value="9.454" calcext:value-type="float">
            <text:p>9,5</text:p>
          </table:table-cell>
          <table:table-cell office:value-type="float" office:value="50.513" calcext:value-type="float">
            <text:p>50,5</text:p>
          </table:table-cell>
          <table:table-cell office:value-type="float" office:value="109.276" calcext:value-type="float">
            <text:p>109,3</text:p>
          </table:table-cell>
          <table:table-cell table:number-columns-repeated="1002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32.8.174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27" calcext:value-type="float">
            <text:p>4,2</text:p>
          </table:table-cell>
          <table:table-cell office:value-type="float" office:value="23.505" calcext:value-type="float">
            <text:p>23,5</text:p>
          </table:table-cell>
          <table:table-cell office:value-type="float" office:value="73.73" calcext:value-type="float">
            <text:p>73,7</text:p>
          </table:table-cell>
          <table:table-cell office:value-type="float" office:value="73.876" calcext:value-type="float">
            <text:p>73,9</text:p>
          </table:table-cell>
          <table:table-cell office:value-type="float" office:value="419.27" calcext:value-type="float">
            <text:p>419,3</text:p>
          </table:table-cell>
          <table:table-cell office:value-type="float" office:value="429.994" calcext:value-type="float">
            <text:p>430,0</text:p>
          </table:table-cell>
          <table:table-cell table:formula="of:=[.K361]-[.J361]" office:value-type="float" office:value="10.724" calcext:value-type="float">
            <text:p>10,7</text:p>
          </table:table-cell>
          <table:table-cell/>
          <table:table-cell table:formula="of:=[.J361]-[.O361]-[.I361]" office:value-type="float" office:value="72.894" calcext:value-type="float">
            <text:p>72,9</text:p>
          </table:table-cell>
          <table:table-cell table:style-name="Default" office:value-type="float" office:value="272.5" calcext:value-type="float">
            <text:p>272,5</text:p>
          </table:table-cell>
          <table:table-cell table:formula="of:=[.O361]-[.Q361]" office:value-type="float" office:value="14.238" calcext:value-type="float">
            <text:p>14,2</text:p>
          </table:table-cell>
          <table:table-cell office:value-type="float" office:value="258.262" calcext:value-type="float">
            <text:p>258,3</text:p>
          </table:table-cell>
          <table:table-cell table:formula="of:=[.Q361]-[.S361]-[.U361]-[.V361]" office:value-type="float" office:value="12.118" calcext:value-type="float">
            <text:p>12,1</text:p>
          </table:table-cell>
          <table:table-cell office:value-type="float" office:value="106.647" calcext:value-type="float">
            <text:p>106,6</text:p>
          </table:table-cell>
          <table:table-cell office:value-type="float" office:value="11.527" calcext:value-type="float">
            <text:p>11,5</text:p>
          </table:table-cell>
          <table:table-cell office:value-type="float" office:value="52.995" calcext:value-type="float">
            <text:p>53,0</text:p>
          </table:table-cell>
          <table:table-cell office:value-type="float" office:value="86.502" calcext:value-type="float">
            <text:p>86,5</text:p>
          </table:table-cell>
          <table:table-cell table:number-columns-repeated="1002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32.8.174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16" calcext:value-type="float">
            <text:p>4,1</text:p>
          </table:table-cell>
          <table:table-cell office:value-type="float" office:value="23.547" calcext:value-type="float">
            <text:p>23,5</text:p>
          </table:table-cell>
          <table:table-cell office:value-type="float" office:value="93.175" calcext:value-type="float">
            <text:p>93,2</text:p>
          </table:table-cell>
          <table:table-cell office:value-type="float" office:value="93.356" calcext:value-type="float">
            <text:p>93,4</text:p>
          </table:table-cell>
          <table:table-cell office:value-type="float" office:value="449.161" calcext:value-type="float">
            <text:p>449,2</text:p>
          </table:table-cell>
          <table:table-cell office:value-type="float" office:value="458.494" calcext:value-type="float">
            <text:p>458,5</text:p>
          </table:table-cell>
          <table:table-cell table:formula="of:=[.K362]-[.J362]" office:value-type="float" office:value="9.33300000000003" calcext:value-type="float">
            <text:p>9,3</text:p>
          </table:table-cell>
          <table:table-cell/>
          <table:table-cell table:formula="of:=[.J362]-[.O362]-[.I362]" office:value-type="float" office:value="104.795" calcext:value-type="float">
            <text:p>104,8</text:p>
          </table:table-cell>
          <table:table-cell table:style-name="Default" office:value-type="float" office:value="251.01" calcext:value-type="float">
            <text:p>251,01</text:p>
          </table:table-cell>
          <table:table-cell table:formula="of:=[.O362]-[.Q362]" office:value-type="float" office:value="16.336" calcext:value-type="float">
            <text:p>16,3</text:p>
          </table:table-cell>
          <table:table-cell office:value-type="float" office:value="234.674" calcext:value-type="float">
            <text:p>234,7</text:p>
          </table:table-cell>
          <table:table-cell table:formula="of:=[.Q362]-[.S362]-[.U362]-[.V362]" office:value-type="float" office:value="10.646" calcext:value-type="float">
            <text:p>10,6</text:p>
          </table:table-cell>
          <table:table-cell office:value-type="float" office:value="103.87" calcext:value-type="float">
            <text:p>103,9</text:p>
          </table:table-cell>
          <table:table-cell office:value-type="float" office:value="10.014" calcext:value-type="float">
            <text:p>10,0</text:p>
          </table:table-cell>
          <table:table-cell office:value-type="float" office:value="55.844" calcext:value-type="float">
            <text:p>55,8</text:p>
          </table:table-cell>
          <table:table-cell office:value-type="float" office:value="64.314" calcext:value-type="float">
            <text:p>64,3</text:p>
          </table:table-cell>
          <table:table-cell table:number-columns-repeated="1002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32.8.174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28" calcext:value-type="float">
            <text:p>4,2</text:p>
          </table:table-cell>
          <table:table-cell office:value-type="float" office:value="23.913" calcext:value-type="float">
            <text:p>23,9</text:p>
          </table:table-cell>
          <table:table-cell office:value-type="float" office:value="78.846" calcext:value-type="float">
            <text:p>78,8</text:p>
          </table:table-cell>
          <table:table-cell office:value-type="float" office:value="79.03" calcext:value-type="float">
            <text:p>79,0</text:p>
          </table:table-cell>
          <table:table-cell office:value-type="float" office:value="378.946" calcext:value-type="float">
            <text:p>378,9</text:p>
          </table:table-cell>
          <table:table-cell office:value-type="float" office:value="388.644" calcext:value-type="float">
            <text:p>388,6</text:p>
          </table:table-cell>
          <table:table-cell table:formula="of:=[.K363]-[.J363]" office:value-type="float" office:value="9.69799999999998" calcext:value-type="float">
            <text:p>9,7</text:p>
          </table:table-cell>
          <table:table-cell/>
          <table:table-cell table:formula="of:=[.J363]-[.O363]-[.I363]" office:value-type="float" office:value="56.386" calcext:value-type="float">
            <text:p>56,4</text:p>
          </table:table-cell>
          <table:table-cell table:style-name="Default" office:value-type="float" office:value="243.53" calcext:value-type="float">
            <text:p>243,53</text:p>
          </table:table-cell>
          <table:table-cell table:formula="of:=[.O363]-[.Q363]" office:value-type="float" office:value="8.79599999999999" calcext:value-type="float">
            <text:p>8,8</text:p>
          </table:table-cell>
          <table:table-cell office:value-type="float" office:value="234.734" calcext:value-type="float">
            <text:p>234,7</text:p>
          </table:table-cell>
          <table:table-cell table:formula="of:=[.Q363]-[.S363]-[.U363]-[.V363]" office:value-type="float" office:value="23.039" calcext:value-type="float">
            <text:p>23,0</text:p>
          </table:table-cell>
          <table:table-cell office:value-type="float" office:value="103.632" calcext:value-type="float">
            <text:p>103,6</text:p>
          </table:table-cell>
          <table:table-cell office:value-type="float" office:value="2.894" calcext:value-type="float">
            <text:p>2,9</text:p>
          </table:table-cell>
          <table:table-cell office:value-type="float" office:value="36.326" calcext:value-type="float">
            <text:p>36,3</text:p>
          </table:table-cell>
          <table:table-cell office:value-type="float" office:value="71.737" calcext:value-type="float">
            <text:p>71,7</text:p>
          </table:table-cell>
          <table:table-cell table:number-columns-repeated="1002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32.8.174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3" calcext:value-type="float">
            <text:p>4,2</text:p>
          </table:table-cell>
          <table:table-cell office:value-type="float" office:value="23.133" calcext:value-type="float">
            <text:p>23,1</text:p>
          </table:table-cell>
          <table:table-cell office:value-type="float" office:value="76.811" calcext:value-type="float">
            <text:p>76,8</text:p>
          </table:table-cell>
          <table:table-cell office:value-type="float" office:value="77.03" calcext:value-type="float">
            <text:p>77,0</text:p>
          </table:table-cell>
          <table:table-cell office:value-type="float" office:value="486.244" calcext:value-type="float">
            <text:p>486,2</text:p>
          </table:table-cell>
          <table:table-cell office:value-type="float" office:value="496.075" calcext:value-type="float">
            <text:p>496,1</text:p>
          </table:table-cell>
          <table:table-cell table:formula="of:=[.K364]-[.J364]" office:value-type="float" office:value="9.83099999999996" calcext:value-type="float">
            <text:p>9,8</text:p>
          </table:table-cell>
          <table:table-cell/>
          <table:table-cell table:formula="of:=[.J364]-[.O364]-[.I364]" office:value-type="float" office:value="127.114" calcext:value-type="float">
            <text:p>127,1</text:p>
          </table:table-cell>
          <table:table-cell table:style-name="Default" office:value-type="float" office:value="282.1" calcext:value-type="float">
            <text:p>282,1</text:p>
          </table:table-cell>
          <table:table-cell table:formula="of:=[.O364]-[.Q364]" office:value-type="float" office:value="17.66" calcext:value-type="float">
            <text:p>17,7</text:p>
          </table:table-cell>
          <table:table-cell office:value-type="float" office:value="264.44" calcext:value-type="float">
            <text:p>264,4</text:p>
          </table:table-cell>
          <table:table-cell table:formula="of:=[.Q364]-[.S364]-[.U364]-[.V364]" office:value-type="float" office:value="2.06" calcext:value-type="float">
            <text:p>2,1</text:p>
          </table:table-cell>
          <table:table-cell office:value-type="float" office:value="113.779" calcext:value-type="float">
            <text:p>113,8</text:p>
          </table:table-cell>
          <table:table-cell office:value-type="float" office:value="1.505" calcext:value-type="float">
            <text:p>1,5</text:p>
          </table:table-cell>
          <table:table-cell office:value-type="float" office:value="45.87" calcext:value-type="float">
            <text:p>45,9</text:p>
          </table:table-cell>
          <table:table-cell office:value-type="float" office:value="102.731" calcext:value-type="float">
            <text:p>102,7</text:p>
          </table:table-cell>
          <table:table-cell table:number-columns-repeated="1002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32.8.174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2" calcext:value-type="float">
            <text:p>4,3</text:p>
          </table:table-cell>
          <table:table-cell office:value-type="float" office:value="23.626" calcext:value-type="float">
            <text:p>23,6</text:p>
          </table:table-cell>
          <table:table-cell office:value-type="float" office:value="75.413" calcext:value-type="float">
            <text:p>75,4</text:p>
          </table:table-cell>
          <table:table-cell office:value-type="float" office:value="75.521" calcext:value-type="float">
            <text:p>75,5</text:p>
          </table:table-cell>
          <table:table-cell office:value-type="float" office:value="428.994" calcext:value-type="float">
            <text:p>429,0</text:p>
          </table:table-cell>
          <table:table-cell office:value-type="float" office:value="438.742" calcext:value-type="float">
            <text:p>438,7</text:p>
          </table:table-cell>
          <table:table-cell table:formula="of:=[.K365]-[.J365]" office:value-type="float" office:value="9.74799999999999" calcext:value-type="float">
            <text:p>9,7</text:p>
          </table:table-cell>
          <table:table-cell/>
          <table:table-cell table:formula="of:=[.J365]-[.O365]-[.I365]" office:value-type="float" office:value="98.193" calcext:value-type="float">
            <text:p>98,2</text:p>
          </table:table-cell>
          <table:table-cell table:style-name="Default" office:value-type="float" office:value="255.28" calcext:value-type="float">
            <text:p>255,28</text:p>
          </table:table-cell>
          <table:table-cell table:formula="of:=[.O365]-[.Q365]" office:value-type="float" office:value="19.166" calcext:value-type="float">
            <text:p>19,2</text:p>
          </table:table-cell>
          <table:table-cell office:value-type="float" office:value="236.114" calcext:value-type="float">
            <text:p>236,1</text:p>
          </table:table-cell>
          <table:table-cell table:formula="of:=[.Q365]-[.S365]-[.U365]-[.V365]" office:value-type="float" office:value="15.369" calcext:value-type="float">
            <text:p>15,4</text:p>
          </table:table-cell>
          <table:table-cell office:value-type="float" office:value="104.74" calcext:value-type="float">
            <text:p>104,7</text:p>
          </table:table-cell>
          <table:table-cell office:value-type="float" office:value="14.757" calcext:value-type="float">
            <text:p>14,8</text:p>
          </table:table-cell>
          <table:table-cell office:value-type="float" office:value="54.585" calcext:value-type="float">
            <text:p>54,6</text:p>
          </table:table-cell>
          <table:table-cell office:value-type="float" office:value="61.42" calcext:value-type="float">
            <text:p>61,4</text:p>
          </table:table-cell>
          <table:table-cell table:number-columns-repeated="1002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32.8.174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34" calcext:value-type="float">
            <text:p>4,2</text:p>
          </table:table-cell>
          <table:table-cell office:value-type="float" office:value="23.558" calcext:value-type="float">
            <text:p>23,6</text:p>
          </table:table-cell>
          <table:table-cell office:value-type="float" office:value="74.7" calcext:value-type="float">
            <text:p>74,7</text:p>
          </table:table-cell>
          <table:table-cell office:value-type="float" office:value="74.809" calcext:value-type="float">
            <text:p>74,8</text:p>
          </table:table-cell>
          <table:table-cell office:value-type="float" office:value="395.533" calcext:value-type="float">
            <text:p>395,5</text:p>
          </table:table-cell>
          <table:table-cell office:value-type="float" office:value="405.144" calcext:value-type="float">
            <text:p>405,1</text:p>
          </table:table-cell>
          <table:table-cell table:formula="of:=[.K366]-[.J366]" office:value-type="float" office:value="9.61099999999999" calcext:value-type="float">
            <text:p>9,6</text:p>
          </table:table-cell>
          <table:table-cell/>
          <table:table-cell table:formula="of:=[.J366]-[.O366]-[.I366]" office:value-type="float" office:value="36.764" calcext:value-type="float">
            <text:p>36,8</text:p>
          </table:table-cell>
          <table:table-cell table:style-name="Default" office:value-type="float" office:value="283.96" calcext:value-type="float">
            <text:p>283,96</text:p>
          </table:table-cell>
          <table:table-cell table:formula="of:=[.O366]-[.Q366]" office:value-type="float" office:value="2.43399999999997" calcext:value-type="float">
            <text:p>2,4</text:p>
          </table:table-cell>
          <table:table-cell office:value-type="float" office:value="281.526" calcext:value-type="float">
            <text:p>281,5</text:p>
          </table:table-cell>
          <table:table-cell table:formula="of:=[.Q366]-[.S366]-[.U366]-[.V366]" office:value-type="float" office:value="3.60700000000003" calcext:value-type="float">
            <text:p>3,6</text:p>
          </table:table-cell>
          <table:table-cell office:value-type="float" office:value="102.337" calcext:value-type="float">
            <text:p>102,3</text:p>
          </table:table-cell>
          <table:table-cell office:value-type="float" office:value="2.963" calcext:value-type="float">
            <text:p>3,0</text:p>
          </table:table-cell>
          <table:table-cell office:value-type="float" office:value="37.739" calcext:value-type="float">
            <text:p>37,7</text:p>
          </table:table-cell>
          <table:table-cell office:value-type="float" office:value="137.843" calcext:value-type="float">
            <text:p>137,8</text:p>
          </table:table-cell>
          <table:table-cell table:number-columns-repeated="1002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32.8.174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16" calcext:value-type="float">
            <text:p>4,3</text:p>
          </table:table-cell>
          <table:table-cell office:value-type="float" office:value="23.806" calcext:value-type="float">
            <text:p>23,8</text:p>
          </table:table-cell>
          <table:table-cell office:value-type="float" office:value="92.254" calcext:value-type="float">
            <text:p>92,3</text:p>
          </table:table-cell>
          <table:table-cell office:value-type="float" office:value="92.421" calcext:value-type="float">
            <text:p>92,4</text:p>
          </table:table-cell>
          <table:table-cell office:value-type="float" office:value="423.405" calcext:value-type="float">
            <text:p>423,4</text:p>
          </table:table-cell>
          <table:table-cell office:value-type="float" office:value="433.28" calcext:value-type="float">
            <text:p>433,3</text:p>
          </table:table-cell>
          <table:table-cell table:formula="of:=[.K367]-[.J367]" office:value-type="float" office:value="9.875" calcext:value-type="float">
            <text:p>9,9</text:p>
          </table:table-cell>
          <table:table-cell/>
          <table:table-cell table:formula="of:=[.J367]-[.O367]-[.I367]" office:value-type="float" office:value="4.22399999999998" calcext:value-type="float">
            <text:p>4,2</text:p>
          </table:table-cell>
          <table:table-cell table:style-name="Default" office:value-type="float" office:value="326.76" calcext:value-type="float">
            <text:p>326,76</text:p>
          </table:table-cell>
          <table:table-cell table:formula="of:=[.O367]-[.Q367]" office:value-type="float" office:value="18.249" calcext:value-type="float">
            <text:p>18,2</text:p>
          </table:table-cell>
          <table:table-cell office:value-type="float" office:value="308.511" calcext:value-type="float">
            <text:p>308,5</text:p>
          </table:table-cell>
          <table:table-cell table:formula="of:=[.Q367]-[.S367]-[.U367]-[.V367]" office:value-type="float" office:value="6.11700000000005" calcext:value-type="float">
            <text:p>6,1</text:p>
          </table:table-cell>
          <table:table-cell office:value-type="float" office:value="158.444" calcext:value-type="float">
            <text:p>158,4</text:p>
          </table:table-cell>
          <table:table-cell office:value-type="float" office:value="5.504" calcext:value-type="float">
            <text:p>5,5</text:p>
          </table:table-cell>
          <table:table-cell office:value-type="float" office:value="41.624" calcext:value-type="float">
            <text:p>41,6</text:p>
          </table:table-cell>
          <table:table-cell office:value-type="float" office:value="102.326" calcext:value-type="float">
            <text:p>102,3</text:p>
          </table:table-cell>
          <table:table-cell table:number-columns-repeated="1002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32.8.174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48" calcext:value-type="float">
            <text:p>4,2</text:p>
          </table:table-cell>
          <table:table-cell office:value-type="float" office:value="24.377" calcext:value-type="float">
            <text:p>24,4</text:p>
          </table:table-cell>
          <table:table-cell office:value-type="float" office:value="90.498" calcext:value-type="float">
            <text:p>90,5</text:p>
          </table:table-cell>
          <table:table-cell office:value-type="float" office:value="90.662" calcext:value-type="float">
            <text:p>90,7</text:p>
          </table:table-cell>
          <table:table-cell office:value-type="float" office:value="433.674" calcext:value-type="float">
            <text:p>433,7</text:p>
          </table:table-cell>
          <table:table-cell office:value-type="float" office:value="444.002" calcext:value-type="float">
            <text:p>444,0</text:p>
          </table:table-cell>
          <table:table-cell table:formula="of:=[.K368]-[.J368]" office:value-type="float" office:value="10.328" calcext:value-type="float">
            <text:p>10,3</text:p>
          </table:table-cell>
          <table:table-cell/>
          <table:table-cell table:formula="of:=[.J368]-[.O368]-[.I368]" office:value-type="float" office:value="16.272" calcext:value-type="float">
            <text:p>16,3</text:p>
          </table:table-cell>
          <table:table-cell table:style-name="Default" office:value-type="float" office:value="326.74" calcext:value-type="float">
            <text:p>326,74</text:p>
          </table:table-cell>
          <table:table-cell table:formula="of:=[.O368]-[.Q368]" office:value-type="float" office:value="20.37" calcext:value-type="float">
            <text:p>20,4</text:p>
          </table:table-cell>
          <table:table-cell office:value-type="float" office:value="306.37" calcext:value-type="float">
            <text:p>306,4</text:p>
          </table:table-cell>
          <table:table-cell table:formula="of:=[.Q368]-[.S368]-[.U368]-[.V368]" office:value-type="float" office:value="6.709" calcext:value-type="float">
            <text:p>6,7</text:p>
          </table:table-cell>
          <table:table-cell office:value-type="float" office:value="108.89" calcext:value-type="float">
            <text:p>108,9</text:p>
          </table:table-cell>
          <table:table-cell office:value-type="float" office:value="6.038" calcext:value-type="float">
            <text:p>6,0</text:p>
          </table:table-cell>
          <table:table-cell office:value-type="float" office:value="51.191" calcext:value-type="float">
            <text:p>51,2</text:p>
          </table:table-cell>
          <table:table-cell office:value-type="float" office:value="139.58" calcext:value-type="float">
            <text:p>139,6</text:p>
          </table:table-cell>
          <table:table-cell table:number-columns-repeated="1002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32.8.174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31" calcext:value-type="float">
            <text:p>4,2</text:p>
          </table:table-cell>
          <table:table-cell office:value-type="float" office:value="23.661" calcext:value-type="float">
            <text:p>23,7</text:p>
          </table:table-cell>
          <table:table-cell office:value-type="float" office:value="72.494" calcext:value-type="float">
            <text:p>72,5</text:p>
          </table:table-cell>
          <table:table-cell office:value-type="float" office:value="72.625" calcext:value-type="float">
            <text:p>72,6</text:p>
          </table:table-cell>
          <table:table-cell office:value-type="float" office:value="411.289" calcext:value-type="float">
            <text:p>411,3</text:p>
          </table:table-cell>
          <table:table-cell office:value-type="float" office:value="421.041" calcext:value-type="float">
            <text:p>421,0</text:p>
          </table:table-cell>
          <table:table-cell table:formula="of:=[.K369]-[.J369]" office:value-type="float" office:value="9.75200000000001" calcext:value-type="float">
            <text:p>9,8</text:p>
          </table:table-cell>
          <table:table-cell/>
          <table:table-cell table:formula="of:=[.J369]-[.O369]-[.I369]" office:value-type="float" office:value="95.734" calcext:value-type="float">
            <text:p>95,7</text:p>
          </table:table-cell>
          <table:table-cell table:style-name="Default" office:value-type="float" office:value="242.93" calcext:value-type="float">
            <text:p>242,93</text:p>
          </table:table-cell>
          <table:table-cell table:formula="of:=[.O369]-[.Q369]" office:value-type="float" office:value="13.956" calcext:value-type="float">
            <text:p>14,0</text:p>
          </table:table-cell>
          <table:table-cell office:value-type="float" office:value="228.974" calcext:value-type="float">
            <text:p>229,0</text:p>
          </table:table-cell>
          <table:table-cell table:formula="of:=[.Q369]-[.S369]-[.U369]-[.V369]" office:value-type="float" office:value="2.49399999999999" calcext:value-type="float">
            <text:p>2,5</text:p>
          </table:table-cell>
          <table:table-cell office:value-type="float" office:value="102.423" calcext:value-type="float">
            <text:p>102,4</text:p>
          </table:table-cell>
          <table:table-cell office:value-type="float" office:value="1.876" calcext:value-type="float">
            <text:p>1,9</text:p>
          </table:table-cell>
          <table:table-cell office:value-type="float" office:value="37.563" calcext:value-type="float">
            <text:p>37,6</text:p>
          </table:table-cell>
          <table:table-cell office:value-type="float" office:value="86.494" calcext:value-type="float">
            <text:p>86,5</text:p>
          </table:table-cell>
          <table:table-cell table:number-columns-repeated="1002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32.8.174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29" calcext:value-type="float">
            <text:p>4,2</text:p>
          </table:table-cell>
          <table:table-cell office:value-type="float" office:value="23.78" calcext:value-type="float">
            <text:p>23,8</text:p>
          </table:table-cell>
          <table:table-cell office:value-type="float" office:value="74.27" calcext:value-type="float">
            <text:p>74,3</text:p>
          </table:table-cell>
          <table:table-cell office:value-type="float" office:value="74.44" calcext:value-type="float">
            <text:p>74,4</text:p>
          </table:table-cell>
          <table:table-cell office:value-type="float" office:value="391.065" calcext:value-type="float">
            <text:p>391,1</text:p>
          </table:table-cell>
          <table:table-cell office:value-type="float" office:value="401.202" calcext:value-type="float">
            <text:p>401,2</text:p>
          </table:table-cell>
          <table:table-cell table:formula="of:=[.K370]-[.J370]" office:value-type="float" office:value="10.137" calcext:value-type="float">
            <text:p>10,1</text:p>
          </table:table-cell>
          <table:table-cell/>
          <table:table-cell table:formula="of:=[.J370]-[.O370]-[.I370]" office:value-type="float" office:value="62.215" calcext:value-type="float">
            <text:p>62,2</text:p>
          </table:table-cell>
          <table:table-cell table:style-name="Default" office:value-type="float" office:value="254.41" calcext:value-type="float">
            <text:p>254,41</text:p>
          </table:table-cell>
          <table:table-cell table:formula="of:=[.O370]-[.Q370]" office:value-type="float" office:value="6.38499999999999" calcext:value-type="float">
            <text:p>6,4</text:p>
          </table:table-cell>
          <table:table-cell office:value-type="float" office:value="248.025" calcext:value-type="float">
            <text:p>248,0</text:p>
          </table:table-cell>
          <table:table-cell table:formula="of:=[.Q370]-[.S370]-[.U370]-[.V370]" office:value-type="float" office:value="14.763" calcext:value-type="float">
            <text:p>14,8</text:p>
          </table:table-cell>
          <table:table-cell office:value-type="float" office:value="116.818" calcext:value-type="float">
            <text:p>116,8</text:p>
          </table:table-cell>
          <table:table-cell office:value-type="float" office:value="14.141" calcext:value-type="float">
            <text:p>14,1</text:p>
          </table:table-cell>
          <table:table-cell office:value-type="float" office:value="42.758" calcext:value-type="float">
            <text:p>42,8</text:p>
          </table:table-cell>
          <table:table-cell office:value-type="float" office:value="73.686" calcext:value-type="float">
            <text:p>73,7</text:p>
          </table:table-cell>
          <table:table-cell table:number-columns-repeated="1002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32.8.174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36" calcext:value-type="float">
            <text:p>4,3</text:p>
          </table:table-cell>
          <table:table-cell office:value-type="float" office:value="23.91" calcext:value-type="float">
            <text:p>23,9</text:p>
          </table:table-cell>
          <table:table-cell office:value-type="float" office:value="90.308" calcext:value-type="float">
            <text:p>90,3</text:p>
          </table:table-cell>
          <table:table-cell office:value-type="float" office:value="90.474" calcext:value-type="float">
            <text:p>90,5</text:p>
          </table:table-cell>
          <table:table-cell office:value-type="float" office:value="422.274" calcext:value-type="float">
            <text:p>422,3</text:p>
          </table:table-cell>
          <table:table-cell office:value-type="float" office:value="432.492" calcext:value-type="float">
            <text:p>432,5</text:p>
          </table:table-cell>
          <table:table-cell table:formula="of:=[.K371]-[.J371]" office:value-type="float" office:value="10.218" calcext:value-type="float">
            <text:p>10,2</text:p>
          </table:table-cell>
          <table:table-cell/>
          <table:table-cell table:formula="of:=[.J371]-[.O371]-[.I371]" office:value-type="float" office:value="43.13" calcext:value-type="float">
            <text:p>43,1</text:p>
          </table:table-cell>
          <table:table-cell table:style-name="Default" office:value-type="float" office:value="288.67" calcext:value-type="float">
            <text:p>288,67</text:p>
          </table:table-cell>
          <table:table-cell table:formula="of:=[.O371]-[.Q371]" office:value-type="float" office:value="2.315" calcext:value-type="float">
            <text:p>2,3</text:p>
          </table:table-cell>
          <table:table-cell office:value-type="float" office:value="286.355" calcext:value-type="float">
            <text:p>286,4</text:p>
          </table:table-cell>
          <table:table-cell table:formula="of:=[.Q371]-[.S371]-[.U371]-[.V371]" office:value-type="float" office:value="8.53400000000001" calcext:value-type="float">
            <text:p>8,5</text:p>
          </table:table-cell>
          <table:table-cell office:value-type="float" office:value="103.163" calcext:value-type="float">
            <text:p>103,2</text:p>
          </table:table-cell>
          <table:table-cell office:value-type="float" office:value="7.921" calcext:value-type="float">
            <text:p>7,9</text:p>
          </table:table-cell>
          <table:table-cell office:value-type="float" office:value="56.181" calcext:value-type="float">
            <text:p>56,2</text:p>
          </table:table-cell>
          <table:table-cell office:value-type="float" office:value="118.477" calcext:value-type="float">
            <text:p>118,5</text:p>
          </table:table-cell>
          <table:table-cell table:number-columns-repeated="1002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32.8.105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28.315" calcext:value-type="float">
            <text:p>28,3</text:p>
          </table:table-cell>
          <table:table-cell office:value-type="float" office:value="48.262" calcext:value-type="float">
            <text:p>48,3</text:p>
          </table:table-cell>
          <table:table-cell office:value-type="float" office:value="117.783" calcext:value-type="float">
            <text:p>117,8</text:p>
          </table:table-cell>
          <table:table-cell office:value-type="float" office:value="118.054" calcext:value-type="float">
            <text:p>118,1</text:p>
          </table:table-cell>
          <table:table-cell office:value-type="float" office:value="531.807" calcext:value-type="float">
            <text:p>531,8</text:p>
          </table:table-cell>
          <table:table-cell office:value-type="float" office:value="541.451" calcext:value-type="float">
            <text:p>541,5</text:p>
          </table:table-cell>
          <table:table-cell table:formula="of:=[.K372]-[.J372]" office:value-type="float" office:value="9.64400000000001" calcext:value-type="float">
            <text:p>9,6</text:p>
          </table:table-cell>
          <table:table-cell/>
          <table:table-cell table:formula="of:=[.J372]-[.O372]-[.I372]" office:value-type="float" office:value="117.653" calcext:value-type="float">
            <text:p>117,7</text:p>
          </table:table-cell>
          <table:table-cell table:style-name="Default" office:value-type="float" office:value="296.1" calcext:value-type="float">
            <text:p>296,1</text:p>
          </table:table-cell>
          <table:table-cell table:formula="of:=[.O372]-[.Q372]" office:value-type="float" office:value="18.569" calcext:value-type="float">
            <text:p>18,6</text:p>
          </table:table-cell>
          <table:table-cell office:value-type="float" office:value="277.531" calcext:value-type="float">
            <text:p>277,5</text:p>
          </table:table-cell>
          <table:table-cell table:formula="of:=[.Q372]-[.S372]-[.U372]-[.V372]" office:value-type="float" office:value="35.71" calcext:value-type="float">
            <text:p>35,7</text:p>
          </table:table-cell>
          <table:table-cell office:value-type="float" office:value="102.934" calcext:value-type="float">
            <text:p>102,9</text:p>
          </table:table-cell>
          <table:table-cell office:value-type="float" office:value="15.483" calcext:value-type="float">
            <text:p>15,5</text:p>
          </table:table-cell>
          <table:table-cell office:value-type="float" office:value="36.644" calcext:value-type="float">
            <text:p>36,6</text:p>
          </table:table-cell>
          <table:table-cell office:value-type="float" office:value="102.243" calcext:value-type="float">
            <text:p>102,2</text:p>
          </table:table-cell>
          <table:table-cell table:number-columns-repeated="1002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41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60.72" calcext:value-type="float">
            <text:p>60,7</text:p>
          </table:table-cell>
          <table:table-cell office:value-type="float" office:value="80.209" calcext:value-type="float">
            <text:p>80,2</text:p>
          </table:table-cell>
          <table:table-cell office:value-type="float" office:value="127.196" calcext:value-type="float">
            <text:p>127,2</text:p>
          </table:table-cell>
          <table:table-cell office:value-type="float" office:value="127.29" calcext:value-type="float">
            <text:p>127,3</text:p>
          </table:table-cell>
          <table:table-cell office:value-type="float" office:value="451.581" calcext:value-type="float">
            <text:p>451,6</text:p>
          </table:table-cell>
          <table:table-cell office:value-type="float" office:value="461.288" calcext:value-type="float">
            <text:p>461,3</text:p>
          </table:table-cell>
          <table:table-cell table:formula="of:=[.K373]-[.J373]" office:value-type="float" office:value="9.70699999999999" calcext:value-type="float">
            <text:p>9,7</text:p>
          </table:table-cell>
          <table:table-cell/>
          <table:table-cell table:formula="of:=[.J373]-[.O373]-[.I373]" office:value-type="float" office:value="57.001" calcext:value-type="float">
            <text:p>57,0</text:p>
          </table:table-cell>
          <table:table-cell table:style-name="Default" office:value-type="float" office:value="267.29" calcext:value-type="float">
            <text:p>267,29</text:p>
          </table:table-cell>
          <table:table-cell table:formula="of:=[.O373]-[.Q373]" office:value-type="float" office:value="2.62800000000004" calcext:value-type="float">
            <text:p>2,6</text:p>
          </table:table-cell>
          <table:table-cell office:value-type="float" office:value="264.662" calcext:value-type="float">
            <text:p>264,7</text:p>
          </table:table-cell>
          <table:table-cell table:formula="of:=[.Q373]-[.S373]-[.U373]-[.V373]" office:value-type="float" office:value="5.99699999999997" calcext:value-type="float">
            <text:p>6,0</text:p>
          </table:table-cell>
          <table:table-cell office:value-type="float" office:value="105.745" calcext:value-type="float">
            <text:p>105,7</text:p>
          </table:table-cell>
          <table:table-cell office:value-type="float" office:value="5.384" calcext:value-type="float">
            <text:p>5,4</text:p>
          </table:table-cell>
          <table:table-cell office:value-type="float" office:value="53.744" calcext:value-type="float">
            <text:p>53,7</text:p>
          </table:table-cell>
          <table:table-cell office:value-type="float" office:value="99.176" calcext:value-type="float">
            <text:p>99,2</text:p>
          </table:table-cell>
          <table:table-cell table:number-columns-repeated="1002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32" calcext:value-type="float">
            <text:p>4,2</text:p>
          </table:table-cell>
          <table:table-cell office:value-type="float" office:value="23.446" calcext:value-type="float">
            <text:p>23,4</text:p>
          </table:table-cell>
          <table:table-cell office:value-type="float" office:value="76.749" calcext:value-type="float">
            <text:p>76,7</text:p>
          </table:table-cell>
          <table:table-cell office:value-type="float" office:value="76.943" calcext:value-type="float">
            <text:p>76,9</text:p>
          </table:table-cell>
          <table:table-cell office:value-type="float" office:value="474.184" calcext:value-type="float">
            <text:p>474,2</text:p>
          </table:table-cell>
          <table:table-cell office:value-type="float" office:value="483.039" calcext:value-type="float">
            <text:p>483,0</text:p>
          </table:table-cell>
          <table:table-cell table:formula="of:=[.K374]-[.J374]" office:value-type="float" office:value="8.85499999999996" calcext:value-type="float">
            <text:p>8,9</text:p>
          </table:table-cell>
          <table:table-cell/>
          <table:table-cell table:formula="of:=[.J374]-[.O374]-[.I374]" office:value-type="float" office:value="85.121" calcext:value-type="float">
            <text:p>85,1</text:p>
          </table:table-cell>
          <table:table-cell table:style-name="Default" office:value-type="float" office:value="312.12" calcext:value-type="float">
            <text:p>312,12</text:p>
          </table:table-cell>
          <table:table-cell table:formula="of:=[.O374]-[.Q374]" office:value-type="float" office:value="9.07999999999998" calcext:value-type="float">
            <text:p>9,1</text:p>
          </table:table-cell>
          <table:table-cell office:value-type="float" office:value="303.04" calcext:value-type="float">
            <text:p>303,0</text:p>
          </table:table-cell>
          <table:table-cell table:formula="of:=[.Q374]-[.S374]-[.U374]-[.V374]" office:value-type="float" office:value="11.994" calcext:value-type="float">
            <text:p>12,0</text:p>
          </table:table-cell>
          <table:table-cell office:value-type="float" office:value="104.454" calcext:value-type="float">
            <text:p>104,5</text:p>
          </table:table-cell>
          <table:table-cell office:value-type="float" office:value="11.358" calcext:value-type="float">
            <text:p>11,4</text:p>
          </table:table-cell>
          <table:table-cell office:value-type="float" office:value="55.585" calcext:value-type="float">
            <text:p>55,6</text:p>
          </table:table-cell>
          <table:table-cell office:value-type="float" office:value="131.007" calcext:value-type="float">
            <text:p>131,0</text:p>
          </table:table-cell>
          <table:table-cell table:number-columns-repeated="1002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02" calcext:value-type="float">
            <text:p>4,3</text:p>
          </table:table-cell>
          <table:table-cell office:value-type="float" office:value="24.145" calcext:value-type="float">
            <text:p>24,1</text:p>
          </table:table-cell>
          <table:table-cell office:value-type="float" office:value="89.68" calcext:value-type="float">
            <text:p>89,7</text:p>
          </table:table-cell>
          <table:table-cell office:value-type="float" office:value="89.892" calcext:value-type="float">
            <text:p>89,9</text:p>
          </table:table-cell>
          <table:table-cell office:value-type="float" office:value="524.486" calcext:value-type="float">
            <text:p>524,5</text:p>
          </table:table-cell>
          <table:table-cell office:value-type="float" office:value="533.517" calcext:value-type="float">
            <text:p>533,5</text:p>
          </table:table-cell>
          <table:table-cell table:formula="of:=[.K375]-[.J375]" office:value-type="float" office:value="9.03100000000006" calcext:value-type="float">
            <text:p>9,0</text:p>
          </table:table-cell>
          <table:table-cell/>
          <table:table-cell table:formula="of:=[.J375]-[.O375]-[.I375]" office:value-type="float" office:value="184.494" calcext:value-type="float">
            <text:p>184,5</text:p>
          </table:table-cell>
          <table:table-cell table:style-name="Default" office:value-type="float" office:value="250.1" calcext:value-type="float">
            <text:p>250,1</text:p>
          </table:table-cell>
          <table:table-cell table:formula="of:=[.O375]-[.Q375]" office:value-type="float" office:value="4.88299999999998" calcext:value-type="float">
            <text:p>4,9</text:p>
          </table:table-cell>
          <table:table-cell office:value-type="float" office:value="245.217" calcext:value-type="float">
            <text:p>245,2</text:p>
          </table:table-cell>
          <table:table-cell table:formula="of:=[.Q375]-[.S375]-[.U375]-[.V375]" office:value-type="float" office:value="9.89800000000002" calcext:value-type="float">
            <text:p>9,9</text:p>
          </table:table-cell>
          <table:table-cell office:value-type="float" office:value="116.855" calcext:value-type="float">
            <text:p>116,9</text:p>
          </table:table-cell>
          <table:table-cell office:value-type="float" office:value="9.377" calcext:value-type="float">
            <text:p>9,4</text:p>
          </table:table-cell>
          <table:table-cell office:value-type="float" office:value="42.979" calcext:value-type="float">
            <text:p>43,0</text:p>
          </table:table-cell>
          <table:table-cell office:value-type="float" office:value="75.485" calcext:value-type="float">
            <text:p>75,5</text:p>
          </table:table-cell>
          <table:table-cell table:number-columns-repeated="1002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11" calcext:value-type="float">
            <text:p>4,1</text:p>
          </table:table-cell>
          <table:table-cell office:value-type="float" office:value="23.443" calcext:value-type="float">
            <text:p>23,4</text:p>
          </table:table-cell>
          <table:table-cell office:value-type="float" office:value="87.153" calcext:value-type="float">
            <text:p>87,2</text:p>
          </table:table-cell>
          <table:table-cell office:value-type="float" office:value="87.213" calcext:value-type="float">
            <text:p>87,2</text:p>
          </table:table-cell>
          <table:table-cell office:value-type="float" office:value="433.325" calcext:value-type="float">
            <text:p>433,3</text:p>
          </table:table-cell>
          <table:table-cell office:value-type="float" office:value="445.874" calcext:value-type="float">
            <text:p>445,9</text:p>
          </table:table-cell>
          <table:table-cell table:formula="of:=[.K376]-[.J376]" office:value-type="float" office:value="12.549" calcext:value-type="float">
            <text:p>12,5</text:p>
          </table:table-cell>
          <table:table-cell/>
          <table:table-cell table:formula="of:=[.J376]-[.O376]-[.I376]" office:value-type="float" office:value="42.252" calcext:value-type="float">
            <text:p>42,3</text:p>
          </table:table-cell>
          <table:table-cell table:style-name="Default" office:value-type="float" office:value="303.86" calcext:value-type="float">
            <text:p>303,86</text:p>
          </table:table-cell>
          <table:table-cell table:formula="of:=[.O376]-[.Q376]" office:value-type="float" office:value="14.629" calcext:value-type="float">
            <text:p>14,6</text:p>
          </table:table-cell>
          <table:table-cell office:value-type="float" office:value="289.231" calcext:value-type="float">
            <text:p>289,2</text:p>
          </table:table-cell>
          <table:table-cell table:formula="of:=[.Q376]-[.S376]-[.U376]-[.V376]" office:value-type="float" office:value="23.269" calcext:value-type="float">
            <text:p>23,3</text:p>
          </table:table-cell>
          <table:table-cell office:value-type="float" office:value="102.61" calcext:value-type="float">
            <text:p>102,6</text:p>
          </table:table-cell>
          <table:table-cell office:value-type="float" office:value="3.162" calcext:value-type="float">
            <text:p>3,2</text:p>
          </table:table-cell>
          <table:table-cell office:value-type="float" office:value="37.094" calcext:value-type="float">
            <text:p>37,1</text:p>
          </table:table-cell>
          <table:table-cell office:value-type="float" office:value="126.258" calcext:value-type="float">
            <text:p>126,3</text:p>
          </table:table-cell>
          <table:table-cell table:number-columns-repeated="1002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51" calcext:value-type="float">
            <text:p>4,3</text:p>
          </table:table-cell>
          <table:table-cell office:value-type="float" office:value="23.523" calcext:value-type="float">
            <text:p>23,5</text:p>
          </table:table-cell>
          <table:table-cell office:value-type="float" office:value="89.141" calcext:value-type="float">
            <text:p>89,1</text:p>
          </table:table-cell>
          <table:table-cell office:value-type="float" office:value="89.398" calcext:value-type="float">
            <text:p>89,4</text:p>
          </table:table-cell>
          <table:table-cell office:value-type="float" office:value="433.2" calcext:value-type="float">
            <text:p>433,2</text:p>
          </table:table-cell>
          <table:table-cell office:value-type="float" office:value="442.726" calcext:value-type="float">
            <text:p>442,7</text:p>
          </table:table-cell>
          <table:table-cell table:formula="of:=[.K377]-[.J377]" office:value-type="float" office:value="9.52600000000001" calcext:value-type="float">
            <text:p>9,5</text:p>
          </table:table-cell>
          <table:table-cell/>
          <table:table-cell table:formula="of:=[.J377]-[.O377]-[.I377]" office:value-type="float" office:value="66.732" calcext:value-type="float">
            <text:p>66,7</text:p>
          </table:table-cell>
          <table:table-cell table:style-name="Default" office:value-type="float" office:value="277.07" calcext:value-type="float">
            <text:p>277,07</text:p>
          </table:table-cell>
          <table:table-cell table:formula="of:=[.O377]-[.Q377]" office:value-type="float" office:value="18.495" calcext:value-type="float">
            <text:p>18,5</text:p>
          </table:table-cell>
          <table:table-cell office:value-type="float" office:value="258.575" calcext:value-type="float">
            <text:p>258,6</text:p>
          </table:table-cell>
          <table:table-cell table:formula="of:=[.Q377]-[.S377]-[.U377]-[.V377]" office:value-type="float" office:value="36.371" calcext:value-type="float">
            <text:p>36,4</text:p>
          </table:table-cell>
          <table:table-cell office:value-type="float" office:value="104.248" calcext:value-type="float">
            <text:p>104,2</text:p>
          </table:table-cell>
          <table:table-cell office:value-type="float" office:value="16.181" calcext:value-type="float">
            <text:p>16,2</text:p>
          </table:table-cell>
          <table:table-cell office:value-type="float" office:value="35.726" calcext:value-type="float">
            <text:p>35,7</text:p>
          </table:table-cell>
          <table:table-cell office:value-type="float" office:value="82.23" calcext:value-type="float">
            <text:p>82,2</text:p>
          </table:table-cell>
          <table:table-cell table:number-columns-repeated="1002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29" calcext:value-type="float">
            <text:p>4,2</text:p>
          </table:table-cell>
          <table:table-cell office:value-type="float" office:value="23.472" calcext:value-type="float">
            <text:p>23,5</text:p>
          </table:table-cell>
          <table:table-cell office:value-type="float" office:value="79.654" calcext:value-type="float">
            <text:p>79,7</text:p>
          </table:table-cell>
          <table:table-cell office:value-type="float" office:value="79.821" calcext:value-type="float">
            <text:p>79,8</text:p>
          </table:table-cell>
          <table:table-cell office:value-type="float" office:value="465.895" calcext:value-type="float">
            <text:p>465,9</text:p>
          </table:table-cell>
          <table:table-cell office:value-type="float" office:value="475.434" calcext:value-type="float">
            <text:p>475,4</text:p>
          </table:table-cell>
          <table:table-cell table:formula="of:=[.K378]-[.J378]" office:value-type="float" office:value="9.53900000000004" calcext:value-type="float">
            <text:p>9,5</text:p>
          </table:table-cell>
          <table:table-cell/>
          <table:table-cell table:formula="of:=[.J378]-[.O378]-[.I378]" office:value-type="float" office:value="52.724" calcext:value-type="float">
            <text:p>52,7</text:p>
          </table:table-cell>
          <table:table-cell table:style-name="Default" office:value-type="float" office:value="333.35" calcext:value-type="float">
            <text:p>333,35</text:p>
          </table:table-cell>
          <table:table-cell table:formula="of:=[.O378]-[.Q378]" office:value-type="float" office:value="11.595" calcext:value-type="float">
            <text:p>11,6</text:p>
          </table:table-cell>
          <table:table-cell office:value-type="float" office:value="321.755" calcext:value-type="float">
            <text:p>321,8</text:p>
          </table:table-cell>
          <table:table-cell table:formula="of:=[.Q378]-[.S378]-[.U378]-[.V378]" office:value-type="float" office:value="13.176" calcext:value-type="float">
            <text:p>13,2</text:p>
          </table:table-cell>
          <table:table-cell office:value-type="float" office:value="160.56" calcext:value-type="float">
            <text:p>160,6</text:p>
          </table:table-cell>
          <table:table-cell office:value-type="float" office:value="12.567" calcext:value-type="float">
            <text:p>12,6</text:p>
          </table:table-cell>
          <table:table-cell office:value-type="float" office:value="39.368" calcext:value-type="float">
            <text:p>39,4</text:p>
          </table:table-cell>
          <table:table-cell office:value-type="float" office:value="108.651" calcext:value-type="float">
            <text:p>108,7</text:p>
          </table:table-cell>
          <table:table-cell table:number-columns-repeated="1002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21" calcext:value-type="float">
            <text:p>4,3</text:p>
          </table:table-cell>
          <table:table-cell office:value-type="float" office:value="23.617" calcext:value-type="float">
            <text:p>23,6</text:p>
          </table:table-cell>
          <table:table-cell office:value-type="float" office:value="89.296" calcext:value-type="float">
            <text:p>89,3</text:p>
          </table:table-cell>
          <table:table-cell office:value-type="float" office:value="89.464" calcext:value-type="float">
            <text:p>89,5</text:p>
          </table:table-cell>
          <table:table-cell office:value-type="float" office:value="462.65" calcext:value-type="float">
            <text:p>462,7</text:p>
          </table:table-cell>
          <table:table-cell office:value-type="float" office:value="473.234" calcext:value-type="float">
            <text:p>473,2</text:p>
          </table:table-cell>
          <table:table-cell table:formula="of:=[.K379]-[.J379]" office:value-type="float" office:value="10.584" calcext:value-type="float">
            <text:p>10,6</text:p>
          </table:table-cell>
          <table:table-cell/>
          <table:table-cell table:formula="of:=[.J379]-[.O379]-[.I379]" office:value-type="float" office:value="127.166" calcext:value-type="float">
            <text:p>127,2</text:p>
          </table:table-cell>
          <table:table-cell table:style-name="Default" office:value-type="float" office:value="246.02" calcext:value-type="float">
            <text:p>246,02</text:p>
          </table:table-cell>
          <table:table-cell table:formula="of:=[.O379]-[.Q379]" office:value-type="float" office:value="13.376" calcext:value-type="float">
            <text:p>13,4</text:p>
          </table:table-cell>
          <table:table-cell office:value-type="float" office:value="232.644" calcext:value-type="float">
            <text:p>232,6</text:p>
          </table:table-cell>
          <table:table-cell table:formula="of:=[.Q379]-[.S379]-[.U379]-[.V379]" office:value-type="float" office:value="5.801" calcext:value-type="float">
            <text:p>5,8</text:p>
          </table:table-cell>
          <table:table-cell office:value-type="float" office:value="106.303" calcext:value-type="float">
            <text:p>106,3</text:p>
          </table:table-cell>
          <table:table-cell office:value-type="float" office:value="5.219" calcext:value-type="float">
            <text:p>5,2</text:p>
          </table:table-cell>
          <table:table-cell office:value-type="float" office:value="53.585" calcext:value-type="float">
            <text:p>53,6</text:p>
          </table:table-cell>
          <table:table-cell office:value-type="float" office:value="66.955" calcext:value-type="float">
            <text:p>67,0</text:p>
          </table:table-cell>
          <table:table-cell table:number-columns-repeated="1002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21" calcext:value-type="float">
            <text:p>4,2</text:p>
          </table:table-cell>
          <table:table-cell office:value-type="float" office:value="23.51" calcext:value-type="float">
            <text:p>23,5</text:p>
          </table:table-cell>
          <table:table-cell office:value-type="float" office:value="74.934" calcext:value-type="float">
            <text:p>74,9</text:p>
          </table:table-cell>
          <table:table-cell office:value-type="float" office:value="75.111" calcext:value-type="float">
            <text:p>75,1</text:p>
          </table:table-cell>
          <table:table-cell office:value-type="float" office:value="396.743" calcext:value-type="float">
            <text:p>396,7</text:p>
          </table:table-cell>
          <table:table-cell office:value-type="float" office:value="406.175" calcext:value-type="float">
            <text:p>406,2</text:p>
          </table:table-cell>
          <table:table-cell table:formula="of:=[.K380]-[.J380]" office:value-type="float" office:value="9.43200000000002" calcext:value-type="float">
            <text:p>9,4</text:p>
          </table:table-cell>
          <table:table-cell/>
          <table:table-cell table:formula="of:=[.J380]-[.O380]-[.I380]" office:value-type="float" office:value="76.632" calcext:value-type="float">
            <text:p>76,6</text:p>
          </table:table-cell>
          <table:table-cell table:style-name="Default" office:value-type="float" office:value="245" calcext:value-type="float">
            <text:p>245</text:p>
          </table:table-cell>
          <table:table-cell table:formula="of:=[.O380]-[.Q380]" office:value-type="float" office:value="11.487" calcext:value-type="float">
            <text:p>11,5</text:p>
          </table:table-cell>
          <table:table-cell office:value-type="float" office:value="233.513" calcext:value-type="float">
            <text:p>233,5</text:p>
          </table:table-cell>
          <table:table-cell table:formula="of:=[.Q380]-[.S380]-[.U380]-[.V380]" office:value-type="float" office:value="5.456" calcext:value-type="float">
            <text:p>5,5</text:p>
          </table:table-cell>
          <table:table-cell office:value-type="float" office:value="116.059" calcext:value-type="float">
            <text:p>116,1</text:p>
          </table:table-cell>
          <table:table-cell office:value-type="float" office:value="4.909" calcext:value-type="float">
            <text:p>4,9</text:p>
          </table:table-cell>
          <table:table-cell office:value-type="float" office:value="43.277" calcext:value-type="float">
            <text:p>43,3</text:p>
          </table:table-cell>
          <table:table-cell office:value-type="float" office:value="68.721" calcext:value-type="float">
            <text:p>68,7</text:p>
          </table:table-cell>
          <table:table-cell table:number-columns-repeated="1002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52" calcext:value-type="float">
            <text:p>4,2</text:p>
          </table:table-cell>
          <table:table-cell office:value-type="float" office:value="23.996" calcext:value-type="float">
            <text:p>24,0</text:p>
          </table:table-cell>
          <table:table-cell office:value-type="float" office:value="73.658" calcext:value-type="float">
            <text:p>73,7</text:p>
          </table:table-cell>
          <table:table-cell office:value-type="float" office:value="73.762" calcext:value-type="float">
            <text:p>73,8</text:p>
          </table:table-cell>
          <table:table-cell office:value-type="float" office:value="379.38" calcext:value-type="float">
            <text:p>379,4</text:p>
          </table:table-cell>
          <table:table-cell office:value-type="float" office:value="389.533" calcext:value-type="float">
            <text:p>389,5</text:p>
          </table:table-cell>
          <table:table-cell table:formula="of:=[.K381]-[.J381]" office:value-type="float" office:value="10.153" calcext:value-type="float">
            <text:p>10,2</text:p>
          </table:table-cell>
          <table:table-cell/>
          <table:table-cell table:formula="of:=[.J381]-[.O381]-[.I381]" office:value-type="float" office:value="43.248" calcext:value-type="float">
            <text:p>43,2</text:p>
          </table:table-cell>
          <table:table-cell table:style-name="Default" office:value-type="float" office:value="262.37" calcext:value-type="float">
            <text:p>262,37</text:p>
          </table:table-cell>
          <table:table-cell table:formula="of:=[.O381]-[.Q381]" office:value-type="float" office:value="13.983" calcext:value-type="float">
            <text:p>14,0</text:p>
          </table:table-cell>
          <table:table-cell office:value-type="float" office:value="248.387" calcext:value-type="float">
            <text:p>248,4</text:p>
          </table:table-cell>
          <table:table-cell table:formula="of:=[.Q381]-[.S381]-[.U381]-[.V381]" office:value-type="float" office:value="2.36000000000001" calcext:value-type="float">
            <text:p>2,4</text:p>
          </table:table-cell>
          <table:table-cell office:value-type="float" office:value="104.861" calcext:value-type="float">
            <text:p>104,9</text:p>
          </table:table-cell>
          <table:table-cell office:value-type="float" office:value="1.715" calcext:value-type="float">
            <text:p>1,7</text:p>
          </table:table-cell>
          <table:table-cell office:value-type="float" office:value="54.794" calcext:value-type="float">
            <text:p>54,8</text:p>
          </table:table-cell>
          <table:table-cell office:value-type="float" office:value="86.372" calcext:value-type="float">
            <text:p>86,4</text:p>
          </table:table-cell>
          <table:table-cell table:number-columns-repeated="1002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25" calcext:value-type="float">
            <text:p>4,2</text:p>
          </table:table-cell>
          <table:table-cell office:value-type="float" office:value="23.536" calcext:value-type="float">
            <text:p>23,5</text:p>
          </table:table-cell>
          <table:table-cell office:value-type="float" office:value="75.769" calcext:value-type="float">
            <text:p>75,8</text:p>
          </table:table-cell>
          <table:table-cell office:value-type="float" office:value="75.899" calcext:value-type="float">
            <text:p>75,9</text:p>
          </table:table-cell>
          <table:table-cell office:value-type="float" office:value="654.845" calcext:value-type="float">
            <text:p>654,8</text:p>
          </table:table-cell>
          <table:table-cell office:value-type="float" office:value="664.074" calcext:value-type="float">
            <text:p>664,1</text:p>
          </table:table-cell>
          <table:table-cell table:formula="of:=[.K382]-[.J382]" office:value-type="float" office:value="9.22899999999993" calcext:value-type="float">
            <text:p>9,2</text:p>
          </table:table-cell>
          <table:table-cell/>
          <table:table-cell table:formula="of:=[.J382]-[.O382]-[.I382]" office:value-type="float" office:value="329.716" calcext:value-type="float">
            <text:p>329,7</text:p>
          </table:table-cell>
          <table:table-cell table:style-name="Default" office:value-type="float" office:value="249.23" calcext:value-type="float">
            <text:p>249,23</text:p>
          </table:table-cell>
          <table:table-cell table:formula="of:=[.O382]-[.Q382]" office:value-type="float" office:value="12.462" calcext:value-type="float">
            <text:p>12,5</text:p>
          </table:table-cell>
          <table:table-cell office:value-type="float" office:value="236.768" calcext:value-type="float">
            <text:p>236,8</text:p>
          </table:table-cell>
          <table:table-cell table:formula="of:=[.Q382]-[.S382]-[.U382]-[.V382]" office:value-type="float" office:value="14.7" calcext:value-type="float">
            <text:p>14,7</text:p>
          </table:table-cell>
          <table:table-cell office:value-type="float" office:value="114.012" calcext:value-type="float">
            <text:p>114,0</text:p>
          </table:table-cell>
          <table:table-cell office:value-type="float" office:value="8.499" calcext:value-type="float">
            <text:p>8,5</text:p>
          </table:table-cell>
          <table:table-cell office:value-type="float" office:value="40.473" calcext:value-type="float">
            <text:p>40,5</text:p>
          </table:table-cell>
          <table:table-cell office:value-type="float" office:value="67.583" calcext:value-type="float">
            <text:p>67,6</text:p>
          </table:table-cell>
          <table:table-cell table:number-columns-repeated="1002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41" calcext:value-type="float">
            <text:p>4,2</text:p>
          </table:table-cell>
          <table:table-cell office:value-type="float" office:value="23.013" calcext:value-type="float">
            <text:p>23,0</text:p>
          </table:table-cell>
          <table:table-cell office:value-type="float" office:value="82.59" calcext:value-type="float">
            <text:p>82,6</text:p>
          </table:table-cell>
          <table:table-cell office:value-type="float" office:value="82.745" calcext:value-type="float">
            <text:p>82,7</text:p>
          </table:table-cell>
          <table:table-cell office:value-type="float" office:value="423.122" calcext:value-type="float">
            <text:p>423,1</text:p>
          </table:table-cell>
          <table:table-cell office:value-type="float" office:value="433.581" calcext:value-type="float">
            <text:p>433,6</text:p>
          </table:table-cell>
          <table:table-cell table:formula="of:=[.K383]-[.J383]" office:value-type="float" office:value="10.459" calcext:value-type="float">
            <text:p>10,5</text:p>
          </table:table-cell>
          <table:table-cell/>
          <table:table-cell table:formula="of:=[.J383]-[.O383]-[.I383]" office:value-type="float" office:value="27.557" calcext:value-type="float">
            <text:p>27,6</text:p>
          </table:table-cell>
          <table:table-cell table:style-name="Default" office:value-type="float" office:value="312.82" calcext:value-type="float">
            <text:p>312,82</text:p>
          </table:table-cell>
          <table:table-cell table:formula="of:=[.O383]-[.Q383]" office:value-type="float" office:value="76.487" calcext:value-type="float">
            <text:p>76,5</text:p>
          </table:table-cell>
          <table:table-cell office:value-type="float" office:value="236.333" calcext:value-type="float">
            <text:p>236,3</text:p>
          </table:table-cell>
          <table:table-cell table:formula="of:=[.Q383]-[.S383]-[.U383]-[.V383]" office:value-type="float" office:value="12.623" calcext:value-type="float">
            <text:p>12,6</text:p>
          </table:table-cell>
          <table:table-cell office:value-type="float" office:value="105.331" calcext:value-type="float">
            <text:p>105,3</text:p>
          </table:table-cell>
          <table:table-cell office:value-type="float" office:value="12.001" calcext:value-type="float">
            <text:p>12,0</text:p>
          </table:table-cell>
          <table:table-cell office:value-type="float" office:value="54.341" calcext:value-type="float">
            <text:p>54,3</text:p>
          </table:table-cell>
          <table:table-cell office:value-type="float" office:value="64.038" calcext:value-type="float">
            <text:p>64,0</text:p>
          </table:table-cell>
          <table:table-cell table:number-columns-repeated="1002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14" calcext:value-type="float">
            <text:p>4,2</text:p>
          </table:table-cell>
          <table:table-cell office:value-type="float" office:value="23.276" calcext:value-type="float">
            <text:p>23,3</text:p>
          </table:table-cell>
          <table:table-cell office:value-type="float" office:value="74.063" calcext:value-type="float">
            <text:p>74,1</text:p>
          </table:table-cell>
          <table:table-cell office:value-type="float" office:value="74.204" calcext:value-type="float">
            <text:p>74,2</text:p>
          </table:table-cell>
          <table:table-cell office:value-type="float" office:value="436.286" calcext:value-type="float">
            <text:p>436,3</text:p>
          </table:table-cell>
          <table:table-cell office:value-type="float" office:value="449.393" calcext:value-type="float">
            <text:p>449,4</text:p>
          </table:table-cell>
          <table:table-cell table:formula="of:=[.K384]-[.J384]" office:value-type="float" office:value="13.107" calcext:value-type="float">
            <text:p>13,1</text:p>
          </table:table-cell>
          <table:table-cell/>
          <table:table-cell table:formula="of:=[.J384]-[.O384]-[.I384]" office:value-type="float" office:value="63.642" calcext:value-type="float">
            <text:p>63,6</text:p>
          </table:table-cell>
          <table:table-cell table:style-name="Default" office:value-type="float" office:value="298.44" calcext:value-type="float">
            <text:p>298,44</text:p>
          </table:table-cell>
          <table:table-cell table:formula="of:=[.O384]-[.Q384]" office:value-type="float" office:value="12.096" calcext:value-type="float">
            <text:p>12,1</text:p>
          </table:table-cell>
          <table:table-cell office:value-type="float" office:value="286.344" calcext:value-type="float">
            <text:p>286,3</text:p>
          </table:table-cell>
          <table:table-cell table:formula="of:=[.Q384]-[.S384]-[.U384]-[.V384]" office:value-type="float" office:value="7.58399999999999" calcext:value-type="float">
            <text:p>7,6</text:p>
          </table:table-cell>
          <table:table-cell office:value-type="float" office:value="130.381" calcext:value-type="float">
            <text:p>130,4</text:p>
          </table:table-cell>
          <table:table-cell office:value-type="float" office:value="0.781" calcext:value-type="float">
            <text:p>0,8</text:p>
          </table:table-cell>
          <table:table-cell office:value-type="float" office:value="40.333" calcext:value-type="float">
            <text:p>40,3</text:p>
          </table:table-cell>
          <table:table-cell office:value-type="float" office:value="108.046" calcext:value-type="float">
            <text:p>108,0</text:p>
          </table:table-cell>
          <table:table-cell table:number-columns-repeated="1002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38" calcext:value-type="float">
            <text:p>4,2</text:p>
          </table:table-cell>
          <table:table-cell office:value-type="float" office:value="23.496" calcext:value-type="float">
            <text:p>23,5</text:p>
          </table:table-cell>
          <table:table-cell office:value-type="float" office:value="71.796" calcext:value-type="float">
            <text:p>71,8</text:p>
          </table:table-cell>
          <table:table-cell office:value-type="float" office:value="71.943" calcext:value-type="float">
            <text:p>71,9</text:p>
          </table:table-cell>
          <table:table-cell office:value-type="float" office:value="428.962" calcext:value-type="float">
            <text:p>429,0</text:p>
          </table:table-cell>
          <table:table-cell office:value-type="float" office:value="439.293" calcext:value-type="float">
            <text:p>439,3</text:p>
          </table:table-cell>
          <table:table-cell table:formula="of:=[.K385]-[.J385]" office:value-type="float" office:value="10.331" calcext:value-type="float">
            <text:p>10,3</text:p>
          </table:table-cell>
          <table:table-cell/>
          <table:table-cell table:formula="of:=[.J385]-[.O385]-[.I385]" office:value-type="float" office:value="41.959" calcext:value-type="float">
            <text:p>42,0</text:p>
          </table:table-cell>
          <table:table-cell table:style-name="Default" office:value-type="float" office:value="315.06" calcext:value-type="float">
            <text:p>315,06</text:p>
          </table:table-cell>
          <table:table-cell table:formula="of:=[.O385]-[.Q385]" office:value-type="float" office:value="7.10899999999998" calcext:value-type="float">
            <text:p>7,1</text:p>
          </table:table-cell>
          <table:table-cell office:value-type="float" office:value="307.951" calcext:value-type="float">
            <text:p>308,0</text:p>
          </table:table-cell>
          <table:table-cell table:formula="of:=[.Q385]-[.S385]-[.U385]-[.V385]" office:value-type="float" office:value="15.686" calcext:value-type="float">
            <text:p>15,7</text:p>
          </table:table-cell>
          <table:table-cell office:value-type="float" office:value="119.768" calcext:value-type="float">
            <text:p>119,8</text:p>
          </table:table-cell>
          <table:table-cell office:value-type="float" office:value="0.815" calcext:value-type="float">
            <text:p>0,8</text:p>
          </table:table-cell>
          <table:table-cell office:value-type="float" office:value="58.828" calcext:value-type="float">
            <text:p>58,8</text:p>
          </table:table-cell>
          <table:table-cell office:value-type="float" office:value="113.669" calcext:value-type="float">
            <text:p>113,7</text:p>
          </table:table-cell>
          <table:table-cell table:number-columns-repeated="1002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3" calcext:value-type="float">
            <text:p>4,1</text:p>
          </table:table-cell>
          <table:table-cell office:value-type="float" office:value="23.858" calcext:value-type="float">
            <text:p>23,9</text:p>
          </table:table-cell>
          <table:table-cell office:value-type="float" office:value="71.046" calcext:value-type="float">
            <text:p>71,0</text:p>
          </table:table-cell>
          <table:table-cell office:value-type="float" office:value="71.101" calcext:value-type="float">
            <text:p>71,1</text:p>
          </table:table-cell>
          <table:table-cell office:value-type="float" office:value="428.081" calcext:value-type="float">
            <text:p>428,1</text:p>
          </table:table-cell>
          <table:table-cell office:value-type="float" office:value="440.068" calcext:value-type="float">
            <text:p>440,1</text:p>
          </table:table-cell>
          <table:table-cell table:formula="of:=[.K386]-[.J386]" office:value-type="float" office:value="11.987" calcext:value-type="float">
            <text:p>12,0</text:p>
          </table:table-cell>
          <table:table-cell/>
          <table:table-cell table:formula="of:=[.J386]-[.O386]-[.I386]" office:value-type="float" office:value="77.74" calcext:value-type="float">
            <text:p>77,7</text:p>
          </table:table-cell>
          <table:table-cell table:style-name="Default" office:value-type="float" office:value="279.24" calcext:value-type="float">
            <text:p>279,24</text:p>
          </table:table-cell>
          <table:table-cell table:formula="of:=[.O386]-[.Q386]" office:value-type="float" office:value="15.042" calcext:value-type="float">
            <text:p>15,0</text:p>
          </table:table-cell>
          <table:table-cell office:value-type="float" office:value="264.198" calcext:value-type="float">
            <text:p>264,2</text:p>
          </table:table-cell>
          <table:table-cell table:formula="of:=[.Q386]-[.S386]-[.U386]-[.V386]" office:value-type="float" office:value="1.49499999999999" calcext:value-type="float">
            <text:p>1,5</text:p>
          </table:table-cell>
          <table:table-cell office:value-type="float" office:value="128.759" calcext:value-type="float">
            <text:p>128,8</text:p>
          </table:table-cell>
          <table:table-cell office:value-type="float" office:value="0.81" calcext:value-type="float">
            <text:p>0,8</text:p>
          </table:table-cell>
          <table:table-cell office:value-type="float" office:value="48.309" calcext:value-type="float">
            <text:p>48,3</text:p>
          </table:table-cell>
          <table:table-cell office:value-type="float" office:value="85.635" calcext:value-type="float">
            <text:p>85,6</text:p>
          </table:table-cell>
          <table:table-cell table:number-columns-repeated="1002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41" calcext:value-type="float">
            <text:p>4,2</text:p>
          </table:table-cell>
          <table:table-cell office:value-type="float" office:value="23.128" calcext:value-type="float">
            <text:p>23,1</text:p>
          </table:table-cell>
          <table:table-cell office:value-type="float" office:value="70.99" calcext:value-type="float">
            <text:p>71,0</text:p>
          </table:table-cell>
          <table:table-cell office:value-type="float" office:value="71.045" calcext:value-type="float">
            <text:p>71,0</text:p>
          </table:table-cell>
          <table:table-cell office:value-type="float" office:value="362.375" calcext:value-type="float">
            <text:p>362,4</text:p>
          </table:table-cell>
          <table:table-cell office:value-type="float" office:value="373.452" calcext:value-type="float">
            <text:p>373,5</text:p>
          </table:table-cell>
          <table:table-cell table:formula="of:=[.K387]-[.J387]" office:value-type="float" office:value="11.077" calcext:value-type="float">
            <text:p>11,1</text:p>
          </table:table-cell>
          <table:table-cell/>
          <table:table-cell table:formula="of:=[.J387]-[.O387]-[.I387]" office:value-type="float" office:value="46.94" calcext:value-type="float">
            <text:p>46,9</text:p>
          </table:table-cell>
          <table:table-cell table:style-name="Default" office:value-type="float" office:value="244.39" calcext:value-type="float">
            <text:p>244,39</text:p>
          </table:table-cell>
          <table:table-cell table:formula="of:=[.O387]-[.Q387]" office:value-type="float" office:value="6.68599999999998" calcext:value-type="float">
            <text:p>6,7</text:p>
          </table:table-cell>
          <table:table-cell office:value-type="float" office:value="237.704" calcext:value-type="float">
            <text:p>237,7</text:p>
          </table:table-cell>
          <table:table-cell table:formula="of:=[.Q387]-[.S387]-[.U387]-[.V387]" office:value-type="float" office:value="20.849" calcext:value-type="float">
            <text:p>20,8</text:p>
          </table:table-cell>
          <table:table-cell office:value-type="float" office:value="105.131" calcext:value-type="float">
            <text:p>105,1</text:p>
          </table:table-cell>
          <table:table-cell office:value-type="float" office:value="0.811" calcext:value-type="float">
            <text:p>0,8</text:p>
          </table:table-cell>
          <table:table-cell office:value-type="float" office:value="36.874" calcext:value-type="float">
            <text:p>36,9</text:p>
          </table:table-cell>
          <table:table-cell office:value-type="float" office:value="74.85" calcext:value-type="float">
            <text:p>74,9</text:p>
          </table:table-cell>
          <table:table-cell table:number-columns-repeated="1002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49" calcext:value-type="float">
            <text:p>4,3</text:p>
          </table:table-cell>
          <table:table-cell office:value-type="float" office:value="23.591" calcext:value-type="float">
            <text:p>23,6</text:p>
          </table:table-cell>
          <table:table-cell office:value-type="float" office:value="82.123" calcext:value-type="float">
            <text:p>82,1</text:p>
          </table:table-cell>
          <table:table-cell office:value-type="float" office:value="82.187" calcext:value-type="float">
            <text:p>82,2</text:p>
          </table:table-cell>
          <table:table-cell office:value-type="float" office:value="457.224" calcext:value-type="float">
            <text:p>457,2</text:p>
          </table:table-cell>
          <table:table-cell office:value-type="float" office:value="467.358" calcext:value-type="float">
            <text:p>467,4</text:p>
          </table:table-cell>
          <table:table-cell table:formula="of:=[.K388]-[.J388]" office:value-type="float" office:value="10.134" calcext:value-type="float">
            <text:p>10,1</text:p>
          </table:table-cell>
          <table:table-cell/>
          <table:table-cell table:formula="of:=[.J388]-[.O388]-[.I388]" office:value-type="float" office:value="-57.723" calcext:value-type="float">
            <text:p>-57,7</text:p>
          </table:table-cell>
          <table:table-cell table:style-name="Default" office:value-type="float" office:value="432.76" calcext:value-type="float">
            <text:p>432,76</text:p>
          </table:table-cell>
          <table:table-cell table:formula="of:=[.O388]-[.Q388]" office:value-type="float" office:value="17.343" calcext:value-type="float">
            <text:p>17,3</text:p>
          </table:table-cell>
          <table:table-cell office:value-type="float" office:value="415.417" calcext:value-type="float">
            <text:p>415,4</text:p>
          </table:table-cell>
          <table:table-cell table:formula="of:=[.Q388]-[.S388]-[.U388]-[.V388]" office:value-type="float" office:value="71.484" calcext:value-type="float">
            <text:p>71,5</text:p>
          </table:table-cell>
          <table:table-cell office:value-type="float" office:value="106.546" calcext:value-type="float">
            <text:p>106,5</text:p>
          </table:table-cell>
          <table:table-cell office:value-type="float" office:value="11.185" calcext:value-type="float">
            <text:p>11,2</text:p>
          </table:table-cell>
          <table:table-cell office:value-type="float" office:value="53.482" calcext:value-type="float">
            <text:p>53,5</text:p>
          </table:table-cell>
          <table:table-cell office:value-type="float" office:value="183.905" calcext:value-type="float">
            <text:p>183,9</text:p>
          </table:table-cell>
          <table:table-cell table:number-columns-repeated="1002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53" calcext:value-type="float">
            <text:p>4,4</text:p>
          </table:table-cell>
          <table:table-cell office:value-type="float" office:value="24.15" calcext:value-type="float">
            <text:p>24,2</text:p>
          </table:table-cell>
          <table:table-cell office:value-type="float" office:value="84.372" calcext:value-type="float">
            <text:p>84,4</text:p>
          </table:table-cell>
          <table:table-cell office:value-type="float" office:value="84.563" calcext:value-type="float">
            <text:p>84,6</text:p>
          </table:table-cell>
          <table:table-cell office:value-type="float" office:value="415.793" calcext:value-type="float">
            <text:p>415,8</text:p>
          </table:table-cell>
          <table:table-cell office:value-type="float" office:value="426.772" calcext:value-type="float">
            <text:p>426,8</text:p>
          </table:table-cell>
          <table:table-cell table:formula="of:=[.K389]-[.J389]" office:value-type="float" office:value="10.979" calcext:value-type="float">
            <text:p>11,0</text:p>
          </table:table-cell>
          <table:table-cell/>
          <table:table-cell table:formula="of:=[.J389]-[.O389]-[.I389]" office:value-type="float" office:value="-142.4" calcext:value-type="float">
            <text:p>-142,4</text:p>
          </table:table-cell>
          <table:table-cell table:style-name="Default" office:value-type="float" office:value="473.63" calcext:value-type="float">
            <text:p>473,63</text:p>
          </table:table-cell>
          <table:table-cell table:formula="of:=[.O389]-[.Q389]" office:value-type="float" office:value="11.509" calcext:value-type="float">
            <text:p>11,5</text:p>
          </table:table-cell>
          <table:table-cell office:value-type="float" office:value="462.121" calcext:value-type="float">
            <text:p>462,1</text:p>
          </table:table-cell>
          <table:table-cell table:formula="of:=[.Q389]-[.S389]-[.U389]-[.V389]" office:value-type="float" office:value="1.45999999999998" calcext:value-type="float">
            <text:p>1,5</text:p>
          </table:table-cell>
          <table:table-cell office:value-type="float" office:value="251.058" calcext:value-type="float">
            <text:p>251,1</text:p>
          </table:table-cell>
          <table:table-cell office:value-type="float" office:value="0.767" calcext:value-type="float">
            <text:p>0,8</text:p>
          </table:table-cell>
          <table:table-cell office:value-type="float" office:value="60.033" calcext:value-type="float">
            <text:p>60,0</text:p>
          </table:table-cell>
          <table:table-cell office:value-type="float" office:value="149.57" calcext:value-type="float">
            <text:p>149,6</text:p>
          </table:table-cell>
          <table:table-cell table:number-columns-repeated="1002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95" calcext:value-type="float">
            <text:p>4,3</text:p>
          </table:table-cell>
          <table:table-cell office:value-type="float" office:value="23.448" calcext:value-type="float">
            <text:p>23,4</text:p>
          </table:table-cell>
          <table:table-cell office:value-type="float" office:value="84.765" calcext:value-type="float">
            <text:p>84,8</text:p>
          </table:table-cell>
          <table:table-cell office:value-type="float" office:value="84.87" calcext:value-type="float">
            <text:p>84,9</text:p>
          </table:table-cell>
          <table:table-cell office:value-type="float" office:value="401.083" calcext:value-type="float">
            <text:p>401,1</text:p>
          </table:table-cell>
          <table:table-cell office:value-type="float" office:value="411.34" calcext:value-type="float">
            <text:p>411,3</text:p>
          </table:table-cell>
          <table:table-cell table:formula="of:=[.K390]-[.J390]" office:value-type="float" office:value="10.2569999999999" calcext:value-type="float">
            <text:p>10,3</text:p>
          </table:table-cell>
          <table:table-cell/>
          <table:table-cell table:formula="of:=[.J390]-[.O390]-[.I390]" office:value-type="float" office:value="-5.89699999999999" calcext:value-type="float">
            <text:p>-5,9</text:p>
          </table:table-cell>
          <table:table-cell table:style-name="Default" office:value-type="float" office:value="322.11" calcext:value-type="float">
            <text:p>322,11</text:p>
          </table:table-cell>
          <table:table-cell table:formula="of:=[.O390]-[.Q390]" office:value-type="float" office:value="17.466" calcext:value-type="float">
            <text:p>17,5</text:p>
          </table:table-cell>
          <table:table-cell office:value-type="float" office:value="304.644" calcext:value-type="float">
            <text:p>304,6</text:p>
          </table:table-cell>
          <table:table-cell table:formula="of:=[.Q390]-[.S390]-[.U390]-[.V390]" office:value-type="float" office:value="1.44900000000001" calcext:value-type="float">
            <text:p>1,4</text:p>
          </table:table-cell>
          <table:table-cell office:value-type="float" office:value="107.971" calcext:value-type="float">
            <text:p>108,0</text:p>
          </table:table-cell>
          <table:table-cell office:value-type="float" office:value="0.763" calcext:value-type="float">
            <text:p>0,8</text:p>
          </table:table-cell>
          <table:table-cell office:value-type="float" office:value="52.409" calcext:value-type="float">
            <text:p>52,4</text:p>
          </table:table-cell>
          <table:table-cell office:value-type="float" office:value="142.815" calcext:value-type="float">
            <text:p>142,8</text:p>
          </table:table-cell>
          <table:table-cell table:number-columns-repeated="1002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88" calcext:value-type="float">
            <text:p>4,2</text:p>
          </table:table-cell>
          <table:table-cell office:value-type="float" office:value="23.241" calcext:value-type="float">
            <text:p>23,2</text:p>
          </table:table-cell>
          <table:table-cell office:value-type="float" office:value="73.387" calcext:value-type="float">
            <text:p>73,4</text:p>
          </table:table-cell>
          <table:table-cell office:value-type="float" office:value="73.441" calcext:value-type="float">
            <text:p>73,4</text:p>
          </table:table-cell>
          <table:table-cell office:value-type="float" office:value="427.182" calcext:value-type="float">
            <text:p>427,2</text:p>
          </table:table-cell>
          <table:table-cell office:value-type="float" office:value="436.837" calcext:value-type="float">
            <text:p>436,8</text:p>
          </table:table-cell>
          <table:table-cell table:formula="of:=[.K391]-[.J391]" office:value-type="float" office:value="9.65499999999997" calcext:value-type="float">
            <text:p>9,7</text:p>
          </table:table-cell>
          <table:table-cell/>
          <table:table-cell table:formula="of:=[.J391]-[.O391]-[.I391]" office:value-type="float" office:value="37.171" calcext:value-type="float">
            <text:p>37,2</text:p>
          </table:table-cell>
          <table:table-cell table:style-name="Default" office:value-type="float" office:value="316.57" calcext:value-type="float">
            <text:p>316,57</text:p>
          </table:table-cell>
          <table:table-cell table:formula="of:=[.O391]-[.Q391]" office:value-type="float" office:value="15.091" calcext:value-type="float">
            <text:p>15,1</text:p>
          </table:table-cell>
          <table:table-cell office:value-type="float" office:value="301.479" calcext:value-type="float">
            <text:p>301,5</text:p>
          </table:table-cell>
          <table:table-cell table:formula="of:=[.Q391]-[.S391]-[.U391]-[.V391]" office:value-type="float" office:value="15.488" calcext:value-type="float">
            <text:p>15,5</text:p>
          </table:table-cell>
          <table:table-cell office:value-type="float" office:value="120.077" calcext:value-type="float">
            <text:p>120,1</text:p>
          </table:table-cell>
          <table:table-cell office:value-type="float" office:value="0.779" calcext:value-type="float">
            <text:p>0,8</text:p>
          </table:table-cell>
          <table:table-cell office:value-type="float" office:value="40.198" calcext:value-type="float">
            <text:p>40,2</text:p>
          </table:table-cell>
          <table:table-cell office:value-type="float" office:value="125.716" calcext:value-type="float">
            <text:p>125,7</text:p>
          </table:table-cell>
          <table:table-cell table:number-columns-repeated="1002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72" calcext:value-type="float">
            <text:p>4,2</text:p>
          </table:table-cell>
          <table:table-cell office:value-type="float" office:value="22.97" calcext:value-type="float">
            <text:p>23,0</text:p>
          </table:table-cell>
          <table:table-cell office:value-type="float" office:value="75.419" calcext:value-type="float">
            <text:p>75,4</text:p>
          </table:table-cell>
          <table:table-cell office:value-type="float" office:value="75.657" calcext:value-type="float">
            <text:p>75,7</text:p>
          </table:table-cell>
          <table:table-cell office:value-type="float" office:value="436.692" calcext:value-type="float">
            <text:p>436,7</text:p>
          </table:table-cell>
          <table:table-cell office:value-type="float" office:value="447.762" calcext:value-type="float">
            <text:p>447,8</text:p>
          </table:table-cell>
          <table:table-cell table:formula="of:=[.K392]-[.J392]" office:value-type="float" office:value="11.07" calcext:value-type="float">
            <text:p>11,1</text:p>
          </table:table-cell>
          <table:table-cell/>
          <table:table-cell table:formula="of:=[.J392]-[.O392]-[.I392]" office:value-type="float" office:value="95.375" calcext:value-type="float">
            <text:p>95,4</text:p>
          </table:table-cell>
          <table:table-cell table:style-name="Default" office:value-type="float" office:value="265.66" calcext:value-type="float">
            <text:p>265,66</text:p>
          </table:table-cell>
          <table:table-cell table:formula="of:=[.O392]-[.Q392]" office:value-type="float" office:value="8.589" calcext:value-type="float">
            <text:p>8,6</text:p>
          </table:table-cell>
          <table:table-cell office:value-type="float" office:value="257.071" calcext:value-type="float">
            <text:p>257,1</text:p>
          </table:table-cell>
          <table:table-cell table:formula="of:=[.Q392]-[.S392]-[.U392]-[.V392]" office:value-type="float" office:value="5.85300000000004" calcext:value-type="float">
            <text:p>5,9</text:p>
          </table:table-cell>
          <table:table-cell office:value-type="float" office:value="120.727" calcext:value-type="float">
            <text:p>120,7</text:p>
          </table:table-cell>
          <table:table-cell office:value-type="float" office:value="5.224" calcext:value-type="float">
            <text:p>5,2</text:p>
          </table:table-cell>
          <table:table-cell office:value-type="float" office:value="38.671" calcext:value-type="float">
            <text:p>38,7</text:p>
          </table:table-cell>
          <table:table-cell office:value-type="float" office:value="91.82" calcext:value-type="float">
            <text:p>91,8</text:p>
          </table:table-cell>
          <table:table-cell table:number-columns-repeated="1002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11" calcext:value-type="float">
            <text:p>4,2</text:p>
          </table:table-cell>
          <table:table-cell office:value-type="float" office:value="23.35" calcext:value-type="float">
            <text:p>23,4</text:p>
          </table:table-cell>
          <table:table-cell office:value-type="float" office:value="74.529" calcext:value-type="float">
            <text:p>74,5</text:p>
          </table:table-cell>
          <table:table-cell office:value-type="float" office:value="74.748" calcext:value-type="float">
            <text:p>74,7</text:p>
          </table:table-cell>
          <table:table-cell office:value-type="float" office:value="424.947" calcext:value-type="float">
            <text:p>424,9</text:p>
          </table:table-cell>
          <table:table-cell office:value-type="float" office:value="434.967" calcext:value-type="float">
            <text:p>435,0</text:p>
          </table:table-cell>
          <table:table-cell table:formula="of:=[.K393]-[.J393]" office:value-type="float" office:value="10.02" calcext:value-type="float">
            <text:p>10,0</text:p>
          </table:table-cell>
          <table:table-cell/>
          <table:table-cell table:formula="of:=[.J393]-[.O393]-[.I393]" office:value-type="float" office:value="59.379" calcext:value-type="float">
            <text:p>59,4</text:p>
          </table:table-cell>
          <table:table-cell table:style-name="Default" office:value-type="float" office:value="290.82" calcext:value-type="float">
            <text:p>290,82</text:p>
          </table:table-cell>
          <table:table-cell table:formula="of:=[.O393]-[.Q393]" office:value-type="float" office:value="11.13" calcext:value-type="float">
            <text:p>11,1</text:p>
          </table:table-cell>
          <table:table-cell office:value-type="float" office:value="279.69" calcext:value-type="float">
            <text:p>279,7</text:p>
          </table:table-cell>
          <table:table-cell table:formula="of:=[.Q393]-[.S393]-[.U393]-[.V393]" office:value-type="float" office:value="1.44999999999999" calcext:value-type="float">
            <text:p>1,4</text:p>
          </table:table-cell>
          <table:table-cell office:value-type="float" office:value="115.855" calcext:value-type="float">
            <text:p>115,9</text:p>
          </table:table-cell>
          <table:table-cell office:value-type="float" office:value="0.783" calcext:value-type="float">
            <text:p>0,8</text:p>
          </table:table-cell>
          <table:table-cell office:value-type="float" office:value="53.315" calcext:value-type="float">
            <text:p>53,3</text:p>
          </table:table-cell>
          <table:table-cell office:value-type="float" office:value="109.07" calcext:value-type="float">
            <text:p>109,1</text:p>
          </table:table-cell>
          <table:table-cell table:number-columns-repeated="1002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25" calcext:value-type="float">
            <text:p>4,2</text:p>
          </table:table-cell>
          <table:table-cell office:value-type="float" office:value="23.352" calcext:value-type="float">
            <text:p>23,4</text:p>
          </table:table-cell>
          <table:table-cell office:value-type="float" office:value="75.389" calcext:value-type="float">
            <text:p>75,4</text:p>
          </table:table-cell>
          <table:table-cell office:value-type="float" office:value="75.471" calcext:value-type="float">
            <text:p>75,5</text:p>
          </table:table-cell>
          <table:table-cell office:value-type="float" office:value="368.808" calcext:value-type="float">
            <text:p>368,8</text:p>
          </table:table-cell>
          <table:table-cell office:value-type="float" office:value="378.03" calcext:value-type="float">
            <text:p>378,0</text:p>
          </table:table-cell>
          <table:table-cell table:formula="of:=[.K394]-[.J394]" office:value-type="float" office:value="9.22199999999998" calcext:value-type="float">
            <text:p>9,2</text:p>
          </table:table-cell>
          <table:table-cell/>
          <table:table-cell table:formula="of:=[.J394]-[.O394]-[.I394]" office:value-type="float" office:value="29.697" calcext:value-type="float">
            <text:p>29,7</text:p>
          </table:table-cell>
          <table:table-cell table:style-name="Default" office:value-type="float" office:value="263.64" calcext:value-type="float">
            <text:p>263,64</text:p>
          </table:table-cell>
          <table:table-cell table:formula="of:=[.O394]-[.Q394]" office:value-type="float" office:value="18.47" calcext:value-type="float">
            <text:p>18,5</text:p>
          </table:table-cell>
          <table:table-cell office:value-type="float" office:value="245.17" calcext:value-type="float">
            <text:p>245,2</text:p>
          </table:table-cell>
          <table:table-cell table:formula="of:=[.Q394]-[.S394]-[.U394]-[.V394]" office:value-type="float" office:value="1.43499999999999" calcext:value-type="float">
            <text:p>1,4</text:p>
          </table:table-cell>
          <table:table-cell office:value-type="float" office:value="109.809" calcext:value-type="float">
            <text:p>109,8</text:p>
          </table:table-cell>
          <table:table-cell office:value-type="float" office:value="0.767" calcext:value-type="float">
            <text:p>0,8</text:p>
          </table:table-cell>
          <table:table-cell office:value-type="float" office:value="52.08" calcext:value-type="float">
            <text:p>52,1</text:p>
          </table:table-cell>
          <table:table-cell office:value-type="float" office:value="81.846" calcext:value-type="float">
            <text:p>81,8</text:p>
          </table:table-cell>
          <table:table-cell table:number-columns-repeated="1002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2" calcext:value-type="float">
            <text:p>4,3</text:p>
          </table:table-cell>
          <table:table-cell office:value-type="float" office:value="24.111" calcext:value-type="float">
            <text:p>24,1</text:p>
          </table:table-cell>
          <table:table-cell office:value-type="float" office:value="85.354" calcext:value-type="float">
            <text:p>85,4</text:p>
          </table:table-cell>
          <table:table-cell office:value-type="float" office:value="85.466" calcext:value-type="float">
            <text:p>85,5</text:p>
          </table:table-cell>
          <table:table-cell office:value-type="float" office:value="481.942" calcext:value-type="float">
            <text:p>481,9</text:p>
          </table:table-cell>
          <table:table-cell office:value-type="float" office:value="493.814" calcext:value-type="float">
            <text:p>493,8</text:p>
          </table:table-cell>
          <table:table-cell table:formula="of:=[.K395]-[.J395]" office:value-type="float" office:value="11.872" calcext:value-type="float">
            <text:p>11,9</text:p>
          </table:table-cell>
          <table:table-cell/>
          <table:table-cell table:formula="of:=[.J395]-[.O395]-[.I395]" office:value-type="float" office:value="155.136" calcext:value-type="float">
            <text:p>155,1</text:p>
          </table:table-cell>
          <table:table-cell table:style-name="Default" office:value-type="float" office:value="241.34" calcext:value-type="float">
            <text:p>241,34</text:p>
          </table:table-cell>
          <table:table-cell table:formula="of:=[.O395]-[.Q395]" office:value-type="float" office:value="16.294" calcext:value-type="float">
            <text:p>16,3</text:p>
          </table:table-cell>
          <table:table-cell office:value-type="float" office:value="225.046" calcext:value-type="float">
            <text:p>225,0</text:p>
          </table:table-cell>
          <table:table-cell table:formula="of:=[.Q395]-[.S395]-[.U395]-[.V395]" office:value-type="float" office:value="1.455" calcext:value-type="float">
            <text:p>1,5</text:p>
          </table:table-cell>
          <table:table-cell office:value-type="float" office:value="116.642" calcext:value-type="float">
            <text:p>116,6</text:p>
          </table:table-cell>
          <table:table-cell office:value-type="float" office:value="0.796" calcext:value-type="float">
            <text:p>0,8</text:p>
          </table:table-cell>
          <table:table-cell office:value-type="float" office:value="43.131" calcext:value-type="float">
            <text:p>43,1</text:p>
          </table:table-cell>
          <table:table-cell office:value-type="float" office:value="63.818" calcext:value-type="float">
            <text:p>63,8</text:p>
          </table:table-cell>
          <table:table-cell table:number-columns-repeated="1002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21" calcext:value-type="float">
            <text:p>4,3</text:p>
          </table:table-cell>
          <table:table-cell office:value-type="float" office:value="23.381" calcext:value-type="float">
            <text:p>23,4</text:p>
          </table:table-cell>
          <table:table-cell office:value-type="float" office:value="89.546" calcext:value-type="float">
            <text:p>89,5</text:p>
          </table:table-cell>
          <table:table-cell office:value-type="float" office:value="89.726" calcext:value-type="float">
            <text:p>89,7</text:p>
          </table:table-cell>
          <table:table-cell office:value-type="float" office:value="420.902" calcext:value-type="float">
            <text:p>420,9</text:p>
          </table:table-cell>
          <table:table-cell office:value-type="float" office:value="431.452" calcext:value-type="float">
            <text:p>431,5</text:p>
          </table:table-cell>
          <table:table-cell table:formula="of:=[.K396]-[.J396]" office:value-type="float" office:value="10.55" calcext:value-type="float">
            <text:p>10,6</text:p>
          </table:table-cell>
          <table:table-cell/>
          <table:table-cell table:formula="of:=[.J396]-[.O396]-[.I396]" office:value-type="float" office:value="-16.704" calcext:value-type="float">
            <text:p>-16,7</text:p>
          </table:table-cell>
          <table:table-cell table:style-name="Default" office:value-type="float" office:value="347.88" calcext:value-type="float">
            <text:p>347,88</text:p>
          </table:table-cell>
          <table:table-cell table:formula="of:=[.O396]-[.Q396]" office:value-type="float" office:value="12.496" calcext:value-type="float">
            <text:p>12,5</text:p>
          </table:table-cell>
          <table:table-cell office:value-type="float" office:value="335.384" calcext:value-type="float">
            <text:p>335,4</text:p>
          </table:table-cell>
          <table:table-cell table:formula="of:=[.Q396]-[.S396]-[.U396]-[.V396]" office:value-type="float" office:value="1.43800000000002" calcext:value-type="float">
            <text:p>1,4</text:p>
          </table:table-cell>
          <table:table-cell office:value-type="float" office:value="185.529" calcext:value-type="float">
            <text:p>185,5</text:p>
          </table:table-cell>
          <table:table-cell office:value-type="float" office:value="0.764" calcext:value-type="float">
            <text:p>0,8</text:p>
          </table:table-cell>
          <table:table-cell office:value-type="float" office:value="40.468" calcext:value-type="float">
            <text:p>40,5</text:p>
          </table:table-cell>
          <table:table-cell office:value-type="float" office:value="107.949" calcext:value-type="float">
            <text:p>107,9</text:p>
          </table:table-cell>
          <table:table-cell table:number-columns-repeated="1002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07" calcext:value-type="float">
            <text:p>4,3</text:p>
          </table:table-cell>
          <table:table-cell office:value-type="float" office:value="23.474" calcext:value-type="float">
            <text:p>23,5</text:p>
          </table:table-cell>
          <table:table-cell office:value-type="float" office:value="74.833" calcext:value-type="float">
            <text:p>74,8</text:p>
          </table:table-cell>
          <table:table-cell office:value-type="float" office:value="74.893" calcext:value-type="float">
            <text:p>74,9</text:p>
          </table:table-cell>
          <table:table-cell office:value-type="float" office:value="418.785" calcext:value-type="float">
            <text:p>418,8</text:p>
          </table:table-cell>
          <table:table-cell office:value-type="float" office:value="429.144" calcext:value-type="float">
            <text:p>429,1</text:p>
          </table:table-cell>
          <table:table-cell table:formula="of:=[.K397]-[.J397]" office:value-type="float" office:value="10.359" calcext:value-type="float">
            <text:p>10,4</text:p>
          </table:table-cell>
          <table:table-cell/>
          <table:table-cell table:formula="of:=[.J397]-[.O397]-[.I397]" office:value-type="float" office:value="67.872" calcext:value-type="float">
            <text:p>67,9</text:p>
          </table:table-cell>
          <table:table-cell table:style-name="Default" office:value-type="float" office:value="276.02" calcext:value-type="float">
            <text:p>276,02</text:p>
          </table:table-cell>
          <table:table-cell table:formula="of:=[.O397]-[.Q397]" office:value-type="float" office:value="11.447" calcext:value-type="float">
            <text:p>11,4</text:p>
          </table:table-cell>
          <table:table-cell office:value-type="float" office:value="264.573" calcext:value-type="float">
            <text:p>264,6</text:p>
          </table:table-cell>
          <table:table-cell table:formula="of:=[.Q397]-[.S397]-[.U397]-[.V397]" office:value-type="float" office:value="1.44599999999997" calcext:value-type="float">
            <text:p>1,4</text:p>
          </table:table-cell>
          <table:table-cell office:value-type="float" office:value="131.827" calcext:value-type="float">
            <text:p>131,8</text:p>
          </table:table-cell>
          <table:table-cell office:value-type="float" office:value="0.764" calcext:value-type="float">
            <text:p>0,8</text:p>
          </table:table-cell>
          <table:table-cell office:value-type="float" office:value="42.43" calcext:value-type="float">
            <text:p>42,4</text:p>
          </table:table-cell>
          <table:table-cell office:value-type="float" office:value="88.87" calcext:value-type="float">
            <text:p>88,9</text:p>
          </table:table-cell>
          <table:table-cell table:number-columns-repeated="1002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59" calcext:value-type="float">
            <text:p>4,2</text:p>
          </table:table-cell>
          <table:table-cell office:value-type="float" office:value="23.266" calcext:value-type="float">
            <text:p>23,3</text:p>
          </table:table-cell>
          <table:table-cell office:value-type="float" office:value="75.055" calcext:value-type="float">
            <text:p>75,1</text:p>
          </table:table-cell>
          <table:table-cell office:value-type="float" office:value="75.131" calcext:value-type="float">
            <text:p>75,1</text:p>
          </table:table-cell>
          <table:table-cell office:value-type="float" office:value="409.1" calcext:value-type="float">
            <text:p>409,1</text:p>
          </table:table-cell>
          <table:table-cell office:value-type="float" office:value="422.124" calcext:value-type="float">
            <text:p>422,1</text:p>
          </table:table-cell>
          <table:table-cell table:formula="of:=[.K398]-[.J398]" office:value-type="float" office:value="13.024" calcext:value-type="float">
            <text:p>13,0</text:p>
          </table:table-cell>
          <table:table-cell/>
          <table:table-cell table:formula="of:=[.J398]-[.O398]-[.I398]" office:value-type="float" office:value="44.229" calcext:value-type="float">
            <text:p>44,2</text:p>
          </table:table-cell>
          <table:table-cell table:style-name="Default" office:value-type="float" office:value="289.74" calcext:value-type="float">
            <text:p>289,74</text:p>
          </table:table-cell>
          <table:table-cell table:formula="of:=[.O398]-[.Q398]" office:value-type="float" office:value="39.686" calcext:value-type="float">
            <text:p>39,7</text:p>
          </table:table-cell>
          <table:table-cell office:value-type="float" office:value="250.054" calcext:value-type="float">
            <text:p>250,1</text:p>
          </table:table-cell>
          <table:table-cell table:formula="of:=[.Q398]-[.S398]-[.U398]-[.V398]" office:value-type="float" office:value="1.452" calcext:value-type="float">
            <text:p>1,5</text:p>
          </table:table-cell>
          <table:table-cell office:value-type="float" office:value="112.806" calcext:value-type="float">
            <text:p>112,8</text:p>
          </table:table-cell>
          <table:table-cell office:value-type="float" office:value="0.78" calcext:value-type="float">
            <text:p>0,8</text:p>
          </table:table-cell>
          <table:table-cell office:value-type="float" office:value="54.19" calcext:value-type="float">
            <text:p>54,2</text:p>
          </table:table-cell>
          <table:table-cell office:value-type="float" office:value="81.606" calcext:value-type="float">
            <text:p>81,6</text:p>
          </table:table-cell>
          <table:table-cell table:number-columns-repeated="1002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41" calcext:value-type="float">
            <text:p>4,1</text:p>
          </table:table-cell>
          <table:table-cell office:value-type="float" office:value="23.638" calcext:value-type="float">
            <text:p>23,6</text:p>
          </table:table-cell>
          <table:table-cell office:value-type="float" office:value="73.853" calcext:value-type="float">
            <text:p>73,9</text:p>
          </table:table-cell>
          <table:table-cell office:value-type="float" office:value="73.992" calcext:value-type="float">
            <text:p>74,0</text:p>
          </table:table-cell>
          <table:table-cell office:value-type="float" office:value="377.934" calcext:value-type="float">
            <text:p>377,9</text:p>
          </table:table-cell>
          <table:table-cell office:value-type="float" office:value="387.271" calcext:value-type="float">
            <text:p>387,3</text:p>
          </table:table-cell>
          <table:table-cell table:formula="of:=[.K399]-[.J399]" office:value-type="float" office:value="9.33699999999999" calcext:value-type="float">
            <text:p>9,3</text:p>
          </table:table-cell>
          <table:table-cell/>
          <table:table-cell table:formula="of:=[.J399]-[.O399]-[.I399]" office:value-type="float" office:value="-80.198" calcext:value-type="float">
            <text:p>-80,2</text:p>
          </table:table-cell>
          <table:table-cell table:style-name="Default" office:value-type="float" office:value="384.14" calcext:value-type="float">
            <text:p>384,14</text:p>
          </table:table-cell>
          <table:table-cell table:formula="of:=[.O399]-[.Q399]" office:value-type="float" office:value="14.62" calcext:value-type="float">
            <text:p>14,6</text:p>
          </table:table-cell>
          <table:table-cell office:value-type="float" office:value="369.52" calcext:value-type="float">
            <text:p>369,5</text:p>
          </table:table-cell>
          <table:table-cell table:formula="of:=[.Q399]-[.S399]-[.U399]-[.V399]" office:value-type="float" office:value="20.842" calcext:value-type="float">
            <text:p>20,8</text:p>
          </table:table-cell>
          <table:table-cell office:value-type="float" office:value="202.375" calcext:value-type="float">
            <text:p>202,4</text:p>
          </table:table-cell>
          <table:table-cell office:value-type="float" office:value="0.771" calcext:value-type="float">
            <text:p>0,8</text:p>
          </table:table-cell>
          <table:table-cell office:value-type="float" office:value="40.248" calcext:value-type="float">
            <text:p>40,2</text:p>
          </table:table-cell>
          <table:table-cell office:value-type="float" office:value="106.055" calcext:value-type="float">
            <text:p>106,1</text:p>
          </table:table-cell>
          <table:table-cell table:number-columns-repeated="1002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03" calcext:value-type="float">
            <text:p>4,2</text:p>
          </table:table-cell>
          <table:table-cell office:value-type="float" office:value="23.294" calcext:value-type="float">
            <text:p>23,3</text:p>
          </table:table-cell>
          <table:table-cell office:value-type="float" office:value="73.56" calcext:value-type="float">
            <text:p>73,6</text:p>
          </table:table-cell>
          <table:table-cell office:value-type="float" office:value="73.733" calcext:value-type="float">
            <text:p>73,7</text:p>
          </table:table-cell>
          <table:table-cell office:value-type="float" office:value="425.938" calcext:value-type="float">
            <text:p>425,9</text:p>
          </table:table-cell>
          <table:table-cell office:value-type="float" office:value="435.009" calcext:value-type="float">
            <text:p>435,0</text:p>
          </table:table-cell>
          <table:table-cell table:formula="of:=[.K400]-[.J400]" office:value-type="float" office:value="9.07100000000003" calcext:value-type="float">
            <text:p>9,1</text:p>
          </table:table-cell>
          <table:table-cell/>
          <table:table-cell table:formula="of:=[.J400]-[.O400]-[.I400]" office:value-type="float" office:value="37.455" calcext:value-type="float">
            <text:p>37,5</text:p>
          </table:table-cell>
          <table:table-cell table:style-name="Default" office:value-type="float" office:value="314.75" calcext:value-type="float">
            <text:p>314,75</text:p>
          </table:table-cell>
          <table:table-cell table:formula="of:=[.O400]-[.Q400]" office:value-type="float" office:value="3.72399999999999" calcext:value-type="float">
            <text:p>3,7</text:p>
          </table:table-cell>
          <table:table-cell office:value-type="float" office:value="311.026" calcext:value-type="float">
            <text:p>311,0</text:p>
          </table:table-cell>
          <table:table-cell table:formula="of:=[.Q400]-[.S400]-[.U400]-[.V400]" office:value-type="float" office:value="1.455" calcext:value-type="float">
            <text:p>1,5</text:p>
          </table:table-cell>
          <table:table-cell office:value-type="float" office:value="141.686" calcext:value-type="float">
            <text:p>141,7</text:p>
          </table:table-cell>
          <table:table-cell office:value-type="float" office:value="0.771" calcext:value-type="float">
            <text:p>0,8</text:p>
          </table:table-cell>
          <table:table-cell office:value-type="float" office:value="51.357" calcext:value-type="float">
            <text:p>51,4</text:p>
          </table:table-cell>
          <table:table-cell office:value-type="float" office:value="116.528" calcext:value-type="float">
            <text:p>116,5</text:p>
          </table:table-cell>
          <table:table-cell table:number-columns-repeated="1002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27" calcext:value-type="float">
            <text:p>4,2</text:p>
          </table:table-cell>
          <table:table-cell office:value-type="float" office:value="22.954" calcext:value-type="float">
            <text:p>23,0</text:p>
          </table:table-cell>
          <table:table-cell office:value-type="float" office:value="73.533" calcext:value-type="float">
            <text:p>73,5</text:p>
          </table:table-cell>
          <table:table-cell office:value-type="float" office:value="73.702" calcext:value-type="float">
            <text:p>73,7</text:p>
          </table:table-cell>
          <table:table-cell office:value-type="float" office:value="402.534" calcext:value-type="float">
            <text:p>402,5</text:p>
          </table:table-cell>
          <table:table-cell office:value-type="float" office:value="411.373" calcext:value-type="float">
            <text:p>411,4</text:p>
          </table:table-cell>
          <table:table-cell table:formula="of:=[.K401]-[.J401]" office:value-type="float" office:value="8.839" calcext:value-type="float">
            <text:p>8,8</text:p>
          </table:table-cell>
          <table:table-cell/>
          <table:table-cell table:formula="of:=[.J401]-[.O401]-[.I401]" office:value-type="float" office:value="76.372" calcext:value-type="float">
            <text:p>76,4</text:p>
          </table:table-cell>
          <table:table-cell table:style-name="Default" office:value-type="float" office:value="252.46" calcext:value-type="float">
            <text:p>252,46</text:p>
          </table:table-cell>
          <table:table-cell table:formula="of:=[.O401]-[.Q401]" office:value-type="float" office:value="13.675" calcext:value-type="float">
            <text:p>13,7</text:p>
          </table:table-cell>
          <table:table-cell office:value-type="float" office:value="238.785" calcext:value-type="float">
            <text:p>238,8</text:p>
          </table:table-cell>
          <table:table-cell table:formula="of:=[.Q401]-[.S401]-[.U401]-[.V401]" office:value-type="float" office:value="1.431" calcext:value-type="float">
            <text:p>1,4</text:p>
          </table:table-cell>
          <table:table-cell office:value-type="float" office:value="116.374" calcext:value-type="float">
            <text:p>116,4</text:p>
          </table:table-cell>
          <table:table-cell office:value-type="float" office:value="0.78" calcext:value-type="float">
            <text:p>0,8</text:p>
          </table:table-cell>
          <table:table-cell office:value-type="float" office:value="54.325" calcext:value-type="float">
            <text:p>54,3</text:p>
          </table:table-cell>
          <table:table-cell office:value-type="float" office:value="66.655" calcext:value-type="float">
            <text:p>66,7</text:p>
          </table:table-cell>
          <table:table-cell table:number-columns-repeated="1002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33" calcext:value-type="float">
            <text:p>4,2</text:p>
          </table:table-cell>
          <table:table-cell office:value-type="float" office:value="23.764" calcext:value-type="float">
            <text:p>23,8</text:p>
          </table:table-cell>
          <table:table-cell office:value-type="float" office:value="72.504" calcext:value-type="float">
            <text:p>72,5</text:p>
          </table:table-cell>
          <table:table-cell office:value-type="float" office:value="72.605" calcext:value-type="float">
            <text:p>72,6</text:p>
          </table:table-cell>
          <table:table-cell office:value-type="float" office:value="437.585" calcext:value-type="float">
            <text:p>437,6</text:p>
          </table:table-cell>
          <table:table-cell office:value-type="float" office:value="446.956" calcext:value-type="float">
            <text:p>447,0</text:p>
          </table:table-cell>
          <table:table-cell table:formula="of:=[.K402]-[.J402]" office:value-type="float" office:value="9.37100000000004" calcext:value-type="float">
            <text:p>9,4</text:p>
          </table:table-cell>
          <table:table-cell/>
          <table:table-cell table:formula="of:=[.J402]-[.O402]-[.I402]" office:value-type="float" office:value="53.7" calcext:value-type="float">
            <text:p>53,7</text:p>
          </table:table-cell>
          <table:table-cell table:style-name="Default" office:value-type="float" office:value="311.28" calcext:value-type="float">
            <text:p>311,28</text:p>
          </table:table-cell>
          <table:table-cell table:formula="of:=[.O402]-[.Q402]" office:value-type="float" office:value="18.128" calcext:value-type="float">
            <text:p>18,1</text:p>
          </table:table-cell>
          <table:table-cell office:value-type="float" office:value="293.152" calcext:value-type="float">
            <text:p>293,2</text:p>
          </table:table-cell>
          <table:table-cell table:formula="of:=[.Q402]-[.S402]-[.U402]-[.V402]" office:value-type="float" office:value="10.589" calcext:value-type="float">
            <text:p>10,6</text:p>
          </table:table-cell>
          <table:table-cell office:value-type="float" office:value="117.453" calcext:value-type="float">
            <text:p>117,5</text:p>
          </table:table-cell>
          <table:table-cell office:value-type="float" office:value="0.787" calcext:value-type="float">
            <text:p>0,8</text:p>
          </table:table-cell>
          <table:table-cell office:value-type="float" office:value="42.767" calcext:value-type="float">
            <text:p>42,8</text:p>
          </table:table-cell>
          <table:table-cell office:value-type="float" office:value="122.343" calcext:value-type="float">
            <text:p>122,3</text:p>
          </table:table-cell>
          <table:table-cell table:number-columns-repeated="1002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38" calcext:value-type="float">
            <text:p>4,3</text:p>
          </table:table-cell>
          <table:table-cell office:value-type="float" office:value="23.806" calcext:value-type="float">
            <text:p>23,8</text:p>
          </table:table-cell>
          <table:table-cell office:value-type="float" office:value="88.534" calcext:value-type="float">
            <text:p>88,5</text:p>
          </table:table-cell>
          <table:table-cell office:value-type="float" office:value="88.611" calcext:value-type="float">
            <text:p>88,6</text:p>
          </table:table-cell>
          <table:table-cell office:value-type="float" office:value="437.679" calcext:value-type="float">
            <text:p>437,7</text:p>
          </table:table-cell>
          <table:table-cell office:value-type="float" office:value="447.84" calcext:value-type="float">
            <text:p>447,8</text:p>
          </table:table-cell>
          <table:table-cell table:formula="of:=[.K403]-[.J403]" office:value-type="float" office:value="10.161" calcext:value-type="float">
            <text:p>10,2</text:p>
          </table:table-cell>
          <table:table-cell/>
          <table:table-cell table:formula="of:=[.J403]-[.O403]-[.I403]" office:value-type="float" office:value="101.188" calcext:value-type="float">
            <text:p>101,2</text:p>
          </table:table-cell>
          <table:table-cell table:style-name="Default" office:value-type="float" office:value="247.88" calcext:value-type="float">
            <text:p>247,88</text:p>
          </table:table-cell>
          <table:table-cell table:formula="of:=[.O403]-[.Q403]" office:value-type="float" office:value="10.251" calcext:value-type="float">
            <text:p>10,3</text:p>
          </table:table-cell>
          <table:table-cell office:value-type="float" office:value="237.629" calcext:value-type="float">
            <text:p>237,6</text:p>
          </table:table-cell>
          <table:table-cell table:formula="of:=[.Q403]-[.S403]-[.U403]-[.V403]" office:value-type="float" office:value="1.39599999999999" calcext:value-type="float">
            <text:p>1,4</text:p>
          </table:table-cell>
          <table:table-cell office:value-type="float" office:value="114.792" calcext:value-type="float">
            <text:p>114,8</text:p>
          </table:table-cell>
          <table:table-cell office:value-type="float" office:value="0.741" calcext:value-type="float">
            <text:p>0,7</text:p>
          </table:table-cell>
          <table:table-cell office:value-type="float" office:value="51.608" calcext:value-type="float">
            <text:p>51,6</text:p>
          </table:table-cell>
          <table:table-cell office:value-type="float" office:value="69.833" calcext:value-type="float">
            <text:p>69,8</text:p>
          </table:table-cell>
          <table:table-cell table:number-columns-repeated="1002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35" calcext:value-type="float">
            <text:p>4,3</text:p>
          </table:table-cell>
          <table:table-cell office:value-type="float" office:value="23.624" calcext:value-type="float">
            <text:p>23,6</text:p>
          </table:table-cell>
          <table:table-cell office:value-type="float" office:value="88.853" calcext:value-type="float">
            <text:p>88,9</text:p>
          </table:table-cell>
          <table:table-cell office:value-type="float" office:value="89.018" calcext:value-type="float">
            <text:p>89,0</text:p>
          </table:table-cell>
          <table:table-cell office:value-type="float" office:value="476.845" calcext:value-type="float">
            <text:p>476,8</text:p>
          </table:table-cell>
          <table:table-cell office:value-type="float" office:value="488.41" calcext:value-type="float">
            <text:p>488,4</text:p>
          </table:table-cell>
          <table:table-cell table:formula="of:=[.K404]-[.J404]" office:value-type="float" office:value="11.565" calcext:value-type="float">
            <text:p>11,6</text:p>
          </table:table-cell>
          <table:table-cell/>
          <table:table-cell table:formula="of:=[.J404]-[.O404]-[.I404]" office:value-type="float" office:value="108.037" calcext:value-type="float">
            <text:p>108,0</text:p>
          </table:table-cell>
          <table:table-cell table:style-name="Default" office:value-type="float" office:value="279.79" calcext:value-type="float">
            <text:p>279,79</text:p>
          </table:table-cell>
          <table:table-cell table:formula="of:=[.O404]-[.Q404]" office:value-type="float" office:value="10.971" calcext:value-type="float">
            <text:p>11,0</text:p>
          </table:table-cell>
          <table:table-cell office:value-type="float" office:value="268.819" calcext:value-type="float">
            <text:p>268,8</text:p>
          </table:table-cell>
          <table:table-cell table:formula="of:=[.Q404]-[.S404]-[.U404]-[.V404]" office:value-type="float" office:value="21.002" calcext:value-type="float">
            <text:p>21,0</text:p>
          </table:table-cell>
          <table:table-cell office:value-type="float" office:value="121.747" calcext:value-type="float">
            <text:p>121,7</text:p>
          </table:table-cell>
          <table:table-cell office:value-type="float" office:value="0.732" calcext:value-type="float">
            <text:p>0,7</text:p>
          </table:table-cell>
          <table:table-cell office:value-type="float" office:value="36.339" calcext:value-type="float">
            <text:p>36,3</text:p>
          </table:table-cell>
          <table:table-cell office:value-type="float" office:value="89.731" calcext:value-type="float">
            <text:p>89,7</text:p>
          </table:table-cell>
          <table:table-cell table:number-columns-repeated="1002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26" calcext:value-type="float">
            <text:p>4,2</text:p>
          </table:table-cell>
          <table:table-cell office:value-type="float" office:value="22.943" calcext:value-type="float">
            <text:p>22,9</text:p>
          </table:table-cell>
          <table:table-cell office:value-type="float" office:value="76.399" calcext:value-type="float">
            <text:p>76,4</text:p>
          </table:table-cell>
          <table:table-cell office:value-type="float" office:value="76.572" calcext:value-type="float">
            <text:p>76,6</text:p>
          </table:table-cell>
          <table:table-cell office:value-type="float" office:value="376.704" calcext:value-type="float">
            <text:p>376,7</text:p>
          </table:table-cell>
          <table:table-cell office:value-type="float" office:value="386.592" calcext:value-type="float">
            <text:p>386,6</text:p>
          </table:table-cell>
          <table:table-cell table:formula="of:=[.K405]-[.J405]" office:value-type="float" office:value="9.88799999999998" calcext:value-type="float">
            <text:p>9,9</text:p>
          </table:table-cell>
          <table:table-cell/>
          <table:table-cell table:formula="of:=[.J405]-[.O405]-[.I405]" office:value-type="float" office:value="1.42200000000003" calcext:value-type="float">
            <text:p>1,4</text:p>
          </table:table-cell>
          <table:table-cell table:style-name="Default" office:value-type="float" office:value="298.71" calcext:value-type="float">
            <text:p>298,71</text:p>
          </table:table-cell>
          <table:table-cell table:formula="of:=[.O405]-[.Q405]" office:value-type="float" office:value="16.558" calcext:value-type="float">
            <text:p>16,6</text:p>
          </table:table-cell>
          <table:table-cell office:value-type="float" office:value="282.152" calcext:value-type="float">
            <text:p>282,2</text:p>
          </table:table-cell>
          <table:table-cell table:formula="of:=[.Q405]-[.S405]-[.U405]-[.V405]" office:value-type="float" office:value="1.47699999999998" calcext:value-type="float">
            <text:p>1,5</text:p>
          </table:table-cell>
          <table:table-cell office:value-type="float" office:value="121.509" calcext:value-type="float">
            <text:p>121,5</text:p>
          </table:table-cell>
          <table:table-cell office:value-type="float" office:value="0.788" calcext:value-type="float">
            <text:p>0,8</text:p>
          </table:table-cell>
          <table:table-cell office:value-type="float" office:value="55.051" calcext:value-type="float">
            <text:p>55,1</text:p>
          </table:table-cell>
          <table:table-cell office:value-type="float" office:value="104.115" calcext:value-type="float">
            <text:p>104,1</text:p>
          </table:table-cell>
          <table:table-cell table:number-columns-repeated="1002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4" calcext:value-type="float">
            <text:p>4,1</text:p>
          </table:table-cell>
          <table:table-cell office:value-type="float" office:value="23.177" calcext:value-type="float">
            <text:p>23,2</text:p>
          </table:table-cell>
          <table:table-cell office:value-type="float" office:value="96.191" calcext:value-type="float">
            <text:p>96,2</text:p>
          </table:table-cell>
          <table:table-cell office:value-type="float" office:value="96.399" calcext:value-type="float">
            <text:p>96,4</text:p>
          </table:table-cell>
          <table:table-cell office:value-type="float" office:value="434.329" calcext:value-type="float">
            <text:p>434,3</text:p>
          </table:table-cell>
          <table:table-cell office:value-type="float" office:value="444.05" calcext:value-type="float">
            <text:p>444,1</text:p>
          </table:table-cell>
          <table:table-cell table:formula="of:=[.K406]-[.J406]" office:value-type="float" office:value="9.721" calcext:value-type="float">
            <text:p>9,7</text:p>
          </table:table-cell>
          <table:table-cell/>
          <table:table-cell table:formula="of:=[.J406]-[.O406]-[.I406]" office:value-type="float" office:value="67.99" calcext:value-type="float">
            <text:p>68,0</text:p>
          </table:table-cell>
          <table:table-cell table:style-name="Default" office:value-type="float" office:value="269.94" calcext:value-type="float">
            <text:p>269,94</text:p>
          </table:table-cell>
          <table:table-cell table:formula="of:=[.O406]-[.Q406]" office:value-type="float" office:value="5.32499999999999" calcext:value-type="float">
            <text:p>5,3</text:p>
          </table:table-cell>
          <table:table-cell office:value-type="float" office:value="264.615" calcext:value-type="float">
            <text:p>264,6</text:p>
          </table:table-cell>
          <table:table-cell table:formula="of:=[.Q406]-[.S406]-[.U406]-[.V406]" office:value-type="float" office:value="1.43600000000002" calcext:value-type="float">
            <text:p>1,4</text:p>
          </table:table-cell>
          <table:table-cell office:value-type="float" office:value="113.133" calcext:value-type="float">
            <text:p>113,1</text:p>
          </table:table-cell>
          <table:table-cell office:value-type="float" office:value="0.772" calcext:value-type="float">
            <text:p>0,8</text:p>
          </table:table-cell>
          <table:table-cell office:value-type="float" office:value="54.774" calcext:value-type="float">
            <text:p>54,8</text:p>
          </table:table-cell>
          <table:table-cell office:value-type="float" office:value="95.272" calcext:value-type="float">
            <text:p>95,3</text:p>
          </table:table-cell>
          <table:table-cell table:number-columns-repeated="1002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2" calcext:value-type="float">
            <text:p>4,3</text:p>
          </table:table-cell>
          <table:table-cell office:value-type="float" office:value="23.943" calcext:value-type="float">
            <text:p>23,9</text:p>
          </table:table-cell>
          <table:table-cell office:value-type="float" office:value="93.105" calcext:value-type="float">
            <text:p>93,1</text:p>
          </table:table-cell>
          <table:table-cell office:value-type="float" office:value="93.272" calcext:value-type="float">
            <text:p>93,3</text:p>
          </table:table-cell>
          <table:table-cell office:value-type="float" office:value="420.972" calcext:value-type="float">
            <text:p>421,0</text:p>
          </table:table-cell>
          <table:table-cell office:value-type="float" office:value="431.379" calcext:value-type="float">
            <text:p>431,4</text:p>
          </table:table-cell>
          <table:table-cell table:formula="of:=[.K407]-[.J407]" office:value-type="float" office:value="10.407" calcext:value-type="float">
            <text:p>10,4</text:p>
          </table:table-cell>
          <table:table-cell/>
          <table:table-cell table:formula="of:=[.J407]-[.O407]-[.I407]" office:value-type="float" office:value="21.0399999999999" calcext:value-type="float">
            <text:p>21,0</text:p>
          </table:table-cell>
          <table:table-cell table:style-name="Default" office:value-type="float" office:value="306.66" calcext:value-type="float">
            <text:p>306,66</text:p>
          </table:table-cell>
          <table:table-cell table:formula="of:=[.O407]-[.Q407]" office:value-type="float" office:value="15.326" calcext:value-type="float">
            <text:p>15,3</text:p>
          </table:table-cell>
          <table:table-cell office:value-type="float" office:value="291.334" calcext:value-type="float">
            <text:p>291,3</text:p>
          </table:table-cell>
          <table:table-cell table:formula="of:=[.Q407]-[.S407]-[.U407]-[.V407]" office:value-type="float" office:value="1.42100000000002" calcext:value-type="float">
            <text:p>1,4</text:p>
          </table:table-cell>
          <table:table-cell office:value-type="float" office:value="110.741" calcext:value-type="float">
            <text:p>110,7</text:p>
          </table:table-cell>
          <table:table-cell office:value-type="float" office:value="0.762" calcext:value-type="float">
            <text:p>0,8</text:p>
          </table:table-cell>
          <table:table-cell office:value-type="float" office:value="54.213" calcext:value-type="float">
            <text:p>54,2</text:p>
          </table:table-cell>
          <table:table-cell office:value-type="float" office:value="124.959" calcext:value-type="float">
            <text:p>125,0</text:p>
          </table:table-cell>
          <table:table-cell table:number-columns-repeated="1002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37" calcext:value-type="float">
            <text:p>4,2</text:p>
          </table:table-cell>
          <table:table-cell office:value-type="float" office:value="23.354" calcext:value-type="float">
            <text:p>23,4</text:p>
          </table:table-cell>
          <table:table-cell office:value-type="float" office:value="89.386" calcext:value-type="float">
            <text:p>89,4</text:p>
          </table:table-cell>
          <table:table-cell office:value-type="float" office:value="89.555" calcext:value-type="float">
            <text:p>89,6</text:p>
          </table:table-cell>
          <table:table-cell office:value-type="float" office:value="450.28" calcext:value-type="float">
            <text:p>450,3</text:p>
          </table:table-cell>
          <table:table-cell office:value-type="float" office:value="460.595" calcext:value-type="float">
            <text:p>460,6</text:p>
          </table:table-cell>
          <table:table-cell table:formula="of:=[.K408]-[.J408]" office:value-type="float" office:value="10.3150000000001" calcext:value-type="float">
            <text:p>10,3</text:p>
          </table:table-cell>
          <table:table-cell/>
          <table:table-cell table:formula="of:=[.J408]-[.O408]-[.I408]" office:value-type="float" office:value="61.885" calcext:value-type="float">
            <text:p>61,9</text:p>
          </table:table-cell>
          <table:table-cell table:style-name="Default" office:value-type="float" office:value="298.84" calcext:value-type="float">
            <text:p>298,84</text:p>
          </table:table-cell>
          <table:table-cell table:formula="of:=[.O408]-[.Q408]" office:value-type="float" office:value="9.58099999999996" calcext:value-type="float">
            <text:p>9,6</text:p>
          </table:table-cell>
          <table:table-cell office:value-type="float" office:value="289.259" calcext:value-type="float">
            <text:p>289,3</text:p>
          </table:table-cell>
          <table:table-cell table:formula="of:=[.Q408]-[.S408]-[.U408]-[.V408]" office:value-type="float" office:value="20.826" calcext:value-type="float">
            <text:p>20,8</text:p>
          </table:table-cell>
          <table:table-cell office:value-type="float" office:value="119.024" calcext:value-type="float">
            <text:p>119,0</text:p>
          </table:table-cell>
          <table:table-cell office:value-type="float" office:value="0.747" calcext:value-type="float">
            <text:p>0,7</text:p>
          </table:table-cell>
          <table:table-cell office:value-type="float" office:value="37.874" calcext:value-type="float">
            <text:p>37,9</text:p>
          </table:table-cell>
          <table:table-cell office:value-type="float" office:value="111.535" calcext:value-type="float">
            <text:p>111,5</text:p>
          </table:table-cell>
          <table:table-cell table:number-columns-repeated="1002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96" calcext:value-type="float">
            <text:p>4,2</text:p>
          </table:table-cell>
          <table:table-cell office:value-type="float" office:value="23.565" calcext:value-type="float">
            <text:p>23,6</text:p>
          </table:table-cell>
          <table:table-cell office:value-type="float" office:value="91.688" calcext:value-type="float">
            <text:p>91,7</text:p>
          </table:table-cell>
          <table:table-cell office:value-type="float" office:value="91.856" calcext:value-type="float">
            <text:p>91,9</text:p>
          </table:table-cell>
          <table:table-cell office:value-type="float" office:value="413.469" calcext:value-type="float">
            <text:p>413,5</text:p>
          </table:table-cell>
          <table:table-cell office:value-type="float" office:value="422.152" calcext:value-type="float">
            <text:p>422,2</text:p>
          </table:table-cell>
          <table:table-cell table:formula="of:=[.K409]-[.J409]" office:value-type="float" office:value="8.68299999999999" calcext:value-type="float">
            <text:p>8,7</text:p>
          </table:table-cell>
          <table:table-cell/>
          <table:table-cell table:formula="of:=[.J409]-[.O409]-[.I409]" office:value-type="float" office:value="17.403" calcext:value-type="float">
            <text:p>17,4</text:p>
          </table:table-cell>
          <table:table-cell table:style-name="Default" office:value-type="float" office:value="304.21" calcext:value-type="float">
            <text:p>304,21</text:p>
          </table:table-cell>
          <table:table-cell table:formula="of:=[.O409]-[.Q409]" office:value-type="float" office:value="10.939" calcext:value-type="float">
            <text:p>10,9</text:p>
          </table:table-cell>
          <table:table-cell office:value-type="float" office:value="293.271" calcext:value-type="float">
            <text:p>293,3</text:p>
          </table:table-cell>
          <table:table-cell table:formula="of:=[.Q409]-[.S409]-[.U409]-[.V409]" office:value-type="float" office:value="1.44400000000002" calcext:value-type="float">
            <text:p>1,4</text:p>
          </table:table-cell>
          <table:table-cell office:value-type="float" office:value="117.929" calcext:value-type="float">
            <text:p>117,9</text:p>
          </table:table-cell>
          <table:table-cell office:value-type="float" office:value="0.777" calcext:value-type="float">
            <text:p>0,8</text:p>
          </table:table-cell>
          <table:table-cell office:value-type="float" office:value="44.521" calcext:value-type="float">
            <text:p>44,5</text:p>
          </table:table-cell>
          <table:table-cell office:value-type="float" office:value="129.377" calcext:value-type="float">
            <text:p>129,4</text:p>
          </table:table-cell>
          <table:table-cell table:number-columns-repeated="1002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19" calcext:value-type="float">
            <text:p>4,3</text:p>
          </table:table-cell>
          <table:table-cell office:value-type="float" office:value="23.367" calcext:value-type="float">
            <text:p>23,4</text:p>
          </table:table-cell>
          <table:table-cell office:value-type="float" office:value="88.889" calcext:value-type="float">
            <text:p>88,9</text:p>
          </table:table-cell>
          <table:table-cell office:value-type="float" office:value="89.118" calcext:value-type="float">
            <text:p>89,1</text:p>
          </table:table-cell>
          <table:table-cell office:value-type="float" office:value="382.688" calcext:value-type="float">
            <text:p>382,7</text:p>
          </table:table-cell>
          <table:table-cell office:value-type="float" office:value="390.029" calcext:value-type="float">
            <text:p>390,0</text:p>
          </table:table-cell>
          <table:table-cell table:formula="of:=[.K410]-[.J410]" office:value-type="float" office:value="7.34100000000001" calcext:value-type="float">
            <text:p>7,3</text:p>
          </table:table-cell>
          <table:table-cell/>
          <table:table-cell table:formula="of:=[.J410]-[.O410]-[.I410]" office:value-type="float" office:value="-47.26" calcext:value-type="float">
            <text:p>-47,3</text:p>
          </table:table-cell>
          <table:table-cell table:style-name="Default" office:value-type="float" office:value="340.83" calcext:value-type="float">
            <text:p>340,83</text:p>
          </table:table-cell>
          <table:table-cell table:formula="of:=[.O410]-[.Q410]" office:value-type="float" office:value="13.706" calcext:value-type="float">
            <text:p>13,7</text:p>
          </table:table-cell>
          <table:table-cell office:value-type="float" office:value="327.124" calcext:value-type="float">
            <text:p>327,1</text:p>
          </table:table-cell>
          <table:table-cell table:formula="of:=[.Q410]-[.S410]-[.U410]-[.V410]" office:value-type="float" office:value="1.44300000000001" calcext:value-type="float">
            <text:p>1,4</text:p>
          </table:table-cell>
          <table:table-cell office:value-type="float" office:value="120.807" calcext:value-type="float">
            <text:p>120,8</text:p>
          </table:table-cell>
          <table:table-cell office:value-type="float" office:value="0.768" calcext:value-type="float">
            <text:p>0,8</text:p>
          </table:table-cell>
          <table:table-cell office:value-type="float" office:value="38.386" calcext:value-type="float">
            <text:p>38,4</text:p>
          </table:table-cell>
          <table:table-cell office:value-type="float" office:value="166.488" calcext:value-type="float">
            <text:p>166,5</text:p>
          </table:table-cell>
          <table:table-cell table:number-columns-repeated="1002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74" calcext:value-type="float">
            <text:p>4,2</text:p>
          </table:table-cell>
          <table:table-cell office:value-type="float" office:value="23.299" calcext:value-type="float">
            <text:p>23,3</text:p>
          </table:table-cell>
          <table:table-cell office:value-type="float" office:value="75.612" calcext:value-type="float">
            <text:p>75,6</text:p>
          </table:table-cell>
          <table:table-cell office:value-type="float" office:value="75.762" calcext:value-type="float">
            <text:p>75,8</text:p>
          </table:table-cell>
          <table:table-cell office:value-type="float" office:value="396.135" calcext:value-type="float">
            <text:p>396,1</text:p>
          </table:table-cell>
          <table:table-cell office:value-type="float" office:value="406.854" calcext:value-type="float">
            <text:p>406,9</text:p>
          </table:table-cell>
          <table:table-cell table:formula="of:=[.K411]-[.J411]" office:value-type="float" office:value="10.719" calcext:value-type="float">
            <text:p>10,7</text:p>
          </table:table-cell>
          <table:table-cell/>
          <table:table-cell table:formula="of:=[.J411]-[.O411]-[.I411]" office:value-type="float" office:value="4.33299999999997" calcext:value-type="float">
            <text:p>4,3</text:p>
          </table:table-cell>
          <table:table-cell table:style-name="Default" office:value-type="float" office:value="316.04" calcext:value-type="float">
            <text:p>316,04</text:p>
          </table:table-cell>
          <table:table-cell table:formula="of:=[.O411]-[.Q411]" office:value-type="float" office:value="14.371" calcext:value-type="float">
            <text:p>14,4</text:p>
          </table:table-cell>
          <table:table-cell office:value-type="float" office:value="301.669" calcext:value-type="float">
            <text:p>301,7</text:p>
          </table:table-cell>
          <table:table-cell table:formula="of:=[.Q411]-[.S411]-[.U411]-[.V411]" office:value-type="float" office:value="1.47699999999999" calcext:value-type="float">
            <text:p>1,5</text:p>
          </table:table-cell>
          <table:table-cell office:value-type="float" office:value="133.665" calcext:value-type="float">
            <text:p>133,7</text:p>
          </table:table-cell>
          <table:table-cell office:value-type="float" office:value="0.788" calcext:value-type="float">
            <text:p>0,8</text:p>
          </table:table-cell>
          <table:table-cell office:value-type="float" office:value="40.719" calcext:value-type="float">
            <text:p>40,7</text:p>
          </table:table-cell>
          <table:table-cell office:value-type="float" office:value="125.808" calcext:value-type="float">
            <text:p>125,8</text:p>
          </table:table-cell>
          <table:table-cell table:number-columns-repeated="1002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71" calcext:value-type="float">
            <text:p>4,2</text:p>
          </table:table-cell>
          <table:table-cell office:value-type="float" office:value="23.269" calcext:value-type="float">
            <text:p>23,3</text:p>
          </table:table-cell>
          <table:table-cell office:value-type="float" office:value="78.376" calcext:value-type="float">
            <text:p>78,4</text:p>
          </table:table-cell>
          <table:table-cell office:value-type="float" office:value="78.545" calcext:value-type="float">
            <text:p>78,5</text:p>
          </table:table-cell>
          <table:table-cell office:value-type="float" office:value="431.088" calcext:value-type="float">
            <text:p>431,1</text:p>
          </table:table-cell>
          <table:table-cell office:value-type="float" office:value="440.77" calcext:value-type="float">
            <text:p>440,8</text:p>
          </table:table-cell>
          <table:table-cell table:formula="of:=[.K412]-[.J412]" office:value-type="float" office:value="9.68199999999996" calcext:value-type="float">
            <text:p>9,7</text:p>
          </table:table-cell>
          <table:table-cell/>
          <table:table-cell table:formula="of:=[.J412]-[.O412]-[.I412]" office:value-type="float" office:value="73.963" calcext:value-type="float">
            <text:p>74,0</text:p>
          </table:table-cell>
          <table:table-cell table:style-name="Default" office:value-type="float" office:value="278.58" calcext:value-type="float">
            <text:p>278,58</text:p>
          </table:table-cell>
          <table:table-cell table:formula="of:=[.O412]-[.Q412]" office:value-type="float" office:value="5.387" calcext:value-type="float">
            <text:p>5,4</text:p>
          </table:table-cell>
          <table:table-cell office:value-type="float" office:value="273.193" calcext:value-type="float">
            <text:p>273,2</text:p>
          </table:table-cell>
          <table:table-cell table:formula="of:=[.Q412]-[.S412]-[.U412]-[.V412]" office:value-type="float" office:value="1.44599999999998" calcext:value-type="float">
            <text:p>1,4</text:p>
          </table:table-cell>
          <table:table-cell office:value-type="float" office:value="134.293" calcext:value-type="float">
            <text:p>134,3</text:p>
          </table:table-cell>
          <table:table-cell office:value-type="float" office:value="0.761" calcext:value-type="float">
            <text:p>0,8</text:p>
          </table:table-cell>
          <table:table-cell office:value-type="float" office:value="42.479" calcext:value-type="float">
            <text:p>42,5</text:p>
          </table:table-cell>
          <table:table-cell office:value-type="float" office:value="94.975" calcext:value-type="float">
            <text:p>95,0</text:p>
          </table:table-cell>
          <table:table-cell table:number-columns-repeated="1002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39" calcext:value-type="float">
            <text:p>4,1</text:p>
          </table:table-cell>
          <table:table-cell office:value-type="float" office:value="23.393" calcext:value-type="float">
            <text:p>23,4</text:p>
          </table:table-cell>
          <table:table-cell office:value-type="float" office:value="76.45" calcext:value-type="float">
            <text:p>76,5</text:p>
          </table:table-cell>
          <table:table-cell office:value-type="float" office:value="76.628" calcext:value-type="float">
            <text:p>76,6</text:p>
          </table:table-cell>
          <table:table-cell office:value-type="float" office:value="431.956" calcext:value-type="float">
            <text:p>432,0</text:p>
          </table:table-cell>
          <table:table-cell office:value-type="float" office:value="441.539" calcext:value-type="float">
            <text:p>441,5</text:p>
          </table:table-cell>
          <table:table-cell table:formula="of:=[.K413]-[.J413]" office:value-type="float" office:value="9.58299999999997" calcext:value-type="float">
            <text:p>9,6</text:p>
          </table:table-cell>
          <table:table-cell/>
          <table:table-cell table:formula="of:=[.J413]-[.O413]-[.I413]" office:value-type="float" office:value="35.668" calcext:value-type="float">
            <text:p>35,7</text:p>
          </table:table-cell>
          <table:table-cell table:style-name="Default" office:value-type="float" office:value="319.66" calcext:value-type="float">
            <text:p>319,66</text:p>
          </table:table-cell>
          <table:table-cell table:formula="of:=[.O413]-[.Q413]" office:value-type="float" office:value="11.841" calcext:value-type="float">
            <text:p>11,8</text:p>
          </table:table-cell>
          <table:table-cell office:value-type="float" office:value="307.819" calcext:value-type="float">
            <text:p>307,8</text:p>
          </table:table-cell>
          <table:table-cell table:formula="of:=[.Q413]-[.S413]-[.U413]-[.V413]" office:value-type="float" office:value="4.75200000000002" calcext:value-type="float">
            <text:p>4,8</text:p>
          </table:table-cell>
          <table:table-cell office:value-type="float" office:value="134.439" calcext:value-type="float">
            <text:p>134,4</text:p>
          </table:table-cell>
          <table:table-cell office:value-type="float" office:value="0.752" calcext:value-type="float">
            <text:p>0,8</text:p>
          </table:table-cell>
          <table:table-cell office:value-type="float" office:value="60.667" calcext:value-type="float">
            <text:p>60,7</text:p>
          </table:table-cell>
          <table:table-cell office:value-type="float" office:value="107.961" calcext:value-type="float">
            <text:p>108,0</text:p>
          </table:table-cell>
          <table:table-cell table:number-columns-repeated="1002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09" calcext:value-type="float">
            <text:p>4,3</text:p>
          </table:table-cell>
          <table:table-cell office:value-type="float" office:value="23.726" calcext:value-type="float">
            <text:p>23,7</text:p>
          </table:table-cell>
          <table:table-cell office:value-type="float" office:value="94.046" calcext:value-type="float">
            <text:p>94,0</text:p>
          </table:table-cell>
          <table:table-cell office:value-type="float" office:value="94.225" calcext:value-type="float">
            <text:p>94,2</text:p>
          </table:table-cell>
          <table:table-cell office:value-type="float" office:value="428.837" calcext:value-type="float">
            <text:p>428,8</text:p>
          </table:table-cell>
          <table:table-cell office:value-type="float" office:value="438.917" calcext:value-type="float">
            <text:p>438,9</text:p>
          </table:table-cell>
          <table:table-cell table:formula="of:=[.K414]-[.J414]" office:value-type="float" office:value="10.08" calcext:value-type="float">
            <text:p>10,1</text:p>
          </table:table-cell>
          <table:table-cell/>
          <table:table-cell table:formula="of:=[.J414]-[.O414]-[.I414]" office:value-type="float" office:value="-1.19800000000001" calcext:value-type="float">
            <text:p>-1,2</text:p>
          </table:table-cell>
          <table:table-cell table:style-name="Default" office:value-type="float" office:value="335.81" calcext:value-type="float">
            <text:p>335,81</text:p>
          </table:table-cell>
          <table:table-cell table:formula="of:=[.O414]-[.Q414]" office:value-type="float" office:value="12.726" calcext:value-type="float">
            <text:p>12,7</text:p>
          </table:table-cell>
          <table:table-cell office:value-type="float" office:value="323.084" calcext:value-type="float">
            <text:p>323,1</text:p>
          </table:table-cell>
          <table:table-cell table:formula="of:=[.Q414]-[.S414]-[.U414]-[.V414]" office:value-type="float" office:value="1.44899999999998" calcext:value-type="float">
            <text:p>1,4</text:p>
          </table:table-cell>
          <table:table-cell office:value-type="float" office:value="121.525" calcext:value-type="float">
            <text:p>121,5</text:p>
          </table:table-cell>
          <table:table-cell office:value-type="float" office:value="0.764" calcext:value-type="float">
            <text:p>0,8</text:p>
          </table:table-cell>
          <table:table-cell office:value-type="float" office:value="51.758" calcext:value-type="float">
            <text:p>51,8</text:p>
          </table:table-cell>
          <table:table-cell office:value-type="float" office:value="148.352" calcext:value-type="float">
            <text:p>148,4</text:p>
          </table:table-cell>
          <table:table-cell table:number-columns-repeated="1002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9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124.886" calcext:value-type="float">
            <text:p>124,9</text:p>
          </table:table-cell>
          <table:table-cell office:value-type="float" office:value="144.377" calcext:value-type="float">
            <text:p>144,4</text:p>
          </table:table-cell>
          <table:table-cell office:value-type="float" office:value="212.118" calcext:value-type="float">
            <text:p>212,1</text:p>
          </table:table-cell>
          <table:table-cell office:value-type="float" office:value="212.249" calcext:value-type="float">
            <text:p>212,2</text:p>
          </table:table-cell>
          <table:table-cell office:value-type="float" office:value="572.488" calcext:value-type="float">
            <text:p>572,5</text:p>
          </table:table-cell>
          <table:table-cell office:value-type="float" office:value="582.334" calcext:value-type="float">
            <text:p>582,3</text:p>
          </table:table-cell>
          <table:table-cell table:formula="of:=[.K415]-[.J415]" office:value-type="float" office:value="9.84599999999989" calcext:value-type="float">
            <text:p>9,8</text:p>
          </table:table-cell>
          <table:table-cell/>
          <table:table-cell table:formula="of:=[.J415]-[.O415]-[.I415]" office:value-type="float" office:value="45.2090000000001" calcext:value-type="float">
            <text:p>45,2</text:p>
          </table:table-cell>
          <table:table-cell table:style-name="Default" office:value-type="float" office:value="315.03" calcext:value-type="float">
            <text:p>315,03</text:p>
          </table:table-cell>
          <table:table-cell table:formula="of:=[.O415]-[.Q415]" office:value-type="float" office:value="2.33499999999998" calcext:value-type="float">
            <text:p>2,3</text:p>
          </table:table-cell>
          <table:table-cell office:value-type="float" office:value="312.695" calcext:value-type="float">
            <text:p>312,7</text:p>
          </table:table-cell>
          <table:table-cell table:formula="of:=[.Q415]-[.S415]-[.U415]-[.V415]" office:value-type="float" office:value="1.38500000000002" calcext:value-type="float">
            <text:p>1,4</text:p>
          </table:table-cell>
          <table:table-cell office:value-type="float" office:value="135.225" calcext:value-type="float">
            <text:p>135,2</text:p>
          </table:table-cell>
          <table:table-cell office:value-type="float" office:value="0.759" calcext:value-type="float">
            <text:p>0,8</text:p>
          </table:table-cell>
          <table:table-cell office:value-type="float" office:value="37.55" calcext:value-type="float">
            <text:p>37,6</text:p>
          </table:table-cell>
          <table:table-cell office:value-type="float" office:value="138.535" calcext:value-type="float">
            <text:p>138,5</text:p>
          </table:table-cell>
          <table:table-cell table:number-columns-repeated="1002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6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14" calcext:value-type="float">
            <text:p>4,2</text:p>
          </table:table-cell>
          <table:table-cell office:value-type="float" office:value="23.25" calcext:value-type="float">
            <text:p>23,3</text:p>
          </table:table-cell>
          <table:table-cell office:value-type="float" office:value="81.29" calcext:value-type="float">
            <text:p>81,3</text:p>
          </table:table-cell>
          <table:table-cell office:value-type="float" office:value="81.47" calcext:value-type="float">
            <text:p>81,5</text:p>
          </table:table-cell>
          <table:table-cell office:value-type="float" office:value="414.764" calcext:value-type="float">
            <text:p>414,8</text:p>
          </table:table-cell>
          <table:table-cell office:value-type="float" office:value="426.122" calcext:value-type="float">
            <text:p>426,1</text:p>
          </table:table-cell>
          <table:table-cell table:formula="of:=[.K416]-[.J416]" office:value-type="float" office:value="11.358" calcext:value-type="float">
            <text:p>11,4</text:p>
          </table:table-cell>
          <table:table-cell/>
          <table:table-cell table:formula="of:=[.J416]-[.O416]-[.I416]" office:value-type="float" office:value="48.904" calcext:value-type="float">
            <text:p>48,9</text:p>
          </table:table-cell>
          <table:table-cell table:style-name="Default" office:value-type="float" office:value="284.39" calcext:value-type="float">
            <text:p>284,39</text:p>
          </table:table-cell>
          <table:table-cell table:formula="of:=[.O416]-[.Q416]" office:value-type="float" office:value="12.412" calcext:value-type="float">
            <text:p>12,4</text:p>
          </table:table-cell>
          <table:table-cell office:value-type="float" office:value="271.978" calcext:value-type="float">
            <text:p>272,0</text:p>
          </table:table-cell>
          <table:table-cell table:formula="of:=[.Q416]-[.S416]-[.U416]-[.V416]" office:value-type="float" office:value="20.901" calcext:value-type="float">
            <text:p>20,9</text:p>
          </table:table-cell>
          <table:table-cell office:value-type="float" office:value="106.921" calcext:value-type="float">
            <text:p>106,9</text:p>
          </table:table-cell>
          <table:table-cell office:value-type="float" office:value="0.736" calcext:value-type="float">
            <text:p>0,7</text:p>
          </table:table-cell>
          <table:table-cell office:value-type="float" office:value="35.906" calcext:value-type="float">
            <text:p>35,9</text:p>
          </table:table-cell>
          <table:table-cell office:value-type="float" office:value="108.25" calcext:value-type="float">
            <text:p>108,3</text:p>
          </table:table-cell>
          <table:table-cell table:number-columns-repeated="1002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6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53" calcext:value-type="float">
            <text:p>4,2</text:p>
          </table:table-cell>
          <table:table-cell office:value-type="float" office:value="23.366" calcext:value-type="float">
            <text:p>23,4</text:p>
          </table:table-cell>
          <table:table-cell office:value-type="float" office:value="72.199" calcext:value-type="float">
            <text:p>72,2</text:p>
          </table:table-cell>
          <table:table-cell office:value-type="float" office:value="72.381" calcext:value-type="float">
            <text:p>72,4</text:p>
          </table:table-cell>
          <table:table-cell office:value-type="float" office:value="437.905" calcext:value-type="float">
            <text:p>437,9</text:p>
          </table:table-cell>
          <table:table-cell office:value-type="float" office:value="447.274" calcext:value-type="float">
            <text:p>447,3</text:p>
          </table:table-cell>
          <table:table-cell table:formula="of:=[.K417]-[.J417]" office:value-type="float" office:value="9.36900000000003" calcext:value-type="float">
            <text:p>9,4</text:p>
          </table:table-cell>
          <table:table-cell/>
          <table:table-cell table:formula="of:=[.J417]-[.O417]-[.I417]" office:value-type="float" office:value="47.094" calcext:value-type="float">
            <text:p>47,1</text:p>
          </table:table-cell>
          <table:table-cell table:style-name="Default" office:value-type="float" office:value="318.43" calcext:value-type="float">
            <text:p>318,43</text:p>
          </table:table-cell>
          <table:table-cell table:formula="of:=[.O417]-[.Q417]" office:value-type="float" office:value="14.704" calcext:value-type="float">
            <text:p>14,7</text:p>
          </table:table-cell>
          <table:table-cell office:value-type="float" office:value="303.726" calcext:value-type="float">
            <text:p>303,7</text:p>
          </table:table-cell>
          <table:table-cell table:formula="of:=[.Q417]-[.S417]-[.U417]-[.V417]" office:value-type="float" office:value="1.38099999999999" calcext:value-type="float">
            <text:p>1,4</text:p>
          </table:table-cell>
          <table:table-cell office:value-type="float" office:value="133.622" calcext:value-type="float">
            <text:p>133,6</text:p>
          </table:table-cell>
          <table:table-cell office:value-type="float" office:value="0.76" calcext:value-type="float">
            <text:p>0,8</text:p>
          </table:table-cell>
          <table:table-cell office:value-type="float" office:value="43.1" calcext:value-type="float">
            <text:p>43,1</text:p>
          </table:table-cell>
          <table:table-cell office:value-type="float" office:value="125.623" calcext:value-type="float">
            <text:p>125,6</text:p>
          </table:table-cell>
          <table:table-cell table:number-columns-repeated="1002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6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55" calcext:value-type="float">
            <text:p>4,4</text:p>
          </table:table-cell>
          <table:table-cell office:value-type="float" office:value="23.762" calcext:value-type="float">
            <text:p>23,8</text:p>
          </table:table-cell>
          <table:table-cell office:value-type="float" office:value="90.28" calcext:value-type="float">
            <text:p>90,3</text:p>
          </table:table-cell>
          <table:table-cell office:value-type="float" office:value="90.489" calcext:value-type="float">
            <text:p>90,5</text:p>
          </table:table-cell>
          <table:table-cell office:value-type="float" office:value="453.51" calcext:value-type="float">
            <text:p>453,5</text:p>
          </table:table-cell>
          <table:table-cell office:value-type="float" office:value="462.771" calcext:value-type="float">
            <text:p>462,8</text:p>
          </table:table-cell>
          <table:table-cell table:formula="of:=[.K418]-[.J418]" office:value-type="float" office:value="9.26100000000002" calcext:value-type="float">
            <text:p>9,3</text:p>
          </table:table-cell>
          <table:table-cell/>
          <table:table-cell table:formula="of:=[.J418]-[.O418]-[.I418]" office:value-type="float" office:value="95.461" calcext:value-type="float">
            <text:p>95,5</text:p>
          </table:table-cell>
          <table:table-cell table:style-name="Default" office:value-type="float" office:value="267.56" calcext:value-type="float">
            <text:p>267,56</text:p>
          </table:table-cell>
          <table:table-cell table:formula="of:=[.O418]-[.Q418]" office:value-type="float" office:value="10.159" calcext:value-type="float">
            <text:p>10,2</text:p>
          </table:table-cell>
          <table:table-cell office:value-type="float" office:value="257.401" calcext:value-type="float">
            <text:p>257,4</text:p>
          </table:table-cell>
          <table:table-cell table:formula="of:=[.Q418]-[.S418]-[.U418]-[.V418]" office:value-type="float" office:value="26.886" calcext:value-type="float">
            <text:p>26,9</text:p>
          </table:table-cell>
          <table:table-cell office:value-type="float" office:value="103.161" calcext:value-type="float">
            <text:p>103,2</text:p>
          </table:table-cell>
          <table:table-cell office:value-type="float" office:value="0.776" calcext:value-type="float">
            <text:p>0,8</text:p>
          </table:table-cell>
          <table:table-cell office:value-type="float" office:value="37.042" calcext:value-type="float">
            <text:p>37,0</text:p>
          </table:table-cell>
          <table:table-cell office:value-type="float" office:value="90.312" calcext:value-type="float">
            <text:p>90,3</text:p>
          </table:table-cell>
          <table:table-cell table:number-columns-repeated="1002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6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28" calcext:value-type="float">
            <text:p>4,3</text:p>
          </table:table-cell>
          <table:table-cell office:value-type="float" office:value="24" calcext:value-type="float">
            <text:p>24,0</text:p>
          </table:table-cell>
          <table:table-cell office:value-type="float" office:value="89.461" calcext:value-type="float">
            <text:p>89,5</text:p>
          </table:table-cell>
          <table:table-cell office:value-type="float" office:value="89.673" calcext:value-type="float">
            <text:p>89,7</text:p>
          </table:table-cell>
          <table:table-cell office:value-type="float" office:value="421.947" calcext:value-type="float">
            <text:p>421,9</text:p>
          </table:table-cell>
          <table:table-cell office:value-type="float" office:value="432.296" calcext:value-type="float">
            <text:p>432,3</text:p>
          </table:table-cell>
          <table:table-cell table:formula="of:=[.K419]-[.J419]" office:value-type="float" office:value="10.349" calcext:value-type="float">
            <text:p>10,3</text:p>
          </table:table-cell>
          <table:table-cell/>
          <table:table-cell table:formula="of:=[.J419]-[.O419]-[.I419]" office:value-type="float" office:value="66.314" calcext:value-type="float">
            <text:p>66,3</text:p>
          </table:table-cell>
          <table:table-cell table:style-name="Default" office:value-type="float" office:value="265.96" calcext:value-type="float">
            <text:p>265,96</text:p>
          </table:table-cell>
          <table:table-cell table:formula="of:=[.O419]-[.Q419]" office:value-type="float" office:value="16.043" calcext:value-type="float">
            <text:p>16,0</text:p>
          </table:table-cell>
          <table:table-cell office:value-type="float" office:value="249.917" calcext:value-type="float">
            <text:p>249,9</text:p>
          </table:table-cell>
          <table:table-cell table:formula="of:=[.Q419]-[.S419]-[.U419]-[.V419]" office:value-type="float" office:value="5.69300000000002" calcext:value-type="float">
            <text:p>5,7</text:p>
          </table:table-cell>
          <table:table-cell office:value-type="float" office:value="139.034" calcext:value-type="float">
            <text:p>139,0</text:p>
          </table:table-cell>
          <table:table-cell office:value-type="float" office:value="0.756" calcext:value-type="float">
            <text:p>0,8</text:p>
          </table:table-cell>
          <table:table-cell office:value-type="float" office:value="41.195" calcext:value-type="float">
            <text:p>41,2</text:p>
          </table:table-cell>
          <table:table-cell office:value-type="float" office:value="63.995" calcext:value-type="float">
            <text:p>64,0</text:p>
          </table:table-cell>
          <table:table-cell table:number-columns-repeated="1002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6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52" calcext:value-type="float">
            <text:p>4,2</text:p>
          </table:table-cell>
          <table:table-cell office:value-type="float" office:value="23.013" calcext:value-type="float">
            <text:p>23,0</text:p>
          </table:table-cell>
          <table:table-cell office:value-type="float" office:value="91.513" calcext:value-type="float">
            <text:p>91,5</text:p>
          </table:table-cell>
          <table:table-cell office:value-type="float" office:value="91.691" calcext:value-type="float">
            <text:p>91,7</text:p>
          </table:table-cell>
          <table:table-cell office:value-type="float" office:value="422.708" calcext:value-type="float">
            <text:p>422,7</text:p>
          </table:table-cell>
          <table:table-cell office:value-type="float" office:value="433.079" calcext:value-type="float">
            <text:p>433,1</text:p>
          </table:table-cell>
          <table:table-cell table:formula="of:=[.K420]-[.J420]" office:value-type="float" office:value="10.371" calcext:value-type="float">
            <text:p>10,4</text:p>
          </table:table-cell>
          <table:table-cell/>
          <table:table-cell table:formula="of:=[.J420]-[.O420]-[.I420]" office:value-type="float" office:value="2.80700000000004" calcext:value-type="float">
            <text:p>2,8</text:p>
          </table:table-cell>
          <table:table-cell table:style-name="Default" office:value-type="float" office:value="328.21" calcext:value-type="float">
            <text:p>328,21</text:p>
          </table:table-cell>
          <table:table-cell table:formula="of:=[.O420]-[.Q420]" office:value-type="float" office:value="2.632" calcext:value-type="float">
            <text:p>2,6</text:p>
          </table:table-cell>
          <table:table-cell office:value-type="float" office:value="325.578" calcext:value-type="float">
            <text:p>325,6</text:p>
          </table:table-cell>
          <table:table-cell table:formula="of:=[.Q420]-[.S420]-[.U420]-[.V420]" office:value-type="float" office:value="21.025" calcext:value-type="float">
            <text:p>21,0</text:p>
          </table:table-cell>
          <table:table-cell office:value-type="float" office:value="108.848" calcext:value-type="float">
            <text:p>108,8</text:p>
          </table:table-cell>
          <table:table-cell office:value-type="float" office:value="0.766" calcext:value-type="float">
            <text:p>0,8</text:p>
          </table:table-cell>
          <table:table-cell office:value-type="float" office:value="36.433" calcext:value-type="float">
            <text:p>36,4</text:p>
          </table:table-cell>
          <table:table-cell office:value-type="float" office:value="159.272" calcext:value-type="float">
            <text:p>159,3</text:p>
          </table:table-cell>
          <table:table-cell table:number-columns-repeated="1002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6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28" calcext:value-type="float">
            <text:p>4,3</text:p>
          </table:table-cell>
          <table:table-cell office:value-type="float" office:value="149.958" calcext:value-type="float">
            <text:p>150,0</text:p>
          </table:table-cell>
          <table:table-cell office:value-type="float" office:value="215.186" calcext:value-type="float">
            <text:p>215,2</text:p>
          </table:table-cell>
          <table:table-cell office:value-type="float" office:value="215.365" calcext:value-type="float">
            <text:p>215,4</text:p>
          </table:table-cell>
          <table:table-cell office:value-type="float" office:value="561.503" calcext:value-type="float">
            <text:p>561,5</text:p>
          </table:table-cell>
          <table:table-cell office:value-type="float" office:value="571.959" calcext:value-type="float">
            <text:p>572,0</text:p>
          </table:table-cell>
          <table:table-cell table:formula="of:=[.K421]-[.J421]" office:value-type="float" office:value="10.4559999999999" calcext:value-type="float">
            <text:p>10,5</text:p>
          </table:table-cell>
          <table:table-cell/>
          <table:table-cell table:formula="of:=[.J421]-[.O421]-[.I421]" office:value-type="float" office:value="-24.112" calcext:value-type="float">
            <text:p>-24,1</text:p>
          </table:table-cell>
          <table:table-cell table:style-name="Default" office:value-type="float" office:value="370.25" calcext:value-type="float">
            <text:p>370,25</text:p>
          </table:table-cell>
          <table:table-cell table:formula="of:=[.O421]-[.Q421]" office:value-type="float" office:value="60.811" calcext:value-type="float">
            <text:p>60,8</text:p>
          </table:table-cell>
          <table:table-cell office:value-type="float" office:value="309.439" calcext:value-type="float">
            <text:p>309,4</text:p>
          </table:table-cell>
          <table:table-cell table:formula="of:=[.Q421]-[.S421]-[.U421]-[.V421]" office:value-type="float" office:value="21.048" calcext:value-type="float">
            <text:p>21,0</text:p>
          </table:table-cell>
          <table:table-cell office:value-type="float" office:value="112.168" calcext:value-type="float">
            <text:p>112,2</text:p>
          </table:table-cell>
          <table:table-cell office:value-type="float" office:value="0.75" calcext:value-type="float">
            <text:p>0,8</text:p>
          </table:table-cell>
          <table:table-cell office:value-type="float" office:value="56.336" calcext:value-type="float">
            <text:p>56,3</text:p>
          </table:table-cell>
          <table:table-cell office:value-type="float" office:value="119.887" calcext:value-type="float">
            <text:p>119,9</text:p>
          </table:table-cell>
          <table:table-cell table:number-columns-repeated="1002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6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43" calcext:value-type="float">
            <text:p>4,2</text:p>
          </table:table-cell>
          <table:table-cell office:value-type="float" office:value="23.279" calcext:value-type="float">
            <text:p>23,3</text:p>
          </table:table-cell>
          <table:table-cell office:value-type="float" office:value="77.317" calcext:value-type="float">
            <text:p>77,3</text:p>
          </table:table-cell>
          <table:table-cell office:value-type="float" office:value="77.426" calcext:value-type="float">
            <text:p>77,4</text:p>
          </table:table-cell>
          <table:table-cell office:value-type="float" office:value="529.665" calcext:value-type="float">
            <text:p>529,7</text:p>
          </table:table-cell>
          <table:table-cell office:value-type="float" office:value="539.267" calcext:value-type="float">
            <text:p>539,3</text:p>
          </table:table-cell>
          <table:table-cell table:formula="of:=[.K422]-[.J422]" office:value-type="float" office:value="9.60200000000009" calcext:value-type="float">
            <text:p>9,6</text:p>
          </table:table-cell>
          <table:table-cell/>
          <table:table-cell table:formula="of:=[.J422]-[.O422]-[.I422]" office:value-type="float" office:value="177.119" calcext:value-type="float">
            <text:p>177,1</text:p>
          </table:table-cell>
          <table:table-cell table:style-name="Default" office:value-type="float" office:value="275.12" calcext:value-type="float">
            <text:p>275,12</text:p>
          </table:table-cell>
          <table:table-cell table:formula="of:=[.O422]-[.Q422]" office:value-type="float" office:value="7.77499999999998" calcext:value-type="float">
            <text:p>7,8</text:p>
          </table:table-cell>
          <table:table-cell office:value-type="float" office:value="267.345" calcext:value-type="float">
            <text:p>267,3</text:p>
          </table:table-cell>
          <table:table-cell table:formula="of:=[.Q422]-[.S422]-[.U422]-[.V422]" office:value-type="float" office:value="6.20600000000003" calcext:value-type="float">
            <text:p>6,2</text:p>
          </table:table-cell>
          <table:table-cell office:value-type="float" office:value="128.209" calcext:value-type="float">
            <text:p>128,2</text:p>
          </table:table-cell>
          <table:table-cell office:value-type="float" office:value="0.76" calcext:value-type="float">
            <text:p>0,8</text:p>
          </table:table-cell>
          <table:table-cell office:value-type="float" office:value="40.345" calcext:value-type="float">
            <text:p>40,3</text:p>
          </table:table-cell>
          <table:table-cell office:value-type="float" office:value="92.585" calcext:value-type="float">
            <text:p>92,6</text:p>
          </table:table-cell>
          <table:table-cell table:number-columns-repeated="1002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6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78" calcext:value-type="float">
            <text:p>4,2</text:p>
          </table:table-cell>
          <table:table-cell office:value-type="float" office:value="23.152" calcext:value-type="float">
            <text:p>23,2</text:p>
          </table:table-cell>
          <table:table-cell office:value-type="float" office:value="77.771" calcext:value-type="float">
            <text:p>77,8</text:p>
          </table:table-cell>
          <table:table-cell office:value-type="float" office:value="77.939" calcext:value-type="float">
            <text:p>77,9</text:p>
          </table:table-cell>
          <table:table-cell office:value-type="float" office:value="372.004" calcext:value-type="float">
            <text:p>372,0</text:p>
          </table:table-cell>
          <table:table-cell office:value-type="float" office:value="381.245" calcext:value-type="float">
            <text:p>381,2</text:p>
          </table:table-cell>
          <table:table-cell table:formula="of:=[.K423]-[.J423]" office:value-type="float" office:value="9.24099999999999" calcext:value-type="float">
            <text:p>9,2</text:p>
          </table:table-cell>
          <table:table-cell/>
          <table:table-cell table:formula="of:=[.J423]-[.O423]-[.I423]" office:value-type="float" office:value="18.365" calcext:value-type="float">
            <text:p>18,4</text:p>
          </table:table-cell>
          <table:table-cell table:style-name="Default" office:value-type="float" office:value="275.7" calcext:value-type="float">
            <text:p>275,7</text:p>
          </table:table-cell>
          <table:table-cell table:formula="of:=[.O423]-[.Q423]" office:value-type="float" office:value="3.87299999999999" calcext:value-type="float">
            <text:p>3,9</text:p>
          </table:table-cell>
          <table:table-cell office:value-type="float" office:value="271.827" calcext:value-type="float">
            <text:p>271,8</text:p>
          </table:table-cell>
          <table:table-cell table:formula="of:=[.Q423]-[.S423]-[.U423]-[.V423]" office:value-type="float" office:value="15.372" calcext:value-type="float">
            <text:p>15,4</text:p>
          </table:table-cell>
          <table:table-cell office:value-type="float" office:value="115.068" calcext:value-type="float">
            <text:p>115,1</text:p>
          </table:table-cell>
          <table:table-cell office:value-type="float" office:value="0.796" calcext:value-type="float">
            <text:p>0,8</text:p>
          </table:table-cell>
          <table:table-cell office:value-type="float" office:value="45.186" calcext:value-type="float">
            <text:p>45,2</text:p>
          </table:table-cell>
          <table:table-cell office:value-type="float" office:value="96.201" calcext:value-type="float">
            <text:p>96,2</text:p>
          </table:table-cell>
          <table:table-cell table:number-columns-repeated="1002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6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25" calcext:value-type="float">
            <text:p>4,2</text:p>
          </table:table-cell>
          <table:table-cell office:value-type="float" office:value="23.153" calcext:value-type="float">
            <text:p>23,2</text:p>
          </table:table-cell>
          <table:table-cell office:value-type="float" office:value="74.35" calcext:value-type="float">
            <text:p>74,4</text:p>
          </table:table-cell>
          <table:table-cell office:value-type="float" office:value="74.516" calcext:value-type="float">
            <text:p>74,5</text:p>
          </table:table-cell>
          <table:table-cell office:value-type="float" office:value="385.359" calcext:value-type="float">
            <text:p>385,4</text:p>
          </table:table-cell>
          <table:table-cell office:value-type="float" office:value="395.865" calcext:value-type="float">
            <text:p>395,9</text:p>
          </table:table-cell>
          <table:table-cell table:formula="of:=[.K424]-[.J424]" office:value-type="float" office:value="10.506" calcext:value-type="float">
            <text:p>10,5</text:p>
          </table:table-cell>
          <table:table-cell/>
          <table:table-cell table:formula="of:=[.J424]-[.O424]-[.I424]" office:value-type="float" office:value="18.993" calcext:value-type="float">
            <text:p>19,0</text:p>
          </table:table-cell>
          <table:table-cell table:style-name="Default" office:value-type="float" office:value="291.85" calcext:value-type="float">
            <text:p>291,85</text:p>
          </table:table-cell>
          <table:table-cell table:formula="of:=[.O424]-[.Q424]" office:value-type="float" office:value="14.661" calcext:value-type="float">
            <text:p>14,7</text:p>
          </table:table-cell>
          <table:table-cell office:value-type="float" office:value="277.189" calcext:value-type="float">
            <text:p>277,2</text:p>
          </table:table-cell>
          <table:table-cell table:formula="of:=[.Q424]-[.S424]-[.U424]-[.V424]" office:value-type="float" office:value="1.49000000000001" calcext:value-type="float">
            <text:p>1,5</text:p>
          </table:table-cell>
          <table:table-cell office:value-type="float" office:value="116.615" calcext:value-type="float">
            <text:p>116,6</text:p>
          </table:table-cell>
          <table:table-cell office:value-type="float" office:value="0.799" calcext:value-type="float">
            <text:p>0,8</text:p>
          </table:table-cell>
          <table:table-cell office:value-type="float" office:value="53.656" calcext:value-type="float">
            <text:p>53,7</text:p>
          </table:table-cell>
          <table:table-cell office:value-type="float" office:value="105.428" calcext:value-type="float">
            <text:p>105,4</text:p>
          </table:table-cell>
          <table:table-cell table:number-columns-repeated="1002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6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17" calcext:value-type="float">
            <text:p>4,2</text:p>
          </table:table-cell>
          <table:table-cell office:value-type="float" office:value="23.296" calcext:value-type="float">
            <text:p>23,3</text:p>
          </table:table-cell>
          <table:table-cell office:value-type="float" office:value="75.042" calcext:value-type="float">
            <text:p>75,0</text:p>
          </table:table-cell>
          <table:table-cell office:value-type="float" office:value="75.137" calcext:value-type="float">
            <text:p>75,1</text:p>
          </table:table-cell>
          <table:table-cell office:value-type="float" office:value="413.998" calcext:value-type="float">
            <text:p>414,0</text:p>
          </table:table-cell>
          <table:table-cell office:value-type="float" office:value="423.421" calcext:value-type="float">
            <text:p>423,4</text:p>
          </table:table-cell>
          <table:table-cell table:formula="of:=[.K425]-[.J425]" office:value-type="float" office:value="9.423" calcext:value-type="float">
            <text:p>9,4</text:p>
          </table:table-cell>
          <table:table-cell/>
          <table:table-cell table:formula="of:=[.J425]-[.O425]-[.I425]" office:value-type="float" office:value="71.541" calcext:value-type="float">
            <text:p>71,5</text:p>
          </table:table-cell>
          <table:table-cell table:style-name="Default" office:value-type="float" office:value="267.32" calcext:value-type="float">
            <text:p>267,32</text:p>
          </table:table-cell>
          <table:table-cell table:formula="of:=[.O425]-[.Q425]" office:value-type="float" office:value="8.822" calcext:value-type="float">
            <text:p>8,8</text:p>
          </table:table-cell>
          <table:table-cell office:value-type="float" office:value="258.498" calcext:value-type="float">
            <text:p>258,5</text:p>
          </table:table-cell>
          <table:table-cell table:formula="of:=[.Q425]-[.S425]-[.U425]-[.V425]" office:value-type="float" office:value="1.43399999999998" calcext:value-type="float">
            <text:p>1,4</text:p>
          </table:table-cell>
          <table:table-cell office:value-type="float" office:value="111.524" calcext:value-type="float">
            <text:p>111,5</text:p>
          </table:table-cell>
          <table:table-cell office:value-type="float" office:value="0.772" calcext:value-type="float">
            <text:p>0,8</text:p>
          </table:table-cell>
          <table:table-cell office:value-type="float" office:value="54.212" calcext:value-type="float">
            <text:p>54,2</text:p>
          </table:table-cell>
          <table:table-cell office:value-type="float" office:value="91.328" calcext:value-type="float">
            <text:p>91,3</text:p>
          </table:table-cell>
          <table:table-cell table:number-columns-repeated="1002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6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94" calcext:value-type="float">
            <text:p>4,3</text:p>
          </table:table-cell>
          <table:table-cell office:value-type="float" office:value="23.865" calcext:value-type="float">
            <text:p>23,9</text:p>
          </table:table-cell>
          <table:table-cell office:value-type="float" office:value="88.222" calcext:value-type="float">
            <text:p>88,2</text:p>
          </table:table-cell>
          <table:table-cell office:value-type="float" office:value="88.417" calcext:value-type="float">
            <text:p>88,4</text:p>
          </table:table-cell>
          <table:table-cell office:value-type="float" office:value="409.866" calcext:value-type="float">
            <text:p>409,9</text:p>
          </table:table-cell>
          <table:table-cell office:value-type="float" office:value="422.389" calcext:value-type="float">
            <text:p>422,4</text:p>
          </table:table-cell>
          <table:table-cell table:formula="of:=[.K426]-[.J426]" office:value-type="float" office:value="12.523" calcext:value-type="float">
            <text:p>12,5</text:p>
          </table:table-cell>
          <table:table-cell/>
          <table:table-cell table:formula="of:=[.J426]-[.O426]-[.I426]" office:value-type="float" office:value="49.639" calcext:value-type="float">
            <text:p>49,6</text:p>
          </table:table-cell>
          <table:table-cell table:style-name="Default" office:value-type="float" office:value="271.81" calcext:value-type="float">
            <text:p>271,81</text:p>
          </table:table-cell>
          <table:table-cell table:formula="of:=[.O426]-[.Q426]" office:value-type="float" office:value="15.062" calcext:value-type="float">
            <text:p>15,1</text:p>
          </table:table-cell>
          <table:table-cell office:value-type="float" office:value="256.748" calcext:value-type="float">
            <text:p>256,7</text:p>
          </table:table-cell>
          <table:table-cell table:formula="of:=[.Q426]-[.S426]-[.U426]-[.V426]" office:value-type="float" office:value="10.511" calcext:value-type="float">
            <text:p>10,5</text:p>
          </table:table-cell>
          <table:table-cell office:value-type="float" office:value="119.717" calcext:value-type="float">
            <text:p>119,7</text:p>
          </table:table-cell>
          <table:table-cell office:value-type="float" office:value="9.848" calcext:value-type="float">
            <text:p>9,8</text:p>
          </table:table-cell>
          <table:table-cell office:value-type="float" office:value="40.143" calcext:value-type="float">
            <text:p>40,1</text:p>
          </table:table-cell>
          <table:table-cell office:value-type="float" office:value="86.377" calcext:value-type="float">
            <text:p>86,4</text:p>
          </table:table-cell>
          <table:table-cell table:number-columns-repeated="1002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6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43" calcext:value-type="float">
            <text:p>4,2</text:p>
          </table:table-cell>
          <table:table-cell office:value-type="float" office:value="23.033" calcext:value-type="float">
            <text:p>23,0</text:p>
          </table:table-cell>
          <table:table-cell office:value-type="float" office:value="78.033" calcext:value-type="float">
            <text:p>78,0</text:p>
          </table:table-cell>
          <table:table-cell office:value-type="float" office:value="78.158" calcext:value-type="float">
            <text:p>78,2</text:p>
          </table:table-cell>
          <table:table-cell office:value-type="float" office:value="411.03" calcext:value-type="float">
            <text:p>411,0</text:p>
          </table:table-cell>
          <table:table-cell office:value-type="float" office:value="421.044" calcext:value-type="float">
            <text:p>421,0</text:p>
          </table:table-cell>
          <table:table-cell table:formula="of:=[.K427]-[.J427]" office:value-type="float" office:value="10.014" calcext:value-type="float">
            <text:p>10,0</text:p>
          </table:table-cell>
          <table:table-cell/>
          <table:table-cell table:formula="of:=[.J427]-[.O427]-[.I427]" office:value-type="float" office:value="59.632" calcext:value-type="float">
            <text:p>59,6</text:p>
          </table:table-cell>
          <table:table-cell table:style-name="Default" office:value-type="float" office:value="273.24" calcext:value-type="float">
            <text:p>273,24</text:p>
          </table:table-cell>
          <table:table-cell table:formula="of:=[.O427]-[.Q427]" office:value-type="float" office:value="15.759" calcext:value-type="float">
            <text:p>15,8</text:p>
          </table:table-cell>
          <table:table-cell office:value-type="float" office:value="257.481" calcext:value-type="float">
            <text:p>257,5</text:p>
          </table:table-cell>
          <table:table-cell table:formula="of:=[.Q427]-[.S427]-[.U427]-[.V427]" office:value-type="float" office:value="1.42599999999999" calcext:value-type="float">
            <text:p>1,4</text:p>
          </table:table-cell>
          <table:table-cell office:value-type="float" office:value="117.244" calcext:value-type="float">
            <text:p>117,2</text:p>
          </table:table-cell>
          <table:table-cell office:value-type="float" office:value="0.797" calcext:value-type="float">
            <text:p>0,8</text:p>
          </table:table-cell>
          <table:table-cell office:value-type="float" office:value="54.216" calcext:value-type="float">
            <text:p>54,2</text:p>
          </table:table-cell>
          <table:table-cell office:value-type="float" office:value="84.595" calcext:value-type="float">
            <text:p>84,6</text:p>
          </table:table-cell>
          <table:table-cell table:number-columns-repeated="1002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6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64" calcext:value-type="float">
            <text:p>4,2</text:p>
          </table:table-cell>
          <table:table-cell office:value-type="float" office:value="23.842" calcext:value-type="float">
            <text:p>23,8</text:p>
          </table:table-cell>
          <table:table-cell office:value-type="float" office:value="71.487" calcext:value-type="float">
            <text:p>71,5</text:p>
          </table:table-cell>
          <table:table-cell office:value-type="float" office:value="71.57" calcext:value-type="float">
            <text:p>71,6</text:p>
          </table:table-cell>
          <table:table-cell office:value-type="float" office:value="421.993" calcext:value-type="float">
            <text:p>422,0</text:p>
          </table:table-cell>
          <table:table-cell office:value-type="float" office:value="434.569" calcext:value-type="float">
            <text:p>434,6</text:p>
          </table:table-cell>
          <table:table-cell table:formula="of:=[.K428]-[.J428]" office:value-type="float" office:value="12.576" calcext:value-type="float">
            <text:p>12,6</text:p>
          </table:table-cell>
          <table:table-cell/>
          <table:table-cell table:formula="of:=[.J428]-[.O428]-[.I428]" office:value-type="float" office:value="85.323" calcext:value-type="float">
            <text:p>85,3</text:p>
          </table:table-cell>
          <table:table-cell table:style-name="Default" office:value-type="float" office:value="265.1" calcext:value-type="float">
            <text:p>265,1</text:p>
          </table:table-cell>
          <table:table-cell table:formula="of:=[.O428]-[.Q428]" office:value-type="float" office:value="6.41400000000004" calcext:value-type="float">
            <text:p>6,4</text:p>
          </table:table-cell>
          <table:table-cell office:value-type="float" office:value="258.686" calcext:value-type="float">
            <text:p>258,7</text:p>
          </table:table-cell>
          <table:table-cell table:formula="of:=[.Q428]-[.S428]-[.U428]-[.V428]" office:value-type="float" office:value="1.54899999999999" calcext:value-type="float">
            <text:p>1,5</text:p>
          </table:table-cell>
          <table:table-cell office:value-type="float" office:value="109.003" calcext:value-type="float">
            <text:p>109,0</text:p>
          </table:table-cell>
          <table:table-cell office:value-type="float" office:value="0.845" calcext:value-type="float">
            <text:p>0,8</text:p>
          </table:table-cell>
          <table:table-cell office:value-type="float" office:value="54.208" calcext:value-type="float">
            <text:p>54,2</text:p>
          </table:table-cell>
          <table:table-cell office:value-type="float" office:value="93.926" calcext:value-type="float">
            <text:p>93,9</text:p>
          </table:table-cell>
          <table:table-cell table:number-columns-repeated="1002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6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11" calcext:value-type="float">
            <text:p>4,3</text:p>
          </table:table-cell>
          <table:table-cell office:value-type="float" office:value="23.593" calcext:value-type="float">
            <text:p>23,6</text:p>
          </table:table-cell>
          <table:table-cell office:value-type="float" office:value="88.622" calcext:value-type="float">
            <text:p>88,6</text:p>
          </table:table-cell>
          <table:table-cell office:value-type="float" office:value="88.79" calcext:value-type="float">
            <text:p>88,8</text:p>
          </table:table-cell>
          <table:table-cell office:value-type="float" office:value="417.894" calcext:value-type="float">
            <text:p>417,9</text:p>
          </table:table-cell>
          <table:table-cell office:value-type="float" office:value="428.01" calcext:value-type="float">
            <text:p>428,0</text:p>
          </table:table-cell>
          <table:table-cell table:formula="of:=[.K429]-[.J429]" office:value-type="float" office:value="10.116" calcext:value-type="float">
            <text:p>10,1</text:p>
          </table:table-cell>
          <table:table-cell/>
          <table:table-cell table:formula="of:=[.J429]-[.O429]-[.I429]" office:value-type="float" office:value="13.424" calcext:value-type="float">
            <text:p>13,4</text:p>
          </table:table-cell>
          <table:table-cell table:style-name="Default" office:value-type="float" office:value="315.68" calcext:value-type="float">
            <text:p>315,68</text:p>
          </table:table-cell>
          <table:table-cell table:formula="of:=[.O429]-[.Q429]" office:value-type="float" office:value="2.25100000000003" calcext:value-type="float">
            <text:p>2,3</text:p>
          </table:table-cell>
          <table:table-cell office:value-type="float" office:value="313.429" calcext:value-type="float">
            <text:p>313,4</text:p>
          </table:table-cell>
          <table:table-cell table:formula="of:=[.Q429]-[.S429]-[.U429]-[.V429]" office:value-type="float" office:value="5.02899999999997" calcext:value-type="float">
            <text:p>5,0</text:p>
          </table:table-cell>
          <table:table-cell office:value-type="float" office:value="129.752" calcext:value-type="float">
            <text:p>129,8</text:p>
          </table:table-cell>
          <table:table-cell office:value-type="float" office:value="0.769" calcext:value-type="float">
            <text:p>0,8</text:p>
          </table:table-cell>
          <table:table-cell office:value-type="float" office:value="40.329" calcext:value-type="float">
            <text:p>40,3</text:p>
          </table:table-cell>
          <table:table-cell office:value-type="float" office:value="138.319" calcext:value-type="float">
            <text:p>138,3</text:p>
          </table:table-cell>
          <table:table-cell table:number-columns-repeated="1002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6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41" calcext:value-type="float">
            <text:p>4,3</text:p>
          </table:table-cell>
          <table:table-cell office:value-type="float" office:value="23.663" calcext:value-type="float">
            <text:p>23,7</text:p>
          </table:table-cell>
          <table:table-cell office:value-type="float" office:value="86.418" calcext:value-type="float">
            <text:p>86,4</text:p>
          </table:table-cell>
          <table:table-cell office:value-type="float" office:value="86.665" calcext:value-type="float">
            <text:p>86,7</text:p>
          </table:table-cell>
          <table:table-cell office:value-type="float" office:value="424.807" calcext:value-type="float">
            <text:p>424,8</text:p>
          </table:table-cell>
          <table:table-cell office:value-type="float" office:value="432.179" calcext:value-type="float">
            <text:p>432,2</text:p>
          </table:table-cell>
          <table:table-cell table:formula="of:=[.K430]-[.J430]" office:value-type="float" office:value="7.37199999999996" calcext:value-type="float">
            <text:p>7,4</text:p>
          </table:table-cell>
          <table:table-cell/>
          <table:table-cell table:formula="of:=[.J430]-[.O430]-[.I430]" office:value-type="float" office:value="74.282" calcext:value-type="float">
            <text:p>74,3</text:p>
          </table:table-cell>
          <table:table-cell table:style-name="Default" office:value-type="float" office:value="263.86" calcext:value-type="float">
            <text:p>263,86</text:p>
          </table:table-cell>
          <table:table-cell table:formula="of:=[.O430]-[.Q430]" office:value-type="float" office:value="5.43700000000001" calcext:value-type="float">
            <text:p>5,4</text:p>
          </table:table-cell>
          <table:table-cell office:value-type="float" office:value="258.423" calcext:value-type="float">
            <text:p>258,4</text:p>
          </table:table-cell>
          <table:table-cell table:formula="of:=[.Q430]-[.S430]-[.U430]-[.V430]" office:value-type="float" office:value="1.40700000000003" calcext:value-type="float">
            <text:p>1,4</text:p>
          </table:table-cell>
          <table:table-cell office:value-type="float" office:value="106.772" calcext:value-type="float">
            <text:p>106,8</text:p>
          </table:table-cell>
          <table:table-cell office:value-type="float" office:value="0.738" calcext:value-type="float">
            <text:p>0,7</text:p>
          </table:table-cell>
          <table:table-cell office:value-type="float" office:value="54.992" calcext:value-type="float">
            <text:p>55,0</text:p>
          </table:table-cell>
          <table:table-cell office:value-type="float" office:value="95.252" calcext:value-type="float">
            <text:p>95,3</text:p>
          </table:table-cell>
          <table:table-cell table:number-columns-repeated="1002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6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81" calcext:value-type="float">
            <text:p>4,3</text:p>
          </table:table-cell>
          <table:table-cell office:value-type="float" office:value="23.59" calcext:value-type="float">
            <text:p>23,6</text:p>
          </table:table-cell>
          <table:table-cell office:value-type="float" office:value="77.954" calcext:value-type="float">
            <text:p>78,0</text:p>
          </table:table-cell>
          <table:table-cell office:value-type="float" office:value="78.11" calcext:value-type="float">
            <text:p>78,1</text:p>
          </table:table-cell>
          <table:table-cell office:value-type="float" office:value="439.797" calcext:value-type="float">
            <text:p>439,8</text:p>
          </table:table-cell>
          <table:table-cell office:value-type="float" office:value="449.671" calcext:value-type="float">
            <text:p>449,7</text:p>
          </table:table-cell>
          <table:table-cell table:formula="of:=[.K431]-[.J431]" office:value-type="float" office:value="9.87399999999997" calcext:value-type="float">
            <text:p>9,9</text:p>
          </table:table-cell>
          <table:table-cell/>
          <table:table-cell table:formula="of:=[.J431]-[.O431]-[.I431]" office:value-type="float" office:value="76.417" calcext:value-type="float">
            <text:p>76,4</text:p>
          </table:table-cell>
          <table:table-cell table:style-name="Default" office:value-type="float" office:value="285.27" calcext:value-type="float">
            <text:p>285,27</text:p>
          </table:table-cell>
          <table:table-cell table:formula="of:=[.O431]-[.Q431]" office:value-type="float" office:value="20.503" calcext:value-type="float">
            <text:p>20,5</text:p>
          </table:table-cell>
          <table:table-cell office:value-type="float" office:value="264.767" calcext:value-type="float">
            <text:p>264,8</text:p>
          </table:table-cell>
          <table:table-cell table:formula="of:=[.Q431]-[.S431]-[.U431]-[.V431]" office:value-type="float" office:value="4.795" calcext:value-type="float">
            <text:p>4,8</text:p>
          </table:table-cell>
          <table:table-cell office:value-type="float" office:value="119.059" calcext:value-type="float">
            <text:p>119,1</text:p>
          </table:table-cell>
          <table:table-cell office:value-type="float" office:value="0.881" calcext:value-type="float">
            <text:p>0,9</text:p>
          </table:table-cell>
          <table:table-cell office:value-type="float" office:value="41.142" calcext:value-type="float">
            <text:p>41,1</text:p>
          </table:table-cell>
          <table:table-cell office:value-type="float" office:value="99.771" calcext:value-type="float">
            <text:p>99,8</text:p>
          </table:table-cell>
          <table:table-cell table:number-columns-repeated="1002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6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05" calcext:value-type="float">
            <text:p>4,3</text:p>
          </table:table-cell>
          <table:table-cell office:value-type="float" office:value="23.707" calcext:value-type="float">
            <text:p>23,7</text:p>
          </table:table-cell>
          <table:table-cell office:value-type="float" office:value="89.754" calcext:value-type="float">
            <text:p>89,8</text:p>
          </table:table-cell>
          <table:table-cell office:value-type="float" office:value="89.945" calcext:value-type="float">
            <text:p>89,9</text:p>
          </table:table-cell>
          <table:table-cell office:value-type="float" office:value="462.049" calcext:value-type="float">
            <text:p>462,0</text:p>
          </table:table-cell>
          <table:table-cell office:value-type="float" office:value="472.46" calcext:value-type="float">
            <text:p>472,5</text:p>
          </table:table-cell>
          <table:table-cell table:formula="of:=[.K432]-[.J432]" office:value-type="float" office:value="10.411" calcext:value-type="float">
            <text:p>10,4</text:p>
          </table:table-cell>
          <table:table-cell/>
          <table:table-cell table:formula="of:=[.J432]-[.O432]-[.I432]" office:value-type="float" office:value="99.554" calcext:value-type="float">
            <text:p>99,6</text:p>
          </table:table-cell>
          <table:table-cell table:style-name="Default" office:value-type="float" office:value="272.55" calcext:value-type="float">
            <text:p>272,55</text:p>
          </table:table-cell>
          <table:table-cell table:formula="of:=[.O432]-[.Q432]" office:value-type="float" office:value="12.86" calcext:value-type="float">
            <text:p>12,9</text:p>
          </table:table-cell>
          <table:table-cell office:value-type="float" office:value="259.69" calcext:value-type="float">
            <text:p>259,7</text:p>
          </table:table-cell>
          <table:table-cell table:formula="of:=[.Q432]-[.S432]-[.U432]-[.V432]" office:value-type="float" office:value="5.52" calcext:value-type="float">
            <text:p>5,5</text:p>
          </table:table-cell>
          <table:table-cell office:value-type="float" office:value="125.934" calcext:value-type="float">
            <text:p>125,9</text:p>
          </table:table-cell>
          <table:table-cell office:value-type="float" office:value="0.778" calcext:value-type="float">
            <text:p>0,8</text:p>
          </table:table-cell>
          <table:table-cell office:value-type="float" office:value="40.372" calcext:value-type="float">
            <text:p>40,4</text:p>
          </table:table-cell>
          <table:table-cell office:value-type="float" office:value="87.864" calcext:value-type="float">
            <text:p>87,9</text:p>
          </table:table-cell>
          <table:table-cell table:number-columns-repeated="1002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6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82" calcext:value-type="float">
            <text:p>4,3</text:p>
          </table:table-cell>
          <table:table-cell office:value-type="float" office:value="23.32" calcext:value-type="float">
            <text:p>23,3</text:p>
          </table:table-cell>
          <table:table-cell office:value-type="float" office:value="74.673" calcext:value-type="float">
            <text:p>74,7</text:p>
          </table:table-cell>
          <table:table-cell office:value-type="float" office:value="74.899" calcext:value-type="float">
            <text:p>74,9</text:p>
          </table:table-cell>
          <table:table-cell office:value-type="float" office:value="431.766" calcext:value-type="float">
            <text:p>431,8</text:p>
          </table:table-cell>
          <table:table-cell office:value-type="float" office:value="442.727" calcext:value-type="float">
            <text:p>442,7</text:p>
          </table:table-cell>
          <table:table-cell table:formula="of:=[.K433]-[.J433]" office:value-type="float" office:value="10.961" calcext:value-type="float">
            <text:p>11,0</text:p>
          </table:table-cell>
          <table:table-cell/>
          <table:table-cell table:formula="of:=[.J433]-[.O433]-[.I433]" office:value-type="float" office:value="57.667" calcext:value-type="float">
            <text:p>57,7</text:p>
          </table:table-cell>
          <table:table-cell table:style-name="Default" office:value-type="float" office:value="299.2" calcext:value-type="float">
            <text:p>299,2</text:p>
          </table:table-cell>
          <table:table-cell table:formula="of:=[.O433]-[.Q433]" office:value-type="float" office:value="14.126" calcext:value-type="float">
            <text:p>14,1</text:p>
          </table:table-cell>
          <table:table-cell office:value-type="float" office:value="285.074" calcext:value-type="float">
            <text:p>285,1</text:p>
          </table:table-cell>
          <table:table-cell table:formula="of:=[.Q433]-[.S433]-[.U433]-[.V433]" office:value-type="float" office:value="3.608" calcext:value-type="float">
            <text:p>3,6</text:p>
          </table:table-cell>
          <table:table-cell office:value-type="float" office:value="134.799" calcext:value-type="float">
            <text:p>134,8</text:p>
          </table:table-cell>
          <table:table-cell office:value-type="float" office:value="0.81" calcext:value-type="float">
            <text:p>0,8</text:p>
          </table:table-cell>
          <table:table-cell office:value-type="float" office:value="40.518" calcext:value-type="float">
            <text:p>40,5</text:p>
          </table:table-cell>
          <table:table-cell office:value-type="float" office:value="106.149" calcext:value-type="float">
            <text:p>106,1</text:p>
          </table:table-cell>
          <table:table-cell table:number-columns-repeated="1002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6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35" calcext:value-type="float">
            <text:p>4,3</text:p>
          </table:table-cell>
          <table:table-cell office:value-type="float" office:value="26.388" calcext:value-type="float">
            <text:p>26,4</text:p>
          </table:table-cell>
          <table:table-cell office:value-type="float" office:value="93.725" calcext:value-type="float">
            <text:p>93,7</text:p>
          </table:table-cell>
          <table:table-cell office:value-type="float" office:value="93.953" calcext:value-type="float">
            <text:p>94,0</text:p>
          </table:table-cell>
          <table:table-cell office:value-type="float" office:value="423.435" calcext:value-type="float">
            <text:p>423,4</text:p>
          </table:table-cell>
          <table:table-cell office:value-type="float" office:value="434.503" calcext:value-type="float">
            <text:p>434,5</text:p>
          </table:table-cell>
          <table:table-cell table:formula="of:=[.K434]-[.J434]" office:value-type="float" office:value="11.068" calcext:value-type="float">
            <text:p>11,1</text:p>
          </table:table-cell>
          <table:table-cell/>
          <table:table-cell table:formula="of:=[.J434]-[.O434]-[.I434]" office:value-type="float" office:value="14.122" calcext:value-type="float">
            <text:p>14,1</text:p>
          </table:table-cell>
          <table:table-cell table:style-name="Default" office:value-type="float" office:value="315.36" calcext:value-type="float">
            <text:p>315,36</text:p>
          </table:table-cell>
          <table:table-cell table:formula="of:=[.O434]-[.Q434]" office:value-type="float" office:value="12.939" calcext:value-type="float">
            <text:p>12,9</text:p>
          </table:table-cell>
          <table:table-cell office:value-type="float" office:value="302.421" calcext:value-type="float">
            <text:p>302,4</text:p>
          </table:table-cell>
          <table:table-cell table:formula="of:=[.Q434]-[.S434]-[.U434]-[.V434]" office:value-type="float" office:value="14.846" calcext:value-type="float">
            <text:p>14,8</text:p>
          </table:table-cell>
          <table:table-cell office:value-type="float" office:value="117.322" calcext:value-type="float">
            <text:p>117,3</text:p>
          </table:table-cell>
          <table:table-cell office:value-type="float" office:value="0.759" calcext:value-type="float">
            <text:p>0,8</text:p>
          </table:table-cell>
          <table:table-cell office:value-type="float" office:value="42.884" calcext:value-type="float">
            <text:p>42,9</text:p>
          </table:table-cell>
          <table:table-cell office:value-type="float" office:value="127.369" calcext:value-type="float">
            <text:p>127,4</text:p>
          </table:table-cell>
          <table:table-cell table:number-columns-repeated="1002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6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49" calcext:value-type="float">
            <text:p>4,2</text:p>
          </table:table-cell>
          <table:table-cell office:value-type="float" office:value="23.414" calcext:value-type="float">
            <text:p>23,4</text:p>
          </table:table-cell>
          <table:table-cell office:value-type="float" office:value="72.969" calcext:value-type="float">
            <text:p>73,0</text:p>
          </table:table-cell>
          <table:table-cell office:value-type="float" office:value="73.084" calcext:value-type="float">
            <text:p>73,1</text:p>
          </table:table-cell>
          <table:table-cell office:value-type="float" office:value="417.528" calcext:value-type="float">
            <text:p>417,5</text:p>
          </table:table-cell>
          <table:table-cell office:value-type="float" office:value="426.544" calcext:value-type="float">
            <text:p>426,5</text:p>
          </table:table-cell>
          <table:table-cell table:formula="of:=[.K435]-[.J435]" office:value-type="float" office:value="9.01599999999996" calcext:value-type="float">
            <text:p>9,0</text:p>
          </table:table-cell>
          <table:table-cell/>
          <table:table-cell table:formula="of:=[.J435]-[.O435]-[.I435]" office:value-type="float" office:value="27.154" calcext:value-type="float">
            <text:p>27,2</text:p>
          </table:table-cell>
          <table:table-cell table:style-name="Default" office:value-type="float" office:value="317.29" calcext:value-type="float">
            <text:p>317,29</text:p>
          </table:table-cell>
          <table:table-cell table:formula="of:=[.O435]-[.Q435]" office:value-type="float" office:value="17.525" calcext:value-type="float">
            <text:p>17,5</text:p>
          </table:table-cell>
          <table:table-cell office:value-type="float" office:value="299.765" calcext:value-type="float">
            <text:p>299,8</text:p>
          </table:table-cell>
          <table:table-cell table:formula="of:=[.Q435]-[.S435]-[.U435]-[.V435]" office:value-type="float" office:value="1.496" calcext:value-type="float">
            <text:p>1,5</text:p>
          </table:table-cell>
          <table:table-cell office:value-type="float" office:value="120.148" calcext:value-type="float">
            <text:p>120,1</text:p>
          </table:table-cell>
          <table:table-cell office:value-type="float" office:value="0.788" calcext:value-type="float">
            <text:p>0,8</text:p>
          </table:table-cell>
          <table:table-cell office:value-type="float" office:value="54.952" calcext:value-type="float">
            <text:p>55,0</text:p>
          </table:table-cell>
          <table:table-cell office:value-type="float" office:value="123.169" calcext:value-type="float">
            <text:p>123,2</text:p>
          </table:table-cell>
          <table:table-cell table:number-columns-repeated="1002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6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54" calcext:value-type="float">
            <text:p>4,3</text:p>
          </table:table-cell>
          <table:table-cell office:value-type="float" office:value="23.431" calcext:value-type="float">
            <text:p>23,4</text:p>
          </table:table-cell>
          <table:table-cell office:value-type="float" office:value="74.685" calcext:value-type="float">
            <text:p>74,7</text:p>
          </table:table-cell>
          <table:table-cell office:value-type="float" office:value="74.782" calcext:value-type="float">
            <text:p>74,8</text:p>
          </table:table-cell>
          <table:table-cell office:value-type="float" office:value="446.133" calcext:value-type="float">
            <text:p>446,1</text:p>
          </table:table-cell>
          <table:table-cell office:value-type="float" office:value="457.182" calcext:value-type="float">
            <text:p>457,2</text:p>
          </table:table-cell>
          <table:table-cell table:formula="of:=[.K436]-[.J436]" office:value-type="float" office:value="11.049" calcext:value-type="float">
            <text:p>11,0</text:p>
          </table:table-cell>
          <table:table-cell/>
          <table:table-cell table:formula="of:=[.J436]-[.O436]-[.I436]" office:value-type="float" office:value="127.271" calcext:value-type="float">
            <text:p>127,3</text:p>
          </table:table-cell>
          <table:table-cell table:style-name="Default" office:value-type="float" office:value="244.08" calcext:value-type="float">
            <text:p>244,08</text:p>
          </table:table-cell>
          <table:table-cell table:formula="of:=[.O436]-[.Q436]" office:value-type="float" office:value="12.303" calcext:value-type="float">
            <text:p>12,3</text:p>
          </table:table-cell>
          <table:table-cell office:value-type="float" office:value="231.777" calcext:value-type="float">
            <text:p>231,8</text:p>
          </table:table-cell>
          <table:table-cell table:formula="of:=[.Q436]-[.S436]-[.U436]-[.V436]" office:value-type="float" office:value="1.43499999999999" calcext:value-type="float">
            <text:p>1,4</text:p>
          </table:table-cell>
          <table:table-cell office:value-type="float" office:value="107.506" calcext:value-type="float">
            <text:p>107,5</text:p>
          </table:table-cell>
          <table:table-cell office:value-type="float" office:value="0.772" calcext:value-type="float">
            <text:p>0,8</text:p>
          </table:table-cell>
          <table:table-cell office:value-type="float" office:value="54.827" calcext:value-type="float">
            <text:p>54,8</text:p>
          </table:table-cell>
          <table:table-cell office:value-type="float" office:value="68.009" calcext:value-type="float">
            <text:p>68,0</text:p>
          </table:table-cell>
          <table:table-cell table:number-columns-repeated="1002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6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37" calcext:value-type="float">
            <text:p>4,3</text:p>
          </table:table-cell>
          <table:table-cell office:value-type="float" office:value="23.628" calcext:value-type="float">
            <text:p>23,6</text:p>
          </table:table-cell>
          <table:table-cell office:value-type="float" office:value="92.187" calcext:value-type="float">
            <text:p>92,2</text:p>
          </table:table-cell>
          <table:table-cell office:value-type="float" office:value="92.364" calcext:value-type="float">
            <text:p>92,4</text:p>
          </table:table-cell>
          <table:table-cell office:value-type="float" office:value="389.102" calcext:value-type="float">
            <text:p>389,1</text:p>
          </table:table-cell>
          <table:table-cell office:value-type="float" office:value="399.746" calcext:value-type="float">
            <text:p>399,7</text:p>
          </table:table-cell>
          <table:table-cell table:formula="of:=[.K437]-[.J437]" office:value-type="float" office:value="10.644" calcext:value-type="float">
            <text:p>10,6</text:p>
          </table:table-cell>
          <table:table-cell/>
          <table:table-cell table:formula="of:=[.J437]-[.O437]-[.I437]" office:value-type="float" office:value="19.218" calcext:value-type="float">
            <text:p>19,2</text:p>
          </table:table-cell>
          <table:table-cell table:style-name="Default" office:value-type="float" office:value="277.52" calcext:value-type="float">
            <text:p>277,52</text:p>
          </table:table-cell>
          <table:table-cell table:formula="of:=[.O437]-[.Q437]" office:value-type="float" office:value="8.07599999999997" calcext:value-type="float">
            <text:p>8,1</text:p>
          </table:table-cell>
          <table:table-cell office:value-type="float" office:value="269.444" calcext:value-type="float">
            <text:p>269,4</text:p>
          </table:table-cell>
          <table:table-cell table:formula="of:=[.Q437]-[.S437]-[.U437]-[.V437]" office:value-type="float" office:value="1.446" calcext:value-type="float">
            <text:p>1,4</text:p>
          </table:table-cell>
          <table:table-cell office:value-type="float" office:value="134.11" calcext:value-type="float">
            <text:p>134,1</text:p>
          </table:table-cell>
          <table:table-cell office:value-type="float" office:value="0.787" calcext:value-type="float">
            <text:p>0,8</text:p>
          </table:table-cell>
          <table:table-cell office:value-type="float" office:value="41.452" calcext:value-type="float">
            <text:p>41,5</text:p>
          </table:table-cell>
          <table:table-cell office:value-type="float" office:value="92.436" calcext:value-type="float">
            <text:p>92,4</text:p>
          </table:table-cell>
          <table:table-cell table:number-columns-repeated="1002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6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01" calcext:value-type="float">
            <text:p>4,3</text:p>
          </table:table-cell>
          <table:table-cell office:value-type="float" office:value="23.419" calcext:value-type="float">
            <text:p>23,4</text:p>
          </table:table-cell>
          <table:table-cell office:value-type="float" office:value="88.475" calcext:value-type="float">
            <text:p>88,5</text:p>
          </table:table-cell>
          <table:table-cell office:value-type="float" office:value="88.642" calcext:value-type="float">
            <text:p>88,6</text:p>
          </table:table-cell>
          <table:table-cell office:value-type="float" office:value="391.086" calcext:value-type="float">
            <text:p>391,1</text:p>
          </table:table-cell>
          <table:table-cell office:value-type="float" office:value="400.805" calcext:value-type="float">
            <text:p>400,8</text:p>
          </table:table-cell>
          <table:table-cell table:formula="of:=[.K438]-[.J438]" office:value-type="float" office:value="9.71899999999999" calcext:value-type="float">
            <text:p>9,7</text:p>
          </table:table-cell>
          <table:table-cell/>
          <table:table-cell table:formula="of:=[.J438]-[.O438]-[.I438]" office:value-type="float" office:value="36.154" calcext:value-type="float">
            <text:p>36,2</text:p>
          </table:table-cell>
          <table:table-cell table:style-name="Default" office:value-type="float" office:value="266.29" calcext:value-type="float">
            <text:p>266,29</text:p>
          </table:table-cell>
          <table:table-cell table:formula="of:=[.O438]-[.Q438]" office:value-type="float" office:value="18.836" calcext:value-type="float">
            <text:p>18,8</text:p>
          </table:table-cell>
          <table:table-cell office:value-type="float" office:value="247.454" calcext:value-type="float">
            <text:p>247,5</text:p>
          </table:table-cell>
          <table:table-cell table:formula="of:=[.Q438]-[.S438]-[.U438]-[.V438]" office:value-type="float" office:value="1.46599999999998" calcext:value-type="float">
            <text:p>1,5</text:p>
          </table:table-cell>
          <table:table-cell office:value-type="float" office:value="108.444" calcext:value-type="float">
            <text:p>108,4</text:p>
          </table:table-cell>
          <table:table-cell office:value-type="float" office:value="0.769" calcext:value-type="float">
            <text:p>0,8</text:p>
          </table:table-cell>
          <table:table-cell office:value-type="float" office:value="55.514" calcext:value-type="float">
            <text:p>55,5</text:p>
          </table:table-cell>
          <table:table-cell office:value-type="float" office:value="82.03" calcext:value-type="float">
            <text:p>82,0</text:p>
          </table:table-cell>
          <table:table-cell table:number-columns-repeated="1002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6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84" calcext:value-type="float">
            <text:p>4,3</text:p>
          </table:table-cell>
          <table:table-cell office:value-type="float" office:value="23.559" calcext:value-type="float">
            <text:p>23,6</text:p>
          </table:table-cell>
          <table:table-cell office:value-type="float" office:value="93.162" calcext:value-type="float">
            <text:p>93,2</text:p>
          </table:table-cell>
          <table:table-cell office:value-type="float" office:value="93.342" calcext:value-type="float">
            <text:p>93,3</text:p>
          </table:table-cell>
          <table:table-cell office:value-type="float" office:value="397.398" calcext:value-type="float">
            <text:p>397,4</text:p>
          </table:table-cell>
          <table:table-cell office:value-type="float" office:value="410.723" calcext:value-type="float">
            <text:p>410,7</text:p>
          </table:table-cell>
          <table:table-cell table:formula="of:=[.K439]-[.J439]" office:value-type="float" office:value="13.325" calcext:value-type="float">
            <text:p>13,3</text:p>
          </table:table-cell>
          <table:table-cell/>
          <table:table-cell table:formula="of:=[.J439]-[.O439]-[.I439]" office:value-type="float" office:value="40.976" calcext:value-type="float">
            <text:p>41,0</text:p>
          </table:table-cell>
          <table:table-cell table:style-name="Default" office:value-type="float" office:value="263.08" calcext:value-type="float">
            <text:p>263,08</text:p>
          </table:table-cell>
          <table:table-cell table:formula="of:=[.O439]-[.Q439]" office:value-type="float" office:value="12.171" calcext:value-type="float">
            <text:p>12,2</text:p>
          </table:table-cell>
          <table:table-cell office:value-type="float" office:value="250.909" calcext:value-type="float">
            <text:p>250,9</text:p>
          </table:table-cell>
          <table:table-cell table:formula="of:=[.Q439]-[.S439]-[.U439]-[.V439]" office:value-type="float" office:value="1.39899999999997" calcext:value-type="float">
            <text:p>1,4</text:p>
          </table:table-cell>
          <table:table-cell office:value-type="float" office:value="132.715" calcext:value-type="float">
            <text:p>132,7</text:p>
          </table:table-cell>
          <table:table-cell office:value-type="float" office:value="0.769" calcext:value-type="float">
            <text:p>0,8</text:p>
          </table:table-cell>
          <table:table-cell office:value-type="float" office:value="48.621" calcext:value-type="float">
            <text:p>48,6</text:p>
          </table:table-cell>
          <table:table-cell office:value-type="float" office:value="68.174" calcext:value-type="float">
            <text:p>68,2</text:p>
          </table:table-cell>
          <table:table-cell table:number-columns-repeated="1002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6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4" calcext:value-type="float">
            <text:p>4,2</text:p>
          </table:table-cell>
          <table:table-cell office:value-type="float" office:value="23.166" calcext:value-type="float">
            <text:p>23,2</text:p>
          </table:table-cell>
          <table:table-cell office:value-type="float" office:value="74.794" calcext:value-type="float">
            <text:p>74,8</text:p>
          </table:table-cell>
          <table:table-cell office:value-type="float" office:value="74.961" calcext:value-type="float">
            <text:p>75,0</text:p>
          </table:table-cell>
          <table:table-cell office:value-type="float" office:value="450.399" calcext:value-type="float">
            <text:p>450,4</text:p>
          </table:table-cell>
          <table:table-cell office:value-type="float" office:value="460.898" calcext:value-type="float">
            <text:p>460,9</text:p>
          </table:table-cell>
          <table:table-cell table:formula="of:=[.K440]-[.J440]" office:value-type="float" office:value="10.499" calcext:value-type="float">
            <text:p>10,5</text:p>
          </table:table-cell>
          <table:table-cell/>
          <table:table-cell table:formula="of:=[.J440]-[.O440]-[.I440]" office:value-type="float" office:value="82.288" calcext:value-type="float">
            <text:p>82,3</text:p>
          </table:table-cell>
          <table:table-cell table:style-name="Default" office:value-type="float" office:value="293.15" calcext:value-type="float">
            <text:p>293,15</text:p>
          </table:table-cell>
          <table:table-cell table:formula="of:=[.O440]-[.Q440]" office:value-type="float" office:value="16.019" calcext:value-type="float">
            <text:p>16,0</text:p>
          </table:table-cell>
          <table:table-cell office:value-type="float" office:value="277.131" calcext:value-type="float">
            <text:p>277,1</text:p>
          </table:table-cell>
          <table:table-cell table:formula="of:=[.Q440]-[.S440]-[.U440]-[.V440]" office:value-type="float" office:value="1.46199999999999" calcext:value-type="float">
            <text:p>1,5</text:p>
          </table:table-cell>
          <table:table-cell office:value-type="float" office:value="131.212" calcext:value-type="float">
            <text:p>131,2</text:p>
          </table:table-cell>
          <table:table-cell office:value-type="float" office:value="0.778" calcext:value-type="float">
            <text:p>0,8</text:p>
          </table:table-cell>
          <table:table-cell office:value-type="float" office:value="40.154" calcext:value-type="float">
            <text:p>40,2</text:p>
          </table:table-cell>
          <table:table-cell office:value-type="float" office:value="104.303" calcext:value-type="float">
            <text:p>104,3</text:p>
          </table:table-cell>
          <table:table-cell table:number-columns-repeated="1002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6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45" calcext:value-type="float">
            <text:p>4,2</text:p>
          </table:table-cell>
          <table:table-cell office:value-type="float" office:value="22.974" calcext:value-type="float">
            <text:p>23,0</text:p>
          </table:table-cell>
          <table:table-cell office:value-type="float" office:value="85.099" calcext:value-type="float">
            <text:p>85,1</text:p>
          </table:table-cell>
          <table:table-cell office:value-type="float" office:value="85.252" calcext:value-type="float">
            <text:p>85,3</text:p>
          </table:table-cell>
          <table:table-cell office:value-type="float" office:value="438.616" calcext:value-type="float">
            <text:p>438,6</text:p>
          </table:table-cell>
          <table:table-cell office:value-type="float" office:value="448.418" calcext:value-type="float">
            <text:p>448,4</text:p>
          </table:table-cell>
          <table:table-cell table:formula="of:=[.K441]-[.J441]" office:value-type="float" office:value="9.80200000000002" calcext:value-type="float">
            <text:p>9,8</text:p>
          </table:table-cell>
          <table:table-cell/>
          <table:table-cell table:formula="of:=[.J441]-[.O441]-[.I441]" office:value-type="float" office:value="52.324" calcext:value-type="float">
            <text:p>52,3</text:p>
          </table:table-cell>
          <table:table-cell table:style-name="Default" office:value-type="float" office:value="301.04" calcext:value-type="float">
            <text:p>301,04</text:p>
          </table:table-cell>
          <table:table-cell table:formula="of:=[.O441]-[.Q441]" office:value-type="float" office:value="15.006" calcext:value-type="float">
            <text:p>15,0</text:p>
          </table:table-cell>
          <table:table-cell office:value-type="float" office:value="286.034" calcext:value-type="float">
            <text:p>286,0</text:p>
          </table:table-cell>
          <table:table-cell table:formula="of:=[.Q441]-[.S441]-[.U441]-[.V441]" office:value-type="float" office:value="1.496" calcext:value-type="float">
            <text:p>1,5</text:p>
          </table:table-cell>
          <table:table-cell office:value-type="float" office:value="123.227" calcext:value-type="float">
            <text:p>123,2</text:p>
          </table:table-cell>
          <table:table-cell office:value-type="float" office:value="0.786" calcext:value-type="float">
            <text:p>0,8</text:p>
          </table:table-cell>
          <table:table-cell office:value-type="float" office:value="55.473" calcext:value-type="float">
            <text:p>55,5</text:p>
          </table:table-cell>
          <table:table-cell office:value-type="float" office:value="105.838" calcext:value-type="float">
            <text:p>105,8</text:p>
          </table:table-cell>
          <table:table-cell table:number-columns-repeated="1002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6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68" calcext:value-type="float">
            <text:p>4,4</text:p>
          </table:table-cell>
          <table:table-cell office:value-type="float" office:value="23.636" calcext:value-type="float">
            <text:p>23,6</text:p>
          </table:table-cell>
          <table:table-cell office:value-type="float" office:value="94.598" calcext:value-type="float">
            <text:p>94,6</text:p>
          </table:table-cell>
          <table:table-cell office:value-type="float" office:value="94.816" calcext:value-type="float">
            <text:p>94,8</text:p>
          </table:table-cell>
          <table:table-cell office:value-type="float" office:value="465.559" calcext:value-type="float">
            <text:p>465,6</text:p>
          </table:table-cell>
          <table:table-cell office:value-type="float" office:value="475.679" calcext:value-type="float">
            <text:p>475,7</text:p>
          </table:table-cell>
          <table:table-cell table:formula="of:=[.K442]-[.J442]" office:value-type="float" office:value="10.1199999999999" calcext:value-type="float">
            <text:p>10,1</text:p>
          </table:table-cell>
          <table:table-cell/>
          <table:table-cell table:formula="of:=[.J442]-[.O442]-[.I442]" office:value-type="float" office:value="11.173" calcext:value-type="float">
            <text:p>11,2</text:p>
          </table:table-cell>
          <table:table-cell table:style-name="Default" office:value-type="float" office:value="359.57" calcext:value-type="float">
            <text:p>359,57</text:p>
          </table:table-cell>
          <table:table-cell table:formula="of:=[.O442]-[.Q442]" office:value-type="float" office:value="3.55799999999999" calcext:value-type="float">
            <text:p>3,6</text:p>
          </table:table-cell>
          <table:table-cell office:value-type="float" office:value="356.012" calcext:value-type="float">
            <text:p>356,0</text:p>
          </table:table-cell>
          <table:table-cell table:formula="of:=[.Q442]-[.S442]-[.U442]-[.V442]" office:value-type="float" office:value="1.41999999999999" calcext:value-type="float">
            <text:p>1,4</text:p>
          </table:table-cell>
          <table:table-cell office:value-type="float" office:value="137.972" calcext:value-type="float">
            <text:p>138,0</text:p>
          </table:table-cell>
          <table:table-cell office:value-type="float" office:value="0.753" calcext:value-type="float">
            <text:p>0,8</text:p>
          </table:table-cell>
          <table:table-cell office:value-type="float" office:value="39.897" calcext:value-type="float">
            <text:p>39,9</text:p>
          </table:table-cell>
          <table:table-cell office:value-type="float" office:value="176.723" calcext:value-type="float">
            <text:p>176,7</text:p>
          </table:table-cell>
          <table:table-cell table:number-columns-repeated="1002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6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04" calcext:value-type="float">
            <text:p>4,2</text:p>
          </table:table-cell>
          <table:table-cell office:value-type="float" office:value="23.315" calcext:value-type="float">
            <text:p>23,3</text:p>
          </table:table-cell>
          <table:table-cell office:value-type="float" office:value="73.644" calcext:value-type="float">
            <text:p>73,6</text:p>
          </table:table-cell>
          <table:table-cell office:value-type="float" office:value="73.714" calcext:value-type="float">
            <text:p>73,7</text:p>
          </table:table-cell>
          <table:table-cell office:value-type="float" office:value="429.797" calcext:value-type="float">
            <text:p>429,8</text:p>
          </table:table-cell>
          <table:table-cell office:value-type="float" office:value="439.448" calcext:value-type="float">
            <text:p>439,4</text:p>
          </table:table-cell>
          <table:table-cell table:formula="of:=[.K443]-[.J443]" office:value-type="float" office:value="9.65099999999995" calcext:value-type="float">
            <text:p>9,7</text:p>
          </table:table-cell>
          <table:table-cell/>
          <table:table-cell table:formula="of:=[.J443]-[.O443]-[.I443]" office:value-type="float" office:value="76.853" calcext:value-type="float">
            <text:p>76,9</text:p>
          </table:table-cell>
          <table:table-cell table:style-name="Default" office:value-type="float" office:value="279.23" calcext:value-type="float">
            <text:p>279,23</text:p>
          </table:table-cell>
          <table:table-cell table:formula="of:=[.O443]-[.Q443]" office:value-type="float" office:value="8.19499999999999" calcext:value-type="float">
            <text:p>8,2</text:p>
          </table:table-cell>
          <table:table-cell office:value-type="float" office:value="271.035" calcext:value-type="float">
            <text:p>271,0</text:p>
          </table:table-cell>
          <table:table-cell table:formula="of:=[.Q443]-[.S443]-[.U443]-[.V443]" office:value-type="float" office:value="3.69300000000004" calcext:value-type="float">
            <text:p>3,7</text:p>
          </table:table-cell>
          <table:table-cell office:value-type="float" office:value="134.714" calcext:value-type="float">
            <text:p>134,7</text:p>
          </table:table-cell>
          <table:table-cell office:value-type="float" office:value="0.796" calcext:value-type="float">
            <text:p>0,8</text:p>
          </table:table-cell>
          <table:table-cell office:value-type="float" office:value="40.379" calcext:value-type="float">
            <text:p>40,4</text:p>
          </table:table-cell>
          <table:table-cell office:value-type="float" office:value="92.249" calcext:value-type="float">
            <text:p>92,2</text:p>
          </table:table-cell>
          <table:table-cell table:number-columns-repeated="1002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6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2" calcext:value-type="float">
            <text:p>4,3</text:p>
          </table:table-cell>
          <table:table-cell office:value-type="float" office:value="23.493" calcext:value-type="float">
            <text:p>23,5</text:p>
          </table:table-cell>
          <table:table-cell office:value-type="float" office:value="88.547" calcext:value-type="float">
            <text:p>88,5</text:p>
          </table:table-cell>
          <table:table-cell office:value-type="float" office:value="88.731" calcext:value-type="float">
            <text:p>88,7</text:p>
          </table:table-cell>
          <table:table-cell office:value-type="float" office:value="415.601" calcext:value-type="float">
            <text:p>415,6</text:p>
          </table:table-cell>
          <table:table-cell office:value-type="float" office:value="425.919" calcext:value-type="float">
            <text:p>425,9</text:p>
          </table:table-cell>
          <table:table-cell table:formula="of:=[.K444]-[.J444]" office:value-type="float" office:value="10.318" calcext:value-type="float">
            <text:p>10,3</text:p>
          </table:table-cell>
          <table:table-cell/>
          <table:table-cell table:formula="of:=[.J444]-[.O444]-[.I444]" office:value-type="float" office:value="42.68" calcext:value-type="float">
            <text:p>42,7</text:p>
          </table:table-cell>
          <table:table-cell table:style-name="Default" office:value-type="float" office:value="284.19" calcext:value-type="float">
            <text:p>284,19</text:p>
          </table:table-cell>
          <table:table-cell table:formula="of:=[.O444]-[.Q444]" office:value-type="float" office:value="7.24900000000002" calcext:value-type="float">
            <text:p>7,2</text:p>
          </table:table-cell>
          <table:table-cell office:value-type="float" office:value="276.941" calcext:value-type="float">
            <text:p>276,9</text:p>
          </table:table-cell>
          <table:table-cell table:formula="of:=[.Q444]-[.S444]-[.U444]-[.V444]" office:value-type="float" office:value="1.42499999999998" calcext:value-type="float">
            <text:p>1,4</text:p>
          </table:table-cell>
          <table:table-cell office:value-type="float" office:value="112.422" calcext:value-type="float">
            <text:p>112,4</text:p>
          </table:table-cell>
          <table:table-cell office:value-type="float" office:value="0.779" calcext:value-type="float">
            <text:p>0,8</text:p>
          </table:table-cell>
          <table:table-cell office:value-type="float" office:value="49.992" calcext:value-type="float">
            <text:p>50,0</text:p>
          </table:table-cell>
          <table:table-cell office:value-type="float" office:value="113.102" calcext:value-type="float">
            <text:p>113,1</text:p>
          </table:table-cell>
          <table:table-cell table:number-columns-repeated="1002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6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77" calcext:value-type="float">
            <text:p>4,2</text:p>
          </table:table-cell>
          <table:table-cell office:value-type="float" office:value="23.576" calcext:value-type="float">
            <text:p>23,6</text:p>
          </table:table-cell>
          <table:table-cell office:value-type="float" office:value="89.052" calcext:value-type="float">
            <text:p>89,1</text:p>
          </table:table-cell>
          <table:table-cell office:value-type="float" office:value="89.317" calcext:value-type="float">
            <text:p>89,3</text:p>
          </table:table-cell>
          <table:table-cell office:value-type="float" office:value="454.469" calcext:value-type="float">
            <text:p>454,5</text:p>
          </table:table-cell>
          <table:table-cell office:value-type="float" office:value="464.656" calcext:value-type="float">
            <text:p>464,7</text:p>
          </table:table-cell>
          <table:table-cell table:formula="of:=[.K445]-[.J445]" office:value-type="float" office:value="10.187" calcext:value-type="float">
            <text:p>10,2</text:p>
          </table:table-cell>
          <table:table-cell/>
          <table:table-cell table:formula="of:=[.J445]-[.O445]-[.I445]" office:value-type="float" office:value="72.162" calcext:value-type="float">
            <text:p>72,2</text:p>
          </table:table-cell>
          <table:table-cell table:style-name="Default" office:value-type="float" office:value="292.99" calcext:value-type="float">
            <text:p>292,99</text:p>
          </table:table-cell>
          <table:table-cell table:formula="of:=[.O445]-[.Q445]" office:value-type="float" office:value="7.69" calcext:value-type="float">
            <text:p>7,7</text:p>
          </table:table-cell>
          <table:table-cell office:value-type="float" office:value="285.3" calcext:value-type="float">
            <text:p>285,3</text:p>
          </table:table-cell>
          <table:table-cell table:formula="of:=[.Q445]-[.S445]-[.U445]-[.V445]" office:value-type="float" office:value="14.78" calcext:value-type="float">
            <text:p>14,8</text:p>
          </table:table-cell>
          <table:table-cell office:value-type="float" office:value="117.491" calcext:value-type="float">
            <text:p>117,5</text:p>
          </table:table-cell>
          <table:table-cell office:value-type="float" office:value="0.761" calcext:value-type="float">
            <text:p>0,8</text:p>
          </table:table-cell>
          <table:table-cell office:value-type="float" office:value="40.316" calcext:value-type="float">
            <text:p>40,3</text:p>
          </table:table-cell>
          <table:table-cell office:value-type="float" office:value="112.713" calcext:value-type="float">
            <text:p>112,7</text:p>
          </table:table-cell>
          <table:table-cell table:number-columns-repeated="1002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6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56" calcext:value-type="float">
            <text:p>4,3</text:p>
          </table:table-cell>
          <table:table-cell office:value-type="float" office:value="23.501" calcext:value-type="float">
            <text:p>23,5</text:p>
          </table:table-cell>
          <table:table-cell office:value-type="float" office:value="76.791" calcext:value-type="float">
            <text:p>76,8</text:p>
          </table:table-cell>
          <table:table-cell office:value-type="float" office:value="76.974" calcext:value-type="float">
            <text:p>77,0</text:p>
          </table:table-cell>
          <table:table-cell office:value-type="float" office:value="392.9" calcext:value-type="float">
            <text:p>392,9</text:p>
          </table:table-cell>
          <table:table-cell office:value-type="float" office:value="402.433" calcext:value-type="float">
            <text:p>402,4</text:p>
          </table:table-cell>
          <table:table-cell table:formula="of:=[.K446]-[.J446]" office:value-type="float" office:value="9.53300000000002" calcext:value-type="float">
            <text:p>9,5</text:p>
          </table:table-cell>
          <table:table-cell/>
          <table:table-cell table:formula="of:=[.J446]-[.O446]-[.I446]" office:value-type="float" office:value="6.396" calcext:value-type="float">
            <text:p>6,4</text:p>
          </table:table-cell>
          <table:table-cell table:style-name="Default" office:value-type="float" office:value="309.53" calcext:value-type="float">
            <text:p>309,53</text:p>
          </table:table-cell>
          <table:table-cell table:formula="of:=[.O446]-[.Q446]" office:value-type="float" office:value="11.468" calcext:value-type="float">
            <text:p>11,5</text:p>
          </table:table-cell>
          <table:table-cell office:value-type="float" office:value="298.062" calcext:value-type="float">
            <text:p>298,1</text:p>
          </table:table-cell>
          <table:table-cell table:formula="of:=[.Q446]-[.S446]-[.U446]-[.V446]" office:value-type="float" office:value="9.95700000000002" calcext:value-type="float">
            <text:p>10,0</text:p>
          </table:table-cell>
          <table:table-cell office:value-type="float" office:value="118.886" calcext:value-type="float">
            <text:p>118,9</text:p>
          </table:table-cell>
          <table:table-cell office:value-type="float" office:value="0.802" calcext:value-type="float">
            <text:p>0,8</text:p>
          </table:table-cell>
          <table:table-cell office:value-type="float" office:value="40.416" calcext:value-type="float">
            <text:p>40,4</text:p>
          </table:table-cell>
          <table:table-cell office:value-type="float" office:value="128.803" calcext:value-type="float">
            <text:p>128,8</text:p>
          </table:table-cell>
          <table:table-cell table:number-columns-repeated="1002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6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23" calcext:value-type="float">
            <text:p>4,2</text:p>
          </table:table-cell>
          <table:table-cell office:value-type="float" office:value="23.522" calcext:value-type="float">
            <text:p>23,5</text:p>
          </table:table-cell>
          <table:table-cell office:value-type="float" office:value="74.957" calcext:value-type="float">
            <text:p>75,0</text:p>
          </table:table-cell>
          <table:table-cell office:value-type="float" office:value="75.107" calcext:value-type="float">
            <text:p>75,1</text:p>
          </table:table-cell>
          <table:table-cell office:value-type="float" office:value="441.693" calcext:value-type="float">
            <text:p>441,7</text:p>
          </table:table-cell>
          <table:table-cell office:value-type="float" office:value="453.644" calcext:value-type="float">
            <text:p>453,6</text:p>
          </table:table-cell>
          <table:table-cell table:formula="of:=[.K447]-[.J447]" office:value-type="float" office:value="11.951" calcext:value-type="float">
            <text:p>12,0</text:p>
          </table:table-cell>
          <table:table-cell/>
          <table:table-cell table:formula="of:=[.J447]-[.O447]-[.I447]" office:value-type="float" office:value="70.146" calcext:value-type="float">
            <text:p>70,1</text:p>
          </table:table-cell>
          <table:table-cell table:style-name="Default" office:value-type="float" office:value="296.44" calcext:value-type="float">
            <text:p>296,44</text:p>
          </table:table-cell>
          <table:table-cell table:formula="of:=[.O447]-[.Q447]" office:value-type="float" office:value="20.886" calcext:value-type="float">
            <text:p>20,9</text:p>
          </table:table-cell>
          <table:table-cell office:value-type="float" office:value="275.554" calcext:value-type="float">
            <text:p>275,6</text:p>
          </table:table-cell>
          <table:table-cell table:formula="of:=[.Q447]-[.S447]-[.U447]-[.V447]" office:value-type="float" office:value="16.166" calcext:value-type="float">
            <text:p>16,2</text:p>
          </table:table-cell>
          <table:table-cell office:value-type="float" office:value="130.951" calcext:value-type="float">
            <text:p>131,0</text:p>
          </table:table-cell>
          <table:table-cell office:value-type="float" office:value="0.768" calcext:value-type="float">
            <text:p>0,8</text:p>
          </table:table-cell>
          <table:table-cell office:value-type="float" office:value="43.982" calcext:value-type="float">
            <text:p>44,0</text:p>
          </table:table-cell>
          <table:table-cell office:value-type="float" office:value="84.455" calcext:value-type="float">
            <text:p>84,5</text:p>
          </table:table-cell>
          <table:table-cell table:number-columns-repeated="1002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6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25" calcext:value-type="float">
            <text:p>4,1</text:p>
          </table:table-cell>
          <table:table-cell office:value-type="float" office:value="23.676" calcext:value-type="float">
            <text:p>23,7</text:p>
          </table:table-cell>
          <table:table-cell office:value-type="float" office:value="71.926" calcext:value-type="float">
            <text:p>71,9</text:p>
          </table:table-cell>
          <table:table-cell office:value-type="float" office:value="72.017" calcext:value-type="float">
            <text:p>72,0</text:p>
          </table:table-cell>
          <table:table-cell office:value-type="float" office:value="468.939" calcext:value-type="float">
            <text:p>468,9</text:p>
          </table:table-cell>
          <table:table-cell office:value-type="float" office:value="477.663" calcext:value-type="float">
            <text:p>477,7</text:p>
          </table:table-cell>
          <table:table-cell table:formula="of:=[.K448]-[.J448]" office:value-type="float" office:value="8.72399999999999" calcext:value-type="float">
            <text:p>8,7</text:p>
          </table:table-cell>
          <table:table-cell/>
          <table:table-cell table:formula="of:=[.J448]-[.O448]-[.I448]" office:value-type="float" office:value="119.412" calcext:value-type="float">
            <text:p>119,4</text:p>
          </table:table-cell>
          <table:table-cell table:style-name="Default" office:value-type="float" office:value="277.51" calcext:value-type="float">
            <text:p>277,51</text:p>
          </table:table-cell>
          <table:table-cell table:formula="of:=[.O448]-[.Q448]" office:value-type="float" office:value="6.52999999999997" calcext:value-type="float">
            <text:p>6,5</text:p>
          </table:table-cell>
          <table:table-cell office:value-type="float" office:value="270.98" calcext:value-type="float">
            <text:p>271,0</text:p>
          </table:table-cell>
          <table:table-cell table:formula="of:=[.Q448]-[.S448]-[.U448]-[.V448]" office:value-type="float" office:value="16.864" calcext:value-type="float">
            <text:p>16,9</text:p>
          </table:table-cell>
          <table:table-cell office:value-type="float" office:value="117.511" calcext:value-type="float">
            <text:p>117,5</text:p>
          </table:table-cell>
          <table:table-cell office:value-type="float" office:value="0.795" calcext:value-type="float">
            <text:p>0,8</text:p>
          </table:table-cell>
          <table:table-cell office:value-type="float" office:value="42.764" calcext:value-type="float">
            <text:p>42,8</text:p>
          </table:table-cell>
          <table:table-cell office:value-type="float" office:value="93.841" calcext:value-type="float">
            <text:p>93,8</text:p>
          </table:table-cell>
          <table:table-cell table:number-columns-repeated="1002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6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3" calcext:value-type="float">
            <text:p>4,3</text:p>
          </table:table-cell>
          <table:table-cell office:value-type="float" office:value="23.6" calcext:value-type="float">
            <text:p>23,6</text:p>
          </table:table-cell>
          <table:table-cell office:value-type="float" office:value="92.847" calcext:value-type="float">
            <text:p>92,8</text:p>
          </table:table-cell>
          <table:table-cell office:value-type="float" office:value="92.948" calcext:value-type="float">
            <text:p>92,9</text:p>
          </table:table-cell>
          <table:table-cell office:value-type="float" office:value="415.208" calcext:value-type="float">
            <text:p>415,2</text:p>
          </table:table-cell>
          <table:table-cell office:value-type="float" office:value="425.103" calcext:value-type="float">
            <text:p>425,1</text:p>
          </table:table-cell>
          <table:table-cell table:formula="of:=[.K449]-[.J449]" office:value-type="float" office:value="9.89499999999998" calcext:value-type="float">
            <text:p>9,9</text:p>
          </table:table-cell>
          <table:table-cell/>
          <table:table-cell table:formula="of:=[.J449]-[.O449]-[.I449]" office:value-type="float" office:value="56.5" calcext:value-type="float">
            <text:p>56,5</text:p>
          </table:table-cell>
          <table:table-cell table:style-name="Default" office:value-type="float" office:value="265.76" calcext:value-type="float">
            <text:p>265,76</text:p>
          </table:table-cell>
          <table:table-cell table:formula="of:=[.O449]-[.Q449]" office:value-type="float" office:value="11.733" calcext:value-type="float">
            <text:p>11,7</text:p>
          </table:table-cell>
          <table:table-cell office:value-type="float" office:value="254.027" calcext:value-type="float">
            <text:p>254,0</text:p>
          </table:table-cell>
          <table:table-cell table:formula="of:=[.Q449]-[.S449]-[.U449]-[.V449]" office:value-type="float" office:value="4.901" calcext:value-type="float">
            <text:p>4,9</text:p>
          </table:table-cell>
          <table:table-cell office:value-type="float" office:value="115.922" calcext:value-type="float">
            <text:p>115,9</text:p>
          </table:table-cell>
          <table:table-cell office:value-type="float" office:value="0.803" calcext:value-type="float">
            <text:p>0,8</text:p>
          </table:table-cell>
          <table:table-cell office:value-type="float" office:value="44.296" calcext:value-type="float">
            <text:p>44,3</text:p>
          </table:table-cell>
          <table:table-cell office:value-type="float" office:value="88.908" calcext:value-type="float">
            <text:p>88,9</text:p>
          </table:table-cell>
          <table:table-cell table:number-columns-repeated="1002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6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63" calcext:value-type="float">
            <text:p>4,4</text:p>
          </table:table-cell>
          <table:table-cell office:value-type="float" office:value="23.658" calcext:value-type="float">
            <text:p>23,7</text:p>
          </table:table-cell>
          <table:table-cell office:value-type="float" office:value="95.314" calcext:value-type="float">
            <text:p>95,3</text:p>
          </table:table-cell>
          <table:table-cell office:value-type="float" office:value="95.545" calcext:value-type="float">
            <text:p>95,5</text:p>
          </table:table-cell>
          <table:table-cell office:value-type="float" office:value="440.032" calcext:value-type="float">
            <text:p>440,0</text:p>
          </table:table-cell>
          <table:table-cell office:value-type="float" office:value="449.466" calcext:value-type="float">
            <text:p>449,5</text:p>
          </table:table-cell>
          <table:table-cell table:formula="of:=[.K450]-[.J450]" office:value-type="float" office:value="9.43400000000003" calcext:value-type="float">
            <text:p>9,4</text:p>
          </table:table-cell>
          <table:table-cell/>
          <table:table-cell table:formula="of:=[.J450]-[.O450]-[.I450]" office:value-type="float" office:value="38.757" calcext:value-type="float">
            <text:p>38,8</text:p>
          </table:table-cell>
          <table:table-cell table:style-name="Default" office:value-type="float" office:value="305.73" calcext:value-type="float">
            <text:p>305,73</text:p>
          </table:table-cell>
          <table:table-cell table:formula="of:=[.O450]-[.Q450]" office:value-type="float" office:value="15.188" calcext:value-type="float">
            <text:p>15,2</text:p>
          </table:table-cell>
          <table:table-cell office:value-type="float" office:value="290.542" calcext:value-type="float">
            <text:p>290,5</text:p>
          </table:table-cell>
          <table:table-cell table:formula="of:=[.Q450]-[.S450]-[.U450]-[.V450]" office:value-type="float" office:value="1.52499999999999" calcext:value-type="float">
            <text:p>1,5</text:p>
          </table:table-cell>
          <table:table-cell office:value-type="float" office:value="108.669" calcext:value-type="float">
            <text:p>108,7</text:p>
          </table:table-cell>
          <table:table-cell office:value-type="float" office:value="0.8" calcext:value-type="float">
            <text:p>0,8</text:p>
          </table:table-cell>
          <table:table-cell office:value-type="float" office:value="54.878" calcext:value-type="float">
            <text:p>54,9</text:p>
          </table:table-cell>
          <table:table-cell office:value-type="float" office:value="125.47" calcext:value-type="float">
            <text:p>125,5</text:p>
          </table:table-cell>
          <table:table-cell table:number-columns-repeated="1002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6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88" calcext:value-type="float">
            <text:p>4,2</text:p>
          </table:table-cell>
          <table:table-cell office:value-type="float" office:value="23.33" calcext:value-type="float">
            <text:p>23,3</text:p>
          </table:table-cell>
          <table:table-cell office:value-type="float" office:value="72.977" calcext:value-type="float">
            <text:p>73,0</text:p>
          </table:table-cell>
          <table:table-cell office:value-type="float" office:value="73.037" calcext:value-type="float">
            <text:p>73,0</text:p>
          </table:table-cell>
          <table:table-cell office:value-type="float" office:value="466.057" calcext:value-type="float">
            <text:p>466,1</text:p>
          </table:table-cell>
          <table:table-cell office:value-type="float" office:value="476.082" calcext:value-type="float">
            <text:p>476,1</text:p>
          </table:table-cell>
          <table:table-cell table:formula="of:=[.K451]-[.J451]" office:value-type="float" office:value="10.025" calcext:value-type="float">
            <text:p>10,0</text:p>
          </table:table-cell>
          <table:table-cell/>
          <table:table-cell table:formula="of:=[.J451]-[.O451]-[.I451]" office:value-type="float" office:value="117.33" calcext:value-type="float">
            <text:p>117,3</text:p>
          </table:table-cell>
          <table:table-cell table:style-name="Default" office:value-type="float" office:value="275.69" calcext:value-type="float">
            <text:p>275,69</text:p>
          </table:table-cell>
          <table:table-cell table:formula="of:=[.O451]-[.Q451]" office:value-type="float" office:value="16.016" calcext:value-type="float">
            <text:p>16,0</text:p>
          </table:table-cell>
          <table:table-cell office:value-type="float" office:value="259.674" calcext:value-type="float">
            <text:p>259,7</text:p>
          </table:table-cell>
          <table:table-cell table:formula="of:=[.Q451]-[.S451]-[.U451]-[.V451]" office:value-type="float" office:value="1.46599999999999" calcext:value-type="float">
            <text:p>1,5</text:p>
          </table:table-cell>
          <table:table-cell office:value-type="float" office:value="129.093" calcext:value-type="float">
            <text:p>129,1</text:p>
          </table:table-cell>
          <table:table-cell office:value-type="float" office:value="0.754" calcext:value-type="float">
            <text:p>0,8</text:p>
          </table:table-cell>
          <table:table-cell office:value-type="float" office:value="44.838" calcext:value-type="float">
            <text:p>44,8</text:p>
          </table:table-cell>
          <table:table-cell office:value-type="float" office:value="84.277" calcext:value-type="float">
            <text:p>84,3</text:p>
          </table:table-cell>
          <table:table-cell table:number-columns-repeated="1002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6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31" calcext:value-type="float">
            <text:p>4,2</text:p>
          </table:table-cell>
          <table:table-cell office:value-type="float" office:value="23.296" calcext:value-type="float">
            <text:p>23,3</text:p>
          </table:table-cell>
          <table:table-cell office:value-type="float" office:value="71.707" calcext:value-type="float">
            <text:p>71,7</text:p>
          </table:table-cell>
          <table:table-cell office:value-type="float" office:value="71.887" calcext:value-type="float">
            <text:p>71,9</text:p>
          </table:table-cell>
          <table:table-cell office:value-type="float" office:value="365.234" calcext:value-type="float">
            <text:p>365,2</text:p>
          </table:table-cell>
          <table:table-cell office:value-type="float" office:value="374.98" calcext:value-type="float">
            <text:p>375,0</text:p>
          </table:table-cell>
          <table:table-cell table:formula="of:=[.K452]-[.J452]" office:value-type="float" office:value="9.74600000000004" calcext:value-type="float">
            <text:p>9,7</text:p>
          </table:table-cell>
          <table:table-cell/>
          <table:table-cell table:formula="of:=[.J452]-[.O452]-[.I452]" office:value-type="float" office:value="-39.353" calcext:value-type="float">
            <text:p>-39,4</text:p>
          </table:table-cell>
          <table:table-cell table:style-name="Default" office:value-type="float" office:value="332.7" calcext:value-type="float">
            <text:p>332,7</text:p>
          </table:table-cell>
          <table:table-cell table:formula="of:=[.O452]-[.Q452]" office:value-type="float" office:value="18.852" calcext:value-type="float">
            <text:p>18,9</text:p>
          </table:table-cell>
          <table:table-cell office:value-type="float" office:value="313.848" calcext:value-type="float">
            <text:p>313,8</text:p>
          </table:table-cell>
          <table:table-cell table:formula="of:=[.Q452]-[.S452]-[.U452]-[.V452]" office:value-type="float" office:value="1.39800000000002" calcext:value-type="float">
            <text:p>1,4</text:p>
          </table:table-cell>
          <table:table-cell office:value-type="float" office:value="115.646" calcext:value-type="float">
            <text:p>115,6</text:p>
          </table:table-cell>
          <table:table-cell office:value-type="float" office:value="0.747" calcext:value-type="float">
            <text:p>0,7</text:p>
          </table:table-cell>
          <table:table-cell office:value-type="float" office:value="55.056" calcext:value-type="float">
            <text:p>55,1</text:p>
          </table:table-cell>
          <table:table-cell office:value-type="float" office:value="141.748" calcext:value-type="float">
            <text:p>141,7</text:p>
          </table:table-cell>
          <table:table-cell table:number-columns-repeated="1002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6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29" calcext:value-type="float">
            <text:p>4,2</text:p>
          </table:table-cell>
          <table:table-cell office:value-type="float" office:value="23.346" calcext:value-type="float">
            <text:p>23,3</text:p>
          </table:table-cell>
          <table:table-cell office:value-type="float" office:value="76.963" calcext:value-type="float">
            <text:p>77,0</text:p>
          </table:table-cell>
          <table:table-cell office:value-type="float" office:value="77.063" calcext:value-type="float">
            <text:p>77,1</text:p>
          </table:table-cell>
          <table:table-cell office:value-type="float" office:value="409.432" calcext:value-type="float">
            <text:p>409,4</text:p>
          </table:table-cell>
          <table:table-cell office:value-type="float" office:value="419.466" calcext:value-type="float">
            <text:p>419,5</text:p>
          </table:table-cell>
          <table:table-cell table:formula="of:=[.K453]-[.J453]" office:value-type="float" office:value="10.034" calcext:value-type="float">
            <text:p>10,0</text:p>
          </table:table-cell>
          <table:table-cell/>
          <table:table-cell table:formula="of:=[.J453]-[.O453]-[.I453]" office:value-type="float" office:value="76.279" calcext:value-type="float">
            <text:p>76,3</text:p>
          </table:table-cell>
          <table:table-cell table:style-name="Default" office:value-type="float" office:value="256.09" calcext:value-type="float">
            <text:p>256,09</text:p>
          </table:table-cell>
          <table:table-cell table:formula="of:=[.O453]-[.Q453]" office:value-type="float" office:value="8.05899999999997" calcext:value-type="float">
            <text:p>8,1</text:p>
          </table:table-cell>
          <table:table-cell office:value-type="float" office:value="248.031" calcext:value-type="float">
            <text:p>248,0</text:p>
          </table:table-cell>
          <table:table-cell table:formula="of:=[.Q453]-[.S453]-[.U453]-[.V453]" office:value-type="float" office:value="15.639" calcext:value-type="float">
            <text:p>15,6</text:p>
          </table:table-cell>
          <table:table-cell office:value-type="float" office:value="109.44" calcext:value-type="float">
            <text:p>109,4</text:p>
          </table:table-cell>
          <table:table-cell office:value-type="float" office:value="0.763" calcext:value-type="float">
            <text:p>0,8</text:p>
          </table:table-cell>
          <table:table-cell office:value-type="float" office:value="50.807" calcext:value-type="float">
            <text:p>50,8</text:p>
          </table:table-cell>
          <table:table-cell office:value-type="float" office:value="72.145" calcext:value-type="float">
            <text:p>72,1</text:p>
          </table:table-cell>
          <table:table-cell table:number-columns-repeated="1002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6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51" calcext:value-type="float">
            <text:p>4,2</text:p>
          </table:table-cell>
          <table:table-cell office:value-type="float" office:value="22.998" calcext:value-type="float">
            <text:p>23,0</text:p>
          </table:table-cell>
          <table:table-cell office:value-type="float" office:value="69.997" calcext:value-type="float">
            <text:p>70,0</text:p>
          </table:table-cell>
          <table:table-cell office:value-type="float" office:value="70.055" calcext:value-type="float">
            <text:p>70,1</text:p>
          </table:table-cell>
          <table:table-cell office:value-type="float" office:value="615.919" calcext:value-type="float">
            <text:p>615,9</text:p>
          </table:table-cell>
          <table:table-cell office:value-type="float" office:value="625.359" calcext:value-type="float">
            <text:p>625,4</text:p>
          </table:table-cell>
          <table:table-cell table:formula="of:=[.K454]-[.J454]" office:value-type="float" office:value="9.44000000000005" calcext:value-type="float">
            <text:p>9,4</text:p>
          </table:table-cell>
          <table:table-cell/>
          <table:table-cell table:formula="of:=[.J454]-[.O454]-[.I454]" office:value-type="float" office:value="281.474" calcext:value-type="float">
            <text:p>281,5</text:p>
          </table:table-cell>
          <table:table-cell table:style-name="Default" office:value-type="float" office:value="264.39" calcext:value-type="float">
            <text:p>264,39</text:p>
          </table:table-cell>
          <table:table-cell table:formula="of:=[.O454]-[.Q454]" office:value-type="float" office:value="2.19599999999997" calcext:value-type="float">
            <text:p>2,2</text:p>
          </table:table-cell>
          <table:table-cell office:value-type="float" office:value="262.194" calcext:value-type="float">
            <text:p>262,2</text:p>
          </table:table-cell>
          <table:table-cell table:formula="of:=[.Q454]-[.S454]-[.U454]-[.V454]" office:value-type="float" office:value="1.40700000000003" calcext:value-type="float">
            <text:p>1,4</text:p>
          </table:table-cell>
          <table:table-cell office:value-type="float" office:value="108.351" calcext:value-type="float">
            <text:p>108,4</text:p>
          </table:table-cell>
          <table:table-cell office:value-type="float" office:value="0.759" calcext:value-type="float">
            <text:p>0,8</text:p>
          </table:table-cell>
          <table:table-cell office:value-type="float" office:value="53.011" calcext:value-type="float">
            <text:p>53,0</text:p>
          </table:table-cell>
          <table:table-cell office:value-type="float" office:value="99.425" calcext:value-type="float">
            <text:p>99,4</text:p>
          </table:table-cell>
          <table:table-cell table:number-columns-repeated="1002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6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41" calcext:value-type="float">
            <text:p>4,3</text:p>
          </table:table-cell>
          <table:table-cell office:value-type="float" office:value="23.567" calcext:value-type="float">
            <text:p>23,6</text:p>
          </table:table-cell>
          <table:table-cell office:value-type="float" office:value="81.618" calcext:value-type="float">
            <text:p>81,6</text:p>
          </table:table-cell>
          <table:table-cell office:value-type="float" office:value="81.694" calcext:value-type="float">
            <text:p>81,7</text:p>
          </table:table-cell>
          <table:table-cell office:value-type="float" office:value="471.716" calcext:value-type="float">
            <text:p>471,7</text:p>
          </table:table-cell>
          <table:table-cell office:value-type="float" office:value="481.744" calcext:value-type="float">
            <text:p>481,7</text:p>
          </table:table-cell>
          <table:table-cell table:formula="of:=[.K455]-[.J455]" office:value-type="float" office:value="10.028" calcext:value-type="float">
            <text:p>10,0</text:p>
          </table:table-cell>
          <table:table-cell/>
          <table:table-cell table:formula="of:=[.J455]-[.O455]-[.I455]" office:value-type="float" office:value="49.012" calcext:value-type="float">
            <text:p>49,0</text:p>
          </table:table-cell>
          <table:table-cell table:style-name="Default" office:value-type="float" office:value="341.01" calcext:value-type="float">
            <text:p>341,01</text:p>
          </table:table-cell>
          <table:table-cell table:formula="of:=[.O455]-[.Q455]" office:value-type="float" office:value="14.688" calcext:value-type="float">
            <text:p>14,7</text:p>
          </table:table-cell>
          <table:table-cell office:value-type="float" office:value="326.322" calcext:value-type="float">
            <text:p>326,3</text:p>
          </table:table-cell>
          <table:table-cell table:formula="of:=[.Q455]-[.S455]-[.U455]-[.V455]" office:value-type="float" office:value="1.41199999999998" calcext:value-type="float">
            <text:p>1,4</text:p>
          </table:table-cell>
          <table:table-cell office:value-type="float" office:value="124.304" calcext:value-type="float">
            <text:p>124,3</text:p>
          </table:table-cell>
          <table:table-cell office:value-type="float" office:value="0.758" calcext:value-type="float">
            <text:p>0,8</text:p>
          </table:table-cell>
          <table:table-cell office:value-type="float" office:value="54.109" calcext:value-type="float">
            <text:p>54,1</text:p>
          </table:table-cell>
          <table:table-cell office:value-type="float" office:value="146.497" calcext:value-type="float">
            <text:p>146,5</text:p>
          </table:table-cell>
          <table:table-cell table:number-columns-repeated="1002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60.718" calcext:value-type="float">
            <text:p>60,7</text:p>
          </table:table-cell>
          <table:table-cell office:value-type="float" office:value="80.004" calcext:value-type="float">
            <text:p>80,0</text:p>
          </table:table-cell>
          <table:table-cell office:value-type="float" office:value="144.816" calcext:value-type="float">
            <text:p>144,8</text:p>
          </table:table-cell>
          <table:table-cell office:value-type="float" office:value="144.996" calcext:value-type="float">
            <text:p>145,0</text:p>
          </table:table-cell>
          <table:table-cell office:value-type="float" office:value="468.441" calcext:value-type="float">
            <text:p>468,4</text:p>
          </table:table-cell>
          <table:table-cell office:value-type="float" office:value="478.293" calcext:value-type="float">
            <text:p>478,3</text:p>
          </table:table-cell>
          <table:table-cell table:formula="of:=[.K456]-[.J456]" office:value-type="float" office:value="9.85200000000003" calcext:value-type="float">
            <text:p>9,9</text:p>
          </table:table-cell>
          <table:table-cell/>
          <table:table-cell table:formula="of:=[.J456]-[.O456]-[.I456]" office:value-type="float" office:value="62.5349999999999" calcext:value-type="float">
            <text:p>62,5</text:p>
          </table:table-cell>
          <table:table-cell table:style-name="Default" office:value-type="float" office:value="260.91" calcext:value-type="float">
            <text:p>260,91</text:p>
          </table:table-cell>
          <table:table-cell table:formula="of:=[.O456]-[.Q456]" office:value-type="float" office:value="13.527" calcext:value-type="float">
            <text:p>13,5</text:p>
          </table:table-cell>
          <table:table-cell office:value-type="float" office:value="247.383" calcext:value-type="float">
            <text:p>247,4</text:p>
          </table:table-cell>
          <table:table-cell table:formula="of:=[.Q456]-[.S456]-[.U456]-[.V456]" office:value-type="float" office:value="1.38" calcext:value-type="float">
            <text:p>1,4</text:p>
          </table:table-cell>
          <table:table-cell office:value-type="float" office:value="115.935" calcext:value-type="float">
            <text:p>115,9</text:p>
          </table:table-cell>
          <table:table-cell office:value-type="float" office:value="0.765" calcext:value-type="float">
            <text:p>0,8</text:p>
          </table:table-cell>
          <table:table-cell office:value-type="float" office:value="43.436" calcext:value-type="float">
            <text:p>43,4</text:p>
          </table:table-cell>
          <table:table-cell office:value-type="float" office:value="86.632" calcext:value-type="float">
            <text:p>86,6</text:p>
          </table:table-cell>
          <table:table-cell table:number-columns-repeated="1002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9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3" calcext:value-type="float">
            <text:p>4,2</text:p>
          </table:table-cell>
          <table:table-cell office:value-type="float" office:value="23.16" calcext:value-type="float">
            <text:p>23,2</text:p>
          </table:table-cell>
          <table:table-cell office:value-type="float" office:value="76.447" calcext:value-type="float">
            <text:p>76,4</text:p>
          </table:table-cell>
          <table:table-cell office:value-type="float" office:value="76.615" calcext:value-type="float">
            <text:p>76,6</text:p>
          </table:table-cell>
          <table:table-cell office:value-type="float" office:value="546.043" calcext:value-type="float">
            <text:p>546,0</text:p>
          </table:table-cell>
          <table:table-cell office:value-type="float" office:value="557.868" calcext:value-type="float">
            <text:p>557,9</text:p>
          </table:table-cell>
          <table:table-cell table:formula="of:=[.K457]-[.J457]" office:value-type="float" office:value="11.825" calcext:value-type="float">
            <text:p>11,8</text:p>
          </table:table-cell>
          <table:table-cell/>
          <table:table-cell table:formula="of:=[.J457]-[.O457]-[.I457]" office:value-type="float" office:value="182.018" calcext:value-type="float">
            <text:p>182,0</text:p>
          </table:table-cell>
          <table:table-cell table:style-name="Default" office:value-type="float" office:value="287.41" calcext:value-type="float">
            <text:p>287,41</text:p>
          </table:table-cell>
          <table:table-cell table:formula="of:=[.O457]-[.Q457]" office:value-type="float" office:value="14.4930000000001" calcext:value-type="float">
            <text:p>14,5</text:p>
          </table:table-cell>
          <table:table-cell office:value-type="float" office:value="272.917" calcext:value-type="float">
            <text:p>272,9</text:p>
          </table:table-cell>
          <table:table-cell table:formula="of:=[.Q457]-[.S457]-[.U457]-[.V457]" office:value-type="float" office:value="1.46699999999997" calcext:value-type="float">
            <text:p>1,5</text:p>
          </table:table-cell>
          <table:table-cell office:value-type="float" office:value="129.43" calcext:value-type="float">
            <text:p>129,4</text:p>
          </table:table-cell>
          <table:table-cell office:value-type="float" office:value="0.758" calcext:value-type="float">
            <text:p>0,8</text:p>
          </table:table-cell>
          <table:table-cell office:value-type="float" office:value="56.22" calcext:value-type="float">
            <text:p>56,2</text:p>
          </table:table-cell>
          <table:table-cell office:value-type="float" office:value="85.8" calcext:value-type="float">
            <text:p>85,8</text:p>
          </table:table-cell>
          <table:table-cell table:number-columns-repeated="1002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9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695" calcext:value-type="float">
            <text:p>4,7</text:p>
          </table:table-cell>
          <table:table-cell office:value-type="float" office:value="23.858" calcext:value-type="float">
            <text:p>23,9</text:p>
          </table:table-cell>
          <table:table-cell office:value-type="float" office:value="90.25" calcext:value-type="float">
            <text:p>90,3</text:p>
          </table:table-cell>
          <table:table-cell office:value-type="float" office:value="90.412" calcext:value-type="float">
            <text:p>90,4</text:p>
          </table:table-cell>
          <table:table-cell office:value-type="float" office:value="478.984" calcext:value-type="float">
            <text:p>479,0</text:p>
          </table:table-cell>
          <table:table-cell office:value-type="float" office:value="488.871" calcext:value-type="float">
            <text:p>488,9</text:p>
          </table:table-cell>
          <table:table-cell table:formula="of:=[.K458]-[.J458]" office:value-type="float" office:value="9.887" calcext:value-type="float">
            <text:p>9,9</text:p>
          </table:table-cell>
          <table:table-cell/>
          <table:table-cell table:formula="of:=[.J458]-[.O458]-[.I458]" office:value-type="float" office:value="69.762" calcext:value-type="float">
            <text:p>69,8</text:p>
          </table:table-cell>
          <table:table-cell table:style-name="Default" office:value-type="float" office:value="318.81" calcext:value-type="float">
            <text:p>318,81</text:p>
          </table:table-cell>
          <table:table-cell table:formula="of:=[.O458]-[.Q458]" office:value-type="float" office:value="2.38999999999999" calcext:value-type="float">
            <text:p>2,4</text:p>
          </table:table-cell>
          <table:table-cell office:value-type="float" office:value="316.42" calcext:value-type="float">
            <text:p>316,4</text:p>
          </table:table-cell>
          <table:table-cell table:formula="of:=[.Q458]-[.S458]-[.U458]-[.V458]" office:value-type="float" office:value="17.342" calcext:value-type="float">
            <text:p>17,3</text:p>
          </table:table-cell>
          <table:table-cell office:value-type="float" office:value="116.944" calcext:value-type="float">
            <text:p>116,9</text:p>
          </table:table-cell>
          <table:table-cell office:value-type="float" office:value="0.806" calcext:value-type="float">
            <text:p>0,8</text:p>
          </table:table-cell>
          <table:table-cell office:value-type="float" office:value="43.279" calcext:value-type="float">
            <text:p>43,3</text:p>
          </table:table-cell>
          <table:table-cell office:value-type="float" office:value="138.855" calcext:value-type="float">
            <text:p>138,9</text:p>
          </table:table-cell>
          <table:table-cell table:number-columns-repeated="1002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9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33" calcext:value-type="float">
            <text:p>4,2</text:p>
          </table:table-cell>
          <table:table-cell office:value-type="float" office:value="23.687" calcext:value-type="float">
            <text:p>23,7</text:p>
          </table:table-cell>
          <table:table-cell office:value-type="float" office:value="74.643" calcext:value-type="float">
            <text:p>74,6</text:p>
          </table:table-cell>
          <table:table-cell office:value-type="float" office:value="74.879" calcext:value-type="float">
            <text:p>74,9</text:p>
          </table:table-cell>
          <table:table-cell office:value-type="float" office:value="372.387" calcext:value-type="float">
            <text:p>372,4</text:p>
          </table:table-cell>
          <table:table-cell office:value-type="float" office:value="383.37" calcext:value-type="float">
            <text:p>383,4</text:p>
          </table:table-cell>
          <table:table-cell table:formula="of:=[.K459]-[.J459]" office:value-type="float" office:value="10.983" calcext:value-type="float">
            <text:p>11,0</text:p>
          </table:table-cell>
          <table:table-cell/>
          <table:table-cell table:formula="of:=[.J459]-[.O459]-[.I459]" office:value-type="float" office:value="-23.752" calcext:value-type="float">
            <text:p>-23,8</text:p>
          </table:table-cell>
          <table:table-cell table:style-name="Default" office:value-type="float" office:value="321.26" calcext:value-type="float">
            <text:p>321,26</text:p>
          </table:table-cell>
          <table:table-cell table:formula="of:=[.O459]-[.Q459]" office:value-type="float" office:value="18.396" calcext:value-type="float">
            <text:p>18,4</text:p>
          </table:table-cell>
          <table:table-cell office:value-type="float" office:value="302.864" calcext:value-type="float">
            <text:p>302,9</text:p>
          </table:table-cell>
          <table:table-cell table:formula="of:=[.Q459]-[.S459]-[.U459]-[.V459]" office:value-type="float" office:value="1.44399999999996" calcext:value-type="float">
            <text:p>1,4</text:p>
          </table:table-cell>
          <table:table-cell office:value-type="float" office:value="121.807" calcext:value-type="float">
            <text:p>121,8</text:p>
          </table:table-cell>
          <table:table-cell office:value-type="float" office:value="0.803" calcext:value-type="float">
            <text:p>0,8</text:p>
          </table:table-cell>
          <table:table-cell office:value-type="float" office:value="37.996" calcext:value-type="float">
            <text:p>38,0</text:p>
          </table:table-cell>
          <table:table-cell office:value-type="float" office:value="141.617" calcext:value-type="float">
            <text:p>141,6</text:p>
          </table:table-cell>
          <table:table-cell table:number-columns-repeated="1002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9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25" calcext:value-type="float">
            <text:p>4,2</text:p>
          </table:table-cell>
          <table:table-cell office:value-type="float" office:value="23.18" calcext:value-type="float">
            <text:p>23,2</text:p>
          </table:table-cell>
          <table:table-cell office:value-type="float" office:value="74.18" calcext:value-type="float">
            <text:p>74,2</text:p>
          </table:table-cell>
          <table:table-cell office:value-type="float" office:value="74.347" calcext:value-type="float">
            <text:p>74,3</text:p>
          </table:table-cell>
          <table:table-cell office:value-type="float" office:value="411.463" calcext:value-type="float">
            <text:p>411,5</text:p>
          </table:table-cell>
          <table:table-cell office:value-type="float" office:value="421.782" calcext:value-type="float">
            <text:p>421,8</text:p>
          </table:table-cell>
          <table:table-cell table:formula="of:=[.K460]-[.J460]" office:value-type="float" office:value="10.319" calcext:value-type="float">
            <text:p>10,3</text:p>
          </table:table-cell>
          <table:table-cell/>
          <table:table-cell table:formula="of:=[.J460]-[.O460]-[.I460]" office:value-type="float" office:value="36.186" calcext:value-type="float">
            <text:p>36,2</text:p>
          </table:table-cell>
          <table:table-cell table:style-name="Default" office:value-type="float" office:value="300.93" calcext:value-type="float">
            <text:p>300,93</text:p>
          </table:table-cell>
          <table:table-cell table:formula="of:=[.O460]-[.Q460]" office:value-type="float" office:value="19.768" calcext:value-type="float">
            <text:p>19,8</text:p>
          </table:table-cell>
          <table:table-cell office:value-type="float" office:value="281.162" calcext:value-type="float">
            <text:p>281,2</text:p>
          </table:table-cell>
          <table:table-cell table:formula="of:=[.Q460]-[.S460]-[.U460]-[.V460]" office:value-type="float" office:value="20.727" calcext:value-type="float">
            <text:p>20,7</text:p>
          </table:table-cell>
          <table:table-cell office:value-type="float" office:value="118.336" calcext:value-type="float">
            <text:p>118,3</text:p>
          </table:table-cell>
          <table:table-cell office:value-type="float" office:value="20.033" calcext:value-type="float">
            <text:p>20,0</text:p>
          </table:table-cell>
          <table:table-cell office:value-type="float" office:value="41.446" calcext:value-type="float">
            <text:p>41,4</text:p>
          </table:table-cell>
          <table:table-cell office:value-type="float" office:value="100.653" calcext:value-type="float">
            <text:p>100,7</text:p>
          </table:table-cell>
          <table:table-cell table:number-columns-repeated="1002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9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29" calcext:value-type="float">
            <text:p>4,2</text:p>
          </table:table-cell>
          <table:table-cell office:value-type="float" office:value="23.388" calcext:value-type="float">
            <text:p>23,4</text:p>
          </table:table-cell>
          <table:table-cell office:value-type="float" office:value="85.698" calcext:value-type="float">
            <text:p>85,7</text:p>
          </table:table-cell>
          <table:table-cell office:value-type="float" office:value="85.881" calcext:value-type="float">
            <text:p>85,9</text:p>
          </table:table-cell>
          <table:table-cell office:value-type="float" office:value="394.938" calcext:value-type="float">
            <text:p>394,9</text:p>
          </table:table-cell>
          <table:table-cell office:value-type="float" office:value="404.501" calcext:value-type="float">
            <text:p>404,5</text:p>
          </table:table-cell>
          <table:table-cell table:formula="of:=[.K461]-[.J461]" office:value-type="float" office:value="9.56299999999999" calcext:value-type="float">
            <text:p>9,6</text:p>
          </table:table-cell>
          <table:table-cell/>
          <table:table-cell table:formula="of:=[.J461]-[.O461]-[.I461]" office:value-type="float" office:value="18.347" calcext:value-type="float">
            <text:p>18,3</text:p>
          </table:table-cell>
          <table:table-cell table:style-name="Default" office:value-type="float" office:value="290.71" calcext:value-type="float">
            <text:p>290,71</text:p>
          </table:table-cell>
          <table:table-cell table:formula="of:=[.O461]-[.Q461]" office:value-type="float" office:value="10.766" calcext:value-type="float">
            <text:p>10,8</text:p>
          </table:table-cell>
          <table:table-cell office:value-type="float" office:value="279.944" calcext:value-type="float">
            <text:p>279,9</text:p>
          </table:table-cell>
          <table:table-cell table:formula="of:=[.Q461]-[.S461]-[.U461]-[.V461]" office:value-type="float" office:value="1.41900000000001" calcext:value-type="float">
            <text:p>1,4</text:p>
          </table:table-cell>
          <table:table-cell office:value-type="float" office:value="112.329" calcext:value-type="float">
            <text:p>112,3</text:p>
          </table:table-cell>
          <table:table-cell office:value-type="float" office:value="0.758" calcext:value-type="float">
            <text:p>0,8</text:p>
          </table:table-cell>
          <table:table-cell office:value-type="float" office:value="55.913" calcext:value-type="float">
            <text:p>55,9</text:p>
          </table:table-cell>
          <table:table-cell office:value-type="float" office:value="110.283" calcext:value-type="float">
            <text:p>110,3</text:p>
          </table:table-cell>
          <table:table-cell table:number-columns-repeated="1002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9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59" calcext:value-type="float">
            <text:p>4,3</text:p>
          </table:table-cell>
          <table:table-cell office:value-type="float" office:value="25.024" calcext:value-type="float">
            <text:p>25,0</text:p>
          </table:table-cell>
          <table:table-cell office:value-type="float" office:value="72.685" calcext:value-type="float">
            <text:p>72,7</text:p>
          </table:table-cell>
          <table:table-cell office:value-type="float" office:value="72.871" calcext:value-type="float">
            <text:p>72,9</text:p>
          </table:table-cell>
          <table:table-cell office:value-type="float" office:value="398.758" calcext:value-type="float">
            <text:p>398,8</text:p>
          </table:table-cell>
          <table:table-cell office:value-type="float" office:value="407.147" calcext:value-type="float">
            <text:p>407,1</text:p>
          </table:table-cell>
          <table:table-cell table:formula="of:=[.K462]-[.J462]" office:value-type="float" office:value="8.38900000000001" calcext:value-type="float">
            <text:p>8,4</text:p>
          </table:table-cell>
          <table:table-cell/>
          <table:table-cell table:formula="of:=[.J462]-[.O462]-[.I462]" office:value-type="float" office:value="65.227" calcext:value-type="float">
            <text:p>65,2</text:p>
          </table:table-cell>
          <table:table-cell table:style-name="Default" office:value-type="float" office:value="260.66" calcext:value-type="float">
            <text:p>260,66</text:p>
          </table:table-cell>
          <table:table-cell table:formula="of:=[.O462]-[.Q462]" office:value-type="float" office:value="16.914" calcext:value-type="float">
            <text:p>16,9</text:p>
          </table:table-cell>
          <table:table-cell office:value-type="float" office:value="243.746" calcext:value-type="float">
            <text:p>243,7</text:p>
          </table:table-cell>
          <table:table-cell table:formula="of:=[.Q462]-[.S462]-[.U462]-[.V462]" office:value-type="float" office:value="4.34300000000002" calcext:value-type="float">
            <text:p>4,3</text:p>
          </table:table-cell>
          <table:table-cell office:value-type="float" office:value="134.98" calcext:value-type="float">
            <text:p>135,0</text:p>
          </table:table-cell>
          <table:table-cell office:value-type="float" office:value="0.759" calcext:value-type="float">
            <text:p>0,8</text:p>
          </table:table-cell>
          <table:table-cell office:value-type="float" office:value="40.275" calcext:value-type="float">
            <text:p>40,3</text:p>
          </table:table-cell>
          <table:table-cell office:value-type="float" office:value="64.148" calcext:value-type="float">
            <text:p>64,1</text:p>
          </table:table-cell>
          <table:table-cell table:number-columns-repeated="1002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9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46" calcext:value-type="float">
            <text:p>4,3</text:p>
          </table:table-cell>
          <table:table-cell office:value-type="float" office:value="23.686" calcext:value-type="float">
            <text:p>23,7</text:p>
          </table:table-cell>
          <table:table-cell office:value-type="float" office:value="73.454" calcext:value-type="float">
            <text:p>73,5</text:p>
          </table:table-cell>
          <table:table-cell office:value-type="float" office:value="73.732" calcext:value-type="float">
            <text:p>73,7</text:p>
          </table:table-cell>
          <table:table-cell office:value-type="float" office:value="366.658" calcext:value-type="float">
            <text:p>366,7</text:p>
          </table:table-cell>
          <table:table-cell office:value-type="float" office:value="376.08" calcext:value-type="float">
            <text:p>376,1</text:p>
          </table:table-cell>
          <table:table-cell table:formula="of:=[.K463]-[.J463]" office:value-type="float" office:value="9.42199999999997" calcext:value-type="float">
            <text:p>9,4</text:p>
          </table:table-cell>
          <table:table-cell/>
          <table:table-cell table:formula="of:=[.J463]-[.O463]-[.I463]" office:value-type="float" office:value="-21.054" calcext:value-type="float">
            <text:p>-21,1</text:p>
          </table:table-cell>
          <table:table-cell table:style-name="Default" office:value-type="float" office:value="313.98" calcext:value-type="float">
            <text:p>313,98</text:p>
          </table:table-cell>
          <table:table-cell table:formula="of:=[.O463]-[.Q463]" office:value-type="float" office:value="18.678" calcext:value-type="float">
            <text:p>18,7</text:p>
          </table:table-cell>
          <table:table-cell office:value-type="float" office:value="295.302" calcext:value-type="float">
            <text:p>295,3</text:p>
          </table:table-cell>
          <table:table-cell table:formula="of:=[.Q463]-[.S463]-[.U463]-[.V463]" office:value-type="float" office:value="1.47600000000003" calcext:value-type="float">
            <text:p>1,5</text:p>
          </table:table-cell>
          <table:table-cell office:value-type="float" office:value="119.904" calcext:value-type="float">
            <text:p>119,9</text:p>
          </table:table-cell>
          <table:table-cell office:value-type="float" office:value="0.819" calcext:value-type="float">
            <text:p>0,8</text:p>
          </table:table-cell>
          <table:table-cell office:value-type="float" office:value="52.289" calcext:value-type="float">
            <text:p>52,3</text:p>
          </table:table-cell>
          <table:table-cell office:value-type="float" office:value="121.633" calcext:value-type="float">
            <text:p>121,6</text:p>
          </table:table-cell>
          <table:table-cell table:number-columns-repeated="1002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9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35" calcext:value-type="float">
            <text:p>4,1</text:p>
          </table:table-cell>
          <table:table-cell office:value-type="float" office:value="23.417" calcext:value-type="float">
            <text:p>23,4</text:p>
          </table:table-cell>
          <table:table-cell office:value-type="float" office:value="70.174" calcext:value-type="float">
            <text:p>70,2</text:p>
          </table:table-cell>
          <table:table-cell office:value-type="float" office:value="70.222" calcext:value-type="float">
            <text:p>70,2</text:p>
          </table:table-cell>
          <table:table-cell office:value-type="float" office:value="398.805" calcext:value-type="float">
            <text:p>398,8</text:p>
          </table:table-cell>
          <table:table-cell office:value-type="float" office:value="408.804" calcext:value-type="float">
            <text:p>408,8</text:p>
          </table:table-cell>
          <table:table-cell table:formula="of:=[.K464]-[.J464]" office:value-type="float" office:value="9.99899999999997" calcext:value-type="float">
            <text:p>10,0</text:p>
          </table:table-cell>
          <table:table-cell/>
          <table:table-cell table:formula="of:=[.J464]-[.O464]-[.I464]" office:value-type="float" office:value="58.923" calcext:value-type="float">
            <text:p>58,9</text:p>
          </table:table-cell>
          <table:table-cell table:style-name="Default" office:value-type="float" office:value="269.66" calcext:value-type="float">
            <text:p>269,66</text:p>
          </table:table-cell>
          <table:table-cell table:formula="of:=[.O464]-[.Q464]" office:value-type="float" office:value="11.217" calcext:value-type="float">
            <text:p>11,2</text:p>
          </table:table-cell>
          <table:table-cell office:value-type="float" office:value="258.443" calcext:value-type="float">
            <text:p>258,4</text:p>
          </table:table-cell>
          <table:table-cell table:formula="of:=[.Q464]-[.S464]-[.U464]-[.V464]" office:value-type="float" office:value="1.51599999999996" calcext:value-type="float">
            <text:p>1,5</text:p>
          </table:table-cell>
          <table:table-cell office:value-type="float" office:value="116.074" calcext:value-type="float">
            <text:p>116,1</text:p>
          </table:table-cell>
          <table:table-cell office:value-type="float" office:value="0.852" calcext:value-type="float">
            <text:p>0,9</text:p>
          </table:table-cell>
          <table:table-cell office:value-type="float" office:value="51.829" calcext:value-type="float">
            <text:p>51,8</text:p>
          </table:table-cell>
          <table:table-cell office:value-type="float" office:value="89.024" calcext:value-type="float">
            <text:p>89,0</text:p>
          </table:table-cell>
          <table:table-cell table:number-columns-repeated="1002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9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55" calcext:value-type="float">
            <text:p>4,3</text:p>
          </table:table-cell>
          <table:table-cell office:value-type="float" office:value="23.371" calcext:value-type="float">
            <text:p>23,4</text:p>
          </table:table-cell>
          <table:table-cell office:value-type="float" office:value="76.637" calcext:value-type="float">
            <text:p>76,6</text:p>
          </table:table-cell>
          <table:table-cell office:value-type="float" office:value="76.802" calcext:value-type="float">
            <text:p>76,8</text:p>
          </table:table-cell>
          <table:table-cell office:value-type="float" office:value="450.128" calcext:value-type="float">
            <text:p>450,1</text:p>
          </table:table-cell>
          <table:table-cell office:value-type="float" office:value="459.91" calcext:value-type="float">
            <text:p>459,9</text:p>
          </table:table-cell>
          <table:table-cell table:formula="of:=[.K465]-[.J465]" office:value-type="float" office:value="9.78200000000004" calcext:value-type="float">
            <text:p>9,8</text:p>
          </table:table-cell>
          <table:table-cell/>
          <table:table-cell table:formula="of:=[.J465]-[.O465]-[.I465]" office:value-type="float" office:value="87.536" calcext:value-type="float">
            <text:p>87,5</text:p>
          </table:table-cell>
          <table:table-cell table:style-name="Default" office:value-type="float" office:value="285.79" calcext:value-type="float">
            <text:p>285,79</text:p>
          </table:table-cell>
          <table:table-cell table:formula="of:=[.O465]-[.Q465]" office:value-type="float" office:value="11.832" calcext:value-type="float">
            <text:p>11,8</text:p>
          </table:table-cell>
          <table:table-cell office:value-type="float" office:value="273.958" calcext:value-type="float">
            <text:p>274,0</text:p>
          </table:table-cell>
          <table:table-cell table:formula="of:=[.Q465]-[.S465]-[.U465]-[.V465]" office:value-type="float" office:value="5.35500000000002" calcext:value-type="float">
            <text:p>5,4</text:p>
          </table:table-cell>
          <table:table-cell office:value-type="float" office:value="116.952" calcext:value-type="float">
            <text:p>117,0</text:p>
          </table:table-cell>
          <table:table-cell office:value-type="float" office:value="4.661" calcext:value-type="float">
            <text:p>4,7</text:p>
          </table:table-cell>
          <table:table-cell office:value-type="float" office:value="43.02" calcext:value-type="float">
            <text:p>43,0</text:p>
          </table:table-cell>
          <table:table-cell office:value-type="float" office:value="108.631" calcext:value-type="float">
            <text:p>108,6</text:p>
          </table:table-cell>
          <table:table-cell table:number-columns-repeated="1002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9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29" calcext:value-type="float">
            <text:p>4,2</text:p>
          </table:table-cell>
          <table:table-cell office:value-type="float" office:value="23.516" calcext:value-type="float">
            <text:p>23,5</text:p>
          </table:table-cell>
          <table:table-cell office:value-type="float" office:value="74.016" calcext:value-type="float">
            <text:p>74,0</text:p>
          </table:table-cell>
          <table:table-cell office:value-type="float" office:value="74.186" calcext:value-type="float">
            <text:p>74,2</text:p>
          </table:table-cell>
          <table:table-cell office:value-type="float" office:value="377.785" calcext:value-type="float">
            <text:p>377,8</text:p>
          </table:table-cell>
          <table:table-cell office:value-type="float" office:value="386.624" calcext:value-type="float">
            <text:p>386,6</text:p>
          </table:table-cell>
          <table:table-cell table:formula="of:=[.K466]-[.J466]" office:value-type="float" office:value="8.839" calcext:value-type="float">
            <text:p>8,8</text:p>
          </table:table-cell>
          <table:table-cell/>
          <table:table-cell table:formula="of:=[.J466]-[.O466]-[.I466]" office:value-type="float" office:value="-14.441" calcext:value-type="float">
            <text:p>-14,4</text:p>
          </table:table-cell>
          <table:table-cell table:style-name="Default" office:value-type="float" office:value="318.04" calcext:value-type="float">
            <text:p>318,04</text:p>
          </table:table-cell>
          <table:table-cell table:formula="of:=[.O466]-[.Q466]" office:value-type="float" office:value="3.85300000000001" calcext:value-type="float">
            <text:p>3,9</text:p>
          </table:table-cell>
          <table:table-cell office:value-type="float" office:value="314.187" calcext:value-type="float">
            <text:p>314,2</text:p>
          </table:table-cell>
          <table:table-cell table:formula="of:=[.Q466]-[.S466]-[.U466]-[.V466]" office:value-type="float" office:value="17.152" calcext:value-type="float">
            <text:p>17,2</text:p>
          </table:table-cell>
          <table:table-cell office:value-type="float" office:value="121.668" calcext:value-type="float">
            <text:p>121,7</text:p>
          </table:table-cell>
          <table:table-cell office:value-type="float" office:value="0.942" calcext:value-type="float">
            <text:p>0,9</text:p>
          </table:table-cell>
          <table:table-cell office:value-type="float" office:value="38.466" calcext:value-type="float">
            <text:p>38,5</text:p>
          </table:table-cell>
          <table:table-cell office:value-type="float" office:value="136.901" calcext:value-type="float">
            <text:p>136,9</text:p>
          </table:table-cell>
          <table:table-cell table:number-columns-repeated="1002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9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42" calcext:value-type="float">
            <text:p>4,1</text:p>
          </table:table-cell>
          <table:table-cell office:value-type="float" office:value="23.607" calcext:value-type="float">
            <text:p>23,6</text:p>
          </table:table-cell>
          <table:table-cell office:value-type="float" office:value="75.319" calcext:value-type="float">
            <text:p>75,3</text:p>
          </table:table-cell>
          <table:table-cell office:value-type="float" office:value="75.499" calcext:value-type="float">
            <text:p>75,5</text:p>
          </table:table-cell>
          <table:table-cell office:value-type="float" office:value="430.769" calcext:value-type="float">
            <text:p>430,8</text:p>
          </table:table-cell>
          <table:table-cell office:value-type="float" office:value="442.617" calcext:value-type="float">
            <text:p>442,6</text:p>
          </table:table-cell>
          <table:table-cell table:formula="of:=[.K467]-[.J467]" office:value-type="float" office:value="11.848" calcext:value-type="float">
            <text:p>11,8</text:p>
          </table:table-cell>
          <table:table-cell/>
          <table:table-cell table:formula="of:=[.J467]-[.O467]-[.I467]" office:value-type="float" office:value="-166.1" calcext:value-type="float">
            <text:p>-166,1</text:p>
          </table:table-cell>
          <table:table-cell table:style-name="Default" office:value-type="float" office:value="521.37" calcext:value-type="float">
            <text:p>521,37</text:p>
          </table:table-cell>
          <table:table-cell table:formula="of:=[.O467]-[.Q467]" office:value-type="float" office:value="30.786" calcext:value-type="float">
            <text:p>30,8</text:p>
          </table:table-cell>
          <table:table-cell office:value-type="float" office:value="490.584" calcext:value-type="float">
            <text:p>490,6</text:p>
          </table:table-cell>
          <table:table-cell table:formula="of:=[.Q467]-[.S467]-[.U467]-[.V467]" office:value-type="float" office:value="2.08100000000003" calcext:value-type="float">
            <text:p>2,1</text:p>
          </table:table-cell>
          <table:table-cell office:value-type="float" office:value="323.121" calcext:value-type="float">
            <text:p>323,1</text:p>
          </table:table-cell>
          <table:table-cell office:value-type="float" office:value="1.396" calcext:value-type="float">
            <text:p>1,4</text:p>
          </table:table-cell>
          <table:table-cell office:value-type="float" office:value="56.297" calcext:value-type="float">
            <text:p>56,3</text:p>
          </table:table-cell>
          <table:table-cell office:value-type="float" office:value="109.085" calcext:value-type="float">
            <text:p>109,1</text:p>
          </table:table-cell>
          <table:table-cell table:number-columns-repeated="1002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9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55" calcext:value-type="float">
            <text:p>4,2</text:p>
          </table:table-cell>
          <table:table-cell office:value-type="float" office:value="23.24" calcext:value-type="float">
            <text:p>23,2</text:p>
          </table:table-cell>
          <table:table-cell office:value-type="float" office:value="91.665" calcext:value-type="float">
            <text:p>91,7</text:p>
          </table:table-cell>
          <table:table-cell office:value-type="float" office:value="91.83" calcext:value-type="float">
            <text:p>91,8</text:p>
          </table:table-cell>
          <table:table-cell office:value-type="float" office:value="2022.025" calcext:value-type="float">
            <text:p>2.022,0</text:p>
          </table:table-cell>
          <table:table-cell office:value-type="float" office:value="2031.98" calcext:value-type="float">
            <text:p>2.032,0</text:p>
          </table:table-cell>
          <table:table-cell table:formula="of:=[.K468]-[.J468]" office:value-type="float" office:value="9.95499999999993" calcext:value-type="float">
            <text:p>10,0</text:p>
          </table:table-cell>
          <table:table-cell/>
          <table:table-cell table:formula="of:=[.J468]-[.O468]-[.I468]" office:value-type="float" office:value="1596.435" calcext:value-type="float">
            <text:p>1.596,4</text:p>
          </table:table-cell>
          <table:table-cell table:style-name="Default" office:value-type="float" office:value="333.76" calcext:value-type="float">
            <text:p>333,76</text:p>
          </table:table-cell>
          <table:table-cell table:formula="of:=[.O468]-[.Q468]" office:value-type="float" office:value="17.298" calcext:value-type="float">
            <text:p>17,3</text:p>
          </table:table-cell>
          <table:table-cell office:value-type="float" office:value="316.462" calcext:value-type="float">
            <text:p>316,5</text:p>
          </table:table-cell>
          <table:table-cell table:formula="of:=[.Q468]-[.S468]-[.U468]-[.V468]" office:value-type="float" office:value="13.697" calcext:value-type="float">
            <text:p>13,7</text:p>
          </table:table-cell>
          <table:table-cell office:value-type="float" office:value="119.408" calcext:value-type="float">
            <text:p>119,4</text:p>
          </table:table-cell>
          <table:table-cell office:value-type="float" office:value="13.096" calcext:value-type="float">
            <text:p>13,1</text:p>
          </table:table-cell>
          <table:table-cell office:value-type="float" office:value="40.153" calcext:value-type="float">
            <text:p>40,2</text:p>
          </table:table-cell>
          <table:table-cell office:value-type="float" office:value="143.204" calcext:value-type="float">
            <text:p>143,2</text:p>
          </table:table-cell>
          <table:table-cell table:number-columns-repeated="1002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9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86" calcext:value-type="float">
            <text:p>4,2</text:p>
          </table:table-cell>
          <table:table-cell office:value-type="float" office:value="23.642" calcext:value-type="float">
            <text:p>23,6</text:p>
          </table:table-cell>
          <table:table-cell office:value-type="float" office:value="76.277" calcext:value-type="float">
            <text:p>76,3</text:p>
          </table:table-cell>
          <table:table-cell office:value-type="float" office:value="76.488" calcext:value-type="float">
            <text:p>76,5</text:p>
          </table:table-cell>
          <table:table-cell office:value-type="float" office:value="404.966" calcext:value-type="float">
            <text:p>405,0</text:p>
          </table:table-cell>
          <table:table-cell office:value-type="float" office:value="414.166" calcext:value-type="float">
            <text:p>414,2</text:p>
          </table:table-cell>
          <table:table-cell table:formula="of:=[.K469]-[.J469]" office:value-type="float" office:value="9.19999999999999" calcext:value-type="float">
            <text:p>9,2</text:p>
          </table:table-cell>
          <table:table-cell/>
          <table:table-cell table:formula="of:=[.J469]-[.O469]-[.I469]" office:value-type="float" office:value="58.768" calcext:value-type="float">
            <text:p>58,8</text:p>
          </table:table-cell>
          <table:table-cell table:style-name="Default" office:value-type="float" office:value="269.71" calcext:value-type="float">
            <text:p>269,71</text:p>
          </table:table-cell>
          <table:table-cell table:formula="of:=[.O469]-[.Q469]" office:value-type="float" office:value="19.219" calcext:value-type="float">
            <text:p>19,2</text:p>
          </table:table-cell>
          <table:table-cell office:value-type="float" office:value="250.491" calcext:value-type="float">
            <text:p>250,5</text:p>
          </table:table-cell>
          <table:table-cell table:formula="of:=[.Q469]-[.S469]-[.U469]-[.V469]" office:value-type="float" office:value="9.64000000000003" calcext:value-type="float">
            <text:p>9,6</text:p>
          </table:table-cell>
          <table:table-cell office:value-type="float" office:value="106.098" calcext:value-type="float">
            <text:p>106,1</text:p>
          </table:table-cell>
          <table:table-cell office:value-type="float" office:value="8.997" calcext:value-type="float">
            <text:p>9,0</text:p>
          </table:table-cell>
          <table:table-cell office:value-type="float" office:value="54.077" calcext:value-type="float">
            <text:p>54,1</text:p>
          </table:table-cell>
          <table:table-cell office:value-type="float" office:value="80.676" calcext:value-type="float">
            <text:p>80,7</text:p>
          </table:table-cell>
          <table:table-cell table:number-columns-repeated="1002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9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4" calcext:value-type="float">
            <text:p>4,3</text:p>
          </table:table-cell>
          <table:table-cell office:value-type="float" office:value="23.992" calcext:value-type="float">
            <text:p>24,0</text:p>
          </table:table-cell>
          <table:table-cell office:value-type="float" office:value="90.184" calcext:value-type="float">
            <text:p>90,2</text:p>
          </table:table-cell>
          <table:table-cell office:value-type="float" office:value="90.375" calcext:value-type="float">
            <text:p>90,4</text:p>
          </table:table-cell>
          <table:table-cell office:value-type="float" office:value="381.351" calcext:value-type="float">
            <text:p>381,4</text:p>
          </table:table-cell>
          <table:table-cell office:value-type="float" office:value="391.679" calcext:value-type="float">
            <text:p>391,7</text:p>
          </table:table-cell>
          <table:table-cell table:formula="of:=[.K470]-[.J470]" office:value-type="float" office:value="10.328" calcext:value-type="float">
            <text:p>10,3</text:p>
          </table:table-cell>
          <table:table-cell/>
          <table:table-cell table:formula="of:=[.J470]-[.O470]-[.I470]" office:value-type="float" office:value="-43.884" calcext:value-type="float">
            <text:p>-43,9</text:p>
          </table:table-cell>
          <table:table-cell table:style-name="Default" office:value-type="float" office:value="334.86" calcext:value-type="float">
            <text:p>334,86</text:p>
          </table:table-cell>
          <table:table-cell table:formula="of:=[.O470]-[.Q470]" office:value-type="float" office:value="11.863" calcext:value-type="float">
            <text:p>11,9</text:p>
          </table:table-cell>
          <table:table-cell office:value-type="float" office:value="322.997" calcext:value-type="float">
            <text:p>323,0</text:p>
          </table:table-cell>
          <table:table-cell table:formula="of:=[.Q470]-[.S470]-[.U470]-[.V470]" office:value-type="float" office:value="14.761" calcext:value-type="float">
            <text:p>14,8</text:p>
          </table:table-cell>
          <table:table-cell office:value-type="float" office:value="119.938" calcext:value-type="float">
            <text:p>119,9</text:p>
          </table:table-cell>
          <table:table-cell office:value-type="float" office:value="14.119" calcext:value-type="float">
            <text:p>14,1</text:p>
          </table:table-cell>
          <table:table-cell office:value-type="float" office:value="40.15" calcext:value-type="float">
            <text:p>40,2</text:p>
          </table:table-cell>
          <table:table-cell office:value-type="float" office:value="148.148" calcext:value-type="float">
            <text:p>148,1</text:p>
          </table:table-cell>
          <table:table-cell table:number-columns-repeated="1002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9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21" calcext:value-type="float">
            <text:p>4,2</text:p>
          </table:table-cell>
          <table:table-cell office:value-type="float" office:value="23.702" calcext:value-type="float">
            <text:p>23,7</text:p>
          </table:table-cell>
          <table:table-cell office:value-type="float" office:value="82.624" calcext:value-type="float">
            <text:p>82,6</text:p>
          </table:table-cell>
          <table:table-cell office:value-type="float" office:value="82.791" calcext:value-type="float">
            <text:p>82,8</text:p>
          </table:table-cell>
          <table:table-cell office:value-type="float" office:value="457.151" calcext:value-type="float">
            <text:p>457,2</text:p>
          </table:table-cell>
          <table:table-cell office:value-type="float" office:value="467.091" calcext:value-type="float">
            <text:p>467,1</text:p>
          </table:table-cell>
          <table:table-cell table:formula="of:=[.K471]-[.J471]" office:value-type="float" office:value="9.94" calcext:value-type="float">
            <text:p>9,9</text:p>
          </table:table-cell>
          <table:table-cell/>
          <table:table-cell table:formula="of:=[.J471]-[.O471]-[.I471]" office:value-type="float" office:value="37.45" calcext:value-type="float">
            <text:p>37,5</text:p>
          </table:table-cell>
          <table:table-cell table:style-name="Default" office:value-type="float" office:value="336.91" calcext:value-type="float">
            <text:p>336,91</text:p>
          </table:table-cell>
          <table:table-cell table:formula="of:=[.O471]-[.Q471]" office:value-type="float" office:value="8.65200000000004" calcext:value-type="float">
            <text:p>8,7</text:p>
          </table:table-cell>
          <table:table-cell office:value-type="float" office:value="328.258" calcext:value-type="float">
            <text:p>328,3</text:p>
          </table:table-cell>
          <table:table-cell table:formula="of:=[.Q471]-[.S471]-[.U471]-[.V471]" office:value-type="float" office:value="17.268" calcext:value-type="float">
            <text:p>17,3</text:p>
          </table:table-cell>
          <table:table-cell office:value-type="float" office:value="117.547" calcext:value-type="float">
            <text:p>117,5</text:p>
          </table:table-cell>
          <table:table-cell office:value-type="float" office:value="16.609" calcext:value-type="float">
            <text:p>16,6</text:p>
          </table:table-cell>
          <table:table-cell office:value-type="float" office:value="41.991" calcext:value-type="float">
            <text:p>42,0</text:p>
          </table:table-cell>
          <table:table-cell office:value-type="float" office:value="151.452" calcext:value-type="float">
            <text:p>151,5</text:p>
          </table:table-cell>
          <table:table-cell table:number-columns-repeated="1002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9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07" calcext:value-type="float">
            <text:p>4,3</text:p>
          </table:table-cell>
          <table:table-cell office:value-type="float" office:value="23.907" calcext:value-type="float">
            <text:p>23,9</text:p>
          </table:table-cell>
          <table:table-cell office:value-type="float" office:value="90.424" calcext:value-type="float">
            <text:p>90,4</text:p>
          </table:table-cell>
          <table:table-cell office:value-type="float" office:value="90.523" calcext:value-type="float">
            <text:p>90,5</text:p>
          </table:table-cell>
          <table:table-cell office:value-type="float" office:value="431.611" calcext:value-type="float">
            <text:p>431,6</text:p>
          </table:table-cell>
          <table:table-cell office:value-type="float" office:value="447.654" calcext:value-type="float">
            <text:p>447,7</text:p>
          </table:table-cell>
          <table:table-cell table:formula="of:=[.K472]-[.J472]" office:value-type="float" office:value="16.043" calcext:value-type="float">
            <text:p>16,0</text:p>
          </table:table-cell>
          <table:table-cell/>
          <table:table-cell table:formula="of:=[.J472]-[.O472]-[.I472]" office:value-type="float" office:value="64.628" calcext:value-type="float">
            <text:p>64,6</text:p>
          </table:table-cell>
          <table:table-cell table:style-name="Default" office:value-type="float" office:value="276.46" calcext:value-type="float">
            <text:p>276,46</text:p>
          </table:table-cell>
          <table:table-cell table:formula="of:=[.O472]-[.Q472]" office:value-type="float" office:value="7.10699999999997" calcext:value-type="float">
            <text:p>7,1</text:p>
          </table:table-cell>
          <table:table-cell office:value-type="float" office:value="269.353" calcext:value-type="float">
            <text:p>269,4</text:p>
          </table:table-cell>
          <table:table-cell table:formula="of:=[.Q472]-[.S472]-[.U472]-[.V472]" office:value-type="float" office:value="16.305" calcext:value-type="float">
            <text:p>16,3</text:p>
          </table:table-cell>
          <table:table-cell office:value-type="float" office:value="121.25" calcext:value-type="float">
            <text:p>121,3</text:p>
          </table:table-cell>
          <table:table-cell office:value-type="float" office:value="15.688" calcext:value-type="float">
            <text:p>15,7</text:p>
          </table:table-cell>
          <table:table-cell office:value-type="float" office:value="38.766" calcext:value-type="float">
            <text:p>38,8</text:p>
          </table:table-cell>
          <table:table-cell office:value-type="float" office:value="93.032" calcext:value-type="float">
            <text:p>93,0</text:p>
          </table:table-cell>
          <table:table-cell table:number-columns-repeated="1002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9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09" calcext:value-type="float">
            <text:p>4,3</text:p>
          </table:table-cell>
          <table:table-cell office:value-type="float" office:value="23.99" calcext:value-type="float">
            <text:p>24,0</text:p>
          </table:table-cell>
          <table:table-cell office:value-type="float" office:value="90.923" calcext:value-type="float">
            <text:p>90,9</text:p>
          </table:table-cell>
          <table:table-cell office:value-type="float" office:value="91.009" calcext:value-type="float">
            <text:p>91,0</text:p>
          </table:table-cell>
          <table:table-cell office:value-type="float" office:value="417.814" calcext:value-type="float">
            <text:p>417,8</text:p>
          </table:table-cell>
          <table:table-cell office:value-type="float" office:value="427.763" calcext:value-type="float">
            <text:p>427,8</text:p>
          </table:table-cell>
          <table:table-cell table:formula="of:=[.K473]-[.J473]" office:value-type="float" office:value="9.94899999999996" calcext:value-type="float">
            <text:p>9,9</text:p>
          </table:table-cell>
          <table:table-cell/>
          <table:table-cell table:formula="of:=[.J473]-[.O473]-[.I473]" office:value-type="float" office:value="36.535" calcext:value-type="float">
            <text:p>36,5</text:p>
          </table:table-cell>
          <table:table-cell table:style-name="Default" office:value-type="float" office:value="290.27" calcext:value-type="float">
            <text:p>290,27</text:p>
          </table:table-cell>
          <table:table-cell table:formula="of:=[.O473]-[.Q473]" office:value-type="float" office:value="17.927" calcext:value-type="float">
            <text:p>17,9</text:p>
          </table:table-cell>
          <table:table-cell office:value-type="float" office:value="272.343" calcext:value-type="float">
            <text:p>272,3</text:p>
          </table:table-cell>
          <table:table-cell table:formula="of:=[.Q473]-[.S473]-[.U473]-[.V473]" office:value-type="float" office:value="9.58100000000002" calcext:value-type="float">
            <text:p>9,6</text:p>
          </table:table-cell>
          <table:table-cell office:value-type="float" office:value="105.461" calcext:value-type="float">
            <text:p>105,5</text:p>
          </table:table-cell>
          <table:table-cell office:value-type="float" office:value="8.875" calcext:value-type="float">
            <text:p>8,9</text:p>
          </table:table-cell>
          <table:table-cell office:value-type="float" office:value="54.225" calcext:value-type="float">
            <text:p>54,2</text:p>
          </table:table-cell>
          <table:table-cell office:value-type="float" office:value="103.076" calcext:value-type="float">
            <text:p>103,1</text:p>
          </table:table-cell>
          <table:table-cell table:number-columns-repeated="1002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9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71" calcext:value-type="float">
            <text:p>4,4</text:p>
          </table:table-cell>
          <table:table-cell office:value-type="float" office:value="24.059" calcext:value-type="float">
            <text:p>24,1</text:p>
          </table:table-cell>
          <table:table-cell office:value-type="float" office:value="89.54" calcext:value-type="float">
            <text:p>89,5</text:p>
          </table:table-cell>
          <table:table-cell office:value-type="float" office:value="89.721" calcext:value-type="float">
            <text:p>89,7</text:p>
          </table:table-cell>
          <table:table-cell office:value-type="float" office:value="461.63" calcext:value-type="float">
            <text:p>461,6</text:p>
          </table:table-cell>
          <table:table-cell office:value-type="float" office:value="470.607" calcext:value-type="float">
            <text:p>470,6</text:p>
          </table:table-cell>
          <table:table-cell table:formula="of:=[.K474]-[.J474]" office:value-type="float" office:value="8.97700000000003" calcext:value-type="float">
            <text:p>9,0</text:p>
          </table:table-cell>
          <table:table-cell/>
          <table:table-cell table:formula="of:=[.J474]-[.O474]-[.I474]" office:value-type="float" office:value="40.709" calcext:value-type="float">
            <text:p>40,7</text:p>
          </table:table-cell>
          <table:table-cell table:style-name="Default" office:value-type="float" office:value="331.2" calcext:value-type="float">
            <text:p>331,2</text:p>
          </table:table-cell>
          <table:table-cell table:formula="of:=[.O474]-[.Q474]" office:value-type="float" office:value="20.36" calcext:value-type="float">
            <text:p>20,4</text:p>
          </table:table-cell>
          <table:table-cell office:value-type="float" office:value="310.84" calcext:value-type="float">
            <text:p>310,8</text:p>
          </table:table-cell>
          <table:table-cell table:formula="of:=[.Q474]-[.S474]-[.U474]-[.V474]" office:value-type="float" office:value="15.486" calcext:value-type="float">
            <text:p>15,5</text:p>
          </table:table-cell>
          <table:table-cell office:value-type="float" office:value="115.203" calcext:value-type="float">
            <text:p>115,2</text:p>
          </table:table-cell>
          <table:table-cell office:value-type="float" office:value="10.85" calcext:value-type="float">
            <text:p>10,9</text:p>
          </table:table-cell>
          <table:table-cell office:value-type="float" office:value="40.368" calcext:value-type="float">
            <text:p>40,4</text:p>
          </table:table-cell>
          <table:table-cell office:value-type="float" office:value="139.783" calcext:value-type="float">
            <text:p>139,8</text:p>
          </table:table-cell>
          <table:table-cell table:number-columns-repeated="1002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9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15" calcext:value-type="float">
            <text:p>4,2</text:p>
          </table:table-cell>
          <table:table-cell office:value-type="float" office:value="23.278" calcext:value-type="float">
            <text:p>23,3</text:p>
          </table:table-cell>
          <table:table-cell office:value-type="float" office:value="88.323" calcext:value-type="float">
            <text:p>88,3</text:p>
          </table:table-cell>
          <table:table-cell office:value-type="float" office:value="88.528" calcext:value-type="float">
            <text:p>88,5</text:p>
          </table:table-cell>
          <table:table-cell office:value-type="float" office:value="412.956" calcext:value-type="float">
            <text:p>413,0</text:p>
          </table:table-cell>
          <table:table-cell office:value-type="float" office:value="423.015" calcext:value-type="float">
            <text:p>423,0</text:p>
          </table:table-cell>
          <table:table-cell table:formula="of:=[.K475]-[.J475]" office:value-type="float" office:value="10.059" calcext:value-type="float">
            <text:p>10,1</text:p>
          </table:table-cell>
          <table:table-cell/>
          <table:table-cell table:formula="of:=[.J475]-[.O475]-[.I475]" office:value-type="float" office:value="77.648" calcext:value-type="float">
            <text:p>77,6</text:p>
          </table:table-cell>
          <table:table-cell table:style-name="Default" office:value-type="float" office:value="246.78" calcext:value-type="float">
            <text:p>246,78</text:p>
          </table:table-cell>
          <table:table-cell table:formula="of:=[.O475]-[.Q475]" office:value-type="float" office:value="10.312" calcext:value-type="float">
            <text:p>10,3</text:p>
          </table:table-cell>
          <table:table-cell office:value-type="float" office:value="236.468" calcext:value-type="float">
            <text:p>236,5</text:p>
          </table:table-cell>
          <table:table-cell table:formula="of:=[.Q475]-[.S475]-[.U475]-[.V475]" office:value-type="float" office:value="6.526" calcext:value-type="float">
            <text:p>6,5</text:p>
          </table:table-cell>
          <table:table-cell office:value-type="float" office:value="102.756" calcext:value-type="float">
            <text:p>102,8</text:p>
          </table:table-cell>
          <table:table-cell office:value-type="float" office:value="5.912" calcext:value-type="float">
            <text:p>5,9</text:p>
          </table:table-cell>
          <table:table-cell office:value-type="float" office:value="37.214" calcext:value-type="float">
            <text:p>37,2</text:p>
          </table:table-cell>
          <table:table-cell office:value-type="float" office:value="89.972" calcext:value-type="float">
            <text:p>90,0</text:p>
          </table:table-cell>
          <table:table-cell table:number-columns-repeated="1002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9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34" calcext:value-type="float">
            <text:p>4,1</text:p>
          </table:table-cell>
          <table:table-cell office:value-type="float" office:value="23.205" calcext:value-type="float">
            <text:p>23,2</text:p>
          </table:table-cell>
          <table:table-cell office:value-type="float" office:value="74.827" calcext:value-type="float">
            <text:p>74,8</text:p>
          </table:table-cell>
          <table:table-cell office:value-type="float" office:value="74.994" calcext:value-type="float">
            <text:p>75,0</text:p>
          </table:table-cell>
          <table:table-cell office:value-type="float" office:value="414.439" calcext:value-type="float">
            <text:p>414,4</text:p>
          </table:table-cell>
          <table:table-cell office:value-type="float" office:value="423.306" calcext:value-type="float">
            <text:p>423,3</text:p>
          </table:table-cell>
          <table:table-cell table:formula="of:=[.K476]-[.J476]" office:value-type="float" office:value="8.86699999999996" calcext:value-type="float">
            <text:p>8,9</text:p>
          </table:table-cell>
          <table:table-cell/>
          <table:table-cell table:formula="of:=[.J476]-[.O476]-[.I476]" office:value-type="float" office:value="49.115" calcext:value-type="float">
            <text:p>49,1</text:p>
          </table:table-cell>
          <table:table-cell table:style-name="Default" office:value-type="float" office:value="290.33" calcext:value-type="float">
            <text:p>290,33</text:p>
          </table:table-cell>
          <table:table-cell table:formula="of:=[.O476]-[.Q476]" office:value-type="float" office:value="20.742" calcext:value-type="float">
            <text:p>20,7</text:p>
          </table:table-cell>
          <table:table-cell office:value-type="float" office:value="269.588" calcext:value-type="float">
            <text:p>269,6</text:p>
          </table:table-cell>
          <table:table-cell table:formula="of:=[.Q476]-[.S476]-[.U476]-[.V476]" office:value-type="float" office:value="10.48" calcext:value-type="float">
            <text:p>10,5</text:p>
          </table:table-cell>
          <table:table-cell office:value-type="float" office:value="102.873" calcext:value-type="float">
            <text:p>102,9</text:p>
          </table:table-cell>
          <table:table-cell office:value-type="float" office:value="9.849" calcext:value-type="float">
            <text:p>9,8</text:p>
          </table:table-cell>
          <table:table-cell office:value-type="float" office:value="56.447" calcext:value-type="float">
            <text:p>56,4</text:p>
          </table:table-cell>
          <table:table-cell office:value-type="float" office:value="99.788" calcext:value-type="float">
            <text:p>99,8</text:p>
          </table:table-cell>
          <table:table-cell table:number-columns-repeated="1002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9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48" calcext:value-type="float">
            <text:p>4,2</text:p>
          </table:table-cell>
          <table:table-cell office:value-type="float" office:value="23.573" calcext:value-type="float">
            <text:p>23,6</text:p>
          </table:table-cell>
          <table:table-cell office:value-type="float" office:value="74.633" calcext:value-type="float">
            <text:p>74,6</text:p>
          </table:table-cell>
          <table:table-cell office:value-type="float" office:value="74.748" calcext:value-type="float">
            <text:p>74,7</text:p>
          </table:table-cell>
          <table:table-cell office:value-type="float" office:value="392.798" calcext:value-type="float">
            <text:p>392,8</text:p>
          </table:table-cell>
          <table:table-cell office:value-type="float" office:value="402.734" calcext:value-type="float">
            <text:p>402,7</text:p>
          </table:table-cell>
          <table:table-cell table:formula="of:=[.K477]-[.J477]" office:value-type="float" office:value="9.93599999999998" calcext:value-type="float">
            <text:p>9,9</text:p>
          </table:table-cell>
          <table:table-cell/>
          <table:table-cell table:formula="of:=[.J477]-[.O477]-[.I477]" office:value-type="float" office:value="44.18" calcext:value-type="float">
            <text:p>44,2</text:p>
          </table:table-cell>
          <table:table-cell table:style-name="Default" office:value-type="float" office:value="273.87" calcext:value-type="float">
            <text:p>273,87</text:p>
          </table:table-cell>
          <table:table-cell table:formula="of:=[.O477]-[.Q477]" office:value-type="float" office:value="11.179" calcext:value-type="float">
            <text:p>11,2</text:p>
          </table:table-cell>
          <table:table-cell office:value-type="float" office:value="262.691" calcext:value-type="float">
            <text:p>262,7</text:p>
          </table:table-cell>
          <table:table-cell table:formula="of:=[.Q477]-[.S477]-[.U477]-[.V477]" office:value-type="float" office:value="14.245" calcext:value-type="float">
            <text:p>14,2</text:p>
          </table:table-cell>
          <table:table-cell office:value-type="float" office:value="118.61" calcext:value-type="float">
            <text:p>118,6</text:p>
          </table:table-cell>
          <table:table-cell office:value-type="float" office:value="13.61" calcext:value-type="float">
            <text:p>13,6</text:p>
          </table:table-cell>
          <table:table-cell office:value-type="float" office:value="41" calcext:value-type="float">
            <text:p>41,0</text:p>
          </table:table-cell>
          <table:table-cell office:value-type="float" office:value="88.836" calcext:value-type="float">
            <text:p>88,8</text:p>
          </table:table-cell>
          <table:table-cell table:number-columns-repeated="1002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9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11" calcext:value-type="float">
            <text:p>4,2</text:p>
          </table:table-cell>
          <table:table-cell office:value-type="float" office:value="23.474" calcext:value-type="float">
            <text:p>23,5</text:p>
          </table:table-cell>
          <table:table-cell office:value-type="float" office:value="89.194" calcext:value-type="float">
            <text:p>89,2</text:p>
          </table:table-cell>
          <table:table-cell office:value-type="float" office:value="89.368" calcext:value-type="float">
            <text:p>89,4</text:p>
          </table:table-cell>
          <table:table-cell office:value-type="float" office:value="419.126" calcext:value-type="float">
            <text:p>419,1</text:p>
          </table:table-cell>
          <table:table-cell office:value-type="float" office:value="428.475" calcext:value-type="float">
            <text:p>428,5</text:p>
          </table:table-cell>
          <table:table-cell table:formula="of:=[.K478]-[.J478]" office:value-type="float" office:value="9.34900000000005" calcext:value-type="float">
            <text:p>9,3</text:p>
          </table:table-cell>
          <table:table-cell/>
          <table:table-cell table:formula="of:=[.J478]-[.O478]-[.I478]" office:value-type="float" office:value="33.438" calcext:value-type="float">
            <text:p>33,4</text:p>
          </table:table-cell>
          <table:table-cell table:style-name="Default" office:value-type="float" office:value="296.32" calcext:value-type="float">
            <text:p>296,32</text:p>
          </table:table-cell>
          <table:table-cell table:formula="of:=[.O478]-[.Q478]" office:value-type="float" office:value="18.988" calcext:value-type="float">
            <text:p>19,0</text:p>
          </table:table-cell>
          <table:table-cell office:value-type="float" office:value="277.332" calcext:value-type="float">
            <text:p>277,3</text:p>
          </table:table-cell>
          <table:table-cell table:formula="of:=[.Q478]-[.S478]-[.U478]-[.V478]" office:value-type="float" office:value="15.557" calcext:value-type="float">
            <text:p>15,6</text:p>
          </table:table-cell>
          <table:table-cell office:value-type="float" office:value="115.278" calcext:value-type="float">
            <text:p>115,3</text:p>
          </table:table-cell>
          <table:table-cell office:value-type="float" office:value="14.91" calcext:value-type="float">
            <text:p>14,9</text:p>
          </table:table-cell>
          <table:table-cell office:value-type="float" office:value="44.469" calcext:value-type="float">
            <text:p>44,5</text:p>
          </table:table-cell>
          <table:table-cell office:value-type="float" office:value="102.028" calcext:value-type="float">
            <text:p>102,0</text:p>
          </table:table-cell>
          <table:table-cell table:number-columns-repeated="1002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9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91" calcext:value-type="float">
            <text:p>4,2</text:p>
          </table:table-cell>
          <table:table-cell office:value-type="float" office:value="23.127" calcext:value-type="float">
            <text:p>23,1</text:p>
          </table:table-cell>
          <table:table-cell office:value-type="float" office:value="76.8" calcext:value-type="float">
            <text:p>76,8</text:p>
          </table:table-cell>
          <table:table-cell office:value-type="float" office:value="76.989" calcext:value-type="float">
            <text:p>77,0</text:p>
          </table:table-cell>
          <table:table-cell office:value-type="float" office:value="531.788" calcext:value-type="float">
            <text:p>531,8</text:p>
          </table:table-cell>
          <table:table-cell office:value-type="float" office:value="541.502" calcext:value-type="float">
            <text:p>541,5</text:p>
          </table:table-cell>
          <table:table-cell table:formula="of:=[.K479]-[.J479]" office:value-type="float" office:value="9.71399999999994" calcext:value-type="float">
            <text:p>9,7</text:p>
          </table:table-cell>
          <table:table-cell/>
          <table:table-cell table:formula="of:=[.J479]-[.O479]-[.I479]" office:value-type="float" office:value="184.639" calcext:value-type="float">
            <text:p>184,6</text:p>
          </table:table-cell>
          <table:table-cell table:style-name="Default" office:value-type="float" office:value="270.16" calcext:value-type="float">
            <text:p>270,16</text:p>
          </table:table-cell>
          <table:table-cell table:formula="of:=[.O479]-[.Q479]" office:value-type="float" office:value="10.922" calcext:value-type="float">
            <text:p>10,9</text:p>
          </table:table-cell>
          <table:table-cell office:value-type="float" office:value="259.238" calcext:value-type="float">
            <text:p>259,2</text:p>
          </table:table-cell>
          <table:table-cell table:formula="of:=[.Q479]-[.S479]-[.U479]-[.V479]" office:value-type="float" office:value="10.592" calcext:value-type="float">
            <text:p>10,6</text:p>
          </table:table-cell>
          <table:table-cell office:value-type="float" office:value="111.029" calcext:value-type="float">
            <text:p>111,0</text:p>
          </table:table-cell>
          <table:table-cell office:value-type="float" office:value="9.974" calcext:value-type="float">
            <text:p>10,0</text:p>
          </table:table-cell>
          <table:table-cell office:value-type="float" office:value="48.617" calcext:value-type="float">
            <text:p>48,6</text:p>
          </table:table-cell>
          <table:table-cell office:value-type="float" office:value="89" calcext:value-type="float">
            <text:p>89,0</text:p>
          </table:table-cell>
          <table:table-cell table:number-columns-repeated="1002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9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97" calcext:value-type="float">
            <text:p>4,2</text:p>
          </table:table-cell>
          <table:table-cell office:value-type="float" office:value="23.233" calcext:value-type="float">
            <text:p>23,2</text:p>
          </table:table-cell>
          <table:table-cell office:value-type="float" office:value="88.553" calcext:value-type="float">
            <text:p>88,6</text:p>
          </table:table-cell>
          <table:table-cell office:value-type="float" office:value="88.719" calcext:value-type="float">
            <text:p>88,7</text:p>
          </table:table-cell>
          <table:table-cell office:value-type="float" office:value="457.569" calcext:value-type="float">
            <text:p>457,6</text:p>
          </table:table-cell>
          <table:table-cell office:value-type="float" office:value="468.042" calcext:value-type="float">
            <text:p>468,0</text:p>
          </table:table-cell>
          <table:table-cell table:formula="of:=[.K480]-[.J480]" office:value-type="float" office:value="10.473" calcext:value-type="float">
            <text:p>10,5</text:p>
          </table:table-cell>
          <table:table-cell/>
          <table:table-cell table:formula="of:=[.J480]-[.O480]-[.I480]" office:value-type="float" office:value="28.13" calcext:value-type="float">
            <text:p>28,1</text:p>
          </table:table-cell>
          <table:table-cell table:style-name="Default" office:value-type="float" office:value="340.72" calcext:value-type="float">
            <text:p>340,72</text:p>
          </table:table-cell>
          <table:table-cell table:formula="of:=[.O480]-[.Q480]" office:value-type="float" office:value="16.781" calcext:value-type="float">
            <text:p>16,8</text:p>
          </table:table-cell>
          <table:table-cell office:value-type="float" office:value="323.939" calcext:value-type="float">
            <text:p>323,9</text:p>
          </table:table-cell>
          <table:table-cell table:formula="of:=[.Q480]-[.S480]-[.U480]-[.V480]" office:value-type="float" office:value="1.96700000000004" calcext:value-type="float">
            <text:p>2,0</text:p>
          </table:table-cell>
          <table:table-cell office:value-type="float" office:value="148.909" calcext:value-type="float">
            <text:p>148,9</text:p>
          </table:table-cell>
          <table:table-cell office:value-type="float" office:value="1.352" calcext:value-type="float">
            <text:p>1,4</text:p>
          </table:table-cell>
          <table:table-cell office:value-type="float" office:value="51.362" calcext:value-type="float">
            <text:p>51,4</text:p>
          </table:table-cell>
          <table:table-cell office:value-type="float" office:value="121.701" calcext:value-type="float">
            <text:p>121,7</text:p>
          </table:table-cell>
          <table:table-cell table:number-columns-repeated="1002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9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51" calcext:value-type="float">
            <text:p>4,2</text:p>
          </table:table-cell>
          <table:table-cell office:value-type="float" office:value="23.427" calcext:value-type="float">
            <text:p>23,4</text:p>
          </table:table-cell>
          <table:table-cell office:value-type="float" office:value="74.091" calcext:value-type="float">
            <text:p>74,1</text:p>
          </table:table-cell>
          <table:table-cell office:value-type="float" office:value="74.212" calcext:value-type="float">
            <text:p>74,2</text:p>
          </table:table-cell>
          <table:table-cell office:value-type="float" office:value="392.845" calcext:value-type="float">
            <text:p>392,8</text:p>
          </table:table-cell>
          <table:table-cell office:value-type="float" office:value="402.776" calcext:value-type="float">
            <text:p>402,8</text:p>
          </table:table-cell>
          <table:table-cell table:formula="of:=[.K481]-[.J481]" office:value-type="float" office:value="9.93099999999998" calcext:value-type="float">
            <text:p>9,9</text:p>
          </table:table-cell>
          <table:table-cell/>
          <table:table-cell table:formula="of:=[.J481]-[.O481]-[.I481]" office:value-type="float" office:value="-12.897" calcext:value-type="float">
            <text:p>-12,9</text:p>
          </table:table-cell>
          <table:table-cell table:style-name="Default" office:value-type="float" office:value="331.53" calcext:value-type="float">
            <text:p>331,53</text:p>
          </table:table-cell>
          <table:table-cell table:formula="of:=[.O481]-[.Q481]" office:value-type="float" office:value="18.208" calcext:value-type="float">
            <text:p>18,2</text:p>
          </table:table-cell>
          <table:table-cell office:value-type="float" office:value="313.322" calcext:value-type="float">
            <text:p>313,3</text:p>
          </table:table-cell>
          <table:table-cell table:formula="of:=[.Q481]-[.S481]-[.U481]-[.V481]" office:value-type="float" office:value="11.041" calcext:value-type="float">
            <text:p>11,0</text:p>
          </table:table-cell>
          <table:table-cell office:value-type="float" office:value="176.778" calcext:value-type="float">
            <text:p>176,8</text:p>
          </table:table-cell>
          <table:table-cell office:value-type="float" office:value="10.34" calcext:value-type="float">
            <text:p>10,3</text:p>
          </table:table-cell>
          <table:table-cell office:value-type="float" office:value="43.252" calcext:value-type="float">
            <text:p>43,3</text:p>
          </table:table-cell>
          <table:table-cell office:value-type="float" office:value="82.251" calcext:value-type="float">
            <text:p>82,3</text:p>
          </table:table-cell>
          <table:table-cell table:number-columns-repeated="1002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9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27" calcext:value-type="float">
            <text:p>4,3</text:p>
          </table:table-cell>
          <table:table-cell office:value-type="float" office:value="23.557" calcext:value-type="float">
            <text:p>23,6</text:p>
          </table:table-cell>
          <table:table-cell office:value-type="float" office:value="93.411" calcext:value-type="float">
            <text:p>93,4</text:p>
          </table:table-cell>
          <table:table-cell office:value-type="float" office:value="93.477" calcext:value-type="float">
            <text:p>93,5</text:p>
          </table:table-cell>
          <table:table-cell office:value-type="float" office:value="385.893" calcext:value-type="float">
            <text:p>385,9</text:p>
          </table:table-cell>
          <table:table-cell office:value-type="float" office:value="395.49" calcext:value-type="float">
            <text:p>395,5</text:p>
          </table:table-cell>
          <table:table-cell table:formula="of:=[.K482]-[.J482]" office:value-type="float" office:value="9.59700000000004" calcext:value-type="float">
            <text:p>9,6</text:p>
          </table:table-cell>
          <table:table-cell/>
          <table:table-cell table:formula="of:=[.J482]-[.O482]-[.I482]" office:value-type="float" office:value="-23.704" calcext:value-type="float">
            <text:p>-23,7</text:p>
          </table:table-cell>
          <table:table-cell table:style-name="Default" office:value-type="float" office:value="316.12" calcext:value-type="float">
            <text:p>316,12</text:p>
          </table:table-cell>
          <table:table-cell table:formula="of:=[.O482]-[.Q482]" office:value-type="float" office:value="10.917" calcext:value-type="float">
            <text:p>10,9</text:p>
          </table:table-cell>
          <table:table-cell office:value-type="float" office:value="305.203" calcext:value-type="float">
            <text:p>305,2</text:p>
          </table:table-cell>
          <table:table-cell table:formula="of:=[.Q482]-[.S482]-[.U482]-[.V482]" office:value-type="float" office:value="16.068" calcext:value-type="float">
            <text:p>16,1</text:p>
          </table:table-cell>
          <table:table-cell office:value-type="float" office:value="105.429" calcext:value-type="float">
            <text:p>105,4</text:p>
          </table:table-cell>
          <table:table-cell office:value-type="float" office:value="15.466" calcext:value-type="float">
            <text:p>15,5</text:p>
          </table:table-cell>
          <table:table-cell office:value-type="float" office:value="54.371" calcext:value-type="float">
            <text:p>54,4</text:p>
          </table:table-cell>
          <table:table-cell office:value-type="float" office:value="129.335" calcext:value-type="float">
            <text:p>129,3</text:p>
          </table:table-cell>
          <table:table-cell table:number-columns-repeated="1002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9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3" calcext:value-type="float">
            <text:p>4,2</text:p>
          </table:table-cell>
          <table:table-cell office:value-type="float" office:value="23.188" calcext:value-type="float">
            <text:p>23,2</text:p>
          </table:table-cell>
          <table:table-cell office:value-type="float" office:value="88.474" calcext:value-type="float">
            <text:p>88,5</text:p>
          </table:table-cell>
          <table:table-cell office:value-type="float" office:value="88.642" calcext:value-type="float">
            <text:p>88,6</text:p>
          </table:table-cell>
          <table:table-cell office:value-type="float" office:value="492.719" calcext:value-type="float">
            <text:p>492,7</text:p>
          </table:table-cell>
          <table:table-cell office:value-type="float" office:value="505.283" calcext:value-type="float">
            <text:p>505,3</text:p>
          </table:table-cell>
          <table:table-cell table:formula="of:=[.K483]-[.J483]" office:value-type="float" office:value="12.564" calcext:value-type="float">
            <text:p>12,6</text:p>
          </table:table-cell>
          <table:table-cell/>
          <table:table-cell table:formula="of:=[.J483]-[.O483]-[.I483]" office:value-type="float" office:value="129.467" calcext:value-type="float">
            <text:p>129,5</text:p>
          </table:table-cell>
          <table:table-cell table:style-name="Default" office:value-type="float" office:value="274.61" calcext:value-type="float">
            <text:p>274,61</text:p>
          </table:table-cell>
          <table:table-cell table:formula="of:=[.O483]-[.Q483]" office:value-type="float" office:value="13.022" calcext:value-type="float">
            <text:p>13,0</text:p>
          </table:table-cell>
          <table:table-cell office:value-type="float" office:value="261.588" calcext:value-type="float">
            <text:p>261,6</text:p>
          </table:table-cell>
          <table:table-cell table:formula="of:=[.Q483]-[.S483]-[.U483]-[.V483]" office:value-type="float" office:value="14.21" calcext:value-type="float">
            <text:p>14,2</text:p>
          </table:table-cell>
          <table:table-cell office:value-type="float" office:value="103.134" calcext:value-type="float">
            <text:p>103,1</text:p>
          </table:table-cell>
          <table:table-cell office:value-type="float" office:value="13.634" calcext:value-type="float">
            <text:p>13,6</text:p>
          </table:table-cell>
          <table:table-cell office:value-type="float" office:value="36.757" calcext:value-type="float">
            <text:p>36,8</text:p>
          </table:table-cell>
          <table:table-cell office:value-type="float" office:value="107.487" calcext:value-type="float">
            <text:p>107,5</text:p>
          </table:table-cell>
          <table:table-cell table:number-columns-repeated="1002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9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42" calcext:value-type="float">
            <text:p>4,1</text:p>
          </table:table-cell>
          <table:table-cell office:value-type="float" office:value="23.209" calcext:value-type="float">
            <text:p>23,2</text:p>
          </table:table-cell>
          <table:table-cell office:value-type="float" office:value="76.102" calcext:value-type="float">
            <text:p>76,1</text:p>
          </table:table-cell>
          <table:table-cell office:value-type="float" office:value="76.223" calcext:value-type="float">
            <text:p>76,2</text:p>
          </table:table-cell>
          <table:table-cell office:value-type="float" office:value="437.968" calcext:value-type="float">
            <text:p>438,0</text:p>
          </table:table-cell>
          <table:table-cell office:value-type="float" office:value="446.873" calcext:value-type="float">
            <text:p>446,9</text:p>
          </table:table-cell>
          <table:table-cell table:formula="of:=[.K484]-[.J484]" office:value-type="float" office:value="8.90499999999997" calcext:value-type="float">
            <text:p>8,9</text:p>
          </table:table-cell>
          <table:table-cell/>
          <table:table-cell table:formula="of:=[.J484]-[.O484]-[.I484]" office:value-type="float" office:value="83.375" calcext:value-type="float">
            <text:p>83,4</text:p>
          </table:table-cell>
          <table:table-cell table:style-name="Default" office:value-type="float" office:value="278.37" calcext:value-type="float">
            <text:p>278,37</text:p>
          </table:table-cell>
          <table:table-cell table:formula="of:=[.O484]-[.Q484]" office:value-type="float" office:value="17.68" calcext:value-type="float">
            <text:p>17,7</text:p>
          </table:table-cell>
          <table:table-cell office:value-type="float" office:value="260.69" calcext:value-type="float">
            <text:p>260,7</text:p>
          </table:table-cell>
          <table:table-cell table:formula="of:=[.Q484]-[.S484]-[.U484]-[.V484]" office:value-type="float" office:value="17.655" calcext:value-type="float">
            <text:p>17,7</text:p>
          </table:table-cell>
          <table:table-cell office:value-type="float" office:value="105.869" calcext:value-type="float">
            <text:p>105,9</text:p>
          </table:table-cell>
          <table:table-cell office:value-type="float" office:value="17.001" calcext:value-type="float">
            <text:p>17,0</text:p>
          </table:table-cell>
          <table:table-cell office:value-type="float" office:value="53.957" calcext:value-type="float">
            <text:p>54,0</text:p>
          </table:table-cell>
          <table:table-cell office:value-type="float" office:value="83.209" calcext:value-type="float">
            <text:p>83,2</text:p>
          </table:table-cell>
          <table:table-cell table:number-columns-repeated="1002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9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45" calcext:value-type="float">
            <text:p>4,2</text:p>
          </table:table-cell>
          <table:table-cell office:value-type="float" office:value="23.241" calcext:value-type="float">
            <text:p>23,2</text:p>
          </table:table-cell>
          <table:table-cell office:value-type="float" office:value="89.18" calcext:value-type="float">
            <text:p>89,2</text:p>
          </table:table-cell>
          <table:table-cell office:value-type="float" office:value="89.346" calcext:value-type="float">
            <text:p>89,3</text:p>
          </table:table-cell>
          <table:table-cell office:value-type="float" office:value="388.418" calcext:value-type="float">
            <text:p>388,4</text:p>
          </table:table-cell>
          <table:table-cell office:value-type="float" office:value="398.117" calcext:value-type="float">
            <text:p>398,1</text:p>
          </table:table-cell>
          <table:table-cell table:formula="of:=[.K485]-[.J485]" office:value-type="float" office:value="9.69900000000001" calcext:value-type="float">
            <text:p>9,7</text:p>
          </table:table-cell>
          <table:table-cell/>
          <table:table-cell table:formula="of:=[.J485]-[.O485]-[.I485]" office:value-type="float" office:value="-10.358" calcext:value-type="float">
            <text:p>-10,4</text:p>
          </table:table-cell>
          <table:table-cell table:style-name="Default" office:value-type="float" office:value="309.43" calcext:value-type="float">
            <text:p>309,43</text:p>
          </table:table-cell>
          <table:table-cell table:formula="of:=[.O485]-[.Q485]" office:value-type="float" office:value="17.72" calcext:value-type="float">
            <text:p>17,7</text:p>
          </table:table-cell>
          <table:table-cell office:value-type="float" office:value="291.71" calcext:value-type="float">
            <text:p>291,7</text:p>
          </table:table-cell>
          <table:table-cell table:formula="of:=[.Q485]-[.S485]-[.U485]-[.V485]" office:value-type="float" office:value="19.691" calcext:value-type="float">
            <text:p>19,7</text:p>
          </table:table-cell>
          <table:table-cell office:value-type="float" office:value="108.838" calcext:value-type="float">
            <text:p>108,8</text:p>
          </table:table-cell>
          <table:table-cell office:value-type="float" office:value="8.219" calcext:value-type="float">
            <text:p>8,2</text:p>
          </table:table-cell>
          <table:table-cell office:value-type="float" office:value="40.573" calcext:value-type="float">
            <text:p>40,6</text:p>
          </table:table-cell>
          <table:table-cell office:value-type="float" office:value="122.608" calcext:value-type="float">
            <text:p>122,6</text:p>
          </table:table-cell>
          <table:table-cell table:number-columns-repeated="1002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9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33" calcext:value-type="float">
            <text:p>4,2</text:p>
          </table:table-cell>
          <table:table-cell office:value-type="float" office:value="23.156" calcext:value-type="float">
            <text:p>23,2</text:p>
          </table:table-cell>
          <table:table-cell office:value-type="float" office:value="73.205" calcext:value-type="float">
            <text:p>73,2</text:p>
          </table:table-cell>
          <table:table-cell office:value-type="float" office:value="73.387" calcext:value-type="float">
            <text:p>73,4</text:p>
          </table:table-cell>
          <table:table-cell office:value-type="float" office:value="429.818" calcext:value-type="float">
            <text:p>429,8</text:p>
          </table:table-cell>
          <table:table-cell office:value-type="float" office:value="440.179" calcext:value-type="float">
            <text:p>440,2</text:p>
          </table:table-cell>
          <table:table-cell table:formula="of:=[.K486]-[.J486]" office:value-type="float" office:value="10.361" calcext:value-type="float">
            <text:p>10,4</text:p>
          </table:table-cell>
          <table:table-cell/>
          <table:table-cell table:formula="of:=[.J486]-[.O486]-[.I486]" office:value-type="float" office:value="59.661" calcext:value-type="float">
            <text:p>59,7</text:p>
          </table:table-cell>
          <table:table-cell table:style-name="Default" office:value-type="float" office:value="296.77" calcext:value-type="float">
            <text:p>296,77</text:p>
          </table:table-cell>
          <table:table-cell table:formula="of:=[.O486]-[.Q486]" office:value-type="float" office:value="17.672" calcext:value-type="float">
            <text:p>17,7</text:p>
          </table:table-cell>
          <table:table-cell office:value-type="float" office:value="279.098" calcext:value-type="float">
            <text:p>279,1</text:p>
          </table:table-cell>
          <table:table-cell table:formula="of:=[.Q486]-[.S486]-[.U486]-[.V486]" office:value-type="float" office:value="36.241" calcext:value-type="float">
            <text:p>36,2</text:p>
          </table:table-cell>
          <table:table-cell office:value-type="float" office:value="103.223" calcext:value-type="float">
            <text:p>103,2</text:p>
          </table:table-cell>
          <table:table-cell office:value-type="float" office:value="15.99" calcext:value-type="float">
            <text:p>16,0</text:p>
          </table:table-cell>
          <table:table-cell office:value-type="float" office:value="36.688" calcext:value-type="float">
            <text:p>36,7</text:p>
          </table:table-cell>
          <table:table-cell office:value-type="float" office:value="102.946" calcext:value-type="float">
            <text:p>102,9</text:p>
          </table:table-cell>
          <table:table-cell table:number-columns-repeated="1002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9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76" calcext:value-type="float">
            <text:p>4,3</text:p>
          </table:table-cell>
          <table:table-cell office:value-type="float" office:value="23.616" calcext:value-type="float">
            <text:p>23,6</text:p>
          </table:table-cell>
          <table:table-cell office:value-type="float" office:value="74.191" calcext:value-type="float">
            <text:p>74,2</text:p>
          </table:table-cell>
          <table:table-cell office:value-type="float" office:value="74.363" calcext:value-type="float">
            <text:p>74,4</text:p>
          </table:table-cell>
          <table:table-cell office:value-type="float" office:value="404.086" calcext:value-type="float">
            <text:p>404,1</text:p>
          </table:table-cell>
          <table:table-cell office:value-type="float" office:value="413.997" calcext:value-type="float">
            <text:p>414,0</text:p>
          </table:table-cell>
          <table:table-cell table:formula="of:=[.K487]-[.J487]" office:value-type="float" office:value="9.911" calcext:value-type="float">
            <text:p>9,9</text:p>
          </table:table-cell>
          <table:table-cell/>
          <table:table-cell table:formula="of:=[.J487]-[.O487]-[.I487]" office:value-type="float" office:value="88.053" calcext:value-type="float">
            <text:p>88,1</text:p>
          </table:table-cell>
          <table:table-cell table:style-name="Default" office:value-type="float" office:value="241.67" calcext:value-type="float">
            <text:p>241,67</text:p>
          </table:table-cell>
          <table:table-cell table:formula="of:=[.O487]-[.Q487]" office:value-type="float" office:value="2.29999999999998" calcext:value-type="float">
            <text:p>2,3</text:p>
          </table:table-cell>
          <table:table-cell office:value-type="float" office:value="239.37" calcext:value-type="float">
            <text:p>239,4</text:p>
          </table:table-cell>
          <table:table-cell table:formula="of:=[.Q487]-[.S487]-[.U487]-[.V487]" office:value-type="float" office:value="21.425" calcext:value-type="float">
            <text:p>21,4</text:p>
          </table:table-cell>
          <table:table-cell office:value-type="float" office:value="103.795" calcext:value-type="float">
            <text:p>103,8</text:p>
          </table:table-cell>
          <table:table-cell office:value-type="float" office:value="1.359" calcext:value-type="float">
            <text:p>1,4</text:p>
          </table:table-cell>
          <table:table-cell office:value-type="float" office:value="35.787" calcext:value-type="float">
            <text:p>35,8</text:p>
          </table:table-cell>
          <table:table-cell office:value-type="float" office:value="78.363" calcext:value-type="float">
            <text:p>78,4</text:p>
          </table:table-cell>
          <table:table-cell table:number-columns-repeated="1002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9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63" calcext:value-type="float">
            <text:p>4,3</text:p>
          </table:table-cell>
          <table:table-cell office:value-type="float" office:value="23.637" calcext:value-type="float">
            <text:p>23,6</text:p>
          </table:table-cell>
          <table:table-cell office:value-type="float" office:value="78.137" calcext:value-type="float">
            <text:p>78,1</text:p>
          </table:table-cell>
          <table:table-cell office:value-type="float" office:value="78.23" calcext:value-type="float">
            <text:p>78,2</text:p>
          </table:table-cell>
          <table:table-cell office:value-type="float" office:value="394.006" calcext:value-type="float">
            <text:p>394,0</text:p>
          </table:table-cell>
          <table:table-cell office:value-type="float" office:value="404.469" calcext:value-type="float">
            <text:p>404,5</text:p>
          </table:table-cell>
          <table:table-cell table:formula="of:=[.K488]-[.J488]" office:value-type="float" office:value="10.463" calcext:value-type="float">
            <text:p>10,5</text:p>
          </table:table-cell>
          <table:table-cell/>
          <table:table-cell table:formula="of:=[.J488]-[.O488]-[.I488]" office:value-type="float" office:value="28.706" calcext:value-type="float">
            <text:p>28,7</text:p>
          </table:table-cell>
          <table:table-cell table:style-name="Default" office:value-type="float" office:value="287.07" calcext:value-type="float">
            <text:p>287,07</text:p>
          </table:table-cell>
          <table:table-cell table:formula="of:=[.O488]-[.Q488]" office:value-type="float" office:value="4.40300000000002" calcext:value-type="float">
            <text:p>4,4</text:p>
          </table:table-cell>
          <table:table-cell office:value-type="float" office:value="282.667" calcext:value-type="float">
            <text:p>282,7</text:p>
          </table:table-cell>
          <table:table-cell table:formula="of:=[.Q488]-[.S488]-[.U488]-[.V488]" office:value-type="float" office:value="7.08999999999998" calcext:value-type="float">
            <text:p>7,1</text:p>
          </table:table-cell>
          <table:table-cell office:value-type="float" office:value="103.249" calcext:value-type="float">
            <text:p>103,2</text:p>
          </table:table-cell>
          <table:table-cell office:value-type="float" office:value="6.483" calcext:value-type="float">
            <text:p>6,5</text:p>
          </table:table-cell>
          <table:table-cell office:value-type="float" office:value="56.059" calcext:value-type="float">
            <text:p>56,1</text:p>
          </table:table-cell>
          <table:table-cell office:value-type="float" office:value="116.269" calcext:value-type="float">
            <text:p>116,3</text:p>
          </table:table-cell>
          <table:table-cell table:number-columns-repeated="1002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9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87" calcext:value-type="float">
            <text:p>4,3</text:p>
          </table:table-cell>
          <table:table-cell office:value-type="float" office:value="23.448" calcext:value-type="float">
            <text:p>23,4</text:p>
          </table:table-cell>
          <table:table-cell office:value-type="float" office:value="90.981" calcext:value-type="float">
            <text:p>91,0</text:p>
          </table:table-cell>
          <table:table-cell office:value-type="float" office:value="91.186" calcext:value-type="float">
            <text:p>91,2</text:p>
          </table:table-cell>
          <table:table-cell office:value-type="float" office:value="445.732" calcext:value-type="float">
            <text:p>445,7</text:p>
          </table:table-cell>
          <table:table-cell office:value-type="float" office:value="456.11" calcext:value-type="float">
            <text:p>456,1</text:p>
          </table:table-cell>
          <table:table-cell table:formula="of:=[.K489]-[.J489]" office:value-type="float" office:value="10.378" calcext:value-type="float">
            <text:p>10,4</text:p>
          </table:table-cell>
          <table:table-cell/>
          <table:table-cell table:formula="of:=[.J489]-[.O489]-[.I489]" office:value-type="float" office:value="64.096" calcext:value-type="float">
            <text:p>64,1</text:p>
          </table:table-cell>
          <table:table-cell table:style-name="Default" office:value-type="float" office:value="290.45" calcext:value-type="float">
            <text:p>290,45</text:p>
          </table:table-cell>
          <table:table-cell table:formula="of:=[.O489]-[.Q489]" office:value-type="float" office:value="6.56299999999999" calcext:value-type="float">
            <text:p>6,6</text:p>
          </table:table-cell>
          <table:table-cell office:value-type="float" office:value="283.887" calcext:value-type="float">
            <text:p>283,9</text:p>
          </table:table-cell>
          <table:table-cell table:formula="of:=[.Q489]-[.S489]-[.U489]-[.V489]" office:value-type="float" office:value="10.662" calcext:value-type="float">
            <text:p>10,7</text:p>
          </table:table-cell>
          <table:table-cell office:value-type="float" office:value="105.897" calcext:value-type="float">
            <text:p>105,9</text:p>
          </table:table-cell>
          <table:table-cell office:value-type="float" office:value="9.935" calcext:value-type="float">
            <text:p>9,9</text:p>
          </table:table-cell>
          <table:table-cell office:value-type="float" office:value="53.757" calcext:value-type="float">
            <text:p>53,8</text:p>
          </table:table-cell>
          <table:table-cell office:value-type="float" office:value="113.571" calcext:value-type="float">
            <text:p>113,6</text:p>
          </table:table-cell>
          <table:table-cell table:number-columns-repeated="1002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9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94" calcext:value-type="float">
            <text:p>4,3</text:p>
          </table:table-cell>
          <table:table-cell office:value-type="float" office:value="23.629" calcext:value-type="float">
            <text:p>23,6</text:p>
          </table:table-cell>
          <table:table-cell office:value-type="float" office:value="82.674" calcext:value-type="float">
            <text:p>82,7</text:p>
          </table:table-cell>
          <table:table-cell office:value-type="float" office:value="82.824" calcext:value-type="float">
            <text:p>82,8</text:p>
          </table:table-cell>
          <table:table-cell office:value-type="float" office:value="459.015" calcext:value-type="float">
            <text:p>459,0</text:p>
          </table:table-cell>
          <table:table-cell office:value-type="float" office:value="469.951" calcext:value-type="float">
            <text:p>470,0</text:p>
          </table:table-cell>
          <table:table-cell table:formula="of:=[.K490]-[.J490]" office:value-type="float" office:value="10.936" calcext:value-type="float">
            <text:p>10,9</text:p>
          </table:table-cell>
          <table:table-cell/>
          <table:table-cell table:formula="of:=[.J490]-[.O490]-[.I490]" office:value-type="float" office:value="72.961" calcext:value-type="float">
            <text:p>73,0</text:p>
          </table:table-cell>
          <table:table-cell table:style-name="Default" office:value-type="float" office:value="303.23" calcext:value-type="float">
            <text:p>303,23</text:p>
          </table:table-cell>
          <table:table-cell table:formula="of:=[.O490]-[.Q490]" office:value-type="float" office:value="20.614" calcext:value-type="float">
            <text:p>20,6</text:p>
          </table:table-cell>
          <table:table-cell office:value-type="float" office:value="282.616" calcext:value-type="float">
            <text:p>282,6</text:p>
          </table:table-cell>
          <table:table-cell table:formula="of:=[.Q490]-[.S490]-[.U490]-[.V490]" office:value-type="float" office:value="3.06400000000001" calcext:value-type="float">
            <text:p>3,1</text:p>
          </table:table-cell>
          <table:table-cell office:value-type="float" office:value="106.039" calcext:value-type="float">
            <text:p>106,0</text:p>
          </table:table-cell>
          <table:table-cell office:value-type="float" office:value="2.459" calcext:value-type="float">
            <text:p>2,5</text:p>
          </table:table-cell>
          <table:table-cell office:value-type="float" office:value="53.612" calcext:value-type="float">
            <text:p>53,6</text:p>
          </table:table-cell>
          <table:table-cell office:value-type="float" office:value="119.901" calcext:value-type="float">
            <text:p>119,9</text:p>
          </table:table-cell>
          <table:table-cell table:number-columns-repeated="1002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9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27" calcext:value-type="float">
            <text:p>4,2</text:p>
          </table:table-cell>
          <table:table-cell office:value-type="float" office:value="23.452" calcext:value-type="float">
            <text:p>23,5</text:p>
          </table:table-cell>
          <table:table-cell office:value-type="float" office:value="75.777" calcext:value-type="float">
            <text:p>75,8</text:p>
          </table:table-cell>
          <table:table-cell office:value-type="float" office:value="75.986" calcext:value-type="float">
            <text:p>76,0</text:p>
          </table:table-cell>
          <table:table-cell office:value-type="float" office:value="406.091" calcext:value-type="float">
            <text:p>406,1</text:p>
          </table:table-cell>
          <table:table-cell office:value-type="float" office:value="413.733" calcext:value-type="float">
            <text:p>413,7</text:p>
          </table:table-cell>
          <table:table-cell table:formula="of:=[.K491]-[.J491]" office:value-type="float" office:value="7.642" calcext:value-type="float">
            <text:p>7,6</text:p>
          </table:table-cell>
          <table:table-cell/>
          <table:table-cell table:formula="of:=[.J491]-[.O491]-[.I491]" office:value-type="float" office:value="66.505" calcext:value-type="float">
            <text:p>66,5</text:p>
          </table:table-cell>
          <table:table-cell table:style-name="Default" office:value-type="float" office:value="263.6" calcext:value-type="float">
            <text:p>263,6</text:p>
          </table:table-cell>
          <table:table-cell table:formula="of:=[.O491]-[.Q491]" office:value-type="float" office:value="16.581" calcext:value-type="float">
            <text:p>16,6</text:p>
          </table:table-cell>
          <table:table-cell office:value-type="float" office:value="247.019" calcext:value-type="float">
            <text:p>247,0</text:p>
          </table:table-cell>
          <table:table-cell table:formula="of:=[.Q491]-[.S491]-[.U491]-[.V491]" office:value-type="float" office:value="3.52099999999999" calcext:value-type="float">
            <text:p>3,5</text:p>
          </table:table-cell>
          <table:table-cell office:value-type="float" office:value="105.501" calcext:value-type="float">
            <text:p>105,5</text:p>
          </table:table-cell>
          <table:table-cell office:value-type="float" office:value="2.931" calcext:value-type="float">
            <text:p>2,9</text:p>
          </table:table-cell>
          <table:table-cell office:value-type="float" office:value="54.127" calcext:value-type="float">
            <text:p>54,1</text:p>
          </table:table-cell>
          <table:table-cell office:value-type="float" office:value="83.87" calcext:value-type="float">
            <text:p>83,9</text:p>
          </table:table-cell>
          <table:table-cell table:number-columns-repeated="1002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9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96" calcext:value-type="float">
            <text:p>4,2</text:p>
          </table:table-cell>
          <table:table-cell office:value-type="float" office:value="23.449" calcext:value-type="float">
            <text:p>23,4</text:p>
          </table:table-cell>
          <table:table-cell office:value-type="float" office:value="88.48" calcext:value-type="float">
            <text:p>88,5</text:p>
          </table:table-cell>
          <table:table-cell office:value-type="float" office:value="88.647" calcext:value-type="float">
            <text:p>88,6</text:p>
          </table:table-cell>
          <table:table-cell office:value-type="float" office:value="389.128" calcext:value-type="float">
            <text:p>389,1</text:p>
          </table:table-cell>
          <table:table-cell office:value-type="float" office:value="399.013" calcext:value-type="float">
            <text:p>399,0</text:p>
          </table:table-cell>
          <table:table-cell table:formula="of:=[.K492]-[.J492]" office:value-type="float" office:value="9.88499999999999" calcext:value-type="float">
            <text:p>9,9</text:p>
          </table:table-cell>
          <table:table-cell/>
          <table:table-cell table:formula="of:=[.J492]-[.O492]-[.I492]" office:value-type="float" office:value="26.681" calcext:value-type="float">
            <text:p>26,7</text:p>
          </table:table-cell>
          <table:table-cell table:style-name="Default" office:value-type="float" office:value="273.8" calcext:value-type="float">
            <text:p>273,8</text:p>
          </table:table-cell>
          <table:table-cell table:formula="of:=[.O492]-[.Q492]" office:value-type="float" office:value="13.86" calcext:value-type="float">
            <text:p>13,9</text:p>
          </table:table-cell>
          <table:table-cell office:value-type="float" office:value="259.94" calcext:value-type="float">
            <text:p>259,9</text:p>
          </table:table-cell>
          <table:table-cell table:formula="of:=[.Q492]-[.S492]-[.U492]-[.V492]" office:value-type="float" office:value="13.659" calcext:value-type="float">
            <text:p>13,7</text:p>
          </table:table-cell>
          <table:table-cell office:value-type="float" office:value="112.153" calcext:value-type="float">
            <text:p>112,2</text:p>
          </table:table-cell>
          <table:table-cell office:value-type="float" office:value="13.055" calcext:value-type="float">
            <text:p>13,1</text:p>
          </table:table-cell>
          <table:table-cell office:value-type="float" office:value="47.814" calcext:value-type="float">
            <text:p>47,8</text:p>
          </table:table-cell>
          <table:table-cell office:value-type="float" office:value="86.314" calcext:value-type="float">
            <text:p>86,3</text:p>
          </table:table-cell>
          <table:table-cell table:number-columns-repeated="1002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9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49" calcext:value-type="float">
            <text:p>4,3</text:p>
          </table:table-cell>
          <table:table-cell office:value-type="float" office:value="23.545" calcext:value-type="float">
            <text:p>23,5</text:p>
          </table:table-cell>
          <table:table-cell office:value-type="float" office:value="87.968" calcext:value-type="float">
            <text:p>88,0</text:p>
          </table:table-cell>
          <table:table-cell office:value-type="float" office:value="88.04" calcext:value-type="float">
            <text:p>88,0</text:p>
          </table:table-cell>
          <table:table-cell office:value-type="float" office:value="423.161" calcext:value-type="float">
            <text:p>423,2</text:p>
          </table:table-cell>
          <table:table-cell office:value-type="float" office:value="432.745" calcext:value-type="float">
            <text:p>432,7</text:p>
          </table:table-cell>
          <table:table-cell table:formula="of:=[.K493]-[.J493]" office:value-type="float" office:value="9.584" calcext:value-type="float">
            <text:p>9,6</text:p>
          </table:table-cell>
          <table:table-cell/>
          <table:table-cell table:formula="of:=[.J493]-[.O493]-[.I493]" office:value-type="float" office:value="47.551" calcext:value-type="float">
            <text:p>47,6</text:p>
          </table:table-cell>
          <table:table-cell table:style-name="Default" office:value-type="float" office:value="287.57" calcext:value-type="float">
            <text:p>287,57</text:p>
          </table:table-cell>
          <table:table-cell table:formula="of:=[.O493]-[.Q493]" office:value-type="float" office:value="8.85500000000002" calcext:value-type="float">
            <text:p>8,9</text:p>
          </table:table-cell>
          <table:table-cell office:value-type="float" office:value="278.715" calcext:value-type="float">
            <text:p>278,7</text:p>
          </table:table-cell>
          <table:table-cell table:formula="of:=[.Q493]-[.S493]-[.U493]-[.V493]" office:value-type="float" office:value="7.12999999999995" calcext:value-type="float">
            <text:p>7,1</text:p>
          </table:table-cell>
          <table:table-cell office:value-type="float" office:value="104.795" calcext:value-type="float">
            <text:p>104,8</text:p>
          </table:table-cell>
          <table:table-cell office:value-type="float" office:value="6.524" calcext:value-type="float">
            <text:p>6,5</text:p>
          </table:table-cell>
          <table:table-cell office:value-type="float" office:value="54.93" calcext:value-type="float">
            <text:p>54,9</text:p>
          </table:table-cell>
          <table:table-cell office:value-type="float" office:value="111.86" calcext:value-type="float">
            <text:p>111,9</text:p>
          </table:table-cell>
          <table:table-cell table:number-columns-repeated="1002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9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35" calcext:value-type="float">
            <text:p>4,1</text:p>
          </table:table-cell>
          <table:table-cell office:value-type="float" office:value="23.312" calcext:value-type="float">
            <text:p>23,3</text:p>
          </table:table-cell>
          <table:table-cell office:value-type="float" office:value="71.436" calcext:value-type="float">
            <text:p>71,4</text:p>
          </table:table-cell>
          <table:table-cell office:value-type="float" office:value="71.616" calcext:value-type="float">
            <text:p>71,6</text:p>
          </table:table-cell>
          <table:table-cell office:value-type="float" office:value="462.362" calcext:value-type="float">
            <text:p>462,4</text:p>
          </table:table-cell>
          <table:table-cell office:value-type="float" office:value="472.157" calcext:value-type="float">
            <text:p>472,2</text:p>
          </table:table-cell>
          <table:table-cell table:formula="of:=[.K494]-[.J494]" office:value-type="float" office:value="9.79499999999996" calcext:value-type="float">
            <text:p>9,8</text:p>
          </table:table-cell>
          <table:table-cell/>
          <table:table-cell table:formula="of:=[.J494]-[.O494]-[.I494]" office:value-type="float" office:value="114.706" calcext:value-type="float">
            <text:p>114,7</text:p>
          </table:table-cell>
          <table:table-cell table:style-name="Default" office:value-type="float" office:value="276.04" calcext:value-type="float">
            <text:p>276,04</text:p>
          </table:table-cell>
          <table:table-cell table:formula="of:=[.O494]-[.Q494]" office:value-type="float" office:value="16.63" calcext:value-type="float">
            <text:p>16,6</text:p>
          </table:table-cell>
          <table:table-cell office:value-type="float" office:value="259.41" calcext:value-type="float">
            <text:p>259,4</text:p>
          </table:table-cell>
          <table:table-cell table:formula="of:=[.Q494]-[.S494]-[.U494]-[.V494]" office:value-type="float" office:value="15.925" calcext:value-type="float">
            <text:p>15,9</text:p>
          </table:table-cell>
          <table:table-cell office:value-type="float" office:value="105.416" calcext:value-type="float">
            <text:p>105,4</text:p>
          </table:table-cell>
          <table:table-cell office:value-type="float" office:value="15.358" calcext:value-type="float">
            <text:p>15,4</text:p>
          </table:table-cell>
          <table:table-cell office:value-type="float" office:value="54.359" calcext:value-type="float">
            <text:p>54,4</text:p>
          </table:table-cell>
          <table:table-cell office:value-type="float" office:value="83.71" calcext:value-type="float">
            <text:p>83,7</text:p>
          </table:table-cell>
          <table:table-cell table:number-columns-repeated="1002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9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6" calcext:value-type="float">
            <text:p>4,3</text:p>
          </table:table-cell>
          <table:table-cell office:value-type="float" office:value="23.558" calcext:value-type="float">
            <text:p>23,6</text:p>
          </table:table-cell>
          <table:table-cell office:value-type="float" office:value="73.697" calcext:value-type="float">
            <text:p>73,7</text:p>
          </table:table-cell>
          <table:table-cell office:value-type="float" office:value="73.865" calcext:value-type="float">
            <text:p>73,9</text:p>
          </table:table-cell>
          <table:table-cell office:value-type="float" office:value="391.807" calcext:value-type="float">
            <text:p>391,8</text:p>
          </table:table-cell>
          <table:table-cell office:value-type="float" office:value="401.714" calcext:value-type="float">
            <text:p>401,7</text:p>
          </table:table-cell>
          <table:table-cell table:formula="of:=[.K495]-[.J495]" office:value-type="float" office:value="9.90699999999998" calcext:value-type="float">
            <text:p>9,9</text:p>
          </table:table-cell>
          <table:table-cell/>
          <table:table-cell table:formula="of:=[.J495]-[.O495]-[.I495]" office:value-type="float" office:value="67.042" calcext:value-type="float">
            <text:p>67,0</text:p>
          </table:table-cell>
          <table:table-cell table:style-name="Default" office:value-type="float" office:value="250.9" calcext:value-type="float">
            <text:p>250,9</text:p>
          </table:table-cell>
          <table:table-cell table:formula="of:=[.O495]-[.Q495]" office:value-type="float" office:value="17.143" calcext:value-type="float">
            <text:p>17,1</text:p>
          </table:table-cell>
          <table:table-cell office:value-type="float" office:value="233.757" calcext:value-type="float">
            <text:p>233,8</text:p>
          </table:table-cell>
          <table:table-cell table:formula="of:=[.Q495]-[.S495]-[.U495]-[.V495]" office:value-type="float" office:value="30.006" calcext:value-type="float">
            <text:p>30,0</text:p>
          </table:table-cell>
          <table:table-cell office:value-type="float" office:value="103.585" calcext:value-type="float">
            <text:p>103,6</text:p>
          </table:table-cell>
          <table:table-cell office:value-type="float" office:value="9.754" calcext:value-type="float">
            <text:p>9,8</text:p>
          </table:table-cell>
          <table:table-cell office:value-type="float" office:value="36.324" calcext:value-type="float">
            <text:p>36,3</text:p>
          </table:table-cell>
          <table:table-cell office:value-type="float" office:value="63.842" calcext:value-type="float">
            <text:p>63,8</text:p>
          </table:table-cell>
          <table:table-cell table:number-columns-repeated="1002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9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21" calcext:value-type="float">
            <text:p>4,3</text:p>
          </table:table-cell>
          <table:table-cell office:value-type="float" office:value="23.416" calcext:value-type="float">
            <text:p>23,4</text:p>
          </table:table-cell>
          <table:table-cell office:value-type="float" office:value="89.144" calcext:value-type="float">
            <text:p>89,1</text:p>
          </table:table-cell>
          <table:table-cell office:value-type="float" office:value="89.367" calcext:value-type="float">
            <text:p>89,4</text:p>
          </table:table-cell>
          <table:table-cell office:value-type="float" office:value="433.472" calcext:value-type="float">
            <text:p>433,5</text:p>
          </table:table-cell>
          <table:table-cell office:value-type="float" office:value="443.355" calcext:value-type="float">
            <text:p>443,4</text:p>
          </table:table-cell>
          <table:table-cell table:formula="of:=[.K496]-[.J496]" office:value-type="float" office:value="9.88300000000004" calcext:value-type="float">
            <text:p>9,9</text:p>
          </table:table-cell>
          <table:table-cell/>
          <table:table-cell table:formula="of:=[.J496]-[.O496]-[.I496]" office:value-type="float" office:value="41.995" calcext:value-type="float">
            <text:p>42,0</text:p>
          </table:table-cell>
          <table:table-cell table:style-name="Default" office:value-type="float" office:value="302.11" calcext:value-type="float">
            <text:p>302,11</text:p>
          </table:table-cell>
          <table:table-cell table:formula="of:=[.O496]-[.Q496]" office:value-type="float" office:value="8.61000000000001" calcext:value-type="float">
            <text:p>8,6</text:p>
          </table:table-cell>
          <table:table-cell office:value-type="float" office:value="293.5" calcext:value-type="float">
            <text:p>293,5</text:p>
          </table:table-cell>
          <table:table-cell table:formula="of:=[.Q496]-[.S496]-[.U496]-[.V496]" office:value-type="float" office:value="1.941" calcext:value-type="float">
            <text:p>1,9</text:p>
          </table:table-cell>
          <table:table-cell office:value-type="float" office:value="118.386" calcext:value-type="float">
            <text:p>118,4</text:p>
          </table:table-cell>
          <table:table-cell office:value-type="float" office:value="1.376" calcext:value-type="float">
            <text:p>1,4</text:p>
          </table:table-cell>
          <table:table-cell office:value-type="float" office:value="41.178" calcext:value-type="float">
            <text:p>41,2</text:p>
          </table:table-cell>
          <table:table-cell office:value-type="float" office:value="131.995" calcext:value-type="float">
            <text:p>132,0</text:p>
          </table:table-cell>
          <table:table-cell table:number-columns-repeated="1002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9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124.85" calcext:value-type="float">
            <text:p>124,9</text:p>
          </table:table-cell>
          <table:table-cell office:value-type="float" office:value="144.021" calcext:value-type="float">
            <text:p>144,0</text:p>
          </table:table-cell>
          <table:table-cell office:value-type="float" office:value="209.108" calcext:value-type="float">
            <text:p>209,1</text:p>
          </table:table-cell>
          <table:table-cell office:value-type="float" office:value="209.164" calcext:value-type="float">
            <text:p>209,2</text:p>
          </table:table-cell>
          <table:table-cell office:value-type="float" office:value="573.936" calcext:value-type="float">
            <text:p>573,9</text:p>
          </table:table-cell>
          <table:table-cell office:value-type="float" office:value="584.242" calcext:value-type="float">
            <text:p>584,2</text:p>
          </table:table-cell>
          <table:table-cell table:formula="of:=[.K497]-[.J497]" office:value-type="float" office:value="10.3059999999999" calcext:value-type="float">
            <text:p>10,3</text:p>
          </table:table-cell>
          <table:table-cell/>
          <table:table-cell table:formula="of:=[.J497]-[.O497]-[.I497]" office:value-type="float" office:value="51.3720000000001" calcext:value-type="float">
            <text:p>51,4</text:p>
          </table:table-cell>
          <table:table-cell table:style-name="Default" office:value-type="float" office:value="313.4" calcext:value-type="float">
            <text:p>313,4</text:p>
          </table:table-cell>
          <table:table-cell table:formula="of:=[.O497]-[.Q497]" office:value-type="float" office:value="29.681" calcext:value-type="float">
            <text:p>29,7</text:p>
          </table:table-cell>
          <table:table-cell office:value-type="float" office:value="283.719" calcext:value-type="float">
            <text:p>283,7</text:p>
          </table:table-cell>
          <table:table-cell table:formula="of:=[.Q497]-[.S497]-[.U497]-[.V497]" office:value-type="float" office:value="29.167" calcext:value-type="float">
            <text:p>29,2</text:p>
          </table:table-cell>
          <table:table-cell office:value-type="float" office:value="123.573" calcext:value-type="float">
            <text:p>123,6</text:p>
          </table:table-cell>
          <table:table-cell office:value-type="float" office:value="12.468" calcext:value-type="float">
            <text:p>12,5</text:p>
          </table:table-cell>
          <table:table-cell office:value-type="float" office:value="40.316" calcext:value-type="float">
            <text:p>40,3</text:p>
          </table:table-cell>
          <table:table-cell office:value-type="float" office:value="90.663" calcext:value-type="float">
            <text:p>90,7</text:p>
          </table:table-cell>
          <table:table-cell table:number-columns-repeated="1002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6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83" calcext:value-type="float">
            <text:p>4,4</text:p>
          </table:table-cell>
          <table:table-cell office:value-type="float" office:value="54.194" calcext:value-type="float">
            <text:p>54,2</text:p>
          </table:table-cell>
          <table:table-cell office:value-type="float" office:value="122.297" calcext:value-type="float">
            <text:p>122,3</text:p>
          </table:table-cell>
          <table:table-cell office:value-type="float" office:value="122.514" calcext:value-type="float">
            <text:p>122,5</text:p>
          </table:table-cell>
          <table:table-cell office:value-type="float" office:value="485.617" calcext:value-type="float">
            <text:p>485,6</text:p>
          </table:table-cell>
          <table:table-cell office:value-type="float" office:value="496.2" calcext:value-type="float">
            <text:p>496,2</text:p>
          </table:table-cell>
          <table:table-cell table:formula="of:=[.K498]-[.J498]" office:value-type="float" office:value="10.583" calcext:value-type="float">
            <text:p>10,6</text:p>
          </table:table-cell>
          <table:table-cell/>
          <table:table-cell table:formula="of:=[.J498]-[.O498]-[.I498]" office:value-type="float" office:value="51.523" calcext:value-type="float">
            <text:p>51,5</text:p>
          </table:table-cell>
          <table:table-cell table:style-name="Default" office:value-type="float" office:value="311.58" calcext:value-type="float">
            <text:p>311,58</text:p>
          </table:table-cell>
          <table:table-cell table:formula="of:=[.O498]-[.Q498]" office:value-type="float" office:value="2.83599999999996" calcext:value-type="float">
            <text:p>2,8</text:p>
          </table:table-cell>
          <table:table-cell office:value-type="float" office:value="308.744" calcext:value-type="float">
            <text:p>308,7</text:p>
          </table:table-cell>
          <table:table-cell table:formula="of:=[.Q498]-[.S498]-[.U498]-[.V498]" office:value-type="float" office:value="11.2860000000001" calcext:value-type="float">
            <text:p>11,3</text:p>
          </table:table-cell>
          <table:table-cell office:value-type="float" office:value="107.481" calcext:value-type="float">
            <text:p>107,5</text:p>
          </table:table-cell>
          <table:table-cell office:value-type="float" office:value="10.697" calcext:value-type="float">
            <text:p>10,7</text:p>
          </table:table-cell>
          <table:table-cell office:value-type="float" office:value="52.164" calcext:value-type="float">
            <text:p>52,2</text:p>
          </table:table-cell>
          <table:table-cell office:value-type="float" office:value="137.813" calcext:value-type="float">
            <text:p>137,8</text:p>
          </table:table-cell>
          <table:table-cell table:number-columns-repeated="1002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6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06" calcext:value-type="float">
            <text:p>4,3</text:p>
          </table:table-cell>
          <table:table-cell office:value-type="float" office:value="23.844" calcext:value-type="float">
            <text:p>23,8</text:p>
          </table:table-cell>
          <table:table-cell office:value-type="float" office:value="89.128" calcext:value-type="float">
            <text:p>89,1</text:p>
          </table:table-cell>
          <table:table-cell office:value-type="float" office:value="89.295" calcext:value-type="float">
            <text:p>89,3</text:p>
          </table:table-cell>
          <table:table-cell office:value-type="float" office:value="452.125" calcext:value-type="float">
            <text:p>452,1</text:p>
          </table:table-cell>
          <table:table-cell office:value-type="float" office:value="463.134" calcext:value-type="float">
            <text:p>463,1</text:p>
          </table:table-cell>
          <table:table-cell table:formula="of:=[.K499]-[.J499]" office:value-type="float" office:value="11.009" calcext:value-type="float">
            <text:p>11,0</text:p>
          </table:table-cell>
          <table:table-cell/>
          <table:table-cell table:formula="of:=[.J499]-[.O499]-[.I499]" office:value-type="float" office:value="47.41" calcext:value-type="float">
            <text:p>47,4</text:p>
          </table:table-cell>
          <table:table-cell table:style-name="Default" office:value-type="float" office:value="315.42" calcext:value-type="float">
            <text:p>315,42</text:p>
          </table:table-cell>
          <table:table-cell table:formula="of:=[.O499]-[.Q499]" office:value-type="float" office:value="7.54599999999999" calcext:value-type="float">
            <text:p>7,5</text:p>
          </table:table-cell>
          <table:table-cell office:value-type="float" office:value="307.874" calcext:value-type="float">
            <text:p>307,9</text:p>
          </table:table-cell>
          <table:table-cell table:formula="of:=[.Q499]-[.S499]-[.U499]-[.V499]" office:value-type="float" office:value="15.697" calcext:value-type="float">
            <text:p>15,7</text:p>
          </table:table-cell>
          <table:table-cell office:value-type="float" office:value="105.672" calcext:value-type="float">
            <text:p>105,7</text:p>
          </table:table-cell>
          <table:table-cell office:value-type="float" office:value="15.101" calcext:value-type="float">
            <text:p>15,1</text:p>
          </table:table-cell>
          <table:table-cell office:value-type="float" office:value="53.918" calcext:value-type="float">
            <text:p>53,9</text:p>
          </table:table-cell>
          <table:table-cell office:value-type="float" office:value="132.587" calcext:value-type="float">
            <text:p>132,6</text:p>
          </table:table-cell>
          <table:table-cell table:number-columns-repeated="1002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6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24" calcext:value-type="float">
            <text:p>4,3</text:p>
          </table:table-cell>
          <table:table-cell office:value-type="float" office:value="23.734" calcext:value-type="float">
            <text:p>23,7</text:p>
          </table:table-cell>
          <table:table-cell office:value-type="float" office:value="92.617" calcext:value-type="float">
            <text:p>92,6</text:p>
          </table:table-cell>
          <table:table-cell office:value-type="float" office:value="92.848" calcext:value-type="float">
            <text:p>92,8</text:p>
          </table:table-cell>
          <table:table-cell office:value-type="float" office:value="449.053" calcext:value-type="float">
            <text:p>449,1</text:p>
          </table:table-cell>
          <table:table-cell office:value-type="float" office:value="458.979" calcext:value-type="float">
            <text:p>459,0</text:p>
          </table:table-cell>
          <table:table-cell table:formula="of:=[.K500]-[.J500]" office:value-type="float" office:value="9.92599999999999" calcext:value-type="float">
            <text:p>9,9</text:p>
          </table:table-cell>
          <table:table-cell/>
          <table:table-cell table:formula="of:=[.J500]-[.O500]-[.I500]" office:value-type="float" office:value="60.745" calcext:value-type="float">
            <text:p>60,7</text:p>
          </table:table-cell>
          <table:table-cell table:style-name="Default" office:value-type="float" office:value="295.46" calcext:value-type="float">
            <text:p>295,46</text:p>
          </table:table-cell>
          <table:table-cell table:formula="of:=[.O500]-[.Q500]" office:value-type="float" office:value="20.433" calcext:value-type="float">
            <text:p>20,4</text:p>
          </table:table-cell>
          <table:table-cell office:value-type="float" office:value="275.027" calcext:value-type="float">
            <text:p>275,0</text:p>
          </table:table-cell>
          <table:table-cell table:formula="of:=[.Q500]-[.S500]-[.U500]-[.V500]" office:value-type="float" office:value="15.332" calcext:value-type="float">
            <text:p>15,3</text:p>
          </table:table-cell>
          <table:table-cell office:value-type="float" office:value="105.34" calcext:value-type="float">
            <text:p>105,3</text:p>
          </table:table-cell>
          <table:table-cell office:value-type="float" office:value="14.645" calcext:value-type="float">
            <text:p>14,6</text:p>
          </table:table-cell>
          <table:table-cell office:value-type="float" office:value="54.351" calcext:value-type="float">
            <text:p>54,4</text:p>
          </table:table-cell>
          <table:table-cell office:value-type="float" office:value="100.004" calcext:value-type="float">
            <text:p>100,0</text:p>
          </table:table-cell>
          <table:table-cell table:number-columns-repeated="1002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6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29" calcext:value-type="float">
            <text:p>4,2</text:p>
          </table:table-cell>
          <table:table-cell office:value-type="float" office:value="23.281" calcext:value-type="float">
            <text:p>23,3</text:p>
          </table:table-cell>
          <table:table-cell office:value-type="float" office:value="86.369" calcext:value-type="float">
            <text:p>86,4</text:p>
          </table:table-cell>
          <table:table-cell office:value-type="float" office:value="86.554" calcext:value-type="float">
            <text:p>86,6</text:p>
          </table:table-cell>
          <table:table-cell office:value-type="float" office:value="395.432" calcext:value-type="float">
            <text:p>395,4</text:p>
          </table:table-cell>
          <table:table-cell office:value-type="float" office:value="405.682" calcext:value-type="float">
            <text:p>405,7</text:p>
          </table:table-cell>
          <table:table-cell table:formula="of:=[.K501]-[.J501]" office:value-type="float" office:value="10.25" calcext:value-type="float">
            <text:p>10,3</text:p>
          </table:table-cell>
          <table:table-cell/>
          <table:table-cell table:formula="of:=[.J501]-[.O501]-[.I501]" office:value-type="float" office:value="61.998" calcext:value-type="float">
            <text:p>62,0</text:p>
          </table:table-cell>
          <table:table-cell table:style-name="Default" office:value-type="float" office:value="246.88" calcext:value-type="float">
            <text:p>246,88</text:p>
          </table:table-cell>
          <table:table-cell table:formula="of:=[.O501]-[.Q501]" office:value-type="float" office:value="7.26599999999999" calcext:value-type="float">
            <text:p>7,3</text:p>
          </table:table-cell>
          <table:table-cell office:value-type="float" office:value="239.614" calcext:value-type="float">
            <text:p>239,6</text:p>
          </table:table-cell>
          <table:table-cell table:formula="of:=[.Q501]-[.S501]-[.U501]-[.V501]" office:value-type="float" office:value="6.71499999999999" calcext:value-type="float">
            <text:p>6,7</text:p>
          </table:table-cell>
          <table:table-cell office:value-type="float" office:value="103.301" calcext:value-type="float">
            <text:p>103,3</text:p>
          </table:table-cell>
          <table:table-cell office:value-type="float" office:value="6.087" calcext:value-type="float">
            <text:p>6,1</text:p>
          </table:table-cell>
          <table:table-cell office:value-type="float" office:value="56.494" calcext:value-type="float">
            <text:p>56,5</text:p>
          </table:table-cell>
          <table:table-cell office:value-type="float" office:value="73.104" calcext:value-type="float">
            <text:p>73,1</text:p>
          </table:table-cell>
          <table:table-cell table:number-columns-repeated="1002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6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21" calcext:value-type="float">
            <text:p>4,3</text:p>
          </table:table-cell>
          <table:table-cell office:value-type="float" office:value="23.83" calcext:value-type="float">
            <text:p>23,8</text:p>
          </table:table-cell>
          <table:table-cell office:value-type="float" office:value="90.658" calcext:value-type="float">
            <text:p>90,7</text:p>
          </table:table-cell>
          <table:table-cell office:value-type="float" office:value="90.778" calcext:value-type="float">
            <text:p>90,8</text:p>
          </table:table-cell>
          <table:table-cell office:value-type="float" office:value="413.049" calcext:value-type="float">
            <text:p>413,0</text:p>
          </table:table-cell>
          <table:table-cell office:value-type="float" office:value="423.743" calcext:value-type="float">
            <text:p>423,7</text:p>
          </table:table-cell>
          <table:table-cell table:formula="of:=[.K502]-[.J502]" office:value-type="float" office:value="10.694" calcext:value-type="float">
            <text:p>10,7</text:p>
          </table:table-cell>
          <table:table-cell/>
          <table:table-cell table:formula="of:=[.J502]-[.O502]-[.I502]" office:value-type="float" office:value="-14.549" calcext:value-type="float">
            <text:p>-14,5</text:p>
          </table:table-cell>
          <table:table-cell table:style-name="Default" office:value-type="float" office:value="336.82" calcext:value-type="float">
            <text:p>336,82</text:p>
          </table:table-cell>
          <table:table-cell table:formula="of:=[.O502]-[.Q502]" office:value-type="float" office:value="16.297" calcext:value-type="float">
            <text:p>16,3</text:p>
          </table:table-cell>
          <table:table-cell office:value-type="float" office:value="320.523" calcext:value-type="float">
            <text:p>320,5</text:p>
          </table:table-cell>
          <table:table-cell table:formula="of:=[.Q502]-[.S502]-[.U502]-[.V502]" office:value-type="float" office:value="16.099" calcext:value-type="float">
            <text:p>16,1</text:p>
          </table:table-cell>
          <table:table-cell office:value-type="float" office:value="105.392" calcext:value-type="float">
            <text:p>105,4</text:p>
          </table:table-cell>
          <table:table-cell office:value-type="float" office:value="15.488" calcext:value-type="float">
            <text:p>15,5</text:p>
          </table:table-cell>
          <table:table-cell office:value-type="float" office:value="54.564" calcext:value-type="float">
            <text:p>54,6</text:p>
          </table:table-cell>
          <table:table-cell office:value-type="float" office:value="144.468" calcext:value-type="float">
            <text:p>144,5</text:p>
          </table:table-cell>
          <table:table-cell table:number-columns-repeated="1002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6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87" calcext:value-type="float">
            <text:p>4,2</text:p>
          </table:table-cell>
          <table:table-cell office:value-type="float" office:value="23.408" calcext:value-type="float">
            <text:p>23,4</text:p>
          </table:table-cell>
          <table:table-cell office:value-type="float" office:value="77.984" calcext:value-type="float">
            <text:p>78,0</text:p>
          </table:table-cell>
          <table:table-cell office:value-type="float" office:value="78.103" calcext:value-type="float">
            <text:p>78,1</text:p>
          </table:table-cell>
          <table:table-cell office:value-type="float" office:value="411.391" calcext:value-type="float">
            <text:p>411,4</text:p>
          </table:table-cell>
          <table:table-cell office:value-type="float" office:value="421.361" calcext:value-type="float">
            <text:p>421,4</text:p>
          </table:table-cell>
          <table:table-cell table:formula="of:=[.K503]-[.J503]" office:value-type="float" office:value="9.96999999999997" calcext:value-type="float">
            <text:p>10,0</text:p>
          </table:table-cell>
          <table:table-cell/>
          <table:table-cell table:formula="of:=[.J503]-[.O503]-[.I503]" office:value-type="float" office:value="56.158" calcext:value-type="float">
            <text:p>56,2</text:p>
          </table:table-cell>
          <table:table-cell table:style-name="Default" office:value-type="float" office:value="277.13" calcext:value-type="float">
            <text:p>277,13</text:p>
          </table:table-cell>
          <table:table-cell table:formula="of:=[.O503]-[.Q503]" office:value-type="float" office:value="11.967" calcext:value-type="float">
            <text:p>12,0</text:p>
          </table:table-cell>
          <table:table-cell office:value-type="float" office:value="265.163" calcext:value-type="float">
            <text:p>265,2</text:p>
          </table:table-cell>
          <table:table-cell table:formula="of:=[.Q503]-[.S503]-[.U503]-[.V503]" office:value-type="float" office:value="17.04" calcext:value-type="float">
            <text:p>17,0</text:p>
          </table:table-cell>
          <table:table-cell office:value-type="float" office:value="106.065" calcext:value-type="float">
            <text:p>106,1</text:p>
          </table:table-cell>
          <table:table-cell office:value-type="float" office:value="16.425" calcext:value-type="float">
            <text:p>16,4</text:p>
          </table:table-cell>
          <table:table-cell office:value-type="float" office:value="53.586" calcext:value-type="float">
            <text:p>53,6</text:p>
          </table:table-cell>
          <table:table-cell office:value-type="float" office:value="88.472" calcext:value-type="float">
            <text:p>88,5</text:p>
          </table:table-cell>
          <table:table-cell table:number-columns-repeated="1002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6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34" calcext:value-type="float">
            <text:p>4,2</text:p>
          </table:table-cell>
          <table:table-cell office:value-type="float" office:value="23.869" calcext:value-type="float">
            <text:p>23,9</text:p>
          </table:table-cell>
          <table:table-cell office:value-type="float" office:value="75.209" calcext:value-type="float">
            <text:p>75,2</text:p>
          </table:table-cell>
          <table:table-cell office:value-type="float" office:value="75.295" calcext:value-type="float">
            <text:p>75,3</text:p>
          </table:table-cell>
          <table:table-cell office:value-type="float" office:value="395.057" calcext:value-type="float">
            <text:p>395,1</text:p>
          </table:table-cell>
          <table:table-cell office:value-type="float" office:value="405.982" calcext:value-type="float">
            <text:p>406,0</text:p>
          </table:table-cell>
          <table:table-cell table:formula="of:=[.K504]-[.J504]" office:value-type="float" office:value="10.925" calcext:value-type="float">
            <text:p>10,9</text:p>
          </table:table-cell>
          <table:table-cell/>
          <table:table-cell table:formula="of:=[.J504]-[.O504]-[.I504]" office:value-type="float" office:value="64.012" calcext:value-type="float">
            <text:p>64,0</text:p>
          </table:table-cell>
          <table:table-cell table:style-name="Default" office:value-type="float" office:value="255.75" calcext:value-type="float">
            <text:p>255,75</text:p>
          </table:table-cell>
          <table:table-cell table:formula="of:=[.O504]-[.Q504]" office:value-type="float" office:value="12.383" calcext:value-type="float">
            <text:p>12,4</text:p>
          </table:table-cell>
          <table:table-cell office:value-type="float" office:value="243.367" calcext:value-type="float">
            <text:p>243,4</text:p>
          </table:table-cell>
          <table:table-cell table:formula="of:=[.Q504]-[.S504]-[.U504]-[.V504]" office:value-type="float" office:value="15.652" calcext:value-type="float">
            <text:p>15,7</text:p>
          </table:table-cell>
          <table:table-cell office:value-type="float" office:value="110.247" calcext:value-type="float">
            <text:p>110,2</text:p>
          </table:table-cell>
          <table:table-cell office:value-type="float" office:value="15.066" calcext:value-type="float">
            <text:p>15,1</text:p>
          </table:table-cell>
          <table:table-cell office:value-type="float" office:value="49.708" calcext:value-type="float">
            <text:p>49,7</text:p>
          </table:table-cell>
          <table:table-cell office:value-type="float" office:value="67.76" calcext:value-type="float">
            <text:p>67,8</text:p>
          </table:table-cell>
          <table:table-cell table:number-columns-repeated="1002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6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68" calcext:value-type="float">
            <text:p>4,2</text:p>
          </table:table-cell>
          <table:table-cell office:value-type="float" office:value="23.248" calcext:value-type="float">
            <text:p>23,2</text:p>
          </table:table-cell>
          <table:table-cell office:value-type="float" office:value="84.327" calcext:value-type="float">
            <text:p>84,3</text:p>
          </table:table-cell>
          <table:table-cell office:value-type="float" office:value="84.472" calcext:value-type="float">
            <text:p>84,5</text:p>
          </table:table-cell>
          <table:table-cell office:value-type="float" office:value="401.094" calcext:value-type="float">
            <text:p>401,1</text:p>
          </table:table-cell>
          <table:table-cell office:value-type="float" office:value="410.019" calcext:value-type="float">
            <text:p>410,0</text:p>
          </table:table-cell>
          <table:table-cell table:formula="of:=[.K505]-[.J505]" office:value-type="float" office:value="8.92500000000001" calcext:value-type="float">
            <text:p>8,9</text:p>
          </table:table-cell>
          <table:table-cell/>
          <table:table-cell table:formula="of:=[.J505]-[.O505]-[.I505]" office:value-type="float" office:value="43.092" calcext:value-type="float">
            <text:p>43,1</text:p>
          </table:table-cell>
          <table:table-cell table:style-name="Default" office:value-type="float" office:value="273.53" calcext:value-type="float">
            <text:p>273,53</text:p>
          </table:table-cell>
          <table:table-cell table:formula="of:=[.O505]-[.Q505]" office:value-type="float" office:value="14.261" calcext:value-type="float">
            <text:p>14,3</text:p>
          </table:table-cell>
          <table:table-cell office:value-type="float" office:value="259.269" calcext:value-type="float">
            <text:p>259,3</text:p>
          </table:table-cell>
          <table:table-cell table:formula="of:=[.Q505]-[.S505]-[.U505]-[.V505]" office:value-type="float" office:value="13.121" calcext:value-type="float">
            <text:p>13,1</text:p>
          </table:table-cell>
          <table:table-cell office:value-type="float" office:value="104.441" calcext:value-type="float">
            <text:p>104,4</text:p>
          </table:table-cell>
          <table:table-cell office:value-type="float" office:value="12.502" calcext:value-type="float">
            <text:p>12,5</text:p>
          </table:table-cell>
          <table:table-cell office:value-type="float" office:value="55.296" calcext:value-type="float">
            <text:p>55,3</text:p>
          </table:table-cell>
          <table:table-cell office:value-type="float" office:value="86.411" calcext:value-type="float">
            <text:p>86,4</text:p>
          </table:table-cell>
          <table:table-cell table:number-columns-repeated="1002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6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49" calcext:value-type="float">
            <text:p>4,2</text:p>
          </table:table-cell>
          <table:table-cell office:value-type="float" office:value="23.184" calcext:value-type="float">
            <text:p>23,2</text:p>
          </table:table-cell>
          <table:table-cell office:value-type="float" office:value="76.532" calcext:value-type="float">
            <text:p>76,5</text:p>
          </table:table-cell>
          <table:table-cell office:value-type="float" office:value="76.654" calcext:value-type="float">
            <text:p>76,7</text:p>
          </table:table-cell>
          <table:table-cell office:value-type="float" office:value="426.18" calcext:value-type="float">
            <text:p>426,2</text:p>
          </table:table-cell>
          <table:table-cell office:value-type="float" office:value="435.774" calcext:value-type="float">
            <text:p>435,8</text:p>
          </table:table-cell>
          <table:table-cell table:formula="of:=[.K506]-[.J506]" office:value-type="float" office:value="9.59399999999999" calcext:value-type="float">
            <text:p>9,6</text:p>
          </table:table-cell>
          <table:table-cell/>
          <table:table-cell table:formula="of:=[.J506]-[.O506]-[.I506]" office:value-type="float" office:value="17.556" calcext:value-type="float">
            <text:p>17,6</text:p>
          </table:table-cell>
          <table:table-cell table:style-name="Default" office:value-type="float" office:value="331.97" calcext:value-type="float">
            <text:p>331,97</text:p>
          </table:table-cell>
          <table:table-cell table:formula="of:=[.O506]-[.Q506]" office:value-type="float" office:value="12.18" calcext:value-type="float">
            <text:p>12,2</text:p>
          </table:table-cell>
          <table:table-cell office:value-type="float" office:value="319.79" calcext:value-type="float">
            <text:p>319,8</text:p>
          </table:table-cell>
          <table:table-cell table:formula="of:=[.Q506]-[.S506]-[.U506]-[.V506]" office:value-type="float" office:value="12.122" calcext:value-type="float">
            <text:p>12,1</text:p>
          </table:table-cell>
          <table:table-cell office:value-type="float" office:value="105.088" calcext:value-type="float">
            <text:p>105,1</text:p>
          </table:table-cell>
          <table:table-cell office:value-type="float" office:value="11.469" calcext:value-type="float">
            <text:p>11,5</text:p>
          </table:table-cell>
          <table:table-cell office:value-type="float" office:value="54.289" calcext:value-type="float">
            <text:p>54,3</text:p>
          </table:table-cell>
          <table:table-cell office:value-type="float" office:value="148.291" calcext:value-type="float">
            <text:p>148,3</text:p>
          </table:table-cell>
          <table:table-cell table:number-columns-repeated="1002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6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29" calcext:value-type="float">
            <text:p>4,2</text:p>
          </table:table-cell>
          <table:table-cell office:value-type="float" office:value="24.22" calcext:value-type="float">
            <text:p>24,2</text:p>
          </table:table-cell>
          <table:table-cell office:value-type="float" office:value="74.912" calcext:value-type="float">
            <text:p>74,9</text:p>
          </table:table-cell>
          <table:table-cell office:value-type="float" office:value="75.017" calcext:value-type="float">
            <text:p>75,0</text:p>
          </table:table-cell>
          <table:table-cell office:value-type="float" office:value="419.174" calcext:value-type="float">
            <text:p>419,2</text:p>
          </table:table-cell>
          <table:table-cell office:value-type="float" office:value="428.666" calcext:value-type="float">
            <text:p>428,7</text:p>
          </table:table-cell>
          <table:table-cell table:formula="of:=[.K507]-[.J507]" office:value-type="float" office:value="9.49200000000002" calcext:value-type="float">
            <text:p>9,5</text:p>
          </table:table-cell>
          <table:table-cell/>
          <table:table-cell table:formula="of:=[.J507]-[.O507]-[.I507]" office:value-type="float" office:value="38.417" calcext:value-type="float">
            <text:p>38,4</text:p>
          </table:table-cell>
          <table:table-cell table:style-name="Default" office:value-type="float" office:value="305.74" calcext:value-type="float">
            <text:p>305,74</text:p>
          </table:table-cell>
          <table:table-cell table:formula="of:=[.O507]-[.Q507]" office:value-type="float" office:value="6.923" calcext:value-type="float">
            <text:p>6,9</text:p>
          </table:table-cell>
          <table:table-cell office:value-type="float" office:value="298.817" calcext:value-type="float">
            <text:p>298,8</text:p>
          </table:table-cell>
          <table:table-cell table:formula="of:=[.Q507]-[.S507]-[.U507]-[.V507]" office:value-type="float" office:value="5.52000000000001" calcext:value-type="float">
            <text:p>5,5</text:p>
          </table:table-cell>
          <table:table-cell office:value-type="float" office:value="105.846" calcext:value-type="float">
            <text:p>105,8</text:p>
          </table:table-cell>
          <table:table-cell office:value-type="float" office:value="4.874" calcext:value-type="float">
            <text:p>4,9</text:p>
          </table:table-cell>
          <table:table-cell office:value-type="float" office:value="53.957" calcext:value-type="float">
            <text:p>54,0</text:p>
          </table:table-cell>
          <table:table-cell office:value-type="float" office:value="133.494" calcext:value-type="float">
            <text:p>133,5</text:p>
          </table:table-cell>
          <table:table-cell table:number-columns-repeated="1002"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6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37" calcext:value-type="float">
            <text:p>4,2</text:p>
          </table:table-cell>
          <table:table-cell office:value-type="float" office:value="23.214" calcext:value-type="float">
            <text:p>23,2</text:p>
          </table:table-cell>
          <table:table-cell office:value-type="float" office:value="73.992" calcext:value-type="float">
            <text:p>74,0</text:p>
          </table:table-cell>
          <table:table-cell office:value-type="float" office:value="74.047" calcext:value-type="float">
            <text:p>74,0</text:p>
          </table:table-cell>
          <table:table-cell office:value-type="float" office:value="416.502" calcext:value-type="float">
            <text:p>416,5</text:p>
          </table:table-cell>
          <table:table-cell office:value-type="float" office:value="424.7" calcext:value-type="float">
            <text:p>424,7</text:p>
          </table:table-cell>
          <table:table-cell table:formula="of:=[.K508]-[.J508]" office:value-type="float" office:value="8.19799999999998" calcext:value-type="float">
            <text:p>8,2</text:p>
          </table:table-cell>
          <table:table-cell/>
          <table:table-cell table:formula="of:=[.J508]-[.O508]-[.I508]" office:value-type="float" office:value="73.405" calcext:value-type="float">
            <text:p>73,4</text:p>
          </table:table-cell>
          <table:table-cell table:style-name="Default" office:value-type="float" office:value="269.05" calcext:value-type="float">
            <text:p>269,05</text:p>
          </table:table-cell>
          <table:table-cell table:formula="of:=[.O508]-[.Q508]" office:value-type="float" office:value="7.13" calcext:value-type="float">
            <text:p>7,1</text:p>
          </table:table-cell>
          <table:table-cell office:value-type="float" office:value="261.92" calcext:value-type="float">
            <text:p>261,9</text:p>
          </table:table-cell>
          <table:table-cell table:formula="of:=[.Q508]-[.S508]-[.U508]-[.V508]" office:value-type="float" office:value="8.37300000000002" calcext:value-type="float">
            <text:p>8,4</text:p>
          </table:table-cell>
          <table:table-cell office:value-type="float" office:value="104.296" calcext:value-type="float">
            <text:p>104,3</text:p>
          </table:table-cell>
          <table:table-cell office:value-type="float" office:value="7.739" calcext:value-type="float">
            <text:p>7,7</text:p>
          </table:table-cell>
          <table:table-cell office:value-type="float" office:value="55.259" calcext:value-type="float">
            <text:p>55,3</text:p>
          </table:table-cell>
          <table:table-cell office:value-type="float" office:value="93.992" calcext:value-type="float">
            <text:p>94,0</text:p>
          </table:table-cell>
          <table:table-cell table:number-columns-repeated="1002"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6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41" calcext:value-type="float">
            <text:p>4,2</text:p>
          </table:table-cell>
          <table:table-cell office:value-type="float" office:value="23.445" calcext:value-type="float">
            <text:p>23,4</text:p>
          </table:table-cell>
          <table:table-cell office:value-type="float" office:value="75.741" calcext:value-type="float">
            <text:p>75,7</text:p>
          </table:table-cell>
          <table:table-cell office:value-type="float" office:value="75.91" calcext:value-type="float">
            <text:p>75,9</text:p>
          </table:table-cell>
          <table:table-cell office:value-type="float" office:value="368.263" calcext:value-type="float">
            <text:p>368,3</text:p>
          </table:table-cell>
          <table:table-cell office:value-type="float" office:value="381.394" calcext:value-type="float">
            <text:p>381,4</text:p>
          </table:table-cell>
          <table:table-cell table:formula="of:=[.K509]-[.J509]" office:value-type="float" office:value="13.131" calcext:value-type="float">
            <text:p>13,1</text:p>
          </table:table-cell>
          <table:table-cell/>
          <table:table-cell table:formula="of:=[.J509]-[.O509]-[.I509]" office:value-type="float" office:value="19.693" calcext:value-type="float">
            <text:p>19,7</text:p>
          </table:table-cell>
          <table:table-cell table:style-name="Default" office:value-type="float" office:value="272.66" calcext:value-type="float">
            <text:p>272,66</text:p>
          </table:table-cell>
          <table:table-cell table:formula="of:=[.O509]-[.Q509]" office:value-type="float" office:value="8.95700000000005" calcext:value-type="float">
            <text:p>9,0</text:p>
          </table:table-cell>
          <table:table-cell office:value-type="float" office:value="263.703" calcext:value-type="float">
            <text:p>263,7</text:p>
          </table:table-cell>
          <table:table-cell table:formula="of:=[.Q509]-[.S509]-[.U509]-[.V509]" office:value-type="float" office:value="12.875" calcext:value-type="float">
            <text:p>12,9</text:p>
          </table:table-cell>
          <table:table-cell office:value-type="float" office:value="110.128" calcext:value-type="float">
            <text:p>110,1</text:p>
          </table:table-cell>
          <table:table-cell office:value-type="float" office:value="12.249" calcext:value-type="float">
            <text:p>12,2</text:p>
          </table:table-cell>
          <table:table-cell office:value-type="float" office:value="49.485" calcext:value-type="float">
            <text:p>49,5</text:p>
          </table:table-cell>
          <table:table-cell office:value-type="float" office:value="91.215" calcext:value-type="float">
            <text:p>91,2</text:p>
          </table:table-cell>
          <table:table-cell table:number-columns-repeated="1002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6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74" calcext:value-type="float">
            <text:p>4,3</text:p>
          </table:table-cell>
          <table:table-cell office:value-type="float" office:value="23.38" calcext:value-type="float">
            <text:p>23,4</text:p>
          </table:table-cell>
          <table:table-cell office:value-type="float" office:value="88.512" calcext:value-type="float">
            <text:p>88,5</text:p>
          </table:table-cell>
          <table:table-cell office:value-type="float" office:value="88.761" calcext:value-type="float">
            <text:p>88,8</text:p>
          </table:table-cell>
          <table:table-cell office:value-type="float" office:value="433.88" calcext:value-type="float">
            <text:p>433,9</text:p>
          </table:table-cell>
          <table:table-cell office:value-type="float" office:value="443.326" calcext:value-type="float">
            <text:p>443,3</text:p>
          </table:table-cell>
          <table:table-cell table:formula="of:=[.K510]-[.J510]" office:value-type="float" office:value="9.44600000000003" calcext:value-type="float">
            <text:p>9,4</text:p>
          </table:table-cell>
          <table:table-cell/>
          <table:table-cell table:formula="of:=[.J510]-[.O510]-[.I510]" office:value-type="float" office:value="35.659" calcext:value-type="float">
            <text:p>35,7</text:p>
          </table:table-cell>
          <table:table-cell table:style-name="Default" office:value-type="float" office:value="309.46" calcext:value-type="float">
            <text:p>309,46</text:p>
          </table:table-cell>
          <table:table-cell table:formula="of:=[.O510]-[.Q510]" office:value-type="float" office:value="10.522" calcext:value-type="float">
            <text:p>10,5</text:p>
          </table:table-cell>
          <table:table-cell office:value-type="float" office:value="298.938" calcext:value-type="float">
            <text:p>298,9</text:p>
          </table:table-cell>
          <table:table-cell table:formula="of:=[.Q510]-[.S510]-[.U510]-[.V510]" office:value-type="float" office:value="9.476" calcext:value-type="float">
            <text:p>9,5</text:p>
          </table:table-cell>
          <table:table-cell office:value-type="float" office:value="115.861" calcext:value-type="float">
            <text:p>115,9</text:p>
          </table:table-cell>
          <table:table-cell office:value-type="float" office:value="8.808" calcext:value-type="float">
            <text:p>8,8</text:p>
          </table:table-cell>
          <table:table-cell office:value-type="float" office:value="43.834" calcext:value-type="float">
            <text:p>43,8</text:p>
          </table:table-cell>
          <table:table-cell office:value-type="float" office:value="129.767" calcext:value-type="float">
            <text:p>129,8</text:p>
          </table:table-cell>
          <table:table-cell table:number-columns-repeated="1002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6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19" calcext:value-type="float">
            <text:p>4,1</text:p>
          </table:table-cell>
          <table:table-cell office:value-type="float" office:value="23.253" calcext:value-type="float">
            <text:p>23,3</text:p>
          </table:table-cell>
          <table:table-cell office:value-type="float" office:value="78.577" calcext:value-type="float">
            <text:p>78,6</text:p>
          </table:table-cell>
          <table:table-cell office:value-type="float" office:value="78.764" calcext:value-type="float">
            <text:p>78,8</text:p>
          </table:table-cell>
          <table:table-cell office:value-type="float" office:value="437.371" calcext:value-type="float">
            <text:p>437,4</text:p>
          </table:table-cell>
          <table:table-cell office:value-type="float" office:value="446.168" calcext:value-type="float">
            <text:p>446,2</text:p>
          </table:table-cell>
          <table:table-cell table:formula="of:=[.K511]-[.J511]" office:value-type="float" office:value="8.79700000000003" calcext:value-type="float">
            <text:p>8,8</text:p>
          </table:table-cell>
          <table:table-cell/>
          <table:table-cell table:formula="of:=[.J511]-[.O511]-[.I511]" office:value-type="float" office:value="109.387" calcext:value-type="float">
            <text:p>109,4</text:p>
          </table:table-cell>
          <table:table-cell table:style-name="Default" office:value-type="float" office:value="249.22" calcext:value-type="float">
            <text:p>249,22</text:p>
          </table:table-cell>
          <table:table-cell table:formula="of:=[.O511]-[.Q511]" office:value-type="float" office:value="14.892" calcext:value-type="float">
            <text:p>14,9</text:p>
          </table:table-cell>
          <table:table-cell office:value-type="float" office:value="234.328" calcext:value-type="float">
            <text:p>234,3</text:p>
          </table:table-cell>
          <table:table-cell table:formula="of:=[.Q511]-[.S511]-[.U511]-[.V511]" office:value-type="float" office:value="9.65600000000001" calcext:value-type="float">
            <text:p>9,7</text:p>
          </table:table-cell>
          <table:table-cell office:value-type="float" office:value="104.834" calcext:value-type="float">
            <text:p>104,8</text:p>
          </table:table-cell>
          <table:table-cell office:value-type="float" office:value="9.069" calcext:value-type="float">
            <text:p>9,1</text:p>
          </table:table-cell>
          <table:table-cell office:value-type="float" office:value="54.398" calcext:value-type="float">
            <text:p>54,4</text:p>
          </table:table-cell>
          <table:table-cell office:value-type="float" office:value="65.44" calcext:value-type="float">
            <text:p>65,4</text:p>
          </table:table-cell>
          <table:table-cell table:number-columns-repeated="1002"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6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05" calcext:value-type="float">
            <text:p>4,3</text:p>
          </table:table-cell>
          <table:table-cell office:value-type="float" office:value="23.674" calcext:value-type="float">
            <text:p>23,7</text:p>
          </table:table-cell>
          <table:table-cell office:value-type="float" office:value="77.701" calcext:value-type="float">
            <text:p>77,7</text:p>
          </table:table-cell>
          <table:table-cell office:value-type="float" office:value="77.79" calcext:value-type="float">
            <text:p>77,8</text:p>
          </table:table-cell>
          <table:table-cell office:value-type="float" office:value="402.651" calcext:value-type="float">
            <text:p>402,7</text:p>
          </table:table-cell>
          <table:table-cell office:value-type="float" office:value="413.065" calcext:value-type="float">
            <text:p>413,1</text:p>
          </table:table-cell>
          <table:table-cell table:formula="of:=[.K512]-[.J512]" office:value-type="float" office:value="10.414" calcext:value-type="float">
            <text:p>10,4</text:p>
          </table:table-cell>
          <table:table-cell/>
          <table:table-cell table:formula="of:=[.J512]-[.O512]-[.I512]" office:value-type="float" office:value="16.241" calcext:value-type="float">
            <text:p>16,2</text:p>
          </table:table-cell>
          <table:table-cell table:style-name="Default" office:value-type="float" office:value="308.62" calcext:value-type="float">
            <text:p>308,62</text:p>
          </table:table-cell>
          <table:table-cell table:formula="of:=[.O512]-[.Q512]" office:value-type="float" office:value="9.78899999999999" calcext:value-type="float">
            <text:p>9,8</text:p>
          </table:table-cell>
          <table:table-cell office:value-type="float" office:value="298.831" calcext:value-type="float">
            <text:p>298,8</text:p>
          </table:table-cell>
          <table:table-cell table:formula="of:=[.Q512]-[.S512]-[.U512]-[.V512]" office:value-type="float" office:value="8.49500000000003" calcext:value-type="float">
            <text:p>8,5</text:p>
          </table:table-cell>
          <table:table-cell office:value-type="float" office:value="109.794" calcext:value-type="float">
            <text:p>109,8</text:p>
          </table:table-cell>
          <table:table-cell office:value-type="float" office:value="7.856" calcext:value-type="float">
            <text:p>7,9</text:p>
          </table:table-cell>
          <table:table-cell office:value-type="float" office:value="50.349" calcext:value-type="float">
            <text:p>50,3</text:p>
          </table:table-cell>
          <table:table-cell office:value-type="float" office:value="130.193" calcext:value-type="float">
            <text:p>130,2</text:p>
          </table:table-cell>
          <table:table-cell table:number-columns-repeated="1002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6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4" calcext:value-type="float">
            <text:p>4,1</text:p>
          </table:table-cell>
          <table:table-cell office:value-type="float" office:value="23.075" calcext:value-type="float">
            <text:p>23,1</text:p>
          </table:table-cell>
          <table:table-cell office:value-type="float" office:value="72.695" calcext:value-type="float">
            <text:p>72,7</text:p>
          </table:table-cell>
          <table:table-cell office:value-type="float" office:value="72.904" calcext:value-type="float">
            <text:p>72,9</text:p>
          </table:table-cell>
          <table:table-cell office:value-type="float" office:value="395.582" calcext:value-type="float">
            <text:p>395,6</text:p>
          </table:table-cell>
          <table:table-cell office:value-type="float" office:value="403.504" calcext:value-type="float">
            <text:p>403,5</text:p>
          </table:table-cell>
          <table:table-cell table:formula="of:=[.K513]-[.J513]" office:value-type="float" office:value="7.92200000000003" calcext:value-type="float">
            <text:p>7,9</text:p>
          </table:table-cell>
          <table:table-cell/>
          <table:table-cell table:formula="of:=[.J513]-[.O513]-[.I513]" office:value-type="float" office:value="-29.392" calcext:value-type="float">
            <text:p>-29,4</text:p>
          </table:table-cell>
          <table:table-cell table:style-name="Default" office:value-type="float" office:value="352.07" calcext:value-type="float">
            <text:p>352,07</text:p>
          </table:table-cell>
          <table:table-cell table:formula="of:=[.O513]-[.Q513]" office:value-type="float" office:value="8.37799999999999" calcext:value-type="float">
            <text:p>8,4</text:p>
          </table:table-cell>
          <table:table-cell office:value-type="float" office:value="343.692" calcext:value-type="float">
            <text:p>343,7</text:p>
          </table:table-cell>
          <table:table-cell table:formula="of:=[.Q513]-[.S513]-[.U513]-[.V513]" office:value-type="float" office:value="11.617" calcext:value-type="float">
            <text:p>11,6</text:p>
          </table:table-cell>
          <table:table-cell office:value-type="float" office:value="105.997" calcext:value-type="float">
            <text:p>106,0</text:p>
          </table:table-cell>
          <table:table-cell office:value-type="float" office:value="10.981" calcext:value-type="float">
            <text:p>11,0</text:p>
          </table:table-cell>
          <table:table-cell office:value-type="float" office:value="54.061" calcext:value-type="float">
            <text:p>54,1</text:p>
          </table:table-cell>
          <table:table-cell office:value-type="float" office:value="172.017" calcext:value-type="float">
            <text:p>172,0</text:p>
          </table:table-cell>
          <table:table-cell table:number-columns-repeated="1002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6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45" calcext:value-type="float">
            <text:p>4,3</text:p>
          </table:table-cell>
          <table:table-cell office:value-type="float" office:value="23.453" calcext:value-type="float">
            <text:p>23,5</text:p>
          </table:table-cell>
          <table:table-cell office:value-type="float" office:value="79.533" calcext:value-type="float">
            <text:p>79,5</text:p>
          </table:table-cell>
          <table:table-cell office:value-type="float" office:value="79.644" calcext:value-type="float">
            <text:p>79,6</text:p>
          </table:table-cell>
          <table:table-cell office:value-type="float" office:value="449.856" calcext:value-type="float">
            <text:p>449,9</text:p>
          </table:table-cell>
          <table:table-cell office:value-type="float" office:value="459.804" calcext:value-type="float">
            <text:p>459,8</text:p>
          </table:table-cell>
          <table:table-cell table:formula="of:=[.K514]-[.J514]" office:value-type="float" office:value="9.94799999999998" calcext:value-type="float">
            <text:p>9,9</text:p>
          </table:table-cell>
          <table:table-cell/>
          <table:table-cell table:formula="of:=[.J514]-[.O514]-[.I514]" office:value-type="float" office:value="123.942" calcext:value-type="float">
            <text:p>123,9</text:p>
          </table:table-cell>
          <table:table-cell table:style-name="Default" office:value-type="float" office:value="246.27" calcext:value-type="float">
            <text:p>246,27</text:p>
          </table:table-cell>
          <table:table-cell table:formula="of:=[.O514]-[.Q514]" office:value-type="float" office:value="15.592" calcext:value-type="float">
            <text:p>15,6</text:p>
          </table:table-cell>
          <table:table-cell office:value-type="float" office:value="230.678" calcext:value-type="float">
            <text:p>230,7</text:p>
          </table:table-cell>
          <table:table-cell table:formula="of:=[.Q514]-[.S514]-[.U514]-[.V514]" office:value-type="float" office:value="5.833" calcext:value-type="float">
            <text:p>5,8</text:p>
          </table:table-cell>
          <table:table-cell office:value-type="float" office:value="106.785" calcext:value-type="float">
            <text:p>106,8</text:p>
          </table:table-cell>
          <table:table-cell office:value-type="float" office:value="5.216" calcext:value-type="float">
            <text:p>5,2</text:p>
          </table:table-cell>
          <table:table-cell office:value-type="float" office:value="52.755" calcext:value-type="float">
            <text:p>52,8</text:p>
          </table:table-cell>
          <table:table-cell office:value-type="float" office:value="65.305" calcext:value-type="float">
            <text:p>65,3</text:p>
          </table:table-cell>
          <table:table-cell table:number-columns-repeated="1002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6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12" calcext:value-type="float">
            <text:p>4,1</text:p>
          </table:table-cell>
          <table:table-cell office:value-type="float" office:value="23.267" calcext:value-type="float">
            <text:p>23,3</text:p>
          </table:table-cell>
          <table:table-cell office:value-type="float" office:value="72.451" calcext:value-type="float">
            <text:p>72,5</text:p>
          </table:table-cell>
          <table:table-cell office:value-type="float" office:value="72.512" calcext:value-type="float">
            <text:p>72,5</text:p>
          </table:table-cell>
          <table:table-cell office:value-type="float" office:value="451.088" calcext:value-type="float">
            <text:p>451,1</text:p>
          </table:table-cell>
          <table:table-cell office:value-type="float" office:value="460.656" calcext:value-type="float">
            <text:p>460,7</text:p>
          </table:table-cell>
          <table:table-cell table:formula="of:=[.K515]-[.J515]" office:value-type="float" office:value="9.56799999999998" calcext:value-type="float">
            <text:p>9,6</text:p>
          </table:table-cell>
          <table:table-cell/>
          <table:table-cell table:formula="of:=[.J515]-[.O515]-[.I515]" office:value-type="float" office:value="106.106" calcext:value-type="float">
            <text:p>106,1</text:p>
          </table:table-cell>
          <table:table-cell table:style-name="Default" office:value-type="float" office:value="272.47" calcext:value-type="float">
            <text:p>272,47</text:p>
          </table:table-cell>
          <table:table-cell table:formula="of:=[.O515]-[.Q515]" office:value-type="float" office:value="12.79" calcext:value-type="float">
            <text:p>12,8</text:p>
          </table:table-cell>
          <table:table-cell office:value-type="float" office:value="259.68" calcext:value-type="float">
            <text:p>259,7</text:p>
          </table:table-cell>
          <table:table-cell table:formula="of:=[.Q515]-[.S515]-[.U515]-[.V515]" office:value-type="float" office:value="12.246" calcext:value-type="float">
            <text:p>12,2</text:p>
          </table:table-cell>
          <table:table-cell office:value-type="float" office:value="105.521" calcext:value-type="float">
            <text:p>105,5</text:p>
          </table:table-cell>
          <table:table-cell office:value-type="float" office:value="11.611" calcext:value-type="float">
            <text:p>11,6</text:p>
          </table:table-cell>
          <table:table-cell office:value-type="float" office:value="54.526" calcext:value-type="float">
            <text:p>54,5</text:p>
          </table:table-cell>
          <table:table-cell office:value-type="float" office:value="87.387" calcext:value-type="float">
            <text:p>87,4</text:p>
          </table:table-cell>
          <table:table-cell table:number-columns-repeated="1002"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6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54" calcext:value-type="float">
            <text:p>4,3</text:p>
          </table:table-cell>
          <table:table-cell office:value-type="float" office:value="23.882" calcext:value-type="float">
            <text:p>23,9</text:p>
          </table:table-cell>
          <table:table-cell office:value-type="float" office:value="94.86" calcext:value-type="float">
            <text:p>94,9</text:p>
          </table:table-cell>
          <table:table-cell office:value-type="float" office:value="95.036" calcext:value-type="float">
            <text:p>95,0</text:p>
          </table:table-cell>
          <table:table-cell office:value-type="float" office:value="485.688" calcext:value-type="float">
            <text:p>485,7</text:p>
          </table:table-cell>
          <table:table-cell office:value-type="float" office:value="495.799" calcext:value-type="float">
            <text:p>495,8</text:p>
          </table:table-cell>
          <table:table-cell table:formula="of:=[.K516]-[.J516]" office:value-type="float" office:value="10.111" calcext:value-type="float">
            <text:p>10,1</text:p>
          </table:table-cell>
          <table:table-cell/>
          <table:table-cell table:formula="of:=[.J516]-[.O516]-[.I516]" office:value-type="float" office:value="66.732" calcext:value-type="float">
            <text:p>66,7</text:p>
          </table:table-cell>
          <table:table-cell table:style-name="Default" office:value-type="float" office:value="323.92" calcext:value-type="float">
            <text:p>323,92</text:p>
          </table:table-cell>
          <table:table-cell table:formula="of:=[.O516]-[.Q516]" office:value-type="float" office:value="20.856" calcext:value-type="float">
            <text:p>20,9</text:p>
          </table:table-cell>
          <table:table-cell office:value-type="float" office:value="303.064" calcext:value-type="float">
            <text:p>303,1</text:p>
          </table:table-cell>
          <table:table-cell table:formula="of:=[.Q516]-[.S516]-[.U516]-[.V516]" office:value-type="float" office:value="21.925" calcext:value-type="float">
            <text:p>21,9</text:p>
          </table:table-cell>
          <table:table-cell office:value-type="float" office:value="104.592" calcext:value-type="float">
            <text:p>104,6</text:p>
          </table:table-cell>
          <table:table-cell office:value-type="float" office:value="3.066" calcext:value-type="float">
            <text:p>3,1</text:p>
          </table:table-cell>
          <table:table-cell office:value-type="float" office:value="55.234" calcext:value-type="float">
            <text:p>55,2</text:p>
          </table:table-cell>
          <table:table-cell office:value-type="float" office:value="121.313" calcext:value-type="float">
            <text:p>121,3</text:p>
          </table:table-cell>
          <table:table-cell table:number-columns-repeated="1002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6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67" calcext:value-type="float">
            <text:p>4,4</text:p>
          </table:table-cell>
          <table:table-cell office:value-type="float" office:value="23.256" calcext:value-type="float">
            <text:p>23,3</text:p>
          </table:table-cell>
          <table:table-cell office:value-type="float" office:value="90.668" calcext:value-type="float">
            <text:p>90,7</text:p>
          </table:table-cell>
          <table:table-cell office:value-type="float" office:value="90.781" calcext:value-type="float">
            <text:p>90,8</text:p>
          </table:table-cell>
          <table:table-cell office:value-type="float" office:value="404.314" calcext:value-type="float">
            <text:p>404,3</text:p>
          </table:table-cell>
          <table:table-cell office:value-type="float" office:value="414.045" calcext:value-type="float">
            <text:p>414,0</text:p>
          </table:table-cell>
          <table:table-cell table:formula="of:=[.K517]-[.J517]" office:value-type="float" office:value="9.73099999999999" calcext:value-type="float">
            <text:p>9,7</text:p>
          </table:table-cell>
          <table:table-cell/>
          <table:table-cell table:formula="of:=[.J517]-[.O517]-[.I517]" office:value-type="float" office:value="-93.027" calcext:value-type="float">
            <text:p>-93,0</text:p>
          </table:table-cell>
          <table:table-cell table:style-name="Default" office:value-type="float" office:value="406.56" calcext:value-type="float">
            <text:p>406,56</text:p>
          </table:table-cell>
          <table:table-cell table:formula="of:=[.O517]-[.Q517]" office:value-type="float" office:value="8.33999999999998" calcext:value-type="float">
            <text:p>8,3</text:p>
          </table:table-cell>
          <table:table-cell office:value-type="float" office:value="398.22" calcext:value-type="float">
            <text:p>398,2</text:p>
          </table:table-cell>
          <table:table-cell table:formula="of:=[.Q517]-[.S517]-[.U517]-[.V517]" office:value-type="float" office:value="6.07500000000002" calcext:value-type="float">
            <text:p>6,1</text:p>
          </table:table-cell>
          <table:table-cell office:value-type="float" office:value="113.653" calcext:value-type="float">
            <text:p>113,7</text:p>
          </table:table-cell>
          <table:table-cell office:value-type="float" office:value="5.416" calcext:value-type="float">
            <text:p>5,4</text:p>
          </table:table-cell>
          <table:table-cell office:value-type="float" office:value="46.463" calcext:value-type="float">
            <text:p>46,5</text:p>
          </table:table-cell>
          <table:table-cell office:value-type="float" office:value="232.029" calcext:value-type="float">
            <text:p>232,0</text:p>
          </table:table-cell>
          <table:table-cell table:number-columns-repeated="1002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6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21" calcext:value-type="float">
            <text:p>4,2</text:p>
          </table:table-cell>
          <table:table-cell office:value-type="float" office:value="23.209" calcext:value-type="float">
            <text:p>23,2</text:p>
          </table:table-cell>
          <table:table-cell office:value-type="float" office:value="74.642" calcext:value-type="float">
            <text:p>74,6</text:p>
          </table:table-cell>
          <table:table-cell office:value-type="float" office:value="75.04" calcext:value-type="float">
            <text:p>75,0</text:p>
          </table:table-cell>
          <table:table-cell office:value-type="float" office:value="418.175" calcext:value-type="float">
            <text:p>418,2</text:p>
          </table:table-cell>
          <table:table-cell office:value-type="float" office:value="426.78" calcext:value-type="float">
            <text:p>426,8</text:p>
          </table:table-cell>
          <table:table-cell table:formula="of:=[.K518]-[.J518]" office:value-type="float" office:value="8.60499999999996" calcext:value-type="float">
            <text:p>8,6</text:p>
          </table:table-cell>
          <table:table-cell/>
          <table:table-cell table:formula="of:=[.J518]-[.O518]-[.I518]" office:value-type="float" office:value="60.295" calcext:value-type="float">
            <text:p>60,3</text:p>
          </table:table-cell>
          <table:table-cell table:style-name="Default" office:value-type="float" office:value="282.84" calcext:value-type="float">
            <text:p>282,84</text:p>
          </table:table-cell>
          <table:table-cell table:formula="of:=[.O518]-[.Q518]" office:value-type="float" office:value="15.84" calcext:value-type="float">
            <text:p>15,8</text:p>
          </table:table-cell>
          <table:table-cell office:value-type="float" office:value="267" calcext:value-type="float">
            <text:p>267,0</text:p>
          </table:table-cell>
          <table:table-cell table:formula="of:=[.Q518]-[.S518]-[.U518]-[.V518]" office:value-type="float" office:value="2.389" calcext:value-type="float">
            <text:p>2,4</text:p>
          </table:table-cell>
          <table:table-cell office:value-type="float" office:value="105.434" calcext:value-type="float">
            <text:p>105,4</text:p>
          </table:table-cell>
          <table:table-cell office:value-type="float" office:value="1.777" calcext:value-type="float">
            <text:p>1,8</text:p>
          </table:table-cell>
          <table:table-cell office:value-type="float" office:value="54.307" calcext:value-type="float">
            <text:p>54,3</text:p>
          </table:table-cell>
          <table:table-cell office:value-type="float" office:value="104.87" calcext:value-type="float">
            <text:p>104,9</text:p>
          </table:table-cell>
          <table:table-cell table:number-columns-repeated="1002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6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84" calcext:value-type="float">
            <text:p>4,3</text:p>
          </table:table-cell>
          <table:table-cell office:value-type="float" office:value="23.346" calcext:value-type="float">
            <text:p>23,3</text:p>
          </table:table-cell>
          <table:table-cell office:value-type="float" office:value="86.607" calcext:value-type="float">
            <text:p>86,6</text:p>
          </table:table-cell>
          <table:table-cell office:value-type="float" office:value="86.761" calcext:value-type="float">
            <text:p>86,8</text:p>
          </table:table-cell>
          <table:table-cell office:value-type="float" office:value="412.622" calcext:value-type="float">
            <text:p>412,6</text:p>
          </table:table-cell>
          <table:table-cell office:value-type="float" office:value="421.4" calcext:value-type="float">
            <text:p>421,4</text:p>
          </table:table-cell>
          <table:table-cell table:formula="of:=[.K519]-[.J519]" office:value-type="float" office:value="8.77799999999996" calcext:value-type="float">
            <text:p>8,8</text:p>
          </table:table-cell>
          <table:table-cell/>
          <table:table-cell table:formula="of:=[.J519]-[.O519]-[.I519]" office:value-type="float" office:value="68.361" calcext:value-type="float">
            <text:p>68,4</text:p>
          </table:table-cell>
          <table:table-cell table:style-name="Default" office:value-type="float" office:value="257.5" calcext:value-type="float">
            <text:p>257,5</text:p>
          </table:table-cell>
          <table:table-cell table:formula="of:=[.O519]-[.Q519]" office:value-type="float" office:value="14.826" calcext:value-type="float">
            <text:p>14,8</text:p>
          </table:table-cell>
          <table:table-cell office:value-type="float" office:value="242.674" calcext:value-type="float">
            <text:p>242,7</text:p>
          </table:table-cell>
          <table:table-cell table:formula="of:=[.Q519]-[.S519]-[.U519]-[.V519]" office:value-type="float" office:value="17.043" calcext:value-type="float">
            <text:p>17,0</text:p>
          </table:table-cell>
          <table:table-cell office:value-type="float" office:value="104.728" calcext:value-type="float">
            <text:p>104,7</text:p>
          </table:table-cell>
          <table:table-cell office:value-type="float" office:value="16.381" calcext:value-type="float">
            <text:p>16,4</text:p>
          </table:table-cell>
          <table:table-cell office:value-type="float" office:value="54.964" calcext:value-type="float">
            <text:p>55,0</text:p>
          </table:table-cell>
          <table:table-cell office:value-type="float" office:value="65.939" calcext:value-type="float">
            <text:p>65,9</text:p>
          </table:table-cell>
          <table:table-cell table:number-columns-repeated="1002"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6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1" calcext:value-type="float">
            <text:p>4,3</text:p>
          </table:table-cell>
          <table:table-cell office:value-type="float" office:value="37.389" calcext:value-type="float">
            <text:p>37,4</text:p>
          </table:table-cell>
          <table:table-cell office:value-type="float" office:value="106.995" calcext:value-type="float">
            <text:p>107,0</text:p>
          </table:table-cell>
          <table:table-cell office:value-type="float" office:value="107.171" calcext:value-type="float">
            <text:p>107,2</text:p>
          </table:table-cell>
          <table:table-cell office:value-type="float" office:value="442.304" calcext:value-type="float">
            <text:p>442,3</text:p>
          </table:table-cell>
          <table:table-cell office:value-type="float" office:value="451.96" calcext:value-type="float">
            <text:p>452,0</text:p>
          </table:table-cell>
          <table:table-cell table:formula="of:=[.K520]-[.J520]" office:value-type="float" office:value="9.65600000000001" calcext:value-type="float">
            <text:p>9,7</text:p>
          </table:table-cell>
          <table:table-cell/>
          <table:table-cell table:formula="of:=[.J520]-[.O520]-[.I520]" office:value-type="float" office:value="43.493" calcext:value-type="float">
            <text:p>43,5</text:p>
          </table:table-cell>
          <table:table-cell table:style-name="Default" office:value-type="float" office:value="291.64" calcext:value-type="float">
            <text:p>291,64</text:p>
          </table:table-cell>
          <table:table-cell table:formula="of:=[.O520]-[.Q520]" office:value-type="float" office:value="4.72899999999999" calcext:value-type="float">
            <text:p>4,7</text:p>
          </table:table-cell>
          <table:table-cell office:value-type="float" office:value="286.911" calcext:value-type="float">
            <text:p>286,9</text:p>
          </table:table-cell>
          <table:table-cell table:formula="of:=[.Q520]-[.S520]-[.U520]-[.V520]" office:value-type="float" office:value="13.056" calcext:value-type="float">
            <text:p>13,1</text:p>
          </table:table-cell>
          <table:table-cell office:value-type="float" office:value="117.761" calcext:value-type="float">
            <text:p>117,8</text:p>
          </table:table-cell>
          <table:table-cell office:value-type="float" office:value="10.545" calcext:value-type="float">
            <text:p>10,5</text:p>
          </table:table-cell>
          <table:table-cell office:value-type="float" office:value="40.429" calcext:value-type="float">
            <text:p>40,4</text:p>
          </table:table-cell>
          <table:table-cell office:value-type="float" office:value="115.665" calcext:value-type="float">
            <text:p>115,7</text:p>
          </table:table-cell>
          <table:table-cell table:number-columns-repeated="1002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6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16" calcext:value-type="float">
            <text:p>4,3</text:p>
          </table:table-cell>
          <table:table-cell office:value-type="float" office:value="23.13" calcext:value-type="float">
            <text:p>23,1</text:p>
          </table:table-cell>
          <table:table-cell office:value-type="float" office:value="89.875" calcext:value-type="float">
            <text:p>89,9</text:p>
          </table:table-cell>
          <table:table-cell office:value-type="float" office:value="90.057" calcext:value-type="float">
            <text:p>90,1</text:p>
          </table:table-cell>
          <table:table-cell office:value-type="float" office:value="383.182" calcext:value-type="float">
            <text:p>383,2</text:p>
          </table:table-cell>
          <table:table-cell office:value-type="float" office:value="392.465" calcext:value-type="float">
            <text:p>392,5</text:p>
          </table:table-cell>
          <table:table-cell table:formula="of:=[.K521]-[.J521]" office:value-type="float" office:value="9.28299999999996" calcext:value-type="float">
            <text:p>9,3</text:p>
          </table:table-cell>
          <table:table-cell/>
          <table:table-cell table:formula="of:=[.J521]-[.O521]-[.I521]" office:value-type="float" office:value="14.665" calcext:value-type="float">
            <text:p>14,7</text:p>
          </table:table-cell>
          <table:table-cell table:style-name="Default" office:value-type="float" office:value="278.46" calcext:value-type="float">
            <text:p>278,46</text:p>
          </table:table-cell>
          <table:table-cell table:formula="of:=[.O521]-[.Q521]" office:value-type="float" office:value="14.305" calcext:value-type="float">
            <text:p>14,3</text:p>
          </table:table-cell>
          <table:table-cell office:value-type="float" office:value="264.155" calcext:value-type="float">
            <text:p>264,2</text:p>
          </table:table-cell>
          <table:table-cell table:formula="of:=[.Q521]-[.S521]-[.U521]-[.V521]" office:value-type="float" office:value="18.364" calcext:value-type="float">
            <text:p>18,4</text:p>
          </table:table-cell>
          <table:table-cell office:value-type="float" office:value="104.83" calcext:value-type="float">
            <text:p>104,8</text:p>
          </table:table-cell>
          <table:table-cell office:value-type="float" office:value="17.691" calcext:value-type="float">
            <text:p>17,7</text:p>
          </table:table-cell>
          <table:table-cell office:value-type="float" office:value="54.749" calcext:value-type="float">
            <text:p>54,7</text:p>
          </table:table-cell>
          <table:table-cell office:value-type="float" office:value="86.212" calcext:value-type="float">
            <text:p>86,2</text:p>
          </table:table-cell>
          <table:table-cell table:number-columns-repeated="1002"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6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96" calcext:value-type="float">
            <text:p>4,3</text:p>
          </table:table-cell>
          <table:table-cell office:value-type="float" office:value="23.705" calcext:value-type="float">
            <text:p>23,7</text:p>
          </table:table-cell>
          <table:table-cell office:value-type="float" office:value="88.756" calcext:value-type="float">
            <text:p>88,8</text:p>
          </table:table-cell>
          <table:table-cell office:value-type="float" office:value="88.942" calcext:value-type="float">
            <text:p>88,9</text:p>
          </table:table-cell>
          <table:table-cell office:value-type="float" office:value="475.303" calcext:value-type="float">
            <text:p>475,3</text:p>
          </table:table-cell>
          <table:table-cell office:value-type="float" office:value="484.885" calcext:value-type="float">
            <text:p>484,9</text:p>
          </table:table-cell>
          <table:table-cell table:formula="of:=[.K522]-[.J522]" office:value-type="float" office:value="9.58199999999999" calcext:value-type="float">
            <text:p>9,6</text:p>
          </table:table-cell>
          <table:table-cell/>
          <table:table-cell table:formula="of:=[.J522]-[.O522]-[.I522]" office:value-type="float" office:value="59.271" calcext:value-type="float">
            <text:p>59,3</text:p>
          </table:table-cell>
          <table:table-cell table:style-name="Default" office:value-type="float" office:value="327.09" calcext:value-type="float">
            <text:p>327,09</text:p>
          </table:table-cell>
          <table:table-cell table:formula="of:=[.O522]-[.Q522]" office:value-type="float" office:value="17.863" calcext:value-type="float">
            <text:p>17,9</text:p>
          </table:table-cell>
          <table:table-cell office:value-type="float" office:value="309.227" calcext:value-type="float">
            <text:p>309,2</text:p>
          </table:table-cell>
          <table:table-cell table:formula="of:=[.Q522]-[.S522]-[.U522]-[.V522]" office:value-type="float" office:value="7.33500000000001" calcext:value-type="float">
            <text:p>7,3</text:p>
          </table:table-cell>
          <table:table-cell office:value-type="float" office:value="105.717" calcext:value-type="float">
            <text:p>105,7</text:p>
          </table:table-cell>
          <table:table-cell office:value-type="float" office:value="6.696" calcext:value-type="float">
            <text:p>6,7</text:p>
          </table:table-cell>
          <table:table-cell office:value-type="float" office:value="53.677" calcext:value-type="float">
            <text:p>53,7</text:p>
          </table:table-cell>
          <table:table-cell office:value-type="float" office:value="142.498" calcext:value-type="float">
            <text:p>142,5</text:p>
          </table:table-cell>
          <table:table-cell table:number-columns-repeated="1002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6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28" calcext:value-type="float">
            <text:p>4,3</text:p>
          </table:table-cell>
          <table:table-cell office:value-type="float" office:value="23.961" calcext:value-type="float">
            <text:p>24,0</text:p>
          </table:table-cell>
          <table:table-cell office:value-type="float" office:value="76.278" calcext:value-type="float">
            <text:p>76,3</text:p>
          </table:table-cell>
          <table:table-cell office:value-type="float" office:value="76.44" calcext:value-type="float">
            <text:p>76,4</text:p>
          </table:table-cell>
          <table:table-cell office:value-type="float" office:value="417.193" calcext:value-type="float">
            <text:p>417,2</text:p>
          </table:table-cell>
          <table:table-cell office:value-type="float" office:value="425.945" calcext:value-type="float">
            <text:p>425,9</text:p>
          </table:table-cell>
          <table:table-cell table:formula="of:=[.K523]-[.J523]" office:value-type="float" office:value="8.75200000000001" calcext:value-type="float">
            <text:p>8,8</text:p>
          </table:table-cell>
          <table:table-cell/>
          <table:table-cell table:formula="of:=[.J523]-[.O523]-[.I523]" office:value-type="float" office:value="64.273" calcext:value-type="float">
            <text:p>64,3</text:p>
          </table:table-cell>
          <table:table-cell table:style-name="Default" office:value-type="float" office:value="276.48" calcext:value-type="float">
            <text:p>276,48</text:p>
          </table:table-cell>
          <table:table-cell table:formula="of:=[.O523]-[.Q523]" office:value-type="float" office:value="10.18" calcext:value-type="float">
            <text:p>10,2</text:p>
          </table:table-cell>
          <table:table-cell office:value-type="float" office:value="266.3" calcext:value-type="float">
            <text:p>266,3</text:p>
          </table:table-cell>
          <table:table-cell table:formula="of:=[.Q523]-[.S523]-[.U523]-[.V523]" office:value-type="float" office:value="16.292" calcext:value-type="float">
            <text:p>16,3</text:p>
          </table:table-cell>
          <table:table-cell office:value-type="float" office:value="106.935" calcext:value-type="float">
            <text:p>106,9</text:p>
          </table:table-cell>
          <table:table-cell office:value-type="float" office:value="15.68" calcext:value-type="float">
            <text:p>15,7</text:p>
          </table:table-cell>
          <table:table-cell office:value-type="float" office:value="53.138" calcext:value-type="float">
            <text:p>53,1</text:p>
          </table:table-cell>
          <table:table-cell office:value-type="float" office:value="89.935" calcext:value-type="float">
            <text:p>89,9</text:p>
          </table:table-cell>
          <table:table-cell table:number-columns-repeated="1002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6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21" calcext:value-type="float">
            <text:p>4,2</text:p>
          </table:table-cell>
          <table:table-cell office:value-type="float" office:value="23.235" calcext:value-type="float">
            <text:p>23,2</text:p>
          </table:table-cell>
          <table:table-cell office:value-type="float" office:value="74.229" calcext:value-type="float">
            <text:p>74,2</text:p>
          </table:table-cell>
          <table:table-cell office:value-type="float" office:value="74.402" calcext:value-type="float">
            <text:p>74,4</text:p>
          </table:table-cell>
          <table:table-cell office:value-type="float" office:value="395.081" calcext:value-type="float">
            <text:p>395,1</text:p>
          </table:table-cell>
          <table:table-cell office:value-type="float" office:value="405.786" calcext:value-type="float">
            <text:p>405,8</text:p>
          </table:table-cell>
          <table:table-cell table:formula="of:=[.K524]-[.J524]" office:value-type="float" office:value="10.705" calcext:value-type="float">
            <text:p>10,7</text:p>
          </table:table-cell>
          <table:table-cell/>
          <table:table-cell table:formula="of:=[.J524]-[.O524]-[.I524]" office:value-type="float" office:value="25.839" calcext:value-type="float">
            <text:p>25,8</text:p>
          </table:table-cell>
          <table:table-cell table:style-name="Default" office:value-type="float" office:value="294.84" calcext:value-type="float">
            <text:p>294,84</text:p>
          </table:table-cell>
          <table:table-cell table:formula="of:=[.O524]-[.Q524]" office:value-type="float" office:value="33.062" calcext:value-type="float">
            <text:p>33,1</text:p>
          </table:table-cell>
          <table:table-cell office:value-type="float" office:value="261.778" calcext:value-type="float">
            <text:p>261,8</text:p>
          </table:table-cell>
          <table:table-cell table:formula="of:=[.Q524]-[.S524]-[.U524]-[.V524]" office:value-type="float" office:value="16.574" calcext:value-type="float">
            <text:p>16,6</text:p>
          </table:table-cell>
          <table:table-cell office:value-type="float" office:value="117.676" calcext:value-type="float">
            <text:p>117,7</text:p>
          </table:table-cell>
          <table:table-cell office:value-type="float" office:value="13.932" calcext:value-type="float">
            <text:p>13,9</text:p>
          </table:table-cell>
          <table:table-cell office:value-type="float" office:value="40.403" calcext:value-type="float">
            <text:p>40,4</text:p>
          </table:table-cell>
          <table:table-cell office:value-type="float" office:value="87.125" calcext:value-type="float">
            <text:p>87,1</text:p>
          </table:table-cell>
          <table:table-cell table:number-columns-repeated="1002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6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24" calcext:value-type="float">
            <text:p>4,2</text:p>
          </table:table-cell>
          <table:table-cell office:value-type="float" office:value="23.357" calcext:value-type="float">
            <text:p>23,4</text:p>
          </table:table-cell>
          <table:table-cell office:value-type="float" office:value="72.629" calcext:value-type="float">
            <text:p>72,6</text:p>
          </table:table-cell>
          <table:table-cell office:value-type="float" office:value="72.749" calcext:value-type="float">
            <text:p>72,7</text:p>
          </table:table-cell>
          <table:table-cell office:value-type="float" office:value="455.421" calcext:value-type="float">
            <text:p>455,4</text:p>
          </table:table-cell>
          <table:table-cell office:value-type="float" office:value="464.264" calcext:value-type="float">
            <text:p>464,3</text:p>
          </table:table-cell>
          <table:table-cell table:formula="of:=[.K525]-[.J525]" office:value-type="float" office:value="8.84300000000002" calcext:value-type="float">
            <text:p>8,8</text:p>
          </table:table-cell>
          <table:table-cell/>
          <table:table-cell table:formula="of:=[.J525]-[.O525]-[.I525]" office:value-type="float" office:value="63.912" calcext:value-type="float">
            <text:p>63,9</text:p>
          </table:table-cell>
          <table:table-cell table:style-name="Default" office:value-type="float" office:value="318.76" calcext:value-type="float">
            <text:p>318,76</text:p>
          </table:table-cell>
          <table:table-cell table:formula="of:=[.O525]-[.Q525]" office:value-type="float" office:value="9.61599999999999" calcext:value-type="float">
            <text:p>9,6</text:p>
          </table:table-cell>
          <table:table-cell office:value-type="float" office:value="309.144" calcext:value-type="float">
            <text:p>309,1</text:p>
          </table:table-cell>
          <table:table-cell table:formula="of:=[.Q525]-[.S525]-[.U525]-[.V525]" office:value-type="float" office:value="18.23" calcext:value-type="float">
            <text:p>18,2</text:p>
          </table:table-cell>
          <table:table-cell office:value-type="float" office:value="105.404" calcext:value-type="float">
            <text:p>105,4</text:p>
          </table:table-cell>
          <table:table-cell office:value-type="float" office:value="17.58" calcext:value-type="float">
            <text:p>17,6</text:p>
          </table:table-cell>
          <table:table-cell office:value-type="float" office:value="54.641" calcext:value-type="float">
            <text:p>54,6</text:p>
          </table:table-cell>
          <table:table-cell office:value-type="float" office:value="130.869" calcext:value-type="float">
            <text:p>130,9</text:p>
          </table:table-cell>
          <table:table-cell table:number-columns-repeated="1002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6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2" calcext:value-type="float">
            <text:p>4,2</text:p>
          </table:table-cell>
          <table:table-cell office:value-type="float" office:value="23.158" calcext:value-type="float">
            <text:p>23,2</text:p>
          </table:table-cell>
          <table:table-cell office:value-type="float" office:value="74.345" calcext:value-type="float">
            <text:p>74,3</text:p>
          </table:table-cell>
          <table:table-cell office:value-type="float" office:value="74.533" calcext:value-type="float">
            <text:p>74,5</text:p>
          </table:table-cell>
          <table:table-cell office:value-type="float" office:value="454.163" calcext:value-type="float">
            <text:p>454,2</text:p>
          </table:table-cell>
          <table:table-cell office:value-type="float" office:value="464.336" calcext:value-type="float">
            <text:p>464,3</text:p>
          </table:table-cell>
          <table:table-cell table:formula="of:=[.K526]-[.J526]" office:value-type="float" office:value="10.173" calcext:value-type="float">
            <text:p>10,2</text:p>
          </table:table-cell>
          <table:table-cell/>
          <table:table-cell table:formula="of:=[.J526]-[.O526]-[.I526]" office:value-type="float" office:value="135.09" calcext:value-type="float">
            <text:p>135,1</text:p>
          </table:table-cell>
          <table:table-cell table:style-name="Default" office:value-type="float" office:value="244.54" calcext:value-type="float">
            <text:p>244,54</text:p>
          </table:table-cell>
          <table:table-cell table:formula="of:=[.O526]-[.Q526]" office:value-type="float" office:value="2.24099999999999" calcext:value-type="float">
            <text:p>2,2</text:p>
          </table:table-cell>
          <table:table-cell office:value-type="float" office:value="242.299" calcext:value-type="float">
            <text:p>242,3</text:p>
          </table:table-cell>
          <table:table-cell table:formula="of:=[.Q526]-[.S526]-[.U526]-[.V526]" office:value-type="float" office:value="4.07400000000003" calcext:value-type="float">
            <text:p>4,1</text:p>
          </table:table-cell>
          <table:table-cell office:value-type="float" office:value="101.728" calcext:value-type="float">
            <text:p>101,7</text:p>
          </table:table-cell>
          <table:table-cell office:value-type="float" office:value="3.431" calcext:value-type="float">
            <text:p>3,4</text:p>
          </table:table-cell>
          <table:table-cell office:value-type="float" office:value="38.321" calcext:value-type="float">
            <text:p>38,3</text:p>
          </table:table-cell>
          <table:table-cell office:value-type="float" office:value="98.176" calcext:value-type="float">
            <text:p>98,2</text:p>
          </table:table-cell>
          <table:table-cell table:number-columns-repeated="1002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6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58" calcext:value-type="float">
            <text:p>4,2</text:p>
          </table:table-cell>
          <table:table-cell office:value-type="float" office:value="23.218" calcext:value-type="float">
            <text:p>23,2</text:p>
          </table:table-cell>
          <table:table-cell office:value-type="float" office:value="79.376" calcext:value-type="float">
            <text:p>79,4</text:p>
          </table:table-cell>
          <table:table-cell office:value-type="float" office:value="79.475" calcext:value-type="float">
            <text:p>79,5</text:p>
          </table:table-cell>
          <table:table-cell office:value-type="float" office:value="397.978" calcext:value-type="float">
            <text:p>398,0</text:p>
          </table:table-cell>
          <table:table-cell office:value-type="float" office:value="406.838" calcext:value-type="float">
            <text:p>406,8</text:p>
          </table:table-cell>
          <table:table-cell table:formula="of:=[.K527]-[.J527]" office:value-type="float" office:value="8.86000000000001" calcext:value-type="float">
            <text:p>8,9</text:p>
          </table:table-cell>
          <table:table-cell/>
          <table:table-cell table:formula="of:=[.J527]-[.O527]-[.I527]" office:value-type="float" office:value="38.293" calcext:value-type="float">
            <text:p>38,3</text:p>
          </table:table-cell>
          <table:table-cell table:style-name="Default" office:value-type="float" office:value="280.21" calcext:value-type="float">
            <text:p>280,21</text:p>
          </table:table-cell>
          <table:table-cell table:formula="of:=[.O527]-[.Q527]" office:value-type="float" office:value="11.201" calcext:value-type="float">
            <text:p>11,2</text:p>
          </table:table-cell>
          <table:table-cell office:value-type="float" office:value="269.009" calcext:value-type="float">
            <text:p>269,0</text:p>
          </table:table-cell>
          <table:table-cell table:formula="of:=[.Q527]-[.S527]-[.U527]-[.V527]" office:value-type="float" office:value="25.894" calcext:value-type="float">
            <text:p>25,9</text:p>
          </table:table-cell>
          <table:table-cell office:value-type="float" office:value="113.514" calcext:value-type="float">
            <text:p>113,5</text:p>
          </table:table-cell>
          <table:table-cell office:value-type="float" office:value="19.081" calcext:value-type="float">
            <text:p>19,1</text:p>
          </table:table-cell>
          <table:table-cell office:value-type="float" office:value="40.352" calcext:value-type="float">
            <text:p>40,4</text:p>
          </table:table-cell>
          <table:table-cell office:value-type="float" office:value="89.249" calcext:value-type="float">
            <text:p>89,2</text:p>
          </table:table-cell>
          <table:table-cell table:number-columns-repeated="1002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6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89" calcext:value-type="float">
            <text:p>4,2</text:p>
          </table:table-cell>
          <table:table-cell office:value-type="float" office:value="23.742" calcext:value-type="float">
            <text:p>23,7</text:p>
          </table:table-cell>
          <table:table-cell office:value-type="float" office:value="73.081" calcext:value-type="float">
            <text:p>73,1</text:p>
          </table:table-cell>
          <table:table-cell office:value-type="float" office:value="73.199" calcext:value-type="float">
            <text:p>73,2</text:p>
          </table:table-cell>
          <table:table-cell office:value-type="float" office:value="452.68" calcext:value-type="float">
            <text:p>452,7</text:p>
          </table:table-cell>
          <table:table-cell office:value-type="float" office:value="465.14" calcext:value-type="float">
            <text:p>465,1</text:p>
          </table:table-cell>
          <table:table-cell table:formula="of:=[.K528]-[.J528]" office:value-type="float" office:value="12.46" calcext:value-type="float">
            <text:p>12,5</text:p>
          </table:table-cell>
          <table:table-cell/>
          <table:table-cell table:formula="of:=[.J528]-[.O528]-[.I528]" office:value-type="float" office:value="-1494.039" calcext:value-type="float">
            <text:p>-1.494,0</text:p>
          </table:table-cell>
          <table:table-cell table:style-name="Default" office:value-type="float" office:value="1873.52" calcext:value-type="float">
            <text:p>1873,52</text:p>
          </table:table-cell>
          <table:table-cell table:formula="of:=[.O528]-[.Q528]" office:value-type="float" office:value="2.67799999999988" calcext:value-type="float">
            <text:p>2,7</text:p>
          </table:table-cell>
          <table:table-cell office:value-type="float" office:value="1870.842" calcext:value-type="float">
            <text:p>1.870,8</text:p>
          </table:table-cell>
          <table:table-cell table:formula="of:=[.Q528]-[.S528]-[.U528]-[.V528]" office:value-type="float" office:value="13.4400000000001" calcext:value-type="float">
            <text:p>13,4</text:p>
          </table:table-cell>
          <table:table-cell office:value-type="float" office:value="107.373" calcext:value-type="float">
            <text:p>107,4</text:p>
          </table:table-cell>
          <table:table-cell office:value-type="float" office:value="12.786" calcext:value-type="float">
            <text:p>12,8</text:p>
          </table:table-cell>
          <table:table-cell office:value-type="float" office:value="52.425" calcext:value-type="float">
            <text:p>52,4</text:p>
          </table:table-cell>
          <table:table-cell office:value-type="float" office:value="1697.604" calcext:value-type="float">
            <text:p>1.697,6</text:p>
          </table:table-cell>
          <table:table-cell table:number-columns-repeated="1002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6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86" calcext:value-type="float">
            <text:p>4,2</text:p>
          </table:table-cell>
          <table:table-cell office:value-type="float" office:value="23.204" calcext:value-type="float">
            <text:p>23,2</text:p>
          </table:table-cell>
          <table:table-cell office:value-type="float" office:value="72.757" calcext:value-type="float">
            <text:p>72,8</text:p>
          </table:table-cell>
          <table:table-cell office:value-type="float" office:value="72.812" calcext:value-type="float">
            <text:p>72,8</text:p>
          </table:table-cell>
          <table:table-cell office:value-type="float" office:value="652.943" calcext:value-type="float">
            <text:p>652,9</text:p>
          </table:table-cell>
          <table:table-cell office:value-type="float" office:value="663.017" calcext:value-type="float">
            <text:p>663,0</text:p>
          </table:table-cell>
          <table:table-cell table:formula="of:=[.K529]-[.J529]" office:value-type="float" office:value="10.0740000000001" calcext:value-type="float">
            <text:p>10,1</text:p>
          </table:table-cell>
          <table:table-cell/>
          <table:table-cell table:formula="of:=[.J529]-[.O529]-[.I529]" office:value-type="float" office:value="269.641" calcext:value-type="float">
            <text:p>269,6</text:p>
          </table:table-cell>
          <table:table-cell table:style-name="Default" office:value-type="float" office:value="310.49" calcext:value-type="float">
            <text:p>310,49</text:p>
          </table:table-cell>
          <table:table-cell table:formula="of:=[.O529]-[.Q529]" office:value-type="float" office:value="11.264" calcext:value-type="float">
            <text:p>11,3</text:p>
          </table:table-cell>
          <table:table-cell office:value-type="float" office:value="299.226" calcext:value-type="float">
            <text:p>299,2</text:p>
          </table:table-cell>
          <table:table-cell table:formula="of:=[.Q529]-[.S529]-[.U529]-[.V529]" office:value-type="float" office:value="10.029" calcext:value-type="float">
            <text:p>10,0</text:p>
          </table:table-cell>
          <table:table-cell office:value-type="float" office:value="103.854" calcext:value-type="float">
            <text:p>103,9</text:p>
          </table:table-cell>
          <table:table-cell office:value-type="float" office:value="9.435" calcext:value-type="float">
            <text:p>9,4</text:p>
          </table:table-cell>
          <table:table-cell office:value-type="float" office:value="56.239" calcext:value-type="float">
            <text:p>56,2</text:p>
          </table:table-cell>
          <table:table-cell office:value-type="float" office:value="129.104" calcext:value-type="float">
            <text:p>129,1</text:p>
          </table:table-cell>
          <table:table-cell table:number-columns-repeated="1002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6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13" calcext:value-type="float">
            <text:p>4,3</text:p>
          </table:table-cell>
          <table:table-cell office:value-type="float" office:value="23.46" calcext:value-type="float">
            <text:p>23,5</text:p>
          </table:table-cell>
          <table:table-cell office:value-type="float" office:value="88.82" calcext:value-type="float">
            <text:p>88,8</text:p>
          </table:table-cell>
          <table:table-cell office:value-type="float" office:value="88.919" calcext:value-type="float">
            <text:p>88,9</text:p>
          </table:table-cell>
          <table:table-cell office:value-type="float" office:value="455.693" calcext:value-type="float">
            <text:p>455,7</text:p>
          </table:table-cell>
          <table:table-cell office:value-type="float" office:value="465.421" calcext:value-type="float">
            <text:p>465,4</text:p>
          </table:table-cell>
          <table:table-cell table:formula="of:=[.K530]-[.J530]" office:value-type="float" office:value="9.72800000000001" calcext:value-type="float">
            <text:p>9,7</text:p>
          </table:table-cell>
          <table:table-cell/>
          <table:table-cell table:formula="of:=[.J530]-[.O530]-[.I530]" office:value-type="float" office:value="116.284" calcext:value-type="float">
            <text:p>116,3</text:p>
          </table:table-cell>
          <table:table-cell table:style-name="Default" office:value-type="float" office:value="250.49" calcext:value-type="float">
            <text:p>250,49</text:p>
          </table:table-cell>
          <table:table-cell table:formula="of:=[.O530]-[.Q530]" office:value-type="float" office:value="2.17600000000002" calcext:value-type="float">
            <text:p>2,2</text:p>
          </table:table-cell>
          <table:table-cell office:value-type="float" office:value="248.314" calcext:value-type="float">
            <text:p>248,3</text:p>
          </table:table-cell>
          <table:table-cell table:formula="of:=[.Q530]-[.S530]-[.U530]-[.V530]" office:value-type="float" office:value="9.61200000000001" calcext:value-type="float">
            <text:p>9,6</text:p>
          </table:table-cell>
          <table:table-cell office:value-type="float" office:value="106.118" calcext:value-type="float">
            <text:p>106,1</text:p>
          </table:table-cell>
          <table:table-cell office:value-type="float" office:value="9.001" calcext:value-type="float">
            <text:p>9,0</text:p>
          </table:table-cell>
          <table:table-cell office:value-type="float" office:value="53.534" calcext:value-type="float">
            <text:p>53,5</text:p>
          </table:table-cell>
          <table:table-cell office:value-type="float" office:value="79.05" calcext:value-type="float">
            <text:p>79,1</text:p>
          </table:table-cell>
          <table:table-cell table:number-columns-repeated="1002"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6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29" calcext:value-type="float">
            <text:p>4,3</text:p>
          </table:table-cell>
          <table:table-cell office:value-type="float" office:value="23.399" calcext:value-type="float">
            <text:p>23,4</text:p>
          </table:table-cell>
          <table:table-cell office:value-type="float" office:value="87.611" calcext:value-type="float">
            <text:p>87,6</text:p>
          </table:table-cell>
          <table:table-cell office:value-type="float" office:value="87.684" calcext:value-type="float">
            <text:p>87,7</text:p>
          </table:table-cell>
          <table:table-cell office:value-type="float" office:value="426.097" calcext:value-type="float">
            <text:p>426,1</text:p>
          </table:table-cell>
          <table:table-cell office:value-type="float" office:value="435.376" calcext:value-type="float">
            <text:p>435,4</text:p>
          </table:table-cell>
          <table:table-cell table:formula="of:=[.K531]-[.J531]" office:value-type="float" office:value="9.279" calcext:value-type="float">
            <text:p>9,3</text:p>
          </table:table-cell>
          <table:table-cell/>
          <table:table-cell table:formula="of:=[.J531]-[.O531]-[.I531]" office:value-type="float" office:value="12.453" calcext:value-type="float">
            <text:p>12,5</text:p>
          </table:table-cell>
          <table:table-cell table:style-name="Default" office:value-type="float" office:value="325.96" calcext:value-type="float">
            <text:p>325,96</text:p>
          </table:table-cell>
          <table:table-cell table:formula="of:=[.O531]-[.Q531]" office:value-type="float" office:value="18.431" calcext:value-type="float">
            <text:p>18,4</text:p>
          </table:table-cell>
          <table:table-cell office:value-type="float" office:value="307.529" calcext:value-type="float">
            <text:p>307,5</text:p>
          </table:table-cell>
          <table:table-cell table:formula="of:=[.Q531]-[.S531]-[.U531]-[.V531]" office:value-type="float" office:value="5.584" calcext:value-type="float">
            <text:p>5,6</text:p>
          </table:table-cell>
          <table:table-cell office:value-type="float" office:value="116.656" calcext:value-type="float">
            <text:p>116,7</text:p>
          </table:table-cell>
          <table:table-cell office:value-type="float" office:value="4.981" calcext:value-type="float">
            <text:p>5,0</text:p>
          </table:table-cell>
          <table:table-cell office:value-type="float" office:value="42.881" calcext:value-type="float">
            <text:p>42,9</text:p>
          </table:table-cell>
          <table:table-cell office:value-type="float" office:value="142.408" calcext:value-type="float">
            <text:p>142,4</text:p>
          </table:table-cell>
          <table:table-cell table:number-columns-repeated="1002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6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48" calcext:value-type="float">
            <text:p>4,1</text:p>
          </table:table-cell>
          <table:table-cell office:value-type="float" office:value="22.972" calcext:value-type="float">
            <text:p>23,0</text:p>
          </table:table-cell>
          <table:table-cell office:value-type="float" office:value="80.814" calcext:value-type="float">
            <text:p>80,8</text:p>
          </table:table-cell>
          <table:table-cell office:value-type="float" office:value="81.037" calcext:value-type="float">
            <text:p>81,0</text:p>
          </table:table-cell>
          <table:table-cell office:value-type="float" office:value="395.384" calcext:value-type="float">
            <text:p>395,4</text:p>
          </table:table-cell>
          <table:table-cell office:value-type="float" office:value="407.014" calcext:value-type="float">
            <text:p>407,0</text:p>
          </table:table-cell>
          <table:table-cell table:formula="of:=[.K532]-[.J532]" office:value-type="float" office:value="11.63" calcext:value-type="float">
            <text:p>11,6</text:p>
          </table:table-cell>
          <table:table-cell/>
          <table:table-cell table:formula="of:=[.J532]-[.O532]-[.I532]" office:value-type="float" office:value="36.267" calcext:value-type="float">
            <text:p>36,3</text:p>
          </table:table-cell>
          <table:table-cell table:style-name="Default" office:value-type="float" office:value="278.08" calcext:value-type="float">
            <text:p>278,08</text:p>
          </table:table-cell>
          <table:table-cell table:formula="of:=[.O532]-[.Q532]" office:value-type="float" office:value="9.47299999999996" calcext:value-type="float">
            <text:p>9,5</text:p>
          </table:table-cell>
          <table:table-cell office:value-type="float" office:value="268.607" calcext:value-type="float">
            <text:p>268,6</text:p>
          </table:table-cell>
          <table:table-cell table:formula="of:=[.Q532]-[.S532]-[.U532]-[.V532]" office:value-type="float" office:value="17.747" calcext:value-type="float">
            <text:p>17,7</text:p>
          </table:table-cell>
          <table:table-cell office:value-type="float" office:value="108.385" calcext:value-type="float">
            <text:p>108,4</text:p>
          </table:table-cell>
          <table:table-cell office:value-type="float" office:value="17.12" calcext:value-type="float">
            <text:p>17,1</text:p>
          </table:table-cell>
          <table:table-cell office:value-type="float" office:value="51.721" calcext:value-type="float">
            <text:p>51,7</text:p>
          </table:table-cell>
          <table:table-cell office:value-type="float" office:value="90.754" calcext:value-type="float">
            <text:p>90,8</text:p>
          </table:table-cell>
          <table:table-cell table:number-columns-repeated="1002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6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24" calcext:value-type="float">
            <text:p>4,3</text:p>
          </table:table-cell>
          <table:table-cell office:value-type="float" office:value="23.667" calcext:value-type="float">
            <text:p>23,7</text:p>
          </table:table-cell>
          <table:table-cell office:value-type="float" office:value="76.781" calcext:value-type="float">
            <text:p>76,8</text:p>
          </table:table-cell>
          <table:table-cell office:value-type="float" office:value="76.886" calcext:value-type="float">
            <text:p>76,9</text:p>
          </table:table-cell>
          <table:table-cell office:value-type="float" office:value="438.933" calcext:value-type="float">
            <text:p>438,9</text:p>
          </table:table-cell>
          <table:table-cell office:value-type="float" office:value="448.433" calcext:value-type="float">
            <text:p>448,4</text:p>
          </table:table-cell>
          <table:table-cell table:formula="of:=[.K533]-[.J533]" office:value-type="float" office:value="9.5" calcext:value-type="float">
            <text:p>9,5</text:p>
          </table:table-cell>
          <table:table-cell/>
          <table:table-cell table:formula="of:=[.J533]-[.O533]-[.I533]" office:value-type="float" office:value="114.077" calcext:value-type="float">
            <text:p>114,1</text:p>
          </table:table-cell>
          <table:table-cell table:style-name="Default" office:value-type="float" office:value="247.97" calcext:value-type="float">
            <text:p>247,97</text:p>
          </table:table-cell>
          <table:table-cell table:formula="of:=[.O533]-[.Q533]" office:value-type="float" office:value="5.50700000000001" calcext:value-type="float">
            <text:p>5,5</text:p>
          </table:table-cell>
          <table:table-cell office:value-type="float" office:value="242.463" calcext:value-type="float">
            <text:p>242,5</text:p>
          </table:table-cell>
          <table:table-cell table:formula="of:=[.Q533]-[.S533]-[.U533]-[.V533]" office:value-type="float" office:value="27.532" calcext:value-type="float">
            <text:p>27,5</text:p>
          </table:table-cell>
          <table:table-cell office:value-type="float" office:value="105.624" calcext:value-type="float">
            <text:p>105,6</text:p>
          </table:table-cell>
          <table:table-cell office:value-type="float" office:value="7.25" calcext:value-type="float">
            <text:p>7,3</text:p>
          </table:table-cell>
          <table:table-cell office:value-type="float" office:value="34.272" calcext:value-type="float">
            <text:p>34,3</text:p>
          </table:table-cell>
          <table:table-cell office:value-type="float" office:value="75.035" calcext:value-type="float">
            <text:p>75,0</text:p>
          </table:table-cell>
          <table:table-cell table:number-columns-repeated="1002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6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58" calcext:value-type="float">
            <text:p>4,2</text:p>
          </table:table-cell>
          <table:table-cell office:value-type="float" office:value="23.613" calcext:value-type="float">
            <text:p>23,6</text:p>
          </table:table-cell>
          <table:table-cell office:value-type="float" office:value="72.334" calcext:value-type="float">
            <text:p>72,3</text:p>
          </table:table-cell>
          <table:table-cell office:value-type="float" office:value="72.463" calcext:value-type="float">
            <text:p>72,5</text:p>
          </table:table-cell>
          <table:table-cell office:value-type="float" office:value="386.159" calcext:value-type="float">
            <text:p>386,2</text:p>
          </table:table-cell>
          <table:table-cell office:value-type="float" office:value="395.241" calcext:value-type="float">
            <text:p>395,2</text:p>
          </table:table-cell>
          <table:table-cell table:formula="of:=[.K534]-[.J534]" office:value-type="float" office:value="9.08199999999999" calcext:value-type="float">
            <text:p>9,1</text:p>
          </table:table-cell>
          <table:table-cell/>
          <table:table-cell table:formula="of:=[.J534]-[.O534]-[.I534]" office:value-type="float" office:value="35.156" calcext:value-type="float">
            <text:p>35,2</text:p>
          </table:table-cell>
          <table:table-cell table:style-name="Default" office:value-type="float" office:value="278.54" calcext:value-type="float">
            <text:p>278,54</text:p>
          </table:table-cell>
          <table:table-cell table:formula="of:=[.O534]-[.Q534]" office:value-type="float" office:value="18.319" calcext:value-type="float">
            <text:p>18,3</text:p>
          </table:table-cell>
          <table:table-cell office:value-type="float" office:value="260.221" calcext:value-type="float">
            <text:p>260,2</text:p>
          </table:table-cell>
          <table:table-cell table:formula="of:=[.Q534]-[.S534]-[.U534]-[.V534]" office:value-type="float" office:value="18.224" calcext:value-type="float">
            <text:p>18,2</text:p>
          </table:table-cell>
          <table:table-cell office:value-type="float" office:value="120.365" calcext:value-type="float">
            <text:p>120,4</text:p>
          </table:table-cell>
          <table:table-cell office:value-type="float" office:value="17.609" calcext:value-type="float">
            <text:p>17,6</text:p>
          </table:table-cell>
          <table:table-cell office:value-type="float" office:value="39.178" calcext:value-type="float">
            <text:p>39,2</text:p>
          </table:table-cell>
          <table:table-cell office:value-type="float" office:value="82.454" calcext:value-type="float">
            <text:p>82,5</text:p>
          </table:table-cell>
          <table:table-cell table:number-columns-repeated="1002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6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4" calcext:value-type="float">
            <text:p>4,2</text:p>
          </table:table-cell>
          <table:table-cell office:value-type="float" office:value="23.465" calcext:value-type="float">
            <text:p>23,5</text:p>
          </table:table-cell>
          <table:table-cell office:value-type="float" office:value="71.443" calcext:value-type="float">
            <text:p>71,4</text:p>
          </table:table-cell>
          <table:table-cell office:value-type="float" office:value="71.502" calcext:value-type="float">
            <text:p>71,5</text:p>
          </table:table-cell>
          <table:table-cell office:value-type="float" office:value="411.498" calcext:value-type="float">
            <text:p>411,5</text:p>
          </table:table-cell>
          <table:table-cell office:value-type="float" office:value="421.951" calcext:value-type="float">
            <text:p>422,0</text:p>
          </table:table-cell>
          <table:table-cell table:formula="of:=[.K535]-[.J535]" office:value-type="float" office:value="10.453" calcext:value-type="float">
            <text:p>10,5</text:p>
          </table:table-cell>
          <table:table-cell/>
          <table:table-cell table:formula="of:=[.J535]-[.O535]-[.I535]" office:value-type="float" office:value="79.546" calcext:value-type="float">
            <text:p>79,5</text:p>
          </table:table-cell>
          <table:table-cell table:style-name="Default" office:value-type="float" office:value="260.45" calcext:value-type="float">
            <text:p>260,45</text:p>
          </table:table-cell>
          <table:table-cell table:formula="of:=[.O535]-[.Q535]" office:value-type="float" office:value="9.45399999999998" calcext:value-type="float">
            <text:p>9,5</text:p>
          </table:table-cell>
          <table:table-cell office:value-type="float" office:value="250.996" calcext:value-type="float">
            <text:p>251,0</text:p>
          </table:table-cell>
          <table:table-cell table:formula="of:=[.Q535]-[.S535]-[.U535]-[.V535]" office:value-type="float" office:value="20.178" calcext:value-type="float">
            <text:p>20,2</text:p>
          </table:table-cell>
          <table:table-cell office:value-type="float" office:value="103.148" calcext:value-type="float">
            <text:p>103,1</text:p>
          </table:table-cell>
          <table:table-cell office:value-type="float" office:value="19.592" calcext:value-type="float">
            <text:p>19,6</text:p>
          </table:table-cell>
          <table:table-cell office:value-type="float" office:value="36.868" calcext:value-type="float">
            <text:p>36,9</text:p>
          </table:table-cell>
          <table:table-cell office:value-type="float" office:value="90.802" calcext:value-type="float">
            <text:p>90,8</text:p>
          </table:table-cell>
          <table:table-cell table:number-columns-repeated="1002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6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38" calcext:value-type="float">
            <text:p>4,3</text:p>
          </table:table-cell>
          <table:table-cell office:value-type="float" office:value="23.719" calcext:value-type="float">
            <text:p>23,7</text:p>
          </table:table-cell>
          <table:table-cell office:value-type="float" office:value="89.518" calcext:value-type="float">
            <text:p>89,5</text:p>
          </table:table-cell>
          <table:table-cell office:value-type="float" office:value="89.616" calcext:value-type="float">
            <text:p>89,6</text:p>
          </table:table-cell>
          <table:table-cell office:value-type="float" office:value="445.136" calcext:value-type="float">
            <text:p>445,1</text:p>
          </table:table-cell>
          <table:table-cell office:value-type="float" office:value="455.381" calcext:value-type="float">
            <text:p>455,4</text:p>
          </table:table-cell>
          <table:table-cell table:formula="of:=[.K536]-[.J536]" office:value-type="float" office:value="10.2449999999999" calcext:value-type="float">
            <text:p>10,2</text:p>
          </table:table-cell>
          <table:table-cell/>
          <table:table-cell table:formula="of:=[.J536]-[.O536]-[.I536]" office:value-type="float" office:value="64.9300000000001" calcext:value-type="float">
            <text:p>64,9</text:p>
          </table:table-cell>
          <table:table-cell table:style-name="Default" office:value-type="float" office:value="290.59" calcext:value-type="float">
            <text:p>290,59</text:p>
          </table:table-cell>
          <table:table-cell table:formula="of:=[.O536]-[.Q536]" office:value-type="float" office:value="21.558" calcext:value-type="float">
            <text:p>21,6</text:p>
          </table:table-cell>
          <table:table-cell office:value-type="float" office:value="269.032" calcext:value-type="float">
            <text:p>269,0</text:p>
          </table:table-cell>
          <table:table-cell table:formula="of:=[.Q536]-[.S536]-[.U536]-[.V536]" office:value-type="float" office:value="27.545" calcext:value-type="float">
            <text:p>27,5</text:p>
          </table:table-cell>
          <table:table-cell office:value-type="float" office:value="121.706" calcext:value-type="float">
            <text:p>121,7</text:p>
          </table:table-cell>
          <table:table-cell office:value-type="float" office:value="9.069" calcext:value-type="float">
            <text:p>9,1</text:p>
          </table:table-cell>
          <table:table-cell office:value-type="float" office:value="38.243" calcext:value-type="float">
            <text:p>38,2</text:p>
          </table:table-cell>
          <table:table-cell office:value-type="float" office:value="81.538" calcext:value-type="float">
            <text:p>81,5</text:p>
          </table:table-cell>
          <table:table-cell table:number-columns-repeated="1002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6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45" calcext:value-type="float">
            <text:p>4,1</text:p>
          </table:table-cell>
          <table:table-cell office:value-type="float" office:value="23.105" calcext:value-type="float">
            <text:p>23,1</text:p>
          </table:table-cell>
          <table:table-cell office:value-type="float" office:value="71.041" calcext:value-type="float">
            <text:p>71,0</text:p>
          </table:table-cell>
          <table:table-cell office:value-type="float" office:value="71.096" calcext:value-type="float">
            <text:p>71,1</text:p>
          </table:table-cell>
          <table:table-cell office:value-type="float" office:value="437.954" calcext:value-type="float">
            <text:p>438,0</text:p>
          </table:table-cell>
          <table:table-cell office:value-type="float" office:value="447.372" calcext:value-type="float">
            <text:p>447,4</text:p>
          </table:table-cell>
          <table:table-cell table:formula="of:=[.K537]-[.J537]" office:value-type="float" office:value="9.41800000000001" calcext:value-type="float">
            <text:p>9,4</text:p>
          </table:table-cell>
          <table:table-cell/>
          <table:table-cell table:formula="of:=[.J537]-[.O537]-[.I537]" office:value-type="float" office:value="117.888" calcext:value-type="float">
            <text:p>117,9</text:p>
          </table:table-cell>
          <table:table-cell table:style-name="Default" office:value-type="float" office:value="248.97" calcext:value-type="float">
            <text:p>248,97</text:p>
          </table:table-cell>
          <table:table-cell table:formula="of:=[.O537]-[.Q537]" office:value-type="float" office:value="8.346" calcext:value-type="float">
            <text:p>8,3</text:p>
          </table:table-cell>
          <table:table-cell office:value-type="float" office:value="240.624" calcext:value-type="float">
            <text:p>240,6</text:p>
          </table:table-cell>
          <table:table-cell table:formula="of:=[.Q537]-[.S537]-[.U537]-[.V537]" office:value-type="float" office:value="1.29199999999997" calcext:value-type="float">
            <text:p>1,3</text:p>
          </table:table-cell>
          <table:table-cell office:value-type="float" office:value="110.599" calcext:value-type="float">
            <text:p>110,6</text:p>
          </table:table-cell>
          <table:table-cell office:value-type="float" office:value="0.729" calcext:value-type="float">
            <text:p>0,7</text:p>
          </table:table-cell>
          <table:table-cell office:value-type="float" office:value="36.115" calcext:value-type="float">
            <text:p>36,1</text:p>
          </table:table-cell>
          <table:table-cell office:value-type="float" office:value="92.618" calcext:value-type="float">
            <text:p>92,6</text:p>
          </table:table-cell>
          <table:table-cell table:number-columns-repeated="1002"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6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19" calcext:value-type="float">
            <text:p>4,2</text:p>
          </table:table-cell>
          <table:table-cell office:value-type="float" office:value="23.391" calcext:value-type="float">
            <text:p>23,4</text:p>
          </table:table-cell>
          <table:table-cell office:value-type="float" office:value="73.092" calcext:value-type="float">
            <text:p>73,1</text:p>
          </table:table-cell>
          <table:table-cell office:value-type="float" office:value="73.184" calcext:value-type="float">
            <text:p>73,2</text:p>
          </table:table-cell>
          <table:table-cell office:value-type="float" office:value="440.106" calcext:value-type="float">
            <text:p>440,1</text:p>
          </table:table-cell>
          <table:table-cell office:value-type="float" office:value="450.839" calcext:value-type="float">
            <text:p>450,8</text:p>
          </table:table-cell>
          <table:table-cell table:formula="of:=[.K538]-[.J538]" office:value-type="float" office:value="10.733" calcext:value-type="float">
            <text:p>10,7</text:p>
          </table:table-cell>
          <table:table-cell/>
          <table:table-cell table:formula="of:=[.J538]-[.O538]-[.I538]" office:value-type="float" office:value="23.702" calcext:value-type="float">
            <text:p>23,7</text:p>
          </table:table-cell>
          <table:table-cell table:style-name="Default" office:value-type="float" office:value="343.22" calcext:value-type="float">
            <text:p>343,22</text:p>
          </table:table-cell>
          <table:table-cell table:formula="of:=[.O538]-[.Q538]" office:value-type="float" office:value="16.57" calcext:value-type="float">
            <text:p>16,6</text:p>
          </table:table-cell>
          <table:table-cell office:value-type="float" office:value="326.65" calcext:value-type="float">
            <text:p>326,7</text:p>
          </table:table-cell>
          <table:table-cell table:formula="of:=[.Q538]-[.S538]-[.U538]-[.V538]" office:value-type="float" office:value="1.33699999999999" calcext:value-type="float">
            <text:p>1,3</text:p>
          </table:table-cell>
          <table:table-cell office:value-type="float" office:value="177.453" calcext:value-type="float">
            <text:p>177,5</text:p>
          </table:table-cell>
          <table:table-cell office:value-type="float" office:value="0.767" calcext:value-type="float">
            <text:p>0,8</text:p>
          </table:table-cell>
          <table:table-cell office:value-type="float" office:value="43.403" calcext:value-type="float">
            <text:p>43,4</text:p>
          </table:table-cell>
          <table:table-cell office:value-type="float" office:value="104.457" calcext:value-type="float">
            <text:p>104,5</text:p>
          </table:table-cell>
          <table:table-cell table:number-columns-repeated="1002"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41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60.717" calcext:value-type="float">
            <text:p>60,7</text:p>
          </table:table-cell>
          <table:table-cell office:value-type="float" office:value="80.003" calcext:value-type="float">
            <text:p>80,0</text:p>
          </table:table-cell>
          <table:table-cell office:value-type="float" office:value="144.573" calcext:value-type="float">
            <text:p>144,6</text:p>
          </table:table-cell>
          <table:table-cell office:value-type="float" office:value="144.751" calcext:value-type="float">
            <text:p>144,8</text:p>
          </table:table-cell>
          <table:table-cell office:value-type="float" office:value="481.413" calcext:value-type="float">
            <text:p>481,4</text:p>
          </table:table-cell>
          <table:table-cell office:value-type="float" office:value="491.263" calcext:value-type="float">
            <text:p>491,3</text:p>
          </table:table-cell>
          <table:table-cell table:formula="of:=[.K539]-[.J539]" office:value-type="float" office:value="9.84999999999997" calcext:value-type="float">
            <text:p>9,8</text:p>
          </table:table-cell>
          <table:table-cell/>
          <table:table-cell table:formula="of:=[.J539]-[.O539]-[.I539]" office:value-type="float" office:value="-84.768" calcext:value-type="float">
            <text:p>-84,8</text:p>
          </table:table-cell>
          <table:table-cell table:style-name="Default" office:value-type="float" office:value="421.43" calcext:value-type="float">
            <text:p>421,43</text:p>
          </table:table-cell>
          <table:table-cell table:formula="of:=[.O539]-[.Q539]" office:value-type="float" office:value="6.96899999999999" calcext:value-type="float">
            <text:p>7,0</text:p>
          </table:table-cell>
          <table:table-cell office:value-type="float" office:value="414.461" calcext:value-type="float">
            <text:p>414,5</text:p>
          </table:table-cell>
          <table:table-cell table:formula="of:=[.Q539]-[.S539]-[.U539]-[.V539]" office:value-type="float" office:value="1.459" calcext:value-type="float">
            <text:p>1,5</text:p>
          </table:table-cell>
          <table:table-cell office:value-type="float" office:value="218.857" calcext:value-type="float">
            <text:p>218,9</text:p>
          </table:table-cell>
          <table:table-cell office:value-type="float" office:value="0.81" calcext:value-type="float">
            <text:p>0,8</text:p>
          </table:table-cell>
          <table:table-cell office:value-type="float" office:value="40.09" calcext:value-type="float">
            <text:p>40,1</text:p>
          </table:table-cell>
          <table:table-cell office:value-type="float" office:value="154.055" calcext:value-type="float">
            <text:p>154,1</text:p>
          </table:table-cell>
          <table:table-cell table:number-columns-repeated="1002"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03" calcext:value-type="float">
            <text:p>4,3</text:p>
          </table:table-cell>
          <table:table-cell office:value-type="float" office:value="23.991" calcext:value-type="float">
            <text:p>24,0</text:p>
          </table:table-cell>
          <table:table-cell office:value-type="float" office:value="93.687" calcext:value-type="float">
            <text:p>93,7</text:p>
          </table:table-cell>
          <table:table-cell office:value-type="float" office:value="93.783" calcext:value-type="float">
            <text:p>93,8</text:p>
          </table:table-cell>
          <table:table-cell office:value-type="float" office:value="409.891" calcext:value-type="float">
            <text:p>409,9</text:p>
          </table:table-cell>
          <table:table-cell office:value-type="float" office:value="418.033" calcext:value-type="float">
            <text:p>418,0</text:p>
          </table:table-cell>
          <table:table-cell table:formula="of:=[.K540]-[.J540]" office:value-type="float" office:value="8.142" calcext:value-type="float">
            <text:p>8,1</text:p>
          </table:table-cell>
          <table:table-cell/>
          <table:table-cell table:formula="of:=[.J540]-[.O540]-[.I540]" office:value-type="float" office:value="64.868" calcext:value-type="float">
            <text:p>64,9</text:p>
          </table:table-cell>
          <table:table-cell table:style-name="Default" office:value-type="float" office:value="251.24" calcext:value-type="float">
            <text:p>251,24</text:p>
          </table:table-cell>
          <table:table-cell table:formula="of:=[.O540]-[.Q540]" office:value-type="float" office:value="20.269" calcext:value-type="float">
            <text:p>20,3</text:p>
          </table:table-cell>
          <table:table-cell office:value-type="float" office:value="230.971" calcext:value-type="float">
            <text:p>231,0</text:p>
          </table:table-cell>
          <table:table-cell table:formula="of:=[.Q540]-[.S540]-[.U540]-[.V540]" office:value-type="float" office:value="10.31" calcext:value-type="float">
            <text:p>10,3</text:p>
          </table:table-cell>
          <table:table-cell office:value-type="float" office:value="102.124" calcext:value-type="float">
            <text:p>102,1</text:p>
          </table:table-cell>
          <table:table-cell office:value-type="float" office:value="0.817" calcext:value-type="float">
            <text:p>0,8</text:p>
          </table:table-cell>
          <table:table-cell office:value-type="float" office:value="38.076" calcext:value-type="float">
            <text:p>38,1</text:p>
          </table:table-cell>
          <table:table-cell office:value-type="float" office:value="80.461" calcext:value-type="float">
            <text:p>80,5</text:p>
          </table:table-cell>
          <table:table-cell table:number-columns-repeated="1002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94" calcext:value-type="float">
            <text:p>4,3</text:p>
          </table:table-cell>
          <table:table-cell office:value-type="float" office:value="24.07" calcext:value-type="float">
            <text:p>24,1</text:p>
          </table:table-cell>
          <table:table-cell office:value-type="float" office:value="89.146" calcext:value-type="float">
            <text:p>89,1</text:p>
          </table:table-cell>
          <table:table-cell office:value-type="float" office:value="89.314" calcext:value-type="float">
            <text:p>89,3</text:p>
          </table:table-cell>
          <table:table-cell office:value-type="float" office:value="478.002" calcext:value-type="float">
            <text:p>478,0</text:p>
          </table:table-cell>
          <table:table-cell office:value-type="float" office:value="488.682" calcext:value-type="float">
            <text:p>488,7</text:p>
          </table:table-cell>
          <table:table-cell table:formula="of:=[.K541]-[.J541]" office:value-type="float" office:value="10.68" calcext:value-type="float">
            <text:p>10,7</text:p>
          </table:table-cell>
          <table:table-cell/>
          <table:table-cell table:formula="of:=[.J541]-[.O541]-[.I541]" office:value-type="float" office:value="46.578" calcext:value-type="float">
            <text:p>46,6</text:p>
          </table:table-cell>
          <table:table-cell table:style-name="Default" office:value-type="float" office:value="342.11" calcext:value-type="float">
            <text:p>342,11</text:p>
          </table:table-cell>
          <table:table-cell table:formula="of:=[.O541]-[.Q541]" office:value-type="float" office:value="56.676" calcext:value-type="float">
            <text:p>56,7</text:p>
          </table:table-cell>
          <table:table-cell office:value-type="float" office:value="285.434" calcext:value-type="float">
            <text:p>285,4</text:p>
          </table:table-cell>
          <table:table-cell table:formula="of:=[.Q541]-[.S541]-[.U541]-[.V541]" office:value-type="float" office:value="19.612" calcext:value-type="float">
            <text:p>19,6</text:p>
          </table:table-cell>
          <table:table-cell office:value-type="float" office:value="124.708" calcext:value-type="float">
            <text:p>124,7</text:p>
          </table:table-cell>
          <table:table-cell office:value-type="float" office:value="18.964" calcext:value-type="float">
            <text:p>19,0</text:p>
          </table:table-cell>
          <table:table-cell office:value-type="float" office:value="55.097" calcext:value-type="float">
            <text:p>55,1</text:p>
          </table:table-cell>
          <table:table-cell office:value-type="float" office:value="86.017" calcext:value-type="float">
            <text:p>86,0</text:p>
          </table:table-cell>
          <table:table-cell table:number-columns-repeated="1002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37" calcext:value-type="float">
            <text:p>4,3</text:p>
          </table:table-cell>
          <table:table-cell office:value-type="float" office:value="23.383" calcext:value-type="float">
            <text:p>23,4</text:p>
          </table:table-cell>
          <table:table-cell office:value-type="float" office:value="87.856" calcext:value-type="float">
            <text:p>87,9</text:p>
          </table:table-cell>
          <table:table-cell office:value-type="float" office:value="87.97" calcext:value-type="float">
            <text:p>88,0</text:p>
          </table:table-cell>
          <table:table-cell office:value-type="float" office:value="400.62" calcext:value-type="float">
            <text:p>400,6</text:p>
          </table:table-cell>
          <table:table-cell office:value-type="float" office:value="410.527" calcext:value-type="float">
            <text:p>410,5</text:p>
          </table:table-cell>
          <table:table-cell table:formula="of:=[.K542]-[.J542]" office:value-type="float" office:value="9.90699999999998" calcext:value-type="float">
            <text:p>9,9</text:p>
          </table:table-cell>
          <table:table-cell/>
          <table:table-cell table:formula="of:=[.J542]-[.O542]-[.I542]" office:value-type="float" office:value="-180.57" calcext:value-type="float">
            <text:p>-180,6</text:p>
          </table:table-cell>
          <table:table-cell table:style-name="Default" office:value-type="float" office:value="493.22" calcext:value-type="float">
            <text:p>493,22</text:p>
          </table:table-cell>
          <table:table-cell table:formula="of:=[.O542]-[.Q542]" office:value-type="float" office:value="79.268" calcext:value-type="float">
            <text:p>79,3</text:p>
          </table:table-cell>
          <table:table-cell office:value-type="float" office:value="413.952" calcext:value-type="float">
            <text:p>414,0</text:p>
          </table:table-cell>
          <table:table-cell table:formula="of:=[.Q542]-[.S542]-[.U542]-[.V542]" office:value-type="float" office:value="13.377" calcext:value-type="float">
            <text:p>13,4</text:p>
          </table:table-cell>
          <table:table-cell office:value-type="float" office:value="220.81" calcext:value-type="float">
            <text:p>220,8</text:p>
          </table:table-cell>
          <table:table-cell office:value-type="float" office:value="12.515" calcext:value-type="float">
            <text:p>12,5</text:p>
          </table:table-cell>
          <table:table-cell office:value-type="float" office:value="59.246" calcext:value-type="float">
            <text:p>59,2</text:p>
          </table:table-cell>
          <table:table-cell office:value-type="float" office:value="120.519" calcext:value-type="float">
            <text:p>120,5</text:p>
          </table:table-cell>
          <table:table-cell table:number-columns-repeated="1002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23" calcext:value-type="float">
            <text:p>4,3</text:p>
          </table:table-cell>
          <table:table-cell office:value-type="float" office:value="24.061" calcext:value-type="float">
            <text:p>24,1</text:p>
          </table:table-cell>
          <table:table-cell office:value-type="float" office:value="78.17" calcext:value-type="float">
            <text:p>78,2</text:p>
          </table:table-cell>
          <table:table-cell office:value-type="float" office:value="78.325" calcext:value-type="float">
            <text:p>78,3</text:p>
          </table:table-cell>
          <table:table-cell office:value-type="float" office:value="389.437" calcext:value-type="float">
            <text:p>389,4</text:p>
          </table:table-cell>
          <table:table-cell office:value-type="float" office:value="399.32" calcext:value-type="float">
            <text:p>399,3</text:p>
          </table:table-cell>
          <table:table-cell table:formula="of:=[.K543]-[.J543]" office:value-type="float" office:value="9.88299999999998" calcext:value-type="float">
            <text:p>9,9</text:p>
          </table:table-cell>
          <table:table-cell/>
          <table:table-cell table:formula="of:=[.J543]-[.O543]-[.I543]" office:value-type="float" office:value="34.942" calcext:value-type="float">
            <text:p>34,9</text:p>
          </table:table-cell>
          <table:table-cell table:style-name="Default" office:value-type="float" office:value="276.17" calcext:value-type="float">
            <text:p>276,17</text:p>
          </table:table-cell>
          <table:table-cell table:formula="of:=[.O543]-[.Q543]" office:value-type="float" office:value="11.504" calcext:value-type="float">
            <text:p>11,5</text:p>
          </table:table-cell>
          <table:table-cell office:value-type="float" office:value="264.666" calcext:value-type="float">
            <text:p>264,7</text:p>
          </table:table-cell>
          <table:table-cell table:formula="of:=[.Q543]-[.S543]-[.U543]-[.V543]" office:value-type="float" office:value="15.959" calcext:value-type="float">
            <text:p>16,0</text:p>
          </table:table-cell>
          <table:table-cell office:value-type="float" office:value="108.083" calcext:value-type="float">
            <text:p>108,1</text:p>
          </table:table-cell>
          <table:table-cell office:value-type="float" office:value="15.418" calcext:value-type="float">
            <text:p>15,4</text:p>
          </table:table-cell>
          <table:table-cell office:value-type="float" office:value="51.458" calcext:value-type="float">
            <text:p>51,5</text:p>
          </table:table-cell>
          <table:table-cell office:value-type="float" office:value="89.166" calcext:value-type="float">
            <text:p>89,2</text:p>
          </table:table-cell>
          <table:table-cell table:number-columns-repeated="1002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63" calcext:value-type="float">
            <text:p>4,2</text:p>
          </table:table-cell>
          <table:table-cell office:value-type="float" office:value="23.422" calcext:value-type="float">
            <text:p>23,4</text:p>
          </table:table-cell>
          <table:table-cell office:value-type="float" office:value="74.946" calcext:value-type="float">
            <text:p>74,9</text:p>
          </table:table-cell>
          <table:table-cell office:value-type="float" office:value="75.111" calcext:value-type="float">
            <text:p>75,1</text:p>
          </table:table-cell>
          <table:table-cell office:value-type="float" office:value="454.129" calcext:value-type="float">
            <text:p>454,1</text:p>
          </table:table-cell>
          <table:table-cell office:value-type="float" office:value="464.538" calcext:value-type="float">
            <text:p>464,5</text:p>
          </table:table-cell>
          <table:table-cell table:formula="of:=[.K544]-[.J544]" office:value-type="float" office:value="10.409" calcext:value-type="float">
            <text:p>10,4</text:p>
          </table:table-cell>
          <table:table-cell/>
          <table:table-cell table:formula="of:=[.J544]-[.O544]-[.I544]" office:value-type="float" office:value="134.598" calcext:value-type="float">
            <text:p>134,6</text:p>
          </table:table-cell>
          <table:table-cell table:style-name="Default" office:value-type="float" office:value="244.42" calcext:value-type="float">
            <text:p>244,42</text:p>
          </table:table-cell>
          <table:table-cell table:formula="of:=[.O544]-[.Q544]" office:value-type="float" office:value="9.976" calcext:value-type="float">
            <text:p>10,0</text:p>
          </table:table-cell>
          <table:table-cell office:value-type="float" office:value="234.444" calcext:value-type="float">
            <text:p>234,4</text:p>
          </table:table-cell>
          <table:table-cell table:formula="of:=[.Q544]-[.S544]-[.U544]-[.V544]" office:value-type="float" office:value="4.29699999999998" calcext:value-type="float">
            <text:p>4,3</text:p>
          </table:table-cell>
          <table:table-cell office:value-type="float" office:value="119.846" calcext:value-type="float">
            <text:p>119,8</text:p>
          </table:table-cell>
          <table:table-cell office:value-type="float" office:value="3.716" calcext:value-type="float">
            <text:p>3,7</text:p>
          </table:table-cell>
          <table:table-cell office:value-type="float" office:value="40.148" calcext:value-type="float">
            <text:p>40,1</text:p>
          </table:table-cell>
          <table:table-cell office:value-type="float" office:value="70.153" calcext:value-type="float">
            <text:p>70,2</text:p>
          </table:table-cell>
          <table:table-cell table:number-columns-repeated="1002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47" calcext:value-type="float">
            <text:p>4,2</text:p>
          </table:table-cell>
          <table:table-cell office:value-type="float" office:value="23.179" calcext:value-type="float">
            <text:p>23,2</text:p>
          </table:table-cell>
          <table:table-cell office:value-type="float" office:value="72.659" calcext:value-type="float">
            <text:p>72,7</text:p>
          </table:table-cell>
          <table:table-cell office:value-type="float" office:value="72.769" calcext:value-type="float">
            <text:p>72,8</text:p>
          </table:table-cell>
          <table:table-cell office:value-type="float" office:value="393.241" calcext:value-type="float">
            <text:p>393,2</text:p>
          </table:table-cell>
          <table:table-cell office:value-type="float" office:value="402.262" calcext:value-type="float">
            <text:p>402,3</text:p>
          </table:table-cell>
          <table:table-cell table:formula="of:=[.K545]-[.J545]" office:value-type="float" office:value="9.02100000000002" calcext:value-type="float">
            <text:p>9,0</text:p>
          </table:table-cell>
          <table:table-cell/>
          <table:table-cell table:formula="of:=[.J545]-[.O545]-[.I545]" office:value-type="float" office:value="-18.908" calcext:value-type="float">
            <text:p>-18,9</text:p>
          </table:table-cell>
          <table:table-cell table:style-name="Default" office:value-type="float" office:value="339.38" calcext:value-type="float">
            <text:p>339,38</text:p>
          </table:table-cell>
          <table:table-cell table:formula="of:=[.O545]-[.Q545]" office:value-type="float" office:value="13.683" calcext:value-type="float">
            <text:p>13,7</text:p>
          </table:table-cell>
          <table:table-cell office:value-type="float" office:value="325.697" calcext:value-type="float">
            <text:p>325,7</text:p>
          </table:table-cell>
          <table:table-cell table:formula="of:=[.Q545]-[.S545]-[.U545]-[.V545]" office:value-type="float" office:value="19.005" calcext:value-type="float">
            <text:p>19,0</text:p>
          </table:table-cell>
          <table:table-cell office:value-type="float" office:value="104.351" calcext:value-type="float">
            <text:p>104,4</text:p>
          </table:table-cell>
          <table:table-cell office:value-type="float" office:value="18.383" calcext:value-type="float">
            <text:p>18,4</text:p>
          </table:table-cell>
          <table:table-cell office:value-type="float" office:value="55.547" calcext:value-type="float">
            <text:p>55,5</text:p>
          </table:table-cell>
          <table:table-cell office:value-type="float" office:value="146.794" calcext:value-type="float">
            <text:p>146,8</text:p>
          </table:table-cell>
          <table:table-cell table:number-columns-repeated="1002"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17" calcext:value-type="float">
            <text:p>4,3</text:p>
          </table:table-cell>
          <table:table-cell office:value-type="float" office:value="23.393" calcext:value-type="float">
            <text:p>23,4</text:p>
          </table:table-cell>
          <table:table-cell office:value-type="float" office:value="91.62" calcext:value-type="float">
            <text:p>91,6</text:p>
          </table:table-cell>
          <table:table-cell office:value-type="float" office:value="91.797" calcext:value-type="float">
            <text:p>91,8</text:p>
          </table:table-cell>
          <table:table-cell office:value-type="float" office:value="449.238" calcext:value-type="float">
            <text:p>449,2</text:p>
          </table:table-cell>
          <table:table-cell office:value-type="float" office:value="459.054" calcext:value-type="float">
            <text:p>459,1</text:p>
          </table:table-cell>
          <table:table-cell table:formula="of:=[.K546]-[.J546]" office:value-type="float" office:value="9.81599999999997" calcext:value-type="float">
            <text:p>9,8</text:p>
          </table:table-cell>
          <table:table-cell/>
          <table:table-cell table:formula="of:=[.J546]-[.O546]-[.I546]" office:value-type="float" office:value="58.391" calcext:value-type="float">
            <text:p>58,4</text:p>
          </table:table-cell>
          <table:table-cell table:style-name="Default" office:value-type="float" office:value="299.05" calcext:value-type="float">
            <text:p>299,05</text:p>
          </table:table-cell>
          <table:table-cell table:formula="of:=[.O546]-[.Q546]" office:value-type="float" office:value="2.22300000000001" calcext:value-type="float">
            <text:p>2,2</text:p>
          </table:table-cell>
          <table:table-cell office:value-type="float" office:value="296.827" calcext:value-type="float">
            <text:p>296,8</text:p>
          </table:table-cell>
          <table:table-cell table:formula="of:=[.Q546]-[.S546]-[.U546]-[.V546]" office:value-type="float" office:value="19.05" calcext:value-type="float">
            <text:p>19,1</text:p>
          </table:table-cell>
          <table:table-cell office:value-type="float" office:value="121.172" calcext:value-type="float">
            <text:p>121,2</text:p>
          </table:table-cell>
          <table:table-cell office:value-type="float" office:value="18.482" calcext:value-type="float">
            <text:p>18,5</text:p>
          </table:table-cell>
          <table:table-cell office:value-type="float" office:value="38.664" calcext:value-type="float">
            <text:p>38,7</text:p>
          </table:table-cell>
          <table:table-cell office:value-type="float" office:value="117.941" calcext:value-type="float">
            <text:p>117,9</text:p>
          </table:table-cell>
          <table:table-cell table:number-columns-repeated="1002"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4" calcext:value-type="float">
            <text:p>4,1</text:p>
          </table:table-cell>
          <table:table-cell office:value-type="float" office:value="23.111" calcext:value-type="float">
            <text:p>23,1</text:p>
          </table:table-cell>
          <table:table-cell office:value-type="float" office:value="71.513" calcext:value-type="float">
            <text:p>71,5</text:p>
          </table:table-cell>
          <table:table-cell office:value-type="float" office:value="71.739" calcext:value-type="float">
            <text:p>71,7</text:p>
          </table:table-cell>
          <table:table-cell office:value-type="float" office:value="389.375" calcext:value-type="float">
            <text:p>389,4</text:p>
          </table:table-cell>
          <table:table-cell office:value-type="float" office:value="399.331" calcext:value-type="float">
            <text:p>399,3</text:p>
          </table:table-cell>
          <table:table-cell table:formula="of:=[.K547]-[.J547]" office:value-type="float" office:value="9.95600000000002" calcext:value-type="float">
            <text:p>10,0</text:p>
          </table:table-cell>
          <table:table-cell/>
          <table:table-cell table:formula="of:=[.J547]-[.O547]-[.I547]" office:value-type="float" office:value="46.856" calcext:value-type="float">
            <text:p>46,9</text:p>
          </table:table-cell>
          <table:table-cell table:style-name="Default" office:value-type="float" office:value="270.78" calcext:value-type="float">
            <text:p>270,78</text:p>
          </table:table-cell>
          <table:table-cell table:formula="of:=[.O547]-[.Q547]" office:value-type="float" office:value="9.96299999999997" calcext:value-type="float">
            <text:p>10,0</text:p>
          </table:table-cell>
          <table:table-cell office:value-type="float" office:value="260.817" calcext:value-type="float">
            <text:p>260,8</text:p>
          </table:table-cell>
          <table:table-cell table:formula="of:=[.Q547]-[.S547]-[.U547]-[.V547]" office:value-type="float" office:value="10.419" calcext:value-type="float">
            <text:p>10,4</text:p>
          </table:table-cell>
          <table:table-cell office:value-type="float" office:value="103.96" calcext:value-type="float">
            <text:p>104,0</text:p>
          </table:table-cell>
          <table:table-cell office:value-type="float" office:value="9.76" calcext:value-type="float">
            <text:p>9,8</text:p>
          </table:table-cell>
          <table:table-cell office:value-type="float" office:value="56.135" calcext:value-type="float">
            <text:p>56,1</text:p>
          </table:table-cell>
          <table:table-cell office:value-type="float" office:value="90.303" calcext:value-type="float">
            <text:p>90,3</text:p>
          </table:table-cell>
          <table:table-cell table:number-columns-repeated="1002"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21" calcext:value-type="float">
            <text:p>4,3</text:p>
          </table:table-cell>
          <table:table-cell office:value-type="float" office:value="23.28" calcext:value-type="float">
            <text:p>23,3</text:p>
          </table:table-cell>
          <table:table-cell office:value-type="float" office:value="77.804" calcext:value-type="float">
            <text:p>77,8</text:p>
          </table:table-cell>
          <table:table-cell office:value-type="float" office:value="77.973" calcext:value-type="float">
            <text:p>78,0</text:p>
          </table:table-cell>
          <table:table-cell office:value-type="float" office:value="401.617" calcext:value-type="float">
            <text:p>401,6</text:p>
          </table:table-cell>
          <table:table-cell office:value-type="float" office:value="411.166" calcext:value-type="float">
            <text:p>411,2</text:p>
          </table:table-cell>
          <table:table-cell table:formula="of:=[.K548]-[.J548]" office:value-type="float" office:value="9.54899999999998" calcext:value-type="float">
            <text:p>9,5</text:p>
          </table:table-cell>
          <table:table-cell/>
          <table:table-cell table:formula="of:=[.J548]-[.O548]-[.I548]" office:value-type="float" office:value="-16.506" calcext:value-type="float">
            <text:p>-16,5</text:p>
          </table:table-cell>
          <table:table-cell table:style-name="Default" office:value-type="float" office:value="340.15" calcext:value-type="float">
            <text:p>340,15</text:p>
          </table:table-cell>
          <table:table-cell table:formula="of:=[.O548]-[.Q548]" office:value-type="float" office:value="2.339" calcext:value-type="float">
            <text:p>2,3</text:p>
          </table:table-cell>
          <table:table-cell office:value-type="float" office:value="337.811" calcext:value-type="float">
            <text:p>337,8</text:p>
          </table:table-cell>
          <table:table-cell table:formula="of:=[.Q548]-[.S548]-[.U548]-[.V548]" office:value-type="float" office:value="20.0899999999999" calcext:value-type="float">
            <text:p>20,1</text:p>
          </table:table-cell>
          <table:table-cell office:value-type="float" office:value="107.747" calcext:value-type="float">
            <text:p>107,7</text:p>
          </table:table-cell>
          <table:table-cell office:value-type="float" office:value="19.491" calcext:value-type="float">
            <text:p>19,5</text:p>
          </table:table-cell>
          <table:table-cell office:value-type="float" office:value="52.259" calcext:value-type="float">
            <text:p>52,3</text:p>
          </table:table-cell>
          <table:table-cell office:value-type="float" office:value="157.715" calcext:value-type="float">
            <text:p>157,7</text:p>
          </table:table-cell>
          <table:table-cell table:number-columns-repeated="1002"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41" calcext:value-type="float">
            <text:p>4,2</text:p>
          </table:table-cell>
          <table:table-cell office:value-type="float" office:value="23.968" calcext:value-type="float">
            <text:p>24,0</text:p>
          </table:table-cell>
          <table:table-cell office:value-type="float" office:value="82.317" calcext:value-type="float">
            <text:p>82,3</text:p>
          </table:table-cell>
          <table:table-cell office:value-type="float" office:value="82.492" calcext:value-type="float">
            <text:p>82,5</text:p>
          </table:table-cell>
          <table:table-cell office:value-type="float" office:value="433.849" calcext:value-type="float">
            <text:p>433,8</text:p>
          </table:table-cell>
          <table:table-cell office:value-type="float" office:value="443.983" calcext:value-type="float">
            <text:p>444,0</text:p>
          </table:table-cell>
          <table:table-cell table:formula="of:=[.K549]-[.J549]" office:value-type="float" office:value="10.134" calcext:value-type="float">
            <text:p>10,1</text:p>
          </table:table-cell>
          <table:table-cell/>
          <table:table-cell table:formula="of:=[.J549]-[.O549]-[.I549]" office:value-type="float" office:value="33.877" calcext:value-type="float">
            <text:p>33,9</text:p>
          </table:table-cell>
          <table:table-cell table:style-name="Default" office:value-type="float" office:value="317.48" calcext:value-type="float">
            <text:p>317,48</text:p>
          </table:table-cell>
          <table:table-cell table:formula="of:=[.O549]-[.Q549]" office:value-type="float" office:value="7.95699999999999" calcext:value-type="float">
            <text:p>8,0</text:p>
          </table:table-cell>
          <table:table-cell office:value-type="float" office:value="309.523" calcext:value-type="float">
            <text:p>309,5</text:p>
          </table:table-cell>
          <table:table-cell table:formula="of:=[.Q549]-[.S549]-[.U549]-[.V549]" office:value-type="float" office:value="16.71" calcext:value-type="float">
            <text:p>16,7</text:p>
          </table:table-cell>
          <table:table-cell office:value-type="float" office:value="105.098" calcext:value-type="float">
            <text:p>105,1</text:p>
          </table:table-cell>
          <table:table-cell office:value-type="float" office:value="16.107" calcext:value-type="float">
            <text:p>16,1</text:p>
          </table:table-cell>
          <table:table-cell office:value-type="float" office:value="54.599" calcext:value-type="float">
            <text:p>54,6</text:p>
          </table:table-cell>
          <table:table-cell office:value-type="float" office:value="133.116" calcext:value-type="float">
            <text:p>133,1</text:p>
          </table:table-cell>
          <table:table-cell table:number-columns-repeated="1002"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26" calcext:value-type="float">
            <text:p>4,3</text:p>
          </table:table-cell>
          <table:table-cell office:value-type="float" office:value="23.984" calcext:value-type="float">
            <text:p>24,0</text:p>
          </table:table-cell>
          <table:table-cell office:value-type="float" office:value="81.285" calcext:value-type="float">
            <text:p>81,3</text:p>
          </table:table-cell>
          <table:table-cell office:value-type="float" office:value="81.45" calcext:value-type="float">
            <text:p>81,5</text:p>
          </table:table-cell>
          <table:table-cell office:value-type="float" office:value="435.6" calcext:value-type="float">
            <text:p>435,6</text:p>
          </table:table-cell>
          <table:table-cell office:value-type="float" office:value="445.947" calcext:value-type="float">
            <text:p>445,9</text:p>
          </table:table-cell>
          <table:table-cell table:formula="of:=[.K550]-[.J550]" office:value-type="float" office:value="10.347" calcext:value-type="float">
            <text:p>10,3</text:p>
          </table:table-cell>
          <table:table-cell/>
          <table:table-cell table:formula="of:=[.J550]-[.O550]-[.I550]" office:value-type="float" office:value="93.1200000000001" calcext:value-type="float">
            <text:p>93,1</text:p>
          </table:table-cell>
          <table:table-cell table:style-name="Default" office:value-type="float" office:value="261.03" calcext:value-type="float">
            <text:p>261,03</text:p>
          </table:table-cell>
          <table:table-cell table:formula="of:=[.O550]-[.Q550]" office:value-type="float" office:value="13.028" calcext:value-type="float">
            <text:p>13,0</text:p>
          </table:table-cell>
          <table:table-cell office:value-type="float" office:value="248.002" calcext:value-type="float">
            <text:p>248,0</text:p>
          </table:table-cell>
          <table:table-cell table:formula="of:=[.Q550]-[.S550]-[.U550]-[.V550]" office:value-type="float" office:value="1.88300000000002" calcext:value-type="float">
            <text:p>1,9</text:p>
          </table:table-cell>
          <table:table-cell office:value-type="float" office:value="117.779" calcext:value-type="float">
            <text:p>117,8</text:p>
          </table:table-cell>
          <table:table-cell office:value-type="float" office:value="1.318" calcext:value-type="float">
            <text:p>1,3</text:p>
          </table:table-cell>
          <table:table-cell office:value-type="float" office:value="40.826" calcext:value-type="float">
            <text:p>40,8</text:p>
          </table:table-cell>
          <table:table-cell office:value-type="float" office:value="87.514" calcext:value-type="float">
            <text:p>87,5</text:p>
          </table:table-cell>
          <table:table-cell table:number-columns-repeated="1002"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45" calcext:value-type="float">
            <text:p>4,2</text:p>
          </table:table-cell>
          <table:table-cell office:value-type="float" office:value="23.244" calcext:value-type="float">
            <text:p>23,2</text:p>
          </table:table-cell>
          <table:table-cell office:value-type="float" office:value="74.809" calcext:value-type="float">
            <text:p>74,8</text:p>
          </table:table-cell>
          <table:table-cell office:value-type="float" office:value="74.931" calcext:value-type="float">
            <text:p>74,9</text:p>
          </table:table-cell>
          <table:table-cell office:value-type="float" office:value="413.942" calcext:value-type="float">
            <text:p>413,9</text:p>
          </table:table-cell>
          <table:table-cell office:value-type="float" office:value="422.973" calcext:value-type="float">
            <text:p>423,0</text:p>
          </table:table-cell>
          <table:table-cell table:formula="of:=[.K551]-[.J551]" office:value-type="float" office:value="9.03100000000001" calcext:value-type="float">
            <text:p>9,0</text:p>
          </table:table-cell>
          <table:table-cell/>
          <table:table-cell table:formula="of:=[.J551]-[.O551]-[.I551]" office:value-type="float" office:value="19.071" calcext:value-type="float">
            <text:p>19,1</text:p>
          </table:table-cell>
          <table:table-cell table:style-name="Default" office:value-type="float" office:value="319.94" calcext:value-type="float">
            <text:p>319,94</text:p>
          </table:table-cell>
          <table:table-cell table:formula="of:=[.O551]-[.Q551]" office:value-type="float" office:value="8.69400000000002" calcext:value-type="float">
            <text:p>8,7</text:p>
          </table:table-cell>
          <table:table-cell office:value-type="float" office:value="311.246" calcext:value-type="float">
            <text:p>311,2</text:p>
          </table:table-cell>
          <table:table-cell table:formula="of:=[.Q551]-[.S551]-[.U551]-[.V551]" office:value-type="float" office:value="19.434" calcext:value-type="float">
            <text:p>19,4</text:p>
          </table:table-cell>
          <table:table-cell office:value-type="float" office:value="103.746" calcext:value-type="float">
            <text:p>103,7</text:p>
          </table:table-cell>
          <table:table-cell office:value-type="float" office:value="18.819" calcext:value-type="float">
            <text:p>18,8</text:p>
          </table:table-cell>
          <table:table-cell office:value-type="float" office:value="55.871" calcext:value-type="float">
            <text:p>55,9</text:p>
          </table:table-cell>
          <table:table-cell office:value-type="float" office:value="132.195" calcext:value-type="float">
            <text:p>132,2</text:p>
          </table:table-cell>
          <table:table-cell table:number-columns-repeated="1002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45" calcext:value-type="float">
            <text:p>4,3</text:p>
          </table:table-cell>
          <table:table-cell office:value-type="float" office:value="23.699" calcext:value-type="float">
            <text:p>23,7</text:p>
          </table:table-cell>
          <table:table-cell office:value-type="float" office:value="90.512" calcext:value-type="float">
            <text:p>90,5</text:p>
          </table:table-cell>
          <table:table-cell office:value-type="float" office:value="90.794" calcext:value-type="float">
            <text:p>90,8</text:p>
          </table:table-cell>
          <table:table-cell office:value-type="float" office:value="421.411" calcext:value-type="float">
            <text:p>421,4</text:p>
          </table:table-cell>
          <table:table-cell office:value-type="float" office:value="431.781" calcext:value-type="float">
            <text:p>431,8</text:p>
          </table:table-cell>
          <table:table-cell table:formula="of:=[.K552]-[.J552]" office:value-type="float" office:value="10.37" calcext:value-type="float">
            <text:p>10,4</text:p>
          </table:table-cell>
          <table:table-cell/>
          <table:table-cell table:formula="of:=[.J552]-[.O552]-[.I552]" office:value-type="float" office:value="49.477" calcext:value-type="float">
            <text:p>49,5</text:p>
          </table:table-cell>
          <table:table-cell table:style-name="Default" office:value-type="float" office:value="281.14" calcext:value-type="float">
            <text:p>281,14</text:p>
          </table:table-cell>
          <table:table-cell table:formula="of:=[.O552]-[.Q552]" office:value-type="float" office:value="13.596" calcext:value-type="float">
            <text:p>13,6</text:p>
          </table:table-cell>
          <table:table-cell office:value-type="float" office:value="267.544" calcext:value-type="float">
            <text:p>267,5</text:p>
          </table:table-cell>
          <table:table-cell table:formula="of:=[.Q552]-[.S552]-[.U552]-[.V552]" office:value-type="float" office:value="1.93599999999998" calcext:value-type="float">
            <text:p>1,9</text:p>
          </table:table-cell>
          <table:table-cell office:value-type="float" office:value="121.346" calcext:value-type="float">
            <text:p>121,3</text:p>
          </table:table-cell>
          <table:table-cell office:value-type="float" office:value="1.346" calcext:value-type="float">
            <text:p>1,3</text:p>
          </table:table-cell>
          <table:table-cell office:value-type="float" office:value="37.824" calcext:value-type="float">
            <text:p>37,8</text:p>
          </table:table-cell>
          <table:table-cell office:value-type="float" office:value="106.438" calcext:value-type="float">
            <text:p>106,4</text:p>
          </table:table-cell>
          <table:table-cell table:number-columns-repeated="1002"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73" calcext:value-type="float">
            <text:p>4,4</text:p>
          </table:table-cell>
          <table:table-cell office:value-type="float" office:value="23.985" calcext:value-type="float">
            <text:p>24,0</text:p>
          </table:table-cell>
          <table:table-cell office:value-type="float" office:value="96.784" calcext:value-type="float">
            <text:p>96,8</text:p>
          </table:table-cell>
          <table:table-cell office:value-type="float" office:value="96.883" calcext:value-type="float">
            <text:p>96,9</text:p>
          </table:table-cell>
          <table:table-cell office:value-type="float" office:value="422.36" calcext:value-type="float">
            <text:p>422,4</text:p>
          </table:table-cell>
          <table:table-cell office:value-type="float" office:value="432.633" calcext:value-type="float">
            <text:p>432,6</text:p>
          </table:table-cell>
          <table:table-cell table:formula="of:=[.K553]-[.J553]" office:value-type="float" office:value="10.273" calcext:value-type="float">
            <text:p>10,3</text:p>
          </table:table-cell>
          <table:table-cell/>
          <table:table-cell table:formula="of:=[.J553]-[.O553]-[.I553]" office:value-type="float" office:value="25.907" calcext:value-type="float">
            <text:p>25,9</text:p>
          </table:table-cell>
          <table:table-cell table:style-name="Default" office:value-type="float" office:value="299.57" calcext:value-type="float">
            <text:p>299,57</text:p>
          </table:table-cell>
          <table:table-cell table:formula="of:=[.O553]-[.Q553]" office:value-type="float" office:value="4.91399999999999" calcext:value-type="float">
            <text:p>4,9</text:p>
          </table:table-cell>
          <table:table-cell office:value-type="float" office:value="294.656" calcext:value-type="float">
            <text:p>294,7</text:p>
          </table:table-cell>
          <table:table-cell table:formula="of:=[.Q553]-[.S553]-[.U553]-[.V553]" office:value-type="float" office:value="27.879" calcext:value-type="float">
            <text:p>27,9</text:p>
          </table:table-cell>
          <table:table-cell office:value-type="float" office:value="110.97" calcext:value-type="float">
            <text:p>111,0</text:p>
          </table:table-cell>
          <table:table-cell office:value-type="float" office:value="18.594" calcext:value-type="float">
            <text:p>18,6</text:p>
          </table:table-cell>
          <table:table-cell office:value-type="float" office:value="40.311" calcext:value-type="float">
            <text:p>40,3</text:p>
          </table:table-cell>
          <table:table-cell office:value-type="float" office:value="115.496" calcext:value-type="float">
            <text:p>115,5</text:p>
          </table:table-cell>
          <table:table-cell table:number-columns-repeated="1002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23" calcext:value-type="float">
            <text:p>4,3</text:p>
          </table:table-cell>
          <table:table-cell office:value-type="float" office:value="23.42" calcext:value-type="float">
            <text:p>23,4</text:p>
          </table:table-cell>
          <table:table-cell office:value-type="float" office:value="89.123" calcext:value-type="float">
            <text:p>89,1</text:p>
          </table:table-cell>
          <table:table-cell office:value-type="float" office:value="89.288" calcext:value-type="float">
            <text:p>89,3</text:p>
          </table:table-cell>
          <table:table-cell office:value-type="float" office:value="494.955" calcext:value-type="float">
            <text:p>495,0</text:p>
          </table:table-cell>
          <table:table-cell office:value-type="float" office:value="504.59" calcext:value-type="float">
            <text:p>504,6</text:p>
          </table:table-cell>
          <table:table-cell table:formula="of:=[.K554]-[.J554]" office:value-type="float" office:value="9.63499999999999" calcext:value-type="float">
            <text:p>9,6</text:p>
          </table:table-cell>
          <table:table-cell/>
          <table:table-cell table:formula="of:=[.J554]-[.O554]-[.I554]" office:value-type="float" office:value="89.257" calcext:value-type="float">
            <text:p>89,3</text:p>
          </table:table-cell>
          <table:table-cell table:style-name="Default" office:value-type="float" office:value="316.41" calcext:value-type="float">
            <text:p>316,41</text:p>
          </table:table-cell>
          <table:table-cell table:formula="of:=[.O554]-[.Q554]" office:value-type="float" office:value="15.381" calcext:value-type="float">
            <text:p>15,4</text:p>
          </table:table-cell>
          <table:table-cell office:value-type="float" office:value="301.029" calcext:value-type="float">
            <text:p>301,0</text:p>
          </table:table-cell>
          <table:table-cell table:formula="of:=[.Q554]-[.S554]-[.U554]-[.V554]" office:value-type="float" office:value="16.011" calcext:value-type="float">
            <text:p>16,0</text:p>
          </table:table-cell>
          <table:table-cell office:value-type="float" office:value="106.673" calcext:value-type="float">
            <text:p>106,7</text:p>
          </table:table-cell>
          <table:table-cell office:value-type="float" office:value="15.42" calcext:value-type="float">
            <text:p>15,4</text:p>
          </table:table-cell>
          <table:table-cell office:value-type="float" office:value="53.353" calcext:value-type="float">
            <text:p>53,4</text:p>
          </table:table-cell>
          <table:table-cell office:value-type="float" office:value="124.992" calcext:value-type="float">
            <text:p>125,0</text:p>
          </table:table-cell>
          <table:table-cell table:number-columns-repeated="1002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22" calcext:value-type="float">
            <text:p>4,2</text:p>
          </table:table-cell>
          <table:table-cell office:value-type="float" office:value="23.183" calcext:value-type="float">
            <text:p>23,2</text:p>
          </table:table-cell>
          <table:table-cell office:value-type="float" office:value="72.216" calcext:value-type="float">
            <text:p>72,2</text:p>
          </table:table-cell>
          <table:table-cell office:value-type="float" office:value="72.43" calcext:value-type="float">
            <text:p>72,4</text:p>
          </table:table-cell>
          <table:table-cell office:value-type="float" office:value="418.812" calcext:value-type="float">
            <text:p>418,8</text:p>
          </table:table-cell>
          <table:table-cell office:value-type="float" office:value="427.931" calcext:value-type="float">
            <text:p>427,9</text:p>
          </table:table-cell>
          <table:table-cell table:formula="of:=[.K555]-[.J555]" office:value-type="float" office:value="9.11899999999997" calcext:value-type="float">
            <text:p>9,1</text:p>
          </table:table-cell>
          <table:table-cell/>
          <table:table-cell table:formula="of:=[.J555]-[.O555]-[.I555]" office:value-type="float" office:value="66.832" calcext:value-type="float">
            <text:p>66,8</text:p>
          </table:table-cell>
          <table:table-cell table:style-name="Default" office:value-type="float" office:value="279.55" calcext:value-type="float">
            <text:p>279,55</text:p>
          </table:table-cell>
          <table:table-cell table:formula="of:=[.O555]-[.Q555]" office:value-type="float" office:value="15.82" calcext:value-type="float">
            <text:p>15,8</text:p>
          </table:table-cell>
          <table:table-cell office:value-type="float" office:value="263.73" calcext:value-type="float">
            <text:p>263,7</text:p>
          </table:table-cell>
          <table:table-cell table:formula="of:=[.Q555]-[.S555]-[.U555]-[.V555]" office:value-type="float" office:value="18.661" calcext:value-type="float">
            <text:p>18,7</text:p>
          </table:table-cell>
          <table:table-cell office:value-type="float" office:value="105.372" calcext:value-type="float">
            <text:p>105,4</text:p>
          </table:table-cell>
          <table:table-cell office:value-type="float" office:value="18.002" calcext:value-type="float">
            <text:p>18,0</text:p>
          </table:table-cell>
          <table:table-cell office:value-type="float" office:value="54.592" calcext:value-type="float">
            <text:p>54,6</text:p>
          </table:table-cell>
          <table:table-cell office:value-type="float" office:value="85.105" calcext:value-type="float">
            <text:p>85,1</text:p>
          </table:table-cell>
          <table:table-cell table:number-columns-repeated="1002"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47" calcext:value-type="float">
            <text:p>4,1</text:p>
          </table:table-cell>
          <table:table-cell office:value-type="float" office:value="23.484" calcext:value-type="float">
            <text:p>23,5</text:p>
          </table:table-cell>
          <table:table-cell office:value-type="float" office:value="76.125" calcext:value-type="float">
            <text:p>76,1</text:p>
          </table:table-cell>
          <table:table-cell office:value-type="float" office:value="76.312" calcext:value-type="float">
            <text:p>76,3</text:p>
          </table:table-cell>
          <table:table-cell office:value-type="float" office:value="416.833" calcext:value-type="float">
            <text:p>416,8</text:p>
          </table:table-cell>
          <table:table-cell office:value-type="float" office:value="426.441" calcext:value-type="float">
            <text:p>426,4</text:p>
          </table:table-cell>
          <table:table-cell table:formula="of:=[.K556]-[.J556]" office:value-type="float" office:value="9.60799999999995" calcext:value-type="float">
            <text:p>9,6</text:p>
          </table:table-cell>
          <table:table-cell/>
          <table:table-cell table:formula="of:=[.J556]-[.O556]-[.I556]" office:value-type="float" office:value="13.131" calcext:value-type="float">
            <text:p>13,1</text:p>
          </table:table-cell>
          <table:table-cell table:style-name="Default" office:value-type="float" office:value="327.39" calcext:value-type="float">
            <text:p>327,39</text:p>
          </table:table-cell>
          <table:table-cell table:formula="of:=[.O556]-[.Q556]" office:value-type="float" office:value="17.017" calcext:value-type="float">
            <text:p>17,0</text:p>
          </table:table-cell>
          <table:table-cell office:value-type="float" office:value="310.373" calcext:value-type="float">
            <text:p>310,4</text:p>
          </table:table-cell>
          <table:table-cell table:formula="of:=[.Q556]-[.S556]-[.U556]-[.V556]" office:value-type="float" office:value="6.96199999999999" calcext:value-type="float">
            <text:p>7,0</text:p>
          </table:table-cell>
          <table:table-cell office:value-type="float" office:value="105.823" calcext:value-type="float">
            <text:p>105,8</text:p>
          </table:table-cell>
          <table:table-cell office:value-type="float" office:value="6.342" calcext:value-type="float">
            <text:p>6,3</text:p>
          </table:table-cell>
          <table:table-cell office:value-type="float" office:value="54.206" calcext:value-type="float">
            <text:p>54,2</text:p>
          </table:table-cell>
          <table:table-cell office:value-type="float" office:value="143.382" calcext:value-type="float">
            <text:p>143,4</text:p>
          </table:table-cell>
          <table:table-cell table:number-columns-repeated="1002"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61" calcext:value-type="float">
            <text:p>4,3</text:p>
          </table:table-cell>
          <table:table-cell office:value-type="float" office:value="23.831" calcext:value-type="float">
            <text:p>23,8</text:p>
          </table:table-cell>
          <table:table-cell office:value-type="float" office:value="73.069" calcext:value-type="float">
            <text:p>73,1</text:p>
          </table:table-cell>
          <table:table-cell office:value-type="float" office:value="73.126" calcext:value-type="float">
            <text:p>73,1</text:p>
          </table:table-cell>
          <table:table-cell office:value-type="float" office:value="389.564" calcext:value-type="float">
            <text:p>389,6</text:p>
          </table:table-cell>
          <table:table-cell office:value-type="float" office:value="399.473" calcext:value-type="float">
            <text:p>399,5</text:p>
          </table:table-cell>
          <table:table-cell table:formula="of:=[.K557]-[.J557]" office:value-type="float" office:value="9.90899999999999" calcext:value-type="float">
            <text:p>9,9</text:p>
          </table:table-cell>
          <table:table-cell/>
          <table:table-cell table:formula="of:=[.J557]-[.O557]-[.I557]" office:value-type="float" office:value="60.608" calcext:value-type="float">
            <text:p>60,6</text:p>
          </table:table-cell>
          <table:table-cell table:style-name="Default" office:value-type="float" office:value="255.83" calcext:value-type="float">
            <text:p>255,83</text:p>
          </table:table-cell>
          <table:table-cell table:formula="of:=[.O557]-[.Q557]" office:value-type="float" office:value="15.323" calcext:value-type="float">
            <text:p>15,3</text:p>
          </table:table-cell>
          <table:table-cell office:value-type="float" office:value="240.507" calcext:value-type="float">
            <text:p>240,5</text:p>
          </table:table-cell>
          <table:table-cell table:formula="of:=[.Q557]-[.S557]-[.U557]-[.V557]" office:value-type="float" office:value="15.862" calcext:value-type="float">
            <text:p>15,9</text:p>
          </table:table-cell>
          <table:table-cell office:value-type="float" office:value="107.635" calcext:value-type="float">
            <text:p>107,6</text:p>
          </table:table-cell>
          <table:table-cell office:value-type="float" office:value="15.309" calcext:value-type="float">
            <text:p>15,3</text:p>
          </table:table-cell>
          <table:table-cell office:value-type="float" office:value="52.015" calcext:value-type="float">
            <text:p>52,0</text:p>
          </table:table-cell>
          <table:table-cell office:value-type="float" office:value="64.995" calcext:value-type="float">
            <text:p>65,0</text:p>
          </table:table-cell>
          <table:table-cell table:number-columns-repeated="1002"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37" calcext:value-type="float">
            <text:p>4,3</text:p>
          </table:table-cell>
          <table:table-cell office:value-type="float" office:value="23.612" calcext:value-type="float">
            <text:p>23,6</text:p>
          </table:table-cell>
          <table:table-cell office:value-type="float" office:value="87.973" calcext:value-type="float">
            <text:p>88,0</text:p>
          </table:table-cell>
          <table:table-cell office:value-type="float" office:value="88.165" calcext:value-type="float">
            <text:p>88,2</text:p>
          </table:table-cell>
          <table:table-cell office:value-type="float" office:value="406.272" calcext:value-type="float">
            <text:p>406,3</text:p>
          </table:table-cell>
          <table:table-cell office:value-type="float" office:value="416.035" calcext:value-type="float">
            <text:p>416,0</text:p>
          </table:table-cell>
          <table:table-cell table:formula="of:=[.K558]-[.J558]" office:value-type="float" office:value="9.76300000000003" calcext:value-type="float">
            <text:p>9,8</text:p>
          </table:table-cell>
          <table:table-cell/>
          <table:table-cell table:formula="of:=[.J558]-[.O558]-[.I558]" office:value-type="float" office:value="62.227" calcext:value-type="float">
            <text:p>62,2</text:p>
          </table:table-cell>
          <table:table-cell table:style-name="Default" office:value-type="float" office:value="255.88" calcext:value-type="float">
            <text:p>255,88</text:p>
          </table:table-cell>
          <table:table-cell table:formula="of:=[.O558]-[.Q558]" office:value-type="float" office:value="14.592" calcext:value-type="float">
            <text:p>14,6</text:p>
          </table:table-cell>
          <table:table-cell office:value-type="float" office:value="241.288" calcext:value-type="float">
            <text:p>241,3</text:p>
          </table:table-cell>
          <table:table-cell table:formula="of:=[.Q558]-[.S558]-[.U558]-[.V558]" office:value-type="float" office:value="15.775" calcext:value-type="float">
            <text:p>15,8</text:p>
          </table:table-cell>
          <table:table-cell office:value-type="float" office:value="105.645" calcext:value-type="float">
            <text:p>105,6</text:p>
          </table:table-cell>
          <table:table-cell office:value-type="float" office:value="15.16" calcext:value-type="float">
            <text:p>15,2</text:p>
          </table:table-cell>
          <table:table-cell office:value-type="float" office:value="54.349" calcext:value-type="float">
            <text:p>54,3</text:p>
          </table:table-cell>
          <table:table-cell office:value-type="float" office:value="65.519" calcext:value-type="float">
            <text:p>65,5</text:p>
          </table:table-cell>
          <table:table-cell table:number-columns-repeated="1002"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" calcext:value-type="float">
            <text:p>4,3</text:p>
          </table:table-cell>
          <table:table-cell office:value-type="float" office:value="23.943" calcext:value-type="float">
            <text:p>23,9</text:p>
          </table:table-cell>
          <table:table-cell office:value-type="float" office:value="90.513" calcext:value-type="float">
            <text:p>90,5</text:p>
          </table:table-cell>
          <table:table-cell office:value-type="float" office:value="90.768" calcext:value-type="float">
            <text:p>90,8</text:p>
          </table:table-cell>
          <table:table-cell office:value-type="float" office:value="416.544" calcext:value-type="float">
            <text:p>416,5</text:p>
          </table:table-cell>
          <table:table-cell office:value-type="float" office:value="429.192" calcext:value-type="float">
            <text:p>429,2</text:p>
          </table:table-cell>
          <table:table-cell table:formula="of:=[.K559]-[.J559]" office:value-type="float" office:value="12.648" calcext:value-type="float">
            <text:p>12,6</text:p>
          </table:table-cell>
          <table:table-cell/>
          <table:table-cell table:formula="of:=[.J559]-[.O559]-[.I559]" office:value-type="float" office:value="83.736" calcext:value-type="float">
            <text:p>83,7</text:p>
          </table:table-cell>
          <table:table-cell table:style-name="Default" office:value-type="float" office:value="242.04" calcext:value-type="float">
            <text:p>242,04</text:p>
          </table:table-cell>
          <table:table-cell table:formula="of:=[.O559]-[.Q559]" office:value-type="float" office:value="17.497" calcext:value-type="float">
            <text:p>17,5</text:p>
          </table:table-cell>
          <table:table-cell office:value-type="float" office:value="224.543" calcext:value-type="float">
            <text:p>224,5</text:p>
          </table:table-cell>
          <table:table-cell table:formula="of:=[.Q559]-[.S559]-[.U559]-[.V559]" office:value-type="float" office:value="2.07500000000001" calcext:value-type="float">
            <text:p>2,1</text:p>
          </table:table-cell>
          <table:table-cell office:value-type="float" office:value="105.843" calcext:value-type="float">
            <text:p>105,8</text:p>
          </table:table-cell>
          <table:table-cell office:value-type="float" office:value="1.451" calcext:value-type="float">
            <text:p>1,5</text:p>
          </table:table-cell>
          <table:table-cell office:value-type="float" office:value="53.418" calcext:value-type="float">
            <text:p>53,4</text:p>
          </table:table-cell>
          <table:table-cell office:value-type="float" office:value="63.207" calcext:value-type="float">
            <text:p>63,2</text:p>
          </table:table-cell>
          <table:table-cell table:number-columns-repeated="1002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4" calcext:value-type="float">
            <text:p>4,3</text:p>
          </table:table-cell>
          <table:table-cell office:value-type="float" office:value="23.934" calcext:value-type="float">
            <text:p>23,9</text:p>
          </table:table-cell>
          <table:table-cell office:value-type="float" office:value="88.467" calcext:value-type="float">
            <text:p>88,5</text:p>
          </table:table-cell>
          <table:table-cell office:value-type="float" office:value="88.589" calcext:value-type="float">
            <text:p>88,6</text:p>
          </table:table-cell>
          <table:table-cell office:value-type="float" office:value="376.839" calcext:value-type="float">
            <text:p>376,8</text:p>
          </table:table-cell>
          <table:table-cell office:value-type="float" office:value="389.058" calcext:value-type="float">
            <text:p>389,1</text:p>
          </table:table-cell>
          <table:table-cell table:formula="of:=[.K560]-[.J560]" office:value-type="float" office:value="12.219" calcext:value-type="float">
            <text:p>12,2</text:p>
          </table:table-cell>
          <table:table-cell/>
          <table:table-cell table:formula="of:=[.J560]-[.O560]-[.I560]" office:value-type="float" office:value="-35.28" calcext:value-type="float">
            <text:p>-35,3</text:p>
          </table:table-cell>
          <table:table-cell table:style-name="Default" office:value-type="float" office:value="323.53" calcext:value-type="float">
            <text:p>323,53</text:p>
          </table:table-cell>
          <table:table-cell table:formula="of:=[.O560]-[.Q560]" office:value-type="float" office:value="13.3579999999999" calcext:value-type="float">
            <text:p>13,4</text:p>
          </table:table-cell>
          <table:table-cell office:value-type="float" office:value="310.172" calcext:value-type="float">
            <text:p>310,2</text:p>
          </table:table-cell>
          <table:table-cell table:formula="of:=[.Q560]-[.S560]-[.U560]-[.V560]" office:value-type="float" office:value="2.73400000000004" calcext:value-type="float">
            <text:p>2,7</text:p>
          </table:table-cell>
          <table:table-cell office:value-type="float" office:value="105.018" calcext:value-type="float">
            <text:p>105,0</text:p>
          </table:table-cell>
          <table:table-cell office:value-type="float" office:value="2.105" calcext:value-type="float">
            <text:p>2,1</text:p>
          </table:table-cell>
          <table:table-cell office:value-type="float" office:value="54.737" calcext:value-type="float">
            <text:p>54,7</text:p>
          </table:table-cell>
          <table:table-cell office:value-type="float" office:value="147.683" calcext:value-type="float">
            <text:p>147,7</text:p>
          </table:table-cell>
          <table:table-cell table:number-columns-repeated="1002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29" calcext:value-type="float">
            <text:p>4,1</text:p>
          </table:table-cell>
          <table:table-cell office:value-type="float" office:value="23.38" calcext:value-type="float">
            <text:p>23,4</text:p>
          </table:table-cell>
          <table:table-cell office:value-type="float" office:value="73.271" calcext:value-type="float">
            <text:p>73,3</text:p>
          </table:table-cell>
          <table:table-cell office:value-type="float" office:value="73.327" calcext:value-type="float">
            <text:p>73,3</text:p>
          </table:table-cell>
          <table:table-cell office:value-type="float" office:value="436.199" calcext:value-type="float">
            <text:p>436,2</text:p>
          </table:table-cell>
          <table:table-cell office:value-type="float" office:value="446.099" calcext:value-type="float">
            <text:p>446,1</text:p>
          </table:table-cell>
          <table:table-cell table:formula="of:=[.K561]-[.J561]" office:value-type="float" office:value="9.89999999999998" calcext:value-type="float">
            <text:p>9,9</text:p>
          </table:table-cell>
          <table:table-cell/>
          <table:table-cell table:formula="of:=[.J561]-[.O561]-[.I561]" office:value-type="float" office:value="73.982" calcext:value-type="float">
            <text:p>74,0</text:p>
          </table:table-cell>
          <table:table-cell table:style-name="Default" office:value-type="float" office:value="288.89" calcext:value-type="float">
            <text:p>288,89</text:p>
          </table:table-cell>
          <table:table-cell table:formula="of:=[.O561]-[.Q561]" office:value-type="float" office:value="20.6" calcext:value-type="float">
            <text:p>20,6</text:p>
          </table:table-cell>
          <table:table-cell office:value-type="float" office:value="268.29" calcext:value-type="float">
            <text:p>268,3</text:p>
          </table:table-cell>
          <table:table-cell table:formula="of:=[.Q561]-[.S561]-[.U561]-[.V561]" office:value-type="float" office:value="9.04900000000004" calcext:value-type="float">
            <text:p>9,0</text:p>
          </table:table-cell>
          <table:table-cell office:value-type="float" office:value="119.184" calcext:value-type="float">
            <text:p>119,2</text:p>
          </table:table-cell>
          <table:table-cell office:value-type="float" office:value="8" calcext:value-type="float">
            <text:p>8,0</text:p>
          </table:table-cell>
          <table:table-cell office:value-type="float" office:value="40.463" calcext:value-type="float">
            <text:p>40,5</text:p>
          </table:table-cell>
          <table:table-cell office:value-type="float" office:value="99.594" calcext:value-type="float">
            <text:p>99,6</text:p>
          </table:table-cell>
          <table:table-cell table:number-columns-repeated="1002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29" calcext:value-type="float">
            <text:p>4,1</text:p>
          </table:table-cell>
          <table:table-cell office:value-type="float" office:value="23.372" calcext:value-type="float">
            <text:p>23,4</text:p>
          </table:table-cell>
          <table:table-cell office:value-type="float" office:value="73.772" calcext:value-type="float">
            <text:p>73,8</text:p>
          </table:table-cell>
          <table:table-cell office:value-type="float" office:value="73.965" calcext:value-type="float">
            <text:p>74,0</text:p>
          </table:table-cell>
          <table:table-cell office:value-type="float" office:value="438.964" calcext:value-type="float">
            <text:p>439,0</text:p>
          </table:table-cell>
          <table:table-cell office:value-type="float" office:value="449.899" calcext:value-type="float">
            <text:p>449,9</text:p>
          </table:table-cell>
          <table:table-cell table:formula="of:=[.K562]-[.J562]" office:value-type="float" office:value="10.935" calcext:value-type="float">
            <text:p>10,9</text:p>
          </table:table-cell>
          <table:table-cell/>
          <table:table-cell table:formula="of:=[.J562]-[.O562]-[.I562]" office:value-type="float" office:value="83.499" calcext:value-type="float">
            <text:p>83,5</text:p>
          </table:table-cell>
          <table:table-cell table:style-name="Default" office:value-type="float" office:value="281.5" calcext:value-type="float">
            <text:p>281,5</text:p>
          </table:table-cell>
          <table:table-cell table:formula="of:=[.O562]-[.Q562]" office:value-type="float" office:value="13.687" calcext:value-type="float">
            <text:p>13,7</text:p>
          </table:table-cell>
          <table:table-cell office:value-type="float" office:value="267.813" calcext:value-type="float">
            <text:p>267,8</text:p>
          </table:table-cell>
          <table:table-cell table:formula="of:=[.Q562]-[.S562]-[.U562]-[.V562]" office:value-type="float" office:value="1.98999999999998" calcext:value-type="float">
            <text:p>2,0</text:p>
          </table:table-cell>
          <table:table-cell office:value-type="float" office:value="119.287" calcext:value-type="float">
            <text:p>119,3</text:p>
          </table:table-cell>
          <table:table-cell office:value-type="float" office:value="1.348" calcext:value-type="float">
            <text:p>1,3</text:p>
          </table:table-cell>
          <table:table-cell office:value-type="float" office:value="39.882" calcext:value-type="float">
            <text:p>39,9</text:p>
          </table:table-cell>
          <table:table-cell office:value-type="float" office:value="106.654" calcext:value-type="float">
            <text:p>106,7</text:p>
          </table:table-cell>
          <table:table-cell table:number-columns-repeated="1002"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08" calcext:value-type="float">
            <text:p>4,2</text:p>
          </table:table-cell>
          <table:table-cell office:value-type="float" office:value="23.722" calcext:value-type="float">
            <text:p>23,7</text:p>
          </table:table-cell>
          <table:table-cell office:value-type="float" office:value="89.234" calcext:value-type="float">
            <text:p>89,2</text:p>
          </table:table-cell>
          <table:table-cell office:value-type="float" office:value="89.408" calcext:value-type="float">
            <text:p>89,4</text:p>
          </table:table-cell>
          <table:table-cell office:value-type="float" office:value="433.29" calcext:value-type="float">
            <text:p>433,3</text:p>
          </table:table-cell>
          <table:table-cell office:value-type="float" office:value="444.773" calcext:value-type="float">
            <text:p>444,8</text:p>
          </table:table-cell>
          <table:table-cell table:formula="of:=[.K563]-[.J563]" office:value-type="float" office:value="11.483" calcext:value-type="float">
            <text:p>11,5</text:p>
          </table:table-cell>
          <table:table-cell/>
          <table:table-cell table:formula="of:=[.J563]-[.O563]-[.I563]" office:value-type="float" office:value="39.472" calcext:value-type="float">
            <text:p>39,5</text:p>
          </table:table-cell>
          <table:table-cell table:style-name="Default" office:value-type="float" office:value="304.41" calcext:value-type="float">
            <text:p>304,41</text:p>
          </table:table-cell>
          <table:table-cell table:formula="of:=[.O563]-[.Q563]" office:value-type="float" office:value="10.358" calcext:value-type="float">
            <text:p>10,4</text:p>
          </table:table-cell>
          <table:table-cell office:value-type="float" office:value="294.052" calcext:value-type="float">
            <text:p>294,1</text:p>
          </table:table-cell>
          <table:table-cell table:formula="of:=[.Q563]-[.S563]-[.U563]-[.V563]" office:value-type="float" office:value="4.42099999999999" calcext:value-type="float">
            <text:p>4,4</text:p>
          </table:table-cell>
          <table:table-cell office:value-type="float" office:value="108.177" calcext:value-type="float">
            <text:p>108,2</text:p>
          </table:table-cell>
          <table:table-cell office:value-type="float" office:value="3.8" calcext:value-type="float">
            <text:p>3,8</text:p>
          </table:table-cell>
          <table:table-cell office:value-type="float" office:value="51.475" calcext:value-type="float">
            <text:p>51,5</text:p>
          </table:table-cell>
          <table:table-cell office:value-type="float" office:value="129.979" calcext:value-type="float">
            <text:p>130,0</text:p>
          </table:table-cell>
          <table:table-cell table:number-columns-repeated="1002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27" calcext:value-type="float">
            <text:p>4,2</text:p>
          </table:table-cell>
          <table:table-cell office:value-type="float" office:value="23.274" calcext:value-type="float">
            <text:p>23,3</text:p>
          </table:table-cell>
          <table:table-cell office:value-type="float" office:value="76.746" calcext:value-type="float">
            <text:p>76,7</text:p>
          </table:table-cell>
          <table:table-cell office:value-type="float" office:value="76.93" calcext:value-type="float">
            <text:p>76,9</text:p>
          </table:table-cell>
          <table:table-cell office:value-type="float" office:value="395.615" calcext:value-type="float">
            <text:p>395,6</text:p>
          </table:table-cell>
          <table:table-cell office:value-type="float" office:value="407.235" calcext:value-type="float">
            <text:p>407,2</text:p>
          </table:table-cell>
          <table:table-cell table:formula="of:=[.K564]-[.J564]" office:value-type="float" office:value="11.62" calcext:value-type="float">
            <text:p>11,6</text:p>
          </table:table-cell>
          <table:table-cell/>
          <table:table-cell table:formula="of:=[.J564]-[.O564]-[.I564]" office:value-type="float" office:value="-5.69499999999999" calcext:value-type="float">
            <text:p>-5,7</text:p>
          </table:table-cell>
          <table:table-cell table:style-name="Default" office:value-type="float" office:value="324.38" calcext:value-type="float">
            <text:p>324,38</text:p>
          </table:table-cell>
          <table:table-cell table:formula="of:=[.O564]-[.Q564]" office:value-type="float" office:value="16.072" calcext:value-type="float">
            <text:p>16,1</text:p>
          </table:table-cell>
          <table:table-cell office:value-type="float" office:value="308.308" calcext:value-type="float">
            <text:p>308,3</text:p>
          </table:table-cell>
          <table:table-cell table:formula="of:=[.Q564]-[.S564]-[.U564]-[.V564]" office:value-type="float" office:value="3.95399999999998" calcext:value-type="float">
            <text:p>4,0</text:p>
          </table:table-cell>
          <table:table-cell office:value-type="float" office:value="110.566" calcext:value-type="float">
            <text:p>110,6</text:p>
          </table:table-cell>
          <table:table-cell office:value-type="float" office:value="3.255" calcext:value-type="float">
            <text:p>3,3</text:p>
          </table:table-cell>
          <table:table-cell office:value-type="float" office:value="49.502" calcext:value-type="float">
            <text:p>49,5</text:p>
          </table:table-cell>
          <table:table-cell office:value-type="float" office:value="144.286" calcext:value-type="float">
            <text:p>144,3</text:p>
          </table:table-cell>
          <table:table-cell table:number-columns-repeated="1002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98" calcext:value-type="float">
            <text:p>4,2</text:p>
          </table:table-cell>
          <table:table-cell office:value-type="float" office:value="23.303" calcext:value-type="float">
            <text:p>23,3</text:p>
          </table:table-cell>
          <table:table-cell office:value-type="float" office:value="86.333" calcext:value-type="float">
            <text:p>86,3</text:p>
          </table:table-cell>
          <table:table-cell office:value-type="float" office:value="86.499" calcext:value-type="float">
            <text:p>86,5</text:p>
          </table:table-cell>
          <table:table-cell office:value-type="float" office:value="420.636" calcext:value-type="float">
            <text:p>420,6</text:p>
          </table:table-cell>
          <table:table-cell office:value-type="float" office:value="430.278" calcext:value-type="float">
            <text:p>430,3</text:p>
          </table:table-cell>
          <table:table-cell table:formula="of:=[.K565]-[.J565]" office:value-type="float" office:value="9.642" calcext:value-type="float">
            <text:p>9,6</text:p>
          </table:table-cell>
          <table:table-cell/>
          <table:table-cell table:formula="of:=[.J565]-[.O565]-[.I565]" office:value-type="float" office:value="16.597" calcext:value-type="float">
            <text:p>16,6</text:p>
          </table:table-cell>
          <table:table-cell table:style-name="Default" office:value-type="float" office:value="317.54" calcext:value-type="float">
            <text:p>317,54</text:p>
          </table:table-cell>
          <table:table-cell table:formula="of:=[.O565]-[.Q565]" office:value-type="float" office:value="13.17" calcext:value-type="float">
            <text:p>13,2</text:p>
          </table:table-cell>
          <table:table-cell office:value-type="float" office:value="304.37" calcext:value-type="float">
            <text:p>304,4</text:p>
          </table:table-cell>
          <table:table-cell table:formula="of:=[.Q565]-[.S565]-[.U565]-[.V565]" office:value-type="float" office:value="17.155" calcext:value-type="float">
            <text:p>17,2</text:p>
          </table:table-cell>
          <table:table-cell office:value-type="float" office:value="105.993" calcext:value-type="float">
            <text:p>106,0</text:p>
          </table:table-cell>
          <table:table-cell office:value-type="float" office:value="16.54" calcext:value-type="float">
            <text:p>16,5</text:p>
          </table:table-cell>
          <table:table-cell office:value-type="float" office:value="53.933" calcext:value-type="float">
            <text:p>53,9</text:p>
          </table:table-cell>
          <table:table-cell office:value-type="float" office:value="127.289" calcext:value-type="float">
            <text:p>127,3</text:p>
          </table:table-cell>
          <table:table-cell table:number-columns-repeated="1002"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14" calcext:value-type="float">
            <text:p>4,3</text:p>
          </table:table-cell>
          <table:table-cell office:value-type="float" office:value="23.95" calcext:value-type="float">
            <text:p>24,0</text:p>
          </table:table-cell>
          <table:table-cell office:value-type="float" office:value="90.544" calcext:value-type="float">
            <text:p>90,5</text:p>
          </table:table-cell>
          <table:table-cell office:value-type="float" office:value="90.72" calcext:value-type="float">
            <text:p>90,7</text:p>
          </table:table-cell>
          <table:table-cell office:value-type="float" office:value="403.196" calcext:value-type="float">
            <text:p>403,2</text:p>
          </table:table-cell>
          <table:table-cell office:value-type="float" office:value="413.479" calcext:value-type="float">
            <text:p>413,5</text:p>
          </table:table-cell>
          <table:table-cell table:formula="of:=[.K566]-[.J566]" office:value-type="float" office:value="10.283" calcext:value-type="float">
            <text:p>10,3</text:p>
          </table:table-cell>
          <table:table-cell/>
          <table:table-cell table:formula="of:=[.J566]-[.O566]-[.I566]" office:value-type="float" office:value="26.266" calcext:value-type="float">
            <text:p>26,3</text:p>
          </table:table-cell>
          <table:table-cell table:style-name="Default" office:value-type="float" office:value="286.21" calcext:value-type="float">
            <text:p>286,21</text:p>
          </table:table-cell>
          <table:table-cell table:formula="of:=[.O566]-[.Q566]" office:value-type="float" office:value="9.589" calcext:value-type="float">
            <text:p>9,6</text:p>
          </table:table-cell>
          <table:table-cell office:value-type="float" office:value="276.621" calcext:value-type="float">
            <text:p>276,6</text:p>
          </table:table-cell>
          <table:table-cell table:formula="of:=[.Q566]-[.S566]-[.U566]-[.V566]" office:value-type="float" office:value="5.384" calcext:value-type="float">
            <text:p>5,4</text:p>
          </table:table-cell>
          <table:table-cell office:value-type="float" office:value="108.594" calcext:value-type="float">
            <text:p>108,6</text:p>
          </table:table-cell>
          <table:table-cell office:value-type="float" office:value="4.765" calcext:value-type="float">
            <text:p>4,8</text:p>
          </table:table-cell>
          <table:table-cell office:value-type="float" office:value="51.421" calcext:value-type="float">
            <text:p>51,4</text:p>
          </table:table-cell>
          <table:table-cell office:value-type="float" office:value="111.222" calcext:value-type="float">
            <text:p>111,2</text:p>
          </table:table-cell>
          <table:table-cell table:number-columns-repeated="1002"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47" calcext:value-type="float">
            <text:p>4,2</text:p>
          </table:table-cell>
          <table:table-cell office:value-type="float" office:value="23.078" calcext:value-type="float">
            <text:p>23,1</text:p>
          </table:table-cell>
          <table:table-cell office:value-type="float" office:value="70.579" calcext:value-type="float">
            <text:p>70,6</text:p>
          </table:table-cell>
          <table:table-cell office:value-type="float" office:value="70.629" calcext:value-type="float">
            <text:p>70,6</text:p>
          </table:table-cell>
          <table:table-cell office:value-type="float" office:value="434.684" calcext:value-type="float">
            <text:p>434,7</text:p>
          </table:table-cell>
          <table:table-cell office:value-type="float" office:value="444.916" calcext:value-type="float">
            <text:p>444,9</text:p>
          </table:table-cell>
          <table:table-cell table:formula="of:=[.K567]-[.J567]" office:value-type="float" office:value="10.232" calcext:value-type="float">
            <text:p>10,2</text:p>
          </table:table-cell>
          <table:table-cell/>
          <table:table-cell table:formula="of:=[.J567]-[.O567]-[.I567]" office:value-type="float" office:value="79.085" calcext:value-type="float">
            <text:p>79,1</text:p>
          </table:table-cell>
          <table:table-cell table:style-name="Default" office:value-type="float" office:value="284.97" calcext:value-type="float">
            <text:p>284,97</text:p>
          </table:table-cell>
          <table:table-cell table:formula="of:=[.O567]-[.Q567]" office:value-type="float" office:value="15.071" calcext:value-type="float">
            <text:p>15,1</text:p>
          </table:table-cell>
          <table:table-cell office:value-type="float" office:value="269.899" calcext:value-type="float">
            <text:p>269,9</text:p>
          </table:table-cell>
          <table:table-cell table:formula="of:=[.Q567]-[.S567]-[.U567]-[.V567]" office:value-type="float" office:value="5.05200000000001" calcext:value-type="float">
            <text:p>5,1</text:p>
          </table:table-cell>
          <table:table-cell office:value-type="float" office:value="107.434" calcext:value-type="float">
            <text:p>107,4</text:p>
          </table:table-cell>
          <table:table-cell office:value-type="float" office:value="4.403" calcext:value-type="float">
            <text:p>4,4</text:p>
          </table:table-cell>
          <table:table-cell office:value-type="float" office:value="52.113" calcext:value-type="float">
            <text:p>52,1</text:p>
          </table:table-cell>
          <table:table-cell office:value-type="float" office:value="105.3" calcext:value-type="float">
            <text:p>105,3</text:p>
          </table:table-cell>
          <table:table-cell table:number-columns-repeated="1002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13" calcext:value-type="float">
            <text:p>4,3</text:p>
          </table:table-cell>
          <table:table-cell office:value-type="float" office:value="23.733" calcext:value-type="float">
            <text:p>23,7</text:p>
          </table:table-cell>
          <table:table-cell office:value-type="float" office:value="88.545" calcext:value-type="float">
            <text:p>88,5</text:p>
          </table:table-cell>
          <table:table-cell office:value-type="float" office:value="88.763" calcext:value-type="float">
            <text:p>88,8</text:p>
          </table:table-cell>
          <table:table-cell office:value-type="float" office:value="405.686" calcext:value-type="float">
            <text:p>405,7</text:p>
          </table:table-cell>
          <table:table-cell office:value-type="float" office:value="414.573" calcext:value-type="float">
            <text:p>414,6</text:p>
          </table:table-cell>
          <table:table-cell table:formula="of:=[.K568]-[.J568]" office:value-type="float" office:value="8.887" calcext:value-type="float">
            <text:p>8,9</text:p>
          </table:table-cell>
          <table:table-cell/>
          <table:table-cell table:formula="of:=[.J568]-[.O568]-[.I568]" office:value-type="float" office:value="15.153" calcext:value-type="float">
            <text:p>15,2</text:p>
          </table:table-cell>
          <table:table-cell table:style-name="Default" office:value-type="float" office:value="301.77" calcext:value-type="float">
            <text:p>301,77</text:p>
          </table:table-cell>
          <table:table-cell table:formula="of:=[.O568]-[.Q568]" office:value-type="float" office:value="10.256" calcext:value-type="float">
            <text:p>10,3</text:p>
          </table:table-cell>
          <table:table-cell office:value-type="float" office:value="291.514" calcext:value-type="float">
            <text:p>291,5</text:p>
          </table:table-cell>
          <table:table-cell table:formula="of:=[.Q568]-[.S568]-[.U568]-[.V568]" office:value-type="float" office:value="2.01400000000004" calcext:value-type="float">
            <text:p>2,0</text:p>
          </table:table-cell>
          <table:table-cell office:value-type="float" office:value="103.943" calcext:value-type="float">
            <text:p>103,9</text:p>
          </table:table-cell>
          <table:table-cell office:value-type="float" office:value="1.365" calcext:value-type="float">
            <text:p>1,4</text:p>
          </table:table-cell>
          <table:table-cell office:value-type="float" office:value="55.405" calcext:value-type="float">
            <text:p>55,4</text:p>
          </table:table-cell>
          <table:table-cell office:value-type="float" office:value="130.152" calcext:value-type="float">
            <text:p>130,2</text:p>
          </table:table-cell>
          <table:table-cell table:number-columns-repeated="1002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11" calcext:value-type="float">
            <text:p>4,1</text:p>
          </table:table-cell>
          <table:table-cell office:value-type="float" office:value="22.786" calcext:value-type="float">
            <text:p>22,8</text:p>
          </table:table-cell>
          <table:table-cell office:value-type="float" office:value="70.914" calcext:value-type="float">
            <text:p>70,9</text:p>
          </table:table-cell>
          <table:table-cell office:value-type="float" office:value="71.017" calcext:value-type="float">
            <text:p>71,0</text:p>
          </table:table-cell>
          <table:table-cell office:value-type="float" office:value="390.584" calcext:value-type="float">
            <text:p>390,6</text:p>
          </table:table-cell>
          <table:table-cell office:value-type="float" office:value="402.923" calcext:value-type="float">
            <text:p>402,9</text:p>
          </table:table-cell>
          <table:table-cell table:formula="of:=[.K569]-[.J569]" office:value-type="float" office:value="12.339" calcext:value-type="float">
            <text:p>12,3</text:p>
          </table:table-cell>
          <table:table-cell/>
          <table:table-cell table:formula="of:=[.J569]-[.O569]-[.I569]" office:value-type="float" office:value="31.607" calcext:value-type="float">
            <text:p>31,6</text:p>
          </table:table-cell>
          <table:table-cell table:style-name="Default" office:value-type="float" office:value="287.96" calcext:value-type="float">
            <text:p>287,96</text:p>
          </table:table-cell>
          <table:table-cell table:formula="of:=[.O569]-[.Q569]" office:value-type="float" office:value="11.438" calcext:value-type="float">
            <text:p>11,4</text:p>
          </table:table-cell>
          <table:table-cell office:value-type="float" office:value="276.522" calcext:value-type="float">
            <text:p>276,5</text:p>
          </table:table-cell>
          <table:table-cell table:formula="of:=[.Q569]-[.S569]-[.U569]-[.V569]" office:value-type="float" office:value="7.71999999999997" calcext:value-type="float">
            <text:p>7,7</text:p>
          </table:table-cell>
          <table:table-cell office:value-type="float" office:value="103.949" calcext:value-type="float">
            <text:p>103,9</text:p>
          </table:table-cell>
          <table:table-cell office:value-type="float" office:value="7.071" calcext:value-type="float">
            <text:p>7,1</text:p>
          </table:table-cell>
          <table:table-cell office:value-type="float" office:value="55.418" calcext:value-type="float">
            <text:p>55,4</text:p>
          </table:table-cell>
          <table:table-cell office:value-type="float" office:value="109.435" calcext:value-type="float">
            <text:p>109,4</text:p>
          </table:table-cell>
          <table:table-cell table:number-columns-repeated="1002"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72" calcext:value-type="float">
            <text:p>4,2</text:p>
          </table:table-cell>
          <table:table-cell office:value-type="float" office:value="23.528" calcext:value-type="float">
            <text:p>23,5</text:p>
          </table:table-cell>
          <table:table-cell office:value-type="float" office:value="70.059" calcext:value-type="float">
            <text:p>70,1</text:p>
          </table:table-cell>
          <table:table-cell office:value-type="float" office:value="70.147" calcext:value-type="float">
            <text:p>70,1</text:p>
          </table:table-cell>
          <table:table-cell office:value-type="float" office:value="396.231" calcext:value-type="float">
            <text:p>396,2</text:p>
          </table:table-cell>
          <table:table-cell office:value-type="float" office:value="404.83" calcext:value-type="float">
            <text:p>404,8</text:p>
          </table:table-cell>
          <table:table-cell table:formula="of:=[.K570]-[.J570]" office:value-type="float" office:value="8.59899999999999" calcext:value-type="float">
            <text:p>8,6</text:p>
          </table:table-cell>
          <table:table-cell/>
          <table:table-cell table:formula="of:=[.J570]-[.O570]-[.I570]" office:value-type="float" office:value="60.874" calcext:value-type="float">
            <text:p>60,9</text:p>
          </table:table-cell>
          <table:table-cell table:style-name="Default" office:value-type="float" office:value="265.21" calcext:value-type="float">
            <text:p>265,21</text:p>
          </table:table-cell>
          <table:table-cell table:formula="of:=[.O570]-[.Q570]" office:value-type="float" office:value="17.159" calcext:value-type="float">
            <text:p>17,2</text:p>
          </table:table-cell>
          <table:table-cell office:value-type="float" office:value="248.051" calcext:value-type="float">
            <text:p>248,1</text:p>
          </table:table-cell>
          <table:table-cell table:formula="of:=[.Q570]-[.S570]-[.U570]-[.V570]" office:value-type="float" office:value="5.45399999999998" calcext:value-type="float">
            <text:p>5,5</text:p>
          </table:table-cell>
          <table:table-cell office:value-type="float" office:value="103.631" calcext:value-type="float">
            <text:p>103,6</text:p>
          </table:table-cell>
          <table:table-cell office:value-type="float" office:value="4.83" calcext:value-type="float">
            <text:p>4,8</text:p>
          </table:table-cell>
          <table:table-cell office:value-type="float" office:value="55.661" calcext:value-type="float">
            <text:p>55,7</text:p>
          </table:table-cell>
          <table:table-cell office:value-type="float" office:value="83.305" calcext:value-type="float">
            <text:p>83,3</text:p>
          </table:table-cell>
          <table:table-cell table:number-columns-repeated="1002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6" calcext:value-type="float">
            <text:p>4,2</text:p>
          </table:table-cell>
          <table:table-cell office:value-type="float" office:value="23.477" calcext:value-type="float">
            <text:p>23,5</text:p>
          </table:table-cell>
          <table:table-cell office:value-type="float" office:value="74.688" calcext:value-type="float">
            <text:p>74,7</text:p>
          </table:table-cell>
          <table:table-cell office:value-type="float" office:value="74.858" calcext:value-type="float">
            <text:p>74,9</text:p>
          </table:table-cell>
          <table:table-cell office:value-type="float" office:value="390.604" calcext:value-type="float">
            <text:p>390,6</text:p>
          </table:table-cell>
          <table:table-cell office:value-type="float" office:value="400.636" calcext:value-type="float">
            <text:p>400,6</text:p>
          </table:table-cell>
          <table:table-cell table:formula="of:=[.K571]-[.J571]" office:value-type="float" office:value="10.032" calcext:value-type="float">
            <text:p>10,0</text:p>
          </table:table-cell>
          <table:table-cell/>
          <table:table-cell table:formula="of:=[.J571]-[.O571]-[.I571]" office:value-type="float" office:value="23.976" calcext:value-type="float">
            <text:p>24,0</text:p>
          </table:table-cell>
          <table:table-cell table:style-name="Default" office:value-type="float" office:value="291.77" calcext:value-type="float">
            <text:p>291,77</text:p>
          </table:table-cell>
          <table:table-cell table:formula="of:=[.O571]-[.Q571]" office:value-type="float" office:value="17.274" calcext:value-type="float">
            <text:p>17,3</text:p>
          </table:table-cell>
          <table:table-cell office:value-type="float" office:value="274.496" calcext:value-type="float">
            <text:p>274,5</text:p>
          </table:table-cell>
          <table:table-cell table:formula="of:=[.Q571]-[.S571]-[.U571]-[.V571]" office:value-type="float" office:value="11.281" calcext:value-type="float">
            <text:p>11,3</text:p>
          </table:table-cell>
          <table:table-cell office:value-type="float" office:value="102.35" calcext:value-type="float">
            <text:p>102,4</text:p>
          </table:table-cell>
          <table:table-cell office:value-type="float" office:value="10.645" calcext:value-type="float">
            <text:p>10,6</text:p>
          </table:table-cell>
          <table:table-cell office:value-type="float" office:value="37.596" calcext:value-type="float">
            <text:p>37,6</text:p>
          </table:table-cell>
          <table:table-cell office:value-type="float" office:value="123.269" calcext:value-type="float">
            <text:p>123,3</text:p>
          </table:table-cell>
          <table:table-cell table:number-columns-repeated="1002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03" calcext:value-type="float">
            <text:p>4,3</text:p>
          </table:table-cell>
          <table:table-cell office:value-type="float" office:value="23.393" calcext:value-type="float">
            <text:p>23,4</text:p>
          </table:table-cell>
          <table:table-cell office:value-type="float" office:value="88.26" calcext:value-type="float">
            <text:p>88,3</text:p>
          </table:table-cell>
          <table:table-cell office:value-type="float" office:value="88.458" calcext:value-type="float">
            <text:p>88,5</text:p>
          </table:table-cell>
          <table:table-cell office:value-type="float" office:value="423.208" calcext:value-type="float">
            <text:p>423,2</text:p>
          </table:table-cell>
          <table:table-cell office:value-type="float" office:value="435.085" calcext:value-type="float">
            <text:p>435,1</text:p>
          </table:table-cell>
          <table:table-cell table:formula="of:=[.K572]-[.J572]" office:value-type="float" office:value="11.877" calcext:value-type="float">
            <text:p>11,9</text:p>
          </table:table-cell>
          <table:table-cell/>
          <table:table-cell table:formula="of:=[.J572]-[.O572]-[.I572]" office:value-type="float" office:value="68.9" calcext:value-type="float">
            <text:p>68,9</text:p>
          </table:table-cell>
          <table:table-cell table:style-name="Default" office:value-type="float" office:value="265.85" calcext:value-type="float">
            <text:p>265,85</text:p>
          </table:table-cell>
          <table:table-cell table:formula="of:=[.O572]-[.Q572]" office:value-type="float" office:value="17.035" calcext:value-type="float">
            <text:p>17,0</text:p>
          </table:table-cell>
          <table:table-cell office:value-type="float" office:value="248.815" calcext:value-type="float">
            <text:p>248,8</text:p>
          </table:table-cell>
          <table:table-cell table:formula="of:=[.Q572]-[.S572]-[.U572]-[.V572]" office:value-type="float" office:value="5.32999999999997" calcext:value-type="float">
            <text:p>5,3</text:p>
          </table:table-cell>
          <table:table-cell office:value-type="float" office:value="109.492" calcext:value-type="float">
            <text:p>109,5</text:p>
          </table:table-cell>
          <table:table-cell office:value-type="float" office:value="4.64" calcext:value-type="float">
            <text:p>4,6</text:p>
          </table:table-cell>
          <table:table-cell office:value-type="float" office:value="50.603" calcext:value-type="float">
            <text:p>50,6</text:p>
          </table:table-cell>
          <table:table-cell office:value-type="float" office:value="83.39" calcext:value-type="float">
            <text:p>83,4</text:p>
          </table:table-cell>
          <table:table-cell table:number-columns-repeated="1002"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55" calcext:value-type="float">
            <text:p>4,2</text:p>
          </table:table-cell>
          <table:table-cell office:value-type="float" office:value="23.118" calcext:value-type="float">
            <text:p>23,1</text:p>
          </table:table-cell>
          <table:table-cell office:value-type="float" office:value="70.754" calcext:value-type="float">
            <text:p>70,8</text:p>
          </table:table-cell>
          <table:table-cell office:value-type="float" office:value="70.808" calcext:value-type="float">
            <text:p>70,8</text:p>
          </table:table-cell>
          <table:table-cell office:value-type="float" office:value="395.832" calcext:value-type="float">
            <text:p>395,8</text:p>
          </table:table-cell>
          <table:table-cell office:value-type="float" office:value="405.743" calcext:value-type="float">
            <text:p>405,7</text:p>
          </table:table-cell>
          <table:table-cell table:formula="of:=[.K573]-[.J573]" office:value-type="float" office:value="9.911" calcext:value-type="float">
            <text:p>9,9</text:p>
          </table:table-cell>
          <table:table-cell/>
          <table:table-cell table:formula="of:=[.J573]-[.O573]-[.I573]" office:value-type="float" office:value="83.664" calcext:value-type="float">
            <text:p>83,7</text:p>
          </table:table-cell>
          <table:table-cell table:style-name="Default" office:value-type="float" office:value="241.36" calcext:value-type="float">
            <text:p>241,36</text:p>
          </table:table-cell>
          <table:table-cell table:formula="of:=[.O573]-[.Q573]" office:value-type="float" office:value="11.902" calcext:value-type="float">
            <text:p>11,9</text:p>
          </table:table-cell>
          <table:table-cell office:value-type="float" office:value="229.458" calcext:value-type="float">
            <text:p>229,5</text:p>
          </table:table-cell>
          <table:table-cell table:formula="of:=[.Q573]-[.S573]-[.U573]-[.V573]" office:value-type="float" office:value="1.944" calcext:value-type="float">
            <text:p>1,9</text:p>
          </table:table-cell>
          <table:table-cell office:value-type="float" office:value="105.334" calcext:value-type="float">
            <text:p>105,3</text:p>
          </table:table-cell>
          <table:table-cell office:value-type="float" office:value="1.357" calcext:value-type="float">
            <text:p>1,4</text:p>
          </table:table-cell>
          <table:table-cell office:value-type="float" office:value="53.988" calcext:value-type="float">
            <text:p>54,0</text:p>
          </table:table-cell>
          <table:table-cell office:value-type="float" office:value="68.192" calcext:value-type="float">
            <text:p>68,2</text:p>
          </table:table-cell>
          <table:table-cell table:number-columns-repeated="1002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44" calcext:value-type="float">
            <text:p>4,1</text:p>
          </table:table-cell>
          <table:table-cell office:value-type="float" office:value="23.564" calcext:value-type="float">
            <text:p>23,6</text:p>
          </table:table-cell>
          <table:table-cell office:value-type="float" office:value="92.56" calcext:value-type="float">
            <text:p>92,6</text:p>
          </table:table-cell>
          <table:table-cell office:value-type="float" office:value="92.668" calcext:value-type="float">
            <text:p>92,7</text:p>
          </table:table-cell>
          <table:table-cell office:value-type="float" office:value="417.24" calcext:value-type="float">
            <text:p>417,2</text:p>
          </table:table-cell>
          <table:table-cell office:value-type="float" office:value="428.213" calcext:value-type="float">
            <text:p>428,2</text:p>
          </table:table-cell>
          <table:table-cell table:formula="of:=[.K574]-[.J574]" office:value-type="float" office:value="10.973" calcext:value-type="float">
            <text:p>11,0</text:p>
          </table:table-cell>
          <table:table-cell/>
          <table:table-cell table:formula="of:=[.J574]-[.O574]-[.I574]" office:value-type="float" office:value="-79.498" calcext:value-type="float">
            <text:p>-79,5</text:p>
          </table:table-cell>
          <table:table-cell table:style-name="Default" office:value-type="float" office:value="404.07" calcext:value-type="float">
            <text:p>404,07</text:p>
          </table:table-cell>
          <table:table-cell table:formula="of:=[.O574]-[.Q574]" office:value-type="float" office:value="16.3" calcext:value-type="float">
            <text:p>16,3</text:p>
          </table:table-cell>
          <table:table-cell office:value-type="float" office:value="387.77" calcext:value-type="float">
            <text:p>387,8</text:p>
          </table:table-cell>
          <table:table-cell table:formula="of:=[.Q574]-[.S574]-[.U574]-[.V574]" office:value-type="float" office:value="22.134" calcext:value-type="float">
            <text:p>22,1</text:p>
          </table:table-cell>
          <table:table-cell office:value-type="float" office:value="120.143" calcext:value-type="float">
            <text:p>120,1</text:p>
          </table:table-cell>
          <table:table-cell office:value-type="float" office:value="3.051" calcext:value-type="float">
            <text:p>3,1</text:p>
          </table:table-cell>
          <table:table-cell office:value-type="float" office:value="60.962" calcext:value-type="float">
            <text:p>61,0</text:p>
          </table:table-cell>
          <table:table-cell office:value-type="float" office:value="184.531" calcext:value-type="float">
            <text:p>184,5</text:p>
          </table:table-cell>
          <table:table-cell table:number-columns-repeated="1002"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41" calcext:value-type="float">
            <text:p>4,2</text:p>
          </table:table-cell>
          <table:table-cell office:value-type="float" office:value="23.608" calcext:value-type="float">
            <text:p>23,6</text:p>
          </table:table-cell>
          <table:table-cell office:value-type="float" office:value="73.039" calcext:value-type="float">
            <text:p>73,0</text:p>
          </table:table-cell>
          <table:table-cell office:value-type="float" office:value="73.151" calcext:value-type="float">
            <text:p>73,2</text:p>
          </table:table-cell>
          <table:table-cell office:value-type="float" office:value="492.701" calcext:value-type="float">
            <text:p>492,7</text:p>
          </table:table-cell>
          <table:table-cell office:value-type="float" office:value="503.044" calcext:value-type="float">
            <text:p>503,0</text:p>
          </table:table-cell>
          <table:table-cell table:formula="of:=[.K575]-[.J575]" office:value-type="float" office:value="10.343" calcext:value-type="float">
            <text:p>10,3</text:p>
          </table:table-cell>
          <table:table-cell/>
          <table:table-cell table:formula="of:=[.J575]-[.O575]-[.I575]" office:value-type="float" office:value="129.26" calcext:value-type="float">
            <text:p>129,3</text:p>
          </table:table-cell>
          <table:table-cell table:style-name="Default" office:value-type="float" office:value="290.29" calcext:value-type="float">
            <text:p>290,29</text:p>
          </table:table-cell>
          <table:table-cell table:formula="of:=[.O575]-[.Q575]" office:value-type="float" office:value="14.36" calcext:value-type="float">
            <text:p>14,4</text:p>
          </table:table-cell>
          <table:table-cell office:value-type="float" office:value="275.93" calcext:value-type="float">
            <text:p>275,9</text:p>
          </table:table-cell>
          <table:table-cell table:formula="of:=[.Q575]-[.S575]-[.U575]-[.V575]" office:value-type="float" office:value="10.113" calcext:value-type="float">
            <text:p>10,1</text:p>
          </table:table-cell>
          <table:table-cell office:value-type="float" office:value="106.102" calcext:value-type="float">
            <text:p>106,1</text:p>
          </table:table-cell>
          <table:table-cell office:value-type="float" office:value="9.497" calcext:value-type="float">
            <text:p>9,5</text:p>
          </table:table-cell>
          <table:table-cell office:value-type="float" office:value="53.385" calcext:value-type="float">
            <text:p>53,4</text:p>
          </table:table-cell>
          <table:table-cell office:value-type="float" office:value="106.33" calcext:value-type="float">
            <text:p>106,3</text:p>
          </table:table-cell>
          <table:table-cell table:number-columns-repeated="1002"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17" calcext:value-type="float">
            <text:p>4,3</text:p>
          </table:table-cell>
          <table:table-cell office:value-type="float" office:value="23.423" calcext:value-type="float">
            <text:p>23,4</text:p>
          </table:table-cell>
          <table:table-cell office:value-type="float" office:value="88.238" calcext:value-type="float">
            <text:p>88,2</text:p>
          </table:table-cell>
          <table:table-cell office:value-type="float" office:value="88.402" calcext:value-type="float">
            <text:p>88,4</text:p>
          </table:table-cell>
          <table:table-cell office:value-type="float" office:value="469.311" calcext:value-type="float">
            <text:p>469,3</text:p>
          </table:table-cell>
          <table:table-cell office:value-type="float" office:value="479.083" calcext:value-type="float">
            <text:p>479,1</text:p>
          </table:table-cell>
          <table:table-cell table:formula="of:=[.K576]-[.J576]" office:value-type="float" office:value="9.77200000000005" calcext:value-type="float">
            <text:p>9,8</text:p>
          </table:table-cell>
          <table:table-cell/>
          <table:table-cell table:formula="of:=[.J576]-[.O576]-[.I576]" office:value-type="float" office:value="105.069" calcext:value-type="float">
            <text:p>105,1</text:p>
          </table:table-cell>
          <table:table-cell table:style-name="Default" office:value-type="float" office:value="275.84" calcext:value-type="float">
            <text:p>275,84</text:p>
          </table:table-cell>
          <table:table-cell table:formula="of:=[.O576]-[.Q576]" office:value-type="float" office:value="6.53099999999995" calcext:value-type="float">
            <text:p>6,5</text:p>
          </table:table-cell>
          <table:table-cell office:value-type="float" office:value="269.309" calcext:value-type="float">
            <text:p>269,3</text:p>
          </table:table-cell>
          <table:table-cell table:formula="of:=[.Q576]-[.S576]-[.U576]-[.V576]" office:value-type="float" office:value="15.469" calcext:value-type="float">
            <text:p>15,5</text:p>
          </table:table-cell>
          <table:table-cell office:value-type="float" office:value="107.011" calcext:value-type="float">
            <text:p>107,0</text:p>
          </table:table-cell>
          <table:table-cell office:value-type="float" office:value="14.79" calcext:value-type="float">
            <text:p>14,8</text:p>
          </table:table-cell>
          <table:table-cell office:value-type="float" office:value="53.066" calcext:value-type="float">
            <text:p>53,1</text:p>
          </table:table-cell>
          <table:table-cell office:value-type="float" office:value="93.763" calcext:value-type="float">
            <text:p>93,8</text:p>
          </table:table-cell>
          <table:table-cell table:number-columns-repeated="1002"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61" calcext:value-type="float">
            <text:p>4,2</text:p>
          </table:table-cell>
          <table:table-cell office:value-type="float" office:value="23.314" calcext:value-type="float">
            <text:p>23,3</text:p>
          </table:table-cell>
          <table:table-cell office:value-type="float" office:value="70.967" calcext:value-type="float">
            <text:p>71,0</text:p>
          </table:table-cell>
          <table:table-cell office:value-type="float" office:value="71.027" calcext:value-type="float">
            <text:p>71,0</text:p>
          </table:table-cell>
          <table:table-cell office:value-type="float" office:value="383.497" calcext:value-type="float">
            <text:p>383,5</text:p>
          </table:table-cell>
          <table:table-cell office:value-type="float" office:value="395.088" calcext:value-type="float">
            <text:p>395,1</text:p>
          </table:table-cell>
          <table:table-cell table:formula="of:=[.K577]-[.J577]" office:value-type="float" office:value="11.591" calcext:value-type="float">
            <text:p>11,6</text:p>
          </table:table-cell>
          <table:table-cell/>
          <table:table-cell table:formula="of:=[.J577]-[.O577]-[.I577]" office:value-type="float" office:value="25.29" calcext:value-type="float">
            <text:p>25,3</text:p>
          </table:table-cell>
          <table:table-cell table:style-name="Default" office:value-type="float" office:value="287.18" calcext:value-type="float">
            <text:p>287,18</text:p>
          </table:table-cell>
          <table:table-cell table:formula="of:=[.O577]-[.Q577]" office:value-type="float" office:value="11.055" calcext:value-type="float">
            <text:p>11,1</text:p>
          </table:table-cell>
          <table:table-cell office:value-type="float" office:value="276.125" calcext:value-type="float">
            <text:p>276,1</text:p>
          </table:table-cell>
          <table:table-cell table:formula="of:=[.Q577]-[.S577]-[.U577]-[.V577]" office:value-type="float" office:value="7.07900000000002" calcext:value-type="float">
            <text:p>7,1</text:p>
          </table:table-cell>
          <table:table-cell office:value-type="float" office:value="118.71" calcext:value-type="float">
            <text:p>118,7</text:p>
          </table:table-cell>
          <table:table-cell office:value-type="float" office:value="6.418" calcext:value-type="float">
            <text:p>6,4</text:p>
          </table:table-cell>
          <table:table-cell office:value-type="float" office:value="41.36" calcext:value-type="float">
            <text:p>41,4</text:p>
          </table:table-cell>
          <table:table-cell office:value-type="float" office:value="108.976" calcext:value-type="float">
            <text:p>109,0</text:p>
          </table:table-cell>
          <table:table-cell table:number-columns-repeated="1002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2" calcext:value-type="float">
            <text:p>4,3</text:p>
          </table:table-cell>
          <table:table-cell office:value-type="float" office:value="23.966" calcext:value-type="float">
            <text:p>24,0</text:p>
          </table:table-cell>
          <table:table-cell office:value-type="float" office:value="79.551" calcext:value-type="float">
            <text:p>79,6</text:p>
          </table:table-cell>
          <table:table-cell office:value-type="float" office:value="79.638" calcext:value-type="float">
            <text:p>79,6</text:p>
          </table:table-cell>
          <table:table-cell office:value-type="float" office:value="634.362" calcext:value-type="float">
            <text:p>634,4</text:p>
          </table:table-cell>
          <table:table-cell office:value-type="float" office:value="644.597" calcext:value-type="float">
            <text:p>644,6</text:p>
          </table:table-cell>
          <table:table-cell table:formula="of:=[.K578]-[.J578]" office:value-type="float" office:value="10.235" calcext:value-type="float">
            <text:p>10,2</text:p>
          </table:table-cell>
          <table:table-cell/>
          <table:table-cell table:formula="of:=[.J578]-[.O578]-[.I578]" office:value-type="float" office:value="236.454" calcext:value-type="float">
            <text:p>236,5</text:p>
          </table:table-cell>
          <table:table-cell table:style-name="Default" office:value-type="float" office:value="318.27" calcext:value-type="float">
            <text:p>318,27</text:p>
          </table:table-cell>
          <table:table-cell table:formula="of:=[.O578]-[.Q578]" office:value-type="float" office:value="14.341" calcext:value-type="float">
            <text:p>14,3</text:p>
          </table:table-cell>
          <table:table-cell office:value-type="float" office:value="303.929" calcext:value-type="float">
            <text:p>303,9</text:p>
          </table:table-cell>
          <table:table-cell table:formula="of:=[.Q578]-[.S578]-[.U578]-[.V578]" office:value-type="float" office:value="17.791" calcext:value-type="float">
            <text:p>17,8</text:p>
          </table:table-cell>
          <table:table-cell office:value-type="float" office:value="106.655" calcext:value-type="float">
            <text:p>106,7</text:p>
          </table:table-cell>
          <table:table-cell office:value-type="float" office:value="17.122" calcext:value-type="float">
            <text:p>17,1</text:p>
          </table:table-cell>
          <table:table-cell office:value-type="float" office:value="52.918" calcext:value-type="float">
            <text:p>52,9</text:p>
          </table:table-cell>
          <table:table-cell office:value-type="float" office:value="126.565" calcext:value-type="float">
            <text:p>126,6</text:p>
          </table:table-cell>
          <table:table-cell table:number-columns-repeated="1002"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23" calcext:value-type="float">
            <text:p>4,2</text:p>
          </table:table-cell>
          <table:table-cell office:value-type="float" office:value="23.138" calcext:value-type="float">
            <text:p>23,1</text:p>
          </table:table-cell>
          <table:table-cell office:value-type="float" office:value="74.095" calcext:value-type="float">
            <text:p>74,1</text:p>
          </table:table-cell>
          <table:table-cell office:value-type="float" office:value="74.257" calcext:value-type="float">
            <text:p>74,3</text:p>
          </table:table-cell>
          <table:table-cell office:value-type="float" office:value="440.502" calcext:value-type="float">
            <text:p>440,5</text:p>
          </table:table-cell>
          <table:table-cell office:value-type="float" office:value="450.256" calcext:value-type="float">
            <text:p>450,3</text:p>
          </table:table-cell>
          <table:table-cell table:formula="of:=[.K579]-[.J579]" office:value-type="float" office:value="9.75399999999996" calcext:value-type="float">
            <text:p>9,8</text:p>
          </table:table-cell>
          <table:table-cell/>
          <table:table-cell table:formula="of:=[.J579]-[.O579]-[.I579]" office:value-type="float" office:value="57.495" calcext:value-type="float">
            <text:p>57,5</text:p>
          </table:table-cell>
          <table:table-cell table:style-name="Default" office:value-type="float" office:value="308.75" calcext:value-type="float">
            <text:p>308,75</text:p>
          </table:table-cell>
          <table:table-cell table:formula="of:=[.O579]-[.Q579]" office:value-type="float" office:value="13.758" calcext:value-type="float">
            <text:p>13,8</text:p>
          </table:table-cell>
          <table:table-cell office:value-type="float" office:value="294.992" calcext:value-type="float">
            <text:p>295,0</text:p>
          </table:table-cell>
          <table:table-cell table:formula="of:=[.Q579]-[.S579]-[.U579]-[.V579]" office:value-type="float" office:value="8.18700000000003" calcext:value-type="float">
            <text:p>8,2</text:p>
          </table:table-cell>
          <table:table-cell office:value-type="float" office:value="118.451" calcext:value-type="float">
            <text:p>118,5</text:p>
          </table:table-cell>
          <table:table-cell office:value-type="float" office:value="7.571" calcext:value-type="float">
            <text:p>7,6</text:p>
          </table:table-cell>
          <table:table-cell office:value-type="float" office:value="41.537" calcext:value-type="float">
            <text:p>41,5</text:p>
          </table:table-cell>
          <table:table-cell office:value-type="float" office:value="126.817" calcext:value-type="float">
            <text:p>126,8</text:p>
          </table:table-cell>
          <table:table-cell table:number-columns-repeated="1002"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62" calcext:value-type="float">
            <text:p>4,2</text:p>
          </table:table-cell>
          <table:table-cell office:value-type="float" office:value="23.121" calcext:value-type="float">
            <text:p>23,1</text:p>
          </table:table-cell>
          <table:table-cell office:value-type="float" office:value="69.847" calcext:value-type="float">
            <text:p>69,8</text:p>
          </table:table-cell>
          <table:table-cell office:value-type="float" office:value="69.899" calcext:value-type="float">
            <text:p>69,9</text:p>
          </table:table-cell>
          <table:table-cell office:value-type="float" office:value="402.363" calcext:value-type="float">
            <text:p>402,4</text:p>
          </table:table-cell>
          <table:table-cell office:value-type="float" office:value="412.626" calcext:value-type="float">
            <text:p>412,6</text:p>
          </table:table-cell>
          <table:table-cell table:formula="of:=[.K580]-[.J580]" office:value-type="float" office:value="10.263" calcext:value-type="float">
            <text:p>10,3</text:p>
          </table:table-cell>
          <table:table-cell/>
          <table:table-cell table:formula="of:=[.J580]-[.O580]-[.I580]" office:value-type="float" office:value="48.994" calcext:value-type="float">
            <text:p>49,0</text:p>
          </table:table-cell>
          <table:table-cell table:style-name="Default" office:value-type="float" office:value="283.47" calcext:value-type="float">
            <text:p>283,47</text:p>
          </table:table-cell>
          <table:table-cell table:formula="of:=[.O580]-[.Q580]" office:value-type="float" office:value="9.85200000000003" calcext:value-type="float">
            <text:p>9,9</text:p>
          </table:table-cell>
          <table:table-cell office:value-type="float" office:value="273.618" calcext:value-type="float">
            <text:p>273,6</text:p>
          </table:table-cell>
          <table:table-cell table:formula="of:=[.Q580]-[.S580]-[.U580]-[.V580]" office:value-type="float" office:value="3.33299999999998" calcext:value-type="float">
            <text:p>3,3</text:p>
          </table:table-cell>
          <table:table-cell office:value-type="float" office:value="117.593" calcext:value-type="float">
            <text:p>117,6</text:p>
          </table:table-cell>
          <table:table-cell office:value-type="float" office:value="2.716" calcext:value-type="float">
            <text:p>2,7</text:p>
          </table:table-cell>
          <table:table-cell office:value-type="float" office:value="42.47" calcext:value-type="float">
            <text:p>42,5</text:p>
          </table:table-cell>
          <table:table-cell office:value-type="float" office:value="110.222" calcext:value-type="float">
            <text:p>110,2</text:p>
          </table:table-cell>
          <table:table-cell table:number-columns-repeated="1002"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9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60.658" calcext:value-type="float">
            <text:p>60,7</text:p>
          </table:table-cell>
          <table:table-cell office:value-type="float" office:value="79.956" calcext:value-type="float">
            <text:p>80,0</text:p>
          </table:table-cell>
          <table:table-cell office:value-type="float" office:value="131.728" calcext:value-type="float">
            <text:p>131,7</text:p>
          </table:table-cell>
          <table:table-cell office:value-type="float" office:value="131.874" calcext:value-type="float">
            <text:p>131,9</text:p>
          </table:table-cell>
          <table:table-cell office:value-type="float" office:value="493.981" calcext:value-type="float">
            <text:p>494,0</text:p>
          </table:table-cell>
          <table:table-cell office:value-type="float" office:value="504.752" calcext:value-type="float">
            <text:p>504,8</text:p>
          </table:table-cell>
          <table:table-cell table:formula="of:=[.K581]-[.J581]" office:value-type="float" office:value="10.771" calcext:value-type="float">
            <text:p>10,8</text:p>
          </table:table-cell>
          <table:table-cell/>
          <table:table-cell table:formula="of:=[.J581]-[.O581]-[.I581]" office:value-type="float" office:value="56.697" calcext:value-type="float">
            <text:p>56,7</text:p>
          </table:table-cell>
          <table:table-cell table:style-name="Default" office:value-type="float" office:value="305.41" calcext:value-type="float">
            <text:p>305,41</text:p>
          </table:table-cell>
          <table:table-cell table:formula="of:=[.O581]-[.Q581]" office:value-type="float" office:value="11.461" calcext:value-type="float">
            <text:p>11,5</text:p>
          </table:table-cell>
          <table:table-cell office:value-type="float" office:value="293.949" calcext:value-type="float">
            <text:p>293,9</text:p>
          </table:table-cell>
          <table:table-cell table:formula="of:=[.Q581]-[.S581]-[.U581]-[.V581]" office:value-type="float" office:value="5.292" calcext:value-type="float">
            <text:p>5,3</text:p>
          </table:table-cell>
          <table:table-cell office:value-type="float" office:value="125.3" calcext:value-type="float">
            <text:p>125,3</text:p>
          </table:table-cell>
          <table:table-cell office:value-type="float" office:value="4.66" calcext:value-type="float">
            <text:p>4,7</text:p>
          </table:table-cell>
          <table:table-cell office:value-type="float" office:value="54.682" calcext:value-type="float">
            <text:p>54,7</text:p>
          </table:table-cell>
          <table:table-cell office:value-type="float" office:value="108.675" calcext:value-type="float">
            <text:p>108,7</text:p>
          </table:table-cell>
          <table:table-cell table:number-columns-repeated="1002"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6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22" calcext:value-type="float">
            <text:p>4,2</text:p>
          </table:table-cell>
          <table:table-cell office:value-type="float" office:value="23.35" calcext:value-type="float">
            <text:p>23,4</text:p>
          </table:table-cell>
          <table:table-cell office:value-type="float" office:value="71.196" calcext:value-type="float">
            <text:p>71,2</text:p>
          </table:table-cell>
          <table:table-cell office:value-type="float" office:value="71.364" calcext:value-type="float">
            <text:p>71,4</text:p>
          </table:table-cell>
          <table:table-cell office:value-type="float" office:value="458.936" calcext:value-type="float">
            <text:p>458,9</text:p>
          </table:table-cell>
          <table:table-cell office:value-type="float" office:value="468.623" calcext:value-type="float">
            <text:p>468,6</text:p>
          </table:table-cell>
          <table:table-cell table:formula="of:=[.K582]-[.J582]" office:value-type="float" office:value="9.68700000000001" calcext:value-type="float">
            <text:p>9,7</text:p>
          </table:table-cell>
          <table:table-cell/>
          <table:table-cell table:formula="of:=[.J582]-[.O582]-[.I582]" office:value-type="float" office:value="121.462" calcext:value-type="float">
            <text:p>121,5</text:p>
          </table:table-cell>
          <table:table-cell table:style-name="Default" office:value-type="float" office:value="266.11" calcext:value-type="float">
            <text:p>266,11</text:p>
          </table:table-cell>
          <table:table-cell table:formula="of:=[.O582]-[.Q582]" office:value-type="float" office:value="9.69100000000003" calcext:value-type="float">
            <text:p>9,7</text:p>
          </table:table-cell>
          <table:table-cell office:value-type="float" office:value="256.419" calcext:value-type="float">
            <text:p>256,4</text:p>
          </table:table-cell>
          <table:table-cell table:formula="of:=[.Q582]-[.S582]-[.U582]-[.V582]" office:value-type="float" office:value="25.668" calcext:value-type="float">
            <text:p>25,7</text:p>
          </table:table-cell>
          <table:table-cell office:value-type="float" office:value="103.909" calcext:value-type="float">
            <text:p>103,9</text:p>
          </table:table-cell>
          <table:table-cell office:value-type="float" office:value="5.494" calcext:value-type="float">
            <text:p>5,5</text:p>
          </table:table-cell>
          <table:table-cell office:value-type="float" office:value="35.914" calcext:value-type="float">
            <text:p>35,9</text:p>
          </table:table-cell>
          <table:table-cell office:value-type="float" office:value="90.928" calcext:value-type="float">
            <text:p>90,9</text:p>
          </table:table-cell>
          <table:table-cell table:number-columns-repeated="1002"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6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24" calcext:value-type="float">
            <text:p>4,2</text:p>
          </table:table-cell>
          <table:table-cell office:value-type="float" office:value="23.169" calcext:value-type="float">
            <text:p>23,2</text:p>
          </table:table-cell>
          <table:table-cell office:value-type="float" office:value="76.643" calcext:value-type="float">
            <text:p>76,6</text:p>
          </table:table-cell>
          <table:table-cell office:value-type="float" office:value="76.802" calcext:value-type="float">
            <text:p>76,8</text:p>
          </table:table-cell>
          <table:table-cell office:value-type="float" office:value="445.887" calcext:value-type="float">
            <text:p>445,9</text:p>
          </table:table-cell>
          <table:table-cell office:value-type="float" office:value="455.909" calcext:value-type="float">
            <text:p>455,9</text:p>
          </table:table-cell>
          <table:table-cell table:formula="of:=[.K583]-[.J583]" office:value-type="float" office:value="10.022" calcext:value-type="float">
            <text:p>10,0</text:p>
          </table:table-cell>
          <table:table-cell/>
          <table:table-cell table:formula="of:=[.J583]-[.O583]-[.I583]" office:value-type="float" office:value="59.435" calcext:value-type="float">
            <text:p>59,4</text:p>
          </table:table-cell>
          <table:table-cell table:style-name="Default" office:value-type="float" office:value="309.65" calcext:value-type="float">
            <text:p>309,65</text:p>
          </table:table-cell>
          <table:table-cell table:formula="of:=[.O583]-[.Q583]" office:value-type="float" office:value="20.705" calcext:value-type="float">
            <text:p>20,7</text:p>
          </table:table-cell>
          <table:table-cell office:value-type="float" office:value="288.945" calcext:value-type="float">
            <text:p>288,9</text:p>
          </table:table-cell>
          <table:table-cell table:formula="of:=[.Q583]-[.S583]-[.U583]-[.V583]" office:value-type="float" office:value="18.933" calcext:value-type="float">
            <text:p>18,9</text:p>
          </table:table-cell>
          <table:table-cell office:value-type="float" office:value="138.437" calcext:value-type="float">
            <text:p>138,4</text:p>
          </table:table-cell>
          <table:table-cell office:value-type="float" office:value="9.396" calcext:value-type="float">
            <text:p>9,4</text:p>
          </table:table-cell>
          <table:table-cell office:value-type="float" office:value="40.335" calcext:value-type="float">
            <text:p>40,3</text:p>
          </table:table-cell>
          <table:table-cell office:value-type="float" office:value="91.24" calcext:value-type="float">
            <text:p>91,2</text:p>
          </table:table-cell>
          <table:table-cell table:number-columns-repeated="1002"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6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5" calcext:value-type="float">
            <text:p>4,2</text:p>
          </table:table-cell>
          <table:table-cell office:value-type="float" office:value="23.602" calcext:value-type="float">
            <text:p>23,6</text:p>
          </table:table-cell>
          <table:table-cell office:value-type="float" office:value="73.34" calcext:value-type="float">
            <text:p>73,3</text:p>
          </table:table-cell>
          <table:table-cell office:value-type="float" office:value="73.426" calcext:value-type="float">
            <text:p>73,4</text:p>
          </table:table-cell>
          <table:table-cell office:value-type="float" office:value="401.433" calcext:value-type="float">
            <text:p>401,4</text:p>
          </table:table-cell>
          <table:table-cell office:value-type="float" office:value="410.083" calcext:value-type="float">
            <text:p>410,1</text:p>
          </table:table-cell>
          <table:table-cell table:formula="of:=[.K584]-[.J584]" office:value-type="float" office:value="8.65000000000003" calcext:value-type="float">
            <text:p>8,7</text:p>
          </table:table-cell>
          <table:table-cell/>
          <table:table-cell table:formula="of:=[.J584]-[.O584]-[.I584]" office:value-type="float" office:value="20.547" calcext:value-type="float">
            <text:p>20,5</text:p>
          </table:table-cell>
          <table:table-cell table:style-name="Default" office:value-type="float" office:value="307.46" calcext:value-type="float">
            <text:p>307,46</text:p>
          </table:table-cell>
          <table:table-cell table:formula="of:=[.O584]-[.Q584]" office:value-type="float" office:value="34.721" calcext:value-type="float">
            <text:p>34,7</text:p>
          </table:table-cell>
          <table:table-cell office:value-type="float" office:value="272.739" calcext:value-type="float">
            <text:p>272,7</text:p>
          </table:table-cell>
          <table:table-cell table:formula="of:=[.Q584]-[.S584]-[.U584]-[.V584]" office:value-type="float" office:value="7.22999999999998" calcext:value-type="float">
            <text:p>7,2</text:p>
          </table:table-cell>
          <table:table-cell office:value-type="float" office:value="106.405" calcext:value-type="float">
            <text:p>106,4</text:p>
          </table:table-cell>
          <table:table-cell office:value-type="float" office:value="6.647" calcext:value-type="float">
            <text:p>6,6</text:p>
          </table:table-cell>
          <table:table-cell office:value-type="float" office:value="52.863" calcext:value-type="float">
            <text:p>52,9</text:p>
          </table:table-cell>
          <table:table-cell office:value-type="float" office:value="106.241" calcext:value-type="float">
            <text:p>106,2</text:p>
          </table:table-cell>
          <table:table-cell table:number-columns-repeated="1002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6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25" calcext:value-type="float">
            <text:p>4,2</text:p>
          </table:table-cell>
          <table:table-cell office:value-type="float" office:value="23.548" calcext:value-type="float">
            <text:p>23,5</text:p>
          </table:table-cell>
          <table:table-cell office:value-type="float" office:value="74.567" calcext:value-type="float">
            <text:p>74,6</text:p>
          </table:table-cell>
          <table:table-cell office:value-type="float" office:value="74.728" calcext:value-type="float">
            <text:p>74,7</text:p>
          </table:table-cell>
          <table:table-cell office:value-type="float" office:value="441.525" calcext:value-type="float">
            <text:p>441,5</text:p>
          </table:table-cell>
          <table:table-cell office:value-type="float" office:value="451.473" calcext:value-type="float">
            <text:p>451,5</text:p>
          </table:table-cell>
          <table:table-cell table:formula="of:=[.K585]-[.J585]" office:value-type="float" office:value="9.94800000000004" calcext:value-type="float">
            <text:p>9,9</text:p>
          </table:table-cell>
          <table:table-cell/>
          <table:table-cell table:formula="of:=[.J585]-[.O585]-[.I585]" office:value-type="float" office:value="97.927" calcext:value-type="float">
            <text:p>97,9</text:p>
          </table:table-cell>
          <table:table-cell table:style-name="Default" office:value-type="float" office:value="268.87" calcext:value-type="float">
            <text:p>268,87</text:p>
          </table:table-cell>
          <table:table-cell table:formula="of:=[.O585]-[.Q585]" office:value-type="float" office:value="12.671" calcext:value-type="float">
            <text:p>12,7</text:p>
          </table:table-cell>
          <table:table-cell office:value-type="float" office:value="256.199" calcext:value-type="float">
            <text:p>256,2</text:p>
          </table:table-cell>
          <table:table-cell table:formula="of:=[.Q585]-[.S585]-[.U585]-[.V585]" office:value-type="float" office:value="9.12299999999999" calcext:value-type="float">
            <text:p>9,1</text:p>
          </table:table-cell>
          <table:table-cell office:value-type="float" office:value="105.239" calcext:value-type="float">
            <text:p>105,2</text:p>
          </table:table-cell>
          <table:table-cell office:value-type="float" office:value="8.486" calcext:value-type="float">
            <text:p>8,5</text:p>
          </table:table-cell>
          <table:table-cell office:value-type="float" office:value="54.151" calcext:value-type="float">
            <text:p>54,2</text:p>
          </table:table-cell>
          <table:table-cell office:value-type="float" office:value="87.686" calcext:value-type="float">
            <text:p>87,7</text:p>
          </table:table-cell>
          <table:table-cell table:number-columns-repeated="1002"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6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18" calcext:value-type="float">
            <text:p>4,3</text:p>
          </table:table-cell>
          <table:table-cell office:value-type="float" office:value="23.409" calcext:value-type="float">
            <text:p>23,4</text:p>
          </table:table-cell>
          <table:table-cell office:value-type="float" office:value="88.465" calcext:value-type="float">
            <text:p>88,5</text:p>
          </table:table-cell>
          <table:table-cell office:value-type="float" office:value="88.628" calcext:value-type="float">
            <text:p>88,6</text:p>
          </table:table-cell>
          <table:table-cell office:value-type="float" office:value="477.467" calcext:value-type="float">
            <text:p>477,5</text:p>
          </table:table-cell>
          <table:table-cell office:value-type="float" office:value="487.327" calcext:value-type="float">
            <text:p>487,3</text:p>
          </table:table-cell>
          <table:table-cell table:formula="of:=[.K586]-[.J586]" office:value-type="float" office:value="9.86000000000001" calcext:value-type="float">
            <text:p>9,9</text:p>
          </table:table-cell>
          <table:table-cell/>
          <table:table-cell table:formula="of:=[.J586]-[.O586]-[.I586]" office:value-type="float" office:value="141.269" calcext:value-type="float">
            <text:p>141,3</text:p>
          </table:table-cell>
          <table:table-cell table:style-name="Default" office:value-type="float" office:value="247.57" calcext:value-type="float">
            <text:p>247,57</text:p>
          </table:table-cell>
          <table:table-cell table:formula="of:=[.O586]-[.Q586]" office:value-type="float" office:value="4.381" calcext:value-type="float">
            <text:p>4,4</text:p>
          </table:table-cell>
          <table:table-cell office:value-type="float" office:value="243.189" calcext:value-type="float">
            <text:p>243,2</text:p>
          </table:table-cell>
          <table:table-cell table:formula="of:=[.Q586]-[.S586]-[.U586]-[.V586]" office:value-type="float" office:value="27.031" calcext:value-type="float">
            <text:p>27,0</text:p>
          </table:table-cell>
          <table:table-cell office:value-type="float" office:value="105.993" calcext:value-type="float">
            <text:p>106,0</text:p>
          </table:table-cell>
          <table:table-cell office:value-type="float" office:value="6.886" calcext:value-type="float">
            <text:p>6,9</text:p>
          </table:table-cell>
          <table:table-cell office:value-type="float" office:value="33.981" calcext:value-type="float">
            <text:p>34,0</text:p>
          </table:table-cell>
          <table:table-cell office:value-type="float" office:value="76.184" calcext:value-type="float">
            <text:p>76,2</text:p>
          </table:table-cell>
          <table:table-cell table:number-columns-repeated="1002"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6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17" calcext:value-type="float">
            <text:p>4,3</text:p>
          </table:table-cell>
          <table:table-cell office:value-type="float" office:value="23.621" calcext:value-type="float">
            <text:p>23,6</text:p>
          </table:table-cell>
          <table:table-cell office:value-type="float" office:value="89.134" calcext:value-type="float">
            <text:p>89,1</text:p>
          </table:table-cell>
          <table:table-cell office:value-type="float" office:value="89.295" calcext:value-type="float">
            <text:p>89,3</text:p>
          </table:table-cell>
          <table:table-cell office:value-type="float" office:value="447.323" calcext:value-type="float">
            <text:p>447,3</text:p>
          </table:table-cell>
          <table:table-cell office:value-type="float" office:value="458.86" calcext:value-type="float">
            <text:p>458,9</text:p>
          </table:table-cell>
          <table:table-cell table:formula="of:=[.K587]-[.J587]" office:value-type="float" office:value="11.537" calcext:value-type="float">
            <text:p>11,5</text:p>
          </table:table-cell>
          <table:table-cell/>
          <table:table-cell table:formula="of:=[.J587]-[.O587]-[.I587]" office:value-type="float" office:value="82.928" calcext:value-type="float">
            <text:p>82,9</text:p>
          </table:table-cell>
          <table:table-cell table:style-name="Default" office:value-type="float" office:value="275.1" calcext:value-type="float">
            <text:p>275,1</text:p>
          </table:table-cell>
          <table:table-cell table:formula="of:=[.O587]-[.Q587]" office:value-type="float" office:value="15.751" calcext:value-type="float">
            <text:p>15,8</text:p>
          </table:table-cell>
          <table:table-cell office:value-type="float" office:value="259.349" calcext:value-type="float">
            <text:p>259,3</text:p>
          </table:table-cell>
          <table:table-cell table:formula="of:=[.Q587]-[.S587]-[.U587]-[.V587]" office:value-type="float" office:value="14.962" calcext:value-type="float">
            <text:p>15,0</text:p>
          </table:table-cell>
          <table:table-cell office:value-type="float" office:value="116.231" calcext:value-type="float">
            <text:p>116,2</text:p>
          </table:table-cell>
          <table:table-cell office:value-type="float" office:value="14.335" calcext:value-type="float">
            <text:p>14,3</text:p>
          </table:table-cell>
          <table:table-cell office:value-type="float" office:value="43.893" calcext:value-type="float">
            <text:p>43,9</text:p>
          </table:table-cell>
          <table:table-cell office:value-type="float" office:value="84.263" calcext:value-type="float">
            <text:p>84,3</text:p>
          </table:table-cell>
          <table:table-cell table:number-columns-repeated="1002"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6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23" calcext:value-type="float">
            <text:p>4,3</text:p>
          </table:table-cell>
          <table:table-cell office:value-type="float" office:value="23.38" calcext:value-type="float">
            <text:p>23,4</text:p>
          </table:table-cell>
          <table:table-cell office:value-type="float" office:value="88.884" calcext:value-type="float">
            <text:p>88,9</text:p>
          </table:table-cell>
          <table:table-cell office:value-type="float" office:value="89.067" calcext:value-type="float">
            <text:p>89,1</text:p>
          </table:table-cell>
          <table:table-cell office:value-type="float" office:value="442.505" calcext:value-type="float">
            <text:p>442,5</text:p>
          </table:table-cell>
          <table:table-cell office:value-type="float" office:value="453.202" calcext:value-type="float">
            <text:p>453,2</text:p>
          </table:table-cell>
          <table:table-cell table:formula="of:=[.K588]-[.J588]" office:value-type="float" office:value="10.697" calcext:value-type="float">
            <text:p>10,7</text:p>
          </table:table-cell>
          <table:table-cell/>
          <table:table-cell table:formula="of:=[.J588]-[.O588]-[.I588]" office:value-type="float" office:value="38.958" calcext:value-type="float">
            <text:p>39,0</text:p>
          </table:table-cell>
          <table:table-cell table:style-name="Default" office:value-type="float" office:value="314.48" calcext:value-type="float">
            <text:p>314,48</text:p>
          </table:table-cell>
          <table:table-cell table:formula="of:=[.O588]-[.Q588]" office:value-type="float" office:value="11.013" calcext:value-type="float">
            <text:p>11,0</text:p>
          </table:table-cell>
          <table:table-cell office:value-type="float" office:value="303.467" calcext:value-type="float">
            <text:p>303,5</text:p>
          </table:table-cell>
          <table:table-cell table:formula="of:=[.Q588]-[.S588]-[.U588]-[.V588]" office:value-type="float" office:value="14.032" calcext:value-type="float">
            <text:p>14,0</text:p>
          </table:table-cell>
          <table:table-cell office:value-type="float" office:value="106.122" calcext:value-type="float">
            <text:p>106,1</text:p>
          </table:table-cell>
          <table:table-cell office:value-type="float" office:value="13.401" calcext:value-type="float">
            <text:p>13,4</text:p>
          </table:table-cell>
          <table:table-cell office:value-type="float" office:value="53.658" calcext:value-type="float">
            <text:p>53,7</text:p>
          </table:table-cell>
          <table:table-cell office:value-type="float" office:value="129.655" calcext:value-type="float">
            <text:p>129,7</text:p>
          </table:table-cell>
          <table:table-cell table:number-columns-repeated="1002"/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6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33" calcext:value-type="float">
            <text:p>4,2</text:p>
          </table:table-cell>
          <table:table-cell office:value-type="float" office:value="23.736" calcext:value-type="float">
            <text:p>23,7</text:p>
          </table:table-cell>
          <table:table-cell office:value-type="float" office:value="72.713" calcext:value-type="float">
            <text:p>72,7</text:p>
          </table:table-cell>
          <table:table-cell office:value-type="float" office:value="72.767" calcext:value-type="float">
            <text:p>72,8</text:p>
          </table:table-cell>
          <table:table-cell office:value-type="float" office:value="430.961" calcext:value-type="float">
            <text:p>431,0</text:p>
          </table:table-cell>
          <table:table-cell office:value-type="float" office:value="440.692" calcext:value-type="float">
            <text:p>440,7</text:p>
          </table:table-cell>
          <table:table-cell table:formula="of:=[.K589]-[.J589]" office:value-type="float" office:value="9.73099999999999" calcext:value-type="float">
            <text:p>9,7</text:p>
          </table:table-cell>
          <table:table-cell/>
          <table:table-cell table:formula="of:=[.J589]-[.O589]-[.I589]" office:value-type="float" office:value="86.614" calcext:value-type="float">
            <text:p>86,6</text:p>
          </table:table-cell>
          <table:table-cell table:style-name="Default" office:value-type="float" office:value="271.58" calcext:value-type="float">
            <text:p>271,58</text:p>
          </table:table-cell>
          <table:table-cell table:formula="of:=[.O589]-[.Q589]" office:value-type="float" office:value="3.21099999999996" calcext:value-type="float">
            <text:p>3,2</text:p>
          </table:table-cell>
          <table:table-cell office:value-type="float" office:value="268.369" calcext:value-type="float">
            <text:p>268,4</text:p>
          </table:table-cell>
          <table:table-cell table:formula="of:=[.Q589]-[.S589]-[.U589]-[.V589]" office:value-type="float" office:value="11.32" calcext:value-type="float">
            <text:p>11,3</text:p>
          </table:table-cell>
          <table:table-cell office:value-type="float" office:value="106.387" calcext:value-type="float">
            <text:p>106,4</text:p>
          </table:table-cell>
          <table:table-cell office:value-type="float" office:value="10.732" calcext:value-type="float">
            <text:p>10,7</text:p>
          </table:table-cell>
          <table:table-cell office:value-type="float" office:value="53.285" calcext:value-type="float">
            <text:p>53,3</text:p>
          </table:table-cell>
          <table:table-cell office:value-type="float" office:value="97.377" calcext:value-type="float">
            <text:p>97,4</text:p>
          </table:table-cell>
          <table:table-cell table:number-columns-repeated="1002"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6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23" calcext:value-type="float">
            <text:p>4,2</text:p>
          </table:table-cell>
          <table:table-cell office:value-type="float" office:value="23.389" calcext:value-type="float">
            <text:p>23,4</text:p>
          </table:table-cell>
          <table:table-cell office:value-type="float" office:value="72.938" calcext:value-type="float">
            <text:p>72,9</text:p>
          </table:table-cell>
          <table:table-cell office:value-type="float" office:value="73.063" calcext:value-type="float">
            <text:p>73,1</text:p>
          </table:table-cell>
          <table:table-cell office:value-type="float" office:value="400.468" calcext:value-type="float">
            <text:p>400,5</text:p>
          </table:table-cell>
          <table:table-cell office:value-type="float" office:value="409.969" calcext:value-type="float">
            <text:p>410,0</text:p>
          </table:table-cell>
          <table:table-cell table:formula="of:=[.K590]-[.J590]" office:value-type="float" office:value="9.50099999999998" calcext:value-type="float">
            <text:p>9,5</text:p>
          </table:table-cell>
          <table:table-cell/>
          <table:table-cell table:formula="of:=[.J590]-[.O590]-[.I590]" office:value-type="float" office:value="43.255" calcext:value-type="float">
            <text:p>43,3</text:p>
          </table:table-cell>
          <table:table-cell table:style-name="Default" office:value-type="float" office:value="284.15" calcext:value-type="float">
            <text:p>284,15</text:p>
          </table:table-cell>
          <table:table-cell table:formula="of:=[.O590]-[.Q590]" office:value-type="float" office:value="2.69499999999999" calcext:value-type="float">
            <text:p>2,7</text:p>
          </table:table-cell>
          <table:table-cell office:value-type="float" office:value="281.455" calcext:value-type="float">
            <text:p>281,5</text:p>
          </table:table-cell>
          <table:table-cell table:formula="of:=[.Q590]-[.S590]-[.U590]-[.V590]" office:value-type="float" office:value="22.721" calcext:value-type="float">
            <text:p>22,7</text:p>
          </table:table-cell>
          <table:table-cell office:value-type="float" office:value="103.706" calcext:value-type="float">
            <text:p>103,7</text:p>
          </table:table-cell>
          <table:table-cell office:value-type="float" office:value="2.504" calcext:value-type="float">
            <text:p>2,5</text:p>
          </table:table-cell>
          <table:table-cell office:value-type="float" office:value="36.285" calcext:value-type="float">
            <text:p>36,3</text:p>
          </table:table-cell>
          <table:table-cell office:value-type="float" office:value="118.743" calcext:value-type="float">
            <text:p>118,7</text:p>
          </table:table-cell>
          <table:table-cell table:number-columns-repeated="1002"/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6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22" calcext:value-type="float">
            <text:p>4,3</text:p>
          </table:table-cell>
          <table:table-cell office:value-type="float" office:value="24.022" calcext:value-type="float">
            <text:p>24,0</text:p>
          </table:table-cell>
          <table:table-cell office:value-type="float" office:value="89.107" calcext:value-type="float">
            <text:p>89,1</text:p>
          </table:table-cell>
          <table:table-cell office:value-type="float" office:value="89.435" calcext:value-type="float">
            <text:p>89,4</text:p>
          </table:table-cell>
          <table:table-cell office:value-type="float" office:value="438.022" calcext:value-type="float">
            <text:p>438,0</text:p>
          </table:table-cell>
          <table:table-cell office:value-type="float" office:value="446.894" calcext:value-type="float">
            <text:p>446,9</text:p>
          </table:table-cell>
          <table:table-cell table:formula="of:=[.K591]-[.J591]" office:value-type="float" office:value="8.87200000000001" calcext:value-type="float">
            <text:p>8,9</text:p>
          </table:table-cell>
          <table:table-cell/>
          <table:table-cell table:formula="of:=[.J591]-[.O591]-[.I591]" office:value-type="float" office:value="100.827" calcext:value-type="float">
            <text:p>100,8</text:p>
          </table:table-cell>
          <table:table-cell table:style-name="Default" office:value-type="float" office:value="247.76" calcext:value-type="float">
            <text:p>247,76</text:p>
          </table:table-cell>
          <table:table-cell table:formula="of:=[.O591]-[.Q591]" office:value-type="float" office:value="13.162" calcext:value-type="float">
            <text:p>13,2</text:p>
          </table:table-cell>
          <table:table-cell office:value-type="float" office:value="234.598" calcext:value-type="float">
            <text:p>234,6</text:p>
          </table:table-cell>
          <table:table-cell table:formula="of:=[.Q591]-[.S591]-[.U591]-[.V591]" office:value-type="float" office:value="7.899" calcext:value-type="float">
            <text:p>7,9</text:p>
          </table:table-cell>
          <table:table-cell office:value-type="float" office:value="109.781" calcext:value-type="float">
            <text:p>109,8</text:p>
          </table:table-cell>
          <table:table-cell office:value-type="float" office:value="7.306" calcext:value-type="float">
            <text:p>7,3</text:p>
          </table:table-cell>
          <table:table-cell office:value-type="float" office:value="49.872" calcext:value-type="float">
            <text:p>49,9</text:p>
          </table:table-cell>
          <table:table-cell office:value-type="float" office:value="67.046" calcext:value-type="float">
            <text:p>67,0</text:p>
          </table:table-cell>
          <table:table-cell table:number-columns-repeated="1002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6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62" calcext:value-type="float">
            <text:p>4,2</text:p>
          </table:table-cell>
          <table:table-cell office:value-type="float" office:value="23.223" calcext:value-type="float">
            <text:p>23,2</text:p>
          </table:table-cell>
          <table:table-cell office:value-type="float" office:value="70.451" calcext:value-type="float">
            <text:p>70,5</text:p>
          </table:table-cell>
          <table:table-cell office:value-type="float" office:value="70.523" calcext:value-type="float">
            <text:p>70,5</text:p>
          </table:table-cell>
          <table:table-cell office:value-type="float" office:value="395.559" calcext:value-type="float">
            <text:p>395,6</text:p>
          </table:table-cell>
          <table:table-cell office:value-type="float" office:value="406.716" calcext:value-type="float">
            <text:p>406,7</text:p>
          </table:table-cell>
          <table:table-cell table:formula="of:=[.K592]-[.J592]" office:value-type="float" office:value="11.157" calcext:value-type="float">
            <text:p>11,2</text:p>
          </table:table-cell>
          <table:table-cell/>
          <table:table-cell table:formula="of:=[.J592]-[.O592]-[.I592]" office:value-type="float" office:value="-15.274" calcext:value-type="float">
            <text:p>-15,3</text:p>
          </table:table-cell>
          <table:table-cell table:style-name="Default" office:value-type="float" office:value="340.31" calcext:value-type="float">
            <text:p>340,31</text:p>
          </table:table-cell>
          <table:table-cell table:formula="of:=[.O592]-[.Q592]" office:value-type="float" office:value="18.943" calcext:value-type="float">
            <text:p>18,9</text:p>
          </table:table-cell>
          <table:table-cell office:value-type="float" office:value="321.367" calcext:value-type="float">
            <text:p>321,4</text:p>
          </table:table-cell>
          <table:table-cell table:formula="of:=[.Q592]-[.S592]-[.U592]-[.V592]" office:value-type="float" office:value="20.131" calcext:value-type="float">
            <text:p>20,1</text:p>
          </table:table-cell>
          <table:table-cell office:value-type="float" office:value="107.697" calcext:value-type="float">
            <text:p>107,7</text:p>
          </table:table-cell>
          <table:table-cell office:value-type="float" office:value="19.484" calcext:value-type="float">
            <text:p>19,5</text:p>
          </table:table-cell>
          <table:table-cell office:value-type="float" office:value="52.363" calcext:value-type="float">
            <text:p>52,4</text:p>
          </table:table-cell>
          <table:table-cell office:value-type="float" office:value="141.176" calcext:value-type="float">
            <text:p>141,2</text:p>
          </table:table-cell>
          <table:table-cell table:number-columns-repeated="1002"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6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25" calcext:value-type="float">
            <text:p>4,2</text:p>
          </table:table-cell>
          <table:table-cell office:value-type="float" office:value="23.471" calcext:value-type="float">
            <text:p>23,5</text:p>
          </table:table-cell>
          <table:table-cell office:value-type="float" office:value="76.947" calcext:value-type="float">
            <text:p>76,9</text:p>
          </table:table-cell>
          <table:table-cell office:value-type="float" office:value="77.109" calcext:value-type="float">
            <text:p>77,1</text:p>
          </table:table-cell>
          <table:table-cell office:value-type="float" office:value="372.367" calcext:value-type="float">
            <text:p>372,4</text:p>
          </table:table-cell>
          <table:table-cell office:value-type="float" office:value="384.081" calcext:value-type="float">
            <text:p>384,1</text:p>
          </table:table-cell>
          <table:table-cell table:formula="of:=[.K593]-[.J593]" office:value-type="float" office:value="11.714" calcext:value-type="float">
            <text:p>11,7</text:p>
          </table:table-cell>
          <table:table-cell/>
          <table:table-cell table:formula="of:=[.J593]-[.O593]-[.I593]" office:value-type="float" office:value="-2.35199999999999" calcext:value-type="float">
            <text:p>-2,4</text:p>
          </table:table-cell>
          <table:table-cell table:style-name="Default" office:value-type="float" office:value="297.61" calcext:value-type="float">
            <text:p>297,61</text:p>
          </table:table-cell>
          <table:table-cell table:formula="of:=[.O593]-[.Q593]" office:value-type="float" office:value="18.27" calcext:value-type="float">
            <text:p>18,3</text:p>
          </table:table-cell>
          <table:table-cell office:value-type="float" office:value="279.34" calcext:value-type="float">
            <text:p>279,3</text:p>
          </table:table-cell>
          <table:table-cell table:formula="of:=[.Q593]-[.S593]-[.U593]-[.V593]" office:value-type="float" office:value="17.495" calcext:value-type="float">
            <text:p>17,5</text:p>
          </table:table-cell>
          <table:table-cell office:value-type="float" office:value="103.099" calcext:value-type="float">
            <text:p>103,1</text:p>
          </table:table-cell>
          <table:table-cell office:value-type="float" office:value="16.822" calcext:value-type="float">
            <text:p>16,8</text:p>
          </table:table-cell>
          <table:table-cell office:value-type="float" office:value="56.561" calcext:value-type="float">
            <text:p>56,6</text:p>
          </table:table-cell>
          <table:table-cell office:value-type="float" office:value="102.185" calcext:value-type="float">
            <text:p>102,2</text:p>
          </table:table-cell>
          <table:table-cell table:number-columns-repeated="1002"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6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24" calcext:value-type="float">
            <text:p>4,2</text:p>
          </table:table-cell>
          <table:table-cell office:value-type="float" office:value="23.217" calcext:value-type="float">
            <text:p>23,2</text:p>
          </table:table-cell>
          <table:table-cell office:value-type="float" office:value="73.535" calcext:value-type="float">
            <text:p>73,5</text:p>
          </table:table-cell>
          <table:table-cell office:value-type="float" office:value="73.755" calcext:value-type="float">
            <text:p>73,8</text:p>
          </table:table-cell>
          <table:table-cell office:value-type="float" office:value="434.928" calcext:value-type="float">
            <text:p>434,9</text:p>
          </table:table-cell>
          <table:table-cell office:value-type="float" office:value="443.456" calcext:value-type="float">
            <text:p>443,5</text:p>
          </table:table-cell>
          <table:table-cell table:formula="of:=[.K594]-[.J594]" office:value-type="float" office:value="8.52800000000002" calcext:value-type="float">
            <text:p>8,5</text:p>
          </table:table-cell>
          <table:table-cell/>
          <table:table-cell table:formula="of:=[.J594]-[.O594]-[.I594]" office:value-type="float" office:value="64.583" calcext:value-type="float">
            <text:p>64,6</text:p>
          </table:table-cell>
          <table:table-cell table:style-name="Default" office:value-type="float" office:value="296.59" calcext:value-type="float">
            <text:p>296,59</text:p>
          </table:table-cell>
          <table:table-cell table:formula="of:=[.O594]-[.Q594]" office:value-type="float" office:value="21.64" calcext:value-type="float">
            <text:p>21,6</text:p>
          </table:table-cell>
          <table:table-cell office:value-type="float" office:value="274.95" calcext:value-type="float">
            <text:p>275,0</text:p>
          </table:table-cell>
          <table:table-cell table:formula="of:=[.Q594]-[.S594]-[.U594]-[.V594]" office:value-type="float" office:value="29.491" calcext:value-type="float">
            <text:p>29,5</text:p>
          </table:table-cell>
          <table:table-cell office:value-type="float" office:value="118.059" calcext:value-type="float">
            <text:p>118,1</text:p>
          </table:table-cell>
          <table:table-cell office:value-type="float" office:value="14.963" calcext:value-type="float">
            <text:p>15,0</text:p>
          </table:table-cell>
          <table:table-cell office:value-type="float" office:value="40.281" calcext:value-type="float">
            <text:p>40,3</text:p>
          </table:table-cell>
          <table:table-cell office:value-type="float" office:value="87.119" calcext:value-type="float">
            <text:p>87,1</text:p>
          </table:table-cell>
          <table:table-cell table:number-columns-repeated="1002"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6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47" calcext:value-type="float">
            <text:p>4,2</text:p>
          </table:table-cell>
          <table:table-cell office:value-type="float" office:value="23.266" calcext:value-type="float">
            <text:p>23,3</text:p>
          </table:table-cell>
          <table:table-cell office:value-type="float" office:value="71.797" calcext:value-type="float">
            <text:p>71,8</text:p>
          </table:table-cell>
          <table:table-cell office:value-type="float" office:value="71.914" calcext:value-type="float">
            <text:p>71,9</text:p>
          </table:table-cell>
          <table:table-cell office:value-type="float" office:value="372.116" calcext:value-type="float">
            <text:p>372,1</text:p>
          </table:table-cell>
          <table:table-cell office:value-type="float" office:value="382.23" calcext:value-type="float">
            <text:p>382,2</text:p>
          </table:table-cell>
          <table:table-cell table:formula="of:=[.K595]-[.J595]" office:value-type="float" office:value="10.114" calcext:value-type="float">
            <text:p>10,1</text:p>
          </table:table-cell>
          <table:table-cell/>
          <table:table-cell table:formula="of:=[.J595]-[.O595]-[.I595]" office:value-type="float" office:value="27.482" calcext:value-type="float">
            <text:p>27,5</text:p>
          </table:table-cell>
          <table:table-cell table:style-name="Default" office:value-type="float" office:value="272.72" calcext:value-type="float">
            <text:p>272,72</text:p>
          </table:table-cell>
          <table:table-cell table:formula="of:=[.O595]-[.Q595]" office:value-type="float" office:value="2.97000000000003" calcext:value-type="float">
            <text:p>3,0</text:p>
          </table:table-cell>
          <table:table-cell office:value-type="float" office:value="269.75" calcext:value-type="float">
            <text:p>269,8</text:p>
          </table:table-cell>
          <table:table-cell table:formula="of:=[.Q595]-[.S595]-[.U595]-[.V595]" office:value-type="float" office:value="33.015" calcext:value-type="float">
            <text:p>33,0</text:p>
          </table:table-cell>
          <table:table-cell office:value-type="float" office:value="107.462" calcext:value-type="float">
            <text:p>107,5</text:p>
          </table:table-cell>
          <table:table-cell office:value-type="float" office:value="31.859" calcext:value-type="float">
            <text:p>31,9</text:p>
          </table:table-cell>
          <table:table-cell office:value-type="float" office:value="52.011" calcext:value-type="float">
            <text:p>52,0</text:p>
          </table:table-cell>
          <table:table-cell office:value-type="float" office:value="77.262" calcext:value-type="float">
            <text:p>77,3</text:p>
          </table:table-cell>
          <table:table-cell table:number-columns-repeated="1002"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6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27" calcext:value-type="float">
            <text:p>4,2</text:p>
          </table:table-cell>
          <table:table-cell office:value-type="float" office:value="23.514" calcext:value-type="float">
            <text:p>23,5</text:p>
          </table:table-cell>
          <table:table-cell office:value-type="float" office:value="73.103" calcext:value-type="float">
            <text:p>73,1</text:p>
          </table:table-cell>
          <table:table-cell office:value-type="float" office:value="73.27" calcext:value-type="float">
            <text:p>73,3</text:p>
          </table:table-cell>
          <table:table-cell office:value-type="float" office:value="434.007" calcext:value-type="float">
            <text:p>434,0</text:p>
          </table:table-cell>
          <table:table-cell office:value-type="float" office:value="444.831" calcext:value-type="float">
            <text:p>444,8</text:p>
          </table:table-cell>
          <table:table-cell table:formula="of:=[.K596]-[.J596]" office:value-type="float" office:value="10.824" calcext:value-type="float">
            <text:p>10,8</text:p>
          </table:table-cell>
          <table:table-cell/>
          <table:table-cell table:formula="of:=[.J596]-[.O596]-[.I596]" office:value-type="float" office:value="62.847" calcext:value-type="float">
            <text:p>62,8</text:p>
          </table:table-cell>
          <table:table-cell table:style-name="Default" office:value-type="float" office:value="297.89" calcext:value-type="float">
            <text:p>297,89</text:p>
          </table:table-cell>
          <table:table-cell table:formula="of:=[.O596]-[.Q596]" office:value-type="float" office:value="10.962" calcext:value-type="float">
            <text:p>11,0</text:p>
          </table:table-cell>
          <table:table-cell office:value-type="float" office:value="286.928" calcext:value-type="float">
            <text:p>286,9</text:p>
          </table:table-cell>
          <table:table-cell table:formula="of:=[.Q596]-[.S596]-[.U596]-[.V596]" office:value-type="float" office:value="37.38" calcext:value-type="float">
            <text:p>37,4</text:p>
          </table:table-cell>
          <table:table-cell office:value-type="float" office:value="104.126" calcext:value-type="float">
            <text:p>104,1</text:p>
          </table:table-cell>
          <table:table-cell office:value-type="float" office:value="16.852" calcext:value-type="float">
            <text:p>16,9</text:p>
          </table:table-cell>
          <table:table-cell office:value-type="float" office:value="55.666" calcext:value-type="float">
            <text:p>55,7</text:p>
          </table:table-cell>
          <table:table-cell office:value-type="float" office:value="89.756" calcext:value-type="float">
            <text:p>89,8</text:p>
          </table:table-cell>
          <table:table-cell table:number-columns-repeated="1002"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6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06" calcext:value-type="float">
            <text:p>4,3</text:p>
          </table:table-cell>
          <table:table-cell office:value-type="float" office:value="23.648" calcext:value-type="float">
            <text:p>23,6</text:p>
          </table:table-cell>
          <table:table-cell office:value-type="float" office:value="89.153" calcext:value-type="float">
            <text:p>89,2</text:p>
          </table:table-cell>
          <table:table-cell office:value-type="float" office:value="89.335" calcext:value-type="float">
            <text:p>89,3</text:p>
          </table:table-cell>
          <table:table-cell office:value-type="float" office:value="522.125" calcext:value-type="float">
            <text:p>522,1</text:p>
          </table:table-cell>
          <table:table-cell office:value-type="float" office:value="532.591" calcext:value-type="float">
            <text:p>532,6</text:p>
          </table:table-cell>
          <table:table-cell table:formula="of:=[.K597]-[.J597]" office:value-type="float" office:value="10.466" calcext:value-type="float">
            <text:p>10,5</text:p>
          </table:table-cell>
          <table:table-cell/>
          <table:table-cell table:formula="of:=[.J597]-[.O597]-[.I597]" office:value-type="float" office:value="185.63" calcext:value-type="float">
            <text:p>185,6</text:p>
          </table:table-cell>
          <table:table-cell table:style-name="Default" office:value-type="float" office:value="247.16" calcext:value-type="float">
            <text:p>247,16</text:p>
          </table:table-cell>
          <table:table-cell table:formula="of:=[.O597]-[.Q597]" office:value-type="float" office:value="8.517" calcext:value-type="float">
            <text:p>8,5</text:p>
          </table:table-cell>
          <table:table-cell office:value-type="float" office:value="238.643" calcext:value-type="float">
            <text:p>238,6</text:p>
          </table:table-cell>
          <table:table-cell table:formula="of:=[.Q597]-[.S597]-[.U597]-[.V597]" office:value-type="float" office:value="7.051" calcext:value-type="float">
            <text:p>7,1</text:p>
          </table:table-cell>
          <table:table-cell office:value-type="float" office:value="108.054" calcext:value-type="float">
            <text:p>108,1</text:p>
          </table:table-cell>
          <table:table-cell office:value-type="float" office:value="6.413" calcext:value-type="float">
            <text:p>6,4</text:p>
          </table:table-cell>
          <table:table-cell office:value-type="float" office:value="51.648" calcext:value-type="float">
            <text:p>51,6</text:p>
          </table:table-cell>
          <table:table-cell office:value-type="float" office:value="71.89" calcext:value-type="float">
            <text:p>71,9</text:p>
          </table:table-cell>
          <table:table-cell table:number-columns-repeated="1002"/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6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51" calcext:value-type="float">
            <text:p>4,3</text:p>
          </table:table-cell>
          <table:table-cell office:value-type="float" office:value="23.618" calcext:value-type="float">
            <text:p>23,6</text:p>
          </table:table-cell>
          <table:table-cell office:value-type="float" office:value="77.475" calcext:value-type="float">
            <text:p>77,5</text:p>
          </table:table-cell>
          <table:table-cell office:value-type="float" office:value="77.635" calcext:value-type="float">
            <text:p>77,6</text:p>
          </table:table-cell>
          <table:table-cell office:value-type="float" office:value="412.884" calcext:value-type="float">
            <text:p>412,9</text:p>
          </table:table-cell>
          <table:table-cell office:value-type="float" office:value="423.625" calcext:value-type="float">
            <text:p>423,6</text:p>
          </table:table-cell>
          <table:table-cell table:formula="of:=[.K598]-[.J598]" office:value-type="float" office:value="10.741" calcext:value-type="float">
            <text:p>10,7</text:p>
          </table:table-cell>
          <table:table-cell/>
          <table:table-cell table:formula="of:=[.J598]-[.O598]-[.I598]" office:value-type="float" office:value="47.739" calcext:value-type="float">
            <text:p>47,7</text:p>
          </table:table-cell>
          <table:table-cell table:style-name="Default" office:value-type="float" office:value="287.51" calcext:value-type="float">
            <text:p>287,51</text:p>
          </table:table-cell>
          <table:table-cell table:formula="of:=[.O598]-[.Q598]" office:value-type="float" office:value="11.599" calcext:value-type="float">
            <text:p>11,6</text:p>
          </table:table-cell>
          <table:table-cell office:value-type="float" office:value="275.911" calcext:value-type="float">
            <text:p>275,9</text:p>
          </table:table-cell>
          <table:table-cell table:formula="of:=[.Q598]-[.S598]-[.U598]-[.V598]" office:value-type="float" office:value="7.349" calcext:value-type="float">
            <text:p>7,3</text:p>
          </table:table-cell>
          <table:table-cell office:value-type="float" office:value="106.055" calcext:value-type="float">
            <text:p>106,1</text:p>
          </table:table-cell>
          <table:table-cell office:value-type="float" office:value="6.669" calcext:value-type="float">
            <text:p>6,7</text:p>
          </table:table-cell>
          <table:table-cell office:value-type="float" office:value="53.861" calcext:value-type="float">
            <text:p>53,9</text:p>
          </table:table-cell>
          <table:table-cell office:value-type="float" office:value="108.646" calcext:value-type="float">
            <text:p>108,6</text:p>
          </table:table-cell>
          <table:table-cell table:number-columns-repeated="1002"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6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65" calcext:value-type="float">
            <text:p>4,4</text:p>
          </table:table-cell>
          <table:table-cell office:value-type="float" office:value="23.964" calcext:value-type="float">
            <text:p>24,0</text:p>
          </table:table-cell>
          <table:table-cell office:value-type="float" office:value="98.805" calcext:value-type="float">
            <text:p>98,8</text:p>
          </table:table-cell>
          <table:table-cell office:value-type="float" office:value="98.968" calcext:value-type="float">
            <text:p>99,0</text:p>
          </table:table-cell>
          <table:table-cell office:value-type="float" office:value="420.988" calcext:value-type="float">
            <text:p>421,0</text:p>
          </table:table-cell>
          <table:table-cell office:value-type="float" office:value="432.534" calcext:value-type="float">
            <text:p>432,5</text:p>
          </table:table-cell>
          <table:table-cell table:formula="of:=[.K599]-[.J599]" office:value-type="float" office:value="11.546" calcext:value-type="float">
            <text:p>11,5</text:p>
          </table:table-cell>
          <table:table-cell/>
          <table:table-cell table:formula="of:=[.J599]-[.O599]-[.I599]" office:value-type="float" office:value="31.87" calcext:value-type="float">
            <text:p>31,9</text:p>
          </table:table-cell>
          <table:table-cell table:style-name="Default" office:value-type="float" office:value="290.15" calcext:value-type="float">
            <text:p>290,15</text:p>
          </table:table-cell>
          <table:table-cell table:formula="of:=[.O599]-[.Q599]" office:value-type="float" office:value="5.78299999999996" calcext:value-type="float">
            <text:p>5,8</text:p>
          </table:table-cell>
          <table:table-cell office:value-type="float" office:value="284.367" calcext:value-type="float">
            <text:p>284,4</text:p>
          </table:table-cell>
          <table:table-cell table:formula="of:=[.Q599]-[.S599]-[.U599]-[.V599]" office:value-type="float" office:value="10.039" calcext:value-type="float">
            <text:p>10,0</text:p>
          </table:table-cell>
          <table:table-cell office:value-type="float" office:value="104.332" calcext:value-type="float">
            <text:p>104,3</text:p>
          </table:table-cell>
          <table:table-cell office:value-type="float" office:value="9.401" calcext:value-type="float">
            <text:p>9,4</text:p>
          </table:table-cell>
          <table:table-cell office:value-type="float" office:value="54.932" calcext:value-type="float">
            <text:p>54,9</text:p>
          </table:table-cell>
          <table:table-cell office:value-type="float" office:value="115.064" calcext:value-type="float">
            <text:p>115,1</text:p>
          </table:table-cell>
          <table:table-cell table:number-columns-repeated="1002"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6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22" calcext:value-type="float">
            <text:p>4,2</text:p>
          </table:table-cell>
          <table:table-cell office:value-type="float" office:value="23.546" calcext:value-type="float">
            <text:p>23,5</text:p>
          </table:table-cell>
          <table:table-cell office:value-type="float" office:value="76.767" calcext:value-type="float">
            <text:p>76,8</text:p>
          </table:table-cell>
          <table:table-cell office:value-type="float" office:value="76.931" calcext:value-type="float">
            <text:p>76,9</text:p>
          </table:table-cell>
          <table:table-cell office:value-type="float" office:value="472.405" calcext:value-type="float">
            <text:p>472,4</text:p>
          </table:table-cell>
          <table:table-cell office:value-type="float" office:value="482.242" calcext:value-type="float">
            <text:p>482,2</text:p>
          </table:table-cell>
          <table:table-cell table:formula="of:=[.K600]-[.J600]" office:value-type="float" office:value="9.83700000000005" calcext:value-type="float">
            <text:p>9,8</text:p>
          </table:table-cell>
          <table:table-cell/>
          <table:table-cell table:formula="of:=[.J600]-[.O600]-[.I600]" office:value-type="float" office:value="117.594" calcext:value-type="float">
            <text:p>117,6</text:p>
          </table:table-cell>
          <table:table-cell table:style-name="Default" office:value-type="float" office:value="277.88" calcext:value-type="float">
            <text:p>277,88</text:p>
          </table:table-cell>
          <table:table-cell table:formula="of:=[.O600]-[.Q600]" office:value-type="float" office:value="2.125" calcext:value-type="float">
            <text:p>2,1</text:p>
          </table:table-cell>
          <table:table-cell office:value-type="float" office:value="275.755" calcext:value-type="float">
            <text:p>275,8</text:p>
          </table:table-cell>
          <table:table-cell table:formula="of:=[.Q600]-[.S600]-[.U600]-[.V600]" office:value-type="float" office:value="17.267" calcext:value-type="float">
            <text:p>17,3</text:p>
          </table:table-cell>
          <table:table-cell office:value-type="float" office:value="103.671" calcext:value-type="float">
            <text:p>103,7</text:p>
          </table:table-cell>
          <table:table-cell office:value-type="float" office:value="16.632" calcext:value-type="float">
            <text:p>16,6</text:p>
          </table:table-cell>
          <table:table-cell office:value-type="float" office:value="55.98" calcext:value-type="float">
            <text:p>56,0</text:p>
          </table:table-cell>
          <table:table-cell office:value-type="float" office:value="98.837" calcext:value-type="float">
            <text:p>98,8</text:p>
          </table:table-cell>
          <table:table-cell table:number-columns-repeated="1002"/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6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2" calcext:value-type="float">
            <text:p>4,2</text:p>
          </table:table-cell>
          <table:table-cell office:value-type="float" office:value="23.229" calcext:value-type="float">
            <text:p>23,2</text:p>
          </table:table-cell>
          <table:table-cell office:value-type="float" office:value="72.801" calcext:value-type="float">
            <text:p>72,8</text:p>
          </table:table-cell>
          <table:table-cell office:value-type="float" office:value="72.968" calcext:value-type="float">
            <text:p>73,0</text:p>
          </table:table-cell>
          <table:table-cell office:value-type="float" office:value="379.511" calcext:value-type="float">
            <text:p>379,5</text:p>
          </table:table-cell>
          <table:table-cell office:value-type="float" office:value="390.377" calcext:value-type="float">
            <text:p>390,4</text:p>
          </table:table-cell>
          <table:table-cell table:formula="of:=[.K601]-[.J601]" office:value-type="float" office:value="10.866" calcext:value-type="float">
            <text:p>10,9</text:p>
          </table:table-cell>
          <table:table-cell/>
          <table:table-cell table:formula="of:=[.J601]-[.O601]-[.I601]" office:value-type="float" office:value="-37.897" calcext:value-type="float">
            <text:p>-37,9</text:p>
          </table:table-cell>
          <table:table-cell table:style-name="Default" office:value-type="float" office:value="344.44" calcext:value-type="float">
            <text:p>344,44</text:p>
          </table:table-cell>
          <table:table-cell table:formula="of:=[.O601]-[.Q601]" office:value-type="float" office:value="6.142" calcext:value-type="float">
            <text:p>6,1</text:p>
          </table:table-cell>
          <table:table-cell office:value-type="float" office:value="338.298" calcext:value-type="float">
            <text:p>338,3</text:p>
          </table:table-cell>
          <table:table-cell table:formula="of:=[.Q601]-[.S601]-[.U601]-[.V601]" office:value-type="float" office:value="9.82199999999997" calcext:value-type="float">
            <text:p>9,8</text:p>
          </table:table-cell>
          <table:table-cell office:value-type="float" office:value="113.675" calcext:value-type="float">
            <text:p>113,7</text:p>
          </table:table-cell>
          <table:table-cell office:value-type="float" office:value="3.225" calcext:value-type="float">
            <text:p>3,2</text:p>
          </table:table-cell>
          <table:table-cell office:value-type="float" office:value="40.43" calcext:value-type="float">
            <text:p>40,4</text:p>
          </table:table-cell>
          <table:table-cell office:value-type="float" office:value="174.371" calcext:value-type="float">
            <text:p>174,4</text:p>
          </table:table-cell>
          <table:table-cell table:number-columns-repeated="1002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6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28" calcext:value-type="float">
            <text:p>4,2</text:p>
          </table:table-cell>
          <table:table-cell office:value-type="float" office:value="23.13" calcext:value-type="float">
            <text:p>23,1</text:p>
          </table:table-cell>
          <table:table-cell office:value-type="float" office:value="75.668" calcext:value-type="float">
            <text:p>75,7</text:p>
          </table:table-cell>
          <table:table-cell office:value-type="float" office:value="75.773" calcext:value-type="float">
            <text:p>75,8</text:p>
          </table:table-cell>
          <table:table-cell office:value-type="float" office:value="387.085" calcext:value-type="float">
            <text:p>387,1</text:p>
          </table:table-cell>
          <table:table-cell office:value-type="float" office:value="396.769" calcext:value-type="float">
            <text:p>396,8</text:p>
          </table:table-cell>
          <table:table-cell table:formula="of:=[.K602]-[.J602]" office:value-type="float" office:value="9.68400000000003" calcext:value-type="float">
            <text:p>9,7</text:p>
          </table:table-cell>
          <table:table-cell/>
          <table:table-cell table:formula="of:=[.J602]-[.O602]-[.I602]" office:value-type="float" office:value="68.842" calcext:value-type="float">
            <text:p>68,8</text:p>
          </table:table-cell>
          <table:table-cell table:style-name="Default" office:value-type="float" office:value="242.47" calcext:value-type="float">
            <text:p>242,47</text:p>
          </table:table-cell>
          <table:table-cell table:formula="of:=[.O602]-[.Q602]" office:value-type="float" office:value="16.57" calcext:value-type="float">
            <text:p>16,6</text:p>
          </table:table-cell>
          <table:table-cell office:value-type="float" office:value="225.9" calcext:value-type="float">
            <text:p>225,9</text:p>
          </table:table-cell>
          <table:table-cell table:formula="of:=[.Q602]-[.S602]-[.U602]-[.V602]" office:value-type="float" office:value="2.27400000000001" calcext:value-type="float">
            <text:p>2,3</text:p>
          </table:table-cell>
          <table:table-cell office:value-type="float" office:value="106.648" calcext:value-type="float">
            <text:p>106,6</text:p>
          </table:table-cell>
          <table:table-cell office:value-type="float" office:value="1.658" calcext:value-type="float">
            <text:p>1,7</text:p>
          </table:table-cell>
          <table:table-cell office:value-type="float" office:value="53.069" calcext:value-type="float">
            <text:p>53,1</text:p>
          </table:table-cell>
          <table:table-cell office:value-type="float" office:value="63.909" calcext:value-type="float">
            <text:p>63,9</text:p>
          </table:table-cell>
          <table:table-cell table:number-columns-repeated="1002"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6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69" calcext:value-type="float">
            <text:p>4,2</text:p>
          </table:table-cell>
          <table:table-cell office:value-type="float" office:value="23.323" calcext:value-type="float">
            <text:p>23,3</text:p>
          </table:table-cell>
          <table:table-cell office:value-type="float" office:value="77.076" calcext:value-type="float">
            <text:p>77,1</text:p>
          </table:table-cell>
          <table:table-cell office:value-type="float" office:value="77.25" calcext:value-type="float">
            <text:p>77,3</text:p>
          </table:table-cell>
          <table:table-cell office:value-type="float" office:value="413.248" calcext:value-type="float">
            <text:p>413,2</text:p>
          </table:table-cell>
          <table:table-cell office:value-type="float" office:value="423.187" calcext:value-type="float">
            <text:p>423,2</text:p>
          </table:table-cell>
          <table:table-cell table:formula="of:=[.K603]-[.J603]" office:value-type="float" office:value="9.93900000000002" calcext:value-type="float">
            <text:p>9,9</text:p>
          </table:table-cell>
          <table:table-cell/>
          <table:table-cell table:formula="of:=[.J603]-[.O603]-[.I603]" office:value-type="float" office:value="31.298" calcext:value-type="float">
            <text:p>31,3</text:p>
          </table:table-cell>
          <table:table-cell table:style-name="Default" office:value-type="float" office:value="304.7" calcext:value-type="float">
            <text:p>304,7</text:p>
          </table:table-cell>
          <table:table-cell table:formula="of:=[.O603]-[.Q603]" office:value-type="float" office:value="16.919" calcext:value-type="float">
            <text:p>16,9</text:p>
          </table:table-cell>
          <table:table-cell office:value-type="float" office:value="287.781" calcext:value-type="float">
            <text:p>287,8</text:p>
          </table:table-cell>
          <table:table-cell table:formula="of:=[.Q603]-[.S603]-[.U603]-[.V603]" office:value-type="float" office:value="4.34699999999999" calcext:value-type="float">
            <text:p>4,3</text:p>
          </table:table-cell>
          <table:table-cell office:value-type="float" office:value="112.316" calcext:value-type="float">
            <text:p>112,3</text:p>
          </table:table-cell>
          <table:table-cell office:value-type="float" office:value="3.679" calcext:value-type="float">
            <text:p>3,7</text:p>
          </table:table-cell>
          <table:table-cell office:value-type="float" office:value="47.734" calcext:value-type="float">
            <text:p>47,7</text:p>
          </table:table-cell>
          <table:table-cell office:value-type="float" office:value="123.384" calcext:value-type="float">
            <text:p>123,4</text:p>
          </table:table-cell>
          <table:table-cell table:number-columns-repeated="1002"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6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23" calcext:value-type="float">
            <text:p>4,1</text:p>
          </table:table-cell>
          <table:table-cell office:value-type="float" office:value="23.104" calcext:value-type="float">
            <text:p>23,1</text:p>
          </table:table-cell>
          <table:table-cell office:value-type="float" office:value="70.639" calcext:value-type="float">
            <text:p>70,6</text:p>
          </table:table-cell>
          <table:table-cell office:value-type="float" office:value="70.698" calcext:value-type="float">
            <text:p>70,7</text:p>
          </table:table-cell>
          <table:table-cell office:value-type="float" office:value="1840.585" calcext:value-type="float">
            <text:p>1.840,6</text:p>
          </table:table-cell>
          <table:table-cell office:value-type="float" office:value="1849.339" calcext:value-type="float">
            <text:p>1.849,3</text:p>
          </table:table-cell>
          <table:table-cell table:formula="of:=[.K604]-[.J604]" office:value-type="float" office:value="8.75399999999991" calcext:value-type="float">
            <text:p>8,8</text:p>
          </table:table-cell>
          <table:table-cell/>
          <table:table-cell table:formula="of:=[.J604]-[.O604]-[.I604]" office:value-type="float" office:value="1457.037" calcext:value-type="float">
            <text:p>1.457,0</text:p>
          </table:table-cell>
          <table:table-cell table:style-name="Default" office:value-type="float" office:value="312.85" calcext:value-type="float">
            <text:p>312,85</text:p>
          </table:table-cell>
          <table:table-cell table:formula="of:=[.O604]-[.Q604]" office:value-type="float" office:value="17.428" calcext:value-type="float">
            <text:p>17,4</text:p>
          </table:table-cell>
          <table:table-cell office:value-type="float" office:value="295.422" calcext:value-type="float">
            <text:p>295,4</text:p>
          </table:table-cell>
          <table:table-cell table:formula="of:=[.Q604]-[.S604]-[.U604]-[.V604]" office:value-type="float" office:value="13.396" calcext:value-type="float">
            <text:p>13,4</text:p>
          </table:table-cell>
          <table:table-cell office:value-type="float" office:value="121.495" calcext:value-type="float">
            <text:p>121,5</text:p>
          </table:table-cell>
          <table:table-cell office:value-type="float" office:value="12.719" calcext:value-type="float">
            <text:p>12,7</text:p>
          </table:table-cell>
          <table:table-cell office:value-type="float" office:value="37.653" calcext:value-type="float">
            <text:p>37,7</text:p>
          </table:table-cell>
          <table:table-cell office:value-type="float" office:value="122.878" calcext:value-type="float">
            <text:p>122,9</text:p>
          </table:table-cell>
          <table:table-cell table:number-columns-repeated="1002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6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77" calcext:value-type="float">
            <text:p>4,2</text:p>
          </table:table-cell>
          <table:table-cell office:value-type="float" office:value="23.408" calcext:value-type="float">
            <text:p>23,4</text:p>
          </table:table-cell>
          <table:table-cell office:value-type="float" office:value="75.146" calcext:value-type="float">
            <text:p>75,1</text:p>
          </table:table-cell>
          <table:table-cell office:value-type="float" office:value="75.406" calcext:value-type="float">
            <text:p>75,4</text:p>
          </table:table-cell>
          <table:table-cell office:value-type="float" office:value="437.968" calcext:value-type="float">
            <text:p>438,0</text:p>
          </table:table-cell>
          <table:table-cell office:value-type="float" office:value="447.805" calcext:value-type="float">
            <text:p>447,8</text:p>
          </table:table-cell>
          <table:table-cell table:formula="of:=[.K605]-[.J605]" office:value-type="float" office:value="9.83699999999999" calcext:value-type="float">
            <text:p>9,8</text:p>
          </table:table-cell>
          <table:table-cell/>
          <table:table-cell table:formula="of:=[.J605]-[.O605]-[.I605]" office:value-type="float" office:value="59.952" calcext:value-type="float">
            <text:p>60,0</text:p>
          </table:table-cell>
          <table:table-cell table:style-name="Default" office:value-type="float" office:value="302.61" calcext:value-type="float">
            <text:p>302,61</text:p>
          </table:table-cell>
          <table:table-cell table:formula="of:=[.O605]-[.Q605]" office:value-type="float" office:value="16.974" calcext:value-type="float">
            <text:p>17,0</text:p>
          </table:table-cell>
          <table:table-cell office:value-type="float" office:value="285.636" calcext:value-type="float">
            <text:p>285,6</text:p>
          </table:table-cell>
          <table:table-cell table:formula="of:=[.Q605]-[.S605]-[.U605]-[.V605]" office:value-type="float" office:value="5.919" calcext:value-type="float">
            <text:p>5,9</text:p>
          </table:table-cell>
          <table:table-cell office:value-type="float" office:value="115.879" calcext:value-type="float">
            <text:p>115,9</text:p>
          </table:table-cell>
          <table:table-cell office:value-type="float" office:value="1.815" calcext:value-type="float">
            <text:p>1,8</text:p>
          </table:table-cell>
          <table:table-cell office:value-type="float" office:value="40.305" calcext:value-type="float">
            <text:p>40,3</text:p>
          </table:table-cell>
          <table:table-cell office:value-type="float" office:value="123.533" calcext:value-type="float">
            <text:p>123,5</text:p>
          </table:table-cell>
          <table:table-cell table:number-columns-repeated="1002"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6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02" calcext:value-type="float">
            <text:p>4,3</text:p>
          </table:table-cell>
          <table:table-cell office:value-type="float" office:value="23.346" calcext:value-type="float">
            <text:p>23,3</text:p>
          </table:table-cell>
          <table:table-cell office:value-type="float" office:value="91.789" calcext:value-type="float">
            <text:p>91,8</text:p>
          </table:table-cell>
          <table:table-cell office:value-type="float" office:value="91.951" calcext:value-type="float">
            <text:p>92,0</text:p>
          </table:table-cell>
          <table:table-cell office:value-type="float" office:value="461.07" calcext:value-type="float">
            <text:p>461,1</text:p>
          </table:table-cell>
          <table:table-cell office:value-type="float" office:value="471.258" calcext:value-type="float">
            <text:p>471,3</text:p>
          </table:table-cell>
          <table:table-cell table:formula="of:=[.K606]-[.J606]" office:value-type="float" office:value="10.188" calcext:value-type="float">
            <text:p>10,2</text:p>
          </table:table-cell>
          <table:table-cell/>
          <table:table-cell table:formula="of:=[.J606]-[.O606]-[.I606]" office:value-type="float" office:value="101.329" calcext:value-type="float">
            <text:p>101,3</text:p>
          </table:table-cell>
          <table:table-cell table:style-name="Default" office:value-type="float" office:value="267.79" calcext:value-type="float">
            <text:p>267,79</text:p>
          </table:table-cell>
          <table:table-cell table:formula="of:=[.O606]-[.Q606]" office:value-type="float" office:value="12.525" calcext:value-type="float">
            <text:p>12,5</text:p>
          </table:table-cell>
          <table:table-cell office:value-type="float" office:value="255.265" calcext:value-type="float">
            <text:p>255,3</text:p>
          </table:table-cell>
          <table:table-cell table:formula="of:=[.Q606]-[.S606]-[.U606]-[.V606]" office:value-type="float" office:value="8.04099999999998" calcext:value-type="float">
            <text:p>8,0</text:p>
          </table:table-cell>
          <table:table-cell office:value-type="float" office:value="106.103" calcext:value-type="float">
            <text:p>106,1</text:p>
          </table:table-cell>
          <table:table-cell office:value-type="float" office:value="7.41" calcext:value-type="float">
            <text:p>7,4</text:p>
          </table:table-cell>
          <table:table-cell office:value-type="float" office:value="53.223" calcext:value-type="float">
            <text:p>53,2</text:p>
          </table:table-cell>
          <table:table-cell office:value-type="float" office:value="87.898" calcext:value-type="float">
            <text:p>87,9</text:p>
          </table:table-cell>
          <table:table-cell table:number-columns-repeated="1002"/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6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26" calcext:value-type="float">
            <text:p>4,2</text:p>
          </table:table-cell>
          <table:table-cell office:value-type="float" office:value="23.283" calcext:value-type="float">
            <text:p>23,3</text:p>
          </table:table-cell>
          <table:table-cell office:value-type="float" office:value="74.692" calcext:value-type="float">
            <text:p>74,7</text:p>
          </table:table-cell>
          <table:table-cell office:value-type="float" office:value="74.863" calcext:value-type="float">
            <text:p>74,9</text:p>
          </table:table-cell>
          <table:table-cell office:value-type="float" office:value="595.027" calcext:value-type="float">
            <text:p>595,0</text:p>
          </table:table-cell>
          <table:table-cell office:value-type="float" office:value="604.649" calcext:value-type="float">
            <text:p>604,6</text:p>
          </table:table-cell>
          <table:table-cell table:formula="of:=[.K607]-[.J607]" office:value-type="float" office:value="9.62199999999996" calcext:value-type="float">
            <text:p>9,6</text:p>
          </table:table-cell>
          <table:table-cell/>
          <table:table-cell table:formula="of:=[.J607]-[.O607]-[.I607]" office:value-type="float" office:value="240.164" calcext:value-type="float">
            <text:p>240,2</text:p>
          </table:table-cell>
          <table:table-cell table:style-name="Default" office:value-type="float" office:value="280" calcext:value-type="float">
            <text:p>280</text:p>
          </table:table-cell>
          <table:table-cell table:formula="of:=[.O607]-[.Q607]" office:value-type="float" office:value="13.341" calcext:value-type="float">
            <text:p>13,3</text:p>
          </table:table-cell>
          <table:table-cell office:value-type="float" office:value="266.659" calcext:value-type="float">
            <text:p>266,7</text:p>
          </table:table-cell>
          <table:table-cell table:formula="of:=[.Q607]-[.S607]-[.U607]-[.V607]" office:value-type="float" office:value="19.803" calcext:value-type="float">
            <text:p>19,8</text:p>
          </table:table-cell>
          <table:table-cell office:value-type="float" office:value="117.35" calcext:value-type="float">
            <text:p>117,4</text:p>
          </table:table-cell>
          <table:table-cell office:value-type="float" office:value="19.225" calcext:value-type="float">
            <text:p>19,2</text:p>
          </table:table-cell>
          <table:table-cell office:value-type="float" office:value="42.148" calcext:value-type="float">
            <text:p>42,1</text:p>
          </table:table-cell>
          <table:table-cell office:value-type="float" office:value="87.358" calcext:value-type="float">
            <text:p>87,4</text:p>
          </table:table-cell>
          <table:table-cell table:number-columns-repeated="1002"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6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19" calcext:value-type="float">
            <text:p>4,3</text:p>
          </table:table-cell>
          <table:table-cell office:value-type="float" office:value="23.741" calcext:value-type="float">
            <text:p>23,7</text:p>
          </table:table-cell>
          <table:table-cell office:value-type="float" office:value="88.622" calcext:value-type="float">
            <text:p>88,6</text:p>
          </table:table-cell>
          <table:table-cell office:value-type="float" office:value="88.844" calcext:value-type="float">
            <text:p>88,8</text:p>
          </table:table-cell>
          <table:table-cell office:value-type="float" office:value="589.872" calcext:value-type="float">
            <text:p>589,9</text:p>
          </table:table-cell>
          <table:table-cell office:value-type="float" office:value="600.444" calcext:value-type="float">
            <text:p>600,4</text:p>
          </table:table-cell>
          <table:table-cell table:formula="of:=[.K608]-[.J608]" office:value-type="float" office:value="10.572" calcext:value-type="float">
            <text:p>10,6</text:p>
          </table:table-cell>
          <table:table-cell/>
          <table:table-cell table:formula="of:=[.J608]-[.O608]-[.I608]" office:value-type="float" office:value="178.408" calcext:value-type="float">
            <text:p>178,4</text:p>
          </table:table-cell>
          <table:table-cell table:style-name="Default" office:value-type="float" office:value="322.62" calcext:value-type="float">
            <text:p>322,62</text:p>
          </table:table-cell>
          <table:table-cell table:formula="of:=[.O608]-[.Q608]" office:value-type="float" office:value="10.965" calcext:value-type="float">
            <text:p>11,0</text:p>
          </table:table-cell>
          <table:table-cell office:value-type="float" office:value="311.655" calcext:value-type="float">
            <text:p>311,7</text:p>
          </table:table-cell>
          <table:table-cell table:formula="of:=[.Q608]-[.S608]-[.U608]-[.V608]" office:value-type="float" office:value="21.66" calcext:value-type="float">
            <text:p>21,7</text:p>
          </table:table-cell>
          <table:table-cell office:value-type="float" office:value="103.749" calcext:value-type="float">
            <text:p>103,7</text:p>
          </table:table-cell>
          <table:table-cell office:value-type="float" office:value="1.469" calcext:value-type="float">
            <text:p>1,5</text:p>
          </table:table-cell>
          <table:table-cell office:value-type="float" office:value="36.161" calcext:value-type="float">
            <text:p>36,2</text:p>
          </table:table-cell>
          <table:table-cell office:value-type="float" office:value="150.085" calcext:value-type="float">
            <text:p>150,1</text:p>
          </table:table-cell>
          <table:table-cell table:number-columns-repeated="1002"/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6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21" calcext:value-type="float">
            <text:p>4,2</text:p>
          </table:table-cell>
          <table:table-cell office:value-type="float" office:value="23.568" calcext:value-type="float">
            <text:p>23,6</text:p>
          </table:table-cell>
          <table:table-cell office:value-type="float" office:value="76.783" calcext:value-type="float">
            <text:p>76,8</text:p>
          </table:table-cell>
          <table:table-cell office:value-type="float" office:value="76.949" calcext:value-type="float">
            <text:p>76,9</text:p>
          </table:table-cell>
          <table:table-cell office:value-type="float" office:value="369.626" calcext:value-type="float">
            <text:p>369,6</text:p>
          </table:table-cell>
          <table:table-cell office:value-type="float" office:value="380.653" calcext:value-type="float">
            <text:p>380,7</text:p>
          </table:table-cell>
          <table:table-cell table:formula="of:=[.K609]-[.J609]" office:value-type="float" office:value="11.027" calcext:value-type="float">
            <text:p>11,0</text:p>
          </table:table-cell>
          <table:table-cell/>
          <table:table-cell table:formula="of:=[.J609]-[.O609]-[.I609]" office:value-type="float" office:value="50.717" calcext:value-type="float">
            <text:p>50,7</text:p>
          </table:table-cell>
          <table:table-cell table:style-name="Default" office:value-type="float" office:value="241.96" calcext:value-type="float">
            <text:p>241,96</text:p>
          </table:table-cell>
          <table:table-cell table:formula="of:=[.O609]-[.Q609]" office:value-type="float" office:value="13.156" calcext:value-type="float">
            <text:p>13,2</text:p>
          </table:table-cell>
          <table:table-cell office:value-type="float" office:value="228.804" calcext:value-type="float">
            <text:p>228,8</text:p>
          </table:table-cell>
          <table:table-cell table:formula="of:=[.Q609]-[.S609]-[.U609]-[.V609]" office:value-type="float" office:value="1.36999999999999" calcext:value-type="float">
            <text:p>1,4</text:p>
          </table:table-cell>
          <table:table-cell office:value-type="float" office:value="121.09" calcext:value-type="float">
            <text:p>121,1</text:p>
          </table:table-cell>
          <table:table-cell office:value-type="float" office:value="0.766" calcext:value-type="float">
            <text:p>0,8</text:p>
          </table:table-cell>
          <table:table-cell office:value-type="float" office:value="39.389" calcext:value-type="float">
            <text:p>39,4</text:p>
          </table:table-cell>
          <table:table-cell office:value-type="float" office:value="66.955" calcext:value-type="float">
            <text:p>67,0</text:p>
          </table:table-cell>
          <table:table-cell table:number-columns-repeated="1002"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6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252.842" calcext:value-type="float">
            <text:p>252,8</text:p>
          </table:table-cell>
          <table:table-cell office:value-type="float" office:value="272.191" calcext:value-type="float">
            <text:p>272,2</text:p>
          </table:table-cell>
          <table:table-cell office:value-type="float" office:value="326.431" calcext:value-type="float">
            <text:p>326,4</text:p>
          </table:table-cell>
          <table:table-cell office:value-type="float" office:value="326.513" calcext:value-type="float">
            <text:p>326,5</text:p>
          </table:table-cell>
          <table:table-cell office:value-type="float" office:value="655.732" calcext:value-type="float">
            <text:p>655,7</text:p>
          </table:table-cell>
          <table:table-cell office:value-type="float" office:value="666.733" calcext:value-type="float">
            <text:p>666,7</text:p>
          </table:table-cell>
          <table:table-cell table:formula="of:=[.K610]-[.J610]" office:value-type="float" office:value="11.001" calcext:value-type="float">
            <text:p>11,0</text:p>
          </table:table-cell>
          <table:table-cell/>
          <table:table-cell table:formula="of:=[.J610]-[.O610]-[.I610]" office:value-type="float" office:value="25.139" calcext:value-type="float">
            <text:p>25,1</text:p>
          </table:table-cell>
          <table:table-cell table:style-name="Default" office:value-type="float" office:value="304.08" calcext:value-type="float">
            <text:p>304,08</text:p>
          </table:table-cell>
          <table:table-cell table:formula="of:=[.O610]-[.Q610]" office:value-type="float" office:value="2.798" calcext:value-type="float">
            <text:p>2,8</text:p>
          </table:table-cell>
          <table:table-cell office:value-type="float" office:value="301.282" calcext:value-type="float">
            <text:p>301,3</text:p>
          </table:table-cell>
          <table:table-cell table:formula="of:=[.Q610]-[.S610]-[.U610]-[.V610]" office:value-type="float" office:value="1.35399999999999" calcext:value-type="float">
            <text:p>1,4</text:p>
          </table:table-cell>
          <table:table-cell office:value-type="float" office:value="107.514" calcext:value-type="float">
            <text:p>107,5</text:p>
          </table:table-cell>
          <table:table-cell office:value-type="float" office:value="0.702" calcext:value-type="float">
            <text:p>0,7</text:p>
          </table:table-cell>
          <table:table-cell office:value-type="float" office:value="53.367" calcext:value-type="float">
            <text:p>53,4</text:p>
          </table:table-cell>
          <table:table-cell office:value-type="float" office:value="139.047" calcext:value-type="float">
            <text:p>139,0</text:p>
          </table:table-cell>
          <table:table-cell table:number-columns-repeated="1002"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6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39" calcext:value-type="float">
            <text:p>4,2</text:p>
          </table:table-cell>
          <table:table-cell office:value-type="float" office:value="23.599" calcext:value-type="float">
            <text:p>23,6</text:p>
          </table:table-cell>
          <table:table-cell office:value-type="float" office:value="90.708" calcext:value-type="float">
            <text:p>90,7</text:p>
          </table:table-cell>
          <table:table-cell office:value-type="float" office:value="90.886" calcext:value-type="float">
            <text:p>90,9</text:p>
          </table:table-cell>
          <table:table-cell office:value-type="float" office:value="453.391" calcext:value-type="float">
            <text:p>453,4</text:p>
          </table:table-cell>
          <table:table-cell office:value-type="float" office:value="462.539" calcext:value-type="float">
            <text:p>462,5</text:p>
          </table:table-cell>
          <table:table-cell table:formula="of:=[.K611]-[.J611]" office:value-type="float" office:value="9.14799999999997" calcext:value-type="float">
            <text:p>9,1</text:p>
          </table:table-cell>
          <table:table-cell/>
          <table:table-cell table:formula="of:=[.J611]-[.O611]-[.I611]" office:value-type="float" office:value="50.395" calcext:value-type="float">
            <text:p>50,4</text:p>
          </table:table-cell>
          <table:table-cell table:style-name="Default" office:value-type="float" office:value="312.11" calcext:value-type="float">
            <text:p>312,11</text:p>
          </table:table-cell>
          <table:table-cell table:formula="of:=[.O611]-[.Q611]" office:value-type="float" office:value="11.292" calcext:value-type="float">
            <text:p>11,3</text:p>
          </table:table-cell>
          <table:table-cell office:value-type="float" office:value="300.818" calcext:value-type="float">
            <text:p>300,8</text:p>
          </table:table-cell>
          <table:table-cell table:formula="of:=[.Q611]-[.S611]-[.U611]-[.V611]" office:value-type="float" office:value="1.46599999999999" calcext:value-type="float">
            <text:p>1,5</text:p>
          </table:table-cell>
          <table:table-cell office:value-type="float" office:value="173.296" calcext:value-type="float">
            <text:p>173,3</text:p>
          </table:table-cell>
          <table:table-cell office:value-type="float" office:value="0.822" calcext:value-type="float">
            <text:p>0,8</text:p>
          </table:table-cell>
          <table:table-cell office:value-type="float" office:value="56.379" calcext:value-type="float">
            <text:p>56,4</text:p>
          </table:table-cell>
          <table:table-cell office:value-type="float" office:value="69.677" calcext:value-type="float">
            <text:p>69,7</text:p>
          </table:table-cell>
          <table:table-cell table:number-columns-repeated="1002"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6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18" calcext:value-type="float">
            <text:p>4,2</text:p>
          </table:table-cell>
          <table:table-cell office:value-type="float" office:value="23.573" calcext:value-type="float">
            <text:p>23,6</text:p>
          </table:table-cell>
          <table:table-cell office:value-type="float" office:value="82.527" calcext:value-type="float">
            <text:p>82,5</text:p>
          </table:table-cell>
          <table:table-cell office:value-type="float" office:value="82.761" calcext:value-type="float">
            <text:p>82,8</text:p>
          </table:table-cell>
          <table:table-cell office:value-type="float" office:value="431.866" calcext:value-type="float">
            <text:p>431,9</text:p>
          </table:table-cell>
          <table:table-cell office:value-type="float" office:value="441.694" calcext:value-type="float">
            <text:p>441,7</text:p>
          </table:table-cell>
          <table:table-cell table:formula="of:=[.K612]-[.J612]" office:value-type="float" office:value="9.82800000000003" calcext:value-type="float">
            <text:p>9,8</text:p>
          </table:table-cell>
          <table:table-cell/>
          <table:table-cell table:formula="of:=[.J612]-[.O612]-[.I612]" office:value-type="float" office:value="36.065" calcext:value-type="float">
            <text:p>36,1</text:p>
          </table:table-cell>
          <table:table-cell table:style-name="Default" office:value-type="float" office:value="313.04" calcext:value-type="float">
            <text:p>313,04</text:p>
          </table:table-cell>
          <table:table-cell table:formula="of:=[.O612]-[.Q612]" office:value-type="float" office:value="11.913" calcext:value-type="float">
            <text:p>11,9</text:p>
          </table:table-cell>
          <table:table-cell office:value-type="float" office:value="301.127" calcext:value-type="float">
            <text:p>301,1</text:p>
          </table:table-cell>
          <table:table-cell table:formula="of:=[.Q612]-[.S612]-[.U612]-[.V612]" office:value-type="float" office:value="1.44400000000002" calcext:value-type="float">
            <text:p>1,4</text:p>
          </table:table-cell>
          <table:table-cell office:value-type="float" office:value="115.837" calcext:value-type="float">
            <text:p>115,8</text:p>
          </table:table-cell>
          <table:table-cell office:value-type="float" office:value="0.812" calcext:value-type="float">
            <text:p>0,8</text:p>
          </table:table-cell>
          <table:table-cell office:value-type="float" office:value="54.994" calcext:value-type="float">
            <text:p>55,0</text:p>
          </table:table-cell>
          <table:table-cell office:value-type="float" office:value="128.852" calcext:value-type="float">
            <text:p>128,9</text:p>
          </table:table-cell>
          <table:table-cell table:number-columns-repeated="1002"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6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02" calcext:value-type="float">
            <text:p>4,3</text:p>
          </table:table-cell>
          <table:table-cell office:value-type="float" office:value="23.418" calcext:value-type="float">
            <text:p>23,4</text:p>
          </table:table-cell>
          <table:table-cell office:value-type="float" office:value="88.642" calcext:value-type="float">
            <text:p>88,6</text:p>
          </table:table-cell>
          <table:table-cell office:value-type="float" office:value="88.814" calcext:value-type="float">
            <text:p>88,8</text:p>
          </table:table-cell>
          <table:table-cell office:value-type="float" office:value="471.309" calcext:value-type="float">
            <text:p>471,3</text:p>
          </table:table-cell>
          <table:table-cell office:value-type="float" office:value="481.997" calcext:value-type="float">
            <text:p>482,0</text:p>
          </table:table-cell>
          <table:table-cell table:formula="of:=[.K613]-[.J613]" office:value-type="float" office:value="10.688" calcext:value-type="float">
            <text:p>10,7</text:p>
          </table:table-cell>
          <table:table-cell/>
          <table:table-cell table:formula="of:=[.J613]-[.O613]-[.I613]" office:value-type="float" office:value="86.085" calcext:value-type="float">
            <text:p>86,1</text:p>
          </table:table-cell>
          <table:table-cell table:style-name="Default" office:value-type="float" office:value="296.41" calcext:value-type="float">
            <text:p>296,41</text:p>
          </table:table-cell>
          <table:table-cell table:formula="of:=[.O613]-[.Q613]" office:value-type="float" office:value="7.947" calcext:value-type="float">
            <text:p>7,9</text:p>
          </table:table-cell>
          <table:table-cell office:value-type="float" office:value="288.463" calcext:value-type="float">
            <text:p>288,5</text:p>
          </table:table-cell>
          <table:table-cell table:formula="of:=[.Q613]-[.S613]-[.U613]-[.V613]" office:value-type="float" office:value="21.637" calcext:value-type="float">
            <text:p>21,6</text:p>
          </table:table-cell>
          <table:table-cell office:value-type="float" office:value="113.063" calcext:value-type="float">
            <text:p>113,1</text:p>
          </table:table-cell>
          <table:table-cell office:value-type="float" office:value="0.931" calcext:value-type="float">
            <text:p>0,9</text:p>
          </table:table-cell>
          <table:table-cell office:value-type="float" office:value="40.317" calcext:value-type="float">
            <text:p>40,3</text:p>
          </table:table-cell>
          <table:table-cell office:value-type="float" office:value="113.446" calcext:value-type="float">
            <text:p>113,4</text:p>
          </table:table-cell>
          <table:table-cell table:number-columns-repeated="1002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6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84" calcext:value-type="float">
            <text:p>4,3</text:p>
          </table:table-cell>
          <table:table-cell office:value-type="float" office:value="23.914" calcext:value-type="float">
            <text:p>23,9</text:p>
          </table:table-cell>
          <table:table-cell office:value-type="float" office:value="74.237" calcext:value-type="float">
            <text:p>74,2</text:p>
          </table:table-cell>
          <table:table-cell office:value-type="float" office:value="74.293" calcext:value-type="float">
            <text:p>74,3</text:p>
          </table:table-cell>
          <table:table-cell office:value-type="float" office:value="371.019" calcext:value-type="float">
            <text:p>371,0</text:p>
          </table:table-cell>
          <table:table-cell office:value-type="float" office:value="380.921" calcext:value-type="float">
            <text:p>380,9</text:p>
          </table:table-cell>
          <table:table-cell table:formula="of:=[.K614]-[.J614]" office:value-type="float" office:value="9.90199999999999" calcext:value-type="float">
            <text:p>9,9</text:p>
          </table:table-cell>
          <table:table-cell/>
          <table:table-cell table:formula="of:=[.J614]-[.O614]-[.I614]" office:value-type="float" office:value="-224.314" calcext:value-type="float">
            <text:p>-224,3</text:p>
          </table:table-cell>
          <table:table-cell table:style-name="Default" office:value-type="float" office:value="521.04" calcext:value-type="float">
            <text:p>521,04</text:p>
          </table:table-cell>
          <table:table-cell table:formula="of:=[.O614]-[.Q614]" office:value-type="float" office:value="20.975" calcext:value-type="float">
            <text:p>21,0</text:p>
          </table:table-cell>
          <table:table-cell office:value-type="float" office:value="500.065" calcext:value-type="float">
            <text:p>500,1</text:p>
          </table:table-cell>
          <table:table-cell table:formula="of:=[.Q614]-[.S614]-[.U614]-[.V614]" office:value-type="float" office:value="20.37" calcext:value-type="float">
            <text:p>20,4</text:p>
          </table:table-cell>
          <table:table-cell office:value-type="float" office:value="219.379" calcext:value-type="float">
            <text:p>219,4</text:p>
          </table:table-cell>
          <table:table-cell office:value-type="float" office:value="0.786" calcext:value-type="float">
            <text:p>0,8</text:p>
          </table:table-cell>
          <table:table-cell office:value-type="float" office:value="59.614" calcext:value-type="float">
            <text:p>59,6</text:p>
          </table:table-cell>
          <table:table-cell office:value-type="float" office:value="200.702" calcext:value-type="float">
            <text:p>200,7</text:p>
          </table:table-cell>
          <table:table-cell table:number-columns-repeated="1002"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6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01" calcext:value-type="float">
            <text:p>4,1</text:p>
          </table:table-cell>
          <table:table-cell office:value-type="float" office:value="23.373" calcext:value-type="float">
            <text:p>23,4</text:p>
          </table:table-cell>
          <table:table-cell office:value-type="float" office:value="71.488" calcext:value-type="float">
            <text:p>71,5</text:p>
          </table:table-cell>
          <table:table-cell office:value-type="float" office:value="71.572" calcext:value-type="float">
            <text:p>71,6</text:p>
          </table:table-cell>
          <table:table-cell office:value-type="float" office:value="379.408" calcext:value-type="float">
            <text:p>379,4</text:p>
          </table:table-cell>
          <table:table-cell office:value-type="float" office:value="389.093" calcext:value-type="float">
            <text:p>389,1</text:p>
          </table:table-cell>
          <table:table-cell table:formula="of:=[.K615]-[.J615]" office:value-type="float" office:value="9.685" calcext:value-type="float">
            <text:p>9,7</text:p>
          </table:table-cell>
          <table:table-cell/>
          <table:table-cell table:formula="of:=[.J615]-[.O615]-[.I615]" office:value-type="float" office:value="53.306" calcext:value-type="float">
            <text:p>53,3</text:p>
          </table:table-cell>
          <table:table-cell table:style-name="Default" office:value-type="float" office:value="254.53" calcext:value-type="float">
            <text:p>254,53</text:p>
          </table:table-cell>
          <table:table-cell table:formula="of:=[.O615]-[.Q615]" office:value-type="float" office:value="15.932" calcext:value-type="float">
            <text:p>15,9</text:p>
          </table:table-cell>
          <table:table-cell office:value-type="float" office:value="238.598" calcext:value-type="float">
            <text:p>238,6</text:p>
          </table:table-cell>
          <table:table-cell table:formula="of:=[.Q615]-[.S615]-[.U615]-[.V615]" office:value-type="float" office:value="1.32000000000002" calcext:value-type="float">
            <text:p>1,3</text:p>
          </table:table-cell>
          <table:table-cell office:value-type="float" office:value="119.24" calcext:value-type="float">
            <text:p>119,2</text:p>
          </table:table-cell>
          <table:table-cell office:value-type="float" office:value="0.762" calcext:value-type="float">
            <text:p>0,8</text:p>
          </table:table-cell>
          <table:table-cell office:value-type="float" office:value="53.104" calcext:value-type="float">
            <text:p>53,1</text:p>
          </table:table-cell>
          <table:table-cell office:value-type="float" office:value="64.934" calcext:value-type="float">
            <text:p>64,9</text:p>
          </table:table-cell>
          <table:table-cell table:number-columns-repeated="1002"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6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4" calcext:value-type="float">
            <text:p>4,1</text:p>
          </table:table-cell>
          <table:table-cell office:value-type="float" office:value="23.702" calcext:value-type="float">
            <text:p>23,7</text:p>
          </table:table-cell>
          <table:table-cell office:value-type="float" office:value="70.454" calcext:value-type="float">
            <text:p>70,5</text:p>
          </table:table-cell>
          <table:table-cell office:value-type="float" office:value="70.538" calcext:value-type="float">
            <text:p>70,5</text:p>
          </table:table-cell>
          <table:table-cell office:value-type="float" office:value="363.591" calcext:value-type="float">
            <text:p>363,6</text:p>
          </table:table-cell>
          <table:table-cell office:value-type="float" office:value="374.305" calcext:value-type="float">
            <text:p>374,3</text:p>
          </table:table-cell>
          <table:table-cell table:formula="of:=[.K616]-[.J616]" office:value-type="float" office:value="10.714" calcext:value-type="float">
            <text:p>10,7</text:p>
          </table:table-cell>
          <table:table-cell/>
          <table:table-cell table:formula="of:=[.J616]-[.O616]-[.I616]" office:value-type="float" office:value="20.423" calcext:value-type="float">
            <text:p>20,4</text:p>
          </table:table-cell>
          <table:table-cell table:style-name="Default" office:value-type="float" office:value="272.63" calcext:value-type="float">
            <text:p>272,63</text:p>
          </table:table-cell>
          <table:table-cell table:formula="of:=[.O616]-[.Q616]" office:value-type="float" office:value="16.255" calcext:value-type="float">
            <text:p>16,3</text:p>
          </table:table-cell>
          <table:table-cell office:value-type="float" office:value="256.375" calcext:value-type="float">
            <text:p>256,4</text:p>
          </table:table-cell>
          <table:table-cell table:formula="of:=[.Q616]-[.S616]-[.U616]-[.V616]" office:value-type="float" office:value="1.39100000000002" calcext:value-type="float">
            <text:p>1,4</text:p>
          </table:table-cell>
          <table:table-cell office:value-type="float" office:value="118.931" calcext:value-type="float">
            <text:p>118,9</text:p>
          </table:table-cell>
          <table:table-cell office:value-type="float" office:value="0.792" calcext:value-type="float">
            <text:p>0,8</text:p>
          </table:table-cell>
          <table:table-cell office:value-type="float" office:value="52.131" calcext:value-type="float">
            <text:p>52,1</text:p>
          </table:table-cell>
          <table:table-cell office:value-type="float" office:value="83.922" calcext:value-type="float">
            <text:p>83,9</text:p>
          </table:table-cell>
          <table:table-cell table:number-columns-repeated="1002"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6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45" calcext:value-type="float">
            <text:p>4,1</text:p>
          </table:table-cell>
          <table:table-cell office:value-type="float" office:value="23.12" calcext:value-type="float">
            <text:p>23,1</text:p>
          </table:table-cell>
          <table:table-cell office:value-type="float" office:value="70.292" calcext:value-type="float">
            <text:p>70,3</text:p>
          </table:table-cell>
          <table:table-cell office:value-type="float" office:value="70.349" calcext:value-type="float">
            <text:p>70,3</text:p>
          </table:table-cell>
          <table:table-cell office:value-type="float" office:value="361.781" calcext:value-type="float">
            <text:p>361,8</text:p>
          </table:table-cell>
          <table:table-cell office:value-type="float" office:value="371.032" calcext:value-type="float">
            <text:p>371,0</text:p>
          </table:table-cell>
          <table:table-cell table:formula="of:=[.K617]-[.J617]" office:value-type="float" office:value="9.25099999999998" calcext:value-type="float">
            <text:p>9,3</text:p>
          </table:table-cell>
          <table:table-cell/>
          <table:table-cell table:formula="of:=[.J617]-[.O617]-[.I617]" office:value-type="float" office:value="-32.758" calcext:value-type="float">
            <text:p>-32,8</text:p>
          </table:table-cell>
          <table:table-cell table:style-name="Default" office:value-type="float" office:value="324.19" calcext:value-type="float">
            <text:p>324,19</text:p>
          </table:table-cell>
          <table:table-cell table:formula="of:=[.O617]-[.Q617]" office:value-type="float" office:value="4.166" calcext:value-type="float">
            <text:p>4,2</text:p>
          </table:table-cell>
          <table:table-cell office:value-type="float" office:value="320.024" calcext:value-type="float">
            <text:p>320,0</text:p>
          </table:table-cell>
          <table:table-cell table:formula="of:=[.Q617]-[.S617]-[.U617]-[.V617]" office:value-type="float" office:value="1.38" calcext:value-type="float">
            <text:p>1,4</text:p>
          </table:table-cell>
          <table:table-cell office:value-type="float" office:value="111.757" calcext:value-type="float">
            <text:p>111,8</text:p>
          </table:table-cell>
          <table:table-cell office:value-type="float" office:value="0.777" calcext:value-type="float">
            <text:p>0,8</text:p>
          </table:table-cell>
          <table:table-cell office:value-type="float" office:value="51.881" calcext:value-type="float">
            <text:p>51,9</text:p>
          </table:table-cell>
          <table:table-cell office:value-type="float" office:value="155.006" calcext:value-type="float">
            <text:p>155,0</text:p>
          </table:table-cell>
          <table:table-cell table:number-columns-repeated="1002"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6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11" calcext:value-type="float">
            <text:p>4,2</text:p>
          </table:table-cell>
          <table:table-cell office:value-type="float" office:value="23.481" calcext:value-type="float">
            <text:p>23,5</text:p>
          </table:table-cell>
          <table:table-cell office:value-type="float" office:value="71.587" calcext:value-type="float">
            <text:p>71,6</text:p>
          </table:table-cell>
          <table:table-cell office:value-type="float" office:value="71.643" calcext:value-type="float">
            <text:p>71,6</text:p>
          </table:table-cell>
          <table:table-cell office:value-type="float" office:value="460.618" calcext:value-type="float">
            <text:p>460,6</text:p>
          </table:table-cell>
          <table:table-cell office:value-type="float" office:value="470.797" calcext:value-type="float">
            <text:p>470,8</text:p>
          </table:table-cell>
          <table:table-cell table:formula="of:=[.K618]-[.J618]" office:value-type="float" office:value="10.179" calcext:value-type="float">
            <text:p>10,2</text:p>
          </table:table-cell>
          <table:table-cell/>
          <table:table-cell table:formula="of:=[.J618]-[.O618]-[.I618]" office:value-type="float" office:value="48.395" calcext:value-type="float">
            <text:p>48,4</text:p>
          </table:table-cell>
          <table:table-cell table:style-name="Default" office:value-type="float" office:value="340.58" calcext:value-type="float">
            <text:p>340,58</text:p>
          </table:table-cell>
          <table:table-cell table:formula="of:=[.O618]-[.Q618]" office:value-type="float" office:value="14.635" calcext:value-type="float">
            <text:p>14,6</text:p>
          </table:table-cell>
          <table:table-cell office:value-type="float" office:value="325.945" calcext:value-type="float">
            <text:p>325,9</text:p>
          </table:table-cell>
          <table:table-cell table:formula="of:=[.Q618]-[.S618]-[.U618]-[.V618]" office:value-type="float" office:value="1.40899999999999" calcext:value-type="float">
            <text:p>1,4</text:p>
          </table:table-cell>
          <table:table-cell office:value-type="float" office:value="140.514" calcext:value-type="float">
            <text:p>140,5</text:p>
          </table:table-cell>
          <table:table-cell office:value-type="float" office:value="0.769" calcext:value-type="float">
            <text:p>0,8</text:p>
          </table:table-cell>
          <table:table-cell office:value-type="float" office:value="38.392" calcext:value-type="float">
            <text:p>38,4</text:p>
          </table:table-cell>
          <table:table-cell office:value-type="float" office:value="145.63" calcext:value-type="float">
            <text:p>145,6</text:p>
          </table:table-cell>
          <table:table-cell table:number-columns-repeated="1002"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6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42" calcext:value-type="float">
            <text:p>4,2</text:p>
          </table:table-cell>
          <table:table-cell office:value-type="float" office:value="23.655" calcext:value-type="float">
            <text:p>23,7</text:p>
          </table:table-cell>
          <table:table-cell office:value-type="float" office:value="75.148" calcext:value-type="float">
            <text:p>75,1</text:p>
          </table:table-cell>
          <table:table-cell office:value-type="float" office:value="75.266" calcext:value-type="float">
            <text:p>75,3</text:p>
          </table:table-cell>
          <table:table-cell office:value-type="float" office:value="405.346" calcext:value-type="float">
            <text:p>405,3</text:p>
          </table:table-cell>
          <table:table-cell office:value-type="float" office:value="415.147" calcext:value-type="float">
            <text:p>415,1</text:p>
          </table:table-cell>
          <table:table-cell table:formula="of:=[.K619]-[.J619]" office:value-type="float" office:value="9.80099999999999" calcext:value-type="float">
            <text:p>9,8</text:p>
          </table:table-cell>
          <table:table-cell/>
          <table:table-cell table:formula="of:=[.J619]-[.O619]-[.I619]" office:value-type="float" office:value="55.77" calcext:value-type="float">
            <text:p>55,8</text:p>
          </table:table-cell>
          <table:table-cell table:style-name="Default" office:value-type="float" office:value="274.31" calcext:value-type="float">
            <text:p>274,31</text:p>
          </table:table-cell>
          <table:table-cell table:formula="of:=[.O619]-[.Q619]" office:value-type="float" office:value="10.009" calcext:value-type="float">
            <text:p>10,0</text:p>
          </table:table-cell>
          <table:table-cell office:value-type="float" office:value="264.301" calcext:value-type="float">
            <text:p>264,3</text:p>
          </table:table-cell>
          <table:table-cell table:formula="of:=[.Q619]-[.S619]-[.U619]-[.V619]" office:value-type="float" office:value="1.36900000000001" calcext:value-type="float">
            <text:p>1,4</text:p>
          </table:table-cell>
          <table:table-cell office:value-type="float" office:value="115.753" calcext:value-type="float">
            <text:p>115,8</text:p>
          </table:table-cell>
          <table:table-cell office:value-type="float" office:value="0.767" calcext:value-type="float">
            <text:p>0,8</text:p>
          </table:table-cell>
          <table:table-cell office:value-type="float" office:value="56.373" calcext:value-type="float">
            <text:p>56,4</text:p>
          </table:table-cell>
          <table:table-cell office:value-type="float" office:value="90.806" calcext:value-type="float">
            <text:p>90,8</text:p>
          </table:table-cell>
          <table:table-cell table:number-columns-repeated="1002"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6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18" calcext:value-type="float">
            <text:p>4,3</text:p>
          </table:table-cell>
          <table:table-cell office:value-type="float" office:value="23.35" calcext:value-type="float">
            <text:p>23,4</text:p>
          </table:table-cell>
          <table:table-cell office:value-type="float" office:value="90.473" calcext:value-type="float">
            <text:p>90,5</text:p>
          </table:table-cell>
          <table:table-cell office:value-type="float" office:value="90.651" calcext:value-type="float">
            <text:p>90,7</text:p>
          </table:table-cell>
          <table:table-cell office:value-type="float" office:value="438.527" calcext:value-type="float">
            <text:p>438,5</text:p>
          </table:table-cell>
          <table:table-cell office:value-type="float" office:value="448.069" calcext:value-type="float">
            <text:p>448,1</text:p>
          </table:table-cell>
          <table:table-cell table:formula="of:=[.K620]-[.J620]" office:value-type="float" office:value="9.54200000000003" calcext:value-type="float">
            <text:p>9,5</text:p>
          </table:table-cell>
          <table:table-cell/>
          <table:table-cell table:formula="of:=[.J620]-[.O620]-[.I620]" office:value-type="float" office:value="52.286" calcext:value-type="float">
            <text:p>52,3</text:p>
          </table:table-cell>
          <table:table-cell table:style-name="Default" office:value-type="float" office:value="295.59" calcext:value-type="float">
            <text:p>295,59</text:p>
          </table:table-cell>
          <table:table-cell table:formula="of:=[.O620]-[.Q620]" office:value-type="float" office:value="11.549" calcext:value-type="float">
            <text:p>11,5</text:p>
          </table:table-cell>
          <table:table-cell office:value-type="float" office:value="284.041" calcext:value-type="float">
            <text:p>284,0</text:p>
          </table:table-cell>
          <table:table-cell table:formula="of:=[.Q620]-[.S620]-[.U620]-[.V620]" office:value-type="float" office:value="1.44899999999998" calcext:value-type="float">
            <text:p>1,4</text:p>
          </table:table-cell>
          <table:table-cell office:value-type="float" office:value="139.984" calcext:value-type="float">
            <text:p>140,0</text:p>
          </table:table-cell>
          <table:table-cell office:value-type="float" office:value="0.772" calcext:value-type="float">
            <text:p>0,8</text:p>
          </table:table-cell>
          <table:table-cell office:value-type="float" office:value="54.078" calcext:value-type="float">
            <text:p>54,1</text:p>
          </table:table-cell>
          <table:table-cell office:value-type="float" office:value="88.53" calcext:value-type="float">
            <text:p>88,5</text:p>
          </table:table-cell>
          <table:table-cell table:number-columns-repeated="1002"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28.382" calcext:value-type="float">
            <text:p>28,4</text:p>
          </table:table-cell>
          <table:table-cell office:value-type="float" office:value="47.633" calcext:value-type="float">
            <text:p>47,6</text:p>
          </table:table-cell>
          <table:table-cell office:value-type="float" office:value="95.467" calcext:value-type="float">
            <text:p>95,5</text:p>
          </table:table-cell>
          <table:table-cell office:value-type="float" office:value="95.55" calcext:value-type="float">
            <text:p>95,6</text:p>
          </table:table-cell>
          <table:table-cell office:value-type="float" office:value="398.492" calcext:value-type="float">
            <text:p>398,5</text:p>
          </table:table-cell>
          <table:table-cell office:value-type="float" office:value="409.479" calcext:value-type="float">
            <text:p>409,5</text:p>
          </table:table-cell>
          <table:table-cell table:formula="of:=[.K621]-[.J621]" office:value-type="float" office:value="10.987" calcext:value-type="float">
            <text:p>11,0</text:p>
          </table:table-cell>
          <table:table-cell/>
          <table:table-cell table:formula="of:=[.J621]-[.O621]-[.I621]" office:value-type="float" office:value="-74.928" calcext:value-type="float">
            <text:p>-74,9</text:p>
          </table:table-cell>
          <table:table-cell table:style-name="Default" office:value-type="float" office:value="377.87" calcext:value-type="float">
            <text:p>377,87</text:p>
          </table:table-cell>
          <table:table-cell table:formula="of:=[.O621]-[.Q621]" office:value-type="float" office:value="18.524" calcext:value-type="float">
            <text:p>18,5</text:p>
          </table:table-cell>
          <table:table-cell office:value-type="float" office:value="359.346" calcext:value-type="float">
            <text:p>359,3</text:p>
          </table:table-cell>
          <table:table-cell table:formula="of:=[.Q621]-[.S621]-[.U621]-[.V621]" office:value-type="float" office:value="1.50199999999998" calcext:value-type="float">
            <text:p>1,5</text:p>
          </table:table-cell>
          <table:table-cell office:value-type="float" office:value="124.105" calcext:value-type="float">
            <text:p>124,1</text:p>
          </table:table-cell>
          <table:table-cell office:value-type="float" office:value="0.78" calcext:value-type="float">
            <text:p>0,8</text:p>
          </table:table-cell>
          <table:table-cell office:value-type="float" office:value="52.156" calcext:value-type="float">
            <text:p>52,2</text:p>
          </table:table-cell>
          <table:table-cell office:value-type="float" office:value="181.583" calcext:value-type="float">
            <text:p>181,6</text:p>
          </table:table-cell>
          <table:table-cell table:number-columns-repeated="1002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41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124.576" calcext:value-type="float">
            <text:p>124,6</text:p>
          </table:table-cell>
          <table:table-cell office:value-type="float" office:value="143.924" calcext:value-type="float">
            <text:p>143,9</text:p>
          </table:table-cell>
          <table:table-cell office:value-type="float" office:value="213.774" calcext:value-type="float">
            <text:p>213,8</text:p>
          </table:table-cell>
          <table:table-cell office:value-type="float" office:value="213.831" calcext:value-type="float">
            <text:p>213,8</text:p>
          </table:table-cell>
          <table:table-cell office:value-type="float" office:value="573.376" calcext:value-type="float">
            <text:p>573,4</text:p>
          </table:table-cell>
          <table:table-cell office:value-type="float" office:value="582.07" calcext:value-type="float">
            <text:p>582,1</text:p>
          </table:table-cell>
          <table:table-cell table:formula="of:=[.K622]-[.J622]" office:value-type="float" office:value="8.69400000000007" calcext:value-type="float">
            <text:p>8,7</text:p>
          </table:table-cell>
          <table:table-cell/>
          <table:table-cell table:formula="of:=[.J622]-[.O622]-[.I622]" office:value-type="float" office:value="9.19499999999997" calcext:value-type="float">
            <text:p>9,2</text:p>
          </table:table-cell>
          <table:table-cell table:style-name="Default" office:value-type="float" office:value="350.35" calcext:value-type="float">
            <text:p>350,35</text:p>
          </table:table-cell>
          <table:table-cell table:formula="of:=[.O622]-[.Q622]" office:value-type="float" office:value="7.368" calcext:value-type="float">
            <text:p>7,4</text:p>
          </table:table-cell>
          <table:table-cell office:value-type="float" office:value="342.982" calcext:value-type="float">
            <text:p>343,0</text:p>
          </table:table-cell>
          <table:table-cell table:formula="of:=[.Q622]-[.S622]-[.U622]-[.V622]" office:value-type="float" office:value="1.399" calcext:value-type="float">
            <text:p>1,4</text:p>
          </table:table-cell>
          <table:table-cell office:value-type="float" office:value="156.345" calcext:value-type="float">
            <text:p>156,3</text:p>
          </table:table-cell>
          <table:table-cell office:value-type="float" office:value="0.779" calcext:value-type="float">
            <text:p>0,8</text:p>
          </table:table-cell>
          <table:table-cell office:value-type="float" office:value="52.491" calcext:value-type="float">
            <text:p>52,5</text:p>
          </table:table-cell>
          <table:table-cell office:value-type="float" office:value="132.747" calcext:value-type="float">
            <text:p>132,7</text:p>
          </table:table-cell>
          <table:table-cell table:number-columns-repeated="1002"/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81" calcext:value-type="float">
            <text:p>4,4</text:p>
          </table:table-cell>
          <table:table-cell office:value-type="float" office:value="23.36" calcext:value-type="float">
            <text:p>23,4</text:p>
          </table:table-cell>
          <table:table-cell office:value-type="float" office:value="88.977" calcext:value-type="float">
            <text:p>89,0</text:p>
          </table:table-cell>
          <table:table-cell office:value-type="float" office:value="89.144" calcext:value-type="float">
            <text:p>89,1</text:p>
          </table:table-cell>
          <table:table-cell office:value-type="float" office:value="402.031" calcext:value-type="float">
            <text:p>402,0</text:p>
          </table:table-cell>
          <table:table-cell office:value-type="float" office:value="411.456" calcext:value-type="float">
            <text:p>411,5</text:p>
          </table:table-cell>
          <table:table-cell table:formula="of:=[.K623]-[.J623]" office:value-type="float" office:value="9.42500000000001" calcext:value-type="float">
            <text:p>9,4</text:p>
          </table:table-cell>
          <table:table-cell/>
          <table:table-cell table:formula="of:=[.J623]-[.O623]-[.I623]" office:value-type="float" office:value="33.797" calcext:value-type="float">
            <text:p>33,8</text:p>
          </table:table-cell>
          <table:table-cell table:style-name="Default" office:value-type="float" office:value="279.09" calcext:value-type="float">
            <text:p>279,09</text:p>
          </table:table-cell>
          <table:table-cell table:formula="of:=[.O623]-[.Q623]" office:value-type="float" office:value="9.21699999999998" calcext:value-type="float">
            <text:p>9,2</text:p>
          </table:table-cell>
          <table:table-cell office:value-type="float" office:value="269.873" calcext:value-type="float">
            <text:p>269,9</text:p>
          </table:table-cell>
          <table:table-cell table:formula="of:=[.Q623]-[.S623]-[.U623]-[.V623]" office:value-type="float" office:value="1.35599999999998" calcext:value-type="float">
            <text:p>1,4</text:p>
          </table:table-cell>
          <table:table-cell office:value-type="float" office:value="135.453" calcext:value-type="float">
            <text:p>135,5</text:p>
          </table:table-cell>
          <table:table-cell office:value-type="float" office:value="0.769" calcext:value-type="float">
            <text:p>0,8</text:p>
          </table:table-cell>
          <table:table-cell office:value-type="float" office:value="41.918" calcext:value-type="float">
            <text:p>41,9</text:p>
          </table:table-cell>
          <table:table-cell office:value-type="float" office:value="91.146" calcext:value-type="float">
            <text:p>91,1</text:p>
          </table:table-cell>
          <table:table-cell table:number-columns-repeated="1002"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26" calcext:value-type="float">
            <text:p>4,1</text:p>
          </table:table-cell>
          <table:table-cell office:value-type="float" office:value="23.46" calcext:value-type="float">
            <text:p>23,5</text:p>
          </table:table-cell>
          <table:table-cell office:value-type="float" office:value="70.827" calcext:value-type="float">
            <text:p>70,8</text:p>
          </table:table-cell>
          <table:table-cell office:value-type="float" office:value="70.934" calcext:value-type="float">
            <text:p>70,9</text:p>
          </table:table-cell>
          <table:table-cell office:value-type="float" office:value="413.171" calcext:value-type="float">
            <text:p>413,2</text:p>
          </table:table-cell>
          <table:table-cell office:value-type="float" office:value="423.141" calcext:value-type="float">
            <text:p>423,1</text:p>
          </table:table-cell>
          <table:table-cell table:formula="of:=[.K624]-[.J624]" office:value-type="float" office:value="9.97000000000003" calcext:value-type="float">
            <text:p>10,0</text:p>
          </table:table-cell>
          <table:table-cell/>
          <table:table-cell table:formula="of:=[.J624]-[.O624]-[.I624]" office:value-type="float" office:value="-17.373" calcext:value-type="float">
            <text:p>-17,4</text:p>
          </table:table-cell>
          <table:table-cell table:style-name="Default" office:value-type="float" office:value="359.61" calcext:value-type="float">
            <text:p>359,61</text:p>
          </table:table-cell>
          <table:table-cell table:formula="of:=[.O624]-[.Q624]" office:value-type="float" office:value="13.707" calcext:value-type="float">
            <text:p>13,7</text:p>
          </table:table-cell>
          <table:table-cell office:value-type="float" office:value="345.903" calcext:value-type="float">
            <text:p>345,9</text:p>
          </table:table-cell>
          <table:table-cell table:formula="of:=[.Q624]-[.S624]-[.U624]-[.V624]" office:value-type="float" office:value="4.91299999999998" calcext:value-type="float">
            <text:p>4,9</text:p>
          </table:table-cell>
          <table:table-cell office:value-type="float" office:value="134.258" calcext:value-type="float">
            <text:p>134,3</text:p>
          </table:table-cell>
          <table:table-cell office:value-type="float" office:value="0.76" calcext:value-type="float">
            <text:p>0,8</text:p>
          </table:table-cell>
          <table:table-cell office:value-type="float" office:value="40.438" calcext:value-type="float">
            <text:p>40,4</text:p>
          </table:table-cell>
          <table:table-cell office:value-type="float" office:value="166.294" calcext:value-type="float">
            <text:p>166,3</text:p>
          </table:table-cell>
          <table:table-cell table:number-columns-repeated="1002"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51" calcext:value-type="float">
            <text:p>4,3</text:p>
          </table:table-cell>
          <table:table-cell office:value-type="float" office:value="23.36" calcext:value-type="float">
            <text:p>23,4</text:p>
          </table:table-cell>
          <table:table-cell office:value-type="float" office:value="77.038" calcext:value-type="float">
            <text:p>77,0</text:p>
          </table:table-cell>
          <table:table-cell office:value-type="float" office:value="77.249" calcext:value-type="float">
            <text:p>77,2</text:p>
          </table:table-cell>
          <table:table-cell office:value-type="float" office:value="414.306" calcext:value-type="float">
            <text:p>414,3</text:p>
          </table:table-cell>
          <table:table-cell office:value-type="float" office:value="423.094" calcext:value-type="float">
            <text:p>423,1</text:p>
          </table:table-cell>
          <table:table-cell table:formula="of:=[.K625]-[.J625]" office:value-type="float" office:value="8.78800000000001" calcext:value-type="float">
            <text:p>8,8</text:p>
          </table:table-cell>
          <table:table-cell/>
          <table:table-cell table:formula="of:=[.J625]-[.O625]-[.I625]" office:value-type="float" office:value="59.057" calcext:value-type="float">
            <text:p>59,1</text:p>
          </table:table-cell>
          <table:table-cell table:style-name="Default" office:value-type="float" office:value="278" calcext:value-type="float">
            <text:p>278</text:p>
          </table:table-cell>
          <table:table-cell table:formula="of:=[.O625]-[.Q625]" office:value-type="float" office:value="19.562" calcext:value-type="float">
            <text:p>19,6</text:p>
          </table:table-cell>
          <table:table-cell office:value-type="float" office:value="258.438" calcext:value-type="float">
            <text:p>258,4</text:p>
          </table:table-cell>
          <table:table-cell table:formula="of:=[.Q625]-[.S625]-[.U625]-[.V625]" office:value-type="float" office:value="17.106" calcext:value-type="float">
            <text:p>17,1</text:p>
          </table:table-cell>
          <table:table-cell office:value-type="float" office:value="106.104" calcext:value-type="float">
            <text:p>106,1</text:p>
          </table:table-cell>
          <table:table-cell office:value-type="float" office:value="0.824" calcext:value-type="float">
            <text:p>0,8</text:p>
          </table:table-cell>
          <table:table-cell office:value-type="float" office:value="53.844" calcext:value-type="float">
            <text:p>53,8</text:p>
          </table:table-cell>
          <table:table-cell office:value-type="float" office:value="81.384" calcext:value-type="float">
            <text:p>81,4</text:p>
          </table:table-cell>
          <table:table-cell table:number-columns-repeated="1002"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34" calcext:value-type="float">
            <text:p>4,2</text:p>
          </table:table-cell>
          <table:table-cell office:value-type="float" office:value="23.513" calcext:value-type="float">
            <text:p>23,5</text:p>
          </table:table-cell>
          <table:table-cell office:value-type="float" office:value="88.763" calcext:value-type="float">
            <text:p>88,8</text:p>
          </table:table-cell>
          <table:table-cell office:value-type="float" office:value="88.942" calcext:value-type="float">
            <text:p>88,9</text:p>
          </table:table-cell>
          <table:table-cell office:value-type="float" office:value="393.711" calcext:value-type="float">
            <text:p>393,7</text:p>
          </table:table-cell>
          <table:table-cell office:value-type="float" office:value="403.627" calcext:value-type="float">
            <text:p>403,6</text:p>
          </table:table-cell>
          <table:table-cell table:formula="of:=[.K626]-[.J626]" office:value-type="float" office:value="9.916" calcext:value-type="float">
            <text:p>9,9</text:p>
          </table:table-cell>
          <table:table-cell/>
          <table:table-cell table:formula="of:=[.J626]-[.O626]-[.I626]" office:value-type="float" office:value="40.839" calcext:value-type="float">
            <text:p>40,8</text:p>
          </table:table-cell>
          <table:table-cell table:style-name="Default" office:value-type="float" office:value="263.93" calcext:value-type="float">
            <text:p>263,93</text:p>
          </table:table-cell>
          <table:table-cell table:formula="of:=[.O626]-[.Q626]" office:value-type="float" office:value="11.084" calcext:value-type="float">
            <text:p>11,1</text:p>
          </table:table-cell>
          <table:table-cell office:value-type="float" office:value="252.846" calcext:value-type="float">
            <text:p>252,8</text:p>
          </table:table-cell>
          <table:table-cell table:formula="of:=[.Q626]-[.S626]-[.U626]-[.V626]" office:value-type="float" office:value="1.40600000000002" calcext:value-type="float">
            <text:p>1,4</text:p>
          </table:table-cell>
          <table:table-cell office:value-type="float" office:value="112.181" calcext:value-type="float">
            <text:p>112,2</text:p>
          </table:table-cell>
          <table:table-cell office:value-type="float" office:value="0.767" calcext:value-type="float">
            <text:p>0,8</text:p>
          </table:table-cell>
          <table:table-cell office:value-type="float" office:value="50.368" calcext:value-type="float">
            <text:p>50,4</text:p>
          </table:table-cell>
          <table:table-cell office:value-type="float" office:value="88.891" calcext:value-type="float">
            <text:p>88,9</text:p>
          </table:table-cell>
          <table:table-cell table:number-columns-repeated="1002"/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42" calcext:value-type="float">
            <text:p>4,2</text:p>
          </table:table-cell>
          <table:table-cell office:value-type="float" office:value="23.436" calcext:value-type="float">
            <text:p>23,4</text:p>
          </table:table-cell>
          <table:table-cell office:value-type="float" office:value="85.739" calcext:value-type="float">
            <text:p>85,7</text:p>
          </table:table-cell>
          <table:table-cell office:value-type="float" office:value="85.905" calcext:value-type="float">
            <text:p>85,9</text:p>
          </table:table-cell>
          <table:table-cell office:value-type="float" office:value="377.705" calcext:value-type="float">
            <text:p>377,7</text:p>
          </table:table-cell>
          <table:table-cell office:value-type="float" office:value="387.634" calcext:value-type="float">
            <text:p>387,6</text:p>
          </table:table-cell>
          <table:table-cell table:formula="of:=[.K627]-[.J627]" office:value-type="float" office:value="9.92900000000003" calcext:value-type="float">
            <text:p>9,9</text:p>
          </table:table-cell>
          <table:table-cell/>
          <table:table-cell table:formula="of:=[.J627]-[.O627]-[.I627]" office:value-type="float" office:value="6.72" calcext:value-type="float">
            <text:p>6,7</text:p>
          </table:table-cell>
          <table:table-cell table:style-name="Default" office:value-type="float" office:value="285.08" calcext:value-type="float">
            <text:p>285,08</text:p>
          </table:table-cell>
          <table:table-cell table:formula="of:=[.O627]-[.Q627]" office:value-type="float" office:value="12.511" calcext:value-type="float">
            <text:p>12,5</text:p>
          </table:table-cell>
          <table:table-cell office:value-type="float" office:value="272.569" calcext:value-type="float">
            <text:p>272,6</text:p>
          </table:table-cell>
          <table:table-cell table:formula="of:=[.Q627]-[.S627]-[.U627]-[.V627]" office:value-type="float" office:value="4.47600000000001" calcext:value-type="float">
            <text:p>4,5</text:p>
          </table:table-cell>
          <table:table-cell office:value-type="float" office:value="116.563" calcext:value-type="float">
            <text:p>116,6</text:p>
          </table:table-cell>
          <table:table-cell office:value-type="float" office:value="0.834" calcext:value-type="float">
            <text:p>0,8</text:p>
          </table:table-cell>
          <table:table-cell office:value-type="float" office:value="43.74" calcext:value-type="float">
            <text:p>43,7</text:p>
          </table:table-cell>
          <table:table-cell office:value-type="float" office:value="107.79" calcext:value-type="float">
            <text:p>107,8</text:p>
          </table:table-cell>
          <table:table-cell table:number-columns-repeated="1002"/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32" calcext:value-type="float">
            <text:p>4,2</text:p>
          </table:table-cell>
          <table:table-cell office:value-type="float" office:value="23.182" calcext:value-type="float">
            <text:p>23,2</text:p>
          </table:table-cell>
          <table:table-cell office:value-type="float" office:value="76.445" calcext:value-type="float">
            <text:p>76,4</text:p>
          </table:table-cell>
          <table:table-cell office:value-type="float" office:value="76.613" calcext:value-type="float">
            <text:p>76,6</text:p>
          </table:table-cell>
          <table:table-cell office:value-type="float" office:value="459.754" calcext:value-type="float">
            <text:p>459,8</text:p>
          </table:table-cell>
          <table:table-cell office:value-type="float" office:value="470.501" calcext:value-type="float">
            <text:p>470,5</text:p>
          </table:table-cell>
          <table:table-cell table:formula="of:=[.K628]-[.J628]" office:value-type="float" office:value="10.747" calcext:value-type="float">
            <text:p>10,7</text:p>
          </table:table-cell>
          <table:table-cell/>
          <table:table-cell table:formula="of:=[.J628]-[.O628]-[.I628]" office:value-type="float" office:value="95.981" calcext:value-type="float">
            <text:p>96,0</text:p>
          </table:table-cell>
          <table:table-cell table:style-name="Default" office:value-type="float" office:value="287.16" calcext:value-type="float">
            <text:p>287,16</text:p>
          </table:table-cell>
          <table:table-cell table:formula="of:=[.O628]-[.Q628]" office:value-type="float" office:value="11.122" calcext:value-type="float">
            <text:p>11,1</text:p>
          </table:table-cell>
          <table:table-cell office:value-type="float" office:value="276.038" calcext:value-type="float">
            <text:p>276,0</text:p>
          </table:table-cell>
          <table:table-cell table:formula="of:=[.Q628]-[.S628]-[.U628]-[.V628]" office:value-type="float" office:value="1.40600000000001" calcext:value-type="float">
            <text:p>1,4</text:p>
          </table:table-cell>
          <table:table-cell office:value-type="float" office:value="132.201" calcext:value-type="float">
            <text:p>132,2</text:p>
          </table:table-cell>
          <table:table-cell office:value-type="float" office:value="0.77" calcext:value-type="float">
            <text:p>0,8</text:p>
          </table:table-cell>
          <table:table-cell office:value-type="float" office:value="53.281" calcext:value-type="float">
            <text:p>53,3</text:p>
          </table:table-cell>
          <table:table-cell office:value-type="float" office:value="89.15" calcext:value-type="float">
            <text:p>89,2</text:p>
          </table:table-cell>
          <table:table-cell table:number-columns-repeated="1002"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5" calcext:value-type="float">
            <text:p>4,3</text:p>
          </table:table-cell>
          <table:table-cell office:value-type="float" office:value="24.011" calcext:value-type="float">
            <text:p>24,0</text:p>
          </table:table-cell>
          <table:table-cell office:value-type="float" office:value="72.767" calcext:value-type="float">
            <text:p>72,8</text:p>
          </table:table-cell>
          <table:table-cell office:value-type="float" office:value="72.893" calcext:value-type="float">
            <text:p>72,9</text:p>
          </table:table-cell>
          <table:table-cell office:value-type="float" office:value="444.845" calcext:value-type="float">
            <text:p>444,8</text:p>
          </table:table-cell>
          <table:table-cell office:value-type="float" office:value="455.647" calcext:value-type="float">
            <text:p>455,6</text:p>
          </table:table-cell>
          <table:table-cell table:formula="of:=[.K629]-[.J629]" office:value-type="float" office:value="10.802" calcext:value-type="float">
            <text:p>10,8</text:p>
          </table:table-cell>
          <table:table-cell/>
          <table:table-cell table:formula="of:=[.J629]-[.O629]-[.I629]" office:value-type="float" office:value="99.452" calcext:value-type="float">
            <text:p>99,5</text:p>
          </table:table-cell>
          <table:table-cell table:style-name="Default" office:value-type="float" office:value="272.5" calcext:value-type="float">
            <text:p>272,5</text:p>
          </table:table-cell>
          <table:table-cell table:formula="of:=[.O629]-[.Q629]" office:value-type="float" office:value="12.513" calcext:value-type="float">
            <text:p>12,5</text:p>
          </table:table-cell>
          <table:table-cell office:value-type="float" office:value="259.987" calcext:value-type="float">
            <text:p>260,0</text:p>
          </table:table-cell>
          <table:table-cell table:formula="of:=[.Q629]-[.S629]-[.U629]-[.V629]" office:value-type="float" office:value="1.44700000000002" calcext:value-type="float">
            <text:p>1,4</text:p>
          </table:table-cell>
          <table:table-cell office:value-type="float" office:value="118.773" calcext:value-type="float">
            <text:p>118,8</text:p>
          </table:table-cell>
          <table:table-cell office:value-type="float" office:value="0.808" calcext:value-type="float">
            <text:p>0,8</text:p>
          </table:table-cell>
          <table:table-cell office:value-type="float" office:value="51.245" calcext:value-type="float">
            <text:p>51,2</text:p>
          </table:table-cell>
          <table:table-cell office:value-type="float" office:value="88.522" calcext:value-type="float">
            <text:p>88,5</text:p>
          </table:table-cell>
          <table:table-cell table:number-columns-repeated="1002"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27" calcext:value-type="float">
            <text:p>4,1</text:p>
          </table:table-cell>
          <table:table-cell office:value-type="float" office:value="22.781" calcext:value-type="float">
            <text:p>22,8</text:p>
          </table:table-cell>
          <table:table-cell office:value-type="float" office:value="223.787" calcext:value-type="float">
            <text:p>223,8</text:p>
          </table:table-cell>
          <table:table-cell office:value-type="float" office:value="224.004" calcext:value-type="float">
            <text:p>224,0</text:p>
          </table:table-cell>
          <table:table-cell office:value-type="float" office:value="554.702" calcext:value-type="float">
            <text:p>554,7</text:p>
          </table:table-cell>
          <table:table-cell office:value-type="float" office:value="564.518" calcext:value-type="float">
            <text:p>564,5</text:p>
          </table:table-cell>
          <table:table-cell table:formula="of:=[.K630]-[.J630]" office:value-type="float" office:value="9.81600000000003" calcext:value-type="float">
            <text:p>9,8</text:p>
          </table:table-cell>
          <table:table-cell/>
          <table:table-cell table:formula="of:=[.J630]-[.O630]-[.I630]" office:value-type="float" office:value="66.758" calcext:value-type="float">
            <text:p>66,8</text:p>
          </table:table-cell>
          <table:table-cell table:style-name="Default" office:value-type="float" office:value="263.94" calcext:value-type="float">
            <text:p>263,94</text:p>
          </table:table-cell>
          <table:table-cell table:formula="of:=[.O630]-[.Q630]" office:value-type="float" office:value="15.141" calcext:value-type="float">
            <text:p>15,1</text:p>
          </table:table-cell>
          <table:table-cell office:value-type="float" office:value="248.799" calcext:value-type="float">
            <text:p>248,8</text:p>
          </table:table-cell>
          <table:table-cell table:formula="of:=[.Q630]-[.S630]-[.U630]-[.V630]" office:value-type="float" office:value="1.43100000000001" calcext:value-type="float">
            <text:p>1,4</text:p>
          </table:table-cell>
          <table:table-cell office:value-type="float" office:value="110.482" calcext:value-type="float">
            <text:p>110,5</text:p>
          </table:table-cell>
          <table:table-cell office:value-type="float" office:value="0.816" calcext:value-type="float">
            <text:p>0,8</text:p>
          </table:table-cell>
          <table:table-cell office:value-type="float" office:value="51.605" calcext:value-type="float">
            <text:p>51,6</text:p>
          </table:table-cell>
          <table:table-cell office:value-type="float" office:value="85.281" calcext:value-type="float">
            <text:p>85,3</text:p>
          </table:table-cell>
          <table:table-cell table:number-columns-repeated="1002"/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34" calcext:value-type="float">
            <text:p>4,2</text:p>
          </table:table-cell>
          <table:table-cell office:value-type="float" office:value="23.088" calcext:value-type="float">
            <text:p>23,1</text:p>
          </table:table-cell>
          <table:table-cell office:value-type="float" office:value="91.078" calcext:value-type="float">
            <text:p>91,1</text:p>
          </table:table-cell>
          <table:table-cell office:value-type="float" office:value="91.244" calcext:value-type="float">
            <text:p>91,2</text:p>
          </table:table-cell>
          <table:table-cell office:value-type="float" office:value="400.51" calcext:value-type="float">
            <text:p>400,5</text:p>
          </table:table-cell>
          <table:table-cell office:value-type="float" office:value="410.032" calcext:value-type="float">
            <text:p>410,0</text:p>
          </table:table-cell>
          <table:table-cell table:formula="of:=[.K631]-[.J631]" office:value-type="float" office:value="9.52199999999999" calcext:value-type="float">
            <text:p>9,5</text:p>
          </table:table-cell>
          <table:table-cell/>
          <table:table-cell table:formula="of:=[.J631]-[.O631]-[.I631]" office:value-type="float" office:value="6.98600000000002" calcext:value-type="float">
            <text:p>7,0</text:p>
          </table:table-cell>
          <table:table-cell table:style-name="Default" office:value-type="float" office:value="302.28" calcext:value-type="float">
            <text:p>302,28</text:p>
          </table:table-cell>
          <table:table-cell table:formula="of:=[.O631]-[.Q631]" office:value-type="float" office:value="8.65499999999997" calcext:value-type="float">
            <text:p>8,7</text:p>
          </table:table-cell>
          <table:table-cell office:value-type="float" office:value="293.625" calcext:value-type="float">
            <text:p>293,6</text:p>
          </table:table-cell>
          <table:table-cell table:formula="of:=[.Q631]-[.S631]-[.U631]-[.V631]" office:value-type="float" office:value="1.44799999999998" calcext:value-type="float">
            <text:p>1,4</text:p>
          </table:table-cell>
          <table:table-cell office:value-type="float" office:value="104.605" calcext:value-type="float">
            <text:p>104,6</text:p>
          </table:table-cell>
          <table:table-cell office:value-type="float" office:value="0.772" calcext:value-type="float">
            <text:p>0,8</text:p>
          </table:table-cell>
          <table:table-cell office:value-type="float" office:value="55.413" calcext:value-type="float">
            <text:p>55,4</text:p>
          </table:table-cell>
          <table:table-cell office:value-type="float" office:value="132.159" calcext:value-type="float">
            <text:p>132,2</text:p>
          </table:table-cell>
          <table:table-cell table:number-columns-repeated="1002"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23" calcext:value-type="float">
            <text:p>4,2</text:p>
          </table:table-cell>
          <table:table-cell office:value-type="float" office:value="23.364" calcext:value-type="float">
            <text:p>23,4</text:p>
          </table:table-cell>
          <table:table-cell office:value-type="float" office:value="77.345" calcext:value-type="float">
            <text:p>77,3</text:p>
          </table:table-cell>
          <table:table-cell office:value-type="float" office:value="77.522" calcext:value-type="float">
            <text:p>77,5</text:p>
          </table:table-cell>
          <table:table-cell office:value-type="float" office:value="406.737" calcext:value-type="float">
            <text:p>406,7</text:p>
          </table:table-cell>
          <table:table-cell office:value-type="float" office:value="417.848" calcext:value-type="float">
            <text:p>417,8</text:p>
          </table:table-cell>
          <table:table-cell table:formula="of:=[.K632]-[.J632]" office:value-type="float" office:value="11.111" calcext:value-type="float">
            <text:p>11,1</text:p>
          </table:table-cell>
          <table:table-cell/>
          <table:table-cell table:formula="of:=[.J632]-[.O632]-[.I632]" office:value-type="float" office:value="-33.225" calcext:value-type="float">
            <text:p>-33,2</text:p>
          </table:table-cell>
          <table:table-cell table:style-name="Default" office:value-type="float" office:value="362.44" calcext:value-type="float">
            <text:p>362,44</text:p>
          </table:table-cell>
          <table:table-cell table:formula="of:=[.O632]-[.Q632]" office:value-type="float" office:value="13.065" calcext:value-type="float">
            <text:p>13,1</text:p>
          </table:table-cell>
          <table:table-cell office:value-type="float" office:value="349.375" calcext:value-type="float">
            <text:p>349,4</text:p>
          </table:table-cell>
          <table:table-cell table:formula="of:=[.Q632]-[.S632]-[.U632]-[.V632]" office:value-type="float" office:value="1.411" calcext:value-type="float">
            <text:p>1,4</text:p>
          </table:table-cell>
          <table:table-cell office:value-type="float" office:value="117.15" calcext:value-type="float">
            <text:p>117,2</text:p>
          </table:table-cell>
          <table:table-cell office:value-type="float" office:value="0.78" calcext:value-type="float">
            <text:p>0,8</text:p>
          </table:table-cell>
          <table:table-cell office:value-type="float" office:value="43.248" calcext:value-type="float">
            <text:p>43,2</text:p>
          </table:table-cell>
          <table:table-cell office:value-type="float" office:value="187.566" calcext:value-type="float">
            <text:p>187,6</text:p>
          </table:table-cell>
          <table:table-cell table:number-columns-repeated="1002"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99" calcext:value-type="float">
            <text:p>4,3</text:p>
          </table:table-cell>
          <table:table-cell office:value-type="float" office:value="23.492" calcext:value-type="float">
            <text:p>23,5</text:p>
          </table:table-cell>
          <table:table-cell office:value-type="float" office:value="91.04" calcext:value-type="float">
            <text:p>91,0</text:p>
          </table:table-cell>
          <table:table-cell office:value-type="float" office:value="91.265" calcext:value-type="float">
            <text:p>91,3</text:p>
          </table:table-cell>
          <table:table-cell office:value-type="float" office:value="381.183" calcext:value-type="float">
            <text:p>381,2</text:p>
          </table:table-cell>
          <table:table-cell office:value-type="float" office:value="390.632" calcext:value-type="float">
            <text:p>390,6</text:p>
          </table:table-cell>
          <table:table-cell table:formula="of:=[.K633]-[.J633]" office:value-type="float" office:value="9.44900000000001" calcext:value-type="float">
            <text:p>9,4</text:p>
          </table:table-cell>
          <table:table-cell/>
          <table:table-cell table:formula="of:=[.J633]-[.O633]-[.I633]" office:value-type="float" office:value="44.878" calcext:value-type="float">
            <text:p>44,9</text:p>
          </table:table-cell>
          <table:table-cell table:style-name="Default" office:value-type="float" office:value="245.04" calcext:value-type="float">
            <text:p>245,04</text:p>
          </table:table-cell>
          <table:table-cell table:formula="of:=[.O633]-[.Q633]" office:value-type="float" office:value="6.45099999999999" calcext:value-type="float">
            <text:p>6,5</text:p>
          </table:table-cell>
          <table:table-cell office:value-type="float" office:value="238.589" calcext:value-type="float">
            <text:p>238,6</text:p>
          </table:table-cell>
          <table:table-cell table:formula="of:=[.Q633]-[.S633]-[.U633]-[.V633]" office:value-type="float" office:value="4.53099999999999" calcext:value-type="float">
            <text:p>4,5</text:p>
          </table:table-cell>
          <table:table-cell office:value-type="float" office:value="118.697" calcext:value-type="float">
            <text:p>118,7</text:p>
          </table:table-cell>
          <table:table-cell office:value-type="float" office:value="0.789" calcext:value-type="float">
            <text:p>0,8</text:p>
          </table:table-cell>
          <table:table-cell office:value-type="float" office:value="41.434" calcext:value-type="float">
            <text:p>41,4</text:p>
          </table:table-cell>
          <table:table-cell office:value-type="float" office:value="73.927" calcext:value-type="float">
            <text:p>73,9</text:p>
          </table:table-cell>
          <table:table-cell table:number-columns-repeated="1002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46" calcext:value-type="float">
            <text:p>4,2</text:p>
          </table:table-cell>
          <table:table-cell office:value-type="float" office:value="23.907" calcext:value-type="float">
            <text:p>23,9</text:p>
          </table:table-cell>
          <table:table-cell office:value-type="float" office:value="74.515" calcext:value-type="float">
            <text:p>74,5</text:p>
          </table:table-cell>
          <table:table-cell office:value-type="float" office:value="74.683" calcext:value-type="float">
            <text:p>74,7</text:p>
          </table:table-cell>
          <table:table-cell office:value-type="float" office:value="380.066" calcext:value-type="float">
            <text:p>380,1</text:p>
          </table:table-cell>
          <table:table-cell office:value-type="float" office:value="391.375" calcext:value-type="float">
            <text:p>391,4</text:p>
          </table:table-cell>
          <table:table-cell table:formula="of:=[.K634]-[.J634]" office:value-type="float" office:value="11.309" calcext:value-type="float">
            <text:p>11,3</text:p>
          </table:table-cell>
          <table:table-cell/>
          <table:table-cell table:formula="of:=[.J634]-[.O634]-[.I634]" office:value-type="float" office:value="-2.71700000000006" calcext:value-type="float">
            <text:p>-2,7</text:p>
          </table:table-cell>
          <table:table-cell table:style-name="Default" office:value-type="float" office:value="308.1" calcext:value-type="float">
            <text:p>308,1</text:p>
          </table:table-cell>
          <table:table-cell table:formula="of:=[.O634]-[.Q634]" office:value-type="float" office:value="13.543" calcext:value-type="float">
            <text:p>13,5</text:p>
          </table:table-cell>
          <table:table-cell office:value-type="float" office:value="294.557" calcext:value-type="float">
            <text:p>294,6</text:p>
          </table:table-cell>
          <table:table-cell table:formula="of:=[.Q634]-[.S634]-[.U634]-[.V634]" office:value-type="float" office:value="1.46900000000004" calcext:value-type="float">
            <text:p>1,5</text:p>
          </table:table-cell>
          <table:table-cell office:value-type="float" office:value="112.972" calcext:value-type="float">
            <text:p>113,0</text:p>
          </table:table-cell>
          <table:table-cell office:value-type="float" office:value="0.776" calcext:value-type="float">
            <text:p>0,8</text:p>
          </table:table-cell>
          <table:table-cell office:value-type="float" office:value="53.364" calcext:value-type="float">
            <text:p>53,4</text:p>
          </table:table-cell>
          <table:table-cell office:value-type="float" office:value="126.752" calcext:value-type="float">
            <text:p>126,8</text:p>
          </table:table-cell>
          <table:table-cell table:number-columns-repeated="1002"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74" calcext:value-type="float">
            <text:p>4,3</text:p>
          </table:table-cell>
          <table:table-cell office:value-type="float" office:value="23.467" calcext:value-type="float">
            <text:p>23,5</text:p>
          </table:table-cell>
          <table:table-cell office:value-type="float" office:value="74.563" calcext:value-type="float">
            <text:p>74,6</text:p>
          </table:table-cell>
          <table:table-cell office:value-type="float" office:value="74.639" calcext:value-type="float">
            <text:p>74,6</text:p>
          </table:table-cell>
          <table:table-cell office:value-type="float" office:value="395.94" calcext:value-type="float">
            <text:p>395,9</text:p>
          </table:table-cell>
          <table:table-cell office:value-type="float" office:value="405.447" calcext:value-type="float">
            <text:p>405,4</text:p>
          </table:table-cell>
          <table:table-cell table:formula="of:=[.K635]-[.J635]" office:value-type="float" office:value="9.50700000000001" calcext:value-type="float">
            <text:p>9,5</text:p>
          </table:table-cell>
          <table:table-cell/>
          <table:table-cell table:formula="of:=[.J635]-[.O635]-[.I635]" office:value-type="float" office:value="45.461" calcext:value-type="float">
            <text:p>45,5</text:p>
          </table:table-cell>
          <table:table-cell table:style-name="Default" office:value-type="float" office:value="275.84" calcext:value-type="float">
            <text:p>275,84</text:p>
          </table:table-cell>
          <table:table-cell table:formula="of:=[.O635]-[.Q635]" office:value-type="float" office:value="10.329" calcext:value-type="float">
            <text:p>10,3</text:p>
          </table:table-cell>
          <table:table-cell office:value-type="float" office:value="265.511" calcext:value-type="float">
            <text:p>265,5</text:p>
          </table:table-cell>
          <table:table-cell table:formula="of:=[.Q635]-[.S635]-[.U635]-[.V635]" office:value-type="float" office:value="1.50500000000002" calcext:value-type="float">
            <text:p>1,5</text:p>
          </table:table-cell>
          <table:table-cell office:value-type="float" office:value="132.31" calcext:value-type="float">
            <text:p>132,3</text:p>
          </table:table-cell>
          <table:table-cell office:value-type="float" office:value="0.784" calcext:value-type="float">
            <text:p>0,8</text:p>
          </table:table-cell>
          <table:table-cell office:value-type="float" office:value="41.717" calcext:value-type="float">
            <text:p>41,7</text:p>
          </table:table-cell>
          <table:table-cell office:value-type="float" office:value="89.979" calcext:value-type="float">
            <text:p>90,0</text:p>
          </table:table-cell>
          <table:table-cell table:number-columns-repeated="1002"/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52" calcext:value-type="float">
            <text:p>4,2</text:p>
          </table:table-cell>
          <table:table-cell office:value-type="float" office:value="22.862" calcext:value-type="float">
            <text:p>22,9</text:p>
          </table:table-cell>
          <table:table-cell office:value-type="float" office:value="73.028" calcext:value-type="float">
            <text:p>73,0</text:p>
          </table:table-cell>
          <table:table-cell office:value-type="float" office:value="73.179" calcext:value-type="float">
            <text:p>73,2</text:p>
          </table:table-cell>
          <table:table-cell office:value-type="float" office:value="417.302" calcext:value-type="float">
            <text:p>417,3</text:p>
          </table:table-cell>
          <table:table-cell office:value-type="float" office:value="425.957" calcext:value-type="float">
            <text:p>426,0</text:p>
          </table:table-cell>
          <table:table-cell table:formula="of:=[.K636]-[.J636]" office:value-type="float" office:value="8.65499999999997" calcext:value-type="float">
            <text:p>8,7</text:p>
          </table:table-cell>
          <table:table-cell/>
          <table:table-cell table:formula="of:=[.J636]-[.O636]-[.I636]" office:value-type="float" office:value="23.043" calcext:value-type="float">
            <text:p>23,0</text:p>
          </table:table-cell>
          <table:table-cell table:style-name="Default" office:value-type="float" office:value="321.08" calcext:value-type="float">
            <text:p>321,08</text:p>
          </table:table-cell>
          <table:table-cell table:formula="of:=[.O636]-[.Q636]" office:value-type="float" office:value="2.26999999999998" calcext:value-type="float">
            <text:p>2,3</text:p>
          </table:table-cell>
          <table:table-cell office:value-type="float" office:value="318.81" calcext:value-type="float">
            <text:p>318,8</text:p>
          </table:table-cell>
          <table:table-cell table:formula="of:=[.Q636]-[.S636]-[.U636]-[.V636]" office:value-type="float" office:value="1.44200000000001" calcext:value-type="float">
            <text:p>1,4</text:p>
          </table:table-cell>
          <table:table-cell office:value-type="float" office:value="126.013" calcext:value-type="float">
            <text:p>126,0</text:p>
          </table:table-cell>
          <table:table-cell office:value-type="float" office:value="0.76" calcext:value-type="float">
            <text:p>0,8</text:p>
          </table:table-cell>
          <table:table-cell office:value-type="float" office:value="52.428" calcext:value-type="float">
            <text:p>52,4</text:p>
          </table:table-cell>
          <table:table-cell office:value-type="float" office:value="138.927" calcext:value-type="float">
            <text:p>138,9</text:p>
          </table:table-cell>
          <table:table-cell table:number-columns-repeated="1002"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66" calcext:value-type="float">
            <text:p>4,4</text:p>
          </table:table-cell>
          <table:table-cell office:value-type="float" office:value="23.553" calcext:value-type="float">
            <text:p>23,6</text:p>
          </table:table-cell>
          <table:table-cell office:value-type="float" office:value="86.41" calcext:value-type="float">
            <text:p>86,4</text:p>
          </table:table-cell>
          <table:table-cell office:value-type="float" office:value="86.464" calcext:value-type="float">
            <text:p>86,5</text:p>
          </table:table-cell>
          <table:table-cell office:value-type="float" office:value="399.954" calcext:value-type="float">
            <text:p>400,0</text:p>
          </table:table-cell>
          <table:table-cell office:value-type="float" office:value="420.669" calcext:value-type="float">
            <text:p>420,7</text:p>
          </table:table-cell>
          <table:table-cell table:formula="of:=[.K637]-[.J637]" office:value-type="float" office:value="20.715" calcext:value-type="float">
            <text:p>20,7</text:p>
          </table:table-cell>
          <table:table-cell/>
          <table:table-cell table:formula="of:=[.J637]-[.O637]-[.I637]" office:value-type="float" office:value="48.45" calcext:value-type="float">
            <text:p>48,5</text:p>
          </table:table-cell>
          <table:table-cell table:style-name="Default" office:value-type="float" office:value="265.04" calcext:value-type="float">
            <text:p>265,04</text:p>
          </table:table-cell>
          <table:table-cell table:formula="of:=[.O637]-[.Q637]" office:value-type="float" office:value="2.55500000000001" calcext:value-type="float">
            <text:p>2,6</text:p>
          </table:table-cell>
          <table:table-cell office:value-type="float" office:value="262.485" calcext:value-type="float">
            <text:p>262,5</text:p>
          </table:table-cell>
          <table:table-cell table:formula="of:=[.Q637]-[.S637]-[.U637]-[.V637]" office:value-type="float" office:value="1.42500000000003" calcext:value-type="float">
            <text:p>1,4</text:p>
          </table:table-cell>
          <table:table-cell office:value-type="float" office:value="108.551" calcext:value-type="float">
            <text:p>108,6</text:p>
          </table:table-cell>
          <table:table-cell office:value-type="float" office:value="0.77" calcext:value-type="float">
            <text:p>0,8</text:p>
          </table:table-cell>
          <table:table-cell office:value-type="float" office:value="53.289" calcext:value-type="float">
            <text:p>53,3</text:p>
          </table:table-cell>
          <table:table-cell office:value-type="float" office:value="99.22" calcext:value-type="float">
            <text:p>99,2</text:p>
          </table:table-cell>
          <table:table-cell table:number-columns-repeated="1002"/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38" calcext:value-type="float">
            <text:p>4,3</text:p>
          </table:table-cell>
          <table:table-cell office:value-type="float" office:value="23.634" calcext:value-type="float">
            <text:p>23,6</text:p>
          </table:table-cell>
          <table:table-cell office:value-type="float" office:value="89.851" calcext:value-type="float">
            <text:p>89,9</text:p>
          </table:table-cell>
          <table:table-cell office:value-type="float" office:value="90.06" calcext:value-type="float">
            <text:p>90,1</text:p>
          </table:table-cell>
          <table:table-cell office:value-type="float" office:value="395.96" calcext:value-type="float">
            <text:p>396,0</text:p>
          </table:table-cell>
          <table:table-cell office:value-type="float" office:value="405.347" calcext:value-type="float">
            <text:p>405,3</text:p>
          </table:table-cell>
          <table:table-cell table:formula="of:=[.K638]-[.J638]" office:value-type="float" office:value="9.387" calcext:value-type="float">
            <text:p>9,4</text:p>
          </table:table-cell>
          <table:table-cell/>
          <table:table-cell table:formula="of:=[.J638]-[.O638]-[.I638]" office:value-type="float" office:value="28.05" calcext:value-type="float">
            <text:p>28,1</text:p>
          </table:table-cell>
          <table:table-cell table:style-name="Default" office:value-type="float" office:value="277.85" calcext:value-type="float">
            <text:p>277,85</text:p>
          </table:table-cell>
          <table:table-cell table:formula="of:=[.O638]-[.Q638]" office:value-type="float" office:value="13.618" calcext:value-type="float">
            <text:p>13,6</text:p>
          </table:table-cell>
          <table:table-cell office:value-type="float" office:value="264.232" calcext:value-type="float">
            <text:p>264,2</text:p>
          </table:table-cell>
          <table:table-cell table:formula="of:=[.Q638]-[.S638]-[.U638]-[.V638]" office:value-type="float" office:value="22.344" calcext:value-type="float">
            <text:p>22,3</text:p>
          </table:table-cell>
          <table:table-cell office:value-type="float" office:value="115.216" calcext:value-type="float">
            <text:p>115,2</text:p>
          </table:table-cell>
          <table:table-cell office:value-type="float" office:value="0.824" calcext:value-type="float">
            <text:p>0,8</text:p>
          </table:table-cell>
          <table:table-cell office:value-type="float" office:value="40.314" calcext:value-type="float">
            <text:p>40,3</text:p>
          </table:table-cell>
          <table:table-cell office:value-type="float" office:value="86.358" calcext:value-type="float">
            <text:p>86,4</text:p>
          </table:table-cell>
          <table:table-cell table:number-columns-repeated="1002"/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3" calcext:value-type="float">
            <text:p>4,3</text:p>
          </table:table-cell>
          <table:table-cell office:value-type="float" office:value="23.593" calcext:value-type="float">
            <text:p>23,6</text:p>
          </table:table-cell>
          <table:table-cell office:value-type="float" office:value="89.358" calcext:value-type="float">
            <text:p>89,4</text:p>
          </table:table-cell>
          <table:table-cell office:value-type="float" office:value="89.53" calcext:value-type="float">
            <text:p>89,5</text:p>
          </table:table-cell>
          <table:table-cell office:value-type="float" office:value="420.897" calcext:value-type="float">
            <text:p>420,9</text:p>
          </table:table-cell>
          <table:table-cell office:value-type="float" office:value="432.649" calcext:value-type="float">
            <text:p>432,6</text:p>
          </table:table-cell>
          <table:table-cell table:formula="of:=[.K639]-[.J639]" office:value-type="float" office:value="11.752" calcext:value-type="float">
            <text:p>11,8</text:p>
          </table:table-cell>
          <table:table-cell/>
          <table:table-cell table:formula="of:=[.J639]-[.O639]-[.I639]" office:value-type="float" office:value="19.007" calcext:value-type="float">
            <text:p>19,0</text:p>
          </table:table-cell>
          <table:table-cell table:style-name="Default" office:value-type="float" office:value="312.36" calcext:value-type="float">
            <text:p>312,36</text:p>
          </table:table-cell>
          <table:table-cell table:formula="of:=[.O639]-[.Q639]" office:value-type="float" office:value="19.092" calcext:value-type="float">
            <text:p>19,1</text:p>
          </table:table-cell>
          <table:table-cell office:value-type="float" office:value="293.268" calcext:value-type="float">
            <text:p>293,3</text:p>
          </table:table-cell>
          <table:table-cell table:formula="of:=[.Q639]-[.S639]-[.U639]-[.V639]" office:value-type="float" office:value="1.449" calcext:value-type="float">
            <text:p>1,4</text:p>
          </table:table-cell>
          <table:table-cell office:value-type="float" office:value="118.467" calcext:value-type="float">
            <text:p>118,5</text:p>
          </table:table-cell>
          <table:table-cell office:value-type="float" office:value="0.769" calcext:value-type="float">
            <text:p>0,8</text:p>
          </table:table-cell>
          <table:table-cell office:value-type="float" office:value="52.35" calcext:value-type="float">
            <text:p>52,4</text:p>
          </table:table-cell>
          <table:table-cell office:value-type="float" office:value="121.002" calcext:value-type="float">
            <text:p>121,0</text:p>
          </table:table-cell>
          <table:table-cell table:number-columns-repeated="1002"/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24" calcext:value-type="float">
            <text:p>4,3</text:p>
          </table:table-cell>
          <table:table-cell office:value-type="float" office:value="23.2" calcext:value-type="float">
            <text:p>23,2</text:p>
          </table:table-cell>
          <table:table-cell office:value-type="float" office:value="88.222" calcext:value-type="float">
            <text:p>88,2</text:p>
          </table:table-cell>
          <table:table-cell office:value-type="float" office:value="88.385" calcext:value-type="float">
            <text:p>88,4</text:p>
          </table:table-cell>
          <table:table-cell office:value-type="float" office:value="400.363" calcext:value-type="float">
            <text:p>400,4</text:p>
          </table:table-cell>
          <table:table-cell office:value-type="float" office:value="413.798" calcext:value-type="float">
            <text:p>413,8</text:p>
          </table:table-cell>
          <table:table-cell table:formula="of:=[.K640]-[.J640]" office:value-type="float" office:value="13.435" calcext:value-type="float">
            <text:p>13,4</text:p>
          </table:table-cell>
          <table:table-cell/>
          <table:table-cell table:formula="of:=[.J640]-[.O640]-[.I640]" office:value-type="float" office:value="26.398" calcext:value-type="float">
            <text:p>26,4</text:p>
          </table:table-cell>
          <table:table-cell table:style-name="Default" office:value-type="float" office:value="285.58" calcext:value-type="float">
            <text:p>285,58</text:p>
          </table:table-cell>
          <table:table-cell table:formula="of:=[.O640]-[.Q640]" office:value-type="float" office:value="17.298" calcext:value-type="float">
            <text:p>17,3</text:p>
          </table:table-cell>
          <table:table-cell office:value-type="float" office:value="268.282" calcext:value-type="float">
            <text:p>268,3</text:p>
          </table:table-cell>
          <table:table-cell table:formula="of:=[.Q640]-[.S640]-[.U640]-[.V640]" office:value-type="float" office:value="1.45599999999997" calcext:value-type="float">
            <text:p>1,5</text:p>
          </table:table-cell>
          <table:table-cell office:value-type="float" office:value="109.751" calcext:value-type="float">
            <text:p>109,8</text:p>
          </table:table-cell>
          <table:table-cell office:value-type="float" office:value="0.788" calcext:value-type="float">
            <text:p>0,8</text:p>
          </table:table-cell>
          <table:table-cell office:value-type="float" office:value="54.221" calcext:value-type="float">
            <text:p>54,2</text:p>
          </table:table-cell>
          <table:table-cell office:value-type="float" office:value="102.854" calcext:value-type="float">
            <text:p>102,9</text:p>
          </table:table-cell>
          <table:table-cell table:number-columns-repeated="1002"/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09" calcext:value-type="float">
            <text:p>4,2</text:p>
          </table:table-cell>
          <table:table-cell office:value-type="float" office:value="23.708" calcext:value-type="float">
            <text:p>23,7</text:p>
          </table:table-cell>
          <table:table-cell office:value-type="float" office:value="77.68" calcext:value-type="float">
            <text:p>77,7</text:p>
          </table:table-cell>
          <table:table-cell office:value-type="float" office:value="77.826" calcext:value-type="float">
            <text:p>77,8</text:p>
          </table:table-cell>
          <table:table-cell office:value-type="float" office:value="479.402" calcext:value-type="float">
            <text:p>479,4</text:p>
          </table:table-cell>
          <table:table-cell office:value-type="float" office:value="490.298" calcext:value-type="float">
            <text:p>490,3</text:p>
          </table:table-cell>
          <table:table-cell table:formula="of:=[.K641]-[.J641]" office:value-type="float" office:value="10.896" calcext:value-type="float">
            <text:p>10,9</text:p>
          </table:table-cell>
          <table:table-cell/>
          <table:table-cell table:formula="of:=[.J641]-[.O641]-[.I641]" office:value-type="float" office:value="85.306" calcext:value-type="float">
            <text:p>85,3</text:p>
          </table:table-cell>
          <table:table-cell table:style-name="Default" office:value-type="float" office:value="316.27" calcext:value-type="float">
            <text:p>316,27</text:p>
          </table:table-cell>
          <table:table-cell table:formula="of:=[.O641]-[.Q641]" office:value-type="float" office:value="31.341" calcext:value-type="float">
            <text:p>31,3</text:p>
          </table:table-cell>
          <table:table-cell office:value-type="float" office:value="284.929" calcext:value-type="float">
            <text:p>284,9</text:p>
          </table:table-cell>
          <table:table-cell table:formula="of:=[.Q641]-[.S641]-[.U641]-[.V641]" office:value-type="float" office:value="20.941" calcext:value-type="float">
            <text:p>20,9</text:p>
          </table:table-cell>
          <table:table-cell office:value-type="float" office:value="117.91" calcext:value-type="float">
            <text:p>117,9</text:p>
          </table:table-cell>
          <table:table-cell office:value-type="float" office:value="0.76" calcext:value-type="float">
            <text:p>0,8</text:p>
          </table:table-cell>
          <table:table-cell office:value-type="float" office:value="36.819" calcext:value-type="float">
            <text:p>36,8</text:p>
          </table:table-cell>
          <table:table-cell office:value-type="float" office:value="109.259" calcext:value-type="float">
            <text:p>109,3</text:p>
          </table:table-cell>
          <table:table-cell table:number-columns-repeated="1002"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55" calcext:value-type="float">
            <text:p>4,2</text:p>
          </table:table-cell>
          <table:table-cell office:value-type="float" office:value="23.423" calcext:value-type="float">
            <text:p>23,4</text:p>
          </table:table-cell>
          <table:table-cell office:value-type="float" office:value="73.043" calcext:value-type="float">
            <text:p>73,0</text:p>
          </table:table-cell>
          <table:table-cell office:value-type="float" office:value="73.105" calcext:value-type="float">
            <text:p>73,1</text:p>
          </table:table-cell>
          <table:table-cell office:value-type="float" office:value="448.887" calcext:value-type="float">
            <text:p>448,9</text:p>
          </table:table-cell>
          <table:table-cell office:value-type="float" office:value="458.096" calcext:value-type="float">
            <text:p>458,1</text:p>
          </table:table-cell>
          <table:table-cell table:formula="of:=[.K642]-[.J642]" office:value-type="float" office:value="9.209" calcext:value-type="float">
            <text:p>9,2</text:p>
          </table:table-cell>
          <table:table-cell/>
          <table:table-cell table:formula="of:=[.J642]-[.O642]-[.I642]" office:value-type="float" office:value="37.032" calcext:value-type="float">
            <text:p>37,0</text:p>
          </table:table-cell>
          <table:table-cell table:style-name="Default" office:value-type="float" office:value="338.75" calcext:value-type="float">
            <text:p>338,75</text:p>
          </table:table-cell>
          <table:table-cell table:formula="of:=[.O642]-[.Q642]" office:value-type="float" office:value="40.919" calcext:value-type="float">
            <text:p>40,9</text:p>
          </table:table-cell>
          <table:table-cell office:value-type="float" office:value="297.831" calcext:value-type="float">
            <text:p>297,8</text:p>
          </table:table-cell>
          <table:table-cell table:formula="of:=[.Q642]-[.S642]-[.U642]-[.V642]" office:value-type="float" office:value="14.112" calcext:value-type="float">
            <text:p>14,1</text:p>
          </table:table-cell>
          <table:table-cell office:value-type="float" office:value="140.566" calcext:value-type="float">
            <text:p>140,6</text:p>
          </table:table-cell>
          <table:table-cell office:value-type="float" office:value="0.808" calcext:value-type="float">
            <text:p>0,8</text:p>
          </table:table-cell>
          <table:table-cell office:value-type="float" office:value="56.208" calcext:value-type="float">
            <text:p>56,2</text:p>
          </table:table-cell>
          <table:table-cell office:value-type="float" office:value="86.945" calcext:value-type="float">
            <text:p>86,9</text:p>
          </table:table-cell>
          <table:table-cell table:number-columns-repeated="1002"/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9" calcext:value-type="float">
            <text:p>4,4</text:p>
          </table:table-cell>
          <table:table-cell office:value-type="float" office:value="23.582" calcext:value-type="float">
            <text:p>23,6</text:p>
          </table:table-cell>
          <table:table-cell office:value-type="float" office:value="89.521" calcext:value-type="float">
            <text:p>89,5</text:p>
          </table:table-cell>
          <table:table-cell office:value-type="float" office:value="89.688" calcext:value-type="float">
            <text:p>89,7</text:p>
          </table:table-cell>
          <table:table-cell office:value-type="float" office:value="413.391" calcext:value-type="float">
            <text:p>413,4</text:p>
          </table:table-cell>
          <table:table-cell office:value-type="float" office:value="422.378" calcext:value-type="float">
            <text:p>422,4</text:p>
          </table:table-cell>
          <table:table-cell table:formula="of:=[.K643]-[.J643]" office:value-type="float" office:value="8.98699999999997" calcext:value-type="float">
            <text:p>9,0</text:p>
          </table:table-cell>
          <table:table-cell/>
          <table:table-cell table:formula="of:=[.J643]-[.O643]-[.I643]" office:value-type="float" office:value="43.243" calcext:value-type="float">
            <text:p>43,2</text:p>
          </table:table-cell>
          <table:table-cell table:style-name="Default" office:value-type="float" office:value="280.46" calcext:value-type="float">
            <text:p>280,46</text:p>
          </table:table-cell>
          <table:table-cell table:formula="of:=[.O643]-[.Q643]" office:value-type="float" office:value="14.474" calcext:value-type="float">
            <text:p>14,5</text:p>
          </table:table-cell>
          <table:table-cell office:value-type="float" office:value="265.986" calcext:value-type="float">
            <text:p>266,0</text:p>
          </table:table-cell>
          <table:table-cell table:formula="of:=[.Q643]-[.S643]-[.U643]-[.V643]" office:value-type="float" office:value="1.45999999999999" calcext:value-type="float">
            <text:p>1,5</text:p>
          </table:table-cell>
          <table:table-cell office:value-type="float" office:value="144.886" calcext:value-type="float">
            <text:p>144,9</text:p>
          </table:table-cell>
          <table:table-cell office:value-type="float" office:value="0.802" calcext:value-type="float">
            <text:p>0,8</text:p>
          </table:table-cell>
          <table:table-cell office:value-type="float" office:value="33.839" calcext:value-type="float">
            <text:p>33,8</text:p>
          </table:table-cell>
          <table:table-cell office:value-type="float" office:value="85.801" calcext:value-type="float">
            <text:p>85,8</text:p>
          </table:table-cell>
          <table:table-cell table:number-columns-repeated="1002"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38" calcext:value-type="float">
            <text:p>4,2</text:p>
          </table:table-cell>
          <table:table-cell office:value-type="float" office:value="23.457" calcext:value-type="float">
            <text:p>23,5</text:p>
          </table:table-cell>
          <table:table-cell office:value-type="float" office:value="71.693" calcext:value-type="float">
            <text:p>71,7</text:p>
          </table:table-cell>
          <table:table-cell office:value-type="float" office:value="71.918" calcext:value-type="float">
            <text:p>71,9</text:p>
          </table:table-cell>
          <table:table-cell office:value-type="float" office:value="437" calcext:value-type="float">
            <text:p>437,0</text:p>
          </table:table-cell>
          <table:table-cell office:value-type="float" office:value="447.528" calcext:value-type="float">
            <text:p>447,5</text:p>
          </table:table-cell>
          <table:table-cell table:formula="of:=[.K644]-[.J644]" office:value-type="float" office:value="10.528" calcext:value-type="float">
            <text:p>10,5</text:p>
          </table:table-cell>
          <table:table-cell/>
          <table:table-cell table:formula="of:=[.J644]-[.O644]-[.I644]" office:value-type="float" office:value="-259.438" calcext:value-type="float">
            <text:p>-259,4</text:p>
          </table:table-cell>
          <table:table-cell table:style-name="Default" office:value-type="float" office:value="624.52" calcext:value-type="float">
            <text:p>624,52</text:p>
          </table:table-cell>
          <table:table-cell table:formula="of:=[.O644]-[.Q644]" office:value-type="float" office:value="2.54599999999994" calcext:value-type="float">
            <text:p>2,5</text:p>
          </table:table-cell>
          <table:table-cell office:value-type="float" office:value="621.974" calcext:value-type="float">
            <text:p>622,0</text:p>
          </table:table-cell>
          <table:table-cell table:formula="of:=[.Q644]-[.S644]-[.U644]-[.V644]" office:value-type="float" office:value="2.99600000000007" calcext:value-type="float">
            <text:p>3,0</text:p>
          </table:table-cell>
          <table:table-cell office:value-type="float" office:value="122.351" calcext:value-type="float">
            <text:p>122,4</text:p>
          </table:table-cell>
          <table:table-cell office:value-type="float" office:value="0.862" calcext:value-type="float">
            <text:p>0,9</text:p>
          </table:table-cell>
          <table:table-cell office:value-type="float" office:value="337.844" calcext:value-type="float">
            <text:p>337,8</text:p>
          </table:table-cell>
          <table:table-cell office:value-type="float" office:value="158.783" calcext:value-type="float">
            <text:p>158,8</text:p>
          </table:table-cell>
          <table:table-cell table:number-columns-repeated="1002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55" calcext:value-type="float">
            <text:p>4,3</text:p>
          </table:table-cell>
          <table:table-cell office:value-type="float" office:value="23.761" calcext:value-type="float">
            <text:p>23,8</text:p>
          </table:table-cell>
          <table:table-cell office:value-type="float" office:value="87.605" calcext:value-type="float">
            <text:p>87,6</text:p>
          </table:table-cell>
          <table:table-cell office:value-type="float" office:value="87.742" calcext:value-type="float">
            <text:p>87,7</text:p>
          </table:table-cell>
          <table:table-cell office:value-type="float" office:value="399.478" calcext:value-type="float">
            <text:p>399,5</text:p>
          </table:table-cell>
          <table:table-cell office:value-type="float" office:value="408.836" calcext:value-type="float">
            <text:p>408,8</text:p>
          </table:table-cell>
          <table:table-cell table:formula="of:=[.K645]-[.J645]" office:value-type="float" office:value="9.358" calcext:value-type="float">
            <text:p>9,4</text:p>
          </table:table-cell>
          <table:table-cell/>
          <table:table-cell table:formula="of:=[.J645]-[.O645]-[.I645]" office:value-type="float" office:value="-26.514" calcext:value-type="float">
            <text:p>-26,5</text:p>
          </table:table-cell>
          <table:table-cell table:style-name="Default" office:value-type="float" office:value="338.25" calcext:value-type="float">
            <text:p>338,25</text:p>
          </table:table-cell>
          <table:table-cell table:formula="of:=[.O645]-[.Q645]" office:value-type="float" office:value="18.259" calcext:value-type="float">
            <text:p>18,3</text:p>
          </table:table-cell>
          <table:table-cell office:value-type="float" office:value="319.991" calcext:value-type="float">
            <text:p>320,0</text:p>
          </table:table-cell>
          <table:table-cell table:formula="of:=[.Q645]-[.S645]-[.U645]-[.V645]" office:value-type="float" office:value="9.59799999999999" calcext:value-type="float">
            <text:p>9,6</text:p>
          </table:table-cell>
          <table:table-cell office:value-type="float" office:value="147.924" calcext:value-type="float">
            <text:p>147,9</text:p>
          </table:table-cell>
          <table:table-cell office:value-type="float" office:value="0.787" calcext:value-type="float">
            <text:p>0,8</text:p>
          </table:table-cell>
          <table:table-cell office:value-type="float" office:value="40.373" calcext:value-type="float">
            <text:p>40,4</text:p>
          </table:table-cell>
          <table:table-cell office:value-type="float" office:value="122.096" calcext:value-type="float">
            <text:p>122,1</text:p>
          </table:table-cell>
          <table:table-cell table:number-columns-repeated="1002"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02" calcext:value-type="float">
            <text:p>4,2</text:p>
          </table:table-cell>
          <table:table-cell office:value-type="float" office:value="23.303" calcext:value-type="float">
            <text:p>23,3</text:p>
          </table:table-cell>
          <table:table-cell office:value-type="float" office:value="75.503" calcext:value-type="float">
            <text:p>75,5</text:p>
          </table:table-cell>
          <table:table-cell office:value-type="float" office:value="75.675" calcext:value-type="float">
            <text:p>75,7</text:p>
          </table:table-cell>
          <table:table-cell office:value-type="float" office:value="389.348" calcext:value-type="float">
            <text:p>389,3</text:p>
          </table:table-cell>
          <table:table-cell office:value-type="float" office:value="398.513" calcext:value-type="float">
            <text:p>398,5</text:p>
          </table:table-cell>
          <table:table-cell table:formula="of:=[.K646]-[.J646]" office:value-type="float" office:value="9.16499999999996" calcext:value-type="float">
            <text:p>9,2</text:p>
          </table:table-cell>
          <table:table-cell/>
          <table:table-cell table:formula="of:=[.J646]-[.O646]-[.I646]" office:value-type="float" office:value="43.743" calcext:value-type="float">
            <text:p>43,7</text:p>
          </table:table-cell>
          <table:table-cell table:style-name="Default" office:value-type="float" office:value="269.93" calcext:value-type="float">
            <text:p>269,93</text:p>
          </table:table-cell>
          <table:table-cell table:formula="of:=[.O646]-[.Q646]" office:value-type="float" office:value="15.588" calcext:value-type="float">
            <text:p>15,6</text:p>
          </table:table-cell>
          <table:table-cell office:value-type="float" office:value="254.342" calcext:value-type="float">
            <text:p>254,3</text:p>
          </table:table-cell>
          <table:table-cell table:formula="of:=[.Q646]-[.S646]-[.U646]-[.V646]" office:value-type="float" office:value="1.425" calcext:value-type="float">
            <text:p>1,4</text:p>
          </table:table-cell>
          <table:table-cell office:value-type="float" office:value="118.032" calcext:value-type="float">
            <text:p>118,0</text:p>
          </table:table-cell>
          <table:table-cell office:value-type="float" office:value="0.788" calcext:value-type="float">
            <text:p>0,8</text:p>
          </table:table-cell>
          <table:table-cell office:value-type="float" office:value="49.952" calcext:value-type="float">
            <text:p>50,0</text:p>
          </table:table-cell>
          <table:table-cell office:value-type="float" office:value="84.933" calcext:value-type="float">
            <text:p>84,9</text:p>
          </table:table-cell>
          <table:table-cell table:number-columns-repeated="1002"/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38" calcext:value-type="float">
            <text:p>4,3</text:p>
          </table:table-cell>
          <table:table-cell office:value-type="float" office:value="23.39" calcext:value-type="float">
            <text:p>23,4</text:p>
          </table:table-cell>
          <table:table-cell office:value-type="float" office:value="88.706" calcext:value-type="float">
            <text:p>88,7</text:p>
          </table:table-cell>
          <table:table-cell office:value-type="float" office:value="88.892" calcext:value-type="float">
            <text:p>88,9</text:p>
          </table:table-cell>
          <table:table-cell office:value-type="float" office:value="482.265" calcext:value-type="float">
            <text:p>482,3</text:p>
          </table:table-cell>
          <table:table-cell office:value-type="float" office:value="492.112" calcext:value-type="float">
            <text:p>492,1</text:p>
          </table:table-cell>
          <table:table-cell table:formula="of:=[.K647]-[.J647]" office:value-type="float" office:value="9.84700000000004" calcext:value-type="float">
            <text:p>9,8</text:p>
          </table:table-cell>
          <table:table-cell/>
          <table:table-cell table:formula="of:=[.J647]-[.O647]-[.I647]" office:value-type="float" office:value="51.563" calcext:value-type="float">
            <text:p>51,6</text:p>
          </table:table-cell>
          <table:table-cell table:style-name="Default" office:value-type="float" office:value="341.81" calcext:value-type="float">
            <text:p>341,81</text:p>
          </table:table-cell>
          <table:table-cell table:formula="of:=[.O647]-[.Q647]" office:value-type="float" office:value="57.74" calcext:value-type="float">
            <text:p>57,7</text:p>
          </table:table-cell>
          <table:table-cell office:value-type="float" office:value="284.07" calcext:value-type="float">
            <text:p>284,1</text:p>
          </table:table-cell>
          <table:table-cell table:formula="of:=[.Q647]-[.S647]-[.U647]-[.V647]" office:value-type="float" office:value="21.5" calcext:value-type="float">
            <text:p>21,5</text:p>
          </table:table-cell>
          <table:table-cell office:value-type="float" office:value="124.009" calcext:value-type="float">
            <text:p>124,0</text:p>
          </table:table-cell>
          <table:table-cell office:value-type="float" office:value="20.78" calcext:value-type="float">
            <text:p>20,8</text:p>
          </table:table-cell>
          <table:table-cell office:value-type="float" office:value="54.621" calcext:value-type="float">
            <text:p>54,6</text:p>
          </table:table-cell>
          <table:table-cell office:value-type="float" office:value="83.94" calcext:value-type="float">
            <text:p>83,9</text:p>
          </table:table-cell>
          <table:table-cell table:number-columns-repeated="1002"/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3" calcext:value-type="float">
            <text:p>4,3</text:p>
          </table:table-cell>
          <table:table-cell office:value-type="float" office:value="23.953" calcext:value-type="float">
            <text:p>24,0</text:p>
          </table:table-cell>
          <table:table-cell office:value-type="float" office:value="89.811" calcext:value-type="float">
            <text:p>89,8</text:p>
          </table:table-cell>
          <table:table-cell office:value-type="float" office:value="89.985" calcext:value-type="float">
            <text:p>90,0</text:p>
          </table:table-cell>
          <table:table-cell office:value-type="float" office:value="445.319" calcext:value-type="float">
            <text:p>445,3</text:p>
          </table:table-cell>
          <table:table-cell office:value-type="float" office:value="456.33" calcext:value-type="float">
            <text:p>456,3</text:p>
          </table:table-cell>
          <table:table-cell table:formula="of:=[.K648]-[.J648]" office:value-type="float" office:value="11.011" calcext:value-type="float">
            <text:p>11,0</text:p>
          </table:table-cell>
          <table:table-cell/>
          <table:table-cell table:formula="of:=[.J648]-[.O648]-[.I648]" office:value-type="float" office:value="54.314" calcext:value-type="float">
            <text:p>54,3</text:p>
          </table:table-cell>
          <table:table-cell table:style-name="Default" office:value-type="float" office:value="301.02" calcext:value-type="float">
            <text:p>301,02</text:p>
          </table:table-cell>
          <table:table-cell table:formula="of:=[.O648]-[.Q648]" office:value-type="float" office:value="9.529" calcext:value-type="float">
            <text:p>9,5</text:p>
          </table:table-cell>
          <table:table-cell office:value-type="float" office:value="291.491" calcext:value-type="float">
            <text:p>291,5</text:p>
          </table:table-cell>
          <table:table-cell table:formula="of:=[.Q648]-[.S648]-[.U648]-[.V648]" office:value-type="float" office:value="1.44099999999999" calcext:value-type="float">
            <text:p>1,4</text:p>
          </table:table-cell>
          <table:table-cell office:value-type="float" office:value="123.882" calcext:value-type="float">
            <text:p>123,9</text:p>
          </table:table-cell>
          <table:table-cell office:value-type="float" office:value="0.798" calcext:value-type="float">
            <text:p>0,8</text:p>
          </table:table-cell>
          <table:table-cell office:value-type="float" office:value="54.827" calcext:value-type="float">
            <text:p>54,8</text:p>
          </table:table-cell>
          <table:table-cell office:value-type="float" office:value="111.341" calcext:value-type="float">
            <text:p>111,3</text:p>
          </table:table-cell>
          <table:table-cell table:number-columns-repeated="1002"/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42" calcext:value-type="float">
            <text:p>4,1</text:p>
          </table:table-cell>
          <table:table-cell office:value-type="float" office:value="23.546" calcext:value-type="float">
            <text:p>23,5</text:p>
          </table:table-cell>
          <table:table-cell office:value-type="float" office:value="88.851" calcext:value-type="float">
            <text:p>88,9</text:p>
          </table:table-cell>
          <table:table-cell office:value-type="float" office:value="89.027" calcext:value-type="float">
            <text:p>89,0</text:p>
          </table:table-cell>
          <table:table-cell office:value-type="float" office:value="411.445" calcext:value-type="float">
            <text:p>411,4</text:p>
          </table:table-cell>
          <table:table-cell office:value-type="float" office:value="420.954" calcext:value-type="float">
            <text:p>421,0</text:p>
          </table:table-cell>
          <table:table-cell table:formula="of:=[.K649]-[.J649]" office:value-type="float" office:value="9.50900000000001" calcext:value-type="float">
            <text:p>9,5</text:p>
          </table:table-cell>
          <table:table-cell/>
          <table:table-cell table:formula="of:=[.J649]-[.O649]-[.I649]" office:value-type="float" office:value="-0.492000000000033" calcext:value-type="float">
            <text:p>-0,5</text:p>
          </table:table-cell>
          <table:table-cell table:style-name="Default" office:value-type="float" office:value="322.91" calcext:value-type="float">
            <text:p>322,91</text:p>
          </table:table-cell>
          <table:table-cell table:formula="of:=[.O649]-[.Q649]" office:value-type="float" office:value="20.43" calcext:value-type="float">
            <text:p>20,4</text:p>
          </table:table-cell>
          <table:table-cell office:value-type="float" office:value="302.48" calcext:value-type="float">
            <text:p>302,5</text:p>
          </table:table-cell>
          <table:table-cell table:formula="of:=[.Q649]-[.S649]-[.U649]-[.V649]" office:value-type="float" office:value="4.50400000000002" calcext:value-type="float">
            <text:p>4,5</text:p>
          </table:table-cell>
          <table:table-cell office:value-type="float" office:value="137.459" calcext:value-type="float">
            <text:p>137,5</text:p>
          </table:table-cell>
          <table:table-cell office:value-type="float" office:value="0.802" calcext:value-type="float">
            <text:p>0,8</text:p>
          </table:table-cell>
          <table:table-cell office:value-type="float" office:value="40.321" calcext:value-type="float">
            <text:p>40,3</text:p>
          </table:table-cell>
          <table:table-cell office:value-type="float" office:value="120.196" calcext:value-type="float">
            <text:p>120,2</text:p>
          </table:table-cell>
          <table:table-cell table:number-columns-repeated="1002"/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" calcext:value-type="float">
            <text:p>4,2</text:p>
          </table:table-cell>
          <table:table-cell office:value-type="float" office:value="23.379" calcext:value-type="float">
            <text:p>23,4</text:p>
          </table:table-cell>
          <table:table-cell office:value-type="float" office:value="80.798" calcext:value-type="float">
            <text:p>80,8</text:p>
          </table:table-cell>
          <table:table-cell office:value-type="float" office:value="80.906" calcext:value-type="float">
            <text:p>80,9</text:p>
          </table:table-cell>
          <table:table-cell office:value-type="float" office:value="393.15" calcext:value-type="float">
            <text:p>393,2</text:p>
          </table:table-cell>
          <table:table-cell office:value-type="float" office:value="402.636" calcext:value-type="float">
            <text:p>402,6</text:p>
          </table:table-cell>
          <table:table-cell table:formula="of:=[.K650]-[.J650]" office:value-type="float" office:value="9.48600000000005" calcext:value-type="float">
            <text:p>9,5</text:p>
          </table:table-cell>
          <table:table-cell/>
          <table:table-cell table:formula="of:=[.J650]-[.O650]-[.I650]" office:value-type="float" office:value="65.864" calcext:value-type="float">
            <text:p>65,9</text:p>
          </table:table-cell>
          <table:table-cell table:style-name="Default" office:value-type="float" office:value="246.38" calcext:value-type="float">
            <text:p>246,38</text:p>
          </table:table-cell>
          <table:table-cell table:formula="of:=[.O650]-[.Q650]" office:value-type="float" office:value="16.831" calcext:value-type="float">
            <text:p>16,8</text:p>
          </table:table-cell>
          <table:table-cell office:value-type="float" office:value="229.549" calcext:value-type="float">
            <text:p>229,5</text:p>
          </table:table-cell>
          <table:table-cell table:formula="of:=[.Q650]-[.S650]-[.U650]-[.V650]" office:value-type="float" office:value="1.492" calcext:value-type="float">
            <text:p>1,5</text:p>
          </table:table-cell>
          <table:table-cell office:value-type="float" office:value="110.159" calcext:value-type="float">
            <text:p>110,2</text:p>
          </table:table-cell>
          <table:table-cell office:value-type="float" office:value="0.824" calcext:value-type="float">
            <text:p>0,8</text:p>
          </table:table-cell>
          <table:table-cell office:value-type="float" office:value="54.11" calcext:value-type="float">
            <text:p>54,1</text:p>
          </table:table-cell>
          <table:table-cell office:value-type="float" office:value="63.788" calcext:value-type="float">
            <text:p>63,8</text:p>
          </table:table-cell>
          <table:table-cell table:number-columns-repeated="1002"/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52" calcext:value-type="float">
            <text:p>4,2</text:p>
          </table:table-cell>
          <table:table-cell office:value-type="float" office:value="23.378" calcext:value-type="float">
            <text:p>23,4</text:p>
          </table:table-cell>
          <table:table-cell office:value-type="float" office:value="88.27" calcext:value-type="float">
            <text:p>88,3</text:p>
          </table:table-cell>
          <table:table-cell office:value-type="float" office:value="88.466" calcext:value-type="float">
            <text:p>88,5</text:p>
          </table:table-cell>
          <table:table-cell office:value-type="float" office:value="479.693" calcext:value-type="float">
            <text:p>479,7</text:p>
          </table:table-cell>
          <table:table-cell office:value-type="float" office:value="489.625" calcext:value-type="float">
            <text:p>489,6</text:p>
          </table:table-cell>
          <table:table-cell table:formula="of:=[.K651]-[.J651]" office:value-type="float" office:value="9.93200000000002" calcext:value-type="float">
            <text:p>9,9</text:p>
          </table:table-cell>
          <table:table-cell/>
          <table:table-cell table:formula="of:=[.J651]-[.O651]-[.I651]" office:value-type="float" office:value="108.317" calcext:value-type="float">
            <text:p>108,3</text:p>
          </table:table-cell>
          <table:table-cell table:style-name="Default" office:value-type="float" office:value="282.91" calcext:value-type="float">
            <text:p>282,91</text:p>
          </table:table-cell>
          <table:table-cell table:formula="of:=[.O651]-[.Q651]" office:value-type="float" office:value="18.065" calcext:value-type="float">
            <text:p>18,1</text:p>
          </table:table-cell>
          <table:table-cell office:value-type="float" office:value="264.845" calcext:value-type="float">
            <text:p>264,8</text:p>
          </table:table-cell>
          <table:table-cell table:formula="of:=[.Q651]-[.S651]-[.U651]-[.V651]" office:value-type="float" office:value="1.46400000000001" calcext:value-type="float">
            <text:p>1,5</text:p>
          </table:table-cell>
          <table:table-cell office:value-type="float" office:value="115.778" calcext:value-type="float">
            <text:p>115,8</text:p>
          </table:table-cell>
          <table:table-cell office:value-type="float" office:value="0.763" calcext:value-type="float">
            <text:p>0,8</text:p>
          </table:table-cell>
          <table:table-cell office:value-type="float" office:value="45.225" calcext:value-type="float">
            <text:p>45,2</text:p>
          </table:table-cell>
          <table:table-cell office:value-type="float" office:value="102.378" calcext:value-type="float">
            <text:p>102,4</text:p>
          </table:table-cell>
          <table:table-cell table:number-columns-repeated="1002"/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01" calcext:value-type="float">
            <text:p>4,3</text:p>
          </table:table-cell>
          <table:table-cell office:value-type="float" office:value="23.744" calcext:value-type="float">
            <text:p>23,7</text:p>
          </table:table-cell>
          <table:table-cell office:value-type="float" office:value="90.855" calcext:value-type="float">
            <text:p>90,9</text:p>
          </table:table-cell>
          <table:table-cell office:value-type="float" office:value="90.93" calcext:value-type="float">
            <text:p>90,9</text:p>
          </table:table-cell>
          <table:table-cell office:value-type="float" office:value="468.889" calcext:value-type="float">
            <text:p>468,9</text:p>
          </table:table-cell>
          <table:table-cell office:value-type="float" office:value="478.11" calcext:value-type="float">
            <text:p>478,1</text:p>
          </table:table-cell>
          <table:table-cell table:formula="of:=[.K652]-[.J652]" office:value-type="float" office:value="9.221" calcext:value-type="float">
            <text:p>9,2</text:p>
          </table:table-cell>
          <table:table-cell/>
          <table:table-cell table:formula="of:=[.J652]-[.O652]-[.I652]" office:value-type="float" office:value="56.459" calcext:value-type="float">
            <text:p>56,5</text:p>
          </table:table-cell>
          <table:table-cell table:style-name="Default" office:value-type="float" office:value="321.5" calcext:value-type="float">
            <text:p>321,5</text:p>
          </table:table-cell>
          <table:table-cell table:formula="of:=[.O652]-[.Q652]" office:value-type="float" office:value="2.28100000000001" calcext:value-type="float">
            <text:p>2,3</text:p>
          </table:table-cell>
          <table:table-cell office:value-type="float" office:value="319.219" calcext:value-type="float">
            <text:p>319,2</text:p>
          </table:table-cell>
          <table:table-cell table:formula="of:=[.Q652]-[.S652]-[.U652]-[.V652]" office:value-type="float" office:value="1.43899999999996" calcext:value-type="float">
            <text:p>1,4</text:p>
          </table:table-cell>
          <table:table-cell office:value-type="float" office:value="125.299" calcext:value-type="float">
            <text:p>125,3</text:p>
          </table:table-cell>
          <table:table-cell office:value-type="float" office:value="0.772" calcext:value-type="float">
            <text:p>0,8</text:p>
          </table:table-cell>
          <table:table-cell office:value-type="float" office:value="53.419" calcext:value-type="float">
            <text:p>53,4</text:p>
          </table:table-cell>
          <table:table-cell office:value-type="float" office:value="139.062" calcext:value-type="float">
            <text:p>139,1</text:p>
          </table:table-cell>
          <table:table-cell table:number-columns-repeated="1002"/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88" calcext:value-type="float">
            <text:p>4,2</text:p>
          </table:table-cell>
          <table:table-cell office:value-type="float" office:value="23.411" calcext:value-type="float">
            <text:p>23,4</text:p>
          </table:table-cell>
          <table:table-cell office:value-type="float" office:value="71.257" calcext:value-type="float">
            <text:p>71,3</text:p>
          </table:table-cell>
          <table:table-cell office:value-type="float" office:value="71.313" calcext:value-type="float">
            <text:p>71,3</text:p>
          </table:table-cell>
          <table:table-cell office:value-type="float" office:value="392.733" calcext:value-type="float">
            <text:p>392,7</text:p>
          </table:table-cell>
          <table:table-cell office:value-type="float" office:value="402.037" calcext:value-type="float">
            <text:p>402,0</text:p>
          </table:table-cell>
          <table:table-cell table:formula="of:=[.K653]-[.J653]" office:value-type="float" office:value="9.30399999999997" calcext:value-type="float">
            <text:p>9,3</text:p>
          </table:table-cell>
          <table:table-cell/>
          <table:table-cell table:formula="of:=[.J653]-[.O653]-[.I653]" office:value-type="float" office:value="-2.01000000000001" calcext:value-type="float">
            <text:p>-2,0</text:p>
          </table:table-cell>
          <table:table-cell table:style-name="Default" office:value-type="float" office:value="323.43" calcext:value-type="float">
            <text:p>323,43</text:p>
          </table:table-cell>
          <table:table-cell table:formula="of:=[.O653]-[.Q653]" office:value-type="float" office:value="8.01300000000003" calcext:value-type="float">
            <text:p>8,0</text:p>
          </table:table-cell>
          <table:table-cell office:value-type="float" office:value="315.417" calcext:value-type="float">
            <text:p>315,4</text:p>
          </table:table-cell>
          <table:table-cell table:formula="of:=[.Q653]-[.S653]-[.U653]-[.V653]" office:value-type="float" office:value="1.45899999999997" calcext:value-type="float">
            <text:p>1,5</text:p>
          </table:table-cell>
          <table:table-cell office:value-type="float" office:value="116.239" calcext:value-type="float">
            <text:p>116,2</text:p>
          </table:table-cell>
          <table:table-cell office:value-type="float" office:value="0.801" calcext:value-type="float">
            <text:p>0,8</text:p>
          </table:table-cell>
          <table:table-cell office:value-type="float" office:value="45.314" calcext:value-type="float">
            <text:p>45,3</text:p>
          </table:table-cell>
          <table:table-cell office:value-type="float" office:value="152.405" calcext:value-type="float">
            <text:p>152,4</text:p>
          </table:table-cell>
          <table:table-cell table:number-columns-repeated="1002"/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41" calcext:value-type="float">
            <text:p>4,2</text:p>
          </table:table-cell>
          <table:table-cell office:value-type="float" office:value="23.166" calcext:value-type="float">
            <text:p>23,2</text:p>
          </table:table-cell>
          <table:table-cell office:value-type="float" office:value="79.881" calcext:value-type="float">
            <text:p>79,9</text:p>
          </table:table-cell>
          <table:table-cell office:value-type="float" office:value="80.079" calcext:value-type="float">
            <text:p>80,1</text:p>
          </table:table-cell>
          <table:table-cell office:value-type="float" office:value="442.436" calcext:value-type="float">
            <text:p>442,4</text:p>
          </table:table-cell>
          <table:table-cell office:value-type="float" office:value="451.464" calcext:value-type="float">
            <text:p>451,5</text:p>
          </table:table-cell>
          <table:table-cell table:formula="of:=[.K654]-[.J654]" office:value-type="float" office:value="9.02800000000002" calcext:value-type="float">
            <text:p>9,0</text:p>
          </table:table-cell>
          <table:table-cell/>
          <table:table-cell table:formula="of:=[.J654]-[.O654]-[.I654]" office:value-type="float" office:value="82.577" calcext:value-type="float">
            <text:p>82,6</text:p>
          </table:table-cell>
          <table:table-cell table:style-name="Default" office:value-type="float" office:value="279.78" calcext:value-type="float">
            <text:p>279,78</text:p>
          </table:table-cell>
          <table:table-cell table:formula="of:=[.O654]-[.Q654]" office:value-type="float" office:value="12.921" calcext:value-type="float">
            <text:p>12,9</text:p>
          </table:table-cell>
          <table:table-cell office:value-type="float" office:value="266.859" calcext:value-type="float">
            <text:p>266,9</text:p>
          </table:table-cell>
          <table:table-cell table:formula="of:=[.Q654]-[.S654]-[.U654]-[.V654]" office:value-type="float" office:value="1.46399999999997" calcext:value-type="float">
            <text:p>1,5</text:p>
          </table:table-cell>
          <table:table-cell office:value-type="float" office:value="128.496" calcext:value-type="float">
            <text:p>128,5</text:p>
          </table:table-cell>
          <table:table-cell office:value-type="float" office:value="0.78" calcext:value-type="float">
            <text:p>0,8</text:p>
          </table:table-cell>
          <table:table-cell office:value-type="float" office:value="49.208" calcext:value-type="float">
            <text:p>49,2</text:p>
          </table:table-cell>
          <table:table-cell office:value-type="float" office:value="87.691" calcext:value-type="float">
            <text:p>87,7</text:p>
          </table:table-cell>
          <table:table-cell table:number-columns-repeated="1002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29" calcext:value-type="float">
            <text:p>4,1</text:p>
          </table:table-cell>
          <table:table-cell office:value-type="float" office:value="23.542" calcext:value-type="float">
            <text:p>23,5</text:p>
          </table:table-cell>
          <table:table-cell office:value-type="float" office:value="73.588" calcext:value-type="float">
            <text:p>73,6</text:p>
          </table:table-cell>
          <table:table-cell office:value-type="float" office:value="73.778" calcext:value-type="float">
            <text:p>73,8</text:p>
          </table:table-cell>
          <table:table-cell office:value-type="float" office:value="393.287" calcext:value-type="float">
            <text:p>393,3</text:p>
          </table:table-cell>
          <table:table-cell office:value-type="float" office:value="402.893" calcext:value-type="float">
            <text:p>402,9</text:p>
          </table:table-cell>
          <table:table-cell table:formula="of:=[.K655]-[.J655]" office:value-type="float" office:value="9.60599999999999" calcext:value-type="float">
            <text:p>9,6</text:p>
          </table:table-cell>
          <table:table-cell/>
          <table:table-cell table:formula="of:=[.J655]-[.O655]-[.I655]" office:value-type="float" office:value="71.629" calcext:value-type="float">
            <text:p>71,6</text:p>
          </table:table-cell>
          <table:table-cell table:style-name="Default" office:value-type="float" office:value="247.88" calcext:value-type="float">
            <text:p>247,88</text:p>
          </table:table-cell>
          <table:table-cell table:formula="of:=[.O655]-[.Q655]" office:value-type="float" office:value="17.558" calcext:value-type="float">
            <text:p>17,6</text:p>
          </table:table-cell>
          <table:table-cell office:value-type="float" office:value="230.322" calcext:value-type="float">
            <text:p>230,3</text:p>
          </table:table-cell>
          <table:table-cell table:formula="of:=[.Q655]-[.S655]-[.U655]-[.V655]" office:value-type="float" office:value="1.45999999999999" calcext:value-type="float">
            <text:p>1,5</text:p>
          </table:table-cell>
          <table:table-cell office:value-type="float" office:value="109.563" calcext:value-type="float">
            <text:p>109,6</text:p>
          </table:table-cell>
          <table:table-cell office:value-type="float" office:value="0.774" calcext:value-type="float">
            <text:p>0,8</text:p>
          </table:table-cell>
          <table:table-cell office:value-type="float" office:value="56.617" calcext:value-type="float">
            <text:p>56,6</text:p>
          </table:table-cell>
          <table:table-cell office:value-type="float" office:value="62.682" calcext:value-type="float">
            <text:p>62,7</text:p>
          </table:table-cell>
          <table:table-cell table:number-columns-repeated="1002"/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36" calcext:value-type="float">
            <text:p>4,3</text:p>
          </table:table-cell>
          <table:table-cell office:value-type="float" office:value="23.147" calcext:value-type="float">
            <text:p>23,1</text:p>
          </table:table-cell>
          <table:table-cell office:value-type="float" office:value="83.805" calcext:value-type="float">
            <text:p>83,8</text:p>
          </table:table-cell>
          <table:table-cell office:value-type="float" office:value="83.898" calcext:value-type="float">
            <text:p>83,9</text:p>
          </table:table-cell>
          <table:table-cell office:value-type="float" office:value="406.544" calcext:value-type="float">
            <text:p>406,5</text:p>
          </table:table-cell>
          <table:table-cell office:value-type="float" office:value="415.882" calcext:value-type="float">
            <text:p>415,9</text:p>
          </table:table-cell>
          <table:table-cell table:formula="of:=[.K656]-[.J656]" office:value-type="float" office:value="9.33800000000002" calcext:value-type="float">
            <text:p>9,3</text:p>
          </table:table-cell>
          <table:table-cell/>
          <table:table-cell table:formula="of:=[.J656]-[.O656]-[.I656]" office:value-type="float" office:value="76.116" calcext:value-type="float">
            <text:p>76,1</text:p>
          </table:table-cell>
          <table:table-cell table:style-name="Default" office:value-type="float" office:value="246.53" calcext:value-type="float">
            <text:p>246,53</text:p>
          </table:table-cell>
          <table:table-cell table:formula="of:=[.O656]-[.Q656]" office:value-type="float" office:value="14.265" calcext:value-type="float">
            <text:p>14,3</text:p>
          </table:table-cell>
          <table:table-cell office:value-type="float" office:value="232.265" calcext:value-type="float">
            <text:p>232,3</text:p>
          </table:table-cell>
          <table:table-cell table:formula="of:=[.Q656]-[.S656]-[.U656]-[.V656]" office:value-type="float" office:value="1.44899999999998" calcext:value-type="float">
            <text:p>1,4</text:p>
          </table:table-cell>
          <table:table-cell office:value-type="float" office:value="113.532" calcext:value-type="float">
            <text:p>113,5</text:p>
          </table:table-cell>
          <table:table-cell office:value-type="float" office:value="0.774" calcext:value-type="float">
            <text:p>0,8</text:p>
          </table:table-cell>
          <table:table-cell office:value-type="float" office:value="51.588" calcext:value-type="float">
            <text:p>51,6</text:p>
          </table:table-cell>
          <table:table-cell office:value-type="float" office:value="65.696" calcext:value-type="float">
            <text:p>65,7</text:p>
          </table:table-cell>
          <table:table-cell table:number-columns-repeated="1002"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77" calcext:value-type="float">
            <text:p>4,2</text:p>
          </table:table-cell>
          <table:table-cell office:value-type="float" office:value="23.186" calcext:value-type="float">
            <text:p>23,2</text:p>
          </table:table-cell>
          <table:table-cell office:value-type="float" office:value="77.19" calcext:value-type="float">
            <text:p>77,2</text:p>
          </table:table-cell>
          <table:table-cell office:value-type="float" office:value="77.421" calcext:value-type="float">
            <text:p>77,4</text:p>
          </table:table-cell>
          <table:table-cell office:value-type="float" office:value="461.482" calcext:value-type="float">
            <text:p>461,5</text:p>
          </table:table-cell>
          <table:table-cell office:value-type="float" office:value="470.522" calcext:value-type="float">
            <text:p>470,5</text:p>
          </table:table-cell>
          <table:table-cell table:formula="of:=[.K657]-[.J657]" office:value-type="float" office:value="9.03999999999996" calcext:value-type="float">
            <text:p>9,0</text:p>
          </table:table-cell>
          <table:table-cell/>
          <table:table-cell table:formula="of:=[.J657]-[.O657]-[.I657]" office:value-type="float" office:value="76.761" calcext:value-type="float">
            <text:p>76,8</text:p>
          </table:table-cell>
          <table:table-cell table:style-name="Default" office:value-type="float" office:value="307.3" calcext:value-type="float">
            <text:p>307,3</text:p>
          </table:table-cell>
          <table:table-cell table:formula="of:=[.O657]-[.Q657]" office:value-type="float" office:value="8.67700000000002" calcext:value-type="float">
            <text:p>8,7</text:p>
          </table:table-cell>
          <table:table-cell office:value-type="float" office:value="298.623" calcext:value-type="float">
            <text:p>298,6</text:p>
          </table:table-cell>
          <table:table-cell table:formula="of:=[.Q657]-[.S657]-[.U657]-[.V657]" office:value-type="float" office:value="1.45699999999997" calcext:value-type="float">
            <text:p>1,5</text:p>
          </table:table-cell>
          <table:table-cell office:value-type="float" office:value="110.483" calcext:value-type="float">
            <text:p>110,5</text:p>
          </table:table-cell>
          <table:table-cell office:value-type="float" office:value="0.777" calcext:value-type="float">
            <text:p>0,8</text:p>
          </table:table-cell>
          <table:table-cell office:value-type="float" office:value="54.956" calcext:value-type="float">
            <text:p>55,0</text:p>
          </table:table-cell>
          <table:table-cell office:value-type="float" office:value="131.727" calcext:value-type="float">
            <text:p>131,7</text:p>
          </table:table-cell>
          <table:table-cell table:number-columns-repeated="1002"/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46" calcext:value-type="float">
            <text:p>4,2</text:p>
          </table:table-cell>
          <table:table-cell office:value-type="float" office:value="23.65" calcext:value-type="float">
            <text:p>23,7</text:p>
          </table:table-cell>
          <table:table-cell office:value-type="float" office:value="74.382" calcext:value-type="float">
            <text:p>74,4</text:p>
          </table:table-cell>
          <table:table-cell office:value-type="float" office:value="74.555" calcext:value-type="float">
            <text:p>74,6</text:p>
          </table:table-cell>
          <table:table-cell office:value-type="float" office:value="428.41" calcext:value-type="float">
            <text:p>428,4</text:p>
          </table:table-cell>
          <table:table-cell office:value-type="float" office:value="438.865" calcext:value-type="float">
            <text:p>438,9</text:p>
          </table:table-cell>
          <table:table-cell table:formula="of:=[.K658]-[.J658]" office:value-type="float" office:value="10.455" calcext:value-type="float">
            <text:p>10,5</text:p>
          </table:table-cell>
          <table:table-cell/>
          <table:table-cell table:formula="of:=[.J658]-[.O658]-[.I658]" office:value-type="float" office:value="61.665" calcext:value-type="float">
            <text:p>61,7</text:p>
          </table:table-cell>
          <table:table-cell table:style-name="Default" office:value-type="float" office:value="292.19" calcext:value-type="float">
            <text:p>292,19</text:p>
          </table:table-cell>
          <table:table-cell table:formula="of:=[.O658]-[.Q658]" office:value-type="float" office:value="12.784" calcext:value-type="float">
            <text:p>12,8</text:p>
          </table:table-cell>
          <table:table-cell office:value-type="float" office:value="279.406" calcext:value-type="float">
            <text:p>279,4</text:p>
          </table:table-cell>
          <table:table-cell table:formula="of:=[.Q658]-[.S658]-[.U658]-[.V658]" office:value-type="float" office:value="2.25700000000002" calcext:value-type="float">
            <text:p>2,3</text:p>
          </table:table-cell>
          <table:table-cell office:value-type="float" office:value="129.248" calcext:value-type="float">
            <text:p>129,2</text:p>
          </table:table-cell>
          <table:table-cell office:value-type="float" office:value="0.788" calcext:value-type="float">
            <text:p>0,8</text:p>
          </table:table-cell>
          <table:table-cell office:value-type="float" office:value="40.349" calcext:value-type="float">
            <text:p>40,3</text:p>
          </table:table-cell>
          <table:table-cell office:value-type="float" office:value="107.552" calcext:value-type="float">
            <text:p>107,6</text:p>
          </table:table-cell>
          <table:table-cell table:number-columns-repeated="1002"/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37" calcext:value-type="float">
            <text:p>4,2</text:p>
          </table:table-cell>
          <table:table-cell office:value-type="float" office:value="23.63" calcext:value-type="float">
            <text:p>23,6</text:p>
          </table:table-cell>
          <table:table-cell office:value-type="float" office:value="74.833" calcext:value-type="float">
            <text:p>74,8</text:p>
          </table:table-cell>
          <table:table-cell office:value-type="float" office:value="75.073" calcext:value-type="float">
            <text:p>75,1</text:p>
          </table:table-cell>
          <table:table-cell office:value-type="float" office:value="391.515" calcext:value-type="float">
            <text:p>391,5</text:p>
          </table:table-cell>
          <table:table-cell office:value-type="float" office:value="402.486" calcext:value-type="float">
            <text:p>402,5</text:p>
          </table:table-cell>
          <table:table-cell table:formula="of:=[.K659]-[.J659]" office:value-type="float" office:value="10.971" calcext:value-type="float">
            <text:p>11,0</text:p>
          </table:table-cell>
          <table:table-cell/>
          <table:table-cell table:formula="of:=[.J659]-[.O659]-[.I659]" office:value-type="float" office:value="15.732" calcext:value-type="float">
            <text:p>15,7</text:p>
          </table:table-cell>
          <table:table-cell table:style-name="Default" office:value-type="float" office:value="300.71" calcext:value-type="float">
            <text:p>300,71</text:p>
          </table:table-cell>
          <table:table-cell table:formula="of:=[.O659]-[.Q659]" office:value-type="float" office:value="6.75999999999999" calcext:value-type="float">
            <text:p>6,8</text:p>
          </table:table-cell>
          <table:table-cell office:value-type="float" office:value="293.95" calcext:value-type="float">
            <text:p>294,0</text:p>
          </table:table-cell>
          <table:table-cell table:formula="of:=[.Q659]-[.S659]-[.U659]-[.V659]" office:value-type="float" office:value="1.51399999999995" calcext:value-type="float">
            <text:p>1,5</text:p>
          </table:table-cell>
          <table:table-cell office:value-type="float" office:value="116.891" calcext:value-type="float">
            <text:p>116,9</text:p>
          </table:table-cell>
          <table:table-cell office:value-type="float" office:value="0.826" calcext:value-type="float">
            <text:p>0,8</text:p>
          </table:table-cell>
          <table:table-cell office:value-type="float" office:value="42.206" calcext:value-type="float">
            <text:p>42,2</text:p>
          </table:table-cell>
          <table:table-cell office:value-type="float" office:value="133.339" calcext:value-type="float">
            <text:p>133,3</text:p>
          </table:table-cell>
          <table:table-cell table:number-columns-repeated="1002"/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31" calcext:value-type="float">
            <text:p>4,2</text:p>
          </table:table-cell>
          <table:table-cell office:value-type="float" office:value="23.597" calcext:value-type="float">
            <text:p>23,6</text:p>
          </table:table-cell>
          <table:table-cell office:value-type="float" office:value="88.647" calcext:value-type="float">
            <text:p>88,6</text:p>
          </table:table-cell>
          <table:table-cell office:value-type="float" office:value="88.812" calcext:value-type="float">
            <text:p>88,8</text:p>
          </table:table-cell>
          <table:table-cell office:value-type="float" office:value="414.465" calcext:value-type="float">
            <text:p>414,5</text:p>
          </table:table-cell>
          <table:table-cell office:value-type="float" office:value="426.728" calcext:value-type="float">
            <text:p>426,7</text:p>
          </table:table-cell>
          <table:table-cell table:formula="of:=[.K660]-[.J660]" office:value-type="float" office:value="12.263" calcext:value-type="float">
            <text:p>12,3</text:p>
          </table:table-cell>
          <table:table-cell/>
          <table:table-cell table:formula="of:=[.J660]-[.O660]-[.I660]" office:value-type="float" office:value="16.013" calcext:value-type="float">
            <text:p>16,0</text:p>
          </table:table-cell>
          <table:table-cell table:style-name="Default" office:value-type="float" office:value="309.64" calcext:value-type="float">
            <text:p>309,64</text:p>
          </table:table-cell>
          <table:table-cell table:formula="of:=[.O660]-[.Q660]" office:value-type="float" office:value="15.375" calcext:value-type="float">
            <text:p>15,4</text:p>
          </table:table-cell>
          <table:table-cell office:value-type="float" office:value="294.265" calcext:value-type="float">
            <text:p>294,3</text:p>
          </table:table-cell>
          <table:table-cell table:formula="of:=[.Q660]-[.S660]-[.U660]-[.V660]" office:value-type="float" office:value="1.46199999999998" calcext:value-type="float">
            <text:p>1,5</text:p>
          </table:table-cell>
          <table:table-cell office:value-type="float" office:value="113.137" calcext:value-type="float">
            <text:p>113,1</text:p>
          </table:table-cell>
          <table:table-cell office:value-type="float" office:value="0.773" calcext:value-type="float">
            <text:p>0,8</text:p>
          </table:table-cell>
          <table:table-cell office:value-type="float" office:value="54.133" calcext:value-type="float">
            <text:p>54,1</text:p>
          </table:table-cell>
          <table:table-cell office:value-type="float" office:value="125.533" calcext:value-type="float">
            <text:p>125,5</text:p>
          </table:table-cell>
          <table:table-cell table:number-columns-repeated="1002"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07" calcext:value-type="float">
            <text:p>4,2</text:p>
          </table:table-cell>
          <table:table-cell office:value-type="float" office:value="23.614" calcext:value-type="float">
            <text:p>23,6</text:p>
          </table:table-cell>
          <table:table-cell office:value-type="float" office:value="77.85" calcext:value-type="float">
            <text:p>77,9</text:p>
          </table:table-cell>
          <table:table-cell office:value-type="float" office:value="77.926" calcext:value-type="float">
            <text:p>77,9</text:p>
          </table:table-cell>
          <table:table-cell office:value-type="float" office:value="444.196" calcext:value-type="float">
            <text:p>444,2</text:p>
          </table:table-cell>
          <table:table-cell office:value-type="float" office:value="454.55" calcext:value-type="float">
            <text:p>454,6</text:p>
          </table:table-cell>
          <table:table-cell table:formula="of:=[.K661]-[.J661]" office:value-type="float" office:value="10.354" calcext:value-type="float">
            <text:p>10,4</text:p>
          </table:table-cell>
          <table:table-cell/>
          <table:table-cell table:formula="of:=[.J661]-[.O661]-[.I661]" office:value-type="float" office:value="90.95" calcext:value-type="float">
            <text:p>91,0</text:p>
          </table:table-cell>
          <table:table-cell table:style-name="Default" office:value-type="float" office:value="275.32" calcext:value-type="float">
            <text:p>275,32</text:p>
          </table:table-cell>
          <table:table-cell table:formula="of:=[.O661]-[.Q661]" office:value-type="float" office:value="19.936" calcext:value-type="float">
            <text:p>19,9</text:p>
          </table:table-cell>
          <table:table-cell office:value-type="float" office:value="255.384" calcext:value-type="float">
            <text:p>255,4</text:p>
          </table:table-cell>
          <table:table-cell table:formula="of:=[.Q661]-[.S661]-[.U661]-[.V661]" office:value-type="float" office:value="8.61499999999998" calcext:value-type="float">
            <text:p>8,6</text:p>
          </table:table-cell>
          <table:table-cell office:value-type="float" office:value="126.291" calcext:value-type="float">
            <text:p>126,3</text:p>
          </table:table-cell>
          <table:table-cell office:value-type="float" office:value="0.773" calcext:value-type="float">
            <text:p>0,8</text:p>
          </table:table-cell>
          <table:table-cell office:value-type="float" office:value="40.252" calcext:value-type="float">
            <text:p>40,3</text:p>
          </table:table-cell>
          <table:table-cell office:value-type="float" office:value="80.226" calcext:value-type="float">
            <text:p>80,2</text:p>
          </table:table-cell>
          <table:table-cell table:number-columns-repeated="1002"/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19" calcext:value-type="float">
            <text:p>4,1</text:p>
          </table:table-cell>
          <table:table-cell office:value-type="float" office:value="23.421" calcext:value-type="float">
            <text:p>23,4</text:p>
          </table:table-cell>
          <table:table-cell office:value-type="float" office:value="75.18" calcext:value-type="float">
            <text:p>75,2</text:p>
          </table:table-cell>
          <table:table-cell office:value-type="float" office:value="75.358" calcext:value-type="float">
            <text:p>75,4</text:p>
          </table:table-cell>
          <table:table-cell office:value-type="float" office:value="392.79" calcext:value-type="float">
            <text:p>392,8</text:p>
          </table:table-cell>
          <table:table-cell office:value-type="float" office:value="403.565" calcext:value-type="float">
            <text:p>403,6</text:p>
          </table:table-cell>
          <table:table-cell table:formula="of:=[.K662]-[.J662]" office:value-type="float" office:value="10.775" calcext:value-type="float">
            <text:p>10,8</text:p>
          </table:table-cell>
          <table:table-cell/>
          <table:table-cell table:formula="of:=[.J662]-[.O662]-[.I662]" office:value-type="float" office:value="7.90200000000004" calcext:value-type="float">
            <text:p>7,9</text:p>
          </table:table-cell>
          <table:table-cell table:style-name="Default" office:value-type="float" office:value="309.53" calcext:value-type="float">
            <text:p>309,53</text:p>
          </table:table-cell>
          <table:table-cell table:formula="of:=[.O662]-[.Q662]" office:value-type="float" office:value="10.403" calcext:value-type="float">
            <text:p>10,4</text:p>
          </table:table-cell>
          <table:table-cell office:value-type="float" office:value="299.127" calcext:value-type="float">
            <text:p>299,1</text:p>
          </table:table-cell>
          <table:table-cell table:formula="of:=[.Q662]-[.S662]-[.U662]-[.V662]" office:value-type="float" office:value="1.55000000000001" calcext:value-type="float">
            <text:p>1,6</text:p>
          </table:table-cell>
          <table:table-cell office:value-type="float" office:value="112.218" calcext:value-type="float">
            <text:p>112,2</text:p>
          </table:table-cell>
          <table:table-cell office:value-type="float" office:value="0.81" calcext:value-type="float">
            <text:p>0,8</text:p>
          </table:table-cell>
          <table:table-cell office:value-type="float" office:value="55.414" calcext:value-type="float">
            <text:p>55,4</text:p>
          </table:table-cell>
          <table:table-cell office:value-type="float" office:value="129.945" calcext:value-type="float">
            <text:p>129,9</text:p>
          </table:table-cell>
          <table:table-cell table:number-columns-repeated="1002"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28" calcext:value-type="float">
            <text:p>4,1</text:p>
          </table:table-cell>
          <table:table-cell office:value-type="float" office:value="23.485" calcext:value-type="float">
            <text:p>23,5</text:p>
          </table:table-cell>
          <table:table-cell office:value-type="float" office:value="94.45" calcext:value-type="float">
            <text:p>94,5</text:p>
          </table:table-cell>
          <table:table-cell office:value-type="float" office:value="94.621" calcext:value-type="float">
            <text:p>94,6</text:p>
          </table:table-cell>
          <table:table-cell office:value-type="float" office:value="427.142" calcext:value-type="float">
            <text:p>427,1</text:p>
          </table:table-cell>
          <table:table-cell office:value-type="float" office:value="437.917" calcext:value-type="float">
            <text:p>437,9</text:p>
          </table:table-cell>
          <table:table-cell table:formula="of:=[.K663]-[.J663]" office:value-type="float" office:value="10.775" calcext:value-type="float">
            <text:p>10,8</text:p>
          </table:table-cell>
          <table:table-cell/>
          <table:table-cell table:formula="of:=[.J663]-[.O663]-[.I663]" office:value-type="float" office:value="49.631" calcext:value-type="float">
            <text:p>49,6</text:p>
          </table:table-cell>
          <table:table-cell table:style-name="Default" office:value-type="float" office:value="282.89" calcext:value-type="float">
            <text:p>282,89</text:p>
          </table:table-cell>
          <table:table-cell table:formula="of:=[.O663]-[.Q663]" office:value-type="float" office:value="11.441" calcext:value-type="float">
            <text:p>11,4</text:p>
          </table:table-cell>
          <table:table-cell office:value-type="float" office:value="271.449" calcext:value-type="float">
            <text:p>271,4</text:p>
          </table:table-cell>
          <table:table-cell table:formula="of:=[.Q663]-[.S663]-[.U663]-[.V663]" office:value-type="float" office:value="5.65600000000002" calcext:value-type="float">
            <text:p>5,7</text:p>
          </table:table-cell>
          <table:table-cell office:value-type="float" office:value="116.803" calcext:value-type="float">
            <text:p>116,8</text:p>
          </table:table-cell>
          <table:table-cell office:value-type="float" office:value="0.776" calcext:value-type="float">
            <text:p>0,8</text:p>
          </table:table-cell>
          <table:table-cell office:value-type="float" office:value="40.309" calcext:value-type="float">
            <text:p>40,3</text:p>
          </table:table-cell>
          <table:table-cell office:value-type="float" office:value="108.681" calcext:value-type="float">
            <text:p>108,7</text:p>
          </table:table-cell>
          <table:table-cell table:number-columns-repeated="1002"/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225.78.19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60.425" calcext:value-type="float">
            <text:p>60,4</text:p>
          </table:table-cell>
          <table:table-cell office:value-type="float" office:value="87.268" calcext:value-type="float">
            <text:p>87,3</text:p>
          </table:table-cell>
          <table:table-cell office:value-type="float" office:value="153.987" calcext:value-type="float">
            <text:p>154,0</text:p>
          </table:table-cell>
          <table:table-cell office:value-type="float" office:value="154.233" calcext:value-type="float">
            <text:p>154,2</text:p>
          </table:table-cell>
          <table:table-cell office:value-type="float" office:value="564.661" calcext:value-type="float">
            <text:p>564,7</text:p>
          </table:table-cell>
          <table:table-cell office:value-type="float" office:value="577.379" calcext:value-type="float">
            <text:p>577,4</text:p>
          </table:table-cell>
          <table:table-cell table:formula="of:=[.K664]-[.J664]" office:value-type="float" office:value="12.7180000000001" calcext:value-type="float">
            <text:p>12,7</text:p>
          </table:table-cell>
          <table:table-cell/>
          <table:table-cell table:formula="of:=[.J664]-[.O664]-[.I664]" office:value-type="float" office:value="123.198" calcext:value-type="float">
            <text:p>123,2</text:p>
          </table:table-cell>
          <table:table-cell table:style-name="Default" office:value-type="float" office:value="287.23" calcext:value-type="float">
            <text:p>287,23</text:p>
          </table:table-cell>
          <table:table-cell table:formula="of:=[.O664]-[.Q664]" office:value-type="float" office:value="9.31100000000004" calcext:value-type="float">
            <text:p>9,3</text:p>
          </table:table-cell>
          <table:table-cell office:value-type="float" office:value="277.919" calcext:value-type="float">
            <text:p>277,9</text:p>
          </table:table-cell>
          <table:table-cell table:formula="of:=[.Q664]-[.S664]-[.U664]-[.V664]" office:value-type="float" office:value="1.541" calcext:value-type="float">
            <text:p>1,5</text:p>
          </table:table-cell>
          <table:table-cell office:value-type="float" office:value="108.931" calcext:value-type="float">
            <text:p>108,9</text:p>
          </table:table-cell>
          <table:table-cell office:value-type="float" office:value="0.76" calcext:value-type="float">
            <text:p>0,8</text:p>
          </table:table-cell>
          <table:table-cell office:value-type="float" office:value="56.012" calcext:value-type="float">
            <text:p>56,0</text:p>
          </table:table-cell>
          <table:table-cell office:value-type="float" office:value="111.435" calcext:value-type="float">
            <text:p>111,4</text:p>
          </table:table-cell>
          <table:table-cell table:number-columns-repeated="1002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225.78.1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35" calcext:value-type="float">
            <text:p>4,3</text:p>
          </table:table-cell>
          <table:table-cell office:value-type="float" office:value="30.513" calcext:value-type="float">
            <text:p>30,5</text:p>
          </table:table-cell>
          <table:table-cell office:value-type="float" office:value="109.233" calcext:value-type="float">
            <text:p>109,2</text:p>
          </table:table-cell>
          <table:table-cell office:value-type="float" office:value="109.45" calcext:value-type="float">
            <text:p>109,5</text:p>
          </table:table-cell>
          <table:table-cell office:value-type="float" office:value="440.691" calcext:value-type="float">
            <text:p>440,7</text:p>
          </table:table-cell>
          <table:table-cell office:value-type="float" office:value="454.37" calcext:value-type="float">
            <text:p>454,4</text:p>
          </table:table-cell>
          <table:table-cell table:formula="of:=[.K665]-[.J665]" office:value-type="float" office:value="13.679" calcext:value-type="float">
            <text:p>13,7</text:p>
          </table:table-cell>
          <table:table-cell/>
          <table:table-cell table:formula="of:=[.J665]-[.O665]-[.I665]" office:value-type="float" office:value="59.951" calcext:value-type="float">
            <text:p>60,0</text:p>
          </table:table-cell>
          <table:table-cell table:style-name="Default" office:value-type="float" office:value="271.29" calcext:value-type="float">
            <text:p>271,29</text:p>
          </table:table-cell>
          <table:table-cell table:formula="of:=[.O665]-[.Q665]" office:value-type="float" office:value="14.713" calcext:value-type="float">
            <text:p>14,7</text:p>
          </table:table-cell>
          <table:table-cell office:value-type="float" office:value="256.577" calcext:value-type="float">
            <text:p>256,6</text:p>
          </table:table-cell>
          <table:table-cell table:formula="of:=[.Q665]-[.S665]-[.U665]-[.V665]" office:value-type="float" office:value="11.06" calcext:value-type="float">
            <text:p>11,1</text:p>
          </table:table-cell>
          <table:table-cell office:value-type="float" office:value="119.697" calcext:value-type="float">
            <text:p>119,7</text:p>
          </table:table-cell>
          <table:table-cell office:value-type="float" office:value="0.742" calcext:value-type="float">
            <text:p>0,7</text:p>
          </table:table-cell>
          <table:table-cell office:value-type="float" office:value="40.293" calcext:value-type="float">
            <text:p>40,3</text:p>
          </table:table-cell>
          <table:table-cell office:value-type="float" office:value="85.527" calcext:value-type="float">
            <text:p>85,5</text:p>
          </table:table-cell>
          <table:table-cell table:number-columns-repeated="1002"/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225.78.1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14" calcext:value-type="float">
            <text:p>4,3</text:p>
          </table:table-cell>
          <table:table-cell office:value-type="float" office:value="31.697" calcext:value-type="float">
            <text:p>31,7</text:p>
          </table:table-cell>
          <table:table-cell office:value-type="float" office:value="104.358" calcext:value-type="float">
            <text:p>104,4</text:p>
          </table:table-cell>
          <table:table-cell office:value-type="float" office:value="104.569" calcext:value-type="float">
            <text:p>104,6</text:p>
          </table:table-cell>
          <table:table-cell office:value-type="float" office:value="457.122" calcext:value-type="float">
            <text:p>457,1</text:p>
          </table:table-cell>
          <table:table-cell office:value-type="float" office:value="473.314" calcext:value-type="float">
            <text:p>473,3</text:p>
          </table:table-cell>
          <table:table-cell table:formula="of:=[.K666]-[.J666]" office:value-type="float" office:value="16.192" calcext:value-type="float">
            <text:p>16,2</text:p>
          </table:table-cell>
          <table:table-cell/>
          <table:table-cell table:formula="of:=[.J666]-[.O666]-[.I666]" office:value-type="float" office:value="90.833" calcext:value-type="float">
            <text:p>90,8</text:p>
          </table:table-cell>
          <table:table-cell table:style-name="Default" office:value-type="float" office:value="261.72" calcext:value-type="float">
            <text:p>261,72</text:p>
          </table:table-cell>
          <table:table-cell table:formula="of:=[.O666]-[.Q666]" office:value-type="float" office:value="6.93000000000004" calcext:value-type="float">
            <text:p>6,9</text:p>
          </table:table-cell>
          <table:table-cell office:value-type="float" office:value="254.79" calcext:value-type="float">
            <text:p>254,8</text:p>
          </table:table-cell>
          <table:table-cell table:formula="of:=[.Q666]-[.S666]-[.U666]-[.V666]" office:value-type="float" office:value="1.45899999999999" calcext:value-type="float">
            <text:p>1,5</text:p>
          </table:table-cell>
          <table:table-cell office:value-type="float" office:value="115.965" calcext:value-type="float">
            <text:p>116,0</text:p>
          </table:table-cell>
          <table:table-cell office:value-type="float" office:value="0.804" calcext:value-type="float">
            <text:p>0,8</text:p>
          </table:table-cell>
          <table:table-cell office:value-type="float" office:value="43.628" calcext:value-type="float">
            <text:p>43,6</text:p>
          </table:table-cell>
          <table:table-cell office:value-type="float" office:value="93.738" calcext:value-type="float">
            <text:p>93,7</text:p>
          </table:table-cell>
          <table:table-cell table:number-columns-repeated="1002"/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225.78.1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4" calcext:value-type="float">
            <text:p>4,4</text:p>
          </table:table-cell>
          <table:table-cell office:value-type="float" office:value="30.938" calcext:value-type="float">
            <text:p>30,9</text:p>
          </table:table-cell>
          <table:table-cell office:value-type="float" office:value="113.641" calcext:value-type="float">
            <text:p>113,6</text:p>
          </table:table-cell>
          <table:table-cell office:value-type="float" office:value="113.823" calcext:value-type="float">
            <text:p>113,8</text:p>
          </table:table-cell>
          <table:table-cell office:value-type="float" office:value="455.663" calcext:value-type="float">
            <text:p>455,7</text:p>
          </table:table-cell>
          <table:table-cell office:value-type="float" office:value="468.193" calcext:value-type="float">
            <text:p>468,2</text:p>
          </table:table-cell>
          <table:table-cell table:formula="of:=[.K667]-[.J667]" office:value-type="float" office:value="12.53" calcext:value-type="float">
            <text:p>12,5</text:p>
          </table:table-cell>
          <table:table-cell/>
          <table:table-cell table:formula="of:=[.J667]-[.O667]-[.I667]" office:value-type="float" office:value="34.23" calcext:value-type="float">
            <text:p>34,2</text:p>
          </table:table-cell>
          <table:table-cell table:style-name="Default" office:value-type="float" office:value="307.61" calcext:value-type="float">
            <text:p>307,61</text:p>
          </table:table-cell>
          <table:table-cell table:formula="of:=[.O667]-[.Q667]" office:value-type="float" office:value="20.516" calcext:value-type="float">
            <text:p>20,5</text:p>
          </table:table-cell>
          <table:table-cell office:value-type="float" office:value="287.094" calcext:value-type="float">
            <text:p>287,1</text:p>
          </table:table-cell>
          <table:table-cell table:formula="of:=[.Q667]-[.S667]-[.U667]-[.V667]" office:value-type="float" office:value="9.98000000000002" calcext:value-type="float">
            <text:p>10,0</text:p>
          </table:table-cell>
          <table:table-cell office:value-type="float" office:value="117.229" calcext:value-type="float">
            <text:p>117,2</text:p>
          </table:table-cell>
          <table:table-cell office:value-type="float" office:value="0.785" calcext:value-type="float">
            <text:p>0,8</text:p>
          </table:table-cell>
          <table:table-cell office:value-type="float" office:value="40.402" calcext:value-type="float">
            <text:p>40,4</text:p>
          </table:table-cell>
          <table:table-cell office:value-type="float" office:value="119.483" calcext:value-type="float">
            <text:p>119,5</text:p>
          </table:table-cell>
          <table:table-cell table:number-columns-repeated="1002"/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225.78.1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22" calcext:value-type="float">
            <text:p>4,2</text:p>
          </table:table-cell>
          <table:table-cell office:value-type="float" office:value="31.271" calcext:value-type="float">
            <text:p>31,3</text:p>
          </table:table-cell>
          <table:table-cell office:value-type="float" office:value="115.444" calcext:value-type="float">
            <text:p>115,4</text:p>
          </table:table-cell>
          <table:table-cell office:value-type="float" office:value="115.614" calcext:value-type="float">
            <text:p>115,6</text:p>
          </table:table-cell>
          <table:table-cell office:value-type="float" office:value="409.736" calcext:value-type="float">
            <text:p>409,7</text:p>
          </table:table-cell>
          <table:table-cell office:value-type="float" office:value="422.816" calcext:value-type="float">
            <text:p>422,8</text:p>
          </table:table-cell>
          <table:table-cell table:formula="of:=[.K668]-[.J668]" office:value-type="float" office:value="13.08" calcext:value-type="float">
            <text:p>13,1</text:p>
          </table:table-cell>
          <table:table-cell/>
          <table:table-cell table:formula="of:=[.J668]-[.O668]-[.I668]" office:value-type="float" office:value="-33.588" calcext:value-type="float">
            <text:p>-33,6</text:p>
          </table:table-cell>
          <table:table-cell table:style-name="Default" office:value-type="float" office:value="327.71" calcext:value-type="float">
            <text:p>327,71</text:p>
          </table:table-cell>
          <table:table-cell table:formula="of:=[.O668]-[.Q668]" office:value-type="float" office:value="6.745" calcext:value-type="float">
            <text:p>6,7</text:p>
          </table:table-cell>
          <table:table-cell office:value-type="float" office:value="320.965" calcext:value-type="float">
            <text:p>321,0</text:p>
          </table:table-cell>
          <table:table-cell table:formula="of:=[.Q668]-[.S668]-[.U668]-[.V668]" office:value-type="float" office:value="3.84399999999997" calcext:value-type="float">
            <text:p>3,8</text:p>
          </table:table-cell>
          <table:table-cell office:value-type="float" office:value="123.144" calcext:value-type="float">
            <text:p>123,1</text:p>
          </table:table-cell>
          <table:table-cell office:value-type="float" office:value="0.774" calcext:value-type="float">
            <text:p>0,8</text:p>
          </table:table-cell>
          <table:table-cell office:value-type="float" office:value="40.388" calcext:value-type="float">
            <text:p>40,4</text:p>
          </table:table-cell>
          <table:table-cell office:value-type="float" office:value="153.589" calcext:value-type="float">
            <text:p>153,6</text:p>
          </table:table-cell>
          <table:table-cell table:number-columns-repeated="1002"/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225.78.1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4" calcext:value-type="float">
            <text:p>4,2</text:p>
          </table:table-cell>
          <table:table-cell office:value-type="float" office:value="31.279" calcext:value-type="float">
            <text:p>31,3</text:p>
          </table:table-cell>
          <table:table-cell office:value-type="float" office:value="104.065" calcext:value-type="float">
            <text:p>104,1</text:p>
          </table:table-cell>
          <table:table-cell office:value-type="float" office:value="104.208" calcext:value-type="float">
            <text:p>104,2</text:p>
          </table:table-cell>
          <table:table-cell office:value-type="float" office:value="477.968" calcext:value-type="float">
            <text:p>478,0</text:p>
          </table:table-cell>
          <table:table-cell office:value-type="float" office:value="492.435" calcext:value-type="float">
            <text:p>492,4</text:p>
          </table:table-cell>
          <table:table-cell table:formula="of:=[.K669]-[.J669]" office:value-type="float" office:value="14.467" calcext:value-type="float">
            <text:p>14,5</text:p>
          </table:table-cell>
          <table:table-cell/>
          <table:table-cell table:formula="of:=[.J669]-[.O669]-[.I669]" office:value-type="float" office:value="63.2" calcext:value-type="float">
            <text:p>63,2</text:p>
          </table:table-cell>
          <table:table-cell table:style-name="Default" office:value-type="float" office:value="310.56" calcext:value-type="float">
            <text:p>310,56</text:p>
          </table:table-cell>
          <table:table-cell table:formula="of:=[.O669]-[.Q669]" office:value-type="float" office:value="13.091" calcext:value-type="float">
            <text:p>13,1</text:p>
          </table:table-cell>
          <table:table-cell office:value-type="float" office:value="297.469" calcext:value-type="float">
            <text:p>297,5</text:p>
          </table:table-cell>
          <table:table-cell table:formula="of:=[.Q669]-[.S669]-[.U669]-[.V669]" office:value-type="float" office:value="10.22" calcext:value-type="float">
            <text:p>10,2</text:p>
          </table:table-cell>
          <table:table-cell office:value-type="float" office:value="115.367" calcext:value-type="float">
            <text:p>115,4</text:p>
          </table:table-cell>
          <table:table-cell office:value-type="float" office:value="0.825" calcext:value-type="float">
            <text:p>0,8</text:p>
          </table:table-cell>
          <table:table-cell office:value-type="float" office:value="44.719" calcext:value-type="float">
            <text:p>44,7</text:p>
          </table:table-cell>
          <table:table-cell office:value-type="float" office:value="127.163" calcext:value-type="float">
            <text:p>127,2</text:p>
          </table:table-cell>
          <table:table-cell table:number-columns-repeated="1002"/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225.78.1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35" calcext:value-type="float">
            <text:p>4,2</text:p>
          </table:table-cell>
          <table:table-cell office:value-type="float" office:value="30.796" calcext:value-type="float">
            <text:p>30,8</text:p>
          </table:table-cell>
          <table:table-cell office:value-type="float" office:value="104.847" calcext:value-type="float">
            <text:p>104,8</text:p>
          </table:table-cell>
          <table:table-cell office:value-type="float" office:value="105.032" calcext:value-type="float">
            <text:p>105,0</text:p>
          </table:table-cell>
          <table:table-cell office:value-type="float" office:value="488.397" calcext:value-type="float">
            <text:p>488,4</text:p>
          </table:table-cell>
          <table:table-cell office:value-type="float" office:value="501.278" calcext:value-type="float">
            <text:p>501,3</text:p>
          </table:table-cell>
          <table:table-cell table:formula="of:=[.K670]-[.J670]" office:value-type="float" office:value="12.881" calcext:value-type="float">
            <text:p>12,9</text:p>
          </table:table-cell>
          <table:table-cell/>
          <table:table-cell table:formula="of:=[.J670]-[.O670]-[.I670]" office:value-type="float" office:value="124.635" calcext:value-type="float">
            <text:p>124,6</text:p>
          </table:table-cell>
          <table:table-cell table:style-name="Default" office:value-type="float" office:value="258.73" calcext:value-type="float">
            <text:p>258,73</text:p>
          </table:table-cell>
          <table:table-cell table:formula="of:=[.O670]-[.Q670]" office:value-type="float" office:value="16.143" calcext:value-type="float">
            <text:p>16,1</text:p>
          </table:table-cell>
          <table:table-cell office:value-type="float" office:value="242.587" calcext:value-type="float">
            <text:p>242,6</text:p>
          </table:table-cell>
          <table:table-cell table:formula="of:=[.Q670]-[.S670]-[.U670]-[.V670]" office:value-type="float" office:value="1.40000000000001" calcext:value-type="float">
            <text:p>1,4</text:p>
          </table:table-cell>
          <table:table-cell office:value-type="float" office:value="139.457" calcext:value-type="float">
            <text:p>139,5</text:p>
          </table:table-cell>
          <table:table-cell office:value-type="float" office:value="0.809" calcext:value-type="float">
            <text:p>0,8</text:p>
          </table:table-cell>
          <table:table-cell office:value-type="float" office:value="37.641" calcext:value-type="float">
            <text:p>37,6</text:p>
          </table:table-cell>
          <table:table-cell office:value-type="float" office:value="64.089" calcext:value-type="float">
            <text:p>64,1</text:p>
          </table:table-cell>
          <table:table-cell table:number-columns-repeated="1002"/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225.78.1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31" calcext:value-type="float">
            <text:p>4,2</text:p>
          </table:table-cell>
          <table:table-cell office:value-type="float" office:value="30.436" calcext:value-type="float">
            <text:p>30,4</text:p>
          </table:table-cell>
          <table:table-cell office:value-type="float" office:value="99.792" calcext:value-type="float">
            <text:p>99,8</text:p>
          </table:table-cell>
          <table:table-cell office:value-type="float" office:value="100.017" calcext:value-type="float">
            <text:p>100,0</text:p>
          </table:table-cell>
          <table:table-cell office:value-type="float" office:value="430.656" calcext:value-type="float">
            <text:p>430,7</text:p>
          </table:table-cell>
          <table:table-cell office:value-type="float" office:value="444.985" calcext:value-type="float">
            <text:p>445,0</text:p>
          </table:table-cell>
          <table:table-cell table:formula="of:=[.K671]-[.J671]" office:value-type="float" office:value="14.329" calcext:value-type="float">
            <text:p>14,3</text:p>
          </table:table-cell>
          <table:table-cell/>
          <table:table-cell table:formula="of:=[.J671]-[.O671]-[.I671]" office:value-type="float" office:value="10.189" calcext:value-type="float">
            <text:p>10,2</text:p>
          </table:table-cell>
          <table:table-cell table:style-name="Default" office:value-type="float" office:value="320.45" calcext:value-type="float">
            <text:p>320,45</text:p>
          </table:table-cell>
          <table:table-cell table:formula="of:=[.O671]-[.Q671]" office:value-type="float" office:value="18.377" calcext:value-type="float">
            <text:p>18,4</text:p>
          </table:table-cell>
          <table:table-cell office:value-type="float" office:value="302.073" calcext:value-type="float">
            <text:p>302,1</text:p>
          </table:table-cell>
          <table:table-cell table:formula="of:=[.Q671]-[.S671]-[.U671]-[.V671]" office:value-type="float" office:value="1.44499999999999" calcext:value-type="float">
            <text:p>1,4</text:p>
          </table:table-cell>
          <table:table-cell office:value-type="float" office:value="124.366" calcext:value-type="float">
            <text:p>124,4</text:p>
          </table:table-cell>
          <table:table-cell office:value-type="float" office:value="0.765" calcext:value-type="float">
            <text:p>0,8</text:p>
          </table:table-cell>
          <table:table-cell office:value-type="float" office:value="54.503" calcext:value-type="float">
            <text:p>54,5</text:p>
          </table:table-cell>
          <table:table-cell office:value-type="float" office:value="121.759" calcext:value-type="float">
            <text:p>121,8</text:p>
          </table:table-cell>
          <table:table-cell table:number-columns-repeated="1002"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225.78.1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37" calcext:value-type="float">
            <text:p>4,3</text:p>
          </table:table-cell>
          <table:table-cell office:value-type="float" office:value="31.359" calcext:value-type="float">
            <text:p>31,4</text:p>
          </table:table-cell>
          <table:table-cell office:value-type="float" office:value="114.857" calcext:value-type="float">
            <text:p>114,9</text:p>
          </table:table-cell>
          <table:table-cell office:value-type="float" office:value="115.027" calcext:value-type="float">
            <text:p>115,0</text:p>
          </table:table-cell>
          <table:table-cell office:value-type="float" office:value="434.492" calcext:value-type="float">
            <text:p>434,5</text:p>
          </table:table-cell>
          <table:table-cell office:value-type="float" office:value="449.297" calcext:value-type="float">
            <text:p>449,3</text:p>
          </table:table-cell>
          <table:table-cell table:formula="of:=[.K672]-[.J672]" office:value-type="float" office:value="14.805" calcext:value-type="float">
            <text:p>14,8</text:p>
          </table:table-cell>
          <table:table-cell/>
          <table:table-cell table:formula="of:=[.J672]-[.O672]-[.I672]" office:value-type="float" office:value="-13.555" calcext:value-type="float">
            <text:p>-13,6</text:p>
          </table:table-cell>
          <table:table-cell table:style-name="Default" office:value-type="float" office:value="333.02" calcext:value-type="float">
            <text:p>333,02</text:p>
          </table:table-cell>
          <table:table-cell table:formula="of:=[.O672]-[.Q672]" office:value-type="float" office:value="3.54199999999997" calcext:value-type="float">
            <text:p>3,5</text:p>
          </table:table-cell>
          <table:table-cell office:value-type="float" office:value="329.478" calcext:value-type="float">
            <text:p>329,5</text:p>
          </table:table-cell>
          <table:table-cell table:formula="of:=[.Q672]-[.S672]-[.U672]-[.V672]" office:value-type="float" office:value="12.278" calcext:value-type="float">
            <text:p>12,3</text:p>
          </table:table-cell>
          <table:table-cell office:value-type="float" office:value="169.296" calcext:value-type="float">
            <text:p>169,3</text:p>
          </table:table-cell>
          <table:table-cell office:value-type="float" office:value="0.833" calcext:value-type="float">
            <text:p>0,8</text:p>
          </table:table-cell>
          <table:table-cell office:value-type="float" office:value="50.99" calcext:value-type="float">
            <text:p>51,0</text:p>
          </table:table-cell>
          <table:table-cell office:value-type="float" office:value="96.914" calcext:value-type="float">
            <text:p>96,9</text:p>
          </table:table-cell>
          <table:table-cell table:number-columns-repeated="1002"/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225.78.1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23" calcext:value-type="float">
            <text:p>4,1</text:p>
          </table:table-cell>
          <table:table-cell office:value-type="float" office:value="30.814" calcext:value-type="float">
            <text:p>30,8</text:p>
          </table:table-cell>
          <table:table-cell office:value-type="float" office:value="104.271" calcext:value-type="float">
            <text:p>104,3</text:p>
          </table:table-cell>
          <table:table-cell office:value-type="float" office:value="104.445" calcext:value-type="float">
            <text:p>104,4</text:p>
          </table:table-cell>
          <table:table-cell office:value-type="float" office:value="428.074" calcext:value-type="float">
            <text:p>428,1</text:p>
          </table:table-cell>
          <table:table-cell office:value-type="float" office:value="443.034" calcext:value-type="float">
            <text:p>443,0</text:p>
          </table:table-cell>
          <table:table-cell table:formula="of:=[.K673]-[.J673]" office:value-type="float" office:value="14.96" calcext:value-type="float">
            <text:p>15,0</text:p>
          </table:table-cell>
          <table:table-cell/>
          <table:table-cell table:formula="of:=[.J673]-[.O673]-[.I673]" office:value-type="float" office:value="82.679" calcext:value-type="float">
            <text:p>82,7</text:p>
          </table:table-cell>
          <table:table-cell table:style-name="Default" office:value-type="float" office:value="240.95" calcext:value-type="float">
            <text:p>240,95</text:p>
          </table:table-cell>
          <table:table-cell table:formula="of:=[.O673]-[.Q673]" office:value-type="float" office:value="2.25799999999998" calcext:value-type="float">
            <text:p>2,3</text:p>
          </table:table-cell>
          <table:table-cell office:value-type="float" office:value="238.692" calcext:value-type="float">
            <text:p>238,7</text:p>
          </table:table-cell>
          <table:table-cell table:formula="of:=[.Q673]-[.S673]-[.U673]-[.V673]" office:value-type="float" office:value="2.304" calcext:value-type="float">
            <text:p>2,3</text:p>
          </table:table-cell>
          <table:table-cell office:value-type="float" office:value="118.007" calcext:value-type="float">
            <text:p>118,0</text:p>
          </table:table-cell>
          <table:table-cell office:value-type="float" office:value="0.784" calcext:value-type="float">
            <text:p>0,8</text:p>
          </table:table-cell>
          <table:table-cell office:value-type="float" office:value="40.521" calcext:value-type="float">
            <text:p>40,5</text:p>
          </table:table-cell>
          <table:table-cell office:value-type="float" office:value="77.86" calcext:value-type="float">
            <text:p>77,9</text:p>
          </table:table-cell>
          <table:table-cell table:number-columns-repeated="1002"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225.78.1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59" calcext:value-type="float">
            <text:p>4,3</text:p>
          </table:table-cell>
          <table:table-cell office:value-type="float" office:value="31.059" calcext:value-type="float">
            <text:p>31,1</text:p>
          </table:table-cell>
          <table:table-cell office:value-type="float" office:value="103.379" calcext:value-type="float">
            <text:p>103,4</text:p>
          </table:table-cell>
          <table:table-cell office:value-type="float" office:value="103.543" calcext:value-type="float">
            <text:p>103,5</text:p>
          </table:table-cell>
          <table:table-cell office:value-type="float" office:value="411.908" calcext:value-type="float">
            <text:p>411,9</text:p>
          </table:table-cell>
          <table:table-cell office:value-type="float" office:value="426.677" calcext:value-type="float">
            <text:p>426,7</text:p>
          </table:table-cell>
          <table:table-cell table:formula="of:=[.K674]-[.J674]" office:value-type="float" office:value="14.769" calcext:value-type="float">
            <text:p>14,8</text:p>
          </table:table-cell>
          <table:table-cell/>
          <table:table-cell table:formula="of:=[.J674]-[.O674]-[.I674]" office:value-type="float" office:value="-144.345" calcext:value-type="float">
            <text:p>-144,3</text:p>
          </table:table-cell>
          <table:table-cell table:style-name="Default" office:value-type="float" office:value="452.71" calcext:value-type="float">
            <text:p>452,71</text:p>
          </table:table-cell>
          <table:table-cell table:formula="of:=[.O674]-[.Q674]" office:value-type="float" office:value="10.037" calcext:value-type="float">
            <text:p>10,0</text:p>
          </table:table-cell>
          <table:table-cell office:value-type="float" office:value="442.673" calcext:value-type="float">
            <text:p>442,7</text:p>
          </table:table-cell>
          <table:table-cell table:formula="of:=[.Q674]-[.S674]-[.U674]-[.V674]" office:value-type="float" office:value="17.527" calcext:value-type="float">
            <text:p>17,5</text:p>
          </table:table-cell>
          <table:table-cell office:value-type="float" office:value="114.294" calcext:value-type="float">
            <text:p>114,3</text:p>
          </table:table-cell>
          <table:table-cell office:value-type="float" office:value="0.789" calcext:value-type="float">
            <text:p>0,8</text:p>
          </table:table-cell>
          <table:table-cell office:value-type="float" office:value="40.356" calcext:value-type="float">
            <text:p>40,4</text:p>
          </table:table-cell>
          <table:table-cell office:value-type="float" office:value="270.496" calcext:value-type="float">
            <text:p>270,5</text:p>
          </table:table-cell>
          <table:table-cell table:number-columns-repeated="1002"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225.78.1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79" calcext:value-type="float">
            <text:p>4,4</text:p>
          </table:table-cell>
          <table:table-cell office:value-type="float" office:value="30.879" calcext:value-type="float">
            <text:p>30,9</text:p>
          </table:table-cell>
          <table:table-cell office:value-type="float" office:value="113.672" calcext:value-type="float">
            <text:p>113,7</text:p>
          </table:table-cell>
          <table:table-cell office:value-type="float" office:value="113.851" calcext:value-type="float">
            <text:p>113,9</text:p>
          </table:table-cell>
          <table:table-cell office:value-type="float" office:value="415.502" calcext:value-type="float">
            <text:p>415,5</text:p>
          </table:table-cell>
          <table:table-cell office:value-type="float" office:value="429.725" calcext:value-type="float">
            <text:p>429,7</text:p>
          </table:table-cell>
          <table:table-cell table:formula="of:=[.K675]-[.J675]" office:value-type="float" office:value="14.223" calcext:value-type="float">
            <text:p>14,2</text:p>
          </table:table-cell>
          <table:table-cell/>
          <table:table-cell table:formula="of:=[.J675]-[.O675]-[.I675]" office:value-type="float" office:value="24.821" calcext:value-type="float">
            <text:p>24,8</text:p>
          </table:table-cell>
          <table:table-cell table:style-name="Default" office:value-type="float" office:value="276.83" calcext:value-type="float">
            <text:p>276,83</text:p>
          </table:table-cell>
          <table:table-cell table:formula="of:=[.O675]-[.Q675]" office:value-type="float" office:value="12.24" calcext:value-type="float">
            <text:p>12,2</text:p>
          </table:table-cell>
          <table:table-cell office:value-type="float" office:value="264.59" calcext:value-type="float">
            <text:p>264,6</text:p>
          </table:table-cell>
          <table:table-cell table:formula="of:=[.Q675]-[.S675]-[.U675]-[.V675]" office:value-type="float" office:value="1.44599999999996" calcext:value-type="float">
            <text:p>1,4</text:p>
          </table:table-cell>
          <table:table-cell office:value-type="float" office:value="119.271" calcext:value-type="float">
            <text:p>119,3</text:p>
          </table:table-cell>
          <table:table-cell office:value-type="float" office:value="0.766" calcext:value-type="float">
            <text:p>0,8</text:p>
          </table:table-cell>
          <table:table-cell office:value-type="float" office:value="55.732" calcext:value-type="float">
            <text:p>55,7</text:p>
          </table:table-cell>
          <table:table-cell office:value-type="float" office:value="88.141" calcext:value-type="float">
            <text:p>88,1</text:p>
          </table:table-cell>
          <table:table-cell table:number-columns-repeated="1002"/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225.78.1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15" calcext:value-type="float">
            <text:p>4,2</text:p>
          </table:table-cell>
          <table:table-cell office:value-type="float" office:value="30.773" calcext:value-type="float">
            <text:p>30,8</text:p>
          </table:table-cell>
          <table:table-cell office:value-type="float" office:value="114.032" calcext:value-type="float">
            <text:p>114,0</text:p>
          </table:table-cell>
          <table:table-cell office:value-type="float" office:value="114.226" calcext:value-type="float">
            <text:p>114,2</text:p>
          </table:table-cell>
          <table:table-cell office:value-type="float" office:value="469.762" calcext:value-type="float">
            <text:p>469,8</text:p>
          </table:table-cell>
          <table:table-cell office:value-type="float" office:value="482.572" calcext:value-type="float">
            <text:p>482,6</text:p>
          </table:table-cell>
          <table:table-cell table:formula="of:=[.K676]-[.J676]" office:value-type="float" office:value="12.81" calcext:value-type="float">
            <text:p>12,8</text:p>
          </table:table-cell>
          <table:table-cell/>
          <table:table-cell table:formula="of:=[.J676]-[.O676]-[.I676]" office:value-type="float" office:value="-17.894" calcext:value-type="float">
            <text:p>-17,9</text:p>
          </table:table-cell>
          <table:table-cell table:style-name="Default" office:value-type="float" office:value="373.43" calcext:value-type="float">
            <text:p>373,43</text:p>
          </table:table-cell>
          <table:table-cell table:formula="of:=[.O676]-[.Q676]" office:value-type="float" office:value="6.59399999999999" calcext:value-type="float">
            <text:p>6,6</text:p>
          </table:table-cell>
          <table:table-cell office:value-type="float" office:value="366.836" calcext:value-type="float">
            <text:p>366,8</text:p>
          </table:table-cell>
          <table:table-cell table:formula="of:=[.Q676]-[.S676]-[.U676]-[.V676]" office:value-type="float" office:value="12.528" calcext:value-type="float">
            <text:p>12,5</text:p>
          </table:table-cell>
          <table:table-cell office:value-type="float" office:value="123.749" calcext:value-type="float">
            <text:p>123,7</text:p>
          </table:table-cell>
          <table:table-cell office:value-type="float" office:value="0.797" calcext:value-type="float">
            <text:p>0,8</text:p>
          </table:table-cell>
          <table:table-cell office:value-type="float" office:value="56.204" calcext:value-type="float">
            <text:p>56,2</text:p>
          </table:table-cell>
          <table:table-cell office:value-type="float" office:value="174.355" calcext:value-type="float">
            <text:p>174,4</text:p>
          </table:table-cell>
          <table:table-cell table:number-columns-repeated="1002"/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225.78.1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19" calcext:value-type="float">
            <text:p>4,2</text:p>
          </table:table-cell>
          <table:table-cell office:value-type="float" office:value="30.472" calcext:value-type="float">
            <text:p>30,5</text:p>
          </table:table-cell>
          <table:table-cell office:value-type="float" office:value="117.991" calcext:value-type="float">
            <text:p>118,0</text:p>
          </table:table-cell>
          <table:table-cell office:value-type="float" office:value="118.1" calcext:value-type="float">
            <text:p>118,1</text:p>
          </table:table-cell>
          <table:table-cell office:value-type="float" office:value="429.211" calcext:value-type="float">
            <text:p>429,2</text:p>
          </table:table-cell>
          <table:table-cell office:value-type="float" office:value="443.35" calcext:value-type="float">
            <text:p>443,4</text:p>
          </table:table-cell>
          <table:table-cell table:formula="of:=[.K677]-[.J677]" office:value-type="float" office:value="14.139" calcext:value-type="float">
            <text:p>14,1</text:p>
          </table:table-cell>
          <table:table-cell/>
          <table:table-cell table:formula="of:=[.J677]-[.O677]-[.I677]" office:value-type="float" office:value="65.451" calcext:value-type="float">
            <text:p>65,5</text:p>
          </table:table-cell>
          <table:table-cell table:style-name="Default" office:value-type="float" office:value="245.66" calcext:value-type="float">
            <text:p>245,66</text:p>
          </table:table-cell>
          <table:table-cell table:formula="of:=[.O677]-[.Q677]" office:value-type="float" office:value="8.41999999999999" calcext:value-type="float">
            <text:p>8,4</text:p>
          </table:table-cell>
          <table:table-cell office:value-type="float" office:value="237.24" calcext:value-type="float">
            <text:p>237,2</text:p>
          </table:table-cell>
          <table:table-cell table:formula="of:=[.Q677]-[.S677]-[.U677]-[.V677]" office:value-type="float" office:value="10.172" calcext:value-type="float">
            <text:p>10,2</text:p>
          </table:table-cell>
          <table:table-cell office:value-type="float" office:value="114.25" calcext:value-type="float">
            <text:p>114,3</text:p>
          </table:table-cell>
          <table:table-cell office:value-type="float" office:value="4.149" calcext:value-type="float">
            <text:p>4,1</text:p>
          </table:table-cell>
          <table:table-cell office:value-type="float" office:value="40.346" calcext:value-type="float">
            <text:p>40,3</text:p>
          </table:table-cell>
          <table:table-cell office:value-type="float" office:value="72.472" calcext:value-type="float">
            <text:p>72,5</text:p>
          </table:table-cell>
          <table:table-cell table:number-columns-repeated="1002"/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225.78.1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83" calcext:value-type="float">
            <text:p>4,4</text:p>
          </table:table-cell>
          <table:table-cell office:value-type="float" office:value="31.132" calcext:value-type="float">
            <text:p>31,1</text:p>
          </table:table-cell>
          <table:table-cell office:value-type="float" office:value="115.345" calcext:value-type="float">
            <text:p>115,3</text:p>
          </table:table-cell>
          <table:table-cell office:value-type="float" office:value="115.404" calcext:value-type="float">
            <text:p>115,4</text:p>
          </table:table-cell>
          <table:table-cell office:value-type="float" office:value="500.968" calcext:value-type="float">
            <text:p>501,0</text:p>
          </table:table-cell>
          <table:table-cell office:value-type="float" office:value="515.511" calcext:value-type="float">
            <text:p>515,5</text:p>
          </table:table-cell>
          <table:table-cell table:formula="of:=[.K678]-[.J678]" office:value-type="float" office:value="14.543" calcext:value-type="float">
            <text:p>14,5</text:p>
          </table:table-cell>
          <table:table-cell/>
          <table:table-cell table:formula="of:=[.J678]-[.O678]-[.I678]" office:value-type="float" office:value="92.654" calcext:value-type="float">
            <text:p>92,7</text:p>
          </table:table-cell>
          <table:table-cell table:style-name="Default" office:value-type="float" office:value="292.91" calcext:value-type="float">
            <text:p>292,91</text:p>
          </table:table-cell>
          <table:table-cell table:formula="of:=[.O678]-[.Q678]" office:value-type="float" office:value="15.0170000000001" calcext:value-type="float">
            <text:p>15,0</text:p>
          </table:table-cell>
          <table:table-cell office:value-type="float" office:value="277.893" calcext:value-type="float">
            <text:p>277,9</text:p>
          </table:table-cell>
          <table:table-cell table:formula="of:=[.Q678]-[.S678]-[.U678]-[.V678]" office:value-type="float" office:value="13.262" calcext:value-type="float">
            <text:p>13,3</text:p>
          </table:table-cell>
          <table:table-cell office:value-type="float" office:value="118.2" calcext:value-type="float">
            <text:p>118,2</text:p>
          </table:table-cell>
          <table:table-cell office:value-type="float" office:value="11.744" calcext:value-type="float">
            <text:p>11,7</text:p>
          </table:table-cell>
          <table:table-cell office:value-type="float" office:value="40.4" calcext:value-type="float">
            <text:p>40,4</text:p>
          </table:table-cell>
          <table:table-cell office:value-type="float" office:value="106.031" calcext:value-type="float">
            <text:p>106,0</text:p>
          </table:table-cell>
          <table:table-cell table:number-columns-repeated="1002"/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225.78.1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44" calcext:value-type="float">
            <text:p>4,2</text:p>
          </table:table-cell>
          <table:table-cell office:value-type="float" office:value="31.301" calcext:value-type="float">
            <text:p>31,3</text:p>
          </table:table-cell>
          <table:table-cell office:value-type="float" office:value="105.498" calcext:value-type="float">
            <text:p>105,5</text:p>
          </table:table-cell>
          <table:table-cell office:value-type="float" office:value="105.668" calcext:value-type="float">
            <text:p>105,7</text:p>
          </table:table-cell>
          <table:table-cell office:value-type="float" office:value="445.449" calcext:value-type="float">
            <text:p>445,4</text:p>
          </table:table-cell>
          <table:table-cell office:value-type="float" office:value="460.038" calcext:value-type="float">
            <text:p>460,0</text:p>
          </table:table-cell>
          <table:table-cell table:formula="of:=[.K679]-[.J679]" office:value-type="float" office:value="14.589" calcext:value-type="float">
            <text:p>14,6</text:p>
          </table:table-cell>
          <table:table-cell/>
          <table:table-cell table:formula="of:=[.J679]-[.O679]-[.I679]" office:value-type="float" office:value="36.711" calcext:value-type="float">
            <text:p>36,7</text:p>
          </table:table-cell>
          <table:table-cell table:style-name="Default" office:value-type="float" office:value="303.07" calcext:value-type="float">
            <text:p>303,07</text:p>
          </table:table-cell>
          <table:table-cell table:formula="of:=[.O679]-[.Q679]" office:value-type="float" office:value="7.80899999999997" calcext:value-type="float">
            <text:p>7,8</text:p>
          </table:table-cell>
          <table:table-cell office:value-type="float" office:value="295.261" calcext:value-type="float">
            <text:p>295,3</text:p>
          </table:table-cell>
          <table:table-cell table:formula="of:=[.Q679]-[.S679]-[.U679]-[.V679]" office:value-type="float" office:value="2.596" calcext:value-type="float">
            <text:p>2,6</text:p>
          </table:table-cell>
          <table:table-cell office:value-type="float" office:value="137.473" calcext:value-type="float">
            <text:p>137,5</text:p>
          </table:table-cell>
          <table:table-cell office:value-type="float" office:value="1.904" calcext:value-type="float">
            <text:p>1,9</text:p>
          </table:table-cell>
          <table:table-cell office:value-type="float" office:value="42.438" calcext:value-type="float">
            <text:p>42,4</text:p>
          </table:table-cell>
          <table:table-cell office:value-type="float" office:value="112.754" calcext:value-type="float">
            <text:p>112,8</text:p>
          </table:table-cell>
          <table:table-cell table:number-columns-repeated="1002"/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225.78.1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8" calcext:value-type="float">
            <text:p>4,2</text:p>
          </table:table-cell>
          <table:table-cell office:value-type="float" office:value="31.506" calcext:value-type="float">
            <text:p>31,5</text:p>
          </table:table-cell>
          <table:table-cell office:value-type="float" office:value="101.135" calcext:value-type="float">
            <text:p>101,1</text:p>
          </table:table-cell>
          <table:table-cell office:value-type="float" office:value="101.324" calcext:value-type="float">
            <text:p>101,3</text:p>
          </table:table-cell>
          <table:table-cell office:value-type="float" office:value="506.865" calcext:value-type="float">
            <text:p>506,9</text:p>
          </table:table-cell>
          <table:table-cell office:value-type="float" office:value="520.499" calcext:value-type="float">
            <text:p>520,5</text:p>
          </table:table-cell>
          <table:table-cell table:formula="of:=[.K680]-[.J680]" office:value-type="float" office:value="13.634" calcext:value-type="float">
            <text:p>13,6</text:p>
          </table:table-cell>
          <table:table-cell/>
          <table:table-cell table:formula="of:=[.J680]-[.O680]-[.I680]" office:value-type="float" office:value="-140.879" calcext:value-type="float">
            <text:p>-140,9</text:p>
          </table:table-cell>
          <table:table-cell table:style-name="Default" office:value-type="float" office:value="546.42" calcext:value-type="float">
            <text:p>546,42</text:p>
          </table:table-cell>
          <table:table-cell table:formula="of:=[.O680]-[.Q680]" office:value-type="float" office:value="7.16599999999994" calcext:value-type="float">
            <text:p>7,2</text:p>
          </table:table-cell>
          <table:table-cell office:value-type="float" office:value="539.254" calcext:value-type="float">
            <text:p>539,3</text:p>
          </table:table-cell>
          <table:table-cell table:formula="of:=[.Q680]-[.S680]-[.U680]-[.V680]" office:value-type="float" office:value="24.92" calcext:value-type="float">
            <text:p>24,9</text:p>
          </table:table-cell>
          <table:table-cell office:value-type="float" office:value="319.913" calcext:value-type="float">
            <text:p>319,9</text:p>
          </table:table-cell>
          <table:table-cell office:value-type="float" office:value="4.747" calcext:value-type="float">
            <text:p>4,7</text:p>
          </table:table-cell>
          <table:table-cell office:value-type="float" office:value="40.181" calcext:value-type="float">
            <text:p>40,2</text:p>
          </table:table-cell>
          <table:table-cell office:value-type="float" office:value="154.24" calcext:value-type="float">
            <text:p>154,2</text:p>
          </table:table-cell>
          <table:table-cell table:number-columns-repeated="1002"/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225.78.1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12" calcext:value-type="float">
            <text:p>4,3</text:p>
          </table:table-cell>
          <table:table-cell office:value-type="float" office:value="31.29" calcext:value-type="float">
            <text:p>31,3</text:p>
          </table:table-cell>
          <table:table-cell office:value-type="float" office:value="114.581" calcext:value-type="float">
            <text:p>114,6</text:p>
          </table:table-cell>
          <table:table-cell office:value-type="float" office:value="114.829" calcext:value-type="float">
            <text:p>114,8</text:p>
          </table:table-cell>
          <table:table-cell office:value-type="float" office:value="439.68" calcext:value-type="float">
            <text:p>439,7</text:p>
          </table:table-cell>
          <table:table-cell office:value-type="float" office:value="454.385" calcext:value-type="float">
            <text:p>454,4</text:p>
          </table:table-cell>
          <table:table-cell table:formula="of:=[.K681]-[.J681]" office:value-type="float" office:value="14.705" calcext:value-type="float">
            <text:p>14,7</text:p>
          </table:table-cell>
          <table:table-cell/>
          <table:table-cell table:formula="of:=[.J681]-[.O681]-[.I681]" office:value-type="float" office:value="57.711" calcext:value-type="float">
            <text:p>57,7</text:p>
          </table:table-cell>
          <table:table-cell table:style-name="Default" office:value-type="float" office:value="267.14" calcext:value-type="float">
            <text:p>267,14</text:p>
          </table:table-cell>
          <table:table-cell table:formula="of:=[.O681]-[.Q681]" office:value-type="float" office:value="19.068" calcext:value-type="float">
            <text:p>19,1</text:p>
          </table:table-cell>
          <table:table-cell office:value-type="float" office:value="248.072" calcext:value-type="float">
            <text:p>248,1</text:p>
          </table:table-cell>
          <table:table-cell table:formula="of:=[.Q681]-[.S681]-[.U681]-[.V681]" office:value-type="float" office:value="6.477" calcext:value-type="float">
            <text:p>6,5</text:p>
          </table:table-cell>
          <table:table-cell office:value-type="float" office:value="105.261" calcext:value-type="float">
            <text:p>105,3</text:p>
          </table:table-cell>
          <table:table-cell office:value-type="float" office:value="5.808" calcext:value-type="float">
            <text:p>5,8</text:p>
          </table:table-cell>
          <table:table-cell office:value-type="float" office:value="54.822" calcext:value-type="float">
            <text:p>54,8</text:p>
          </table:table-cell>
          <table:table-cell office:value-type="float" office:value="81.512" calcext:value-type="float">
            <text:p>81,5</text:p>
          </table:table-cell>
          <table:table-cell table:number-columns-repeated="1002"/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225.78.1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24" calcext:value-type="float">
            <text:p>4,3</text:p>
          </table:table-cell>
          <table:table-cell office:value-type="float" office:value="30.872" calcext:value-type="float">
            <text:p>30,9</text:p>
          </table:table-cell>
          <table:table-cell office:value-type="float" office:value="100.282" calcext:value-type="float">
            <text:p>100,3</text:p>
          </table:table-cell>
          <table:table-cell office:value-type="float" office:value="100.457" calcext:value-type="float">
            <text:p>100,5</text:p>
          </table:table-cell>
          <table:table-cell office:value-type="float" office:value="535.679" calcext:value-type="float">
            <text:p>535,7</text:p>
          </table:table-cell>
          <table:table-cell office:value-type="float" office:value="550.289" calcext:value-type="float">
            <text:p>550,3</text:p>
          </table:table-cell>
          <table:table-cell table:formula="of:=[.K682]-[.J682]" office:value-type="float" office:value="14.61" calcext:value-type="float">
            <text:p>14,6</text:p>
          </table:table-cell>
          <table:table-cell/>
          <table:table-cell table:formula="of:=[.J682]-[.O682]-[.I682]" office:value-type="float" office:value="102.762" calcext:value-type="float">
            <text:p>102,8</text:p>
          </table:table-cell>
          <table:table-cell table:style-name="Default" office:value-type="float" office:value="332.46" calcext:value-type="float">
            <text:p>332,46</text:p>
          </table:table-cell>
          <table:table-cell table:formula="of:=[.O682]-[.Q682]" office:value-type="float" office:value="18.607" calcext:value-type="float">
            <text:p>18,6</text:p>
          </table:table-cell>
          <table:table-cell office:value-type="float" office:value="313.853" calcext:value-type="float">
            <text:p>313,9</text:p>
          </table:table-cell>
          <table:table-cell table:formula="of:=[.Q682]-[.S682]-[.U682]-[.V682]" office:value-type="float" office:value="11.924" calcext:value-type="float">
            <text:p>11,9</text:p>
          </table:table-cell>
          <table:table-cell office:value-type="float" office:value="105.05" calcext:value-type="float">
            <text:p>105,1</text:p>
          </table:table-cell>
          <table:table-cell office:value-type="float" office:value="11.235" calcext:value-type="float">
            <text:p>11,2</text:p>
          </table:table-cell>
          <table:table-cell office:value-type="float" office:value="55.036" calcext:value-type="float">
            <text:p>55,0</text:p>
          </table:table-cell>
          <table:table-cell office:value-type="float" office:value="141.843" calcext:value-type="float">
            <text:p>141,8</text:p>
          </table:table-cell>
          <table:table-cell table:number-columns-repeated="1002"/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225.78.1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26" calcext:value-type="float">
            <text:p>4,3</text:p>
          </table:table-cell>
          <table:table-cell office:value-type="float" office:value="31.185" calcext:value-type="float">
            <text:p>31,2</text:p>
          </table:table-cell>
          <table:table-cell office:value-type="float" office:value="110.575" calcext:value-type="float">
            <text:p>110,6</text:p>
          </table:table-cell>
          <table:table-cell office:value-type="float" office:value="110.771" calcext:value-type="float">
            <text:p>110,8</text:p>
          </table:table-cell>
          <table:table-cell office:value-type="float" office:value="473.484" calcext:value-type="float">
            <text:p>473,5</text:p>
          </table:table-cell>
          <table:table-cell office:value-type="float" office:value="492.165" calcext:value-type="float">
            <text:p>492,2</text:p>
          </table:table-cell>
          <table:table-cell table:formula="of:=[.K683]-[.J683]" office:value-type="float" office:value="18.681" calcext:value-type="float">
            <text:p>18,7</text:p>
          </table:table-cell>
          <table:table-cell/>
          <table:table-cell table:formula="of:=[.J683]-[.O683]-[.I683]" office:value-type="float" office:value="44.713" calcext:value-type="float">
            <text:p>44,7</text:p>
          </table:table-cell>
          <table:table-cell table:style-name="Default" office:value-type="float" office:value="318" calcext:value-type="float">
            <text:p>318</text:p>
          </table:table-cell>
          <table:table-cell table:formula="of:=[.O683]-[.Q683]" office:value-type="float" office:value="5.96699999999998" calcext:value-type="float">
            <text:p>6,0</text:p>
          </table:table-cell>
          <table:table-cell office:value-type="float" office:value="312.033" calcext:value-type="float">
            <text:p>312,0</text:p>
          </table:table-cell>
          <table:table-cell table:formula="of:=[.Q683]-[.S683]-[.U683]-[.V683]" office:value-type="float" office:value="22.939" calcext:value-type="float">
            <text:p>22,9</text:p>
          </table:table-cell>
          <table:table-cell office:value-type="float" office:value="114.178" calcext:value-type="float">
            <text:p>114,2</text:p>
          </table:table-cell>
          <table:table-cell office:value-type="float" office:value="16.772" calcext:value-type="float">
            <text:p>16,8</text:p>
          </table:table-cell>
          <table:table-cell office:value-type="float" office:value="40.423" calcext:value-type="float">
            <text:p>40,4</text:p>
          </table:table-cell>
          <table:table-cell office:value-type="float" office:value="134.493" calcext:value-type="float">
            <text:p>134,5</text:p>
          </table:table-cell>
          <table:table-cell table:number-columns-repeated="1002"/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225.78.1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94" calcext:value-type="float">
            <text:p>4,2</text:p>
          </table:table-cell>
          <table:table-cell office:value-type="float" office:value="30.839" calcext:value-type="float">
            <text:p>30,8</text:p>
          </table:table-cell>
          <table:table-cell office:value-type="float" office:value="115.225" calcext:value-type="float">
            <text:p>115,2</text:p>
          </table:table-cell>
          <table:table-cell office:value-type="float" office:value="115.39" calcext:value-type="float">
            <text:p>115,4</text:p>
          </table:table-cell>
          <table:table-cell office:value-type="float" office:value="621.007" calcext:value-type="float">
            <text:p>621,0</text:p>
          </table:table-cell>
          <table:table-cell office:value-type="float" office:value="637.352" calcext:value-type="float">
            <text:p>637,4</text:p>
          </table:table-cell>
          <table:table-cell table:formula="of:=[.K684]-[.J684]" office:value-type="float" office:value="16.345" calcext:value-type="float">
            <text:p>16,3</text:p>
          </table:table-cell>
          <table:table-cell/>
          <table:table-cell table:formula="of:=[.J684]-[.O684]-[.I684]" office:value-type="float" office:value="229.777" calcext:value-type="float">
            <text:p>229,8</text:p>
          </table:table-cell>
          <table:table-cell table:style-name="Default" office:value-type="float" office:value="275.84" calcext:value-type="float">
            <text:p>275,84</text:p>
          </table:table-cell>
          <table:table-cell table:formula="of:=[.O684]-[.Q684]" office:value-type="float" office:value="8.47199999999998" calcext:value-type="float">
            <text:p>8,5</text:p>
          </table:table-cell>
          <table:table-cell office:value-type="float" office:value="267.368" calcext:value-type="float">
            <text:p>267,4</text:p>
          </table:table-cell>
          <table:table-cell table:formula="of:=[.Q684]-[.S684]-[.U684]-[.V684]" office:value-type="float" office:value="15.46" calcext:value-type="float">
            <text:p>15,5</text:p>
          </table:table-cell>
          <table:table-cell office:value-type="float" office:value="104.734" calcext:value-type="float">
            <text:p>104,7</text:p>
          </table:table-cell>
          <table:table-cell office:value-type="float" office:value="14.715" calcext:value-type="float">
            <text:p>14,7</text:p>
          </table:table-cell>
          <table:table-cell office:value-type="float" office:value="55.266" calcext:value-type="float">
            <text:p>55,3</text:p>
          </table:table-cell>
          <table:table-cell office:value-type="float" office:value="91.908" calcext:value-type="float">
            <text:p>91,9</text:p>
          </table:table-cell>
          <table:table-cell table:number-columns-repeated="1002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225.78.1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88" calcext:value-type="float">
            <text:p>4,4</text:p>
          </table:table-cell>
          <table:table-cell office:value-type="float" office:value="30.902" calcext:value-type="float">
            <text:p>30,9</text:p>
          </table:table-cell>
          <table:table-cell office:value-type="float" office:value="109.813" calcext:value-type="float">
            <text:p>109,8</text:p>
          </table:table-cell>
          <table:table-cell office:value-type="float" office:value="109.988" calcext:value-type="float">
            <text:p>110,0</text:p>
          </table:table-cell>
          <table:table-cell office:value-type="float" office:value="427.707" calcext:value-type="float">
            <text:p>427,7</text:p>
          </table:table-cell>
          <table:table-cell office:value-type="float" office:value="441.738" calcext:value-type="float">
            <text:p>441,7</text:p>
          </table:table-cell>
          <table:table-cell table:formula="of:=[.K685]-[.J685]" office:value-type="float" office:value="14.031" calcext:value-type="float">
            <text:p>14,0</text:p>
          </table:table-cell>
          <table:table-cell/>
          <table:table-cell table:formula="of:=[.J685]-[.O685]-[.I685]" office:value-type="float" office:value="47.849" calcext:value-type="float">
            <text:p>47,8</text:p>
          </table:table-cell>
          <table:table-cell table:style-name="Default" office:value-type="float" office:value="269.87" calcext:value-type="float">
            <text:p>269,87</text:p>
          </table:table-cell>
          <table:table-cell table:formula="of:=[.O685]-[.Q685]" office:value-type="float" office:value="13.021" calcext:value-type="float">
            <text:p>13,0</text:p>
          </table:table-cell>
          <table:table-cell office:value-type="float" office:value="256.849" calcext:value-type="float">
            <text:p>256,8</text:p>
          </table:table-cell>
          <table:table-cell table:formula="of:=[.Q685]-[.S685]-[.U685]-[.V685]" office:value-type="float" office:value="10.008" calcext:value-type="float">
            <text:p>10,0</text:p>
          </table:table-cell>
          <table:table-cell office:value-type="float" office:value="115.733" calcext:value-type="float">
            <text:p>115,7</text:p>
          </table:table-cell>
          <table:table-cell office:value-type="float" office:value="9.288" calcext:value-type="float">
            <text:p>9,3</text:p>
          </table:table-cell>
          <table:table-cell office:value-type="float" office:value="43.853" calcext:value-type="float">
            <text:p>43,9</text:p>
          </table:table-cell>
          <table:table-cell office:value-type="float" office:value="87.255" calcext:value-type="float">
            <text:p>87,3</text:p>
          </table:table-cell>
          <table:table-cell table:number-columns-repeated="1002"/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225.78.1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39" calcext:value-type="float">
            <text:p>4,2</text:p>
          </table:table-cell>
          <table:table-cell office:value-type="float" office:value="30.55" calcext:value-type="float">
            <text:p>30,6</text:p>
          </table:table-cell>
          <table:table-cell office:value-type="float" office:value="99.22" calcext:value-type="float">
            <text:p>99,2</text:p>
          </table:table-cell>
          <table:table-cell office:value-type="float" office:value="99.41" calcext:value-type="float">
            <text:p>99,4</text:p>
          </table:table-cell>
          <table:table-cell office:value-type="float" office:value="451.74" calcext:value-type="float">
            <text:p>451,7</text:p>
          </table:table-cell>
          <table:table-cell office:value-type="float" office:value="465.76" calcext:value-type="float">
            <text:p>465,8</text:p>
          </table:table-cell>
          <table:table-cell table:formula="of:=[.K686]-[.J686]" office:value-type="float" office:value="14.02" calcext:value-type="float">
            <text:p>14,0</text:p>
          </table:table-cell>
          <table:table-cell/>
          <table:table-cell table:formula="of:=[.J686]-[.O686]-[.I686]" office:value-type="float" office:value="80.1" calcext:value-type="float">
            <text:p>80,1</text:p>
          </table:table-cell>
          <table:table-cell table:style-name="Default" office:value-type="float" office:value="272.23" calcext:value-type="float">
            <text:p>272,23</text:p>
          </table:table-cell>
          <table:table-cell table:formula="of:=[.O686]-[.Q686]" office:value-type="float" office:value="9.71600000000001" calcext:value-type="float">
            <text:p>9,7</text:p>
          </table:table-cell>
          <table:table-cell office:value-type="float" office:value="262.514" calcext:value-type="float">
            <text:p>262,5</text:p>
          </table:table-cell>
          <table:table-cell table:formula="of:=[.Q686]-[.S686]-[.U686]-[.V686]" office:value-type="float" office:value="12.02" calcext:value-type="float">
            <text:p>12,0</text:p>
          </table:table-cell>
          <table:table-cell office:value-type="float" office:value="105.898" calcext:value-type="float">
            <text:p>105,9</text:p>
          </table:table-cell>
          <table:table-cell office:value-type="float" office:value="11.245" calcext:value-type="float">
            <text:p>11,2</text:p>
          </table:table-cell>
          <table:table-cell office:value-type="float" office:value="54.08" calcext:value-type="float">
            <text:p>54,1</text:p>
          </table:table-cell>
          <table:table-cell office:value-type="float" office:value="90.516" calcext:value-type="float">
            <text:p>90,5</text:p>
          </table:table-cell>
          <table:table-cell table:number-columns-repeated="1002"/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225.78.1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71" calcext:value-type="float">
            <text:p>4,3</text:p>
          </table:table-cell>
          <table:table-cell office:value-type="float" office:value="30.672" calcext:value-type="float">
            <text:p>30,7</text:p>
          </table:table-cell>
          <table:table-cell office:value-type="float" office:value="102.61" calcext:value-type="float">
            <text:p>102,6</text:p>
          </table:table-cell>
          <table:table-cell office:value-type="float" office:value="102.792" calcext:value-type="float">
            <text:p>102,8</text:p>
          </table:table-cell>
          <table:table-cell office:value-type="float" office:value="647.162" calcext:value-type="float">
            <text:p>647,2</text:p>
          </table:table-cell>
          <table:table-cell office:value-type="float" office:value="661.261" calcext:value-type="float">
            <text:p>661,3</text:p>
          </table:table-cell>
          <table:table-cell table:formula="of:=[.K687]-[.J687]" office:value-type="float" office:value="14.0989999999999" calcext:value-type="float">
            <text:p>14,1</text:p>
          </table:table-cell>
          <table:table-cell/>
          <table:table-cell table:formula="of:=[.J687]-[.O687]-[.I687]" office:value-type="float" office:value="277.17" calcext:value-type="float">
            <text:p>277,2</text:p>
          </table:table-cell>
          <table:table-cell table:style-name="Default" office:value-type="float" office:value="267.2" calcext:value-type="float">
            <text:p>267,2</text:p>
          </table:table-cell>
          <table:table-cell table:formula="of:=[.O687]-[.Q687]" office:value-type="float" office:value="20.239" calcext:value-type="float">
            <text:p>20,2</text:p>
          </table:table-cell>
          <table:table-cell office:value-type="float" office:value="246.961" calcext:value-type="float">
            <text:p>247,0</text:p>
          </table:table-cell>
          <table:table-cell table:formula="of:=[.Q687]-[.S687]-[.U687]-[.V687]" office:value-type="float" office:value="7.11599999999999" calcext:value-type="float">
            <text:p>7,1</text:p>
          </table:table-cell>
          <table:table-cell office:value-type="float" office:value="107.687" calcext:value-type="float">
            <text:p>107,7</text:p>
          </table:table-cell>
          <table:table-cell office:value-type="float" office:value="6.458" calcext:value-type="float">
            <text:p>6,5</text:p>
          </table:table-cell>
          <table:table-cell office:value-type="float" office:value="52.264" calcext:value-type="float">
            <text:p>52,3</text:p>
          </table:table-cell>
          <table:table-cell office:value-type="float" office:value="79.894" calcext:value-type="float">
            <text:p>79,9</text:p>
          </table:table-cell>
          <table:table-cell table:number-columns-repeated="1002"/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225.78.1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85" calcext:value-type="float">
            <text:p>4,2</text:p>
          </table:table-cell>
          <table:table-cell office:value-type="float" office:value="31.042" calcext:value-type="float">
            <text:p>31,0</text:p>
          </table:table-cell>
          <table:table-cell office:value-type="float" office:value="101.33" calcext:value-type="float">
            <text:p>101,3</text:p>
          </table:table-cell>
          <table:table-cell office:value-type="float" office:value="101.509" calcext:value-type="float">
            <text:p>101,5</text:p>
          </table:table-cell>
          <table:table-cell office:value-type="float" office:value="784.775" calcext:value-type="float">
            <text:p>784,8</text:p>
          </table:table-cell>
          <table:table-cell office:value-type="float" office:value="799.619" calcext:value-type="float">
            <text:p>799,6</text:p>
          </table:table-cell>
          <table:table-cell table:formula="of:=[.K688]-[.J688]" office:value-type="float" office:value="14.8440000000001" calcext:value-type="float">
            <text:p>14,8</text:p>
          </table:table-cell>
          <table:table-cell/>
          <table:table-cell table:formula="of:=[.J688]-[.O688]-[.I688]" office:value-type="float" office:value="405.966" calcext:value-type="float">
            <text:p>406,0</text:p>
          </table:table-cell>
          <table:table-cell table:style-name="Default" office:value-type="float" office:value="277.3" calcext:value-type="float">
            <text:p>277,3</text:p>
          </table:table-cell>
          <table:table-cell table:formula="of:=[.O688]-[.Q688]" office:value-type="float" office:value="16.82" calcext:value-type="float">
            <text:p>16,8</text:p>
          </table:table-cell>
          <table:table-cell office:value-type="float" office:value="260.48" calcext:value-type="float">
            <text:p>260,5</text:p>
          </table:table-cell>
          <table:table-cell table:formula="of:=[.Q688]-[.S688]-[.U688]-[.V688]" office:value-type="float" office:value="36.522" calcext:value-type="float">
            <text:p>36,5</text:p>
          </table:table-cell>
          <table:table-cell office:value-type="float" office:value="102.764" calcext:value-type="float">
            <text:p>102,8</text:p>
          </table:table-cell>
          <table:table-cell office:value-type="float" office:value="16.451" calcext:value-type="float">
            <text:p>16,5</text:p>
          </table:table-cell>
          <table:table-cell office:value-type="float" office:value="37.206" calcext:value-type="float">
            <text:p>37,2</text:p>
          </table:table-cell>
          <table:table-cell office:value-type="float" office:value="83.988" calcext:value-type="float">
            <text:p>84,0</text:p>
          </table:table-cell>
          <table:table-cell table:number-columns-repeated="1002"/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225.78.1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23" calcext:value-type="float">
            <text:p>4,3</text:p>
          </table:table-cell>
          <table:table-cell office:value-type="float" office:value="31.348" calcext:value-type="float">
            <text:p>31,3</text:p>
          </table:table-cell>
          <table:table-cell office:value-type="float" office:value="115.516" calcext:value-type="float">
            <text:p>115,5</text:p>
          </table:table-cell>
          <table:table-cell office:value-type="float" office:value="115.686" calcext:value-type="float">
            <text:p>115,7</text:p>
          </table:table-cell>
          <table:table-cell office:value-type="float" office:value="412.037" calcext:value-type="float">
            <text:p>412,0</text:p>
          </table:table-cell>
          <table:table-cell office:value-type="float" office:value="426.45" calcext:value-type="float">
            <text:p>426,5</text:p>
          </table:table-cell>
          <table:table-cell table:formula="of:=[.K689]-[.J689]" office:value-type="float" office:value="14.413" calcext:value-type="float">
            <text:p>14,4</text:p>
          </table:table-cell>
          <table:table-cell/>
          <table:table-cell table:formula="of:=[.J689]-[.O689]-[.I689]" office:value-type="float" office:value="46.331" calcext:value-type="float">
            <text:p>46,3</text:p>
          </table:table-cell>
          <table:table-cell table:style-name="Default" office:value-type="float" office:value="250.02" calcext:value-type="float">
            <text:p>250,02</text:p>
          </table:table-cell>
          <table:table-cell table:formula="of:=[.O689]-[.Q689]" office:value-type="float" office:value="16.541" calcext:value-type="float">
            <text:p>16,5</text:p>
          </table:table-cell>
          <table:table-cell office:value-type="float" office:value="233.479" calcext:value-type="float">
            <text:p>233,5</text:p>
          </table:table-cell>
          <table:table-cell table:formula="of:=[.Q689]-[.S689]-[.U689]-[.V689]" office:value-type="float" office:value="9.33500000000002" calcext:value-type="float">
            <text:p>9,3</text:p>
          </table:table-cell>
          <table:table-cell office:value-type="float" office:value="102.689" calcext:value-type="float">
            <text:p>102,7</text:p>
          </table:table-cell>
          <table:table-cell office:value-type="float" office:value="8.722" calcext:value-type="float">
            <text:p>8,7</text:p>
          </table:table-cell>
          <table:table-cell office:value-type="float" office:value="37.313" calcext:value-type="float">
            <text:p>37,3</text:p>
          </table:table-cell>
          <table:table-cell office:value-type="float" office:value="84.142" calcext:value-type="float">
            <text:p>84,1</text:p>
          </table:table-cell>
          <table:table-cell table:number-columns-repeated="1002"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225.78.1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29" calcext:value-type="float">
            <text:p>4,3</text:p>
          </table:table-cell>
          <table:table-cell office:value-type="float" office:value="30.71" calcext:value-type="float">
            <text:p>30,7</text:p>
          </table:table-cell>
          <table:table-cell office:value-type="float" office:value="112.376" calcext:value-type="float">
            <text:p>112,4</text:p>
          </table:table-cell>
          <table:table-cell office:value-type="float" office:value="112.552" calcext:value-type="float">
            <text:p>112,6</text:p>
          </table:table-cell>
          <table:table-cell office:value-type="float" office:value="437.166" calcext:value-type="float">
            <text:p>437,2</text:p>
          </table:table-cell>
          <table:table-cell office:value-type="float" office:value="451.578" calcext:value-type="float">
            <text:p>451,6</text:p>
          </table:table-cell>
          <table:table-cell table:formula="of:=[.K690]-[.J690]" office:value-type="float" office:value="14.412" calcext:value-type="float">
            <text:p>14,4</text:p>
          </table:table-cell>
          <table:table-cell/>
          <table:table-cell table:formula="of:=[.J690]-[.O690]-[.I690]" office:value-type="float" office:value="77.544" calcext:value-type="float">
            <text:p>77,5</text:p>
          </table:table-cell>
          <table:table-cell table:style-name="Default" office:value-type="float" office:value="247.07" calcext:value-type="float">
            <text:p>247,07</text:p>
          </table:table-cell>
          <table:table-cell table:formula="of:=[.O690]-[.Q690]" office:value-type="float" office:value="2.76499999999999" calcext:value-type="float">
            <text:p>2,8</text:p>
          </table:table-cell>
          <table:table-cell office:value-type="float" office:value="244.305" calcext:value-type="float">
            <text:p>244,3</text:p>
          </table:table-cell>
          <table:table-cell table:formula="of:=[.Q690]-[.S690]-[.U690]-[.V690]" office:value-type="float" office:value="6.729" calcext:value-type="float">
            <text:p>6,7</text:p>
          </table:table-cell>
          <table:table-cell office:value-type="float" office:value="118.206" calcext:value-type="float">
            <text:p>118,2</text:p>
          </table:table-cell>
          <table:table-cell office:value-type="float" office:value="6.136" calcext:value-type="float">
            <text:p>6,1</text:p>
          </table:table-cell>
          <table:table-cell office:value-type="float" office:value="41.392" calcext:value-type="float">
            <text:p>41,4</text:p>
          </table:table-cell>
          <table:table-cell office:value-type="float" office:value="77.978" calcext:value-type="float">
            <text:p>78,0</text:p>
          </table:table-cell>
          <table:table-cell table:number-columns-repeated="1002"/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225.78.1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41" calcext:value-type="float">
            <text:p>4,2</text:p>
          </table:table-cell>
          <table:table-cell office:value-type="float" office:value="31.126" calcext:value-type="float">
            <text:p>31,1</text:p>
          </table:table-cell>
          <table:table-cell office:value-type="float" office:value="103.664" calcext:value-type="float">
            <text:p>103,7</text:p>
          </table:table-cell>
          <table:table-cell office:value-type="float" office:value="103.86" calcext:value-type="float">
            <text:p>103,9</text:p>
          </table:table-cell>
          <table:table-cell office:value-type="float" office:value="471.564" calcext:value-type="float">
            <text:p>471,6</text:p>
          </table:table-cell>
          <table:table-cell office:value-type="float" office:value="484.535" calcext:value-type="float">
            <text:p>484,5</text:p>
          </table:table-cell>
          <table:table-cell table:formula="of:=[.K691]-[.J691]" office:value-type="float" office:value="12.971" calcext:value-type="float">
            <text:p>13,0</text:p>
          </table:table-cell>
          <table:table-cell/>
          <table:table-cell table:formula="of:=[.J691]-[.O691]-[.I691]" office:value-type="float" office:value="61.464" calcext:value-type="float">
            <text:p>61,5</text:p>
          </table:table-cell>
          <table:table-cell table:style-name="Default" office:value-type="float" office:value="306.24" calcext:value-type="float">
            <text:p>306,24</text:p>
          </table:table-cell>
          <table:table-cell table:formula="of:=[.O691]-[.Q691]" office:value-type="float" office:value="19.498" calcext:value-type="float">
            <text:p>19,5</text:p>
          </table:table-cell>
          <table:table-cell office:value-type="float" office:value="286.742" calcext:value-type="float">
            <text:p>286,7</text:p>
          </table:table-cell>
          <table:table-cell table:formula="of:=[.Q691]-[.S691]-[.U691]-[.V691]" office:value-type="float" office:value="5.71900000000002" calcext:value-type="float">
            <text:p>5,7</text:p>
          </table:table-cell>
          <table:table-cell office:value-type="float" office:value="105.721" calcext:value-type="float">
            <text:p>105,7</text:p>
          </table:table-cell>
          <table:table-cell office:value-type="float" office:value="5.028" calcext:value-type="float">
            <text:p>5,0</text:p>
          </table:table-cell>
          <table:table-cell office:value-type="float" office:value="54.199" calcext:value-type="float">
            <text:p>54,2</text:p>
          </table:table-cell>
          <table:table-cell office:value-type="float" office:value="121.103" calcext:value-type="float">
            <text:p>121,1</text:p>
          </table:table-cell>
          <table:table-cell table:number-columns-repeated="1002"/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225.78.1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59" calcext:value-type="float">
            <text:p>4,2</text:p>
          </table:table-cell>
          <table:table-cell office:value-type="float" office:value="31.157" calcext:value-type="float">
            <text:p>31,2</text:p>
          </table:table-cell>
          <table:table-cell office:value-type="float" office:value="103.524" calcext:value-type="float">
            <text:p>103,5</text:p>
          </table:table-cell>
          <table:table-cell office:value-type="float" office:value="103.761" calcext:value-type="float">
            <text:p>103,8</text:p>
          </table:table-cell>
          <table:table-cell office:value-type="float" office:value="505.892" calcext:value-type="float">
            <text:p>505,9</text:p>
          </table:table-cell>
          <table:table-cell office:value-type="float" office:value="519.418" calcext:value-type="float">
            <text:p>519,4</text:p>
          </table:table-cell>
          <table:table-cell table:formula="of:=[.K692]-[.J692]" office:value-type="float" office:value="13.526" calcext:value-type="float">
            <text:p>13,5</text:p>
          </table:table-cell>
          <table:table-cell/>
          <table:table-cell table:formula="of:=[.J692]-[.O692]-[.I692]" office:value-type="float" office:value="29.481" calcext:value-type="float">
            <text:p>29,5</text:p>
          </table:table-cell>
          <table:table-cell table:style-name="Default" office:value-type="float" office:value="372.65" calcext:value-type="float">
            <text:p>372,65</text:p>
          </table:table-cell>
          <table:table-cell table:formula="of:=[.O692]-[.Q692]" office:value-type="float" office:value="2.22199999999998" calcext:value-type="float">
            <text:p>2,2</text:p>
          </table:table-cell>
          <table:table-cell office:value-type="float" office:value="370.428" calcext:value-type="float">
            <text:p>370,4</text:p>
          </table:table-cell>
          <table:table-cell table:formula="of:=[.Q692]-[.S692]-[.U692]-[.V692]" office:value-type="float" office:value="12.324" calcext:value-type="float">
            <text:p>12,3</text:p>
          </table:table-cell>
          <table:table-cell office:value-type="float" office:value="167.095" calcext:value-type="float">
            <text:p>167,1</text:p>
          </table:table-cell>
          <table:table-cell office:value-type="float" office:value="11.645" calcext:value-type="float">
            <text:p>11,6</text:p>
          </table:table-cell>
          <table:table-cell office:value-type="float" office:value="52.982" calcext:value-type="float">
            <text:p>53,0</text:p>
          </table:table-cell>
          <table:table-cell office:value-type="float" office:value="138.027" calcext:value-type="float">
            <text:p>138,0</text:p>
          </table:table-cell>
          <table:table-cell table:number-columns-repeated="1002"/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225.78.1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6" calcext:value-type="float">
            <text:p>4,3</text:p>
          </table:table-cell>
          <table:table-cell office:value-type="float" office:value="31.322" calcext:value-type="float">
            <text:p>31,3</text:p>
          </table:table-cell>
          <table:table-cell office:value-type="float" office:value="103.891" calcext:value-type="float">
            <text:p>103,9</text:p>
          </table:table-cell>
          <table:table-cell office:value-type="float" office:value="104.062" calcext:value-type="float">
            <text:p>104,1</text:p>
          </table:table-cell>
          <table:table-cell office:value-type="float" office:value="430.973" calcext:value-type="float">
            <text:p>431,0</text:p>
          </table:table-cell>
          <table:table-cell office:value-type="float" office:value="447.197" calcext:value-type="float">
            <text:p>447,2</text:p>
          </table:table-cell>
          <table:table-cell table:formula="of:=[.K693]-[.J693]" office:value-type="float" office:value="16.224" calcext:value-type="float">
            <text:p>16,2</text:p>
          </table:table-cell>
          <table:table-cell/>
          <table:table-cell table:formula="of:=[.J693]-[.O693]-[.I693]" office:value-type="float" office:value="78.141" calcext:value-type="float">
            <text:p>78,1</text:p>
          </table:table-cell>
          <table:table-cell table:style-name="Default" office:value-type="float" office:value="248.77" calcext:value-type="float">
            <text:p>248,77</text:p>
          </table:table-cell>
          <table:table-cell table:formula="of:=[.O693]-[.Q693]" office:value-type="float" office:value="18.464" calcext:value-type="float">
            <text:p>18,5</text:p>
          </table:table-cell>
          <table:table-cell office:value-type="float" office:value="230.306" calcext:value-type="float">
            <text:p>230,3</text:p>
          </table:table-cell>
          <table:table-cell table:formula="of:=[.Q693]-[.S693]-[.U693]-[.V693]" office:value-type="float" office:value="8.76100000000002" calcext:value-type="float">
            <text:p>8,8</text:p>
          </table:table-cell>
          <table:table-cell office:value-type="float" office:value="104.383" calcext:value-type="float">
            <text:p>104,4</text:p>
          </table:table-cell>
          <table:table-cell office:value-type="float" office:value="8.139" calcext:value-type="float">
            <text:p>8,1</text:p>
          </table:table-cell>
          <table:table-cell office:value-type="float" office:value="54.954" calcext:value-type="float">
            <text:p>55,0</text:p>
          </table:table-cell>
          <table:table-cell office:value-type="float" office:value="62.208" calcext:value-type="float">
            <text:p>62,2</text:p>
          </table:table-cell>
          <table:table-cell table:number-columns-repeated="1002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225.78.1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83" calcext:value-type="float">
            <text:p>4,2</text:p>
          </table:table-cell>
          <table:table-cell office:value-type="float" office:value="30.94" calcext:value-type="float">
            <text:p>30,9</text:p>
          </table:table-cell>
          <table:table-cell office:value-type="float" office:value="95.52" calcext:value-type="float">
            <text:p>95,5</text:p>
          </table:table-cell>
          <table:table-cell office:value-type="float" office:value="95.638" calcext:value-type="float">
            <text:p>95,6</text:p>
          </table:table-cell>
          <table:table-cell office:value-type="float" office:value="410.076" calcext:value-type="float">
            <text:p>410,1</text:p>
          </table:table-cell>
          <table:table-cell office:value-type="float" office:value="426.175" calcext:value-type="float">
            <text:p>426,2</text:p>
          </table:table-cell>
          <table:table-cell table:formula="of:=[.K694]-[.J694]" office:value-type="float" office:value="16.099" calcext:value-type="float">
            <text:p>16,1</text:p>
          </table:table-cell>
          <table:table-cell/>
          <table:table-cell table:formula="of:=[.J694]-[.O694]-[.I694]" office:value-type="float" office:value="-14.512" calcext:value-type="float">
            <text:p>-14,5</text:p>
          </table:table-cell>
          <table:table-cell table:style-name="Default" office:value-type="float" office:value="328.95" calcext:value-type="float">
            <text:p>328,95</text:p>
          </table:table-cell>
          <table:table-cell table:formula="of:=[.O694]-[.Q694]" office:value-type="float" office:value="13.355" calcext:value-type="float">
            <text:p>13,4</text:p>
          </table:table-cell>
          <table:table-cell office:value-type="float" office:value="315.595" calcext:value-type="float">
            <text:p>315,6</text:p>
          </table:table-cell>
          <table:table-cell table:formula="of:=[.Q694]-[.S694]-[.U694]-[.V694]" office:value-type="float" office:value="17.617" calcext:value-type="float">
            <text:p>17,6</text:p>
          </table:table-cell>
          <table:table-cell office:value-type="float" office:value="110.572" calcext:value-type="float">
            <text:p>110,6</text:p>
          </table:table-cell>
          <table:table-cell office:value-type="float" office:value="7.892" calcext:value-type="float">
            <text:p>7,9</text:p>
          </table:table-cell>
          <table:table-cell office:value-type="float" office:value="40.275" calcext:value-type="float">
            <text:p>40,3</text:p>
          </table:table-cell>
          <table:table-cell office:value-type="float" office:value="147.131" calcext:value-type="float">
            <text:p>147,1</text:p>
          </table:table-cell>
          <table:table-cell table:number-columns-repeated="1002"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225.78.1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87" calcext:value-type="float">
            <text:p>4,2</text:p>
          </table:table-cell>
          <table:table-cell office:value-type="float" office:value="30.706" calcext:value-type="float">
            <text:p>30,7</text:p>
          </table:table-cell>
          <table:table-cell office:value-type="float" office:value="95.676" calcext:value-type="float">
            <text:p>95,7</text:p>
          </table:table-cell>
          <table:table-cell office:value-type="float" office:value="95.731" calcext:value-type="float">
            <text:p>95,7</text:p>
          </table:table-cell>
          <table:table-cell office:value-type="float" office:value="408.832" calcext:value-type="float">
            <text:p>408,8</text:p>
          </table:table-cell>
          <table:table-cell office:value-type="float" office:value="423.667" calcext:value-type="float">
            <text:p>423,7</text:p>
          </table:table-cell>
          <table:table-cell table:formula="of:=[.K695]-[.J695]" office:value-type="float" office:value="14.835" calcext:value-type="float">
            <text:p>14,8</text:p>
          </table:table-cell>
          <table:table-cell/>
          <table:table-cell table:formula="of:=[.J695]-[.O695]-[.I695]" office:value-type="float" office:value="50.101" calcext:value-type="float">
            <text:p>50,1</text:p>
          </table:table-cell>
          <table:table-cell table:style-name="Default" office:value-type="float" office:value="263" calcext:value-type="float">
            <text:p>263</text:p>
          </table:table-cell>
          <table:table-cell table:formula="of:=[.O695]-[.Q695]" office:value-type="float" office:value="8.61699999999999" calcext:value-type="float">
            <text:p>8,6</text:p>
          </table:table-cell>
          <table:table-cell office:value-type="float" office:value="254.383" calcext:value-type="float">
            <text:p>254,4</text:p>
          </table:table-cell>
          <table:table-cell table:formula="of:=[.Q695]-[.S695]-[.U695]-[.V695]" office:value-type="float" office:value="2.45400000000001" calcext:value-type="float">
            <text:p>2,5</text:p>
          </table:table-cell>
          <table:table-cell office:value-type="float" office:value="106.584" calcext:value-type="float">
            <text:p>106,6</text:p>
          </table:table-cell>
          <table:table-cell office:value-type="float" office:value="1.749" calcext:value-type="float">
            <text:p>1,7</text:p>
          </table:table-cell>
          <table:table-cell office:value-type="float" office:value="53.47" calcext:value-type="float">
            <text:p>53,5</text:p>
          </table:table-cell>
          <table:table-cell office:value-type="float" office:value="91.875" calcext:value-type="float">
            <text:p>91,9</text:p>
          </table:table-cell>
          <table:table-cell table:number-columns-repeated="1002"/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225.78.1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74" calcext:value-type="float">
            <text:p>4,3</text:p>
          </table:table-cell>
          <table:table-cell office:value-type="float" office:value="30.04" calcext:value-type="float">
            <text:p>30,0</text:p>
          </table:table-cell>
          <table:table-cell office:value-type="float" office:value="102.366" calcext:value-type="float">
            <text:p>102,4</text:p>
          </table:table-cell>
          <table:table-cell office:value-type="float" office:value="102.561" calcext:value-type="float">
            <text:p>102,6</text:p>
          </table:table-cell>
          <table:table-cell office:value-type="float" office:value="413.657" calcext:value-type="float">
            <text:p>413,7</text:p>
          </table:table-cell>
          <table:table-cell office:value-type="float" office:value="426.054" calcext:value-type="float">
            <text:p>426,1</text:p>
          </table:table-cell>
          <table:table-cell table:formula="of:=[.K696]-[.J696]" office:value-type="float" office:value="12.397" calcext:value-type="float">
            <text:p>12,4</text:p>
          </table:table-cell>
          <table:table-cell/>
          <table:table-cell table:formula="of:=[.J696]-[.O696]-[.I696]" office:value-type="float" office:value="42.266" calcext:value-type="float">
            <text:p>42,3</text:p>
          </table:table-cell>
          <table:table-cell table:style-name="Default" office:value-type="float" office:value="268.83" calcext:value-type="float">
            <text:p>268,83</text:p>
          </table:table-cell>
          <table:table-cell table:formula="of:=[.O696]-[.Q696]" office:value-type="float" office:value="8.50899999999996" calcext:value-type="float">
            <text:p>8,5</text:p>
          </table:table-cell>
          <table:table-cell office:value-type="float" office:value="260.321" calcext:value-type="float">
            <text:p>260,3</text:p>
          </table:table-cell>
          <table:table-cell table:formula="of:=[.Q696]-[.S696]-[.U696]-[.V696]" office:value-type="float" office:value="8.69300000000003" calcext:value-type="float">
            <text:p>8,7</text:p>
          </table:table-cell>
          <table:table-cell office:value-type="float" office:value="107.541" calcext:value-type="float">
            <text:p>107,5</text:p>
          </table:table-cell>
          <table:table-cell office:value-type="float" office:value="7.988" calcext:value-type="float">
            <text:p>8,0</text:p>
          </table:table-cell>
          <table:table-cell office:value-type="float" office:value="52.289" calcext:value-type="float">
            <text:p>52,3</text:p>
          </table:table-cell>
          <table:table-cell office:value-type="float" office:value="91.798" calcext:value-type="float">
            <text:p>91,8</text:p>
          </table:table-cell>
          <table:table-cell table:number-columns-repeated="1002"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225.78.1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03" calcext:value-type="float">
            <text:p>4,2</text:p>
          </table:table-cell>
          <table:table-cell office:value-type="float" office:value="31.279" calcext:value-type="float">
            <text:p>31,3</text:p>
          </table:table-cell>
          <table:table-cell office:value-type="float" office:value="100.021" calcext:value-type="float">
            <text:p>100,0</text:p>
          </table:table-cell>
          <table:table-cell office:value-type="float" office:value="100.202" calcext:value-type="float">
            <text:p>100,2</text:p>
          </table:table-cell>
          <table:table-cell office:value-type="float" office:value="452.074" calcext:value-type="float">
            <text:p>452,1</text:p>
          </table:table-cell>
          <table:table-cell office:value-type="float" office:value="465.203" calcext:value-type="float">
            <text:p>465,2</text:p>
          </table:table-cell>
          <table:table-cell table:formula="of:=[.K697]-[.J697]" office:value-type="float" office:value="13.129" calcext:value-type="float">
            <text:p>13,1</text:p>
          </table:table-cell>
          <table:table-cell/>
          <table:table-cell table:formula="of:=[.J697]-[.O697]-[.I697]" office:value-type="float" office:value="106.362" calcext:value-type="float">
            <text:p>106,4</text:p>
          </table:table-cell>
          <table:table-cell table:style-name="Default" office:value-type="float" office:value="245.51" calcext:value-type="float">
            <text:p>245,51</text:p>
          </table:table-cell>
          <table:table-cell table:formula="of:=[.O697]-[.Q697]" office:value-type="float" office:value="18.262" calcext:value-type="float">
            <text:p>18,3</text:p>
          </table:table-cell>
          <table:table-cell office:value-type="float" office:value="227.248" calcext:value-type="float">
            <text:p>227,2</text:p>
          </table:table-cell>
          <table:table-cell table:formula="of:=[.Q697]-[.S697]-[.U697]-[.V697]" office:value-type="float" office:value="5.41699999999998" calcext:value-type="float">
            <text:p>5,4</text:p>
          </table:table-cell>
          <table:table-cell office:value-type="float" office:value="106.504" calcext:value-type="float">
            <text:p>106,5</text:p>
          </table:table-cell>
          <table:table-cell office:value-type="float" office:value="4.809" calcext:value-type="float">
            <text:p>4,8</text:p>
          </table:table-cell>
          <table:table-cell office:value-type="float" office:value="53.56" calcext:value-type="float">
            <text:p>53,6</text:p>
          </table:table-cell>
          <table:table-cell office:value-type="float" office:value="61.767" calcext:value-type="float">
            <text:p>61,8</text:p>
          </table:table-cell>
          <table:table-cell table:number-columns-repeated="1002"/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225.78.1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4" calcext:value-type="float">
            <text:p>4,2</text:p>
          </table:table-cell>
          <table:table-cell office:value-type="float" office:value="31.234" calcext:value-type="float">
            <text:p>31,2</text:p>
          </table:table-cell>
          <table:table-cell office:value-type="float" office:value="96.838" calcext:value-type="float">
            <text:p>96,8</text:p>
          </table:table-cell>
          <table:table-cell office:value-type="float" office:value="97.018" calcext:value-type="float">
            <text:p>97,0</text:p>
          </table:table-cell>
          <table:table-cell office:value-type="float" office:value="425.88" calcext:value-type="float">
            <text:p>425,9</text:p>
          </table:table-cell>
          <table:table-cell office:value-type="float" office:value="440.783" calcext:value-type="float">
            <text:p>440,8</text:p>
          </table:table-cell>
          <table:table-cell table:formula="of:=[.K698]-[.J698]" office:value-type="float" office:value="14.903" calcext:value-type="float">
            <text:p>14,9</text:p>
          </table:table-cell>
          <table:table-cell/>
          <table:table-cell table:formula="of:=[.J698]-[.O698]-[.I698]" office:value-type="float" office:value="62.122" calcext:value-type="float">
            <text:p>62,1</text:p>
          </table:table-cell>
          <table:table-cell table:style-name="Default" office:value-type="float" office:value="266.74" calcext:value-type="float">
            <text:p>266,74</text:p>
          </table:table-cell>
          <table:table-cell table:formula="of:=[.O698]-[.Q698]" office:value-type="float" office:value="11.289" calcext:value-type="float">
            <text:p>11,3</text:p>
          </table:table-cell>
          <table:table-cell office:value-type="float" office:value="255.451" calcext:value-type="float">
            <text:p>255,5</text:p>
          </table:table-cell>
          <table:table-cell table:formula="of:=[.Q698]-[.S698]-[.U698]-[.V698]" office:value-type="float" office:value="6.59599999999999" calcext:value-type="float">
            <text:p>6,6</text:p>
          </table:table-cell>
          <table:table-cell office:value-type="float" office:value="116.332" calcext:value-type="float">
            <text:p>116,3</text:p>
          </table:table-cell>
          <table:table-cell office:value-type="float" office:value="5.948" calcext:value-type="float">
            <text:p>5,9</text:p>
          </table:table-cell>
          <table:table-cell office:value-type="float" office:value="43.555" calcext:value-type="float">
            <text:p>43,6</text:p>
          </table:table-cell>
          <table:table-cell office:value-type="float" office:value="88.968" calcext:value-type="float">
            <text:p>89,0</text:p>
          </table:table-cell>
          <table:table-cell table:number-columns-repeated="1002"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225.78.1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59" calcext:value-type="float">
            <text:p>4,3</text:p>
          </table:table-cell>
          <table:table-cell office:value-type="float" office:value="31.139" calcext:value-type="float">
            <text:p>31,1</text:p>
          </table:table-cell>
          <table:table-cell office:value-type="float" office:value="104.208" calcext:value-type="float">
            <text:p>104,2</text:p>
          </table:table-cell>
          <table:table-cell office:value-type="float" office:value="104.387" calcext:value-type="float">
            <text:p>104,4</text:p>
          </table:table-cell>
          <table:table-cell office:value-type="float" office:value="428.143" calcext:value-type="float">
            <text:p>428,1</text:p>
          </table:table-cell>
          <table:table-cell office:value-type="float" office:value="442.737" calcext:value-type="float">
            <text:p>442,7</text:p>
          </table:table-cell>
          <table:table-cell table:formula="of:=[.K699]-[.J699]" office:value-type="float" office:value="14.5940000000001" calcext:value-type="float">
            <text:p>14,6</text:p>
          </table:table-cell>
          <table:table-cell/>
          <table:table-cell table:formula="of:=[.J699]-[.O699]-[.I699]" office:value-type="float" office:value="37.826" calcext:value-type="float">
            <text:p>37,8</text:p>
          </table:table-cell>
          <table:table-cell table:style-name="Default" office:value-type="float" office:value="285.93" calcext:value-type="float">
            <text:p>285,93</text:p>
          </table:table-cell>
          <table:table-cell table:formula="of:=[.O699]-[.Q699]" office:value-type="float" office:value="15.136" calcext:value-type="float">
            <text:p>15,1</text:p>
          </table:table-cell>
          <table:table-cell office:value-type="float" office:value="270.794" calcext:value-type="float">
            <text:p>270,8</text:p>
          </table:table-cell>
          <table:table-cell table:formula="of:=[.Q699]-[.S699]-[.U699]-[.V699]" office:value-type="float" office:value="5.44299999999998" calcext:value-type="float">
            <text:p>5,4</text:p>
          </table:table-cell>
          <table:table-cell office:value-type="float" office:value="111.351" calcext:value-type="float">
            <text:p>111,4</text:p>
          </table:table-cell>
          <table:table-cell office:value-type="float" office:value="4.712" calcext:value-type="float">
            <text:p>4,7</text:p>
          </table:table-cell>
          <table:table-cell office:value-type="float" office:value="48.729" calcext:value-type="float">
            <text:p>48,7</text:p>
          </table:table-cell>
          <table:table-cell office:value-type="float" office:value="105.271" calcext:value-type="float">
            <text:p>105,3</text:p>
          </table:table-cell>
          <table:table-cell table:number-columns-repeated="1002"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225.78.1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56" calcext:value-type="float">
            <text:p>4,3</text:p>
          </table:table-cell>
          <table:table-cell office:value-type="float" office:value="31.678" calcext:value-type="float">
            <text:p>31,7</text:p>
          </table:table-cell>
          <table:table-cell office:value-type="float" office:value="106.93" calcext:value-type="float">
            <text:p>106,9</text:p>
          </table:table-cell>
          <table:table-cell office:value-type="float" office:value="107.182" calcext:value-type="float">
            <text:p>107,2</text:p>
          </table:table-cell>
          <table:table-cell office:value-type="float" office:value="450.215" calcext:value-type="float">
            <text:p>450,2</text:p>
          </table:table-cell>
          <table:table-cell office:value-type="float" office:value="463.543" calcext:value-type="float">
            <text:p>463,5</text:p>
          </table:table-cell>
          <table:table-cell table:formula="of:=[.K700]-[.J700]" office:value-type="float" office:value="13.328" calcext:value-type="float">
            <text:p>13,3</text:p>
          </table:table-cell>
          <table:table-cell/>
          <table:table-cell table:formula="of:=[.J700]-[.O700]-[.I700]" office:value-type="float" office:value="82.733" calcext:value-type="float">
            <text:p>82,7</text:p>
          </table:table-cell>
          <table:table-cell table:style-name="Default" office:value-type="float" office:value="260.3" calcext:value-type="float">
            <text:p>260,3</text:p>
          </table:table-cell>
          <table:table-cell table:formula="of:=[.O700]-[.Q700]" office:value-type="float" office:value="11.992" calcext:value-type="float">
            <text:p>12,0</text:p>
          </table:table-cell>
          <table:table-cell office:value-type="float" office:value="248.308" calcext:value-type="float">
            <text:p>248,3</text:p>
          </table:table-cell>
          <table:table-cell table:formula="of:=[.Q700]-[.S700]-[.U700]-[.V700]" office:value-type="float" office:value="20.039" calcext:value-type="float">
            <text:p>20,0</text:p>
          </table:table-cell>
          <table:table-cell office:value-type="float" office:value="102.016" calcext:value-type="float">
            <text:p>102,0</text:p>
          </table:table-cell>
          <table:table-cell office:value-type="float" office:value="19.441" calcext:value-type="float">
            <text:p>19,4</text:p>
          </table:table-cell>
          <table:table-cell office:value-type="float" office:value="37.987" calcext:value-type="float">
            <text:p>38,0</text:p>
          </table:table-cell>
          <table:table-cell office:value-type="float" office:value="88.266" calcext:value-type="float">
            <text:p>88,3</text:p>
          </table:table-cell>
          <table:table-cell table:number-columns-repeated="1002"/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225.78.1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97" calcext:value-type="float">
            <text:p>4,3</text:p>
          </table:table-cell>
          <table:table-cell office:value-type="float" office:value="30.512" calcext:value-type="float">
            <text:p>30,5</text:p>
          </table:table-cell>
          <table:table-cell office:value-type="float" office:value="108.967" calcext:value-type="float">
            <text:p>109,0</text:p>
          </table:table-cell>
          <table:table-cell office:value-type="float" office:value="109.032" calcext:value-type="float">
            <text:p>109,0</text:p>
          </table:table-cell>
          <table:table-cell office:value-type="float" office:value="530.851" calcext:value-type="float">
            <text:p>530,9</text:p>
          </table:table-cell>
          <table:table-cell office:value-type="float" office:value="545.151" calcext:value-type="float">
            <text:p>545,2</text:p>
          </table:table-cell>
          <table:table-cell table:formula="of:=[.K701]-[.J701]" office:value-type="float" office:value="14.3" calcext:value-type="float">
            <text:p>14,3</text:p>
          </table:table-cell>
          <table:table-cell/>
          <table:table-cell table:formula="of:=[.J701]-[.O701]-[.I701]" office:value-type="float" office:value="58.909" calcext:value-type="float">
            <text:p>58,9</text:p>
          </table:table-cell>
          <table:table-cell table:style-name="Default" office:value-type="float" office:value="362.91" calcext:value-type="float">
            <text:p>362,91</text:p>
          </table:table-cell>
          <table:table-cell table:formula="of:=[.O701]-[.Q701]" office:value-type="float" office:value="15.7840000000001" calcext:value-type="float">
            <text:p>15,8</text:p>
          </table:table-cell>
          <table:table-cell office:value-type="float" office:value="347.126" calcext:value-type="float">
            <text:p>347,1</text:p>
          </table:table-cell>
          <table:table-cell table:formula="of:=[.Q701]-[.S701]-[.U701]-[.V701]" office:value-type="float" office:value="20.756" calcext:value-type="float">
            <text:p>20,8</text:p>
          </table:table-cell>
          <table:table-cell office:value-type="float" office:value="148.013" calcext:value-type="float">
            <text:p>148,0</text:p>
          </table:table-cell>
          <table:table-cell office:value-type="float" office:value="20.098" calcext:value-type="float">
            <text:p>20,1</text:p>
          </table:table-cell>
          <table:table-cell office:value-type="float" office:value="51.042" calcext:value-type="float">
            <text:p>51,0</text:p>
          </table:table-cell>
          <table:table-cell office:value-type="float" office:value="127.315" calcext:value-type="float">
            <text:p>127,3</text:p>
          </table:table-cell>
          <table:table-cell table:number-columns-repeated="1002"/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225.78.1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26" calcext:value-type="float">
            <text:p>4,2</text:p>
          </table:table-cell>
          <table:table-cell office:value-type="float" office:value="30.639" calcext:value-type="float">
            <text:p>30,6</text:p>
          </table:table-cell>
          <table:table-cell office:value-type="float" office:value="103.452" calcext:value-type="float">
            <text:p>103,5</text:p>
          </table:table-cell>
          <table:table-cell office:value-type="float" office:value="103.616" calcext:value-type="float">
            <text:p>103,6</text:p>
          </table:table-cell>
          <table:table-cell office:value-type="float" office:value="440.181" calcext:value-type="float">
            <text:p>440,2</text:p>
          </table:table-cell>
          <table:table-cell office:value-type="float" office:value="454.385" calcext:value-type="float">
            <text:p>454,4</text:p>
          </table:table-cell>
          <table:table-cell table:formula="of:=[.K702]-[.J702]" office:value-type="float" office:value="14.204" calcext:value-type="float">
            <text:p>14,2</text:p>
          </table:table-cell>
          <table:table-cell/>
          <table:table-cell table:formula="of:=[.J702]-[.O702]-[.I702]" office:value-type="float" office:value="5.46499999999996" calcext:value-type="float">
            <text:p>5,5</text:p>
          </table:table-cell>
          <table:table-cell table:style-name="Default" office:value-type="float" office:value="331.1" calcext:value-type="float">
            <text:p>331,1</text:p>
          </table:table-cell>
          <table:table-cell table:formula="of:=[.O702]-[.Q702]" office:value-type="float" office:value="7.89700000000005" calcext:value-type="float">
            <text:p>7,9</text:p>
          </table:table-cell>
          <table:table-cell office:value-type="float" office:value="323.203" calcext:value-type="float">
            <text:p>323,2</text:p>
          </table:table-cell>
          <table:table-cell table:formula="of:=[.Q702]-[.S702]-[.U702]-[.V702]" office:value-type="float" office:value="10.553" calcext:value-type="float">
            <text:p>10,6</text:p>
          </table:table-cell>
          <table:table-cell office:value-type="float" office:value="114.957" calcext:value-type="float">
            <text:p>115,0</text:p>
          </table:table-cell>
          <table:table-cell office:value-type="float" office:value="9.903" calcext:value-type="float">
            <text:p>9,9</text:p>
          </table:table-cell>
          <table:table-cell office:value-type="float" office:value="45.055" calcext:value-type="float">
            <text:p>45,1</text:p>
          </table:table-cell>
          <table:table-cell office:value-type="float" office:value="152.638" calcext:value-type="float">
            <text:p>152,6</text:p>
          </table:table-cell>
          <table:table-cell table:number-columns-repeated="1002"/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225.78.1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4" calcext:value-type="float">
            <text:p>4,2</text:p>
          </table:table-cell>
          <table:table-cell office:value-type="float" office:value="30.987" calcext:value-type="float">
            <text:p>31,0</text:p>
          </table:table-cell>
          <table:table-cell office:value-type="float" office:value="105.46" calcext:value-type="float">
            <text:p>105,5</text:p>
          </table:table-cell>
          <table:table-cell office:value-type="float" office:value="105.593" calcext:value-type="float">
            <text:p>105,6</text:p>
          </table:table-cell>
          <table:table-cell office:value-type="float" office:value="434.518" calcext:value-type="float">
            <text:p>434,5</text:p>
          </table:table-cell>
          <table:table-cell office:value-type="float" office:value="447.735" calcext:value-type="float">
            <text:p>447,7</text:p>
          </table:table-cell>
          <table:table-cell table:formula="of:=[.K703]-[.J703]" office:value-type="float" office:value="13.217" calcext:value-type="float">
            <text:p>13,2</text:p>
          </table:table-cell>
          <table:table-cell/>
          <table:table-cell table:formula="of:=[.J703]-[.O703]-[.I703]" office:value-type="float" office:value="13.255" calcext:value-type="float">
            <text:p>13,3</text:p>
          </table:table-cell>
          <table:table-cell table:style-name="Default" office:value-type="float" office:value="315.67" calcext:value-type="float">
            <text:p>315,67</text:p>
          </table:table-cell>
          <table:table-cell table:formula="of:=[.O703]-[.Q703]" office:value-type="float" office:value="12.737" calcext:value-type="float">
            <text:p>12,7</text:p>
          </table:table-cell>
          <table:table-cell office:value-type="float" office:value="302.933" calcext:value-type="float">
            <text:p>302,9</text:p>
          </table:table-cell>
          <table:table-cell table:formula="of:=[.Q703]-[.S703]-[.U703]-[.V703]" office:value-type="float" office:value="15.481" calcext:value-type="float">
            <text:p>15,5</text:p>
          </table:table-cell>
          <table:table-cell office:value-type="float" office:value="149.331" calcext:value-type="float">
            <text:p>149,3</text:p>
          </table:table-cell>
          <table:table-cell office:value-type="float" office:value="14.826" calcext:value-type="float">
            <text:p>14,8</text:p>
          </table:table-cell>
          <table:table-cell office:value-type="float" office:value="50.72" calcext:value-type="float">
            <text:p>50,7</text:p>
          </table:table-cell>
          <table:table-cell office:value-type="float" office:value="87.401" calcext:value-type="float">
            <text:p>87,4</text:p>
          </table:table-cell>
          <table:table-cell table:number-columns-repeated="1002"/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252.923" calcext:value-type="float">
            <text:p>252,9</text:p>
          </table:table-cell>
          <table:table-cell office:value-type="float" office:value="272.419" calcext:value-type="float">
            <text:p>272,4</text:p>
          </table:table-cell>
          <table:table-cell office:value-type="float" office:value="334.646" calcext:value-type="float">
            <text:p>334,6</text:p>
          </table:table-cell>
          <table:table-cell office:value-type="float" office:value="334.754" calcext:value-type="float">
            <text:p>334,8</text:p>
          </table:table-cell>
          <table:table-cell office:value-type="float" office:value="648.166" calcext:value-type="float">
            <text:p>648,2</text:p>
          </table:table-cell>
          <table:table-cell office:value-type="float" office:value="657.806" calcext:value-type="float">
            <text:p>657,8</text:p>
          </table:table-cell>
          <table:table-cell table:formula="of:=[.K704]-[.J704]" office:value-type="float" office:value="9.63999999999999" calcext:value-type="float">
            <text:p>9,6</text:p>
          </table:table-cell>
          <table:table-cell/>
          <table:table-cell table:formula="of:=[.J704]-[.O704]-[.I704]" office:value-type="float" office:value="48.8920000000001" calcext:value-type="float">
            <text:p>48,9</text:p>
          </table:table-cell>
          <table:table-cell table:style-name="Default" office:value-type="float" office:value="264.52" calcext:value-type="float">
            <text:p>264,52</text:p>
          </table:table-cell>
          <table:table-cell table:formula="of:=[.O704]-[.Q704]" office:value-type="float" office:value="17.166" calcext:value-type="float">
            <text:p>17,2</text:p>
          </table:table-cell>
          <table:table-cell office:value-type="float" office:value="247.354" calcext:value-type="float">
            <text:p>247,4</text:p>
          </table:table-cell>
          <table:table-cell table:formula="of:=[.Q704]-[.S704]-[.U704]-[.V704]" office:value-type="float" office:value="4.532" calcext:value-type="float">
            <text:p>4,5</text:p>
          </table:table-cell>
          <table:table-cell office:value-type="float" office:value="103.799" calcext:value-type="float">
            <text:p>103,8</text:p>
          </table:table-cell>
          <table:table-cell office:value-type="float" office:value="3.769" calcext:value-type="float">
            <text:p>3,8</text:p>
          </table:table-cell>
          <table:table-cell office:value-type="float" office:value="55.894" calcext:value-type="float">
            <text:p>55,9</text:p>
          </table:table-cell>
          <table:table-cell office:value-type="float" office:value="83.129" calcext:value-type="float">
            <text:p>83,1</text:p>
          </table:table-cell>
          <table:table-cell table:number-columns-repeated="1002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9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72" calcext:value-type="float">
            <text:p>4,3</text:p>
          </table:table-cell>
          <table:table-cell office:value-type="float" office:value="23.356" calcext:value-type="float">
            <text:p>23,4</text:p>
          </table:table-cell>
          <table:table-cell office:value-type="float" office:value="84.554" calcext:value-type="float">
            <text:p>84,6</text:p>
          </table:table-cell>
          <table:table-cell office:value-type="float" office:value="84.729" calcext:value-type="float">
            <text:p>84,7</text:p>
          </table:table-cell>
          <table:table-cell office:value-type="float" office:value="382.657" calcext:value-type="float">
            <text:p>382,7</text:p>
          </table:table-cell>
          <table:table-cell office:value-type="float" office:value="393.024" calcext:value-type="float">
            <text:p>393,0</text:p>
          </table:table-cell>
          <table:table-cell table:formula="of:=[.K705]-[.J705]" office:value-type="float" office:value="10.367" calcext:value-type="float">
            <text:p>10,4</text:p>
          </table:table-cell>
          <table:table-cell/>
          <table:table-cell table:formula="of:=[.J705]-[.O705]-[.I705]" office:value-type="float" office:value="-26.212" calcext:value-type="float">
            <text:p>-26,2</text:p>
          </table:table-cell>
          <table:table-cell table:style-name="Default" office:value-type="float" office:value="324.14" calcext:value-type="float">
            <text:p>324,14</text:p>
          </table:table-cell>
          <table:table-cell table:formula="of:=[.O705]-[.Q705]" office:value-type="float" office:value="14.791" calcext:value-type="float">
            <text:p>14,8</text:p>
          </table:table-cell>
          <table:table-cell office:value-type="float" office:value="309.349" calcext:value-type="float">
            <text:p>309,3</text:p>
          </table:table-cell>
          <table:table-cell table:formula="of:=[.Q705]-[.S705]-[.U705]-[.V705]" office:value-type="float" office:value="20.688" calcext:value-type="float">
            <text:p>20,7</text:p>
          </table:table-cell>
          <table:table-cell office:value-type="float" office:value="123.354" calcext:value-type="float">
            <text:p>123,4</text:p>
          </table:table-cell>
          <table:table-cell office:value-type="float" office:value="20.073" calcext:value-type="float">
            <text:p>20,1</text:p>
          </table:table-cell>
          <table:table-cell office:value-type="float" office:value="55.834" calcext:value-type="float">
            <text:p>55,8</text:p>
          </table:table-cell>
          <table:table-cell office:value-type="float" office:value="109.473" calcext:value-type="float">
            <text:p>109,5</text:p>
          </table:table-cell>
          <table:table-cell table:number-columns-repeated="1002"/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9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72" calcext:value-type="float">
            <text:p>4,3</text:p>
          </table:table-cell>
          <table:table-cell office:value-type="float" office:value="23.524" calcext:value-type="float">
            <text:p>23,5</text:p>
          </table:table-cell>
          <table:table-cell office:value-type="float" office:value="93.825" calcext:value-type="float">
            <text:p>93,8</text:p>
          </table:table-cell>
          <table:table-cell office:value-type="float" office:value="94.036" calcext:value-type="float">
            <text:p>94,0</text:p>
          </table:table-cell>
          <table:table-cell office:value-type="float" office:value="414.929" calcext:value-type="float">
            <text:p>414,9</text:p>
          </table:table-cell>
          <table:table-cell office:value-type="float" office:value="432.793" calcext:value-type="float">
            <text:p>432,8</text:p>
          </table:table-cell>
          <table:table-cell table:formula="of:=[.K706]-[.J706]" office:value-type="float" office:value="17.864" calcext:value-type="float">
            <text:p>17,9</text:p>
          </table:table-cell>
          <table:table-cell/>
          <table:table-cell table:formula="of:=[.J706]-[.O706]-[.I706]" office:value-type="float" office:value="-59.257" calcext:value-type="float">
            <text:p>-59,3</text:p>
          </table:table-cell>
          <table:table-cell table:style-name="Default" office:value-type="float" office:value="380.15" calcext:value-type="float">
            <text:p>380,15</text:p>
          </table:table-cell>
          <table:table-cell table:formula="of:=[.O706]-[.Q706]" office:value-type="float" office:value="69.52" calcext:value-type="float">
            <text:p>69,5</text:p>
          </table:table-cell>
          <table:table-cell office:value-type="float" office:value="310.63" calcext:value-type="float">
            <text:p>310,6</text:p>
          </table:table-cell>
          <table:table-cell table:formula="of:=[.Q706]-[.S706]-[.U706]-[.V706]" office:value-type="float" office:value="19.695" calcext:value-type="float">
            <text:p>19,7</text:p>
          </table:table-cell>
          <table:table-cell office:value-type="float" office:value="106.052" calcext:value-type="float">
            <text:p>106,1</text:p>
          </table:table-cell>
          <table:table-cell office:value-type="float" office:value="19.016" calcext:value-type="float">
            <text:p>19,0</text:p>
          </table:table-cell>
          <table:table-cell office:value-type="float" office:value="53.654" calcext:value-type="float">
            <text:p>53,7</text:p>
          </table:table-cell>
          <table:table-cell office:value-type="float" office:value="131.229" calcext:value-type="float">
            <text:p>131,2</text:p>
          </table:table-cell>
          <table:table-cell table:number-columns-repeated="1002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9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57" calcext:value-type="float">
            <text:p>4,2</text:p>
          </table:table-cell>
          <table:table-cell office:value-type="float" office:value="23.493" calcext:value-type="float">
            <text:p>23,5</text:p>
          </table:table-cell>
          <table:table-cell office:value-type="float" office:value="71.578" calcext:value-type="float">
            <text:p>71,6</text:p>
          </table:table-cell>
          <table:table-cell office:value-type="float" office:value="71.643" calcext:value-type="float">
            <text:p>71,6</text:p>
          </table:table-cell>
          <table:table-cell office:value-type="float" office:value="396.786" calcext:value-type="float">
            <text:p>396,8</text:p>
          </table:table-cell>
          <table:table-cell office:value-type="float" office:value="406.426" calcext:value-type="float">
            <text:p>406,4</text:p>
          </table:table-cell>
          <table:table-cell table:formula="of:=[.K707]-[.J707]" office:value-type="float" office:value="9.63999999999999" calcext:value-type="float">
            <text:p>9,6</text:p>
          </table:table-cell>
          <table:table-cell/>
          <table:table-cell table:formula="of:=[.J707]-[.O707]-[.I707]" office:value-type="float" office:value="-68.217" calcext:value-type="float">
            <text:p>-68,2</text:p>
          </table:table-cell>
          <table:table-cell table:style-name="Default" office:value-type="float" office:value="393.36" calcext:value-type="float">
            <text:p>393,36</text:p>
          </table:table-cell>
          <table:table-cell table:formula="of:=[.O707]-[.Q707]" office:value-type="float" office:value="19.997" calcext:value-type="float">
            <text:p>20,0</text:p>
          </table:table-cell>
          <table:table-cell office:value-type="float" office:value="373.363" calcext:value-type="float">
            <text:p>373,4</text:p>
          </table:table-cell>
          <table:table-cell table:formula="of:=[.Q707]-[.S707]-[.U707]-[.V707]" office:value-type="float" office:value="22.516" calcext:value-type="float">
            <text:p>22,5</text:p>
          </table:table-cell>
          <table:table-cell office:value-type="float" office:value="109.908" calcext:value-type="float">
            <text:p>109,9</text:p>
          </table:table-cell>
          <table:table-cell office:value-type="float" office:value="12.475" calcext:value-type="float">
            <text:p>12,5</text:p>
          </table:table-cell>
          <table:table-cell office:value-type="float" office:value="40.438" calcext:value-type="float">
            <text:p>40,4</text:p>
          </table:table-cell>
          <table:table-cell office:value-type="float" office:value="200.501" calcext:value-type="float">
            <text:p>200,5</text:p>
          </table:table-cell>
          <table:table-cell table:number-columns-repeated="1002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9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4" calcext:value-type="float">
            <text:p>4,1</text:p>
          </table:table-cell>
          <table:table-cell office:value-type="float" office:value="23.63" calcext:value-type="float">
            <text:p>23,6</text:p>
          </table:table-cell>
          <table:table-cell office:value-type="float" office:value="74.147" calcext:value-type="float">
            <text:p>74,1</text:p>
          </table:table-cell>
          <table:table-cell office:value-type="float" office:value="74.311" calcext:value-type="float">
            <text:p>74,3</text:p>
          </table:table-cell>
          <table:table-cell office:value-type="float" office:value="418.744" calcext:value-type="float">
            <text:p>418,7</text:p>
          </table:table-cell>
          <table:table-cell office:value-type="float" office:value="428.876" calcext:value-type="float">
            <text:p>428,9</text:p>
          </table:table-cell>
          <table:table-cell table:formula="of:=[.K708]-[.J708]" office:value-type="float" office:value="10.1319999999999" calcext:value-type="float">
            <text:p>10,1</text:p>
          </table:table-cell>
          <table:table-cell/>
          <table:table-cell table:formula="of:=[.J708]-[.O708]-[.I708]" office:value-type="float" office:value="73.923" calcext:value-type="float">
            <text:p>73,9</text:p>
          </table:table-cell>
          <table:table-cell table:style-name="Default" office:value-type="float" office:value="270.51" calcext:value-type="float">
            <text:p>270,51</text:p>
          </table:table-cell>
          <table:table-cell table:formula="of:=[.O708]-[.Q708]" office:value-type="float" office:value="13.075" calcext:value-type="float">
            <text:p>13,1</text:p>
          </table:table-cell>
          <table:table-cell office:value-type="float" office:value="257.435" calcext:value-type="float">
            <text:p>257,4</text:p>
          </table:table-cell>
          <table:table-cell table:formula="of:=[.Q708]-[.S708]-[.U708]-[.V708]" office:value-type="float" office:value="10.491" calcext:value-type="float">
            <text:p>10,5</text:p>
          </table:table-cell>
          <table:table-cell office:value-type="float" office:value="107.154" calcext:value-type="float">
            <text:p>107,2</text:p>
          </table:table-cell>
          <table:table-cell office:value-type="float" office:value="9.818" calcext:value-type="float">
            <text:p>9,8</text:p>
          </table:table-cell>
          <table:table-cell office:value-type="float" office:value="52.849" calcext:value-type="float">
            <text:p>52,8</text:p>
          </table:table-cell>
          <table:table-cell office:value-type="float" office:value="86.941" calcext:value-type="float">
            <text:p>86,9</text:p>
          </table:table-cell>
          <table:table-cell table:number-columns-repeated="1002"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9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16" calcext:value-type="float">
            <text:p>4,3</text:p>
          </table:table-cell>
          <table:table-cell office:value-type="float" office:value="23.382" calcext:value-type="float">
            <text:p>23,4</text:p>
          </table:table-cell>
          <table:table-cell office:value-type="float" office:value="91.636" calcext:value-type="float">
            <text:p>91,6</text:p>
          </table:table-cell>
          <table:table-cell office:value-type="float" office:value="91.813" calcext:value-type="float">
            <text:p>91,8</text:p>
          </table:table-cell>
          <table:table-cell office:value-type="float" office:value="484.844" calcext:value-type="float">
            <text:p>484,8</text:p>
          </table:table-cell>
          <table:table-cell office:value-type="float" office:value="494.526" calcext:value-type="float">
            <text:p>494,5</text:p>
          </table:table-cell>
          <table:table-cell table:formula="of:=[.K709]-[.J709]" office:value-type="float" office:value="9.68200000000002" calcext:value-type="float">
            <text:p>9,7</text:p>
          </table:table-cell>
          <table:table-cell/>
          <table:table-cell table:formula="of:=[.J709]-[.O709]-[.I709]" office:value-type="float" office:value="63.021" calcext:value-type="float">
            <text:p>63,0</text:p>
          </table:table-cell>
          <table:table-cell table:style-name="Default" office:value-type="float" office:value="330.01" calcext:value-type="float">
            <text:p>330,01</text:p>
          </table:table-cell>
          <table:table-cell table:formula="of:=[.O709]-[.Q709]" office:value-type="float" office:value="11.366" calcext:value-type="float">
            <text:p>11,4</text:p>
          </table:table-cell>
          <table:table-cell office:value-type="float" office:value="318.644" calcext:value-type="float">
            <text:p>318,6</text:p>
          </table:table-cell>
          <table:table-cell table:formula="of:=[.Q709]-[.S709]-[.U709]-[.V709]" office:value-type="float" office:value="9.94999999999999" calcext:value-type="float">
            <text:p>10,0</text:p>
          </table:table-cell>
          <table:table-cell office:value-type="float" office:value="108.125" calcext:value-type="float">
            <text:p>108,1</text:p>
          </table:table-cell>
          <table:table-cell office:value-type="float" office:value="9.271" calcext:value-type="float">
            <text:p>9,3</text:p>
          </table:table-cell>
          <table:table-cell office:value-type="float" office:value="51.569" calcext:value-type="float">
            <text:p>51,6</text:p>
          </table:table-cell>
          <table:table-cell office:value-type="float" office:value="149" calcext:value-type="float">
            <text:p>149,0</text:p>
          </table:table-cell>
          <table:table-cell table:number-columns-repeated="1002"/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9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38" calcext:value-type="float">
            <text:p>4,2</text:p>
          </table:table-cell>
          <table:table-cell office:value-type="float" office:value="23.395" calcext:value-type="float">
            <text:p>23,4</text:p>
          </table:table-cell>
          <table:table-cell office:value-type="float" office:value="73.883" calcext:value-type="float">
            <text:p>73,9</text:p>
          </table:table-cell>
          <table:table-cell office:value-type="float" office:value="74.05" calcext:value-type="float">
            <text:p>74,1</text:p>
          </table:table-cell>
          <table:table-cell office:value-type="float" office:value="417.717" calcext:value-type="float">
            <text:p>417,7</text:p>
          </table:table-cell>
          <table:table-cell office:value-type="float" office:value="428.388" calcext:value-type="float">
            <text:p>428,4</text:p>
          </table:table-cell>
          <table:table-cell table:formula="of:=[.K710]-[.J710]" office:value-type="float" office:value="10.671" calcext:value-type="float">
            <text:p>10,7</text:p>
          </table:table-cell>
          <table:table-cell/>
          <table:table-cell table:formula="of:=[.J710]-[.O710]-[.I710]" office:value-type="float" office:value="23.397" calcext:value-type="float">
            <text:p>23,4</text:p>
          </table:table-cell>
          <table:table-cell table:style-name="Default" office:value-type="float" office:value="320.27" calcext:value-type="float">
            <text:p>320,27</text:p>
          </table:table-cell>
          <table:table-cell table:formula="of:=[.O710]-[.Q710]" office:value-type="float" office:value="19.832" calcext:value-type="float">
            <text:p>19,8</text:p>
          </table:table-cell>
          <table:table-cell office:value-type="float" office:value="300.438" calcext:value-type="float">
            <text:p>300,4</text:p>
          </table:table-cell>
          <table:table-cell table:formula="of:=[.Q710]-[.S710]-[.U710]-[.V710]" office:value-type="float" office:value="19.71" calcext:value-type="float">
            <text:p>19,7</text:p>
          </table:table-cell>
          <table:table-cell office:value-type="float" office:value="108.044" calcext:value-type="float">
            <text:p>108,0</text:p>
          </table:table-cell>
          <table:table-cell office:value-type="float" office:value="18.997" calcext:value-type="float">
            <text:p>19,0</text:p>
          </table:table-cell>
          <table:table-cell office:value-type="float" office:value="52.115" calcext:value-type="float">
            <text:p>52,1</text:p>
          </table:table-cell>
          <table:table-cell office:value-type="float" office:value="120.569" calcext:value-type="float">
            <text:p>120,6</text:p>
          </table:table-cell>
          <table:table-cell table:number-columns-repeated="1002"/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9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15" calcext:value-type="float">
            <text:p>4,1</text:p>
          </table:table-cell>
          <table:table-cell office:value-type="float" office:value="23.351" calcext:value-type="float">
            <text:p>23,4</text:p>
          </table:table-cell>
          <table:table-cell office:value-type="float" office:value="72.16" calcext:value-type="float">
            <text:p>72,2</text:p>
          </table:table-cell>
          <table:table-cell office:value-type="float" office:value="72.263" calcext:value-type="float">
            <text:p>72,3</text:p>
          </table:table-cell>
          <table:table-cell office:value-type="float" office:value="433.423" calcext:value-type="float">
            <text:p>433,4</text:p>
          </table:table-cell>
          <table:table-cell office:value-type="float" office:value="443.133" calcext:value-type="float">
            <text:p>443,1</text:p>
          </table:table-cell>
          <table:table-cell table:formula="of:=[.K711]-[.J711]" office:value-type="float" office:value="9.70999999999998" calcext:value-type="float">
            <text:p>9,7</text:p>
          </table:table-cell>
          <table:table-cell/>
          <table:table-cell table:formula="of:=[.J711]-[.O711]-[.I711]" office:value-type="float" office:value="32.88" calcext:value-type="float">
            <text:p>32,9</text:p>
          </table:table-cell>
          <table:table-cell table:style-name="Default" office:value-type="float" office:value="328.28" calcext:value-type="float">
            <text:p>328,28</text:p>
          </table:table-cell>
          <table:table-cell table:formula="of:=[.O711]-[.Q711]" office:value-type="float" office:value="35.33" calcext:value-type="float">
            <text:p>35,3</text:p>
          </table:table-cell>
          <table:table-cell office:value-type="float" office:value="292.95" calcext:value-type="float">
            <text:p>293,0</text:p>
          </table:table-cell>
          <table:table-cell table:formula="of:=[.Q711]-[.S711]-[.U711]-[.V711]" office:value-type="float" office:value="8.35399999999999" calcext:value-type="float">
            <text:p>8,4</text:p>
          </table:table-cell>
          <table:table-cell office:value-type="float" office:value="107.125" calcext:value-type="float">
            <text:p>107,1</text:p>
          </table:table-cell>
          <table:table-cell office:value-type="float" office:value="7.575" calcext:value-type="float">
            <text:p>7,6</text:p>
          </table:table-cell>
          <table:table-cell office:value-type="float" office:value="52.553" calcext:value-type="float">
            <text:p>52,6</text:p>
          </table:table-cell>
          <table:table-cell office:value-type="float" office:value="124.918" calcext:value-type="float">
            <text:p>124,9</text:p>
          </table:table-cell>
          <table:table-cell table:number-columns-repeated="1002"/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9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88" calcext:value-type="float">
            <text:p>4,3</text:p>
          </table:table-cell>
          <table:table-cell office:value-type="float" office:value="23.242" calcext:value-type="float">
            <text:p>23,2</text:p>
          </table:table-cell>
          <table:table-cell office:value-type="float" office:value="73.85" calcext:value-type="float">
            <text:p>73,9</text:p>
          </table:table-cell>
          <table:table-cell office:value-type="float" office:value="73.938" calcext:value-type="float">
            <text:p>73,9</text:p>
          </table:table-cell>
          <table:table-cell office:value-type="float" office:value="382.73" calcext:value-type="float">
            <text:p>382,7</text:p>
          </table:table-cell>
          <table:table-cell office:value-type="float" office:value="391.736" calcext:value-type="float">
            <text:p>391,7</text:p>
          </table:table-cell>
          <table:table-cell table:formula="of:=[.K712]-[.J712]" office:value-type="float" office:value="9.00599999999997" calcext:value-type="float">
            <text:p>9,0</text:p>
          </table:table-cell>
          <table:table-cell/>
          <table:table-cell table:formula="of:=[.J712]-[.O712]-[.I712]" office:value-type="float" office:value="-63.858" calcext:value-type="float">
            <text:p>-63,9</text:p>
          </table:table-cell>
          <table:table-cell table:style-name="Default" office:value-type="float" office:value="372.65" calcext:value-type="float">
            <text:p>372,65</text:p>
          </table:table-cell>
          <table:table-cell table:formula="of:=[.O712]-[.Q712]" office:value-type="float" office:value="10.044" calcext:value-type="float">
            <text:p>10,0</text:p>
          </table:table-cell>
          <table:table-cell office:value-type="float" office:value="362.606" calcext:value-type="float">
            <text:p>362,6</text:p>
          </table:table-cell>
          <table:table-cell table:formula="of:=[.Q712]-[.S712]-[.U712]-[.V712]" office:value-type="float" office:value="16.119" calcext:value-type="float">
            <text:p>16,1</text:p>
          </table:table-cell>
          <table:table-cell office:value-type="float" office:value="115.642" calcext:value-type="float">
            <text:p>115,6</text:p>
          </table:table-cell>
          <table:table-cell office:value-type="float" office:value="11.578" calcext:value-type="float">
            <text:p>11,6</text:p>
          </table:table-cell>
          <table:table-cell office:value-type="float" office:value="40.279" calcext:value-type="float">
            <text:p>40,3</text:p>
          </table:table-cell>
          <table:table-cell office:value-type="float" office:value="190.566" calcext:value-type="float">
            <text:p>190,6</text:p>
          </table:table-cell>
          <table:table-cell table:number-columns-repeated="1002"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9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23" calcext:value-type="float">
            <text:p>4,2</text:p>
          </table:table-cell>
          <table:table-cell office:value-type="float" office:value="23.274" calcext:value-type="float">
            <text:p>23,3</text:p>
          </table:table-cell>
          <table:table-cell office:value-type="float" office:value="74.905" calcext:value-type="float">
            <text:p>74,9</text:p>
          </table:table-cell>
          <table:table-cell office:value-type="float" office:value="75.078" calcext:value-type="float">
            <text:p>75,1</text:p>
          </table:table-cell>
          <table:table-cell office:value-type="float" office:value="414.939" calcext:value-type="float">
            <text:p>414,9</text:p>
          </table:table-cell>
          <table:table-cell office:value-type="float" office:value="425.914" calcext:value-type="float">
            <text:p>425,9</text:p>
          </table:table-cell>
          <table:table-cell table:formula="of:=[.K713]-[.J713]" office:value-type="float" office:value="10.975" calcext:value-type="float">
            <text:p>11,0</text:p>
          </table:table-cell>
          <table:table-cell/>
          <table:table-cell table:formula="of:=[.J713]-[.O713]-[.I713]" office:value-type="float" office:value="46.411" calcext:value-type="float">
            <text:p>46,4</text:p>
          </table:table-cell>
          <table:table-cell table:style-name="Default" office:value-type="float" office:value="293.45" calcext:value-type="float">
            <text:p>293,45</text:p>
          </table:table-cell>
          <table:table-cell table:formula="of:=[.O713]-[.Q713]" office:value-type="float" office:value="6.65199999999999" calcext:value-type="float">
            <text:p>6,7</text:p>
          </table:table-cell>
          <table:table-cell office:value-type="float" office:value="286.798" calcext:value-type="float">
            <text:p>286,8</text:p>
          </table:table-cell>
          <table:table-cell table:formula="of:=[.Q713]-[.S713]-[.U713]-[.V713]" office:value-type="float" office:value="12.907" calcext:value-type="float">
            <text:p>12,9</text:p>
          </table:table-cell>
          <table:table-cell office:value-type="float" office:value="105.363" calcext:value-type="float">
            <text:p>105,4</text:p>
          </table:table-cell>
          <table:table-cell office:value-type="float" office:value="12.234" calcext:value-type="float">
            <text:p>12,2</text:p>
          </table:table-cell>
          <table:table-cell office:value-type="float" office:value="54.713" calcext:value-type="float">
            <text:p>54,7</text:p>
          </table:table-cell>
          <table:table-cell office:value-type="float" office:value="113.815" calcext:value-type="float">
            <text:p>113,8</text:p>
          </table:table-cell>
          <table:table-cell table:number-columns-repeated="1002"/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9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92" calcext:value-type="float">
            <text:p>4,2</text:p>
          </table:table-cell>
          <table:table-cell office:value-type="float" office:value="23.569" calcext:value-type="float">
            <text:p>23,6</text:p>
          </table:table-cell>
          <table:table-cell office:value-type="float" office:value="75.118" calcext:value-type="float">
            <text:p>75,1</text:p>
          </table:table-cell>
          <table:table-cell office:value-type="float" office:value="75.223" calcext:value-type="float">
            <text:p>75,2</text:p>
          </table:table-cell>
          <table:table-cell office:value-type="float" office:value="377.357" calcext:value-type="float">
            <text:p>377,4</text:p>
          </table:table-cell>
          <table:table-cell office:value-type="float" office:value="389.374" calcext:value-type="float">
            <text:p>389,4</text:p>
          </table:table-cell>
          <table:table-cell table:formula="of:=[.K714]-[.J714]" office:value-type="float" office:value="12.017" calcext:value-type="float">
            <text:p>12,0</text:p>
          </table:table-cell>
          <table:table-cell/>
          <table:table-cell table:formula="of:=[.J714]-[.O714]-[.I714]" office:value-type="float" office:value="29.714" calcext:value-type="float">
            <text:p>29,7</text:p>
          </table:table-cell>
          <table:table-cell table:style-name="Default" office:value-type="float" office:value="272.42" calcext:value-type="float">
            <text:p>272,42</text:p>
          </table:table-cell>
          <table:table-cell table:formula="of:=[.O714]-[.Q714]" office:value-type="float" office:value="15.059" calcext:value-type="float">
            <text:p>15,1</text:p>
          </table:table-cell>
          <table:table-cell office:value-type="float" office:value="257.361" calcext:value-type="float">
            <text:p>257,4</text:p>
          </table:table-cell>
          <table:table-cell table:formula="of:=[.Q714]-[.S714]-[.U714]-[.V714]" office:value-type="float" office:value="12.015" calcext:value-type="float">
            <text:p>12,0</text:p>
          </table:table-cell>
          <table:table-cell office:value-type="float" office:value="105.318" calcext:value-type="float">
            <text:p>105,3</text:p>
          </table:table-cell>
          <table:table-cell office:value-type="float" office:value="11.373" calcext:value-type="float">
            <text:p>11,4</text:p>
          </table:table-cell>
          <table:table-cell office:value-type="float" office:value="54.387" calcext:value-type="float">
            <text:p>54,4</text:p>
          </table:table-cell>
          <table:table-cell office:value-type="float" office:value="85.641" calcext:value-type="float">
            <text:p>85,6</text:p>
          </table:table-cell>
          <table:table-cell table:number-columns-repeated="1002"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9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57" calcext:value-type="float">
            <text:p>4,2</text:p>
          </table:table-cell>
          <table:table-cell office:value-type="float" office:value="23.64" calcext:value-type="float">
            <text:p>23,6</text:p>
          </table:table-cell>
          <table:table-cell office:value-type="float" office:value="77.276" calcext:value-type="float">
            <text:p>77,3</text:p>
          </table:table-cell>
          <table:table-cell office:value-type="float" office:value="77.476" calcext:value-type="float">
            <text:p>77,5</text:p>
          </table:table-cell>
          <table:table-cell office:value-type="float" office:value="412.473" calcext:value-type="float">
            <text:p>412,5</text:p>
          </table:table-cell>
          <table:table-cell office:value-type="float" office:value="422.719" calcext:value-type="float">
            <text:p>422,7</text:p>
          </table:table-cell>
          <table:table-cell table:formula="of:=[.K715]-[.J715]" office:value-type="float" office:value="10.246" calcext:value-type="float">
            <text:p>10,2</text:p>
          </table:table-cell>
          <table:table-cell/>
          <table:table-cell table:formula="of:=[.J715]-[.O715]-[.I715]" office:value-type="float" office:value="59.957" calcext:value-type="float">
            <text:p>60,0</text:p>
          </table:table-cell>
          <table:table-cell table:style-name="Default" office:value-type="float" office:value="275.04" calcext:value-type="float">
            <text:p>275,04</text:p>
          </table:table-cell>
          <table:table-cell table:formula="of:=[.O715]-[.Q715]" office:value-type="float" office:value="13.495" calcext:value-type="float">
            <text:p>13,5</text:p>
          </table:table-cell>
          <table:table-cell office:value-type="float" office:value="261.545" calcext:value-type="float">
            <text:p>261,5</text:p>
          </table:table-cell>
          <table:table-cell table:formula="of:=[.Q715]-[.S715]-[.U715]-[.V715]" office:value-type="float" office:value="14.997" calcext:value-type="float">
            <text:p>15,0</text:p>
          </table:table-cell>
          <table:table-cell office:value-type="float" office:value="114.623" calcext:value-type="float">
            <text:p>114,6</text:p>
          </table:table-cell>
          <table:table-cell office:value-type="float" office:value="14.357" calcext:value-type="float">
            <text:p>14,4</text:p>
          </table:table-cell>
          <table:table-cell office:value-type="float" office:value="44.817" calcext:value-type="float">
            <text:p>44,8</text:p>
          </table:table-cell>
          <table:table-cell office:value-type="float" office:value="87.108" calcext:value-type="float">
            <text:p>87,1</text:p>
          </table:table-cell>
          <table:table-cell table:number-columns-repeated="1002"/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9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29" calcext:value-type="float">
            <text:p>4,1</text:p>
          </table:table-cell>
          <table:table-cell office:value-type="float" office:value="23.684" calcext:value-type="float">
            <text:p>23,7</text:p>
          </table:table-cell>
          <table:table-cell office:value-type="float" office:value="75.411" calcext:value-type="float">
            <text:p>75,4</text:p>
          </table:table-cell>
          <table:table-cell office:value-type="float" office:value="75.467" calcext:value-type="float">
            <text:p>75,5</text:p>
          </table:table-cell>
          <table:table-cell office:value-type="float" office:value="412.409" calcext:value-type="float">
            <text:p>412,4</text:p>
          </table:table-cell>
          <table:table-cell office:value-type="float" office:value="422.018" calcext:value-type="float">
            <text:p>422,0</text:p>
          </table:table-cell>
          <table:table-cell table:formula="of:=[.K716]-[.J716]" office:value-type="float" office:value="9.60899999999998" calcext:value-type="float">
            <text:p>9,6</text:p>
          </table:table-cell>
          <table:table-cell/>
          <table:table-cell table:formula="of:=[.J716]-[.O716]-[.I716]" office:value-type="float" office:value="69.952" calcext:value-type="float">
            <text:p>70,0</text:p>
          </table:table-cell>
          <table:table-cell table:style-name="Default" office:value-type="float" office:value="266.99" calcext:value-type="float">
            <text:p>266,99</text:p>
          </table:table-cell>
          <table:table-cell table:formula="of:=[.O716]-[.Q716]" office:value-type="float" office:value="14.365" calcext:value-type="float">
            <text:p>14,4</text:p>
          </table:table-cell>
          <table:table-cell office:value-type="float" office:value="252.625" calcext:value-type="float">
            <text:p>252,6</text:p>
          </table:table-cell>
          <table:table-cell table:formula="of:=[.Q716]-[.S716]-[.U716]-[.V716]" office:value-type="float" office:value="6.79299999999999" calcext:value-type="float">
            <text:p>6,8</text:p>
          </table:table-cell>
          <table:table-cell office:value-type="float" office:value="108.961" calcext:value-type="float">
            <text:p>109,0</text:p>
          </table:table-cell>
          <table:table-cell office:value-type="float" office:value="6.099" calcext:value-type="float">
            <text:p>6,1</text:p>
          </table:table-cell>
          <table:table-cell office:value-type="float" office:value="50.887" calcext:value-type="float">
            <text:p>50,9</text:p>
          </table:table-cell>
          <table:table-cell office:value-type="float" office:value="85.984" calcext:value-type="float">
            <text:p>86,0</text:p>
          </table:table-cell>
          <table:table-cell table:number-columns-repeated="1002"/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9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09" calcext:value-type="float">
            <text:p>4,3</text:p>
          </table:table-cell>
          <table:table-cell office:value-type="float" office:value="23.626" calcext:value-type="float">
            <text:p>23,6</text:p>
          </table:table-cell>
          <table:table-cell office:value-type="float" office:value="87.243" calcext:value-type="float">
            <text:p>87,2</text:p>
          </table:table-cell>
          <table:table-cell office:value-type="float" office:value="87.429" calcext:value-type="float">
            <text:p>87,4</text:p>
          </table:table-cell>
          <table:table-cell office:value-type="float" office:value="384.53" calcext:value-type="float">
            <text:p>384,5</text:p>
          </table:table-cell>
          <table:table-cell office:value-type="float" office:value="393.797" calcext:value-type="float">
            <text:p>393,8</text:p>
          </table:table-cell>
          <table:table-cell table:formula="of:=[.K717]-[.J717]" office:value-type="float" office:value="9.26700000000005" calcext:value-type="float">
            <text:p>9,3</text:p>
          </table:table-cell>
          <table:table-cell/>
          <table:table-cell table:formula="of:=[.J717]-[.O717]-[.I717]" office:value-type="float" office:value="-35.8090000000001" calcext:value-type="float">
            <text:p>-35,8</text:p>
          </table:table-cell>
          <table:table-cell table:style-name="Default" office:value-type="float" office:value="332.91" calcext:value-type="float">
            <text:p>332,91</text:p>
          </table:table-cell>
          <table:table-cell table:formula="of:=[.O717]-[.Q717]" office:value-type="float" office:value="14.51" calcext:value-type="float">
            <text:p>14,5</text:p>
          </table:table-cell>
          <table:table-cell office:value-type="float" office:value="318.4" calcext:value-type="float">
            <text:p>318,4</text:p>
          </table:table-cell>
          <table:table-cell table:formula="of:=[.Q717]-[.S717]-[.U717]-[.V717]" office:value-type="float" office:value="31.495" calcext:value-type="float">
            <text:p>31,5</text:p>
          </table:table-cell>
          <table:table-cell office:value-type="float" office:value="106.042" calcext:value-type="float">
            <text:p>106,0</text:p>
          </table:table-cell>
          <table:table-cell office:value-type="float" office:value="12.24" calcext:value-type="float">
            <text:p>12,2</text:p>
          </table:table-cell>
          <table:table-cell office:value-type="float" office:value="54.443" calcext:value-type="float">
            <text:p>54,4</text:p>
          </table:table-cell>
          <table:table-cell office:value-type="float" office:value="126.42" calcext:value-type="float">
            <text:p>126,4</text:p>
          </table:table-cell>
          <table:table-cell table:number-columns-repeated="1002"/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9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28" calcext:value-type="float">
            <text:p>4,2</text:p>
          </table:table-cell>
          <table:table-cell office:value-type="float" office:value="23.394" calcext:value-type="float">
            <text:p>23,4</text:p>
          </table:table-cell>
          <table:table-cell office:value-type="float" office:value="76.829" calcext:value-type="float">
            <text:p>76,8</text:p>
          </table:table-cell>
          <table:table-cell office:value-type="float" office:value="76.896" calcext:value-type="float">
            <text:p>76,9</text:p>
          </table:table-cell>
          <table:table-cell office:value-type="float" office:value="476.886" calcext:value-type="float">
            <text:p>476,9</text:p>
          </table:table-cell>
          <table:table-cell office:value-type="float" office:value="487.895" calcext:value-type="float">
            <text:p>487,9</text:p>
          </table:table-cell>
          <table:table-cell table:formula="of:=[.K718]-[.J718]" office:value-type="float" office:value="11.009" calcext:value-type="float">
            <text:p>11,0</text:p>
          </table:table-cell>
          <table:table-cell/>
          <table:table-cell table:formula="of:=[.J718]-[.O718]-[.I718]" office:value-type="float" office:value="94.38" calcext:value-type="float">
            <text:p>94,4</text:p>
          </table:table-cell>
          <table:table-cell table:style-name="Default" office:value-type="float" office:value="305.61" calcext:value-type="float">
            <text:p>305,61</text:p>
          </table:table-cell>
          <table:table-cell table:formula="of:=[.O718]-[.Q718]" office:value-type="float" office:value="44.787" calcext:value-type="float">
            <text:p>44,8</text:p>
          </table:table-cell>
          <table:table-cell office:value-type="float" office:value="260.823" calcext:value-type="float">
            <text:p>260,8</text:p>
          </table:table-cell>
          <table:table-cell table:formula="of:=[.Q718]-[.S718]-[.U718]-[.V718]" office:value-type="float" office:value="2.72299999999997" calcext:value-type="float">
            <text:p>2,7</text:p>
          </table:table-cell>
          <table:table-cell office:value-type="float" office:value="105.365" calcext:value-type="float">
            <text:p>105,4</text:p>
          </table:table-cell>
          <table:table-cell office:value-type="float" office:value="2.063" calcext:value-type="float">
            <text:p>2,1</text:p>
          </table:table-cell>
          <table:table-cell office:value-type="float" office:value="54.249" calcext:value-type="float">
            <text:p>54,2</text:p>
          </table:table-cell>
          <table:table-cell office:value-type="float" office:value="98.486" calcext:value-type="float">
            <text:p>98,5</text:p>
          </table:table-cell>
          <table:table-cell table:number-columns-repeated="1002"/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9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11" calcext:value-type="float">
            <text:p>4,3</text:p>
          </table:table-cell>
          <table:table-cell office:value-type="float" office:value="23.618" calcext:value-type="float">
            <text:p>23,6</text:p>
          </table:table-cell>
          <table:table-cell office:value-type="float" office:value="89.349" calcext:value-type="float">
            <text:p>89,3</text:p>
          </table:table-cell>
          <table:table-cell office:value-type="float" office:value="89.52" calcext:value-type="float">
            <text:p>89,5</text:p>
          </table:table-cell>
          <table:table-cell office:value-type="float" office:value="446.382" calcext:value-type="float">
            <text:p>446,4</text:p>
          </table:table-cell>
          <table:table-cell office:value-type="float" office:value="456.266" calcext:value-type="float">
            <text:p>456,3</text:p>
          </table:table-cell>
          <table:table-cell table:formula="of:=[.K719]-[.J719]" office:value-type="float" office:value="9.88400000000001" calcext:value-type="float">
            <text:p>9,9</text:p>
          </table:table-cell>
          <table:table-cell/>
          <table:table-cell table:formula="of:=[.J719]-[.O719]-[.I719]" office:value-type="float" office:value="-15.608" calcext:value-type="float">
            <text:p>-15,6</text:p>
          </table:table-cell>
          <table:table-cell table:style-name="Default" office:value-type="float" office:value="372.47" calcext:value-type="float">
            <text:p>372,47</text:p>
          </table:table-cell>
          <table:table-cell table:formula="of:=[.O719]-[.Q719]" office:value-type="float" office:value="21.74" calcext:value-type="float">
            <text:p>21,7</text:p>
          </table:table-cell>
          <table:table-cell office:value-type="float" office:value="350.73" calcext:value-type="float">
            <text:p>350,7</text:p>
          </table:table-cell>
          <table:table-cell table:formula="of:=[.Q719]-[.S719]-[.U719]-[.V719]" office:value-type="float" office:value="37.973" calcext:value-type="float">
            <text:p>38,0</text:p>
          </table:table-cell>
          <table:table-cell office:value-type="float" office:value="112.668" calcext:value-type="float">
            <text:p>112,7</text:p>
          </table:table-cell>
          <table:table-cell office:value-type="float" office:value="10.712" calcext:value-type="float">
            <text:p>10,7</text:p>
          </table:table-cell>
          <table:table-cell office:value-type="float" office:value="40.364" calcext:value-type="float">
            <text:p>40,4</text:p>
          </table:table-cell>
          <table:table-cell office:value-type="float" office:value="159.725" calcext:value-type="float">
            <text:p>159,7</text:p>
          </table:table-cell>
          <table:table-cell table:number-columns-repeated="1002"/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9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07" calcext:value-type="float">
            <text:p>4,3</text:p>
          </table:table-cell>
          <table:table-cell office:value-type="float" office:value="23.48" calcext:value-type="float">
            <text:p>23,5</text:p>
          </table:table-cell>
          <table:table-cell office:value-type="float" office:value="88.77" calcext:value-type="float">
            <text:p>88,8</text:p>
          </table:table-cell>
          <table:table-cell office:value-type="float" office:value="88.931" calcext:value-type="float">
            <text:p>88,9</text:p>
          </table:table-cell>
          <table:table-cell office:value-type="float" office:value="443.498" calcext:value-type="float">
            <text:p>443,5</text:p>
          </table:table-cell>
          <table:table-cell office:value-type="float" office:value="454.256" calcext:value-type="float">
            <text:p>454,3</text:p>
          </table:table-cell>
          <table:table-cell table:formula="of:=[.K720]-[.J720]" office:value-type="float" office:value="10.758" calcext:value-type="float">
            <text:p>10,8</text:p>
          </table:table-cell>
          <table:table-cell/>
          <table:table-cell table:formula="of:=[.J720]-[.O720]-[.I720]" office:value-type="float" office:value="58.407" calcext:value-type="float">
            <text:p>58,4</text:p>
          </table:table-cell>
          <table:table-cell table:style-name="Default" office:value-type="float" office:value="296.16" calcext:value-type="float">
            <text:p>296,16</text:p>
          </table:table-cell>
          <table:table-cell table:formula="of:=[.O720]-[.Q720]" office:value-type="float" office:value="8.13400000000001" calcext:value-type="float">
            <text:p>8,1</text:p>
          </table:table-cell>
          <table:table-cell office:value-type="float" office:value="288.026" calcext:value-type="float">
            <text:p>288,0</text:p>
          </table:table-cell>
          <table:table-cell table:formula="of:=[.Q720]-[.S720]-[.U720]-[.V720]" office:value-type="float" office:value="15.793" calcext:value-type="float">
            <text:p>15,8</text:p>
          </table:table-cell>
          <table:table-cell office:value-type="float" office:value="105.317" calcext:value-type="float">
            <text:p>105,3</text:p>
          </table:table-cell>
          <table:table-cell office:value-type="float" office:value="15.121" calcext:value-type="float">
            <text:p>15,1</text:p>
          </table:table-cell>
          <table:table-cell office:value-type="float" office:value="54.466" calcext:value-type="float">
            <text:p>54,5</text:p>
          </table:table-cell>
          <table:table-cell office:value-type="float" office:value="112.45" calcext:value-type="float">
            <text:p>112,5</text:p>
          </table:table-cell>
          <table:table-cell table:number-columns-repeated="1002"/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9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11" calcext:value-type="float">
            <text:p>4,3</text:p>
          </table:table-cell>
          <table:table-cell office:value-type="float" office:value="23.871" calcext:value-type="float">
            <text:p>23,9</text:p>
          </table:table-cell>
          <table:table-cell office:value-type="float" office:value="88.903" calcext:value-type="float">
            <text:p>88,9</text:p>
          </table:table-cell>
          <table:table-cell office:value-type="float" office:value="89.069" calcext:value-type="float">
            <text:p>89,1</text:p>
          </table:table-cell>
          <table:table-cell office:value-type="float" office:value="454.438" calcext:value-type="float">
            <text:p>454,4</text:p>
          </table:table-cell>
          <table:table-cell office:value-type="float" office:value="463.999" calcext:value-type="float">
            <text:p>464,0</text:p>
          </table:table-cell>
          <table:table-cell table:formula="of:=[.K721]-[.J721]" office:value-type="float" office:value="9.56100000000004" calcext:value-type="float">
            <text:p>9,6</text:p>
          </table:table-cell>
          <table:table-cell/>
          <table:table-cell table:formula="of:=[.J721]-[.O721]-[.I721]" office:value-type="float" office:value="52.019" calcext:value-type="float">
            <text:p>52,0</text:p>
          </table:table-cell>
          <table:table-cell table:style-name="Default" office:value-type="float" office:value="313.35" calcext:value-type="float">
            <text:p>313,35</text:p>
          </table:table-cell>
          <table:table-cell table:formula="of:=[.O721]-[.Q721]" office:value-type="float" office:value="12.0820000000001" calcext:value-type="float">
            <text:p>12,1</text:p>
          </table:table-cell>
          <table:table-cell office:value-type="float" office:value="301.268" calcext:value-type="float">
            <text:p>301,3</text:p>
          </table:table-cell>
          <table:table-cell table:formula="of:=[.Q721]-[.S721]-[.U721]-[.V721]" office:value-type="float" office:value="13.012" calcext:value-type="float">
            <text:p>13,0</text:p>
          </table:table-cell>
          <table:table-cell office:value-type="float" office:value="105.579" calcext:value-type="float">
            <text:p>105,6</text:p>
          </table:table-cell>
          <table:table-cell office:value-type="float" office:value="12.324" calcext:value-type="float">
            <text:p>12,3</text:p>
          </table:table-cell>
          <table:table-cell office:value-type="float" office:value="54.242" calcext:value-type="float">
            <text:p>54,2</text:p>
          </table:table-cell>
          <table:table-cell office:value-type="float" office:value="128.435" calcext:value-type="float">
            <text:p>128,4</text:p>
          </table:table-cell>
          <table:table-cell table:number-columns-repeated="1002"/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9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19" calcext:value-type="float">
            <text:p>4,1</text:p>
          </table:table-cell>
          <table:table-cell office:value-type="float" office:value="23.333" calcext:value-type="float">
            <text:p>23,3</text:p>
          </table:table-cell>
          <table:table-cell office:value-type="float" office:value="73.451" calcext:value-type="float">
            <text:p>73,5</text:p>
          </table:table-cell>
          <table:table-cell office:value-type="float" office:value="73.502" calcext:value-type="float">
            <text:p>73,5</text:p>
          </table:table-cell>
          <table:table-cell office:value-type="float" office:value="399.803" calcext:value-type="float">
            <text:p>399,8</text:p>
          </table:table-cell>
          <table:table-cell office:value-type="float" office:value="408.478" calcext:value-type="float">
            <text:p>408,5</text:p>
          </table:table-cell>
          <table:table-cell table:formula="of:=[.K722]-[.J722]" office:value-type="float" office:value="8.67500000000001" calcext:value-type="float">
            <text:p>8,7</text:p>
          </table:table-cell>
          <table:table-cell/>
          <table:table-cell table:formula="of:=[.J722]-[.O722]-[.I722]" office:value-type="float" office:value="53.661" calcext:value-type="float">
            <text:p>53,7</text:p>
          </table:table-cell>
          <table:table-cell table:style-name="Default" office:value-type="float" office:value="272.64" calcext:value-type="float">
            <text:p>272,64</text:p>
          </table:table-cell>
          <table:table-cell table:formula="of:=[.O722]-[.Q722]" office:value-type="float" office:value="6.12299999999999" calcext:value-type="float">
            <text:p>6,1</text:p>
          </table:table-cell>
          <table:table-cell office:value-type="float" office:value="266.517" calcext:value-type="float">
            <text:p>266,5</text:p>
          </table:table-cell>
          <table:table-cell table:formula="of:=[.Q722]-[.S722]-[.U722]-[.V722]" office:value-type="float" office:value="12.657" calcext:value-type="float">
            <text:p>12,7</text:p>
          </table:table-cell>
          <table:table-cell office:value-type="float" office:value="119.817" calcext:value-type="float">
            <text:p>119,8</text:p>
          </table:table-cell>
          <table:table-cell office:value-type="float" office:value="11.987" calcext:value-type="float">
            <text:p>12,0</text:p>
          </table:table-cell>
          <table:table-cell office:value-type="float" office:value="39.743" calcext:value-type="float">
            <text:p>39,7</text:p>
          </table:table-cell>
          <table:table-cell office:value-type="float" office:value="94.3" calcext:value-type="float">
            <text:p>94,3</text:p>
          </table:table-cell>
          <table:table-cell table:number-columns-repeated="1002"/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9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73" calcext:value-type="float">
            <text:p>4,3</text:p>
          </table:table-cell>
          <table:table-cell office:value-type="float" office:value="23.502" calcext:value-type="float">
            <text:p>23,5</text:p>
          </table:table-cell>
          <table:table-cell office:value-type="float" office:value="81.862" calcext:value-type="float">
            <text:p>81,9</text:p>
          </table:table-cell>
          <table:table-cell office:value-type="float" office:value="81.979" calcext:value-type="float">
            <text:p>82,0</text:p>
          </table:table-cell>
          <table:table-cell office:value-type="float" office:value="450.866" calcext:value-type="float">
            <text:p>450,9</text:p>
          </table:table-cell>
          <table:table-cell office:value-type="float" office:value="460.34" calcext:value-type="float">
            <text:p>460,3</text:p>
          </table:table-cell>
          <table:table-cell table:formula="of:=[.K723]-[.J723]" office:value-type="float" office:value="9.47399999999999" calcext:value-type="float">
            <text:p>9,5</text:p>
          </table:table-cell>
          <table:table-cell/>
          <table:table-cell table:formula="of:=[.J723]-[.O723]-[.I723]" office:value-type="float" office:value="98.987" calcext:value-type="float">
            <text:p>99,0</text:p>
          </table:table-cell>
          <table:table-cell table:style-name="Default" office:value-type="float" office:value="269.9" calcext:value-type="float">
            <text:p>269,9</text:p>
          </table:table-cell>
          <table:table-cell table:formula="of:=[.O723]-[.Q723]" office:value-type="float" office:value="17.434" calcext:value-type="float">
            <text:p>17,4</text:p>
          </table:table-cell>
          <table:table-cell office:value-type="float" office:value="252.466" calcext:value-type="float">
            <text:p>252,5</text:p>
          </table:table-cell>
          <table:table-cell table:formula="of:=[.Q723]-[.S723]-[.U723]-[.V723]" office:value-type="float" office:value="12.391" calcext:value-type="float">
            <text:p>12,4</text:p>
          </table:table-cell>
          <table:table-cell office:value-type="float" office:value="116.807" calcext:value-type="float">
            <text:p>116,8</text:p>
          </table:table-cell>
          <table:table-cell office:value-type="float" office:value="8.893" calcext:value-type="float">
            <text:p>8,9</text:p>
          </table:table-cell>
          <table:table-cell office:value-type="float" office:value="40.332" calcext:value-type="float">
            <text:p>40,3</text:p>
          </table:table-cell>
          <table:table-cell office:value-type="float" office:value="82.936" calcext:value-type="float">
            <text:p>82,9</text:p>
          </table:table-cell>
          <table:table-cell table:number-columns-repeated="1002"/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9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21" calcext:value-type="float">
            <text:p>4,3</text:p>
          </table:table-cell>
          <table:table-cell office:value-type="float" office:value="23.593" calcext:value-type="float">
            <text:p>23,6</text:p>
          </table:table-cell>
          <table:table-cell office:value-type="float" office:value="75.338" calcext:value-type="float">
            <text:p>75,3</text:p>
          </table:table-cell>
          <table:table-cell office:value-type="float" office:value="75.45" calcext:value-type="float">
            <text:p>75,5</text:p>
          </table:table-cell>
          <table:table-cell office:value-type="float" office:value="401.888" calcext:value-type="float">
            <text:p>401,9</text:p>
          </table:table-cell>
          <table:table-cell office:value-type="float" office:value="413.174" calcext:value-type="float">
            <text:p>413,2</text:p>
          </table:table-cell>
          <table:table-cell table:formula="of:=[.K724]-[.J724]" office:value-type="float" office:value="11.286" calcext:value-type="float">
            <text:p>11,3</text:p>
          </table:table-cell>
          <table:table-cell/>
          <table:table-cell table:formula="of:=[.J724]-[.O724]-[.I724]" office:value-type="float" office:value="60.108" calcext:value-type="float">
            <text:p>60,1</text:p>
          </table:table-cell>
          <table:table-cell table:style-name="Default" office:value-type="float" office:value="266.33" calcext:value-type="float">
            <text:p>266,33</text:p>
          </table:table-cell>
          <table:table-cell table:formula="of:=[.O724]-[.Q724]" office:value-type="float" office:value="9.743" calcext:value-type="float">
            <text:p>9,7</text:p>
          </table:table-cell>
          <table:table-cell office:value-type="float" office:value="256.587" calcext:value-type="float">
            <text:p>256,6</text:p>
          </table:table-cell>
          <table:table-cell table:formula="of:=[.Q724]-[.S724]-[.U724]-[.V724]" office:value-type="float" office:value="5.78799999999998" calcext:value-type="float">
            <text:p>5,8</text:p>
          </table:table-cell>
          <table:table-cell office:value-type="float" office:value="103.311" calcext:value-type="float">
            <text:p>103,3</text:p>
          </table:table-cell>
          <table:table-cell office:value-type="float" office:value="5.111" calcext:value-type="float">
            <text:p>5,1</text:p>
          </table:table-cell>
          <table:table-cell office:value-type="float" office:value="56.556" calcext:value-type="float">
            <text:p>56,6</text:p>
          </table:table-cell>
          <table:table-cell office:value-type="float" office:value="90.932" calcext:value-type="float">
            <text:p>90,9</text:p>
          </table:table-cell>
          <table:table-cell table:number-columns-repeated="1002"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9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15" calcext:value-type="float">
            <text:p>4,2</text:p>
          </table:table-cell>
          <table:table-cell office:value-type="float" office:value="23.48" calcext:value-type="float">
            <text:p>23,5</text:p>
          </table:table-cell>
          <table:table-cell office:value-type="float" office:value="72.412" calcext:value-type="float">
            <text:p>72,4</text:p>
          </table:table-cell>
          <table:table-cell office:value-type="float" office:value="72.577" calcext:value-type="float">
            <text:p>72,6</text:p>
          </table:table-cell>
          <table:table-cell office:value-type="float" office:value="364.5" calcext:value-type="float">
            <text:p>364,5</text:p>
          </table:table-cell>
          <table:table-cell office:value-type="float" office:value="375.373" calcext:value-type="float">
            <text:p>375,4</text:p>
          </table:table-cell>
          <table:table-cell table:formula="of:=[.K725]-[.J725]" office:value-type="float" office:value="10.873" calcext:value-type="float">
            <text:p>10,9</text:p>
          </table:table-cell>
          <table:table-cell/>
          <table:table-cell table:formula="of:=[.J725]-[.O725]-[.I725]" office:value-type="float" office:value="13.203" calcext:value-type="float">
            <text:p>13,2</text:p>
          </table:table-cell>
          <table:table-cell table:style-name="Default" office:value-type="float" office:value="278.72" calcext:value-type="float">
            <text:p>278,72</text:p>
          </table:table-cell>
          <table:table-cell table:formula="of:=[.O725]-[.Q725]" office:value-type="float" office:value="6.73000000000002" calcext:value-type="float">
            <text:p>6,7</text:p>
          </table:table-cell>
          <table:table-cell office:value-type="float" office:value="271.99" calcext:value-type="float">
            <text:p>272,0</text:p>
          </table:table-cell>
          <table:table-cell table:formula="of:=[.Q725]-[.S725]-[.U725]-[.V725]" office:value-type="float" office:value="18.754" calcext:value-type="float">
            <text:p>18,8</text:p>
          </table:table-cell>
          <table:table-cell office:value-type="float" office:value="118.834" calcext:value-type="float">
            <text:p>118,8</text:p>
          </table:table-cell>
          <table:table-cell office:value-type="float" office:value="17.703" calcext:value-type="float">
            <text:p>17,7</text:p>
          </table:table-cell>
          <table:table-cell office:value-type="float" office:value="40.465" calcext:value-type="float">
            <text:p>40,5</text:p>
          </table:table-cell>
          <table:table-cell office:value-type="float" office:value="93.937" calcext:value-type="float">
            <text:p>93,9</text:p>
          </table:table-cell>
          <table:table-cell table:number-columns-repeated="1002"/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9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59" calcext:value-type="float">
            <text:p>4,4</text:p>
          </table:table-cell>
          <table:table-cell office:value-type="float" office:value="23.693" calcext:value-type="float">
            <text:p>23,7</text:p>
          </table:table-cell>
          <table:table-cell office:value-type="float" office:value="89.451" calcext:value-type="float">
            <text:p>89,5</text:p>
          </table:table-cell>
          <table:table-cell office:value-type="float" office:value="89.639" calcext:value-type="float">
            <text:p>89,6</text:p>
          </table:table-cell>
          <table:table-cell office:value-type="float" office:value="440.018" calcext:value-type="float">
            <text:p>440,0</text:p>
          </table:table-cell>
          <table:table-cell office:value-type="float" office:value="449.859" calcext:value-type="float">
            <text:p>449,9</text:p>
          </table:table-cell>
          <table:table-cell table:formula="of:=[.K726]-[.J726]" office:value-type="float" office:value="9.84100000000001" calcext:value-type="float">
            <text:p>9,8</text:p>
          </table:table-cell>
          <table:table-cell/>
          <table:table-cell table:formula="of:=[.J726]-[.O726]-[.I726]" office:value-type="float" office:value="87.839" calcext:value-type="float">
            <text:p>87,8</text:p>
          </table:table-cell>
          <table:table-cell table:style-name="Default" office:value-type="float" office:value="262.54" calcext:value-type="float">
            <text:p>262,54</text:p>
          </table:table-cell>
          <table:table-cell table:formula="of:=[.O726]-[.Q726]" office:value-type="float" office:value="15.57" calcext:value-type="float">
            <text:p>15,6</text:p>
          </table:table-cell>
          <table:table-cell office:value-type="float" office:value="246.97" calcext:value-type="float">
            <text:p>247,0</text:p>
          </table:table-cell>
          <table:table-cell table:formula="of:=[.Q726]-[.S726]-[.U726]-[.V726]" office:value-type="float" office:value="2.41999999999999" calcext:value-type="float">
            <text:p>2,4</text:p>
          </table:table-cell>
          <table:table-cell office:value-type="float" office:value="119.363" calcext:value-type="float">
            <text:p>119,4</text:p>
          </table:table-cell>
          <table:table-cell office:value-type="float" office:value="1.464" calcext:value-type="float">
            <text:p>1,5</text:p>
          </table:table-cell>
          <table:table-cell office:value-type="float" office:value="40.376" calcext:value-type="float">
            <text:p>40,4</text:p>
          </table:table-cell>
          <table:table-cell office:value-type="float" office:value="84.811" calcext:value-type="float">
            <text:p>84,8</text:p>
          </table:table-cell>
          <table:table-cell table:number-columns-repeated="1002"/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9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26" calcext:value-type="float">
            <text:p>4,2</text:p>
          </table:table-cell>
          <table:table-cell office:value-type="float" office:value="23.363" calcext:value-type="float">
            <text:p>23,4</text:p>
          </table:table-cell>
          <table:table-cell office:value-type="float" office:value="74.309" calcext:value-type="float">
            <text:p>74,3</text:p>
          </table:table-cell>
          <table:table-cell office:value-type="float" office:value="74.474" calcext:value-type="float">
            <text:p>74,5</text:p>
          </table:table-cell>
          <table:table-cell office:value-type="float" office:value="461.505" calcext:value-type="float">
            <text:p>461,5</text:p>
          </table:table-cell>
          <table:table-cell office:value-type="float" office:value="471.469" calcext:value-type="float">
            <text:p>471,5</text:p>
          </table:table-cell>
          <table:table-cell table:formula="of:=[.K727]-[.J727]" office:value-type="float" office:value="9.964" calcext:value-type="float">
            <text:p>10,0</text:p>
          </table:table-cell>
          <table:table-cell/>
          <table:table-cell table:formula="of:=[.J727]-[.O727]-[.I727]" office:value-type="float" office:value="134.131" calcext:value-type="float">
            <text:p>134,1</text:p>
          </table:table-cell>
          <table:table-cell table:style-name="Default" office:value-type="float" office:value="252.9" calcext:value-type="float">
            <text:p>252,9</text:p>
          </table:table-cell>
          <table:table-cell table:formula="of:=[.O727]-[.Q727]" office:value-type="float" office:value="15.731" calcext:value-type="float">
            <text:p>15,7</text:p>
          </table:table-cell>
          <table:table-cell office:value-type="float" office:value="237.169" calcext:value-type="float">
            <text:p>237,2</text:p>
          </table:table-cell>
          <table:table-cell table:formula="of:=[.Q727]-[.S727]-[.U727]-[.V727]" office:value-type="float" office:value="12.766" calcext:value-type="float">
            <text:p>12,8</text:p>
          </table:table-cell>
          <table:table-cell office:value-type="float" office:value="106.461" calcext:value-type="float">
            <text:p>106,5</text:p>
          </table:table-cell>
          <table:table-cell office:value-type="float" office:value="12.078" calcext:value-type="float">
            <text:p>12,1</text:p>
          </table:table-cell>
          <table:table-cell office:value-type="float" office:value="53.571" calcext:value-type="float">
            <text:p>53,6</text:p>
          </table:table-cell>
          <table:table-cell office:value-type="float" office:value="64.371" calcext:value-type="float">
            <text:p>64,4</text:p>
          </table:table-cell>
          <table:table-cell table:number-columns-repeated="1002"/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9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23" calcext:value-type="float">
            <text:p>4,3</text:p>
          </table:table-cell>
          <table:table-cell office:value-type="float" office:value="23.821" calcext:value-type="float">
            <text:p>23,8</text:p>
          </table:table-cell>
          <table:table-cell office:value-type="float" office:value="92.779" calcext:value-type="float">
            <text:p>92,8</text:p>
          </table:table-cell>
          <table:table-cell office:value-type="float" office:value="92.99" calcext:value-type="float">
            <text:p>93,0</text:p>
          </table:table-cell>
          <table:table-cell office:value-type="float" office:value="435.082" calcext:value-type="float">
            <text:p>435,1</text:p>
          </table:table-cell>
          <table:table-cell office:value-type="float" office:value="443.772" calcext:value-type="float">
            <text:p>443,8</text:p>
          </table:table-cell>
          <table:table-cell table:formula="of:=[.K728]-[.J728]" office:value-type="float" office:value="8.69" calcext:value-type="float">
            <text:p>8,7</text:p>
          </table:table-cell>
          <table:table-cell/>
          <table:table-cell table:formula="of:=[.J728]-[.O728]-[.I728]" office:value-type="float" office:value="59.002" calcext:value-type="float">
            <text:p>59,0</text:p>
          </table:table-cell>
          <table:table-cell table:style-name="Default" office:value-type="float" office:value="283.09" calcext:value-type="float">
            <text:p>283,09</text:p>
          </table:table-cell>
          <table:table-cell table:formula="of:=[.O728]-[.Q728]" office:value-type="float" office:value="17.135" calcext:value-type="float">
            <text:p>17,1</text:p>
          </table:table-cell>
          <table:table-cell office:value-type="float" office:value="265.955" calcext:value-type="float">
            <text:p>266,0</text:p>
          </table:table-cell>
          <table:table-cell table:formula="of:=[.Q728]-[.S728]-[.U728]-[.V728]" office:value-type="float" office:value="2.62299999999999" calcext:value-type="float">
            <text:p>2,6</text:p>
          </table:table-cell>
          <table:table-cell office:value-type="float" office:value="105.213" calcext:value-type="float">
            <text:p>105,2</text:p>
          </table:table-cell>
          <table:table-cell office:value-type="float" office:value="1.907" calcext:value-type="float">
            <text:p>1,9</text:p>
          </table:table-cell>
          <table:table-cell office:value-type="float" office:value="54.753" calcext:value-type="float">
            <text:p>54,8</text:p>
          </table:table-cell>
          <table:table-cell office:value-type="float" office:value="103.366" calcext:value-type="float">
            <text:p>103,4</text:p>
          </table:table-cell>
          <table:table-cell table:number-columns-repeated="1002"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9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23" calcext:value-type="float">
            <text:p>4,3</text:p>
          </table:table-cell>
          <table:table-cell office:value-type="float" office:value="23.312" calcext:value-type="float">
            <text:p>23,3</text:p>
          </table:table-cell>
          <table:table-cell office:value-type="float" office:value="74.195" calcext:value-type="float">
            <text:p>74,2</text:p>
          </table:table-cell>
          <table:table-cell office:value-type="float" office:value="74.273" calcext:value-type="float">
            <text:p>74,3</text:p>
          </table:table-cell>
          <table:table-cell office:value-type="float" office:value="479.783" calcext:value-type="float">
            <text:p>479,8</text:p>
          </table:table-cell>
          <table:table-cell office:value-type="float" office:value="488.969" calcext:value-type="float">
            <text:p>489,0</text:p>
          </table:table-cell>
          <table:table-cell table:formula="of:=[.K729]-[.J729]" office:value-type="float" office:value="9.18599999999998" calcext:value-type="float">
            <text:p>9,2</text:p>
          </table:table-cell>
          <table:table-cell/>
          <table:table-cell table:formula="of:=[.J729]-[.O729]-[.I729]" office:value-type="float" office:value="110.54" calcext:value-type="float">
            <text:p>110,5</text:p>
          </table:table-cell>
          <table:table-cell table:style-name="Default" office:value-type="float" office:value="294.97" calcext:value-type="float">
            <text:p>294,97</text:p>
          </table:table-cell>
          <table:table-cell table:formula="of:=[.O729]-[.Q729]" office:value-type="float" office:value="7.03900000000004" calcext:value-type="float">
            <text:p>7,0</text:p>
          </table:table-cell>
          <table:table-cell office:value-type="float" office:value="287.931" calcext:value-type="float">
            <text:p>287,9</text:p>
          </table:table-cell>
          <table:table-cell table:formula="of:=[.Q729]-[.S729]-[.U729]-[.V729]" office:value-type="float" office:value="14.641" calcext:value-type="float">
            <text:p>14,6</text:p>
          </table:table-cell>
          <table:table-cell office:value-type="float" office:value="106.742" calcext:value-type="float">
            <text:p>106,7</text:p>
          </table:table-cell>
          <table:table-cell office:value-type="float" office:value="13.981" calcext:value-type="float">
            <text:p>14,0</text:p>
          </table:table-cell>
          <table:table-cell office:value-type="float" office:value="53.298" calcext:value-type="float">
            <text:p>53,3</text:p>
          </table:table-cell>
          <table:table-cell office:value-type="float" office:value="113.25" calcext:value-type="float">
            <text:p>113,3</text:p>
          </table:table-cell>
          <table:table-cell table:number-columns-repeated="1002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9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18" calcext:value-type="float">
            <text:p>4,3</text:p>
          </table:table-cell>
          <table:table-cell office:value-type="float" office:value="23.909" calcext:value-type="float">
            <text:p>23,9</text:p>
          </table:table-cell>
          <table:table-cell office:value-type="float" office:value="92.398" calcext:value-type="float">
            <text:p>92,4</text:p>
          </table:table-cell>
          <table:table-cell office:value-type="float" office:value="92.567" calcext:value-type="float">
            <text:p>92,6</text:p>
          </table:table-cell>
          <table:table-cell office:value-type="float" office:value="407.726" calcext:value-type="float">
            <text:p>407,7</text:p>
          </table:table-cell>
          <table:table-cell office:value-type="float" office:value="417.527" calcext:value-type="float">
            <text:p>417,5</text:p>
          </table:table-cell>
          <table:table-cell table:formula="of:=[.K730]-[.J730]" office:value-type="float" office:value="9.80099999999999" calcext:value-type="float">
            <text:p>9,8</text:p>
          </table:table-cell>
          <table:table-cell/>
          <table:table-cell table:formula="of:=[.J730]-[.O730]-[.I730]" office:value-type="float" office:value="-14.021" calcext:value-type="float">
            <text:p>-14,0</text:p>
          </table:table-cell>
          <table:table-cell table:style-name="Default" office:value-type="float" office:value="329.18" calcext:value-type="float">
            <text:p>329,18</text:p>
          </table:table-cell>
          <table:table-cell table:formula="of:=[.O730]-[.Q730]" office:value-type="float" office:value="13.124" calcext:value-type="float">
            <text:p>13,1</text:p>
          </table:table-cell>
          <table:table-cell office:value-type="float" office:value="316.056" calcext:value-type="float">
            <text:p>316,1</text:p>
          </table:table-cell>
          <table:table-cell table:formula="of:=[.Q730]-[.S730]-[.U730]-[.V730]" office:value-type="float" office:value="27.989" calcext:value-type="float">
            <text:p>28,0</text:p>
          </table:table-cell>
          <table:table-cell office:value-type="float" office:value="103.139" calcext:value-type="float">
            <text:p>103,1</text:p>
          </table:table-cell>
          <table:table-cell office:value-type="float" office:value="7.882" calcext:value-type="float">
            <text:p>7,9</text:p>
          </table:table-cell>
          <table:table-cell office:value-type="float" office:value="36.907" calcext:value-type="float">
            <text:p>36,9</text:p>
          </table:table-cell>
          <table:table-cell office:value-type="float" office:value="148.021" calcext:value-type="float">
            <text:p>148,0</text:p>
          </table:table-cell>
          <table:table-cell table:number-columns-repeated="1002"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9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23" calcext:value-type="float">
            <text:p>4,2</text:p>
          </table:table-cell>
          <table:table-cell office:value-type="float" office:value="23.429" calcext:value-type="float">
            <text:p>23,4</text:p>
          </table:table-cell>
          <table:table-cell office:value-type="float" office:value="72.586" calcext:value-type="float">
            <text:p>72,6</text:p>
          </table:table-cell>
          <table:table-cell office:value-type="float" office:value="72.712" calcext:value-type="float">
            <text:p>72,7</text:p>
          </table:table-cell>
          <table:table-cell office:value-type="float" office:value="373.068" calcext:value-type="float">
            <text:p>373,1</text:p>
          </table:table-cell>
          <table:table-cell office:value-type="float" office:value="382.964" calcext:value-type="float">
            <text:p>383,0</text:p>
          </table:table-cell>
          <table:table-cell table:formula="of:=[.K731]-[.J731]" office:value-type="float" office:value="9.89600000000002" calcext:value-type="float">
            <text:p>9,9</text:p>
          </table:table-cell>
          <table:table-cell/>
          <table:table-cell table:formula="of:=[.J731]-[.O731]-[.I731]" office:value-type="float" office:value="14.206" calcext:value-type="float">
            <text:p>14,2</text:p>
          </table:table-cell>
          <table:table-cell table:style-name="Default" office:value-type="float" office:value="286.15" calcext:value-type="float">
            <text:p>286,15</text:p>
          </table:table-cell>
          <table:table-cell table:formula="of:=[.O731]-[.Q731]" office:value-type="float" office:value="3.57399999999996" calcext:value-type="float">
            <text:p>3,6</text:p>
          </table:table-cell>
          <table:table-cell office:value-type="float" office:value="282.576" calcext:value-type="float">
            <text:p>282,6</text:p>
          </table:table-cell>
          <table:table-cell table:formula="of:=[.Q731]-[.S731]-[.U731]-[.V731]" office:value-type="float" office:value="15.4730000000001" calcext:value-type="float">
            <text:p>15,5</text:p>
          </table:table-cell>
          <table:table-cell office:value-type="float" office:value="109.943" calcext:value-type="float">
            <text:p>109,9</text:p>
          </table:table-cell>
          <table:table-cell office:value-type="float" office:value="5.034" calcext:value-type="float">
            <text:p>5,0</text:p>
          </table:table-cell>
          <table:table-cell office:value-type="float" office:value="40.378" calcext:value-type="float">
            <text:p>40,4</text:p>
          </table:table-cell>
          <table:table-cell office:value-type="float" office:value="116.782" calcext:value-type="float">
            <text:p>116,8</text:p>
          </table:table-cell>
          <table:table-cell table:number-columns-repeated="1002"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9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98" calcext:value-type="float">
            <text:p>4,3</text:p>
          </table:table-cell>
          <table:table-cell office:value-type="float" office:value="24.086" calcext:value-type="float">
            <text:p>24,1</text:p>
          </table:table-cell>
          <table:table-cell office:value-type="float" office:value="80.076" calcext:value-type="float">
            <text:p>80,1</text:p>
          </table:table-cell>
          <table:table-cell office:value-type="float" office:value="80.168" calcext:value-type="float">
            <text:p>80,2</text:p>
          </table:table-cell>
          <table:table-cell office:value-type="float" office:value="387.799" calcext:value-type="float">
            <text:p>387,8</text:p>
          </table:table-cell>
          <table:table-cell office:value-type="float" office:value="397.309" calcext:value-type="float">
            <text:p>397,3</text:p>
          </table:table-cell>
          <table:table-cell table:formula="of:=[.K732]-[.J732]" office:value-type="float" office:value="9.51000000000005" calcext:value-type="float">
            <text:p>9,5</text:p>
          </table:table-cell>
          <table:table-cell/>
          <table:table-cell table:formula="of:=[.J732]-[.O732]-[.I732]" office:value-type="float" office:value="17.811" calcext:value-type="float">
            <text:p>17,8</text:p>
          </table:table-cell>
          <table:table-cell table:style-name="Default" office:value-type="float" office:value="289.82" calcext:value-type="float">
            <text:p>289,82</text:p>
          </table:table-cell>
          <table:table-cell table:formula="of:=[.O732]-[.Q732]" office:value-type="float" office:value="5.91199999999998" calcext:value-type="float">
            <text:p>5,9</text:p>
          </table:table-cell>
          <table:table-cell office:value-type="float" office:value="283.908" calcext:value-type="float">
            <text:p>283,9</text:p>
          </table:table-cell>
          <table:table-cell table:formula="of:=[.Q732]-[.S732]-[.U732]-[.V732]" office:value-type="float" office:value="10.694" calcext:value-type="float">
            <text:p>10,7</text:p>
          </table:table-cell>
          <table:table-cell office:value-type="float" office:value="118.402" calcext:value-type="float">
            <text:p>118,4</text:p>
          </table:table-cell>
          <table:table-cell office:value-type="float" office:value="8.758" calcext:value-type="float">
            <text:p>8,8</text:p>
          </table:table-cell>
          <table:table-cell office:value-type="float" office:value="40.332" calcext:value-type="float">
            <text:p>40,3</text:p>
          </table:table-cell>
          <table:table-cell office:value-type="float" office:value="114.48" calcext:value-type="float">
            <text:p>114,5</text:p>
          </table:table-cell>
          <table:table-cell table:number-columns-repeated="1002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9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15" calcext:value-type="float">
            <text:p>4,3</text:p>
          </table:table-cell>
          <table:table-cell office:value-type="float" office:value="23.528" calcext:value-type="float">
            <text:p>23,5</text:p>
          </table:table-cell>
          <table:table-cell office:value-type="float" office:value="89.04" calcext:value-type="float">
            <text:p>89,0</text:p>
          </table:table-cell>
          <table:table-cell office:value-type="float" office:value="89.209" calcext:value-type="float">
            <text:p>89,2</text:p>
          </table:table-cell>
          <table:table-cell office:value-type="float" office:value="422.366" calcext:value-type="float">
            <text:p>422,4</text:p>
          </table:table-cell>
          <table:table-cell office:value-type="float" office:value="432.297" calcext:value-type="float">
            <text:p>432,3</text:p>
          </table:table-cell>
          <table:table-cell table:formula="of:=[.K733]-[.J733]" office:value-type="float" office:value="9.93100000000004" calcext:value-type="float">
            <text:p>9,9</text:p>
          </table:table-cell>
          <table:table-cell/>
          <table:table-cell table:formula="of:=[.J733]-[.O733]-[.I733]" office:value-type="float" office:value="41.587" calcext:value-type="float">
            <text:p>41,6</text:p>
          </table:table-cell>
          <table:table-cell table:style-name="Default" office:value-type="float" office:value="291.57" calcext:value-type="float">
            <text:p>291,57</text:p>
          </table:table-cell>
          <table:table-cell table:formula="of:=[.O733]-[.Q733]" office:value-type="float" office:value="18.163" calcext:value-type="float">
            <text:p>18,2</text:p>
          </table:table-cell>
          <table:table-cell office:value-type="float" office:value="273.407" calcext:value-type="float">
            <text:p>273,4</text:p>
          </table:table-cell>
          <table:table-cell table:formula="of:=[.Q733]-[.S733]-[.U733]-[.V733]" office:value-type="float" office:value="11.639" calcext:value-type="float">
            <text:p>11,6</text:p>
          </table:table-cell>
          <table:table-cell office:value-type="float" office:value="122.119" calcext:value-type="float">
            <text:p>122,1</text:p>
          </table:table-cell>
          <table:table-cell office:value-type="float" office:value="10.947" calcext:value-type="float">
            <text:p>10,9</text:p>
          </table:table-cell>
          <table:table-cell office:value-type="float" office:value="37.411" calcext:value-type="float">
            <text:p>37,4</text:p>
          </table:table-cell>
          <table:table-cell office:value-type="float" office:value="102.238" calcext:value-type="float">
            <text:p>102,2</text:p>
          </table:table-cell>
          <table:table-cell table:number-columns-repeated="1002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9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42" calcext:value-type="float">
            <text:p>4,1</text:p>
          </table:table-cell>
          <table:table-cell office:value-type="float" office:value="23.293" calcext:value-type="float">
            <text:p>23,3</text:p>
          </table:table-cell>
          <table:table-cell office:value-type="float" office:value="74.953" calcext:value-type="float">
            <text:p>75,0</text:p>
          </table:table-cell>
          <table:table-cell office:value-type="float" office:value="75.147" calcext:value-type="float">
            <text:p>75,1</text:p>
          </table:table-cell>
          <table:table-cell office:value-type="float" office:value="467.226" calcext:value-type="float">
            <text:p>467,2</text:p>
          </table:table-cell>
          <table:table-cell office:value-type="float" office:value="476.974" calcext:value-type="float">
            <text:p>477,0</text:p>
          </table:table-cell>
          <table:table-cell table:formula="of:=[.K734]-[.J734]" office:value-type="float" office:value="9.74799999999999" calcext:value-type="float">
            <text:p>9,7</text:p>
          </table:table-cell>
          <table:table-cell/>
          <table:table-cell table:formula="of:=[.J734]-[.O734]-[.I734]" office:value-type="float" office:value="85.599" calcext:value-type="float">
            <text:p>85,6</text:p>
          </table:table-cell>
          <table:table-cell table:style-name="Default" office:value-type="float" office:value="306.48" calcext:value-type="float">
            <text:p>306,48</text:p>
          </table:table-cell>
          <table:table-cell table:formula="of:=[.O734]-[.Q734]" office:value-type="float" office:value="17.035" calcext:value-type="float">
            <text:p>17,0</text:p>
          </table:table-cell>
          <table:table-cell office:value-type="float" office:value="289.445" calcext:value-type="float">
            <text:p>289,4</text:p>
          </table:table-cell>
          <table:table-cell table:formula="of:=[.Q734]-[.S734]-[.U734]-[.V734]" office:value-type="float" office:value="6.07700000000001" calcext:value-type="float">
            <text:p>6,1</text:p>
          </table:table-cell>
          <table:table-cell office:value-type="float" office:value="126.356" calcext:value-type="float">
            <text:p>126,4</text:p>
          </table:table-cell>
          <table:table-cell office:value-type="float" office:value="5.423" calcext:value-type="float">
            <text:p>5,4</text:p>
          </table:table-cell>
          <table:table-cell office:value-type="float" office:value="53.665" calcext:value-type="float">
            <text:p>53,7</text:p>
          </table:table-cell>
          <table:table-cell office:value-type="float" office:value="103.347" calcext:value-type="float">
            <text:p>103,3</text:p>
          </table:table-cell>
          <table:table-cell table:number-columns-repeated="1002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9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03" calcext:value-type="float">
            <text:p>4,3</text:p>
          </table:table-cell>
          <table:table-cell office:value-type="float" office:value="23.51" calcext:value-type="float">
            <text:p>23,5</text:p>
          </table:table-cell>
          <table:table-cell office:value-type="float" office:value="88.595" calcext:value-type="float">
            <text:p>88,6</text:p>
          </table:table-cell>
          <table:table-cell office:value-type="float" office:value="88.808" calcext:value-type="float">
            <text:p>88,8</text:p>
          </table:table-cell>
          <table:table-cell office:value-type="float" office:value="447.441" calcext:value-type="float">
            <text:p>447,4</text:p>
          </table:table-cell>
          <table:table-cell office:value-type="float" office:value="458.479" calcext:value-type="float">
            <text:p>458,5</text:p>
          </table:table-cell>
          <table:table-cell table:formula="of:=[.K735]-[.J735]" office:value-type="float" office:value="11.038" calcext:value-type="float">
            <text:p>11,0</text:p>
          </table:table-cell>
          <table:table-cell/>
          <table:table-cell table:formula="of:=[.J735]-[.O735]-[.I735]" office:value-type="float" office:value="43.133" calcext:value-type="float">
            <text:p>43,1</text:p>
          </table:table-cell>
          <table:table-cell table:style-name="Default" office:value-type="float" office:value="315.5" calcext:value-type="float">
            <text:p>315,5</text:p>
          </table:table-cell>
          <table:table-cell table:formula="of:=[.O735]-[.Q735]" office:value-type="float" office:value="19.399" calcext:value-type="float">
            <text:p>19,4</text:p>
          </table:table-cell>
          <table:table-cell office:value-type="float" office:value="296.101" calcext:value-type="float">
            <text:p>296,1</text:p>
          </table:table-cell>
          <table:table-cell table:formula="of:=[.Q735]-[.S735]-[.U735]-[.V735]" office:value-type="float" office:value="34.503" calcext:value-type="float">
            <text:p>34,5</text:p>
          </table:table-cell>
          <table:table-cell office:value-type="float" office:value="102.867" calcext:value-type="float">
            <text:p>102,9</text:p>
          </table:table-cell>
          <table:table-cell office:value-type="float" office:value="14.313" calcext:value-type="float">
            <text:p>14,3</text:p>
          </table:table-cell>
          <table:table-cell office:value-type="float" office:value="37.212" calcext:value-type="float">
            <text:p>37,2</text:p>
          </table:table-cell>
          <table:table-cell office:value-type="float" office:value="121.519" calcext:value-type="float">
            <text:p>121,5</text:p>
          </table:table-cell>
          <table:table-cell table:number-columns-repeated="1002"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9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2" calcext:value-type="float">
            <text:p>4,2</text:p>
          </table:table-cell>
          <table:table-cell office:value-type="float" office:value="23.312" calcext:value-type="float">
            <text:p>23,3</text:p>
          </table:table-cell>
          <table:table-cell office:value-type="float" office:value="74.034" calcext:value-type="float">
            <text:p>74,0</text:p>
          </table:table-cell>
          <table:table-cell office:value-type="float" office:value="74.284" calcext:value-type="float">
            <text:p>74,3</text:p>
          </table:table-cell>
          <table:table-cell office:value-type="float" office:value="368.528" calcext:value-type="float">
            <text:p>368,5</text:p>
          </table:table-cell>
          <table:table-cell office:value-type="float" office:value="377.612" calcext:value-type="float">
            <text:p>377,6</text:p>
          </table:table-cell>
          <table:table-cell table:formula="of:=[.K736]-[.J736]" office:value-type="float" office:value="9.084" calcext:value-type="float">
            <text:p>9,1</text:p>
          </table:table-cell>
          <table:table-cell/>
          <table:table-cell table:formula="of:=[.J736]-[.O736]-[.I736]" office:value-type="float" office:value="32.694" calcext:value-type="float">
            <text:p>32,7</text:p>
          </table:table-cell>
          <table:table-cell table:style-name="Default" office:value-type="float" office:value="261.55" calcext:value-type="float">
            <text:p>261,55</text:p>
          </table:table-cell>
          <table:table-cell table:formula="of:=[.O736]-[.Q736]" office:value-type="float" office:value="9.351" calcext:value-type="float">
            <text:p>9,4</text:p>
          </table:table-cell>
          <table:table-cell office:value-type="float" office:value="252.199" calcext:value-type="float">
            <text:p>252,2</text:p>
          </table:table-cell>
          <table:table-cell table:formula="of:=[.Q736]-[.S736]-[.U736]-[.V736]" office:value-type="float" office:value="3.35900000000002" calcext:value-type="float">
            <text:p>3,4</text:p>
          </table:table-cell>
          <table:table-cell office:value-type="float" office:value="117.183" calcext:value-type="float">
            <text:p>117,2</text:p>
          </table:table-cell>
          <table:table-cell office:value-type="float" office:value="1.322" calcext:value-type="float">
            <text:p>1,3</text:p>
          </table:table-cell>
          <table:table-cell office:value-type="float" office:value="40.361" calcext:value-type="float">
            <text:p>40,4</text:p>
          </table:table-cell>
          <table:table-cell office:value-type="float" office:value="91.296" calcext:value-type="float">
            <text:p>91,3</text:p>
          </table:table-cell>
          <table:table-cell table:number-columns-repeated="1002"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9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27" calcext:value-type="float">
            <text:p>4,2</text:p>
          </table:table-cell>
          <table:table-cell office:value-type="float" office:value="23.425" calcext:value-type="float">
            <text:p>23,4</text:p>
          </table:table-cell>
          <table:table-cell office:value-type="float" office:value="75.603" calcext:value-type="float">
            <text:p>75,6</text:p>
          </table:table-cell>
          <table:table-cell office:value-type="float" office:value="75.657" calcext:value-type="float">
            <text:p>75,7</text:p>
          </table:table-cell>
          <table:table-cell office:value-type="float" office:value="412.774" calcext:value-type="float">
            <text:p>412,8</text:p>
          </table:table-cell>
          <table:table-cell office:value-type="float" office:value="422.895" calcext:value-type="float">
            <text:p>422,9</text:p>
          </table:table-cell>
          <table:table-cell table:formula="of:=[.K737]-[.J737]" office:value-type="float" office:value="10.121" calcext:value-type="float">
            <text:p>10,1</text:p>
          </table:table-cell>
          <table:table-cell/>
          <table:table-cell table:formula="of:=[.J737]-[.O737]-[.I737]" office:value-type="float" office:value="68.597" calcext:value-type="float">
            <text:p>68,6</text:p>
          </table:table-cell>
          <table:table-cell table:style-name="Default" office:value-type="float" office:value="268.52" calcext:value-type="float">
            <text:p>268,52</text:p>
          </table:table-cell>
          <table:table-cell table:formula="of:=[.O737]-[.Q737]" office:value-type="float" office:value="14.384" calcext:value-type="float">
            <text:p>14,4</text:p>
          </table:table-cell>
          <table:table-cell office:value-type="float" office:value="254.136" calcext:value-type="float">
            <text:p>254,1</text:p>
          </table:table-cell>
          <table:table-cell table:formula="of:=[.Q737]-[.S737]-[.U737]-[.V737]" office:value-type="float" office:value="15.758" calcext:value-type="float">
            <text:p>15,8</text:p>
          </table:table-cell>
          <table:table-cell office:value-type="float" office:value="111.795" calcext:value-type="float">
            <text:p>111,8</text:p>
          </table:table-cell>
          <table:table-cell office:value-type="float" office:value="7.295" calcext:value-type="float">
            <text:p>7,3</text:p>
          </table:table-cell>
          <table:table-cell office:value-type="float" office:value="40.358" calcext:value-type="float">
            <text:p>40,4</text:p>
          </table:table-cell>
          <table:table-cell office:value-type="float" office:value="86.225" calcext:value-type="float">
            <text:p>86,2</text:p>
          </table:table-cell>
          <table:table-cell table:number-columns-repeated="1002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9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24" calcext:value-type="float">
            <text:p>4,3</text:p>
          </table:table-cell>
          <table:table-cell office:value-type="float" office:value="23.986" calcext:value-type="float">
            <text:p>24,0</text:p>
          </table:table-cell>
          <table:table-cell office:value-type="float" office:value="92.213" calcext:value-type="float">
            <text:p>92,2</text:p>
          </table:table-cell>
          <table:table-cell office:value-type="float" office:value="92.389" calcext:value-type="float">
            <text:p>92,4</text:p>
          </table:table-cell>
          <table:table-cell office:value-type="float" office:value="471.592" calcext:value-type="float">
            <text:p>471,6</text:p>
          </table:table-cell>
          <table:table-cell office:value-type="float" office:value="483.121" calcext:value-type="float">
            <text:p>483,1</text:p>
          </table:table-cell>
          <table:table-cell table:formula="of:=[.K738]-[.J738]" office:value-type="float" office:value="11.529" calcext:value-type="float">
            <text:p>11,5</text:p>
          </table:table-cell>
          <table:table-cell/>
          <table:table-cell table:formula="of:=[.J738]-[.O738]-[.I738]" office:value-type="float" office:value="42.743" calcext:value-type="float">
            <text:p>42,7</text:p>
          </table:table-cell>
          <table:table-cell table:style-name="Default" office:value-type="float" office:value="336.46" calcext:value-type="float">
            <text:p>336,46</text:p>
          </table:table-cell>
          <table:table-cell table:formula="of:=[.O738]-[.Q738]" office:value-type="float" office:value="21.494" calcext:value-type="float">
            <text:p>21,5</text:p>
          </table:table-cell>
          <table:table-cell office:value-type="float" office:value="314.966" calcext:value-type="float">
            <text:p>315,0</text:p>
          </table:table-cell>
          <table:table-cell table:formula="of:=[.Q738]-[.S738]-[.U738]-[.V738]" office:value-type="float" office:value="15.207" calcext:value-type="float">
            <text:p>15,2</text:p>
          </table:table-cell>
          <table:table-cell office:value-type="float" office:value="104.585" calcext:value-type="float">
            <text:p>104,6</text:p>
          </table:table-cell>
          <table:table-cell office:value-type="float" office:value="0.711" calcext:value-type="float">
            <text:p>0,7</text:p>
          </table:table-cell>
          <table:table-cell office:value-type="float" office:value="55.715" calcext:value-type="float">
            <text:p>55,7</text:p>
          </table:table-cell>
          <table:table-cell office:value-type="float" office:value="139.459" calcext:value-type="float">
            <text:p>139,5</text:p>
          </table:table-cell>
          <table:table-cell table:number-columns-repeated="1002"/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9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2" calcext:value-type="float">
            <text:p>4,3</text:p>
          </table:table-cell>
          <table:table-cell office:value-type="float" office:value="23.519" calcext:value-type="float">
            <text:p>23,5</text:p>
          </table:table-cell>
          <table:table-cell office:value-type="float" office:value="88.634" calcext:value-type="float">
            <text:p>88,6</text:p>
          </table:table-cell>
          <table:table-cell office:value-type="float" office:value="88.837" calcext:value-type="float">
            <text:p>88,8</text:p>
          </table:table-cell>
          <table:table-cell office:value-type="float" office:value="473.151" calcext:value-type="float">
            <text:p>473,2</text:p>
          </table:table-cell>
          <table:table-cell office:value-type="float" office:value="484.097" calcext:value-type="float">
            <text:p>484,1</text:p>
          </table:table-cell>
          <table:table-cell table:formula="of:=[.K739]-[.J739]" office:value-type="float" office:value="10.946" calcext:value-type="float">
            <text:p>10,9</text:p>
          </table:table-cell>
          <table:table-cell/>
          <table:table-cell table:formula="of:=[.J739]-[.O739]-[.I739]" office:value-type="float" office:value="43.474" calcext:value-type="float">
            <text:p>43,5</text:p>
          </table:table-cell>
          <table:table-cell table:style-name="Default" office:value-type="float" office:value="340.84" calcext:value-type="float">
            <text:p>340,84</text:p>
          </table:table-cell>
          <table:table-cell table:formula="of:=[.O739]-[.Q739]" office:value-type="float" office:value="21.744" calcext:value-type="float">
            <text:p>21,7</text:p>
          </table:table-cell>
          <table:table-cell office:value-type="float" office:value="319.096" calcext:value-type="float">
            <text:p>319,1</text:p>
          </table:table-cell>
          <table:table-cell table:formula="of:=[.Q739]-[.S739]-[.U739]-[.V739]" office:value-type="float" office:value="1.40099999999998" calcext:value-type="float">
            <text:p>1,4</text:p>
          </table:table-cell>
          <table:table-cell office:value-type="float" office:value="126.101" calcext:value-type="float">
            <text:p>126,1</text:p>
          </table:table-cell>
          <table:table-cell office:value-type="float" office:value="0.768" calcext:value-type="float">
            <text:p>0,8</text:p>
          </table:table-cell>
          <table:table-cell office:value-type="float" office:value="51.545" calcext:value-type="float">
            <text:p>51,5</text:p>
          </table:table-cell>
          <table:table-cell office:value-type="float" office:value="140.049" calcext:value-type="float">
            <text:p>140,0</text:p>
          </table:table-cell>
          <table:table-cell table:number-columns-repeated="1002"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9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3" calcext:value-type="float">
            <text:p>4,3</text:p>
          </table:table-cell>
          <table:table-cell office:value-type="float" office:value="23.788" calcext:value-type="float">
            <text:p>23,8</text:p>
          </table:table-cell>
          <table:table-cell office:value-type="float" office:value="89.202" calcext:value-type="float">
            <text:p>89,2</text:p>
          </table:table-cell>
          <table:table-cell office:value-type="float" office:value="89.273" calcext:value-type="float">
            <text:p>89,3</text:p>
          </table:table-cell>
          <table:table-cell office:value-type="float" office:value="670.256" calcext:value-type="float">
            <text:p>670,3</text:p>
          </table:table-cell>
          <table:table-cell office:value-type="float" office:value="680.262" calcext:value-type="float">
            <text:p>680,3</text:p>
          </table:table-cell>
          <table:table-cell table:formula="of:=[.K740]-[.J740]" office:value-type="float" office:value="10.006" calcext:value-type="float">
            <text:p>10,0</text:p>
          </table:table-cell>
          <table:table-cell/>
          <table:table-cell table:formula="of:=[.J740]-[.O740]-[.I740]" office:value-type="float" office:value="242.983" calcext:value-type="float">
            <text:p>243,0</text:p>
          </table:table-cell>
          <table:table-cell table:style-name="Default" office:value-type="float" office:value="338" calcext:value-type="float">
            <text:p>338</text:p>
          </table:table-cell>
          <table:table-cell table:formula="of:=[.O740]-[.Q740]" office:value-type="float" office:value="15.811" calcext:value-type="float">
            <text:p>15,8</text:p>
          </table:table-cell>
          <table:table-cell office:value-type="float" office:value="322.189" calcext:value-type="float">
            <text:p>322,2</text:p>
          </table:table-cell>
          <table:table-cell table:formula="of:=[.Q740]-[.S740]-[.U740]-[.V740]" office:value-type="float" office:value="1.52799999999999" calcext:value-type="float">
            <text:p>1,5</text:p>
          </table:table-cell>
          <table:table-cell office:value-type="float" office:value="120.598" calcext:value-type="float">
            <text:p>120,6</text:p>
          </table:table-cell>
          <table:table-cell office:value-type="float" office:value="0.818" calcext:value-type="float">
            <text:p>0,8</text:p>
          </table:table-cell>
          <table:table-cell office:value-type="float" office:value="55.139" calcext:value-type="float">
            <text:p>55,1</text:p>
          </table:table-cell>
          <table:table-cell office:value-type="float" office:value="144.924" calcext:value-type="float">
            <text:p>144,9</text:p>
          </table:table-cell>
          <table:table-cell table:number-columns-repeated="1002"/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9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25" calcext:value-type="float">
            <text:p>4,2</text:p>
          </table:table-cell>
          <table:table-cell office:value-type="float" office:value="23.272" calcext:value-type="float">
            <text:p>23,3</text:p>
          </table:table-cell>
          <table:table-cell office:value-type="float" office:value="74.381" calcext:value-type="float">
            <text:p>74,4</text:p>
          </table:table-cell>
          <table:table-cell office:value-type="float" office:value="74.5" calcext:value-type="float">
            <text:p>74,5</text:p>
          </table:table-cell>
          <table:table-cell office:value-type="float" office:value="465.808" calcext:value-type="float">
            <text:p>465,8</text:p>
          </table:table-cell>
          <table:table-cell office:value-type="float" office:value="474.652" calcext:value-type="float">
            <text:p>474,7</text:p>
          </table:table-cell>
          <table:table-cell table:formula="of:=[.K741]-[.J741]" office:value-type="float" office:value="8.84399999999999" calcext:value-type="float">
            <text:p>8,8</text:p>
          </table:table-cell>
          <table:table-cell/>
          <table:table-cell table:formula="of:=[.J741]-[.O741]-[.I741]" office:value-type="float" office:value="81.998" calcext:value-type="float">
            <text:p>82,0</text:p>
          </table:table-cell>
          <table:table-cell table:style-name="Default" office:value-type="float" office:value="309.31" calcext:value-type="float">
            <text:p>309,31</text:p>
          </table:table-cell>
          <table:table-cell table:formula="of:=[.O741]-[.Q741]" office:value-type="float" office:value="21.23" calcext:value-type="float">
            <text:p>21,2</text:p>
          </table:table-cell>
          <table:table-cell office:value-type="float" office:value="288.08" calcext:value-type="float">
            <text:p>288,1</text:p>
          </table:table-cell>
          <table:table-cell table:formula="of:=[.Q741]-[.S741]-[.U741]-[.V741]" office:value-type="float" office:value="7.907" calcext:value-type="float">
            <text:p>7,9</text:p>
          </table:table-cell>
          <table:table-cell office:value-type="float" office:value="103.895" calcext:value-type="float">
            <text:p>103,9</text:p>
          </table:table-cell>
          <table:table-cell office:value-type="float" office:value="0.802" calcext:value-type="float">
            <text:p>0,8</text:p>
          </table:table-cell>
          <table:table-cell office:value-type="float" office:value="56.031" calcext:value-type="float">
            <text:p>56,0</text:p>
          </table:table-cell>
          <table:table-cell office:value-type="float" office:value="120.247" calcext:value-type="float">
            <text:p>120,2</text:p>
          </table:table-cell>
          <table:table-cell table:number-columns-repeated="1002"/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9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21" calcext:value-type="float">
            <text:p>4,1</text:p>
          </table:table-cell>
          <table:table-cell office:value-type="float" office:value="23.422" calcext:value-type="float">
            <text:p>23,4</text:p>
          </table:table-cell>
          <table:table-cell office:value-type="float" office:value="77.846" calcext:value-type="float">
            <text:p>77,8</text:p>
          </table:table-cell>
          <table:table-cell office:value-type="float" office:value="78.041" calcext:value-type="float">
            <text:p>78,0</text:p>
          </table:table-cell>
          <table:table-cell office:value-type="float" office:value="434.51" calcext:value-type="float">
            <text:p>434,5</text:p>
          </table:table-cell>
          <table:table-cell office:value-type="float" office:value="443.621" calcext:value-type="float">
            <text:p>443,6</text:p>
          </table:table-cell>
          <table:table-cell table:formula="of:=[.K742]-[.J742]" office:value-type="float" office:value="9.11099999999999" calcext:value-type="float">
            <text:p>9,1</text:p>
          </table:table-cell>
          <table:table-cell/>
          <table:table-cell table:formula="of:=[.J742]-[.O742]-[.I742]" office:value-type="float" office:value="46.229" calcext:value-type="float">
            <text:p>46,2</text:p>
          </table:table-cell>
          <table:table-cell table:style-name="Default" office:value-type="float" office:value="310.24" calcext:value-type="float">
            <text:p>310,24</text:p>
          </table:table-cell>
          <table:table-cell table:formula="of:=[.O742]-[.Q742]" office:value-type="float" office:value="39.34" calcext:value-type="float">
            <text:p>39,3</text:p>
          </table:table-cell>
          <table:table-cell office:value-type="float" office:value="270.9" calcext:value-type="float">
            <text:p>270,9</text:p>
          </table:table-cell>
          <table:table-cell table:formula="of:=[.Q742]-[.S742]-[.U742]-[.V742]" office:value-type="float" office:value="9.90899999999998" calcext:value-type="float">
            <text:p>9,9</text:p>
          </table:table-cell>
          <table:table-cell office:value-type="float" office:value="103.757" calcext:value-type="float">
            <text:p>103,8</text:p>
          </table:table-cell>
          <table:table-cell office:value-type="float" office:value="0.849" calcext:value-type="float">
            <text:p>0,8</text:p>
          </table:table-cell>
          <table:table-cell office:value-type="float" office:value="56.105" calcext:value-type="float">
            <text:p>56,1</text:p>
          </table:table-cell>
          <table:table-cell office:value-type="float" office:value="101.129" calcext:value-type="float">
            <text:p>101,1</text:p>
          </table:table-cell>
          <table:table-cell table:number-columns-repeated="1002"/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9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26" calcext:value-type="float">
            <text:p>4,2</text:p>
          </table:table-cell>
          <table:table-cell office:value-type="float" office:value="23.525" calcext:value-type="float">
            <text:p>23,5</text:p>
          </table:table-cell>
          <table:table-cell office:value-type="float" office:value="72.167" calcext:value-type="float">
            <text:p>72,2</text:p>
          </table:table-cell>
          <table:table-cell office:value-type="float" office:value="72.312" calcext:value-type="float">
            <text:p>72,3</text:p>
          </table:table-cell>
          <table:table-cell office:value-type="float" office:value="473.771" calcext:value-type="float">
            <text:p>473,8</text:p>
          </table:table-cell>
          <table:table-cell office:value-type="float" office:value="485.256" calcext:value-type="float">
            <text:p>485,3</text:p>
          </table:table-cell>
          <table:table-cell table:formula="of:=[.K743]-[.J743]" office:value-type="float" office:value="11.485" calcext:value-type="float">
            <text:p>11,5</text:p>
          </table:table-cell>
          <table:table-cell/>
          <table:table-cell table:formula="of:=[.J743]-[.O743]-[.I743]" office:value-type="float" office:value="133.239" calcext:value-type="float">
            <text:p>133,2</text:p>
          </table:table-cell>
          <table:table-cell table:style-name="Default" office:value-type="float" office:value="268.22" calcext:value-type="float">
            <text:p>268,22</text:p>
          </table:table-cell>
          <table:table-cell table:formula="of:=[.O743]-[.Q743]" office:value-type="float" office:value="16.733" calcext:value-type="float">
            <text:p>16,7</text:p>
          </table:table-cell>
          <table:table-cell office:value-type="float" office:value="251.487" calcext:value-type="float">
            <text:p>251,5</text:p>
          </table:table-cell>
          <table:table-cell table:formula="of:=[.Q743]-[.S743]-[.U743]-[.V743]" office:value-type="float" office:value="7.19500000000001" calcext:value-type="float">
            <text:p>7,2</text:p>
          </table:table-cell>
          <table:table-cell office:value-type="float" office:value="106.345" calcext:value-type="float">
            <text:p>106,3</text:p>
          </table:table-cell>
          <table:table-cell office:value-type="float" office:value="0.816" calcext:value-type="float">
            <text:p>0,8</text:p>
          </table:table-cell>
          <table:table-cell office:value-type="float" office:value="54.046" calcext:value-type="float">
            <text:p>54,0</text:p>
          </table:table-cell>
          <table:table-cell office:value-type="float" office:value="83.901" calcext:value-type="float">
            <text:p>83,9</text:p>
          </table:table-cell>
          <table:table-cell table:number-columns-repeated="1002"/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9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" calcext:value-type="float">
            <text:p>4,3</text:p>
          </table:table-cell>
          <table:table-cell office:value-type="float" office:value="24.172" calcext:value-type="float">
            <text:p>24,2</text:p>
          </table:table-cell>
          <table:table-cell office:value-type="float" office:value="92.615" calcext:value-type="float">
            <text:p>92,6</text:p>
          </table:table-cell>
          <table:table-cell office:value-type="float" office:value="92.839" calcext:value-type="float">
            <text:p>92,8</text:p>
          </table:table-cell>
          <table:table-cell office:value-type="float" office:value="441.458" calcext:value-type="float">
            <text:p>441,5</text:p>
          </table:table-cell>
          <table:table-cell office:value-type="float" office:value="450.735" calcext:value-type="float">
            <text:p>450,7</text:p>
          </table:table-cell>
          <table:table-cell table:formula="of:=[.K744]-[.J744]" office:value-type="float" office:value="9.27699999999999" calcext:value-type="float">
            <text:p>9,3</text:p>
          </table:table-cell>
          <table:table-cell/>
          <table:table-cell table:formula="of:=[.J744]-[.O744]-[.I744]" office:value-type="float" office:value="20.409" calcext:value-type="float">
            <text:p>20,4</text:p>
          </table:table-cell>
          <table:table-cell table:style-name="Default" office:value-type="float" office:value="328.21" calcext:value-type="float">
            <text:p>328,21</text:p>
          </table:table-cell>
          <table:table-cell table:formula="of:=[.O744]-[.Q744]" office:value-type="float" office:value="10.378" calcext:value-type="float">
            <text:p>10,4</text:p>
          </table:table-cell>
          <table:table-cell office:value-type="float" office:value="317.832" calcext:value-type="float">
            <text:p>317,8</text:p>
          </table:table-cell>
          <table:table-cell table:formula="of:=[.Q744]-[.S744]-[.U744]-[.V744]" office:value-type="float" office:value="7.94899999999996" calcext:value-type="float">
            <text:p>7,9</text:p>
          </table:table-cell>
          <table:table-cell office:value-type="float" office:value="108.456" calcext:value-type="float">
            <text:p>108,5</text:p>
          </table:table-cell>
          <table:table-cell office:value-type="float" office:value="7.282" calcext:value-type="float">
            <text:p>7,3</text:p>
          </table:table-cell>
          <table:table-cell office:value-type="float" office:value="71.391" calcext:value-type="float">
            <text:p>71,4</text:p>
          </table:table-cell>
          <table:table-cell office:value-type="float" office:value="130.036" calcext:value-type="float">
            <text:p>130,0</text:p>
          </table:table-cell>
          <table:table-cell table:number-columns-repeated="1002"/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28.556" calcext:value-type="float">
            <text:p>28,6</text:p>
          </table:table-cell>
          <table:table-cell office:value-type="float" office:value="47.963" calcext:value-type="float">
            <text:p>48,0</text:p>
          </table:table-cell>
          <table:table-cell office:value-type="float" office:value="99.469" calcext:value-type="float">
            <text:p>99,5</text:p>
          </table:table-cell>
          <table:table-cell office:value-type="float" office:value="99.572" calcext:value-type="float">
            <text:p>99,6</text:p>
          </table:table-cell>
          <table:table-cell office:value-type="float" office:value="413.067" calcext:value-type="float">
            <text:p>413,1</text:p>
          </table:table-cell>
          <table:table-cell office:value-type="float" office:value="422.97" calcext:value-type="float">
            <text:p>423,0</text:p>
          </table:table-cell>
          <table:table-cell table:formula="of:=[.K745]-[.J745]" office:value-type="float" office:value="9.90300000000002" calcext:value-type="float">
            <text:p>9,9</text:p>
          </table:table-cell>
          <table:table-cell/>
          <table:table-cell table:formula="of:=[.J745]-[.O745]-[.I745]" office:value-type="float" office:value="-222.985" calcext:value-type="float">
            <text:p>-223,0</text:p>
          </table:table-cell>
          <table:table-cell table:style-name="Default" office:value-type="float" office:value="536.48" calcext:value-type="float">
            <text:p>536,48</text:p>
          </table:table-cell>
          <table:table-cell table:formula="of:=[.O745]-[.Q745]" office:value-type="float" office:value="17.5790000000001" calcext:value-type="float">
            <text:p>17,6</text:p>
          </table:table-cell>
          <table:table-cell office:value-type="float" office:value="518.901" calcext:value-type="float">
            <text:p>518,9</text:p>
          </table:table-cell>
          <table:table-cell table:formula="of:=[.Q745]-[.S745]-[.U745]-[.V745]" office:value-type="float" office:value="1.44999999999993" calcext:value-type="float">
            <text:p>1,4</text:p>
          </table:table-cell>
          <table:table-cell office:value-type="float" office:value="233.978" calcext:value-type="float">
            <text:p>234,0</text:p>
          </table:table-cell>
          <table:table-cell office:value-type="float" office:value="0.78" calcext:value-type="float">
            <text:p>0,8</text:p>
          </table:table-cell>
          <table:table-cell office:value-type="float" office:value="60.061" calcext:value-type="float">
            <text:p>60,1</text:p>
          </table:table-cell>
          <table:table-cell office:value-type="float" office:value="223.412" calcext:value-type="float">
            <text:p>223,4</text:p>
          </table:table-cell>
          <table:table-cell table:number-columns-repeated="1002"/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32.8.15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60.47" calcext:value-type="float">
            <text:p>60,5</text:p>
          </table:table-cell>
          <table:table-cell office:value-type="float" office:value="80.117" calcext:value-type="float">
            <text:p>80,1</text:p>
          </table:table-cell>
          <table:table-cell office:value-type="float" office:value="146.287" calcext:value-type="float">
            <text:p>146,3</text:p>
          </table:table-cell>
          <table:table-cell office:value-type="float" office:value="146.464" calcext:value-type="float">
            <text:p>146,5</text:p>
          </table:table-cell>
          <table:table-cell office:value-type="float" office:value="549.836" calcext:value-type="float">
            <text:p>549,8</text:p>
          </table:table-cell>
          <table:table-cell office:value-type="float" office:value="558.709" calcext:value-type="float">
            <text:p>558,7</text:p>
          </table:table-cell>
          <table:table-cell table:formula="of:=[.K746]-[.J746]" office:value-type="float" office:value="8.87299999999993" calcext:value-type="float">
            <text:p>8,9</text:p>
          </table:table-cell>
          <table:table-cell/>
          <table:table-cell table:formula="of:=[.J746]-[.O746]-[.I746]" office:value-type="float" office:value="124.152" calcext:value-type="float">
            <text:p>124,2</text:p>
          </table:table-cell>
          <table:table-cell table:style-name="Default" office:value-type="float" office:value="279.22" calcext:value-type="float">
            <text:p>279,22</text:p>
          </table:table-cell>
          <table:table-cell table:formula="of:=[.O746]-[.Q746]" office:value-type="float" office:value="11.633" calcext:value-type="float">
            <text:p>11,6</text:p>
          </table:table-cell>
          <table:table-cell office:value-type="float" office:value="267.587" calcext:value-type="float">
            <text:p>267,6</text:p>
          </table:table-cell>
          <table:table-cell table:formula="of:=[.Q746]-[.S746]-[.U746]-[.V746]" office:value-type="float" office:value="4.033" calcext:value-type="float">
            <text:p>4,0</text:p>
          </table:table-cell>
          <table:table-cell office:value-type="float" office:value="134.17" calcext:value-type="float">
            <text:p>134,2</text:p>
          </table:table-cell>
          <table:table-cell office:value-type="float" office:value="0.749" calcext:value-type="float">
            <text:p>0,7</text:p>
          </table:table-cell>
          <table:table-cell office:value-type="float" office:value="40.375" calcext:value-type="float">
            <text:p>40,4</text:p>
          </table:table-cell>
          <table:table-cell office:value-type="float" office:value="89.009" calcext:value-type="float">
            <text:p>89,0</text:p>
          </table:table-cell>
          <table:table-cell table:number-columns-repeated="1002"/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32.8.174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19" calcext:value-type="float">
            <text:p>4,1</text:p>
          </table:table-cell>
          <table:table-cell office:value-type="float" office:value="23.503" calcext:value-type="float">
            <text:p>23,5</text:p>
          </table:table-cell>
          <table:table-cell office:value-type="float" office:value="75.594" calcext:value-type="float">
            <text:p>75,6</text:p>
          </table:table-cell>
          <table:table-cell office:value-type="float" office:value="75.76" calcext:value-type="float">
            <text:p>75,8</text:p>
          </table:table-cell>
          <table:table-cell office:value-type="float" office:value="502.484" calcext:value-type="float">
            <text:p>502,5</text:p>
          </table:table-cell>
          <table:table-cell office:value-type="float" office:value="512.418" calcext:value-type="float">
            <text:p>512,4</text:p>
          </table:table-cell>
          <table:table-cell table:formula="of:=[.K747]-[.J747]" office:value-type="float" office:value="9.93400000000003" calcext:value-type="float">
            <text:p>9,9</text:p>
          </table:table-cell>
          <table:table-cell/>
          <table:table-cell table:formula="of:=[.J747]-[.O747]-[.I747]" office:value-type="float" office:value="156.374" calcext:value-type="float">
            <text:p>156,4</text:p>
          </table:table-cell>
          <table:table-cell table:style-name="Default" office:value-type="float" office:value="270.35" calcext:value-type="float">
            <text:p>270,35</text:p>
          </table:table-cell>
          <table:table-cell table:formula="of:=[.O747]-[.Q747]" office:value-type="float" office:value="11.405" calcext:value-type="float">
            <text:p>11,4</text:p>
          </table:table-cell>
          <table:table-cell office:value-type="float" office:value="258.945" calcext:value-type="float">
            <text:p>258,9</text:p>
          </table:table-cell>
          <table:table-cell table:formula="of:=[.Q747]-[.S747]-[.U747]-[.V747]" office:value-type="float" office:value="8.765" calcext:value-type="float">
            <text:p>8,8</text:p>
          </table:table-cell>
          <table:table-cell office:value-type="float" office:value="120.63" calcext:value-type="float">
            <text:p>120,6</text:p>
          </table:table-cell>
          <table:table-cell office:value-type="float" office:value="0.77" calcext:value-type="float">
            <text:p>0,8</text:p>
          </table:table-cell>
          <table:table-cell office:value-type="float" office:value="40.321" calcext:value-type="float">
            <text:p>40,3</text:p>
          </table:table-cell>
          <table:table-cell office:value-type="float" office:value="89.229" calcext:value-type="float">
            <text:p>89,2</text:p>
          </table:table-cell>
          <table:table-cell table:number-columns-repeated="1002"/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32.8.174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86" calcext:value-type="float">
            <text:p>4,2</text:p>
          </table:table-cell>
          <table:table-cell office:value-type="float" office:value="23.813" calcext:value-type="float">
            <text:p>23,8</text:p>
          </table:table-cell>
          <table:table-cell office:value-type="float" office:value="75.766" calcext:value-type="float">
            <text:p>75,8</text:p>
          </table:table-cell>
          <table:table-cell office:value-type="float" office:value="75.868" calcext:value-type="float">
            <text:p>75,9</text:p>
          </table:table-cell>
          <table:table-cell office:value-type="float" office:value="385.183" calcext:value-type="float">
            <text:p>385,2</text:p>
          </table:table-cell>
          <table:table-cell office:value-type="float" office:value="394.991" calcext:value-type="float">
            <text:p>395,0</text:p>
          </table:table-cell>
          <table:table-cell table:formula="of:=[.K748]-[.J748]" office:value-type="float" office:value="9.80799999999999" calcext:value-type="float">
            <text:p>9,8</text:p>
          </table:table-cell>
          <table:table-cell/>
          <table:table-cell table:formula="of:=[.J748]-[.O748]-[.I748]" office:value-type="float" office:value="51.695" calcext:value-type="float">
            <text:p>51,7</text:p>
          </table:table-cell>
          <table:table-cell table:style-name="Default" office:value-type="float" office:value="257.62" calcext:value-type="float">
            <text:p>257,62</text:p>
          </table:table-cell>
          <table:table-cell table:formula="of:=[.O748]-[.Q748]" office:value-type="float" office:value="16.317" calcext:value-type="float">
            <text:p>16,3</text:p>
          </table:table-cell>
          <table:table-cell office:value-type="float" office:value="241.303" calcext:value-type="float">
            <text:p>241,3</text:p>
          </table:table-cell>
          <table:table-cell table:formula="of:=[.Q748]-[.S748]-[.U748]-[.V748]" office:value-type="float" office:value="1.41999999999999" calcext:value-type="float">
            <text:p>1,4</text:p>
          </table:table-cell>
          <table:table-cell office:value-type="float" office:value="121.261" calcext:value-type="float">
            <text:p>121,3</text:p>
          </table:table-cell>
          <table:table-cell office:value-type="float" office:value="0.775" calcext:value-type="float">
            <text:p>0,8</text:p>
          </table:table-cell>
          <table:table-cell office:value-type="float" office:value="54.085" calcext:value-type="float">
            <text:p>54,1</text:p>
          </table:table-cell>
          <table:table-cell office:value-type="float" office:value="64.537" calcext:value-type="float">
            <text:p>64,5</text:p>
          </table:table-cell>
          <table:table-cell table:number-columns-repeated="1002"/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32.8.174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28" calcext:value-type="float">
            <text:p>4,2</text:p>
          </table:table-cell>
          <table:table-cell office:value-type="float" office:value="24.018" calcext:value-type="float">
            <text:p>24,0</text:p>
          </table:table-cell>
          <table:table-cell office:value-type="float" office:value="74.16" calcext:value-type="float">
            <text:p>74,2</text:p>
          </table:table-cell>
          <table:table-cell office:value-type="float" office:value="74.26" calcext:value-type="float">
            <text:p>74,3</text:p>
          </table:table-cell>
          <table:table-cell office:value-type="float" office:value="394.397" calcext:value-type="float">
            <text:p>394,4</text:p>
          </table:table-cell>
          <table:table-cell office:value-type="float" office:value="404.195" calcext:value-type="float">
            <text:p>404,2</text:p>
          </table:table-cell>
          <table:table-cell table:formula="of:=[.K749]-[.J749]" office:value-type="float" office:value="9.798" calcext:value-type="float">
            <text:p>9,8</text:p>
          </table:table-cell>
          <table:table-cell/>
          <table:table-cell table:formula="of:=[.J749]-[.O749]-[.I749]" office:value-type="float" office:value="-48.463" calcext:value-type="float">
            <text:p>-48,5</text:p>
          </table:table-cell>
          <table:table-cell table:style-name="Default" office:value-type="float" office:value="368.6" calcext:value-type="float">
            <text:p>368,6</text:p>
          </table:table-cell>
          <table:table-cell table:formula="of:=[.O749]-[.Q749]" office:value-type="float" office:value="7.62600000000003" calcext:value-type="float">
            <text:p>7,6</text:p>
          </table:table-cell>
          <table:table-cell office:value-type="float" office:value="360.974" calcext:value-type="float">
            <text:p>361,0</text:p>
          </table:table-cell>
          <table:table-cell table:formula="of:=[.Q749]-[.S749]-[.U749]-[.V749]" office:value-type="float" office:value="1.34699999999999" calcext:value-type="float">
            <text:p>1,3</text:p>
          </table:table-cell>
          <table:table-cell office:value-type="float" office:value="226.975" calcext:value-type="float">
            <text:p>227,0</text:p>
          </table:table-cell>
          <table:table-cell office:value-type="float" office:value="0.743" calcext:value-type="float">
            <text:p>0,7</text:p>
          </table:table-cell>
          <table:table-cell office:value-type="float" office:value="40.318" calcext:value-type="float">
            <text:p>40,3</text:p>
          </table:table-cell>
          <table:table-cell office:value-type="float" office:value="92.334" calcext:value-type="float">
            <text:p>92,3</text:p>
          </table:table-cell>
          <table:table-cell table:number-columns-repeated="1002"/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32.8.174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39" calcext:value-type="float">
            <text:p>4,1</text:p>
          </table:table-cell>
          <table:table-cell office:value-type="float" office:value="23.352" calcext:value-type="float">
            <text:p>23,4</text:p>
          </table:table-cell>
          <table:table-cell office:value-type="float" office:value="75.385" calcext:value-type="float">
            <text:p>75,4</text:p>
          </table:table-cell>
          <table:table-cell office:value-type="float" office:value="75.523" calcext:value-type="float">
            <text:p>75,5</text:p>
          </table:table-cell>
          <table:table-cell office:value-type="float" office:value="393.025" calcext:value-type="float">
            <text:p>393,0</text:p>
          </table:table-cell>
          <table:table-cell office:value-type="float" office:value="402.906" calcext:value-type="float">
            <text:p>402,9</text:p>
          </table:table-cell>
          <table:table-cell table:formula="of:=[.K750]-[.J750]" office:value-type="float" office:value="9.88100000000003" calcext:value-type="float">
            <text:p>9,9</text:p>
          </table:table-cell>
          <table:table-cell/>
          <table:table-cell table:formula="of:=[.J750]-[.O750]-[.I750]" office:value-type="float" office:value="-19.088" calcext:value-type="float">
            <text:p>-19,1</text:p>
          </table:table-cell>
          <table:table-cell table:style-name="Default" office:value-type="float" office:value="336.59" calcext:value-type="float">
            <text:p>336,59</text:p>
          </table:table-cell>
          <table:table-cell table:formula="of:=[.O750]-[.Q750]" office:value-type="float" office:value="14.414" calcext:value-type="float">
            <text:p>14,4</text:p>
          </table:table-cell>
          <table:table-cell office:value-type="float" office:value="322.176" calcext:value-type="float">
            <text:p>322,2</text:p>
          </table:table-cell>
          <table:table-cell table:formula="of:=[.Q750]-[.S750]-[.U750]-[.V750]" office:value-type="float" office:value="4.10399999999999" calcext:value-type="float">
            <text:p>4,1</text:p>
          </table:table-cell>
          <table:table-cell office:value-type="float" office:value="131.56" calcext:value-type="float">
            <text:p>131,6</text:p>
          </table:table-cell>
          <table:table-cell office:value-type="float" office:value="0.773" calcext:value-type="float">
            <text:p>0,8</text:p>
          </table:table-cell>
          <table:table-cell office:value-type="float" office:value="40.239" calcext:value-type="float">
            <text:p>40,2</text:p>
          </table:table-cell>
          <table:table-cell office:value-type="float" office:value="146.273" calcext:value-type="float">
            <text:p>146,3</text:p>
          </table:table-cell>
          <table:table-cell table:number-columns-repeated="1002"/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32.8.174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41" calcext:value-type="float">
            <text:p>4,2</text:p>
          </table:table-cell>
          <table:table-cell office:value-type="float" office:value="23.519" calcext:value-type="float">
            <text:p>23,5</text:p>
          </table:table-cell>
          <table:table-cell office:value-type="float" office:value="77.43" calcext:value-type="float">
            <text:p>77,4</text:p>
          </table:table-cell>
          <table:table-cell office:value-type="float" office:value="77.662" calcext:value-type="float">
            <text:p>77,7</text:p>
          </table:table-cell>
          <table:table-cell office:value-type="float" office:value="414.139" calcext:value-type="float">
            <text:p>414,1</text:p>
          </table:table-cell>
          <table:table-cell office:value-type="float" office:value="423.408" calcext:value-type="float">
            <text:p>423,4</text:p>
          </table:table-cell>
          <table:table-cell table:formula="of:=[.K751]-[.J751]" office:value-type="float" office:value="9.26900000000001" calcext:value-type="float">
            <text:p>9,3</text:p>
          </table:table-cell>
          <table:table-cell/>
          <table:table-cell table:formula="of:=[.J751]-[.O751]-[.I751]" office:value-type="float" office:value="65.807" calcext:value-type="float">
            <text:p>65,8</text:p>
          </table:table-cell>
          <table:table-cell table:style-name="Default" office:value-type="float" office:value="270.67" calcext:value-type="float">
            <text:p>270,67</text:p>
          </table:table-cell>
          <table:table-cell table:formula="of:=[.O751]-[.Q751]" office:value-type="float" office:value="4.84300000000002" calcext:value-type="float">
            <text:p>4,8</text:p>
          </table:table-cell>
          <table:table-cell office:value-type="float" office:value="265.827" calcext:value-type="float">
            <text:p>265,8</text:p>
          </table:table-cell>
          <table:table-cell table:formula="of:=[.Q751]-[.S751]-[.U751]-[.V751]" office:value-type="float" office:value="1.37299999999999" calcext:value-type="float">
            <text:p>1,4</text:p>
          </table:table-cell>
          <table:table-cell office:value-type="float" office:value="129.637" calcext:value-type="float">
            <text:p>129,6</text:p>
          </table:table-cell>
          <table:table-cell office:value-type="float" office:value="0.767" calcext:value-type="float">
            <text:p>0,8</text:p>
          </table:table-cell>
          <table:table-cell office:value-type="float" office:value="39.513" calcext:value-type="float">
            <text:p>39,5</text:p>
          </table:table-cell>
          <table:table-cell office:value-type="float" office:value="95.304" calcext:value-type="float">
            <text:p>95,3</text:p>
          </table:table-cell>
          <table:table-cell table:number-columns-repeated="1002"/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32.8.174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64" calcext:value-type="float">
            <text:p>4,2</text:p>
          </table:table-cell>
          <table:table-cell office:value-type="float" office:value="23.384" calcext:value-type="float">
            <text:p>23,4</text:p>
          </table:table-cell>
          <table:table-cell office:value-type="float" office:value="79.09" calcext:value-type="float">
            <text:p>79,1</text:p>
          </table:table-cell>
          <table:table-cell office:value-type="float" office:value="79.191" calcext:value-type="float">
            <text:p>79,2</text:p>
          </table:table-cell>
          <table:table-cell office:value-type="float" office:value="363.217" calcext:value-type="float">
            <text:p>363,2</text:p>
          </table:table-cell>
          <table:table-cell office:value-type="float" office:value="372.795" calcext:value-type="float">
            <text:p>372,8</text:p>
          </table:table-cell>
          <table:table-cell table:formula="of:=[.K752]-[.J752]" office:value-type="float" office:value="9.57800000000003" calcext:value-type="float">
            <text:p>9,6</text:p>
          </table:table-cell>
          <table:table-cell/>
          <table:table-cell table:formula="of:=[.J752]-[.O752]-[.I752]" office:value-type="float" office:value="20.916" calcext:value-type="float">
            <text:p>20,9</text:p>
          </table:table-cell>
          <table:table-cell table:style-name="Default" office:value-type="float" office:value="263.11" calcext:value-type="float">
            <text:p>263,11</text:p>
          </table:table-cell>
          <table:table-cell table:formula="of:=[.O752]-[.Q752]" office:value-type="float" office:value="13.163" calcext:value-type="float">
            <text:p>13,2</text:p>
          </table:table-cell>
          <table:table-cell office:value-type="float" office:value="249.947" calcext:value-type="float">
            <text:p>249,9</text:p>
          </table:table-cell>
          <table:table-cell table:formula="of:=[.Q752]-[.S752]-[.U752]-[.V752]" office:value-type="float" office:value="1.40599999999999" calcext:value-type="float">
            <text:p>1,4</text:p>
          </table:table-cell>
          <table:table-cell office:value-type="float" office:value="107.739" calcext:value-type="float">
            <text:p>107,7</text:p>
          </table:table-cell>
          <table:table-cell office:value-type="float" office:value="0.773" calcext:value-type="float">
            <text:p>0,8</text:p>
          </table:table-cell>
          <table:table-cell office:value-type="float" office:value="53.292" calcext:value-type="float">
            <text:p>53,3</text:p>
          </table:table-cell>
          <table:table-cell office:value-type="float" office:value="87.51" calcext:value-type="float">
            <text:p>87,5</text:p>
          </table:table-cell>
          <table:table-cell table:number-columns-repeated="1002"/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32.8.174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86" calcext:value-type="float">
            <text:p>4,3</text:p>
          </table:table-cell>
          <table:table-cell office:value-type="float" office:value="24.036" calcext:value-type="float">
            <text:p>24,0</text:p>
          </table:table-cell>
          <table:table-cell office:value-type="float" office:value="87.076" calcext:value-type="float">
            <text:p>87,1</text:p>
          </table:table-cell>
          <table:table-cell office:value-type="float" office:value="87.232" calcext:value-type="float">
            <text:p>87,2</text:p>
          </table:table-cell>
          <table:table-cell office:value-type="float" office:value="436.484" calcext:value-type="float">
            <text:p>436,5</text:p>
          </table:table-cell>
          <table:table-cell office:value-type="float" office:value="446.44" calcext:value-type="float">
            <text:p>446,4</text:p>
          </table:table-cell>
          <table:table-cell table:formula="of:=[.K753]-[.J753]" office:value-type="float" office:value="9.95600000000002" calcext:value-type="float">
            <text:p>10,0</text:p>
          </table:table-cell>
          <table:table-cell/>
          <table:table-cell table:formula="of:=[.J753]-[.O753]-[.I753]" office:value-type="float" office:value="-10.928" calcext:value-type="float">
            <text:p>-10,9</text:p>
          </table:table-cell>
          <table:table-cell table:style-name="Default" office:value-type="float" office:value="360.18" calcext:value-type="float">
            <text:p>360,18</text:p>
          </table:table-cell>
          <table:table-cell table:formula="of:=[.O753]-[.Q753]" office:value-type="float" office:value="20.872" calcext:value-type="float">
            <text:p>20,9</text:p>
          </table:table-cell>
          <table:table-cell office:value-type="float" office:value="339.308" calcext:value-type="float">
            <text:p>339,3</text:p>
          </table:table-cell>
          <table:table-cell table:formula="of:=[.Q753]-[.S753]-[.U753]-[.V753]" office:value-type="float" office:value="12.751" calcext:value-type="float">
            <text:p>12,8</text:p>
          </table:table-cell>
          <table:table-cell office:value-type="float" office:value="136.943" calcext:value-type="float">
            <text:p>136,9</text:p>
          </table:table-cell>
          <table:table-cell office:value-type="float" office:value="0.77" calcext:value-type="float">
            <text:p>0,8</text:p>
          </table:table-cell>
          <table:table-cell office:value-type="float" office:value="41.602" calcext:value-type="float">
            <text:p>41,6</text:p>
          </table:table-cell>
          <table:table-cell office:value-type="float" office:value="148.012" calcext:value-type="float">
            <text:p>148,0</text:p>
          </table:table-cell>
          <table:table-cell table:number-columns-repeated="1002"/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32.8.174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33" calcext:value-type="float">
            <text:p>4,2</text:p>
          </table:table-cell>
          <table:table-cell office:value-type="float" office:value="23.734" calcext:value-type="float">
            <text:p>23,7</text:p>
          </table:table-cell>
          <table:table-cell office:value-type="float" office:value="73.45" calcext:value-type="float">
            <text:p>73,5</text:p>
          </table:table-cell>
          <table:table-cell office:value-type="float" office:value="73.539" calcext:value-type="float">
            <text:p>73,5</text:p>
          </table:table-cell>
          <table:table-cell office:value-type="float" office:value="418.944" calcext:value-type="float">
            <text:p>418,9</text:p>
          </table:table-cell>
          <table:table-cell office:value-type="float" office:value="429.079" calcext:value-type="float">
            <text:p>429,1</text:p>
          </table:table-cell>
          <table:table-cell table:formula="of:=[.K754]-[.J754]" office:value-type="float" office:value="10.135" calcext:value-type="float">
            <text:p>10,1</text:p>
          </table:table-cell>
          <table:table-cell/>
          <table:table-cell table:formula="of:=[.J754]-[.O754]-[.I754]" office:value-type="float" office:value="76.395" calcext:value-type="float">
            <text:p>76,4</text:p>
          </table:table-cell>
          <table:table-cell table:style-name="Default" office:value-type="float" office:value="269.01" calcext:value-type="float">
            <text:p>269,01</text:p>
          </table:table-cell>
          <table:table-cell table:formula="of:=[.O754]-[.Q754]" office:value-type="float" office:value="7.08499999999998" calcext:value-type="float">
            <text:p>7,1</text:p>
          </table:table-cell>
          <table:table-cell office:value-type="float" office:value="261.925" calcext:value-type="float">
            <text:p>261,9</text:p>
          </table:table-cell>
          <table:table-cell table:formula="of:=[.Q754]-[.S754]-[.U754]-[.V754]" office:value-type="float" office:value="11.528" calcext:value-type="float">
            <text:p>11,5</text:p>
          </table:table-cell>
          <table:table-cell office:value-type="float" office:value="116.5" calcext:value-type="float">
            <text:p>116,5</text:p>
          </table:table-cell>
          <table:table-cell office:value-type="float" office:value="0.793" calcext:value-type="float">
            <text:p>0,8</text:p>
          </table:table-cell>
          <table:table-cell office:value-type="float" office:value="40.229" calcext:value-type="float">
            <text:p>40,2</text:p>
          </table:table-cell>
          <table:table-cell office:value-type="float" office:value="93.668" calcext:value-type="float">
            <text:p>93,7</text:p>
          </table:table-cell>
          <table:table-cell table:number-columns-repeated="1002"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32.8.174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28" calcext:value-type="float">
            <text:p>4,2</text:p>
          </table:table-cell>
          <table:table-cell office:value-type="float" office:value="23.242" calcext:value-type="float">
            <text:p>23,2</text:p>
          </table:table-cell>
          <table:table-cell office:value-type="float" office:value="76.482" calcext:value-type="float">
            <text:p>76,5</text:p>
          </table:table-cell>
          <table:table-cell office:value-type="float" office:value="76.645" calcext:value-type="float">
            <text:p>76,6</text:p>
          </table:table-cell>
          <table:table-cell office:value-type="float" office:value="387.1" calcext:value-type="float">
            <text:p>387,1</text:p>
          </table:table-cell>
          <table:table-cell office:value-type="float" office:value="396.724" calcext:value-type="float">
            <text:p>396,7</text:p>
          </table:table-cell>
          <table:table-cell table:formula="of:=[.K755]-[.J755]" office:value-type="float" office:value="9.62399999999997" calcext:value-type="float">
            <text:p>9,6</text:p>
          </table:table-cell>
          <table:table-cell/>
          <table:table-cell table:formula="of:=[.J755]-[.O755]-[.I755]" office:value-type="float" office:value="-27.805" calcext:value-type="float">
            <text:p>-27,8</text:p>
          </table:table-cell>
          <table:table-cell table:style-name="Default" office:value-type="float" office:value="338.26" calcext:value-type="float">
            <text:p>338,26</text:p>
          </table:table-cell>
          <table:table-cell table:formula="of:=[.O755]-[.Q755]" office:value-type="float" office:value="8.238" calcext:value-type="float">
            <text:p>8,2</text:p>
          </table:table-cell>
          <table:table-cell office:value-type="float" office:value="330.022" calcext:value-type="float">
            <text:p>330,0</text:p>
          </table:table-cell>
          <table:table-cell table:formula="of:=[.Q755]-[.S755]-[.U755]-[.V755]" office:value-type="float" office:value="17.476" calcext:value-type="float">
            <text:p>17,5</text:p>
          </table:table-cell>
          <table:table-cell office:value-type="float" office:value="117.65" calcext:value-type="float">
            <text:p>117,7</text:p>
          </table:table-cell>
          <table:table-cell office:value-type="float" office:value="0.77" calcext:value-type="float">
            <text:p>0,8</text:p>
          </table:table-cell>
          <table:table-cell office:value-type="float" office:value="42.482" calcext:value-type="float">
            <text:p>42,5</text:p>
          </table:table-cell>
          <table:table-cell office:value-type="float" office:value="152.414" calcext:value-type="float">
            <text:p>152,4</text:p>
          </table:table-cell>
          <table:table-cell table:number-columns-repeated="1002"/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32.8.174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9" calcext:value-type="float">
            <text:p>4,2</text:p>
          </table:table-cell>
          <table:table-cell office:value-type="float" office:value="23.746" calcext:value-type="float">
            <text:p>23,7</text:p>
          </table:table-cell>
          <table:table-cell office:value-type="float" office:value="75.866" calcext:value-type="float">
            <text:p>75,9</text:p>
          </table:table-cell>
          <table:table-cell office:value-type="float" office:value="75.953" calcext:value-type="float">
            <text:p>76,0</text:p>
          </table:table-cell>
          <table:table-cell office:value-type="float" office:value="433.726" calcext:value-type="float">
            <text:p>433,7</text:p>
          </table:table-cell>
          <table:table-cell office:value-type="float" office:value="443.543" calcext:value-type="float">
            <text:p>443,5</text:p>
          </table:table-cell>
          <table:table-cell table:formula="of:=[.K756]-[.J756]" office:value-type="float" office:value="9.81700000000001" calcext:value-type="float">
            <text:p>9,8</text:p>
          </table:table-cell>
          <table:table-cell/>
          <table:table-cell table:formula="of:=[.J756]-[.O756]-[.I756]" office:value-type="float" office:value="116.273" calcext:value-type="float">
            <text:p>116,3</text:p>
          </table:table-cell>
          <table:table-cell table:style-name="Default" office:value-type="float" office:value="241.5" calcext:value-type="float">
            <text:p>241,5</text:p>
          </table:table-cell>
          <table:table-cell table:formula="of:=[.O756]-[.Q756]" office:value-type="float" office:value="3.13800000000001" calcext:value-type="float">
            <text:p>3,1</text:p>
          </table:table-cell>
          <table:table-cell office:value-type="float" office:value="238.362" calcext:value-type="float">
            <text:p>238,4</text:p>
          </table:table-cell>
          <table:table-cell table:formula="of:=[.Q756]-[.S756]-[.U756]-[.V756]" office:value-type="float" office:value="5.56499999999998" calcext:value-type="float">
            <text:p>5,6</text:p>
          </table:table-cell>
          <table:table-cell office:value-type="float" office:value="115.498" calcext:value-type="float">
            <text:p>115,5</text:p>
          </table:table-cell>
          <table:table-cell office:value-type="float" office:value="0.79" calcext:value-type="float">
            <text:p>0,8</text:p>
          </table:table-cell>
          <table:table-cell office:value-type="float" office:value="40.456" calcext:value-type="float">
            <text:p>40,5</text:p>
          </table:table-cell>
          <table:table-cell office:value-type="float" office:value="76.843" calcext:value-type="float">
            <text:p>76,8</text:p>
          </table:table-cell>
          <table:table-cell table:number-columns-repeated="1002"/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32.8.174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21" calcext:value-type="float">
            <text:p>4,2</text:p>
          </table:table-cell>
          <table:table-cell office:value-type="float" office:value="26.872" calcext:value-type="float">
            <text:p>26,9</text:p>
          </table:table-cell>
          <table:table-cell office:value-type="float" office:value="80.326" calcext:value-type="float">
            <text:p>80,3</text:p>
          </table:table-cell>
          <table:table-cell office:value-type="float" office:value="80.508" calcext:value-type="float">
            <text:p>80,5</text:p>
          </table:table-cell>
          <table:table-cell office:value-type="float" office:value="464.934" calcext:value-type="float">
            <text:p>464,9</text:p>
          </table:table-cell>
          <table:table-cell office:value-type="float" office:value="474.372" calcext:value-type="float">
            <text:p>474,4</text:p>
          </table:table-cell>
          <table:table-cell table:formula="of:=[.K757]-[.J757]" office:value-type="float" office:value="9.43799999999999" calcext:value-type="float">
            <text:p>9,4</text:p>
          </table:table-cell>
          <table:table-cell/>
          <table:table-cell table:formula="of:=[.J757]-[.O757]-[.I757]" office:value-type="float" office:value="137.856" calcext:value-type="float">
            <text:p>137,9</text:p>
          </table:table-cell>
          <table:table-cell table:style-name="Default" office:value-type="float" office:value="246.57" calcext:value-type="float">
            <text:p>246,57</text:p>
          </table:table-cell>
          <table:table-cell table:formula="of:=[.O757]-[.Q757]" office:value-type="float" office:value="12.746" calcext:value-type="float">
            <text:p>12,7</text:p>
          </table:table-cell>
          <table:table-cell office:value-type="float" office:value="233.824" calcext:value-type="float">
            <text:p>233,8</text:p>
          </table:table-cell>
          <table:table-cell table:formula="of:=[.Q757]-[.S757]-[.U757]-[.V757]" office:value-type="float" office:value="1.33000000000001" calcext:value-type="float">
            <text:p>1,3</text:p>
          </table:table-cell>
          <table:table-cell office:value-type="float" office:value="107.354" calcext:value-type="float">
            <text:p>107,4</text:p>
          </table:table-cell>
          <table:table-cell office:value-type="float" office:value="0.721" calcext:value-type="float">
            <text:p>0,7</text:p>
          </table:table-cell>
          <table:table-cell office:value-type="float" office:value="37.422" calcext:value-type="float">
            <text:p>37,4</text:p>
          </table:table-cell>
          <table:table-cell office:value-type="float" office:value="87.718" calcext:value-type="float">
            <text:p>87,7</text:p>
          </table:table-cell>
          <table:table-cell table:number-columns-repeated="1002"/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32.8.174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27" calcext:value-type="float">
            <text:p>4,2</text:p>
          </table:table-cell>
          <table:table-cell office:value-type="float" office:value="23.503" calcext:value-type="float">
            <text:p>23,5</text:p>
          </table:table-cell>
          <table:table-cell office:value-type="float" office:value="74.975" calcext:value-type="float">
            <text:p>75,0</text:p>
          </table:table-cell>
          <table:table-cell office:value-type="float" office:value="75.188" calcext:value-type="float">
            <text:p>75,2</text:p>
          </table:table-cell>
          <table:table-cell office:value-type="float" office:value="476.149" calcext:value-type="float">
            <text:p>476,1</text:p>
          </table:table-cell>
          <table:table-cell office:value-type="float" office:value="485.39" calcext:value-type="float">
            <text:p>485,4</text:p>
          </table:table-cell>
          <table:table-cell table:formula="of:=[.K758]-[.J758]" office:value-type="float" office:value="9.24099999999999" calcext:value-type="float">
            <text:p>9,2</text:p>
          </table:table-cell>
          <table:table-cell/>
          <table:table-cell table:formula="of:=[.J758]-[.O758]-[.I758]" office:value-type="float" office:value="51.931" calcext:value-type="float">
            <text:p>51,9</text:p>
          </table:table-cell>
          <table:table-cell table:style-name="Default" office:value-type="float" office:value="349.03" calcext:value-type="float">
            <text:p>349,03</text:p>
          </table:table-cell>
          <table:table-cell table:formula="of:=[.O758]-[.Q758]" office:value-type="float" office:value="19.0959999999999" calcext:value-type="float">
            <text:p>19,1</text:p>
          </table:table-cell>
          <table:table-cell office:value-type="float" office:value="329.934" calcext:value-type="float">
            <text:p>329,9</text:p>
          </table:table-cell>
          <table:table-cell table:formula="of:=[.Q758]-[.S758]-[.U758]-[.V758]" office:value-type="float" office:value="12.99" calcext:value-type="float">
            <text:p>13,0</text:p>
          </table:table-cell>
          <table:table-cell office:value-type="float" office:value="115.009" calcext:value-type="float">
            <text:p>115,0</text:p>
          </table:table-cell>
          <table:table-cell office:value-type="float" office:value="0.756" calcext:value-type="float">
            <text:p>0,8</text:p>
          </table:table-cell>
          <table:table-cell office:value-type="float" office:value="40.285" calcext:value-type="float">
            <text:p>40,3</text:p>
          </table:table-cell>
          <table:table-cell office:value-type="float" office:value="161.65" calcext:value-type="float">
            <text:p>161,7</text:p>
          </table:table-cell>
          <table:table-cell table:number-columns-repeated="1002"/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32.8.174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17" calcext:value-type="float">
            <text:p>4,3</text:p>
          </table:table-cell>
          <table:table-cell office:value-type="float" office:value="24.048" calcext:value-type="float">
            <text:p>24,0</text:p>
          </table:table-cell>
          <table:table-cell office:value-type="float" office:value="75.532" calcext:value-type="float">
            <text:p>75,5</text:p>
          </table:table-cell>
          <table:table-cell office:value-type="float" office:value="75.7" calcext:value-type="float">
            <text:p>75,7</text:p>
          </table:table-cell>
          <table:table-cell office:value-type="float" office:value="559.229" calcext:value-type="float">
            <text:p>559,2</text:p>
          </table:table-cell>
          <table:table-cell office:value-type="float" office:value="569.428" calcext:value-type="float">
            <text:p>569,4</text:p>
          </table:table-cell>
          <table:table-cell table:formula="of:=[.K759]-[.J759]" office:value-type="float" office:value="10.199" calcext:value-type="float">
            <text:p>10,2</text:p>
          </table:table-cell>
          <table:table-cell/>
          <table:table-cell table:formula="of:=[.J759]-[.O759]-[.I759]" office:value-type="float" office:value="233.239" calcext:value-type="float">
            <text:p>233,2</text:p>
          </table:table-cell>
          <table:table-cell table:style-name="Default" office:value-type="float" office:value="250.29" calcext:value-type="float">
            <text:p>250,29</text:p>
          </table:table-cell>
          <table:table-cell table:formula="of:=[.O759]-[.Q759]" office:value-type="float" office:value="17.655" calcext:value-type="float">
            <text:p>17,7</text:p>
          </table:table-cell>
          <table:table-cell office:value-type="float" office:value="232.635" calcext:value-type="float">
            <text:p>232,6</text:p>
          </table:table-cell>
          <table:table-cell table:formula="of:=[.Q759]-[.S759]-[.U759]-[.V759]" office:value-type="float" office:value="9.51199999999999" calcext:value-type="float">
            <text:p>9,5</text:p>
          </table:table-cell>
          <table:table-cell office:value-type="float" office:value="118.447" calcext:value-type="float">
            <text:p>118,4</text:p>
          </table:table-cell>
          <table:table-cell office:value-type="float" office:value="0.782" calcext:value-type="float">
            <text:p>0,8</text:p>
          </table:table-cell>
          <table:table-cell office:value-type="float" office:value="41.789" calcext:value-type="float">
            <text:p>41,8</text:p>
          </table:table-cell>
          <table:table-cell office:value-type="float" office:value="62.887" calcext:value-type="float">
            <text:p>62,9</text:p>
          </table:table-cell>
          <table:table-cell table:number-columns-repeated="1002"/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32.8.174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57" calcext:value-type="float">
            <text:p>4,2</text:p>
          </table:table-cell>
          <table:table-cell office:value-type="float" office:value="23.566" calcext:value-type="float">
            <text:p>23,6</text:p>
          </table:table-cell>
          <table:table-cell office:value-type="float" office:value="74.774" calcext:value-type="float">
            <text:p>74,8</text:p>
          </table:table-cell>
          <table:table-cell office:value-type="float" office:value="74.937" calcext:value-type="float">
            <text:p>74,9</text:p>
          </table:table-cell>
          <table:table-cell office:value-type="float" office:value="446.088" calcext:value-type="float">
            <text:p>446,1</text:p>
          </table:table-cell>
          <table:table-cell office:value-type="float" office:value="456.135" calcext:value-type="float">
            <text:p>456,1</text:p>
          </table:table-cell>
          <table:table-cell table:formula="of:=[.K760]-[.J760]" office:value-type="float" office:value="10.047" calcext:value-type="float">
            <text:p>10,0</text:p>
          </table:table-cell>
          <table:table-cell/>
          <table:table-cell table:formula="of:=[.J760]-[.O760]-[.I760]" office:value-type="float" office:value="104.941" calcext:value-type="float">
            <text:p>104,9</text:p>
          </table:table-cell>
          <table:table-cell table:style-name="Default" office:value-type="float" office:value="266.21" calcext:value-type="float">
            <text:p>266,21</text:p>
          </table:table-cell>
          <table:table-cell table:formula="of:=[.O760]-[.Q760]" office:value-type="float" office:value="5.15299999999996" calcext:value-type="float">
            <text:p>5,2</text:p>
          </table:table-cell>
          <table:table-cell office:value-type="float" office:value="261.057" calcext:value-type="float">
            <text:p>261,1</text:p>
          </table:table-cell>
          <table:table-cell table:formula="of:=[.Q760]-[.S760]-[.U760]-[.V760]" office:value-type="float" office:value="4.46900000000004" calcext:value-type="float">
            <text:p>4,5</text:p>
          </table:table-cell>
          <table:table-cell office:value-type="float" office:value="120.575" calcext:value-type="float">
            <text:p>120,6</text:p>
          </table:table-cell>
          <table:table-cell office:value-type="float" office:value="0.815" calcext:value-type="float">
            <text:p>0,8</text:p>
          </table:table-cell>
          <table:table-cell office:value-type="float" office:value="40.362" calcext:value-type="float">
            <text:p>40,4</text:p>
          </table:table-cell>
          <table:table-cell office:value-type="float" office:value="95.651" calcext:value-type="float">
            <text:p>95,7</text:p>
          </table:table-cell>
          <table:table-cell table:number-columns-repeated="1002"/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32.8.174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46" calcext:value-type="float">
            <text:p>4,2</text:p>
          </table:table-cell>
          <table:table-cell office:value-type="float" office:value="23.486" calcext:value-type="float">
            <text:p>23,5</text:p>
          </table:table-cell>
          <table:table-cell office:value-type="float" office:value="84.554" calcext:value-type="float">
            <text:p>84,6</text:p>
          </table:table-cell>
          <table:table-cell office:value-type="float" office:value="84.787" calcext:value-type="float">
            <text:p>84,8</text:p>
          </table:table-cell>
          <table:table-cell office:value-type="float" office:value="389.481" calcext:value-type="float">
            <text:p>389,5</text:p>
          </table:table-cell>
          <table:table-cell office:value-type="float" office:value="398.704" calcext:value-type="float">
            <text:p>398,7</text:p>
          </table:table-cell>
          <table:table-cell table:formula="of:=[.K761]-[.J761]" office:value-type="float" office:value="9.22300000000001" calcext:value-type="float">
            <text:p>9,2</text:p>
          </table:table-cell>
          <table:table-cell/>
          <table:table-cell table:formula="of:=[.J761]-[.O761]-[.I761]" office:value-type="float" office:value="42.684" calcext:value-type="float">
            <text:p>42,7</text:p>
          </table:table-cell>
          <table:table-cell table:style-name="Default" office:value-type="float" office:value="262.01" calcext:value-type="float">
            <text:p>262,01</text:p>
          </table:table-cell>
          <table:table-cell table:formula="of:=[.O761]-[.Q761]" office:value-type="float" office:value="10.916" calcext:value-type="float">
            <text:p>10,9</text:p>
          </table:table-cell>
          <table:table-cell office:value-type="float" office:value="251.094" calcext:value-type="float">
            <text:p>251,1</text:p>
          </table:table-cell>
          <table:table-cell table:formula="of:=[.Q761]-[.S761]-[.U761]-[.V761]" office:value-type="float" office:value="1.41500000000001" calcext:value-type="float">
            <text:p>1,4</text:p>
          </table:table-cell>
          <table:table-cell office:value-type="float" office:value="107.517" calcext:value-type="float">
            <text:p>107,5</text:p>
          </table:table-cell>
          <table:table-cell office:value-type="float" office:value="0.761" calcext:value-type="float">
            <text:p>0,8</text:p>
          </table:table-cell>
          <table:table-cell office:value-type="float" office:value="52.998" calcext:value-type="float">
            <text:p>53,0</text:p>
          </table:table-cell>
          <table:table-cell office:value-type="float" office:value="89.164" calcext:value-type="float">
            <text:p>89,2</text:p>
          </table:table-cell>
          <table:table-cell table:number-columns-repeated="1002"/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32.8.174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98" calcext:value-type="float">
            <text:p>4,2</text:p>
          </table:table-cell>
          <table:table-cell office:value-type="float" office:value="23.73" calcext:value-type="float">
            <text:p>23,7</text:p>
          </table:table-cell>
          <table:table-cell office:value-type="float" office:value="89.889" calcext:value-type="float">
            <text:p>89,9</text:p>
          </table:table-cell>
          <table:table-cell office:value-type="float" office:value="90.068" calcext:value-type="float">
            <text:p>90,1</text:p>
          </table:table-cell>
          <table:table-cell office:value-type="float" office:value="415.624" calcext:value-type="float">
            <text:p>415,6</text:p>
          </table:table-cell>
          <table:table-cell office:value-type="float" office:value="426.1" calcext:value-type="float">
            <text:p>426,1</text:p>
          </table:table-cell>
          <table:table-cell table:formula="of:=[.K762]-[.J762]" office:value-type="float" office:value="10.476" calcext:value-type="float">
            <text:p>10,5</text:p>
          </table:table-cell>
          <table:table-cell/>
          <table:table-cell table:formula="of:=[.J762]-[.O762]-[.I762]" office:value-type="float" office:value="64.956" calcext:value-type="float">
            <text:p>65,0</text:p>
          </table:table-cell>
          <table:table-cell table:style-name="Default" office:value-type="float" office:value="260.6" calcext:value-type="float">
            <text:p>260,6</text:p>
          </table:table-cell>
          <table:table-cell table:formula="of:=[.O762]-[.Q762]" office:value-type="float" office:value="12.821" calcext:value-type="float">
            <text:p>12,8</text:p>
          </table:table-cell>
          <table:table-cell office:value-type="float" office:value="247.779" calcext:value-type="float">
            <text:p>247,8</text:p>
          </table:table-cell>
          <table:table-cell table:formula="of:=[.Q762]-[.S762]-[.U762]-[.V762]" office:value-type="float" office:value="1.41200000000001" calcext:value-type="float">
            <text:p>1,4</text:p>
          </table:table-cell>
          <table:table-cell office:value-type="float" office:value="119.475" calcext:value-type="float">
            <text:p>119,5</text:p>
          </table:table-cell>
          <table:table-cell office:value-type="float" office:value="0.768" calcext:value-type="float">
            <text:p>0,8</text:p>
          </table:table-cell>
          <table:table-cell office:value-type="float" office:value="39.623" calcext:value-type="float">
            <text:p>39,6</text:p>
          </table:table-cell>
          <table:table-cell office:value-type="float" office:value="87.269" calcext:value-type="float">
            <text:p>87,3</text:p>
          </table:table-cell>
          <table:table-cell table:number-columns-repeated="1002"/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32.8.174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29" calcext:value-type="float">
            <text:p>4,2</text:p>
          </table:table-cell>
          <table:table-cell office:value-type="float" office:value="23.612" calcext:value-type="float">
            <text:p>23,6</text:p>
          </table:table-cell>
          <table:table-cell office:value-type="float" office:value="73.971" calcext:value-type="float">
            <text:p>74,0</text:p>
          </table:table-cell>
          <table:table-cell office:value-type="float" office:value="74.032" calcext:value-type="float">
            <text:p>74,0</text:p>
          </table:table-cell>
          <table:table-cell office:value-type="float" office:value="485.872" calcext:value-type="float">
            <text:p>485,9</text:p>
          </table:table-cell>
          <table:table-cell office:value-type="float" office:value="495.935" calcext:value-type="float">
            <text:p>495,9</text:p>
          </table:table-cell>
          <table:table-cell table:formula="of:=[.K763]-[.J763]" office:value-type="float" office:value="10.063" calcext:value-type="float">
            <text:p>10,1</text:p>
          </table:table-cell>
          <table:table-cell/>
          <table:table-cell table:formula="of:=[.J763]-[.O763]-[.I763]" office:value-type="float" office:value="95.5" calcext:value-type="float">
            <text:p>95,5</text:p>
          </table:table-cell>
          <table:table-cell table:style-name="Default" office:value-type="float" office:value="316.34" calcext:value-type="float">
            <text:p>316,34</text:p>
          </table:table-cell>
          <table:table-cell table:formula="of:=[.O763]-[.Q763]" office:value-type="float" office:value="6.30099999999999" calcext:value-type="float">
            <text:p>6,3</text:p>
          </table:table-cell>
          <table:table-cell office:value-type="float" office:value="310.039" calcext:value-type="float">
            <text:p>310,0</text:p>
          </table:table-cell>
          <table:table-cell table:formula="of:=[.Q763]-[.S763]-[.U763]-[.V763]" office:value-type="float" office:value="1.42499999999998" calcext:value-type="float">
            <text:p>1,4</text:p>
          </table:table-cell>
          <table:table-cell office:value-type="float" office:value="130.331" calcext:value-type="float">
            <text:p>130,3</text:p>
          </table:table-cell>
          <table:table-cell office:value-type="float" office:value="0.792" calcext:value-type="float">
            <text:p>0,8</text:p>
          </table:table-cell>
          <table:table-cell office:value-type="float" office:value="44.157" calcext:value-type="float">
            <text:p>44,2</text:p>
          </table:table-cell>
          <table:table-cell office:value-type="float" office:value="134.126" calcext:value-type="float">
            <text:p>134,1</text:p>
          </table:table-cell>
          <table:table-cell table:number-columns-repeated="1002"/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32.8.174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95" calcext:value-type="float">
            <text:p>4,2</text:p>
          </table:table-cell>
          <table:table-cell office:value-type="float" office:value="23.532" calcext:value-type="float">
            <text:p>23,5</text:p>
          </table:table-cell>
          <table:table-cell office:value-type="float" office:value="71.912" calcext:value-type="float">
            <text:p>71,9</text:p>
          </table:table-cell>
          <table:table-cell office:value-type="float" office:value="72.048" calcext:value-type="float">
            <text:p>72,0</text:p>
          </table:table-cell>
          <table:table-cell office:value-type="float" office:value="390.55" calcext:value-type="float">
            <text:p>390,6</text:p>
          </table:table-cell>
          <table:table-cell office:value-type="float" office:value="400.848" calcext:value-type="float">
            <text:p>400,8</text:p>
          </table:table-cell>
          <table:table-cell table:formula="of:=[.K764]-[.J764]" office:value-type="float" office:value="10.298" calcext:value-type="float">
            <text:p>10,3</text:p>
          </table:table-cell>
          <table:table-cell/>
          <table:table-cell table:formula="of:=[.J764]-[.O764]-[.I764]" office:value-type="float" office:value="46.092" calcext:value-type="float">
            <text:p>46,1</text:p>
          </table:table-cell>
          <table:table-cell table:style-name="Default" office:value-type="float" office:value="272.41" calcext:value-type="float">
            <text:p>272,41</text:p>
          </table:table-cell>
          <table:table-cell table:formula="of:=[.O764]-[.Q764]" office:value-type="float" office:value="9.29200000000003" calcext:value-type="float">
            <text:p>9,3</text:p>
          </table:table-cell>
          <table:table-cell office:value-type="float" office:value="263.118" calcext:value-type="float">
            <text:p>263,1</text:p>
          </table:table-cell>
          <table:table-cell table:formula="of:=[.Q764]-[.S764]-[.U764]-[.V764]" office:value-type="float" office:value="3.84500000000003" calcext:value-type="float">
            <text:p>3,8</text:p>
          </table:table-cell>
          <table:table-cell office:value-type="float" office:value="127.758" calcext:value-type="float">
            <text:p>127,8</text:p>
          </table:table-cell>
          <table:table-cell office:value-type="float" office:value="0.775" calcext:value-type="float">
            <text:p>0,8</text:p>
          </table:table-cell>
          <table:table-cell office:value-type="float" office:value="40.433" calcext:value-type="float">
            <text:p>40,4</text:p>
          </table:table-cell>
          <table:table-cell office:value-type="float" office:value="91.082" calcext:value-type="float">
            <text:p>91,1</text:p>
          </table:table-cell>
          <table:table-cell table:number-columns-repeated="1002"/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32.8.174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" calcext:value-type="float">
            <text:p>4,3</text:p>
          </table:table-cell>
          <table:table-cell office:value-type="float" office:value="23.491" calcext:value-type="float">
            <text:p>23,5</text:p>
          </table:table-cell>
          <table:table-cell office:value-type="float" office:value="85.197" calcext:value-type="float">
            <text:p>85,2</text:p>
          </table:table-cell>
          <table:table-cell office:value-type="float" office:value="85.376" calcext:value-type="float">
            <text:p>85,4</text:p>
          </table:table-cell>
          <table:table-cell office:value-type="float" office:value="435.325" calcext:value-type="float">
            <text:p>435,3</text:p>
          </table:table-cell>
          <table:table-cell office:value-type="float" office:value="444.393" calcext:value-type="float">
            <text:p>444,4</text:p>
          </table:table-cell>
          <table:table-cell table:formula="of:=[.K765]-[.J765]" office:value-type="float" office:value="9.06799999999998" calcext:value-type="float">
            <text:p>9,1</text:p>
          </table:table-cell>
          <table:table-cell/>
          <table:table-cell table:formula="of:=[.J765]-[.O765]-[.I765]" office:value-type="float" office:value="87.119" calcext:value-type="float">
            <text:p>87,1</text:p>
          </table:table-cell>
          <table:table-cell table:style-name="Default" office:value-type="float" office:value="262.83" calcext:value-type="float">
            <text:p>262,83</text:p>
          </table:table-cell>
          <table:table-cell table:formula="of:=[.O765]-[.Q765]" office:value-type="float" office:value="12.299" calcext:value-type="float">
            <text:p>12,3</text:p>
          </table:table-cell>
          <table:table-cell office:value-type="float" office:value="250.531" calcext:value-type="float">
            <text:p>250,5</text:p>
          </table:table-cell>
          <table:table-cell table:formula="of:=[.Q765]-[.S765]-[.U765]-[.V765]" office:value-type="float" office:value="1.90500000000002" calcext:value-type="float">
            <text:p>1,9</text:p>
          </table:table-cell>
          <table:table-cell office:value-type="float" office:value="119.104" calcext:value-type="float">
            <text:p>119,1</text:p>
          </table:table-cell>
          <table:table-cell office:value-type="float" office:value="0.812" calcext:value-type="float">
            <text:p>0,8</text:p>
          </table:table-cell>
          <table:table-cell office:value-type="float" office:value="41.259" calcext:value-type="float">
            <text:p>41,3</text:p>
          </table:table-cell>
          <table:table-cell office:value-type="float" office:value="88.263" calcext:value-type="float">
            <text:p>88,3</text:p>
          </table:table-cell>
          <table:table-cell table:number-columns-repeated="1002"/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32.8.174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29" calcext:value-type="float">
            <text:p>4,2</text:p>
          </table:table-cell>
          <table:table-cell office:value-type="float" office:value="23.457" calcext:value-type="float">
            <text:p>23,5</text:p>
          </table:table-cell>
          <table:table-cell office:value-type="float" office:value="73.397" calcext:value-type="float">
            <text:p>73,4</text:p>
          </table:table-cell>
          <table:table-cell office:value-type="float" office:value="73.486" calcext:value-type="float">
            <text:p>73,5</text:p>
          </table:table-cell>
          <table:table-cell office:value-type="float" office:value="413.197" calcext:value-type="float">
            <text:p>413,2</text:p>
          </table:table-cell>
          <table:table-cell office:value-type="float" office:value="421.716" calcext:value-type="float">
            <text:p>421,7</text:p>
          </table:table-cell>
          <table:table-cell table:formula="of:=[.K766]-[.J766]" office:value-type="float" office:value="8.51900000000001" calcext:value-type="float">
            <text:p>8,5</text:p>
          </table:table-cell>
          <table:table-cell/>
          <table:table-cell table:formula="of:=[.J766]-[.O766]-[.I766]" office:value-type="float" office:value="64.081" calcext:value-type="float">
            <text:p>64,1</text:p>
          </table:table-cell>
          <table:table-cell table:style-name="Default" office:value-type="float" office:value="275.63" calcext:value-type="float">
            <text:p>275,63</text:p>
          </table:table-cell>
          <table:table-cell table:formula="of:=[.O766]-[.Q766]" office:value-type="float" office:value="8.26299999999998" calcext:value-type="float">
            <text:p>8,3</text:p>
          </table:table-cell>
          <table:table-cell office:value-type="float" office:value="267.367" calcext:value-type="float">
            <text:p>267,4</text:p>
          </table:table-cell>
          <table:table-cell table:formula="of:=[.Q766]-[.S766]-[.U766]-[.V766]" office:value-type="float" office:value="1.44900000000003" calcext:value-type="float">
            <text:p>1,4</text:p>
          </table:table-cell>
          <table:table-cell office:value-type="float" office:value="131.522" calcext:value-type="float">
            <text:p>131,5</text:p>
          </table:table-cell>
          <table:table-cell office:value-type="float" office:value="0.769" calcext:value-type="float">
            <text:p>0,8</text:p>
          </table:table-cell>
          <table:table-cell office:value-type="float" office:value="42.066" calcext:value-type="float">
            <text:p>42,1</text:p>
          </table:table-cell>
          <table:table-cell office:value-type="float" office:value="92.33" calcext:value-type="float">
            <text:p>92,3</text:p>
          </table:table-cell>
          <table:table-cell table:number-columns-repeated="1002"/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32.8.174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26" calcext:value-type="float">
            <text:p>4,2</text:p>
          </table:table-cell>
          <table:table-cell office:value-type="float" office:value="24.215" calcext:value-type="float">
            <text:p>24,2</text:p>
          </table:table-cell>
          <table:table-cell office:value-type="float" office:value="76.694" calcext:value-type="float">
            <text:p>76,7</text:p>
          </table:table-cell>
          <table:table-cell office:value-type="float" office:value="76.798" calcext:value-type="float">
            <text:p>76,8</text:p>
          </table:table-cell>
          <table:table-cell office:value-type="float" office:value="394.241" calcext:value-type="float">
            <text:p>394,2</text:p>
          </table:table-cell>
          <table:table-cell office:value-type="float" office:value="404.134" calcext:value-type="float">
            <text:p>404,1</text:p>
          </table:table-cell>
          <table:table-cell table:formula="of:=[.K767]-[.J767]" office:value-type="float" office:value="9.89300000000003" calcext:value-type="float">
            <text:p>9,9</text:p>
          </table:table-cell>
          <table:table-cell/>
          <table:table-cell table:formula="of:=[.J767]-[.O767]-[.I767]" office:value-type="float" office:value="1.88299999999998" calcext:value-type="float">
            <text:p>1,9</text:p>
          </table:table-cell>
          <table:table-cell table:style-name="Default" office:value-type="float" office:value="315.56" calcext:value-type="float">
            <text:p>315,56</text:p>
          </table:table-cell>
          <table:table-cell table:formula="of:=[.O767]-[.Q767]" office:value-type="float" office:value="8.93400000000003" calcext:value-type="float">
            <text:p>8,9</text:p>
          </table:table-cell>
          <table:table-cell office:value-type="float" office:value="306.626" calcext:value-type="float">
            <text:p>306,6</text:p>
          </table:table-cell>
          <table:table-cell table:formula="of:=[.Q767]-[.S767]-[.U767]-[.V767]" office:value-type="float" office:value="1.40499999999999" calcext:value-type="float">
            <text:p>1,4</text:p>
          </table:table-cell>
          <table:table-cell office:value-type="float" office:value="156.048" calcext:value-type="float">
            <text:p>156,0</text:p>
          </table:table-cell>
          <table:table-cell office:value-type="float" office:value="0.792" calcext:value-type="float">
            <text:p>0,8</text:p>
          </table:table-cell>
          <table:table-cell office:value-type="float" office:value="37.707" calcext:value-type="float">
            <text:p>37,7</text:p>
          </table:table-cell>
          <table:table-cell office:value-type="float" office:value="111.466" calcext:value-type="float">
            <text:p>111,5</text:p>
          </table:table-cell>
          <table:table-cell table:number-columns-repeated="1002"/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32.8.174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22" calcext:value-type="float">
            <text:p>4,2</text:p>
          </table:table-cell>
          <table:table-cell office:value-type="float" office:value="23.636" calcext:value-type="float">
            <text:p>23,6</text:p>
          </table:table-cell>
          <table:table-cell office:value-type="float" office:value="73.583" calcext:value-type="float">
            <text:p>73,6</text:p>
          </table:table-cell>
          <table:table-cell office:value-type="float" office:value="73.694" calcext:value-type="float">
            <text:p>73,7</text:p>
          </table:table-cell>
          <table:table-cell office:value-type="float" office:value="461.386" calcext:value-type="float">
            <text:p>461,4</text:p>
          </table:table-cell>
          <table:table-cell office:value-type="float" office:value="471.357" calcext:value-type="float">
            <text:p>471,4</text:p>
          </table:table-cell>
          <table:table-cell table:formula="of:=[.K768]-[.J768]" office:value-type="float" office:value="9.971" calcext:value-type="float">
            <text:p>10,0</text:p>
          </table:table-cell>
          <table:table-cell/>
          <table:table-cell table:formula="of:=[.J768]-[.O768]-[.I768]" office:value-type="float" office:value="107.362" calcext:value-type="float">
            <text:p>107,4</text:p>
          </table:table-cell>
          <table:table-cell table:style-name="Default" office:value-type="float" office:value="280.33" calcext:value-type="float">
            <text:p>280,33</text:p>
          </table:table-cell>
          <table:table-cell table:formula="of:=[.O768]-[.Q768]" office:value-type="float" office:value="13.507" calcext:value-type="float">
            <text:p>13,5</text:p>
          </table:table-cell>
          <table:table-cell office:value-type="float" office:value="266.823" calcext:value-type="float">
            <text:p>266,8</text:p>
          </table:table-cell>
          <table:table-cell table:formula="of:=[.Q768]-[.S768]-[.U768]-[.V768]" office:value-type="float" office:value="1.31399999999998" calcext:value-type="float">
            <text:p>1,3</text:p>
          </table:table-cell>
          <table:table-cell office:value-type="float" office:value="139.413" calcext:value-type="float">
            <text:p>139,4</text:p>
          </table:table-cell>
          <table:table-cell office:value-type="float" office:value="0.719" calcext:value-type="float">
            <text:p>0,7</text:p>
          </table:table-cell>
          <table:table-cell office:value-type="float" office:value="39.32" calcext:value-type="float">
            <text:p>39,3</text:p>
          </table:table-cell>
          <table:table-cell office:value-type="float" office:value="86.776" calcext:value-type="float">
            <text:p>86,8</text:p>
          </table:table-cell>
          <table:table-cell table:number-columns-repeated="1002"/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32.8.174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38" calcext:value-type="float">
            <text:p>4,1</text:p>
          </table:table-cell>
          <table:table-cell office:value-type="float" office:value="23.696" calcext:value-type="float">
            <text:p>23,7</text:p>
          </table:table-cell>
          <table:table-cell office:value-type="float" office:value="75.222" calcext:value-type="float">
            <text:p>75,2</text:p>
          </table:table-cell>
          <table:table-cell office:value-type="float" office:value="75.326" calcext:value-type="float">
            <text:p>75,3</text:p>
          </table:table-cell>
          <table:table-cell office:value-type="float" office:value="434.572" calcext:value-type="float">
            <text:p>434,6</text:p>
          </table:table-cell>
          <table:table-cell office:value-type="float" office:value="443.763" calcext:value-type="float">
            <text:p>443,8</text:p>
          </table:table-cell>
          <table:table-cell table:formula="of:=[.K769]-[.J769]" office:value-type="float" office:value="9.19099999999997" calcext:value-type="float">
            <text:p>9,2</text:p>
          </table:table-cell>
          <table:table-cell/>
          <table:table-cell table:formula="of:=[.J769]-[.O769]-[.I769]" office:value-type="float" office:value="81.136" calcext:value-type="float">
            <text:p>81,1</text:p>
          </table:table-cell>
          <table:table-cell table:style-name="Default" office:value-type="float" office:value="278.11" calcext:value-type="float">
            <text:p>278,11</text:p>
          </table:table-cell>
          <table:table-cell table:formula="of:=[.O769]-[.Q769]" office:value-type="float" office:value="14.336" calcext:value-type="float">
            <text:p>14,3</text:p>
          </table:table-cell>
          <table:table-cell office:value-type="float" office:value="263.774" calcext:value-type="float">
            <text:p>263,8</text:p>
          </table:table-cell>
          <table:table-cell table:formula="of:=[.Q769]-[.S769]-[.U769]-[.V769]" office:value-type="float" office:value="20.521" calcext:value-type="float">
            <text:p>20,5</text:p>
          </table:table-cell>
          <table:table-cell office:value-type="float" office:value="117.001" calcext:value-type="float">
            <text:p>117,0</text:p>
          </table:table-cell>
          <table:table-cell office:value-type="float" office:value="0.784" calcext:value-type="float">
            <text:p>0,8</text:p>
          </table:table-cell>
          <table:table-cell office:value-type="float" office:value="40.326" calcext:value-type="float">
            <text:p>40,3</text:p>
          </table:table-cell>
          <table:table-cell office:value-type="float" office:value="85.926" calcext:value-type="float">
            <text:p>85,9</text:p>
          </table:table-cell>
          <table:table-cell table:number-columns-repeated="1002"/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32.8.174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12" calcext:value-type="float">
            <text:p>4,3</text:p>
          </table:table-cell>
          <table:table-cell office:value-type="float" office:value="23.964" calcext:value-type="float">
            <text:p>24,0</text:p>
          </table:table-cell>
          <table:table-cell office:value-type="float" office:value="90.369" calcext:value-type="float">
            <text:p>90,4</text:p>
          </table:table-cell>
          <table:table-cell office:value-type="float" office:value="90.592" calcext:value-type="float">
            <text:p>90,6</text:p>
          </table:table-cell>
          <table:table-cell office:value-type="float" office:value="447.238" calcext:value-type="float">
            <text:p>447,2</text:p>
          </table:table-cell>
          <table:table-cell office:value-type="float" office:value="456.93" calcext:value-type="float">
            <text:p>456,9</text:p>
          </table:table-cell>
          <table:table-cell table:formula="of:=[.K770]-[.J770]" office:value-type="float" office:value="9.69200000000001" calcext:value-type="float">
            <text:p>9,7</text:p>
          </table:table-cell>
          <table:table-cell/>
          <table:table-cell table:formula="of:=[.J770]-[.O770]-[.I770]" office:value-type="float" office:value="45.896" calcext:value-type="float">
            <text:p>45,9</text:p>
          </table:table-cell>
          <table:table-cell table:style-name="Default" office:value-type="float" office:value="310.75" calcext:value-type="float">
            <text:p>310,75</text:p>
          </table:table-cell>
          <table:table-cell table:formula="of:=[.O770]-[.Q770]" office:value-type="float" office:value="2.31200000000001" calcext:value-type="float">
            <text:p>2,3</text:p>
          </table:table-cell>
          <table:table-cell office:value-type="float" office:value="308.438" calcext:value-type="float">
            <text:p>308,4</text:p>
          </table:table-cell>
          <table:table-cell table:formula="of:=[.Q770]-[.S770]-[.U770]-[.V770]" office:value-type="float" office:value="1.392" calcext:value-type="float">
            <text:p>1,4</text:p>
          </table:table-cell>
          <table:table-cell office:value-type="float" office:value="129.138" calcext:value-type="float">
            <text:p>129,1</text:p>
          </table:table-cell>
          <table:table-cell office:value-type="float" office:value="0.78" calcext:value-type="float">
            <text:p>0,8</text:p>
          </table:table-cell>
          <table:table-cell office:value-type="float" office:value="38.898" calcext:value-type="float">
            <text:p>38,9</text:p>
          </table:table-cell>
          <table:table-cell office:value-type="float" office:value="139.01" calcext:value-type="float">
            <text:p>139,0</text:p>
          </table:table-cell>
          <table:table-cell table:number-columns-repeated="1002"/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32.8.174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4" calcext:value-type="float">
            <text:p>4,2</text:p>
          </table:table-cell>
          <table:table-cell office:value-type="float" office:value="23.659" calcext:value-type="float">
            <text:p>23,7</text:p>
          </table:table-cell>
          <table:table-cell office:value-type="float" office:value="73.412" calcext:value-type="float">
            <text:p>73,4</text:p>
          </table:table-cell>
          <table:table-cell office:value-type="float" office:value="73.522" calcext:value-type="float">
            <text:p>73,5</text:p>
          </table:table-cell>
          <table:table-cell office:value-type="float" office:value="413.581" calcext:value-type="float">
            <text:p>413,6</text:p>
          </table:table-cell>
          <table:table-cell office:value-type="float" office:value="423.553" calcext:value-type="float">
            <text:p>423,6</text:p>
          </table:table-cell>
          <table:table-cell table:formula="of:=[.K771]-[.J771]" office:value-type="float" office:value="9.97199999999998" calcext:value-type="float">
            <text:p>10,0</text:p>
          </table:table-cell>
          <table:table-cell/>
          <table:table-cell table:formula="of:=[.J771]-[.O771]-[.I771]" office:value-type="float" office:value="-67.741" calcext:value-type="float">
            <text:p>-67,7</text:p>
          </table:table-cell>
          <table:table-cell table:style-name="Default" office:value-type="float" office:value="407.8" calcext:value-type="float">
            <text:p>407,8</text:p>
          </table:table-cell>
          <table:table-cell table:formula="of:=[.O771]-[.Q771]" office:value-type="float" office:value="17.65" calcext:value-type="float">
            <text:p>17,7</text:p>
          </table:table-cell>
          <table:table-cell office:value-type="float" office:value="390.15" calcext:value-type="float">
            <text:p>390,2</text:p>
          </table:table-cell>
          <table:table-cell table:formula="of:=[.Q771]-[.S771]-[.U771]-[.V771]" office:value-type="float" office:value="20.54" calcext:value-type="float">
            <text:p>20,5</text:p>
          </table:table-cell>
          <table:table-cell office:value-type="float" office:value="123.542" calcext:value-type="float">
            <text:p>123,5</text:p>
          </table:table-cell>
          <table:table-cell office:value-type="float" office:value="0.759" calcext:value-type="float">
            <text:p>0,8</text:p>
          </table:table-cell>
          <table:table-cell office:value-type="float" office:value="42.701" calcext:value-type="float">
            <text:p>42,7</text:p>
          </table:table-cell>
          <table:table-cell office:value-type="float" office:value="203.367" calcext:value-type="float">
            <text:p>203,4</text:p>
          </table:table-cell>
          <table:table-cell table:number-columns-repeated="1002"/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32.8.174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26" calcext:value-type="float">
            <text:p>4,2</text:p>
          </table:table-cell>
          <table:table-cell office:value-type="float" office:value="23.466" calcext:value-type="float">
            <text:p>23,5</text:p>
          </table:table-cell>
          <table:table-cell office:value-type="float" office:value="75.722" calcext:value-type="float">
            <text:p>75,7</text:p>
          </table:table-cell>
          <table:table-cell office:value-type="float" office:value="75.831" calcext:value-type="float">
            <text:p>75,8</text:p>
          </table:table-cell>
          <table:table-cell office:value-type="float" office:value="380.237" calcext:value-type="float">
            <text:p>380,2</text:p>
          </table:table-cell>
          <table:table-cell office:value-type="float" office:value="389.079" calcext:value-type="float">
            <text:p>389,1</text:p>
          </table:table-cell>
          <table:table-cell table:formula="of:=[.K772]-[.J772]" office:value-type="float" office:value="8.84199999999998" calcext:value-type="float">
            <text:p>8,8</text:p>
          </table:table-cell>
          <table:table-cell/>
          <table:table-cell table:formula="of:=[.J772]-[.O772]-[.I772]" office:value-type="float" office:value="31.866" calcext:value-type="float">
            <text:p>31,9</text:p>
          </table:table-cell>
          <table:table-cell table:style-name="Default" office:value-type="float" office:value="272.54" calcext:value-type="float">
            <text:p>272,54</text:p>
          </table:table-cell>
          <table:table-cell table:formula="of:=[.O772]-[.Q772]" office:value-type="float" office:value="4.09200000000004" calcext:value-type="float">
            <text:p>4,1</text:p>
          </table:table-cell>
          <table:table-cell office:value-type="float" office:value="268.448" calcext:value-type="float">
            <text:p>268,4</text:p>
          </table:table-cell>
          <table:table-cell table:formula="of:=[.Q772]-[.S772]-[.U772]-[.V772]" office:value-type="float" office:value="14.878" calcext:value-type="float">
            <text:p>14,9</text:p>
          </table:table-cell>
          <table:table-cell office:value-type="float" office:value="116.684" calcext:value-type="float">
            <text:p>116,7</text:p>
          </table:table-cell>
          <table:table-cell office:value-type="float" office:value="0.793" calcext:value-type="float">
            <text:p>0,8</text:p>
          </table:table-cell>
          <table:table-cell office:value-type="float" office:value="40.325" calcext:value-type="float">
            <text:p>40,3</text:p>
          </table:table-cell>
          <table:table-cell office:value-type="float" office:value="96.561" calcext:value-type="float">
            <text:p>96,6</text:p>
          </table:table-cell>
          <table:table-cell table:number-columns-repeated="1002"/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32.8.174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38" calcext:value-type="float">
            <text:p>4,1</text:p>
          </table:table-cell>
          <table:table-cell office:value-type="float" office:value="23.441" calcext:value-type="float">
            <text:p>23,4</text:p>
          </table:table-cell>
          <table:table-cell office:value-type="float" office:value="75.312" calcext:value-type="float">
            <text:p>75,3</text:p>
          </table:table-cell>
          <table:table-cell office:value-type="float" office:value="75.535" calcext:value-type="float">
            <text:p>75,5</text:p>
          </table:table-cell>
          <table:table-cell office:value-type="float" office:value="604.298" calcext:value-type="float">
            <text:p>604,3</text:p>
          </table:table-cell>
          <table:table-cell office:value-type="float" office:value="615.395" calcext:value-type="float">
            <text:p>615,4</text:p>
          </table:table-cell>
          <table:table-cell table:formula="of:=[.K773]-[.J773]" office:value-type="float" office:value="11.097" calcext:value-type="float">
            <text:p>11,1</text:p>
          </table:table-cell>
          <table:table-cell/>
          <table:table-cell table:formula="of:=[.J773]-[.O773]-[.I773]" office:value-type="float" office:value="230.993" calcext:value-type="float">
            <text:p>231,0</text:p>
          </table:table-cell>
          <table:table-cell table:style-name="Default" office:value-type="float" office:value="297.77" calcext:value-type="float">
            <text:p>297,77</text:p>
          </table:table-cell>
          <table:table-cell table:formula="of:=[.O773]-[.Q773]" office:value-type="float" office:value="4.03299999999996" calcext:value-type="float">
            <text:p>4,0</text:p>
          </table:table-cell>
          <table:table-cell office:value-type="float" office:value="293.737" calcext:value-type="float">
            <text:p>293,7</text:p>
          </table:table-cell>
          <table:table-cell table:formula="of:=[.Q773]-[.S773]-[.U773]-[.V773]" office:value-type="float" office:value="17.403" calcext:value-type="float">
            <text:p>17,4</text:p>
          </table:table-cell>
          <table:table-cell office:value-type="float" office:value="119.541" calcext:value-type="float">
            <text:p>119,5</text:p>
          </table:table-cell>
          <table:table-cell office:value-type="float" office:value="0.797" calcext:value-type="float">
            <text:p>0,8</text:p>
          </table:table-cell>
          <table:table-cell office:value-type="float" office:value="40.343" calcext:value-type="float">
            <text:p>40,3</text:p>
          </table:table-cell>
          <table:table-cell office:value-type="float" office:value="116.45" calcext:value-type="float">
            <text:p>116,5</text:p>
          </table:table-cell>
          <table:table-cell table:number-columns-repeated="1002"/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32.8.174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92" calcext:value-type="float">
            <text:p>4,3</text:p>
          </table:table-cell>
          <table:table-cell office:value-type="float" office:value="24.106" calcext:value-type="float">
            <text:p>24,1</text:p>
          </table:table-cell>
          <table:table-cell office:value-type="float" office:value="92.145" calcext:value-type="float">
            <text:p>92,1</text:p>
          </table:table-cell>
          <table:table-cell office:value-type="float" office:value="92.318" calcext:value-type="float">
            <text:p>92,3</text:p>
          </table:table-cell>
          <table:table-cell office:value-type="float" office:value="425.753" calcext:value-type="float">
            <text:p>425,8</text:p>
          </table:table-cell>
          <table:table-cell office:value-type="float" office:value="435.469" calcext:value-type="float">
            <text:p>435,5</text:p>
          </table:table-cell>
          <table:table-cell table:formula="of:=[.K774]-[.J774]" office:value-type="float" office:value="9.71600000000001" calcext:value-type="float">
            <text:p>9,7</text:p>
          </table:table-cell>
          <table:table-cell/>
          <table:table-cell table:formula="of:=[.J774]-[.O774]-[.I774]" office:value-type="float" office:value="28.425" calcext:value-type="float">
            <text:p>28,4</text:p>
          </table:table-cell>
          <table:table-cell table:style-name="Default" office:value-type="float" office:value="305.01" calcext:value-type="float">
            <text:p>305,01</text:p>
          </table:table-cell>
          <table:table-cell table:formula="of:=[.O774]-[.Q774]" office:value-type="float" office:value="11.071" calcext:value-type="float">
            <text:p>11,1</text:p>
          </table:table-cell>
          <table:table-cell office:value-type="float" office:value="293.939" calcext:value-type="float">
            <text:p>293,9</text:p>
          </table:table-cell>
          <table:table-cell table:formula="of:=[.Q774]-[.S774]-[.U774]-[.V774]" office:value-type="float" office:value="1.44900000000001" calcext:value-type="float">
            <text:p>1,4</text:p>
          </table:table-cell>
          <table:table-cell office:value-type="float" office:value="108.579" calcext:value-type="float">
            <text:p>108,6</text:p>
          </table:table-cell>
          <table:table-cell office:value-type="float" office:value="0.789" calcext:value-type="float">
            <text:p>0,8</text:p>
          </table:table-cell>
          <table:table-cell office:value-type="float" office:value="54.437" calcext:value-type="float">
            <text:p>54,4</text:p>
          </table:table-cell>
          <table:table-cell office:value-type="float" office:value="129.474" calcext:value-type="float">
            <text:p>129,5</text:p>
          </table:table-cell>
          <table:table-cell table:number-columns-repeated="1002"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32.8.174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53" calcext:value-type="float">
            <text:p>4,3</text:p>
          </table:table-cell>
          <table:table-cell office:value-type="float" office:value="23.766" calcext:value-type="float">
            <text:p>23,8</text:p>
          </table:table-cell>
          <table:table-cell office:value-type="float" office:value="75.323" calcext:value-type="float">
            <text:p>75,3</text:p>
          </table:table-cell>
          <table:table-cell office:value-type="float" office:value="75.462" calcext:value-type="float">
            <text:p>75,5</text:p>
          </table:table-cell>
          <table:table-cell office:value-type="float" office:value="441.346" calcext:value-type="float">
            <text:p>441,3</text:p>
          </table:table-cell>
          <table:table-cell office:value-type="float" office:value="452.262" calcext:value-type="float">
            <text:p>452,3</text:p>
          </table:table-cell>
          <table:table-cell table:formula="of:=[.K775]-[.J775]" office:value-type="float" office:value="10.916" calcext:value-type="float">
            <text:p>10,9</text:p>
          </table:table-cell>
          <table:table-cell/>
          <table:table-cell table:formula="of:=[.J775]-[.O775]-[.I775]" office:value-type="float" office:value="49.914" calcext:value-type="float">
            <text:p>49,9</text:p>
          </table:table-cell>
          <table:table-cell table:style-name="Default" office:value-type="float" office:value="315.97" calcext:value-type="float">
            <text:p>315,97</text:p>
          </table:table-cell>
          <table:table-cell table:formula="of:=[.O775]-[.Q775]" office:value-type="float" office:value="13.8920000000001" calcext:value-type="float">
            <text:p>13,9</text:p>
          </table:table-cell>
          <table:table-cell office:value-type="float" office:value="302.078" calcext:value-type="float">
            <text:p>302,1</text:p>
          </table:table-cell>
          <table:table-cell table:formula="of:=[.Q775]-[.S775]-[.U775]-[.V775]" office:value-type="float" office:value="1.38999999999997" calcext:value-type="float">
            <text:p>1,4</text:p>
          </table:table-cell>
          <table:table-cell office:value-type="float" office:value="157.127" calcext:value-type="float">
            <text:p>157,1</text:p>
          </table:table-cell>
          <table:table-cell office:value-type="float" office:value="0.776" calcext:value-type="float">
            <text:p>0,8</text:p>
          </table:table-cell>
          <table:table-cell office:value-type="float" office:value="36.778" calcext:value-type="float">
            <text:p>36,8</text:p>
          </table:table-cell>
          <table:table-cell office:value-type="float" office:value="106.783" calcext:value-type="float">
            <text:p>106,8</text:p>
          </table:table-cell>
          <table:table-cell table:number-columns-repeated="1002"/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32.8.174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47" calcext:value-type="float">
            <text:p>4,2</text:p>
          </table:table-cell>
          <table:table-cell office:value-type="float" office:value="23.705" calcext:value-type="float">
            <text:p>23,7</text:p>
          </table:table-cell>
          <table:table-cell office:value-type="float" office:value="72.96" calcext:value-type="float">
            <text:p>73,0</text:p>
          </table:table-cell>
          <table:table-cell office:value-type="float" office:value="73.127" calcext:value-type="float">
            <text:p>73,1</text:p>
          </table:table-cell>
          <table:table-cell office:value-type="float" office:value="429.661" calcext:value-type="float">
            <text:p>429,7</text:p>
          </table:table-cell>
          <table:table-cell office:value-type="float" office:value="439.224" calcext:value-type="float">
            <text:p>439,2</text:p>
          </table:table-cell>
          <table:table-cell table:formula="of:=[.K776]-[.J776]" office:value-type="float" office:value="9.56299999999999" calcext:value-type="float">
            <text:p>9,6</text:p>
          </table:table-cell>
          <table:table-cell/>
          <table:table-cell table:formula="of:=[.J776]-[.O776]-[.I776]" office:value-type="float" office:value="25.294" calcext:value-type="float">
            <text:p>25,3</text:p>
          </table:table-cell>
          <table:table-cell table:style-name="Default" office:value-type="float" office:value="331.24" calcext:value-type="float">
            <text:p>331,24</text:p>
          </table:table-cell>
          <table:table-cell table:formula="of:=[.O776]-[.Q776]" office:value-type="float" office:value="11.743" calcext:value-type="float">
            <text:p>11,7</text:p>
          </table:table-cell>
          <table:table-cell office:value-type="float" office:value="319.497" calcext:value-type="float">
            <text:p>319,5</text:p>
          </table:table-cell>
          <table:table-cell table:formula="of:=[.Q776]-[.S776]-[.U776]-[.V776]" office:value-type="float" office:value="11.422" calcext:value-type="float">
            <text:p>11,4</text:p>
          </table:table-cell>
          <table:table-cell office:value-type="float" office:value="136.29" calcext:value-type="float">
            <text:p>136,3</text:p>
          </table:table-cell>
          <table:table-cell office:value-type="float" office:value="10.806" calcext:value-type="float">
            <text:p>10,8</text:p>
          </table:table-cell>
          <table:table-cell office:value-type="float" office:value="43.018" calcext:value-type="float">
            <text:p>43,0</text:p>
          </table:table-cell>
          <table:table-cell office:value-type="float" office:value="128.767" calcext:value-type="float">
            <text:p>128,8</text:p>
          </table:table-cell>
          <table:table-cell table:number-columns-repeated="1002"/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32.8.174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16" calcext:value-type="float">
            <text:p>4,1</text:p>
          </table:table-cell>
          <table:table-cell office:value-type="float" office:value="23.505" calcext:value-type="float">
            <text:p>23,5</text:p>
          </table:table-cell>
          <table:table-cell office:value-type="float" office:value="73.001" calcext:value-type="float">
            <text:p>73,0</text:p>
          </table:table-cell>
          <table:table-cell office:value-type="float" office:value="73.127" calcext:value-type="float">
            <text:p>73,1</text:p>
          </table:table-cell>
          <table:table-cell office:value-type="float" office:value="459.771" calcext:value-type="float">
            <text:p>459,8</text:p>
          </table:table-cell>
          <table:table-cell office:value-type="float" office:value="469.958" calcext:value-type="float">
            <text:p>470,0</text:p>
          </table:table-cell>
          <table:table-cell table:formula="of:=[.K777]-[.J777]" office:value-type="float" office:value="10.187" calcext:value-type="float">
            <text:p>10,2</text:p>
          </table:table-cell>
          <table:table-cell/>
          <table:table-cell table:formula="of:=[.J777]-[.O777]-[.I777]" office:value-type="float" office:value="112.804" calcext:value-type="float">
            <text:p>112,8</text:p>
          </table:table-cell>
          <table:table-cell table:style-name="Default" office:value-type="float" office:value="273.84" calcext:value-type="float">
            <text:p>273,84</text:p>
          </table:table-cell>
          <table:table-cell table:formula="of:=[.O777]-[.Q777]" office:value-type="float" office:value="17.053" calcext:value-type="float">
            <text:p>17,1</text:p>
          </table:table-cell>
          <table:table-cell office:value-type="float" office:value="256.787" calcext:value-type="float">
            <text:p>256,8</text:p>
          </table:table-cell>
          <table:table-cell table:formula="of:=[.Q777]-[.S777]-[.U777]-[.V777]" office:value-type="float" office:value="5.07499999999995" calcext:value-type="float">
            <text:p>5,1</text:p>
          </table:table-cell>
          <table:table-cell office:value-type="float" office:value="127.593" calcext:value-type="float">
            <text:p>127,6</text:p>
          </table:table-cell>
          <table:table-cell office:value-type="float" office:value="0.796" calcext:value-type="float">
            <text:p>0,8</text:p>
          </table:table-cell>
          <table:table-cell office:value-type="float" office:value="40.442" calcext:value-type="float">
            <text:p>40,4</text:p>
          </table:table-cell>
          <table:table-cell office:value-type="float" office:value="83.677" calcext:value-type="float">
            <text:p>83,7</text:p>
          </table:table-cell>
          <table:table-cell table:number-columns-repeated="1002"/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32.8.174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37" calcext:value-type="float">
            <text:p>4,2</text:p>
          </table:table-cell>
          <table:table-cell office:value-type="float" office:value="24.015" calcext:value-type="float">
            <text:p>24,0</text:p>
          </table:table-cell>
          <table:table-cell office:value-type="float" office:value="76.356" calcext:value-type="float">
            <text:p>76,4</text:p>
          </table:table-cell>
          <table:table-cell office:value-type="float" office:value="76.524" calcext:value-type="float">
            <text:p>76,5</text:p>
          </table:table-cell>
          <table:table-cell office:value-type="float" office:value="446.353" calcext:value-type="float">
            <text:p>446,4</text:p>
          </table:table-cell>
          <table:table-cell office:value-type="float" office:value="456.519" calcext:value-type="float">
            <text:p>456,5</text:p>
          </table:table-cell>
          <table:table-cell table:formula="of:=[.K778]-[.J778]" office:value-type="float" office:value="10.166" calcext:value-type="float">
            <text:p>10,2</text:p>
          </table:table-cell>
          <table:table-cell/>
          <table:table-cell table:formula="of:=[.J778]-[.O778]-[.I778]" office:value-type="float" office:value="52.219" calcext:value-type="float">
            <text:p>52,2</text:p>
          </table:table-cell>
          <table:table-cell table:style-name="Default" office:value-type="float" office:value="317.61" calcext:value-type="float">
            <text:p>317,61</text:p>
          </table:table-cell>
          <table:table-cell table:formula="of:=[.O778]-[.Q778]" office:value-type="float" office:value="2.81800000000004" calcext:value-type="float">
            <text:p>2,8</text:p>
          </table:table-cell>
          <table:table-cell office:value-type="float" office:value="314.792" calcext:value-type="float">
            <text:p>314,8</text:p>
          </table:table-cell>
          <table:table-cell table:formula="of:=[.Q778]-[.S778]-[.U778]-[.V778]" office:value-type="float" office:value="1.46999999999997" calcext:value-type="float">
            <text:p>1,5</text:p>
          </table:table-cell>
          <table:table-cell office:value-type="float" office:value="135.577" calcext:value-type="float">
            <text:p>135,6</text:p>
          </table:table-cell>
          <table:table-cell office:value-type="float" office:value="0.789" calcext:value-type="float">
            <text:p>0,8</text:p>
          </table:table-cell>
          <table:table-cell office:value-type="float" office:value="40.182" calcext:value-type="float">
            <text:p>40,2</text:p>
          </table:table-cell>
          <table:table-cell office:value-type="float" office:value="137.563" calcext:value-type="float">
            <text:p>137,6</text:p>
          </table:table-cell>
          <table:table-cell table:number-columns-repeated="1002"/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32.8.174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27" calcext:value-type="float">
            <text:p>4,2</text:p>
          </table:table-cell>
          <table:table-cell office:value-type="float" office:value="23.434" calcext:value-type="float">
            <text:p>23,4</text:p>
          </table:table-cell>
          <table:table-cell office:value-type="float" office:value="73.409" calcext:value-type="float">
            <text:p>73,4</text:p>
          </table:table-cell>
          <table:table-cell office:value-type="float" office:value="73.542" calcext:value-type="float">
            <text:p>73,5</text:p>
          </table:table-cell>
          <table:table-cell office:value-type="float" office:value="422.945" calcext:value-type="float">
            <text:p>422,9</text:p>
          </table:table-cell>
          <table:table-cell office:value-type="float" office:value="432.225" calcext:value-type="float">
            <text:p>432,2</text:p>
          </table:table-cell>
          <table:table-cell table:formula="of:=[.K779]-[.J779]" office:value-type="float" office:value="9.28000000000003" calcext:value-type="float">
            <text:p>9,3</text:p>
          </table:table-cell>
          <table:table-cell/>
          <table:table-cell table:formula="of:=[.J779]-[.O779]-[.I779]" office:value-type="float" office:value="105.253" calcext:value-type="float">
            <text:p>105,3</text:p>
          </table:table-cell>
          <table:table-cell table:style-name="Default" office:value-type="float" office:value="244.15" calcext:value-type="float">
            <text:p>244,15</text:p>
          </table:table-cell>
          <table:table-cell table:formula="of:=[.O779]-[.Q779]" office:value-type="float" office:value="16.411" calcext:value-type="float">
            <text:p>16,4</text:p>
          </table:table-cell>
          <table:table-cell office:value-type="float" office:value="227.739" calcext:value-type="float">
            <text:p>227,7</text:p>
          </table:table-cell>
          <table:table-cell table:formula="of:=[.Q779]-[.S779]-[.U779]-[.V779]" office:value-type="float" office:value="1.45200000000001" calcext:value-type="float">
            <text:p>1,5</text:p>
          </table:table-cell>
          <table:table-cell office:value-type="float" office:value="107.315" calcext:value-type="float">
            <text:p>107,3</text:p>
          </table:table-cell>
          <table:table-cell office:value-type="float" office:value="0.773" calcext:value-type="float">
            <text:p>0,8</text:p>
          </table:table-cell>
          <table:table-cell office:value-type="float" office:value="55.304" calcext:value-type="float">
            <text:p>55,3</text:p>
          </table:table-cell>
          <table:table-cell office:value-type="float" office:value="63.668" calcext:value-type="float">
            <text:p>63,7</text:p>
          </table:table-cell>
          <table:table-cell table:number-columns-repeated="1002"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32.8.174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42" calcext:value-type="float">
            <text:p>4,2</text:p>
          </table:table-cell>
          <table:table-cell office:value-type="float" office:value="23.634" calcext:value-type="float">
            <text:p>23,6</text:p>
          </table:table-cell>
          <table:table-cell office:value-type="float" office:value="77.092" calcext:value-type="float">
            <text:p>77,1</text:p>
          </table:table-cell>
          <table:table-cell office:value-type="float" office:value="77.267" calcext:value-type="float">
            <text:p>77,3</text:p>
          </table:table-cell>
          <table:table-cell office:value-type="float" office:value="527.958" calcext:value-type="float">
            <text:p>528,0</text:p>
          </table:table-cell>
          <table:table-cell office:value-type="float" office:value="537.756" calcext:value-type="float">
            <text:p>537,8</text:p>
          </table:table-cell>
          <table:table-cell table:formula="of:=[.K780]-[.J780]" office:value-type="float" office:value="9.798" calcext:value-type="float">
            <text:p>9,8</text:p>
          </table:table-cell>
          <table:table-cell/>
          <table:table-cell table:formula="of:=[.J780]-[.O780]-[.I780]" office:value-type="float" office:value="140.781" calcext:value-type="float">
            <text:p>140,8</text:p>
          </table:table-cell>
          <table:table-cell table:style-name="Default" office:value-type="float" office:value="309.91" calcext:value-type="float">
            <text:p>309,91</text:p>
          </table:table-cell>
          <table:table-cell table:formula="of:=[.O780]-[.Q780]" office:value-type="float" office:value="5.24400000000003" calcext:value-type="float">
            <text:p>5,2</text:p>
          </table:table-cell>
          <table:table-cell office:value-type="float" office:value="304.666" calcext:value-type="float">
            <text:p>304,7</text:p>
          </table:table-cell>
          <table:table-cell table:formula="of:=[.Q780]-[.S780]-[.U780]-[.V780]" office:value-type="float" office:value="1.49799999999999" calcext:value-type="float">
            <text:p>1,5</text:p>
          </table:table-cell>
          <table:table-cell office:value-type="float" office:value="129.144" calcext:value-type="float">
            <text:p>129,1</text:p>
          </table:table-cell>
          <table:table-cell office:value-type="float" office:value="0.795" calcext:value-type="float">
            <text:p>0,8</text:p>
          </table:table-cell>
          <table:table-cell office:value-type="float" office:value="38.763" calcext:value-type="float">
            <text:p>38,8</text:p>
          </table:table-cell>
          <table:table-cell office:value-type="float" office:value="135.261" calcext:value-type="float">
            <text:p>135,3</text:p>
          </table:table-cell>
          <table:table-cell table:number-columns-repeated="1002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32.8.174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21" calcext:value-type="float">
            <text:p>4,3</text:p>
          </table:table-cell>
          <table:table-cell office:value-type="float" office:value="24.2" calcext:value-type="float">
            <text:p>24,2</text:p>
          </table:table-cell>
          <table:table-cell office:value-type="float" office:value="71.923" calcext:value-type="float">
            <text:p>71,9</text:p>
          </table:table-cell>
          <table:table-cell office:value-type="float" office:value="72.047" calcext:value-type="float">
            <text:p>72,0</text:p>
          </table:table-cell>
          <table:table-cell office:value-type="float" office:value="424.576" calcext:value-type="float">
            <text:p>424,6</text:p>
          </table:table-cell>
          <table:table-cell office:value-type="float" office:value="436.627" calcext:value-type="float">
            <text:p>436,6</text:p>
          </table:table-cell>
          <table:table-cell table:formula="of:=[.K781]-[.J781]" office:value-type="float" office:value="12.051" calcext:value-type="float">
            <text:p>12,1</text:p>
          </table:table-cell>
          <table:table-cell/>
          <table:table-cell table:formula="of:=[.J781]-[.O781]-[.I781]" office:value-type="float" office:value="80.589" calcext:value-type="float">
            <text:p>80,6</text:p>
          </table:table-cell>
          <table:table-cell table:style-name="Default" office:value-type="float" office:value="271.94" calcext:value-type="float">
            <text:p>271,94</text:p>
          </table:table-cell>
          <table:table-cell table:formula="of:=[.O781]-[.Q781]" office:value-type="float" office:value="16.052" calcext:value-type="float">
            <text:p>16,1</text:p>
          </table:table-cell>
          <table:table-cell office:value-type="float" office:value="255.888" calcext:value-type="float">
            <text:p>255,9</text:p>
          </table:table-cell>
          <table:table-cell table:formula="of:=[.Q781]-[.S781]-[.U781]-[.V781]" office:value-type="float" office:value="1.43800000000002" calcext:value-type="float">
            <text:p>1,4</text:p>
          </table:table-cell>
          <table:table-cell office:value-type="float" office:value="117.134" calcext:value-type="float">
            <text:p>117,1</text:p>
          </table:table-cell>
          <table:table-cell office:value-type="float" office:value="0.785" calcext:value-type="float">
            <text:p>0,8</text:p>
          </table:table-cell>
          <table:table-cell office:value-type="float" office:value="53.179" calcext:value-type="float">
            <text:p>53,2</text:p>
          </table:table-cell>
          <table:table-cell office:value-type="float" office:value="84.137" calcext:value-type="float">
            <text:p>84,1</text:p>
          </table:table-cell>
          <table:table-cell table:number-columns-repeated="1002"/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32.8.174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21" calcext:value-type="float">
            <text:p>4,2</text:p>
          </table:table-cell>
          <table:table-cell office:value-type="float" office:value="23.813" calcext:value-type="float">
            <text:p>23,8</text:p>
          </table:table-cell>
          <table:table-cell office:value-type="float" office:value="73.296" calcext:value-type="float">
            <text:p>73,3</text:p>
          </table:table-cell>
          <table:table-cell office:value-type="float" office:value="73.466" calcext:value-type="float">
            <text:p>73,5</text:p>
          </table:table-cell>
          <table:table-cell office:value-type="float" office:value="418.564" calcext:value-type="float">
            <text:p>418,6</text:p>
          </table:table-cell>
          <table:table-cell office:value-type="float" office:value="428.856" calcext:value-type="float">
            <text:p>428,9</text:p>
          </table:table-cell>
          <table:table-cell table:formula="of:=[.K782]-[.J782]" office:value-type="float" office:value="10.292" calcext:value-type="float">
            <text:p>10,3</text:p>
          </table:table-cell>
          <table:table-cell/>
          <table:table-cell table:formula="of:=[.J782]-[.O782]-[.I782]" office:value-type="float" office:value="-21.352" calcext:value-type="float">
            <text:p>-21,4</text:p>
          </table:table-cell>
          <table:table-cell table:style-name="Default" office:value-type="float" office:value="366.45" calcext:value-type="float">
            <text:p>366,45</text:p>
          </table:table-cell>
          <table:table-cell table:formula="of:=[.O782]-[.Q782]" office:value-type="float" office:value="7.72399999999999" calcext:value-type="float">
            <text:p>7,7</text:p>
          </table:table-cell>
          <table:table-cell office:value-type="float" office:value="358.726" calcext:value-type="float">
            <text:p>358,7</text:p>
          </table:table-cell>
          <table:table-cell table:formula="of:=[.Q782]-[.S782]-[.U782]-[.V782]" office:value-type="float" office:value="1.458" calcext:value-type="float">
            <text:p>1,5</text:p>
          </table:table-cell>
          <table:table-cell office:value-type="float" office:value="108.425" calcext:value-type="float">
            <text:p>108,4</text:p>
          </table:table-cell>
          <table:table-cell office:value-type="float" office:value="0.776" calcext:value-type="float">
            <text:p>0,8</text:p>
          </table:table-cell>
          <table:table-cell office:value-type="float" office:value="56.172" calcext:value-type="float">
            <text:p>56,2</text:p>
          </table:table-cell>
          <table:table-cell office:value-type="float" office:value="192.671" calcext:value-type="float">
            <text:p>192,7</text:p>
          </table:table-cell>
          <table:table-cell table:number-columns-repeated="1002"/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32.8.174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42" calcext:value-type="float">
            <text:p>4,2</text:p>
          </table:table-cell>
          <table:table-cell office:value-type="float" office:value="23.989" calcext:value-type="float">
            <text:p>24,0</text:p>
          </table:table-cell>
          <table:table-cell office:value-type="float" office:value="73.515" calcext:value-type="float">
            <text:p>73,5</text:p>
          </table:table-cell>
          <table:table-cell office:value-type="float" office:value="73.642" calcext:value-type="float">
            <text:p>73,6</text:p>
          </table:table-cell>
          <table:table-cell office:value-type="float" office:value="436.014" calcext:value-type="float">
            <text:p>436,0</text:p>
          </table:table-cell>
          <table:table-cell office:value-type="float" office:value="446.18" calcext:value-type="float">
            <text:p>446,2</text:p>
          </table:table-cell>
          <table:table-cell table:formula="of:=[.K783]-[.J783]" office:value-type="float" office:value="10.166" calcext:value-type="float">
            <text:p>10,2</text:p>
          </table:table-cell>
          <table:table-cell/>
          <table:table-cell table:formula="of:=[.J783]-[.O783]-[.I783]" office:value-type="float" office:value="87.182" calcext:value-type="float">
            <text:p>87,2</text:p>
          </table:table-cell>
          <table:table-cell table:style-name="Default" office:value-type="float" office:value="275.19" calcext:value-type="float">
            <text:p>275,19</text:p>
          </table:table-cell>
          <table:table-cell table:formula="of:=[.O783]-[.Q783]" office:value-type="float" office:value="10.75" calcext:value-type="float">
            <text:p>10,8</text:p>
          </table:table-cell>
          <table:table-cell office:value-type="float" office:value="264.44" calcext:value-type="float">
            <text:p>264,4</text:p>
          </table:table-cell>
          <table:table-cell table:formula="of:=[.Q783]-[.S783]-[.U783]-[.V783]" office:value-type="float" office:value="1.43199999999999" calcext:value-type="float">
            <text:p>1,4</text:p>
          </table:table-cell>
          <table:table-cell office:value-type="float" office:value="116.619" calcext:value-type="float">
            <text:p>116,6</text:p>
          </table:table-cell>
          <table:table-cell office:value-type="float" office:value="0.78" calcext:value-type="float">
            <text:p>0,8</text:p>
          </table:table-cell>
          <table:table-cell office:value-type="float" office:value="55.853" calcext:value-type="float">
            <text:p>55,9</text:p>
          </table:table-cell>
          <table:table-cell office:value-type="float" office:value="90.536" calcext:value-type="float">
            <text:p>90,5</text:p>
          </table:table-cell>
          <table:table-cell table:number-columns-repeated="1002"/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32.8.174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21" calcext:value-type="float">
            <text:p>4,2</text:p>
          </table:table-cell>
          <table:table-cell office:value-type="float" office:value="23.69" calcext:value-type="float">
            <text:p>23,7</text:p>
          </table:table-cell>
          <table:table-cell office:value-type="float" office:value="80.323" calcext:value-type="float">
            <text:p>80,3</text:p>
          </table:table-cell>
          <table:table-cell office:value-type="float" office:value="80.528" calcext:value-type="float">
            <text:p>80,5</text:p>
          </table:table-cell>
          <table:table-cell office:value-type="float" office:value="395.865" calcext:value-type="float">
            <text:p>395,9</text:p>
          </table:table-cell>
          <table:table-cell office:value-type="float" office:value="405.533" calcext:value-type="float">
            <text:p>405,5</text:p>
          </table:table-cell>
          <table:table-cell table:formula="of:=[.K784]-[.J784]" office:value-type="float" office:value="9.66800000000001" calcext:value-type="float">
            <text:p>9,7</text:p>
          </table:table-cell>
          <table:table-cell/>
          <table:table-cell table:formula="of:=[.J784]-[.O784]-[.I784]" office:value-type="float" office:value="-2.413" calcext:value-type="float">
            <text:p>-2,4</text:p>
          </table:table-cell>
          <table:table-cell table:style-name="Default" office:value-type="float" office:value="317.75" calcext:value-type="float">
            <text:p>317,75</text:p>
          </table:table-cell>
          <table:table-cell table:formula="of:=[.O784]-[.Q784]" office:value-type="float" office:value="10.64" calcext:value-type="float">
            <text:p>10,6</text:p>
          </table:table-cell>
          <table:table-cell office:value-type="float" office:value="307.11" calcext:value-type="float">
            <text:p>307,1</text:p>
          </table:table-cell>
          <table:table-cell table:formula="of:=[.Q784]-[.S784]-[.U784]-[.V784]" office:value-type="float" office:value="17.639" calcext:value-type="float">
            <text:p>17,6</text:p>
          </table:table-cell>
          <table:table-cell office:value-type="float" office:value="120.701" calcext:value-type="float">
            <text:p>120,7</text:p>
          </table:table-cell>
          <table:table-cell office:value-type="float" office:value="16.964" calcext:value-type="float">
            <text:p>17,0</text:p>
          </table:table-cell>
          <table:table-cell office:value-type="float" office:value="39.192" calcext:value-type="float">
            <text:p>39,2</text:p>
          </table:table-cell>
          <table:table-cell office:value-type="float" office:value="129.578" calcext:value-type="float">
            <text:p>129,6</text:p>
          </table:table-cell>
          <table:table-cell table:number-columns-repeated="1002"/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32.8.174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2" calcext:value-type="float">
            <text:p>4,3</text:p>
          </table:table-cell>
          <table:table-cell office:value-type="float" office:value="23.693" calcext:value-type="float">
            <text:p>23,7</text:p>
          </table:table-cell>
          <table:table-cell office:value-type="float" office:value="89.182" calcext:value-type="float">
            <text:p>89,2</text:p>
          </table:table-cell>
          <table:table-cell office:value-type="float" office:value="89.372" calcext:value-type="float">
            <text:p>89,4</text:p>
          </table:table-cell>
          <table:table-cell office:value-type="float" office:value="415.623" calcext:value-type="float">
            <text:p>415,6</text:p>
          </table:table-cell>
          <table:table-cell office:value-type="float" office:value="424.533" calcext:value-type="float">
            <text:p>424,5</text:p>
          </table:table-cell>
          <table:table-cell table:formula="of:=[.K785]-[.J785]" office:value-type="float" office:value="8.91000000000003" calcext:value-type="float">
            <text:p>8,9</text:p>
          </table:table-cell>
          <table:table-cell/>
          <table:table-cell table:formula="of:=[.J785]-[.O785]-[.I785]" office:value-type="float" office:value="-12.119" calcext:value-type="float">
            <text:p>-12,1</text:p>
          </table:table-cell>
          <table:table-cell table:style-name="Default" office:value-type="float" office:value="338.37" calcext:value-type="float">
            <text:p>338,37</text:p>
          </table:table-cell>
          <table:table-cell table:formula="of:=[.O785]-[.Q785]" office:value-type="float" office:value="78.367" calcext:value-type="float">
            <text:p>78,4</text:p>
          </table:table-cell>
          <table:table-cell office:value-type="float" office:value="260.003" calcext:value-type="float">
            <text:p>260,0</text:p>
          </table:table-cell>
          <table:table-cell table:formula="of:=[.Q785]-[.S785]-[.U785]-[.V785]" office:value-type="float" office:value="5.72899999999999" calcext:value-type="float">
            <text:p>5,7</text:p>
          </table:table-cell>
          <table:table-cell office:value-type="float" office:value="128.41" calcext:value-type="float">
            <text:p>128,4</text:p>
          </table:table-cell>
          <table:table-cell office:value-type="float" office:value="0.786" calcext:value-type="float">
            <text:p>0,8</text:p>
          </table:table-cell>
          <table:table-cell office:value-type="float" office:value="40.346" calcext:value-type="float">
            <text:p>40,3</text:p>
          </table:table-cell>
          <table:table-cell office:value-type="float" office:value="85.518" calcext:value-type="float">
            <text:p>85,5</text:p>
          </table:table-cell>
          <table:table-cell table:number-columns-repeated="1002"/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32.8.174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85" calcext:value-type="float">
            <text:p>4,3</text:p>
          </table:table-cell>
          <table:table-cell office:value-type="float" office:value="23.894" calcext:value-type="float">
            <text:p>23,9</text:p>
          </table:table-cell>
          <table:table-cell office:value-type="float" office:value="92.344" calcext:value-type="float">
            <text:p>92,3</text:p>
          </table:table-cell>
          <table:table-cell office:value-type="float" office:value="92.528" calcext:value-type="float">
            <text:p>92,5</text:p>
          </table:table-cell>
          <table:table-cell office:value-type="float" office:value="441.023" calcext:value-type="float">
            <text:p>441,0</text:p>
          </table:table-cell>
          <table:table-cell office:value-type="float" office:value="451.004" calcext:value-type="float">
            <text:p>451,0</text:p>
          </table:table-cell>
          <table:table-cell table:formula="of:=[.K786]-[.J786]" office:value-type="float" office:value="9.98099999999999" calcext:value-type="float">
            <text:p>10,0</text:p>
          </table:table-cell>
          <table:table-cell/>
          <table:table-cell table:formula="of:=[.J786]-[.O786]-[.I786]" office:value-type="float" office:value="71.515" calcext:value-type="float">
            <text:p>71,5</text:p>
          </table:table-cell>
          <table:table-cell table:style-name="Default" office:value-type="float" office:value="276.98" calcext:value-type="float">
            <text:p>276,98</text:p>
          </table:table-cell>
          <table:table-cell table:formula="of:=[.O786]-[.Q786]" office:value-type="float" office:value="14.488" calcext:value-type="float">
            <text:p>14,5</text:p>
          </table:table-cell>
          <table:table-cell office:value-type="float" office:value="262.492" calcext:value-type="float">
            <text:p>262,5</text:p>
          </table:table-cell>
          <table:table-cell table:formula="of:=[.Q786]-[.S786]-[.U786]-[.V786]" office:value-type="float" office:value="18.245" calcext:value-type="float">
            <text:p>18,2</text:p>
          </table:table-cell>
          <table:table-cell office:value-type="float" office:value="117.912" calcext:value-type="float">
            <text:p>117,9</text:p>
          </table:table-cell>
          <table:table-cell office:value-type="float" office:value="0.784" calcext:value-type="float">
            <text:p>0,8</text:p>
          </table:table-cell>
          <table:table-cell office:value-type="float" office:value="40.347" calcext:value-type="float">
            <text:p>40,3</text:p>
          </table:table-cell>
          <table:table-cell office:value-type="float" office:value="85.988" calcext:value-type="float">
            <text:p>86,0</text:p>
          </table:table-cell>
          <table:table-cell table:number-columns-repeated="1002"/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.32.8.71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28.541" calcext:value-type="float">
            <text:p>28,5</text:p>
          </table:table-cell>
          <table:table-cell office:value-type="float" office:value="48.606" calcext:value-type="float">
            <text:p>48,6</text:p>
          </table:table-cell>
          <table:table-cell office:value-type="float" office:value="115.73" calcext:value-type="float">
            <text:p>115,7</text:p>
          </table:table-cell>
          <table:table-cell office:value-type="float" office:value="115.898" calcext:value-type="float">
            <text:p>115,9</text:p>
          </table:table-cell>
          <table:table-cell office:value-type="float" office:value="447.565" calcext:value-type="float">
            <text:p>447,6</text:p>
          </table:table-cell>
          <table:table-cell office:value-type="float" office:value="459.236" calcext:value-type="float">
            <text:p>459,2</text:p>
          </table:table-cell>
          <table:table-cell table:formula="of:=[.K787]-[.J787]" office:value-type="float" office:value="11.671" calcext:value-type="float">
            <text:p>11,7</text:p>
          </table:table-cell>
          <table:table-cell/>
          <table:table-cell table:formula="of:=[.J787]-[.O787]-[.I787]" office:value-type="float" office:value="36.027" calcext:value-type="float">
            <text:p>36,0</text:p>
          </table:table-cell>
          <table:table-cell table:style-name="Default" office:value-type="float" office:value="295.64" calcext:value-type="float">
            <text:p>295,64</text:p>
          </table:table-cell>
          <table:table-cell table:formula="of:=[.O787]-[.Q787]" office:value-type="float" office:value="14.012" calcext:value-type="float">
            <text:p>14,0</text:p>
          </table:table-cell>
          <table:table-cell office:value-type="float" office:value="281.628" calcext:value-type="float">
            <text:p>281,6</text:p>
          </table:table-cell>
          <table:table-cell table:formula="of:=[.Q787]-[.S787]-[.U787]-[.V787]" office:value-type="float" office:value="18.39" calcext:value-type="float">
            <text:p>18,4</text:p>
          </table:table-cell>
          <table:table-cell office:value-type="float" office:value="116.237" calcext:value-type="float">
            <text:p>116,2</text:p>
          </table:table-cell>
          <table:table-cell office:value-type="float" office:value="14.376" calcext:value-type="float">
            <text:p>14,4</text:p>
          </table:table-cell>
          <table:table-cell office:value-type="float" office:value="40.411" calcext:value-type="float">
            <text:p>40,4</text:p>
          </table:table-cell>
          <table:table-cell office:value-type="float" office:value="106.59" calcext:value-type="float">
            <text:p>106,6</text:p>
          </table:table-cell>
          <table:table-cell table:number-columns-repeated="1002"/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41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124.562" calcext:value-type="float">
            <text:p>124,6</text:p>
          </table:table-cell>
          <table:table-cell office:value-type="float" office:value="143.699" calcext:value-type="float">
            <text:p>143,7</text:p>
          </table:table-cell>
          <table:table-cell office:value-type="float" office:value="209.447" calcext:value-type="float">
            <text:p>209,4</text:p>
          </table:table-cell>
          <table:table-cell office:value-type="float" office:value="209.536" calcext:value-type="float">
            <text:p>209,5</text:p>
          </table:table-cell>
          <table:table-cell office:value-type="float" office:value="499.796" calcext:value-type="float">
            <text:p>499,8</text:p>
          </table:table-cell>
          <table:table-cell office:value-type="float" office:value="511.257" calcext:value-type="float">
            <text:p>511,3</text:p>
          </table:table-cell>
          <table:table-cell table:formula="of:=[.K788]-[.J788]" office:value-type="float" office:value="11.461" calcext:value-type="float">
            <text:p>11,5</text:p>
          </table:table-cell>
          <table:table-cell/>
          <table:table-cell table:formula="of:=[.J788]-[.O788]-[.I788]" office:value-type="float" office:value="-65.38" calcext:value-type="float">
            <text:p>-65,4</text:p>
          </table:table-cell>
          <table:table-cell table:style-name="Default" office:value-type="float" office:value="355.64" calcext:value-type="float">
            <text:p>355,64</text:p>
          </table:table-cell>
          <table:table-cell table:formula="of:=[.O788]-[.Q788]" office:value-type="float" office:value="9.96699999999998" calcext:value-type="float">
            <text:p>10,0</text:p>
          </table:table-cell>
          <table:table-cell office:value-type="float" office:value="345.673" calcext:value-type="float">
            <text:p>345,7</text:p>
          </table:table-cell>
          <table:table-cell table:formula="of:=[.Q788]-[.S788]-[.U788]-[.V788]" office:value-type="float" office:value="18.118" calcext:value-type="float">
            <text:p>18,1</text:p>
          </table:table-cell>
          <table:table-cell office:value-type="float" office:value="116.725" calcext:value-type="float">
            <text:p>116,7</text:p>
          </table:table-cell>
          <table:table-cell office:value-type="float" office:value="0.768" calcext:value-type="float">
            <text:p>0,8</text:p>
          </table:table-cell>
          <table:table-cell office:value-type="float" office:value="40.347" calcext:value-type="float">
            <text:p>40,3</text:p>
          </table:table-cell>
          <table:table-cell office:value-type="float" office:value="170.483" calcext:value-type="float">
            <text:p>170,5</text:p>
          </table:table-cell>
          <table:table-cell table:number-columns-repeated="1002"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07" calcext:value-type="float">
            <text:p>4,3</text:p>
          </table:table-cell>
          <table:table-cell office:value-type="float" office:value="23.438" calcext:value-type="float">
            <text:p>23,4</text:p>
          </table:table-cell>
          <table:table-cell office:value-type="float" office:value="86.036" calcext:value-type="float">
            <text:p>86,0</text:p>
          </table:table-cell>
          <table:table-cell office:value-type="float" office:value="86.139" calcext:value-type="float">
            <text:p>86,1</text:p>
          </table:table-cell>
          <table:table-cell office:value-type="float" office:value="381.06" calcext:value-type="float">
            <text:p>381,1</text:p>
          </table:table-cell>
          <table:table-cell office:value-type="float" office:value="390.823" calcext:value-type="float">
            <text:p>390,8</text:p>
          </table:table-cell>
          <table:table-cell table:formula="of:=[.K789]-[.J789]" office:value-type="float" office:value="9.76299999999998" calcext:value-type="float">
            <text:p>9,8</text:p>
          </table:table-cell>
          <table:table-cell/>
          <table:table-cell table:formula="of:=[.J789]-[.O789]-[.I789]" office:value-type="float" office:value="32.781" calcext:value-type="float">
            <text:p>32,8</text:p>
          </table:table-cell>
          <table:table-cell table:style-name="Default" office:value-type="float" office:value="262.14" calcext:value-type="float">
            <text:p>262,14</text:p>
          </table:table-cell>
          <table:table-cell table:formula="of:=[.O789]-[.Q789]" office:value-type="float" office:value="12.207" calcext:value-type="float">
            <text:p>12,2</text:p>
          </table:table-cell>
          <table:table-cell office:value-type="float" office:value="249.933" calcext:value-type="float">
            <text:p>249,9</text:p>
          </table:table-cell>
          <table:table-cell table:formula="of:=[.Q789]-[.S789]-[.U789]-[.V789]" office:value-type="float" office:value="4.23099999999999" calcext:value-type="float">
            <text:p>4,2</text:p>
          </table:table-cell>
          <table:table-cell office:value-type="float" office:value="117.07" calcext:value-type="float">
            <text:p>117,1</text:p>
          </table:table-cell>
          <table:table-cell office:value-type="float" office:value="0.781" calcext:value-type="float">
            <text:p>0,8</text:p>
          </table:table-cell>
          <table:table-cell office:value-type="float" office:value="40.472" calcext:value-type="float">
            <text:p>40,5</text:p>
          </table:table-cell>
          <table:table-cell office:value-type="float" office:value="88.16" calcext:value-type="float">
            <text:p>88,2</text:p>
          </table:table-cell>
          <table:table-cell table:number-columns-repeated="1002"/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07" calcext:value-type="float">
            <text:p>4,2</text:p>
          </table:table-cell>
          <table:table-cell office:value-type="float" office:value="23.428" calcext:value-type="float">
            <text:p>23,4</text:p>
          </table:table-cell>
          <table:table-cell office:value-type="float" office:value="75.378" calcext:value-type="float">
            <text:p>75,4</text:p>
          </table:table-cell>
          <table:table-cell office:value-type="float" office:value="75.468" calcext:value-type="float">
            <text:p>75,5</text:p>
          </table:table-cell>
          <table:table-cell office:value-type="float" office:value="427.898" calcext:value-type="float">
            <text:p>427,9</text:p>
          </table:table-cell>
          <table:table-cell office:value-type="float" office:value="435.657" calcext:value-type="float">
            <text:p>435,7</text:p>
          </table:table-cell>
          <table:table-cell table:formula="of:=[.K790]-[.J790]" office:value-type="float" office:value="7.75899999999996" calcext:value-type="float">
            <text:p>7,8</text:p>
          </table:table-cell>
          <table:table-cell/>
          <table:table-cell table:formula="of:=[.J790]-[.O790]-[.I790]" office:value-type="float" office:value="35.65" calcext:value-type="float">
            <text:p>35,7</text:p>
          </table:table-cell>
          <table:table-cell table:style-name="Default" office:value-type="float" office:value="316.78" calcext:value-type="float">
            <text:p>316,78</text:p>
          </table:table-cell>
          <table:table-cell table:formula="of:=[.O790]-[.Q790]" office:value-type="float" office:value="3.01999999999998" calcext:value-type="float">
            <text:p>3,0</text:p>
          </table:table-cell>
          <table:table-cell office:value-type="float" office:value="313.76" calcext:value-type="float">
            <text:p>313,8</text:p>
          </table:table-cell>
          <table:table-cell table:formula="of:=[.Q790]-[.S790]-[.U790]-[.V790]" office:value-type="float" office:value="36.747" calcext:value-type="float">
            <text:p>36,7</text:p>
          </table:table-cell>
          <table:table-cell office:value-type="float" office:value="119.007" calcext:value-type="float">
            <text:p>119,0</text:p>
          </table:table-cell>
          <table:table-cell office:value-type="float" office:value="0.813" calcext:value-type="float">
            <text:p>0,8</text:p>
          </table:table-cell>
          <table:table-cell office:value-type="float" office:value="80.538" calcext:value-type="float">
            <text:p>80,5</text:p>
          </table:table-cell>
          <table:table-cell office:value-type="float" office:value="77.468" calcext:value-type="float">
            <text:p>77,5</text:p>
          </table:table-cell>
          <table:table-cell table:number-columns-repeated="1002"/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95" calcext:value-type="float">
            <text:p>4,3</text:p>
          </table:table-cell>
          <table:table-cell office:value-type="float" office:value="23.402" calcext:value-type="float">
            <text:p>23,4</text:p>
          </table:table-cell>
          <table:table-cell office:value-type="float" office:value="94.155" calcext:value-type="float">
            <text:p>94,2</text:p>
          </table:table-cell>
          <table:table-cell office:value-type="float" office:value="94.356" calcext:value-type="float">
            <text:p>94,4</text:p>
          </table:table-cell>
          <table:table-cell office:value-type="float" office:value="424.026" calcext:value-type="float">
            <text:p>424,0</text:p>
          </table:table-cell>
          <table:table-cell office:value-type="float" office:value="434.588" calcext:value-type="float">
            <text:p>434,6</text:p>
          </table:table-cell>
          <table:table-cell table:formula="of:=[.K791]-[.J791]" office:value-type="float" office:value="10.562" calcext:value-type="float">
            <text:p>10,6</text:p>
          </table:table-cell>
          <table:table-cell/>
          <table:table-cell table:formula="of:=[.J791]-[.O791]-[.I791]" office:value-type="float" office:value="58.47" calcext:value-type="float">
            <text:p>58,5</text:p>
          </table:table-cell>
          <table:table-cell table:style-name="Default" office:value-type="float" office:value="271.2" calcext:value-type="float">
            <text:p>271,2</text:p>
          </table:table-cell>
          <table:table-cell table:formula="of:=[.O791]-[.Q791]" office:value-type="float" office:value="12.841" calcext:value-type="float">
            <text:p>12,8</text:p>
          </table:table-cell>
          <table:table-cell office:value-type="float" office:value="258.359" calcext:value-type="float">
            <text:p>258,4</text:p>
          </table:table-cell>
          <table:table-cell table:formula="of:=[.Q791]-[.S791]-[.U791]-[.V791]" office:value-type="float" office:value="10.436" calcext:value-type="float">
            <text:p>10,4</text:p>
          </table:table-cell>
          <table:table-cell office:value-type="float" office:value="106.171" calcext:value-type="float">
            <text:p>106,2</text:p>
          </table:table-cell>
          <table:table-cell office:value-type="float" office:value="0.887" calcext:value-type="float">
            <text:p>0,9</text:p>
          </table:table-cell>
          <table:table-cell office:value-type="float" office:value="54.163" calcext:value-type="float">
            <text:p>54,2</text:p>
          </table:table-cell>
          <table:table-cell office:value-type="float" office:value="87.589" calcext:value-type="float">
            <text:p>87,6</text:p>
          </table:table-cell>
          <table:table-cell table:number-columns-repeated="1002"/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24" calcext:value-type="float">
            <text:p>4,3</text:p>
          </table:table-cell>
          <table:table-cell office:value-type="float" office:value="23.529" calcext:value-type="float">
            <text:p>23,5</text:p>
          </table:table-cell>
          <table:table-cell office:value-type="float" office:value="90.74" calcext:value-type="float">
            <text:p>90,7</text:p>
          </table:table-cell>
          <table:table-cell office:value-type="float" office:value="90.811" calcext:value-type="float">
            <text:p>90,8</text:p>
          </table:table-cell>
          <table:table-cell office:value-type="float" office:value="441.585" calcext:value-type="float">
            <text:p>441,6</text:p>
          </table:table-cell>
          <table:table-cell office:value-type="float" office:value="451.552" calcext:value-type="float">
            <text:p>451,6</text:p>
          </table:table-cell>
          <table:table-cell table:formula="of:=[.K792]-[.J792]" office:value-type="float" office:value="9.96700000000004" calcext:value-type="float">
            <text:p>10,0</text:p>
          </table:table-cell>
          <table:table-cell/>
          <table:table-cell table:formula="of:=[.J792]-[.O792]-[.I792]" office:value-type="float" office:value="74.244" calcext:value-type="float">
            <text:p>74,2</text:p>
          </table:table-cell>
          <table:table-cell table:style-name="Default" office:value-type="float" office:value="276.53" calcext:value-type="float">
            <text:p>276,53</text:p>
          </table:table-cell>
          <table:table-cell table:formula="of:=[.O792]-[.Q792]" office:value-type="float" office:value="16.687" calcext:value-type="float">
            <text:p>16,7</text:p>
          </table:table-cell>
          <table:table-cell office:value-type="float" office:value="259.843" calcext:value-type="float">
            <text:p>259,8</text:p>
          </table:table-cell>
          <table:table-cell table:formula="of:=[.Q792]-[.S792]-[.U792]-[.V792]" office:value-type="float" office:value="15.885" calcext:value-type="float">
            <text:p>15,9</text:p>
          </table:table-cell>
          <table:table-cell office:value-type="float" office:value="106.382" calcext:value-type="float">
            <text:p>106,4</text:p>
          </table:table-cell>
          <table:table-cell office:value-type="float" office:value="0.81" calcext:value-type="float">
            <text:p>0,8</text:p>
          </table:table-cell>
          <table:table-cell office:value-type="float" office:value="53.955" calcext:value-type="float">
            <text:p>54,0</text:p>
          </table:table-cell>
          <table:table-cell office:value-type="float" office:value="83.621" calcext:value-type="float">
            <text:p>83,6</text:p>
          </table:table-cell>
          <table:table-cell table:number-columns-repeated="1002"/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59" calcext:value-type="float">
            <text:p>4,2</text:p>
          </table:table-cell>
          <table:table-cell office:value-type="float" office:value="23.323" calcext:value-type="float">
            <text:p>23,3</text:p>
          </table:table-cell>
          <table:table-cell office:value-type="float" office:value="73.35" calcext:value-type="float">
            <text:p>73,4</text:p>
          </table:table-cell>
          <table:table-cell office:value-type="float" office:value="73.522" calcext:value-type="float">
            <text:p>73,5</text:p>
          </table:table-cell>
          <table:table-cell office:value-type="float" office:value="417.459" calcext:value-type="float">
            <text:p>417,5</text:p>
          </table:table-cell>
          <table:table-cell office:value-type="float" office:value="429.425" calcext:value-type="float">
            <text:p>429,4</text:p>
          </table:table-cell>
          <table:table-cell table:formula="of:=[.K793]-[.J793]" office:value-type="float" office:value="11.966" calcext:value-type="float">
            <text:p>12,0</text:p>
          </table:table-cell>
          <table:table-cell/>
          <table:table-cell table:formula="of:=[.J793]-[.O793]-[.I793]" office:value-type="float" office:value="99.137" calcext:value-type="float">
            <text:p>99,1</text:p>
          </table:table-cell>
          <table:table-cell table:style-name="Default" office:value-type="float" office:value="244.8" calcext:value-type="float">
            <text:p>244,8</text:p>
          </table:table-cell>
          <table:table-cell table:formula="of:=[.O793]-[.Q793]" office:value-type="float" office:value="2.35500000000002" calcext:value-type="float">
            <text:p>2,4</text:p>
          </table:table-cell>
          <table:table-cell office:value-type="float" office:value="242.445" calcext:value-type="float">
            <text:p>242,4</text:p>
          </table:table-cell>
          <table:table-cell table:formula="of:=[.Q793]-[.S793]-[.U793]-[.V793]" office:value-type="float" office:value="3.676" calcext:value-type="float">
            <text:p>3,7</text:p>
          </table:table-cell>
          <table:table-cell office:value-type="float" office:value="117.834" calcext:value-type="float">
            <text:p>117,8</text:p>
          </table:table-cell>
          <table:table-cell office:value-type="float" office:value="0.785" calcext:value-type="float">
            <text:p>0,8</text:p>
          </table:table-cell>
          <table:table-cell office:value-type="float" office:value="42.492" calcext:value-type="float">
            <text:p>42,5</text:p>
          </table:table-cell>
          <table:table-cell office:value-type="float" office:value="78.443" calcext:value-type="float">
            <text:p>78,4</text:p>
          </table:table-cell>
          <table:table-cell table:number-columns-repeated="1002"/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1" calcext:value-type="float">
            <text:p>4,3</text:p>
          </table:table-cell>
          <table:table-cell office:value-type="float" office:value="23.88" calcext:value-type="float">
            <text:p>23,9</text:p>
          </table:table-cell>
          <table:table-cell office:value-type="float" office:value="87.794" calcext:value-type="float">
            <text:p>87,8</text:p>
          </table:table-cell>
          <table:table-cell office:value-type="float" office:value="87.958" calcext:value-type="float">
            <text:p>88,0</text:p>
          </table:table-cell>
          <table:table-cell office:value-type="float" office:value="460.61" calcext:value-type="float">
            <text:p>460,6</text:p>
          </table:table-cell>
          <table:table-cell office:value-type="float" office:value="470.401" calcext:value-type="float">
            <text:p>470,4</text:p>
          </table:table-cell>
          <table:table-cell table:formula="of:=[.K794]-[.J794]" office:value-type="float" office:value="9.791" calcext:value-type="float">
            <text:p>9,8</text:p>
          </table:table-cell>
          <table:table-cell/>
          <table:table-cell table:formula="of:=[.J794]-[.O794]-[.I794]" office:value-type="float" office:value="113.832" calcext:value-type="float">
            <text:p>113,8</text:p>
          </table:table-cell>
          <table:table-cell table:style-name="Default" office:value-type="float" office:value="258.82" calcext:value-type="float">
            <text:p>258,82</text:p>
          </table:table-cell>
          <table:table-cell table:formula="of:=[.O794]-[.Q794]" office:value-type="float" office:value="19.274" calcext:value-type="float">
            <text:p>19,3</text:p>
          </table:table-cell>
          <table:table-cell office:value-type="float" office:value="239.546" calcext:value-type="float">
            <text:p>239,5</text:p>
          </table:table-cell>
          <table:table-cell table:formula="of:=[.Q794]-[.S794]-[.U794]-[.V794]" office:value-type="float" office:value="1.42399999999999" calcext:value-type="float">
            <text:p>1,4</text:p>
          </table:table-cell>
          <table:table-cell office:value-type="float" office:value="122.084" calcext:value-type="float">
            <text:p>122,1</text:p>
          </table:table-cell>
          <table:table-cell office:value-type="float" office:value="0.776" calcext:value-type="float">
            <text:p>0,8</text:p>
          </table:table-cell>
          <table:table-cell office:value-type="float" office:value="54.878" calcext:value-type="float">
            <text:p>54,9</text:p>
          </table:table-cell>
          <table:table-cell office:value-type="float" office:value="61.16" calcext:value-type="float">
            <text:p>61,2</text:p>
          </table:table-cell>
          <table:table-cell table:number-columns-repeated="1002"/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32" calcext:value-type="float">
            <text:p>4,2</text:p>
          </table:table-cell>
          <table:table-cell office:value-type="float" office:value="23.756" calcext:value-type="float">
            <text:p>23,8</text:p>
          </table:table-cell>
          <table:table-cell office:value-type="float" office:value="71.92" calcext:value-type="float">
            <text:p>71,9</text:p>
          </table:table-cell>
          <table:table-cell office:value-type="float" office:value="72.016" calcext:value-type="float">
            <text:p>72,0</text:p>
          </table:table-cell>
          <table:table-cell office:value-type="float" office:value="433.32" calcext:value-type="float">
            <text:p>433,3</text:p>
          </table:table-cell>
          <table:table-cell office:value-type="float" office:value="444.935" calcext:value-type="float">
            <text:p>444,9</text:p>
          </table:table-cell>
          <table:table-cell table:formula="of:=[.K795]-[.J795]" office:value-type="float" office:value="11.615" calcext:value-type="float">
            <text:p>11,6</text:p>
          </table:table-cell>
          <table:table-cell/>
          <table:table-cell table:formula="of:=[.J795]-[.O795]-[.I795]" office:value-type="float" office:value="44.474" calcext:value-type="float">
            <text:p>44,5</text:p>
          </table:table-cell>
          <table:table-cell table:style-name="Default" office:value-type="float" office:value="316.83" calcext:value-type="float">
            <text:p>316,83</text:p>
          </table:table-cell>
          <table:table-cell table:formula="of:=[.O795]-[.Q795]" office:value-type="float" office:value="14.845" calcext:value-type="float">
            <text:p>14,8</text:p>
          </table:table-cell>
          <table:table-cell office:value-type="float" office:value="301.985" calcext:value-type="float">
            <text:p>302,0</text:p>
          </table:table-cell>
          <table:table-cell table:formula="of:=[.Q795]-[.S795]-[.U795]-[.V795]" office:value-type="float" office:value="5.45600000000002" calcext:value-type="float">
            <text:p>5,5</text:p>
          </table:table-cell>
          <table:table-cell office:value-type="float" office:value="129.645" calcext:value-type="float">
            <text:p>129,6</text:p>
          </table:table-cell>
          <table:table-cell office:value-type="float" office:value="0.737" calcext:value-type="float">
            <text:p>0,7</text:p>
          </table:table-cell>
          <table:table-cell office:value-type="float" office:value="40.504" calcext:value-type="float">
            <text:p>40,5</text:p>
          </table:table-cell>
          <table:table-cell office:value-type="float" office:value="126.38" calcext:value-type="float">
            <text:p>126,4</text:p>
          </table:table-cell>
          <table:table-cell table:number-columns-repeated="1002"/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26" calcext:value-type="float">
            <text:p>4,2</text:p>
          </table:table-cell>
          <table:table-cell office:value-type="float" office:value="23.496" calcext:value-type="float">
            <text:p>23,5</text:p>
          </table:table-cell>
          <table:table-cell office:value-type="float" office:value="72.563" calcext:value-type="float">
            <text:p>72,6</text:p>
          </table:table-cell>
          <table:table-cell office:value-type="float" office:value="72.66" calcext:value-type="float">
            <text:p>72,7</text:p>
          </table:table-cell>
          <table:table-cell office:value-type="float" office:value="371.406" calcext:value-type="float">
            <text:p>371,4</text:p>
          </table:table-cell>
          <table:table-cell office:value-type="float" office:value="380.02" calcext:value-type="float">
            <text:p>380,0</text:p>
          </table:table-cell>
          <table:table-cell table:formula="of:=[.K796]-[.J796]" office:value-type="float" office:value="8.61399999999998" calcext:value-type="float">
            <text:p>8,6</text:p>
          </table:table-cell>
          <table:table-cell/>
          <table:table-cell table:formula="of:=[.J796]-[.O796]-[.I796]" office:value-type="float" office:value="13.946" calcext:value-type="float">
            <text:p>13,9</text:p>
          </table:table-cell>
          <table:table-cell table:style-name="Default" office:value-type="float" office:value="284.8" calcext:value-type="float">
            <text:p>284,8</text:p>
          </table:table-cell>
          <table:table-cell table:formula="of:=[.O796]-[.Q796]" office:value-type="float" office:value="3.84100000000001" calcext:value-type="float">
            <text:p>3,8</text:p>
          </table:table-cell>
          <table:table-cell office:value-type="float" office:value="280.959" calcext:value-type="float">
            <text:p>281,0</text:p>
          </table:table-cell>
          <table:table-cell table:formula="of:=[.Q796]-[.S796]-[.U796]-[.V796]" office:value-type="float" office:value="9.782" calcext:value-type="float">
            <text:p>9,8</text:p>
          </table:table-cell>
          <table:table-cell office:value-type="float" office:value="134.4" calcext:value-type="float">
            <text:p>134,4</text:p>
          </table:table-cell>
          <table:table-cell office:value-type="float" office:value="0.776" calcext:value-type="float">
            <text:p>0,8</text:p>
          </table:table-cell>
          <table:table-cell office:value-type="float" office:value="40.293" calcext:value-type="float">
            <text:p>40,3</text:p>
          </table:table-cell>
          <table:table-cell office:value-type="float" office:value="96.484" calcext:value-type="float">
            <text:p>96,5</text:p>
          </table:table-cell>
          <table:table-cell table:number-columns-repeated="1002"/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22" calcext:value-type="float">
            <text:p>4,2</text:p>
          </table:table-cell>
          <table:table-cell office:value-type="float" office:value="22.956" calcext:value-type="float">
            <text:p>23,0</text:p>
          </table:table-cell>
          <table:table-cell office:value-type="float" office:value="73.89" calcext:value-type="float">
            <text:p>73,9</text:p>
          </table:table-cell>
          <table:table-cell office:value-type="float" office:value="74.057" calcext:value-type="float">
            <text:p>74,1</text:p>
          </table:table-cell>
          <table:table-cell office:value-type="float" office:value="461.282" calcext:value-type="float">
            <text:p>461,3</text:p>
          </table:table-cell>
          <table:table-cell office:value-type="float" office:value="471.09" calcext:value-type="float">
            <text:p>471,1</text:p>
          </table:table-cell>
          <table:table-cell table:formula="of:=[.K797]-[.J797]" office:value-type="float" office:value="9.80799999999999" calcext:value-type="float">
            <text:p>9,8</text:p>
          </table:table-cell>
          <table:table-cell/>
          <table:table-cell table:formula="of:=[.J797]-[.O797]-[.I797]" office:value-type="float" office:value="106.705" calcext:value-type="float">
            <text:p>106,7</text:p>
          </table:table-cell>
          <table:table-cell table:style-name="Default" office:value-type="float" office:value="280.52" calcext:value-type="float">
            <text:p>280,52</text:p>
          </table:table-cell>
          <table:table-cell table:formula="of:=[.O797]-[.Q797]" office:value-type="float" office:value="12.729" calcext:value-type="float">
            <text:p>12,7</text:p>
          </table:table-cell>
          <table:table-cell office:value-type="float" office:value="267.791" calcext:value-type="float">
            <text:p>267,8</text:p>
          </table:table-cell>
          <table:table-cell table:formula="of:=[.Q797]-[.S797]-[.U797]-[.V797]" office:value-type="float" office:value="1.41300000000001" calcext:value-type="float">
            <text:p>1,4</text:p>
          </table:table-cell>
          <table:table-cell office:value-type="float" office:value="122.987" calcext:value-type="float">
            <text:p>123,0</text:p>
          </table:table-cell>
          <table:table-cell office:value-type="float" office:value="0.797" calcext:value-type="float">
            <text:p>0,8</text:p>
          </table:table-cell>
          <table:table-cell office:value-type="float" office:value="55.511" calcext:value-type="float">
            <text:p>55,5</text:p>
          </table:table-cell>
          <table:table-cell office:value-type="float" office:value="87.88" calcext:value-type="float">
            <text:p>87,9</text:p>
          </table:table-cell>
          <table:table-cell table:number-columns-repeated="1002"/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19" calcext:value-type="float">
            <text:p>4,2</text:p>
          </table:table-cell>
          <table:table-cell office:value-type="float" office:value="23.334" calcext:value-type="float">
            <text:p>23,3</text:p>
          </table:table-cell>
          <table:table-cell office:value-type="float" office:value="72.348" calcext:value-type="float">
            <text:p>72,3</text:p>
          </table:table-cell>
          <table:table-cell office:value-type="float" office:value="72.467" calcext:value-type="float">
            <text:p>72,5</text:p>
          </table:table-cell>
          <table:table-cell office:value-type="float" office:value="389.841" calcext:value-type="float">
            <text:p>389,8</text:p>
          </table:table-cell>
          <table:table-cell office:value-type="float" office:value="401.17" calcext:value-type="float">
            <text:p>401,2</text:p>
          </table:table-cell>
          <table:table-cell table:formula="of:=[.K798]-[.J798]" office:value-type="float" office:value="11.329" calcext:value-type="float">
            <text:p>11,3</text:p>
          </table:table-cell>
          <table:table-cell/>
          <table:table-cell table:formula="of:=[.J798]-[.O798]-[.I798]" office:value-type="float" office:value="-57.616" calcext:value-type="float">
            <text:p>-57,6</text:p>
          </table:table-cell>
          <table:table-cell table:style-name="Default" office:value-type="float" office:value="374.99" calcext:value-type="float">
            <text:p>374,99</text:p>
          </table:table-cell>
          <table:table-cell table:formula="of:=[.O798]-[.Q798]" office:value-type="float" office:value="2.37099999999998" calcext:value-type="float">
            <text:p>2,4</text:p>
          </table:table-cell>
          <table:table-cell office:value-type="float" office:value="372.619" calcext:value-type="float">
            <text:p>372,6</text:p>
          </table:table-cell>
          <table:table-cell table:formula="of:=[.Q798]-[.S798]-[.U798]-[.V798]" office:value-type="float" office:value="16.8200000000001" calcext:value-type="float">
            <text:p>16,8</text:p>
          </table:table-cell>
          <table:table-cell office:value-type="float" office:value="116.895" calcext:value-type="float">
            <text:p>116,9</text:p>
          </table:table-cell>
          <table:table-cell office:value-type="float" office:value="0.795" calcext:value-type="float">
            <text:p>0,8</text:p>
          </table:table-cell>
          <table:table-cell office:value-type="float" office:value="40.225" calcext:value-type="float">
            <text:p>40,2</text:p>
          </table:table-cell>
          <table:table-cell office:value-type="float" office:value="198.679" calcext:value-type="float">
            <text:p>198,7</text:p>
          </table:table-cell>
          <table:table-cell table:number-columns-repeated="1002"/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42" calcext:value-type="float">
            <text:p>4,2</text:p>
          </table:table-cell>
          <table:table-cell office:value-type="float" office:value="23.599" calcext:value-type="float">
            <text:p>23,6</text:p>
          </table:table-cell>
          <table:table-cell office:value-type="float" office:value="89.066" calcext:value-type="float">
            <text:p>89,1</text:p>
          </table:table-cell>
          <table:table-cell office:value-type="float" office:value="89.237" calcext:value-type="float">
            <text:p>89,2</text:p>
          </table:table-cell>
          <table:table-cell office:value-type="float" office:value="432.514" calcext:value-type="float">
            <text:p>432,5</text:p>
          </table:table-cell>
          <table:table-cell office:value-type="float" office:value="443.049" calcext:value-type="float">
            <text:p>443,0</text:p>
          </table:table-cell>
          <table:table-cell table:formula="of:=[.K799]-[.J799]" office:value-type="float" office:value="10.535" calcext:value-type="float">
            <text:p>10,5</text:p>
          </table:table-cell>
          <table:table-cell/>
          <table:table-cell table:formula="of:=[.J799]-[.O799]-[.I799]" office:value-type="float" office:value="45.837" calcext:value-type="float">
            <text:p>45,8</text:p>
          </table:table-cell>
          <table:table-cell table:style-name="Default" office:value-type="float" office:value="297.44" calcext:value-type="float">
            <text:p>297,44</text:p>
          </table:table-cell>
          <table:table-cell table:formula="of:=[.O799]-[.Q799]" office:value-type="float" office:value="20.134" calcext:value-type="float">
            <text:p>20,1</text:p>
          </table:table-cell>
          <table:table-cell office:value-type="float" office:value="277.306" calcext:value-type="float">
            <text:p>277,3</text:p>
          </table:table-cell>
          <table:table-cell table:formula="of:=[.Q799]-[.S799]-[.U799]-[.V799]" office:value-type="float" office:value="17.277" calcext:value-type="float">
            <text:p>17,3</text:p>
          </table:table-cell>
          <table:table-cell office:value-type="float" office:value="117.723" calcext:value-type="float">
            <text:p>117,7</text:p>
          </table:table-cell>
          <table:table-cell office:value-type="float" office:value="0.826" calcext:value-type="float">
            <text:p>0,8</text:p>
          </table:table-cell>
          <table:table-cell office:value-type="float" office:value="42.407" calcext:value-type="float">
            <text:p>42,4</text:p>
          </table:table-cell>
          <table:table-cell office:value-type="float" office:value="99.899" calcext:value-type="float">
            <text:p>99,9</text:p>
          </table:table-cell>
          <table:table-cell table:number-columns-repeated="1002"/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01" calcext:value-type="float">
            <text:p>4,1</text:p>
          </table:table-cell>
          <table:table-cell office:value-type="float" office:value="23.564" calcext:value-type="float">
            <text:p>23,6</text:p>
          </table:table-cell>
          <table:table-cell office:value-type="float" office:value="72.394" calcext:value-type="float">
            <text:p>72,4</text:p>
          </table:table-cell>
          <table:table-cell office:value-type="float" office:value="72.512" calcext:value-type="float">
            <text:p>72,5</text:p>
          </table:table-cell>
          <table:table-cell office:value-type="float" office:value="403.784" calcext:value-type="float">
            <text:p>403,8</text:p>
          </table:table-cell>
          <table:table-cell office:value-type="float" office:value="413.433" calcext:value-type="float">
            <text:p>413,4</text:p>
          </table:table-cell>
          <table:table-cell table:formula="of:=[.K800]-[.J800]" office:value-type="float" office:value="9.649" calcext:value-type="float">
            <text:p>9,6</text:p>
          </table:table-cell>
          <table:table-cell/>
          <table:table-cell table:formula="of:=[.J800]-[.O800]-[.I800]" office:value-type="float" office:value="-30.868" calcext:value-type="float">
            <text:p>-30,9</text:p>
          </table:table-cell>
          <table:table-cell table:style-name="Default" office:value-type="float" office:value="362.14" calcext:value-type="float">
            <text:p>362,14</text:p>
          </table:table-cell>
          <table:table-cell table:formula="of:=[.O800]-[.Q800]" office:value-type="float" office:value="15.212" calcext:value-type="float">
            <text:p>15,2</text:p>
          </table:table-cell>
          <table:table-cell office:value-type="float" office:value="346.928" calcext:value-type="float">
            <text:p>346,9</text:p>
          </table:table-cell>
          <table:table-cell table:formula="of:=[.Q800]-[.S800]-[.U800]-[.V800]" office:value-type="float" office:value="1.59899999999999" calcext:value-type="float">
            <text:p>1,6</text:p>
          </table:table-cell>
          <table:table-cell office:value-type="float" office:value="123.821" calcext:value-type="float">
            <text:p>123,8</text:p>
          </table:table-cell>
          <table:table-cell office:value-type="float" office:value="0.896" calcext:value-type="float">
            <text:p>0,9</text:p>
          </table:table-cell>
          <table:table-cell office:value-type="float" office:value="56.127" calcext:value-type="float">
            <text:p>56,1</text:p>
          </table:table-cell>
          <table:table-cell office:value-type="float" office:value="165.381" calcext:value-type="float">
            <text:p>165,4</text:p>
          </table:table-cell>
          <table:table-cell table:number-columns-repeated="1002"/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22" calcext:value-type="float">
            <text:p>4,2</text:p>
          </table:table-cell>
          <table:table-cell office:value-type="float" office:value="23.404" calcext:value-type="float">
            <text:p>23,4</text:p>
          </table:table-cell>
          <table:table-cell office:value-type="float" office:value="73.829" calcext:value-type="float">
            <text:p>73,8</text:p>
          </table:table-cell>
          <table:table-cell office:value-type="float" office:value="74.035" calcext:value-type="float">
            <text:p>74,0</text:p>
          </table:table-cell>
          <table:table-cell office:value-type="float" office:value="432.92" calcext:value-type="float">
            <text:p>432,9</text:p>
          </table:table-cell>
          <table:table-cell office:value-type="float" office:value="442.592" calcext:value-type="float">
            <text:p>442,6</text:p>
          </table:table-cell>
          <table:table-cell table:formula="of:=[.K801]-[.J801]" office:value-type="float" office:value="9.67199999999997" calcext:value-type="float">
            <text:p>9,7</text:p>
          </table:table-cell>
          <table:table-cell/>
          <table:table-cell table:formula="of:=[.J801]-[.O801]-[.I801]" office:value-type="float" office:value="52.795" calcext:value-type="float">
            <text:p>52,8</text:p>
          </table:table-cell>
          <table:table-cell table:style-name="Default" office:value-type="float" office:value="306.09" calcext:value-type="float">
            <text:p>306,09</text:p>
          </table:table-cell>
          <table:table-cell table:formula="of:=[.O801]-[.Q801]" office:value-type="float" office:value="7.92999999999995" calcext:value-type="float">
            <text:p>7,9</text:p>
          </table:table-cell>
          <table:table-cell office:value-type="float" office:value="298.16" calcext:value-type="float">
            <text:p>298,2</text:p>
          </table:table-cell>
          <table:table-cell table:formula="of:=[.Q801]-[.S801]-[.U801]-[.V801]" office:value-type="float" office:value="8.23000000000002" calcext:value-type="float">
            <text:p>8,2</text:p>
          </table:table-cell>
          <table:table-cell office:value-type="float" office:value="116.852" calcext:value-type="float">
            <text:p>116,9</text:p>
          </table:table-cell>
          <table:table-cell office:value-type="float" office:value="4.7" calcext:value-type="float">
            <text:p>4,7</text:p>
          </table:table-cell>
          <table:table-cell office:value-type="float" office:value="40.317" calcext:value-type="float">
            <text:p>40,3</text:p>
          </table:table-cell>
          <table:table-cell office:value-type="float" office:value="132.761" calcext:value-type="float">
            <text:p>132,8</text:p>
          </table:table-cell>
          <table:table-cell table:number-columns-repeated="1002"/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29" calcext:value-type="float">
            <text:p>4,2</text:p>
          </table:table-cell>
          <table:table-cell office:value-type="float" office:value="23.203" calcext:value-type="float">
            <text:p>23,2</text:p>
          </table:table-cell>
          <table:table-cell office:value-type="float" office:value="73.447" calcext:value-type="float">
            <text:p>73,4</text:p>
          </table:table-cell>
          <table:table-cell office:value-type="float" office:value="73.634" calcext:value-type="float">
            <text:p>73,6</text:p>
          </table:table-cell>
          <table:table-cell office:value-type="float" office:value="447.056" calcext:value-type="float">
            <text:p>447,1</text:p>
          </table:table-cell>
          <table:table-cell office:value-type="float" office:value="456.125" calcext:value-type="float">
            <text:p>456,1</text:p>
          </table:table-cell>
          <table:table-cell table:formula="of:=[.K802]-[.J802]" office:value-type="float" office:value="9.06900000000002" calcext:value-type="float">
            <text:p>9,1</text:p>
          </table:table-cell>
          <table:table-cell/>
          <table:table-cell table:formula="of:=[.J802]-[.O802]-[.I802]" office:value-type="float" office:value="104.212" calcext:value-type="float">
            <text:p>104,2</text:p>
          </table:table-cell>
          <table:table-cell table:style-name="Default" office:value-type="float" office:value="269.21" calcext:value-type="float">
            <text:p>269,21</text:p>
          </table:table-cell>
          <table:table-cell table:formula="of:=[.O802]-[.Q802]" office:value-type="float" office:value="7.84999999999997" calcext:value-type="float">
            <text:p>7,8</text:p>
          </table:table-cell>
          <table:table-cell office:value-type="float" office:value="261.36" calcext:value-type="float">
            <text:p>261,4</text:p>
          </table:table-cell>
          <table:table-cell table:formula="of:=[.Q802]-[.S802]-[.U802]-[.V802]" office:value-type="float" office:value="8.87800000000003" calcext:value-type="float">
            <text:p>8,9</text:p>
          </table:table-cell>
          <table:table-cell office:value-type="float" office:value="117.597" calcext:value-type="float">
            <text:p>117,6</text:p>
          </table:table-cell>
          <table:table-cell office:value-type="float" office:value="8.199" calcext:value-type="float">
            <text:p>8,2</text:p>
          </table:table-cell>
          <table:table-cell office:value-type="float" office:value="42.179" calcext:value-type="float">
            <text:p>42,2</text:p>
          </table:table-cell>
          <table:table-cell office:value-type="float" office:value="92.706" calcext:value-type="float">
            <text:p>92,7</text:p>
          </table:table-cell>
          <table:table-cell table:number-columns-repeated="1002"/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14" calcext:value-type="float">
            <text:p>4,3</text:p>
          </table:table-cell>
          <table:table-cell office:value-type="float" office:value="23.956" calcext:value-type="float">
            <text:p>24,0</text:p>
          </table:table-cell>
          <table:table-cell office:value-type="float" office:value="75.46" calcext:value-type="float">
            <text:p>75,5</text:p>
          </table:table-cell>
          <table:table-cell office:value-type="float" office:value="75.58" calcext:value-type="float">
            <text:p>75,6</text:p>
          </table:table-cell>
          <table:table-cell office:value-type="float" office:value="426.393" calcext:value-type="float">
            <text:p>426,4</text:p>
          </table:table-cell>
          <table:table-cell office:value-type="float" office:value="436.574" calcext:value-type="float">
            <text:p>436,6</text:p>
          </table:table-cell>
          <table:table-cell table:formula="of:=[.K803]-[.J803]" office:value-type="float" office:value="10.181" calcext:value-type="float">
            <text:p>10,2</text:p>
          </table:table-cell>
          <table:table-cell/>
          <table:table-cell table:formula="of:=[.J803]-[.O803]-[.I803]" office:value-type="float" office:value="42.8429999999999" calcext:value-type="float">
            <text:p>42,8</text:p>
          </table:table-cell>
          <table:table-cell table:style-name="Default" office:value-type="float" office:value="307.97" calcext:value-type="float">
            <text:p>307,97</text:p>
          </table:table-cell>
          <table:table-cell table:formula="of:=[.O803]-[.Q803]" office:value-type="float" office:value="11.668" calcext:value-type="float">
            <text:p>11,7</text:p>
          </table:table-cell>
          <table:table-cell office:value-type="float" office:value="296.302" calcext:value-type="float">
            <text:p>296,3</text:p>
          </table:table-cell>
          <table:table-cell table:formula="of:=[.Q803]-[.S803]-[.U803]-[.V803]" office:value-type="float" office:value="11.881" calcext:value-type="float">
            <text:p>11,9</text:p>
          </table:table-cell>
          <table:table-cell office:value-type="float" office:value="134.96" calcext:value-type="float">
            <text:p>135,0</text:p>
          </table:table-cell>
          <table:table-cell office:value-type="float" office:value="6.768" calcext:value-type="float">
            <text:p>6,8</text:p>
          </table:table-cell>
          <table:table-cell office:value-type="float" office:value="40.335" calcext:value-type="float">
            <text:p>40,3</text:p>
          </table:table-cell>
          <table:table-cell office:value-type="float" office:value="109.126" calcext:value-type="float">
            <text:p>109,1</text:p>
          </table:table-cell>
          <table:table-cell table:number-columns-repeated="1002"/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49" calcext:value-type="float">
            <text:p>4,1</text:p>
          </table:table-cell>
          <table:table-cell office:value-type="float" office:value="23.076" calcext:value-type="float">
            <text:p>23,1</text:p>
          </table:table-cell>
          <table:table-cell office:value-type="float" office:value="73.862" calcext:value-type="float">
            <text:p>73,9</text:p>
          </table:table-cell>
          <table:table-cell office:value-type="float" office:value="74.041" calcext:value-type="float">
            <text:p>74,0</text:p>
          </table:table-cell>
          <table:table-cell office:value-type="float" office:value="456.41" calcext:value-type="float">
            <text:p>456,4</text:p>
          </table:table-cell>
          <table:table-cell office:value-type="float" office:value="465.846" calcext:value-type="float">
            <text:p>465,8</text:p>
          </table:table-cell>
          <table:table-cell table:formula="of:=[.K804]-[.J804]" office:value-type="float" office:value="9.43599999999998" calcext:value-type="float">
            <text:p>9,4</text:p>
          </table:table-cell>
          <table:table-cell/>
          <table:table-cell table:formula="of:=[.J804]-[.O804]-[.I804]" office:value-type="float" office:value="-113.171" calcext:value-type="float">
            <text:p>-113,2</text:p>
          </table:table-cell>
          <table:table-cell table:style-name="Default" office:value-type="float" office:value="495.54" calcext:value-type="float">
            <text:p>495,54</text:p>
          </table:table-cell>
          <table:table-cell table:formula="of:=[.O804]-[.Q804]" office:value-type="float" office:value="14.628" calcext:value-type="float">
            <text:p>14,6</text:p>
          </table:table-cell>
          <table:table-cell office:value-type="float" office:value="480.912" calcext:value-type="float">
            <text:p>480,9</text:p>
          </table:table-cell>
          <table:table-cell table:formula="of:=[.Q804]-[.S804]-[.U804]-[.V804]" office:value-type="float" office:value="14.847" calcext:value-type="float">
            <text:p>14,8</text:p>
          </table:table-cell>
          <table:table-cell office:value-type="float" office:value="299.515" calcext:value-type="float">
            <text:p>299,5</text:p>
          </table:table-cell>
          <table:table-cell office:value-type="float" office:value="14.132" calcext:value-type="float">
            <text:p>14,1</text:p>
          </table:table-cell>
          <table:table-cell office:value-type="float" office:value="59.801" calcext:value-type="float">
            <text:p>59,8</text:p>
          </table:table-cell>
          <table:table-cell office:value-type="float" office:value="106.749" calcext:value-type="float">
            <text:p>106,7</text:p>
          </table:table-cell>
          <table:table-cell table:number-columns-repeated="1002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27" calcext:value-type="float">
            <text:p>4,2</text:p>
          </table:table-cell>
          <table:table-cell office:value-type="float" office:value="23.299" calcext:value-type="float">
            <text:p>23,3</text:p>
          </table:table-cell>
          <table:table-cell office:value-type="float" office:value="74.021" calcext:value-type="float">
            <text:p>74,0</text:p>
          </table:table-cell>
          <table:table-cell office:value-type="float" office:value="74.186" calcext:value-type="float">
            <text:p>74,2</text:p>
          </table:table-cell>
          <table:table-cell office:value-type="float" office:value="400.178" calcext:value-type="float">
            <text:p>400,2</text:p>
          </table:table-cell>
          <table:table-cell office:value-type="float" office:value="409.615" calcext:value-type="float">
            <text:p>409,6</text:p>
          </table:table-cell>
          <table:table-cell table:formula="of:=[.K805]-[.J805]" office:value-type="float" office:value="9.43700000000001" calcext:value-type="float">
            <text:p>9,4</text:p>
          </table:table-cell>
          <table:table-cell/>
          <table:table-cell table:formula="of:=[.J805]-[.O805]-[.I805]" office:value-type="float" office:value="-35.318" calcext:value-type="float">
            <text:p>-35,3</text:p>
          </table:table-cell>
          <table:table-cell table:style-name="Default" office:value-type="float" office:value="361.31" calcext:value-type="float">
            <text:p>361,31</text:p>
          </table:table-cell>
          <table:table-cell table:formula="of:=[.O805]-[.Q805]" office:value-type="float" office:value="18.242" calcext:value-type="float">
            <text:p>18,2</text:p>
          </table:table-cell>
          <table:table-cell office:value-type="float" office:value="343.068" calcext:value-type="float">
            <text:p>343,1</text:p>
          </table:table-cell>
          <table:table-cell table:formula="of:=[.Q805]-[.S805]-[.U805]-[.V805]" office:value-type="float" office:value="2.798" calcext:value-type="float">
            <text:p>2,8</text:p>
          </table:table-cell>
          <table:table-cell office:value-type="float" office:value="117.618" calcext:value-type="float">
            <text:p>117,6</text:p>
          </table:table-cell>
          <table:table-cell office:value-type="float" office:value="1.507" calcext:value-type="float">
            <text:p>1,5</text:p>
          </table:table-cell>
          <table:table-cell office:value-type="float" office:value="40.333" calcext:value-type="float">
            <text:p>40,3</text:p>
          </table:table-cell>
          <table:table-cell office:value-type="float" office:value="182.319" calcext:value-type="float">
            <text:p>182,3</text:p>
          </table:table-cell>
          <table:table-cell table:number-columns-repeated="1002"/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3" calcext:value-type="float">
            <text:p>4,2</text:p>
          </table:table-cell>
          <table:table-cell office:value-type="float" office:value="23.192" calcext:value-type="float">
            <text:p>23,2</text:p>
          </table:table-cell>
          <table:table-cell office:value-type="float" office:value="74.53" calcext:value-type="float">
            <text:p>74,5</text:p>
          </table:table-cell>
          <table:table-cell office:value-type="float" office:value="74.691" calcext:value-type="float">
            <text:p>74,7</text:p>
          </table:table-cell>
          <table:table-cell office:value-type="float" office:value="388.198" calcext:value-type="float">
            <text:p>388,2</text:p>
          </table:table-cell>
          <table:table-cell office:value-type="float" office:value="397.916" calcext:value-type="float">
            <text:p>397,9</text:p>
          </table:table-cell>
          <table:table-cell table:formula="of:=[.K806]-[.J806]" office:value-type="float" office:value="9.71800000000002" calcext:value-type="float">
            <text:p>9,7</text:p>
          </table:table-cell>
          <table:table-cell/>
          <table:table-cell table:formula="of:=[.J806]-[.O806]-[.I806]" office:value-type="float" office:value="9.987" calcext:value-type="float">
            <text:p>10,0</text:p>
          </table:table-cell>
          <table:table-cell table:style-name="Default" office:value-type="float" office:value="303.52" calcext:value-type="float">
            <text:p>303,52</text:p>
          </table:table-cell>
          <table:table-cell table:formula="of:=[.O806]-[.Q806]" office:value-type="float" office:value="7.10699999999997" calcext:value-type="float">
            <text:p>7,1</text:p>
          </table:table-cell>
          <table:table-cell office:value-type="float" office:value="296.413" calcext:value-type="float">
            <text:p>296,4</text:p>
          </table:table-cell>
          <table:table-cell table:formula="of:=[.Q806]-[.S806]-[.U806]-[.V806]" office:value-type="float" office:value="10.406" calcext:value-type="float">
            <text:p>10,4</text:p>
          </table:table-cell>
          <table:table-cell office:value-type="float" office:value="112.219" calcext:value-type="float">
            <text:p>112,2</text:p>
          </table:table-cell>
          <table:table-cell office:value-type="float" office:value="2.342" calcext:value-type="float">
            <text:p>2,3</text:p>
          </table:table-cell>
          <table:table-cell office:value-type="float" office:value="40.424" calcext:value-type="float">
            <text:p>40,4</text:p>
          </table:table-cell>
          <table:table-cell office:value-type="float" office:value="133.364" calcext:value-type="float">
            <text:p>133,4</text:p>
          </table:table-cell>
          <table:table-cell table:number-columns-repeated="1002"/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88" calcext:value-type="float">
            <text:p>4,2</text:p>
          </table:table-cell>
          <table:table-cell office:value-type="float" office:value="23.548" calcext:value-type="float">
            <text:p>23,5</text:p>
          </table:table-cell>
          <table:table-cell office:value-type="float" office:value="88.701" calcext:value-type="float">
            <text:p>88,7</text:p>
          </table:table-cell>
          <table:table-cell office:value-type="float" office:value="88.88" calcext:value-type="float">
            <text:p>88,9</text:p>
          </table:table-cell>
          <table:table-cell office:value-type="float" office:value="473.987" calcext:value-type="float">
            <text:p>474,0</text:p>
          </table:table-cell>
          <table:table-cell office:value-type="float" office:value="484.292" calcext:value-type="float">
            <text:p>484,3</text:p>
          </table:table-cell>
          <table:table-cell table:formula="of:=[.K807]-[.J807]" office:value-type="float" office:value="10.305" calcext:value-type="float">
            <text:p>10,3</text:p>
          </table:table-cell>
          <table:table-cell/>
          <table:table-cell table:formula="of:=[.J807]-[.O807]-[.I807]" office:value-type="float" office:value="109.327" calcext:value-type="float">
            <text:p>109,3</text:p>
          </table:table-cell>
          <table:table-cell table:style-name="Default" office:value-type="float" office:value="275.78" calcext:value-type="float">
            <text:p>275,78</text:p>
          </table:table-cell>
          <table:table-cell table:formula="of:=[.O807]-[.Q807]" office:value-type="float" office:value="11.0189999999999" calcext:value-type="float">
            <text:p>11,0</text:p>
          </table:table-cell>
          <table:table-cell office:value-type="float" office:value="264.761" calcext:value-type="float">
            <text:p>264,8</text:p>
          </table:table-cell>
          <table:table-cell table:formula="of:=[.Q807]-[.S807]-[.U807]-[.V807]" office:value-type="float" office:value="15.314" calcext:value-type="float">
            <text:p>15,3</text:p>
          </table:table-cell>
          <table:table-cell office:value-type="float" office:value="104.097" calcext:value-type="float">
            <text:p>104,1</text:p>
          </table:table-cell>
          <table:table-cell office:value-type="float" office:value="14.659" calcext:value-type="float">
            <text:p>14,7</text:p>
          </table:table-cell>
          <table:table-cell office:value-type="float" office:value="55.932" calcext:value-type="float">
            <text:p>55,9</text:p>
          </table:table-cell>
          <table:table-cell office:value-type="float" office:value="89.418" calcext:value-type="float">
            <text:p>89,4</text:p>
          </table:table-cell>
          <table:table-cell table:number-columns-repeated="1002"/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06" calcext:value-type="float">
            <text:p>4,1</text:p>
          </table:table-cell>
          <table:table-cell office:value-type="float" office:value="23.194" calcext:value-type="float">
            <text:p>23,2</text:p>
          </table:table-cell>
          <table:table-cell office:value-type="float" office:value="73.386" calcext:value-type="float">
            <text:p>73,4</text:p>
          </table:table-cell>
          <table:table-cell office:value-type="float" office:value="73.56" calcext:value-type="float">
            <text:p>73,6</text:p>
          </table:table-cell>
          <table:table-cell office:value-type="float" office:value="413.36" calcext:value-type="float">
            <text:p>413,4</text:p>
          </table:table-cell>
          <table:table-cell office:value-type="float" office:value="425.338" calcext:value-type="float">
            <text:p>425,3</text:p>
          </table:table-cell>
          <table:table-cell table:formula="of:=[.K808]-[.J808]" office:value-type="float" office:value="11.978" calcext:value-type="float">
            <text:p>12,0</text:p>
          </table:table-cell>
          <table:table-cell/>
          <table:table-cell table:formula="of:=[.J808]-[.O808]-[.I808]" office:value-type="float" office:value="-12.4" calcext:value-type="float">
            <text:p>-12,4</text:p>
          </table:table-cell>
          <table:table-cell table:style-name="Default" office:value-type="float" office:value="352.2" calcext:value-type="float">
            <text:p>352,2</text:p>
          </table:table-cell>
          <table:table-cell table:formula="of:=[.O808]-[.Q808]" office:value-type="float" office:value="4.173" calcext:value-type="float">
            <text:p>4,2</text:p>
          </table:table-cell>
          <table:table-cell office:value-type="float" office:value="348.027" calcext:value-type="float">
            <text:p>348,0</text:p>
          </table:table-cell>
          <table:table-cell table:formula="of:=[.Q808]-[.S808]-[.U808]-[.V808]" office:value-type="float" office:value="12.253" calcext:value-type="float">
            <text:p>12,3</text:p>
          </table:table-cell>
          <table:table-cell office:value-type="float" office:value="103.396" calcext:value-type="float">
            <text:p>103,4</text:p>
          </table:table-cell>
          <table:table-cell office:value-type="float" office:value="11.323" calcext:value-type="float">
            <text:p>11,3</text:p>
          </table:table-cell>
          <table:table-cell office:value-type="float" office:value="55.993" calcext:value-type="float">
            <text:p>56,0</text:p>
          </table:table-cell>
          <table:table-cell office:value-type="float" office:value="176.385" calcext:value-type="float">
            <text:p>176,4</text:p>
          </table:table-cell>
          <table:table-cell table:number-columns-repeated="1002"/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25" calcext:value-type="float">
            <text:p>4,2</text:p>
          </table:table-cell>
          <table:table-cell office:value-type="float" office:value="23.031" calcext:value-type="float">
            <text:p>23,0</text:p>
          </table:table-cell>
          <table:table-cell office:value-type="float" office:value="76.332" calcext:value-type="float">
            <text:p>76,3</text:p>
          </table:table-cell>
          <table:table-cell office:value-type="float" office:value="76.41" calcext:value-type="float">
            <text:p>76,4</text:p>
          </table:table-cell>
          <table:table-cell office:value-type="float" office:value="457.828" calcext:value-type="float">
            <text:p>457,8</text:p>
          </table:table-cell>
          <table:table-cell office:value-type="float" office:value="468.518" calcext:value-type="float">
            <text:p>468,5</text:p>
          </table:table-cell>
          <table:table-cell table:formula="of:=[.K809]-[.J809]" office:value-type="float" office:value="10.69" calcext:value-type="float">
            <text:p>10,7</text:p>
          </table:table-cell>
          <table:table-cell/>
          <table:table-cell table:formula="of:=[.J809]-[.O809]-[.I809]" office:value-type="float" office:value="101.888" calcext:value-type="float">
            <text:p>101,9</text:p>
          </table:table-cell>
          <table:table-cell table:style-name="Default" office:value-type="float" office:value="279.53" calcext:value-type="float">
            <text:p>279,53</text:p>
          </table:table-cell>
          <table:table-cell table:formula="of:=[.O809]-[.Q809]" office:value-type="float" office:value="8.07499999999999" calcext:value-type="float">
            <text:p>8,1</text:p>
          </table:table-cell>
          <table:table-cell office:value-type="float" office:value="271.455" calcext:value-type="float">
            <text:p>271,5</text:p>
          </table:table-cell>
          <table:table-cell table:formula="of:=[.Q809]-[.S809]-[.U809]-[.V809]" office:value-type="float" office:value="22.785" calcext:value-type="float">
            <text:p>22,8</text:p>
          </table:table-cell>
          <table:table-cell office:value-type="float" office:value="116.055" calcext:value-type="float">
            <text:p>116,1</text:p>
          </table:table-cell>
          <table:table-cell office:value-type="float" office:value="18.571" calcext:value-type="float">
            <text:p>18,6</text:p>
          </table:table-cell>
          <table:table-cell office:value-type="float" office:value="40.414" calcext:value-type="float">
            <text:p>40,4</text:p>
          </table:table-cell>
          <table:table-cell office:value-type="float" office:value="92.201" calcext:value-type="float">
            <text:p>92,2</text:p>
          </table:table-cell>
          <table:table-cell table:number-columns-repeated="1002"/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21" calcext:value-type="float">
            <text:p>4,2</text:p>
          </table:table-cell>
          <table:table-cell office:value-type="float" office:value="23.46" calcext:value-type="float">
            <text:p>23,5</text:p>
          </table:table-cell>
          <table:table-cell office:value-type="float" office:value="75.309" calcext:value-type="float">
            <text:p>75,3</text:p>
          </table:table-cell>
          <table:table-cell office:value-type="float" office:value="75.488" calcext:value-type="float">
            <text:p>75,5</text:p>
          </table:table-cell>
          <table:table-cell office:value-type="float" office:value="444.813" calcext:value-type="float">
            <text:p>444,8</text:p>
          </table:table-cell>
          <table:table-cell office:value-type="float" office:value="456.112" calcext:value-type="float">
            <text:p>456,1</text:p>
          </table:table-cell>
          <table:table-cell table:formula="of:=[.K810]-[.J810]" office:value-type="float" office:value="11.299" calcext:value-type="float">
            <text:p>11,3</text:p>
          </table:table-cell>
          <table:table-cell/>
          <table:table-cell table:formula="of:=[.J810]-[.O810]-[.I810]" office:value-type="float" office:value="80.665" calcext:value-type="float">
            <text:p>80,7</text:p>
          </table:table-cell>
          <table:table-cell table:style-name="Default" office:value-type="float" office:value="288.66" calcext:value-type="float">
            <text:p>288,66</text:p>
          </table:table-cell>
          <table:table-cell table:formula="of:=[.O810]-[.Q810]" office:value-type="float" office:value="5.77100000000002" calcext:value-type="float">
            <text:p>5,8</text:p>
          </table:table-cell>
          <table:table-cell office:value-type="float" office:value="282.889" calcext:value-type="float">
            <text:p>282,9</text:p>
          </table:table-cell>
          <table:table-cell table:formula="of:=[.Q810]-[.S810]-[.U810]-[.V810]" office:value-type="float" office:value="8.28999999999999" calcext:value-type="float">
            <text:p>8,3</text:p>
          </table:table-cell>
          <table:table-cell office:value-type="float" office:value="120.033" calcext:value-type="float">
            <text:p>120,0</text:p>
          </table:table-cell>
          <table:table-cell office:value-type="float" office:value="7.546" calcext:value-type="float">
            <text:p>7,5</text:p>
          </table:table-cell>
          <table:table-cell office:value-type="float" office:value="39.771" calcext:value-type="float">
            <text:p>39,8</text:p>
          </table:table-cell>
          <table:table-cell office:value-type="float" office:value="114.795" calcext:value-type="float">
            <text:p>114,8</text:p>
          </table:table-cell>
          <table:table-cell table:number-columns-repeated="1002"/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35" calcext:value-type="float">
            <text:p>4,1</text:p>
          </table:table-cell>
          <table:table-cell office:value-type="float" office:value="23.366" calcext:value-type="float">
            <text:p>23,4</text:p>
          </table:table-cell>
          <table:table-cell office:value-type="float" office:value="72.859" calcext:value-type="float">
            <text:p>72,9</text:p>
          </table:table-cell>
          <table:table-cell office:value-type="float" office:value="72.98" calcext:value-type="float">
            <text:p>73,0</text:p>
          </table:table-cell>
          <table:table-cell office:value-type="float" office:value="375.356" calcext:value-type="float">
            <text:p>375,4</text:p>
          </table:table-cell>
          <table:table-cell office:value-type="float" office:value="387.378" calcext:value-type="float">
            <text:p>387,4</text:p>
          </table:table-cell>
          <table:table-cell table:formula="of:=[.K811]-[.J811]" office:value-type="float" office:value="12.022" calcext:value-type="float">
            <text:p>12,0</text:p>
          </table:table-cell>
          <table:table-cell/>
          <table:table-cell table:formula="of:=[.J811]-[.O811]-[.I811]" office:value-type="float" office:value="-5.98400000000002" calcext:value-type="float">
            <text:p>-6,0</text:p>
          </table:table-cell>
          <table:table-cell table:style-name="Default" office:value-type="float" office:value="308.36" calcext:value-type="float">
            <text:p>308,36</text:p>
          </table:table-cell>
          <table:table-cell table:formula="of:=[.O811]-[.Q811]" office:value-type="float" office:value="6.62900000000002" calcext:value-type="float">
            <text:p>6,6</text:p>
          </table:table-cell>
          <table:table-cell office:value-type="float" office:value="301.731" calcext:value-type="float">
            <text:p>301,7</text:p>
          </table:table-cell>
          <table:table-cell table:formula="of:=[.Q811]-[.S811]-[.U811]-[.V811]" office:value-type="float" office:value="8.237" calcext:value-type="float">
            <text:p>8,2</text:p>
          </table:table-cell>
          <table:table-cell office:value-type="float" office:value="121.476" calcext:value-type="float">
            <text:p>121,5</text:p>
          </table:table-cell>
          <table:table-cell office:value-type="float" office:value="7.608" calcext:value-type="float">
            <text:p>7,6</text:p>
          </table:table-cell>
          <table:table-cell office:value-type="float" office:value="38.232" calcext:value-type="float">
            <text:p>38,2</text:p>
          </table:table-cell>
          <table:table-cell office:value-type="float" office:value="133.786" calcext:value-type="float">
            <text:p>133,8</text:p>
          </table:table-cell>
          <table:table-cell table:number-columns-repeated="1002"/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29" calcext:value-type="float">
            <text:p>4,3</text:p>
          </table:table-cell>
          <table:table-cell office:value-type="float" office:value="23.12" calcext:value-type="float">
            <text:p>23,1</text:p>
          </table:table-cell>
          <table:table-cell office:value-type="float" office:value="88.635" calcext:value-type="float">
            <text:p>88,6</text:p>
          </table:table-cell>
          <table:table-cell office:value-type="float" office:value="88.814" calcext:value-type="float">
            <text:p>88,8</text:p>
          </table:table-cell>
          <table:table-cell office:value-type="float" office:value="380.456" calcext:value-type="float">
            <text:p>380,5</text:p>
          </table:table-cell>
          <table:table-cell office:value-type="float" office:value="391.333" calcext:value-type="float">
            <text:p>391,3</text:p>
          </table:table-cell>
          <table:table-cell table:formula="of:=[.K812]-[.J812]" office:value-type="float" office:value="10.877" calcext:value-type="float">
            <text:p>10,9</text:p>
          </table:table-cell>
          <table:table-cell/>
          <table:table-cell table:formula="of:=[.J812]-[.O812]-[.I812]" office:value-type="float" office:value="23.692" calcext:value-type="float">
            <text:p>23,7</text:p>
          </table:table-cell>
          <table:table-cell table:style-name="Default" office:value-type="float" office:value="267.95" calcext:value-type="float">
            <text:p>267,95</text:p>
          </table:table-cell>
          <table:table-cell table:formula="of:=[.O812]-[.Q812]" office:value-type="float" office:value="15.817" calcext:value-type="float">
            <text:p>15,8</text:p>
          </table:table-cell>
          <table:table-cell office:value-type="float" office:value="252.133" calcext:value-type="float">
            <text:p>252,1</text:p>
          </table:table-cell>
          <table:table-cell table:formula="of:=[.Q812]-[.S812]-[.U812]-[.V812]" office:value-type="float" office:value="7.33300000000001" calcext:value-type="float">
            <text:p>7,3</text:p>
          </table:table-cell>
          <table:table-cell office:value-type="float" office:value="124.841" calcext:value-type="float">
            <text:p>124,8</text:p>
          </table:table-cell>
          <table:table-cell office:value-type="float" office:value="6.688" calcext:value-type="float">
            <text:p>6,7</text:p>
          </table:table-cell>
          <table:table-cell office:value-type="float" office:value="55.105" calcext:value-type="float">
            <text:p>55,1</text:p>
          </table:table-cell>
          <table:table-cell office:value-type="float" office:value="64.854" calcext:value-type="float">
            <text:p>64,9</text:p>
          </table:table-cell>
          <table:table-cell table:number-columns-repeated="1002"/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23" calcext:value-type="float">
            <text:p>4,3</text:p>
          </table:table-cell>
          <table:table-cell office:value-type="float" office:value="24.089" calcext:value-type="float">
            <text:p>24,1</text:p>
          </table:table-cell>
          <table:table-cell office:value-type="float" office:value="90.063" calcext:value-type="float">
            <text:p>90,1</text:p>
          </table:table-cell>
          <table:table-cell office:value-type="float" office:value="90.231" calcext:value-type="float">
            <text:p>90,2</text:p>
          </table:table-cell>
          <table:table-cell office:value-type="float" office:value="423.472" calcext:value-type="float">
            <text:p>423,5</text:p>
          </table:table-cell>
          <table:table-cell office:value-type="float" office:value="433.839" calcext:value-type="float">
            <text:p>433,8</text:p>
          </table:table-cell>
          <table:table-cell table:formula="of:=[.K813]-[.J813]" office:value-type="float" office:value="10.367" calcext:value-type="float">
            <text:p>10,4</text:p>
          </table:table-cell>
          <table:table-cell/>
          <table:table-cell table:formula="of:=[.J813]-[.O813]-[.I813]" office:value-type="float" office:value="34.881" calcext:value-type="float">
            <text:p>34,9</text:p>
          </table:table-cell>
          <table:table-cell table:style-name="Default" office:value-type="float" office:value="298.36" calcext:value-type="float">
            <text:p>298,36</text:p>
          </table:table-cell>
          <table:table-cell table:formula="of:=[.O813]-[.Q813]" office:value-type="float" office:value="15.426" calcext:value-type="float">
            <text:p>15,4</text:p>
          </table:table-cell>
          <table:table-cell office:value-type="float" office:value="282.934" calcext:value-type="float">
            <text:p>282,9</text:p>
          </table:table-cell>
          <table:table-cell table:formula="of:=[.Q813]-[.S813]-[.U813]-[.V813]" office:value-type="float" office:value="18.392" calcext:value-type="float">
            <text:p>18,4</text:p>
          </table:table-cell>
          <table:table-cell office:value-type="float" office:value="117.308" calcext:value-type="float">
            <text:p>117,3</text:p>
          </table:table-cell>
          <table:table-cell office:value-type="float" office:value="17.725" calcext:value-type="float">
            <text:p>17,7</text:p>
          </table:table-cell>
          <table:table-cell office:value-type="float" office:value="42.27" calcext:value-type="float">
            <text:p>42,3</text:p>
          </table:table-cell>
          <table:table-cell office:value-type="float" office:value="104.964" calcext:value-type="float">
            <text:p>105,0</text:p>
          </table:table-cell>
          <table:table-cell table:number-columns-repeated="1002"/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35" calcext:value-type="float">
            <text:p>4,3</text:p>
          </table:table-cell>
          <table:table-cell office:value-type="float" office:value="23.854" calcext:value-type="float">
            <text:p>23,9</text:p>
          </table:table-cell>
          <table:table-cell office:value-type="float" office:value="74.847" calcext:value-type="float">
            <text:p>74,8</text:p>
          </table:table-cell>
          <table:table-cell office:value-type="float" office:value="75" calcext:value-type="float">
            <text:p>75,0</text:p>
          </table:table-cell>
          <table:table-cell office:value-type="float" office:value="422.225" calcext:value-type="float">
            <text:p>422,2</text:p>
          </table:table-cell>
          <table:table-cell office:value-type="float" office:value="432.1" calcext:value-type="float">
            <text:p>432,1</text:p>
          </table:table-cell>
          <table:table-cell table:formula="of:=[.K814]-[.J814]" office:value-type="float" office:value="9.875" calcext:value-type="float">
            <text:p>9,9</text:p>
          </table:table-cell>
          <table:table-cell/>
          <table:table-cell table:formula="of:=[.J814]-[.O814]-[.I814]" office:value-type="float" office:value="41.035" calcext:value-type="float">
            <text:p>41,0</text:p>
          </table:table-cell>
          <table:table-cell table:style-name="Default" office:value-type="float" office:value="306.19" calcext:value-type="float">
            <text:p>306,19</text:p>
          </table:table-cell>
          <table:table-cell table:formula="of:=[.O814]-[.Q814]" office:value-type="float" office:value="14.376" calcext:value-type="float">
            <text:p>14,4</text:p>
          </table:table-cell>
          <table:table-cell office:value-type="float" office:value="291.814" calcext:value-type="float">
            <text:p>291,8</text:p>
          </table:table-cell>
          <table:table-cell table:formula="of:=[.Q814]-[.S814]-[.U814]-[.V814]" office:value-type="float" office:value="6.10300000000001" calcext:value-type="float">
            <text:p>6,1</text:p>
          </table:table-cell>
          <table:table-cell office:value-type="float" office:value="106.449" calcext:value-type="float">
            <text:p>106,4</text:p>
          </table:table-cell>
          <table:table-cell office:value-type="float" office:value="5.439" calcext:value-type="float">
            <text:p>5,4</text:p>
          </table:table-cell>
          <table:table-cell office:value-type="float" office:value="53.338" calcext:value-type="float">
            <text:p>53,3</text:p>
          </table:table-cell>
          <table:table-cell office:value-type="float" office:value="125.924" calcext:value-type="float">
            <text:p>125,9</text:p>
          </table:table-cell>
          <table:table-cell table:number-columns-repeated="1002"/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21" calcext:value-type="float">
            <text:p>4,3</text:p>
          </table:table-cell>
          <table:table-cell office:value-type="float" office:value="23.774" calcext:value-type="float">
            <text:p>23,8</text:p>
          </table:table-cell>
          <table:table-cell office:value-type="float" office:value="92.7" calcext:value-type="float">
            <text:p>92,7</text:p>
          </table:table-cell>
          <table:table-cell office:value-type="float" office:value="92.761" calcext:value-type="float">
            <text:p>92,8</text:p>
          </table:table-cell>
          <table:table-cell office:value-type="float" office:value="445.978" calcext:value-type="float">
            <text:p>446,0</text:p>
          </table:table-cell>
          <table:table-cell office:value-type="float" office:value="455.639" calcext:value-type="float">
            <text:p>455,6</text:p>
          </table:table-cell>
          <table:table-cell table:formula="of:=[.K815]-[.J815]" office:value-type="float" office:value="9.661" calcext:value-type="float">
            <text:p>9,7</text:p>
          </table:table-cell>
          <table:table-cell/>
          <table:table-cell table:formula="of:=[.J815]-[.O815]-[.I815]" office:value-type="float" office:value="31.657" calcext:value-type="float">
            <text:p>31,7</text:p>
          </table:table-cell>
          <table:table-cell table:style-name="Default" office:value-type="float" office:value="321.56" calcext:value-type="float">
            <text:p>321,56</text:p>
          </table:table-cell>
          <table:table-cell table:formula="of:=[.O815]-[.Q815]" office:value-type="float" office:value="2.29300000000001" calcext:value-type="float">
            <text:p>2,3</text:p>
          </table:table-cell>
          <table:table-cell office:value-type="float" office:value="319.267" calcext:value-type="float">
            <text:p>319,3</text:p>
          </table:table-cell>
          <table:table-cell table:formula="of:=[.Q815]-[.S815]-[.U815]-[.V815]" office:value-type="float" office:value="61.858" calcext:value-type="float">
            <text:p>61,9</text:p>
          </table:table-cell>
          <table:table-cell office:value-type="float" office:value="119.698" calcext:value-type="float">
            <text:p>119,7</text:p>
          </table:table-cell>
          <table:table-cell office:value-type="float" office:value="61.164" calcext:value-type="float">
            <text:p>61,2</text:p>
          </table:table-cell>
          <table:table-cell office:value-type="float" office:value="39.708" calcext:value-type="float">
            <text:p>39,7</text:p>
          </table:table-cell>
          <table:table-cell office:value-type="float" office:value="98.003" calcext:value-type="float">
            <text:p>98,0</text:p>
          </table:table-cell>
          <table:table-cell table:number-columns-repeated="1002"/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19" calcext:value-type="float">
            <text:p>4,3</text:p>
          </table:table-cell>
          <table:table-cell office:value-type="float" office:value="23.264" calcext:value-type="float">
            <text:p>23,3</text:p>
          </table:table-cell>
          <table:table-cell office:value-type="float" office:value="88.5" calcext:value-type="float">
            <text:p>88,5</text:p>
          </table:table-cell>
          <table:table-cell office:value-type="float" office:value="88.675" calcext:value-type="float">
            <text:p>88,7</text:p>
          </table:table-cell>
          <table:table-cell office:value-type="float" office:value="468.049" calcext:value-type="float">
            <text:p>468,0</text:p>
          </table:table-cell>
          <table:table-cell office:value-type="float" office:value="477.805" calcext:value-type="float">
            <text:p>477,8</text:p>
          </table:table-cell>
          <table:table-cell table:formula="of:=[.K816]-[.J816]" office:value-type="float" office:value="9.75600000000003" calcext:value-type="float">
            <text:p>9,8</text:p>
          </table:table-cell>
          <table:table-cell/>
          <table:table-cell table:formula="of:=[.J816]-[.O816]-[.I816]" office:value-type="float" office:value="23.314" calcext:value-type="float">
            <text:p>23,3</text:p>
          </table:table-cell>
          <table:table-cell table:style-name="Default" office:value-type="float" office:value="356.06" calcext:value-type="float">
            <text:p>356,06</text:p>
          </table:table-cell>
          <table:table-cell table:formula="of:=[.O816]-[.Q816]" office:value-type="float" office:value="2.21300000000002" calcext:value-type="float">
            <text:p>2,2</text:p>
          </table:table-cell>
          <table:table-cell office:value-type="float" office:value="353.847" calcext:value-type="float">
            <text:p>353,8</text:p>
          </table:table-cell>
          <table:table-cell table:formula="of:=[.Q816]-[.S816]-[.U816]-[.V816]" office:value-type="float" office:value="15.536" calcext:value-type="float">
            <text:p>15,5</text:p>
          </table:table-cell>
          <table:table-cell office:value-type="float" office:value="179.965" calcext:value-type="float">
            <text:p>180,0</text:p>
          </table:table-cell>
          <table:table-cell office:value-type="float" office:value="14.846" calcext:value-type="float">
            <text:p>14,8</text:p>
          </table:table-cell>
          <table:table-cell office:value-type="float" office:value="59.764" calcext:value-type="float">
            <text:p>59,8</text:p>
          </table:table-cell>
          <table:table-cell office:value-type="float" office:value="98.582" calcext:value-type="float">
            <text:p>98,6</text:p>
          </table:table-cell>
          <table:table-cell table:number-columns-repeated="1002"/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24" calcext:value-type="float">
            <text:p>4,3</text:p>
          </table:table-cell>
          <table:table-cell office:value-type="float" office:value="23.547" calcext:value-type="float">
            <text:p>23,5</text:p>
          </table:table-cell>
          <table:table-cell office:value-type="float" office:value="90.656" calcext:value-type="float">
            <text:p>90,7</text:p>
          </table:table-cell>
          <table:table-cell office:value-type="float" office:value="90.843" calcext:value-type="float">
            <text:p>90,8</text:p>
          </table:table-cell>
          <table:table-cell office:value-type="float" office:value="409.933" calcext:value-type="float">
            <text:p>409,9</text:p>
          </table:table-cell>
          <table:table-cell office:value-type="float" office:value="420.032" calcext:value-type="float">
            <text:p>420,0</text:p>
          </table:table-cell>
          <table:table-cell table:formula="of:=[.K817]-[.J817]" office:value-type="float" office:value="10.099" calcext:value-type="float">
            <text:p>10,1</text:p>
          </table:table-cell>
          <table:table-cell/>
          <table:table-cell table:formula="of:=[.J817]-[.O817]-[.I817]" office:value-type="float" office:value="54.23" calcext:value-type="float">
            <text:p>54,2</text:p>
          </table:table-cell>
          <table:table-cell table:style-name="Default" office:value-type="float" office:value="264.86" calcext:value-type="float">
            <text:p>264,86</text:p>
          </table:table-cell>
          <table:table-cell table:formula="of:=[.O817]-[.Q817]" office:value-type="float" office:value="11.742" calcext:value-type="float">
            <text:p>11,7</text:p>
          </table:table-cell>
          <table:table-cell office:value-type="float" office:value="253.118" calcext:value-type="float">
            <text:p>253,1</text:p>
          </table:table-cell>
          <table:table-cell table:formula="of:=[.Q817]-[.S817]-[.U817]-[.V817]" office:value-type="float" office:value="4.64399999999999" calcext:value-type="float">
            <text:p>4,6</text:p>
          </table:table-cell>
          <table:table-cell office:value-type="float" office:value="106.458" calcext:value-type="float">
            <text:p>106,5</text:p>
          </table:table-cell>
          <table:table-cell office:value-type="float" office:value="4.003" calcext:value-type="float">
            <text:p>4,0</text:p>
          </table:table-cell>
          <table:table-cell office:value-type="float" office:value="53.581" calcext:value-type="float">
            <text:p>53,6</text:p>
          </table:table-cell>
          <table:table-cell office:value-type="float" office:value="88.435" calcext:value-type="float">
            <text:p>88,4</text:p>
          </table:table-cell>
          <table:table-cell table:number-columns-repeated="1002"/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16" calcext:value-type="float">
            <text:p>4,3</text:p>
          </table:table-cell>
          <table:table-cell office:value-type="float" office:value="24.08" calcext:value-type="float">
            <text:p>24,1</text:p>
          </table:table-cell>
          <table:table-cell office:value-type="float" office:value="89.099" calcext:value-type="float">
            <text:p>89,1</text:p>
          </table:table-cell>
          <table:table-cell office:value-type="float" office:value="89.265" calcext:value-type="float">
            <text:p>89,3</text:p>
          </table:table-cell>
          <table:table-cell office:value-type="float" office:value="415.478" calcext:value-type="float">
            <text:p>415,5</text:p>
          </table:table-cell>
          <table:table-cell office:value-type="float" office:value="425.701" calcext:value-type="float">
            <text:p>425,7</text:p>
          </table:table-cell>
          <table:table-cell table:formula="of:=[.K818]-[.J818]" office:value-type="float" office:value="10.223" calcext:value-type="float">
            <text:p>10,2</text:p>
          </table:table-cell>
          <table:table-cell/>
          <table:table-cell table:formula="of:=[.J818]-[.O818]-[.I818]" office:value-type="float" office:value="42.363" calcext:value-type="float">
            <text:p>42,4</text:p>
          </table:table-cell>
          <table:table-cell table:style-name="Default" office:value-type="float" office:value="283.85" calcext:value-type="float">
            <text:p>283,85</text:p>
          </table:table-cell>
          <table:table-cell table:formula="of:=[.O818]-[.Q818]" office:value-type="float" office:value="12.9210000000001" calcext:value-type="float">
            <text:p>12,9</text:p>
          </table:table-cell>
          <table:table-cell office:value-type="float" office:value="270.929" calcext:value-type="float">
            <text:p>270,9</text:p>
          </table:table-cell>
          <table:table-cell table:formula="of:=[.Q818]-[.S818]-[.U818]-[.V818]" office:value-type="float" office:value="20.814" calcext:value-type="float">
            <text:p>20,8</text:p>
          </table:table-cell>
          <table:table-cell office:value-type="float" office:value="118.661" calcext:value-type="float">
            <text:p>118,7</text:p>
          </table:table-cell>
          <table:table-cell office:value-type="float" office:value="19.817" calcext:value-type="float">
            <text:p>19,8</text:p>
          </table:table-cell>
          <table:table-cell office:value-type="float" office:value="40.409" calcext:value-type="float">
            <text:p>40,4</text:p>
          </table:table-cell>
          <table:table-cell office:value-type="float" office:value="91.045" calcext:value-type="float">
            <text:p>91,0</text:p>
          </table:table-cell>
          <table:table-cell table:number-columns-repeated="1002"/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57" calcext:value-type="float">
            <text:p>4,4</text:p>
          </table:table-cell>
          <table:table-cell office:value-type="float" office:value="23.946" calcext:value-type="float">
            <text:p>23,9</text:p>
          </table:table-cell>
          <table:table-cell office:value-type="float" office:value="88.013" calcext:value-type="float">
            <text:p>88,0</text:p>
          </table:table-cell>
          <table:table-cell office:value-type="float" office:value="88.157" calcext:value-type="float">
            <text:p>88,2</text:p>
          </table:table-cell>
          <table:table-cell office:value-type="float" office:value="400.837" calcext:value-type="float">
            <text:p>400,8</text:p>
          </table:table-cell>
          <table:table-cell office:value-type="float" office:value="412.083" calcext:value-type="float">
            <text:p>412,1</text:p>
          </table:table-cell>
          <table:table-cell table:formula="of:=[.K819]-[.J819]" office:value-type="float" office:value="11.246" calcext:value-type="float">
            <text:p>11,2</text:p>
          </table:table-cell>
          <table:table-cell/>
          <table:table-cell table:formula="of:=[.J819]-[.O819]-[.I819]" office:value-type="float" office:value="-60.41" calcext:value-type="float">
            <text:p>-60,4</text:p>
          </table:table-cell>
          <table:table-cell table:style-name="Default" office:value-type="float" office:value="373.09" calcext:value-type="float">
            <text:p>373,09</text:p>
          </table:table-cell>
          <table:table-cell table:formula="of:=[.O819]-[.Q819]" office:value-type="float" office:value="10.802" calcext:value-type="float">
            <text:p>10,8</text:p>
          </table:table-cell>
          <table:table-cell office:value-type="float" office:value="362.288" calcext:value-type="float">
            <text:p>362,3</text:p>
          </table:table-cell>
          <table:table-cell table:formula="of:=[.Q819]-[.S819]-[.U819]-[.V819]" office:value-type="float" office:value="12.465" calcext:value-type="float">
            <text:p>12,5</text:p>
          </table:table-cell>
          <table:table-cell office:value-type="float" office:value="103.119" calcext:value-type="float">
            <text:p>103,1</text:p>
          </table:table-cell>
          <table:table-cell office:value-type="float" office:value="11.8" calcext:value-type="float">
            <text:p>11,8</text:p>
          </table:table-cell>
          <table:table-cell office:value-type="float" office:value="56.576" calcext:value-type="float">
            <text:p>56,6</text:p>
          </table:table-cell>
          <table:table-cell office:value-type="float" office:value="190.128" calcext:value-type="float">
            <text:p>190,1</text:p>
          </table:table-cell>
          <table:table-cell table:number-columns-repeated="1002"/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24" calcext:value-type="float">
            <text:p>4,3</text:p>
          </table:table-cell>
          <table:table-cell office:value-type="float" office:value="23.573" calcext:value-type="float">
            <text:p>23,6</text:p>
          </table:table-cell>
          <table:table-cell office:value-type="float" office:value="86.342" calcext:value-type="float">
            <text:p>86,3</text:p>
          </table:table-cell>
          <table:table-cell office:value-type="float" office:value="86.398" calcext:value-type="float">
            <text:p>86,4</text:p>
          </table:table-cell>
          <table:table-cell office:value-type="float" office:value="408.891" calcext:value-type="float">
            <text:p>408,9</text:p>
          </table:table-cell>
          <table:table-cell office:value-type="float" office:value="418.651" calcext:value-type="float">
            <text:p>418,7</text:p>
          </table:table-cell>
          <table:table-cell table:formula="of:=[.K820]-[.J820]" office:value-type="float" office:value="9.75999999999999" calcext:value-type="float">
            <text:p>9,8</text:p>
          </table:table-cell>
          <table:table-cell/>
          <table:table-cell table:formula="of:=[.J820]-[.O820]-[.I820]" office:value-type="float" office:value="90.733" calcext:value-type="float">
            <text:p>90,7</text:p>
          </table:table-cell>
          <table:table-cell table:style-name="Default" office:value-type="float" office:value="231.76" calcext:value-type="float">
            <text:p>231,76</text:p>
          </table:table-cell>
          <table:table-cell table:formula="of:=[.O820]-[.Q820]" office:value-type="float" office:value="13.196" calcext:value-type="float">
            <text:p>13,2</text:p>
          </table:table-cell>
          <table:table-cell office:value-type="float" office:value="218.564" calcext:value-type="float">
            <text:p>218,6</text:p>
          </table:table-cell>
          <table:table-cell table:formula="of:=[.Q820]-[.S820]-[.U820]-[.V820]" office:value-type="float" office:value="10.842" calcext:value-type="float">
            <text:p>10,8</text:p>
          </table:table-cell>
          <table:table-cell office:value-type="float" office:value="101.923" calcext:value-type="float">
            <text:p>101,9</text:p>
          </table:table-cell>
          <table:table-cell office:value-type="float" office:value="10.211" calcext:value-type="float">
            <text:p>10,2</text:p>
          </table:table-cell>
          <table:table-cell office:value-type="float" office:value="38.102" calcext:value-type="float">
            <text:p>38,1</text:p>
          </table:table-cell>
          <table:table-cell office:value-type="float" office:value="67.697" calcext:value-type="float">
            <text:p>67,7</text:p>
          </table:table-cell>
          <table:table-cell table:number-columns-repeated="1002"/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29" calcext:value-type="float">
            <text:p>4,3</text:p>
          </table:table-cell>
          <table:table-cell office:value-type="float" office:value="23.555" calcext:value-type="float">
            <text:p>23,6</text:p>
          </table:table-cell>
          <table:table-cell office:value-type="float" office:value="84.543" calcext:value-type="float">
            <text:p>84,5</text:p>
          </table:table-cell>
          <table:table-cell office:value-type="float" office:value="84.707" calcext:value-type="float">
            <text:p>84,7</text:p>
          </table:table-cell>
          <table:table-cell office:value-type="float" office:value="398.131" calcext:value-type="float">
            <text:p>398,1</text:p>
          </table:table-cell>
          <table:table-cell office:value-type="float" office:value="408.969" calcext:value-type="float">
            <text:p>409,0</text:p>
          </table:table-cell>
          <table:table-cell table:formula="of:=[.K821]-[.J821]" office:value-type="float" office:value="10.838" calcext:value-type="float">
            <text:p>10,8</text:p>
          </table:table-cell>
          <table:table-cell/>
          <table:table-cell table:formula="of:=[.J821]-[.O821]-[.I821]" office:value-type="float" office:value="50.954" calcext:value-type="float">
            <text:p>51,0</text:p>
          </table:table-cell>
          <table:table-cell table:style-name="Default" office:value-type="float" office:value="262.47" calcext:value-type="float">
            <text:p>262,47</text:p>
          </table:table-cell>
          <table:table-cell table:formula="of:=[.O821]-[.Q821]" office:value-type="float" office:value="19.709" calcext:value-type="float">
            <text:p>19,7</text:p>
          </table:table-cell>
          <table:table-cell office:value-type="float" office:value="242.761" calcext:value-type="float">
            <text:p>242,8</text:p>
          </table:table-cell>
          <table:table-cell table:formula="of:=[.Q821]-[.S821]-[.U821]-[.V821]" office:value-type="float" office:value="2.64399999999999" calcext:value-type="float">
            <text:p>2,6</text:p>
          </table:table-cell>
          <table:table-cell office:value-type="float" office:value="115.72" calcext:value-type="float">
            <text:p>115,7</text:p>
          </table:table-cell>
          <table:table-cell office:value-type="float" office:value="2.006" calcext:value-type="float">
            <text:p>2,0</text:p>
          </table:table-cell>
          <table:table-cell office:value-type="float" office:value="43.866" calcext:value-type="float">
            <text:p>43,9</text:p>
          </table:table-cell>
          <table:table-cell office:value-type="float" office:value="80.531" calcext:value-type="float">
            <text:p>80,5</text:p>
          </table:table-cell>
          <table:table-cell table:number-columns-repeated="1002"/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56" calcext:value-type="float">
            <text:p>4,4</text:p>
          </table:table-cell>
          <table:table-cell office:value-type="float" office:value="23.325" calcext:value-type="float">
            <text:p>23,3</text:p>
          </table:table-cell>
          <table:table-cell office:value-type="float" office:value="88.107" calcext:value-type="float">
            <text:p>88,1</text:p>
          </table:table-cell>
          <table:table-cell office:value-type="float" office:value="88.332" calcext:value-type="float">
            <text:p>88,3</text:p>
          </table:table-cell>
          <table:table-cell office:value-type="float" office:value="420.377" calcext:value-type="float">
            <text:p>420,4</text:p>
          </table:table-cell>
          <table:table-cell office:value-type="float" office:value="430.032" calcext:value-type="float">
            <text:p>430,0</text:p>
          </table:table-cell>
          <table:table-cell table:formula="of:=[.K822]-[.J822]" office:value-type="float" office:value="9.65499999999997" calcext:value-type="float">
            <text:p>9,7</text:p>
          </table:table-cell>
          <table:table-cell/>
          <table:table-cell table:formula="of:=[.J822]-[.O822]-[.I822]" office:value-type="float" office:value="33.015" calcext:value-type="float">
            <text:p>33,0</text:p>
          </table:table-cell>
          <table:table-cell table:style-name="Default" office:value-type="float" office:value="299.03" calcext:value-type="float">
            <text:p>299,03</text:p>
          </table:table-cell>
          <table:table-cell table:formula="of:=[.O822]-[.Q822]" office:value-type="float" office:value="9.74699999999996" calcext:value-type="float">
            <text:p>9,7</text:p>
          </table:table-cell>
          <table:table-cell office:value-type="float" office:value="289.283" calcext:value-type="float">
            <text:p>289,3</text:p>
          </table:table-cell>
          <table:table-cell table:formula="of:=[.Q822]-[.S822]-[.U822]-[.V822]" office:value-type="float" office:value="18.894" calcext:value-type="float">
            <text:p>18,9</text:p>
          </table:table-cell>
          <table:table-cell office:value-type="float" office:value="104.883" calcext:value-type="float">
            <text:p>104,9</text:p>
          </table:table-cell>
          <table:table-cell office:value-type="float" office:value="18.209" calcext:value-type="float">
            <text:p>18,2</text:p>
          </table:table-cell>
          <table:table-cell office:value-type="float" office:value="54.914" calcext:value-type="float">
            <text:p>54,9</text:p>
          </table:table-cell>
          <table:table-cell office:value-type="float" office:value="110.592" calcext:value-type="float">
            <text:p>110,6</text:p>
          </table:table-cell>
          <table:table-cell table:number-columns-repeated="1002"/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58" calcext:value-type="float">
            <text:p>4,4</text:p>
          </table:table-cell>
          <table:table-cell office:value-type="float" office:value="23.662" calcext:value-type="float">
            <text:p>23,7</text:p>
          </table:table-cell>
          <table:table-cell office:value-type="float" office:value="86.979" calcext:value-type="float">
            <text:p>87,0</text:p>
          </table:table-cell>
          <table:table-cell office:value-type="float" office:value="87.044" calcext:value-type="float">
            <text:p>87,0</text:p>
          </table:table-cell>
          <table:table-cell office:value-type="float" office:value="401.142" calcext:value-type="float">
            <text:p>401,1</text:p>
          </table:table-cell>
          <table:table-cell office:value-type="float" office:value="412.153" calcext:value-type="float">
            <text:p>412,2</text:p>
          </table:table-cell>
          <table:table-cell table:formula="of:=[.K823]-[.J823]" office:value-type="float" office:value="11.011" calcext:value-type="float">
            <text:p>11,0</text:p>
          </table:table-cell>
          <table:table-cell/>
          <table:table-cell table:formula="of:=[.J823]-[.O823]-[.I823]" office:value-type="float" office:value="-0.541999999999987" calcext:value-type="float">
            <text:p>-0,5</text:p>
          </table:table-cell>
          <table:table-cell table:style-name="Default" office:value-type="float" office:value="314.64" calcext:value-type="float">
            <text:p>314,64</text:p>
          </table:table-cell>
          <table:table-cell table:formula="of:=[.O823]-[.Q823]" office:value-type="float" office:value="6.40699999999998" calcext:value-type="float">
            <text:p>6,4</text:p>
          </table:table-cell>
          <table:table-cell office:value-type="float" office:value="308.233" calcext:value-type="float">
            <text:p>308,2</text:p>
          </table:table-cell>
          <table:table-cell table:formula="of:=[.Q823]-[.S823]-[.U823]-[.V823]" office:value-type="float" office:value="14.589" calcext:value-type="float">
            <text:p>14,6</text:p>
          </table:table-cell>
          <table:table-cell office:value-type="float" office:value="105.204" calcext:value-type="float">
            <text:p>105,2</text:p>
          </table:table-cell>
          <table:table-cell office:value-type="float" office:value="13.877" calcext:value-type="float">
            <text:p>13,9</text:p>
          </table:table-cell>
          <table:table-cell office:value-type="float" office:value="54.753" calcext:value-type="float">
            <text:p>54,8</text:p>
          </table:table-cell>
          <table:table-cell office:value-type="float" office:value="133.687" calcext:value-type="float">
            <text:p>133,7</text:p>
          </table:table-cell>
          <table:table-cell table:number-columns-repeated="1002"/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24" calcext:value-type="float">
            <text:p>4,3</text:p>
          </table:table-cell>
          <table:table-cell office:value-type="float" office:value="23.55" calcext:value-type="float">
            <text:p>23,6</text:p>
          </table:table-cell>
          <table:table-cell office:value-type="float" office:value="75.774" calcext:value-type="float">
            <text:p>75,8</text:p>
          </table:table-cell>
          <table:table-cell office:value-type="float" office:value="75.896" calcext:value-type="float">
            <text:p>75,9</text:p>
          </table:table-cell>
          <table:table-cell office:value-type="float" office:value="366.429" calcext:value-type="float">
            <text:p>366,4</text:p>
          </table:table-cell>
          <table:table-cell office:value-type="float" office:value="377.585" calcext:value-type="float">
            <text:p>377,6</text:p>
          </table:table-cell>
          <table:table-cell table:formula="of:=[.K824]-[.J824]" office:value-type="float" office:value="11.156" calcext:value-type="float">
            <text:p>11,2</text:p>
          </table:table-cell>
          <table:table-cell/>
          <table:table-cell table:formula="of:=[.J824]-[.O824]-[.I824]" office:value-type="float" office:value="-13.577" calcext:value-type="float">
            <text:p>-13,6</text:p>
          </table:table-cell>
          <table:table-cell table:style-name="Default" office:value-type="float" office:value="304.11" calcext:value-type="float">
            <text:p>304,11</text:p>
          </table:table-cell>
          <table:table-cell table:formula="of:=[.O824]-[.Q824]" office:value-type="float" office:value="9.209" calcext:value-type="float">
            <text:p>9,2</text:p>
          </table:table-cell>
          <table:table-cell office:value-type="float" office:value="294.901" calcext:value-type="float">
            <text:p>294,9</text:p>
          </table:table-cell>
          <table:table-cell table:formula="of:=[.Q824]-[.S824]-[.U824]-[.V824]" office:value-type="float" office:value="7.57599999999999" calcext:value-type="float">
            <text:p>7,6</text:p>
          </table:table-cell>
          <table:table-cell office:value-type="float" office:value="115.175" calcext:value-type="float">
            <text:p>115,2</text:p>
          </table:table-cell>
          <table:table-cell office:value-type="float" office:value="2.428" calcext:value-type="float">
            <text:p>2,4</text:p>
          </table:table-cell>
          <table:table-cell office:value-type="float" office:value="40.365" calcext:value-type="float">
            <text:p>40,4</text:p>
          </table:table-cell>
          <table:table-cell office:value-type="float" office:value="131.785" calcext:value-type="float">
            <text:p>131,8</text:p>
          </table:table-cell>
          <table:table-cell table:number-columns-repeated="1002"/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24" calcext:value-type="float">
            <text:p>4,2</text:p>
          </table:table-cell>
          <table:table-cell office:value-type="float" office:value="22.966" calcext:value-type="float">
            <text:p>23,0</text:p>
          </table:table-cell>
          <table:table-cell office:value-type="float" office:value="76.484" calcext:value-type="float">
            <text:p>76,5</text:p>
          </table:table-cell>
          <table:table-cell office:value-type="float" office:value="76.65" calcext:value-type="float">
            <text:p>76,7</text:p>
          </table:table-cell>
          <table:table-cell office:value-type="float" office:value="413.985" calcext:value-type="float">
            <text:p>414,0</text:p>
          </table:table-cell>
          <table:table-cell office:value-type="float" office:value="423.924" calcext:value-type="float">
            <text:p>423,9</text:p>
          </table:table-cell>
          <table:table-cell table:formula="of:=[.K825]-[.J825]" office:value-type="float" office:value="9.93899999999996" calcext:value-type="float">
            <text:p>9,9</text:p>
          </table:table-cell>
          <table:table-cell/>
          <table:table-cell table:formula="of:=[.J825]-[.O825]-[.I825]" office:value-type="float" office:value="39.955" calcext:value-type="float">
            <text:p>40,0</text:p>
          </table:table-cell>
          <table:table-cell table:style-name="Default" office:value-type="float" office:value="297.38" calcext:value-type="float">
            <text:p>297,38</text:p>
          </table:table-cell>
          <table:table-cell table:formula="of:=[.O825]-[.Q825]" office:value-type="float" office:value="4.71300000000002" calcext:value-type="float">
            <text:p>4,7</text:p>
          </table:table-cell>
          <table:table-cell office:value-type="float" office:value="292.667" calcext:value-type="float">
            <text:p>292,7</text:p>
          </table:table-cell>
          <table:table-cell table:formula="of:=[.Q825]-[.S825]-[.U825]-[.V825]" office:value-type="float" office:value="16.806" calcext:value-type="float">
            <text:p>16,8</text:p>
          </table:table-cell>
          <table:table-cell office:value-type="float" office:value="104.367" calcext:value-type="float">
            <text:p>104,4</text:p>
          </table:table-cell>
          <table:table-cell office:value-type="float" office:value="16.114" calcext:value-type="float">
            <text:p>16,1</text:p>
          </table:table-cell>
          <table:table-cell office:value-type="float" office:value="55.665" calcext:value-type="float">
            <text:p>55,7</text:p>
          </table:table-cell>
          <table:table-cell office:value-type="float" office:value="115.829" calcext:value-type="float">
            <text:p>115,8</text:p>
          </table:table-cell>
          <table:table-cell table:number-columns-repeated="1002"/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18" calcext:value-type="float">
            <text:p>4,1</text:p>
          </table:table-cell>
          <table:table-cell office:value-type="float" office:value="22.878" calcext:value-type="float">
            <text:p>22,9</text:p>
          </table:table-cell>
          <table:table-cell office:value-type="float" office:value="75.811" calcext:value-type="float">
            <text:p>75,8</text:p>
          </table:table-cell>
          <table:table-cell office:value-type="float" office:value="75.928" calcext:value-type="float">
            <text:p>75,9</text:p>
          </table:table-cell>
          <table:table-cell office:value-type="float" office:value="415.044" calcext:value-type="float">
            <text:p>415,0</text:p>
          </table:table-cell>
          <table:table-cell office:value-type="float" office:value="424.025" calcext:value-type="float">
            <text:p>424,0</text:p>
          </table:table-cell>
          <table:table-cell table:formula="of:=[.K826]-[.J826]" office:value-type="float" office:value="8.98099999999999" calcext:value-type="float">
            <text:p>9,0</text:p>
          </table:table-cell>
          <table:table-cell/>
          <table:table-cell table:formula="of:=[.J826]-[.O826]-[.I826]" office:value-type="float" office:value="61.366" calcext:value-type="float">
            <text:p>61,4</text:p>
          </table:table-cell>
          <table:table-cell table:style-name="Default" office:value-type="float" office:value="277.75" calcext:value-type="float">
            <text:p>277,75</text:p>
          </table:table-cell>
          <table:table-cell table:formula="of:=[.O826]-[.Q826]" office:value-type="float" office:value="10.476" calcext:value-type="float">
            <text:p>10,5</text:p>
          </table:table-cell>
          <table:table-cell office:value-type="float" office:value="267.274" calcext:value-type="float">
            <text:p>267,3</text:p>
          </table:table-cell>
          <table:table-cell table:formula="of:=[.Q826]-[.S826]-[.U826]-[.V826]" office:value-type="float" office:value="18.096" calcext:value-type="float">
            <text:p>18,1</text:p>
          </table:table-cell>
          <table:table-cell office:value-type="float" office:value="103.746" calcext:value-type="float">
            <text:p>103,7</text:p>
          </table:table-cell>
          <table:table-cell office:value-type="float" office:value="17.471" calcext:value-type="float">
            <text:p>17,5</text:p>
          </table:table-cell>
          <table:table-cell office:value-type="float" office:value="55.465" calcext:value-type="float">
            <text:p>55,5</text:p>
          </table:table-cell>
          <table:table-cell office:value-type="float" office:value="89.967" calcext:value-type="float">
            <text:p>90,0</text:p>
          </table:table-cell>
          <table:table-cell table:number-columns-repeated="1002"/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18" calcext:value-type="float">
            <text:p>4,3</text:p>
          </table:table-cell>
          <table:table-cell office:value-type="float" office:value="23.978" calcext:value-type="float">
            <text:p>24,0</text:p>
          </table:table-cell>
          <table:table-cell office:value-type="float" office:value="89.001" calcext:value-type="float">
            <text:p>89,0</text:p>
          </table:table-cell>
          <table:table-cell office:value-type="float" office:value="89.164" calcext:value-type="float">
            <text:p>89,2</text:p>
          </table:table-cell>
          <table:table-cell office:value-type="float" office:value="407.633" calcext:value-type="float">
            <text:p>407,6</text:p>
          </table:table-cell>
          <table:table-cell office:value-type="float" office:value="418.193" calcext:value-type="float">
            <text:p>418,2</text:p>
          </table:table-cell>
          <table:table-cell table:formula="of:=[.K827]-[.J827]" office:value-type="float" office:value="10.56" calcext:value-type="float">
            <text:p>10,6</text:p>
          </table:table-cell>
          <table:table-cell/>
          <table:table-cell table:formula="of:=[.J827]-[.O827]-[.I827]" office:value-type="float" office:value="-78.621" calcext:value-type="float">
            <text:p>-78,6</text:p>
          </table:table-cell>
          <table:table-cell table:style-name="Default" office:value-type="float" office:value="397.09" calcext:value-type="float">
            <text:p>397,09</text:p>
          </table:table-cell>
          <table:table-cell table:formula="of:=[.O827]-[.Q827]" office:value-type="float" office:value="15.033" calcext:value-type="float">
            <text:p>15,0</text:p>
          </table:table-cell>
          <table:table-cell office:value-type="float" office:value="382.057" calcext:value-type="float">
            <text:p>382,1</text:p>
          </table:table-cell>
          <table:table-cell table:formula="of:=[.Q827]-[.S827]-[.U827]-[.V827]" office:value-type="float" office:value="17.149" calcext:value-type="float">
            <text:p>17,1</text:p>
          </table:table-cell>
          <table:table-cell office:value-type="float" office:value="117.61" calcext:value-type="float">
            <text:p>117,6</text:p>
          </table:table-cell>
          <table:table-cell office:value-type="float" office:value="16.422" calcext:value-type="float">
            <text:p>16,4</text:p>
          </table:table-cell>
          <table:table-cell office:value-type="float" office:value="41.922" calcext:value-type="float">
            <text:p>41,9</text:p>
          </table:table-cell>
          <table:table-cell office:value-type="float" office:value="205.376" calcext:value-type="float">
            <text:p>205,4</text:p>
          </table:table-cell>
          <table:table-cell table:number-columns-repeated="1002"/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64" calcext:value-type="float">
            <text:p>4,2</text:p>
          </table:table-cell>
          <table:table-cell office:value-type="float" office:value="23.372" calcext:value-type="float">
            <text:p>23,4</text:p>
          </table:table-cell>
          <table:table-cell office:value-type="float" office:value="74.306" calcext:value-type="float">
            <text:p>74,3</text:p>
          </table:table-cell>
          <table:table-cell office:value-type="float" office:value="74.45" calcext:value-type="float">
            <text:p>74,5</text:p>
          </table:table-cell>
          <table:table-cell office:value-type="float" office:value="373.685" calcext:value-type="float">
            <text:p>373,7</text:p>
          </table:table-cell>
          <table:table-cell office:value-type="float" office:value="382.647" calcext:value-type="float">
            <text:p>382,6</text:p>
          </table:table-cell>
          <table:table-cell table:formula="of:=[.K828]-[.J828]" office:value-type="float" office:value="8.96199999999999" calcext:value-type="float">
            <text:p>9,0</text:p>
          </table:table-cell>
          <table:table-cell/>
          <table:table-cell table:formula="of:=[.J828]-[.O828]-[.I828]" office:value-type="float" office:value="-8.23500000000003" calcext:value-type="float">
            <text:p>-8,2</text:p>
          </table:table-cell>
          <table:table-cell table:style-name="Default" office:value-type="float" office:value="307.47" calcext:value-type="float">
            <text:p>307,47</text:p>
          </table:table-cell>
          <table:table-cell table:formula="of:=[.O828]-[.Q828]" office:value-type="float" office:value="11.471" calcext:value-type="float">
            <text:p>11,5</text:p>
          </table:table-cell>
          <table:table-cell office:value-type="float" office:value="295.999" calcext:value-type="float">
            <text:p>296,0</text:p>
          </table:table-cell>
          <table:table-cell table:formula="of:=[.Q828]-[.S828]-[.U828]-[.V828]" office:value-type="float" office:value="8.01600000000002" calcext:value-type="float">
            <text:p>8,0</text:p>
          </table:table-cell>
          <table:table-cell office:value-type="float" office:value="120.016" calcext:value-type="float">
            <text:p>120,0</text:p>
          </table:table-cell>
          <table:table-cell office:value-type="float" office:value="7.308" calcext:value-type="float">
            <text:p>7,3</text:p>
          </table:table-cell>
          <table:table-cell office:value-type="float" office:value="39.541" calcext:value-type="float">
            <text:p>39,5</text:p>
          </table:table-cell>
          <table:table-cell office:value-type="float" office:value="128.426" calcext:value-type="float">
            <text:p>128,4</text:p>
          </table:table-cell>
          <table:table-cell table:number-columns-repeated="1002"/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24" calcext:value-type="float">
            <text:p>4,3</text:p>
          </table:table-cell>
          <table:table-cell office:value-type="float" office:value="23.544" calcext:value-type="float">
            <text:p>23,5</text:p>
          </table:table-cell>
          <table:table-cell office:value-type="float" office:value="90.265" calcext:value-type="float">
            <text:p>90,3</text:p>
          </table:table-cell>
          <table:table-cell office:value-type="float" office:value="90.429" calcext:value-type="float">
            <text:p>90,4</text:p>
          </table:table-cell>
          <table:table-cell office:value-type="float" office:value="429.419" calcext:value-type="float">
            <text:p>429,4</text:p>
          </table:table-cell>
          <table:table-cell office:value-type="float" office:value="439.936" calcext:value-type="float">
            <text:p>439,9</text:p>
          </table:table-cell>
          <table:table-cell table:formula="of:=[.K829]-[.J829]" office:value-type="float" office:value="10.517" calcext:value-type="float">
            <text:p>10,5</text:p>
          </table:table-cell>
          <table:table-cell/>
          <table:table-cell table:formula="of:=[.J829]-[.O829]-[.I829]" office:value-type="float" office:value="7.93999999999997" calcext:value-type="float">
            <text:p>7,9</text:p>
          </table:table-cell>
          <table:table-cell table:style-name="Default" office:value-type="float" office:value="331.05" calcext:value-type="float">
            <text:p>331,05</text:p>
          </table:table-cell>
          <table:table-cell table:formula="of:=[.O829]-[.Q829]" office:value-type="float" office:value="19.488" calcext:value-type="float">
            <text:p>19,5</text:p>
          </table:table-cell>
          <table:table-cell office:value-type="float" office:value="311.562" calcext:value-type="float">
            <text:p>311,6</text:p>
          </table:table-cell>
          <table:table-cell table:formula="of:=[.Q829]-[.S829]-[.U829]-[.V829]" office:value-type="float" office:value="13.275" calcext:value-type="float">
            <text:p>13,3</text:p>
          </table:table-cell>
          <table:table-cell office:value-type="float" office:value="117.387" calcext:value-type="float">
            <text:p>117,4</text:p>
          </table:table-cell>
          <table:table-cell office:value-type="float" office:value="10.983" calcext:value-type="float">
            <text:p>11,0</text:p>
          </table:table-cell>
          <table:table-cell office:value-type="float" office:value="40.405" calcext:value-type="float">
            <text:p>40,4</text:p>
          </table:table-cell>
          <table:table-cell office:value-type="float" office:value="140.495" calcext:value-type="float">
            <text:p>140,5</text:p>
          </table:table-cell>
          <table:table-cell table:number-columns-repeated="1002"/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41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60.669" calcext:value-type="float">
            <text:p>60,7</text:p>
          </table:table-cell>
          <table:table-cell office:value-type="float" office:value="80.296" calcext:value-type="float">
            <text:p>80,3</text:p>
          </table:table-cell>
          <table:table-cell office:value-type="float" office:value="147.773" calcext:value-type="float">
            <text:p>147,8</text:p>
          </table:table-cell>
          <table:table-cell office:value-type="float" office:value="147.953" calcext:value-type="float">
            <text:p>148,0</text:p>
          </table:table-cell>
          <table:table-cell office:value-type="float" office:value="470.614" calcext:value-type="float">
            <text:p>470,6</text:p>
          </table:table-cell>
          <table:table-cell office:value-type="float" office:value="482.753" calcext:value-type="float">
            <text:p>482,8</text:p>
          </table:table-cell>
          <table:table-cell table:formula="of:=[.K830]-[.J830]" office:value-type="float" office:value="12.139" calcext:value-type="float">
            <text:p>12,1</text:p>
          </table:table-cell>
          <table:table-cell/>
          <table:table-cell table:formula="of:=[.J830]-[.O830]-[.I830]" office:value-type="float" office:value="-8.869" calcext:value-type="float">
            <text:p>-8,9</text:p>
          </table:table-cell>
          <table:table-cell table:style-name="Default" office:value-type="float" office:value="331.53" calcext:value-type="float">
            <text:p>331,53</text:p>
          </table:table-cell>
          <table:table-cell table:formula="of:=[.O830]-[.Q830]" office:value-type="float" office:value="5.15999999999997" calcext:value-type="float">
            <text:p>5,2</text:p>
          </table:table-cell>
          <table:table-cell office:value-type="float" office:value="326.37" calcext:value-type="float">
            <text:p>326,4</text:p>
          </table:table-cell>
          <table:table-cell table:formula="of:=[.Q830]-[.S830]-[.U830]-[.V830]" office:value-type="float" office:value="11.023" calcext:value-type="float">
            <text:p>11,0</text:p>
          </table:table-cell>
          <table:table-cell office:value-type="float" office:value="103.526" calcext:value-type="float">
            <text:p>103,5</text:p>
          </table:table-cell>
          <table:table-cell office:value-type="float" office:value="10.349" calcext:value-type="float">
            <text:p>10,3</text:p>
          </table:table-cell>
          <table:table-cell office:value-type="float" office:value="56.214" calcext:value-type="float">
            <text:p>56,2</text:p>
          </table:table-cell>
          <table:table-cell office:value-type="float" office:value="155.607" calcext:value-type="float">
            <text:p>155,6</text:p>
          </table:table-cell>
          <table:table-cell table:number-columns-repeated="1002"/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24" calcext:value-type="float">
            <text:p>4,2</text:p>
          </table:table-cell>
          <table:table-cell office:value-type="float" office:value="23.227" calcext:value-type="float">
            <text:p>23,2</text:p>
          </table:table-cell>
          <table:table-cell office:value-type="float" office:value="74.174" calcext:value-type="float">
            <text:p>74,2</text:p>
          </table:table-cell>
          <table:table-cell office:value-type="float" office:value="74.44" calcext:value-type="float">
            <text:p>74,4</text:p>
          </table:table-cell>
          <table:table-cell office:value-type="float" office:value="411.277" calcext:value-type="float">
            <text:p>411,3</text:p>
          </table:table-cell>
          <table:table-cell office:value-type="float" office:value="421.458" calcext:value-type="float">
            <text:p>421,5</text:p>
          </table:table-cell>
          <table:table-cell table:formula="of:=[.K831]-[.J831]" office:value-type="float" office:value="10.181" calcext:value-type="float">
            <text:p>10,2</text:p>
          </table:table-cell>
          <table:table-cell/>
          <table:table-cell table:formula="of:=[.J831]-[.O831]-[.I831]" office:value-type="float" office:value="-21.693" calcext:value-type="float">
            <text:p>-21,7</text:p>
          </table:table-cell>
          <table:table-cell table:style-name="Default" office:value-type="float" office:value="358.53" calcext:value-type="float">
            <text:p>358,53</text:p>
          </table:table-cell>
          <table:table-cell table:formula="of:=[.O831]-[.Q831]" office:value-type="float" office:value="7.70699999999999" calcext:value-type="float">
            <text:p>7,7</text:p>
          </table:table-cell>
          <table:table-cell office:value-type="float" office:value="350.823" calcext:value-type="float">
            <text:p>350,8</text:p>
          </table:table-cell>
          <table:table-cell table:formula="of:=[.Q831]-[.S831]-[.U831]-[.V831]" office:value-type="float" office:value="18.175" calcext:value-type="float">
            <text:p>18,2</text:p>
          </table:table-cell>
          <table:table-cell office:value-type="float" office:value="103.654" calcext:value-type="float">
            <text:p>103,7</text:p>
          </table:table-cell>
          <table:table-cell office:value-type="float" office:value="17.443" calcext:value-type="float">
            <text:p>17,4</text:p>
          </table:table-cell>
          <table:table-cell office:value-type="float" office:value="56.071" calcext:value-type="float">
            <text:p>56,1</text:p>
          </table:table-cell>
          <table:table-cell office:value-type="float" office:value="172.923" calcext:value-type="float">
            <text:p>172,9</text:p>
          </table:table-cell>
          <table:table-cell table:number-columns-repeated="1002"/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24" calcext:value-type="float">
            <text:p>4,2</text:p>
          </table:table-cell>
          <table:table-cell office:value-type="float" office:value="23.431" calcext:value-type="float">
            <text:p>23,4</text:p>
          </table:table-cell>
          <table:table-cell office:value-type="float" office:value="74.845" calcext:value-type="float">
            <text:p>74,8</text:p>
          </table:table-cell>
          <table:table-cell office:value-type="float" office:value="75.008" calcext:value-type="float">
            <text:p>75,0</text:p>
          </table:table-cell>
          <table:table-cell office:value-type="float" office:value="439.448" calcext:value-type="float">
            <text:p>439,4</text:p>
          </table:table-cell>
          <table:table-cell office:value-type="float" office:value="448.89" calcext:value-type="float">
            <text:p>448,9</text:p>
          </table:table-cell>
          <table:table-cell table:formula="of:=[.K832]-[.J832]" office:value-type="float" office:value="9.44200000000001" calcext:value-type="float">
            <text:p>9,4</text:p>
          </table:table-cell>
          <table:table-cell/>
          <table:table-cell table:formula="of:=[.J832]-[.O832]-[.I832]" office:value-type="float" office:value="-53.59" calcext:value-type="float">
            <text:p>-53,6</text:p>
          </table:table-cell>
          <table:table-cell table:style-name="Default" office:value-type="float" office:value="418.03" calcext:value-type="float">
            <text:p>418,03</text:p>
          </table:table-cell>
          <table:table-cell table:formula="of:=[.O832]-[.Q832]" office:value-type="float" office:value="10.98" calcext:value-type="float">
            <text:p>11,0</text:p>
          </table:table-cell>
          <table:table-cell office:value-type="float" office:value="407.05" calcext:value-type="float">
            <text:p>407,1</text:p>
          </table:table-cell>
          <table:table-cell table:formula="of:=[.Q832]-[.S832]-[.U832]-[.V832]" office:value-type="float" office:value="20.496" calcext:value-type="float">
            <text:p>20,5</text:p>
          </table:table-cell>
          <table:table-cell office:value-type="float" office:value="117.069" calcext:value-type="float">
            <text:p>117,1</text:p>
          </table:table-cell>
          <table:table-cell office:value-type="float" office:value="17.412" calcext:value-type="float">
            <text:p>17,4</text:p>
          </table:table-cell>
          <table:table-cell office:value-type="float" office:value="120.376" calcext:value-type="float">
            <text:p>120,4</text:p>
          </table:table-cell>
          <table:table-cell office:value-type="float" office:value="149.109" calcext:value-type="float">
            <text:p>149,1</text:p>
          </table:table-cell>
          <table:table-cell table:number-columns-repeated="1002"/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69" calcext:value-type="float">
            <text:p>4,3</text:p>
          </table:table-cell>
          <table:table-cell office:value-type="float" office:value="23.467" calcext:value-type="float">
            <text:p>23,5</text:p>
          </table:table-cell>
          <table:table-cell office:value-type="float" office:value="69.732" calcext:value-type="float">
            <text:p>69,7</text:p>
          </table:table-cell>
          <table:table-cell office:value-type="float" office:value="69.824" calcext:value-type="float">
            <text:p>69,8</text:p>
          </table:table-cell>
          <table:table-cell office:value-type="float" office:value="431.086" calcext:value-type="float">
            <text:p>431,1</text:p>
          </table:table-cell>
          <table:table-cell office:value-type="float" office:value="440.846" calcext:value-type="float">
            <text:p>440,8</text:p>
          </table:table-cell>
          <table:table-cell table:formula="of:=[.K833]-[.J833]" office:value-type="float" office:value="9.75999999999999" calcext:value-type="float">
            <text:p>9,8</text:p>
          </table:table-cell>
          <table:table-cell/>
          <table:table-cell table:formula="of:=[.J833]-[.O833]-[.I833]" office:value-type="float" office:value="80.912" calcext:value-type="float">
            <text:p>80,9</text:p>
          </table:table-cell>
          <table:table-cell table:style-name="Default" office:value-type="float" office:value="280.35" calcext:value-type="float">
            <text:p>280,35</text:p>
          </table:table-cell>
          <table:table-cell table:formula="of:=[.O833]-[.Q833]" office:value-type="float" office:value="9.08300000000003" calcext:value-type="float">
            <text:p>9,1</text:p>
          </table:table-cell>
          <table:table-cell office:value-type="float" office:value="271.267" calcext:value-type="float">
            <text:p>271,3</text:p>
          </table:table-cell>
          <table:table-cell table:formula="of:=[.Q833]-[.S833]-[.U833]-[.V833]" office:value-type="float" office:value="20.212" calcext:value-type="float">
            <text:p>20,2</text:p>
          </table:table-cell>
          <table:table-cell office:value-type="float" office:value="105.724" calcext:value-type="float">
            <text:p>105,7</text:p>
          </table:table-cell>
          <table:table-cell office:value-type="float" office:value="19.507" calcext:value-type="float">
            <text:p>19,5</text:p>
          </table:table-cell>
          <table:table-cell office:value-type="float" office:value="54.152" calcext:value-type="float">
            <text:p>54,2</text:p>
          </table:table-cell>
          <table:table-cell office:value-type="float" office:value="91.179" calcext:value-type="float">
            <text:p>91,2</text:p>
          </table:table-cell>
          <table:table-cell table:number-columns-repeated="1002"/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23" calcext:value-type="float">
            <text:p>4,2</text:p>
          </table:table-cell>
          <table:table-cell office:value-type="float" office:value="23.572" calcext:value-type="float">
            <text:p>23,6</text:p>
          </table:table-cell>
          <table:table-cell office:value-type="float" office:value="77.202" calcext:value-type="float">
            <text:p>77,2</text:p>
          </table:table-cell>
          <table:table-cell office:value-type="float" office:value="77.363" calcext:value-type="float">
            <text:p>77,4</text:p>
          </table:table-cell>
          <table:table-cell office:value-type="float" office:value="375.285" calcext:value-type="float">
            <text:p>375,3</text:p>
          </table:table-cell>
          <table:table-cell office:value-type="float" office:value="384.068" calcext:value-type="float">
            <text:p>384,1</text:p>
          </table:table-cell>
          <table:table-cell table:formula="of:=[.K834]-[.J834]" office:value-type="float" office:value="8.78299999999996" calcext:value-type="float">
            <text:p>8,8</text:p>
          </table:table-cell>
          <table:table-cell/>
          <table:table-cell table:formula="of:=[.J834]-[.O834]-[.I834]" office:value-type="float" office:value="45.452" calcext:value-type="float">
            <text:p>45,5</text:p>
          </table:table-cell>
          <table:table-cell table:style-name="Default" office:value-type="float" office:value="252.47" calcext:value-type="float">
            <text:p>252,47</text:p>
          </table:table-cell>
          <table:table-cell table:formula="of:=[.O834]-[.Q834]" office:value-type="float" office:value="15.918" calcext:value-type="float">
            <text:p>15,9</text:p>
          </table:table-cell>
          <table:table-cell office:value-type="float" office:value="236.552" calcext:value-type="float">
            <text:p>236,6</text:p>
          </table:table-cell>
          <table:table-cell table:formula="of:=[.Q834]-[.S834]-[.U834]-[.V834]" office:value-type="float" office:value="12.229" calcext:value-type="float">
            <text:p>12,2</text:p>
          </table:table-cell>
          <table:table-cell office:value-type="float" office:value="107.132" calcext:value-type="float">
            <text:p>107,1</text:p>
          </table:table-cell>
          <table:table-cell office:value-type="float" office:value="11.553" calcext:value-type="float">
            <text:p>11,6</text:p>
          </table:table-cell>
          <table:table-cell office:value-type="float" office:value="52.952" calcext:value-type="float">
            <text:p>53,0</text:p>
          </table:table-cell>
          <table:table-cell office:value-type="float" office:value="64.239" calcext:value-type="float">
            <text:p>64,2</text:p>
          </table:table-cell>
          <table:table-cell table:number-columns-repeated="1002"/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25" calcext:value-type="float">
            <text:p>4,2</text:p>
          </table:table-cell>
          <table:table-cell office:value-type="float" office:value="23.546" calcext:value-type="float">
            <text:p>23,5</text:p>
          </table:table-cell>
          <table:table-cell office:value-type="float" office:value="90.615" calcext:value-type="float">
            <text:p>90,6</text:p>
          </table:table-cell>
          <table:table-cell office:value-type="float" office:value="90.795" calcext:value-type="float">
            <text:p>90,8</text:p>
          </table:table-cell>
          <table:table-cell office:value-type="float" office:value="441.744" calcext:value-type="float">
            <text:p>441,7</text:p>
          </table:table-cell>
          <table:table-cell office:value-type="float" office:value="451.724" calcext:value-type="float">
            <text:p>451,7</text:p>
          </table:table-cell>
          <table:table-cell table:formula="of:=[.K835]-[.J835]" office:value-type="float" office:value="9.97999999999996" calcext:value-type="float">
            <text:p>10,0</text:p>
          </table:table-cell>
          <table:table-cell/>
          <table:table-cell table:formula="of:=[.J835]-[.O835]-[.I835]" office:value-type="float" office:value="55.029" calcext:value-type="float">
            <text:p>55,0</text:p>
          </table:table-cell>
          <table:table-cell table:style-name="Default" office:value-type="float" office:value="295.92" calcext:value-type="float">
            <text:p>295,92</text:p>
          </table:table-cell>
          <table:table-cell table:formula="of:=[.O835]-[.Q835]" office:value-type="float" office:value="5.37" calcext:value-type="float">
            <text:p>5,4</text:p>
          </table:table-cell>
          <table:table-cell office:value-type="float" office:value="290.55" calcext:value-type="float">
            <text:p>290,6</text:p>
          </table:table-cell>
          <table:table-cell table:formula="of:=[.Q835]-[.S835]-[.U835]-[.V835]" office:value-type="float" office:value="15.813" calcext:value-type="float">
            <text:p>15,8</text:p>
          </table:table-cell>
          <table:table-cell office:value-type="float" office:value="118.335" calcext:value-type="float">
            <text:p>118,3</text:p>
          </table:table-cell>
          <table:table-cell office:value-type="float" office:value="15.135" calcext:value-type="float">
            <text:p>15,1</text:p>
          </table:table-cell>
          <table:table-cell office:value-type="float" office:value="41.198" calcext:value-type="float">
            <text:p>41,2</text:p>
          </table:table-cell>
          <table:table-cell office:value-type="float" office:value="115.204" calcext:value-type="float">
            <text:p>115,2</text:p>
          </table:table-cell>
          <table:table-cell table:number-columns-repeated="1002"/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31" calcext:value-type="float">
            <text:p>4,2</text:p>
          </table:table-cell>
          <table:table-cell office:value-type="float" office:value="23.459" calcext:value-type="float">
            <text:p>23,5</text:p>
          </table:table-cell>
          <table:table-cell office:value-type="float" office:value="74.878" calcext:value-type="float">
            <text:p>74,9</text:p>
          </table:table-cell>
          <table:table-cell office:value-type="float" office:value="75.045" calcext:value-type="float">
            <text:p>75,0</text:p>
          </table:table-cell>
          <table:table-cell office:value-type="float" office:value="406.138" calcext:value-type="float">
            <text:p>406,1</text:p>
          </table:table-cell>
          <table:table-cell office:value-type="float" office:value="416.136" calcext:value-type="float">
            <text:p>416,1</text:p>
          </table:table-cell>
          <table:table-cell table:formula="of:=[.K836]-[.J836]" office:value-type="float" office:value="9.99800000000005" calcext:value-type="float">
            <text:p>10,0</text:p>
          </table:table-cell>
          <table:table-cell/>
          <table:table-cell table:formula="of:=[.J836]-[.O836]-[.I836]" office:value-type="float" office:value="55.603" calcext:value-type="float">
            <text:p>55,6</text:p>
          </table:table-cell>
          <table:table-cell table:style-name="Default" office:value-type="float" office:value="275.49" calcext:value-type="float">
            <text:p>275,49</text:p>
          </table:table-cell>
          <table:table-cell table:formula="of:=[.O836]-[.Q836]" office:value-type="float" office:value="7.875" calcext:value-type="float">
            <text:p>7,9</text:p>
          </table:table-cell>
          <table:table-cell office:value-type="float" office:value="267.615" calcext:value-type="float">
            <text:p>267,6</text:p>
          </table:table-cell>
          <table:table-cell table:formula="of:=[.Q836]-[.S836]-[.U836]-[.V836]" office:value-type="float" office:value="15.054" calcext:value-type="float">
            <text:p>15,1</text:p>
          </table:table-cell>
          <table:table-cell office:value-type="float" office:value="105.561" calcext:value-type="float">
            <text:p>105,6</text:p>
          </table:table-cell>
          <table:table-cell office:value-type="float" office:value="14.36" calcext:value-type="float">
            <text:p>14,4</text:p>
          </table:table-cell>
          <table:table-cell office:value-type="float" office:value="54.393" calcext:value-type="float">
            <text:p>54,4</text:p>
          </table:table-cell>
          <table:table-cell office:value-type="float" office:value="92.607" calcext:value-type="float">
            <text:p>92,6</text:p>
          </table:table-cell>
          <table:table-cell table:number-columns-repeated="1002"/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91" calcext:value-type="float">
            <text:p>4,2</text:p>
          </table:table-cell>
          <table:table-cell office:value-type="float" office:value="23.367" calcext:value-type="float">
            <text:p>23,4</text:p>
          </table:table-cell>
          <table:table-cell office:value-type="float" office:value="76.548" calcext:value-type="float">
            <text:p>76,5</text:p>
          </table:table-cell>
          <table:table-cell office:value-type="float" office:value="76.71" calcext:value-type="float">
            <text:p>76,7</text:p>
          </table:table-cell>
          <table:table-cell office:value-type="float" office:value="372.404" calcext:value-type="float">
            <text:p>372,4</text:p>
          </table:table-cell>
          <table:table-cell office:value-type="float" office:value="384.189" calcext:value-type="float">
            <text:p>384,2</text:p>
          </table:table-cell>
          <table:table-cell table:formula="of:=[.K837]-[.J837]" office:value-type="float" office:value="11.785" calcext:value-type="float">
            <text:p>11,8</text:p>
          </table:table-cell>
          <table:table-cell/>
          <table:table-cell table:formula="of:=[.J837]-[.O837]-[.I837]" office:value-type="float" office:value="30.464" calcext:value-type="float">
            <text:p>30,5</text:p>
          </table:table-cell>
          <table:table-cell table:style-name="Default" office:value-type="float" office:value="265.23" calcext:value-type="float">
            <text:p>265,23</text:p>
          </table:table-cell>
          <table:table-cell table:formula="of:=[.O837]-[.Q837]" office:value-type="float" office:value="5.35700000000003" calcext:value-type="float">
            <text:p>5,4</text:p>
          </table:table-cell>
          <table:table-cell office:value-type="float" office:value="259.873" calcext:value-type="float">
            <text:p>259,9</text:p>
          </table:table-cell>
          <table:table-cell table:formula="of:=[.Q837]-[.S837]-[.U837]-[.V837]" office:value-type="float" office:value="9.05299999999998" calcext:value-type="float">
            <text:p>9,1</text:p>
          </table:table-cell>
          <table:table-cell office:value-type="float" office:value="115.788" calcext:value-type="float">
            <text:p>115,8</text:p>
          </table:table-cell>
          <table:table-cell office:value-type="float" office:value="5.106" calcext:value-type="float">
            <text:p>5,1</text:p>
          </table:table-cell>
          <table:table-cell office:value-type="float" office:value="40.286" calcext:value-type="float">
            <text:p>40,3</text:p>
          </table:table-cell>
          <table:table-cell office:value-type="float" office:value="94.746" calcext:value-type="float">
            <text:p>94,7</text:p>
          </table:table-cell>
          <table:table-cell table:number-columns-repeated="1002"/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2" calcext:value-type="float">
            <text:p>4,2</text:p>
          </table:table-cell>
          <table:table-cell office:value-type="float" office:value="23.73" calcext:value-type="float">
            <text:p>23,7</text:p>
          </table:table-cell>
          <table:table-cell office:value-type="float" office:value="73.328" calcext:value-type="float">
            <text:p>73,3</text:p>
          </table:table-cell>
          <table:table-cell office:value-type="float" office:value="73.506" calcext:value-type="float">
            <text:p>73,5</text:p>
          </table:table-cell>
          <table:table-cell office:value-type="float" office:value="392.64" calcext:value-type="float">
            <text:p>392,6</text:p>
          </table:table-cell>
          <table:table-cell office:value-type="float" office:value="402.131" calcext:value-type="float">
            <text:p>402,1</text:p>
          </table:table-cell>
          <table:table-cell table:formula="of:=[.K838]-[.J838]" office:value-type="float" office:value="9.49099999999999" calcext:value-type="float">
            <text:p>9,5</text:p>
          </table:table-cell>
          <table:table-cell/>
          <table:table-cell table:formula="of:=[.J838]-[.O838]-[.I838]" office:value-type="float" office:value="17.954" calcext:value-type="float">
            <text:p>18,0</text:p>
          </table:table-cell>
          <table:table-cell table:style-name="Default" office:value-type="float" office:value="301.18" calcext:value-type="float">
            <text:p>301,18</text:p>
          </table:table-cell>
          <table:table-cell table:formula="of:=[.O838]-[.Q838]" office:value-type="float" office:value="14.739" calcext:value-type="float">
            <text:p>14,7</text:p>
          </table:table-cell>
          <table:table-cell office:value-type="float" office:value="286.441" calcext:value-type="float">
            <text:p>286,4</text:p>
          </table:table-cell>
          <table:table-cell table:formula="of:=[.Q838]-[.S838]-[.U838]-[.V838]" office:value-type="float" office:value="1.993" calcext:value-type="float">
            <text:p>2,0</text:p>
          </table:table-cell>
          <table:table-cell office:value-type="float" office:value="105.736" calcext:value-type="float">
            <text:p>105,7</text:p>
          </table:table-cell>
          <table:table-cell office:value-type="float" office:value="1.327" calcext:value-type="float">
            <text:p>1,3</text:p>
          </table:table-cell>
          <table:table-cell office:value-type="float" office:value="53.272" calcext:value-type="float">
            <text:p>53,3</text:p>
          </table:table-cell>
          <table:table-cell office:value-type="float" office:value="125.44" calcext:value-type="float">
            <text:p>125,4</text:p>
          </table:table-cell>
          <table:table-cell table:number-columns-repeated="1002"/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21" calcext:value-type="float">
            <text:p>4,2</text:p>
          </table:table-cell>
          <table:table-cell office:value-type="float" office:value="23.075" calcext:value-type="float">
            <text:p>23,1</text:p>
          </table:table-cell>
          <table:table-cell office:value-type="float" office:value="75.39" calcext:value-type="float">
            <text:p>75,4</text:p>
          </table:table-cell>
          <table:table-cell office:value-type="float" office:value="75.552" calcext:value-type="float">
            <text:p>75,6</text:p>
          </table:table-cell>
          <table:table-cell office:value-type="float" office:value="715.162" calcext:value-type="float">
            <text:p>715,2</text:p>
          </table:table-cell>
          <table:table-cell office:value-type="float" office:value="724.316" calcext:value-type="float">
            <text:p>724,3</text:p>
          </table:table-cell>
          <table:table-cell table:formula="of:=[.K839]-[.J839]" office:value-type="float" office:value="9.154" calcext:value-type="float">
            <text:p>9,2</text:p>
          </table:table-cell>
          <table:table-cell/>
          <table:table-cell table:formula="of:=[.J839]-[.O839]-[.I839]" office:value-type="float" office:value="339.05" calcext:value-type="float">
            <text:p>339,1</text:p>
          </table:table-cell>
          <table:table-cell table:style-name="Default" office:value-type="float" office:value="300.56" calcext:value-type="float">
            <text:p>300,56</text:p>
          </table:table-cell>
          <table:table-cell table:formula="of:=[.O839]-[.Q839]" office:value-type="float" office:value="15.585" calcext:value-type="float">
            <text:p>15,6</text:p>
          </table:table-cell>
          <table:table-cell office:value-type="float" office:value="284.975" calcext:value-type="float">
            <text:p>285,0</text:p>
          </table:table-cell>
          <table:table-cell table:formula="of:=[.Q839]-[.S839]-[.U839]-[.V839]" office:value-type="float" office:value="41.729" calcext:value-type="float">
            <text:p>41,7</text:p>
          </table:table-cell>
          <table:table-cell office:value-type="float" office:value="118.119" calcext:value-type="float">
            <text:p>118,1</text:p>
          </table:table-cell>
          <table:table-cell office:value-type="float" office:value="19.554" calcext:value-type="float">
            <text:p>19,6</text:p>
          </table:table-cell>
          <table:table-cell office:value-type="float" office:value="40.275" calcext:value-type="float">
            <text:p>40,3</text:p>
          </table:table-cell>
          <table:table-cell office:value-type="float" office:value="84.852" calcext:value-type="float">
            <text:p>84,9</text:p>
          </table:table-cell>
          <table:table-cell table:number-columns-repeated="1002"/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16" calcext:value-type="float">
            <text:p>4,3</text:p>
          </table:table-cell>
          <table:table-cell office:value-type="float" office:value="23.608" calcext:value-type="float">
            <text:p>23,6</text:p>
          </table:table-cell>
          <table:table-cell office:value-type="float" office:value="75.118" calcext:value-type="float">
            <text:p>75,1</text:p>
          </table:table-cell>
          <table:table-cell office:value-type="float" office:value="75.227" calcext:value-type="float">
            <text:p>75,2</text:p>
          </table:table-cell>
          <table:table-cell office:value-type="float" office:value="443.983" calcext:value-type="float">
            <text:p>444,0</text:p>
          </table:table-cell>
          <table:table-cell office:value-type="float" office:value="453.313" calcext:value-type="float">
            <text:p>453,3</text:p>
          </table:table-cell>
          <table:table-cell table:formula="of:=[.K840]-[.J840]" office:value-type="float" office:value="9.32999999999998" calcext:value-type="float">
            <text:p>9,3</text:p>
          </table:table-cell>
          <table:table-cell/>
          <table:table-cell table:formula="of:=[.J840]-[.O840]-[.I840]" office:value-type="float" office:value="85.776" calcext:value-type="float">
            <text:p>85,8</text:p>
          </table:table-cell>
          <table:table-cell table:style-name="Default" office:value-type="float" office:value="282.98" calcext:value-type="float">
            <text:p>282,98</text:p>
          </table:table-cell>
          <table:table-cell table:formula="of:=[.O840]-[.Q840]" office:value-type="float" office:value="11.974" calcext:value-type="float">
            <text:p>12,0</text:p>
          </table:table-cell>
          <table:table-cell office:value-type="float" office:value="271.006" calcext:value-type="float">
            <text:p>271,0</text:p>
          </table:table-cell>
          <table:table-cell table:formula="of:=[.Q840]-[.S840]-[.U840]-[.V840]" office:value-type="float" office:value="2.57299999999999" calcext:value-type="float">
            <text:p>2,6</text:p>
          </table:table-cell>
          <table:table-cell office:value-type="float" office:value="105.621" calcext:value-type="float">
            <text:p>105,6</text:p>
          </table:table-cell>
          <table:table-cell office:value-type="float" office:value="1.874" calcext:value-type="float">
            <text:p>1,9</text:p>
          </table:table-cell>
          <table:table-cell office:value-type="float" office:value="54.455" calcext:value-type="float">
            <text:p>54,5</text:p>
          </table:table-cell>
          <table:table-cell office:value-type="float" office:value="108.357" calcext:value-type="float">
            <text:p>108,4</text:p>
          </table:table-cell>
          <table:table-cell table:number-columns-repeated="1002"/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16" calcext:value-type="float">
            <text:p>4,3</text:p>
          </table:table-cell>
          <table:table-cell office:value-type="float" office:value="23.702" calcext:value-type="float">
            <text:p>23,7</text:p>
          </table:table-cell>
          <table:table-cell office:value-type="float" office:value="89.199" calcext:value-type="float">
            <text:p>89,2</text:p>
          </table:table-cell>
          <table:table-cell office:value-type="float" office:value="89.374" calcext:value-type="float">
            <text:p>89,4</text:p>
          </table:table-cell>
          <table:table-cell office:value-type="float" office:value="490.488" calcext:value-type="float">
            <text:p>490,5</text:p>
          </table:table-cell>
          <table:table-cell office:value-type="float" office:value="500.323" calcext:value-type="float">
            <text:p>500,3</text:p>
          </table:table-cell>
          <table:table-cell table:formula="of:=[.K841]-[.J841]" office:value-type="float" office:value="9.83499999999998" calcext:value-type="float">
            <text:p>9,8</text:p>
          </table:table-cell>
          <table:table-cell/>
          <table:table-cell table:formula="of:=[.J841]-[.O841]-[.I841]" office:value-type="float" office:value="158.074" calcext:value-type="float">
            <text:p>158,1</text:p>
          </table:table-cell>
          <table:table-cell table:style-name="Default" office:value-type="float" office:value="243.04" calcext:value-type="float">
            <text:p>243,04</text:p>
          </table:table-cell>
          <table:table-cell table:formula="of:=[.O841]-[.Q841]" office:value-type="float" office:value="16.588" calcext:value-type="float">
            <text:p>16,6</text:p>
          </table:table-cell>
          <table:table-cell office:value-type="float" office:value="226.452" calcext:value-type="float">
            <text:p>226,5</text:p>
          </table:table-cell>
          <table:table-cell table:formula="of:=[.Q841]-[.S841]-[.U841]-[.V841]" office:value-type="float" office:value="3.111" calcext:value-type="float">
            <text:p>3,1</text:p>
          </table:table-cell>
          <table:table-cell office:value-type="float" office:value="105.477" calcext:value-type="float">
            <text:p>105,5</text:p>
          </table:table-cell>
          <table:table-cell office:value-type="float" office:value="2.416" calcext:value-type="float">
            <text:p>2,4</text:p>
          </table:table-cell>
          <table:table-cell office:value-type="float" office:value="54.157" calcext:value-type="float">
            <text:p>54,2</text:p>
          </table:table-cell>
          <table:table-cell office:value-type="float" office:value="63.707" calcext:value-type="float">
            <text:p>63,7</text:p>
          </table:table-cell>
          <table:table-cell table:number-columns-repeated="1002"/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19" calcext:value-type="float">
            <text:p>4,2</text:p>
          </table:table-cell>
          <table:table-cell office:value-type="float" office:value="23.197" calcext:value-type="float">
            <text:p>23,2</text:p>
          </table:table-cell>
          <table:table-cell office:value-type="float" office:value="72.714" calcext:value-type="float">
            <text:p>72,7</text:p>
          </table:table-cell>
          <table:table-cell office:value-type="float" office:value="72.818" calcext:value-type="float">
            <text:p>72,8</text:p>
          </table:table-cell>
          <table:table-cell office:value-type="float" office:value="432.952" calcext:value-type="float">
            <text:p>433,0</text:p>
          </table:table-cell>
          <table:table-cell office:value-type="float" office:value="442.634" calcext:value-type="float">
            <text:p>442,6</text:p>
          </table:table-cell>
          <table:table-cell table:formula="of:=[.K842]-[.J842]" office:value-type="float" office:value="9.68200000000002" calcext:value-type="float">
            <text:p>9,7</text:p>
          </table:table-cell>
          <table:table-cell/>
          <table:table-cell table:formula="of:=[.J842]-[.O842]-[.I842]" office:value-type="float" office:value="21.084" calcext:value-type="float">
            <text:p>21,1</text:p>
          </table:table-cell>
          <table:table-cell table:style-name="Default" office:value-type="float" office:value="339.05" calcext:value-type="float">
            <text:p>339,05</text:p>
          </table:table-cell>
          <table:table-cell table:formula="of:=[.O842]-[.Q842]" office:value-type="float" office:value="2.72000000000003" calcext:value-type="float">
            <text:p>2,7</text:p>
          </table:table-cell>
          <table:table-cell office:value-type="float" office:value="336.33" calcext:value-type="float">
            <text:p>336,3</text:p>
          </table:table-cell>
          <table:table-cell table:formula="of:=[.Q842]-[.S842]-[.U842]-[.V842]" office:value-type="float" office:value="18.334" calcext:value-type="float">
            <text:p>18,3</text:p>
          </table:table-cell>
          <table:table-cell office:value-type="float" office:value="108.162" calcext:value-type="float">
            <text:p>108,2</text:p>
          </table:table-cell>
          <table:table-cell office:value-type="float" office:value="17.579" calcext:value-type="float">
            <text:p>17,6</text:p>
          </table:table-cell>
          <table:table-cell office:value-type="float" office:value="51.803" calcext:value-type="float">
            <text:p>51,8</text:p>
          </table:table-cell>
          <table:table-cell office:value-type="float" office:value="158.031" calcext:value-type="float">
            <text:p>158,0</text:p>
          </table:table-cell>
          <table:table-cell table:number-columns-repeated="1002"/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25" calcext:value-type="float">
            <text:p>4,3</text:p>
          </table:table-cell>
          <table:table-cell office:value-type="float" office:value="23.5" calcext:value-type="float">
            <text:p>23,5</text:p>
          </table:table-cell>
          <table:table-cell office:value-type="float" office:value="88.941" calcext:value-type="float">
            <text:p>88,9</text:p>
          </table:table-cell>
          <table:table-cell office:value-type="float" office:value="89.125" calcext:value-type="float">
            <text:p>89,1</text:p>
          </table:table-cell>
          <table:table-cell office:value-type="float" office:value="396.377" calcext:value-type="float">
            <text:p>396,4</text:p>
          </table:table-cell>
          <table:table-cell office:value-type="float" office:value="406.503" calcext:value-type="float">
            <text:p>406,5</text:p>
          </table:table-cell>
          <table:table-cell table:formula="of:=[.K843]-[.J843]" office:value-type="float" office:value="10.126" calcext:value-type="float">
            <text:p>10,1</text:p>
          </table:table-cell>
          <table:table-cell/>
          <table:table-cell table:formula="of:=[.J843]-[.O843]-[.I843]" office:value-type="float" office:value="36.692" calcext:value-type="float">
            <text:p>36,7</text:p>
          </table:table-cell>
          <table:table-cell table:style-name="Default" office:value-type="float" office:value="270.56" calcext:value-type="float">
            <text:p>270,56</text:p>
          </table:table-cell>
          <table:table-cell table:formula="of:=[.O843]-[.Q843]" office:value-type="float" office:value="16.652" calcext:value-type="float">
            <text:p>16,7</text:p>
          </table:table-cell>
          <table:table-cell office:value-type="float" office:value="253.908" calcext:value-type="float">
            <text:p>253,9</text:p>
          </table:table-cell>
          <table:table-cell table:formula="of:=[.Q843]-[.S843]-[.U843]-[.V843]" office:value-type="float" office:value="10.19" calcext:value-type="float">
            <text:p>10,2</text:p>
          </table:table-cell>
          <table:table-cell office:value-type="float" office:value="114.295" calcext:value-type="float">
            <text:p>114,3</text:p>
          </table:table-cell>
          <table:table-cell office:value-type="float" office:value="9.495" calcext:value-type="float">
            <text:p>9,5</text:p>
          </table:table-cell>
          <table:table-cell office:value-type="float" office:value="45.801" calcext:value-type="float">
            <text:p>45,8</text:p>
          </table:table-cell>
          <table:table-cell office:value-type="float" office:value="83.622" calcext:value-type="float">
            <text:p>83,6</text:p>
          </table:table-cell>
          <table:table-cell table:number-columns-repeated="1002"/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89" calcext:value-type="float">
            <text:p>4,2</text:p>
          </table:table-cell>
          <table:table-cell office:value-type="float" office:value="23.499" calcext:value-type="float">
            <text:p>23,5</text:p>
          </table:table-cell>
          <table:table-cell office:value-type="float" office:value="75.17" calcext:value-type="float">
            <text:p>75,2</text:p>
          </table:table-cell>
          <table:table-cell office:value-type="float" office:value="75.346" calcext:value-type="float">
            <text:p>75,3</text:p>
          </table:table-cell>
          <table:table-cell office:value-type="float" office:value="454.967" calcext:value-type="float">
            <text:p>455,0</text:p>
          </table:table-cell>
          <table:table-cell office:value-type="float" office:value="464.889" calcext:value-type="float">
            <text:p>464,9</text:p>
          </table:table-cell>
          <table:table-cell table:formula="of:=[.K844]-[.J844]" office:value-type="float" office:value="9.92200000000003" calcext:value-type="float">
            <text:p>9,9</text:p>
          </table:table-cell>
          <table:table-cell/>
          <table:table-cell table:formula="of:=[.J844]-[.O844]-[.I844]" office:value-type="float" office:value="52.151" calcext:value-type="float">
            <text:p>52,2</text:p>
          </table:table-cell>
          <table:table-cell table:style-name="Default" office:value-type="float" office:value="327.47" calcext:value-type="float">
            <text:p>327,47</text:p>
          </table:table-cell>
          <table:table-cell table:formula="of:=[.O844]-[.Q844]" office:value-type="float" office:value="8.63300000000004" calcext:value-type="float">
            <text:p>8,6</text:p>
          </table:table-cell>
          <table:table-cell office:value-type="float" office:value="318.837" calcext:value-type="float">
            <text:p>318,8</text:p>
          </table:table-cell>
          <table:table-cell table:formula="of:=[.Q844]-[.S844]-[.U844]-[.V844]" office:value-type="float" office:value="46.994" calcext:value-type="float">
            <text:p>47,0</text:p>
          </table:table-cell>
          <table:table-cell office:value-type="float" office:value="119.066" calcext:value-type="float">
            <text:p>119,1</text:p>
          </table:table-cell>
          <table:table-cell office:value-type="float" office:value="6.272" calcext:value-type="float">
            <text:p>6,3</text:p>
          </table:table-cell>
          <table:table-cell office:value-type="float" office:value="40.939" calcext:value-type="float">
            <text:p>40,9</text:p>
          </table:table-cell>
          <table:table-cell office:value-type="float" office:value="111.838" calcext:value-type="float">
            <text:p>111,8</text:p>
          </table:table-cell>
          <table:table-cell table:number-columns-repeated="1002"/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22" calcext:value-type="float">
            <text:p>4,2</text:p>
          </table:table-cell>
          <table:table-cell office:value-type="float" office:value="23.392" calcext:value-type="float">
            <text:p>23,4</text:p>
          </table:table-cell>
          <table:table-cell office:value-type="float" office:value="74.767" calcext:value-type="float">
            <text:p>74,8</text:p>
          </table:table-cell>
          <table:table-cell office:value-type="float" office:value="74.952" calcext:value-type="float">
            <text:p>75,0</text:p>
          </table:table-cell>
          <table:table-cell office:value-type="float" office:value="452.064" calcext:value-type="float">
            <text:p>452,1</text:p>
          </table:table-cell>
          <table:table-cell office:value-type="float" office:value="462.032" calcext:value-type="float">
            <text:p>462,0</text:p>
          </table:table-cell>
          <table:table-cell table:formula="of:=[.K845]-[.J845]" office:value-type="float" office:value="9.96799999999996" calcext:value-type="float">
            <text:p>10,0</text:p>
          </table:table-cell>
          <table:table-cell/>
          <table:table-cell table:formula="of:=[.J845]-[.O845]-[.I845]" office:value-type="float" office:value="99.572" calcext:value-type="float">
            <text:p>99,6</text:p>
          </table:table-cell>
          <table:table-cell table:style-name="Default" office:value-type="float" office:value="277.54" calcext:value-type="float">
            <text:p>277,54</text:p>
          </table:table-cell>
          <table:table-cell table:formula="of:=[.O845]-[.Q845]" office:value-type="float" office:value="8.452" calcext:value-type="float">
            <text:p>8,5</text:p>
          </table:table-cell>
          <table:table-cell office:value-type="float" office:value="269.088" calcext:value-type="float">
            <text:p>269,1</text:p>
          </table:table-cell>
          <table:table-cell table:formula="of:=[.Q845]-[.S845]-[.U845]-[.V845]" office:value-type="float" office:value="17.669" calcext:value-type="float">
            <text:p>17,7</text:p>
          </table:table-cell>
          <table:table-cell office:value-type="float" office:value="107.144" calcext:value-type="float">
            <text:p>107,1</text:p>
          </table:table-cell>
          <table:table-cell office:value-type="float" office:value="16.947" calcext:value-type="float">
            <text:p>16,9</text:p>
          </table:table-cell>
          <table:table-cell office:value-type="float" office:value="52.423" calcext:value-type="float">
            <text:p>52,4</text:p>
          </table:table-cell>
          <table:table-cell office:value-type="float" office:value="91.852" calcext:value-type="float">
            <text:p>91,9</text:p>
          </table:table-cell>
          <table:table-cell table:number-columns-repeated="1002"/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24" calcext:value-type="float">
            <text:p>4,2</text:p>
          </table:table-cell>
          <table:table-cell office:value-type="float" office:value="23.428" calcext:value-type="float">
            <text:p>23,4</text:p>
          </table:table-cell>
          <table:table-cell office:value-type="float" office:value="71.909" calcext:value-type="float">
            <text:p>71,9</text:p>
          </table:table-cell>
          <table:table-cell office:value-type="float" office:value="71.998" calcext:value-type="float">
            <text:p>72,0</text:p>
          </table:table-cell>
          <table:table-cell office:value-type="float" office:value="436.048" calcext:value-type="float">
            <text:p>436,0</text:p>
          </table:table-cell>
          <table:table-cell office:value-type="float" office:value="444.759" calcext:value-type="float">
            <text:p>444,8</text:p>
          </table:table-cell>
          <table:table-cell table:formula="of:=[.K846]-[.J846]" office:value-type="float" office:value="8.71100000000001" calcext:value-type="float">
            <text:p>8,7</text:p>
          </table:table-cell>
          <table:table-cell/>
          <table:table-cell table:formula="of:=[.J846]-[.O846]-[.I846]" office:value-type="float" office:value="116.4" calcext:value-type="float">
            <text:p>116,4</text:p>
          </table:table-cell>
          <table:table-cell table:style-name="Default" office:value-type="float" office:value="247.65" calcext:value-type="float">
            <text:p>247,65</text:p>
          </table:table-cell>
          <table:table-cell table:formula="of:=[.O846]-[.Q846]" office:value-type="float" office:value="11.486" calcext:value-type="float">
            <text:p>11,5</text:p>
          </table:table-cell>
          <table:table-cell office:value-type="float" office:value="236.164" calcext:value-type="float">
            <text:p>236,2</text:p>
          </table:table-cell>
          <table:table-cell table:formula="of:=[.Q846]-[.S846]-[.U846]-[.V846]" office:value-type="float" office:value="7.20999999999998" calcext:value-type="float">
            <text:p>7,2</text:p>
          </table:table-cell>
          <table:table-cell office:value-type="float" office:value="104.894" calcext:value-type="float">
            <text:p>104,9</text:p>
          </table:table-cell>
          <table:table-cell office:value-type="float" office:value="6.473" calcext:value-type="float">
            <text:p>6,5</text:p>
          </table:table-cell>
          <table:table-cell office:value-type="float" office:value="55.128" calcext:value-type="float">
            <text:p>55,1</text:p>
          </table:table-cell>
          <table:table-cell office:value-type="float" office:value="68.932" calcext:value-type="float">
            <text:p>68,9</text:p>
          </table:table-cell>
          <table:table-cell table:number-columns-repeated="1002"/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38" calcext:value-type="float">
            <text:p>4,1</text:p>
          </table:table-cell>
          <table:table-cell office:value-type="float" office:value="22.963" calcext:value-type="float">
            <text:p>23,0</text:p>
          </table:table-cell>
          <table:table-cell office:value-type="float" office:value="70.334" calcext:value-type="float">
            <text:p>70,3</text:p>
          </table:table-cell>
          <table:table-cell office:value-type="float" office:value="70.396" calcext:value-type="float">
            <text:p>70,4</text:p>
          </table:table-cell>
          <table:table-cell office:value-type="float" office:value="437.005" calcext:value-type="float">
            <text:p>437,0</text:p>
          </table:table-cell>
          <table:table-cell office:value-type="float" office:value="449.098" calcext:value-type="float">
            <text:p>449,1</text:p>
          </table:table-cell>
          <table:table-cell table:formula="of:=[.K847]-[.J847]" office:value-type="float" office:value="12.093" calcext:value-type="float">
            <text:p>12,1</text:p>
          </table:table-cell>
          <table:table-cell/>
          <table:table-cell table:formula="of:=[.J847]-[.O847]-[.I847]" office:value-type="float" office:value="41.679" calcext:value-type="float">
            <text:p>41,7</text:p>
          </table:table-cell>
          <table:table-cell table:style-name="Default" office:value-type="float" office:value="324.93" calcext:value-type="float">
            <text:p>324,93</text:p>
          </table:table-cell>
          <table:table-cell table:formula="of:=[.O847]-[.Q847]" office:value-type="float" office:value="17.841" calcext:value-type="float">
            <text:p>17,8</text:p>
          </table:table-cell>
          <table:table-cell office:value-type="float" office:value="307.089" calcext:value-type="float">
            <text:p>307,1</text:p>
          </table:table-cell>
          <table:table-cell table:formula="of:=[.Q847]-[.S847]-[.U847]-[.V847]" office:value-type="float" office:value="4.24000000000001" calcext:value-type="float">
            <text:p>4,2</text:p>
          </table:table-cell>
          <table:table-cell office:value-type="float" office:value="107.737" calcext:value-type="float">
            <text:p>107,7</text:p>
          </table:table-cell>
          <table:table-cell office:value-type="float" office:value="3.486" calcext:value-type="float">
            <text:p>3,5</text:p>
          </table:table-cell>
          <table:table-cell office:value-type="float" office:value="52.334" calcext:value-type="float">
            <text:p>52,3</text:p>
          </table:table-cell>
          <table:table-cell office:value-type="float" office:value="142.778" calcext:value-type="float">
            <text:p>142,8</text:p>
          </table:table-cell>
          <table:table-cell table:number-columns-repeated="1002"/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51" calcext:value-type="float">
            <text:p>4,3</text:p>
          </table:table-cell>
          <table:table-cell office:value-type="float" office:value="23.331" calcext:value-type="float">
            <text:p>23,3</text:p>
          </table:table-cell>
          <table:table-cell office:value-type="float" office:value="75.625" calcext:value-type="float">
            <text:p>75,6</text:p>
          </table:table-cell>
          <table:table-cell office:value-type="float" office:value="75.799" calcext:value-type="float">
            <text:p>75,8</text:p>
          </table:table-cell>
          <table:table-cell office:value-type="float" office:value="389.156" calcext:value-type="float">
            <text:p>389,2</text:p>
          </table:table-cell>
          <table:table-cell office:value-type="float" office:value="399.332" calcext:value-type="float">
            <text:p>399,3</text:p>
          </table:table-cell>
          <table:table-cell table:formula="of:=[.K848]-[.J848]" office:value-type="float" office:value="10.176" calcext:value-type="float">
            <text:p>10,2</text:p>
          </table:table-cell>
          <table:table-cell/>
          <table:table-cell table:formula="of:=[.J848]-[.O848]-[.I848]" office:value-type="float" office:value="35.847" calcext:value-type="float">
            <text:p>35,8</text:p>
          </table:table-cell>
          <table:table-cell table:style-name="Default" office:value-type="float" office:value="277.51" calcext:value-type="float">
            <text:p>277,51</text:p>
          </table:table-cell>
          <table:table-cell table:formula="of:=[.O848]-[.Q848]" office:value-type="float" office:value="5.40600000000001" calcext:value-type="float">
            <text:p>5,4</text:p>
          </table:table-cell>
          <table:table-cell office:value-type="float" office:value="272.104" calcext:value-type="float">
            <text:p>272,1</text:p>
          </table:table-cell>
          <table:table-cell table:formula="of:=[.Q848]-[.S848]-[.U848]-[.V848]" office:value-type="float" office:value="17.352" calcext:value-type="float">
            <text:p>17,4</text:p>
          </table:table-cell>
          <table:table-cell office:value-type="float" office:value="107.044" calcext:value-type="float">
            <text:p>107,0</text:p>
          </table:table-cell>
          <table:table-cell office:value-type="float" office:value="16.645" calcext:value-type="float">
            <text:p>16,6</text:p>
          </table:table-cell>
          <table:table-cell office:value-type="float" office:value="52.748" calcext:value-type="float">
            <text:p>52,7</text:p>
          </table:table-cell>
          <table:table-cell office:value-type="float" office:value="94.96" calcext:value-type="float">
            <text:p>95,0</text:p>
          </table:table-cell>
          <table:table-cell table:number-columns-repeated="1002"/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22" calcext:value-type="float">
            <text:p>4,2</text:p>
          </table:table-cell>
          <table:table-cell office:value-type="float" office:value="23.83" calcext:value-type="float">
            <text:p>23,8</text:p>
          </table:table-cell>
          <table:table-cell office:value-type="float" office:value="73.263" calcext:value-type="float">
            <text:p>73,3</text:p>
          </table:table-cell>
          <table:table-cell office:value-type="float" office:value="73.392" calcext:value-type="float">
            <text:p>73,4</text:p>
          </table:table-cell>
          <table:table-cell office:value-type="float" office:value="413.242" calcext:value-type="float">
            <text:p>413,2</text:p>
          </table:table-cell>
          <table:table-cell office:value-type="float" office:value="424.827" calcext:value-type="float">
            <text:p>424,8</text:p>
          </table:table-cell>
          <table:table-cell table:formula="of:=[.K849]-[.J849]" office:value-type="float" office:value="11.585" calcext:value-type="float">
            <text:p>11,6</text:p>
          </table:table-cell>
          <table:table-cell/>
          <table:table-cell table:formula="of:=[.J849]-[.O849]-[.I849]" office:value-type="float" office:value="44.22" calcext:value-type="float">
            <text:p>44,2</text:p>
          </table:table-cell>
          <table:table-cell table:style-name="Default" office:value-type="float" office:value="295.63" calcext:value-type="float">
            <text:p>295,63</text:p>
          </table:table-cell>
          <table:table-cell table:formula="of:=[.O849]-[.Q849]" office:value-type="float" office:value="3.803" calcext:value-type="float">
            <text:p>3,8</text:p>
          </table:table-cell>
          <table:table-cell office:value-type="float" office:value="291.827" calcext:value-type="float">
            <text:p>291,8</text:p>
          </table:table-cell>
          <table:table-cell table:formula="of:=[.Q849]-[.S849]-[.U849]-[.V849]" office:value-type="float" office:value="15.369" calcext:value-type="float">
            <text:p>15,4</text:p>
          </table:table-cell>
          <table:table-cell office:value-type="float" office:value="103.605" calcext:value-type="float">
            <text:p>103,6</text:p>
          </table:table-cell>
          <table:table-cell office:value-type="float" office:value="14.603" calcext:value-type="float">
            <text:p>14,6</text:p>
          </table:table-cell>
          <table:table-cell office:value-type="float" office:value="56.079" calcext:value-type="float">
            <text:p>56,1</text:p>
          </table:table-cell>
          <table:table-cell office:value-type="float" office:value="116.774" calcext:value-type="float">
            <text:p>116,8</text:p>
          </table:table-cell>
          <table:table-cell table:number-columns-repeated="1002"/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25" calcext:value-type="float">
            <text:p>4,2</text:p>
          </table:table-cell>
          <table:table-cell office:value-type="float" office:value="23.252" calcext:value-type="float">
            <text:p>23,3</text:p>
          </table:table-cell>
          <table:table-cell office:value-type="float" office:value="74.201" calcext:value-type="float">
            <text:p>74,2</text:p>
          </table:table-cell>
          <table:table-cell office:value-type="float" office:value="74.362" calcext:value-type="float">
            <text:p>74,4</text:p>
          </table:table-cell>
          <table:table-cell office:value-type="float" office:value="433.95" calcext:value-type="float">
            <text:p>434,0</text:p>
          </table:table-cell>
          <table:table-cell office:value-type="float" office:value="444.354" calcext:value-type="float">
            <text:p>444,4</text:p>
          </table:table-cell>
          <table:table-cell table:formula="of:=[.K850]-[.J850]" office:value-type="float" office:value="10.404" calcext:value-type="float">
            <text:p>10,4</text:p>
          </table:table-cell>
          <table:table-cell/>
          <table:table-cell table:formula="of:=[.J850]-[.O850]-[.I850]" office:value-type="float" office:value="79.798" calcext:value-type="float">
            <text:p>79,8</text:p>
          </table:table-cell>
          <table:table-cell table:style-name="Default" office:value-type="float" office:value="279.79" calcext:value-type="float">
            <text:p>279,79</text:p>
          </table:table-cell>
          <table:table-cell table:formula="of:=[.O850]-[.Q850]" office:value-type="float" office:value="9.75200000000001" calcext:value-type="float">
            <text:p>9,8</text:p>
          </table:table-cell>
          <table:table-cell office:value-type="float" office:value="270.038" calcext:value-type="float">
            <text:p>270,0</text:p>
          </table:table-cell>
          <table:table-cell table:formula="of:=[.Q850]-[.S850]-[.U850]-[.V850]" office:value-type="float" office:value="20.108" calcext:value-type="float">
            <text:p>20,1</text:p>
          </table:table-cell>
          <table:table-cell office:value-type="float" office:value="107.804" calcext:value-type="float">
            <text:p>107,8</text:p>
          </table:table-cell>
          <table:table-cell office:value-type="float" office:value="18.907" calcext:value-type="float">
            <text:p>18,9</text:p>
          </table:table-cell>
          <table:table-cell office:value-type="float" office:value="51.866" calcext:value-type="float">
            <text:p>51,9</text:p>
          </table:table-cell>
          <table:table-cell office:value-type="float" office:value="90.26" calcext:value-type="float">
            <text:p>90,3</text:p>
          </table:table-cell>
          <table:table-cell table:number-columns-repeated="1002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18" calcext:value-type="float">
            <text:p>4,2</text:p>
          </table:table-cell>
          <table:table-cell office:value-type="float" office:value="23.249" calcext:value-type="float">
            <text:p>23,2</text:p>
          </table:table-cell>
          <table:table-cell office:value-type="float" office:value="72.545" calcext:value-type="float">
            <text:p>72,5</text:p>
          </table:table-cell>
          <table:table-cell office:value-type="float" office:value="72.669" calcext:value-type="float">
            <text:p>72,7</text:p>
          </table:table-cell>
          <table:table-cell office:value-type="float" office:value="370.92" calcext:value-type="float">
            <text:p>370,9</text:p>
          </table:table-cell>
          <table:table-cell office:value-type="float" office:value="381.546" calcext:value-type="float">
            <text:p>381,5</text:p>
          </table:table-cell>
          <table:table-cell table:formula="of:=[.K851]-[.J851]" office:value-type="float" office:value="10.626" calcext:value-type="float">
            <text:p>10,6</text:p>
          </table:table-cell>
          <table:table-cell/>
          <table:table-cell table:formula="of:=[.J851]-[.O851]-[.I851]" office:value-type="float" office:value="24.261" calcext:value-type="float">
            <text:p>24,3</text:p>
          </table:table-cell>
          <table:table-cell table:style-name="Default" office:value-type="float" office:value="273.99" calcext:value-type="float">
            <text:p>273,99</text:p>
          </table:table-cell>
          <table:table-cell table:formula="of:=[.O851]-[.Q851]" office:value-type="float" office:value="10.098" calcext:value-type="float">
            <text:p>10,1</text:p>
          </table:table-cell>
          <table:table-cell office:value-type="float" office:value="263.892" calcext:value-type="float">
            <text:p>263,9</text:p>
          </table:table-cell>
          <table:table-cell table:formula="of:=[.Q851]-[.S851]-[.U851]-[.V851]" office:value-type="float" office:value="13.647" calcext:value-type="float">
            <text:p>13,6</text:p>
          </table:table-cell>
          <table:table-cell office:value-type="float" office:value="106.881" calcext:value-type="float">
            <text:p>106,9</text:p>
          </table:table-cell>
          <table:table-cell office:value-type="float" office:value="12.956" calcext:value-type="float">
            <text:p>13,0</text:p>
          </table:table-cell>
          <table:table-cell office:value-type="float" office:value="53.183" calcext:value-type="float">
            <text:p>53,2</text:p>
          </table:table-cell>
          <table:table-cell office:value-type="float" office:value="90.181" calcext:value-type="float">
            <text:p>90,2</text:p>
          </table:table-cell>
          <table:table-cell table:number-columns-repeated="1002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27" calcext:value-type="float">
            <text:p>4,2</text:p>
          </table:table-cell>
          <table:table-cell office:value-type="float" office:value="23.398" calcext:value-type="float">
            <text:p>23,4</text:p>
          </table:table-cell>
          <table:table-cell office:value-type="float" office:value="72.446" calcext:value-type="float">
            <text:p>72,4</text:p>
          </table:table-cell>
          <table:table-cell office:value-type="float" office:value="72.535" calcext:value-type="float">
            <text:p>72,5</text:p>
          </table:table-cell>
          <table:table-cell office:value-type="float" office:value="414.055" calcext:value-type="float">
            <text:p>414,1</text:p>
          </table:table-cell>
          <table:table-cell office:value-type="float" office:value="423.535" calcext:value-type="float">
            <text:p>423,5</text:p>
          </table:table-cell>
          <table:table-cell table:formula="of:=[.K852]-[.J852]" office:value-type="float" office:value="9.48000000000002" calcext:value-type="float">
            <text:p>9,5</text:p>
          </table:table-cell>
          <table:table-cell/>
          <table:table-cell table:formula="of:=[.J852]-[.O852]-[.I852]" office:value-type="float" office:value="49.25" calcext:value-type="float">
            <text:p>49,3</text:p>
          </table:table-cell>
          <table:table-cell table:style-name="Default" office:value-type="float" office:value="292.27" calcext:value-type="float">
            <text:p>292,27</text:p>
          </table:table-cell>
          <table:table-cell table:formula="of:=[.O852]-[.Q852]" office:value-type="float" office:value="5.42399999999998" calcext:value-type="float">
            <text:p>5,4</text:p>
          </table:table-cell>
          <table:table-cell office:value-type="float" office:value="286.846" calcext:value-type="float">
            <text:p>286,8</text:p>
          </table:table-cell>
          <table:table-cell table:formula="of:=[.Q852]-[.S852]-[.U852]-[.V852]" office:value-type="float" office:value="14.953" calcext:value-type="float">
            <text:p>15,0</text:p>
          </table:table-cell>
          <table:table-cell office:value-type="float" office:value="116.514" calcext:value-type="float">
            <text:p>116,5</text:p>
          </table:table-cell>
          <table:table-cell office:value-type="float" office:value="11.368" calcext:value-type="float">
            <text:p>11,4</text:p>
          </table:table-cell>
          <table:table-cell office:value-type="float" office:value="40.326" calcext:value-type="float">
            <text:p>40,3</text:p>
          </table:table-cell>
          <table:table-cell office:value-type="float" office:value="115.053" calcext:value-type="float">
            <text:p>115,1</text:p>
          </table:table-cell>
          <table:table-cell table:number-columns-repeated="1002"/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45" calcext:value-type="float">
            <text:p>4,3</text:p>
          </table:table-cell>
          <table:table-cell office:value-type="float" office:value="23.765" calcext:value-type="float">
            <text:p>23,8</text:p>
          </table:table-cell>
          <table:table-cell office:value-type="float" office:value="89.481" calcext:value-type="float">
            <text:p>89,5</text:p>
          </table:table-cell>
          <table:table-cell office:value-type="float" office:value="89.649" calcext:value-type="float">
            <text:p>89,6</text:p>
          </table:table-cell>
          <table:table-cell office:value-type="float" office:value="500.247" calcext:value-type="float">
            <text:p>500,2</text:p>
          </table:table-cell>
          <table:table-cell office:value-type="float" office:value="510.146" calcext:value-type="float">
            <text:p>510,1</text:p>
          </table:table-cell>
          <table:table-cell table:formula="of:=[.K853]-[.J853]" office:value-type="float" office:value="9.899" calcext:value-type="float">
            <text:p>9,9</text:p>
          </table:table-cell>
          <table:table-cell/>
          <table:table-cell table:formula="of:=[.J853]-[.O853]-[.I853]" office:value-type="float" office:value="101.008" calcext:value-type="float">
            <text:p>101,0</text:p>
          </table:table-cell>
          <table:table-cell table:style-name="Default" office:value-type="float" office:value="309.59" calcext:value-type="float">
            <text:p>309,59</text:p>
          </table:table-cell>
          <table:table-cell table:formula="of:=[.O853]-[.Q853]" office:value-type="float" office:value="11.566" calcext:value-type="float">
            <text:p>11,6</text:p>
          </table:table-cell>
          <table:table-cell office:value-type="float" office:value="298.024" calcext:value-type="float">
            <text:p>298,0</text:p>
          </table:table-cell>
          <table:table-cell table:formula="of:=[.Q853]-[.S853]-[.U853]-[.V853]" office:value-type="float" office:value="9.57799999999997" calcext:value-type="float">
            <text:p>9,6</text:p>
          </table:table-cell>
          <table:table-cell office:value-type="float" office:value="117.79" calcext:value-type="float">
            <text:p>117,8</text:p>
          </table:table-cell>
          <table:table-cell office:value-type="float" office:value="8.807" calcext:value-type="float">
            <text:p>8,8</text:p>
          </table:table-cell>
          <table:table-cell office:value-type="float" office:value="41.618" calcext:value-type="float">
            <text:p>41,6</text:p>
          </table:table-cell>
          <table:table-cell office:value-type="float" office:value="129.038" calcext:value-type="float">
            <text:p>129,0</text:p>
          </table:table-cell>
          <table:table-cell table:number-columns-repeated="1002"/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23" calcext:value-type="float">
            <text:p>4,2</text:p>
          </table:table-cell>
          <table:table-cell office:value-type="float" office:value="23" calcext:value-type="float">
            <text:p>23,0</text:p>
          </table:table-cell>
          <table:table-cell office:value-type="float" office:value="71.796" calcext:value-type="float">
            <text:p>71,8</text:p>
          </table:table-cell>
          <table:table-cell office:value-type="float" office:value="71.883" calcext:value-type="float">
            <text:p>71,9</text:p>
          </table:table-cell>
          <table:table-cell office:value-type="float" office:value="455.814" calcext:value-type="float">
            <text:p>455,8</text:p>
          </table:table-cell>
          <table:table-cell office:value-type="float" office:value="464.719" calcext:value-type="float">
            <text:p>464,7</text:p>
          </table:table-cell>
          <table:table-cell table:formula="of:=[.K854]-[.J854]" office:value-type="float" office:value="8.90499999999997" calcext:value-type="float">
            <text:p>8,9</text:p>
          </table:table-cell>
          <table:table-cell/>
          <table:table-cell table:formula="of:=[.J854]-[.O854]-[.I854]" office:value-type="float" office:value="103.661" calcext:value-type="float">
            <text:p>103,7</text:p>
          </table:table-cell>
          <table:table-cell table:style-name="Default" office:value-type="float" office:value="280.27" calcext:value-type="float">
            <text:p>280,27</text:p>
          </table:table-cell>
          <table:table-cell table:formula="of:=[.O854]-[.Q854]" office:value-type="float" office:value="14.965" calcext:value-type="float">
            <text:p>15,0</text:p>
          </table:table-cell>
          <table:table-cell office:value-type="float" office:value="265.305" calcext:value-type="float">
            <text:p>265,3</text:p>
          </table:table-cell>
          <table:table-cell table:formula="of:=[.Q854]-[.S854]-[.U854]-[.V854]" office:value-type="float" office:value="19.819" calcext:value-type="float">
            <text:p>19,8</text:p>
          </table:table-cell>
          <table:table-cell office:value-type="float" office:value="105.428" calcext:value-type="float">
            <text:p>105,4</text:p>
          </table:table-cell>
          <table:table-cell office:value-type="float" office:value="19.026" calcext:value-type="float">
            <text:p>19,0</text:p>
          </table:table-cell>
          <table:table-cell office:value-type="float" office:value="54.57" calcext:value-type="float">
            <text:p>54,6</text:p>
          </table:table-cell>
          <table:table-cell office:value-type="float" office:value="85.488" calcext:value-type="float">
            <text:p>85,5</text:p>
          </table:table-cell>
          <table:table-cell table:number-columns-repeated="1002"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2" calcext:value-type="float">
            <text:p>4,1</text:p>
          </table:table-cell>
          <table:table-cell office:value-type="float" office:value="23.343" calcext:value-type="float">
            <text:p>23,3</text:p>
          </table:table-cell>
          <table:table-cell office:value-type="float" office:value="88.401" calcext:value-type="float">
            <text:p>88,4</text:p>
          </table:table-cell>
          <table:table-cell office:value-type="float" office:value="88.577" calcext:value-type="float">
            <text:p>88,6</text:p>
          </table:table-cell>
          <table:table-cell office:value-type="float" office:value="377.608" calcext:value-type="float">
            <text:p>377,6</text:p>
          </table:table-cell>
          <table:table-cell office:value-type="float" office:value="388.258" calcext:value-type="float">
            <text:p>388,3</text:p>
          </table:table-cell>
          <table:table-cell table:formula="of:=[.K855]-[.J855]" office:value-type="float" office:value="10.65" calcext:value-type="float">
            <text:p>10,7</text:p>
          </table:table-cell>
          <table:table-cell/>
          <table:table-cell table:formula="of:=[.J855]-[.O855]-[.I855]" office:value-type="float" office:value="-25.619" calcext:value-type="float">
            <text:p>-25,6</text:p>
          </table:table-cell>
          <table:table-cell table:style-name="Default" office:value-type="float" office:value="314.65" calcext:value-type="float">
            <text:p>314,65</text:p>
          </table:table-cell>
          <table:table-cell table:formula="of:=[.O855]-[.Q855]" office:value-type="float" office:value="16.99" calcext:value-type="float">
            <text:p>17,0</text:p>
          </table:table-cell>
          <table:table-cell office:value-type="float" office:value="297.66" calcext:value-type="float">
            <text:p>297,7</text:p>
          </table:table-cell>
          <table:table-cell table:formula="of:=[.Q855]-[.S855]-[.U855]-[.V855]" office:value-type="float" office:value="14.1800000000001" calcext:value-type="float">
            <text:p>14,2</text:p>
          </table:table-cell>
          <table:table-cell office:value-type="float" office:value="116.835" calcext:value-type="float">
            <text:p>116,8</text:p>
          </table:table-cell>
          <table:table-cell office:value-type="float" office:value="13.443" calcext:value-type="float">
            <text:p>13,4</text:p>
          </table:table-cell>
          <table:table-cell office:value-type="float" office:value="43.058" calcext:value-type="float">
            <text:p>43,1</text:p>
          </table:table-cell>
          <table:table-cell office:value-type="float" office:value="123.587" calcext:value-type="float">
            <text:p>123,6</text:p>
          </table:table-cell>
          <table:table-cell table:number-columns-repeated="1002"/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18" calcext:value-type="float">
            <text:p>4,3</text:p>
          </table:table-cell>
          <table:table-cell office:value-type="float" office:value="23.939" calcext:value-type="float">
            <text:p>23,9</text:p>
          </table:table-cell>
          <table:table-cell office:value-type="float" office:value="88.528" calcext:value-type="float">
            <text:p>88,5</text:p>
          </table:table-cell>
          <table:table-cell office:value-type="float" office:value="88.712" calcext:value-type="float">
            <text:p>88,7</text:p>
          </table:table-cell>
          <table:table-cell office:value-type="float" office:value="381.809" calcext:value-type="float">
            <text:p>381,8</text:p>
          </table:table-cell>
          <table:table-cell office:value-type="float" office:value="391.784" calcext:value-type="float">
            <text:p>391,8</text:p>
          </table:table-cell>
          <table:table-cell table:formula="of:=[.K856]-[.J856]" office:value-type="float" office:value="9.97499999999997" calcext:value-type="float">
            <text:p>10,0</text:p>
          </table:table-cell>
          <table:table-cell/>
          <table:table-cell table:formula="of:=[.J856]-[.O856]-[.I856]" office:value-type="float" office:value="-739.713" calcext:value-type="float">
            <text:p>-739,7</text:p>
          </table:table-cell>
          <table:table-cell table:style-name="Default" office:value-type="float" office:value="1032.81" calcext:value-type="float">
            <text:p>1032,81</text:p>
          </table:table-cell>
          <table:table-cell table:formula="of:=[.O856]-[.Q856]" office:value-type="float" office:value="12.2729999999999" calcext:value-type="float">
            <text:p>12,3</text:p>
          </table:table-cell>
          <table:table-cell office:value-type="float" office:value="1020.537" calcext:value-type="float">
            <text:p>1.020,5</text:p>
          </table:table-cell>
          <table:table-cell table:formula="of:=[.Q856]-[.S856]-[.U856]-[.V856]" office:value-type="float" office:value="31.842" calcext:value-type="float">
            <text:p>31,8</text:p>
          </table:table-cell>
          <table:table-cell office:value-type="float" office:value="104.011" calcext:value-type="float">
            <text:p>104,0</text:p>
          </table:table-cell>
          <table:table-cell office:value-type="float" office:value="11.563" calcext:value-type="float">
            <text:p>11,6</text:p>
          </table:table-cell>
          <table:table-cell office:value-type="float" office:value="35.94" calcext:value-type="float">
            <text:p>35,9</text:p>
          </table:table-cell>
          <table:table-cell office:value-type="float" office:value="848.744" calcext:value-type="float">
            <text:p>848,7</text:p>
          </table:table-cell>
          <table:table-cell table:number-columns-repeated="1002"/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37" calcext:value-type="float">
            <text:p>4,2</text:p>
          </table:table-cell>
          <table:table-cell office:value-type="float" office:value="23.506" calcext:value-type="float">
            <text:p>23,5</text:p>
          </table:table-cell>
          <table:table-cell office:value-type="float" office:value="78.13" calcext:value-type="float">
            <text:p>78,1</text:p>
          </table:table-cell>
          <table:table-cell office:value-type="float" office:value="78.318" calcext:value-type="float">
            <text:p>78,3</text:p>
          </table:table-cell>
          <table:table-cell office:value-type="float" office:value="469.033" calcext:value-type="float">
            <text:p>469,0</text:p>
          </table:table-cell>
          <table:table-cell office:value-type="float" office:value="478.991" calcext:value-type="float">
            <text:p>479,0</text:p>
          </table:table-cell>
          <table:table-cell table:formula="of:=[.K857]-[.J857]" office:value-type="float" office:value="9.95799999999997" calcext:value-type="float">
            <text:p>10,0</text:p>
          </table:table-cell>
          <table:table-cell/>
          <table:table-cell table:formula="of:=[.J857]-[.O857]-[.I857]" office:value-type="float" office:value="119.505" calcext:value-type="float">
            <text:p>119,5</text:p>
          </table:table-cell>
          <table:table-cell table:style-name="Default" office:value-type="float" office:value="271.21" calcext:value-type="float">
            <text:p>271,21</text:p>
          </table:table-cell>
          <table:table-cell table:formula="of:=[.O857]-[.Q857]" office:value-type="float" office:value="9.15499999999997" calcext:value-type="float">
            <text:p>9,2</text:p>
          </table:table-cell>
          <table:table-cell office:value-type="float" office:value="262.055" calcext:value-type="float">
            <text:p>262,1</text:p>
          </table:table-cell>
          <table:table-cell table:formula="of:=[.Q857]-[.S857]-[.U857]-[.V857]" office:value-type="float" office:value="12.581" calcext:value-type="float">
            <text:p>12,6</text:p>
          </table:table-cell>
          <table:table-cell office:value-type="float" office:value="118.115" calcext:value-type="float">
            <text:p>118,1</text:p>
          </table:table-cell>
          <table:table-cell office:value-type="float" office:value="10.495" calcext:value-type="float">
            <text:p>10,5</text:p>
          </table:table-cell>
          <table:table-cell office:value-type="float" office:value="40.316" calcext:value-type="float">
            <text:p>40,3</text:p>
          </table:table-cell>
          <table:table-cell office:value-type="float" office:value="91.043" calcext:value-type="float">
            <text:p>91,0</text:p>
          </table:table-cell>
          <table:table-cell table:number-columns-repeated="1002"/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2" calcext:value-type="float">
            <text:p>4,2</text:p>
          </table:table-cell>
          <table:table-cell office:value-type="float" office:value="23.323" calcext:value-type="float">
            <text:p>23,3</text:p>
          </table:table-cell>
          <table:table-cell office:value-type="float" office:value="72.733" calcext:value-type="float">
            <text:p>72,7</text:p>
          </table:table-cell>
          <table:table-cell office:value-type="float" office:value="72.84" calcext:value-type="float">
            <text:p>72,8</text:p>
          </table:table-cell>
          <table:table-cell office:value-type="float" office:value="614.09" calcext:value-type="float">
            <text:p>614,1</text:p>
          </table:table-cell>
          <table:table-cell office:value-type="float" office:value="623.507" calcext:value-type="float">
            <text:p>623,5</text:p>
          </table:table-cell>
          <table:table-cell table:formula="of:=[.K858]-[.J858]" office:value-type="float" office:value="9.41699999999992" calcext:value-type="float">
            <text:p>9,4</text:p>
          </table:table-cell>
          <table:table-cell/>
          <table:table-cell table:formula="of:=[.J858]-[.O858]-[.I858]" office:value-type="float" office:value="172.29" calcext:value-type="float">
            <text:p>172,3</text:p>
          </table:table-cell>
          <table:table-cell table:style-name="Default" office:value-type="float" office:value="368.96" calcext:value-type="float">
            <text:p>368,96</text:p>
          </table:table-cell>
          <table:table-cell table:formula="of:=[.O858]-[.Q858]" office:value-type="float" office:value="18.441" calcext:value-type="float">
            <text:p>18,4</text:p>
          </table:table-cell>
          <table:table-cell office:value-type="float" office:value="350.519" calcext:value-type="float">
            <text:p>350,5</text:p>
          </table:table-cell>
          <table:table-cell table:formula="of:=[.Q858]-[.S858]-[.U858]-[.V858]" office:value-type="float" office:value="80.657" calcext:value-type="float">
            <text:p>80,7</text:p>
          </table:table-cell>
          <table:table-cell office:value-type="float" office:value="122.24" calcext:value-type="float">
            <text:p>122,2</text:p>
          </table:table-cell>
          <table:table-cell office:value-type="float" office:value="79.912" calcext:value-type="float">
            <text:p>79,9</text:p>
          </table:table-cell>
          <table:table-cell office:value-type="float" office:value="56.893" calcext:value-type="float">
            <text:p>56,9</text:p>
          </table:table-cell>
          <table:table-cell office:value-type="float" office:value="90.729" calcext:value-type="float">
            <text:p>90,7</text:p>
          </table:table-cell>
          <table:table-cell table:number-columns-repeated="1002"/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17" calcext:value-type="float">
            <text:p>4,1</text:p>
          </table:table-cell>
          <table:table-cell office:value-type="float" office:value="22.848" calcext:value-type="float">
            <text:p>22,8</text:p>
          </table:table-cell>
          <table:table-cell office:value-type="float" office:value="73.829" calcext:value-type="float">
            <text:p>73,8</text:p>
          </table:table-cell>
          <table:table-cell office:value-type="float" office:value="74.009" calcext:value-type="float">
            <text:p>74,0</text:p>
          </table:table-cell>
          <table:table-cell office:value-type="float" office:value="473.962" calcext:value-type="float">
            <text:p>474,0</text:p>
          </table:table-cell>
          <table:table-cell office:value-type="float" office:value="483.131" calcext:value-type="float">
            <text:p>483,1</text:p>
          </table:table-cell>
          <table:table-cell table:formula="of:=[.K859]-[.J859]" office:value-type="float" office:value="9.16899999999998" calcext:value-type="float">
            <text:p>9,2</text:p>
          </table:table-cell>
          <table:table-cell/>
          <table:table-cell table:formula="of:=[.J859]-[.O859]-[.I859]" office:value-type="float" office:value="-52.877" calcext:value-type="float">
            <text:p>-52,9</text:p>
          </table:table-cell>
          <table:table-cell table:style-name="Default" office:value-type="float" office:value="452.83" calcext:value-type="float">
            <text:p>452,83</text:p>
          </table:table-cell>
          <table:table-cell table:formula="of:=[.O859]-[.Q859]" office:value-type="float" office:value="41.522" calcext:value-type="float">
            <text:p>41,5</text:p>
          </table:table-cell>
          <table:table-cell office:value-type="float" office:value="411.308" calcext:value-type="float">
            <text:p>411,3</text:p>
          </table:table-cell>
          <table:table-cell table:formula="of:=[.Q859]-[.S859]-[.U859]-[.V859]" office:value-type="float" office:value="30.367" calcext:value-type="float">
            <text:p>30,4</text:p>
          </table:table-cell>
          <table:table-cell office:value-type="float" office:value="219.989" calcext:value-type="float">
            <text:p>220,0</text:p>
          </table:table-cell>
          <table:table-cell office:value-type="float" office:value="10.347" calcext:value-type="float">
            <text:p>10,3</text:p>
          </table:table-cell>
          <table:table-cell office:value-type="float" office:value="40.053" calcext:value-type="float">
            <text:p>40,1</text:p>
          </table:table-cell>
          <table:table-cell office:value-type="float" office:value="120.899" calcext:value-type="float">
            <text:p>120,9</text:p>
          </table:table-cell>
          <table:table-cell table:number-columns-repeated="1002"/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26" calcext:value-type="float">
            <text:p>4,2</text:p>
          </table:table-cell>
          <table:table-cell office:value-type="float" office:value="23.651" calcext:value-type="float">
            <text:p>23,7</text:p>
          </table:table-cell>
          <table:table-cell office:value-type="float" office:value="74.261" calcext:value-type="float">
            <text:p>74,3</text:p>
          </table:table-cell>
          <table:table-cell office:value-type="float" office:value="74.426" calcext:value-type="float">
            <text:p>74,4</text:p>
          </table:table-cell>
          <table:table-cell office:value-type="float" office:value="434.56" calcext:value-type="float">
            <text:p>434,6</text:p>
          </table:table-cell>
          <table:table-cell office:value-type="float" office:value="443.95" calcext:value-type="float">
            <text:p>444,0</text:p>
          </table:table-cell>
          <table:table-cell table:formula="of:=[.K860]-[.J860]" office:value-type="float" office:value="9.38999999999999" calcext:value-type="float">
            <text:p>9,4</text:p>
          </table:table-cell>
          <table:table-cell/>
          <table:table-cell table:formula="of:=[.J860]-[.O860]-[.I860]" office:value-type="float" office:value="62.094" calcext:value-type="float">
            <text:p>62,1</text:p>
          </table:table-cell>
          <table:table-cell table:style-name="Default" office:value-type="float" office:value="298.04" calcext:value-type="float">
            <text:p>298,04</text:p>
          </table:table-cell>
          <table:table-cell table:formula="of:=[.O860]-[.Q860]" office:value-type="float" office:value="5.05900000000003" calcext:value-type="float">
            <text:p>5,1</text:p>
          </table:table-cell>
          <table:table-cell office:value-type="float" office:value="292.981" calcext:value-type="float">
            <text:p>293,0</text:p>
          </table:table-cell>
          <table:table-cell table:formula="of:=[.Q860]-[.S860]-[.U860]-[.V860]" office:value-type="float" office:value="38.388" calcext:value-type="float">
            <text:p>38,4</text:p>
          </table:table-cell>
          <table:table-cell office:value-type="float" office:value="120.775" calcext:value-type="float">
            <text:p>120,8</text:p>
          </table:table-cell>
          <table:table-cell office:value-type="float" office:value="17.409" calcext:value-type="float">
            <text:p>17,4</text:p>
          </table:table-cell>
          <table:table-cell office:value-type="float" office:value="38.131" calcext:value-type="float">
            <text:p>38,1</text:p>
          </table:table-cell>
          <table:table-cell office:value-type="float" office:value="95.687" calcext:value-type="float">
            <text:p>95,7</text:p>
          </table:table-cell>
          <table:table-cell table:number-columns-repeated="1002"/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28" calcext:value-type="float">
            <text:p>4,2</text:p>
          </table:table-cell>
          <table:table-cell office:value-type="float" office:value="23.416" calcext:value-type="float">
            <text:p>23,4</text:p>
          </table:table-cell>
          <table:table-cell office:value-type="float" office:value="74.499" calcext:value-type="float">
            <text:p>74,5</text:p>
          </table:table-cell>
          <table:table-cell office:value-type="float" office:value="74.626" calcext:value-type="float">
            <text:p>74,6</text:p>
          </table:table-cell>
          <table:table-cell office:value-type="float" office:value="401.977" calcext:value-type="float">
            <text:p>402,0</text:p>
          </table:table-cell>
          <table:table-cell office:value-type="float" office:value="411.106" calcext:value-type="float">
            <text:p>411,1</text:p>
          </table:table-cell>
          <table:table-cell table:formula="of:=[.K861]-[.J861]" office:value-type="float" office:value="9.12900000000002" calcext:value-type="float">
            <text:p>9,1</text:p>
          </table:table-cell>
          <table:table-cell/>
          <table:table-cell table:formula="of:=[.J861]-[.O861]-[.I861]" office:value-type="float" office:value="47.951" calcext:value-type="float">
            <text:p>48,0</text:p>
          </table:table-cell>
          <table:table-cell table:style-name="Default" office:value-type="float" office:value="279.4" calcext:value-type="float">
            <text:p>279,4</text:p>
          </table:table-cell>
          <table:table-cell table:formula="of:=[.O861]-[.Q861]" office:value-type="float" office:value="7.06199999999996" calcext:value-type="float">
            <text:p>7,1</text:p>
          </table:table-cell>
          <table:table-cell office:value-type="float" office:value="272.338" calcext:value-type="float">
            <text:p>272,3</text:p>
          </table:table-cell>
          <table:table-cell table:formula="of:=[.Q861]-[.S861]-[.U861]-[.V861]" office:value-type="float" office:value="19.18" calcext:value-type="float">
            <text:p>19,2</text:p>
          </table:table-cell>
          <table:table-cell office:value-type="float" office:value="104.267" calcext:value-type="float">
            <text:p>104,3</text:p>
          </table:table-cell>
          <table:table-cell office:value-type="float" office:value="18.397" calcext:value-type="float">
            <text:p>18,4</text:p>
          </table:table-cell>
          <table:table-cell office:value-type="float" office:value="55.864" calcext:value-type="float">
            <text:p>55,9</text:p>
          </table:table-cell>
          <table:table-cell office:value-type="float" office:value="93.027" calcext:value-type="float">
            <text:p>93,0</text:p>
          </table:table-cell>
          <table:table-cell table:number-columns-repeated="1002"/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23" calcext:value-type="float">
            <text:p>4,2</text:p>
          </table:table-cell>
          <table:table-cell office:value-type="float" office:value="23.496" calcext:value-type="float">
            <text:p>23,5</text:p>
          </table:table-cell>
          <table:table-cell office:value-type="float" office:value="74.695" calcext:value-type="float">
            <text:p>74,7</text:p>
          </table:table-cell>
          <table:table-cell office:value-type="float" office:value="74.858" calcext:value-type="float">
            <text:p>74,9</text:p>
          </table:table-cell>
          <table:table-cell office:value-type="float" office:value="386.829" calcext:value-type="float">
            <text:p>386,8</text:p>
          </table:table-cell>
          <table:table-cell office:value-type="float" office:value="397.031" calcext:value-type="float">
            <text:p>397,0</text:p>
          </table:table-cell>
          <table:table-cell table:formula="of:=[.K862]-[.J862]" office:value-type="float" office:value="10.202" calcext:value-type="float">
            <text:p>10,2</text:p>
          </table:table-cell>
          <table:table-cell/>
          <table:table-cell table:formula="of:=[.J862]-[.O862]-[.I862]" office:value-type="float" office:value="47.661" calcext:value-type="float">
            <text:p>47,7</text:p>
          </table:table-cell>
          <table:table-cell table:style-name="Default" office:value-type="float" office:value="264.31" calcext:value-type="float">
            <text:p>264,31</text:p>
          </table:table-cell>
          <table:table-cell table:formula="of:=[.O862]-[.Q862]" office:value-type="float" office:value="17.378" calcext:value-type="float">
            <text:p>17,4</text:p>
          </table:table-cell>
          <table:table-cell office:value-type="float" office:value="246.932" calcext:value-type="float">
            <text:p>246,9</text:p>
          </table:table-cell>
          <table:table-cell table:formula="of:=[.Q862]-[.S862]-[.U862]-[.V862]" office:value-type="float" office:value="3.89399999999998" calcext:value-type="float">
            <text:p>3,9</text:p>
          </table:table-cell>
          <table:table-cell office:value-type="float" office:value="104.503" calcext:value-type="float">
            <text:p>104,5</text:p>
          </table:table-cell>
          <table:table-cell office:value-type="float" office:value="3.096" calcext:value-type="float">
            <text:p>3,1</text:p>
          </table:table-cell>
          <table:table-cell office:value-type="float" office:value="55.349" calcext:value-type="float">
            <text:p>55,3</text:p>
          </table:table-cell>
          <table:table-cell office:value-type="float" office:value="83.186" calcext:value-type="float">
            <text:p>83,2</text:p>
          </table:table-cell>
          <table:table-cell table:number-columns-repeated="1002"/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68" calcext:value-type="float">
            <text:p>4,3</text:p>
          </table:table-cell>
          <table:table-cell office:value-type="float" office:value="23.462" calcext:value-type="float">
            <text:p>23,5</text:p>
          </table:table-cell>
          <table:table-cell office:value-type="float" office:value="89.435" calcext:value-type="float">
            <text:p>89,4</text:p>
          </table:table-cell>
          <table:table-cell office:value-type="float" office:value="89.61" calcext:value-type="float">
            <text:p>89,6</text:p>
          </table:table-cell>
          <table:table-cell office:value-type="float" office:value="406.493" calcext:value-type="float">
            <text:p>406,5</text:p>
          </table:table-cell>
          <table:table-cell office:value-type="float" office:value="415.764" calcext:value-type="float">
            <text:p>415,8</text:p>
          </table:table-cell>
          <table:table-cell table:formula="of:=[.K863]-[.J863]" office:value-type="float" office:value="9.27100000000002" calcext:value-type="float">
            <text:p>9,3</text:p>
          </table:table-cell>
          <table:table-cell/>
          <table:table-cell table:formula="of:=[.J863]-[.O863]-[.I863]" office:value-type="float" office:value="-17.827" calcext:value-type="float">
            <text:p>-17,8</text:p>
          </table:table-cell>
          <table:table-cell table:style-name="Default" office:value-type="float" office:value="334.71" calcext:value-type="float">
            <text:p>334,71</text:p>
          </table:table-cell>
          <table:table-cell table:formula="of:=[.O863]-[.Q863]" office:value-type="float" office:value="7.05699999999996" calcext:value-type="float">
            <text:p>7,1</text:p>
          </table:table-cell>
          <table:table-cell office:value-type="float" office:value="327.653" calcext:value-type="float">
            <text:p>327,7</text:p>
          </table:table-cell>
          <table:table-cell table:formula="of:=[.Q863]-[.S863]-[.U863]-[.V863]" office:value-type="float" office:value="20.46" calcext:value-type="float">
            <text:p>20,5</text:p>
          </table:table-cell>
          <table:table-cell office:value-type="float" office:value="113.836" calcext:value-type="float">
            <text:p>113,8</text:p>
          </table:table-cell>
          <table:table-cell office:value-type="float" office:value="13.988" calcext:value-type="float">
            <text:p>14,0</text:p>
          </table:table-cell>
          <table:table-cell office:value-type="float" office:value="40.322" calcext:value-type="float">
            <text:p>40,3</text:p>
          </table:table-cell>
          <table:table-cell office:value-type="float" office:value="153.035" calcext:value-type="float">
            <text:p>153,0</text:p>
          </table:table-cell>
          <table:table-cell table:number-columns-repeated="1002"/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29" calcext:value-type="float">
            <text:p>4,3</text:p>
          </table:table-cell>
          <table:table-cell office:value-type="float" office:value="23.808" calcext:value-type="float">
            <text:p>23,8</text:p>
          </table:table-cell>
          <table:table-cell office:value-type="float" office:value="89.946" calcext:value-type="float">
            <text:p>89,9</text:p>
          </table:table-cell>
          <table:table-cell office:value-type="float" office:value="90.121" calcext:value-type="float">
            <text:p>90,1</text:p>
          </table:table-cell>
          <table:table-cell office:value-type="float" office:value="408.881" calcext:value-type="float">
            <text:p>408,9</text:p>
          </table:table-cell>
          <table:table-cell office:value-type="float" office:value="419.587" calcext:value-type="float">
            <text:p>419,6</text:p>
          </table:table-cell>
          <table:table-cell table:formula="of:=[.K864]-[.J864]" office:value-type="float" office:value="10.706" calcext:value-type="float">
            <text:p>10,7</text:p>
          </table:table-cell>
          <table:table-cell/>
          <table:table-cell table:formula="of:=[.J864]-[.O864]-[.I864]" office:value-type="float" office:value="5.92" calcext:value-type="float">
            <text:p>5,9</text:p>
          </table:table-cell>
          <table:table-cell table:style-name="Default" office:value-type="float" office:value="312.84" calcext:value-type="float">
            <text:p>312,84</text:p>
          </table:table-cell>
          <table:table-cell table:formula="of:=[.O864]-[.Q864]" office:value-type="float" office:value="5.65999999999997" calcext:value-type="float">
            <text:p>5,7</text:p>
          </table:table-cell>
          <table:table-cell office:value-type="float" office:value="307.18" calcext:value-type="float">
            <text:p>307,2</text:p>
          </table:table-cell>
          <table:table-cell table:formula="of:=[.Q864]-[.S864]-[.U864]-[.V864]" office:value-type="float" office:value="13.08" calcext:value-type="float">
            <text:p>13,1</text:p>
          </table:table-cell>
          <table:table-cell office:value-type="float" office:value="103.677" calcext:value-type="float">
            <text:p>103,7</text:p>
          </table:table-cell>
          <table:table-cell office:value-type="float" office:value="12.382" calcext:value-type="float">
            <text:p>12,4</text:p>
          </table:table-cell>
          <table:table-cell office:value-type="float" office:value="55.742" calcext:value-type="float">
            <text:p>55,7</text:p>
          </table:table-cell>
          <table:table-cell office:value-type="float" office:value="134.681" calcext:value-type="float">
            <text:p>134,7</text:p>
          </table:table-cell>
          <table:table-cell table:number-columns-repeated="1002"/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24" calcext:value-type="float">
            <text:p>4,2</text:p>
          </table:table-cell>
          <table:table-cell office:value-type="float" office:value="23.406" calcext:value-type="float">
            <text:p>23,4</text:p>
          </table:table-cell>
          <table:table-cell office:value-type="float" office:value="72.94" calcext:value-type="float">
            <text:p>72,9</text:p>
          </table:table-cell>
          <table:table-cell office:value-type="float" office:value="73.053" calcext:value-type="float">
            <text:p>73,1</text:p>
          </table:table-cell>
          <table:table-cell office:value-type="float" office:value="365.683" calcext:value-type="float">
            <text:p>365,7</text:p>
          </table:table-cell>
          <table:table-cell office:value-type="float" office:value="376.053" calcext:value-type="float">
            <text:p>376,1</text:p>
          </table:table-cell>
          <table:table-cell table:formula="of:=[.K865]-[.J865]" office:value-type="float" office:value="10.37" calcext:value-type="float">
            <text:p>10,4</text:p>
          </table:table-cell>
          <table:table-cell/>
          <table:table-cell table:formula="of:=[.J865]-[.O865]-[.I865]" office:value-type="float" office:value="25.5" calcext:value-type="float">
            <text:p>25,5</text:p>
          </table:table-cell>
          <table:table-cell table:style-name="Default" office:value-type="float" office:value="267.13" calcext:value-type="float">
            <text:p>267,13</text:p>
          </table:table-cell>
          <table:table-cell table:formula="of:=[.O865]-[.Q865]" office:value-type="float" office:value="5.072" calcext:value-type="float">
            <text:p>5,1</text:p>
          </table:table-cell>
          <table:table-cell office:value-type="float" office:value="262.058" calcext:value-type="float">
            <text:p>262,1</text:p>
          </table:table-cell>
          <table:table-cell table:formula="of:=[.Q865]-[.S865]-[.U865]-[.V865]" office:value-type="float" office:value="6.82899999999998" calcext:value-type="float">
            <text:p>6,8</text:p>
          </table:table-cell>
          <table:table-cell office:value-type="float" office:value="119.093" calcext:value-type="float">
            <text:p>119,1</text:p>
          </table:table-cell>
          <table:table-cell office:value-type="float" office:value="6.14" calcext:value-type="float">
            <text:p>6,1</text:p>
          </table:table-cell>
          <table:table-cell office:value-type="float" office:value="40.166" calcext:value-type="float">
            <text:p>40,2</text:p>
          </table:table-cell>
          <table:table-cell office:value-type="float" office:value="95.97" calcext:value-type="float">
            <text:p>96,0</text:p>
          </table:table-cell>
          <table:table-cell table:number-columns-repeated="1002"/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17" calcext:value-type="float">
            <text:p>4,3</text:p>
          </table:table-cell>
          <table:table-cell office:value-type="float" office:value="23.806" calcext:value-type="float">
            <text:p>23,8</text:p>
          </table:table-cell>
          <table:table-cell office:value-type="float" office:value="74.654" calcext:value-type="float">
            <text:p>74,7</text:p>
          </table:table-cell>
          <table:table-cell office:value-type="float" office:value="74.749" calcext:value-type="float">
            <text:p>74,7</text:p>
          </table:table-cell>
          <table:table-cell office:value-type="float" office:value="422.563" calcext:value-type="float">
            <text:p>422,6</text:p>
          </table:table-cell>
          <table:table-cell office:value-type="float" office:value="432.399" calcext:value-type="float">
            <text:p>432,4</text:p>
          </table:table-cell>
          <table:table-cell table:formula="of:=[.K866]-[.J866]" office:value-type="float" office:value="9.83600000000001" calcext:value-type="float">
            <text:p>9,8</text:p>
          </table:table-cell>
          <table:table-cell/>
          <table:table-cell table:formula="of:=[.J866]-[.O866]-[.I866]" office:value-type="float" office:value="37.284" calcext:value-type="float">
            <text:p>37,3</text:p>
          </table:table-cell>
          <table:table-cell table:style-name="Default" office:value-type="float" office:value="310.53" calcext:value-type="float">
            <text:p>310,53</text:p>
          </table:table-cell>
          <table:table-cell table:formula="of:=[.O866]-[.Q866]" office:value-type="float" office:value="2.40499999999997" calcext:value-type="float">
            <text:p>2,4</text:p>
          </table:table-cell>
          <table:table-cell office:value-type="float" office:value="308.125" calcext:value-type="float">
            <text:p>308,1</text:p>
          </table:table-cell>
          <table:table-cell table:formula="of:=[.Q866]-[.S866]-[.U866]-[.V866]" office:value-type="float" office:value="9.63299999999998" calcext:value-type="float">
            <text:p>9,6</text:p>
          </table:table-cell>
          <table:table-cell office:value-type="float" office:value="103.728" calcext:value-type="float">
            <text:p>103,7</text:p>
          </table:table-cell>
          <table:table-cell office:value-type="float" office:value="8.943" calcext:value-type="float">
            <text:p>8,9</text:p>
          </table:table-cell>
          <table:table-cell office:value-type="float" office:value="56.268" calcext:value-type="float">
            <text:p>56,3</text:p>
          </table:table-cell>
          <table:table-cell office:value-type="float" office:value="138.496" calcext:value-type="float">
            <text:p>138,5</text:p>
          </table:table-cell>
          <table:table-cell table:number-columns-repeated="1002"/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14" calcext:value-type="float">
            <text:p>4,3</text:p>
          </table:table-cell>
          <table:table-cell office:value-type="float" office:value="23.685" calcext:value-type="float">
            <text:p>23,7</text:p>
          </table:table-cell>
          <table:table-cell office:value-type="float" office:value="89.634" calcext:value-type="float">
            <text:p>89,6</text:p>
          </table:table-cell>
          <table:table-cell office:value-type="float" office:value="89.802" calcext:value-type="float">
            <text:p>89,8</text:p>
          </table:table-cell>
          <table:table-cell office:value-type="float" office:value="402.218" calcext:value-type="float">
            <text:p>402,2</text:p>
          </table:table-cell>
          <table:table-cell office:value-type="float" office:value="411.778" calcext:value-type="float">
            <text:p>411,8</text:p>
          </table:table-cell>
          <table:table-cell table:formula="of:=[.K867]-[.J867]" office:value-type="float" office:value="9.56" calcext:value-type="float">
            <text:p>9,6</text:p>
          </table:table-cell>
          <table:table-cell/>
          <table:table-cell table:formula="of:=[.J867]-[.O867]-[.I867]" office:value-type="float" office:value="17.926" calcext:value-type="float">
            <text:p>17,9</text:p>
          </table:table-cell>
          <table:table-cell table:style-name="Default" office:value-type="float" office:value="294.49" calcext:value-type="float">
            <text:p>294,49</text:p>
          </table:table-cell>
          <table:table-cell table:formula="of:=[.O867]-[.Q867]" office:value-type="float" office:value="11.745" calcext:value-type="float">
            <text:p>11,7</text:p>
          </table:table-cell>
          <table:table-cell office:value-type="float" office:value="282.745" calcext:value-type="float">
            <text:p>282,7</text:p>
          </table:table-cell>
          <table:table-cell table:formula="of:=[.Q867]-[.S867]-[.U867]-[.V867]" office:value-type="float" office:value="14.313" calcext:value-type="float">
            <text:p>14,3</text:p>
          </table:table-cell>
          <table:table-cell office:value-type="float" office:value="119.424" calcext:value-type="float">
            <text:p>119,4</text:p>
          </table:table-cell>
          <table:table-cell office:value-type="float" office:value="13.606" calcext:value-type="float">
            <text:p>13,6</text:p>
          </table:table-cell>
          <table:table-cell office:value-type="float" office:value="40.138" calcext:value-type="float">
            <text:p>40,1</text:p>
          </table:table-cell>
          <table:table-cell office:value-type="float" office:value="108.87" calcext:value-type="float">
            <text:p>108,9</text:p>
          </table:table-cell>
          <table:table-cell table:number-columns-repeated="1002"/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18" calcext:value-type="float">
            <text:p>4,2</text:p>
          </table:table-cell>
          <table:table-cell office:value-type="float" office:value="23.311" calcext:value-type="float">
            <text:p>23,3</text:p>
          </table:table-cell>
          <table:table-cell office:value-type="float" office:value="74.045" calcext:value-type="float">
            <text:p>74,0</text:p>
          </table:table-cell>
          <table:table-cell office:value-type="float" office:value="74.222" calcext:value-type="float">
            <text:p>74,2</text:p>
          </table:table-cell>
          <table:table-cell office:value-type="float" office:value="456.091" calcext:value-type="float">
            <text:p>456,1</text:p>
          </table:table-cell>
          <table:table-cell office:value-type="float" office:value="464.355" calcext:value-type="float">
            <text:p>464,4</text:p>
          </table:table-cell>
          <table:table-cell table:formula="of:=[.K868]-[.J868]" office:value-type="float" office:value="8.26400000000001" calcext:value-type="float">
            <text:p>8,3</text:p>
          </table:table-cell>
          <table:table-cell/>
          <table:table-cell table:formula="of:=[.J868]-[.O868]-[.I868]" office:value-type="float" office:value="68.869" calcext:value-type="float">
            <text:p>68,9</text:p>
          </table:table-cell>
          <table:table-cell table:style-name="Default" office:value-type="float" office:value="313" calcext:value-type="float">
            <text:p>313</text:p>
          </table:table-cell>
          <table:table-cell table:formula="of:=[.O868]-[.Q868]" office:value-type="float" office:value="17.295" calcext:value-type="float">
            <text:p>17,3</text:p>
          </table:table-cell>
          <table:table-cell office:value-type="float" office:value="295.705" calcext:value-type="float">
            <text:p>295,7</text:p>
          </table:table-cell>
          <table:table-cell table:formula="of:=[.Q868]-[.S868]-[.U868]-[.V868]" office:value-type="float" office:value="12.736" calcext:value-type="float">
            <text:p>12,7</text:p>
          </table:table-cell>
          <table:table-cell office:value-type="float" office:value="104.444" calcext:value-type="float">
            <text:p>104,4</text:p>
          </table:table-cell>
          <table:table-cell office:value-type="float" office:value="12.047" calcext:value-type="float">
            <text:p>12,0</text:p>
          </table:table-cell>
          <table:table-cell office:value-type="float" office:value="55.225" calcext:value-type="float">
            <text:p>55,2</text:p>
          </table:table-cell>
          <table:table-cell office:value-type="float" office:value="123.3" calcext:value-type="float">
            <text:p>123,3</text:p>
          </table:table-cell>
          <table:table-cell table:number-columns-repeated="1002"/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23" calcext:value-type="float">
            <text:p>4,3</text:p>
          </table:table-cell>
          <table:table-cell office:value-type="float" office:value="23.584" calcext:value-type="float">
            <text:p>23,6</text:p>
          </table:table-cell>
          <table:table-cell office:value-type="float" office:value="88.917" calcext:value-type="float">
            <text:p>88,9</text:p>
          </table:table-cell>
          <table:table-cell office:value-type="float" office:value="89.101" calcext:value-type="float">
            <text:p>89,1</text:p>
          </table:table-cell>
          <table:table-cell office:value-type="float" office:value="384.409" calcext:value-type="float">
            <text:p>384,4</text:p>
          </table:table-cell>
          <table:table-cell office:value-type="float" office:value="393.737" calcext:value-type="float">
            <text:p>393,7</text:p>
          </table:table-cell>
          <table:table-cell table:formula="of:=[.K869]-[.J869]" office:value-type="float" office:value="9.32800000000003" calcext:value-type="float">
            <text:p>9,3</text:p>
          </table:table-cell>
          <table:table-cell/>
          <table:table-cell table:formula="of:=[.J869]-[.O869]-[.I869]" office:value-type="float" office:value="50.498" calcext:value-type="float">
            <text:p>50,5</text:p>
          </table:table-cell>
          <table:table-cell table:style-name="Default" office:value-type="float" office:value="244.81" calcext:value-type="float">
            <text:p>244,81</text:p>
          </table:table-cell>
          <table:table-cell table:formula="of:=[.O869]-[.Q869]" office:value-type="float" office:value="12.718" calcext:value-type="float">
            <text:p>12,7</text:p>
          </table:table-cell>
          <table:table-cell office:value-type="float" office:value="232.092" calcext:value-type="float">
            <text:p>232,1</text:p>
          </table:table-cell>
          <table:table-cell table:formula="of:=[.Q869]-[.S869]-[.U869]-[.V869]" office:value-type="float" office:value="5.16400000000002" calcext:value-type="float">
            <text:p>5,2</text:p>
          </table:table-cell>
          <table:table-cell office:value-type="float" office:value="107.419" calcext:value-type="float">
            <text:p>107,4</text:p>
          </table:table-cell>
          <table:table-cell office:value-type="float" office:value="4.49" calcext:value-type="float">
            <text:p>4,5</text:p>
          </table:table-cell>
          <table:table-cell office:value-type="float" office:value="52.182" calcext:value-type="float">
            <text:p>52,2</text:p>
          </table:table-cell>
          <table:table-cell office:value-type="float" office:value="67.327" calcext:value-type="float">
            <text:p>67,3</text:p>
          </table:table-cell>
          <table:table-cell table:number-columns-repeated="1002"/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12" calcext:value-type="float">
            <text:p>4,3</text:p>
          </table:table-cell>
          <table:table-cell office:value-type="float" office:value="23.151" calcext:value-type="float">
            <text:p>23,2</text:p>
          </table:table-cell>
          <table:table-cell office:value-type="float" office:value="88.211" calcext:value-type="float">
            <text:p>88,2</text:p>
          </table:table-cell>
          <table:table-cell office:value-type="float" office:value="88.381" calcext:value-type="float">
            <text:p>88,4</text:p>
          </table:table-cell>
          <table:table-cell office:value-type="float" office:value="400.832" calcext:value-type="float">
            <text:p>400,8</text:p>
          </table:table-cell>
          <table:table-cell office:value-type="float" office:value="410.369" calcext:value-type="float">
            <text:p>410,4</text:p>
          </table:table-cell>
          <table:table-cell table:formula="of:=[.K870]-[.J870]" office:value-type="float" office:value="9.53700000000003" calcext:value-type="float">
            <text:p>9,5</text:p>
          </table:table-cell>
          <table:table-cell/>
          <table:table-cell table:formula="of:=[.J870]-[.O870]-[.I870]" office:value-type="float" office:value="48.541" calcext:value-type="float">
            <text:p>48,5</text:p>
          </table:table-cell>
          <table:table-cell table:style-name="Default" office:value-type="float" office:value="263.91" calcext:value-type="float">
            <text:p>263,91</text:p>
          </table:table-cell>
          <table:table-cell table:formula="of:=[.O870]-[.Q870]" office:value-type="float" office:value="13.901" calcext:value-type="float">
            <text:p>13,9</text:p>
          </table:table-cell>
          <table:table-cell office:value-type="float" office:value="250.009" calcext:value-type="float">
            <text:p>250,0</text:p>
          </table:table-cell>
          <table:table-cell table:formula="of:=[.Q870]-[.S870]-[.U870]-[.V870]" office:value-type="float" office:value="3.815" calcext:value-type="float">
            <text:p>3,8</text:p>
          </table:table-cell>
          <table:table-cell office:value-type="float" office:value="104.259" calcext:value-type="float">
            <text:p>104,3</text:p>
          </table:table-cell>
          <table:table-cell office:value-type="float" office:value="3.114" calcext:value-type="float">
            <text:p>3,1</text:p>
          </table:table-cell>
          <table:table-cell office:value-type="float" office:value="55.109" calcext:value-type="float">
            <text:p>55,1</text:p>
          </table:table-cell>
          <table:table-cell office:value-type="float" office:value="86.826" calcext:value-type="float">
            <text:p>86,8</text:p>
          </table:table-cell>
          <table:table-cell table:number-columns-repeated="1002"/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8" calcext:value-type="float">
            <text:p>4,3</text:p>
          </table:table-cell>
          <table:table-cell office:value-type="float" office:value="23.525" calcext:value-type="float">
            <text:p>23,5</text:p>
          </table:table-cell>
          <table:table-cell office:value-type="float" office:value="86.501" calcext:value-type="float">
            <text:p>86,5</text:p>
          </table:table-cell>
          <table:table-cell office:value-type="float" office:value="86.593" calcext:value-type="float">
            <text:p>86,6</text:p>
          </table:table-cell>
          <table:table-cell office:value-type="float" office:value="427.496" calcext:value-type="float">
            <text:p>427,5</text:p>
          </table:table-cell>
          <table:table-cell office:value-type="float" office:value="438.239" calcext:value-type="float">
            <text:p>438,2</text:p>
          </table:table-cell>
          <table:table-cell table:formula="of:=[.K871]-[.J871]" office:value-type="float" office:value="10.743" calcext:value-type="float">
            <text:p>10,7</text:p>
          </table:table-cell>
          <table:table-cell/>
          <table:table-cell table:formula="of:=[.J871]-[.O871]-[.I871]" office:value-type="float" office:value="18.163" calcext:value-type="float">
            <text:p>18,2</text:p>
          </table:table-cell>
          <table:table-cell table:style-name="Default" office:value-type="float" office:value="322.74" calcext:value-type="float">
            <text:p>322,74</text:p>
          </table:table-cell>
          <table:table-cell table:formula="of:=[.O871]-[.Q871]" office:value-type="float" office:value="12.342" calcext:value-type="float">
            <text:p>12,3</text:p>
          </table:table-cell>
          <table:table-cell office:value-type="float" office:value="310.398" calcext:value-type="float">
            <text:p>310,4</text:p>
          </table:table-cell>
          <table:table-cell table:formula="of:=[.Q871]-[.S871]-[.U871]-[.V871]" office:value-type="float" office:value="4.51800000000006" calcext:value-type="float">
            <text:p>4,5</text:p>
          </table:table-cell>
          <table:table-cell office:value-type="float" office:value="116.844" calcext:value-type="float">
            <text:p>116,8</text:p>
          </table:table-cell>
          <table:table-cell office:value-type="float" office:value="1.364" calcext:value-type="float">
            <text:p>1,4</text:p>
          </table:table-cell>
          <table:table-cell office:value-type="float" office:value="40.33" calcext:value-type="float">
            <text:p>40,3</text:p>
          </table:table-cell>
          <table:table-cell office:value-type="float" office:value="148.706" calcext:value-type="float">
            <text:p>148,7</text:p>
          </table:table-cell>
          <table:table-cell table:number-columns-repeated="1002"/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60.503" calcext:value-type="float">
            <text:p>60,5</text:p>
          </table:table-cell>
          <table:table-cell office:value-type="float" office:value="79.759" calcext:value-type="float">
            <text:p>79,8</text:p>
          </table:table-cell>
          <table:table-cell office:value-type="float" office:value="150.486" calcext:value-type="float">
            <text:p>150,5</text:p>
          </table:table-cell>
          <table:table-cell office:value-type="float" office:value="150.552" calcext:value-type="float">
            <text:p>150,6</text:p>
          </table:table-cell>
          <table:table-cell office:value-type="float" office:value="455.859" calcext:value-type="float">
            <text:p>455,9</text:p>
          </table:table-cell>
          <table:table-cell office:value-type="float" office:value="464.936" calcext:value-type="float">
            <text:p>464,9</text:p>
          </table:table-cell>
          <table:table-cell table:formula="of:=[.K872]-[.J872]" office:value-type="float" office:value="9.077" calcext:value-type="float">
            <text:p>9,1</text:p>
          </table:table-cell>
          <table:table-cell/>
          <table:table-cell table:formula="of:=[.J872]-[.O872]-[.I872]" office:value-type="float" office:value="-105.273" calcext:value-type="float">
            <text:p>-105,3</text:p>
          </table:table-cell>
          <table:table-cell table:style-name="Default" office:value-type="float" office:value="410.58" calcext:value-type="float">
            <text:p>410,58</text:p>
          </table:table-cell>
          <table:table-cell table:formula="of:=[.O872]-[.Q872]" office:value-type="float" office:value="2.25799999999998" calcext:value-type="float">
            <text:p>2,3</text:p>
          </table:table-cell>
          <table:table-cell office:value-type="float" office:value="408.322" calcext:value-type="float">
            <text:p>408,3</text:p>
          </table:table-cell>
          <table:table-cell table:formula="of:=[.Q872]-[.S872]-[.U872]-[.V872]" office:value-type="float" office:value="9.857" calcext:value-type="float">
            <text:p>9,9</text:p>
          </table:table-cell>
          <table:table-cell office:value-type="float" office:value="199.27" calcext:value-type="float">
            <text:p>199,3</text:p>
          </table:table-cell>
          <table:table-cell office:value-type="float" office:value="8.853" calcext:value-type="float">
            <text:p>8,9</text:p>
          </table:table-cell>
          <table:table-cell office:value-type="float" office:value="40.463" calcext:value-type="float">
            <text:p>40,5</text:p>
          </table:table-cell>
          <table:table-cell office:value-type="float" office:value="158.732" calcext:value-type="float">
            <text:p>158,7</text:p>
          </table:table-cell>
          <table:table-cell table:number-columns-repeated="1002"/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9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1" calcext:value-type="float">
            <text:p>4,2</text:p>
          </table:table-cell>
          <table:table-cell office:value-type="float" office:value="23.789" calcext:value-type="float">
            <text:p>23,8</text:p>
          </table:table-cell>
          <table:table-cell office:value-type="float" office:value="75.947" calcext:value-type="float">
            <text:p>75,9</text:p>
          </table:table-cell>
          <table:table-cell office:value-type="float" office:value="76.039" calcext:value-type="float">
            <text:p>76,0</text:p>
          </table:table-cell>
          <table:table-cell office:value-type="float" office:value="437.409" calcext:value-type="float">
            <text:p>437,4</text:p>
          </table:table-cell>
          <table:table-cell office:value-type="float" office:value="446.461" calcext:value-type="float">
            <text:p>446,5</text:p>
          </table:table-cell>
          <table:table-cell table:formula="of:=[.K873]-[.J873]" office:value-type="float" office:value="9.05200000000002" calcext:value-type="float">
            <text:p>9,1</text:p>
          </table:table-cell>
          <table:table-cell/>
          <table:table-cell table:formula="of:=[.J873]-[.O873]-[.I873]" office:value-type="float" office:value="-2.36000000000003" calcext:value-type="float">
            <text:p>-2,4</text:p>
          </table:table-cell>
          <table:table-cell table:style-name="Default" office:value-type="float" office:value="363.73" calcext:value-type="float">
            <text:p>363,73</text:p>
          </table:table-cell>
          <table:table-cell table:formula="of:=[.O873]-[.Q873]" office:value-type="float" office:value="2.27199999999999" calcext:value-type="float">
            <text:p>2,3</text:p>
          </table:table-cell>
          <table:table-cell office:value-type="float" office:value="361.458" calcext:value-type="float">
            <text:p>361,5</text:p>
          </table:table-cell>
          <table:table-cell table:formula="of:=[.Q873]-[.S873]-[.U873]-[.V873]" office:value-type="float" office:value="3.64600000000004" calcext:value-type="float">
            <text:p>3,6</text:p>
          </table:table-cell>
          <table:table-cell office:value-type="float" office:value="105.568" calcext:value-type="float">
            <text:p>105,6</text:p>
          </table:table-cell>
          <table:table-cell office:value-type="float" office:value="2.956" calcext:value-type="float">
            <text:p>3,0</text:p>
          </table:table-cell>
          <table:table-cell office:value-type="float" office:value="54.063" calcext:value-type="float">
            <text:p>54,1</text:p>
          </table:table-cell>
          <table:table-cell office:value-type="float" office:value="198.181" calcext:value-type="float">
            <text:p>198,2</text:p>
          </table:table-cell>
          <table:table-cell table:number-columns-repeated="1002"/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9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25" calcext:value-type="float">
            <text:p>4,3</text:p>
          </table:table-cell>
          <table:table-cell office:value-type="float" office:value="23.892" calcext:value-type="float">
            <text:p>23,9</text:p>
          </table:table-cell>
          <table:table-cell office:value-type="float" office:value="76.119" calcext:value-type="float">
            <text:p>76,1</text:p>
          </table:table-cell>
          <table:table-cell office:value-type="float" office:value="76.174" calcext:value-type="float">
            <text:p>76,2</text:p>
          </table:table-cell>
          <table:table-cell office:value-type="float" office:value="535.14" calcext:value-type="float">
            <text:p>535,1</text:p>
          </table:table-cell>
          <table:table-cell office:value-type="float" office:value="545.558" calcext:value-type="float">
            <text:p>545,6</text:p>
          </table:table-cell>
          <table:table-cell table:formula="of:=[.K874]-[.J874]" office:value-type="float" office:value="10.418" calcext:value-type="float">
            <text:p>10,4</text:p>
          </table:table-cell>
          <table:table-cell/>
          <table:table-cell table:formula="of:=[.J874]-[.O874]-[.I874]" office:value-type="float" office:value="200.466" calcext:value-type="float">
            <text:p>200,5</text:p>
          </table:table-cell>
          <table:table-cell table:style-name="Default" office:value-type="float" office:value="258.5" calcext:value-type="float">
            <text:p>258,5</text:p>
          </table:table-cell>
          <table:table-cell table:formula="of:=[.O874]-[.Q874]" office:value-type="float" office:value="12.619" calcext:value-type="float">
            <text:p>12,6</text:p>
          </table:table-cell>
          <table:table-cell office:value-type="float" office:value="245.881" calcext:value-type="float">
            <text:p>245,9</text:p>
          </table:table-cell>
          <table:table-cell table:formula="of:=[.Q874]-[.S874]-[.U874]-[.V874]" office:value-type="float" office:value="18.139" calcext:value-type="float">
            <text:p>18,1</text:p>
          </table:table-cell>
          <table:table-cell office:value-type="float" office:value="101.949" calcext:value-type="float">
            <text:p>101,9</text:p>
          </table:table-cell>
          <table:table-cell office:value-type="float" office:value="17.441" calcext:value-type="float">
            <text:p>17,4</text:p>
          </table:table-cell>
          <table:table-cell office:value-type="float" office:value="37.88" calcext:value-type="float">
            <text:p>37,9</text:p>
          </table:table-cell>
          <table:table-cell office:value-type="float" office:value="87.913" calcext:value-type="float">
            <text:p>87,9</text:p>
          </table:table-cell>
          <table:table-cell table:number-columns-repeated="1002"/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9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39" calcext:value-type="float">
            <text:p>4,2</text:p>
          </table:table-cell>
          <table:table-cell office:value-type="float" office:value="24.038" calcext:value-type="float">
            <text:p>24,0</text:p>
          </table:table-cell>
          <table:table-cell office:value-type="float" office:value="82.407" calcext:value-type="float">
            <text:p>82,4</text:p>
          </table:table-cell>
          <table:table-cell office:value-type="float" office:value="82.503" calcext:value-type="float">
            <text:p>82,5</text:p>
          </table:table-cell>
          <table:table-cell office:value-type="float" office:value="491.703" calcext:value-type="float">
            <text:p>491,7</text:p>
          </table:table-cell>
          <table:table-cell office:value-type="float" office:value="500.629" calcext:value-type="float">
            <text:p>500,6</text:p>
          </table:table-cell>
          <table:table-cell table:formula="of:=[.K875]-[.J875]" office:value-type="float" office:value="8.92600000000004" calcext:value-type="float">
            <text:p>8,9</text:p>
          </table:table-cell>
          <table:table-cell/>
          <table:table-cell table:formula="of:=[.J875]-[.O875]-[.I875]" office:value-type="float" office:value="125.36" calcext:value-type="float">
            <text:p>125,4</text:p>
          </table:table-cell>
          <table:table-cell table:style-name="Default" office:value-type="float" office:value="283.84" calcext:value-type="float">
            <text:p>283,84</text:p>
          </table:table-cell>
          <table:table-cell table:formula="of:=[.O875]-[.Q875]" office:value-type="float" office:value="12.682" calcext:value-type="float">
            <text:p>12,7</text:p>
          </table:table-cell>
          <table:table-cell office:value-type="float" office:value="271.158" calcext:value-type="float">
            <text:p>271,2</text:p>
          </table:table-cell>
          <table:table-cell table:formula="of:=[.Q875]-[.S875]-[.U875]-[.V875]" office:value-type="float" office:value="3.38400000000003" calcext:value-type="float">
            <text:p>3,4</text:p>
          </table:table-cell>
          <table:table-cell office:value-type="float" office:value="105.52" calcext:value-type="float">
            <text:p>105,5</text:p>
          </table:table-cell>
          <table:table-cell office:value-type="float" office:value="2.661" calcext:value-type="float">
            <text:p>2,7</text:p>
          </table:table-cell>
          <table:table-cell office:value-type="float" office:value="54.554" calcext:value-type="float">
            <text:p>54,6</text:p>
          </table:table-cell>
          <table:table-cell office:value-type="float" office:value="107.7" calcext:value-type="float">
            <text:p>107,7</text:p>
          </table:table-cell>
          <table:table-cell table:number-columns-repeated="1002"/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9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25" calcext:value-type="float">
            <text:p>4,2</text:p>
          </table:table-cell>
          <table:table-cell office:value-type="float" office:value="23.248" calcext:value-type="float">
            <text:p>23,2</text:p>
          </table:table-cell>
          <table:table-cell office:value-type="float" office:value="72.403" calcext:value-type="float">
            <text:p>72,4</text:p>
          </table:table-cell>
          <table:table-cell office:value-type="float" office:value="72.495" calcext:value-type="float">
            <text:p>72,5</text:p>
          </table:table-cell>
          <table:table-cell office:value-type="float" office:value="376.304" calcext:value-type="float">
            <text:p>376,3</text:p>
          </table:table-cell>
          <table:table-cell office:value-type="float" office:value="386.302" calcext:value-type="float">
            <text:p>386,3</text:p>
          </table:table-cell>
          <table:table-cell table:formula="of:=[.K876]-[.J876]" office:value-type="float" office:value="9.99800000000005" calcext:value-type="float">
            <text:p>10,0</text:p>
          </table:table-cell>
          <table:table-cell/>
          <table:table-cell table:formula="of:=[.J876]-[.O876]-[.I876]" office:value-type="float" office:value="40.789" calcext:value-type="float">
            <text:p>40,8</text:p>
          </table:table-cell>
          <table:table-cell table:style-name="Default" office:value-type="float" office:value="263.02" calcext:value-type="float">
            <text:p>263,02</text:p>
          </table:table-cell>
          <table:table-cell table:formula="of:=[.O876]-[.Q876]" office:value-type="float" office:value="19.656" calcext:value-type="float">
            <text:p>19,7</text:p>
          </table:table-cell>
          <table:table-cell office:value-type="float" office:value="243.364" calcext:value-type="float">
            <text:p>243,4</text:p>
          </table:table-cell>
          <table:table-cell table:formula="of:=[.Q876]-[.S876]-[.U876]-[.V876]" office:value-type="float" office:value="22.521" calcext:value-type="float">
            <text:p>22,5</text:p>
          </table:table-cell>
          <table:table-cell office:value-type="float" office:value="103.128" calcext:value-type="float">
            <text:p>103,1</text:p>
          </table:table-cell>
          <table:table-cell office:value-type="float" office:value="2.292" calcext:value-type="float">
            <text:p>2,3</text:p>
          </table:table-cell>
          <table:table-cell office:value-type="float" office:value="36.491" calcext:value-type="float">
            <text:p>36,5</text:p>
          </table:table-cell>
          <table:table-cell office:value-type="float" office:value="81.224" calcext:value-type="float">
            <text:p>81,2</text:p>
          </table:table-cell>
          <table:table-cell table:number-columns-repeated="1002"/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9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2" calcext:value-type="float">
            <text:p>4,3</text:p>
          </table:table-cell>
          <table:table-cell office:value-type="float" office:value="24.062" calcext:value-type="float">
            <text:p>24,1</text:p>
          </table:table-cell>
          <table:table-cell office:value-type="float" office:value="90.059" calcext:value-type="float">
            <text:p>90,1</text:p>
          </table:table-cell>
          <table:table-cell office:value-type="float" office:value="90.237" calcext:value-type="float">
            <text:p>90,2</text:p>
          </table:table-cell>
          <table:table-cell office:value-type="float" office:value="379.979" calcext:value-type="float">
            <text:p>380,0</text:p>
          </table:table-cell>
          <table:table-cell office:value-type="float" office:value="389.893" calcext:value-type="float">
            <text:p>389,9</text:p>
          </table:table-cell>
          <table:table-cell table:formula="of:=[.K877]-[.J877]" office:value-type="float" office:value="9.91399999999999" calcext:value-type="float">
            <text:p>9,9</text:p>
          </table:table-cell>
          <table:table-cell/>
          <table:table-cell table:formula="of:=[.J877]-[.O877]-[.I877]" office:value-type="float" office:value="21.422" calcext:value-type="float">
            <text:p>21,4</text:p>
          </table:table-cell>
          <table:table-cell table:style-name="Default" office:value-type="float" office:value="268.32" calcext:value-type="float">
            <text:p>268,32</text:p>
          </table:table-cell>
          <table:table-cell table:formula="of:=[.O877]-[.Q877]" office:value-type="float" office:value="5.69099999999997" calcext:value-type="float">
            <text:p>5,7</text:p>
          </table:table-cell>
          <table:table-cell office:value-type="float" office:value="262.629" calcext:value-type="float">
            <text:p>262,6</text:p>
          </table:table-cell>
          <table:table-cell table:formula="of:=[.Q877]-[.S877]-[.U877]-[.V877]" office:value-type="float" office:value="7.827" calcext:value-type="float">
            <text:p>7,8</text:p>
          </table:table-cell>
          <table:table-cell office:value-type="float" office:value="103.021" calcext:value-type="float">
            <text:p>103,0</text:p>
          </table:table-cell>
          <table:table-cell office:value-type="float" office:value="7.114" calcext:value-type="float">
            <text:p>7,1</text:p>
          </table:table-cell>
          <table:table-cell office:value-type="float" office:value="56.746" calcext:value-type="float">
            <text:p>56,7</text:p>
          </table:table-cell>
          <table:table-cell office:value-type="float" office:value="95.035" calcext:value-type="float">
            <text:p>95,0</text:p>
          </table:table-cell>
          <table:table-cell table:number-columns-repeated="1002"/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9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28" calcext:value-type="float">
            <text:p>4,2</text:p>
          </table:table-cell>
          <table:table-cell office:value-type="float" office:value="23.259" calcext:value-type="float">
            <text:p>23,3</text:p>
          </table:table-cell>
          <table:table-cell office:value-type="float" office:value="74.233" calcext:value-type="float">
            <text:p>74,2</text:p>
          </table:table-cell>
          <table:table-cell office:value-type="float" office:value="74.396" calcext:value-type="float">
            <text:p>74,4</text:p>
          </table:table-cell>
          <table:table-cell office:value-type="float" office:value="414.259" calcext:value-type="float">
            <text:p>414,3</text:p>
          </table:table-cell>
          <table:table-cell office:value-type="float" office:value="423.546" calcext:value-type="float">
            <text:p>423,5</text:p>
          </table:table-cell>
          <table:table-cell table:formula="of:=[.K878]-[.J878]" office:value-type="float" office:value="9.28699999999998" calcext:value-type="float">
            <text:p>9,3</text:p>
          </table:table-cell>
          <table:table-cell/>
          <table:table-cell table:formula="of:=[.J878]-[.O878]-[.I878]" office:value-type="float" office:value="38.333" calcext:value-type="float">
            <text:p>38,3</text:p>
          </table:table-cell>
          <table:table-cell table:style-name="Default" office:value-type="float" office:value="301.53" calcext:value-type="float">
            <text:p>301,53</text:p>
          </table:table-cell>
          <table:table-cell table:formula="of:=[.O878]-[.Q878]" office:value-type="float" office:value="18.979" calcext:value-type="float">
            <text:p>19,0</text:p>
          </table:table-cell>
          <table:table-cell office:value-type="float" office:value="282.551" calcext:value-type="float">
            <text:p>282,6</text:p>
          </table:table-cell>
          <table:table-cell table:formula="of:=[.Q878]-[.S878]-[.U878]-[.V878]" office:value-type="float" office:value="2.08399999999997" calcext:value-type="float">
            <text:p>2,1</text:p>
          </table:table-cell>
          <table:table-cell office:value-type="float" office:value="119.004" calcext:value-type="float">
            <text:p>119,0</text:p>
          </table:table-cell>
          <table:table-cell office:value-type="float" office:value="1.371" calcext:value-type="float">
            <text:p>1,4</text:p>
          </table:table-cell>
          <table:table-cell office:value-type="float" office:value="39.999" calcext:value-type="float">
            <text:p>40,0</text:p>
          </table:table-cell>
          <table:table-cell office:value-type="float" office:value="121.464" calcext:value-type="float">
            <text:p>121,5</text:p>
          </table:table-cell>
          <table:table-cell table:number-columns-repeated="1002"/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9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17" calcext:value-type="float">
            <text:p>4,3</text:p>
          </table:table-cell>
          <table:table-cell office:value-type="float" office:value="24.126" calcext:value-type="float">
            <text:p>24,1</text:p>
          </table:table-cell>
          <table:table-cell office:value-type="float" office:value="89.377" calcext:value-type="float">
            <text:p>89,4</text:p>
          </table:table-cell>
          <table:table-cell office:value-type="float" office:value="89.564" calcext:value-type="float">
            <text:p>89,6</text:p>
          </table:table-cell>
          <table:table-cell office:value-type="float" office:value="448.012" calcext:value-type="float">
            <text:p>448,0</text:p>
          </table:table-cell>
          <table:table-cell office:value-type="float" office:value="458.553" calcext:value-type="float">
            <text:p>458,6</text:p>
          </table:table-cell>
          <table:table-cell table:formula="of:=[.K879]-[.J879]" office:value-type="float" office:value="10.541" calcext:value-type="float">
            <text:p>10,5</text:p>
          </table:table-cell>
          <table:table-cell/>
          <table:table-cell table:formula="of:=[.J879]-[.O879]-[.I879]" office:value-type="float" office:value="53.438" calcext:value-type="float">
            <text:p>53,4</text:p>
          </table:table-cell>
          <table:table-cell table:style-name="Default" office:value-type="float" office:value="305.01" calcext:value-type="float">
            <text:p>305,01</text:p>
          </table:table-cell>
          <table:table-cell table:formula="of:=[.O879]-[.Q879]" office:value-type="float" office:value="20.536" calcext:value-type="float">
            <text:p>20,5</text:p>
          </table:table-cell>
          <table:table-cell office:value-type="float" office:value="284.474" calcext:value-type="float">
            <text:p>284,5</text:p>
          </table:table-cell>
          <table:table-cell table:formula="of:=[.Q879]-[.S879]-[.U879]-[.V879]" office:value-type="float" office:value="4.63399999999999" calcext:value-type="float">
            <text:p>4,6</text:p>
          </table:table-cell>
          <table:table-cell office:value-type="float" office:value="105.659" calcext:value-type="float">
            <text:p>105,7</text:p>
          </table:table-cell>
          <table:table-cell office:value-type="float" office:value="3.926" calcext:value-type="float">
            <text:p>3,9</text:p>
          </table:table-cell>
          <table:table-cell office:value-type="float" office:value="34.375" calcext:value-type="float">
            <text:p>34,4</text:p>
          </table:table-cell>
          <table:table-cell office:value-type="float" office:value="139.806" calcext:value-type="float">
            <text:p>139,8</text:p>
          </table:table-cell>
          <table:table-cell table:number-columns-repeated="1002"/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9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24" calcext:value-type="float">
            <text:p>4,2</text:p>
          </table:table-cell>
          <table:table-cell office:value-type="float" office:value="23.517" calcext:value-type="float">
            <text:p>23,5</text:p>
          </table:table-cell>
          <table:table-cell office:value-type="float" office:value="74.306" calcext:value-type="float">
            <text:p>74,3</text:p>
          </table:table-cell>
          <table:table-cell office:value-type="float" office:value="74.468" calcext:value-type="float">
            <text:p>74,5</text:p>
          </table:table-cell>
          <table:table-cell office:value-type="float" office:value="411.52" calcext:value-type="float">
            <text:p>411,5</text:p>
          </table:table-cell>
          <table:table-cell office:value-type="float" office:value="422.339" calcext:value-type="float">
            <text:p>422,3</text:p>
          </table:table-cell>
          <table:table-cell table:formula="of:=[.K880]-[.J880]" office:value-type="float" office:value="10.819" calcext:value-type="float">
            <text:p>10,8</text:p>
          </table:table-cell>
          <table:table-cell/>
          <table:table-cell table:formula="of:=[.J880]-[.O880]-[.I880]" office:value-type="float" office:value="62.602" calcext:value-type="float">
            <text:p>62,6</text:p>
          </table:table-cell>
          <table:table-cell table:style-name="Default" office:value-type="float" office:value="274.45" calcext:value-type="float">
            <text:p>274,45</text:p>
          </table:table-cell>
          <table:table-cell table:formula="of:=[.O880]-[.Q880]" office:value-type="float" office:value="2.32900000000001" calcext:value-type="float">
            <text:p>2,3</text:p>
          </table:table-cell>
          <table:table-cell office:value-type="float" office:value="272.121" calcext:value-type="float">
            <text:p>272,1</text:p>
          </table:table-cell>
          <table:table-cell table:formula="of:=[.Q880]-[.S880]-[.U880]-[.V880]" office:value-type="float" office:value="13.518" calcext:value-type="float">
            <text:p>13,5</text:p>
          </table:table-cell>
          <table:table-cell office:value-type="float" office:value="119.817" calcext:value-type="float">
            <text:p>119,8</text:p>
          </table:table-cell>
          <table:table-cell office:value-type="float" office:value="12.814" calcext:value-type="float">
            <text:p>12,8</text:p>
          </table:table-cell>
          <table:table-cell office:value-type="float" office:value="40.187" calcext:value-type="float">
            <text:p>40,2</text:p>
          </table:table-cell>
          <table:table-cell office:value-type="float" office:value="98.599" calcext:value-type="float">
            <text:p>98,6</text:p>
          </table:table-cell>
          <table:table-cell table:number-columns-repeated="1002"/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9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27" calcext:value-type="float">
            <text:p>4,2</text:p>
          </table:table-cell>
          <table:table-cell office:value-type="float" office:value="23.503" calcext:value-type="float">
            <text:p>23,5</text:p>
          </table:table-cell>
          <table:table-cell office:value-type="float" office:value="75.175" calcext:value-type="float">
            <text:p>75,2</text:p>
          </table:table-cell>
          <table:table-cell office:value-type="float" office:value="75.362" calcext:value-type="float">
            <text:p>75,4</text:p>
          </table:table-cell>
          <table:table-cell office:value-type="float" office:value="439.191" calcext:value-type="float">
            <text:p>439,2</text:p>
          </table:table-cell>
          <table:table-cell office:value-type="float" office:value="449.402" calcext:value-type="float">
            <text:p>449,4</text:p>
          </table:table-cell>
          <table:table-cell table:formula="of:=[.K881]-[.J881]" office:value-type="float" office:value="10.211" calcext:value-type="float">
            <text:p>10,2</text:p>
          </table:table-cell>
          <table:table-cell/>
          <table:table-cell table:formula="of:=[.J881]-[.O881]-[.I881]" office:value-type="float" office:value="47.159" calcext:value-type="float">
            <text:p>47,2</text:p>
          </table:table-cell>
          <table:table-cell table:style-name="Default" office:value-type="float" office:value="316.67" calcext:value-type="float">
            <text:p>316,67</text:p>
          </table:table-cell>
          <table:table-cell table:formula="of:=[.O881]-[.Q881]" office:value-type="float" office:value="10.849" calcext:value-type="float">
            <text:p>10,8</text:p>
          </table:table-cell>
          <table:table-cell office:value-type="float" office:value="305.821" calcext:value-type="float">
            <text:p>305,8</text:p>
          </table:table-cell>
          <table:table-cell table:formula="of:=[.Q881]-[.S881]-[.U881]-[.V881]" office:value-type="float" office:value="16.787" calcext:value-type="float">
            <text:p>16,8</text:p>
          </table:table-cell>
          <table:table-cell office:value-type="float" office:value="107.34" calcext:value-type="float">
            <text:p>107,3</text:p>
          </table:table-cell>
          <table:table-cell office:value-type="float" office:value="16.107" calcext:value-type="float">
            <text:p>16,1</text:p>
          </table:table-cell>
          <table:table-cell office:value-type="float" office:value="52.186" calcext:value-type="float">
            <text:p>52,2</text:p>
          </table:table-cell>
          <table:table-cell office:value-type="float" office:value="129.508" calcext:value-type="float">
            <text:p>129,5</text:p>
          </table:table-cell>
          <table:table-cell table:number-columns-repeated="1002"/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9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22" calcext:value-type="float">
            <text:p>4,2</text:p>
          </table:table-cell>
          <table:table-cell office:value-type="float" office:value="23.233" calcext:value-type="float">
            <text:p>23,2</text:p>
          </table:table-cell>
          <table:table-cell office:value-type="float" office:value="78.077" calcext:value-type="float">
            <text:p>78,1</text:p>
          </table:table-cell>
          <table:table-cell office:value-type="float" office:value="78.238" calcext:value-type="float">
            <text:p>78,2</text:p>
          </table:table-cell>
          <table:table-cell office:value-type="float" office:value="432.984" calcext:value-type="float">
            <text:p>433,0</text:p>
          </table:table-cell>
          <table:table-cell office:value-type="float" office:value="443.05" calcext:value-type="float">
            <text:p>443,1</text:p>
          </table:table-cell>
          <table:table-cell table:formula="of:=[.K882]-[.J882]" office:value-type="float" office:value="10.066" calcext:value-type="float">
            <text:p>10,1</text:p>
          </table:table-cell>
          <table:table-cell/>
          <table:table-cell table:formula="of:=[.J882]-[.O882]-[.I882]" office:value-type="float" office:value="42.796" calcext:value-type="float">
            <text:p>42,8</text:p>
          </table:table-cell>
          <table:table-cell table:style-name="Default" office:value-type="float" office:value="311.95" calcext:value-type="float">
            <text:p>311,95</text:p>
          </table:table-cell>
          <table:table-cell table:formula="of:=[.O882]-[.Q882]" office:value-type="float" office:value="2.38400000000001" calcext:value-type="float">
            <text:p>2,4</text:p>
          </table:table-cell>
          <table:table-cell office:value-type="float" office:value="309.566" calcext:value-type="float">
            <text:p>309,6</text:p>
          </table:table-cell>
          <table:table-cell table:formula="of:=[.Q882]-[.S882]-[.U882]-[.V882]" office:value-type="float" office:value="20.877" calcext:value-type="float">
            <text:p>20,9</text:p>
          </table:table-cell>
          <table:table-cell office:value-type="float" office:value="110.451" calcext:value-type="float">
            <text:p>110,5</text:p>
          </table:table-cell>
          <table:table-cell office:value-type="float" office:value="10.917" calcext:value-type="float">
            <text:p>10,9</text:p>
          </table:table-cell>
          <table:table-cell office:value-type="float" office:value="40.34" calcext:value-type="float">
            <text:p>40,3</text:p>
          </table:table-cell>
          <table:table-cell office:value-type="float" office:value="137.898" calcext:value-type="float">
            <text:p>137,9</text:p>
          </table:table-cell>
          <table:table-cell table:number-columns-repeated="1002"/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9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15" calcext:value-type="float">
            <text:p>4,3</text:p>
          </table:table-cell>
          <table:table-cell office:value-type="float" office:value="23.533" calcext:value-type="float">
            <text:p>23,5</text:p>
          </table:table-cell>
          <table:table-cell office:value-type="float" office:value="75.764" calcext:value-type="float">
            <text:p>75,8</text:p>
          </table:table-cell>
          <table:table-cell office:value-type="float" office:value="75.867" calcext:value-type="float">
            <text:p>75,9</text:p>
          </table:table-cell>
          <table:table-cell office:value-type="float" office:value="380.767" calcext:value-type="float">
            <text:p>380,8</text:p>
          </table:table-cell>
          <table:table-cell office:value-type="float" office:value="390.928" calcext:value-type="float">
            <text:p>390,9</text:p>
          </table:table-cell>
          <table:table-cell table:formula="of:=[.K883]-[.J883]" office:value-type="float" office:value="10.161" calcext:value-type="float">
            <text:p>10,2</text:p>
          </table:table-cell>
          <table:table-cell/>
          <table:table-cell table:formula="of:=[.J883]-[.O883]-[.I883]" office:value-type="float" office:value="42.57" calcext:value-type="float">
            <text:p>42,6</text:p>
          </table:table-cell>
          <table:table-cell table:style-name="Default" office:value-type="float" office:value="262.33" calcext:value-type="float">
            <text:p>262,33</text:p>
          </table:table-cell>
          <table:table-cell table:formula="of:=[.O883]-[.Q883]" office:value-type="float" office:value="8.48799999999997" calcext:value-type="float">
            <text:p>8,5</text:p>
          </table:table-cell>
          <table:table-cell office:value-type="float" office:value="253.842" calcext:value-type="float">
            <text:p>253,8</text:p>
          </table:table-cell>
          <table:table-cell table:formula="of:=[.Q883]-[.S883]-[.U883]-[.V883]" office:value-type="float" office:value="10.367" calcext:value-type="float">
            <text:p>10,4</text:p>
          </table:table-cell>
          <table:table-cell office:value-type="float" office:value="110.894" calcext:value-type="float">
            <text:p>110,9</text:p>
          </table:table-cell>
          <table:table-cell office:value-type="float" office:value="1.408" calcext:value-type="float">
            <text:p>1,4</text:p>
          </table:table-cell>
          <table:table-cell office:value-type="float" office:value="40.415" calcext:value-type="float">
            <text:p>40,4</text:p>
          </table:table-cell>
          <table:table-cell office:value-type="float" office:value="92.166" calcext:value-type="float">
            <text:p>92,2</text:p>
          </table:table-cell>
          <table:table-cell table:number-columns-repeated="1002"/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9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23" calcext:value-type="float">
            <text:p>4,3</text:p>
          </table:table-cell>
          <table:table-cell office:value-type="float" office:value="23.603" calcext:value-type="float">
            <text:p>23,6</text:p>
          </table:table-cell>
          <table:table-cell office:value-type="float" office:value="88.25" calcext:value-type="float">
            <text:p>88,3</text:p>
          </table:table-cell>
          <table:table-cell office:value-type="float" office:value="88.324" calcext:value-type="float">
            <text:p>88,3</text:p>
          </table:table-cell>
          <table:table-cell office:value-type="float" office:value="389.61" calcext:value-type="float">
            <text:p>389,6</text:p>
          </table:table-cell>
          <table:table-cell office:value-type="float" office:value="399.517" calcext:value-type="float">
            <text:p>399,5</text:p>
          </table:table-cell>
          <table:table-cell table:formula="of:=[.K884]-[.J884]" office:value-type="float" office:value="9.90699999999998" calcext:value-type="float">
            <text:p>9,9</text:p>
          </table:table-cell>
          <table:table-cell/>
          <table:table-cell table:formula="of:=[.J884]-[.O884]-[.I884]" office:value-type="float" office:value="37.426" calcext:value-type="float">
            <text:p>37,4</text:p>
          </table:table-cell>
          <table:table-cell table:style-name="Default" office:value-type="float" office:value="263.86" calcext:value-type="float">
            <text:p>263,86</text:p>
          </table:table-cell>
          <table:table-cell table:formula="of:=[.O884]-[.Q884]" office:value-type="float" office:value="16.732" calcext:value-type="float">
            <text:p>16,7</text:p>
          </table:table-cell>
          <table:table-cell office:value-type="float" office:value="247.128" calcext:value-type="float">
            <text:p>247,1</text:p>
          </table:table-cell>
          <table:table-cell table:formula="of:=[.Q884]-[.S884]-[.U884]-[.V884]" office:value-type="float" office:value="3.43899999999998" calcext:value-type="float">
            <text:p>3,4</text:p>
          </table:table-cell>
          <table:table-cell office:value-type="float" office:value="105.239" calcext:value-type="float">
            <text:p>105,2</text:p>
          </table:table-cell>
          <table:table-cell office:value-type="float" office:value="2.721" calcext:value-type="float">
            <text:p>2,7</text:p>
          </table:table-cell>
          <table:table-cell office:value-type="float" office:value="54.745" calcext:value-type="float">
            <text:p>54,7</text:p>
          </table:table-cell>
          <table:table-cell office:value-type="float" office:value="83.705" calcext:value-type="float">
            <text:p>83,7</text:p>
          </table:table-cell>
          <table:table-cell table:number-columns-repeated="1002"/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9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55" calcext:value-type="float">
            <text:p>4,2</text:p>
          </table:table-cell>
          <table:table-cell office:value-type="float" office:value="23.621" calcext:value-type="float">
            <text:p>23,6</text:p>
          </table:table-cell>
          <table:table-cell office:value-type="float" office:value="70.83" calcext:value-type="float">
            <text:p>70,8</text:p>
          </table:table-cell>
          <table:table-cell office:value-type="float" office:value="70.89" calcext:value-type="float">
            <text:p>70,9</text:p>
          </table:table-cell>
          <table:table-cell office:value-type="float" office:value="375.625" calcext:value-type="float">
            <text:p>375,6</text:p>
          </table:table-cell>
          <table:table-cell office:value-type="float" office:value="385.355" calcext:value-type="float">
            <text:p>385,4</text:p>
          </table:table-cell>
          <table:table-cell table:formula="of:=[.K885]-[.J885]" office:value-type="float" office:value="9.73000000000002" calcext:value-type="float">
            <text:p>9,7</text:p>
          </table:table-cell>
          <table:table-cell/>
          <table:table-cell table:formula="of:=[.J885]-[.O885]-[.I885]" office:value-type="float" office:value="3.07499999999997" calcext:value-type="float">
            <text:p>3,1</text:p>
          </table:table-cell>
          <table:table-cell table:style-name="Default" office:value-type="float" office:value="301.66" calcext:value-type="float">
            <text:p>301,66</text:p>
          </table:table-cell>
          <table:table-cell table:formula="of:=[.O885]-[.Q885]" office:value-type="float" office:value="18.285" calcext:value-type="float">
            <text:p>18,3</text:p>
          </table:table-cell>
          <table:table-cell office:value-type="float" office:value="283.375" calcext:value-type="float">
            <text:p>283,4</text:p>
          </table:table-cell>
          <table:table-cell table:formula="of:=[.Q885]-[.S885]-[.U885]-[.V885]" office:value-type="float" office:value="2.07300000000002" calcext:value-type="float">
            <text:p>2,1</text:p>
          </table:table-cell>
          <table:table-cell office:value-type="float" office:value="107.743" calcext:value-type="float">
            <text:p>107,7</text:p>
          </table:table-cell>
          <table:table-cell office:value-type="float" office:value="1.384" calcext:value-type="float">
            <text:p>1,4</text:p>
          </table:table-cell>
          <table:table-cell office:value-type="float" office:value="51.355" calcext:value-type="float">
            <text:p>51,4</text:p>
          </table:table-cell>
          <table:table-cell office:value-type="float" office:value="122.204" calcext:value-type="float">
            <text:p>122,2</text:p>
          </table:table-cell>
          <table:table-cell table:number-columns-repeated="1002"/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9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36" calcext:value-type="float">
            <text:p>4,1</text:p>
          </table:table-cell>
          <table:table-cell office:value-type="float" office:value="22.929" calcext:value-type="float">
            <text:p>22,9</text:p>
          </table:table-cell>
          <table:table-cell office:value-type="float" office:value="76.081" calcext:value-type="float">
            <text:p>76,1</text:p>
          </table:table-cell>
          <table:table-cell office:value-type="float" office:value="76.36" calcext:value-type="float">
            <text:p>76,4</text:p>
          </table:table-cell>
          <table:table-cell office:value-type="float" office:value="397.841" calcext:value-type="float">
            <text:p>397,8</text:p>
          </table:table-cell>
          <table:table-cell office:value-type="float" office:value="407.475" calcext:value-type="float">
            <text:p>407,5</text:p>
          </table:table-cell>
          <table:table-cell table:formula="of:=[.K886]-[.J886]" office:value-type="float" office:value="9.63400000000001" calcext:value-type="float">
            <text:p>9,6</text:p>
          </table:table-cell>
          <table:table-cell/>
          <table:table-cell table:formula="of:=[.J886]-[.O886]-[.I886]" office:value-type="float" office:value="32.961" calcext:value-type="float">
            <text:p>33,0</text:p>
          </table:table-cell>
          <table:table-cell table:style-name="Default" office:value-type="float" office:value="288.52" calcext:value-type="float">
            <text:p>288,52</text:p>
          </table:table-cell>
          <table:table-cell table:formula="of:=[.O886]-[.Q886]" office:value-type="float" office:value="5.60499999999996" calcext:value-type="float">
            <text:p>5,6</text:p>
          </table:table-cell>
          <table:table-cell office:value-type="float" office:value="282.915" calcext:value-type="float">
            <text:p>282,9</text:p>
          </table:table-cell>
          <table:table-cell table:formula="of:=[.Q886]-[.S886]-[.U886]-[.V886]" office:value-type="float" office:value="8.37700000000004" calcext:value-type="float">
            <text:p>8,4</text:p>
          </table:table-cell>
          <table:table-cell office:value-type="float" office:value="132.819" calcext:value-type="float">
            <text:p>132,8</text:p>
          </table:table-cell>
          <table:table-cell office:value-type="float" office:value="7.569" calcext:value-type="float">
            <text:p>7,6</text:p>
          </table:table-cell>
          <table:table-cell office:value-type="float" office:value="47.11" calcext:value-type="float">
            <text:p>47,1</text:p>
          </table:table-cell>
          <table:table-cell office:value-type="float" office:value="94.609" calcext:value-type="float">
            <text:p>94,6</text:p>
          </table:table-cell>
          <table:table-cell table:number-columns-repeated="1002"/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9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28" calcext:value-type="float">
            <text:p>4,3</text:p>
          </table:table-cell>
          <table:table-cell office:value-type="float" office:value="23.382" calcext:value-type="float">
            <text:p>23,4</text:p>
          </table:table-cell>
          <table:table-cell office:value-type="float" office:value="83.931" calcext:value-type="float">
            <text:p>83,9</text:p>
          </table:table-cell>
          <table:table-cell office:value-type="float" office:value="84.104" calcext:value-type="float">
            <text:p>84,1</text:p>
          </table:table-cell>
          <table:table-cell office:value-type="float" office:value="362.292" calcext:value-type="float">
            <text:p>362,3</text:p>
          </table:table-cell>
          <table:table-cell office:value-type="float" office:value="371.966" calcext:value-type="float">
            <text:p>372,0</text:p>
          </table:table-cell>
          <table:table-cell table:formula="of:=[.K887]-[.J887]" office:value-type="float" office:value="9.67400000000004" calcext:value-type="float">
            <text:p>9,7</text:p>
          </table:table-cell>
          <table:table-cell/>
          <table:table-cell table:formula="of:=[.J887]-[.O887]-[.I887]" office:value-type="float" office:value="11.988" calcext:value-type="float">
            <text:p>12,0</text:p>
          </table:table-cell>
          <table:table-cell table:style-name="Default" office:value-type="float" office:value="266.2" calcext:value-type="float">
            <text:p>266,2</text:p>
          </table:table-cell>
          <table:table-cell table:formula="of:=[.O887]-[.Q887]" office:value-type="float" office:value="8.29399999999998" calcext:value-type="float">
            <text:p>8,3</text:p>
          </table:table-cell>
          <table:table-cell office:value-type="float" office:value="257.906" calcext:value-type="float">
            <text:p>257,9</text:p>
          </table:table-cell>
          <table:table-cell table:formula="of:=[.Q887]-[.S887]-[.U887]-[.V887]" office:value-type="float" office:value="6.096" calcext:value-type="float">
            <text:p>6,1</text:p>
          </table:table-cell>
          <table:table-cell office:value-type="float" office:value="121.865" calcext:value-type="float">
            <text:p>121,9</text:p>
          </table:table-cell>
          <table:table-cell office:value-type="float" office:value="5.425" calcext:value-type="float">
            <text:p>5,4</text:p>
          </table:table-cell>
          <table:table-cell office:value-type="float" office:value="37.86" calcext:value-type="float">
            <text:p>37,9</text:p>
          </table:table-cell>
          <table:table-cell office:value-type="float" office:value="92.085" calcext:value-type="float">
            <text:p>92,1</text:p>
          </table:table-cell>
          <table:table-cell table:number-columns-repeated="1002"/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9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23" calcext:value-type="float">
            <text:p>4,3</text:p>
          </table:table-cell>
          <table:table-cell office:value-type="float" office:value="23.593" calcext:value-type="float">
            <text:p>23,6</text:p>
          </table:table-cell>
          <table:table-cell office:value-type="float" office:value="87.098" calcext:value-type="float">
            <text:p>87,1</text:p>
          </table:table-cell>
          <table:table-cell office:value-type="float" office:value="87.269" calcext:value-type="float">
            <text:p>87,3</text:p>
          </table:table-cell>
          <table:table-cell office:value-type="float" office:value="447.771" calcext:value-type="float">
            <text:p>447,8</text:p>
          </table:table-cell>
          <table:table-cell office:value-type="float" office:value="457.415" calcext:value-type="float">
            <text:p>457,4</text:p>
          </table:table-cell>
          <table:table-cell table:formula="of:=[.K888]-[.J888]" office:value-type="float" office:value="9.64400000000001" calcext:value-type="float">
            <text:p>9,6</text:p>
          </table:table-cell>
          <table:table-cell/>
          <table:table-cell table:formula="of:=[.J888]-[.O888]-[.I888]" office:value-type="float" office:value="81.062" calcext:value-type="float">
            <text:p>81,1</text:p>
          </table:table-cell>
          <table:table-cell table:style-name="Default" office:value-type="float" office:value="279.44" calcext:value-type="float">
            <text:p>279,44</text:p>
          </table:table-cell>
          <table:table-cell table:formula="of:=[.O888]-[.Q888]" office:value-type="float" office:value="10.103" calcext:value-type="float">
            <text:p>10,1</text:p>
          </table:table-cell>
          <table:table-cell office:value-type="float" office:value="269.337" calcext:value-type="float">
            <text:p>269,3</text:p>
          </table:table-cell>
          <table:table-cell table:formula="of:=[.Q888]-[.S888]-[.U888]-[.V888]" office:value-type="float" office:value="18.88" calcext:value-type="float">
            <text:p>18,9</text:p>
          </table:table-cell>
          <table:table-cell office:value-type="float" office:value="105.242" calcext:value-type="float">
            <text:p>105,2</text:p>
          </table:table-cell>
          <table:table-cell office:value-type="float" office:value="18.211" calcext:value-type="float">
            <text:p>18,2</text:p>
          </table:table-cell>
          <table:table-cell office:value-type="float" office:value="54.355" calcext:value-type="float">
            <text:p>54,4</text:p>
          </table:table-cell>
          <table:table-cell office:value-type="float" office:value="90.86" calcext:value-type="float">
            <text:p>90,9</text:p>
          </table:table-cell>
          <table:table-cell table:number-columns-repeated="1002"/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9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17" calcext:value-type="float">
            <text:p>4,1</text:p>
          </table:table-cell>
          <table:table-cell office:value-type="float" office:value="22.836" calcext:value-type="float">
            <text:p>22,8</text:p>
          </table:table-cell>
          <table:table-cell office:value-type="float" office:value="92.601" calcext:value-type="float">
            <text:p>92,6</text:p>
          </table:table-cell>
          <table:table-cell office:value-type="float" office:value="92.728" calcext:value-type="float">
            <text:p>92,7</text:p>
          </table:table-cell>
          <table:table-cell office:value-type="float" office:value="410.77" calcext:value-type="float">
            <text:p>410,8</text:p>
          </table:table-cell>
          <table:table-cell office:value-type="float" office:value="420.721" calcext:value-type="float">
            <text:p>420,7</text:p>
          </table:table-cell>
          <table:table-cell table:formula="of:=[.K889]-[.J889]" office:value-type="float" office:value="9.95100000000002" calcext:value-type="float">
            <text:p>10,0</text:p>
          </table:table-cell>
          <table:table-cell/>
          <table:table-cell table:formula="of:=[.J889]-[.O889]-[.I889]" office:value-type="float" office:value="-4.788" calcext:value-type="float">
            <text:p>-4,8</text:p>
          </table:table-cell>
          <table:table-cell table:style-name="Default" office:value-type="float" office:value="322.83" calcext:value-type="float">
            <text:p>322,83</text:p>
          </table:table-cell>
          <table:table-cell table:formula="of:=[.O889]-[.Q889]" office:value-type="float" office:value="4.29499999999996" calcext:value-type="float">
            <text:p>4,3</text:p>
          </table:table-cell>
          <table:table-cell office:value-type="float" office:value="318.535" calcext:value-type="float">
            <text:p>318,5</text:p>
          </table:table-cell>
          <table:table-cell table:formula="of:=[.Q889]-[.S889]-[.U889]-[.V889]" office:value-type="float" office:value="3.06300000000002" calcext:value-type="float">
            <text:p>3,1</text:p>
          </table:table-cell>
          <table:table-cell office:value-type="float" office:value="120.721" calcext:value-type="float">
            <text:p>120,7</text:p>
          </table:table-cell>
          <table:table-cell office:value-type="float" office:value="2.369" calcext:value-type="float">
            <text:p>2,4</text:p>
          </table:table-cell>
          <table:table-cell office:value-type="float" office:value="38.59" calcext:value-type="float">
            <text:p>38,6</text:p>
          </table:table-cell>
          <table:table-cell office:value-type="float" office:value="156.161" calcext:value-type="float">
            <text:p>156,2</text:p>
          </table:table-cell>
          <table:table-cell table:number-columns-repeated="1002"/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9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24" calcext:value-type="float">
            <text:p>4,2</text:p>
          </table:table-cell>
          <table:table-cell office:value-type="float" office:value="23.37" calcext:value-type="float">
            <text:p>23,4</text:p>
          </table:table-cell>
          <table:table-cell office:value-type="float" office:value="74.975" calcext:value-type="float">
            <text:p>75,0</text:p>
          </table:table-cell>
          <table:table-cell office:value-type="float" office:value="75.035" calcext:value-type="float">
            <text:p>75,0</text:p>
          </table:table-cell>
          <table:table-cell office:value-type="float" office:value="440.289" calcext:value-type="float">
            <text:p>440,3</text:p>
          </table:table-cell>
          <table:table-cell office:value-type="float" office:value="450.768" calcext:value-type="float">
            <text:p>450,8</text:p>
          </table:table-cell>
          <table:table-cell table:formula="of:=[.K890]-[.J890]" office:value-type="float" office:value="10.479" calcext:value-type="float">
            <text:p>10,5</text:p>
          </table:table-cell>
          <table:table-cell/>
          <table:table-cell table:formula="of:=[.J890]-[.O890]-[.I890]" office:value-type="float" office:value="49.434" calcext:value-type="float">
            <text:p>49,4</text:p>
          </table:table-cell>
          <table:table-cell table:style-name="Default" office:value-type="float" office:value="315.82" calcext:value-type="float">
            <text:p>315,82</text:p>
          </table:table-cell>
          <table:table-cell table:formula="of:=[.O890]-[.Q890]" office:value-type="float" office:value="19.613" calcext:value-type="float">
            <text:p>19,6</text:p>
          </table:table-cell>
          <table:table-cell office:value-type="float" office:value="296.207" calcext:value-type="float">
            <text:p>296,2</text:p>
          </table:table-cell>
          <table:table-cell table:formula="of:=[.Q890]-[.S890]-[.U890]-[.V890]" office:value-type="float" office:value="15.802" calcext:value-type="float">
            <text:p>15,8</text:p>
          </table:table-cell>
          <table:table-cell office:value-type="float" office:value="120.701" calcext:value-type="float">
            <text:p>120,7</text:p>
          </table:table-cell>
          <table:table-cell office:value-type="float" office:value="15.135" calcext:value-type="float">
            <text:p>15,1</text:p>
          </table:table-cell>
          <table:table-cell office:value-type="float" office:value="38.788" calcext:value-type="float">
            <text:p>38,8</text:p>
          </table:table-cell>
          <table:table-cell office:value-type="float" office:value="120.916" calcext:value-type="float">
            <text:p>120,9</text:p>
          </table:table-cell>
          <table:table-cell table:number-columns-repeated="1002"/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9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23" calcext:value-type="float">
            <text:p>4,3</text:p>
          </table:table-cell>
          <table:table-cell office:value-type="float" office:value="23.939" calcext:value-type="float">
            <text:p>23,9</text:p>
          </table:table-cell>
          <table:table-cell office:value-type="float" office:value="90.061" calcext:value-type="float">
            <text:p>90,1</text:p>
          </table:table-cell>
          <table:table-cell office:value-type="float" office:value="90.224" calcext:value-type="float">
            <text:p>90,2</text:p>
          </table:table-cell>
          <table:table-cell office:value-type="float" office:value="416.411" calcext:value-type="float">
            <text:p>416,4</text:p>
          </table:table-cell>
          <table:table-cell office:value-type="float" office:value="427.53" calcext:value-type="float">
            <text:p>427,5</text:p>
          </table:table-cell>
          <table:table-cell table:formula="of:=[.K891]-[.J891]" office:value-type="float" office:value="11.119" calcext:value-type="float">
            <text:p>11,1</text:p>
          </table:table-cell>
          <table:table-cell/>
          <table:table-cell table:formula="of:=[.J891]-[.O891]-[.I891]" office:value-type="float" office:value="5.85700000000001" calcext:value-type="float">
            <text:p>5,9</text:p>
          </table:table-cell>
          <table:table-cell table:style-name="Default" office:value-type="float" office:value="320.33" calcext:value-type="float">
            <text:p>320,33</text:p>
          </table:table-cell>
          <table:table-cell table:formula="of:=[.O891]-[.Q891]" office:value-type="float" office:value="19.843" calcext:value-type="float">
            <text:p>19,8</text:p>
          </table:table-cell>
          <table:table-cell office:value-type="float" office:value="300.487" calcext:value-type="float">
            <text:p>300,5</text:p>
          </table:table-cell>
          <table:table-cell table:formula="of:=[.Q891]-[.S891]-[.U891]-[.V891]" office:value-type="float" office:value="19.715" calcext:value-type="float">
            <text:p>19,7</text:p>
          </table:table-cell>
          <table:table-cell office:value-type="float" office:value="106.236" calcext:value-type="float">
            <text:p>106,2</text:p>
          </table:table-cell>
          <table:table-cell office:value-type="float" office:value="19.029" calcext:value-type="float">
            <text:p>19,0</text:p>
          </table:table-cell>
          <table:table-cell office:value-type="float" office:value="53.713" calcext:value-type="float">
            <text:p>53,7</text:p>
          </table:table-cell>
          <table:table-cell office:value-type="float" office:value="120.823" calcext:value-type="float">
            <text:p>120,8</text:p>
          </table:table-cell>
          <table:table-cell table:number-columns-repeated="1002"/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9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64" calcext:value-type="float">
            <text:p>4,3</text:p>
          </table:table-cell>
          <table:table-cell office:value-type="float" office:value="23.724" calcext:value-type="float">
            <text:p>23,7</text:p>
          </table:table-cell>
          <table:table-cell office:value-type="float" office:value="85.041" calcext:value-type="float">
            <text:p>85,0</text:p>
          </table:table-cell>
          <table:table-cell office:value-type="float" office:value="85.241" calcext:value-type="float">
            <text:p>85,2</text:p>
          </table:table-cell>
          <table:table-cell office:value-type="float" office:value="406.086" calcext:value-type="float">
            <text:p>406,1</text:p>
          </table:table-cell>
          <table:table-cell office:value-type="float" office:value="416.35" calcext:value-type="float">
            <text:p>416,4</text:p>
          </table:table-cell>
          <table:table-cell table:formula="of:=[.K892]-[.J892]" office:value-type="float" office:value="10.264" calcext:value-type="float">
            <text:p>10,3</text:p>
          </table:table-cell>
          <table:table-cell/>
          <table:table-cell table:formula="of:=[.J892]-[.O892]-[.I892]" office:value-type="float" office:value="70.535" calcext:value-type="float">
            <text:p>70,5</text:p>
          </table:table-cell>
          <table:table-cell table:style-name="Default" office:value-type="float" office:value="250.31" calcext:value-type="float">
            <text:p>250,31</text:p>
          </table:table-cell>
          <table:table-cell table:formula="of:=[.O892]-[.Q892]" office:value-type="float" office:value="15.711" calcext:value-type="float">
            <text:p>15,7</text:p>
          </table:table-cell>
          <table:table-cell office:value-type="float" office:value="234.599" calcext:value-type="float">
            <text:p>234,6</text:p>
          </table:table-cell>
          <table:table-cell table:formula="of:=[.Q892]-[.S892]-[.U892]-[.V892]" office:value-type="float" office:value="10.167" calcext:value-type="float">
            <text:p>10,2</text:p>
          </table:table-cell>
          <table:table-cell office:value-type="float" office:value="104.996" calcext:value-type="float">
            <text:p>105,0</text:p>
          </table:table-cell>
          <table:table-cell office:value-type="float" office:value="9.523" calcext:value-type="float">
            <text:p>9,5</text:p>
          </table:table-cell>
          <table:table-cell office:value-type="float" office:value="54.67" calcext:value-type="float">
            <text:p>54,7</text:p>
          </table:table-cell>
          <table:table-cell office:value-type="float" office:value="64.766" calcext:value-type="float">
            <text:p>64,8</text:p>
          </table:table-cell>
          <table:table-cell table:number-columns-repeated="1002"/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9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27" calcext:value-type="float">
            <text:p>4,3</text:p>
          </table:table-cell>
          <table:table-cell office:value-type="float" office:value="23.874" calcext:value-type="float">
            <text:p>23,9</text:p>
          </table:table-cell>
          <table:table-cell office:value-type="float" office:value="90.948" calcext:value-type="float">
            <text:p>90,9</text:p>
          </table:table-cell>
          <table:table-cell office:value-type="float" office:value="91.124" calcext:value-type="float">
            <text:p>91,1</text:p>
          </table:table-cell>
          <table:table-cell office:value-type="float" office:value="473.411" calcext:value-type="float">
            <text:p>473,4</text:p>
          </table:table-cell>
          <table:table-cell office:value-type="float" office:value="483.232" calcext:value-type="float">
            <text:p>483,2</text:p>
          </table:table-cell>
          <table:table-cell table:formula="of:=[.K893]-[.J893]" office:value-type="float" office:value="9.82100000000003" calcext:value-type="float">
            <text:p>9,8</text:p>
          </table:table-cell>
          <table:table-cell/>
          <table:table-cell table:formula="of:=[.J893]-[.O893]-[.I893]" office:value-type="float" office:value="79.957" calcext:value-type="float">
            <text:p>80,0</text:p>
          </table:table-cell>
          <table:table-cell table:style-name="Default" office:value-type="float" office:value="302.33" calcext:value-type="float">
            <text:p>302,33</text:p>
          </table:table-cell>
          <table:table-cell table:formula="of:=[.O893]-[.Q893]" office:value-type="float" office:value="21.189" calcext:value-type="float">
            <text:p>21,2</text:p>
          </table:table-cell>
          <table:table-cell office:value-type="float" office:value="281.141" calcext:value-type="float">
            <text:p>281,1</text:p>
          </table:table-cell>
          <table:table-cell table:formula="of:=[.Q893]-[.S893]-[.U893]-[.V893]" office:value-type="float" office:value="5.87" calcext:value-type="float">
            <text:p>5,9</text:p>
          </table:table-cell>
          <table:table-cell office:value-type="float" office:value="115.288" calcext:value-type="float">
            <text:p>115,3</text:p>
          </table:table-cell>
          <table:table-cell office:value-type="float" office:value="1.408" calcext:value-type="float">
            <text:p>1,4</text:p>
          </table:table-cell>
          <table:table-cell office:value-type="float" office:value="40.554" calcext:value-type="float">
            <text:p>40,6</text:p>
          </table:table-cell>
          <table:table-cell office:value-type="float" office:value="119.429" calcext:value-type="float">
            <text:p>119,4</text:p>
          </table:table-cell>
          <table:table-cell table:number-columns-repeated="1002"/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9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42" calcext:value-type="float">
            <text:p>4,2</text:p>
          </table:table-cell>
          <table:table-cell office:value-type="float" office:value="23.393" calcext:value-type="float">
            <text:p>23,4</text:p>
          </table:table-cell>
          <table:table-cell office:value-type="float" office:value="70.812" calcext:value-type="float">
            <text:p>70,8</text:p>
          </table:table-cell>
          <table:table-cell office:value-type="float" office:value="70.899" calcext:value-type="float">
            <text:p>70,9</text:p>
          </table:table-cell>
          <table:table-cell office:value-type="float" office:value="393.121" calcext:value-type="float">
            <text:p>393,1</text:p>
          </table:table-cell>
          <table:table-cell office:value-type="float" office:value="401.011" calcext:value-type="float">
            <text:p>401,0</text:p>
          </table:table-cell>
          <table:table-cell table:formula="of:=[.K894]-[.J894]" office:value-type="float" office:value="7.89000000000004" calcext:value-type="float">
            <text:p>7,9</text:p>
          </table:table-cell>
          <table:table-cell/>
          <table:table-cell table:formula="of:=[.J894]-[.O894]-[.I894]" office:value-type="float" office:value="10.052" calcext:value-type="float">
            <text:p>10,1</text:p>
          </table:table-cell>
          <table:table-cell table:style-name="Default" office:value-type="float" office:value="312.17" calcext:value-type="float">
            <text:p>312,17</text:p>
          </table:table-cell>
          <table:table-cell table:formula="of:=[.O894]-[.Q894]" office:value-type="float" office:value="2.858" calcext:value-type="float">
            <text:p>2,9</text:p>
          </table:table-cell>
          <table:table-cell office:value-type="float" office:value="309.312" calcext:value-type="float">
            <text:p>309,3</text:p>
          </table:table-cell>
          <table:table-cell table:formula="of:=[.Q894]-[.S894]-[.U894]-[.V894]" office:value-type="float" office:value="11.081" calcext:value-type="float">
            <text:p>11,1</text:p>
          </table:table-cell>
          <table:table-cell office:value-type="float" office:value="105.324" calcext:value-type="float">
            <text:p>105,3</text:p>
          </table:table-cell>
          <table:table-cell office:value-type="float" office:value="10.374" calcext:value-type="float">
            <text:p>10,4</text:p>
          </table:table-cell>
          <table:table-cell office:value-type="float" office:value="54.711" calcext:value-type="float">
            <text:p>54,7</text:p>
          </table:table-cell>
          <table:table-cell office:value-type="float" office:value="138.196" calcext:value-type="float">
            <text:p>138,2</text:p>
          </table:table-cell>
          <table:table-cell table:number-columns-repeated="1002"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9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13" calcext:value-type="float">
            <text:p>4,3</text:p>
          </table:table-cell>
          <table:table-cell office:value-type="float" office:value="23.627" calcext:value-type="float">
            <text:p>23,6</text:p>
          </table:table-cell>
          <table:table-cell office:value-type="float" office:value="75.156" calcext:value-type="float">
            <text:p>75,2</text:p>
          </table:table-cell>
          <table:table-cell office:value-type="float" office:value="75.275" calcext:value-type="float">
            <text:p>75,3</text:p>
          </table:table-cell>
          <table:table-cell office:value-type="float" office:value="436.755" calcext:value-type="float">
            <text:p>436,8</text:p>
          </table:table-cell>
          <table:table-cell office:value-type="float" office:value="445.836" calcext:value-type="float">
            <text:p>445,8</text:p>
          </table:table-cell>
          <table:table-cell table:formula="of:=[.K895]-[.J895]" office:value-type="float" office:value="9.08100000000002" calcext:value-type="float">
            <text:p>9,1</text:p>
          </table:table-cell>
          <table:table-cell/>
          <table:table-cell table:formula="of:=[.J895]-[.O895]-[.I895]" office:value-type="float" office:value="80.87" calcext:value-type="float">
            <text:p>80,9</text:p>
          </table:table-cell>
          <table:table-cell table:style-name="Default" office:value-type="float" office:value="280.61" calcext:value-type="float">
            <text:p>280,61</text:p>
          </table:table-cell>
          <table:table-cell table:formula="of:=[.O895]-[.Q895]" office:value-type="float" office:value="8.673" calcext:value-type="float">
            <text:p>8,7</text:p>
          </table:table-cell>
          <table:table-cell office:value-type="float" office:value="271.937" calcext:value-type="float">
            <text:p>271,9</text:p>
          </table:table-cell>
          <table:table-cell table:formula="of:=[.Q895]-[.S895]-[.U895]-[.V895]" office:value-type="float" office:value="20.293" calcext:value-type="float">
            <text:p>20,3</text:p>
          </table:table-cell>
          <table:table-cell office:value-type="float" office:value="107.028" calcext:value-type="float">
            <text:p>107,0</text:p>
          </table:table-cell>
          <table:table-cell office:value-type="float" office:value="1.345" calcext:value-type="float">
            <text:p>1,3</text:p>
          </table:table-cell>
          <table:table-cell office:value-type="float" office:value="53.145" calcext:value-type="float">
            <text:p>53,1</text:p>
          </table:table-cell>
          <table:table-cell office:value-type="float" office:value="91.471" calcext:value-type="float">
            <text:p>91,5</text:p>
          </table:table-cell>
          <table:table-cell table:number-columns-repeated="1002"/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9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97" calcext:value-type="float">
            <text:p>4,2</text:p>
          </table:table-cell>
          <table:table-cell office:value-type="float" office:value="23.573" calcext:value-type="float">
            <text:p>23,6</text:p>
          </table:table-cell>
          <table:table-cell office:value-type="float" office:value="77.001" calcext:value-type="float">
            <text:p>77,0</text:p>
          </table:table-cell>
          <table:table-cell office:value-type="float" office:value="77.05" calcext:value-type="float">
            <text:p>77,1</text:p>
          </table:table-cell>
          <table:table-cell office:value-type="float" office:value="380.461" calcext:value-type="float">
            <text:p>380,5</text:p>
          </table:table-cell>
          <table:table-cell office:value-type="float" office:value="390.851" calcext:value-type="float">
            <text:p>390,9</text:p>
          </table:table-cell>
          <table:table-cell table:formula="of:=[.K896]-[.J896]" office:value-type="float" office:value="10.39" calcext:value-type="float">
            <text:p>10,4</text:p>
          </table:table-cell>
          <table:table-cell/>
          <table:table-cell table:formula="of:=[.J896]-[.O896]-[.I896]" office:value-type="float" office:value="-27.749" calcext:value-type="float">
            <text:p>-27,7</text:p>
          </table:table-cell>
          <table:table-cell table:style-name="Default" office:value-type="float" office:value="331.16" calcext:value-type="float">
            <text:p>331,16</text:p>
          </table:table-cell>
          <table:table-cell table:formula="of:=[.O896]-[.Q896]" office:value-type="float" office:value="12.898" calcext:value-type="float">
            <text:p>12,9</text:p>
          </table:table-cell>
          <table:table-cell office:value-type="float" office:value="318.262" calcext:value-type="float">
            <text:p>318,3</text:p>
          </table:table-cell>
          <table:table-cell table:formula="of:=[.Q896]-[.S896]-[.U896]-[.V896]" office:value-type="float" office:value="10.774" calcext:value-type="float">
            <text:p>10,8</text:p>
          </table:table-cell>
          <table:table-cell office:value-type="float" office:value="101.29" calcext:value-type="float">
            <text:p>101,3</text:p>
          </table:table-cell>
          <table:table-cell office:value-type="float" office:value="10.064" calcext:value-type="float">
            <text:p>10,1</text:p>
          </table:table-cell>
          <table:table-cell office:value-type="float" office:value="38.578" calcext:value-type="float">
            <text:p>38,6</text:p>
          </table:table-cell>
          <table:table-cell office:value-type="float" office:value="167.62" calcext:value-type="float">
            <text:p>167,6</text:p>
          </table:table-cell>
          <table:table-cell table:number-columns-repeated="1002"/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9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49" calcext:value-type="float">
            <text:p>4,3</text:p>
          </table:table-cell>
          <table:table-cell office:value-type="float" office:value="23.94" calcext:value-type="float">
            <text:p>23,9</text:p>
          </table:table-cell>
          <table:table-cell office:value-type="float" office:value="89.431" calcext:value-type="float">
            <text:p>89,4</text:p>
          </table:table-cell>
          <table:table-cell office:value-type="float" office:value="89.61" calcext:value-type="float">
            <text:p>89,6</text:p>
          </table:table-cell>
          <table:table-cell office:value-type="float" office:value="454.529" calcext:value-type="float">
            <text:p>454,5</text:p>
          </table:table-cell>
          <table:table-cell office:value-type="float" office:value="463.977" calcext:value-type="float">
            <text:p>464,0</text:p>
          </table:table-cell>
          <table:table-cell table:formula="of:=[.K897]-[.J897]" office:value-type="float" office:value="9.44799999999998" calcext:value-type="float">
            <text:p>9,4</text:p>
          </table:table-cell>
          <table:table-cell/>
          <table:table-cell table:formula="of:=[.J897]-[.O897]-[.I897]" office:value-type="float" office:value="40.209" calcext:value-type="float">
            <text:p>40,2</text:p>
          </table:table-cell>
          <table:table-cell table:style-name="Default" office:value-type="float" office:value="324.71" calcext:value-type="float">
            <text:p>324,71</text:p>
          </table:table-cell>
          <table:table-cell table:formula="of:=[.O897]-[.Q897]" office:value-type="float" office:value="7.714" calcext:value-type="float">
            <text:p>7,7</text:p>
          </table:table-cell>
          <table:table-cell office:value-type="float" office:value="316.996" calcext:value-type="float">
            <text:p>317,0</text:p>
          </table:table-cell>
          <table:table-cell table:formula="of:=[.Q897]-[.S897]-[.U897]-[.V897]" office:value-type="float" office:value="7.36099999999998" calcext:value-type="float">
            <text:p>7,4</text:p>
          </table:table-cell>
          <table:table-cell office:value-type="float" office:value="176.858" calcext:value-type="float">
            <text:p>176,9</text:p>
          </table:table-cell>
          <table:table-cell office:value-type="float" office:value="4.418" calcext:value-type="float">
            <text:p>4,4</text:p>
          </table:table-cell>
          <table:table-cell office:value-type="float" office:value="40.287" calcext:value-type="float">
            <text:p>40,3</text:p>
          </table:table-cell>
          <table:table-cell office:value-type="float" office:value="92.49" calcext:value-type="float">
            <text:p>92,5</text:p>
          </table:table-cell>
          <table:table-cell table:number-columns-repeated="1002"/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9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11" calcext:value-type="float">
            <text:p>4,2</text:p>
          </table:table-cell>
          <table:table-cell office:value-type="float" office:value="23.201" calcext:value-type="float">
            <text:p>23,2</text:p>
          </table:table-cell>
          <table:table-cell office:value-type="float" office:value="77.249" calcext:value-type="float">
            <text:p>77,2</text:p>
          </table:table-cell>
          <table:table-cell office:value-type="float" office:value="77.401" calcext:value-type="float">
            <text:p>77,4</text:p>
          </table:table-cell>
          <table:table-cell office:value-type="float" office:value="376.88" calcext:value-type="float">
            <text:p>376,9</text:p>
          </table:table-cell>
          <table:table-cell office:value-type="float" office:value="386.732" calcext:value-type="float">
            <text:p>386,7</text:p>
          </table:table-cell>
          <table:table-cell table:formula="of:=[.K898]-[.J898]" office:value-type="float" office:value="9.85200000000003" calcext:value-type="float">
            <text:p>9,9</text:p>
          </table:table-cell>
          <table:table-cell/>
          <table:table-cell table:formula="of:=[.J898]-[.O898]-[.I898]" office:value-type="float" office:value="-8.87100000000002" calcext:value-type="float">
            <text:p>-8,9</text:p>
          </table:table-cell>
          <table:table-cell table:style-name="Default" office:value-type="float" office:value="308.35" calcext:value-type="float">
            <text:p>308,35</text:p>
          </table:table-cell>
          <table:table-cell table:formula="of:=[.O898]-[.Q898]" office:value-type="float" office:value="6.31100000000004" calcext:value-type="float">
            <text:p>6,3</text:p>
          </table:table-cell>
          <table:table-cell office:value-type="float" office:value="302.039" calcext:value-type="float">
            <text:p>302,0</text:p>
          </table:table-cell>
          <table:table-cell table:formula="of:=[.Q898]-[.S898]-[.U898]-[.V898]" office:value-type="float" office:value="7.96099999999998" calcext:value-type="float">
            <text:p>8,0</text:p>
          </table:table-cell>
          <table:table-cell office:value-type="float" office:value="104.19" calcext:value-type="float">
            <text:p>104,2</text:p>
          </table:table-cell>
          <table:table-cell office:value-type="float" office:value="7.222" calcext:value-type="float">
            <text:p>7,2</text:p>
          </table:table-cell>
          <table:table-cell office:value-type="float" office:value="55.597" calcext:value-type="float">
            <text:p>55,6</text:p>
          </table:table-cell>
          <table:table-cell office:value-type="float" office:value="134.291" calcext:value-type="float">
            <text:p>134,3</text:p>
          </table:table-cell>
          <table:table-cell table:number-columns-repeated="1002"/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9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89" calcext:value-type="float">
            <text:p>4,3</text:p>
          </table:table-cell>
          <table:table-cell office:value-type="float" office:value="23.541" calcext:value-type="float">
            <text:p>23,5</text:p>
          </table:table-cell>
          <table:table-cell office:value-type="float" office:value="90.388" calcext:value-type="float">
            <text:p>90,4</text:p>
          </table:table-cell>
          <table:table-cell office:value-type="float" office:value="90.554" calcext:value-type="float">
            <text:p>90,6</text:p>
          </table:table-cell>
          <table:table-cell office:value-type="float" office:value="482.104" calcext:value-type="float">
            <text:p>482,1</text:p>
          </table:table-cell>
          <table:table-cell office:value-type="float" office:value="493.093" calcext:value-type="float">
            <text:p>493,1</text:p>
          </table:table-cell>
          <table:table-cell table:formula="of:=[.K899]-[.J899]" office:value-type="float" office:value="10.989" calcext:value-type="float">
            <text:p>11,0</text:p>
          </table:table-cell>
          <table:table-cell/>
          <table:table-cell table:formula="of:=[.J899]-[.O899]-[.I899]" office:value-type="float" office:value="101.33" calcext:value-type="float">
            <text:p>101,3</text:p>
          </table:table-cell>
          <table:table-cell table:style-name="Default" office:value-type="float" office:value="290.22" calcext:value-type="float">
            <text:p>290,22</text:p>
          </table:table-cell>
          <table:table-cell table:formula="of:=[.O899]-[.Q899]" office:value-type="float" office:value="14.3800000000001" calcext:value-type="float">
            <text:p>14,4</text:p>
          </table:table-cell>
          <table:table-cell office:value-type="float" office:value="275.84" calcext:value-type="float">
            <text:p>275,8</text:p>
          </table:table-cell>
          <table:table-cell table:formula="of:=[.Q899]-[.S899]-[.U899]-[.V899]" office:value-type="float" office:value="10.121" calcext:value-type="float">
            <text:p>10,1</text:p>
          </table:table-cell>
          <table:table-cell office:value-type="float" office:value="109.156" calcext:value-type="float">
            <text:p>109,2</text:p>
          </table:table-cell>
          <table:table-cell office:value-type="float" office:value="9.434" calcext:value-type="float">
            <text:p>9,4</text:p>
          </table:table-cell>
          <table:table-cell office:value-type="float" office:value="50.802" calcext:value-type="float">
            <text:p>50,8</text:p>
          </table:table-cell>
          <table:table-cell office:value-type="float" office:value="105.761" calcext:value-type="float">
            <text:p>105,8</text:p>
          </table:table-cell>
          <table:table-cell table:number-columns-repeated="1002"/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9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18" calcext:value-type="float">
            <text:p>4,2</text:p>
          </table:table-cell>
          <table:table-cell office:value-type="float" office:value="23.741" calcext:value-type="float">
            <text:p>23,7</text:p>
          </table:table-cell>
          <table:table-cell office:value-type="float" office:value="73.032" calcext:value-type="float">
            <text:p>73,0</text:p>
          </table:table-cell>
          <table:table-cell office:value-type="float" office:value="73.146" calcext:value-type="float">
            <text:p>73,1</text:p>
          </table:table-cell>
          <table:table-cell office:value-type="float" office:value="394.582" calcext:value-type="float">
            <text:p>394,6</text:p>
          </table:table-cell>
          <table:table-cell office:value-type="float" office:value="404.479" calcext:value-type="float">
            <text:p>404,5</text:p>
          </table:table-cell>
          <table:table-cell table:formula="of:=[.K900]-[.J900]" office:value-type="float" office:value="9.89699999999999" calcext:value-type="float">
            <text:p>9,9</text:p>
          </table:table-cell>
          <table:table-cell/>
          <table:table-cell table:formula="of:=[.J900]-[.O900]-[.I900]" office:value-type="float" office:value="-80.934" calcext:value-type="float">
            <text:p>-80,9</text:p>
          </table:table-cell>
          <table:table-cell table:style-name="Default" office:value-type="float" office:value="402.37" calcext:value-type="float">
            <text:p>402,37</text:p>
          </table:table-cell>
          <table:table-cell table:formula="of:=[.O900]-[.Q900]" office:value-type="float" office:value="18.952" calcext:value-type="float">
            <text:p>19,0</text:p>
          </table:table-cell>
          <table:table-cell office:value-type="float" office:value="383.418" calcext:value-type="float">
            <text:p>383,4</text:p>
          </table:table-cell>
          <table:table-cell table:formula="of:=[.Q900]-[.S900]-[.U900]-[.V900]" office:value-type="float" office:value="2.06399999999999" calcext:value-type="float">
            <text:p>2,1</text:p>
          </table:table-cell>
          <table:table-cell office:value-type="float" office:value="119.788" calcext:value-type="float">
            <text:p>119,8</text:p>
          </table:table-cell>
          <table:table-cell office:value-type="float" office:value="1.387" calcext:value-type="float">
            <text:p>1,4</text:p>
          </table:table-cell>
          <table:table-cell office:value-type="float" office:value="39.266" calcext:value-type="float">
            <text:p>39,3</text:p>
          </table:table-cell>
          <table:table-cell office:value-type="float" office:value="222.3" calcext:value-type="float">
            <text:p>222,3</text:p>
          </table:table-cell>
          <table:table-cell table:number-columns-repeated="1002"/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9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2" calcext:value-type="float">
            <text:p>4,2</text:p>
          </table:table-cell>
          <table:table-cell office:value-type="float" office:value="23.329" calcext:value-type="float">
            <text:p>23,3</text:p>
          </table:table-cell>
          <table:table-cell office:value-type="float" office:value="74.531" calcext:value-type="float">
            <text:p>74,5</text:p>
          </table:table-cell>
          <table:table-cell office:value-type="float" office:value="74.691" calcext:value-type="float">
            <text:p>74,7</text:p>
          </table:table-cell>
          <table:table-cell office:value-type="float" office:value="359.401" calcext:value-type="float">
            <text:p>359,4</text:p>
          </table:table-cell>
          <table:table-cell office:value-type="float" office:value="368.366" calcext:value-type="float">
            <text:p>368,4</text:p>
          </table:table-cell>
          <table:table-cell table:formula="of:=[.K901]-[.J901]" office:value-type="float" office:value="8.96499999999998" calcext:value-type="float">
            <text:p>9,0</text:p>
          </table:table-cell>
          <table:table-cell/>
          <table:table-cell table:formula="of:=[.J901]-[.O901]-[.I901]" office:value-type="float" office:value="2.31000000000003" calcext:value-type="float">
            <text:p>2,3</text:p>
          </table:table-cell>
          <table:table-cell table:style-name="Default" office:value-type="float" office:value="282.4" calcext:value-type="float">
            <text:p>282,4</text:p>
          </table:table-cell>
          <table:table-cell table:formula="of:=[.O901]-[.Q901]" office:value-type="float" office:value="10.372" calcext:value-type="float">
            <text:p>10,4</text:p>
          </table:table-cell>
          <table:table-cell office:value-type="float" office:value="272.028" calcext:value-type="float">
            <text:p>272,0</text:p>
          </table:table-cell>
          <table:table-cell table:formula="of:=[.Q901]-[.S901]-[.U901]-[.V901]" office:value-type="float" office:value="2.49100000000001" calcext:value-type="float">
            <text:p>2,5</text:p>
          </table:table-cell>
          <table:table-cell office:value-type="float" office:value="106.341" calcext:value-type="float">
            <text:p>106,3</text:p>
          </table:table-cell>
          <table:table-cell office:value-type="float" office:value="1.774" calcext:value-type="float">
            <text:p>1,8</text:p>
          </table:table-cell>
          <table:table-cell office:value-type="float" office:value="53.302" calcext:value-type="float">
            <text:p>53,3</text:p>
          </table:table-cell>
          <table:table-cell office:value-type="float" office:value="109.894" calcext:value-type="float">
            <text:p>109,9</text:p>
          </table:table-cell>
          <table:table-cell table:number-columns-repeated="1002"/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9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59" calcext:value-type="float">
            <text:p>4,3</text:p>
          </table:table-cell>
          <table:table-cell office:value-type="float" office:value="23.316" calcext:value-type="float">
            <text:p>23,3</text:p>
          </table:table-cell>
          <table:table-cell office:value-type="float" office:value="76.647" calcext:value-type="float">
            <text:p>76,6</text:p>
          </table:table-cell>
          <table:table-cell office:value-type="float" office:value="76.741" calcext:value-type="float">
            <text:p>76,7</text:p>
          </table:table-cell>
          <table:table-cell office:value-type="float" office:value="365.672" calcext:value-type="float">
            <text:p>365,7</text:p>
          </table:table-cell>
          <table:table-cell office:value-type="float" office:value="374.892" calcext:value-type="float">
            <text:p>374,9</text:p>
          </table:table-cell>
          <table:table-cell table:formula="of:=[.K902]-[.J902]" office:value-type="float" office:value="9.21999999999997" calcext:value-type="float">
            <text:p>9,2</text:p>
          </table:table-cell>
          <table:table-cell/>
          <table:table-cell table:formula="of:=[.J902]-[.O902]-[.I902]" office:value-type="float" office:value="10.551" calcext:value-type="float">
            <text:p>10,6</text:p>
          </table:table-cell>
          <table:table-cell table:style-name="Default" office:value-type="float" office:value="278.38" calcext:value-type="float">
            <text:p>278,38</text:p>
          </table:table-cell>
          <table:table-cell table:formula="of:=[.O902]-[.Q902]" office:value-type="float" office:value="14.456" calcext:value-type="float">
            <text:p>14,5</text:p>
          </table:table-cell>
          <table:table-cell office:value-type="float" office:value="263.924" calcext:value-type="float">
            <text:p>263,9</text:p>
          </table:table-cell>
          <table:table-cell table:formula="of:=[.Q902]-[.S902]-[.U902]-[.V902]" office:value-type="float" office:value="18.808" calcext:value-type="float">
            <text:p>18,8</text:p>
          </table:table-cell>
          <table:table-cell office:value-type="float" office:value="103.803" calcext:value-type="float">
            <text:p>103,8</text:p>
          </table:table-cell>
          <table:table-cell office:value-type="float" office:value="18.13" calcext:value-type="float">
            <text:p>18,1</text:p>
          </table:table-cell>
          <table:table-cell office:value-type="float" office:value="55.494" calcext:value-type="float">
            <text:p>55,5</text:p>
          </table:table-cell>
          <table:table-cell office:value-type="float" office:value="85.819" calcext:value-type="float">
            <text:p>85,8</text:p>
          </table:table-cell>
          <table:table-cell table:number-columns-repeated="1002"/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9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36" calcext:value-type="float">
            <text:p>4,1</text:p>
          </table:table-cell>
          <table:table-cell office:value-type="float" office:value="23.1" calcext:value-type="float">
            <text:p>23,1</text:p>
          </table:table-cell>
          <table:table-cell office:value-type="float" office:value="75.42" calcext:value-type="float">
            <text:p>75,4</text:p>
          </table:table-cell>
          <table:table-cell office:value-type="float" office:value="75.546" calcext:value-type="float">
            <text:p>75,5</text:p>
          </table:table-cell>
          <table:table-cell office:value-type="float" office:value="392.599" calcext:value-type="float">
            <text:p>392,6</text:p>
          </table:table-cell>
          <table:table-cell office:value-type="float" office:value="402.502" calcext:value-type="float">
            <text:p>402,5</text:p>
          </table:table-cell>
          <table:table-cell table:formula="of:=[.K903]-[.J903]" office:value-type="float" office:value="9.90300000000002" calcext:value-type="float">
            <text:p>9,9</text:p>
          </table:table-cell>
          <table:table-cell/>
          <table:table-cell table:formula="of:=[.J903]-[.O903]-[.I903]" office:value-type="float" office:value="1.40300000000001" calcext:value-type="float">
            <text:p>1,4</text:p>
          </table:table-cell>
          <table:table-cell table:style-name="Default" office:value-type="float" office:value="315.65" calcext:value-type="float">
            <text:p>315,65</text:p>
          </table:table-cell>
          <table:table-cell table:formula="of:=[.O903]-[.Q903]" office:value-type="float" office:value="14.407" calcext:value-type="float">
            <text:p>14,4</text:p>
          </table:table-cell>
          <table:table-cell office:value-type="float" office:value="301.243" calcext:value-type="float">
            <text:p>301,2</text:p>
          </table:table-cell>
          <table:table-cell table:formula="of:=[.Q903]-[.S903]-[.U903]-[.V903]" office:value-type="float" office:value="16.942" calcext:value-type="float">
            <text:p>16,9</text:p>
          </table:table-cell>
          <table:table-cell office:value-type="float" office:value="117.902" calcext:value-type="float">
            <text:p>117,9</text:p>
          </table:table-cell>
          <table:table-cell office:value-type="float" office:value="15.05" calcext:value-type="float">
            <text:p>15,1</text:p>
          </table:table-cell>
          <table:table-cell office:value-type="float" office:value="40.332" calcext:value-type="float">
            <text:p>40,3</text:p>
          </table:table-cell>
          <table:table-cell office:value-type="float" office:value="126.067" calcext:value-type="float">
            <text:p>126,1</text:p>
          </table:table-cell>
          <table:table-cell table:number-columns-repeated="1002"/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9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26" calcext:value-type="float">
            <text:p>4,3</text:p>
          </table:table-cell>
          <table:table-cell office:value-type="float" office:value="23.367" calcext:value-type="float">
            <text:p>23,4</text:p>
          </table:table-cell>
          <table:table-cell office:value-type="float" office:value="90.856" calcext:value-type="float">
            <text:p>90,9</text:p>
          </table:table-cell>
          <table:table-cell office:value-type="float" office:value="91.024" calcext:value-type="float">
            <text:p>91,0</text:p>
          </table:table-cell>
          <table:table-cell office:value-type="float" office:value="432.314" calcext:value-type="float">
            <text:p>432,3</text:p>
          </table:table-cell>
          <table:table-cell office:value-type="float" office:value="441.967" calcext:value-type="float">
            <text:p>442,0</text:p>
          </table:table-cell>
          <table:table-cell table:formula="of:=[.K904]-[.J904]" office:value-type="float" office:value="9.65299999999996" calcext:value-type="float">
            <text:p>9,7</text:p>
          </table:table-cell>
          <table:table-cell/>
          <table:table-cell table:formula="of:=[.J904]-[.O904]-[.I904]" office:value-type="float" office:value="65.18" calcext:value-type="float">
            <text:p>65,2</text:p>
          </table:table-cell>
          <table:table-cell table:style-name="Default" office:value-type="float" office:value="276.11" calcext:value-type="float">
            <text:p>276,11</text:p>
          </table:table-cell>
          <table:table-cell table:formula="of:=[.O904]-[.Q904]" office:value-type="float" office:value="2.38400000000001" calcext:value-type="float">
            <text:p>2,4</text:p>
          </table:table-cell>
          <table:table-cell office:value-type="float" office:value="273.726" calcext:value-type="float">
            <text:p>273,7</text:p>
          </table:table-cell>
          <table:table-cell table:formula="of:=[.Q904]-[.S904]-[.U904]-[.V904]" office:value-type="float" office:value="18.124" calcext:value-type="float">
            <text:p>18,1</text:p>
          </table:table-cell>
          <table:table-cell office:value-type="float" office:value="117.187" calcext:value-type="float">
            <text:p>117,2</text:p>
          </table:table-cell>
          <table:table-cell office:value-type="float" office:value="15.643" calcext:value-type="float">
            <text:p>15,6</text:p>
          </table:table-cell>
          <table:table-cell office:value-type="float" office:value="40.315" calcext:value-type="float">
            <text:p>40,3</text:p>
          </table:table-cell>
          <table:table-cell office:value-type="float" office:value="98.1" calcext:value-type="float">
            <text:p>98,1</text:p>
          </table:table-cell>
          <table:table-cell table:number-columns-repeated="1002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9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6" calcext:value-type="float">
            <text:p>4,2</text:p>
          </table:table-cell>
          <table:table-cell office:value-type="float" office:value="23.259" calcext:value-type="float">
            <text:p>23,3</text:p>
          </table:table-cell>
          <table:table-cell office:value-type="float" office:value="73.452" calcext:value-type="float">
            <text:p>73,5</text:p>
          </table:table-cell>
          <table:table-cell office:value-type="float" office:value="73.532" calcext:value-type="float">
            <text:p>73,5</text:p>
          </table:table-cell>
          <table:table-cell office:value-type="float" office:value="443.804" calcext:value-type="float">
            <text:p>443,8</text:p>
          </table:table-cell>
          <table:table-cell office:value-type="float" office:value="453.88" calcext:value-type="float">
            <text:p>453,9</text:p>
          </table:table-cell>
          <table:table-cell table:formula="of:=[.K905]-[.J905]" office:value-type="float" office:value="10.076" calcext:value-type="float">
            <text:p>10,1</text:p>
          </table:table-cell>
          <table:table-cell/>
          <table:table-cell table:formula="of:=[.J905]-[.O905]-[.I905]" office:value-type="float" office:value="13.712" calcext:value-type="float">
            <text:p>13,7</text:p>
          </table:table-cell>
          <table:table-cell table:style-name="Default" office:value-type="float" office:value="356.56" calcext:value-type="float">
            <text:p>356,56</text:p>
          </table:table-cell>
          <table:table-cell table:formula="of:=[.O905]-[.Q905]" office:value-type="float" office:value="18.735" calcext:value-type="float">
            <text:p>18,7</text:p>
          </table:table-cell>
          <table:table-cell office:value-type="float" office:value="337.825" calcext:value-type="float">
            <text:p>337,8</text:p>
          </table:table-cell>
          <table:table-cell table:formula="of:=[.Q905]-[.S905]-[.U905]-[.V905]" office:value-type="float" office:value="16.74" calcext:value-type="float">
            <text:p>16,7</text:p>
          </table:table-cell>
          <table:table-cell office:value-type="float" office:value="127.259" calcext:value-type="float">
            <text:p>127,3</text:p>
          </table:table-cell>
          <table:table-cell office:value-type="float" office:value="16.015" calcext:value-type="float">
            <text:p>16,0</text:p>
          </table:table-cell>
          <table:table-cell office:value-type="float" office:value="51.941" calcext:value-type="float">
            <text:p>51,9</text:p>
          </table:table-cell>
          <table:table-cell office:value-type="float" office:value="141.885" calcext:value-type="float">
            <text:p>141,9</text:p>
          </table:table-cell>
          <table:table-cell table:number-columns-repeated="1002"/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9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23" calcext:value-type="float">
            <text:p>4,2</text:p>
          </table:table-cell>
          <table:table-cell office:value-type="float" office:value="23.768" calcext:value-type="float">
            <text:p>23,8</text:p>
          </table:table-cell>
          <table:table-cell office:value-type="float" office:value="74.766" calcext:value-type="float">
            <text:p>74,8</text:p>
          </table:table-cell>
          <table:table-cell office:value-type="float" office:value="74.942" calcext:value-type="float">
            <text:p>74,9</text:p>
          </table:table-cell>
          <table:table-cell office:value-type="float" office:value="418.324" calcext:value-type="float">
            <text:p>418,3</text:p>
          </table:table-cell>
          <table:table-cell office:value-type="float" office:value="428.099" calcext:value-type="float">
            <text:p>428,1</text:p>
          </table:table-cell>
          <table:table-cell table:formula="of:=[.K906]-[.J906]" office:value-type="float" office:value="9.77499999999998" calcext:value-type="float">
            <text:p>9,8</text:p>
          </table:table-cell>
          <table:table-cell/>
          <table:table-cell table:formula="of:=[.J906]-[.O906]-[.I906]" office:value-type="float" office:value="-274.268" calcext:value-type="float">
            <text:p>-274,3</text:p>
          </table:table-cell>
          <table:table-cell table:style-name="Default" office:value-type="float" office:value="617.65" calcext:value-type="float">
            <text:p>617,65</text:p>
          </table:table-cell>
          <table:table-cell table:formula="of:=[.O906]-[.Q906]" office:value-type="float" office:value="23.047" calcext:value-type="float">
            <text:p>23,0</text:p>
          </table:table-cell>
          <table:table-cell office:value-type="float" office:value="594.603" calcext:value-type="float">
            <text:p>594,6</text:p>
          </table:table-cell>
          <table:table-cell table:formula="of:=[.Q906]-[.S906]-[.U906]-[.V906]" office:value-type="float" office:value="21.3609999999999" calcext:value-type="float">
            <text:p>21,4</text:p>
          </table:table-cell>
          <table:table-cell office:value-type="float" office:value="355.809" calcext:value-type="float">
            <text:p>355,8</text:p>
          </table:table-cell>
          <table:table-cell office:value-type="float" office:value="17.293" calcext:value-type="float">
            <text:p>17,3</text:p>
          </table:table-cell>
          <table:table-cell office:value-type="float" office:value="40.361" calcext:value-type="float">
            <text:p>40,4</text:p>
          </table:table-cell>
          <table:table-cell office:value-type="float" office:value="177.072" calcext:value-type="float">
            <text:p>177,1</text:p>
          </table:table-cell>
          <table:table-cell table:number-columns-repeated="1002"/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9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46" calcext:value-type="float">
            <text:p>4,1</text:p>
          </table:table-cell>
          <table:table-cell office:value-type="float" office:value="23.148" calcext:value-type="float">
            <text:p>23,1</text:p>
          </table:table-cell>
          <table:table-cell office:value-type="float" office:value="75.173" calcext:value-type="float">
            <text:p>75,2</text:p>
          </table:table-cell>
          <table:table-cell office:value-type="float" office:value="75.298" calcext:value-type="float">
            <text:p>75,3</text:p>
          </table:table-cell>
          <table:table-cell office:value-type="float" office:value="408.061" calcext:value-type="float">
            <text:p>408,1</text:p>
          </table:table-cell>
          <table:table-cell office:value-type="float" office:value="419.927" calcext:value-type="float">
            <text:p>419,9</text:p>
          </table:table-cell>
          <table:table-cell table:formula="of:=[.K907]-[.J907]" office:value-type="float" office:value="11.866" calcext:value-type="float">
            <text:p>11,9</text:p>
          </table:table-cell>
          <table:table-cell/>
          <table:table-cell table:formula="of:=[.J907]-[.O907]-[.I907]" office:value-type="float" office:value="-79.637" calcext:value-type="float">
            <text:p>-79,6</text:p>
          </table:table-cell>
          <table:table-cell table:style-name="Default" office:value-type="float" office:value="412.4" calcext:value-type="float">
            <text:p>412,4</text:p>
          </table:table-cell>
          <table:table-cell table:formula="of:=[.O907]-[.Q907]" office:value-type="float" office:value="20.814" calcext:value-type="float">
            <text:p>20,8</text:p>
          </table:table-cell>
          <table:table-cell office:value-type="float" office:value="391.586" calcext:value-type="float">
            <text:p>391,6</text:p>
          </table:table-cell>
          <table:table-cell table:formula="of:=[.Q907]-[.S907]-[.U907]-[.V907]" office:value-type="float" office:value="12.657" calcext:value-type="float">
            <text:p>12,7</text:p>
          </table:table-cell>
          <table:table-cell office:value-type="float" office:value="105.695" calcext:value-type="float">
            <text:p>105,7</text:p>
          </table:table-cell>
          <table:table-cell office:value-type="float" office:value="11.81" calcext:value-type="float">
            <text:p>11,8</text:p>
          </table:table-cell>
          <table:table-cell office:value-type="float" office:value="53.987" calcext:value-type="float">
            <text:p>54,0</text:p>
          </table:table-cell>
          <table:table-cell office:value-type="float" office:value="219.247" calcext:value-type="float">
            <text:p>219,2</text:p>
          </table:table-cell>
          <table:table-cell table:number-columns-repeated="1002"/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9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8" calcext:value-type="float">
            <text:p>4,3</text:p>
          </table:table-cell>
          <table:table-cell office:value-type="float" office:value="23.331" calcext:value-type="float">
            <text:p>23,3</text:p>
          </table:table-cell>
          <table:table-cell office:value-type="float" office:value="84.114" calcext:value-type="float">
            <text:p>84,1</text:p>
          </table:table-cell>
          <table:table-cell office:value-type="float" office:value="84.227" calcext:value-type="float">
            <text:p>84,2</text:p>
          </table:table-cell>
          <table:table-cell office:value-type="float" office:value="478.784" calcext:value-type="float">
            <text:p>478,8</text:p>
          </table:table-cell>
          <table:table-cell office:value-type="float" office:value="488.717" calcext:value-type="float">
            <text:p>488,7</text:p>
          </table:table-cell>
          <table:table-cell table:formula="of:=[.K908]-[.J908]" office:value-type="float" office:value="9.93299999999999" calcext:value-type="float">
            <text:p>9,9</text:p>
          </table:table-cell>
          <table:table-cell/>
          <table:table-cell table:formula="of:=[.J908]-[.O908]-[.I908]" office:value-type="float" office:value="52.307" calcext:value-type="float">
            <text:p>52,3</text:p>
          </table:table-cell>
          <table:table-cell table:style-name="Default" office:value-type="float" office:value="342.25" calcext:value-type="float">
            <text:p>342,25</text:p>
          </table:table-cell>
          <table:table-cell table:formula="of:=[.O908]-[.Q908]" office:value-type="float" office:value="13.882" calcext:value-type="float">
            <text:p>13,9</text:p>
          </table:table-cell>
          <table:table-cell office:value-type="float" office:value="328.368" calcext:value-type="float">
            <text:p>328,4</text:p>
          </table:table-cell>
          <table:table-cell table:formula="of:=[.Q908]-[.S908]-[.U908]-[.V908]" office:value-type="float" office:value="14.225" calcext:value-type="float">
            <text:p>14,2</text:p>
          </table:table-cell>
          <table:table-cell office:value-type="float" office:value="107.593" calcext:value-type="float">
            <text:p>107,6</text:p>
          </table:table-cell>
          <table:table-cell office:value-type="float" office:value="1.893" calcext:value-type="float">
            <text:p>1,9</text:p>
          </table:table-cell>
          <table:table-cell office:value-type="float" office:value="40.386" calcext:value-type="float">
            <text:p>40,4</text:p>
          </table:table-cell>
          <table:table-cell office:value-type="float" office:value="166.164" calcext:value-type="float">
            <text:p>166,2</text:p>
          </table:table-cell>
          <table:table-cell table:number-columns-repeated="1002"/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9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24" calcext:value-type="float">
            <text:p>4,1</text:p>
          </table:table-cell>
          <table:table-cell office:value-type="float" office:value="23.228" calcext:value-type="float">
            <text:p>23,2</text:p>
          </table:table-cell>
          <table:table-cell office:value-type="float" office:value="71.155" calcext:value-type="float">
            <text:p>71,2</text:p>
          </table:table-cell>
          <table:table-cell office:value-type="float" office:value="71.212" calcext:value-type="float">
            <text:p>71,2</text:p>
          </table:table-cell>
          <table:table-cell office:value-type="float" office:value="401.807" calcext:value-type="float">
            <text:p>401,8</text:p>
          </table:table-cell>
          <table:table-cell office:value-type="float" office:value="411.666" calcext:value-type="float">
            <text:p>411,7</text:p>
          </table:table-cell>
          <table:table-cell table:formula="of:=[.K909]-[.J909]" office:value-type="float" office:value="9.85899999999998" calcext:value-type="float">
            <text:p>9,9</text:p>
          </table:table-cell>
          <table:table-cell/>
          <table:table-cell table:formula="of:=[.J909]-[.O909]-[.I909]" office:value-type="float" office:value="41.655" calcext:value-type="float">
            <text:p>41,7</text:p>
          </table:table-cell>
          <table:table-cell table:style-name="Default" office:value-type="float" office:value="288.94" calcext:value-type="float">
            <text:p>288,94</text:p>
          </table:table-cell>
          <table:table-cell table:formula="of:=[.O909]-[.Q909]" office:value-type="float" office:value="9.75900000000001" calcext:value-type="float">
            <text:p>9,8</text:p>
          </table:table-cell>
          <table:table-cell office:value-type="float" office:value="279.181" calcext:value-type="float">
            <text:p>279,2</text:p>
          </table:table-cell>
          <table:table-cell table:formula="of:=[.Q909]-[.S909]-[.U909]-[.V909]" office:value-type="float" office:value="8.99399999999997" calcext:value-type="float">
            <text:p>9,0</text:p>
          </table:table-cell>
          <table:table-cell office:value-type="float" office:value="106.497" calcext:value-type="float">
            <text:p>106,5</text:p>
          </table:table-cell>
          <table:table-cell office:value-type="float" office:value="8.29" calcext:value-type="float">
            <text:p>8,3</text:p>
          </table:table-cell>
          <table:table-cell office:value-type="float" office:value="53.196" calcext:value-type="float">
            <text:p>53,2</text:p>
          </table:table-cell>
          <table:table-cell office:value-type="float" office:value="110.494" calcext:value-type="float">
            <text:p>110,5</text:p>
          </table:table-cell>
          <table:table-cell table:number-columns-repeated="1002"/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9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22" calcext:value-type="float">
            <text:p>4,2</text:p>
          </table:table-cell>
          <table:table-cell office:value-type="float" office:value="23.33" calcext:value-type="float">
            <text:p>23,3</text:p>
          </table:table-cell>
          <table:table-cell office:value-type="float" office:value="72.967" calcext:value-type="float">
            <text:p>73,0</text:p>
          </table:table-cell>
          <table:table-cell office:value-type="float" office:value="73.147" calcext:value-type="float">
            <text:p>73,1</text:p>
          </table:table-cell>
          <table:table-cell office:value-type="float" office:value="434.575" calcext:value-type="float">
            <text:p>434,6</text:p>
          </table:table-cell>
          <table:table-cell office:value-type="float" office:value="444.362" calcext:value-type="float">
            <text:p>444,4</text:p>
          </table:table-cell>
          <table:table-cell table:formula="of:=[.K910]-[.J910]" office:value-type="float" office:value="9.78700000000003" calcext:value-type="float">
            <text:p>9,8</text:p>
          </table:table-cell>
          <table:table-cell/>
          <table:table-cell table:formula="of:=[.J910]-[.O910]-[.I910]" office:value-type="float" office:value="92.028" calcext:value-type="float">
            <text:p>92,0</text:p>
          </table:table-cell>
          <table:table-cell table:style-name="Default" office:value-type="float" office:value="269.4" calcext:value-type="float">
            <text:p>269,4</text:p>
          </table:table-cell>
          <table:table-cell table:formula="of:=[.O910]-[.Q910]" office:value-type="float" office:value="11.561" calcext:value-type="float">
            <text:p>11,6</text:p>
          </table:table-cell>
          <table:table-cell office:value-type="float" office:value="257.839" calcext:value-type="float">
            <text:p>257,8</text:p>
          </table:table-cell>
          <table:table-cell table:formula="of:=[.Q910]-[.S910]-[.U910]-[.V910]" office:value-type="float" office:value="9.47999999999998" calcext:value-type="float">
            <text:p>9,5</text:p>
          </table:table-cell>
          <table:table-cell office:value-type="float" office:value="120.069" calcext:value-type="float">
            <text:p>120,1</text:p>
          </table:table-cell>
          <table:table-cell office:value-type="float" office:value="8.788" calcext:value-type="float">
            <text:p>8,8</text:p>
          </table:table-cell>
          <table:table-cell office:value-type="float" office:value="39.203" calcext:value-type="float">
            <text:p>39,2</text:p>
          </table:table-cell>
          <table:table-cell office:value-type="float" office:value="89.087" calcext:value-type="float">
            <text:p>89,1</text:p>
          </table:table-cell>
          <table:table-cell table:number-columns-repeated="1002"/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9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21" calcext:value-type="float">
            <text:p>4,3</text:p>
          </table:table-cell>
          <table:table-cell office:value-type="float" office:value="23.737" calcext:value-type="float">
            <text:p>23,7</text:p>
          </table:table-cell>
          <table:table-cell office:value-type="float" office:value="93.322" calcext:value-type="float">
            <text:p>93,3</text:p>
          </table:table-cell>
          <table:table-cell office:value-type="float" office:value="93.488" calcext:value-type="float">
            <text:p>93,5</text:p>
          </table:table-cell>
          <table:table-cell office:value-type="float" office:value="448.707" calcext:value-type="float">
            <text:p>448,7</text:p>
          </table:table-cell>
          <table:table-cell office:value-type="float" office:value="457.935" calcext:value-type="float">
            <text:p>457,9</text:p>
          </table:table-cell>
          <table:table-cell table:formula="of:=[.K911]-[.J911]" office:value-type="float" office:value="9.22800000000001" calcext:value-type="float">
            <text:p>9,2</text:p>
          </table:table-cell>
          <table:table-cell/>
          <table:table-cell table:formula="of:=[.J911]-[.O911]-[.I911]" office:value-type="float" office:value="46.549" calcext:value-type="float">
            <text:p>46,5</text:p>
          </table:table-cell>
          <table:table-cell table:style-name="Default" office:value-type="float" office:value="308.67" calcext:value-type="float">
            <text:p>308,67</text:p>
          </table:table-cell>
          <table:table-cell table:formula="of:=[.O911]-[.Q911]" office:value-type="float" office:value="2.58300000000003" calcext:value-type="float">
            <text:p>2,6</text:p>
          </table:table-cell>
          <table:table-cell office:value-type="float" office:value="306.087" calcext:value-type="float">
            <text:p>306,1</text:p>
          </table:table-cell>
          <table:table-cell table:formula="of:=[.Q911]-[.S911]-[.U911]-[.V911]" office:value-type="float" office:value="8.68499999999997" calcext:value-type="float">
            <text:p>8,7</text:p>
          </table:table-cell>
          <table:table-cell office:value-type="float" office:value="106.485" calcext:value-type="float">
            <text:p>106,5</text:p>
          </table:table-cell>
          <table:table-cell office:value-type="float" office:value="7.991" calcext:value-type="float">
            <text:p>8,0</text:p>
          </table:table-cell>
          <table:table-cell office:value-type="float" office:value="53.228" calcext:value-type="float">
            <text:p>53,2</text:p>
          </table:table-cell>
          <table:table-cell office:value-type="float" office:value="137.689" calcext:value-type="float">
            <text:p>137,7</text:p>
          </table:table-cell>
          <table:table-cell table:number-columns-repeated="1002"/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9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32" calcext:value-type="float">
            <text:p>4,2</text:p>
          </table:table-cell>
          <table:table-cell office:value-type="float" office:value="23.567" calcext:value-type="float">
            <text:p>23,6</text:p>
          </table:table-cell>
          <table:table-cell office:value-type="float" office:value="89.732" calcext:value-type="float">
            <text:p>89,7</text:p>
          </table:table-cell>
          <table:table-cell office:value-type="float" office:value="89.898" calcext:value-type="float">
            <text:p>89,9</text:p>
          </table:table-cell>
          <table:table-cell office:value-type="float" office:value="456.931" calcext:value-type="float">
            <text:p>456,9</text:p>
          </table:table-cell>
          <table:table-cell office:value-type="float" office:value="467.605" calcext:value-type="float">
            <text:p>467,6</text:p>
          </table:table-cell>
          <table:table-cell table:formula="of:=[.K912]-[.J912]" office:value-type="float" office:value="10.674" calcext:value-type="float">
            <text:p>10,7</text:p>
          </table:table-cell>
          <table:table-cell/>
          <table:table-cell table:formula="of:=[.J912]-[.O912]-[.I912]" office:value-type="float" office:value="68.353" calcext:value-type="float">
            <text:p>68,4</text:p>
          </table:table-cell>
          <table:table-cell table:style-name="Default" office:value-type="float" office:value="298.68" calcext:value-type="float">
            <text:p>298,68</text:p>
          </table:table-cell>
          <table:table-cell table:formula="of:=[.O912]-[.Q912]" office:value-type="float" office:value="11.247" calcext:value-type="float">
            <text:p>11,2</text:p>
          </table:table-cell>
          <table:table-cell office:value-type="float" office:value="287.433" calcext:value-type="float">
            <text:p>287,4</text:p>
          </table:table-cell>
          <table:table-cell table:formula="of:=[.Q912]-[.S912]-[.U912]-[.V912]" office:value-type="float" office:value="18.155" calcext:value-type="float">
            <text:p>18,2</text:p>
          </table:table-cell>
          <table:table-cell office:value-type="float" office:value="119.764" calcext:value-type="float">
            <text:p>119,8</text:p>
          </table:table-cell>
          <table:table-cell office:value-type="float" office:value="17.447" calcext:value-type="float">
            <text:p>17,4</text:p>
          </table:table-cell>
          <table:table-cell office:value-type="float" office:value="40.123" calcext:value-type="float">
            <text:p>40,1</text:p>
          </table:table-cell>
          <table:table-cell office:value-type="float" office:value="109.391" calcext:value-type="float">
            <text:p>109,4</text:p>
          </table:table-cell>
          <table:table-cell table:number-columns-repeated="1002"/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9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22" calcext:value-type="float">
            <text:p>4,3</text:p>
          </table:table-cell>
          <table:table-cell office:value-type="float" office:value="23.621" calcext:value-type="float">
            <text:p>23,6</text:p>
          </table:table-cell>
          <table:table-cell office:value-type="float" office:value="88.88" calcext:value-type="float">
            <text:p>88,9</text:p>
          </table:table-cell>
          <table:table-cell office:value-type="float" office:value="89.104" calcext:value-type="float">
            <text:p>89,1</text:p>
          </table:table-cell>
          <table:table-cell office:value-type="float" office:value="387.393" calcext:value-type="float">
            <text:p>387,4</text:p>
          </table:table-cell>
          <table:table-cell office:value-type="float" office:value="397.9" calcext:value-type="float">
            <text:p>397,9</text:p>
          </table:table-cell>
          <table:table-cell table:formula="of:=[.K913]-[.J913]" office:value-type="float" office:value="10.507" calcext:value-type="float">
            <text:p>10,5</text:p>
          </table:table-cell>
          <table:table-cell/>
          <table:table-cell table:formula="of:=[.J913]-[.O913]-[.I913]" office:value-type="float" office:value="-16.5610000000001" calcext:value-type="float">
            <text:p>-16,6</text:p>
          </table:table-cell>
          <table:table-cell table:style-name="Default" office:value-type="float" office:value="314.85" calcext:value-type="float">
            <text:p>314,85</text:p>
          </table:table-cell>
          <table:table-cell table:formula="of:=[.O913]-[.Q913]" office:value-type="float" office:value="7.58800000000002" calcext:value-type="float">
            <text:p>7,6</text:p>
          </table:table-cell>
          <table:table-cell office:value-type="float" office:value="307.262" calcext:value-type="float">
            <text:p>307,3</text:p>
          </table:table-cell>
          <table:table-cell table:formula="of:=[.Q913]-[.S913]-[.U913]-[.V913]" office:value-type="float" office:value="14.744" calcext:value-type="float">
            <text:p>14,7</text:p>
          </table:table-cell>
          <table:table-cell office:value-type="float" office:value="107.888" calcext:value-type="float">
            <text:p>107,9</text:p>
          </table:table-cell>
          <table:table-cell office:value-type="float" office:value="14.04" calcext:value-type="float">
            <text:p>14,0</text:p>
          </table:table-cell>
          <table:table-cell office:value-type="float" office:value="52.058" calcext:value-type="float">
            <text:p>52,1</text:p>
          </table:table-cell>
          <table:table-cell office:value-type="float" office:value="132.572" calcext:value-type="float">
            <text:p>132,6</text:p>
          </table:table-cell>
          <table:table-cell table:number-columns-repeated="1002"/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41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60.671" calcext:value-type="float">
            <text:p>60,7</text:p>
          </table:table-cell>
          <table:table-cell office:value-type="float" office:value="79.937" calcext:value-type="float">
            <text:p>79,9</text:p>
          </table:table-cell>
          <table:table-cell office:value-type="float" office:value="128.027" calcext:value-type="float">
            <text:p>128,0</text:p>
          </table:table-cell>
          <table:table-cell office:value-type="float" office:value="128.084" calcext:value-type="float">
            <text:p>128,1</text:p>
          </table:table-cell>
          <table:table-cell office:value-type="float" office:value="449.954" calcext:value-type="float">
            <text:p>450,0</text:p>
          </table:table-cell>
          <table:table-cell office:value-type="float" office:value="458.537" calcext:value-type="float">
            <text:p>458,5</text:p>
          </table:table-cell>
          <table:table-cell table:formula="of:=[.K914]-[.J914]" office:value-type="float" office:value="8.58299999999997" calcext:value-type="float">
            <text:p>8,6</text:p>
          </table:table-cell>
          <table:table-cell/>
          <table:table-cell table:formula="of:=[.J914]-[.O914]-[.I914]" office:value-type="float" office:value="58.69" calcext:value-type="float">
            <text:p>58,7</text:p>
          </table:table-cell>
          <table:table-cell table:style-name="Default" office:value-type="float" office:value="263.18" calcext:value-type="float">
            <text:p>263,18</text:p>
          </table:table-cell>
          <table:table-cell table:formula="of:=[.O914]-[.Q914]" office:value-type="float" office:value="17.15" calcext:value-type="float">
            <text:p>17,2</text:p>
          </table:table-cell>
          <table:table-cell office:value-type="float" office:value="246.03" calcext:value-type="float">
            <text:p>246,0</text:p>
          </table:table-cell>
          <table:table-cell table:formula="of:=[.Q914]-[.S914]-[.U914]-[.V914]" office:value-type="float" office:value="3.54299999999998" calcext:value-type="float">
            <text:p>3,5</text:p>
          </table:table-cell>
          <table:table-cell office:value-type="float" office:value="103.813" calcext:value-type="float">
            <text:p>103,8</text:p>
          </table:table-cell>
          <table:table-cell office:value-type="float" office:value="2.864" calcext:value-type="float">
            <text:p>2,9</text:p>
          </table:table-cell>
          <table:table-cell office:value-type="float" office:value="55.756" calcext:value-type="float">
            <text:p>55,8</text:p>
          </table:table-cell>
          <table:table-cell office:value-type="float" office:value="82.918" calcext:value-type="float">
            <text:p>82,9</text:p>
          </table:table-cell>
          <table:table-cell table:number-columns-repeated="1002"/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44" calcext:value-type="float">
            <text:p>4,1</text:p>
          </table:table-cell>
          <table:table-cell office:value-type="float" office:value="23.416" calcext:value-type="float">
            <text:p>23,4</text:p>
          </table:table-cell>
          <table:table-cell office:value-type="float" office:value="71.771" calcext:value-type="float">
            <text:p>71,8</text:p>
          </table:table-cell>
          <table:table-cell office:value-type="float" office:value="71.873" calcext:value-type="float">
            <text:p>71,9</text:p>
          </table:table-cell>
          <table:table-cell office:value-type="float" office:value="353.189" calcext:value-type="float">
            <text:p>353,2</text:p>
          </table:table-cell>
          <table:table-cell office:value-type="float" office:value="363.168" calcext:value-type="float">
            <text:p>363,2</text:p>
          </table:table-cell>
          <table:table-cell table:formula="of:=[.K915]-[.J915]" office:value-type="float" office:value="9.97899999999999" calcext:value-type="float">
            <text:p>10,0</text:p>
          </table:table-cell>
          <table:table-cell/>
          <table:table-cell table:formula="of:=[.J915]-[.O915]-[.I915]" office:value-type="float" office:value="8.97600000000004" calcext:value-type="float">
            <text:p>9,0</text:p>
          </table:table-cell>
          <table:table-cell table:style-name="Default" office:value-type="float" office:value="272.34" calcext:value-type="float">
            <text:p>272,34</text:p>
          </table:table-cell>
          <table:table-cell table:formula="of:=[.O915]-[.Q915]" office:value-type="float" office:value="6.79199999999997" calcext:value-type="float">
            <text:p>6,8</text:p>
          </table:table-cell>
          <table:table-cell office:value-type="float" office:value="265.548" calcext:value-type="float">
            <text:p>265,5</text:p>
          </table:table-cell>
          <table:table-cell table:formula="of:=[.Q915]-[.S915]-[.U915]-[.V915]" office:value-type="float" office:value="12.878" calcext:value-type="float">
            <text:p>12,9</text:p>
          </table:table-cell>
          <table:table-cell office:value-type="float" office:value="119.237" calcext:value-type="float">
            <text:p>119,2</text:p>
          </table:table-cell>
          <table:table-cell office:value-type="float" office:value="12.164" calcext:value-type="float">
            <text:p>12,2</text:p>
          </table:table-cell>
          <table:table-cell office:value-type="float" office:value="40.161" calcext:value-type="float">
            <text:p>40,2</text:p>
          </table:table-cell>
          <table:table-cell office:value-type="float" office:value="93.272" calcext:value-type="float">
            <text:p>93,3</text:p>
          </table:table-cell>
          <table:table-cell table:number-columns-repeated="1002"/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92" calcext:value-type="float">
            <text:p>4,3</text:p>
          </table:table-cell>
          <table:table-cell office:value-type="float" office:value="23.388" calcext:value-type="float">
            <text:p>23,4</text:p>
          </table:table-cell>
          <table:table-cell office:value-type="float" office:value="89.975" calcext:value-type="float">
            <text:p>90,0</text:p>
          </table:table-cell>
          <table:table-cell office:value-type="float" office:value="90.144" calcext:value-type="float">
            <text:p>90,1</text:p>
          </table:table-cell>
          <table:table-cell office:value-type="float" office:value="418.505" calcext:value-type="float">
            <text:p>418,5</text:p>
          </table:table-cell>
          <table:table-cell office:value-type="float" office:value="427.397" calcext:value-type="float">
            <text:p>427,4</text:p>
          </table:table-cell>
          <table:table-cell table:formula="of:=[.K916]-[.J916]" office:value-type="float" office:value="8.892" calcext:value-type="float">
            <text:p>8,9</text:p>
          </table:table-cell>
          <table:table-cell/>
          <table:table-cell table:formula="of:=[.J916]-[.O916]-[.I916]" office:value-type="float" office:value="63.291" calcext:value-type="float">
            <text:p>63,3</text:p>
          </table:table-cell>
          <table:table-cell table:style-name="Default" office:value-type="float" office:value="265.07" calcext:value-type="float">
            <text:p>265,07</text:p>
          </table:table-cell>
          <table:table-cell table:formula="of:=[.O916]-[.Q916]" office:value-type="float" office:value="16.65" calcext:value-type="float">
            <text:p>16,7</text:p>
          </table:table-cell>
          <table:table-cell office:value-type="float" office:value="248.42" calcext:value-type="float">
            <text:p>248,4</text:p>
          </table:table-cell>
          <table:table-cell table:formula="of:=[.Q916]-[.S916]-[.U916]-[.V916]" office:value-type="float" office:value="7.22199999999998" calcext:value-type="float">
            <text:p>7,2</text:p>
          </table:table-cell>
          <table:table-cell office:value-type="float" office:value="136.812" calcext:value-type="float">
            <text:p>136,8</text:p>
          </table:table-cell>
          <table:table-cell office:value-type="float" office:value="3.617" calcext:value-type="float">
            <text:p>3,6</text:p>
          </table:table-cell>
          <table:table-cell office:value-type="float" office:value="40.446" calcext:value-type="float">
            <text:p>40,4</text:p>
          </table:table-cell>
          <table:table-cell office:value-type="float" office:value="63.94" calcext:value-type="float">
            <text:p>63,9</text:p>
          </table:table-cell>
          <table:table-cell table:number-columns-repeated="1002"/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11" calcext:value-type="float">
            <text:p>4,3</text:p>
          </table:table-cell>
          <table:table-cell office:value-type="float" office:value="23.651" calcext:value-type="float">
            <text:p>23,7</text:p>
          </table:table-cell>
          <table:table-cell office:value-type="float" office:value="72.578" calcext:value-type="float">
            <text:p>72,6</text:p>
          </table:table-cell>
          <table:table-cell office:value-type="float" office:value="72.697" calcext:value-type="float">
            <text:p>72,7</text:p>
          </table:table-cell>
          <table:table-cell office:value-type="float" office:value="438.527" calcext:value-type="float">
            <text:p>438,5</text:p>
          </table:table-cell>
          <table:table-cell office:value-type="float" office:value="449.357" calcext:value-type="float">
            <text:p>449,4</text:p>
          </table:table-cell>
          <table:table-cell table:formula="of:=[.K917]-[.J917]" office:value-type="float" office:value="10.83" calcext:value-type="float">
            <text:p>10,8</text:p>
          </table:table-cell>
          <table:table-cell/>
          <table:table-cell table:formula="of:=[.J917]-[.O917]-[.I917]" office:value-type="float" office:value="100.77" calcext:value-type="float">
            <text:p>100,8</text:p>
          </table:table-cell>
          <table:table-cell table:style-name="Default" office:value-type="float" office:value="265.06" calcext:value-type="float">
            <text:p>265,06</text:p>
          </table:table-cell>
          <table:table-cell table:formula="of:=[.O917]-[.Q917]" office:value-type="float" office:value="7.88" calcext:value-type="float">
            <text:p>7,9</text:p>
          </table:table-cell>
          <table:table-cell office:value-type="float" office:value="257.18" calcext:value-type="float">
            <text:p>257,2</text:p>
          </table:table-cell>
          <table:table-cell table:formula="of:=[.Q917]-[.S917]-[.U917]-[.V917]" office:value-type="float" office:value="4.96599999999999" calcext:value-type="float">
            <text:p>5,0</text:p>
          </table:table-cell>
          <table:table-cell office:value-type="float" office:value="105.617" calcext:value-type="float">
            <text:p>105,6</text:p>
          </table:table-cell>
          <table:table-cell office:value-type="float" office:value="4.224" calcext:value-type="float">
            <text:p>4,2</text:p>
          </table:table-cell>
          <table:table-cell office:value-type="float" office:value="54.124" calcext:value-type="float">
            <text:p>54,1</text:p>
          </table:table-cell>
          <table:table-cell office:value-type="float" office:value="92.473" calcext:value-type="float">
            <text:p>92,5</text:p>
          </table:table-cell>
          <table:table-cell table:number-columns-repeated="1002"/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33" calcext:value-type="float">
            <text:p>4,2</text:p>
          </table:table-cell>
          <table:table-cell office:value-type="float" office:value="23.018" calcext:value-type="float">
            <text:p>23,0</text:p>
          </table:table-cell>
          <table:table-cell office:value-type="float" office:value="73.837" calcext:value-type="float">
            <text:p>73,8</text:p>
          </table:table-cell>
          <table:table-cell office:value-type="float" office:value="73.999" calcext:value-type="float">
            <text:p>74,0</text:p>
          </table:table-cell>
          <table:table-cell office:value-type="float" office:value="379.625" calcext:value-type="float">
            <text:p>379,6</text:p>
          </table:table-cell>
          <table:table-cell office:value-type="float" office:value="388.47" calcext:value-type="float">
            <text:p>388,5</text:p>
          </table:table-cell>
          <table:table-cell table:formula="of:=[.K918]-[.J918]" office:value-type="float" office:value="8.84500000000003" calcext:value-type="float">
            <text:p>8,8</text:p>
          </table:table-cell>
          <table:table-cell/>
          <table:table-cell table:formula="of:=[.J918]-[.O918]-[.I918]" office:value-type="float" office:value="-51.844" calcext:value-type="float">
            <text:p>-51,8</text:p>
          </table:table-cell>
          <table:table-cell table:style-name="Default" office:value-type="float" office:value="357.47" calcext:value-type="float">
            <text:p>357,47</text:p>
          </table:table-cell>
          <table:table-cell table:formula="of:=[.O918]-[.Q918]" office:value-type="float" office:value="14.197" calcext:value-type="float">
            <text:p>14,2</text:p>
          </table:table-cell>
          <table:table-cell office:value-type="float" office:value="343.273" calcext:value-type="float">
            <text:p>343,3</text:p>
          </table:table-cell>
          <table:table-cell table:formula="of:=[.Q918]-[.S918]-[.U918]-[.V918]" office:value-type="float" office:value="17.58" calcext:value-type="float">
            <text:p>17,6</text:p>
          </table:table-cell>
          <table:table-cell office:value-type="float" office:value="122.711" calcext:value-type="float">
            <text:p>122,7</text:p>
          </table:table-cell>
          <table:table-cell office:value-type="float" office:value="16.83" calcext:value-type="float">
            <text:p>16,8</text:p>
          </table:table-cell>
          <table:table-cell office:value-type="float" office:value="56.419" calcext:value-type="float">
            <text:p>56,4</text:p>
          </table:table-cell>
          <table:table-cell office:value-type="float" office:value="146.563" calcext:value-type="float">
            <text:p>146,6</text:p>
          </table:table-cell>
          <table:table-cell table:number-columns-repeated="1002"/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21" calcext:value-type="float">
            <text:p>4,2</text:p>
          </table:table-cell>
          <table:table-cell office:value-type="float" office:value="23.086" calcext:value-type="float">
            <text:p>23,1</text:p>
          </table:table-cell>
          <table:table-cell office:value-type="float" office:value="72.256" calcext:value-type="float">
            <text:p>72,3</text:p>
          </table:table-cell>
          <table:table-cell office:value-type="float" office:value="72.367" calcext:value-type="float">
            <text:p>72,4</text:p>
          </table:table-cell>
          <table:table-cell office:value-type="float" office:value="447.987" calcext:value-type="float">
            <text:p>448,0</text:p>
          </table:table-cell>
          <table:table-cell office:value-type="float" office:value="457.119" calcext:value-type="float">
            <text:p>457,1</text:p>
          </table:table-cell>
          <table:table-cell table:formula="of:=[.K919]-[.J919]" office:value-type="float" office:value="9.13200000000001" calcext:value-type="float">
            <text:p>9,1</text:p>
          </table:table-cell>
          <table:table-cell/>
          <table:table-cell table:formula="of:=[.J919]-[.O919]-[.I919]" office:value-type="float" office:value="123.59" calcext:value-type="float">
            <text:p>123,6</text:p>
          </table:table-cell>
          <table:table-cell table:style-name="Default" office:value-type="float" office:value="252.03" calcext:value-type="float">
            <text:p>252,03</text:p>
          </table:table-cell>
          <table:table-cell table:formula="of:=[.O919]-[.Q919]" office:value-type="float" office:value="13.667" calcext:value-type="float">
            <text:p>13,7</text:p>
          </table:table-cell>
          <table:table-cell office:value-type="float" office:value="238.363" calcext:value-type="float">
            <text:p>238,4</text:p>
          </table:table-cell>
          <table:table-cell table:formula="of:=[.Q919]-[.S919]-[.U919]-[.V919]" office:value-type="float" office:value="11.502" calcext:value-type="float">
            <text:p>11,5</text:p>
          </table:table-cell>
          <table:table-cell office:value-type="float" office:value="106.085" calcext:value-type="float">
            <text:p>106,1</text:p>
          </table:table-cell>
          <table:table-cell office:value-type="float" office:value="10.778" calcext:value-type="float">
            <text:p>10,8</text:p>
          </table:table-cell>
          <table:table-cell office:value-type="float" office:value="54.018" calcext:value-type="float">
            <text:p>54,0</text:p>
          </table:table-cell>
          <table:table-cell office:value-type="float" office:value="66.758" calcext:value-type="float">
            <text:p>66,8</text:p>
          </table:table-cell>
          <table:table-cell table:number-columns-repeated="1002"/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29" calcext:value-type="float">
            <text:p>4,2</text:p>
          </table:table-cell>
          <table:table-cell office:value-type="float" office:value="23.435" calcext:value-type="float">
            <text:p>23,4</text:p>
          </table:table-cell>
          <table:table-cell office:value-type="float" office:value="75.452" calcext:value-type="float">
            <text:p>75,5</text:p>
          </table:table-cell>
          <table:table-cell office:value-type="float" office:value="75.571" calcext:value-type="float">
            <text:p>75,6</text:p>
          </table:table-cell>
          <table:table-cell office:value-type="float" office:value="401.813" calcext:value-type="float">
            <text:p>401,8</text:p>
          </table:table-cell>
          <table:table-cell office:value-type="float" office:value="410.628" calcext:value-type="float">
            <text:p>410,6</text:p>
          </table:table-cell>
          <table:table-cell table:formula="of:=[.K920]-[.J920]" office:value-type="float" office:value="8.815" calcext:value-type="float">
            <text:p>8,8</text:p>
          </table:table-cell>
          <table:table-cell/>
          <table:table-cell table:formula="of:=[.J920]-[.O920]-[.I920]" office:value-type="float" office:value="32.602" calcext:value-type="float">
            <text:p>32,6</text:p>
          </table:table-cell>
          <table:table-cell table:style-name="Default" office:value-type="float" office:value="293.64" calcext:value-type="float">
            <text:p>293,64</text:p>
          </table:table-cell>
          <table:table-cell table:formula="of:=[.O920]-[.Q920]" office:value-type="float" office:value="16.082" calcext:value-type="float">
            <text:p>16,1</text:p>
          </table:table-cell>
          <table:table-cell office:value-type="float" office:value="277.558" calcext:value-type="float">
            <text:p>277,6</text:p>
          </table:table-cell>
          <table:table-cell table:formula="of:=[.Q920]-[.S920]-[.U920]-[.V920]" office:value-type="float" office:value="36.879" calcext:value-type="float">
            <text:p>36,9</text:p>
          </table:table-cell>
          <table:table-cell office:value-type="float" office:value="115.184" calcext:value-type="float">
            <text:p>115,2</text:p>
          </table:table-cell>
          <table:table-cell office:value-type="float" office:value="12.311" calcext:value-type="float">
            <text:p>12,3</text:p>
          </table:table-cell>
          <table:table-cell office:value-type="float" office:value="40.402" calcext:value-type="float">
            <text:p>40,4</text:p>
          </table:table-cell>
          <table:table-cell office:value-type="float" office:value="85.093" calcext:value-type="float">
            <text:p>85,1</text:p>
          </table:table-cell>
          <table:table-cell table:number-columns-repeated="1002"/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7" calcext:value-type="float">
            <text:p>4,2</text:p>
          </table:table-cell>
          <table:table-cell office:value-type="float" office:value="23.614" calcext:value-type="float">
            <text:p>23,6</text:p>
          </table:table-cell>
          <table:table-cell office:value-type="float" office:value="72.309" calcext:value-type="float">
            <text:p>72,3</text:p>
          </table:table-cell>
          <table:table-cell office:value-type="float" office:value="72.384" calcext:value-type="float">
            <text:p>72,4</text:p>
          </table:table-cell>
          <table:table-cell office:value-type="float" office:value="391.553" calcext:value-type="float">
            <text:p>391,6</text:p>
          </table:table-cell>
          <table:table-cell office:value-type="float" office:value="403.683" calcext:value-type="float">
            <text:p>403,7</text:p>
          </table:table-cell>
          <table:table-cell table:formula="of:=[.K921]-[.J921]" office:value-type="float" office:value="12.13" calcext:value-type="float">
            <text:p>12,1</text:p>
          </table:table-cell>
          <table:table-cell/>
          <table:table-cell table:formula="of:=[.J921]-[.O921]-[.I921]" office:value-type="float" office:value="-1.54099999999998" calcext:value-type="float">
            <text:p>-1,5</text:p>
          </table:table-cell>
          <table:table-cell table:style-name="Default" office:value-type="float" office:value="320.71" calcext:value-type="float">
            <text:p>320,71</text:p>
          </table:table-cell>
          <table:table-cell table:formula="of:=[.O921]-[.Q921]" office:value-type="float" office:value="21.239" calcext:value-type="float">
            <text:p>21,2</text:p>
          </table:table-cell>
          <table:table-cell office:value-type="float" office:value="299.471" calcext:value-type="float">
            <text:p>299,5</text:p>
          </table:table-cell>
          <table:table-cell table:formula="of:=[.Q921]-[.S921]-[.U921]-[.V921]" office:value-type="float" office:value="25.044" calcext:value-type="float">
            <text:p>25,0</text:p>
          </table:table-cell>
          <table:table-cell office:value-type="float" office:value="104.509" calcext:value-type="float">
            <text:p>104,5</text:p>
          </table:table-cell>
          <table:table-cell office:value-type="float" office:value="18.908" calcext:value-type="float">
            <text:p>18,9</text:p>
          </table:table-cell>
          <table:table-cell office:value-type="float" office:value="55.464" calcext:value-type="float">
            <text:p>55,5</text:p>
          </table:table-cell>
          <table:table-cell office:value-type="float" office:value="114.454" calcext:value-type="float">
            <text:p>114,5</text:p>
          </table:table-cell>
          <table:table-cell table:number-columns-repeated="1002"/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18" calcext:value-type="float">
            <text:p>4,2</text:p>
          </table:table-cell>
          <table:table-cell office:value-type="float" office:value="22.927" calcext:value-type="float">
            <text:p>22,9</text:p>
          </table:table-cell>
          <table:table-cell office:value-type="float" office:value="71.591" calcext:value-type="float">
            <text:p>71,6</text:p>
          </table:table-cell>
          <table:table-cell office:value-type="float" office:value="71.722" calcext:value-type="float">
            <text:p>71,7</text:p>
          </table:table-cell>
          <table:table-cell office:value-type="float" office:value="451.252" calcext:value-type="float">
            <text:p>451,3</text:p>
          </table:table-cell>
          <table:table-cell office:value-type="float" office:value="462.07" calcext:value-type="float">
            <text:p>462,1</text:p>
          </table:table-cell>
          <table:table-cell table:formula="of:=[.K922]-[.J922]" office:value-type="float" office:value="10.818" calcext:value-type="float">
            <text:p>10,8</text:p>
          </table:table-cell>
          <table:table-cell/>
          <table:table-cell table:formula="of:=[.J922]-[.O922]-[.I922]" office:value-type="float" office:value="75.48" calcext:value-type="float">
            <text:p>75,5</text:p>
          </table:table-cell>
          <table:table-cell table:style-name="Default" office:value-type="float" office:value="304.05" calcext:value-type="float">
            <text:p>304,05</text:p>
          </table:table-cell>
          <table:table-cell table:formula="of:=[.O922]-[.Q922]" office:value-type="float" office:value="11.622" calcext:value-type="float">
            <text:p>11,6</text:p>
          </table:table-cell>
          <table:table-cell office:value-type="float" office:value="292.428" calcext:value-type="float">
            <text:p>292,4</text:p>
          </table:table-cell>
          <table:table-cell table:formula="of:=[.Q922]-[.S922]-[.U922]-[.V922]" office:value-type="float" office:value="3.68799999999999" calcext:value-type="float">
            <text:p>3,7</text:p>
          </table:table-cell>
          <table:table-cell office:value-type="float" office:value="105.831" calcext:value-type="float">
            <text:p>105,8</text:p>
          </table:table-cell>
          <table:table-cell office:value-type="float" office:value="2.984" calcext:value-type="float">
            <text:p>3,0</text:p>
          </table:table-cell>
          <table:table-cell office:value-type="float" office:value="54.262" calcext:value-type="float">
            <text:p>54,3</text:p>
          </table:table-cell>
          <table:table-cell office:value-type="float" office:value="128.647" calcext:value-type="float">
            <text:p>128,6</text:p>
          </table:table-cell>
          <table:table-cell table:number-columns-repeated="1002"/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1" calcext:value-type="float">
            <text:p>4,2</text:p>
          </table:table-cell>
          <table:table-cell office:value-type="float" office:value="23.408" calcext:value-type="float">
            <text:p>23,4</text:p>
          </table:table-cell>
          <table:table-cell office:value-type="float" office:value="76.518" calcext:value-type="float">
            <text:p>76,5</text:p>
          </table:table-cell>
          <table:table-cell office:value-type="float" office:value="76.684" calcext:value-type="float">
            <text:p>76,7</text:p>
          </table:table-cell>
          <table:table-cell office:value-type="float" office:value="392.409" calcext:value-type="float">
            <text:p>392,4</text:p>
          </table:table-cell>
          <table:table-cell office:value-type="float" office:value="403.203" calcext:value-type="float">
            <text:p>403,2</text:p>
          </table:table-cell>
          <table:table-cell table:formula="of:=[.K923]-[.J923]" office:value-type="float" office:value="10.794" calcext:value-type="float">
            <text:p>10,8</text:p>
          </table:table-cell>
          <table:table-cell/>
          <table:table-cell table:formula="of:=[.J923]-[.O923]-[.I923]" office:value-type="float" office:value="-15.505" calcext:value-type="float">
            <text:p>-15,5</text:p>
          </table:table-cell>
          <table:table-cell table:style-name="Default" office:value-type="float" office:value="331.23" calcext:value-type="float">
            <text:p>331,23</text:p>
          </table:table-cell>
          <table:table-cell table:formula="of:=[.O923]-[.Q923]" office:value-type="float" office:value="20.025" calcext:value-type="float">
            <text:p>20,0</text:p>
          </table:table-cell>
          <table:table-cell office:value-type="float" office:value="311.205" calcext:value-type="float">
            <text:p>311,2</text:p>
          </table:table-cell>
          <table:table-cell table:formula="of:=[.Q923]-[.S923]-[.U923]-[.V923]" office:value-type="float" office:value="10.843" calcext:value-type="float">
            <text:p>10,8</text:p>
          </table:table-cell>
          <table:table-cell office:value-type="float" office:value="107.658" calcext:value-type="float">
            <text:p>107,7</text:p>
          </table:table-cell>
          <table:table-cell office:value-type="float" office:value="10.112" calcext:value-type="float">
            <text:p>10,1</text:p>
          </table:table-cell>
          <table:table-cell office:value-type="float" office:value="52.341" calcext:value-type="float">
            <text:p>52,3</text:p>
          </table:table-cell>
          <table:table-cell office:value-type="float" office:value="140.363" calcext:value-type="float">
            <text:p>140,4</text:p>
          </table:table-cell>
          <table:table-cell table:number-columns-repeated="1002"/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57" calcext:value-type="float">
            <text:p>4,3</text:p>
          </table:table-cell>
          <table:table-cell office:value-type="float" office:value="23.765" calcext:value-type="float">
            <text:p>23,8</text:p>
          </table:table-cell>
          <table:table-cell office:value-type="float" office:value="75.663" calcext:value-type="float">
            <text:p>75,7</text:p>
          </table:table-cell>
          <table:table-cell office:value-type="float" office:value="75.828" calcext:value-type="float">
            <text:p>75,8</text:p>
          </table:table-cell>
          <table:table-cell office:value-type="float" office:value="474.628" calcext:value-type="float">
            <text:p>474,6</text:p>
          </table:table-cell>
          <table:table-cell office:value-type="float" office:value="483.789" calcext:value-type="float">
            <text:p>483,8</text:p>
          </table:table-cell>
          <table:table-cell table:formula="of:=[.K924]-[.J924]" office:value-type="float" office:value="9.161" calcext:value-type="float">
            <text:p>9,2</text:p>
          </table:table-cell>
          <table:table-cell/>
          <table:table-cell table:formula="of:=[.J924]-[.O924]-[.I924]" office:value-type="float" office:value="79.01" calcext:value-type="float">
            <text:p>79,0</text:p>
          </table:table-cell>
          <table:table-cell table:style-name="Default" office:value-type="float" office:value="319.79" calcext:value-type="float">
            <text:p>319,79</text:p>
          </table:table-cell>
          <table:table-cell table:formula="of:=[.O924]-[.Q924]" office:value-type="float" office:value="17.239" calcext:value-type="float">
            <text:p>17,2</text:p>
          </table:table-cell>
          <table:table-cell office:value-type="float" office:value="302.551" calcext:value-type="float">
            <text:p>302,6</text:p>
          </table:table-cell>
          <table:table-cell table:formula="of:=[.Q924]-[.S924]-[.U924]-[.V924]" office:value-type="float" office:value="24.272" calcext:value-type="float">
            <text:p>24,3</text:p>
          </table:table-cell>
          <table:table-cell office:value-type="float" office:value="114.115" calcext:value-type="float">
            <text:p>114,1</text:p>
          </table:table-cell>
          <table:table-cell office:value-type="float" office:value="18.063" calcext:value-type="float">
            <text:p>18,1</text:p>
          </table:table-cell>
          <table:table-cell office:value-type="float" office:value="40.355" calcext:value-type="float">
            <text:p>40,4</text:p>
          </table:table-cell>
          <table:table-cell office:value-type="float" office:value="123.809" calcext:value-type="float">
            <text:p>123,8</text:p>
          </table:table-cell>
          <table:table-cell table:number-columns-repeated="1002"/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24" calcext:value-type="float">
            <text:p>4,2</text:p>
          </table:table-cell>
          <table:table-cell office:value-type="float" office:value="23.487" calcext:value-type="float">
            <text:p>23,5</text:p>
          </table:table-cell>
          <table:table-cell office:value-type="float" office:value="74.302" calcext:value-type="float">
            <text:p>74,3</text:p>
          </table:table-cell>
          <table:table-cell office:value-type="float" office:value="74.497" calcext:value-type="float">
            <text:p>74,5</text:p>
          </table:table-cell>
          <table:table-cell office:value-type="float" office:value="390.737" calcext:value-type="float">
            <text:p>390,7</text:p>
          </table:table-cell>
          <table:table-cell office:value-type="float" office:value="400.46" calcext:value-type="float">
            <text:p>400,5</text:p>
          </table:table-cell>
          <table:table-cell table:formula="of:=[.K925]-[.J925]" office:value-type="float" office:value="9.72299999999996" calcext:value-type="float">
            <text:p>9,7</text:p>
          </table:table-cell>
          <table:table-cell/>
          <table:table-cell table:formula="of:=[.J925]-[.O925]-[.I925]" office:value-type="float" office:value="10.31" calcext:value-type="float">
            <text:p>10,3</text:p>
          </table:table-cell>
          <table:table-cell table:style-name="Default" office:value-type="float" office:value="305.93" calcext:value-type="float">
            <text:p>305,93</text:p>
          </table:table-cell>
          <table:table-cell table:formula="of:=[.O925]-[.Q925]" office:value-type="float" office:value="12.615" calcext:value-type="float">
            <text:p>12,6</text:p>
          </table:table-cell>
          <table:table-cell office:value-type="float" office:value="293.315" calcext:value-type="float">
            <text:p>293,3</text:p>
          </table:table-cell>
          <table:table-cell table:formula="of:=[.Q925]-[.S925]-[.U925]-[.V925]" office:value-type="float" office:value="5.58200000000001" calcext:value-type="float">
            <text:p>5,6</text:p>
          </table:table-cell>
          <table:table-cell office:value-type="float" office:value="103.544" calcext:value-type="float">
            <text:p>103,5</text:p>
          </table:table-cell>
          <table:table-cell office:value-type="float" office:value="4.856" calcext:value-type="float">
            <text:p>4,9</text:p>
          </table:table-cell>
          <table:table-cell office:value-type="float" office:value="56.227" calcext:value-type="float">
            <text:p>56,2</text:p>
          </table:table-cell>
          <table:table-cell office:value-type="float" office:value="127.962" calcext:value-type="float">
            <text:p>128,0</text:p>
          </table:table-cell>
          <table:table-cell table:number-columns-repeated="1002"/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21" calcext:value-type="float">
            <text:p>4,2</text:p>
          </table:table-cell>
          <table:table-cell office:value-type="float" office:value="23.775" calcext:value-type="float">
            <text:p>23,8</text:p>
          </table:table-cell>
          <table:table-cell office:value-type="float" office:value="72.42" calcext:value-type="float">
            <text:p>72,4</text:p>
          </table:table-cell>
          <table:table-cell office:value-type="float" office:value="72.533" calcext:value-type="float">
            <text:p>72,5</text:p>
          </table:table-cell>
          <table:table-cell office:value-type="float" office:value="402.861" calcext:value-type="float">
            <text:p>402,9</text:p>
          </table:table-cell>
          <table:table-cell office:value-type="float" office:value="412.8" calcext:value-type="float">
            <text:p>412,8</text:p>
          </table:table-cell>
          <table:table-cell table:formula="of:=[.K926]-[.J926]" office:value-type="float" office:value="9.93900000000002" calcext:value-type="float">
            <text:p>9,9</text:p>
          </table:table-cell>
          <table:table-cell/>
          <table:table-cell table:formula="of:=[.J926]-[.O926]-[.I926]" office:value-type="float" office:value="-41.922" calcext:value-type="float">
            <text:p>-41,9</text:p>
          </table:table-cell>
          <table:table-cell table:style-name="Default" office:value-type="float" office:value="372.25" calcext:value-type="float">
            <text:p>372,25</text:p>
          </table:table-cell>
          <table:table-cell table:formula="of:=[.O926]-[.Q926]" office:value-type="float" office:value="12.403" calcext:value-type="float">
            <text:p>12,4</text:p>
          </table:table-cell>
          <table:table-cell office:value-type="float" office:value="359.847" calcext:value-type="float">
            <text:p>359,8</text:p>
          </table:table-cell>
          <table:table-cell table:formula="of:=[.Q926]-[.S926]-[.U926]-[.V926]" office:value-type="float" office:value="12.939" calcext:value-type="float">
            <text:p>12,9</text:p>
          </table:table-cell>
          <table:table-cell office:value-type="float" office:value="158.491" calcext:value-type="float">
            <text:p>158,5</text:p>
          </table:table-cell>
          <table:table-cell office:value-type="float" office:value="11.458" calcext:value-type="float">
            <text:p>11,5</text:p>
          </table:table-cell>
          <table:table-cell office:value-type="float" office:value="40.441" calcext:value-type="float">
            <text:p>40,4</text:p>
          </table:table-cell>
          <table:table-cell office:value-type="float" office:value="147.976" calcext:value-type="float">
            <text:p>148,0</text:p>
          </table:table-cell>
          <table:table-cell table:number-columns-repeated="1002"/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22" calcext:value-type="float">
            <text:p>4,3</text:p>
          </table:table-cell>
          <table:table-cell office:value-type="float" office:value="23.458" calcext:value-type="float">
            <text:p>23,5</text:p>
          </table:table-cell>
          <table:table-cell office:value-type="float" office:value="71.302" calcext:value-type="float">
            <text:p>71,3</text:p>
          </table:table-cell>
          <table:table-cell office:value-type="float" office:value="71.478" calcext:value-type="float">
            <text:p>71,5</text:p>
          </table:table-cell>
          <table:table-cell office:value-type="float" office:value="484.324" calcext:value-type="float">
            <text:p>484,3</text:p>
          </table:table-cell>
          <table:table-cell office:value-type="float" office:value="493.758" calcext:value-type="float">
            <text:p>493,8</text:p>
          </table:table-cell>
          <table:table-cell table:formula="of:=[.K927]-[.J927]" office:value-type="float" office:value="9.43399999999997" calcext:value-type="float">
            <text:p>9,4</text:p>
          </table:table-cell>
          <table:table-cell/>
          <table:table-cell table:formula="of:=[.J927]-[.O927]-[.I927]" office:value-type="float" office:value="111.256" calcext:value-type="float">
            <text:p>111,3</text:p>
          </table:table-cell>
          <table:table-cell table:style-name="Default" office:value-type="float" office:value="301.59" calcext:value-type="float">
            <text:p>301,59</text:p>
          </table:table-cell>
          <table:table-cell table:formula="of:=[.O927]-[.Q927]" office:value-type="float" office:value="12.593" calcext:value-type="float">
            <text:p>12,6</text:p>
          </table:table-cell>
          <table:table-cell office:value-type="float" office:value="288.997" calcext:value-type="float">
            <text:p>289,0</text:p>
          </table:table-cell>
          <table:table-cell table:formula="of:=[.Q927]-[.S927]-[.U927]-[.V927]" office:value-type="float" office:value="20.621" calcext:value-type="float">
            <text:p>20,6</text:p>
          </table:table-cell>
          <table:table-cell office:value-type="float" office:value="104.551" calcext:value-type="float">
            <text:p>104,6</text:p>
          </table:table-cell>
          <table:table-cell office:value-type="float" office:value="1.38" calcext:value-type="float">
            <text:p>1,4</text:p>
          </table:table-cell>
          <table:table-cell office:value-type="float" office:value="55.369" calcext:value-type="float">
            <text:p>55,4</text:p>
          </table:table-cell>
          <table:table-cell office:value-type="float" office:value="108.456" calcext:value-type="float">
            <text:p>108,5</text:p>
          </table:table-cell>
          <table:table-cell table:number-columns-repeated="1002"/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22" calcext:value-type="float">
            <text:p>4,3</text:p>
          </table:table-cell>
          <table:table-cell office:value-type="float" office:value="23.811" calcext:value-type="float">
            <text:p>23,8</text:p>
          </table:table-cell>
          <table:table-cell office:value-type="float" office:value="89.539" calcext:value-type="float">
            <text:p>89,5</text:p>
          </table:table-cell>
          <table:table-cell office:value-type="float" office:value="89.718" calcext:value-type="float">
            <text:p>89,7</text:p>
          </table:table-cell>
          <table:table-cell office:value-type="float" office:value="644.159" calcext:value-type="float">
            <text:p>644,2</text:p>
          </table:table-cell>
          <table:table-cell office:value-type="float" office:value="655.065" calcext:value-type="float">
            <text:p>655,1</text:p>
          </table:table-cell>
          <table:table-cell table:formula="of:=[.K928]-[.J928]" office:value-type="float" office:value="10.9060000000001" calcext:value-type="float">
            <text:p>10,9</text:p>
          </table:table-cell>
          <table:table-cell/>
          <table:table-cell table:formula="of:=[.J928]-[.O928]-[.I928]" office:value-type="float" office:value="278.001" calcext:value-type="float">
            <text:p>278,0</text:p>
          </table:table-cell>
          <table:table-cell table:style-name="Default" office:value-type="float" office:value="276.44" calcext:value-type="float">
            <text:p>276,44</text:p>
          </table:table-cell>
          <table:table-cell table:formula="of:=[.O928]-[.Q928]" office:value-type="float" office:value="14.306" calcext:value-type="float">
            <text:p>14,3</text:p>
          </table:table-cell>
          <table:table-cell office:value-type="float" office:value="262.134" calcext:value-type="float">
            <text:p>262,1</text:p>
          </table:table-cell>
          <table:table-cell table:formula="of:=[.Q928]-[.S928]-[.U928]-[.V928]" office:value-type="float" office:value="25.381" calcext:value-type="float">
            <text:p>25,4</text:p>
          </table:table-cell>
          <table:table-cell office:value-type="float" office:value="110.379" calcext:value-type="float">
            <text:p>110,4</text:p>
          </table:table-cell>
          <table:table-cell office:value-type="float" office:value="15.421" calcext:value-type="float">
            <text:p>15,4</text:p>
          </table:table-cell>
          <table:table-cell office:value-type="float" office:value="40.407" calcext:value-type="float">
            <text:p>40,4</text:p>
          </table:table-cell>
          <table:table-cell office:value-type="float" office:value="85.967" calcext:value-type="float">
            <text:p>86,0</text:p>
          </table:table-cell>
          <table:table-cell table:number-columns-repeated="1002"/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06" calcext:value-type="float">
            <text:p>4,1</text:p>
          </table:table-cell>
          <table:table-cell office:value-type="float" office:value="23.407" calcext:value-type="float">
            <text:p>23,4</text:p>
          </table:table-cell>
          <table:table-cell office:value-type="float" office:value="76.66" calcext:value-type="float">
            <text:p>76,7</text:p>
          </table:table-cell>
          <table:table-cell office:value-type="float" office:value="76.821" calcext:value-type="float">
            <text:p>76,8</text:p>
          </table:table-cell>
          <table:table-cell office:value-type="float" office:value="392.593" calcext:value-type="float">
            <text:p>392,6</text:p>
          </table:table-cell>
          <table:table-cell office:value-type="float" office:value="403.516" calcext:value-type="float">
            <text:p>403,5</text:p>
          </table:table-cell>
          <table:table-cell table:formula="of:=[.K929]-[.J929]" office:value-type="float" office:value="10.923" calcext:value-type="float">
            <text:p>10,9</text:p>
          </table:table-cell>
          <table:table-cell/>
          <table:table-cell table:formula="of:=[.J929]-[.O929]-[.I929]" office:value-type="float" office:value="-6.63800000000001" calcext:value-type="float">
            <text:p>-6,6</text:p>
          </table:table-cell>
          <table:table-cell table:style-name="Default" office:value-type="float" office:value="322.41" calcext:value-type="float">
            <text:p>322,41</text:p>
          </table:table-cell>
          <table:table-cell table:formula="of:=[.O929]-[.Q929]" office:value-type="float" office:value="15.805" calcext:value-type="float">
            <text:p>15,8</text:p>
          </table:table-cell>
          <table:table-cell office:value-type="float" office:value="306.605" calcext:value-type="float">
            <text:p>306,6</text:p>
          </table:table-cell>
          <table:table-cell table:formula="of:=[.Q929]-[.S929]-[.U929]-[.V929]" office:value-type="float" office:value="2.03600000000003" calcext:value-type="float">
            <text:p>2,0</text:p>
          </table:table-cell>
          <table:table-cell office:value-type="float" office:value="105.737" calcext:value-type="float">
            <text:p>105,7</text:p>
          </table:table-cell>
          <table:table-cell office:value-type="float" office:value="1.343" calcext:value-type="float">
            <text:p>1,3</text:p>
          </table:table-cell>
          <table:table-cell office:value-type="float" office:value="53.999" calcext:value-type="float">
            <text:p>54,0</text:p>
          </table:table-cell>
          <table:table-cell office:value-type="float" office:value="144.833" calcext:value-type="float">
            <text:p>144,8</text:p>
          </table:table-cell>
          <table:table-cell table:number-columns-repeated="1002"/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18" calcext:value-type="float">
            <text:p>4,2</text:p>
          </table:table-cell>
          <table:table-cell office:value-type="float" office:value="23.536" calcext:value-type="float">
            <text:p>23,5</text:p>
          </table:table-cell>
          <table:table-cell office:value-type="float" office:value="76.76" calcext:value-type="float">
            <text:p>76,8</text:p>
          </table:table-cell>
          <table:table-cell office:value-type="float" office:value="76.925" calcext:value-type="float">
            <text:p>76,9</text:p>
          </table:table-cell>
          <table:table-cell office:value-type="float" office:value="406.773" calcext:value-type="float">
            <text:p>406,8</text:p>
          </table:table-cell>
          <table:table-cell office:value-type="float" office:value="416.659" calcext:value-type="float">
            <text:p>416,7</text:p>
          </table:table-cell>
          <table:table-cell table:formula="of:=[.K930]-[.J930]" office:value-type="float" office:value="9.88599999999997" calcext:value-type="float">
            <text:p>9,9</text:p>
          </table:table-cell>
          <table:table-cell/>
          <table:table-cell table:formula="of:=[.J930]-[.O930]-[.I930]" office:value-type="float" office:value="65.948" calcext:value-type="float">
            <text:p>65,9</text:p>
          </table:table-cell>
          <table:table-cell table:style-name="Default" office:value-type="float" office:value="263.9" calcext:value-type="float">
            <text:p>263,9</text:p>
          </table:table-cell>
          <table:table-cell table:formula="of:=[.O930]-[.Q930]" office:value-type="float" office:value="11.843" calcext:value-type="float">
            <text:p>11,8</text:p>
          </table:table-cell>
          <table:table-cell office:value-type="float" office:value="252.057" calcext:value-type="float">
            <text:p>252,1</text:p>
          </table:table-cell>
          <table:table-cell table:formula="of:=[.Q930]-[.S930]-[.U930]-[.V930]" office:value-type="float" office:value="3.504" calcext:value-type="float">
            <text:p>3,5</text:p>
          </table:table-cell>
          <table:table-cell office:value-type="float" office:value="106.134" calcext:value-type="float">
            <text:p>106,1</text:p>
          </table:table-cell>
          <table:table-cell office:value-type="float" office:value="2.804" calcext:value-type="float">
            <text:p>2,8</text:p>
          </table:table-cell>
          <table:table-cell office:value-type="float" office:value="53.957" calcext:value-type="float">
            <text:p>54,0</text:p>
          </table:table-cell>
          <table:table-cell office:value-type="float" office:value="88.462" calcext:value-type="float">
            <text:p>88,5</text:p>
          </table:table-cell>
          <table:table-cell table:number-columns-repeated="1002"/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25" calcext:value-type="float">
            <text:p>4,2</text:p>
          </table:table-cell>
          <table:table-cell office:value-type="float" office:value="23.678" calcext:value-type="float">
            <text:p>23,7</text:p>
          </table:table-cell>
          <table:table-cell office:value-type="float" office:value="72.752" calcext:value-type="float">
            <text:p>72,8</text:p>
          </table:table-cell>
          <table:table-cell office:value-type="float" office:value="72.898" calcext:value-type="float">
            <text:p>72,9</text:p>
          </table:table-cell>
          <table:table-cell office:value-type="float" office:value="429.181" calcext:value-type="float">
            <text:p>429,2</text:p>
          </table:table-cell>
          <table:table-cell office:value-type="float" office:value="438.902" calcext:value-type="float">
            <text:p>438,9</text:p>
          </table:table-cell>
          <table:table-cell table:formula="of:=[.K931]-[.J931]" office:value-type="float" office:value="9.721" calcext:value-type="float">
            <text:p>9,7</text:p>
          </table:table-cell>
          <table:table-cell/>
          <table:table-cell table:formula="of:=[.J931]-[.O931]-[.I931]" office:value-type="float" office:value="20.173" calcext:value-type="float">
            <text:p>20,2</text:p>
          </table:table-cell>
          <table:table-cell table:style-name="Default" office:value-type="float" office:value="336.11" calcext:value-type="float">
            <text:p>336,11</text:p>
          </table:table-cell>
          <table:table-cell table:formula="of:=[.O931]-[.Q931]" office:value-type="float" office:value="10.339" calcext:value-type="float">
            <text:p>10,3</text:p>
          </table:table-cell>
          <table:table-cell office:value-type="float" office:value="325.771" calcext:value-type="float">
            <text:p>325,8</text:p>
          </table:table-cell>
          <table:table-cell table:formula="of:=[.Q931]-[.S931]-[.U931]-[.V931]" office:value-type="float" office:value="19.997" calcext:value-type="float">
            <text:p>20,0</text:p>
          </table:table-cell>
          <table:table-cell office:value-type="float" office:value="115.208" calcext:value-type="float">
            <text:p>115,2</text:p>
          </table:table-cell>
          <table:table-cell office:value-type="float" office:value="14.723" calcext:value-type="float">
            <text:p>14,7</text:p>
          </table:table-cell>
          <table:table-cell office:value-type="float" office:value="40.354" calcext:value-type="float">
            <text:p>40,4</text:p>
          </table:table-cell>
          <table:table-cell office:value-type="float" office:value="150.212" calcext:value-type="float">
            <text:p>150,2</text:p>
          </table:table-cell>
          <table:table-cell table:number-columns-repeated="1002"/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18" calcext:value-type="float">
            <text:p>4,3</text:p>
          </table:table-cell>
          <table:table-cell office:value-type="float" office:value="23.709" calcext:value-type="float">
            <text:p>23,7</text:p>
          </table:table-cell>
          <table:table-cell office:value-type="float" office:value="86.449" calcext:value-type="float">
            <text:p>86,4</text:p>
          </table:table-cell>
          <table:table-cell office:value-type="float" office:value="86.54" calcext:value-type="float">
            <text:p>86,5</text:p>
          </table:table-cell>
          <table:table-cell office:value-type="float" office:value="409.445" calcext:value-type="float">
            <text:p>409,4</text:p>
          </table:table-cell>
          <table:table-cell office:value-type="float" office:value="419.222" calcext:value-type="float">
            <text:p>419,2</text:p>
          </table:table-cell>
          <table:table-cell table:formula="of:=[.K932]-[.J932]" office:value-type="float" office:value="9.77699999999999" calcext:value-type="float">
            <text:p>9,8</text:p>
          </table:table-cell>
          <table:table-cell/>
          <table:table-cell table:formula="of:=[.J932]-[.O932]-[.I932]" office:value-type="float" office:value="57.425" calcext:value-type="float">
            <text:p>57,4</text:p>
          </table:table-cell>
          <table:table-cell table:style-name="Default" office:value-type="float" office:value="265.48" calcext:value-type="float">
            <text:p>265,48</text:p>
          </table:table-cell>
          <table:table-cell table:formula="of:=[.O932]-[.Q932]" office:value-type="float" office:value="13.695" calcext:value-type="float">
            <text:p>13,7</text:p>
          </table:table-cell>
          <table:table-cell office:value-type="float" office:value="251.785" calcext:value-type="float">
            <text:p>251,8</text:p>
          </table:table-cell>
          <table:table-cell table:formula="of:=[.Q932]-[.S932]-[.U932]-[.V932]" office:value-type="float" office:value="5.18199999999999" calcext:value-type="float">
            <text:p>5,2</text:p>
          </table:table-cell>
          <table:table-cell office:value-type="float" office:value="111.494" calcext:value-type="float">
            <text:p>111,5</text:p>
          </table:table-cell>
          <table:table-cell office:value-type="float" office:value="4.45" calcext:value-type="float">
            <text:p>4,5</text:p>
          </table:table-cell>
          <table:table-cell office:value-type="float" office:value="48.52" calcext:value-type="float">
            <text:p>48,5</text:p>
          </table:table-cell>
          <table:table-cell office:value-type="float" office:value="86.589" calcext:value-type="float">
            <text:p>86,6</text:p>
          </table:table-cell>
          <table:table-cell table:number-columns-repeated="1002"/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2" calcext:value-type="float">
            <text:p>4,2</text:p>
          </table:table-cell>
          <table:table-cell office:value-type="float" office:value="23.441" calcext:value-type="float">
            <text:p>23,4</text:p>
          </table:table-cell>
          <table:table-cell office:value-type="float" office:value="72.574" calcext:value-type="float">
            <text:p>72,6</text:p>
          </table:table-cell>
          <table:table-cell office:value-type="float" office:value="72.714" calcext:value-type="float">
            <text:p>72,7</text:p>
          </table:table-cell>
          <table:table-cell office:value-type="float" office:value="375.226" calcext:value-type="float">
            <text:p>375,2</text:p>
          </table:table-cell>
          <table:table-cell office:value-type="float" office:value="384.456" calcext:value-type="float">
            <text:p>384,5</text:p>
          </table:table-cell>
          <table:table-cell table:formula="of:=[.K933]-[.J933]" office:value-type="float" office:value="9.23000000000002" calcext:value-type="float">
            <text:p>9,2</text:p>
          </table:table-cell>
          <table:table-cell/>
          <table:table-cell table:formula="of:=[.J933]-[.O933]-[.I933]" office:value-type="float" office:value="28.362" calcext:value-type="float">
            <text:p>28,4</text:p>
          </table:table-cell>
          <table:table-cell table:style-name="Default" office:value-type="float" office:value="274.15" calcext:value-type="float">
            <text:p>274,15</text:p>
          </table:table-cell>
          <table:table-cell table:formula="of:=[.O933]-[.Q933]" office:value-type="float" office:value="13.056" calcext:value-type="float">
            <text:p>13,1</text:p>
          </table:table-cell>
          <table:table-cell office:value-type="float" office:value="261.094" calcext:value-type="float">
            <text:p>261,1</text:p>
          </table:table-cell>
          <table:table-cell table:formula="of:=[.Q933]-[.S933]-[.U933]-[.V933]" office:value-type="float" office:value="13.655" calcext:value-type="float">
            <text:p>13,7</text:p>
          </table:table-cell>
          <table:table-cell office:value-type="float" office:value="107.646" calcext:value-type="float">
            <text:p>107,6</text:p>
          </table:table-cell>
          <table:table-cell office:value-type="float" office:value="12.918" calcext:value-type="float">
            <text:p>12,9</text:p>
          </table:table-cell>
          <table:table-cell office:value-type="float" office:value="52.448" calcext:value-type="float">
            <text:p>52,4</text:p>
          </table:table-cell>
          <table:table-cell office:value-type="float" office:value="87.345" calcext:value-type="float">
            <text:p>87,3</text:p>
          </table:table-cell>
          <table:table-cell table:number-columns-repeated="1002"/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" calcext:value-type="float">
            <text:p>4,3</text:p>
          </table:table-cell>
          <table:table-cell office:value-type="float" office:value="23.803" calcext:value-type="float">
            <text:p>23,8</text:p>
          </table:table-cell>
          <table:table-cell office:value-type="float" office:value="78.161" calcext:value-type="float">
            <text:p>78,2</text:p>
          </table:table-cell>
          <table:table-cell office:value-type="float" office:value="78.23" calcext:value-type="float">
            <text:p>78,2</text:p>
          </table:table-cell>
          <table:table-cell office:value-type="float" office:value="395.315" calcext:value-type="float">
            <text:p>395,3</text:p>
          </table:table-cell>
          <table:table-cell office:value-type="float" office:value="405.505" calcext:value-type="float">
            <text:p>405,5</text:p>
          </table:table-cell>
          <table:table-cell table:formula="of:=[.K934]-[.J934]" office:value-type="float" office:value="10.19" calcext:value-type="float">
            <text:p>10,2</text:p>
          </table:table-cell>
          <table:table-cell/>
          <table:table-cell table:formula="of:=[.J934]-[.O934]-[.I934]" office:value-type="float" office:value="44.775" calcext:value-type="float">
            <text:p>44,8</text:p>
          </table:table-cell>
          <table:table-cell table:style-name="Default" office:value-type="float" office:value="272.31" calcext:value-type="float">
            <text:p>272,31</text:p>
          </table:table-cell>
          <table:table-cell table:formula="of:=[.O934]-[.Q934]" office:value-type="float" office:value="14.86" calcext:value-type="float">
            <text:p>14,9</text:p>
          </table:table-cell>
          <table:table-cell office:value-type="float" office:value="257.45" calcext:value-type="float">
            <text:p>257,5</text:p>
          </table:table-cell>
          <table:table-cell table:formula="of:=[.Q934]-[.S934]-[.U934]-[.V934]" office:value-type="float" office:value="13.263" calcext:value-type="float">
            <text:p>13,3</text:p>
          </table:table-cell>
          <table:table-cell office:value-type="float" office:value="118.475" calcext:value-type="float">
            <text:p>118,5</text:p>
          </table:table-cell>
          <table:table-cell office:value-type="float" office:value="11.908" calcext:value-type="float">
            <text:p>11,9</text:p>
          </table:table-cell>
          <table:table-cell office:value-type="float" office:value="40.385" calcext:value-type="float">
            <text:p>40,4</text:p>
          </table:table-cell>
          <table:table-cell office:value-type="float" office:value="85.327" calcext:value-type="float">
            <text:p>85,3</text:p>
          </table:table-cell>
          <table:table-cell table:number-columns-repeated="1002"/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28" calcext:value-type="float">
            <text:p>4,2</text:p>
          </table:table-cell>
          <table:table-cell office:value-type="float" office:value="23.536" calcext:value-type="float">
            <text:p>23,5</text:p>
          </table:table-cell>
          <table:table-cell office:value-type="float" office:value="74.647" calcext:value-type="float">
            <text:p>74,6</text:p>
          </table:table-cell>
          <table:table-cell office:value-type="float" office:value="74.77" calcext:value-type="float">
            <text:p>74,8</text:p>
          </table:table-cell>
          <table:table-cell office:value-type="float" office:value="394.107" calcext:value-type="float">
            <text:p>394,1</text:p>
          </table:table-cell>
          <table:table-cell office:value-type="float" office:value="403.49" calcext:value-type="float">
            <text:p>403,5</text:p>
          </table:table-cell>
          <table:table-cell table:formula="of:=[.K935]-[.J935]" office:value-type="float" office:value="9.38299999999998" calcext:value-type="float">
            <text:p>9,4</text:p>
          </table:table-cell>
          <table:table-cell/>
          <table:table-cell table:formula="of:=[.J935]-[.O935]-[.I935]" office:value-type="float" office:value="3.617" calcext:value-type="float">
            <text:p>3,6</text:p>
          </table:table-cell>
          <table:table-cell table:style-name="Default" office:value-type="float" office:value="315.72" calcext:value-type="float">
            <text:p>315,72</text:p>
          </table:table-cell>
          <table:table-cell table:formula="of:=[.O935]-[.Q935]" office:value-type="float" office:value="18.473" calcext:value-type="float">
            <text:p>18,5</text:p>
          </table:table-cell>
          <table:table-cell office:value-type="float" office:value="297.247" calcext:value-type="float">
            <text:p>297,2</text:p>
          </table:table-cell>
          <table:table-cell table:formula="of:=[.Q935]-[.S935]-[.U935]-[.V935]" office:value-type="float" office:value="15.18" calcext:value-type="float">
            <text:p>15,2</text:p>
          </table:table-cell>
          <table:table-cell office:value-type="float" office:value="107.154" calcext:value-type="float">
            <text:p>107,2</text:p>
          </table:table-cell>
          <table:table-cell office:value-type="float" office:value="14.436" calcext:value-type="float">
            <text:p>14,4</text:p>
          </table:table-cell>
          <table:table-cell office:value-type="float" office:value="52.374" calcext:value-type="float">
            <text:p>52,4</text:p>
          </table:table-cell>
          <table:table-cell office:value-type="float" office:value="122.539" calcext:value-type="float">
            <text:p>122,5</text:p>
          </table:table-cell>
          <table:table-cell table:number-columns-repeated="1002"/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27" calcext:value-type="float">
            <text:p>4,3</text:p>
          </table:table-cell>
          <table:table-cell office:value-type="float" office:value="23.356" calcext:value-type="float">
            <text:p>23,4</text:p>
          </table:table-cell>
          <table:table-cell office:value-type="float" office:value="81.875" calcext:value-type="float">
            <text:p>81,9</text:p>
          </table:table-cell>
          <table:table-cell office:value-type="float" office:value="82.052" calcext:value-type="float">
            <text:p>82,1</text:p>
          </table:table-cell>
          <table:table-cell office:value-type="float" office:value="443.848" calcext:value-type="float">
            <text:p>443,8</text:p>
          </table:table-cell>
          <table:table-cell office:value-type="float" office:value="453.637" calcext:value-type="float">
            <text:p>453,6</text:p>
          </table:table-cell>
          <table:table-cell table:formula="of:=[.K936]-[.J936]" office:value-type="float" office:value="9.78899999999999" calcext:value-type="float">
            <text:p>9,8</text:p>
          </table:table-cell>
          <table:table-cell/>
          <table:table-cell table:formula="of:=[.J936]-[.O936]-[.I936]" office:value-type="float" office:value="44.256" calcext:value-type="float">
            <text:p>44,3</text:p>
          </table:table-cell>
          <table:table-cell table:style-name="Default" office:value-type="float" office:value="317.54" calcext:value-type="float">
            <text:p>317,54</text:p>
          </table:table-cell>
          <table:table-cell table:formula="of:=[.O936]-[.Q936]" office:value-type="float" office:value="3.36900000000003" calcext:value-type="float">
            <text:p>3,4</text:p>
          </table:table-cell>
          <table:table-cell office:value-type="float" office:value="314.171" calcext:value-type="float">
            <text:p>314,2</text:p>
          </table:table-cell>
          <table:table-cell table:formula="of:=[.Q936]-[.S936]-[.U936]-[.V936]" office:value-type="float" office:value="17.377" calcext:value-type="float">
            <text:p>17,4</text:p>
          </table:table-cell>
          <table:table-cell office:value-type="float" office:value="107.03" calcext:value-type="float">
            <text:p>107,0</text:p>
          </table:table-cell>
          <table:table-cell office:value-type="float" office:value="16.647" calcext:value-type="float">
            <text:p>16,6</text:p>
          </table:table-cell>
          <table:table-cell office:value-type="float" office:value="52.661" calcext:value-type="float">
            <text:p>52,7</text:p>
          </table:table-cell>
          <table:table-cell office:value-type="float" office:value="137.103" calcext:value-type="float">
            <text:p>137,1</text:p>
          </table:table-cell>
          <table:table-cell table:number-columns-repeated="1002"/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85" calcext:value-type="float">
            <text:p>4,3</text:p>
          </table:table-cell>
          <table:table-cell office:value-type="float" office:value="23.61" calcext:value-type="float">
            <text:p>23,6</text:p>
          </table:table-cell>
          <table:table-cell office:value-type="float" office:value="87.297" calcext:value-type="float">
            <text:p>87,3</text:p>
          </table:table-cell>
          <table:table-cell office:value-type="float" office:value="87.456" calcext:value-type="float">
            <text:p>87,5</text:p>
          </table:table-cell>
          <table:table-cell office:value-type="float" office:value="403.007" calcext:value-type="float">
            <text:p>403,0</text:p>
          </table:table-cell>
          <table:table-cell office:value-type="float" office:value="412.966" calcext:value-type="float">
            <text:p>413,0</text:p>
          </table:table-cell>
          <table:table-cell table:formula="of:=[.K937]-[.J937]" office:value-type="float" office:value="9.959" calcext:value-type="float">
            <text:p>10,0</text:p>
          </table:table-cell>
          <table:table-cell/>
          <table:table-cell table:formula="of:=[.J937]-[.O937]-[.I937]" office:value-type="float" office:value="2.78100000000002" calcext:value-type="float">
            <text:p>2,8</text:p>
          </table:table-cell>
          <table:table-cell table:style-name="Default" office:value-type="float" office:value="312.77" calcext:value-type="float">
            <text:p>312,77</text:p>
          </table:table-cell>
          <table:table-cell table:formula="of:=[.O937]-[.Q937]" office:value-type="float" office:value="5.80399999999997" calcext:value-type="float">
            <text:p>5,8</text:p>
          </table:table-cell>
          <table:table-cell office:value-type="float" office:value="306.966" calcext:value-type="float">
            <text:p>307,0</text:p>
          </table:table-cell>
          <table:table-cell table:formula="of:=[.Q937]-[.S937]-[.U937]-[.V937]" office:value-type="float" office:value="12.167" calcext:value-type="float">
            <text:p>12,2</text:p>
          </table:table-cell>
          <table:table-cell office:value-type="float" office:value="103.909" calcext:value-type="float">
            <text:p>103,9</text:p>
          </table:table-cell>
          <table:table-cell office:value-type="float" office:value="11.462" calcext:value-type="float">
            <text:p>11,5</text:p>
          </table:table-cell>
          <table:table-cell office:value-type="float" office:value="55.801" calcext:value-type="float">
            <text:p>55,8</text:p>
          </table:table-cell>
          <table:table-cell office:value-type="float" office:value="135.089" calcext:value-type="float">
            <text:p>135,1</text:p>
          </table:table-cell>
          <table:table-cell table:number-columns-repeated="1002"/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45" calcext:value-type="float">
            <text:p>4,2</text:p>
          </table:table-cell>
          <table:table-cell office:value-type="float" office:value="23.416" calcext:value-type="float">
            <text:p>23,4</text:p>
          </table:table-cell>
          <table:table-cell office:value-type="float" office:value="73.269" calcext:value-type="float">
            <text:p>73,3</text:p>
          </table:table-cell>
          <table:table-cell office:value-type="float" office:value="73.326" calcext:value-type="float">
            <text:p>73,3</text:p>
          </table:table-cell>
          <table:table-cell office:value-type="float" office:value="1867.993" calcext:value-type="float">
            <text:p>1.868,0</text:p>
          </table:table-cell>
          <table:table-cell office:value-type="float" office:value="1876.963" calcext:value-type="float">
            <text:p>1.877,0</text:p>
          </table:table-cell>
          <table:table-cell table:formula="of:=[.K938]-[.J938]" office:value-type="float" office:value="8.97000000000003" calcext:value-type="float">
            <text:p>9,0</text:p>
          </table:table-cell>
          <table:table-cell/>
          <table:table-cell table:formula="of:=[.J938]-[.O938]-[.I938]" office:value-type="float" office:value="1497.437" calcext:value-type="float">
            <text:p>1.497,4</text:p>
          </table:table-cell>
          <table:table-cell table:style-name="Default" office:value-type="float" office:value="297.23" calcext:value-type="float">
            <text:p>297,23</text:p>
          </table:table-cell>
          <table:table-cell table:formula="of:=[.O938]-[.Q938]" office:value-type="float" office:value="12.57" calcext:value-type="float">
            <text:p>12,6</text:p>
          </table:table-cell>
          <table:table-cell office:value-type="float" office:value="284.66" calcext:value-type="float">
            <text:p>284,7</text:p>
          </table:table-cell>
          <table:table-cell table:formula="of:=[.Q938]-[.S938]-[.U938]-[.V938]" office:value-type="float" office:value="16.424" calcext:value-type="float">
            <text:p>16,4</text:p>
          </table:table-cell>
          <table:table-cell office:value-type="float" office:value="121.759" calcext:value-type="float">
            <text:p>121,8</text:p>
          </table:table-cell>
          <table:table-cell office:value-type="float" office:value="15.741" calcext:value-type="float">
            <text:p>15,7</text:p>
          </table:table-cell>
          <table:table-cell office:value-type="float" office:value="38.133" calcext:value-type="float">
            <text:p>38,1</text:p>
          </table:table-cell>
          <table:table-cell office:value-type="float" office:value="108.344" calcext:value-type="float">
            <text:p>108,3</text:p>
          </table:table-cell>
          <table:table-cell table:number-columns-repeated="1002"/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14" calcext:value-type="float">
            <text:p>4,3</text:p>
          </table:table-cell>
          <table:table-cell office:value-type="float" office:value="23.812" calcext:value-type="float">
            <text:p>23,8</text:p>
          </table:table-cell>
          <table:table-cell office:value-type="float" office:value="89.314" calcext:value-type="float">
            <text:p>89,3</text:p>
          </table:table-cell>
          <table:table-cell office:value-type="float" office:value="89.479" calcext:value-type="float">
            <text:p>89,5</text:p>
          </table:table-cell>
          <table:table-cell office:value-type="float" office:value="479.137" calcext:value-type="float">
            <text:p>479,1</text:p>
          </table:table-cell>
          <table:table-cell office:value-type="float" office:value="488.995" calcext:value-type="float">
            <text:p>489,0</text:p>
          </table:table-cell>
          <table:table-cell table:formula="of:=[.K939]-[.J939]" office:value-type="float" office:value="9.858" calcext:value-type="float">
            <text:p>9,9</text:p>
          </table:table-cell>
          <table:table-cell/>
          <table:table-cell table:formula="of:=[.J939]-[.O939]-[.I939]" office:value-type="float" office:value="51.728" calcext:value-type="float">
            <text:p>51,7</text:p>
          </table:table-cell>
          <table:table-cell table:style-name="Default" office:value-type="float" office:value="337.93" calcext:value-type="float">
            <text:p>337,93</text:p>
          </table:table-cell>
          <table:table-cell table:formula="of:=[.O939]-[.Q939]" office:value-type="float" office:value="7.56299999999999" calcext:value-type="float">
            <text:p>7,6</text:p>
          </table:table-cell>
          <table:table-cell office:value-type="float" office:value="330.367" calcext:value-type="float">
            <text:p>330,4</text:p>
          </table:table-cell>
          <table:table-cell table:formula="of:=[.Q939]-[.S939]-[.U939]-[.V939]" office:value-type="float" office:value="17.672" calcext:value-type="float">
            <text:p>17,7</text:p>
          </table:table-cell>
          <table:table-cell office:value-type="float" office:value="104.376" calcext:value-type="float">
            <text:p>104,4</text:p>
          </table:table-cell>
          <table:table-cell office:value-type="float" office:value="16.938" calcext:value-type="float">
            <text:p>16,9</text:p>
          </table:table-cell>
          <table:table-cell office:value-type="float" office:value="55.248" calcext:value-type="float">
            <text:p>55,2</text:p>
          </table:table-cell>
          <table:table-cell office:value-type="float" office:value="153.071" calcext:value-type="float">
            <text:p>153,1</text:p>
          </table:table-cell>
          <table:table-cell table:number-columns-repeated="1002"/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45" calcext:value-type="float">
            <text:p>4,1</text:p>
          </table:table-cell>
          <table:table-cell office:value-type="float" office:value="23.349" calcext:value-type="float">
            <text:p>23,3</text:p>
          </table:table-cell>
          <table:table-cell office:value-type="float" office:value="72.768" calcext:value-type="float">
            <text:p>72,8</text:p>
          </table:table-cell>
          <table:table-cell office:value-type="float" office:value="72.837" calcext:value-type="float">
            <text:p>72,8</text:p>
          </table:table-cell>
          <table:table-cell office:value-type="float" office:value="470.879" calcext:value-type="float">
            <text:p>470,9</text:p>
          </table:table-cell>
          <table:table-cell office:value-type="float" office:value="481.482" calcext:value-type="float">
            <text:p>481,5</text:p>
          </table:table-cell>
          <table:table-cell table:formula="of:=[.K940]-[.J940]" office:value-type="float" office:value="10.603" calcext:value-type="float">
            <text:p>10,6</text:p>
          </table:table-cell>
          <table:table-cell/>
          <table:table-cell table:formula="of:=[.J940]-[.O940]-[.I940]" office:value-type="float" office:value="94.332" calcext:value-type="float">
            <text:p>94,3</text:p>
          </table:table-cell>
          <table:table-cell table:style-name="Default" office:value-type="float" office:value="303.71" calcext:value-type="float">
            <text:p>303,71</text:p>
          </table:table-cell>
          <table:table-cell table:formula="of:=[.O940]-[.Q940]" office:value-type="float" office:value="12.897" calcext:value-type="float">
            <text:p>12,9</text:p>
          </table:table-cell>
          <table:table-cell office:value-type="float" office:value="290.813" calcext:value-type="float">
            <text:p>290,8</text:p>
          </table:table-cell>
          <table:table-cell table:formula="of:=[.Q940]-[.S940]-[.U940]-[.V940]" office:value-type="float" office:value="9.93599999999998" calcext:value-type="float">
            <text:p>9,9</text:p>
          </table:table-cell>
          <table:table-cell office:value-type="float" office:value="112.88" calcext:value-type="float">
            <text:p>112,9</text:p>
          </table:table-cell>
          <table:table-cell office:value-type="float" office:value="2.894" calcext:value-type="float">
            <text:p>2,9</text:p>
          </table:table-cell>
          <table:table-cell office:value-type="float" office:value="40.389" calcext:value-type="float">
            <text:p>40,4</text:p>
          </table:table-cell>
          <table:table-cell office:value-type="float" office:value="127.608" calcext:value-type="float">
            <text:p>127,6</text:p>
          </table:table-cell>
          <table:table-cell table:number-columns-repeated="1002"/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2" calcext:value-type="float">
            <text:p>4,3</text:p>
          </table:table-cell>
          <table:table-cell office:value-type="float" office:value="23.917" calcext:value-type="float">
            <text:p>23,9</text:p>
          </table:table-cell>
          <table:table-cell office:value-type="float" office:value="87.008" calcext:value-type="float">
            <text:p>87,0</text:p>
          </table:table-cell>
          <table:table-cell office:value-type="float" office:value="87.1" calcext:value-type="float">
            <text:p>87,1</text:p>
          </table:table-cell>
          <table:table-cell office:value-type="float" office:value="386.949" calcext:value-type="float">
            <text:p>386,9</text:p>
          </table:table-cell>
          <table:table-cell office:value-type="float" office:value="396.383" calcext:value-type="float">
            <text:p>396,4</text:p>
          </table:table-cell>
          <table:table-cell table:formula="of:=[.K941]-[.J941]" office:value-type="float" office:value="9.43399999999997" calcext:value-type="float">
            <text:p>9,4</text:p>
          </table:table-cell>
          <table:table-cell/>
          <table:table-cell table:formula="of:=[.J941]-[.O941]-[.I941]" office:value-type="float" office:value="-19.361" calcext:value-type="float">
            <text:p>-19,4</text:p>
          </table:table-cell>
          <table:table-cell table:style-name="Default" office:value-type="float" office:value="319.21" calcext:value-type="float">
            <text:p>319,21</text:p>
          </table:table-cell>
          <table:table-cell table:formula="of:=[.O941]-[.Q941]" office:value-type="float" office:value="3.20699999999999" calcext:value-type="float">
            <text:p>3,2</text:p>
          </table:table-cell>
          <table:table-cell office:value-type="float" office:value="316.003" calcext:value-type="float">
            <text:p>316,0</text:p>
          </table:table-cell>
          <table:table-cell table:formula="of:=[.Q941]-[.S941]-[.U941]-[.V941]" office:value-type="float" office:value="20.077" calcext:value-type="float">
            <text:p>20,1</text:p>
          </table:table-cell>
          <table:table-cell office:value-type="float" office:value="123.648" calcext:value-type="float">
            <text:p>123,6</text:p>
          </table:table-cell>
          <table:table-cell office:value-type="float" office:value="18.919" calcext:value-type="float">
            <text:p>18,9</text:p>
          </table:table-cell>
          <table:table-cell office:value-type="float" office:value="55.161" calcext:value-type="float">
            <text:p>55,2</text:p>
          </table:table-cell>
          <table:table-cell office:value-type="float" office:value="117.117" calcext:value-type="float">
            <text:p>117,1</text:p>
          </table:table-cell>
          <table:table-cell table:number-columns-repeated="1002"/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06" calcext:value-type="float">
            <text:p>4,2</text:p>
          </table:table-cell>
          <table:table-cell office:value-type="float" office:value="23.277" calcext:value-type="float">
            <text:p>23,3</text:p>
          </table:table-cell>
          <table:table-cell office:value-type="float" office:value="74.928" calcext:value-type="float">
            <text:p>74,9</text:p>
          </table:table-cell>
          <table:table-cell office:value-type="float" office:value="75.101" calcext:value-type="float">
            <text:p>75,1</text:p>
          </table:table-cell>
          <table:table-cell office:value-type="float" office:value="440.05" calcext:value-type="float">
            <text:p>440,1</text:p>
          </table:table-cell>
          <table:table-cell office:value-type="float" office:value="452.132" calcext:value-type="float">
            <text:p>452,1</text:p>
          </table:table-cell>
          <table:table-cell table:formula="of:=[.K942]-[.J942]" office:value-type="float" office:value="12.082" calcext:value-type="float">
            <text:p>12,1</text:p>
          </table:table-cell>
          <table:table-cell/>
          <table:table-cell table:formula="of:=[.J942]-[.O942]-[.I942]" office:value-type="float" office:value="31.089" calcext:value-type="float">
            <text:p>31,1</text:p>
          </table:table-cell>
          <table:table-cell table:style-name="Default" office:value-type="float" office:value="333.86" calcext:value-type="float">
            <text:p>333,86</text:p>
          </table:table-cell>
          <table:table-cell table:formula="of:=[.O942]-[.Q942]" office:value-type="float" office:value="18.715" calcext:value-type="float">
            <text:p>18,7</text:p>
          </table:table-cell>
          <table:table-cell office:value-type="float" office:value="315.145" calcext:value-type="float">
            <text:p>315,1</text:p>
          </table:table-cell>
          <table:table-cell table:formula="of:=[.Q942]-[.S942]-[.U942]-[.V942]" office:value-type="float" office:value="13.986" calcext:value-type="float">
            <text:p>14,0</text:p>
          </table:table-cell>
          <table:table-cell office:value-type="float" office:value="114.67" calcext:value-type="float">
            <text:p>114,7</text:p>
          </table:table-cell>
          <table:table-cell office:value-type="float" office:value="13.284" calcext:value-type="float">
            <text:p>13,3</text:p>
          </table:table-cell>
          <table:table-cell office:value-type="float" office:value="44.865" calcext:value-type="float">
            <text:p>44,9</text:p>
          </table:table-cell>
          <table:table-cell office:value-type="float" office:value="141.624" calcext:value-type="float">
            <text:p>141,6</text:p>
          </table:table-cell>
          <table:table-cell table:number-columns-repeated="1002"/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27" calcext:value-type="float">
            <text:p>4,1</text:p>
          </table:table-cell>
          <table:table-cell office:value-type="float" office:value="23.49" calcext:value-type="float">
            <text:p>23,5</text:p>
          </table:table-cell>
          <table:table-cell office:value-type="float" office:value="74.015" calcext:value-type="float">
            <text:p>74,0</text:p>
          </table:table-cell>
          <table:table-cell office:value-type="float" office:value="74.069" calcext:value-type="float">
            <text:p>74,1</text:p>
          </table:table-cell>
          <table:table-cell office:value-type="float" office:value="390.858" calcext:value-type="float">
            <text:p>390,9</text:p>
          </table:table-cell>
          <table:table-cell office:value-type="float" office:value="400.649" calcext:value-type="float">
            <text:p>400,6</text:p>
          </table:table-cell>
          <table:table-cell table:formula="of:=[.K943]-[.J943]" office:value-type="float" office:value="9.791" calcext:value-type="float">
            <text:p>9,8</text:p>
          </table:table-cell>
          <table:table-cell/>
          <table:table-cell table:formula="of:=[.J943]-[.O943]-[.I943]" office:value-type="float" office:value="39.059" calcext:value-type="float">
            <text:p>39,1</text:p>
          </table:table-cell>
          <table:table-cell table:style-name="Default" office:value-type="float" office:value="277.73" calcext:value-type="float">
            <text:p>277,73</text:p>
          </table:table-cell>
          <table:table-cell table:formula="of:=[.O943]-[.Q943]" office:value-type="float" office:value="2.23200000000003" calcext:value-type="float">
            <text:p>2,2</text:p>
          </table:table-cell>
          <table:table-cell office:value-type="float" office:value="275.498" calcext:value-type="float">
            <text:p>275,5</text:p>
          </table:table-cell>
          <table:table-cell table:formula="of:=[.Q943]-[.S943]-[.U943]-[.V943]" office:value-type="float" office:value="19.386" calcext:value-type="float">
            <text:p>19,4</text:p>
          </table:table-cell>
          <table:table-cell office:value-type="float" office:value="116.593" calcext:value-type="float">
            <text:p>116,6</text:p>
          </table:table-cell>
          <table:table-cell office:value-type="float" office:value="15.669" calcext:value-type="float">
            <text:p>15,7</text:p>
          </table:table-cell>
          <table:table-cell office:value-type="float" office:value="40.366" calcext:value-type="float">
            <text:p>40,4</text:p>
          </table:table-cell>
          <table:table-cell office:value-type="float" office:value="99.153" calcext:value-type="float">
            <text:p>99,2</text:p>
          </table:table-cell>
          <table:table-cell table:number-columns-repeated="1002"/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39" calcext:value-type="float">
            <text:p>4,3</text:p>
          </table:table-cell>
          <table:table-cell office:value-type="float" office:value="23.841" calcext:value-type="float">
            <text:p>23,8</text:p>
          </table:table-cell>
          <table:table-cell office:value-type="float" office:value="91.875" calcext:value-type="float">
            <text:p>91,9</text:p>
          </table:table-cell>
          <table:table-cell office:value-type="float" office:value="92.061" calcext:value-type="float">
            <text:p>92,1</text:p>
          </table:table-cell>
          <table:table-cell office:value-type="float" office:value="622.705" calcext:value-type="float">
            <text:p>622,7</text:p>
          </table:table-cell>
          <table:table-cell office:value-type="float" office:value="634.851" calcext:value-type="float">
            <text:p>634,9</text:p>
          </table:table-cell>
          <table:table-cell table:formula="of:=[.K944]-[.J944]" office:value-type="float" office:value="12.146" calcext:value-type="float">
            <text:p>12,1</text:p>
          </table:table-cell>
          <table:table-cell/>
          <table:table-cell table:formula="of:=[.J944]-[.O944]-[.I944]" office:value-type="float" office:value="115.594" calcext:value-type="float">
            <text:p>115,6</text:p>
          </table:table-cell>
          <table:table-cell table:style-name="Default" office:value-type="float" office:value="415.05" calcext:value-type="float">
            <text:p>415,05</text:p>
          </table:table-cell>
          <table:table-cell table:formula="of:=[.O944]-[.Q944]" office:value-type="float" office:value="16.27" calcext:value-type="float">
            <text:p>16,3</text:p>
          </table:table-cell>
          <table:table-cell office:value-type="float" office:value="398.78" calcext:value-type="float">
            <text:p>398,8</text:p>
          </table:table-cell>
          <table:table-cell table:formula="of:=[.Q944]-[.S944]-[.U944]-[.V944]" office:value-type="float" office:value="61.447" calcext:value-type="float">
            <text:p>61,4</text:p>
          </table:table-cell>
          <table:table-cell office:value-type="float" office:value="178.309" calcext:value-type="float">
            <text:p>178,3</text:p>
          </table:table-cell>
          <table:table-cell office:value-type="float" office:value="40.749" calcext:value-type="float">
            <text:p>40,7</text:p>
          </table:table-cell>
          <table:table-cell office:value-type="float" office:value="40.498" calcext:value-type="float">
            <text:p>40,5</text:p>
          </table:table-cell>
          <table:table-cell office:value-type="float" office:value="118.526" calcext:value-type="float">
            <text:p>118,5</text:p>
          </table:table-cell>
          <table:table-cell table:number-columns-repeated="1002"/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06" calcext:value-type="float">
            <text:p>4,1</text:p>
          </table:table-cell>
          <table:table-cell office:value-type="float" office:value="23.058" calcext:value-type="float">
            <text:p>23,1</text:p>
          </table:table-cell>
          <table:table-cell office:value-type="float" office:value="71.125" calcext:value-type="float">
            <text:p>71,1</text:p>
          </table:table-cell>
          <table:table-cell office:value-type="float" office:value="71.346" calcext:value-type="float">
            <text:p>71,3</text:p>
          </table:table-cell>
          <table:table-cell office:value-type="float" office:value="380.762" calcext:value-type="float">
            <text:p>380,8</text:p>
          </table:table-cell>
          <table:table-cell office:value-type="float" office:value="389.744" calcext:value-type="float">
            <text:p>389,7</text:p>
          </table:table-cell>
          <table:table-cell table:formula="of:=[.K945]-[.J945]" office:value-type="float" office:value="8.98200000000003" calcext:value-type="float">
            <text:p>9,0</text:p>
          </table:table-cell>
          <table:table-cell/>
          <table:table-cell table:formula="of:=[.J945]-[.O945]-[.I945]" office:value-type="float" office:value="-96.024" calcext:value-type="float">
            <text:p>-96,0</text:p>
          </table:table-cell>
          <table:table-cell table:style-name="Default" office:value-type="float" office:value="405.44" calcext:value-type="float">
            <text:p>405,44</text:p>
          </table:table-cell>
          <table:table-cell table:formula="of:=[.O945]-[.Q945]" office:value-type="float" office:value="21.21" calcext:value-type="float">
            <text:p>21,2</text:p>
          </table:table-cell>
          <table:table-cell office:value-type="float" office:value="384.23" calcext:value-type="float">
            <text:p>384,2</text:p>
          </table:table-cell>
          <table:table-cell table:formula="of:=[.Q945]-[.S945]-[.U945]-[.V945]" office:value-type="float" office:value="4.39200000000002" calcext:value-type="float">
            <text:p>4,4</text:p>
          </table:table-cell>
          <table:table-cell office:value-type="float" office:value="200.654" calcext:value-type="float">
            <text:p>200,7</text:p>
          </table:table-cell>
          <table:table-cell office:value-type="float" office:value="3.551" calcext:value-type="float">
            <text:p>3,6</text:p>
          </table:table-cell>
          <table:table-cell office:value-type="float" office:value="59.433" calcext:value-type="float">
            <text:p>59,4</text:p>
          </table:table-cell>
          <table:table-cell office:value-type="float" office:value="119.751" calcext:value-type="float">
            <text:p>119,8</text:p>
          </table:table-cell>
          <table:table-cell table:number-columns-repeated="1002"/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53" calcext:value-type="float">
            <text:p>4,2</text:p>
          </table:table-cell>
          <table:table-cell office:value-type="float" office:value="23.261" calcext:value-type="float">
            <text:p>23,3</text:p>
          </table:table-cell>
          <table:table-cell office:value-type="float" office:value="70.326" calcext:value-type="float">
            <text:p>70,3</text:p>
          </table:table-cell>
          <table:table-cell office:value-type="float" office:value="70.389" calcext:value-type="float">
            <text:p>70,4</text:p>
          </table:table-cell>
          <table:table-cell office:value-type="float" office:value="463.029" calcext:value-type="float">
            <text:p>463,0</text:p>
          </table:table-cell>
          <table:table-cell office:value-type="float" office:value="472.854" calcext:value-type="float">
            <text:p>472,9</text:p>
          </table:table-cell>
          <table:table-cell table:formula="of:=[.K946]-[.J946]" office:value-type="float" office:value="9.82499999999999" calcext:value-type="float">
            <text:p>9,8</text:p>
          </table:table-cell>
          <table:table-cell/>
          <table:table-cell table:formula="of:=[.J946]-[.O946]-[.I946]" office:value-type="float" office:value="-5.34000000000002" calcext:value-type="float">
            <text:p>-5,3</text:p>
          </table:table-cell>
          <table:table-cell table:style-name="Default" office:value-type="float" office:value="397.98" calcext:value-type="float">
            <text:p>397,98</text:p>
          </table:table-cell>
          <table:table-cell table:formula="of:=[.O946]-[.Q946]" office:value-type="float" office:value="50.48" calcext:value-type="float">
            <text:p>50,5</text:p>
          </table:table-cell>
          <table:table-cell office:value-type="float" office:value="347.5" calcext:value-type="float">
            <text:p>347,5</text:p>
          </table:table-cell>
          <table:table-cell table:formula="of:=[.Q946]-[.S946]-[.U946]-[.V946]" office:value-type="float" office:value="42.547" calcext:value-type="float">
            <text:p>42,5</text:p>
          </table:table-cell>
          <table:table-cell office:value-type="float" office:value="117.514" calcext:value-type="float">
            <text:p>117,5</text:p>
          </table:table-cell>
          <table:table-cell office:value-type="float" office:value="40.295" calcext:value-type="float">
            <text:p>40,3</text:p>
          </table:table-cell>
          <table:table-cell office:value-type="float" office:value="40.252" calcext:value-type="float">
            <text:p>40,3</text:p>
          </table:table-cell>
          <table:table-cell office:value-type="float" office:value="147.187" calcext:value-type="float">
            <text:p>147,2</text:p>
          </table:table-cell>
          <table:table-cell table:number-columns-repeated="1002"/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21" calcext:value-type="float">
            <text:p>4,3</text:p>
          </table:table-cell>
          <table:table-cell office:value-type="float" office:value="23.659" calcext:value-type="float">
            <text:p>23,7</text:p>
          </table:table-cell>
          <table:table-cell office:value-type="float" office:value="76.192" calcext:value-type="float">
            <text:p>76,2</text:p>
          </table:table-cell>
          <table:table-cell office:value-type="float" office:value="76.374" calcext:value-type="float">
            <text:p>76,4</text:p>
          </table:table-cell>
          <table:table-cell office:value-type="float" office:value="563.376" calcext:value-type="float">
            <text:p>563,4</text:p>
          </table:table-cell>
          <table:table-cell office:value-type="float" office:value="571.936" calcext:value-type="float">
            <text:p>571,9</text:p>
          </table:table-cell>
          <table:table-cell table:formula="of:=[.K947]-[.J947]" office:value-type="float" office:value="8.56000000000006" calcext:value-type="float">
            <text:p>8,6</text:p>
          </table:table-cell>
          <table:table-cell/>
          <table:table-cell table:formula="of:=[.J947]-[.O947]-[.I947]" office:value-type="float" office:value="205.412" calcext:value-type="float">
            <text:p>205,4</text:p>
          </table:table-cell>
          <table:table-cell table:style-name="Default" office:value-type="float" office:value="281.59" calcext:value-type="float">
            <text:p>281,59</text:p>
          </table:table-cell>
          <table:table-cell table:formula="of:=[.O947]-[.Q947]" office:value-type="float" office:value="9.34999999999997" calcext:value-type="float">
            <text:p>9,3</text:p>
          </table:table-cell>
          <table:table-cell office:value-type="float" office:value="272.24" calcext:value-type="float">
            <text:p>272,2</text:p>
          </table:table-cell>
          <table:table-cell table:formula="of:=[.Q947]-[.S947]-[.U947]-[.V947]" office:value-type="float" office:value="20.563" calcext:value-type="float">
            <text:p>20,6</text:p>
          </table:table-cell>
          <table:table-cell office:value-type="float" office:value="106.004" calcext:value-type="float">
            <text:p>106,0</text:p>
          </table:table-cell>
          <table:table-cell office:value-type="float" office:value="1.502" calcext:value-type="float">
            <text:p>1,5</text:p>
          </table:table-cell>
          <table:table-cell office:value-type="float" office:value="54.27" calcext:value-type="float">
            <text:p>54,3</text:p>
          </table:table-cell>
          <table:table-cell office:value-type="float" office:value="91.403" calcext:value-type="float">
            <text:p>91,4</text:p>
          </table:table-cell>
          <table:table-cell table:number-columns-repeated="1002"/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54" calcext:value-type="float">
            <text:p>4,2</text:p>
          </table:table-cell>
          <table:table-cell office:value-type="float" office:value="23.035" calcext:value-type="float">
            <text:p>23,0</text:p>
          </table:table-cell>
          <table:table-cell office:value-type="float" office:value="70.637" calcext:value-type="float">
            <text:p>70,6</text:p>
          </table:table-cell>
          <table:table-cell office:value-type="float" office:value="70.8" calcext:value-type="float">
            <text:p>70,8</text:p>
          </table:table-cell>
          <table:table-cell office:value-type="float" office:value="436.547" calcext:value-type="float">
            <text:p>436,5</text:p>
          </table:table-cell>
          <table:table-cell office:value-type="float" office:value="445.573" calcext:value-type="float">
            <text:p>445,6</text:p>
          </table:table-cell>
          <table:table-cell table:formula="of:=[.K948]-[.J948]" office:value-type="float" office:value="9.02599999999995" calcext:value-type="float">
            <text:p>9,0</text:p>
          </table:table-cell>
          <table:table-cell/>
          <table:table-cell table:formula="of:=[.J948]-[.O948]-[.I948]" office:value-type="float" office:value="87.2870000000001" calcext:value-type="float">
            <text:p>87,3</text:p>
          </table:table-cell>
          <table:table-cell table:style-name="Default" office:value-type="float" office:value="278.46" calcext:value-type="float">
            <text:p>278,46</text:p>
          </table:table-cell>
          <table:table-cell table:formula="of:=[.O948]-[.Q948]" office:value-type="float" office:value="13.334" calcext:value-type="float">
            <text:p>13,3</text:p>
          </table:table-cell>
          <table:table-cell office:value-type="float" office:value="265.126" calcext:value-type="float">
            <text:p>265,1</text:p>
          </table:table-cell>
          <table:table-cell table:formula="of:=[.Q948]-[.S948]-[.U948]-[.V948]" office:value-type="float" office:value="19.044" calcext:value-type="float">
            <text:p>19,0</text:p>
          </table:table-cell>
          <table:table-cell office:value-type="float" office:value="120.414" calcext:value-type="float">
            <text:p>120,4</text:p>
          </table:table-cell>
          <table:table-cell office:value-type="float" office:value="18.38" calcext:value-type="float">
            <text:p>18,4</text:p>
          </table:table-cell>
          <table:table-cell office:value-type="float" office:value="38.789" calcext:value-type="float">
            <text:p>38,8</text:p>
          </table:table-cell>
          <table:table-cell office:value-type="float" office:value="86.879" calcext:value-type="float">
            <text:p>86,9</text:p>
          </table:table-cell>
          <table:table-cell table:number-columns-repeated="1002"/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22" calcext:value-type="float">
            <text:p>4,2</text:p>
          </table:table-cell>
          <table:table-cell office:value-type="float" office:value="23.142" calcext:value-type="float">
            <text:p>23,1</text:p>
          </table:table-cell>
          <table:table-cell office:value-type="float" office:value="72.208" calcext:value-type="float">
            <text:p>72,2</text:p>
          </table:table-cell>
          <table:table-cell office:value-type="float" office:value="72.348" calcext:value-type="float">
            <text:p>72,3</text:p>
          </table:table-cell>
          <table:table-cell office:value-type="float" office:value="395.161" calcext:value-type="float">
            <text:p>395,2</text:p>
          </table:table-cell>
          <table:table-cell office:value-type="float" office:value="405.233" calcext:value-type="float">
            <text:p>405,2</text:p>
          </table:table-cell>
          <table:table-cell table:formula="of:=[.K949]-[.J949]" office:value-type="float" office:value="10.072" calcext:value-type="float">
            <text:p>10,1</text:p>
          </table:table-cell>
          <table:table-cell/>
          <table:table-cell table:formula="of:=[.J949]-[.O949]-[.I949]" office:value-type="float" office:value="50.603" calcext:value-type="float">
            <text:p>50,6</text:p>
          </table:table-cell>
          <table:table-cell table:style-name="Default" office:value-type="float" office:value="272.21" calcext:value-type="float">
            <text:p>272,21</text:p>
          </table:table-cell>
          <table:table-cell table:formula="of:=[.O949]-[.Q949]" office:value-type="float" office:value="11.478" calcext:value-type="float">
            <text:p>11,5</text:p>
          </table:table-cell>
          <table:table-cell office:value-type="float" office:value="260.732" calcext:value-type="float">
            <text:p>260,7</text:p>
          </table:table-cell>
          <table:table-cell table:formula="of:=[.Q949]-[.S949]-[.U949]-[.V949]" office:value-type="float" office:value="11.779" calcext:value-type="float">
            <text:p>11,8</text:p>
          </table:table-cell>
          <table:table-cell office:value-type="float" office:value="104.457" calcext:value-type="float">
            <text:p>104,5</text:p>
          </table:table-cell>
          <table:table-cell office:value-type="float" office:value="11.078" calcext:value-type="float">
            <text:p>11,1</text:p>
          </table:table-cell>
          <table:table-cell office:value-type="float" office:value="55.752" calcext:value-type="float">
            <text:p>55,8</text:p>
          </table:table-cell>
          <table:table-cell office:value-type="float" office:value="88.744" calcext:value-type="float">
            <text:p>88,7</text:p>
          </table:table-cell>
          <table:table-cell table:number-columns-repeated="1002"/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5" calcext:value-type="float">
            <text:p>4,2</text:p>
          </table:table-cell>
          <table:table-cell office:value-type="float" office:value="23.203" calcext:value-type="float">
            <text:p>23,2</text:p>
          </table:table-cell>
          <table:table-cell office:value-type="float" office:value="72.855" calcext:value-type="float">
            <text:p>72,9</text:p>
          </table:table-cell>
          <table:table-cell office:value-type="float" office:value="73.02" calcext:value-type="float">
            <text:p>73,0</text:p>
          </table:table-cell>
          <table:table-cell office:value-type="float" office:value="375.623" calcext:value-type="float">
            <text:p>375,6</text:p>
          </table:table-cell>
          <table:table-cell office:value-type="float" office:value="385.664" calcext:value-type="float">
            <text:p>385,7</text:p>
          </table:table-cell>
          <table:table-cell table:formula="of:=[.K950]-[.J950]" office:value-type="float" office:value="10.041" calcext:value-type="float">
            <text:p>10,0</text:p>
          </table:table-cell>
          <table:table-cell/>
          <table:table-cell table:formula="of:=[.J950]-[.O950]-[.I950]" office:value-type="float" office:value="25.743" calcext:value-type="float">
            <text:p>25,7</text:p>
          </table:table-cell>
          <table:table-cell table:style-name="Default" office:value-type="float" office:value="276.86" calcext:value-type="float">
            <text:p>276,86</text:p>
          </table:table-cell>
          <table:table-cell table:formula="of:=[.O950]-[.Q950]" office:value-type="float" office:value="17.436" calcext:value-type="float">
            <text:p>17,4</text:p>
          </table:table-cell>
          <table:table-cell office:value-type="float" office:value="259.424" calcext:value-type="float">
            <text:p>259,4</text:p>
          </table:table-cell>
          <table:table-cell table:formula="of:=[.Q950]-[.S950]-[.U950]-[.V950]" office:value-type="float" office:value="40.652" calcext:value-type="float">
            <text:p>40,7</text:p>
          </table:table-cell>
          <table:table-cell office:value-type="float" office:value="115.327" calcext:value-type="float">
            <text:p>115,3</text:p>
          </table:table-cell>
          <table:table-cell office:value-type="float" office:value="35.957" calcext:value-type="float">
            <text:p>36,0</text:p>
          </table:table-cell>
          <table:table-cell office:value-type="float" office:value="40.325" calcext:value-type="float">
            <text:p>40,3</text:p>
          </table:table-cell>
          <table:table-cell office:value-type="float" office:value="63.12" calcext:value-type="float">
            <text:p>63,1</text:p>
          </table:table-cell>
          <table:table-cell table:number-columns-repeated="1002"/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29" calcext:value-type="float">
            <text:p>4,2</text:p>
          </table:table-cell>
          <table:table-cell office:value-type="float" office:value="23.615" calcext:value-type="float">
            <text:p>23,6</text:p>
          </table:table-cell>
          <table:table-cell office:value-type="float" office:value="78.364" calcext:value-type="float">
            <text:p>78,4</text:p>
          </table:table-cell>
          <table:table-cell office:value-type="float" office:value="78.535" calcext:value-type="float">
            <text:p>78,5</text:p>
          </table:table-cell>
          <table:table-cell office:value-type="float" office:value="454.604" calcext:value-type="float">
            <text:p>454,6</text:p>
          </table:table-cell>
          <table:table-cell office:value-type="float" office:value="465.302" calcext:value-type="float">
            <text:p>465,3</text:p>
          </table:table-cell>
          <table:table-cell table:formula="of:=[.K951]-[.J951]" office:value-type="float" office:value="10.698" calcext:value-type="float">
            <text:p>10,7</text:p>
          </table:table-cell>
          <table:table-cell/>
          <table:table-cell table:formula="of:=[.J951]-[.O951]-[.I951]" office:value-type="float" office:value="95.249" calcext:value-type="float">
            <text:p>95,2</text:p>
          </table:table-cell>
          <table:table-cell table:style-name="Default" office:value-type="float" office:value="280.82" calcext:value-type="float">
            <text:p>280,82</text:p>
          </table:table-cell>
          <table:table-cell table:formula="of:=[.O951]-[.Q951]" office:value-type="float" office:value="7.93799999999999" calcext:value-type="float">
            <text:p>7,9</text:p>
          </table:table-cell>
          <table:table-cell office:value-type="float" office:value="272.882" calcext:value-type="float">
            <text:p>272,9</text:p>
          </table:table-cell>
          <table:table-cell table:formula="of:=[.Q951]-[.S951]-[.U951]-[.V951]" office:value-type="float" office:value="21.606" calcext:value-type="float">
            <text:p>21,6</text:p>
          </table:table-cell>
          <table:table-cell office:value-type="float" office:value="121.858" calcext:value-type="float">
            <text:p>121,9</text:p>
          </table:table-cell>
          <table:table-cell office:value-type="float" office:value="1.398" calcext:value-type="float">
            <text:p>1,4</text:p>
          </table:table-cell>
          <table:table-cell office:value-type="float" office:value="36.721" calcext:value-type="float">
            <text:p>36,7</text:p>
          </table:table-cell>
          <table:table-cell office:value-type="float" office:value="92.697" calcext:value-type="float">
            <text:p>92,7</text:p>
          </table:table-cell>
          <table:table-cell table:number-columns-repeated="1002"/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39" calcext:value-type="float">
            <text:p>4,2</text:p>
          </table:table-cell>
          <table:table-cell office:value-type="float" office:value="23.619" calcext:value-type="float">
            <text:p>23,6</text:p>
          </table:table-cell>
          <table:table-cell office:value-type="float" office:value="72.977" calcext:value-type="float">
            <text:p>73,0</text:p>
          </table:table-cell>
          <table:table-cell office:value-type="float" office:value="73.055" calcext:value-type="float">
            <text:p>73,1</text:p>
          </table:table-cell>
          <table:table-cell office:value-type="float" office:value="438.671" calcext:value-type="float">
            <text:p>438,7</text:p>
          </table:table-cell>
          <table:table-cell office:value-type="float" office:value="448.213" calcext:value-type="float">
            <text:p>448,2</text:p>
          </table:table-cell>
          <table:table-cell table:formula="of:=[.K952]-[.J952]" office:value-type="float" office:value="9.54200000000003" calcext:value-type="float">
            <text:p>9,5</text:p>
          </table:table-cell>
          <table:table-cell/>
          <table:table-cell table:formula="of:=[.J952]-[.O952]-[.I952]" office:value-type="float" office:value="52.886" calcext:value-type="float">
            <text:p>52,9</text:p>
          </table:table-cell>
          <table:table-cell table:style-name="Default" office:value-type="float" office:value="312.73" calcext:value-type="float">
            <text:p>312,73</text:p>
          </table:table-cell>
          <table:table-cell table:formula="of:=[.O952]-[.Q952]" office:value-type="float" office:value="13.831" calcext:value-type="float">
            <text:p>13,8</text:p>
          </table:table-cell>
          <table:table-cell office:value-type="float" office:value="298.899" calcext:value-type="float">
            <text:p>298,9</text:p>
          </table:table-cell>
          <table:table-cell table:formula="of:=[.Q952]-[.S952]-[.U952]-[.V952]" office:value-type="float" office:value="12.251" calcext:value-type="float">
            <text:p>12,3</text:p>
          </table:table-cell>
          <table:table-cell office:value-type="float" office:value="107.63" calcext:value-type="float">
            <text:p>107,6</text:p>
          </table:table-cell>
          <table:table-cell office:value-type="float" office:value="11.532" calcext:value-type="float">
            <text:p>11,5</text:p>
          </table:table-cell>
          <table:table-cell office:value-type="float" office:value="52.468" calcext:value-type="float">
            <text:p>52,5</text:p>
          </table:table-cell>
          <table:table-cell office:value-type="float" office:value="126.55" calcext:value-type="float">
            <text:p>126,6</text:p>
          </table:table-cell>
          <table:table-cell table:number-columns-repeated="1002"/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27" calcext:value-type="float">
            <text:p>4,2</text:p>
          </table:table-cell>
          <table:table-cell office:value-type="float" office:value="23.278" calcext:value-type="float">
            <text:p>23,3</text:p>
          </table:table-cell>
          <table:table-cell office:value-type="float" office:value="75.201" calcext:value-type="float">
            <text:p>75,2</text:p>
          </table:table-cell>
          <table:table-cell office:value-type="float" office:value="75.369" calcext:value-type="float">
            <text:p>75,4</text:p>
          </table:table-cell>
          <table:table-cell office:value-type="float" office:value="367.016" calcext:value-type="float">
            <text:p>367,0</text:p>
          </table:table-cell>
          <table:table-cell office:value-type="float" office:value="376.375" calcext:value-type="float">
            <text:p>376,4</text:p>
          </table:table-cell>
          <table:table-cell table:formula="of:=[.K953]-[.J953]" office:value-type="float" office:value="9.35899999999998" calcext:value-type="float">
            <text:p>9,4</text:p>
          </table:table-cell>
          <table:table-cell/>
          <table:table-cell table:formula="of:=[.J953]-[.O953]-[.I953]" office:value-type="float" office:value="-335.753" calcext:value-type="float">
            <text:p>-335,8</text:p>
          </table:table-cell>
          <table:table-cell table:style-name="Default" office:value-type="float" office:value="627.4" calcext:value-type="float">
            <text:p>627,4</text:p>
          </table:table-cell>
          <table:table-cell table:formula="of:=[.O953]-[.Q953]" office:value-type="float" office:value="5.50099999999998" calcext:value-type="float">
            <text:p>5,5</text:p>
          </table:table-cell>
          <table:table-cell office:value-type="float" office:value="621.899" calcext:value-type="float">
            <text:p>621,9</text:p>
          </table:table-cell>
          <table:table-cell table:formula="of:=[.Q953]-[.S953]-[.U953]-[.V953]" office:value-type="float" office:value="209.198" calcext:value-type="float">
            <text:p>209,2</text:p>
          </table:table-cell>
          <table:table-cell office:value-type="float" office:value="216.92" calcext:value-type="float">
            <text:p>216,9</text:p>
          </table:table-cell>
          <table:table-cell office:value-type="float" office:value="206.832" calcext:value-type="float">
            <text:p>206,8</text:p>
          </table:table-cell>
          <table:table-cell office:value-type="float" office:value="40.438" calcext:value-type="float">
            <text:p>40,4</text:p>
          </table:table-cell>
          <table:table-cell office:value-type="float" office:value="155.343" calcext:value-type="float">
            <text:p>155,3</text:p>
          </table:table-cell>
          <table:table-cell table:number-columns-repeated="1002"/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12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19" calcext:value-type="float">
            <text:p>4,2</text:p>
          </table:table-cell>
          <table:table-cell office:value-type="float" office:value="23.275" calcext:value-type="float">
            <text:p>23,3</text:p>
          </table:table-cell>
          <table:table-cell office:value-type="float" office:value="74.662" calcext:value-type="float">
            <text:p>74,7</text:p>
          </table:table-cell>
          <table:table-cell office:value-type="float" office:value="74.774" calcext:value-type="float">
            <text:p>74,8</text:p>
          </table:table-cell>
          <table:table-cell office:value-type="float" office:value="434.557" calcext:value-type="float">
            <text:p>434,6</text:p>
          </table:table-cell>
          <table:table-cell office:value-type="float" office:value="444.228" calcext:value-type="float">
            <text:p>444,2</text:p>
          </table:table-cell>
          <table:table-cell table:formula="of:=[.K954]-[.J954]" office:value-type="float" office:value="9.67099999999999" calcext:value-type="float">
            <text:p>9,7</text:p>
          </table:table-cell>
          <table:table-cell/>
          <table:table-cell table:formula="of:=[.J954]-[.O954]-[.I954]" office:value-type="float" office:value="86.013" calcext:value-type="float">
            <text:p>86,0</text:p>
          </table:table-cell>
          <table:table-cell table:style-name="Default" office:value-type="float" office:value="273.77" calcext:value-type="float">
            <text:p>273,77</text:p>
          </table:table-cell>
          <table:table-cell table:formula="of:=[.O954]-[.Q954]" office:value-type="float" office:value="12.355" calcext:value-type="float">
            <text:p>12,4</text:p>
          </table:table-cell>
          <table:table-cell office:value-type="float" office:value="261.415" calcext:value-type="float">
            <text:p>261,4</text:p>
          </table:table-cell>
          <table:table-cell table:formula="of:=[.Q954]-[.S954]-[.U954]-[.V954]" office:value-type="float" office:value="13.637" calcext:value-type="float">
            <text:p>13,6</text:p>
          </table:table-cell>
          <table:table-cell office:value-type="float" office:value="106.746" calcext:value-type="float">
            <text:p>106,7</text:p>
          </table:table-cell>
          <table:table-cell office:value-type="float" office:value="12.942" calcext:value-type="float">
            <text:p>12,9</text:p>
          </table:table-cell>
          <table:table-cell office:value-type="float" office:value="52.861" calcext:value-type="float">
            <text:p>52,9</text:p>
          </table:table-cell>
          <table:table-cell office:value-type="float" office:value="88.171" calcext:value-type="float">
            <text:p>88,2</text:p>
          </table:table-cell>
          <table:table-cell table:number-columns-repeated="1002"/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9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124.779" calcext:value-type="float">
            <text:p>124,8</text:p>
          </table:table-cell>
          <table:table-cell office:value-type="float" office:value="143.942" calcext:value-type="float">
            <text:p>143,9</text:p>
          </table:table-cell>
          <table:table-cell office:value-type="float" office:value="192.21" calcext:value-type="float">
            <text:p>192,2</text:p>
          </table:table-cell>
          <table:table-cell office:value-type="float" office:value="192.38" calcext:value-type="float">
            <text:p>192,4</text:p>
          </table:table-cell>
          <table:table-cell office:value-type="float" office:value="512.955" calcext:value-type="float">
            <text:p>513,0</text:p>
          </table:table-cell>
          <table:table-cell office:value-type="float" office:value="523.065" calcext:value-type="float">
            <text:p>523,1</text:p>
          </table:table-cell>
          <table:table-cell table:formula="of:=[.K955]-[.J955]" office:value-type="float" office:value="10.11" calcext:value-type="float">
            <text:p>10,1</text:p>
          </table:table-cell>
          <table:table-cell/>
          <table:table-cell table:formula="of:=[.J955]-[.O955]-[.I955]" office:value-type="float" office:value="18.155" calcext:value-type="float">
            <text:p>18,2</text:p>
          </table:table-cell>
          <table:table-cell table:style-name="Default" office:value-type="float" office:value="302.42" calcext:value-type="float">
            <text:p>302,42</text:p>
          </table:table-cell>
          <table:table-cell table:formula="of:=[.O955]-[.Q955]" office:value-type="float" office:value="15.089" calcext:value-type="float">
            <text:p>15,1</text:p>
          </table:table-cell>
          <table:table-cell office:value-type="float" office:value="287.331" calcext:value-type="float">
            <text:p>287,3</text:p>
          </table:table-cell>
          <table:table-cell table:formula="of:=[.Q955]-[.S955]-[.U955]-[.V955]" office:value-type="float" office:value="2.23000000000002" calcext:value-type="float">
            <text:p>2,2</text:p>
          </table:table-cell>
          <table:table-cell office:value-type="float" office:value="113.982" calcext:value-type="float">
            <text:p>114,0</text:p>
          </table:table-cell>
          <table:table-cell office:value-type="float" office:value="1.536" calcext:value-type="float">
            <text:p>1,5</text:p>
          </table:table-cell>
          <table:table-cell office:value-type="float" office:value="45.495" calcext:value-type="float">
            <text:p>45,5</text:p>
          </table:table-cell>
          <table:table-cell office:value-type="float" office:value="125.624" calcext:value-type="float">
            <text:p>125,6</text:p>
          </table:table-cell>
          <table:table-cell table:number-columns-repeated="1002"/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6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91" calcext:value-type="float">
            <text:p>4,2</text:p>
          </table:table-cell>
          <table:table-cell office:value-type="float" office:value="23.562" calcext:value-type="float">
            <text:p>23,6</text:p>
          </table:table-cell>
          <table:table-cell office:value-type="float" office:value="69.955" calcext:value-type="float">
            <text:p>70,0</text:p>
          </table:table-cell>
          <table:table-cell office:value-type="float" office:value="70.019" calcext:value-type="float">
            <text:p>70,0</text:p>
          </table:table-cell>
          <table:table-cell office:value-type="float" office:value="409.206" calcext:value-type="float">
            <text:p>409,2</text:p>
          </table:table-cell>
          <table:table-cell office:value-type="float" office:value="418.744" calcext:value-type="float">
            <text:p>418,7</text:p>
          </table:table-cell>
          <table:table-cell table:formula="of:=[.K956]-[.J956]" office:value-type="float" office:value="9.53800000000001" calcext:value-type="float">
            <text:p>9,5</text:p>
          </table:table-cell>
          <table:table-cell/>
          <table:table-cell table:formula="of:=[.J956]-[.O956]-[.I956]" office:value-type="float" office:value="-157.623" calcext:value-type="float">
            <text:p>-157,6</text:p>
          </table:table-cell>
          <table:table-cell table:style-name="Default" office:value-type="float" office:value="496.81" calcext:value-type="float">
            <text:p>496,81</text:p>
          </table:table-cell>
          <table:table-cell table:formula="of:=[.O956]-[.Q956]" office:value-type="float" office:value="21.379" calcext:value-type="float">
            <text:p>21,4</text:p>
          </table:table-cell>
          <table:table-cell office:value-type="float" office:value="475.431" calcext:value-type="float">
            <text:p>475,4</text:p>
          </table:table-cell>
          <table:table-cell table:formula="of:=[.Q956]-[.S956]-[.U956]-[.V956]" office:value-type="float" office:value="16.326" calcext:value-type="float">
            <text:p>16,3</text:p>
          </table:table-cell>
          <table:table-cell office:value-type="float" office:value="179.3" calcext:value-type="float">
            <text:p>179,3</text:p>
          </table:table-cell>
          <table:table-cell office:value-type="float" office:value="15.56" calcext:value-type="float">
            <text:p>15,6</text:p>
          </table:table-cell>
          <table:table-cell office:value-type="float" office:value="60.068" calcext:value-type="float">
            <text:p>60,1</text:p>
          </table:table-cell>
          <table:table-cell office:value-type="float" office:value="219.737" calcext:value-type="float">
            <text:p>219,7</text:p>
          </table:table-cell>
          <table:table-cell table:number-columns-repeated="1002"/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6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93" calcext:value-type="float">
            <text:p>4,2</text:p>
          </table:table-cell>
          <table:table-cell office:value-type="float" office:value="23.526" calcext:value-type="float">
            <text:p>23,5</text:p>
          </table:table-cell>
          <table:table-cell office:value-type="float" office:value="75.463" calcext:value-type="float">
            <text:p>75,5</text:p>
          </table:table-cell>
          <table:table-cell office:value-type="float" office:value="75.632" calcext:value-type="float">
            <text:p>75,6</text:p>
          </table:table-cell>
          <table:table-cell office:value-type="float" office:value="453.474" calcext:value-type="float">
            <text:p>453,5</text:p>
          </table:table-cell>
          <table:table-cell office:value-type="float" office:value="463.748" calcext:value-type="float">
            <text:p>463,7</text:p>
          </table:table-cell>
          <table:table-cell table:formula="of:=[.K957]-[.J957]" office:value-type="float" office:value="10.274" calcext:value-type="float">
            <text:p>10,3</text:p>
          </table:table-cell>
          <table:table-cell/>
          <table:table-cell table:formula="of:=[.J957]-[.O957]-[.I957]" office:value-type="float" office:value="88.652" calcext:value-type="float">
            <text:p>88,7</text:p>
          </table:table-cell>
          <table:table-cell table:style-name="Default" office:value-type="float" office:value="289.19" calcext:value-type="float">
            <text:p>289,19</text:p>
          </table:table-cell>
          <table:table-cell table:formula="of:=[.O957]-[.Q957]" office:value-type="float" office:value="2.37400000000002" calcext:value-type="float">
            <text:p>2,4</text:p>
          </table:table-cell>
          <table:table-cell office:value-type="float" office:value="286.816" calcext:value-type="float">
            <text:p>286,8</text:p>
          </table:table-cell>
          <table:table-cell table:formula="of:=[.Q957]-[.S957]-[.U957]-[.V957]" office:value-type="float" office:value="8.38499999999998" calcext:value-type="float">
            <text:p>8,4</text:p>
          </table:table-cell>
          <table:table-cell office:value-type="float" office:value="119.916" calcext:value-type="float">
            <text:p>119,9</text:p>
          </table:table-cell>
          <table:table-cell office:value-type="float" office:value="7.689" calcext:value-type="float">
            <text:p>7,7</text:p>
          </table:table-cell>
          <table:table-cell office:value-type="float" office:value="60.233" calcext:value-type="float">
            <text:p>60,2</text:p>
          </table:table-cell>
          <table:table-cell office:value-type="float" office:value="98.282" calcext:value-type="float">
            <text:p>98,3</text:p>
          </table:table-cell>
          <table:table-cell table:number-columns-repeated="1002"/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6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46" calcext:value-type="float">
            <text:p>4,2</text:p>
          </table:table-cell>
          <table:table-cell office:value-type="float" office:value="23.344" calcext:value-type="float">
            <text:p>23,3</text:p>
          </table:table-cell>
          <table:table-cell office:value-type="float" office:value="88.189" calcext:value-type="float">
            <text:p>88,2</text:p>
          </table:table-cell>
          <table:table-cell office:value-type="float" office:value="88.4" calcext:value-type="float">
            <text:p>88,4</text:p>
          </table:table-cell>
          <table:table-cell office:value-type="float" office:value="391.432" calcext:value-type="float">
            <text:p>391,4</text:p>
          </table:table-cell>
          <table:table-cell office:value-type="float" office:value="401.394" calcext:value-type="float">
            <text:p>401,4</text:p>
          </table:table-cell>
          <table:table-cell table:formula="of:=[.K958]-[.J958]" office:value-type="float" office:value="9.96199999999999" calcext:value-type="float">
            <text:p>10,0</text:p>
          </table:table-cell>
          <table:table-cell/>
          <table:table-cell table:formula="of:=[.J958]-[.O958]-[.I958]" office:value-type="float" office:value="8.99199999999999" calcext:value-type="float">
            <text:p>9,0</text:p>
          </table:table-cell>
          <table:table-cell table:style-name="Default" office:value-type="float" office:value="294.04" calcext:value-type="float">
            <text:p>294,04</text:p>
          </table:table-cell>
          <table:table-cell table:formula="of:=[.O958]-[.Q958]" office:value-type="float" office:value="6.44499999999999" calcext:value-type="float">
            <text:p>6,4</text:p>
          </table:table-cell>
          <table:table-cell office:value-type="float" office:value="287.595" calcext:value-type="float">
            <text:p>287,6</text:p>
          </table:table-cell>
          <table:table-cell table:formula="of:=[.Q958]-[.S958]-[.U958]-[.V958]" office:value-type="float" office:value="24.731" calcext:value-type="float">
            <text:p>24,7</text:p>
          </table:table-cell>
          <table:table-cell office:value-type="float" office:value="108.344" calcext:value-type="float">
            <text:p>108,3</text:p>
          </table:table-cell>
          <table:table-cell office:value-type="float" office:value="13.204" calcext:value-type="float">
            <text:p>13,2</text:p>
          </table:table-cell>
          <table:table-cell office:value-type="float" office:value="40.382" calcext:value-type="float">
            <text:p>40,4</text:p>
          </table:table-cell>
          <table:table-cell office:value-type="float" office:value="114.138" calcext:value-type="float">
            <text:p>114,1</text:p>
          </table:table-cell>
          <table:table-cell table:number-columns-repeated="1002"/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6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05" calcext:value-type="float">
            <text:p>4,3</text:p>
          </table:table-cell>
          <table:table-cell office:value-type="float" office:value="23.709" calcext:value-type="float">
            <text:p>23,7</text:p>
          </table:table-cell>
          <table:table-cell office:value-type="float" office:value="80.185" calcext:value-type="float">
            <text:p>80,2</text:p>
          </table:table-cell>
          <table:table-cell office:value-type="float" office:value="80.376" calcext:value-type="float">
            <text:p>80,4</text:p>
          </table:table-cell>
          <table:table-cell office:value-type="float" office:value="378.93" calcext:value-type="float">
            <text:p>378,9</text:p>
          </table:table-cell>
          <table:table-cell office:value-type="float" office:value="388.137" calcext:value-type="float">
            <text:p>388,1</text:p>
          </table:table-cell>
          <table:table-cell table:formula="of:=[.K959]-[.J959]" office:value-type="float" office:value="9.20699999999999" calcext:value-type="float">
            <text:p>9,2</text:p>
          </table:table-cell>
          <table:table-cell/>
          <table:table-cell table:formula="of:=[.J959]-[.O959]-[.I959]" office:value-type="float" office:value="1.07399999999998" calcext:value-type="float">
            <text:p>1,1</text:p>
          </table:table-cell>
          <table:table-cell table:style-name="Default" office:value-type="float" office:value="297.48" calcext:value-type="float">
            <text:p>297,48</text:p>
          </table:table-cell>
          <table:table-cell table:formula="of:=[.O959]-[.Q959]" office:value-type="float" office:value="8.06900000000002" calcext:value-type="float">
            <text:p>8,1</text:p>
          </table:table-cell>
          <table:table-cell office:value-type="float" office:value="289.411" calcext:value-type="float">
            <text:p>289,4</text:p>
          </table:table-cell>
          <table:table-cell table:formula="of:=[.Q959]-[.S959]-[.U959]-[.V959]" office:value-type="float" office:value="16.879" calcext:value-type="float">
            <text:p>16,9</text:p>
          </table:table-cell>
          <table:table-cell office:value-type="float" office:value="108.143" calcext:value-type="float">
            <text:p>108,1</text:p>
          </table:table-cell>
          <table:table-cell office:value-type="float" office:value="16.157" calcext:value-type="float">
            <text:p>16,2</text:p>
          </table:table-cell>
          <table:table-cell office:value-type="float" office:value="51.961" calcext:value-type="float">
            <text:p>52,0</text:p>
          </table:table-cell>
          <table:table-cell office:value-type="float" office:value="112.428" calcext:value-type="float">
            <text:p>112,4</text:p>
          </table:table-cell>
          <table:table-cell table:number-columns-repeated="1002"/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6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81" calcext:value-type="float">
            <text:p>4,2</text:p>
          </table:table-cell>
          <table:table-cell office:value-type="float" office:value="23.13" calcext:value-type="float">
            <text:p>23,1</text:p>
          </table:table-cell>
          <table:table-cell office:value-type="float" office:value="73.726" calcext:value-type="float">
            <text:p>73,7</text:p>
          </table:table-cell>
          <table:table-cell office:value-type="float" office:value="73.79" calcext:value-type="float">
            <text:p>73,8</text:p>
          </table:table-cell>
          <table:table-cell office:value-type="float" office:value="391.106" calcext:value-type="float">
            <text:p>391,1</text:p>
          </table:table-cell>
          <table:table-cell office:value-type="float" office:value="401.942" calcext:value-type="float">
            <text:p>401,9</text:p>
          </table:table-cell>
          <table:table-cell table:formula="of:=[.K960]-[.J960]" office:value-type="float" office:value="10.836" calcext:value-type="float">
            <text:p>10,8</text:p>
          </table:table-cell>
          <table:table-cell/>
          <table:table-cell table:formula="of:=[.J960]-[.O960]-[.I960]" office:value-type="float" office:value="47.006" calcext:value-type="float">
            <text:p>47,0</text:p>
          </table:table-cell>
          <table:table-cell table:style-name="Default" office:value-type="float" office:value="270.31" calcext:value-type="float">
            <text:p>270,31</text:p>
          </table:table-cell>
          <table:table-cell table:formula="of:=[.O960]-[.Q960]" office:value-type="float" office:value="12.05" calcext:value-type="float">
            <text:p>12,1</text:p>
          </table:table-cell>
          <table:table-cell office:value-type="float" office:value="258.26" calcext:value-type="float">
            <text:p>258,3</text:p>
          </table:table-cell>
          <table:table-cell table:formula="of:=[.Q960]-[.S960]-[.U960]-[.V960]" office:value-type="float" office:value="10.191" calcext:value-type="float">
            <text:p>10,2</text:p>
          </table:table-cell>
          <table:table-cell office:value-type="float" office:value="106.352" calcext:value-type="float">
            <text:p>106,4</text:p>
          </table:table-cell>
          <table:table-cell office:value-type="float" office:value="9.492" calcext:value-type="float">
            <text:p>9,5</text:p>
          </table:table-cell>
          <table:table-cell office:value-type="float" office:value="53.392" calcext:value-type="float">
            <text:p>53,4</text:p>
          </table:table-cell>
          <table:table-cell office:value-type="float" office:value="88.325" calcext:value-type="float">
            <text:p>88,3</text:p>
          </table:table-cell>
          <table:table-cell table:number-columns-repeated="1002"/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6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48" calcext:value-type="float">
            <text:p>4,1</text:p>
          </table:table-cell>
          <table:table-cell office:value-type="float" office:value="22.839" calcext:value-type="float">
            <text:p>22,8</text:p>
          </table:table-cell>
          <table:table-cell office:value-type="float" office:value="72.668" calcext:value-type="float">
            <text:p>72,7</text:p>
          </table:table-cell>
          <table:table-cell office:value-type="float" office:value="72.783" calcext:value-type="float">
            <text:p>72,8</text:p>
          </table:table-cell>
          <table:table-cell office:value-type="float" office:value="458.151" calcext:value-type="float">
            <text:p>458,2</text:p>
          </table:table-cell>
          <table:table-cell office:value-type="float" office:value="468.142" calcext:value-type="float">
            <text:p>468,1</text:p>
          </table:table-cell>
          <table:table-cell table:formula="of:=[.K961]-[.J961]" office:value-type="float" office:value="9.99099999999999" calcext:value-type="float">
            <text:p>10,0</text:p>
          </table:table-cell>
          <table:table-cell/>
          <table:table-cell table:formula="of:=[.J961]-[.O961]-[.I961]" office:value-type="float" office:value="110.218" calcext:value-type="float">
            <text:p>110,2</text:p>
          </table:table-cell>
          <table:table-cell table:style-name="Default" office:value-type="float" office:value="275.15" calcext:value-type="float">
            <text:p>275,15</text:p>
          </table:table-cell>
          <table:table-cell table:formula="of:=[.O961]-[.Q961]" office:value-type="float" office:value="10.182" calcext:value-type="float">
            <text:p>10,2</text:p>
          </table:table-cell>
          <table:table-cell office:value-type="float" office:value="264.968" calcext:value-type="float">
            <text:p>265,0</text:p>
          </table:table-cell>
          <table:table-cell table:formula="of:=[.Q961]-[.S961]-[.U961]-[.V961]" office:value-type="float" office:value="15.043" calcext:value-type="float">
            <text:p>15,0</text:p>
          </table:table-cell>
          <table:table-cell office:value-type="float" office:value="117.618" calcext:value-type="float">
            <text:p>117,6</text:p>
          </table:table-cell>
          <table:table-cell office:value-type="float" office:value="14.386" calcext:value-type="float">
            <text:p>14,4</text:p>
          </table:table-cell>
          <table:table-cell office:value-type="float" office:value="41.933" calcext:value-type="float">
            <text:p>41,9</text:p>
          </table:table-cell>
          <table:table-cell office:value-type="float" office:value="90.374" calcext:value-type="float">
            <text:p>90,4</text:p>
          </table:table-cell>
          <table:table-cell table:number-columns-repeated="1002"/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6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19" calcext:value-type="float">
            <text:p>4,3</text:p>
          </table:table-cell>
          <table:table-cell office:value-type="float" office:value="23.273" calcext:value-type="float">
            <text:p>23,3</text:p>
          </table:table-cell>
          <table:table-cell office:value-type="float" office:value="86.242" calcext:value-type="float">
            <text:p>86,2</text:p>
          </table:table-cell>
          <table:table-cell office:value-type="float" office:value="86.41" calcext:value-type="float">
            <text:p>86,4</text:p>
          </table:table-cell>
          <table:table-cell office:value-type="float" office:value="401.881" calcext:value-type="float">
            <text:p>401,9</text:p>
          </table:table-cell>
          <table:table-cell office:value-type="float" office:value="410.666" calcext:value-type="float">
            <text:p>410,7</text:p>
          </table:table-cell>
          <table:table-cell table:formula="of:=[.K962]-[.J962]" office:value-type="float" office:value="8.78500000000003" calcext:value-type="float">
            <text:p>8,8</text:p>
          </table:table-cell>
          <table:table-cell/>
          <table:table-cell table:formula="of:=[.J962]-[.O962]-[.I962]" office:value-type="float" office:value="-4.90900000000002" calcext:value-type="float">
            <text:p>-4,9</text:p>
          </table:table-cell>
          <table:table-cell table:style-name="Default" office:value-type="float" office:value="320.38" calcext:value-type="float">
            <text:p>320,38</text:p>
          </table:table-cell>
          <table:table-cell table:formula="of:=[.O962]-[.Q962]" office:value-type="float" office:value="3.40899999999999" calcext:value-type="float">
            <text:p>3,4</text:p>
          </table:table-cell>
          <table:table-cell office:value-type="float" office:value="316.971" calcext:value-type="float">
            <text:p>317,0</text:p>
          </table:table-cell>
          <table:table-cell table:formula="of:=[.Q962]-[.S962]-[.U962]-[.V962]" office:value-type="float" office:value="22.91" calcext:value-type="float">
            <text:p>22,9</text:p>
          </table:table-cell>
          <table:table-cell office:value-type="float" office:value="116.507" calcext:value-type="float">
            <text:p>116,5</text:p>
          </table:table-cell>
          <table:table-cell office:value-type="float" office:value="19.162" calcext:value-type="float">
            <text:p>19,2</text:p>
          </table:table-cell>
          <table:table-cell office:value-type="float" office:value="40.326" calcext:value-type="float">
            <text:p>40,3</text:p>
          </table:table-cell>
          <table:table-cell office:value-type="float" office:value="137.228" calcext:value-type="float">
            <text:p>137,2</text:p>
          </table:table-cell>
          <table:table-cell table:number-columns-repeated="1002"/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6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24" calcext:value-type="float">
            <text:p>4,3</text:p>
          </table:table-cell>
          <table:table-cell office:value-type="float" office:value="23.324" calcext:value-type="float">
            <text:p>23,3</text:p>
          </table:table-cell>
          <table:table-cell office:value-type="float" office:value="89.446" calcext:value-type="float">
            <text:p>89,4</text:p>
          </table:table-cell>
          <table:table-cell office:value-type="float" office:value="89.52" calcext:value-type="float">
            <text:p>89,5</text:p>
          </table:table-cell>
          <table:table-cell office:value-type="float" office:value="442.111" calcext:value-type="float">
            <text:p>442,1</text:p>
          </table:table-cell>
          <table:table-cell office:value-type="float" office:value="451.766" calcext:value-type="float">
            <text:p>451,8</text:p>
          </table:table-cell>
          <table:table-cell table:formula="of:=[.K963]-[.J963]" office:value-type="float" office:value="9.65500000000003" calcext:value-type="float">
            <text:p>9,7</text:p>
          </table:table-cell>
          <table:table-cell/>
          <table:table-cell table:formula="of:=[.J963]-[.O963]-[.I963]" office:value-type="float" office:value="59.181" calcext:value-type="float">
            <text:p>59,2</text:p>
          </table:table-cell>
          <table:table-cell table:style-name="Default" office:value-type="float" office:value="293.41" calcext:value-type="float">
            <text:p>293,41</text:p>
          </table:table-cell>
          <table:table-cell table:formula="of:=[.O963]-[.Q963]" office:value-type="float" office:value="14.638" calcext:value-type="float">
            <text:p>14,6</text:p>
          </table:table-cell>
          <table:table-cell office:value-type="float" office:value="278.772" calcext:value-type="float">
            <text:p>278,8</text:p>
          </table:table-cell>
          <table:table-cell table:formula="of:=[.Q963]-[.S963]-[.U963]-[.V963]" office:value-type="float" office:value="16.803" calcext:value-type="float">
            <text:p>16,8</text:p>
          </table:table-cell>
          <table:table-cell office:value-type="float" office:value="115.542" calcext:value-type="float">
            <text:p>115,5</text:p>
          </table:table-cell>
          <table:table-cell office:value-type="float" office:value="12.055" calcext:value-type="float">
            <text:p>12,1</text:p>
          </table:table-cell>
          <table:table-cell office:value-type="float" office:value="40.43" calcext:value-type="float">
            <text:p>40,4</text:p>
          </table:table-cell>
          <table:table-cell office:value-type="float" office:value="105.997" calcext:value-type="float">
            <text:p>106,0</text:p>
          </table:table-cell>
          <table:table-cell table:number-columns-repeated="1002"/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6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32" calcext:value-type="float">
            <text:p>4,2</text:p>
          </table:table-cell>
          <table:table-cell office:value-type="float" office:value="23.217" calcext:value-type="float">
            <text:p>23,2</text:p>
          </table:table-cell>
          <table:table-cell office:value-type="float" office:value="73.463" calcext:value-type="float">
            <text:p>73,5</text:p>
          </table:table-cell>
          <table:table-cell office:value-type="float" office:value="73.58" calcext:value-type="float">
            <text:p>73,6</text:p>
          </table:table-cell>
          <table:table-cell office:value-type="float" office:value="413.074" calcext:value-type="float">
            <text:p>413,1</text:p>
          </table:table-cell>
          <table:table-cell office:value-type="float" office:value="422.03" calcext:value-type="float">
            <text:p>422,0</text:p>
          </table:table-cell>
          <table:table-cell table:formula="of:=[.K964]-[.J964]" office:value-type="float" office:value="8.95599999999996" calcext:value-type="float">
            <text:p>9,0</text:p>
          </table:table-cell>
          <table:table-cell/>
          <table:table-cell table:formula="of:=[.J964]-[.O964]-[.I964]" office:value-type="float" office:value="-26.716" calcext:value-type="float">
            <text:p>-26,7</text:p>
          </table:table-cell>
          <table:table-cell table:style-name="Default" office:value-type="float" office:value="366.21" calcext:value-type="float">
            <text:p>366,21</text:p>
          </table:table-cell>
          <table:table-cell table:formula="of:=[.O964]-[.Q964]" office:value-type="float" office:value="9.76900000000001" calcext:value-type="float">
            <text:p>9,8</text:p>
          </table:table-cell>
          <table:table-cell office:value-type="float" office:value="356.441" calcext:value-type="float">
            <text:p>356,4</text:p>
          </table:table-cell>
          <table:table-cell table:formula="of:=[.Q964]-[.S964]-[.U964]-[.V964]" office:value-type="float" office:value="25.639" calcext:value-type="float">
            <text:p>25,6</text:p>
          </table:table-cell>
          <table:table-cell office:value-type="float" office:value="160.44" calcext:value-type="float">
            <text:p>160,4</text:p>
          </table:table-cell>
          <table:table-cell office:value-type="float" office:value="5.586" calcext:value-type="float">
            <text:p>5,6</text:p>
          </table:table-cell>
          <table:table-cell office:value-type="float" office:value="99.013" calcext:value-type="float">
            <text:p>99,0</text:p>
          </table:table-cell>
          <table:table-cell office:value-type="float" office:value="71.349" calcext:value-type="float">
            <text:p>71,3</text:p>
          </table:table-cell>
          <table:table-cell table:number-columns-repeated="1002"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6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28" calcext:value-type="float">
            <text:p>4,2</text:p>
          </table:table-cell>
          <table:table-cell office:value-type="float" office:value="23.435" calcext:value-type="float">
            <text:p>23,4</text:p>
          </table:table-cell>
          <table:table-cell office:value-type="float" office:value="77.277" calcext:value-type="float">
            <text:p>77,3</text:p>
          </table:table-cell>
          <table:table-cell office:value-type="float" office:value="77.466" calcext:value-type="float">
            <text:p>77,5</text:p>
          </table:table-cell>
          <table:table-cell office:value-type="float" office:value="394.96" calcext:value-type="float">
            <text:p>395,0</text:p>
          </table:table-cell>
          <table:table-cell office:value-type="float" office:value="405.718" calcext:value-type="float">
            <text:p>405,7</text:p>
          </table:table-cell>
          <table:table-cell table:formula="of:=[.K965]-[.J965]" office:value-type="float" office:value="10.758" calcext:value-type="float">
            <text:p>10,8</text:p>
          </table:table-cell>
          <table:table-cell/>
          <table:table-cell table:formula="of:=[.J965]-[.O965]-[.I965]" office:value-type="float" office:value="-24.706" calcext:value-type="float">
            <text:p>-24,7</text:p>
          </table:table-cell>
          <table:table-cell table:style-name="Default" office:value-type="float" office:value="342.2" calcext:value-type="float">
            <text:p>342,2</text:p>
          </table:table-cell>
          <table:table-cell table:formula="of:=[.O965]-[.Q965]" office:value-type="float" office:value="8.51900000000001" calcext:value-type="float">
            <text:p>8,5</text:p>
          </table:table-cell>
          <table:table-cell office:value-type="float" office:value="333.681" calcext:value-type="float">
            <text:p>333,7</text:p>
          </table:table-cell>
          <table:table-cell table:formula="of:=[.Q965]-[.S965]-[.U965]-[.V965]" office:value-type="float" office:value="21.571" calcext:value-type="float">
            <text:p>21,6</text:p>
          </table:table-cell>
          <table:table-cell office:value-type="float" office:value="118.726" calcext:value-type="float">
            <text:p>118,7</text:p>
          </table:table-cell>
          <table:table-cell office:value-type="float" office:value="1.569" calcext:value-type="float">
            <text:p>1,6</text:p>
          </table:table-cell>
          <table:table-cell office:value-type="float" office:value="40.352" calcext:value-type="float">
            <text:p>40,4</text:p>
          </table:table-cell>
          <table:table-cell office:value-type="float" office:value="153.032" calcext:value-type="float">
            <text:p>153,0</text:p>
          </table:table-cell>
          <table:table-cell table:number-columns-repeated="1002"/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6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32" calcext:value-type="float">
            <text:p>4,2</text:p>
          </table:table-cell>
          <table:table-cell office:value-type="float" office:value="23.451" calcext:value-type="float">
            <text:p>23,5</text:p>
          </table:table-cell>
          <table:table-cell office:value-type="float" office:value="76.126" calcext:value-type="float">
            <text:p>76,1</text:p>
          </table:table-cell>
          <table:table-cell office:value-type="float" office:value="76.212" calcext:value-type="float">
            <text:p>76,2</text:p>
          </table:table-cell>
          <table:table-cell office:value-type="float" office:value="419.042" calcext:value-type="float">
            <text:p>419,0</text:p>
          </table:table-cell>
          <table:table-cell office:value-type="float" office:value="428.197" calcext:value-type="float">
            <text:p>428,2</text:p>
          </table:table-cell>
          <table:table-cell table:formula="of:=[.K966]-[.J966]" office:value-type="float" office:value="9.15500000000003" calcext:value-type="float">
            <text:p>9,2</text:p>
          </table:table-cell>
          <table:table-cell/>
          <table:table-cell table:formula="of:=[.J966]-[.O966]-[.I966]" office:value-type="float" office:value="56.49" calcext:value-type="float">
            <text:p>56,5</text:p>
          </table:table-cell>
          <table:table-cell table:style-name="Default" office:value-type="float" office:value="286.34" calcext:value-type="float">
            <text:p>286,34</text:p>
          </table:table-cell>
          <table:table-cell table:formula="of:=[.O966]-[.Q966]" office:value-type="float" office:value="2.452" calcext:value-type="float">
            <text:p>2,5</text:p>
          </table:table-cell>
          <table:table-cell office:value-type="float" office:value="283.888" calcext:value-type="float">
            <text:p>283,9</text:p>
          </table:table-cell>
          <table:table-cell table:formula="of:=[.Q966]-[.S966]-[.U966]-[.V966]" office:value-type="float" office:value="5.115" calcext:value-type="float">
            <text:p>5,1</text:p>
          </table:table-cell>
          <table:table-cell office:value-type="float" office:value="106.111" calcext:value-type="float">
            <text:p>106,1</text:p>
          </table:table-cell>
          <table:table-cell office:value-type="float" office:value="4.364" calcext:value-type="float">
            <text:p>4,4</text:p>
          </table:table-cell>
          <table:table-cell office:value-type="float" office:value="54.029" calcext:value-type="float">
            <text:p>54,0</text:p>
          </table:table-cell>
          <table:table-cell office:value-type="float" office:value="118.633" calcext:value-type="float">
            <text:p>118,6</text:p>
          </table:table-cell>
          <table:table-cell table:number-columns-repeated="1002"/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6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32" calcext:value-type="float">
            <text:p>4,3</text:p>
          </table:table-cell>
          <table:table-cell office:value-type="float" office:value="23.64" calcext:value-type="float">
            <text:p>23,6</text:p>
          </table:table-cell>
          <table:table-cell office:value-type="float" office:value="89.1" calcext:value-type="float">
            <text:p>89,1</text:p>
          </table:table-cell>
          <table:table-cell office:value-type="float" office:value="89.279" calcext:value-type="float">
            <text:p>89,3</text:p>
          </table:table-cell>
          <table:table-cell office:value-type="float" office:value="396.698" calcext:value-type="float">
            <text:p>396,7</text:p>
          </table:table-cell>
          <table:table-cell office:value-type="float" office:value="406.48" calcext:value-type="float">
            <text:p>406,5</text:p>
          </table:table-cell>
          <table:table-cell table:formula="of:=[.K967]-[.J967]" office:value-type="float" office:value="9.78200000000004" calcext:value-type="float">
            <text:p>9,8</text:p>
          </table:table-cell>
          <table:table-cell/>
          <table:table-cell table:formula="of:=[.J967]-[.O967]-[.I967]" office:value-type="float" office:value="25.389" calcext:value-type="float">
            <text:p>25,4</text:p>
          </table:table-cell>
          <table:table-cell table:style-name="Default" office:value-type="float" office:value="282.03" calcext:value-type="float">
            <text:p>282,03</text:p>
          </table:table-cell>
          <table:table-cell table:formula="of:=[.O967]-[.Q967]" office:value-type="float" office:value="13.144" calcext:value-type="float">
            <text:p>13,1</text:p>
          </table:table-cell>
          <table:table-cell office:value-type="float" office:value="268.886" calcext:value-type="float">
            <text:p>268,9</text:p>
          </table:table-cell>
          <table:table-cell table:formula="of:=[.Q967]-[.S967]-[.U967]-[.V967]" office:value-type="float" office:value="2.13200000000002" calcext:value-type="float">
            <text:p>2,1</text:p>
          </table:table-cell>
          <table:table-cell office:value-type="float" office:value="124.208" calcext:value-type="float">
            <text:p>124,2</text:p>
          </table:table-cell>
          <table:table-cell office:value-type="float" office:value="1.437" calcext:value-type="float">
            <text:p>1,4</text:p>
          </table:table-cell>
          <table:table-cell office:value-type="float" office:value="55.252" calcext:value-type="float">
            <text:p>55,3</text:p>
          </table:table-cell>
          <table:table-cell office:value-type="float" office:value="87.294" calcext:value-type="float">
            <text:p>87,3</text:p>
          </table:table-cell>
          <table:table-cell table:number-columns-repeated="1002"/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6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9" calcext:value-type="float">
            <text:p>4,3</text:p>
          </table:table-cell>
          <table:table-cell office:value-type="float" office:value="23.181" calcext:value-type="float">
            <text:p>23,2</text:p>
          </table:table-cell>
          <table:table-cell office:value-type="float" office:value="71.729" calcext:value-type="float">
            <text:p>71,7</text:p>
          </table:table-cell>
          <table:table-cell office:value-type="float" office:value="71.897" calcext:value-type="float">
            <text:p>71,9</text:p>
          </table:table-cell>
          <table:table-cell office:value-type="float" office:value="374.406" calcext:value-type="float">
            <text:p>374,4</text:p>
          </table:table-cell>
          <table:table-cell office:value-type="float" office:value="383.576" calcext:value-type="float">
            <text:p>383,6</text:p>
          </table:table-cell>
          <table:table-cell table:formula="of:=[.K968]-[.J968]" office:value-type="float" office:value="9.17000000000002" calcext:value-type="float">
            <text:p>9,2</text:p>
          </table:table-cell>
          <table:table-cell/>
          <table:table-cell table:formula="of:=[.J968]-[.O968]-[.I968]" office:value-type="float" office:value="29.499" calcext:value-type="float">
            <text:p>29,5</text:p>
          </table:table-cell>
          <table:table-cell table:style-name="Default" office:value-type="float" office:value="273.01" calcext:value-type="float">
            <text:p>273,01</text:p>
          </table:table-cell>
          <table:table-cell table:formula="of:=[.O968]-[.Q968]" office:value-type="float" office:value="9.93599999999998" calcext:value-type="float">
            <text:p>9,9</text:p>
          </table:table-cell>
          <table:table-cell office:value-type="float" office:value="263.074" calcext:value-type="float">
            <text:p>263,1</text:p>
          </table:table-cell>
          <table:table-cell table:formula="of:=[.Q968]-[.S968]-[.U968]-[.V968]" office:value-type="float" office:value="12.439" calcext:value-type="float">
            <text:p>12,4</text:p>
          </table:table-cell>
          <table:table-cell office:value-type="float" office:value="104.796" calcext:value-type="float">
            <text:p>104,8</text:p>
          </table:table-cell>
          <table:table-cell office:value-type="float" office:value="11.719" calcext:value-type="float">
            <text:p>11,7</text:p>
          </table:table-cell>
          <table:table-cell office:value-type="float" office:value="55.451" calcext:value-type="float">
            <text:p>55,5</text:p>
          </table:table-cell>
          <table:table-cell office:value-type="float" office:value="90.388" calcext:value-type="float">
            <text:p>90,4</text:p>
          </table:table-cell>
          <table:table-cell table:number-columns-repeated="1002"/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6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61" calcext:value-type="float">
            <text:p>4,3</text:p>
          </table:table-cell>
          <table:table-cell office:value-type="float" office:value="23.712" calcext:value-type="float">
            <text:p>23,7</text:p>
          </table:table-cell>
          <table:table-cell office:value-type="float" office:value="74.91" calcext:value-type="float">
            <text:p>74,9</text:p>
          </table:table-cell>
          <table:table-cell office:value-type="float" office:value="75.005" calcext:value-type="float">
            <text:p>75,0</text:p>
          </table:table-cell>
          <table:table-cell office:value-type="float" office:value="412.787" calcext:value-type="float">
            <text:p>412,8</text:p>
          </table:table-cell>
          <table:table-cell office:value-type="float" office:value="422.632" calcext:value-type="float">
            <text:p>422,6</text:p>
          </table:table-cell>
          <table:table-cell table:formula="of:=[.K969]-[.J969]" office:value-type="float" office:value="9.84500000000003" calcext:value-type="float">
            <text:p>9,8</text:p>
          </table:table-cell>
          <table:table-cell/>
          <table:table-cell table:formula="of:=[.J969]-[.O969]-[.I969]" office:value-type="float" office:value="68.872" calcext:value-type="float">
            <text:p>68,9</text:p>
          </table:table-cell>
          <table:table-cell table:style-name="Default" office:value-type="float" office:value="268.91" calcext:value-type="float">
            <text:p>268,91</text:p>
          </table:table-cell>
          <table:table-cell table:formula="of:=[.O969]-[.Q969]" office:value-type="float" office:value="6.70000000000005" calcext:value-type="float">
            <text:p>6,7</text:p>
          </table:table-cell>
          <table:table-cell office:value-type="float" office:value="262.21" calcext:value-type="float">
            <text:p>262,2</text:p>
          </table:table-cell>
          <table:table-cell table:formula="of:=[.Q969]-[.S969]-[.U969]-[.V969]" office:value-type="float" office:value="8.91199999999998" calcext:value-type="float">
            <text:p>8,9</text:p>
          </table:table-cell>
          <table:table-cell office:value-type="float" office:value="119.203" calcext:value-type="float">
            <text:p>119,2</text:p>
          </table:table-cell>
          <table:table-cell office:value-type="float" office:value="8.232" calcext:value-type="float">
            <text:p>8,2</text:p>
          </table:table-cell>
          <table:table-cell office:value-type="float" office:value="40.13" calcext:value-type="float">
            <text:p>40,1</text:p>
          </table:table-cell>
          <table:table-cell office:value-type="float" office:value="93.965" calcext:value-type="float">
            <text:p>94,0</text:p>
          </table:table-cell>
          <table:table-cell table:number-columns-repeated="1002"/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6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419" calcext:value-type="float">
            <text:p>4,4</text:p>
          </table:table-cell>
          <table:table-cell office:value-type="float" office:value="23.77" calcext:value-type="float">
            <text:p>23,8</text:p>
          </table:table-cell>
          <table:table-cell office:value-type="float" office:value="91.133" calcext:value-type="float">
            <text:p>91,1</text:p>
          </table:table-cell>
          <table:table-cell office:value-type="float" office:value="91.236" calcext:value-type="float">
            <text:p>91,2</text:p>
          </table:table-cell>
          <table:table-cell office:value-type="float" office:value="402.928" calcext:value-type="float">
            <text:p>402,9</text:p>
          </table:table-cell>
          <table:table-cell office:value-type="float" office:value="414.814" calcext:value-type="float">
            <text:p>414,8</text:p>
          </table:table-cell>
          <table:table-cell table:formula="of:=[.K970]-[.J970]" office:value-type="float" office:value="11.886" calcext:value-type="float">
            <text:p>11,9</text:p>
          </table:table-cell>
          <table:table-cell/>
          <table:table-cell table:formula="of:=[.J970]-[.O970]-[.I970]" office:value-type="float" office:value="22.532" calcext:value-type="float">
            <text:p>22,5</text:p>
          </table:table-cell>
          <table:table-cell table:style-name="Default" office:value-type="float" office:value="289.16" calcext:value-type="float">
            <text:p>289,16</text:p>
          </table:table-cell>
          <table:table-cell table:formula="of:=[.O970]-[.Q970]" office:value-type="float" office:value="21.272" calcext:value-type="float">
            <text:p>21,3</text:p>
          </table:table-cell>
          <table:table-cell office:value-type="float" office:value="267.888" calcext:value-type="float">
            <text:p>267,9</text:p>
          </table:table-cell>
          <table:table-cell table:formula="of:=[.Q970]-[.S970]-[.U970]-[.V970]" office:value-type="float" office:value="11.637" calcext:value-type="float">
            <text:p>11,6</text:p>
          </table:table-cell>
          <table:table-cell office:value-type="float" office:value="116.274" calcext:value-type="float">
            <text:p>116,3</text:p>
          </table:table-cell>
          <table:table-cell office:value-type="float" office:value="7.57" calcext:value-type="float">
            <text:p>7,6</text:p>
          </table:table-cell>
          <table:table-cell office:value-type="float" office:value="40.446" calcext:value-type="float">
            <text:p>40,4</text:p>
          </table:table-cell>
          <table:table-cell office:value-type="float" office:value="99.531" calcext:value-type="float">
            <text:p>99,5</text:p>
          </table:table-cell>
          <table:table-cell table:number-columns-repeated="1002"/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6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6" calcext:value-type="float">
            <text:p>4,2</text:p>
          </table:table-cell>
          <table:table-cell office:value-type="float" office:value="23.397" calcext:value-type="float">
            <text:p>23,4</text:p>
          </table:table-cell>
          <table:table-cell office:value-type="float" office:value="71.51" calcext:value-type="float">
            <text:p>71,5</text:p>
          </table:table-cell>
          <table:table-cell office:value-type="float" office:value="71.625" calcext:value-type="float">
            <text:p>71,6</text:p>
          </table:table-cell>
          <table:table-cell office:value-type="float" office:value="435.035" calcext:value-type="float">
            <text:p>435,0</text:p>
          </table:table-cell>
          <table:table-cell office:value-type="float" office:value="444.014" calcext:value-type="float">
            <text:p>444,0</text:p>
          </table:table-cell>
          <table:table-cell table:formula="of:=[.K971]-[.J971]" office:value-type="float" office:value="8.97899999999999" calcext:value-type="float">
            <text:p>9,0</text:p>
          </table:table-cell>
          <table:table-cell/>
          <table:table-cell table:formula="of:=[.J971]-[.O971]-[.I971]" office:value-type="float" office:value="114.51" calcext:value-type="float">
            <text:p>114,5</text:p>
          </table:table-cell>
          <table:table-cell table:style-name="Default" office:value-type="float" office:value="248.9" calcext:value-type="float">
            <text:p>248,9</text:p>
          </table:table-cell>
          <table:table-cell table:formula="of:=[.O971]-[.Q971]" office:value-type="float" office:value="15.024" calcext:value-type="float">
            <text:p>15,0</text:p>
          </table:table-cell>
          <table:table-cell office:value-type="float" office:value="233.876" calcext:value-type="float">
            <text:p>233,9</text:p>
          </table:table-cell>
          <table:table-cell table:formula="of:=[.Q971]-[.S971]-[.U971]-[.V971]" office:value-type="float" office:value="13.078" calcext:value-type="float">
            <text:p>13,1</text:p>
          </table:table-cell>
          <table:table-cell office:value-type="float" office:value="114.455" calcext:value-type="float">
            <text:p>114,5</text:p>
          </table:table-cell>
          <table:table-cell office:value-type="float" office:value="7.792" calcext:value-type="float">
            <text:p>7,8</text:p>
          </table:table-cell>
          <table:table-cell office:value-type="float" office:value="40.358" calcext:value-type="float">
            <text:p>40,4</text:p>
          </table:table-cell>
          <table:table-cell office:value-type="float" office:value="65.985" calcext:value-type="float">
            <text:p>66,0</text:p>
          </table:table-cell>
          <table:table-cell table:number-columns-repeated="1002"/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6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91" calcext:value-type="float">
            <text:p>4,2</text:p>
          </table:table-cell>
          <table:table-cell office:value-type="float" office:value="22.94" calcext:value-type="float">
            <text:p>22,9</text:p>
          </table:table-cell>
          <table:table-cell office:value-type="float" office:value="88.425" calcext:value-type="float">
            <text:p>88,4</text:p>
          </table:table-cell>
          <table:table-cell office:value-type="float" office:value="88.591" calcext:value-type="float">
            <text:p>88,6</text:p>
          </table:table-cell>
          <table:table-cell office:value-type="float" office:value="398.363" calcext:value-type="float">
            <text:p>398,4</text:p>
          </table:table-cell>
          <table:table-cell office:value-type="float" office:value="409.604" calcext:value-type="float">
            <text:p>409,6</text:p>
          </table:table-cell>
          <table:table-cell table:formula="of:=[.K972]-[.J972]" office:value-type="float" office:value="11.241" calcext:value-type="float">
            <text:p>11,2</text:p>
          </table:table-cell>
          <table:table-cell/>
          <table:table-cell table:formula="of:=[.J972]-[.O972]-[.I972]" office:value-type="float" office:value="0.0720000000000169" calcext:value-type="float">
            <text:p>0,1</text:p>
          </table:table-cell>
          <table:table-cell table:style-name="Default" office:value-type="float" office:value="309.7" calcext:value-type="float">
            <text:p>309,7</text:p>
          </table:table-cell>
          <table:table-cell table:formula="of:=[.O972]-[.Q972]" office:value-type="float" office:value="5.983" calcext:value-type="float">
            <text:p>6,0</text:p>
          </table:table-cell>
          <table:table-cell office:value-type="float" office:value="303.717" calcext:value-type="float">
            <text:p>303,7</text:p>
          </table:table-cell>
          <table:table-cell table:formula="of:=[.Q972]-[.S972]-[.U972]-[.V972]" office:value-type="float" office:value="8.52999999999999" calcext:value-type="float">
            <text:p>8,5</text:p>
          </table:table-cell>
          <table:table-cell office:value-type="float" office:value="139.791" calcext:value-type="float">
            <text:p>139,8</text:p>
          </table:table-cell>
          <table:table-cell office:value-type="float" office:value="7.724" calcext:value-type="float">
            <text:p>7,7</text:p>
          </table:table-cell>
          <table:table-cell office:value-type="float" office:value="59.816" calcext:value-type="float">
            <text:p>59,8</text:p>
          </table:table-cell>
          <table:table-cell office:value-type="float" office:value="95.58" calcext:value-type="float">
            <text:p>95,6</text:p>
          </table:table-cell>
          <table:table-cell table:number-columns-repeated="1002"/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6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33" calcext:value-type="float">
            <text:p>4,1</text:p>
          </table:table-cell>
          <table:table-cell office:value-type="float" office:value="23.67" calcext:value-type="float">
            <text:p>23,7</text:p>
          </table:table-cell>
          <table:table-cell office:value-type="float" office:value="88.517" calcext:value-type="float">
            <text:p>88,5</text:p>
          </table:table-cell>
          <table:table-cell office:value-type="float" office:value="88.712" calcext:value-type="float">
            <text:p>88,7</text:p>
          </table:table-cell>
          <table:table-cell office:value-type="float" office:value="404.867" calcext:value-type="float">
            <text:p>404,9</text:p>
          </table:table-cell>
          <table:table-cell office:value-type="float" office:value="415.614" calcext:value-type="float">
            <text:p>415,6</text:p>
          </table:table-cell>
          <table:table-cell table:formula="of:=[.K973]-[.J973]" office:value-type="float" office:value="10.747" calcext:value-type="float">
            <text:p>10,7</text:p>
          </table:table-cell>
          <table:table-cell/>
          <table:table-cell table:formula="of:=[.J973]-[.O973]-[.I973]" office:value-type="float" office:value="-106.725" calcext:value-type="float">
            <text:p>-106,7</text:p>
          </table:table-cell>
          <table:table-cell table:style-name="Default" office:value-type="float" office:value="422.88" calcext:value-type="float">
            <text:p>422,88</text:p>
          </table:table-cell>
          <table:table-cell table:formula="of:=[.O973]-[.Q973]" office:value-type="float" office:value="11.466" calcext:value-type="float">
            <text:p>11,5</text:p>
          </table:table-cell>
          <table:table-cell office:value-type="float" office:value="411.414" calcext:value-type="float">
            <text:p>411,4</text:p>
          </table:table-cell>
          <table:table-cell table:formula="of:=[.Q973]-[.S973]-[.U973]-[.V973]" office:value-type="float" office:value="99.922" calcext:value-type="float">
            <text:p>99,9</text:p>
          </table:table-cell>
          <table:table-cell office:value-type="float" office:value="120.035" calcext:value-type="float">
            <text:p>120,0</text:p>
          </table:table-cell>
          <table:table-cell office:value-type="float" office:value="79.684" calcext:value-type="float">
            <text:p>79,7</text:p>
          </table:table-cell>
          <table:table-cell office:value-type="float" office:value="59.9" calcext:value-type="float">
            <text:p>59,9</text:p>
          </table:table-cell>
          <table:table-cell office:value-type="float" office:value="131.557" calcext:value-type="float">
            <text:p>131,6</text:p>
          </table:table-cell>
          <table:table-cell table:number-columns-repeated="1002"/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6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27" calcext:value-type="float">
            <text:p>4,1</text:p>
          </table:table-cell>
          <table:table-cell office:value-type="float" office:value="23.463" calcext:value-type="float">
            <text:p>23,5</text:p>
          </table:table-cell>
          <table:table-cell office:value-type="float" office:value="73.616" calcext:value-type="float">
            <text:p>73,6</text:p>
          </table:table-cell>
          <table:table-cell office:value-type="float" office:value="73.713" calcext:value-type="float">
            <text:p>73,7</text:p>
          </table:table-cell>
          <table:table-cell office:value-type="float" office:value="416.094" calcext:value-type="float">
            <text:p>416,1</text:p>
          </table:table-cell>
          <table:table-cell office:value-type="float" office:value="427.045" calcext:value-type="float">
            <text:p>427,0</text:p>
          </table:table-cell>
          <table:table-cell table:formula="of:=[.K974]-[.J974]" office:value-type="float" office:value="10.951" calcext:value-type="float">
            <text:p>11,0</text:p>
          </table:table-cell>
          <table:table-cell/>
          <table:table-cell table:formula="of:=[.J974]-[.O974]-[.I974]" office:value-type="float" office:value="-99.109" calcext:value-type="float">
            <text:p>-99,1</text:p>
          </table:table-cell>
          <table:table-cell table:style-name="Default" office:value-type="float" office:value="441.49" calcext:value-type="float">
            <text:p>441,49</text:p>
          </table:table-cell>
          <table:table-cell table:formula="of:=[.O974]-[.Q974]" office:value-type="float" office:value="137.736" calcext:value-type="float">
            <text:p>137,7</text:p>
          </table:table-cell>
          <table:table-cell office:value-type="float" office:value="303.754" calcext:value-type="float">
            <text:p>303,8</text:p>
          </table:table-cell>
          <table:table-cell table:formula="of:=[.Q974]-[.S974]-[.U974]-[.V974]" office:value-type="float" office:value="36.792" calcext:value-type="float">
            <text:p>36,8</text:p>
          </table:table-cell>
          <table:table-cell office:value-type="float" office:value="122.988" calcext:value-type="float">
            <text:p>123,0</text:p>
          </table:table-cell>
          <table:table-cell office:value-type="float" office:value="0.907" calcext:value-type="float">
            <text:p>0,9</text:p>
          </table:table-cell>
          <table:table-cell office:value-type="float" office:value="37.319" calcext:value-type="float">
            <text:p>37,3</text:p>
          </table:table-cell>
          <table:table-cell office:value-type="float" office:value="106.655" calcext:value-type="float">
            <text:p>106,7</text:p>
          </table:table-cell>
          <table:table-cell table:number-columns-repeated="1002"/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6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5" calcext:value-type="float">
            <text:p>4,3</text:p>
          </table:table-cell>
          <table:table-cell office:value-type="float" office:value="23.459" calcext:value-type="float">
            <text:p>23,5</text:p>
          </table:table-cell>
          <table:table-cell office:value-type="float" office:value="88.22" calcext:value-type="float">
            <text:p>88,2</text:p>
          </table:table-cell>
          <table:table-cell office:value-type="float" office:value="88.39" calcext:value-type="float">
            <text:p>88,4</text:p>
          </table:table-cell>
          <table:table-cell office:value-type="float" office:value="411.548" calcext:value-type="float">
            <text:p>411,5</text:p>
          </table:table-cell>
          <table:table-cell office:value-type="float" office:value="421.766" calcext:value-type="float">
            <text:p>421,8</text:p>
          </table:table-cell>
          <table:table-cell table:formula="of:=[.K975]-[.J975]" office:value-type="float" office:value="10.218" calcext:value-type="float">
            <text:p>10,2</text:p>
          </table:table-cell>
          <table:table-cell/>
          <table:table-cell table:formula="of:=[.J975]-[.O975]-[.I975]" office:value-type="float" office:value="-23.312" calcext:value-type="float">
            <text:p>-23,3</text:p>
          </table:table-cell>
          <table:table-cell table:style-name="Default" office:value-type="float" office:value="346.47" calcext:value-type="float">
            <text:p>346,47</text:p>
          </table:table-cell>
          <table:table-cell table:formula="of:=[.O975]-[.Q975]" office:value-type="float" office:value="17.088" calcext:value-type="float">
            <text:p>17,1</text:p>
          </table:table-cell>
          <table:table-cell office:value-type="float" office:value="329.382" calcext:value-type="float">
            <text:p>329,4</text:p>
          </table:table-cell>
          <table:table-cell table:formula="of:=[.Q975]-[.S975]-[.U975]-[.V975]" office:value-type="float" office:value="15.662" calcext:value-type="float">
            <text:p>15,7</text:p>
          </table:table-cell>
          <table:table-cell office:value-type="float" office:value="109.033" calcext:value-type="float">
            <text:p>109,0</text:p>
          </table:table-cell>
          <table:table-cell office:value-type="float" office:value="0.932" calcext:value-type="float">
            <text:p>0,9</text:p>
          </table:table-cell>
          <table:table-cell office:value-type="float" office:value="40.416" calcext:value-type="float">
            <text:p>40,4</text:p>
          </table:table-cell>
          <table:table-cell office:value-type="float" office:value="164.271" calcext:value-type="float">
            <text:p>164,3</text:p>
          </table:table-cell>
          <table:table-cell table:number-columns-repeated="1002"/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6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62" calcext:value-type="float">
            <text:p>4,3</text:p>
          </table:table-cell>
          <table:table-cell office:value-type="float" office:value="23.279" calcext:value-type="float">
            <text:p>23,3</text:p>
          </table:table-cell>
          <table:table-cell office:value-type="float" office:value="77.183" calcext:value-type="float">
            <text:p>77,2</text:p>
          </table:table-cell>
          <table:table-cell office:value-type="float" office:value="77.398" calcext:value-type="float">
            <text:p>77,4</text:p>
          </table:table-cell>
          <table:table-cell office:value-type="float" office:value="413.512" calcext:value-type="float">
            <text:p>413,5</text:p>
          </table:table-cell>
          <table:table-cell office:value-type="float" office:value="422.98" calcext:value-type="float">
            <text:p>423,0</text:p>
          </table:table-cell>
          <table:table-cell table:formula="of:=[.K976]-[.J976]" office:value-type="float" office:value="9.46800000000002" calcext:value-type="float">
            <text:p>9,5</text:p>
          </table:table-cell>
          <table:table-cell/>
          <table:table-cell table:formula="of:=[.J976]-[.O976]-[.I976]" office:value-type="float" office:value="34.344" calcext:value-type="float">
            <text:p>34,3</text:p>
          </table:table-cell>
          <table:table-cell table:style-name="Default" office:value-type="float" office:value="301.77" calcext:value-type="float">
            <text:p>301,77</text:p>
          </table:table-cell>
          <table:table-cell table:formula="of:=[.O976]-[.Q976]" office:value-type="float" office:value="30.936" calcext:value-type="float">
            <text:p>30,9</text:p>
          </table:table-cell>
          <table:table-cell office:value-type="float" office:value="270.834" calcext:value-type="float">
            <text:p>270,8</text:p>
          </table:table-cell>
          <table:table-cell table:formula="of:=[.Q976]-[.S976]-[.U976]-[.V976]" office:value-type="float" office:value="1.61999999999999" calcext:value-type="float">
            <text:p>1,6</text:p>
          </table:table-cell>
          <table:table-cell office:value-type="float" office:value="104.792" calcext:value-type="float">
            <text:p>104,8</text:p>
          </table:table-cell>
          <table:table-cell office:value-type="float" office:value="0.894" calcext:value-type="float">
            <text:p>0,9</text:p>
          </table:table-cell>
          <table:table-cell office:value-type="float" office:value="55.401" calcext:value-type="float">
            <text:p>55,4</text:p>
          </table:table-cell>
          <table:table-cell office:value-type="float" office:value="109.021" calcext:value-type="float">
            <text:p>109,0</text:p>
          </table:table-cell>
          <table:table-cell table:number-columns-repeated="1002"/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6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65" calcext:value-type="float">
            <text:p>4,3</text:p>
          </table:table-cell>
          <table:table-cell office:value-type="float" office:value="23.417" calcext:value-type="float">
            <text:p>23,4</text:p>
          </table:table-cell>
          <table:table-cell office:value-type="float" office:value="75.202" calcext:value-type="float">
            <text:p>75,2</text:p>
          </table:table-cell>
          <table:table-cell office:value-type="float" office:value="75.313" calcext:value-type="float">
            <text:p>75,3</text:p>
          </table:table-cell>
          <table:table-cell office:value-type="float" office:value="412.471" calcext:value-type="float">
            <text:p>412,5</text:p>
          </table:table-cell>
          <table:table-cell office:value-type="float" office:value="422.444" calcext:value-type="float">
            <text:p>422,4</text:p>
          </table:table-cell>
          <table:table-cell table:formula="of:=[.K977]-[.J977]" office:value-type="float" office:value="9.97300000000001" calcext:value-type="float">
            <text:p>10,0</text:p>
          </table:table-cell>
          <table:table-cell/>
          <table:table-cell table:formula="of:=[.J977]-[.O977]-[.I977]" office:value-type="float" office:value="-57.422" calcext:value-type="float">
            <text:p>-57,4</text:p>
          </table:table-cell>
          <table:table-cell table:style-name="Default" office:value-type="float" office:value="394.58" calcext:value-type="float">
            <text:p>394,58</text:p>
          </table:table-cell>
          <table:table-cell table:formula="of:=[.O977]-[.Q977]" office:value-type="float" office:value="21.072" calcext:value-type="float">
            <text:p>21,1</text:p>
          </table:table-cell>
          <table:table-cell office:value-type="float" office:value="373.508" calcext:value-type="float">
            <text:p>373,5</text:p>
          </table:table-cell>
          <table:table-cell table:formula="of:=[.Q977]-[.S977]-[.U977]-[.V977]" office:value-type="float" office:value="13.101" calcext:value-type="float">
            <text:p>13,1</text:p>
          </table:table-cell>
          <table:table-cell office:value-type="float" office:value="104.302" calcext:value-type="float">
            <text:p>104,3</text:p>
          </table:table-cell>
          <table:table-cell office:value-type="float" office:value="0.911" calcext:value-type="float">
            <text:p>0,9</text:p>
          </table:table-cell>
          <table:table-cell office:value-type="float" office:value="55.951" calcext:value-type="float">
            <text:p>56,0</text:p>
          </table:table-cell>
          <table:table-cell office:value-type="float" office:value="200.154" calcext:value-type="float">
            <text:p>200,2</text:p>
          </table:table-cell>
          <table:table-cell table:number-columns-repeated="1002"/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6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46" calcext:value-type="float">
            <text:p>4,2</text:p>
          </table:table-cell>
          <table:table-cell office:value-type="float" office:value="23.937" calcext:value-type="float">
            <text:p>23,9</text:p>
          </table:table-cell>
          <table:table-cell office:value-type="float" office:value="75.625" calcext:value-type="float">
            <text:p>75,6</text:p>
          </table:table-cell>
          <table:table-cell office:value-type="float" office:value="75.796" calcext:value-type="float">
            <text:p>75,8</text:p>
          </table:table-cell>
          <table:table-cell office:value-type="float" office:value="374.392" calcext:value-type="float">
            <text:p>374,4</text:p>
          </table:table-cell>
          <table:table-cell office:value-type="float" office:value="383.828" calcext:value-type="float">
            <text:p>383,8</text:p>
          </table:table-cell>
          <table:table-cell table:formula="of:=[.K978]-[.J978]" office:value-type="float" office:value="9.43599999999998" calcext:value-type="float">
            <text:p>9,4</text:p>
          </table:table-cell>
          <table:table-cell/>
          <table:table-cell table:formula="of:=[.J978]-[.O978]-[.I978]" office:value-type="float" office:value="20.376" calcext:value-type="float">
            <text:p>20,4</text:p>
          </table:table-cell>
          <table:table-cell table:style-name="Default" office:value-type="float" office:value="278.22" calcext:value-type="float">
            <text:p>278,22</text:p>
          </table:table-cell>
          <table:table-cell table:formula="of:=[.O978]-[.Q978]" office:value-type="float" office:value="12.288" calcext:value-type="float">
            <text:p>12,3</text:p>
          </table:table-cell>
          <table:table-cell office:value-type="float" office:value="265.932" calcext:value-type="float">
            <text:p>265,9</text:p>
          </table:table-cell>
          <table:table-cell table:formula="of:=[.Q978]-[.S978]-[.U978]-[.V978]" office:value-type="float" office:value="36.439" calcext:value-type="float">
            <text:p>36,4</text:p>
          </table:table-cell>
          <table:table-cell office:value-type="float" office:value="120.039" calcext:value-type="float">
            <text:p>120,0</text:p>
          </table:table-cell>
          <table:table-cell office:value-type="float" office:value="0.924" calcext:value-type="float">
            <text:p>0,9</text:p>
          </table:table-cell>
          <table:table-cell office:value-type="float" office:value="40.246" calcext:value-type="float">
            <text:p>40,2</text:p>
          </table:table-cell>
          <table:table-cell office:value-type="float" office:value="69.208" calcext:value-type="float">
            <text:p>69,2</text:p>
          </table:table-cell>
          <table:table-cell table:number-columns-repeated="1002"/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6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4" calcext:value-type="float">
            <text:p>4,2</text:p>
          </table:table-cell>
          <table:table-cell office:value-type="float" office:value="23.303" calcext:value-type="float">
            <text:p>23,3</text:p>
          </table:table-cell>
          <table:table-cell office:value-type="float" office:value="74.504" calcext:value-type="float">
            <text:p>74,5</text:p>
          </table:table-cell>
          <table:table-cell office:value-type="float" office:value="74.671" calcext:value-type="float">
            <text:p>74,7</text:p>
          </table:table-cell>
          <table:table-cell office:value-type="float" office:value="372.097" calcext:value-type="float">
            <text:p>372,1</text:p>
          </table:table-cell>
          <table:table-cell office:value-type="float" office:value="382.123" calcext:value-type="float">
            <text:p>382,1</text:p>
          </table:table-cell>
          <table:table-cell table:formula="of:=[.K979]-[.J979]" office:value-type="float" office:value="10.026" calcext:value-type="float">
            <text:p>10,0</text:p>
          </table:table-cell>
          <table:table-cell/>
          <table:table-cell table:formula="of:=[.J979]-[.O979]-[.I979]" office:value-type="float" office:value="24.196" calcext:value-type="float">
            <text:p>24,2</text:p>
          </table:table-cell>
          <table:table-cell table:style-name="Default" office:value-type="float" office:value="273.23" calcext:value-type="float">
            <text:p>273,23</text:p>
          </table:table-cell>
          <table:table-cell table:formula="of:=[.O979]-[.Q979]" office:value-type="float" office:value="10.272" calcext:value-type="float">
            <text:p>10,3</text:p>
          </table:table-cell>
          <table:table-cell office:value-type="float" office:value="262.958" calcext:value-type="float">
            <text:p>263,0</text:p>
          </table:table-cell>
          <table:table-cell table:formula="of:=[.Q979]-[.S979]-[.U979]-[.V979]" office:value-type="float" office:value="11.769" calcext:value-type="float">
            <text:p>11,8</text:p>
          </table:table-cell>
          <table:table-cell office:value-type="float" office:value="106.352" calcext:value-type="float">
            <text:p>106,4</text:p>
          </table:table-cell>
          <table:table-cell office:value-type="float" office:value="0.862" calcext:value-type="float">
            <text:p>0,9</text:p>
          </table:table-cell>
          <table:table-cell office:value-type="float" office:value="53.914" calcext:value-type="float">
            <text:p>53,9</text:p>
          </table:table-cell>
          <table:table-cell office:value-type="float" office:value="90.923" calcext:value-type="float">
            <text:p>90,9</text:p>
          </table:table-cell>
          <table:table-cell table:number-columns-repeated="1002"/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6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31" calcext:value-type="float">
            <text:p>4,2</text:p>
          </table:table-cell>
          <table:table-cell office:value-type="float" office:value="23.579" calcext:value-type="float">
            <text:p>23,6</text:p>
          </table:table-cell>
          <table:table-cell office:value-type="float" office:value="73.059" calcext:value-type="float">
            <text:p>73,1</text:p>
          </table:table-cell>
          <table:table-cell office:value-type="float" office:value="73.155" calcext:value-type="float">
            <text:p>73,2</text:p>
          </table:table-cell>
          <table:table-cell office:value-type="float" office:value="394.692" calcext:value-type="float">
            <text:p>394,7</text:p>
          </table:table-cell>
          <table:table-cell office:value-type="float" office:value="403.949" calcext:value-type="float">
            <text:p>403,9</text:p>
          </table:table-cell>
          <table:table-cell table:formula="of:=[.K980]-[.J980]" office:value-type="float" office:value="9.25700000000001" calcext:value-type="float">
            <text:p>9,3</text:p>
          </table:table-cell>
          <table:table-cell/>
          <table:table-cell table:formula="of:=[.J980]-[.O980]-[.I980]" office:value-type="float" office:value="48.367" calcext:value-type="float">
            <text:p>48,4</text:p>
          </table:table-cell>
          <table:table-cell table:style-name="Default" office:value-type="float" office:value="273.17" calcext:value-type="float">
            <text:p>273,17</text:p>
          </table:table-cell>
          <table:table-cell table:formula="of:=[.O980]-[.Q980]" office:value-type="float" office:value="17.405" calcext:value-type="float">
            <text:p>17,4</text:p>
          </table:table-cell>
          <table:table-cell office:value-type="float" office:value="255.765" calcext:value-type="float">
            <text:p>255,8</text:p>
          </table:table-cell>
          <table:table-cell table:formula="of:=[.Q980]-[.S980]-[.U980]-[.V980]" office:value-type="float" office:value="11.687" calcext:value-type="float">
            <text:p>11,7</text:p>
          </table:table-cell>
          <table:table-cell office:value-type="float" office:value="103.271" calcext:value-type="float">
            <text:p>103,3</text:p>
          </table:table-cell>
          <table:table-cell office:value-type="float" office:value="0.886" calcext:value-type="float">
            <text:p>0,9</text:p>
          </table:table-cell>
          <table:table-cell office:value-type="float" office:value="56.95" calcext:value-type="float">
            <text:p>57,0</text:p>
          </table:table-cell>
          <table:table-cell office:value-type="float" office:value="83.857" calcext:value-type="float">
            <text:p>83,9</text:p>
          </table:table-cell>
          <table:table-cell table:number-columns-repeated="1002"/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6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75" calcext:value-type="float">
            <text:p>4,2</text:p>
          </table:table-cell>
          <table:table-cell office:value-type="float" office:value="23.591" calcext:value-type="float">
            <text:p>23,6</text:p>
          </table:table-cell>
          <table:table-cell office:value-type="float" office:value="74.753" calcext:value-type="float">
            <text:p>74,8</text:p>
          </table:table-cell>
          <table:table-cell office:value-type="float" office:value="74.974" calcext:value-type="float">
            <text:p>75,0</text:p>
          </table:table-cell>
          <table:table-cell office:value-type="float" office:value="393.919" calcext:value-type="float">
            <text:p>393,9</text:p>
          </table:table-cell>
          <table:table-cell office:value-type="float" office:value="403.328" calcext:value-type="float">
            <text:p>403,3</text:p>
          </table:table-cell>
          <table:table-cell table:formula="of:=[.K981]-[.J981]" office:value-type="float" office:value="9.40899999999999" calcext:value-type="float">
            <text:p>9,4</text:p>
          </table:table-cell>
          <table:table-cell/>
          <table:table-cell table:formula="of:=[.J981]-[.O981]-[.I981]" office:value-type="float" office:value="-56.105" calcext:value-type="float">
            <text:p>-56,1</text:p>
          </table:table-cell>
          <table:table-cell table:style-name="Default" office:value-type="float" office:value="375.05" calcext:value-type="float">
            <text:p>375,05</text:p>
          </table:table-cell>
          <table:table-cell table:formula="of:=[.O981]-[.Q981]" office:value-type="float" office:value="14.981" calcext:value-type="float">
            <text:p>15,0</text:p>
          </table:table-cell>
          <table:table-cell office:value-type="float" office:value="360.069" calcext:value-type="float">
            <text:p>360,1</text:p>
          </table:table-cell>
          <table:table-cell table:formula="of:=[.Q981]-[.S981]-[.U981]-[.V981]" office:value-type="float" office:value="53.901" calcext:value-type="float">
            <text:p>53,9</text:p>
          </table:table-cell>
          <table:table-cell office:value-type="float" office:value="103.531" calcext:value-type="float">
            <text:p>103,5</text:p>
          </table:table-cell>
          <table:table-cell office:value-type="float" office:value="53.057" calcext:value-type="float">
            <text:p>53,1</text:p>
          </table:table-cell>
          <table:table-cell office:value-type="float" office:value="56.493" calcext:value-type="float">
            <text:p>56,5</text:p>
          </table:table-cell>
          <table:table-cell office:value-type="float" office:value="146.144" calcext:value-type="float">
            <text:p>146,1</text:p>
          </table:table-cell>
          <table:table-cell table:number-columns-repeated="1002"/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6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2" calcext:value-type="float">
            <text:p>4,1</text:p>
          </table:table-cell>
          <table:table-cell office:value-type="float" office:value="23.11" calcext:value-type="float">
            <text:p>23,1</text:p>
          </table:table-cell>
          <table:table-cell office:value-type="float" office:value="197.479" calcext:value-type="float">
            <text:p>197,5</text:p>
          </table:table-cell>
          <table:table-cell office:value-type="float" office:value="197.659" calcext:value-type="float">
            <text:p>197,7</text:p>
          </table:table-cell>
          <table:table-cell office:value-type="float" office:value="576.83" calcext:value-type="float">
            <text:p>576,8</text:p>
          </table:table-cell>
          <table:table-cell office:value-type="float" office:value="586.445" calcext:value-type="float">
            <text:p>586,4</text:p>
          </table:table-cell>
          <table:table-cell table:formula="of:=[.K982]-[.J982]" office:value-type="float" office:value="9.61500000000001" calcext:value-type="float">
            <text:p>9,6</text:p>
          </table:table-cell>
          <table:table-cell/>
          <table:table-cell table:formula="of:=[.J982]-[.O982]-[.I982]" office:value-type="float" office:value="32.061" calcext:value-type="float">
            <text:p>32,1</text:p>
          </table:table-cell>
          <table:table-cell table:style-name="Default" office:value-type="float" office:value="347.11" calcext:value-type="float">
            <text:p>347,11</text:p>
          </table:table-cell>
          <table:table-cell table:formula="of:=[.O982]-[.Q982]" office:value-type="float" office:value="23.348" calcext:value-type="float">
            <text:p>23,3</text:p>
          </table:table-cell>
          <table:table-cell office:value-type="float" office:value="323.762" calcext:value-type="float">
            <text:p>323,8</text:p>
          </table:table-cell>
          <table:table-cell table:formula="of:=[.Q982]-[.S982]-[.U982]-[.V982]" office:value-type="float" office:value="26.59" calcext:value-type="float">
            <text:p>26,6</text:p>
          </table:table-cell>
          <table:table-cell office:value-type="float" office:value="120.101" calcext:value-type="float">
            <text:p>120,1</text:p>
          </table:table-cell>
          <table:table-cell office:value-type="float" office:value="0.89" calcext:value-type="float">
            <text:p>0,9</text:p>
          </table:table-cell>
          <table:table-cell office:value-type="float" office:value="39.912" calcext:value-type="float">
            <text:p>39,9</text:p>
          </table:table-cell>
          <table:table-cell office:value-type="float" office:value="137.159" calcext:value-type="float">
            <text:p>137,2</text:p>
          </table:table-cell>
          <table:table-cell table:number-columns-repeated="1002"/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6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56" calcext:value-type="float">
            <text:p>4,3</text:p>
          </table:table-cell>
          <table:table-cell office:value-type="float" office:value="23.083" calcext:value-type="float">
            <text:p>23,1</text:p>
          </table:table-cell>
          <table:table-cell office:value-type="float" office:value="73.775" calcext:value-type="float">
            <text:p>73,8</text:p>
          </table:table-cell>
          <table:table-cell office:value-type="float" office:value="73.998" calcext:value-type="float">
            <text:p>74,0</text:p>
          </table:table-cell>
          <table:table-cell office:value-type="float" office:value="377.27" calcext:value-type="float">
            <text:p>377,3</text:p>
          </table:table-cell>
          <table:table-cell office:value-type="float" office:value="386.944" calcext:value-type="float">
            <text:p>386,9</text:p>
          </table:table-cell>
          <table:table-cell table:formula="of:=[.K983]-[.J983]" office:value-type="float" office:value="9.67400000000004" calcext:value-type="float">
            <text:p>9,7</text:p>
          </table:table-cell>
          <table:table-cell/>
          <table:table-cell table:formula="of:=[.J983]-[.O983]-[.I983]" office:value-type="float" office:value="-5.96800000000003" calcext:value-type="float">
            <text:p>-6,0</text:p>
          </table:table-cell>
          <table:table-cell table:style-name="Default" office:value-type="float" office:value="309.24" calcext:value-type="float">
            <text:p>309,24</text:p>
          </table:table-cell>
          <table:table-cell table:formula="of:=[.O983]-[.Q983]" office:value-type="float" office:value="20.978" calcext:value-type="float">
            <text:p>21,0</text:p>
          </table:table-cell>
          <table:table-cell office:value-type="float" office:value="288.262" calcext:value-type="float">
            <text:p>288,3</text:p>
          </table:table-cell>
          <table:table-cell table:formula="of:=[.Q983]-[.S983]-[.U983]-[.V983]" office:value-type="float" office:value="7.77699999999997" calcext:value-type="float">
            <text:p>7,8</text:p>
          </table:table-cell>
          <table:table-cell office:value-type="float" office:value="104.17" calcext:value-type="float">
            <text:p>104,2</text:p>
          </table:table-cell>
          <table:table-cell office:value-type="float" office:value="7.081" calcext:value-type="float">
            <text:p>7,1</text:p>
          </table:table-cell>
          <table:table-cell office:value-type="float" office:value="55.968" calcext:value-type="float">
            <text:p>56,0</text:p>
          </table:table-cell>
          <table:table-cell office:value-type="float" office:value="120.347" calcext:value-type="float">
            <text:p>120,3</text:p>
          </table:table-cell>
          <table:table-cell table:number-columns-repeated="1002"/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6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74" calcext:value-type="float">
            <text:p>4,2</text:p>
          </table:table-cell>
          <table:table-cell office:value-type="float" office:value="23.066" calcext:value-type="float">
            <text:p>23,1</text:p>
          </table:table-cell>
          <table:table-cell office:value-type="float" office:value="84.653" calcext:value-type="float">
            <text:p>84,7</text:p>
          </table:table-cell>
          <table:table-cell office:value-type="float" office:value="84.826" calcext:value-type="float">
            <text:p>84,8</text:p>
          </table:table-cell>
          <table:table-cell office:value-type="float" office:value="451.91" calcext:value-type="float">
            <text:p>451,9</text:p>
          </table:table-cell>
          <table:table-cell office:value-type="float" office:value="462.701" calcext:value-type="float">
            <text:p>462,7</text:p>
          </table:table-cell>
          <table:table-cell table:formula="of:=[.K984]-[.J984]" office:value-type="float" office:value="10.791" calcext:value-type="float">
            <text:p>10,8</text:p>
          </table:table-cell>
          <table:table-cell/>
          <table:table-cell table:formula="of:=[.J984]-[.O984]-[.I984]" office:value-type="float" office:value="59.954" calcext:value-type="float">
            <text:p>60,0</text:p>
          </table:table-cell>
          <table:table-cell table:style-name="Default" office:value-type="float" office:value="307.13" calcext:value-type="float">
            <text:p>307,13</text:p>
          </table:table-cell>
          <table:table-cell table:formula="of:=[.O984]-[.Q984]" office:value-type="float" office:value="21.718" calcext:value-type="float">
            <text:p>21,7</text:p>
          </table:table-cell>
          <table:table-cell office:value-type="float" office:value="285.412" calcext:value-type="float">
            <text:p>285,4</text:p>
          </table:table-cell>
          <table:table-cell table:formula="of:=[.Q984]-[.S984]-[.U984]-[.V984]" office:value-type="float" office:value="5.65799999999999" calcext:value-type="float">
            <text:p>5,7</text:p>
          </table:table-cell>
          <table:table-cell office:value-type="float" office:value="120.479" calcext:value-type="float">
            <text:p>120,5</text:p>
          </table:table-cell>
          <table:table-cell office:value-type="float" office:value="4.938" calcext:value-type="float">
            <text:p>4,9</text:p>
          </table:table-cell>
          <table:table-cell office:value-type="float" office:value="39.185" calcext:value-type="float">
            <text:p>39,2</text:p>
          </table:table-cell>
          <table:table-cell office:value-type="float" office:value="120.09" calcext:value-type="float">
            <text:p>120,1</text:p>
          </table:table-cell>
          <table:table-cell table:number-columns-repeated="1002"/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6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69" calcext:value-type="float">
            <text:p>4,2</text:p>
          </table:table-cell>
          <table:table-cell office:value-type="float" office:value="23.129" calcext:value-type="float">
            <text:p>23,1</text:p>
          </table:table-cell>
          <table:table-cell office:value-type="float" office:value="76.626" calcext:value-type="float">
            <text:p>76,6</text:p>
          </table:table-cell>
          <table:table-cell office:value-type="float" office:value="76.818" calcext:value-type="float">
            <text:p>76,8</text:p>
          </table:table-cell>
          <table:table-cell office:value-type="float" office:value="430.038" calcext:value-type="float">
            <text:p>430,0</text:p>
          </table:table-cell>
          <table:table-cell office:value-type="float" office:value="440.833" calcext:value-type="float">
            <text:p>440,8</text:p>
          </table:table-cell>
          <table:table-cell table:formula="of:=[.K985]-[.J985]" office:value-type="float" office:value="10.795" calcext:value-type="float">
            <text:p>10,8</text:p>
          </table:table-cell>
          <table:table-cell/>
          <table:table-cell table:formula="of:=[.J985]-[.O985]-[.I985]" office:value-type="float" office:value="64.3" calcext:value-type="float">
            <text:p>64,3</text:p>
          </table:table-cell>
          <table:table-cell table:style-name="Default" office:value-type="float" office:value="288.92" calcext:value-type="float">
            <text:p>288,92</text:p>
          </table:table-cell>
          <table:table-cell table:formula="of:=[.O985]-[.Q985]" office:value-type="float" office:value="15.725" calcext:value-type="float">
            <text:p>15,7</text:p>
          </table:table-cell>
          <table:table-cell office:value-type="float" office:value="273.195" calcext:value-type="float">
            <text:p>273,2</text:p>
          </table:table-cell>
          <table:table-cell table:formula="of:=[.Q985]-[.S985]-[.U985]-[.V985]" office:value-type="float" office:value="26.506" calcext:value-type="float">
            <text:p>26,5</text:p>
          </table:table-cell>
          <table:table-cell office:value-type="float" office:value="120.157" calcext:value-type="float">
            <text:p>120,2</text:p>
          </table:table-cell>
          <table:table-cell office:value-type="float" office:value="0.921" calcext:value-type="float">
            <text:p>0,9</text:p>
          </table:table-cell>
          <table:table-cell office:value-type="float" office:value="40.195" calcext:value-type="float">
            <text:p>40,2</text:p>
          </table:table-cell>
          <table:table-cell office:value-type="float" office:value="86.337" calcext:value-type="float">
            <text:p>86,3</text:p>
          </table:table-cell>
          <table:table-cell table:number-columns-repeated="1002"/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6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03" calcext:value-type="float">
            <text:p>4,3</text:p>
          </table:table-cell>
          <table:table-cell office:value-type="float" office:value="23.541" calcext:value-type="float">
            <text:p>23,5</text:p>
          </table:table-cell>
          <table:table-cell office:value-type="float" office:value="73.073" calcext:value-type="float">
            <text:p>73,1</text:p>
          </table:table-cell>
          <table:table-cell office:value-type="float" office:value="73.151" calcext:value-type="float">
            <text:p>73,2</text:p>
          </table:table-cell>
          <table:table-cell office:value-type="float" office:value="454.49" calcext:value-type="float">
            <text:p>454,5</text:p>
          </table:table-cell>
          <table:table-cell office:value-type="float" office:value="464.541" calcext:value-type="float">
            <text:p>464,5</text:p>
          </table:table-cell>
          <table:table-cell table:formula="of:=[.K986]-[.J986]" office:value-type="float" office:value="10.051" calcext:value-type="float">
            <text:p>10,1</text:p>
          </table:table-cell>
          <table:table-cell/>
          <table:table-cell table:formula="of:=[.J986]-[.O986]-[.I986]" office:value-type="float" office:value="114.589" calcext:value-type="float">
            <text:p>114,6</text:p>
          </table:table-cell>
          <table:table-cell table:style-name="Default" office:value-type="float" office:value="266.75" calcext:value-type="float">
            <text:p>266,75</text:p>
          </table:table-cell>
          <table:table-cell table:formula="of:=[.O986]-[.Q986]" office:value-type="float" office:value="11.121" calcext:value-type="float">
            <text:p>11,1</text:p>
          </table:table-cell>
          <table:table-cell office:value-type="float" office:value="255.629" calcext:value-type="float">
            <text:p>255,6</text:p>
          </table:table-cell>
          <table:table-cell table:formula="of:=[.Q986]-[.S986]-[.U986]-[.V986]" office:value-type="float" office:value="5.53699999999996" calcext:value-type="float">
            <text:p>5,5</text:p>
          </table:table-cell>
          <table:table-cell office:value-type="float" office:value="106.837" calcext:value-type="float">
            <text:p>106,8</text:p>
          </table:table-cell>
          <table:table-cell office:value-type="float" office:value="0.781" calcext:value-type="float">
            <text:p>0,8</text:p>
          </table:table-cell>
          <table:table-cell office:value-type="float" office:value="53.436" calcext:value-type="float">
            <text:p>53,4</text:p>
          </table:table-cell>
          <table:table-cell office:value-type="float" office:value="89.819" calcext:value-type="float">
            <text:p>89,8</text:p>
          </table:table-cell>
          <table:table-cell table:number-columns-repeated="1002"/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6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36" calcext:value-type="float">
            <text:p>4,2</text:p>
          </table:table-cell>
          <table:table-cell office:value-type="float" office:value="23.457" calcext:value-type="float">
            <text:p>23,5</text:p>
          </table:table-cell>
          <table:table-cell office:value-type="float" office:value="77.148" calcext:value-type="float">
            <text:p>77,1</text:p>
          </table:table-cell>
          <table:table-cell office:value-type="float" office:value="77.351" calcext:value-type="float">
            <text:p>77,4</text:p>
          </table:table-cell>
          <table:table-cell office:value-type="float" office:value="361.278" calcext:value-type="float">
            <text:p>361,3</text:p>
          </table:table-cell>
          <table:table-cell office:value-type="float" office:value="370.517" calcext:value-type="float">
            <text:p>370,5</text:p>
          </table:table-cell>
          <table:table-cell table:formula="of:=[.K987]-[.J987]" office:value-type="float" office:value="9.23899999999998" calcext:value-type="float">
            <text:p>9,2</text:p>
          </table:table-cell>
          <table:table-cell/>
          <table:table-cell table:formula="of:=[.J987]-[.O987]-[.I987]" office:value-type="float" office:value="-44.143" calcext:value-type="float">
            <text:p>-44,1</text:p>
          </table:table-cell>
          <table:table-cell table:style-name="Default" office:value-type="float" office:value="328.07" calcext:value-type="float">
            <text:p>328,07</text:p>
          </table:table-cell>
          <table:table-cell table:formula="of:=[.O987]-[.Q987]" office:value-type="float" office:value="17.808" calcext:value-type="float">
            <text:p>17,8</text:p>
          </table:table-cell>
          <table:table-cell office:value-type="float" office:value="310.262" calcext:value-type="float">
            <text:p>310,3</text:p>
          </table:table-cell>
          <table:table-cell table:formula="of:=[.Q987]-[.S987]-[.U987]-[.V987]" office:value-type="float" office:value="6.55599999999998" calcext:value-type="float">
            <text:p>6,6</text:p>
          </table:table-cell>
          <table:table-cell office:value-type="float" office:value="120.115" calcext:value-type="float">
            <text:p>120,1</text:p>
          </table:table-cell>
          <table:table-cell office:value-type="float" office:value="0.918" calcext:value-type="float">
            <text:p>0,9</text:p>
          </table:table-cell>
          <table:table-cell office:value-type="float" office:value="40.103" calcext:value-type="float">
            <text:p>40,1</text:p>
          </table:table-cell>
          <table:table-cell office:value-type="float" office:value="143.488" calcext:value-type="float">
            <text:p>143,5</text:p>
          </table:table-cell>
          <table:table-cell table:number-columns-repeated="1002"/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6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42" calcext:value-type="float">
            <text:p>4,2</text:p>
          </table:table-cell>
          <table:table-cell office:value-type="float" office:value="23.29" calcext:value-type="float">
            <text:p>23,3</text:p>
          </table:table-cell>
          <table:table-cell office:value-type="float" office:value="74.741" calcext:value-type="float">
            <text:p>74,7</text:p>
          </table:table-cell>
          <table:table-cell office:value-type="float" office:value="74.907" calcext:value-type="float">
            <text:p>74,9</text:p>
          </table:table-cell>
          <table:table-cell office:value-type="float" office:value="398.067" calcext:value-type="float">
            <text:p>398,1</text:p>
          </table:table-cell>
          <table:table-cell office:value-type="float" office:value="407.091" calcext:value-type="float">
            <text:p>407,1</text:p>
          </table:table-cell>
          <table:table-cell table:formula="of:=[.K988]-[.J988]" office:value-type="float" office:value="9.024" calcext:value-type="float">
            <text:p>9,0</text:p>
          </table:table-cell>
          <table:table-cell/>
          <table:table-cell table:formula="of:=[.J988]-[.O988]-[.I988]" office:value-type="float" office:value="-618.22" calcext:value-type="float">
            <text:p>-618,2</text:p>
          </table:table-cell>
          <table:table-cell table:style-name="Default" office:value-type="float" office:value="941.38" calcext:value-type="float">
            <text:p>941,38</text:p>
          </table:table-cell>
          <table:table-cell table:formula="of:=[.O988]-[.Q988]" office:value-type="float" office:value="35.0839999999999" calcext:value-type="float">
            <text:p>35,1</text:p>
          </table:table-cell>
          <table:table-cell office:value-type="float" office:value="906.296" calcext:value-type="float">
            <text:p>906,3</text:p>
          </table:table-cell>
          <table:table-cell table:formula="of:=[.Q988]-[.S988]-[.U988]-[.V988]" office:value-type="float" office:value="24.4710000000001" calcext:value-type="float">
            <text:p>24,5</text:p>
          </table:table-cell>
          <table:table-cell office:value-type="float" office:value="115.497" calcext:value-type="float">
            <text:p>115,5</text:p>
          </table:table-cell>
          <table:table-cell office:value-type="float" office:value="0.916" calcext:value-type="float">
            <text:p>0,9</text:p>
          </table:table-cell>
          <table:table-cell office:value-type="float" office:value="40.432" calcext:value-type="float">
            <text:p>40,4</text:p>
          </table:table-cell>
          <table:table-cell office:value-type="float" office:value="725.896" calcext:value-type="float">
            <text:p>725,9</text:p>
          </table:table-cell>
          <table:table-cell table:number-columns-repeated="1002"/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6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05" calcext:value-type="float">
            <text:p>4,3</text:p>
          </table:table-cell>
          <table:table-cell office:value-type="float" office:value="23.515" calcext:value-type="float">
            <text:p>23,5</text:p>
          </table:table-cell>
          <table:table-cell office:value-type="float" office:value="93.792" calcext:value-type="float">
            <text:p>93,8</text:p>
          </table:table-cell>
          <table:table-cell office:value-type="float" office:value="94.003" calcext:value-type="float">
            <text:p>94,0</text:p>
          </table:table-cell>
          <table:table-cell office:value-type="float" office:value="416.361" calcext:value-type="float">
            <text:p>416,4</text:p>
          </table:table-cell>
          <table:table-cell office:value-type="float" office:value="426.588" calcext:value-type="float">
            <text:p>426,6</text:p>
          </table:table-cell>
          <table:table-cell table:formula="of:=[.K989]-[.J989]" office:value-type="float" office:value="10.227" calcext:value-type="float">
            <text:p>10,2</text:p>
          </table:table-cell>
          <table:table-cell/>
          <table:table-cell table:formula="of:=[.J989]-[.O989]-[.I989]" office:value-type="float" office:value="11.948" calcext:value-type="float">
            <text:p>11,9</text:p>
          </table:table-cell>
          <table:table-cell table:style-name="Default" office:value-type="float" office:value="310.41" calcext:value-type="float">
            <text:p>310,41</text:p>
          </table:table-cell>
          <table:table-cell table:formula="of:=[.O989]-[.Q989]" office:value-type="float" office:value="20.715" calcext:value-type="float">
            <text:p>20,7</text:p>
          </table:table-cell>
          <table:table-cell office:value-type="float" office:value="289.695" calcext:value-type="float">
            <text:p>289,7</text:p>
          </table:table-cell>
          <table:table-cell table:formula="of:=[.Q989]-[.S989]-[.U989]-[.V989]" office:value-type="float" office:value="8.79200000000002" calcext:value-type="float">
            <text:p>8,8</text:p>
          </table:table-cell>
          <table:table-cell office:value-type="float" office:value="104.123" calcext:value-type="float">
            <text:p>104,1</text:p>
          </table:table-cell>
          <table:table-cell office:value-type="float" office:value="0.914" calcext:value-type="float">
            <text:p>0,9</text:p>
          </table:table-cell>
          <table:table-cell office:value-type="float" office:value="56.159" calcext:value-type="float">
            <text:p>56,2</text:p>
          </table:table-cell>
          <table:table-cell office:value-type="float" office:value="120.621" calcext:value-type="float">
            <text:p>120,6</text:p>
          </table:table-cell>
          <table:table-cell table:number-columns-repeated="1002"/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6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53" calcext:value-type="float">
            <text:p>4,2</text:p>
          </table:table-cell>
          <table:table-cell office:value-type="float" office:value="23.384" calcext:value-type="float">
            <text:p>23,4</text:p>
          </table:table-cell>
          <table:table-cell office:value-type="float" office:value="76.387" calcext:value-type="float">
            <text:p>76,4</text:p>
          </table:table-cell>
          <table:table-cell office:value-type="float" office:value="76.554" calcext:value-type="float">
            <text:p>76,6</text:p>
          </table:table-cell>
          <table:table-cell office:value-type="float" office:value="440.181" calcext:value-type="float">
            <text:p>440,2</text:p>
          </table:table-cell>
          <table:table-cell office:value-type="float" office:value="450.187" calcext:value-type="float">
            <text:p>450,2</text:p>
          </table:table-cell>
          <table:table-cell table:formula="of:=[.K990]-[.J990]" office:value-type="float" office:value="10.006" calcext:value-type="float">
            <text:p>10,0</text:p>
          </table:table-cell>
          <table:table-cell/>
          <table:table-cell table:formula="of:=[.J990]-[.O990]-[.I990]" office:value-type="float" office:value="101.317" calcext:value-type="float">
            <text:p>101,3</text:p>
          </table:table-cell>
          <table:table-cell table:style-name="Default" office:value-type="float" office:value="262.31" calcext:value-type="float">
            <text:p>262,31</text:p>
          </table:table-cell>
          <table:table-cell table:formula="of:=[.O990]-[.Q990]" office:value-type="float" office:value="9.75999999999999" calcext:value-type="float">
            <text:p>9,8</text:p>
          </table:table-cell>
          <table:table-cell office:value-type="float" office:value="252.55" calcext:value-type="float">
            <text:p>252,6</text:p>
          </table:table-cell>
          <table:table-cell table:formula="of:=[.Q990]-[.S990]-[.U990]-[.V990]" office:value-type="float" office:value="1.67700000000001" calcext:value-type="float">
            <text:p>1,7</text:p>
          </table:table-cell>
          <table:table-cell office:value-type="float" office:value="104.785" calcext:value-type="float">
            <text:p>104,8</text:p>
          </table:table-cell>
          <table:table-cell office:value-type="float" office:value="0.958" calcext:value-type="float">
            <text:p>1,0</text:p>
          </table:table-cell>
          <table:table-cell office:value-type="float" office:value="54.917" calcext:value-type="float">
            <text:p>54,9</text:p>
          </table:table-cell>
          <table:table-cell office:value-type="float" office:value="91.171" calcext:value-type="float">
            <text:p>91,2</text:p>
          </table:table-cell>
          <table:table-cell table:number-columns-repeated="1002"/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6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362" calcext:value-type="float">
            <text:p>4,4</text:p>
          </table:table-cell>
          <table:table-cell office:value-type="float" office:value="23.488" calcext:value-type="float">
            <text:p>23,5</text:p>
          </table:table-cell>
          <table:table-cell office:value-type="float" office:value="93.858" calcext:value-type="float">
            <text:p>93,9</text:p>
          </table:table-cell>
          <table:table-cell office:value-type="float" office:value="93.922" calcext:value-type="float">
            <text:p>93,9</text:p>
          </table:table-cell>
          <table:table-cell office:value-type="float" office:value="415.53" calcext:value-type="float">
            <text:p>415,5</text:p>
          </table:table-cell>
          <table:table-cell office:value-type="float" office:value="425.013" calcext:value-type="float">
            <text:p>425,0</text:p>
          </table:table-cell>
          <table:table-cell table:formula="of:=[.K991]-[.J991]" office:value-type="float" office:value="9.483" calcext:value-type="float">
            <text:p>9,5</text:p>
          </table:table-cell>
          <table:table-cell/>
          <table:table-cell table:formula="of:=[.J991]-[.O991]-[.I991]" office:value-type="float" office:value="-25.242" calcext:value-type="float">
            <text:p>-25,2</text:p>
          </table:table-cell>
          <table:table-cell table:style-name="Default" office:value-type="float" office:value="346.85" calcext:value-type="float">
            <text:p>346,85</text:p>
          </table:table-cell>
          <table:table-cell table:formula="of:=[.O991]-[.Q991]" office:value-type="float" office:value="34.017" calcext:value-type="float">
            <text:p>34,0</text:p>
          </table:table-cell>
          <table:table-cell office:value-type="float" office:value="312.833" calcext:value-type="float">
            <text:p>312,8</text:p>
          </table:table-cell>
          <table:table-cell table:formula="of:=[.Q991]-[.S991]-[.U991]-[.V991]" office:value-type="float" office:value="6.81300000000002" calcext:value-type="float">
            <text:p>6,8</text:p>
          </table:table-cell>
          <table:table-cell office:value-type="float" office:value="103.165" calcext:value-type="float">
            <text:p>103,2</text:p>
          </table:table-cell>
          <table:table-cell office:value-type="float" office:value="6.09" calcext:value-type="float">
            <text:p>6,1</text:p>
          </table:table-cell>
          <table:table-cell office:value-type="float" office:value="56.709" calcext:value-type="float">
            <text:p>56,7</text:p>
          </table:table-cell>
          <table:table-cell office:value-type="float" office:value="146.146" calcext:value-type="float">
            <text:p>146,1</text:p>
          </table:table-cell>
          <table:table-cell table:number-columns-repeated="1002"/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6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83" calcext:value-type="float">
            <text:p>4,3</text:p>
          </table:table-cell>
          <table:table-cell office:value-type="float" office:value="23.746" calcext:value-type="float">
            <text:p>23,7</text:p>
          </table:table-cell>
          <table:table-cell office:value-type="float" office:value="88.315" calcext:value-type="float">
            <text:p>88,3</text:p>
          </table:table-cell>
          <table:table-cell office:value-type="float" office:value="88.488" calcext:value-type="float">
            <text:p>88,5</text:p>
          </table:table-cell>
          <table:table-cell office:value-type="float" office:value="402.69" calcext:value-type="float">
            <text:p>402,7</text:p>
          </table:table-cell>
          <table:table-cell office:value-type="float" office:value="412.442" calcext:value-type="float">
            <text:p>412,4</text:p>
          </table:table-cell>
          <table:table-cell table:formula="of:=[.K992]-[.J992]" office:value-type="float" office:value="9.75200000000001" calcext:value-type="float">
            <text:p>9,8</text:p>
          </table:table-cell>
          <table:table-cell/>
          <table:table-cell table:formula="of:=[.J992]-[.O992]-[.I992]" office:value-type="float" office:value="-14.538" calcext:value-type="float">
            <text:p>-14,5</text:p>
          </table:table-cell>
          <table:table-cell table:style-name="Default" office:value-type="float" office:value="328.74" calcext:value-type="float">
            <text:p>328,74</text:p>
          </table:table-cell>
          <table:table-cell table:formula="of:=[.O992]-[.Q992]" office:value-type="float" office:value="19.353" calcext:value-type="float">
            <text:p>19,4</text:p>
          </table:table-cell>
          <table:table-cell office:value-type="float" office:value="309.387" calcext:value-type="float">
            <text:p>309,4</text:p>
          </table:table-cell>
          <table:table-cell table:formula="of:=[.Q992]-[.S992]-[.U992]-[.V992]" office:value-type="float" office:value="7.38999999999999" calcext:value-type="float">
            <text:p>7,4</text:p>
          </table:table-cell>
          <table:table-cell office:value-type="float" office:value="119.64" calcext:value-type="float">
            <text:p>119,6</text:p>
          </table:table-cell>
          <table:table-cell office:value-type="float" office:value="6.735" calcext:value-type="float">
            <text:p>6,7</text:p>
          </table:table-cell>
          <table:table-cell office:value-type="float" office:value="40.11" calcext:value-type="float">
            <text:p>40,1</text:p>
          </table:table-cell>
          <table:table-cell office:value-type="float" office:value="142.247" calcext:value-type="float">
            <text:p>142,2</text:p>
          </table:table-cell>
          <table:table-cell table:number-columns-repeated="1002"/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6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17" calcext:value-type="float">
            <text:p>4,1</text:p>
          </table:table-cell>
          <table:table-cell office:value-type="float" office:value="23.201" calcext:value-type="float">
            <text:p>23,2</text:p>
          </table:table-cell>
          <table:table-cell office:value-type="float" office:value="75.293" calcext:value-type="float">
            <text:p>75,3</text:p>
          </table:table-cell>
          <table:table-cell office:value-type="float" office:value="75.503" calcext:value-type="float">
            <text:p>75,5</text:p>
          </table:table-cell>
          <table:table-cell office:value-type="float" office:value="438.853" calcext:value-type="float">
            <text:p>438,9</text:p>
          </table:table-cell>
          <table:table-cell office:value-type="float" office:value="448.49" calcext:value-type="float">
            <text:p>448,5</text:p>
          </table:table-cell>
          <table:table-cell table:formula="of:=[.K993]-[.J993]" office:value-type="float" office:value="9.637" calcext:value-type="float">
            <text:p>9,6</text:p>
          </table:table-cell>
          <table:table-cell/>
          <table:table-cell table:formula="of:=[.J993]-[.O993]-[.I993]" office:value-type="float" office:value="-197.11" calcext:value-type="float">
            <text:p>-197,1</text:p>
          </table:table-cell>
          <table:table-cell table:style-name="Default" office:value-type="float" office:value="560.46" calcext:value-type="float">
            <text:p>560,46</text:p>
          </table:table-cell>
          <table:table-cell table:formula="of:=[.O993]-[.Q993]" office:value-type="float" office:value="21.052" calcext:value-type="float">
            <text:p>21,1</text:p>
          </table:table-cell>
          <table:table-cell office:value-type="float" office:value="539.408" calcext:value-type="float">
            <text:p>539,4</text:p>
          </table:table-cell>
          <table:table-cell table:formula="of:=[.Q993]-[.S993]-[.U993]-[.V993]" office:value-type="float" office:value="20.572" calcext:value-type="float">
            <text:p>20,6</text:p>
          </table:table-cell>
          <table:table-cell office:value-type="float" office:value="118.437" calcext:value-type="float">
            <text:p>118,4</text:p>
          </table:table-cell>
          <table:table-cell office:value-type="float" office:value="19.154" calcext:value-type="float">
            <text:p>19,2</text:p>
          </table:table-cell>
          <table:table-cell office:value-type="float" office:value="160.267" calcext:value-type="float">
            <text:p>160,3</text:p>
          </table:table-cell>
          <table:table-cell office:value-type="float" office:value="240.132" calcext:value-type="float">
            <text:p>240,1</text:p>
          </table:table-cell>
          <table:table-cell table:number-columns-repeated="1002"/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6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185" calcext:value-type="float">
            <text:p>4,2</text:p>
          </table:table-cell>
          <table:table-cell office:value-type="float" office:value="23.117" calcext:value-type="float">
            <text:p>23,1</text:p>
          </table:table-cell>
          <table:table-cell office:value-type="float" office:value="70.848" calcext:value-type="float">
            <text:p>70,8</text:p>
          </table:table-cell>
          <table:table-cell office:value-type="float" office:value="70.912" calcext:value-type="float">
            <text:p>70,9</text:p>
          </table:table-cell>
          <table:table-cell office:value-type="float" office:value="398.734" calcext:value-type="float">
            <text:p>398,7</text:p>
          </table:table-cell>
          <table:table-cell office:value-type="float" office:value="409.386" calcext:value-type="float">
            <text:p>409,4</text:p>
          </table:table-cell>
          <table:table-cell table:formula="of:=[.K994]-[.J994]" office:value-type="float" office:value="10.652" calcext:value-type="float">
            <text:p>10,7</text:p>
          </table:table-cell>
          <table:table-cell/>
          <table:table-cell table:formula="of:=[.J994]-[.O994]-[.I994]" office:value-type="float" office:value="42.092" calcext:value-type="float">
            <text:p>42,1</text:p>
          </table:table-cell>
          <table:table-cell table:style-name="Default" office:value-type="float" office:value="285.73" calcext:value-type="float">
            <text:p>285,73</text:p>
          </table:table-cell>
          <table:table-cell table:formula="of:=[.O994]-[.Q994]" office:value-type="float" office:value="12.236" calcext:value-type="float">
            <text:p>12,2</text:p>
          </table:table-cell>
          <table:table-cell office:value-type="float" office:value="273.494" calcext:value-type="float">
            <text:p>273,5</text:p>
          </table:table-cell>
          <table:table-cell table:formula="of:=[.Q994]-[.S994]-[.U994]-[.V994]" office:value-type="float" office:value="24.318" calcext:value-type="float">
            <text:p>24,3</text:p>
          </table:table-cell>
          <table:table-cell office:value-type="float" office:value="120.482" calcext:value-type="float">
            <text:p>120,5</text:p>
          </table:table-cell>
          <table:table-cell office:value-type="float" office:value="4.309" calcext:value-type="float">
            <text:p>4,3</text:p>
          </table:table-cell>
          <table:table-cell office:value-type="float" office:value="39.279" calcext:value-type="float">
            <text:p>39,3</text:p>
          </table:table-cell>
          <table:table-cell office:value-type="float" office:value="89.415" calcext:value-type="float">
            <text:p>89,4</text:p>
          </table:table-cell>
          <table:table-cell table:number-columns-repeated="1002"/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9.84.92.67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4.257" calcext:value-type="float">
            <text:p>4,3</text:p>
          </table:table-cell>
          <table:table-cell office:value-type="float" office:value="23.21" calcext:value-type="float">
            <text:p>23,2</text:p>
          </table:table-cell>
          <table:table-cell office:value-type="float" office:value="74.552" calcext:value-type="float">
            <text:p>74,6</text:p>
          </table:table-cell>
          <table:table-cell office:value-type="float" office:value="74.661" calcext:value-type="float">
            <text:p>74,7</text:p>
          </table:table-cell>
          <table:table-cell office:value-type="float" office:value="442.778" calcext:value-type="float">
            <text:p>442,8</text:p>
          </table:table-cell>
          <table:table-cell office:value-type="float" office:value="452.71" calcext:value-type="float">
            <text:p>452,7</text:p>
          </table:table-cell>
          <table:table-cell table:formula="of:=[.K995]-[.J995]" office:value-type="float" office:value="9.93199999999996" calcext:value-type="float">
            <text:p>9,9</text:p>
          </table:table-cell>
          <table:table-cell/>
          <table:table-cell table:formula="of:=[.J995]-[.O995]-[.I995]" office:value-type="float" office:value="-248.923" calcext:value-type="float">
            <text:p>-248,9</text:p>
          </table:table-cell>
          <table:table-cell table:style-name="Default" office:value-type="float" office:value="617.04" calcext:value-type="float">
            <text:p>617,04</text:p>
          </table:table-cell>
          <table:table-cell table:formula="of:=[.O995]-[.Q995]" office:value-type="float" office:value="133.722" calcext:value-type="float">
            <text:p>133,7</text:p>
          </table:table-cell>
          <table:table-cell office:value-type="float" office:value="483.318" calcext:value-type="float">
            <text:p>483,3</text:p>
          </table:table-cell>
          <table:table-cell table:formula="of:=[.Q995]-[.S995]-[.U995]-[.V995]" office:value-type="float" office:value="19.34" calcext:value-type="float">
            <text:p>19,3</text:p>
          </table:table-cell>
          <table:table-cell office:value-type="float" office:value="263.248" calcext:value-type="float">
            <text:p>263,2</text:p>
          </table:table-cell>
          <table:table-cell office:value-type="float" office:value="18.572" calcext:value-type="float">
            <text:p>18,6</text:p>
          </table:table-cell>
          <table:table-cell office:value-type="float" office:value="56.581" calcext:value-type="float">
            <text:p>56,6</text:p>
          </table:table-cell>
          <table:table-cell office:value-type="float" office:value="144.149" calcext:value-type="float">
            <text:p>144,1</text:p>
          </table:table-cell>
          <table:table-cell table:number-columns-repeated="1002"/>
        </table:table-row>
        <table:table-row table:style-name="ro1">
          <table:table-cell table:number-columns-repeated="14"/>
          <table:table-cell table:style-name="Default"/>
          <table:table-cell table:number-columns-repeated="1009"/>
        </table:table-row>
        <table:table-row table:style-name="ro1">
          <table:table-cell table:number-columns-repeated="5"/>
          <table:table-cell table:style-name="Default" table:number-columns-repeated="17"/>
          <table:table-cell table:number-columns-repeated="1002"/>
        </table:table-row>
        <table:table-row table:style-name="ro1" table:number-rows-repeated="104757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 number:grouping="true"/>
    </number:number-style>
    <number:number-style style:name="N108">
      <number:number number:decimal-places="1" loext:min-decimal-places="1" number:min-integer-digits="1"/>
    </number:number-style>
    <number:number-style style:name="N109">
      <number:number number:decimal-places="3" loext:min-decimal-places="3" number:min-integer-digits="1" number:grouping="true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08">00.00.0000</text:date>, <text:time style:data-style-name="N2" text:time-value="21:05:22.45295451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8T17:21:37.553730849</meta:creation-date>
    <dc:date>2019-09-08T21:10:33.314751622</dc:date>
    <meta:editing-duration>PT43M40S</meta:editing-duration>
    <meta:editing-cycles>6</meta:editing-cycles>
    <meta:generator>LibreOffice/6.0.7.3$Linux_X86_64 LibreOffice_project/00m0$Build-3</meta:generator>
    <meta:document-statistic meta:table-count="1" meta:cell-count="2083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7">
      <number:number number:decimal-places="1" loext:min-decimal-places="1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7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107">
      <style:chart-properties chart:link-data-style-to-source="true"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107">
      <style:chart-properties chart:link-data-style-to-source="true" chart:data-label-number="value" chart:data-label-text="false" chart:data-label-symbol="fals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107">
      <style:chart-properties chart:link-data-style-to-source="true" chart:data-label-number="value" chart:data-label-text="false" chart:data-label-symbol="fals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26cm" svg:height="9.005cm" xlink:href=".." xlink:type="simple" chart:class="chart:bar" chart:style-name="ch1">
        <chart:legend chart:legend-position="bottom" svg:x="3.867cm" svg:y="8.406cm" style:legend-expansion="wide" chart:style-name="ch2"/>
        <chart:plot-area chart:style-name="ch3" table:cell-range-address="Sheet1.P4:Sheet1.P4 Sheet1.S4:Sheet1.S4 Sheet1.U4:Sheet1.V4" chart:data-source-has-labels="row" svg:x="0.32cm" svg:y="0.18cm" svg:width="15.386cm" svg:height="7.862cm">
          <chartooo:coordinate-region svg:x="1.418cm" svg:y="0.379cm" svg:width="14.288cm" svg:height="7.46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P4:Sheet1.P4" loext:label-string="other" chart:class="chart:bar">
            <chart:data-point/>
          </chart:series>
          <chart:series chart:style-name="ch8" chart:values-cell-range-address="Sheet1.S4:Sheet1.S4" loext:label-string="fetchtilefromdatabase" chart:class="chart:bar">
            <chart:data-point/>
          </chart:series>
          <chart:series chart:style-name="ch9" chart:values-cell-range-address="Sheet1.U4:Sheet1.U4" loext:label-string="gzip" chart:class="chart:bar">
            <chart:data-point/>
          </chart:series>
          <chart:series chart:style-name="ch10" chart:values-cell-range-address="Sheet1.V4:Sheet1.V4" loext:label-string="putobject" chart:class="chart:bar"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ther</text:p>
              </table:table-cell>
              <table:table-cell office:value-type="string">
                <text:p>fetchtilefromdatabase</text:p>
              </table:table-cell>
              <table:table-cell office:value-type="string">
                <text:p>gzip</text:p>
              </table:table-cell>
              <table:table-cell office:value-type="string">
                <text:p>putobject</text:p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13.5603828282828">
                <text:p>13.5603828282828</text:p>
                <draw:g>
                  <svg:desc>Sheet1.P4:Sheet1.P4</svg:desc>
                </draw:g>
              </table:table-cell>
              <table:table-cell office:value-type="float" office:value="118.004354545455">
                <text:p>118.004354545455</text:p>
                <draw:g>
                  <svg:desc>Sheet1.S4:Sheet1.S4</svg:desc>
                </draw:g>
              </table:table-cell>
              <table:table-cell office:value-type="float" office:value="48.5718414141414">
                <text:p>48.5718414141414</text:p>
                <draw:g>
                  <svg:desc>Sheet1.U4:Sheet1.U4</svg:desc>
                </draw:g>
              </table:table-cell>
              <table:table-cell office:value-type="float" office:value="111.950612121212">
                <text:p>111.950612121212</text:p>
                <draw:g>
                  <svg:desc>Sheet1.V4:Sheet1.V4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